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16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8.047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4.161cm"/>
    </style:style>
    <style:style style:name="co7" style:family="table-column">
      <style:table-column-properties fo:break-before="auto" style:column-width="4.217cm"/>
    </style:style>
    <style:style style:name="co8" style:family="table-column">
      <style:table-column-properties fo:break-before="auto" style:column-width="8.13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9.296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7.131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8.352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4.944cm"/>
    </style:style>
    <style:style style:name="co17" style:family="table-column">
      <style:table-column-properties fo:break-before="auto" style:column-width="10.576cm"/>
    </style:style>
    <style:style style:name="co18" style:family="table-column">
      <style:table-column-properties fo:break-before="auto" style:column-width="3.972cm"/>
    </style:style>
    <style:style style:name="co19" style:family="table-column">
      <style:table-column-properties fo:break-before="auto" style:column-width="4.861cm"/>
    </style:style>
    <style:style style:name="co20" style:family="table-column">
      <style:table-column-properties fo:break-before="auto" style:column-width="2.529cm"/>
    </style:style>
    <style:style style:name="co21" style:family="table-column">
      <style:table-column-properties fo:break-before="auto" style:column-width="8.301cm"/>
    </style:style>
    <style:style style:name="co22" style:family="table-column">
      <style:table-column-properties fo:break-before="auto" style:column-width="3.307cm"/>
    </style:style>
    <style:style style:name="co23" style:family="table-column">
      <style:table-column-properties fo:break-before="auto" style:column-width="4.029cm"/>
    </style:style>
    <style:style style:name="co24" style:family="table-column">
      <style:table-column-properties fo:break-before="auto" style:column-width="5.055cm"/>
    </style:style>
    <style:style style:name="co25" style:family="table-column">
      <style:table-column-properties fo:break-before="auto" style:column-width="4.389cm"/>
    </style:style>
    <style:style style:name="co26" style:family="table-column">
      <style:table-column-properties fo:break-before="auto" style:column-width="3.944cm"/>
    </style:style>
    <style:style style:name="co27" style:family="table-column">
      <style:table-column-properties fo:break-before="auto" style:column-width="4.334cm"/>
    </style:style>
    <style:style style:name="co28" style:family="table-column">
      <style:table-column-properties fo:break-before="auto" style:column-width="3.14cm"/>
    </style:style>
    <style:style style:name="co29" style:family="table-column">
      <style:table-column-properties fo:break-before="auto" style:column-width="4.694cm"/>
    </style:style>
    <style:style style:name="co30" style:family="table-column">
      <style:table-column-properties fo:break-before="auto" style:column-width="4.083cm"/>
    </style:style>
    <style:style style:name="co31" style:family="table-column">
      <style:table-column-properties fo:break-before="auto" style:column-width="21.7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shrink-to-fit="true"/>
    </style:style>
    <style:style style:name="ce4" style:family="table-cell" style:parent-style-name="Default" style:data-style-name="N100">
      <style:table-cell-properties fo:background-color="#00ffff" style:text-align-source="fix" style:repeat-content="false" style:shrink-to-fit="tru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00ffff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#ffd32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00ff"/>
    </style:style>
    <style:style style:name="ce11" style:family="table-cell" style:parent-style-name="Default">
      <style:table-cell-properties fo:background-color="#00ffff"/>
      <style:text-properties style:use-window-font-color="true"/>
    </style:style>
    <style:style style:name="ce12" style:family="table-cell" style:parent-style-name="Default" style:data-style-name="N0">
      <style:table-cell-properties fo:background-color="#ffff00" style:text-align-source="fix" style:repeat-content="false" style:shrink-to-fit="true"/>
      <style:paragraph-properties fo:text-align="center" fo:margin-left="0cm"/>
    </style:style>
    <style:style style:name="ce13" style:family="table-cell" style:parent-style-name="Default" style:data-style-name="N0">
      <style:table-cell-properties fo:background-color="#ff00ff"/>
    </style:style>
    <style:style style:name="ce14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ff" style:shrink-to-fit="true"/>
    </style:style>
    <style:style style:name="ce16" style:family="table-cell" style:parent-style-name="Default">
      <style:table-cell-properties fo:background-color="#00ff00"/>
    </style:style>
    <style:style style:name="ce17" style:family="table-cell" style:parent-style-name="Default">
      <style:table-cell-properties fo:background-color="#ff3333"/>
    </style:style>
    <style:style style:name="ce18" style:family="table-cell" style:parent-style-name="Default">
      <style:table-cell-properties fo:background-color="#eb613d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shrink-to-fit="true"/>
    </style:style>
  </office:automatic-styles>
  <office:body>
    <office:spreadsheet>
      <table:table table:name="To Add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Index</text:p>
          </table:table-cell>
          <table:table-cell table:number-columns-repeated="8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328030005">
            <text:p>328030005</text:p>
          </table:table-cell>
          <table:table-cell office:value-type="string">
            <text:p>QT-CC-20016XX</text:p>
          </table:table-cell>
          <table:table-cell office:value-type="string">
            <text:p>Black Micro-SD to SD Adapter</text:p>
          </table:table-cell>
          <table:table-cell office:value-type="string">
            <text:p>Connector</text:p>
          </table:table-cell>
          <table:table-cell office:value-type="string">
            <text:p>9P-L32mm*W24mm*H2.1mm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formula="of:=INDIRECT(&quot;'SEEED OPL'.H&quot; &amp; ( [.$A2]+ 1) )" office:value-type="string" office:string-value="0.391 ">
            <text:p>0.391 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320040003">
            <text:p>320040003</text:p>
          </table:table-cell>
          <table:table-cell office:value-type="string">
            <text:p>PJ-3536-L6S</text:p>
          </table:table-cell>
          <table:table-cell office:value-type="string">
            <text:p>SMD Audio Jack;3.5mm;4 Degree</text:p>
          </table:table-cell>
          <table:table-cell office:value-type="string">
            <text:p>Connector</text:p>
          </table:table-cell>
          <table:table-cell office:value-type="string">
            <text:p>3.5mm-8P</text:p>
          </table:table-cell>
          <table:table-cell office:value-type="string">
            <text:p>SUNGTECH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320040009">
            <text:p>320040009</text:p>
          </table:table-cell>
          <table:table-cell office:value-type="string">
            <text:p>PJ-393</text:p>
          </table:table-cell>
          <table:table-cell office:value-type="string">
            <text:p>SMD Audio Jack;3.5mm;4 Degree</text:p>
          </table:table-cell>
          <table:table-cell office:value-type="string">
            <text:p>Connector</text:p>
          </table:table-cell>
          <table:table-cell office:value-type="string">
            <text:p>8P-16.4*8.7*5.69mm</text:p>
          </table:table-cell>
          <table:table-cell office:value-type="string">
            <text:p>BS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306010014">
            <text:p>306010014</text:p>
          </table:table-cell>
          <table:table-cell office:value-type="string">
            <text:p>HC-49US <text:s text:c="3"/>16.000MHz </text:p>
          </table:table-cell>
          <table:table-cell office:value-type="string">
            <text:p>DIP Crystal 16MHz-18pF-30ppm-40R</text:p>
          </table:table-cell>
          <table:table-cell office:value-type="string">
            <text:p>Crystal Oscillator </text:p>
          </table:table-cell>
          <table:table-cell office:value-type="string">
            <text:p>HC49/US-H10.85*W4.5*H3.68mm</text:p>
          </table:table-cell>
          <table:table-cell office:value-type="string">
            <text:p>JING PENGYUA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306030005">
            <text:p>306030005</text:p>
          </table:table-cell>
          <table:table-cell office:value-type="string">
            <text:p>CSTCE8M00G15L99-R0</text:p>
          </table:table-cell>
          <table:table-cell office:value-type="string">
            <text:p>SMD Crystal 8MHz-33pF-0.1%</text:p>
          </table:table-cell>
          <table:table-cell office:value-type="string">
            <text:p>Crystal Oscillator </text:p>
          </table:table-cell>
          <table:table-cell office:value-type="string">
            <text:p>W1.3*L3.2*H1.1mm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304020012">
            <text:p>304020012</text:p>
          </table:table-cell>
          <table:table-cell office:value-type="string">
            <text:p>B0540W</text:p>
          </table:table-cell>
          <table:table-cell office:value-type="string">
            <text:p>SMD Diode Schottky 40V-500mA</text:p>
          </table:table-cell>
          <table:table-cell office:value-type="string">
            <text:p>Diode</text:p>
          </table:table-cell>
          <table:table-cell office:value-type="string">
            <text:p>SOD-123</text:p>
          </table:table-cell>
          <table:table-cell office:value-type="string">
            <text:p>JCE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304990003">
            <text:p>304990003</text:p>
          </table:table-cell>
          <table:table-cell office:value-type="string">
            <text:p><text:s/>WS2812B </text:p>
          </table:table-cell>
          <table:table-cell office:value-type="string">
            <text:p>WS2812B RGB LED with Integrated Driver Chip </text:p>
          </table:table-cell>
          <table:table-cell office:value-type="string">
            <text:p>Diode</text:p>
          </table:table-cell>
          <table:table-cell office:value-type="string">
            <text:p><text:s/>5050 </text:p>
          </table:table-cell>
          <table:table-cell office:value-type="string">
            <text:p><text:s/>worldsemi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04080004">
            <text:p>304080004</text:p>
          </table:table-cell>
          <table:table-cell office:value-type="string">
            <text:p>SP400561N</text:p>
          </table:table-cell>
          <table:table-cell office:value-type="string">
            <text:p>LED 10 SEG Gauge Bar</text:p>
          </table:table-cell>
          <table:table-cell office:value-type="string">
            <text:p>Display</text:p>
          </table:table-cell>
          <table:table-cell office:value-type="string">
            <text:p>33.02*15.24mm</text:p>
          </table:table-cell>
          <table:table-cell office:value-type="string">
            <text:p>SP400561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310060021">
            <text:p>310060021</text:p>
          </table:table-cell>
          <table:table-cell office:value-type="string">
            <text:p>ISD1820P</text:p>
          </table:table-cell>
          <table:table-cell office:value-type="string">
            <text:p>DIP IC Audio;Recording time 20S;VCC 3.3V-5V;</text:p>
          </table:table-cell>
          <table:table-cell office:value-type="string">
            <text:p>IC</text:p>
          </table:table-cell>
          <table:table-cell office:value-type="string">
            <text:p>DIP-14</text:p>
          </table:table-cell>
          <table:table-cell office:value-type="string">
            <text:p>ISD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310030028">
            <text:p>310030028</text:p>
          </table:table-cell>
          <table:table-cell office:value-type="string">
            <text:p>LP2950ACZ-3.3/NOPB</text:p>
          </table:table-cell>
          <table:table-cell office:value-type="string">
            <text:p>DIP PMIC;LDO;Vin 2.3-30V;3.3V;Adj;100mA;Without En;1-Ch</text:p>
          </table:table-cell>
          <table:table-cell office:value-type="string">
            <text:p>IC</text:p>
          </table:table-cell>
          <table:table-cell office:value-type="string">
            <text:p><text:s/>TO-92 </text:p>
          </table:table-cell>
          <table:table-cell office:value-type="string">
            <text:p><text:s/>TI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310020007">
            <text:p>310020007</text:p>
          </table:table-cell>
          <table:table-cell office:value-type="string">
            <text:p>LMV358IDGKR</text:p>
          </table:table-cell>
          <table:table-cell office:value-type="string">
            <text:p>SMD IC Amplifier;2-CH;GBW 1MHz;Io 60mA;2.7V-5.5V;±1.35V-2.75V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TI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310060024">
            <text:p>310060024</text:p>
          </table:table-cell>
          <table:table-cell office:value-type="string">
            <text:p>MAX2659ELT</text:p>
          </table:table-cell>
          <table:table-cell office:value-type="string">
            <text:p>SMD IC Amplifier;GPS/GNSS LNA;Gain 20.5dB;Frequency 1G-2GHz;1.6V-3.6V</text:p>
          </table:table-cell>
          <table:table-cell office:value-type="string">
            <text:p>IC</text:p>
          </table:table-cell>
          <table:table-cell office:value-type="string">
            <text:p>UDFN-6(1.5*1.0mm)</text:p>
          </table:table-cell>
          <table:table-cell office:value-type="string">
            <text:p>Maxim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310040027">
            <text:p>310040027</text:p>
          </table:table-cell>
          <table:table-cell office:value-type="string">
            <text:p>TM1637</text:p>
          </table:table-cell>
          <table:table-cell office:value-type="string">
            <text:p>SMD IC Driver;Digital Tube Driver;8Seg*6Bit;Vin 0.5V-7V;Iout 200mA</text:p>
          </table:table-cell>
          <table:table-cell office:value-type="string">
            <text:p>IC</text:p>
          </table:table-cell>
          <table:table-cell office:value-type="string">
            <text:p>20-SOP</text:p>
          </table:table-cell>
          <table:table-cell office:value-type="string">
            <text:p>Titian Mec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310040023">
            <text:p>310040023</text:p>
          </table:table-cell>
          <table:table-cell office:value-type="string">
            <text:p>MY9221</text:p>
          </table:table-cell>
          <table:table-cell office:value-type="string">
            <text:p>SMD IC Driver;LED matrix Driver;12-CH(R/G/B x 4);Vin 3V-5.5V;Iout 3-60mA</text:p>
          </table:table-cell>
          <table:table-cell office:value-type="string">
            <text:p>IC</text:p>
          </table:table-cell>
          <table:table-cell office:value-type="string">
            <text:p>TSSOP-24</text:p>
          </table:table-cell>
          <table:table-cell office:value-type="string">
            <text:p>My-Sem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310040007">
            <text:p>310040007</text:p>
          </table:table-cell>
          <table:table-cell office:value-type="string">
            <text:p>TB6612FNG(O,C8,EL)</text:p>
          </table:table-cell>
          <table:table-cell office:value-type="string">
            <text:p>SMD IC Driver;Motor Driver;2-CH;VM≤6V;Imout 0.8A;VC 3.3V-5V</text:p>
          </table:table-cell>
          <table:table-cell office:value-type="string">
            <text:p>IC</text:p>
          </table:table-cell>
          <table:table-cell office:value-type="string">
            <text:p>SSOP-24</text:p>
          </table:table-cell>
          <table:table-cell office:value-type="string">
            <text:p>Toshib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310050024">
            <text:p>310050024</text:p>
          </table:table-cell>
          <table:table-cell office:value-type="string">
            <text:p>TXB0108PW</text:p>
          </table:table-cell>
          <table:table-cell office:value-type="string">
            <text:p>SMD IC Logic;8-bit noninverting;VCCA 1.2V-3.6V;VCCB 1.65V-5.5V;Iout 50mA</text:p>
          </table:table-cell>
          <table:table-cell office:value-type="string">
            <text:p>IC</text:p>
          </table:table-cell>
          <table:table-cell office:value-type="string">
            <text:p>TSSOP-20</text:p>
          </table:table-cell>
          <table:table-cell office:value-type="string">
            <text:p>T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310010005">
            <text:p>310010005</text:p>
          </table:table-cell>
          <table:table-cell office:value-type="string">
            <text:p>ATMEGA328P-MU</text:p>
          </table:table-cell>
          <table:table-cell office:value-type="string">
            <text:p>SMD IC MCU;AVR;8-Bit;32KB;16MHz;1.8-5.5V</text:p>
          </table:table-cell>
          <table:table-cell office:value-type="string">
            <text:p>IC</text:p>
          </table:table-cell>
          <table:table-cell office:value-type="string">
            <text:p>VFQFN-32</text:p>
          </table:table-cell>
          <table:table-cell office:value-type="string">
            <text:p>Atmel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310010072">
            <text:p>310010072</text:p>
          </table:table-cell>
          <table:table-cell office:value-type="string">
            <text:p>ATMEGA168PA-MU</text:p>
          </table:table-cell>
          <table:table-cell office:value-type="string">
            <text:p>SMD IC MCU;AVR;8-Bit;32KB;16MHz;1.8-5.5V</text:p>
          </table:table-cell>
          <table:table-cell office:value-type="string">
            <text:p>IC</text:p>
          </table:table-cell>
          <table:table-cell office:value-type="string">
            <text:p>QFN-32</text:p>
          </table:table-cell>
          <table:table-cell office:value-type="string">
            <text:p>Atmel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310030033">
            <text:p>310030033</text:p>
          </table:table-cell>
          <table:table-cell office:value-type="string">
            <text:p>LP2985-33DBVR</text:p>
          </table:table-cell>
          <table:table-cell office:value-type="string">
            <text:p>SMD IC PMIC;Vin 2.2V-16V;Vout 3.3V;Iout 150mA;With-EN</text:p>
          </table:table-cell>
          <table:table-cell office:value-type="string">
            <text:p>IC</text:p>
          </table:table-cell>
          <table:table-cell office:value-type="string">
            <text:p>SOT-23-5</text:p>
          </table:table-cell>
          <table:table-cell office:value-type="string">
            <text:p>T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310030092">
            <text:p>310030092</text:p>
          </table:table-cell>
          <table:table-cell office:value-type="string">
            <text:p>ISL97516IUZ-TK</text:p>
          </table:table-cell>
          <table:table-cell office:value-type="string">
            <text:p>SMD IC PMIC;Vin 2.3V-5.5V;Vout up to 25V;Iout 1A;With-EN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Intersil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310030211">
            <text:p>310030211</text:p>
          </table:table-cell>
          <table:table-cell office:value-type="string">
            <text:p>TPS2051BDGN</text:p>
          </table:table-cell>
          <table:table-cell office:value-type="string">
            <text:p>SMD IC PMIC;Vin 2.7V-5.5V;Vout 5V;Iout 500mA;With-EN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Texas Instrument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310030079">
            <text:p>310030079</text:p>
          </table:table-cell>
          <table:table-cell office:value-type="string">
            <text:p>CJ432</text:p>
          </table:table-cell>
          <table:table-cell office:value-type="string">
            <text:p>SMD PMIC;LDO;Vin 18V;Adj;200mA;Without En;1-Ch</text:p>
          </table:table-cell>
          <table:table-cell office:value-type="string">
            <text:p>IC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303030020">
            <text:p>303030020</text:p>
          </table:table-cell>
          <table:table-cell office:value-type="string">
            <text:p>BLM18BD252SN1D</text:p>
          </table:table-cell>
          <table:table-cell office:value-type="string">
            <text:p>SMD Ferrite Bead 2.5k-50mA</text:p>
          </table:table-cell>
          <table:table-cell office:value-type="string">
            <text:p>Induc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303030006">
            <text:p>303030006</text:p>
          </table:table-cell>
          <table:table-cell office:value-type="string">
            <text:p>BLM21PG331SN1D</text:p>
          </table:table-cell>
          <table:table-cell office:value-type="string">
            <text:p>SMD Ferrite Bead 330R-1500mA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303030008">
            <text:p>303030008</text:p>
          </table:table-cell>
          <table:table-cell office:value-type="string">
            <text:p>WLB2012-471T20</text:p>
          </table:table-cell>
          <table:table-cell office:value-type="string">
            <text:p>SMD Ferrite Bead 470R-2A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WELL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303010042">
            <text:p>303010042</text:p>
          </table:table-cell>
          <table:table-cell office:value-type="string">
            <text:p>LQH2MCN100K02L</text:p>
          </table:table-cell>
          <table:table-cell office:value-type="string">
            <text:p>SMD Inductor 10uH-10%-225mA</text:p>
          </table:table-cell>
          <table:table-cell office:value-type="string">
            <text:p>Inductor</text:p>
          </table:table-cell>
          <table:table-cell office:value-type="float" office:value="806">
            <text:p>806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303010027">
            <text:p>303010027</text:p>
          </table:table-cell>
          <table:table-cell office:value-type="string">
            <text:p>LQG15HS15NJ02</text:p>
          </table:table-cell>
          <table:table-cell office:value-type="string">
            <text:p>SMD Inductor 15nH-5%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303010056">
            <text:p>303010056</text:p>
          </table:table-cell>
          <table:table-cell office:value-type="string">
            <text:p>LQG15HS3N3S02D</text:p>
          </table:table-cell>
          <table:table-cell office:value-type="string">
            <text:p>SMD Inductor 3.3nH-0.3nH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303010037">
            <text:p>303010037</text:p>
          </table:table-cell>
          <table:table-cell office:value-type="string">
            <text:p>LQG15HS4N7S02</text:p>
          </table:table-cell>
          <table:table-cell office:value-type="string">
            <text:p>SMD Inductor 4.7nH-0.3nH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303010086">
            <text:p>303010086</text:p>
          </table:table-cell>
          <table:table-cell office:value-type="string">
            <text:p>LQM2MPN2R2MG0</text:p>
          </table:table-cell>
          <table:table-cell office:value-type="string">
            <text:p>SMD Inductor;2.2uH-20%-1.2A 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AVX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304090086">
            <text:p>304090086</text:p>
          </table:table-cell>
          <table:table-cell office:value-type="string">
            <text:p>504RGBW-K</text:p>
          </table:table-cell>
          <table:table-cell office:value-type="string">
            <text:p>DIP LED Vaporous-RGB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04090073">
            <text:p>304090073</text:p>
          </table:table-cell>
          <table:table-cell office:value-type="string">
            <text:p>Y502DC</text:p>
          </table:table-cell>
          <table:table-cell office:value-type="string">
            <text:p>DIP LED Yellow-Yellow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NAGXING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304090061">
            <text:p>304090061</text:p>
          </table:table-cell>
          <table:table-cell office:value-type="string">
            <text:p>EL-17-215/BHC-AN1P2/3T</text:p>
          </table:table-cell>
          <table:table-cell office:value-type="string">
            <text:p>SMD LED Clear-Blue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312030029">
            <text:p>312030029</text:p>
          </table:table-cell>
          <table:table-cell office:value-type="string">
            <text:p>EAO-9745-PFA-C1033-28-008</text:p>
          </table:table-cell>
          <table:table-cell office:value-type="string">
            <text:p>DIP Analog microphone;SN58dB;SPL110dB;50-16KHZ</text:p>
          </table:table-cell>
          <table:table-cell office:value-type="string">
            <text:p>Microphones</text:p>
          </table:table-cell>
          <table:table-cell office:value-type="string">
            <text:p>2P-ROUND-9.7*4.5mm</text:p>
          </table:table-cell>
          <table:table-cell office:value-type="string">
            <text:p>Guangjixing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316030062">
            <text:p>316030062</text:p>
          </table:table-cell>
          <table:table-cell office:value-type="string">
            <text:p>TFK-280SA-22125</text:p>
          </table:table-cell>
          <table:table-cell office:value-type="string">
            <text:p>DC Motor 6V;7500±10%rpm;90mA</text:p>
          </table:table-cell>
          <table:table-cell office:value-type="string">
            <text:p>Motor</text:p>
          </table:table-cell>
          <table:table-cell office:value-type="string">
            <text:p>D30.4*24+2.0mm</text:p>
          </table:table-cell>
          <table:table-cell office:value-type="string">
            <text:p>TT MOTOR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15030009">
            <text:p>315030009</text:p>
          </table:table-cell>
          <table:table-cell office:value-type="string">
            <text:p>HLS8L-DC3V-S-C</text:p>
          </table:table-cell>
          <table:table-cell office:value-type="string">
            <text:p>DIP Power Relay 3V-7A</text:p>
          </table:table-cell>
          <table:table-cell office:value-type="string">
            <text:p>Relay</text:p>
          </table:table-cell>
          <table:table-cell office:value-type="string">
            <text:p>5P-L19.0*W15.0*H15.0mm</text:p>
          </table:table-cell>
          <table:table-cell office:value-type="string">
            <text:p>HELISHU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314110002">
            <text:p>314110002</text:p>
          </table:table-cell>
          <table:table-cell office:value-type="float" office:value="0">
            <text:p>0</text:p>
          </table:table-cell>
          <table:table-cell office:value-type="string">
            <text:p>DIP Thermistor-503;2P-2.54</text:p>
          </table:table-cell>
          <table:table-cell office:value-type="string">
            <text:p>Resistor</text:p>
          </table:table-cell>
          <table:table-cell office:value-type="string">
            <text:p>2P-2.54</text:p>
          </table:table-cell>
          <table:table-cell office:value-type="string">
            <text:p>Shuoy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301040007">
            <text:p>301040007</text:p>
          </table:table-cell>
          <table:table-cell office:value-type="string">
            <text:p>3386U-103</text:p>
          </table:table-cell>
          <table:table-cell office:value-type="string">
            <text:p>DIP VR Top Adj 10k</text:p>
          </table:table-cell>
          <table:table-cell office:value-type="string">
            <text:p>Resistor</text:p>
          </table:table-cell>
          <table:table-cell office:value-type="string">
            <text:p>3P-2.54-L9.5*W9.5*H5.0mm</text:p>
          </table:table-cell>
          <table:table-cell office:value-type="string">
            <text:p>BS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301010291">
            <text:p>301010291</text:p>
          </table:table-cell>
          <table:table-cell office:value-type="string">
            <text:p>RC0603JR-071KL</text:p>
          </table:table-cell>
          <table:table-cell office:value-type="string">
            <text:p>SMD RES 1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;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314110001">
            <text:p>314110001</text:p>
          </table:table-cell>
          <table:table-cell office:value-type="string">
            <text:p>NCP18WF104F03RC</text:p>
          </table:table-cell>
          <table:table-cell office:value-type="string">
            <text:p>SMD RES Thermistor NTC 100K-1%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01040022">
            <text:p>301040022</text:p>
          </table:table-cell>
          <table:table-cell office:value-type="string">
            <text:p>WH09-2-103</text:p>
          </table:table-cell>
          <table:table-cell office:value-type="string">
            <text:p>DIP VR Top Adj 10k;</text:p>
          </table:table-cell>
          <table:table-cell office:value-type="string">
            <text:p>Resistor </text:p>
          </table:table-cell>
          <table:table-cell office:value-type="string">
            <text:p>3P-2.5-L20</text:p>
          </table:table-cell>
          <table:table-cell office:value-type="string">
            <text:p>BAISIT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float" office:value="184">
            <text:p>184</text:p>
          </table:table-cell>
          <table:table-cell office:value-type="float" office:value="301040014">
            <text:p>301040014</text:p>
          </table:table-cell>
          <table:table-cell office:value-type="string">
            <text:p>SX3362P</text:p>
          </table:table-cell>
          <table:table-cell office:value-type="string">
            <text:p>DIP VR Top Adj 1K-3362P</text:p>
          </table:table-cell>
          <table:table-cell office:value-type="string">
            <text:p>Resistor </text:p>
          </table:table-cell>
          <table:table-cell office:value-type="string">
            <text:p>3P-L7.0*W7.0*H5.0mm</text:p>
          </table:table-cell>
          <table:table-cell office:value-type="string">
            <text:p>BEST</text:p>
          </table:table-cell>
          <table:table-cell office:value-type="string">
            <text:p>http://www.seeedstudio.com/wiki/images/a/a6/301040009.pdf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26080011">
            <text:p>326080011</text:p>
          </table:table-cell>
          <table:table-cell office:value-type="string">
            <text:p>R2064</text:p>
          </table:table-cell>
          <table:table-cell office:value-type="string">
            <text:p>Rivet;Black-Plastic-R2064</text:p>
          </table:table-cell>
          <table:table-cell office:value-type="string">
            <text:p>Rivets</text:p>
          </table:table-cell>
          <table:table-cell office:value-type="string">
            <text:p>R2064</text:p>
          </table:table-cell>
          <table:table-cell office:value-type="string">
            <text:p>HKWASI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26080002">
            <text:p>326080002</text:p>
          </table:table-cell>
          <table:table-cell office:value-type="string">
            <text:p>R3075</text:p>
          </table:table-cell>
          <table:table-cell office:value-type="string">
            <text:p>Rivet;Black-Plastic-R3075</text:p>
          </table:table-cell>
          <table:table-cell office:value-type="string">
            <text:p>Rivets</text:p>
          </table:table-cell>
          <table:table-cell office:value-type="string">
            <text:p>R3075</text:p>
          </table:table-cell>
          <table:table-cell office:value-type="string">
            <text:p>HKWASI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26010010">
            <text:p>326010010</text:p>
          </table:table-cell>
          <table:table-cell office:value-type="string">
            <text:p>PM3*6</text:p>
          </table:table-cell>
          <table:table-cell office:value-type="string">
            <text:p>Screw;Silver-cross-round head</text:p>
          </table:table-cell>
          <table:table-cell office:value-type="string">
            <text:p>Screw</text:p>
          </table:table-cell>
          <table:table-cell office:value-type="string">
            <text:p>PM3.0*H6.0mm</text:p>
          </table:table-cell>
          <table:table-cell office:value-type="string">
            <text:p>Q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326010014">
            <text:p>326010014</text:p>
          </table:table-cell>
          <table:table-cell office:value-type="string">
            <text:p>PM3*5</text:p>
          </table:table-cell>
          <table:table-cell office:value-type="string">
            <text:p>Screw;Silver-cross-round head</text:p>
          </table:table-cell>
          <table:table-cell office:value-type="string">
            <text:p>Screw</text:p>
          </table:table-cell>
          <table:table-cell office:value-type="string">
            <text:p>PM3.0*H5.0mm</text:p>
          </table:table-cell>
          <table:table-cell office:value-type="string">
            <text:p>Q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14010011">
            <text:p>314010011</text:p>
          </table:table-cell>
          <table:table-cell office:value-type="string">
            <text:p>TMP36</text:p>
          </table:table-cell>
          <table:table-cell office:value-type="string">
            <text:p>DIP Low Voltage Temperature Sensor</text:p>
          </table:table-cell>
          <table:table-cell office:value-type="string">
            <text:p>Sensor</text:p>
          </table:table-cell>
          <table:table-cell office:value-type="string">
            <text:p>TO-92-3</text:p>
          </table:table-cell>
          <table:table-cell office:value-type="string">
            <text:p>Analog Devices Inc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314020022">
            <text:p>314020022</text:p>
          </table:table-cell>
          <table:table-cell office:value-type="string">
            <text:p>LTH1550-01</text:p>
          </table:table-cell>
          <table:table-cell office:value-type="string">
            <text:p>DIP Optical Sensor</text:p>
          </table:table-cell>
          <table:table-cell office:value-type="string">
            <text:p>Sensor</text:p>
          </table:table-cell>
          <table:table-cell office:value-type="string">
            <text:p>4P-L8.7*W4.5*H5.8mm</text:p>
          </table:table-cell>
          <table:table-cell office:value-type="string">
            <text:p>Lite-On Technology Corporation</text:p>
          </table:table-cell>
          <table:table-cell office:value-type="string">
            <text:p>http://www.seeedstudio.com/wiki/images/8/89/305010013.pdf</text:p>
          </table:table-cell>
          <table:table-cell/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314070001">
            <text:p>314070001</text:p>
          </table:table-cell>
          <table:table-cell office:value-type="float" office:value="1002794">
            <text:p>1002794</text:p>
          </table:table-cell>
          <table:table-cell office:value-type="string">
            <text:p>DIP Piezo Vibration Sensor</text:p>
          </table:table-cell>
          <table:table-cell office:value-type="string">
            <text:p>Sensor</text:p>
          </table:table-cell>
          <table:table-cell office:value-type="string">
            <text:p>L25.0*W15.0*H1.0</text:p>
          </table:table-cell>
          <table:table-cell office:value-type="string">
            <text:p>MEA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314990002">
            <text:p>314990002</text:p>
          </table:table-cell>
          <table:table-cell office:value-type="string">
            <text:p>LHI778</text:p>
          </table:table-cell>
          <table:table-cell office:value-type="string">
            <text:p>DIP PIR Motion Sensor</text:p>
          </table:table-cell>
          <table:table-cell office:value-type="string">
            <text:p>Sensor</text:p>
          </table:table-cell>
          <table:table-cell office:value-type="string">
            <text:p>3P-D8.1X4.2Hmm</text:p>
          </table:table-cell>
          <table:table-cell office:value-type="string">
            <text:p>PreKinElmer</text:p>
          </table:table-cell>
          <table:table-cell office:value-type="string">
            <text:p>http://www.seeedstudio.com/wiki/images/6/66/314990002.pdf</text:p>
          </table:table-cell>
          <table:table-cell/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314020017">
            <text:p>314020017</text:p>
          </table:table-cell>
          <table:table-cell office:value-type="string">
            <text:p>Photoresistor-5528</text:p>
          </table:table-cell>
          <table:table-cell office:value-type="string">
            <text:p>DIP RES Photoresistor 10K;2P-3.0</text:p>
          </table:table-cell>
          <table:table-cell office:value-type="string">
            <text:p>Sensor</text:p>
          </table:table-cell>
          <table:table-cell office:value-type="string">
            <text:p>2P-3.0</text:p>
          </table:table-cell>
          <table:table-cell office:value-type="string">
            <text:p>Keyu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314010001">
            <text:p>314010001</text:p>
          </table:table-cell>
          <table:table-cell office:value-type="string">
            <text:p>AM2302</text:p>
          </table:table-cell>
          <table:table-cell office:value-type="string">
            <text:p>DIP Tem-Hum Sensor</text:p>
          </table:table-cell>
          <table:table-cell office:value-type="string">
            <text:p>Sensor</text:p>
          </table:table-cell>
          <table:table-cell office:value-type="string">
            <text:p>4P-2.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314010000">
            <text:p>314010000</text:p>
          </table:table-cell>
          <table:table-cell office:value-type="string">
            <text:p>DHT11</text:p>
          </table:table-cell>
          <table:table-cell office:value-type="string">
            <text:p>DIP Tem-Hum Sensor</text:p>
          </table:table-cell>
          <table:table-cell office:value-type="string">
            <text:p>Sensor</text:p>
          </table:table-cell>
          <table:table-cell office:value-type="string">
            <text:p>4P-2.54-L15.5*W12.0*H5.5m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314040002">
            <text:p>314040002</text:p>
          </table:table-cell>
          <table:table-cell office:value-type="string">
            <text:p>HMC5883L</text:p>
          </table:table-cell>
          <table:table-cell office:value-type="string">
            <text:p>SMD 3-Axis Magnetic Sensor</text:p>
          </table:table-cell>
          <table:table-cell office:value-type="string">
            <text:p>Sensor</text:p>
          </table:table-cell>
          <table:table-cell office:value-type="string">
            <text:p>QFN-16</text:p>
          </table:table-cell>
          <table:table-cell office:value-type="string">
            <text:p>Honeywell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314990005">
            <text:p>314990005</text:p>
          </table:table-cell>
          <table:table-cell office:value-type="string">
            <text:p>MPU-9250</text:p>
          </table:table-cell>
          <table:table-cell office:value-type="string">
            <text:p>SMD 9-Axis Gyroscope/Accelerometer/Magnetometer Sensor</text:p>
          </table:table-cell>
          <table:table-cell office:value-type="string">
            <text:p>Sensor</text:p>
          </table:table-cell>
          <table:table-cell office:value-type="string">
            <text:p>QFN-24</text:p>
          </table:table-cell>
          <table:table-cell office:value-type="string">
            <text:p>InvenSens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314080009">
            <text:p>314080009</text:p>
          </table:table-cell>
          <table:table-cell office:value-type="string">
            <text:p>MMA7660FCR1</text:p>
          </table:table-cell>
          <table:table-cell office:value-type="string">
            <text:p>SMD Digital 3-Axis-Accelerometers Sensor;±16g</text:p>
          </table:table-cell>
          <table:table-cell office:value-type="string">
            <text:p>Sensor</text:p>
          </table:table-cell>
          <table:table-cell office:value-type="string">
            <text:p>DFN-10</text:p>
          </table:table-cell>
          <table:table-cell office:value-type="string">
            <text:p>Freescale Semiconductor 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19">
            <text:p>219</text:p>
          </table:table-cell>
          <table:table-cell office:value-type="float" office:value="314020020">
            <text:p>314020020</text:p>
          </table:table-cell>
          <table:table-cell office:value-type="string">
            <text:p>TM2291</text:p>
          </table:table-cell>
          <table:table-cell office:value-type="string">
            <text:p>SMD IC Sensor;PIR Motion Sensor processor;3V-5V</text:p>
          </table:table-cell>
          <table:table-cell office:value-type="string">
            <text:p>Sensor</text:p>
          </table:table-cell>
          <table:table-cell office:value-type="string">
            <text:p>SOP-16</text:p>
          </table:table-cell>
          <table:table-cell office:value-type="string">
            <text:p>Titanmec</text:p>
          </table:table-cell>
          <table:table-cell office:value-type="string">
            <text:p>datasheet 是中文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14020026">
            <text:p>314020026</text:p>
          </table:table-cell>
          <table:table-cell office:value-type="string">
            <text:p>GUVA-S12SD</text:p>
          </table:table-cell>
          <table:table-cell office:value-type="string">
            <text:p>SMD UV Sensor</text:p>
          </table:table-cell>
          <table:table-cell office:value-type="string">
            <text:p>Sensor</text:p>
          </table:table-cell>
          <table:table-cell office:value-type="string">
            <text:p>SMD3528</text:p>
          </table:table-cell>
          <table:table-cell office:value-type="string">
            <text:p>GENICOM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311100000">
            <text:p>311100000</text:p>
          </table:table-cell>
          <table:table-cell office:value-type="string">
            <text:p>SW-200D</text:p>
          </table:table-cell>
          <table:table-cell office:value-type="string">
            <text:p>DIP Tilt Switch</text:p>
          </table:table-cell>
          <table:table-cell office:value-type="string">
            <text:p>Switch</text:p>
          </table:table-cell>
          <table:table-cell office:value-type="string">
            <text:p>2P-L12.0*W3.6mm</text:p>
          </table:table-cell>
          <table:table-cell office:value-type="string">
            <text:p>QH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11030004">
            <text:p>311030004</text:p>
          </table:table-cell>
          <table:table-cell office:value-type="float" office:value="0">
            <text:p>0</text:p>
          </table:table-cell>
          <table:table-cell office:value-type="string">
            <text:p>DIP Toggle Switch;SPDT;200gf</text:p>
          </table:table-cell>
          <table:table-cell office:value-type="string">
            <text:p>Switch</text:p>
          </table:table-cell>
          <table:table-cell office:value-type="string">
            <text:p>6P-2.54-L9.0*W3.5*H3.2m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11030008">
            <text:p>311030008</text:p>
          </table:table-cell>
          <table:table-cell office:value-type="string">
            <text:p>3P-2.0-90D-REINFORCE;</text:p>
          </table:table-cell>
          <table:table-cell office:value-type="string">
            <text:p>DIP Toggle Switch;SPST;250gf</text:p>
          </table:table-cell>
          <table:table-cell office:value-type="string">
            <text:p>Switch</text:p>
          </table:table-cell>
          <table:table-cell office:value-type="string">
            <text:p>3P-L8.7*W4.7*H8.4+4mm</text:p>
          </table:table-cell>
          <table:table-cell office:value-type="string">
            <text:p>DY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311020045">
            <text:p>311020045</text:p>
          </table:table-cell>
          <table:table-cell office:value-type="string">
            <text:p>DHT-4235A</text:p>
          </table:table-cell>
          <table:table-cell office:value-type="string">
            <text:p>SMD Button ;SPST;160gf</text:p>
          </table:table-cell>
          <table:table-cell office:value-type="string">
            <text:p>Switch</text:p>
          </table:table-cell>
          <table:table-cell office:value-type="string">
            <text:p>Black-4P-L4.7*W3.5*H2.5</text:p>
          </table:table-cell>
          <table:table-cell office:value-type="string">
            <text:p>D.O Electronic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311020047">
            <text:p>311020047</text:p>
          </table:table-cell>
          <table:table-cell office:value-type="string">
            <text:p>B3U-1000P-2P-SMD</text:p>
          </table:table-cell>
          <table:table-cell office:value-type="string">
            <text:p>SMD Button;153gf</text:p>
          </table:table-cell>
          <table:table-cell office:value-type="string">
            <text:p>Switch</text:p>
          </table:table-cell>
          <table:table-cell office:value-type="string">
            <text:p>L3.0*W2.5*H1.2+0.4mm</text:p>
          </table:table-cell>
          <table:table-cell office:value-type="string">
            <text:p>omr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311020017">
            <text:p>311020017</text:p>
          </table:table-cell>
          <table:table-cell office:value-type="string">
            <text:p>SKQGADE010</text:p>
          </table:table-cell>
          <table:table-cell office:value-type="string">
            <text:p>SMD Button;260gf</text:p>
          </table:table-cell>
          <table:table-cell office:value-type="string">
            <text:p>Switch</text:p>
          </table:table-cell>
          <table:table-cell office:value-type="string">
            <text:p>4P-L5.2*W5.2*H1.5mm</text:p>
          </table:table-cell>
          <table:table-cell office:value-type="string">
            <text:p>ALP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11030005">
            <text:p>311030005</text:p>
          </table:table-cell>
          <table:table-cell office:value-type="float" office:value="0">
            <text:p>0</text:p>
          </table:table-cell>
          <table:table-cell office:value-type="string">
            <text:p>SMD Switch ;SPDT;150gf</text:p>
          </table:table-cell>
          <table:table-cell office:value-type="string">
            <text:p>Switch</text:p>
          </table:table-cell>
          <table:table-cell office:value-type="string">
            <text:p>6P-2.54-L7.0*W3.5*H1.5m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11030001">
            <text:p>311030001</text:p>
          </table:table-cell>
          <table:table-cell office:value-type="string">
            <text:p>MK-12C02 G1.5</text:p>
          </table:table-cell>
          <table:table-cell office:value-type="string">
            <text:p>SMD Switch ;SPST;150gf</text:p>
          </table:table-cell>
          <table:table-cell office:value-type="string">
            <text:p>Switch</text:p>
          </table:table-cell>
          <table:table-cell office:value-type="string">
            <text:p>7P-L6.7*W2.7*H3.2mm</text:p>
          </table:table-cell>
          <table:table-cell office:value-type="string">
            <text:p>DY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05030059">
            <text:p>305030059</text:p>
          </table:table-cell>
          <table:table-cell office:value-type="string">
            <text:p>IRF520NPBF</text:p>
          </table:table-cell>
          <table:table-cell office:value-type="string">
            <text:p>DIP MOSFET N-CH 100V 9.7A</text:p>
          </table:table-cell>
          <table:table-cell office:value-type="string">
            <text:p>Transistor</text:p>
          </table:table-cell>
          <table:table-cell office:value-type="string">
            <text:p>TO-220-3</text:p>
          </table:table-cell>
          <table:table-cell office:value-type="string">
            <text:p>IR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305030000">
            <text:p>305030000</text:p>
          </table:table-cell>
          <table:table-cell office:value-type="string">
            <text:p>BSS138W-7-F</text:p>
          </table:table-cell>
          <table:table-cell office:value-type="string">
            <text:p>SMD MOSFET N-CH 50V 200mA</text:p>
          </table:table-cell>
          <table:table-cell office:value-type="string">
            <text:p>Transistor</text:p>
          </table:table-cell>
          <table:table-cell office:value-type="string">
            <text:p>SOT-323-3</text:p>
          </table:table-cell>
          <table:table-cell office:value-type="string">
            <text:p>Diodes Inc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305030010">
            <text:p>305030010</text:p>
          </table:table-cell>
          <table:table-cell office:value-type="string">
            <text:p>NCE3407A</text:p>
          </table:table-cell>
          <table:table-cell office:value-type="string">
            <text:p>SMD MOSFET P-CH 30V 4.3A</text:p>
          </table:table-cell>
          <table:table-cell office:value-type="string">
            <text:p>Transistor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305020002">
            <text:p>305020002</text:p>
          </table:table-cell>
          <table:table-cell office:value-type="string">
            <text:p>MMBT3906LT3G</text:p>
          </table:table-cell>
          <table:table-cell office:value-type="string">
            <text:p>SMD Transistors PNP 40V 200mA</text:p>
          </table:table-cell>
          <table:table-cell office:value-type="string">
            <text:p>Transistor</text:p>
          </table:table-cell>
          <table:table-cell office:value-type="string">
            <text:p>SOT-23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305030075">
            <text:p>305030075</text:p>
          </table:table-cell>
          <table:table-cell office:value-type="string">
            <text:p>SSM3J328R,LF</text:p>
          </table:table-cell>
          <table:table-cell office:value-type="string">
            <text:p>SMD MOSFET P-CH 20V 6A</text:p>
          </table:table-cell>
          <table:table-cell office:value-type="string">
            <text:p>Transistor </text:p>
          </table:table-cell>
          <table:table-cell office:value-type="string">
            <text:p>SOT-23F</text:p>
          </table:table-cell>
          <table:table-cell office:value-type="string">
            <text:p>Toshiba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New Product adding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OMP Adding New Product Worksheet</text:p>
          </table:table-cell>
          <table:table-cell table:number-columns-repeated="1022"/>
        </table:table-row>
        <table:table-row table:style-name="ro1">
          <table:table-cell table:number-columns-repeated="15"/>
          <table:table-cell office:value-type="string">
            <text:p>&lt;xml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&lt;newOOMP&gt;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string">
            <text:p>OOMP</text:p>
          </table:table-cell>
          <table:table-cell table:number-columns-repeated="13"/>
          <table:table-cell office:value-type="string">
            <text:p>&lt;oompVersion&gt;98&lt;/oompVersion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Value</text:p>
          </table:table-cell>
          <table:table-cell/>
          <table:table-cell office:value-type="string">
            <text:p>ID</text:p>
          </table:table-cell>
          <table:table-cell table:number-columns-repeated="4"/>
          <table:table-cell office:value-type="string">
            <text:p>SKU:313080037</text:p>
          </table:table-cell>
          <table:table-cell office:value-type="string">
            <text:p><text:s/>USB Power Adapter;5V/1A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(THREE)</text:p>
          </table:table-cell>
          <table:table-cell office:value-type="string">
            <text:p>oompType</text:p>
          </table:table-cell>
          <table:table-cell table:style-name="ce5" office:value-type="string">
            <text:p>LEDS</text:p>
          </table:table-cell>
          <table:table-cell/>
          <table:table-cell table:style-name="ce2" table:formula="of:=[.C7]&amp;&quot;-&quot;&amp;[.C8]&amp;&quot;-&quot;&amp;[.C9]&amp;&quot;-&quot;&amp;[.C10]&amp;&quot;-&quot;&amp;[.C11]" office:value-type="string" office:string-value="LEDS-0805-L-STAN-01">
            <text:p>LEDS-0805-L-STAN-01</text:p>
          </table:table-cell>
          <table:table-cell table:number-columns-repeated="4"/>
          <table:table-cell office:value-type="string">
            <text:p>Manufacturer:PENGSHENGYE</text:p>
          </table:table-cell>
          <table:table-cell office:value-type="string">
            <text:p><text:s/>Manufacturer part number:SAP050100CN-C</text:p>
          </table:table-cell>
          <table:table-cell table:number-columns-repeated="4"/>
          <table:table-cell office:value-type="string">
            <text:p>&lt;com&gt;IMPORTANT ALL MUST BE FILLED&lt;/com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ompSize</text:p>
          </table:table-cell>
          <table:table-cell table:style-name="ce5" office:value-type="string">
            <text:p>0805</text:p>
          </table:table-cell>
          <table:table-cell table:number-columns-repeated="6"/>
          <table:table-cell office:value-type="string">
            <text:p>Package:2P-Black-5V-1A(3C)</text:p>
          </table:table-cell>
          <table:table-cell table:number-columns-repeated="5"/>
          <table:table-cell table:formula="of:=&quot;&lt;oompType&gt;&quot;&amp;[.C7]&amp;&quot;&lt;/oompType&gt;&quot;" office:value-type="string" office:string-value="&lt;oompType&gt;LEDS&lt;/oompType&gt;">
            <text:p>&lt;oompType&gt;LEDS&lt;/oompType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ompColor</text:p>
          </table:table-cell>
          <table:table-cell table:style-name="ce5" office:value-type="string">
            <text:p>L</text:p>
          </table:table-cell>
          <table:table-cell table:number-columns-repeated="6"/>
          <table:table-cell office:value-type="string">
            <text:p>Datasheet »</text:p>
          </table:table-cell>
          <table:table-cell table:number-columns-repeated="5"/>
          <table:table-cell table:formula="of:=&quot;&lt;oompSize&gt;&quot;&amp;[.C8]&amp;&quot;&lt;/oompSize&gt;&quot;" office:value-type="string" office:string-value="&lt;oompSize&gt;0805&lt;/oompSize&gt;">
            <text:p>&lt;oompSize&gt;0805&lt;/oompSize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ompDesc</text:p>
          </table:table-cell>
          <table:table-cell table:style-name="ce6" office:value-type="string">
            <text:p>STAN</text:p>
          </table:table-cell>
          <table:table-cell table:formula="of:=[.G39]" office:value-type="string" office:string-value="001D">
            <text:p>001D</text:p>
          </table:table-cell>
          <table:table-cell table:number-columns-repeated="11"/>
          <table:table-cell table:formula="of:=&quot;&lt;oompColor&gt;&quot;&amp;[.C9]&amp;&quot;&lt;/oompColor&gt;&quot;" office:value-type="string" office:string-value="&lt;oompColor&gt;L&lt;/oompColor&gt;">
            <text:p>&lt;oompColor&gt;L&lt;/oompColor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ompIndex</text:p>
          </table:table-cell>
          <table:table-cell table:style-name="ce5" office:value-type="string">
            <text:p>01</text:p>
          </table:table-cell>
          <table:table-cell table:number-columns-repeated="12"/>
          <table:table-cell table:formula="of:=&quot;&lt;oompDesc&gt;&quot;&amp;[.C10]&amp;&quot;&lt;/oompDesc&gt;&quot;" office:value-type="string" office:string-value="&lt;oompDesc&gt;STAN&lt;/oompDesc&gt;">
            <text:p>&lt;oompDesc&gt;STAN&lt;/oompDesc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"/>
          <table:table-cell table:number-columns-repeated="12"/>
          <table:table-cell table:formula="of:=&quot;&lt;oompIndex&gt;&quot;&amp;[.C11]&amp;&quot;&lt;/oompIndex&gt;&quot;" office:value-type="string" office:string-value="&lt;oompIndex&gt;01&lt;/oompIndex&gt;">
            <text:p>&lt;oompIndex&gt;01&lt;/oompIndex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ompSort</text:p>
          </table:table-cell>
          <table:table-cell table:style-name="ce6" table:formula="of:=[.D13]" office:value-type="string" office:string-value="LEDS0805STAN">
            <text:p>LEDS0805STAN</text:p>
          </table:table-cell>
          <table:table-cell table:formula="of:=[.C7] &amp; [.C8] &amp; [.C10]" office:value-type="string" office:string-value="LEDS0805STAN">
            <text:p>LEDS0805STAN</text:p>
          </table:table-cell>
          <table:table-cell table:number-columns-repeated="11"/>
          <table:table-cell table:formula="of:=&quot;&lt;oompSort&gt;&quot;&amp;[.C13]&amp;&quot;&lt;/oompSort&gt;&quot;" office:value-type="string" office:string-value="&lt;oompSort&gt;LEDS0805STAN&lt;/oompSort&gt;">
            <text:p>&lt;oompSort&gt;LEDS0805STAN&lt;/oompSort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hexID</text:p>
          </table:table-cell>
          <table:table-cell table:style-name="ce6" office:value-type="string">
            <text:p>L85L</text:p>
          </table:table-cell>
          <table:table-cell table:number-columns-repeated="12"/>
          <table:table-cell table:formula="of:=&quot;&lt;hexID&gt;&quot;&amp;[.C15]&amp;&quot;&lt;/hexID&gt;&quot;" office:value-type="string" office:string-value="&lt;hexID&gt;L85L&lt;/hexID&gt;">
            <text:p>&lt;hexID&gt;L85L&lt;/hexID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lass</text:p>
          </table:table-cell>
          <table:table-cell table:style-name="ce8"/>
          <table:table-cell table:style-name="ce8" table:number-columns-repeated="6"/>
          <table:table-cell table:number-columns-repeated="6"/>
          <table:table-cell table:formula="of:=&quot;&lt;oompClass&gt;&quot;&amp;[.C17]&amp;&quot;&lt;/oompClass&gt;&quot;" office:value-type="string" office:string-value="&lt;oompClass&gt;&lt;/oompClass&gt;">
            <text:p>&lt;oompClass&gt;&lt;/oompClass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lass Code</text:p>
          </table:table-cell>
          <table:table-cell table:style-name="ce8"/>
          <table:table-cell table:style-name="ce8" table:number-columns-repeated="6"/>
          <table:table-cell table:number-columns-repeated="6"/>
          <table:table-cell table:formula="of:=&quot;&lt;oompClassCode&gt;&quot;&amp;[.C18]&amp;&quot;&lt;/oompClassCode&gt;&quot;" office:value-type="string" office:string-value="&lt;oompClassCode&gt;&lt;/oompClassCode&gt;">
            <text:p>&lt;oompClassCode&gt;&lt;/oompClassCode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pecs</text:p>
          </table:table-cell>
          <table:table-cell table:number-columns-repeated="13"/>
          <table:table-cell office:value-type="string">
            <text:p>&lt;com&gt;Source List&lt;/com&gt;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603">
            <text:p>603</text:p>
          </table:table-cell>
          <table:table-cell office:value-type="string">
            <text:p>0402</text:p>
          </table:table-cell>
          <table:table-cell office:value-type="string">
            <text:p>0805</text:p>
          </table:table-cell>
          <table:table-cell office:value-type="float" office:value="806">
            <text:p>806</text:p>
          </table:table-cell>
          <table:table-cell table:number-columns-repeated="8"/>
          <table:table-cell table:formula="of:=&quot;&lt;manufacturerCompany1&gt;&quot;&amp;[.H49]&amp;&quot;&lt;/manufacturerCompany1&gt;&quot;" office:value-type="string" office:string-value="&lt;manufacturerCompany1&gt;Everlight&lt;/manufacturerCompany1&gt;">
            <text:p>&lt;manufacturerCompany1&gt;Everlight&lt;/manufacturerCompany1&gt;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(FOUR)</text:p>
          </table:table-cell>
          <table:table-cell office:value-type="string">
            <text:p>NumPins</text:p>
          </table:table-cell>
          <table:table-cell table:style-name="ce6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  <table:table-cell table:formula="of:=&quot;&lt;manufacturerCompanyCode1&gt;&quot;&amp;[.H51]&amp;&quot;&lt;/manufacturerCompanyCode1&gt;&quot;" office:value-type="string" office:string-value="&lt;manufacturerCompanyCode1&gt;C-EVER&lt;/manufacturerCompanyCode1&gt;">
            <text:p>&lt;manufacturerCompanyCode1&gt;C-EVER&lt;/manufacturerCompanyCode1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itch</text:p>
          </table:table-cell>
          <table:table-cell table:style-name="ce6"/>
          <table:table-cell table:number-columns-repeated="12"/>
          <table:table-cell table:formula="of:=&quot;&lt;manufacturerPartID1&gt;&quot;&amp;[.D49]&amp;&quot;&lt;/manufacturerPartID1&gt;&quot;" office:value-type="string" office:string-value="&lt;manufacturerPartID1&gt;EL-17-215/BHC-AN1P2/3T&lt;/manufacturerPartID1&gt;">
            <text:p>&lt;manufacturerPartID1&gt;EL-17-215/BHC-AN1P2/3T&lt;/manufacturerPartID1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idth</text:p>
          </table:table-cell>
          <table:table-cell table:style-name="ce6" office:value-type="string">
            <text:p>1.25 mm</text:p>
          </table:table-cell>
          <table:table-cell office:value-type="string">
            <text:p>0.8 mm</text:p>
          </table:table-cell>
          <table:table-cell office:value-type="string">
            <text:p>0.5 mm</text:p>
          </table:table-cell>
          <table:table-cell office:value-type="string">
            <text:p>1.25 mm</text:p>
          </table:table-cell>
          <table:table-cell office:value-type="string">
            <text:p>1.6 mm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eight</text:p>
          </table:table-cell>
          <table:table-cell table:style-name="ce6"/>
          <table:table-cell table:number-columns-repeated="12"/>
          <table:table-cell table:formula="of:=&quot;&lt;manufacturerCompany2&gt;&quot;&amp;[.H53]&amp;&quot;&lt;/manufacturerCompany2&gt;&quot;" office:value-type="string" office:string-value="&lt;manufacturerCompany2&gt;&lt;/manufacturerCompany2&gt;">
            <text:p>&lt;manufacturerCompany2&gt;&lt;/manufacturerCompany2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iameter</text:p>
          </table:table-cell>
          <table:table-cell table:style-name="ce6"/>
          <table:table-cell table:number-columns-repeated="12"/>
          <table:table-cell table:formula="of:=&quot;&lt;manufacturerCompanyCode2&gt;&quot;&amp;[.H55]&amp;&quot;&lt;/manufacturerCompanyCode2&gt;&quot;" office:value-type="string" office:string-value="&lt;manufacturerCompanyCode2&gt;&lt;/manufacturerCompanyCode2&gt;">
            <text:p>&lt;manufacturerCompanyCode2&gt;&lt;/manufacturerCompanyCode2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Length</text:p>
          </table:table-cell>
          <table:table-cell table:style-name="ce6" office:value-type="string">
            <text:p>2.0 mm</text:p>
          </table:table-cell>
          <table:table-cell office:value-type="string">
            <text:p>1.6 mm</text:p>
          </table:table-cell>
          <table:table-cell office:value-type="string">
            <text:p>1.0 mm</text:p>
          </table:table-cell>
          <table:table-cell table:number-columns-repeated="2" office:value-type="string">
            <text:p>2.0 mm</text:p>
          </table:table-cell>
          <table:table-cell table:number-columns-repeated="8"/>
          <table:table-cell table:formula="of:=&quot;&lt;manufacturerPartID2&gt;&quot;&amp;[.D53]&amp;&quot;&lt;/manufacturerPartID2&gt;&quot;" office:value-type="string" office:string-value="&lt;manufacturerPartID2&gt;&lt;/manufacturerPartID2&gt;">
            <text:p>&lt;manufacturerPartID2&gt;&lt;/manufacturerPartID2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epth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office:value-type="string">
            <text:p>Identifier</text:p>
          </table:table-cell>
          <table:table-cell table:style-name="ce6" office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ckage Marking</text:p>
          </table:table-cell>
          <table:table-cell table:style-name="ce6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formula="of:=&quot;'SEEED OPL'.D&quot; &amp; ( [.B42]+ 1)" office:value-type="string" office:string-value="'SEEED OPL'.D386">
            <text:p>'SEEED OPL'.D38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INDIRECT(&quot;'SEEED OPL'.B&quot; &amp; ( [.$B37]+ 1) )" office:value-type="float" office:value="0">
            <text:p>0</text:p>
          </table:table-cell>
          <table:table-cell table:number-columns-repeated="5"/>
          <table:table-cell office:value-type="string">
            <text:p>SEARCH STRING</text:p>
          </table:table-cell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14" office:value-type="string">
            <text:p>(FOUR)</text:p>
          </table:table-cell>
          <table:table-cell table:style-name="ce15" table:formula="of:=[.K38] &amp; CHAR(10) &amp;[.L38] &amp; CHAR(10) &amp;[.M38] &amp; CHAR(10) &amp;[.N38] &amp; CHAR(10) &amp;[.O38]" office:value-type="string" office:string-value="http://www.digikey.com/product-search/en?keywords=EL-17-215/BHC-AN1P2/3T&#10;http://www.mouser.co.uk/Search/Refine.aspx?Keyword=EL-17-215/BHC-AN1P2/3T&#10;http://uk.farnell.com/webapp/wcs/stores/servlet/Search?catalogId=15001&amp;langId=44&amp;storeId=10151&amp;categoryName=All%20Categories&amp;selectedCategoryId=&amp;gs=true&amp;st=EL-17-215/BHC-AN1P2/3T&#10;http://uk.rs-online.com/web/c/?sra=oss&amp;r=t&amp;searchTerm=EL-17-215/BHC-AN1P2/3T&#10;http://www.rapidonline.com/Catalogue/Search?query=EL-17-215/BHC-AN1P2/3T">
            <text:p>http://www.digikey.com/product-search/en?keywords=EL-17-215/BHC-AN1P2/3T<text:line-break/>http://www.mouser.co.uk/Search/Refine.aspx?Keyword=EL-17-215/BHC-AN1P2/3T<text:line-break/>http://uk.farnell.com/webapp/wcs/stores/servlet/Search?catalogId=15001&amp;langId=44&amp;storeId=10151&amp;categoryName=All%20Categories&amp;selectedCategoryId=&amp;gs=true&amp;st=EL-17-215/BHC-AN1P2/3T<text:line-break/>http://uk.rs-online.com/web/c/?sra=oss&amp;r=t&amp;searchTerm=EL-17-215/BHC-AN1P2/3T<text:line-break/>http://www.rapidonline.com/Catalogue/Search?query=EL-17-215/BHC-AN1P2/3T</text:p>
          </table:table-cell>
          <table:table-cell table:style-name="ce3" table:formula="of:=[.K39]&amp;[.$D$42]" office:value-type="string" office:string-value="http://www.digikey.com/product-search/en?keywords=EL-17-215/BHC-AN1P2/3T">
            <text:p>http://www.digikey.com/product-search/en?keywords=EL-17-215/BHC-AN1P2/3T</text:p>
          </table:table-cell>
          <table:table-cell table:style-name="ce3" table:formula="of:=[.L39]&amp;[.$D$42]" office:value-type="string" office:string-value="http://www.mouser.co.uk/Search/Refine.aspx?Keyword=EL-17-215/BHC-AN1P2/3T">
            <text:p>http://www.mouser.co.uk/Search/Refine.aspx?Keyword=EL-17-215/BHC-AN1P2/3T</text:p>
          </table:table-cell>
          <table:table-cell table:style-name="ce3" table:formula="of:=[.M39]&amp;[.$D$42]" office:value-type="string" office:string-value="http://uk.farnell.com/webapp/wcs/stores/servlet/Search?catalogId=15001&amp;langId=44&amp;storeId=10151&amp;categoryName=All%20Categories&amp;selectedCategoryId=&amp;gs=true&amp;st=EL-17-215/BHC-AN1P2/3T">
            <text:p>http://uk.farnell.com/webapp/wcs/stores/servlet/Search?catalogId=15001&amp;langId=44&amp;storeId=10151&amp;categoryName=All%20Categories&amp;selectedCategoryId=&amp;gs=true&amp;st=EL-17-215/BHC-AN1P2/3T</text:p>
          </table:table-cell>
          <table:table-cell table:style-name="ce3" table:formula="of:=[.N39]&amp;[.$D$42]" office:value-type="string" office:string-value="http://uk.rs-online.com/web/c/?sra=oss&amp;r=t&amp;searchTerm=EL-17-215/BHC-AN1P2/3T">
            <text:p>http://uk.rs-online.com/web/c/?sra=oss&amp;r=t&amp;searchTerm=EL-17-215/BHC-AN1P2/3T</text:p>
          </table:table-cell>
          <table:table-cell table:style-name="ce3" table:formula="of:=[.O39]&amp;[.$D$42]" office:value-type="string" office:string-value="http://www.rapidonline.com/Catalogue/Search?query=EL-17-215/BHC-AN1P2/3T">
            <text:p>http://www.rapidonline.com/Catalogue/Search?query=EL-17-215/BHC-AN1P2/3T</text:p>
          </table:table-cell>
          <table:table-cell table:style-name="ce3" table:number-columns-repeated="1009"/>
        </table:table-row>
        <table:table-row table:style-name="ro2">
          <table:table-cell table:number-columns-repeated="6"/>
          <table:table-cell table:style-name="ce7" office:value-type="string">
            <text:p>001D</text:p>
          </table:table-cell>
          <table:table-cell table:number-columns-repeated="3"/>
          <table:table-cell table:style-name="ce3" office:value-type="string">
            <text:p><text:a xlink:href="http://www.digikey.com/product-search/en?keywords">http://www.digikey.com/product-search/en?keywords</text:a>=</text:p>
          </table:table-cell>
          <table:table-cell table:style-name="ce3" office:value-type="string">
            <text:p><text:a xlink:href="http://www.mouser.co.uk/Search/Refine.aspx?Keyword">http://www.mouser.co.uk/Search/Refine.aspx?Keyword</text:a>=</text:p>
          </table:table-cell>
          <table:table-cell table:style-name="ce3" office:value-type="string">
            <text:p><text:a xlink:href="http://uk.farnell.com/webapp/wcs/stores/servlet/Search?catalogId=15001&amp;langId=44&amp;storeId=10151&amp;categoryName=All%20Categories&amp;selectedCategoryId=&amp;gs=true&amp;st">http://uk.farnell.com/webapp/wcs/stores/servlet/Search?catalogId=15001&amp;langId=44&amp;storeId=10151&amp;categoryName=All%20Categories&amp;selectedCategoryId=&amp;gs=true&amp;st</text:a>=</text:p>
          </table:table-cell>
          <table:table-cell table:style-name="ce3" office:value-type="string">
            <text:p><text:a xlink:href="http://uk.rs-online.com/web/c/?sra=oss&amp;r=t&amp;searchTerm">http://uk.rs-online.com/web/c/?sra=oss&amp;r=t&amp;searchTerm</text:a>=</text:p>
          </table:table-cell>
          <table:table-cell table:style-name="ce3" office:value-type="string">
            <text:p><text:a xlink:href="http://www.rapidonline.com/Catalogue/Search?query">http://www.rapidonline.com/Catalogue/Search?query</text:a>=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>
            <text:p>SEEED OPL</text:p>
          </table:table-cell>
          <table:table-cell office:value-type="string">
            <text:p><text:a xlink:href="http://www.seeedstudio.com/depot/OPLopen-parts-library-catalog-c-136_138/?ref=side">http://www.seeedstudio.com/depot/OPLopen-parts-library-catalog-c-136_138/?ref=side</text:a></text:p>
          </table:table-cell>
          <table:table-cell table:number-columns-repeated="7"/>
          <table:table-cell table:style-name="ce3" office:value-type="string">
            <text:p><text:a xlink:href="http://www.digikey.com/">http://www.digikey.com/</text:a></text:p>
          </table:table-cell>
          <table:table-cell table:style-name="ce3" office:value-type="string">
            <text:p><text:a xlink:href="http://www.mouser.co.uk/">http://www.mouser.co.uk/</text:a></text:p>
          </table:table-cell>
          <table:table-cell table:style-name="ce3" office:value-type="string">
            <text:p>http://uk.farnell.com/</text:p>
          </table:table-cell>
          <table:table-cell table:style-name="ce3" office:value-type="string">
            <text:p>http://uk.rs-online.com/web/</text:p>
          </table:table-cell>
          <table:table-cell table:style-name="ce3" office:value-type="string">
            <text:p>http://www.rapidonline.com/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(ONE)</text:p>
          </table:table-cell>
          <table:table-cell table:style-name="ce1" office:value-type="float" office:value="2">
            <text:p>2</text:p>
          </table:table-cell>
          <table:table-cell table:formula="of:=INDIRECT(&quot;'SEEED OPL'.A&quot; &amp; ( [.$B41]+ 1) )" office:value-type="string" office:string-value="Seeed SKU">
            <text:p>Seeed SKU</text:p>
          </table:table-cell>
          <table:table-cell table:formula="of:=INDIRECT(&quot;'SEEED OPL'.B&quot; &amp; ( [.$B41]+ 1) )" office:value-type="string" office:string-value="MPN">
            <text:p>MPN</text:p>
          </table:table-cell>
          <table:table-cell table:formula="of:=INDIRECT(&quot;'SEEED OPL'.C&quot; &amp; ( [.$B41]+ 1) )" office:value-type="string" office:string-value="Description">
            <text:p>Description</text:p>
          </table:table-cell>
          <table:table-cell table:formula="of:=INDIRECT(&quot;'SEEED OPL'.D&quot; &amp; ( [.$B41]+ 1) )" office:value-type="string" office:string-value="Category">
            <text:p>Category</text:p>
          </table:table-cell>
          <table:table-cell table:formula="of:=INDIRECT(&quot;'SEEED OPL'.E&quot; &amp; ( [.$B41]+ 1) )" office:value-type="string" office:string-value="Package">
            <text:p>Package</text:p>
          </table:table-cell>
          <table:table-cell table:formula="of:=INDIRECT(&quot;'SEEED OPL'.F&quot; &amp; ( [.$B41]+ 1) )" office:value-type="string" office:string-value="Manufacturer">
            <text:p>Manufacturer</text:p>
          </table:table-cell>
          <table:table-cell table:formula="of:=INDIRECT(&quot;'SEEED OPL'.G&quot; &amp; ( [.$B41]+ 1) )" office:value-type="string" office:string-value="Datasheet">
            <text:p>Datasheet</text:p>
          </table:table-cell>
          <table:table-cell table:style-name="ce16" table:formula="of:=INDIRECT(&quot;'SEEED OPL'.H&quot; &amp; ( [.$B41]+ 1) )" office:value-type="string" office:string-value="Price（$）/pcs">
            <text:p>Price（$）/pcs</text:p>
          </table:table-cell>
          <table:table-cell table:number-columns-repeated="2"/>
          <table:table-cell table:formula="of:=INDIRECT(&quot;'SEEED OPL'.N&quot; &amp; ( [.$B41]+ 1) )" office:value-type="float" office:value="0">
            <text:p>0</text:p>
          </table:table-cell>
          <table:table-cell table:formula="of:=INDIRECT(&quot;'SEEED OPL'.O&quot; &amp; ( [.$B41]+ 1) )" office:value-type="float" office:value="0">
            <text:p>0</text:p>
          </table:table-cell>
          <table:table-cell table:style-name="ce3"/>
          <table:table-cell table:number-columns-repeated="1009"/>
        </table:table-row>
        <table:table-row table:style-name="ro1">
          <table:table-cell table:formula="of:=IF([.C42]&lt;&gt;&quot;&quot;;IF(ISNA(VLOOKUP([.$C42]&amp;&quot; &quot;;['OOMLOUT-OOMP'.$H$3:.$H$829];1;0));&quot;ADD ADD&quot;;&quot;SKIP SKIP&quot;);&quot;&quot;)" office:value-type="string" office:string-value="ADD ADD">
            <text:p>ADD ADD</text:p>
          </table:table-cell>
          <table:table-cell table:style-name="ce1" office:value-type="float" office:value="385">
            <text:p>385</text:p>
          </table:table-cell>
          <table:table-cell table:formula="of:=INDIRECT(&quot;'SEEED OPL'.A&quot; &amp; ( [.$B42]+ 1) )" office:value-type="float" office:value="304090061">
            <text:p>304090061</text:p>
          </table:table-cell>
          <table:table-cell table:formula="of:=INDIRECT(&quot;'SEEED OPL'.B&quot; &amp; ( [.$B42]+ 1) )" office:value-type="string" office:string-value="EL-17-215/BHC-AN1P2/3T">
            <text:p>EL-17-215/BHC-AN1P2/3T</text:p>
          </table:table-cell>
          <table:table-cell table:formula="of:=INDIRECT(&quot;'SEEED OPL'.C&quot; &amp; ( [.$B42]+ 1) )" office:value-type="string" office:string-value="SMD LED Clear-Blue">
            <text:p>SMD LED Clear-Blue</text:p>
          </table:table-cell>
          <table:table-cell table:formula="of:=INDIRECT(&quot;'SEEED OPL'.D&quot; &amp; ( [.$B42]+ 1) )" office:value-type="string" office:string-value="LED">
            <text:p>LED</text:p>
          </table:table-cell>
          <table:table-cell table:formula="of:=INDIRECT(&quot;'SEEED OPL'.E&quot; &amp; ( [.$B42]+ 1) )" office:value-type="float" office:value="805">
            <text:p>805</text:p>
          </table:table-cell>
          <table:table-cell table:formula="of:=INDIRECT(&quot;'SEEED OPL'.F&quot; &amp; ( [.$B42]+ 1) )" office:value-type="string" office:string-value="Everlight">
            <text:p>Everlight</text:p>
          </table:table-cell>
          <table:table-cell table:formula="of:=INDIRECT(&quot;'SEEED OPL'.G&quot; &amp; ( [.$B42]+ 1) )" office:value-type="float" office:value="0">
            <text:p>0</text:p>
          </table:table-cell>
          <table:table-cell table:style-name="ce16" table:formula="of:=INDIRECT(&quot;'SEEED OPL'.H&quot; &amp; ( [.$B42]+ 1) )" office:value-type="string" office:string-value="0.066 ">
            <text:p>0.066 </text:p>
          </table:table-cell>
          <table:table-cell table:number-columns-repeated="2"/>
          <table:table-cell table:formula="of:=INDIRECT(&quot;'SEEED OPL'.N&quot; &amp; ( [.$B42]+ 1) )" office:value-type="float" office:value="0">
            <text:p>0</text:p>
          </table:table-cell>
          <table:table-cell table:formula="of:=INDIRECT(&quot;'SEEED OPL'.O&quot; &amp; ( [.$B42]+ 1) )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>
            <text:p>(TWO)</text:p>
          </table:table-cell>
          <table:table-cell table:style-name="ce9" table:formula="of:=&quot;http://www.seeedstudio.com/depot/s/&quot;&amp;[.C42]&amp;&quot;.html?search_in_description=0&quot;" office:value-type="string" office:string-value="http://www.seeedstudio.com/depot/s/304090061.html?search_in_description=0">
            <text:p>http://www.seeedstudio.com/depot/s/304090061.html?search_in_description=0</text:p>
          </table:table-cell>
          <table:table-cell table:style-name="ce9" table:number-columns-repeated="3"/>
          <table:table-cell office:value-type="string">
            <text:p><text:s/>:</text:p>
          </table:table-cell>
          <table:table-cell/>
          <table:table-cell office:value-type="string">
            <text:p><text:s/></text:p>
          </table:table-cell>
          <table:table-cell/>
          <table:table-cell table:style-name="ce3" office:value-type="string">
            <text:p><text:s/>:</text:p>
          </table:table-cell>
          <table:table-cell table:style-name="ce3" table:number-columns-repeated="4"/>
          <table:table-cell table:number-columns-repeated="1009"/>
        </table:table-row>
        <table:table-row table:style-name="ro1" table:number-rows-repeated="2">
          <table:table-cell/>
          <table:table-cell table:style-name="ce1"/>
          <table:table-cell table:style-name="ce9" table:number-columns-repeated="4"/>
          <table:table-cell table:number-columns-repeated="4"/>
          <table:table-cell table:style-name="ce3" table:number-columns-repeated="5"/>
          <table:table-cell table:number-columns-repeated="1009"/>
        </table:table-row>
        <table:table-row table:style-name="ro1" table:number-rows-repeated="2">
          <table:table-cell/>
          <table:table-cell table:style-name="ce1"/>
          <table:table-cell table:number-columns-repeated="8"/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2"/>
          <table:table-cell table:style-name="ce2" office:value-type="string">
            <text:p>Seeed PN</text:p>
          </table:table-cell>
          <table:table-cell table:style-name="ce2" office:value-type="string">
            <text:p>MP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ategory</text:p>
          </table:table-cell>
          <table:table-cell table:style-name="ce2" office:value-type="string">
            <text:p>Packagef</text:p>
          </table:table-cell>
          <table:table-cell table:style-name="ce2" office:value-type="string">
            <text:p>Manufacturer</text:p>
          </table:table-cell>
          <table:table-cell table:style-name="ce2" office:value-type="string">
            <text:p>Datasheet</text:p>
          </table:table-cell>
          <table:table-cell table:style-name="ce2" office:value-type="string">
            <text:p>3D-Modulef</text:p>
          </table:table-cell>
          <table:table-cell table:style-name="ce2" office:value-type="string">
            <text:p>Digikey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Farnell</text:p>
          </table:table-cell>
          <table:table-cell table:style-name="ce2" office:value-type="string">
            <text:p>RS</text:p>
          </table:table-cell>
          <table:table-cell table:style-name="ce2" office:value-type="string">
            <text:p>Rapid Online</text:p>
          </table:table-cell>
          <table:table-cell table:number-columns-repeated="1009"/>
        </table:table-row>
        <table:table-row table:style-name="ro1">
          <table:table-cell/>
          <table:table-cell table:style-name="ce4"/>
          <table:table-cell table:style-name="ce10" table:formula="of:=[.C42]" office:value-type="float" office:value="304090061">
            <text:p>304090061</text:p>
          </table:table-cell>
          <table:table-cell table:style-name="ce10" table:formula="of:=[.D42]" office:value-type="string" office:string-value="EL-17-215/BHC-AN1P2/3T">
            <text:p>EL-17-215/BHC-AN1P2/3T</text:p>
          </table:table-cell>
          <table:table-cell table:style-name="ce10" table:formula="of:=[.E42]" office:value-type="string" office:string-value="SMD LED Clear-Blue">
            <text:p>SMD LED Clear-Blue</text:p>
          </table:table-cell>
          <table:table-cell table:style-name="ce12" table:formula="of:=[.F42]" office:value-type="string" office:string-value="LED">
            <text:p>LED</text:p>
          </table:table-cell>
          <table:table-cell table:style-name="ce10" table:formula="of:=[.G42]" office:value-type="float" office:value="805">
            <text:p>805</text:p>
          </table:table-cell>
          <table:table-cell table:style-name="ce13" table:formula="of:=[.H42]" office:value-type="string" office:string-value="Everlight">
            <text:p>Everlight</text:p>
          </table:table-cell>
          <table:table-cell table:style-name="ce10" table:number-columns-repeated="2"/>
          <table:table-cell table:number-columns-repeated="5" table:style-name="ce6"/>
          <table:table-cell table:number-columns-repeated="1009"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ce2" office:value-type="string">
            <text:p>Company Code</text:p>
          </table:table-cell>
          <table:table-cell/>
          <table:table-cell office:value-type="string">
            <text:p>Link</text:p>
          </table:table-cell>
          <table:table-cell table:number-columns-repeated="5" table:style-name="ce6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>
            <text:p>C-EVER</text:p>
          </table:table-cell>
          <table:table-cell/>
          <table:table-cell table:formula="of:=&quot;http://www.seeedstudio.com/depot/s/&quot; &amp;[.C42]&amp;&quot;.html?search_in_description=0&quot;" office:value-type="string" office:string-value="http://www.seeedstudio.com/depot/s/304090061.html?search_in_description=0">
            <text:p>http://www.seeedstudio.com/depot/s/304090061.html?search_in_description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MPN2</text:p>
          </table:table-cell>
          <table:table-cell table:number-columns-repeated="3"/>
          <table:table-cell table:style-name="ce2" office:value-type="string">
            <text:p>Manufacturer 2</text:p>
          </table:table-cell>
          <table:table-cell table:number-columns-repeated="5"/>
          <table:table-cell table:style-name="ce1" office:value-type="string">
            <text:p>OPLS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>
            <text:p>(FIVE)</text:p>
          </table:table-cell>
          <table:table-cell table:style-name="ce6"/>
          <table:table-cell table:number-columns-repeated="3"/>
          <table:table-cell table:style-name="ce6"/>
          <table:table-cell/>
          <table:table-cell office:value-type="string">
            <text:p>http://www.seeedstudio.com/depot/index.php?main_page=opl_info&amp;opl_id=752</text:p>
          </table:table-cell>
          <table:table-cell table:number-columns-repeated="3"/>
          <table:table-cell table:style-name="ce1" office:value-type="string">
            <text:p>SEEED</text:p>
          </table:table-cell>
          <table:table-cell office:value-type="float" office:value="1">
            <text:p>1</text:p>
          </table:table-cell>
          <table:table-cell office:value-type="string">
            <text:p>&lt;oplScheme1&gt;SEEED OPL&lt;/oplScheme1&gt;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2" office:value-type="string">
            <text:p>Code 2</text:p>
          </table:table-cell>
          <table:table-cell table:number-columns-repeated="7"/>
          <table:table-cell table:formula="of:=&quot;&lt;oplCode1&gt;C-SEEE&lt;/oplCode1&gt;&quot;" office:value-type="string" office:string-value="&lt;oplCode1&gt;C-SEEE&lt;/oplCode1&gt;">
            <text:p>&lt;oplCode1&gt;C-SEEE&lt;/oplCode1&gt;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6"/>
          <table:table-cell table:number-columns-repeated="2"/>
          <table:table-cell/>
          <table:table-cell table:number-columns-repeated="4"/>
          <table:table-cell table:formula="of:=&quot;&lt;oplName1&gt;&quot;&amp;[.E49]&amp;&quot;&lt;/oplName1&gt;&quot;" office:value-type="string" office:string-value="&lt;oplName1&gt;SMD LED Clear-Blue&lt;/oplName1&gt;">
            <text:p>&lt;oplName1&gt;SMD LED Clear-Blue&lt;/oplName1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ID1&gt;&quot;&amp;[.C49]&amp;&quot;&lt;/oplID1&gt;&quot;" office:value-type="string" office:string-value="&lt;oplID1&gt;304090061&lt;/oplID1&gt;">
            <text:p>&lt;oplID1&gt;304090061&lt;/oplID1&gt;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(SIX)</text:p>
          </table:table-cell>
          <table:table-cell table:style-name="ce2" office:value-type="string">
            <text:p>Octopart CPL</text:p>
          </table:table-cell>
          <table:table-cell office:value-type="string">
            <text:p><text:a xlink:href="https://octopart.com/common-parts-library">https://octopart.com/common-parts-library</text:a></text:p>
          </table:table-cell>
          <table:table-cell table:number-columns-repeated="12"/>
          <table:table-cell table:formula="of:=&quot;&lt;oplFootprint1&gt;&quot;&amp;[.G49]&amp;&quot;&lt;/oplFootprint1&gt;&quot;" office:value-type="string" office:string-value="&lt;oplFootprint1&gt;805&lt;/oplFootprint1&gt;">
            <text:p>&lt;oplFootprint1&gt;805&lt;/oplFootprint1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Package1&gt;&quot;&amp;[.G49]&amp;&quot;&lt;/oplPackage1&gt;&quot;" office:value-type="string" office:string-value="&lt;oplPackage1&gt;805&lt;/oplPackage1&gt;">
            <text:p>&lt;oplPackage1&gt;805&lt;/oplPackage1&gt;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" office:value-type="string">
            <text:p>NAME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Voltage Rating (DC)</text:p>
          </table:table-cell>
          <table:table-cell table:style-name="ce2" office:value-type="string">
            <text:p>Dielectric Material</text:p>
          </table:table-cell>
          <table:table-cell table:style-name="ce2" office:value-type="string">
            <text:p>Characteristic</text:p>
          </table:table-cell>
          <table:table-cell table:style-name="ce2" office:value-type="string">
            <text:p>Tolerance</text:p>
          </table:table-cell>
          <table:table-cell table:style-name="ce2" office:value-type="string">
            <text:p>Case / Package / Footprint</text:p>
          </table:table-cell>
          <table:table-cell table:style-name="ce2" office:value-type="string">
            <text:p>Availability Orderable Parts</text:p>
          </table:table-cell>
          <table:table-cell table:style-name="ce2"/>
          <table:table-cell table:number-columns-repeated="4"/>
          <table:table-cell table:formula="of:=&quot;&lt;oplLink1&gt;&lt;![CDATA[&quot; &amp; [.J51] &amp; &quot;]]&gt;&lt;/oplLink1&gt;&quot;" office:value-type="string" office:string-value="&lt;oplLink1&gt;&lt;![CDATA[http://www.seeedstudio.com/depot/s/304090061.html?search_in_description=0]]&gt;&lt;/oplLink1&gt;">
            <text:p>&lt;oplLink1&gt;&lt;![CDATA[http://www.seeedstudio.com/depot/s/304090061.html?search_in_description=0]]&gt;&lt;/oplLink1&gt;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>
            <text:p>NAME</text:p>
          </table:table-cell>
          <table:table-cell table:style-name="ce6"/>
          <table:table-cell table:style-name="ce9" table:number-columns-repeated="5"/>
          <table:table-cell table:number-columns-repeated="1016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6"/>
          <table:table-cell table:style-name="ce9" table:number-columns-repeated="5"/>
          <table:table-cell table:number-columns-repeated="2"/>
          <table:table-cell/>
          <table:table-cell table:number-columns-repeated="2"/>
          <table:table-cell table:style-name="ce2" office:value-type="string">
            <text:p>Octopart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INDEX</text:p>
          </table:table-cell>
          <table:table-cell table:style-name="ce11" office:value-type="float" office:value="99">
            <text:p>99</text:p>
          </table:table-cell>
          <table:table-cell table:style-name="ce9" table:number-columns-repeated="5"/>
          <table:table-cell table:number-columns-repeated="4"/>
          <table:table-cell table:style-name="ce2"/>
          <table:table-cell table:style-name="ce17" table:formula="of:=IF([.C60]&lt;&gt;&quot;&quot;;&quot;xxxxxxxx&quot;;&quot;&quot;)">
            <text:p/>
          </table:table-cell>
          <table:table-cell table:style-name="ce10" table:formula="of:=[.C62]" office:value-type="float" office:value="99">
            <text:p>99</text:p>
          </table:table-cell>
          <table:table-cell table:formula="of:=&quot;&lt;oplScheme&quot;&amp;[.O62]&amp;&quot;&gt;Octopart CPL&lt;/oplScheme&quot;&amp;[.O62]&amp;&quot;&gt;&quot;" office:value-type="string" office:string-value="&lt;oplScheme99&gt;Octopart CPL&lt;/oplScheme99&gt;">
            <text:p>&lt;oplScheme99&gt;Octopart CPL&lt;/oplScheme99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9" table:number-columns-repeated="5"/>
          <table:table-cell table:style-name="ce9"/>
          <table:table-cell table:number-columns-repeated="7"/>
          <table:table-cell table:formula="of:=&quot;&lt;oplCode&quot;&amp;[.O62]&amp;&quot;&gt;C-OCTO&lt;/oplCode&quot;&amp;[.O62]&amp;&quot;&gt;&quot;" office:value-type="string" office:string-value="&lt;oplCode99&gt;C-OCTO&lt;/oplCode99&gt;">
            <text:p>&lt;oplCode99&gt;C-OCTO&lt;/oplCode99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7"/>
          <table:table-cell table:formula="of:=&quot;&lt;oplName&quot;&amp;[.O62]&amp;&quot;&gt;&quot;&amp;[.C60]&amp;&quot;&lt;/oplName&quot;&amp;[.O62]&amp;&quot;&gt;&quot;" office:value-type="string" office:string-value="&lt;oplName99&gt;&lt;/oplName99&gt;">
            <text:p>&lt;oplName99&gt;&lt;/oplName99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7"/>
          <table:table-cell table:formula="of:=&quot;&lt;oplID&quot;&amp;[.O62]&amp;&quot;&gt;&quot;&amp;[.C61]&amp;&quot;&lt;/oplID&quot;&amp;[.O62]&amp;&quot;&gt;&quot;" office:value-type="string" office:string-value="&lt;oplID99&gt;&lt;/oplID99&gt;">
            <text:p>&lt;oplID99&gt;&lt;/oplID99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7"/>
          <table:table-cell table:formula="of:=&quot;&lt;oplFootprint&quot;&amp;[.O62]&amp;&quot;&gt;&quot;&amp;[.H63]&amp;&quot;&lt;/oplFootprint&quot;&amp;[.O62]&amp;&quot;&gt;&quot;" office:value-type="string" office:string-value="&lt;oplFootprint99&gt;&lt;/oplFootprint99&gt;">
            <text:p>&lt;oplFootprint99&gt;&lt;/oplFootprint99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2"/>
          <table:table-cell/>
          <table:table-cell table:number-columns-repeated="4"/>
          <table:table-cell table:formula="of:=&quot;&lt;oplPackage&quot;&amp;[.O62]&amp;&quot;&gt;&quot;&amp;[.H63]&amp;&quot;&lt;/oplPackage&quot;&amp;[.O62]&amp;&quot;&gt;&quot;" office:value-type="string" office:string-value="&lt;oplPackage99&gt;&lt;/oplPackage99&gt;">
            <text:p>&lt;oplPackage99&gt;&lt;/oplPackag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Link&quot;&amp;[.O62]&amp;&quot;&gt;https://octopart.com/common-parts-library&lt;/oplLink&quot;&amp;[.O62]&amp;&quot;&gt;&quot;" office:value-type="string" office:string-value="&lt;oplLink99&gt;https://octopart.com/common-parts-library&lt;/oplLink99&gt;">
            <text:p>&lt;oplLink99&gt;https://octopart.com/common-parts-library&lt;/oplLink99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>
            <text:p>Hubstock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table:formula="of:=IF([.C78]&lt;&gt;&quot;&quot;;&quot;xxxxxxxx&quot;;&quot;&quot;)">
            <text:p/>
          </table:table-cell>
          <table:table-cell table:style-name="ce10" table:formula="of:=[.E78]" office:value-type="float" office:value="99">
            <text:p>99</text:p>
          </table:table-cell>
          <table:table-cell table:formula="of:=&quot;&lt;oplScheme&quot;&amp;[.O71]&amp;&quot;&gt;Circuithub.com&lt;/oplScheme&quot;&amp;[.O71]&amp;&quot;&gt;&quot;" office:value-type="string" office:string-value="&lt;oplScheme99&gt;Circuithub.com&lt;/oplScheme99&gt;">
            <text:p>&lt;oplScheme99&gt;Circuithub.com&lt;/oplSchem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Code&quot;&amp;[.O71]&amp;&quot;&gt;C-CIRC&lt;/oplCode&quot;&amp;[.O71]&amp;&quot;&gt;&quot;" office:value-type="string" office:string-value="&lt;oplCode99&gt;C-CIRC&lt;/oplCode99&gt;">
            <text:p>&lt;oplCode99&gt;C-CIRC&lt;/oplCod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Name&quot;&amp;[.O71]&amp;&quot;&gt;&quot;&amp;[.C78]&amp;&quot;&lt;/oplName&quot;&amp;[.O71]&amp;&quot;&gt;&quot;" office:value-type="string" office:string-value="&lt;oplName99&gt;&lt;/oplName99&gt;">
            <text:p>&lt;oplName99&gt;&lt;/oplNam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ID&quot;&amp;[.O71]&amp;&quot;&gt;&quot;&amp;[.C78]&amp;&quot;&lt;/oplID&quot;&amp;[.O71]&amp;&quot;&gt;&quot;" office:value-type="string" office:string-value="&lt;oplID99&gt;&lt;/oplID99&gt;">
            <text:p>&lt;oplID99&gt;&lt;/oplID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Footprint&quot;&amp;[.O71]&amp;&quot;&gt;&quot;&amp;[.D78]&amp;&quot;&lt;/oplFootprint&quot;&amp;[.O71]&amp;&quot;&gt;&quot;" office:value-type="string" office:string-value="&lt;oplFootprint99&gt;&lt;/oplFootprint99&gt;">
            <text:p>&lt;oplFootprint99&gt;&lt;/oplFootprint99&gt;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(SEVEN)</text:p>
          </table:table-cell>
          <table:table-cell table:style-name="ce2" office:value-type="string">
            <text:p>Hubstock</text:p>
          </table:table-cell>
          <table:table-cell office:value-type="string">
            <text:p><text:a xlink:href="https://circuithub.com/parts">https://circuithub.com/parts</text:a></text:p>
          </table:table-cell>
          <table:table-cell table:number-columns-repeated="12"/>
          <table:table-cell table:formula="of:=&quot;&lt;oplPackage&quot;&amp;[.O71]&amp;&quot;&gt;&quot;&amp;[.D78]&amp;&quot;&lt;/oplPackage&quot;&amp;[.O71]&amp;&quot;&gt;&quot;" office:value-type="string" office:string-value="&lt;oplPackage99&gt;&lt;/oplPackage99&gt;">
            <text:p>&lt;oplPackage99&gt;&lt;/oplPackage99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Package</text:p>
          </table:table-cell>
          <table:table-cell office:value-type="string">
            <text:p>Index</text:p>
          </table:table-cell>
          <table:table-cell table:number-columns-repeated="10"/>
          <table:table-cell table:formula="of:=&quot;&lt;oplLink&quot;&amp;[.O71]&amp;&quot;&gt;https://circuithub.com/parts/&quot;&amp;[.C78]&amp;&quot;&lt;/oplLink&quot;&amp;[.O71]&amp;&quot;&gt;&quot;" office:value-type="string" office:string-value="&lt;oplLink99&gt;https://circuithub.com/parts/&lt;/oplLink99&gt;">
            <text:p>&lt;oplLink99&gt;https://circuithub.com/parts/&lt;/oplLink99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"/>
          <table:table-cell table:style-name="ce5"/>
          <table:table-cell table:style-name="ce6" office:value-type="float" office:value="99">
            <text:p>99</text:p>
          </table:table-cell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3"/>
          <table:table-cell table:style-name="ce1" office:value-type="string">
            <text:p>Specs</text:p>
          </table:table-cell>
          <table:table-cell table:number-columns-repeated="1010"/>
        </table:table-row>
        <table:table-row table:style-name="ro1">
          <table:table-cell table:number-columns-repeated="15"/>
          <table:table-cell table:formula="of:=&quot;&lt;ooNumPins&gt;&quot;&amp;[.C22]&amp;&quot;&lt;/ooNumPins&gt;&quot;" office:value-type="string" office:string-value="&lt;ooNumPins&gt;2&lt;/ooNumPins&gt;">
            <text:p>&lt;ooNumPins&gt;2&lt;/ooNumPins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Pitch&gt;&quot;&amp;[.C23]&amp;&quot;&lt;/ooPitch&gt;&quot;" office:value-type="string" office:string-value="&lt;ooPitch&gt;&lt;/ooPitch&gt;">
            <text:p>&lt;ooPitch&gt;&lt;/ooPitch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Width&gt;&quot;&amp;[.C24]&amp;&quot;&lt;/ooWidth&gt;&quot;" office:value-type="string" office:string-value="&lt;ooWidth&gt;1.25 mm&lt;/ooWidth&gt;">
            <text:p>&lt;ooWidth&gt;1.25 mm&lt;/ooWidth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Height&gt;&quot;&amp;[.C25]&amp;&quot;&lt;/ooHeight&gt;&quot;" office:value-type="string" office:string-value="&lt;ooHeight&gt;&lt;/ooHeight&gt;">
            <text:p>&lt;ooHeight&gt;&lt;/ooHeight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Diameter&gt;&quot;&amp;[.C26]&amp;&quot;&lt;/ooDiameter&gt;&quot;" office:value-type="string" office:string-value="&lt;ooDiameter&gt;&lt;/ooDiameter&gt;">
            <text:p>&lt;ooDiameter&gt;&lt;/ooDiameter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Length&gt;&quot;&amp;[.C27]&amp;&quot;&lt;/ooLength&gt;&quot;" office:value-type="string" office:string-value="&lt;ooLength&gt;2.0 mm&lt;/ooLength&gt;">
            <text:p>&lt;ooLength&gt;2.0 mm&lt;/ooLength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Depth&gt;&quot;&amp;[.C28]&amp;&quot;&lt;/ooDepth&gt;&quot;" office:value-type="string" office:string-value="&lt;ooDepth&gt;&lt;/ooDepth&gt;">
            <text:p>&lt;ooDepth&gt;&lt;/ooDepth&gt;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table:style-name="ce2" office:value-type="string">
            <text:p>Distributors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3"/>
          <table:table-cell table:style-name="ce1" office:value-type="string">
            <text:p>Digikey</text:p>
          </table:table-cell>
          <table:table-cell table:style-name="ce2" office:value-type="string">
            <text:p>COUNT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2"/>
          <table:table-cell table:style-name="ce18" table:formula="of:=IF([.K$49]&lt;&gt;&quot;&quot;;&quot;xxxxxx&quot;;&quot;&quot;)">
            <text:p/>
          </table:table-cell>
          <table:table-cell table:style-name="ce10" table:formula="of:=[.K50]" office:value-type="float" office:value="99">
            <text:p>99</text:p>
          </table:table-cell>
          <table:table-cell table:formula="of:=&quot;&lt;bigDistributorCompanyCode&quot;&amp;[.O109]&amp;&quot;&gt;C-DIGK&lt;/bigDistributorCompanyCode&quot;&amp;[.O109]&amp;&quot;&gt;&quot;" office:value-type="string" office:string-value="&lt;bigDistributorCompanyCode99&gt;C-DIGK&lt;/bigDistributorCompanyCode99&gt;">
            <text:p>&lt;bigDistributorCompanyCode99&gt;C-DIGK&lt;/bigDistributorCompanyCod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09]&amp;&quot;&gt;Digikey&lt;/bigDistributorCompany&quot;&amp;[.O109]&amp;&quot;&gt;&quot;" office:value-type="string" office:string-value="&lt;bigDistributorCompany99&gt;Digikey&lt;/bigDistributorCompany99&gt;">
            <text:p>&lt;bigDistributorCompany99&gt;Digikey&lt;/bigDistributorCompany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09]&amp;&quot;&gt;&quot;&amp;[.K$49]&amp;&quot;&lt;/bigDistributorPartID&quot;&amp;[.O109]&amp;&quot;&gt;&quot;" office:value-type="string" office:string-value="&lt;bigDistributorPartID99&gt;&lt;/bigDistributorPartID99&gt;">
            <text:p>&lt;bigDistributorPartID99&gt;&lt;/bigDistributorPartID99&gt;</text:p>
          </table:table-cell>
          <table:table-cell table:number-columns-repeated="1008"/>
        </table:table-row>
        <table:table-row table:style-name="ro1">
          <table:table-cell table:number-columns-repeated="10"/>
          <table:table-cell/>
          <table:table-cell table:number-columns-repeated="4"/>
          <table:table-cell table:formula="of:=&quot;&lt;bigDistributorLink&quot;&amp;[.O109]&amp;&quot;&gt;http://www.digikey.com/product-search/en?keywords=&quot;&amp;[.K$49]&amp;&quot;&lt;/bigDistributorLink&quot;&amp;[.O109]&amp;&quot;&gt;&quot;" office:value-type="string" office:string-value="&lt;bigDistributorLink99&gt;http://www.digikey.com/product-search/en?keywords=&lt;/bigDistributorLink99&gt;">
            <text:p>&lt;bigDistributorLink99&gt;http://www.digikey.com/product-search/en?keywords=&lt;/bigDistributorLink99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" office:value-type="string">
            <text:p>Mouser</text:p>
          </table:table-cell>
          <table:table-cell table:style-name="ce2" office:value-type="string">
            <text:p>COUNT</text:p>
          </table:table-cell>
          <table:table-cell table:formula="of:=IF([.K55]&lt;&gt;&quot;&quot;;&quot;&lt;bigDistributorCompany1&gt;C-DIGK&lt;/bigDistributorCompany1&gt;&quot;;&quot;&quot;)">
            <text:p/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8" table:formula="of:=IF([.L$49]&lt;&gt;&quot;&quot;;&quot;xxxxxx&quot;;&quot;&quot;)">
            <text:p/>
          </table:table-cell>
          <table:table-cell table:style-name="ce10" table:formula="of:=[.L50]" office:value-type="float" office:value="99">
            <text:p>99</text:p>
          </table:table-cell>
          <table:table-cell table:formula="of:=&quot;&lt;bigDistributorCompanyCode&quot;&amp;[.O115]&amp;&quot;&gt;C-MOUS&lt;/bigDistributorCompanyCode&quot;&amp;[.O115]&amp;&quot;&gt;&quot;" office:value-type="string" office:string-value="&lt;bigDistributorCompanyCode99&gt;C-MOUS&lt;/bigDistributorCompanyCode99&gt;">
            <text:p>&lt;bigDistributorCompanyCode99&gt;C-MOUS&lt;/bigDistributorCompanyCod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15]&amp;&quot;&gt;Mouser&lt;/bigDistributorCompany&quot;&amp;[.O115]&amp;&quot;&gt;&quot;" office:value-type="string" office:string-value="&lt;bigDistributorCompany99&gt;Mouser&lt;/bigDistributorCompany99&gt;">
            <text:p>&lt;bigDistributorCompany99&gt;Mouser&lt;/bigDistributorCompany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15]&amp;&quot;&gt;&quot;&amp;[.L$49]&amp;&quot;&lt;/bigDistributorPartID&quot;&amp;[.O115]&amp;&quot;&gt;&quot;" office:value-type="string" office:string-value="&lt;bigDistributorPartID99&gt;&lt;/bigDistributorPartID99&gt;">
            <text:p>&lt;bigDistributorPartID99&gt;&lt;/bigDistributorPartID99&gt;</text:p>
          </table:table-cell>
          <table:table-cell table:number-columns-repeated="1008"/>
        </table:table-row>
        <table:table-row table:style-name="ro1">
          <table:table-cell table:number-columns-repeated="10"/>
          <table:table-cell/>
          <table:table-cell table:number-columns-repeated="4"/>
          <table:table-cell table:formula="of:=&quot;&lt;bigDistributorLink&quot;&amp;[.O115]&amp;&quot;&gt;http://www.mouser.co.uk/Search/Refine.aspx?Keyword=&quot;&amp;[.L$49]&amp;&quot;&lt;/bigDistributorLink&quot;&amp;[.O115]&amp;&quot;&gt;&quot;" office:value-type="string" office:string-value="&lt;bigDistributorLink99&gt;http://www.mouser.co.uk/Search/Refine.aspx?Keyword=&lt;/bigDistributorLink99&gt;">
            <text:p>&lt;bigDistributorLink99&gt;http://www.mouser.co.uk/Search/Refine.aspx?Keyword=&lt;/bigDistributorLink99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1" office:value-type="string">
            <text:p>Farnell</text:p>
          </table:table-cell>
          <table:table-cell table:style-name="ce2" office:value-type="string">
            <text:p>COUNT</text:p>
          </table:table-cell>
          <table:table-cell table:formula="of:=IF([.K61]&lt;&gt;&quot;&quot;;&quot;&lt;bigDistributorCompany1&gt;C-DIGK&lt;/bigDistributorCompany1&gt;&quot;;&quot;&quot;)">
            <text:p/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8" table:formula="of:=IF([.M$49]&lt;&gt;&quot;&quot;;&quot;xxxxxx&quot;;&quot;&quot;)">
            <text:p/>
          </table:table-cell>
          <table:table-cell table:style-name="ce10" table:formula="of:=[.M50]" office:value-type="float" office:value="99">
            <text:p>99</text:p>
          </table:table-cell>
          <table:table-cell table:formula="of:=&quot;&lt;bigDistributorCompanyCode&quot;&amp;[.O121]&amp;&quot;&gt;C-FARN&lt;/bigDistributorCompanyCode&quot;&amp;[.O121]&amp;&quot;&gt;&quot;" office:value-type="string" office:string-value="&lt;bigDistributorCompanyCode99&gt;C-FARN&lt;/bigDistributorCompanyCode99&gt;">
            <text:p>&lt;bigDistributorCompanyCode99&gt;C-FARN&lt;/bigDistributorCompanyCod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21]&amp;&quot;&gt;Farnell&lt;/bigDistributorCompany&quot;&amp;[.O121]&amp;&quot;&gt;&quot;" office:value-type="string" office:string-value="&lt;bigDistributorCompany99&gt;Farnell&lt;/bigDistributorCompany99&gt;">
            <text:p>&lt;bigDistributorCompany99&gt;Farnell&lt;/bigDistributorCompany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21]&amp;&quot;&gt;&quot;&amp;[.M$49]&amp;&quot;&lt;/bigDistributorPartID&quot;&amp;[.O121]&amp;&quot;&gt;&quot;" office:value-type="string" office:string-value="&lt;bigDistributorPartID99&gt;&lt;/bigDistributorPartID99&gt;">
            <text:p>&lt;bigDistributorPartID99&gt;&lt;/bigDistributorPartID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Link&quot;&amp;[.O121]&amp;&quot;&gt;&lt;![CDATA[http://uk.farnell.com/webapp/wcs/stores/servlet/Search?catalogId=15001&amp;langId=44&amp;storeId=10151&amp;categoryName=All%20Categories&amp;selectedCategoryId=&amp;gs=true&amp;st=&quot;&amp;[.M$49]&amp;&quot;]]&gt;&lt;/bigDistributorLink&quot;&amp;[.O121]&amp;&quot;&gt;&quot;" office:value-type="string" office:string-value="&lt;bigDistributorLink99&gt;&lt;![CDATA[http://uk.farnell.com/webapp/wcs/stores/servlet/Search?catalogId=15001&amp;langId=44&amp;storeId=10151&amp;categoryName=All%20Categories&amp;selectedCategoryId=&amp;gs=true&amp;st=]]&gt;&lt;/bigDistributorLink99&gt;">
            <text:p>&lt;bigDistributorLink99&gt;&lt;![CDATA[http://uk.farnell.com/webapp/wcs/stores/servlet/Search?catalogId=15001&amp;langId=44&amp;storeId=10151&amp;categoryName=All%20Categories&amp;selectedCategoryId=&amp;gs=true&amp;st=]]&gt;&lt;/bigDistributorLink99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" office:value-type="string">
            <text:p>RS</text:p>
          </table:table-cell>
          <table:table-cell table:style-name="ce2" office:value-type="string">
            <text:p>COUNT</text:p>
          </table:table-cell>
          <table:table-cell table:formula="of:=IF([.K67]&lt;&gt;&quot;&quot;;&quot;&lt;bigDistributorCompany1&gt;C-DIGK&lt;/bigDistributorCompany1&gt;&quot;;&quot;&quot;)">
            <text:p/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8" table:formula="of:=IF([.N$49]&lt;&gt;&quot;&quot;;&quot;xxxxxx&quot;;&quot;&quot;)">
            <text:p/>
          </table:table-cell>
          <table:table-cell table:style-name="ce10" table:formula="of:=[.N50]" office:value-type="float" office:value="99">
            <text:p>99</text:p>
          </table:table-cell>
          <table:table-cell table:formula="of:=&quot;&lt;bigDistributorCompanyCode&quot;&amp;[.O127]&amp;&quot;&gt;C-RSRS&lt;/bigDistributorCompanyCode&quot;&amp;[.O127]&amp;&quot;&gt;&quot;" office:value-type="string" office:string-value="&lt;bigDistributorCompanyCode99&gt;C-RSRS&lt;/bigDistributorCompanyCode99&gt;">
            <text:p>&lt;bigDistributorCompanyCode99&gt;C-RSRS&lt;/bigDistributorCompanyCod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27]&amp;&quot;&gt;RS Electronics&lt;/bigDistributorCompany&quot;&amp;[.O127]&amp;&quot;&gt;&quot;" office:value-type="string" office:string-value="&lt;bigDistributorCompany99&gt;RS Electronics&lt;/bigDistributorCompany99&gt;">
            <text:p>&lt;bigDistributorCompany99&gt;RS Electronics&lt;/bigDistributorCompany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27]&amp;&quot;&gt;&quot;&amp;[.N$49]&amp;&quot;&lt;/bigDistributorPartID&quot;&amp;[.O127]&amp;&quot;&gt;&quot;" office:value-type="string" office:string-value="&lt;bigDistributorPartID99&gt;&lt;/bigDistributorPartID99&gt;">
            <text:p>&lt;bigDistributorPartID99&gt;&lt;/bigDistributorPartID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Link&quot;&amp;[.O127]&amp;&quot;&gt;&lt;![CDATA[http://uk.rs-online.com/web/c/?sra=oss&amp;r=t&amp;searchTerm=&quot;&amp;[.N$49]&amp;&quot;]]&gt;&lt;/bigDistributorLink&quot;&amp;[.O127]&amp;&quot;&gt;&quot;" office:value-type="string" office:string-value="&lt;bigDistributorLink99&gt;&lt;![CDATA[http://uk.rs-online.com/web/c/?sra=oss&amp;r=t&amp;searchTerm=]]&gt;&lt;/bigDistributorLink99&gt;">
            <text:p>&lt;bigDistributorLink99&gt;&lt;![CDATA[http://uk.rs-online.com/web/c/?sra=oss&amp;r=t&amp;searchTerm=]]&gt;&lt;/bigDistributorLink99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" office:value-type="string">
            <text:p>RAPID</text:p>
          </table:table-cell>
          <table:table-cell table:style-name="ce2" office:value-type="string">
            <text:p>COUNT</text:p>
          </table:table-cell>
          <table:table-cell table:formula="of:=IF([.K112]&lt;&gt;&quot;&quot;;&quot;&lt;bigDistributorCompany1&gt;C-DIGK&lt;/bigDistributorCompany1&gt;&quot;;&quot;&quot;)">
            <text:p/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8" table:formula="of:=IF([.O$49]&lt;&gt;&quot;&quot;;&quot;xxxxxx&quot;;&quot;&quot;)">
            <text:p/>
          </table:table-cell>
          <table:table-cell table:style-name="ce10" table:formula="of:=[.O50]" office:value-type="float" office:value="99">
            <text:p>99</text:p>
          </table:table-cell>
          <table:table-cell table:formula="of:=&quot;&lt;bigDistributorCompanyCode&quot;&amp;[.O133]&amp;&quot;&gt;C-RAPI&lt;/bigDistributorCompanyCode&quot;&amp;[.O133]&amp;&quot;&gt;&quot;" office:value-type="string" office:string-value="&lt;bigDistributorCompanyCode99&gt;C-RAPI&lt;/bigDistributorCompanyCode99&gt;">
            <text:p>&lt;bigDistributorCompanyCode99&gt;C-RAPI&lt;/bigDistributorCompanyCod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33]&amp;&quot;&gt;Rapid Electronics&lt;/bigDistributorCompany&quot;&amp;[.O133]&amp;&quot;&gt;&quot;" office:value-type="string" office:string-value="&lt;bigDistributorCompany99&gt;Rapid Electronics&lt;/bigDistributorCompany99&gt;">
            <text:p>&lt;bigDistributorCompany99&gt;Rapid Electronics&lt;/bigDistributorCompany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33]&amp;&quot;&gt;&quot;&amp;[.O$49]&amp;&quot;&lt;/bigDistributorPartID&quot;&amp;[.O133]&amp;&quot;&gt;&quot;" office:value-type="string" office:string-value="&lt;bigDistributorPartID99&gt;&lt;/bigDistributorPartID99&gt;">
            <text:p>&lt;bigDistributorPartID99&gt;&lt;/bigDistributorPartID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Link&quot;&amp;[.O133]&amp;&quot;&gt;&lt;![CDATA[http://www.rapidonline.com/Search?query=&quot;&amp;[.O$49]&amp;&quot;&amp;filterSearchScope=1]]&gt;&lt;/bigDistributorLink&quot;&amp;[.O133]&amp;&quot;&gt;&quot;" office:value-type="string" office:string-value="&lt;bigDistributorLink99&gt;&lt;![CDATA[http://www.rapidonline.com/Search?query=&amp;filterSearchScope=1]]&gt;&lt;/bigDistributorLink99&gt;">
            <text:p>&lt;bigDistributorLink99&gt;&lt;![CDATA[http://www.rapidonline.com/Search?query=&amp;filterSearchScope=1]]&gt;&lt;/bigDistributorLink99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" office:value-type="string">
            <text:p>SEEED</text:p>
          </table:table-cell>
          <table:table-cell table:style-name="ce2" office:value-type="string">
            <text:p>COUNT</text:p>
          </table:table-cell>
          <table:table-cell table:formula="of:=IF([.K118]&lt;&gt;&quot;&quot;;&quot;&lt;bigDistributorCompany1&gt;C-DIGK&lt;/bigDistributorCompany1&gt;&quot;;&quot;&quot;)">
            <text:p/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10" office:value-type="float" office:value="5">
            <text:p>5</text:p>
          </table:table-cell>
          <table:table-cell table:formula="of:=&quot;&lt;bigDistributorCompanyCode&quot;&amp;[.O139]&amp;&quot;&gt;C-SEEE&lt;/bigDistributorCompanyCode&quot;&amp;[.O139]&amp;&quot;&gt;&quot;" office:value-type="string" office:string-value="&lt;bigDistributorCompanyCode5&gt;C-SEEE&lt;/bigDistributorCompanyCode5&gt;">
            <text:p>&lt;bigDistributorCompanyCode5&gt;C-SEEE&lt;/bigDistributorCompanyCode5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39]&amp;&quot;&gt;SEEED Studio&lt;/bigDistributorCompany&quot;&amp;[.O139]&amp;&quot;&gt;&quot;" office:value-type="string" office:string-value="&lt;bigDistributorCompany5&gt;SEEED Studio&lt;/bigDistributorCompany5&gt;">
            <text:p>&lt;bigDistributorCompany5&gt;SEEED Studio&lt;/bigDistributorCompany5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39]&amp;&quot;&gt;&quot;&amp;[.C$49]&amp;&quot;&lt;/bigDistributorPartID&quot;&amp;[.O139]&amp;&quot;&gt;&quot;" office:value-type="string" office:string-value="&lt;bigDistributorPartID5&gt;304090061&lt;/bigDistributorPartID5&gt;">
            <text:p>&lt;bigDistributorPartID5&gt;304090061&lt;/bigDistributorPartID5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Link&quot;&amp;[.O139]&amp;&quot;&gt;&lt;![CDATA[&quot; &amp; [.J51] &amp; &quot;]]&gt;&lt;/bigDistributorLink&quot;&amp;[.O139]&amp;&quot;&gt;&quot;" office:value-type="string" office:string-value="&lt;bigDistributorLink5&gt;&lt;![CDATA[http://www.seeedstudio.com/depot/s/304090061.html?search_in_description=0]]&gt;&lt;/bigDistributorLink5&gt;">
            <text:p>&lt;bigDistributorLink5&gt;&lt;![CDATA[http://www.seeedstudio.com/depot/s/304090061.html?search_in_description=0]]&gt;&lt;/bigDistributorLink5&gt;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L</text:p>
          </table:table-cell>
          <table:table-cell/>
          <table:table-cell table:style-name="ce2" office:value-type="string">
            <text:p>SKIP</text:p>
          </table:table-cell>
          <table:table-cell/>
          <table:table-cell table:formula="of:=&quot;&lt;bigDistributorName&quot;&amp;[.O139]&amp;&quot;&gt;&quot;&amp;[.E$49]&amp;&quot;&lt;/bigDistributorName&quot;&amp;[.O139]&amp;&quot;&gt;&quot;" office:value-type="string" office:string-value="&lt;bigDistributorName5&gt;SMD LED Clear-Blue&lt;/bigDistributorName5&gt;">
            <text:p>&lt;bigDistributorName5&gt;SMD LED Clear-Blue&lt;/bigDistributorName5&gt;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0603</text:p>
          </table:table-cell>
          <table:table-cell table:style-name="ce2"/>
          <table:table-cell table:style-name="ce6" office:value-type="string">
            <text:p>J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table:number-columns-repeated="5"/>
          <table:table-cell table:style-name="ce3" office:value-type="string">
            <text:p>&lt;drawItem&gt;template;XXXX-0603-X-XXXX-XX-bbls&lt;/drawItem&gt;</text:p>
          </table:table-cell>
          <table:table-cell table:style-name="ce3"/>
          <table:table-cell table:style-name="ce19" table:formula="of:=IF(INDIRECT([.N$144]&amp;145)&lt;&gt;&quot;&quot;;INDIRECT([.N$144]&amp;145);&quot;&quot;)">
            <text:p/>
          </table:table-cell>
          <table:table-cell office:value-type="string">
            <text:p>oompBBLS</text:p>
          </table:table-cell>
          <table:table-cell table:formula="of:=&quot;&lt;&quot;&amp;[.O145]&amp;&quot;&gt;&quot; &amp;[.N145]&amp;&quot;&lt;/&quot;&amp;[.O145]&amp;&quot;&gt;&quot;" office:value-type="string" office:string-value="&lt;oompBBLS&gt;&lt;/oompBBLS&gt;">
            <text:p>&lt;oompBBLS&gt;&lt;/oompBBLS&gt;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ce3" table:number-columns-repeated="5"/>
          <table:table-cell table:style-name="ce3" office:value-type="string">
            <text:p>&lt;drawItem&gt;template;XXXX-0603-X-XXXX-XX-diag&lt;/drawItem&gt;</text:p>
          </table:table-cell>
          <table:table-cell table:style-name="ce3"/>
          <table:table-cell table:style-name="ce19" table:formula="of:=IF(INDIRECT([.N$144]&amp;146)&lt;&gt;&quot;&quot;;INDIRECT([.N$144]&amp;146);&quot;&quot;)">
            <text:p/>
          </table:table-cell>
          <table:table-cell office:value-type="string">
            <text:p>oompDIAG</text:p>
          </table:table-cell>
          <table:table-cell table:formula="of:=&quot;&lt;&quot;&amp;[.O146]&amp;&quot;&gt;&quot; &amp;[.N146]&amp;&quot;&lt;/&quot;&amp;[.O146]&amp;&quot;&gt;&quot;" office:value-type="string" office:string-value="&lt;oompDIAG&gt;&lt;/oompDIAG&gt;">
            <text:p>&lt;oompDIAG&gt;&lt;/oompDIAG&gt;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ce3" table:number-columns-repeated="5"/>
          <table:table-cell table:style-name="ce3" office:value-type="string">
            <text:p>&lt;drawItem&gt;template;XXXX-0603-X-XXXX-XX-iden&lt;/drawItem&gt;</text:p>
          </table:table-cell>
          <table:table-cell table:style-name="ce3"/>
          <table:table-cell table:style-name="ce19" table:formula="of:=IF(INDIRECT([.N$144]&amp;147)&lt;&gt;&quot;&quot;;INDIRECT([.N$144]&amp;147);&quot;&quot;)">
            <text:p/>
          </table:table-cell>
          <table:table-cell office:value-type="string">
            <text:p>oompIDEN</text:p>
          </table:table-cell>
          <table:table-cell table:formula="of:=&quot;&lt;&quot;&amp;[.O147]&amp;&quot;&gt;&quot; &amp;[.N147]&amp;&quot;&lt;/&quot;&amp;[.O147]&amp;&quot;&gt;&quot;" office:value-type="string" office:string-value="&lt;oompIDEN&gt;&lt;/oompIDEN&gt;">
            <text:p>&lt;oompIDEN&gt;&lt;/oompIDEN&gt;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ce3" table:number-columns-repeated="5"/>
          <table:table-cell table:style-name="ce3" office:value-type="string">
            <text:p>&lt;drawItem&gt;template;RESE-XXXX-X-XXXX-XX-schem&lt;/drawItem&gt;</text:p>
          </table:table-cell>
          <table:table-cell table:style-name="ce3"/>
          <table:table-cell table:style-name="ce19" table:formula="of:=IF(INDIRECT([.N$144]&amp;148)&lt;&gt;&quot;&quot;;INDIRECT([.N$144]&amp;148);&quot;&quot;)">
            <text:p/>
          </table:table-cell>
          <table:table-cell office:value-type="string">
            <text:p>oompSCHEM</text:p>
          </table:table-cell>
          <table:table-cell table:formula="of:=&quot;&lt;&quot;&amp;[.O148]&amp;&quot;&gt;&quot; &amp;[.N148]&amp;&quot;&lt;/&quot;&amp;[.O148]&amp;&quot;&gt;&quot;" office:value-type="string" office:string-value="&lt;oompSCHEM&gt;&lt;/oompSCHEM&gt;">
            <text:p>&lt;oompSCHEM&gt;&lt;/oompSCHEM&gt;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ce3" table:number-columns-repeated="5"/>
          <table:table-cell table:style-name="ce3" office:value-type="string">
            <text:p>&lt;drawItem&gt;template;XXXX-0603-X-XXXX-XX-simp&lt;/drawItem&gt;</text:p>
          </table:table-cell>
          <table:table-cell table:style-name="ce3"/>
          <table:table-cell table:style-name="ce19" table:formula="of:=IF(INDIRECT([.N$144]&amp;149)&lt;&gt;&quot;&quot;;INDIRECT([.N$144]&amp;149);&quot;&quot;)">
            <text:p/>
          </table:table-cell>
          <table:table-cell office:value-type="string">
            <text:p>oompSIMP</text:p>
          </table:table-cell>
          <table:table-cell table:formula="of:=&quot;&lt;&quot;&amp;[.O149]&amp;&quot;&gt;&quot; &amp;[.N149]&amp;&quot;&lt;/&quot;&amp;[.O149]&amp;&quot;&gt;&quot;" office:value-type="string" office:string-value="&lt;oompSIMP&gt;&lt;/oompSIMP&gt;">
            <text:p>&lt;oompSIMP&gt;&lt;/oompSIMP&gt;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2"/>
          <table:table-cell table:style-name="ce2"/>
          <table:table-cell table:style-name="ce10" table:formula="of:=[.C30]" office:value-type="float" office:value="0">
            <text:p>0</text:p>
          </table:table-cell>
          <table:table-cell office:value-type="string">
            <text:p>ooPackageMarking</text:p>
          </table:table-cell>
          <table:table-cell table:formula="of:=&quot;&lt;&quot;&amp;[.O152]&amp;&quot;&gt;&quot; &amp;[.N152]&amp;&quot;&lt;/&quot;&amp;[.O152]&amp;&quot;&gt;&quot;" office:value-type="string" office:string-value="&lt;ooPackageMarking&gt;0&lt;/ooPackageMarking&gt;">
            <text:p>&lt;ooPackageMarking&gt;0&lt;/ooPackageMarking&gt;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10" table:formula="of:=[.C29]" office:value-type="string" office:string-value="D">
            <text:p>D</text:p>
          </table:table-cell>
          <table:table-cell office:value-type="string">
            <text:p>ooDesignator</text:p>
          </table:table-cell>
          <table:table-cell table:formula="of:=&quot;&lt;&quot;&amp;[.O153]&amp;&quot;&gt;&quot; &amp;[.N153]&amp;&quot;&lt;/&quot;&amp;[.O153]&amp;&quot;&gt;&quot;" office:value-type="string" office:string-value="&lt;ooDesignator&gt;D&lt;/ooDesignator&gt;">
            <text:p>&lt;ooDesignator&gt;D&lt;/ooDesignator&gt;</text:p>
          </table:table-cell>
          <table:table-cell table:number-columns-repeated="1008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5"/>
          <table:table-cell office:value-type="string">
            <text:p>&lt;/newOOMP&gt;</text:p>
          </table:table-cell>
          <table:table-cell table:number-columns-repeated="1008"/>
        </table:table-row>
        <table:table-row table:style-name="ro2">
          <table:table-cell table:number-columns-repeated="15"/>
          <table:table-cell office:value-type="string">
            <text:p>&lt;/xml&gt;</text:p>
          </table:table-cell>
          <table:table-cell table:number-columns-repeated="1008"/>
        </table:table-row>
      </table:table>
      <table:table table:name="Testing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Testing IS OOMP PART IN OPL</text:p>
          </table:table-cell>
          <table:table-cell table:number-columns-repeated="6"/>
          <table:table-cell office:value-type="string">
            <text:p>Testing is OPL Part in OOMP</text:p>
          </table:table-cell>
          <table:table-cell table:number-columns-repeated="5"/>
        </table:table-row>
        <table:table-row table:style-name="ro1">
          <table:table-cell office:value-type="string">
            <text:p>OOMP ID</text:p>
          </table:table-cell>
          <table:table-cell office:value-type="string">
            <text:p>OOMP NAME</text:p>
          </table:table-cell>
          <table:table-cell office:value-type="string">
            <text:p>SEEED ID</text:p>
          </table:table-cell>
          <table:table-cell office:value-type="string">
            <text:p>In OPL</text:p>
          </table:table-cell>
          <table:table-cell office:value-type="string">
            <text:p>Name In OPL</text:p>
          </table:table-cell>
          <table:table-cell table:number-columns-repeated="2"/>
          <table:table-cell office:value-type="string">
            <text:p>OPL ID</text:p>
          </table:table-cell>
          <table:table-cell office:value-type="string">
            <text:p>OPL Name</text:p>
          </table:table-cell>
          <table:table-cell/>
          <table:table-cell office:value-type="string">
            <text:p>OOMP OPL</text:p>
          </table:table-cell>
          <table:table-cell table:formula="of:=COUNT([.L4:.L565])" office:value-type="float" office:value="75">
            <text:p>75</text:p>
          </table:table-cell>
          <table:table-cell/>
        </table:table-row>
        <table:table-row table:style-name="ro1">
          <table:table-cell table:formula="of:=IF(['OOMLOUT-OOMP'.A3]&lt;&gt;&quot;&quot;;['OOMLOUT-OOMP'.A3];&quot;&quot;)" office:value-type="string" office:string-value="ANTE-18-X-M4X4-01">
            <text:p>ANTE-18-X-M4X4-01</text:p>
          </table:table-cell>
          <table:table-cell table:formula="of:=IF(['OOMLOUT-OOMP'.B3]&lt;&gt;&quot;&quot;;['OOMLOUT-OOMP'.B3];&quot;&quot;)" office:value-type="string" office:string-value="18 mm Quad Band (850/900/1800/1900 Mhz) Antenna">
            <text:p>18 mm Quad Band (850/900/1800/1900 Mhz) Antenna</text:p>
          </table:table-cell>
          <table:table-cell table:formula="of:=IF(['OOMLOUT-OOMP'.B3]&lt;&gt;&quot;&quot;;['OOMLOUT-OOMP'.H3];&quot;&quot;)" office:value-type="string" office:string-value="318020014 ">
            <text:p>318020014 </text:p>
          </table:table-cell>
          <table:table-cell table:formula="of:==IF([.A4]&lt;&gt;&quot;&quot;;VLOOKUP(VALUE([.C4]);['SEEED OPL'.$A$4:.$A$534];1;0);&quot;&quot;)" office:value-type="float" office:value="318020014">
            <text:p>318020014</text:p>
          </table:table-cell>
          <table:table-cell table:formula="of:=IF([.A4]&lt;&gt;&quot;&quot;;VLOOKUP(VALUE([.C4]);['SEEED OPL'.$A$4:.$B$534];2;0);&quot;&quot;)" office:value-type="string" office:string-value="IPEX-PCB-113-L42">
            <text:p>IPEX-PCB-113-L42</text:p>
          </table:table-cell>
          <table:table-cell table:number-columns-repeated="2"/>
          <table:table-cell table:formula="of:=IF(['SEEED OPL'.A4]&lt;&gt;&quot;&quot;;['SEEED OPL'.A4];&quot;&quot;)" office:value-type="float" office:value="306010055">
            <text:p>306010055</text:p>
          </table:table-cell>
          <table:table-cell table:formula="of:=IF(['SEEED OPL'.B4]&lt;&gt;&quot;&quot;;['SEEED OPL'.B4];&quot;&quot;)" office:value-type="string" office:string-value="FC-135">
            <text:p>FC-135</text:p>
          </table:table-cell>
          <table:table-cell table:formula="of:=IF(['SEEED OPL'.C4]&lt;&gt;&quot;&quot;;['SEEED OPL'.C4];&quot;&quot;)" office:value-type="string" office:string-value="SMD Crystal 32.768KHz-7pF-20ppm-70k">
            <text:p>SMD Crystal 32.768KHz-7pF-20ppm-70k</text:p>
          </table:table-cell>
          <table:table-cell table:formula="of:=IF([.H4]&lt;&gt;&quot;&quot;;VLOOKUP([.$H4]&amp;&quot; &quot;;['OOMLOUT-OOMP'.$H$3:.$H$829];1;0);&quot;&quot;)" office:value-type="string" office:string-value="306010055 ">
            <text:p>306010055 </text:p>
          </table:table-cell>
          <table:table-cell table:formula="of:=IF(ISNA([.K4]);1;&quot;&quot;)">
            <text:p/>
          </table:table-cell>
          <table:table-cell/>
        </table:table-row>
        <table:table-row table:style-name="ro1">
          <table:table-cell table:formula="of:=IF(['OOMLOUT-OOMP'.A4]&lt;&gt;&quot;&quot;;['OOMLOUT-OOMP'.A4];&quot;&quot;)" office:value-type="string" office:string-value="ANTE-40-X-G24-01">
            <text:p>ANTE-40-X-G24-01</text:p>
          </table:table-cell>
          <table:table-cell table:formula="of:=IF(['OOMLOUT-OOMP'.B4]&lt;&gt;&quot;&quot;;['OOMLOUT-OOMP'.B4];&quot;&quot;)" office:value-type="string" office:string-value="40 mm 2.4 Ghz Antenna">
            <text:p>40 mm 2.4 Ghz Antenna</text:p>
          </table:table-cell>
          <table:table-cell table:formula="of:=IF(['OOMLOUT-OOMP'.B4]&lt;&gt;&quot;&quot;;['OOMLOUT-OOMP'.H4];&quot;&quot;)" office:value-type="string" office:string-value="318020019 ">
            <text:p>318020019 </text:p>
          </table:table-cell>
          <table:table-cell table:formula="of:==IF([.A5]&lt;&gt;&quot;&quot;;VLOOKUP(VALUE([.C5]);['SEEED OPL'.$A$4:.$A$534];1;0);&quot;&quot;)" office:value-type="float" office:value="318020019">
            <text:p>318020019</text:p>
          </table:table-cell>
          <table:table-cell table:formula="of:=IF([.A5]&lt;&gt;&quot;&quot;;VLOOKUP(VALUE([.C5]);['SEEED OPL'.$A$4:.$B$534];2;0);&quot;&quot;)" office:value-type="string" office:string-value="3020-1766">
            <text:p>3020-1766</text:p>
          </table:table-cell>
          <table:table-cell table:number-columns-repeated="2"/>
          <table:table-cell table:formula="of:=IF(['SEEED OPL'.A5]&lt;&gt;&quot;&quot;;['SEEED OPL'.A5];&quot;&quot;)" office:value-type="float" office:value="306010037">
            <text:p>306010037</text:p>
          </table:table-cell>
          <table:table-cell table:formula="of:=IF(['SEEED OPL'.B5]&lt;&gt;&quot;&quot;;['SEEED OPL'.B5];&quot;&quot;)" office:value-type="string" office:string-value="49S/18PF">
            <text:p>49S/18PF</text:p>
          </table:table-cell>
          <table:table-cell table:formula="of:=IF(['SEEED OPL'.C5]&lt;&gt;&quot;&quot;;['SEEED OPL'.C5];&quot;&quot;)" office:value-type="string" office:string-value="DIP Crystal 16MHz-18pF-30ppm-50R">
            <text:p>DIP Crystal 16MHz-18pF-30ppm-50R</text:p>
          </table:table-cell>
          <table:table-cell table:formula="of:=IF([.H5]&lt;&gt;&quot;&quot;;VLOOKUP([.$H5]&amp;&quot; &quot;;['OOMLOUT-OOMP'.$H$3:.$H$829];1;0);&quot;&quot;)" office:value-type="float" office:value="0">
            <text:p>#N/A</text:p>
          </table:table-cell>
          <table:table-cell table:formula="of:=IF(ISNA([.K5]);1;&quot;&quot;)" office:value-type="float" office:value="1">
            <text:p>1</text:p>
          </table:table-cell>
          <table:table-cell office:value-type="string">
            <text:p>OKAY</text:p>
          </table:table-cell>
        </table:table-row>
        <table:table-row table:style-name="ro1">
          <table:table-cell table:formula="of:=IF(['OOMLOUT-OOMP'.A5]&lt;&gt;&quot;&quot;;['OOMLOUT-OOMP'.A5];&quot;&quot;)" office:value-type="string" office:string-value="ANTE-SMA-X-G24-01">
            <text:p>ANTE-SMA-X-G24-01</text:p>
          </table:table-cell>
          <table:table-cell table:formula="of:=IF(['OOMLOUT-OOMP'.B5]&lt;&gt;&quot;&quot;;['OOMLOUT-OOMP'.B5];&quot;&quot;)" office:value-type="string" office:string-value="SMA 2.4 Ghz Antenna">
            <text:p>SMA 2.4 Ghz Antenna</text:p>
          </table:table-cell>
          <table:table-cell table:formula="of:=IF(['OOMLOUT-OOMP'.B5]&lt;&gt;&quot;&quot;;['OOMLOUT-OOMP'.H5];&quot;&quot;)" office:value-type="string" office:string-value="318020010 ">
            <text:p>318020010 </text:p>
          </table:table-cell>
          <table:table-cell table:formula="of:==IF([.A6]&lt;&gt;&quot;&quot;;VLOOKUP(VALUE([.C6]);['SEEED OPL'.$A$4:.$A$534];1;0);&quot;&quot;)" office:value-type="float" office:value="318020010">
            <text:p>318020010</text:p>
          </table:table-cell>
          <table:table-cell table:formula="of:=IF([.A6]&lt;&gt;&quot;&quot;;VLOOKUP(VALUE([.C6]);['SEEED OPL'.$A$4:.$B$534];2;0);&quot;&quot;)" office:value-type="string" office:string-value="RH0111-30002">
            <text:p>RH0111-30002</text:p>
          </table:table-cell>
          <table:table-cell table:number-columns-repeated="2"/>
          <table:table-cell table:formula="of:=IF(['SEEED OPL'.A6]&lt;&gt;&quot;&quot;;['SEEED OPL'.A6];&quot;&quot;)" office:value-type="float" office:value="306010054">
            <text:p>306010054</text:p>
          </table:table-cell>
          <table:table-cell table:formula="of:=IF(['SEEED OPL'.B6]&lt;&gt;&quot;&quot;;['SEEED OPL'.B6];&quot;&quot;)" office:value-type="string" office:string-value="X053201602002">
            <text:p>X053201602002</text:p>
          </table:table-cell>
          <table:table-cell table:formula="of:=IF(['SEEED OPL'.C6]&lt;&gt;&quot;&quot;;['SEEED OPL'.C6];&quot;&quot;)" office:value-type="string" office:string-value="SMD Crystal 16MHz-8pF-20ppm-40R">
            <text:p>SMD Crystal 16MHz-8pF-20ppm-40R</text:p>
          </table:table-cell>
          <table:table-cell table:formula="of:=IF([.H6]&lt;&gt;&quot;&quot;;VLOOKUP([.$H6]&amp;&quot; &quot;;['OOMLOUT-OOMP'.$H$3:.$H$829];1;0);&quot;&quot;)" office:value-type="string" office:string-value="306010054 ">
            <text:p>306010054 </text:p>
          </table:table-cell>
          <table:table-cell table:formula="of:=IF(ISNA([.K6]);1;&quot;&quot;)">
            <text:p/>
          </table:table-cell>
          <table:table-cell/>
        </table:table-row>
        <table:table-row table:style-name="ro1">
          <table:table-cell table:formula="of:=IF(['OOMLOUT-OOMP'.A6]&lt;&gt;&quot;&quot;;['OOMLOUT-OOMP'.A6];&quot;&quot;)" office:value-type="string" office:string-value="BAHO-CR1220-M-SMDS-01">
            <text:p>BAHO-CR1220-M-SMDS-01</text:p>
          </table:table-cell>
          <table:table-cell table:formula="of:=IF(['OOMLOUT-OOMP'.B6]&lt;&gt;&quot;&quot;;['OOMLOUT-OOMP'.B6];&quot;&quot;)" office:value-type="string" office:string-value="CR1220 SMD Metal Battery Holder">
            <text:p>CR1220 SMD Metal Battery Holder</text:p>
          </table:table-cell>
          <table:table-cell table:formula="of:=IF(['OOMLOUT-OOMP'.B6]&lt;&gt;&quot;&quot;;['OOMLOUT-OOMP'.H6];&quot;&quot;)" office:value-type="string" office:string-value="320170002 ">
            <text:p>320170002 </text:p>
          </table:table-cell>
          <table:table-cell table:formula="of:==IF([.A7]&lt;&gt;&quot;&quot;;VLOOKUP(VALUE([.C7]);['SEEED OPL'.$A$4:.$A$534];1;0);&quot;&quot;)" office:value-type="float" office:value="320170002">
            <text:p>320170002</text:p>
          </table:table-cell>
          <table:table-cell table:formula="of:=IF([.A7]&lt;&gt;&quot;&quot;;VLOOKUP(VALUE([.C7]);['SEEED OPL'.$A$4:.$B$534];2;0);&quot;&quot;)" office:value-type="float" office:value="0">
            <text:p/>
          </table:table-cell>
          <table:table-cell table:number-columns-repeated="2"/>
          <table:table-cell table:formula="of:=IF(['SEEED OPL'.A7]&lt;&gt;&quot;&quot;;['SEEED OPL'.A7];&quot;&quot;)" office:value-type="float" office:value="306010047">
            <text:p>306010047</text:p>
          </table:table-cell>
          <table:table-cell table:formula="of:=IF(['SEEED OPL'.B7]&lt;&gt;&quot;&quot;;['SEEED OPL'.B7];&quot;&quot;)" office:value-type="string" office:string-value="5032/2P">
            <text:p>5032/2P</text:p>
          </table:table-cell>
          <table:table-cell table:formula="of:=IF(['SEEED OPL'.C7]&lt;&gt;&quot;&quot;;['SEEED OPL'.C7];&quot;&quot;)" office:value-type="string" office:string-value="SMD Crystal 12MHz-20pF-20ppm-40R">
            <text:p>SMD Crystal 12MHz-20pF-20ppm-40R</text:p>
          </table:table-cell>
          <table:table-cell table:formula="of:=IF([.H7]&lt;&gt;&quot;&quot;;VLOOKUP([.$H7]&amp;&quot; &quot;;['OOMLOUT-OOMP'.$H$3:.$H$829];1;0);&quot;&quot;)" office:value-type="string" office:string-value="306010047 ">
            <text:p>306010047 </text:p>
          </table:table-cell>
          <table:table-cell table:formula="of:=IF(ISNA([.K7]);1;&quot;&quot;)">
            <text:p/>
          </table:table-cell>
          <table:table-cell/>
        </table:table-row>
        <table:table-row table:style-name="ro1">
          <table:table-cell table:formula="of:=IF(['OOMLOUT-OOMP'.A7]&lt;&gt;&quot;&quot;;['OOMLOUT-OOMP'.A7];&quot;&quot;)" office:value-type="string" office:string-value="BAHO-CR1220-X-SMDS-01">
            <text:p>BAHO-CR1220-X-SMDS-01</text:p>
          </table:table-cell>
          <table:table-cell table:formula="of:=IF(['OOMLOUT-OOMP'.B7]&lt;&gt;&quot;&quot;;['OOMLOUT-OOMP'.B7];&quot;&quot;)" office:value-type="string" office:string-value="CR1220 SMD Battery Holder">
            <text:p>CR1220 SMD Battery Holder</text:p>
          </table:table-cell>
          <table:table-cell table:formula="of:=IF(['OOMLOUT-OOMP'.B7]&lt;&gt;&quot;&quot;;['OOMLOUT-OOMP'.H7];&quot;&quot;)" office:value-type="string" office:string-value="320170000 ">
            <text:p>320170000 </text:p>
          </table:table-cell>
          <table:table-cell table:formula="of:==IF([.A8]&lt;&gt;&quot;&quot;;VLOOKUP(VALUE([.C8]);['SEEED OPL'.$A$4:.$A$534];1;0);&quot;&quot;)" office:value-type="float" office:value="0">
            <text:p>#N/A</text:p>
          </table:table-cell>
          <table:table-cell table:formula="of:=IF([.A8]&lt;&gt;&quot;&quot;;VLOOKUP(VALUE([.C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]&lt;&gt;&quot;&quot;;['SEEED OPL'.A8];&quot;&quot;)" office:value-type="float" office:value="305030028">
            <text:p>305030028</text:p>
          </table:table-cell>
          <table:table-cell table:formula="of:=IF(['SEEED OPL'.B8]&lt;&gt;&quot;&quot;;['SEEED OPL'.B8];&quot;&quot;)" office:value-type="string" office:string-value="2N7002,215">
            <text:p>2N7002,215</text:p>
          </table:table-cell>
          <table:table-cell table:formula="of:=IF(['SEEED OPL'.C8]&lt;&gt;&quot;&quot;;['SEEED OPL'.C8];&quot;&quot;)" office:value-type="string" office:string-value="SMD MOSFET N-CH 60V 300mA">
            <text:p>SMD MOSFET N-CH 60V 300mA</text:p>
          </table:table-cell>
          <table:table-cell table:formula="of:=IF([.H8]&lt;&gt;&quot;&quot;;VLOOKUP([.$H8]&amp;&quot; &quot;;['OOMLOUT-OOMP'.$H$3:.$H$829];1;0);&quot;&quot;)" office:value-type="string" office:string-value="305030028 ">
            <text:p>305030028 </text:p>
          </table:table-cell>
          <table:table-cell table:formula="of:=IF(ISNA([.K8]);1;&quot;&quot;)">
            <text:p/>
          </table:table-cell>
          <table:table-cell/>
        </table:table-row>
        <table:table-row table:style-name="ro1">
          <table:table-cell table:formula="of:=IF(['OOMLOUT-OOMP'.A8]&lt;&gt;&quot;&quot;;['OOMLOUT-OOMP'.A8];&quot;&quot;)" office:value-type="string" office:string-value="BAPI-06-X-STAN-01">
            <text:p>BAPI-06-X-STAN-01</text:p>
          </table:table-cell>
          <table:table-cell table:formula="of:=IF(['OOMLOUT-OOMP'.B8]&lt;&gt;&quot;&quot;;['OOMLOUT-OOMP'.B8];&quot;&quot;)" office:value-type="string" office:string-value="6 mm Badge Pin">
            <text:p>6 mm Badge Pin</text:p>
          </table:table-cell>
          <table:table-cell table:formula="of:=IF(['OOMLOUT-OOMP'.B8]&lt;&gt;&quot;&quot;;['OOMLOUT-OOMP'.H8];&quot;&quot;)" office:value-type="string" office:string-value="323050000 ">
            <text:p>323050000 </text:p>
          </table:table-cell>
          <table:table-cell table:formula="of:==IF([.A9]&lt;&gt;&quot;&quot;;VLOOKUP(VALUE([.C9]);['SEEED OPL'.$A$4:.$A$534];1;0);&quot;&quot;)" office:value-type="float" office:value="323050000">
            <text:p>323050000</text:p>
          </table:table-cell>
          <table:table-cell table:formula="of:=IF([.A9]&lt;&gt;&quot;&quot;;VLOOKUP(VALUE([.C9]);['SEEED OPL'.$A$4:.$B$534];2;0);&quot;&quot;)" office:value-type="float" office:value="0">
            <text:p/>
          </table:table-cell>
          <table:table-cell table:number-columns-repeated="2"/>
          <table:table-cell table:formula="of:=IF(['SEEED OPL'.A9]&lt;&gt;&quot;&quot;;['SEEED OPL'.A9];&quot;&quot;)" office:value-type="float" office:value="305030015">
            <text:p>305030015</text:p>
          </table:table-cell>
          <table:table-cell table:formula="of:=IF(['SEEED OPL'.B9]&lt;&gt;&quot;&quot;;['SEEED OPL'.B9];&quot;&quot;)" office:value-type="string" office:string-value="CJ2302">
            <text:p>CJ2302</text:p>
          </table:table-cell>
          <table:table-cell table:formula="of:=IF(['SEEED OPL'.C9]&lt;&gt;&quot;&quot;;['SEEED OPL'.C9];&quot;&quot;)" office:value-type="string" office:string-value="SMD MOSFET N-CH 20V 2.1A">
            <text:p>SMD MOSFET N-CH 20V 2.1A</text:p>
          </table:table-cell>
          <table:table-cell table:formula="of:=IF([.H9]&lt;&gt;&quot;&quot;;VLOOKUP([.$H9]&amp;&quot; &quot;;['OOMLOUT-OOMP'.$H$3:.$H$829];1;0);&quot;&quot;)" office:value-type="string" office:string-value="305030015 ">
            <text:p>305030015 </text:p>
          </table:table-cell>
          <table:table-cell table:formula="of:=IF(ISNA([.K9]);1;&quot;&quot;)">
            <text:p/>
          </table:table-cell>
          <table:table-cell/>
        </table:table-row>
        <table:table-row table:style-name="ro1">
          <table:table-cell table:formula="of:=IF(['OOMLOUT-OOMP'.A9]&lt;&gt;&quot;&quot;;['OOMLOUT-OOMP'.A9];&quot;&quot;)" office:value-type="string" office:string-value="BREB-P400-C-STAN-01">
            <text:p>BREB-P400-C-STAN-01</text:p>
          </table:table-cell>
          <table:table-cell table:formula="of:=IF(['OOMLOUT-OOMP'.B9]&lt;&gt;&quot;&quot;;['OOMLOUT-OOMP'.B9];&quot;&quot;)" office:value-type="string" office:string-value="400 Point Clear Breadboard">
            <text:p>400 Point Clear Breadboard</text:p>
          </table:table-cell>
          <table:table-cell table:formula="of:=IF(['OOMLOUT-OOMP'.B9]&lt;&gt;&quot;&quot;;['OOMLOUT-OOMP'.H9];&quot;&quot;)" office:value-type="float" office:value="0">
            <text:p>0</text:p>
          </table:table-cell>
          <table:table-cell table:formula="of:==IF([.A10]&lt;&gt;&quot;&quot;;VLOOKUP(VALUE([.C10]);['SEEED OPL'.$A$4:.$A$534];1;0);&quot;&quot;)" office:value-type="float" office:value="0">
            <text:p>#N/A</text:p>
          </table:table-cell>
          <table:table-cell table:formula="of:=IF([.A10]&lt;&gt;&quot;&quot;;VLOOKUP(VALUE([.C1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0]&lt;&gt;&quot;&quot;;['SEEED OPL'.A10];&quot;&quot;)" office:value-type="float" office:value="305030014">
            <text:p>305030014</text:p>
          </table:table-cell>
          <table:table-cell table:formula="of:=IF(['SEEED OPL'.B10]&lt;&gt;&quot;&quot;;['SEEED OPL'.B10];&quot;&quot;)" office:value-type="string" office:string-value="CJ2305">
            <text:p>CJ2305</text:p>
          </table:table-cell>
          <table:table-cell table:formula="of:=IF(['SEEED OPL'.C10]&lt;&gt;&quot;&quot;;['SEEED OPL'.C10];&quot;&quot;)" office:value-type="string" office:string-value="SMD MOSFET P-CH 8V 4.1A">
            <text:p>SMD MOSFET P-CH 8V 4.1A</text:p>
          </table:table-cell>
          <table:table-cell table:formula="of:=IF([.H10]&lt;&gt;&quot;&quot;;VLOOKUP([.$H10]&amp;&quot; &quot;;['OOMLOUT-OOMP'.$H$3:.$H$829];1;0);&quot;&quot;)" office:value-type="string" office:string-value="305030014 ">
            <text:p>305030014 </text:p>
          </table:table-cell>
          <table:table-cell table:formula="of:=IF(ISNA([.K10]);1;&quot;&quot;)">
            <text:p/>
          </table:table-cell>
          <table:table-cell/>
        </table:table-row>
        <table:table-row table:style-name="ro1">
          <table:table-cell table:formula="of:=IF(['OOMLOUT-OOMP'.A10]&lt;&gt;&quot;&quot;;['OOMLOUT-OOMP'.A10];&quot;&quot;)" office:value-type="string" office:string-value="BUTA-06-X-02PI-01">
            <text:p>BUTA-06-X-02PI-01</text:p>
          </table:table-cell>
          <table:table-cell table:formula="of:=IF(['OOMLOUT-OOMP'.B10]&lt;&gt;&quot;&quot;;['OOMLOUT-OOMP'.B10];&quot;&quot;)" office:value-type="string" office:string-value="6 mm 2 Pin Pushbutton (Tactile)">
            <text:p>6 mm 2 Pin Pushbutton (Tactile)</text:p>
          </table:table-cell>
          <table:table-cell table:formula="of:=IF(['OOMLOUT-OOMP'.B10]&lt;&gt;&quot;&quot;;['OOMLOUT-OOMP'.H10];&quot;&quot;)" office:value-type="string" office:string-value="311020025 ">
            <text:p>311020025 </text:p>
          </table:table-cell>
          <table:table-cell table:formula="of:==IF([.A11]&lt;&gt;&quot;&quot;;VLOOKUP(VALUE([.C11]);['SEEED OPL'.$A$4:.$A$534];1;0);&quot;&quot;)" office:value-type="float" office:value="311020025">
            <text:p>311020025</text:p>
          </table:table-cell>
          <table:table-cell table:formula="of:=IF([.A11]&lt;&gt;&quot;&quot;;VLOOKUP(VALUE([.C11]);['SEEED OPL'.$A$4:.$B$534];2;0);&quot;&quot;)" office:value-type="string" office:string-value="TS-1101F">
            <text:p>TS-1101F</text:p>
          </table:table-cell>
          <table:table-cell table:number-columns-repeated="2"/>
          <table:table-cell table:formula="of:=IF(['SEEED OPL'.A11]&lt;&gt;&quot;&quot;;['SEEED OPL'.A11];&quot;&quot;)" office:value-type="float" office:value="305010018">
            <text:p>305010018</text:p>
          </table:table-cell>
          <table:table-cell table:formula="of:=IF(['SEEED OPL'.B11]&lt;&gt;&quot;&quot;;['SEEED OPL'.B11];&quot;&quot;)" office:value-type="string" office:string-value="S9013">
            <text:p>S9013</text:p>
          </table:table-cell>
          <table:table-cell table:formula="of:=IF(['SEEED OPL'.C11]&lt;&gt;&quot;&quot;;['SEEED OPL'.C11];&quot;&quot;)" office:value-type="string" office:string-value="SMD Transistors NPN 25V 500mA">
            <text:p>SMD Transistors NPN 25V 500mA</text:p>
          </table:table-cell>
          <table:table-cell table:formula="of:=IF([.H11]&lt;&gt;&quot;&quot;;VLOOKUP([.$H11]&amp;&quot; &quot;;['OOMLOUT-OOMP'.$H$3:.$H$829];1;0);&quot;&quot;)" office:value-type="string" office:string-value="305010018 ">
            <text:p>305010018 </text:p>
          </table:table-cell>
          <table:table-cell table:formula="of:=IF(ISNA([.K11]);1;&quot;&quot;)">
            <text:p/>
          </table:table-cell>
          <table:table-cell/>
        </table:table-row>
        <table:table-row table:style-name="ro1">
          <table:table-cell table:formula="of:=IF(['OOMLOUT-OOMP'.A11]&lt;&gt;&quot;&quot;;['OOMLOUT-OOMP'.A11];&quot;&quot;)" office:value-type="string" office:string-value="BUTA-06-X-SMDS-01">
            <text:p>BUTA-06-X-SMDS-01</text:p>
          </table:table-cell>
          <table:table-cell table:formula="of:=IF(['OOMLOUT-OOMP'.B11]&lt;&gt;&quot;&quot;;['OOMLOUT-OOMP'.B11];&quot;&quot;)" office:value-type="string" office:string-value="6 mm SMD Pushbutton (Tactile)">
            <text:p>6 mm SMD Pushbutton (Tactile)</text:p>
          </table:table-cell>
          <table:table-cell table:formula="of:=IF(['OOMLOUT-OOMP'.B11]&lt;&gt;&quot;&quot;;['OOMLOUT-OOMP'.H11];&quot;&quot;)" office:value-type="string" office:string-value="311020004 ">
            <text:p>311020004 </text:p>
          </table:table-cell>
          <table:table-cell table:formula="of:==IF([.A12]&lt;&gt;&quot;&quot;;VLOOKUP(VALUE([.C12]);['SEEED OPL'.$A$4:.$A$534];1;0);&quot;&quot;)" office:value-type="float" office:value="311020004">
            <text:p>311020004</text:p>
          </table:table-cell>
          <table:table-cell table:formula="of:=IF([.A12]&lt;&gt;&quot;&quot;;VLOOKUP(VALUE([.C12]);['SEEED OPL'.$A$4:.$B$534];2;0);&quot;&quot;)" office:value-type="string" office:string-value="DTSM-62K-S-V-T/R(SN431)">
            <text:p>DTSM-62K-S-V-T/R(SN431)</text:p>
          </table:table-cell>
          <table:table-cell table:number-columns-repeated="2"/>
          <table:table-cell table:formula="of:=IF(['SEEED OPL'.A12]&lt;&gt;&quot;&quot;;['SEEED OPL'.A12];&quot;&quot;)" office:value-type="float" office:value="305020006">
            <text:p>305020006</text:p>
          </table:table-cell>
          <table:table-cell table:formula="of:=IF(['SEEED OPL'.B12]&lt;&gt;&quot;&quot;;['SEEED OPL'.B12];&quot;&quot;)" office:value-type="string" office:string-value="S8550">
            <text:p>S8550</text:p>
          </table:table-cell>
          <table:table-cell table:formula="of:=IF(['SEEED OPL'.C12]&lt;&gt;&quot;&quot;;['SEEED OPL'.C12];&quot;&quot;)" office:value-type="string" office:string-value="SMD Transistors PNP 25V 500mA">
            <text:p>SMD Transistors PNP 25V 500mA</text:p>
          </table:table-cell>
          <table:table-cell table:formula="of:=IF([.H12]&lt;&gt;&quot;&quot;;VLOOKUP([.$H12]&amp;&quot; &quot;;['OOMLOUT-OOMP'.$H$3:.$H$829];1;0);&quot;&quot;)" office:value-type="string" office:string-value="305020006 ">
            <text:p>305020006 </text:p>
          </table:table-cell>
          <table:table-cell table:formula="of:=IF(ISNA([.K12]);1;&quot;&quot;)">
            <text:p/>
          </table:table-cell>
          <table:table-cell/>
        </table:table-row>
        <table:table-row table:style-name="ro1">
          <table:table-cell table:formula="of:=IF(['OOMLOUT-OOMP'.A12]&lt;&gt;&quot;&quot;;['OOMLOUT-OOMP'.A12];&quot;&quot;)" office:value-type="string" office:string-value="BUTA-06-X-STAN-01">
            <text:p>BUTA-06-X-STAN-01</text:p>
          </table:table-cell>
          <table:table-cell table:formula="of:=IF(['OOMLOUT-OOMP'.B12]&lt;&gt;&quot;&quot;;['OOMLOUT-OOMP'.B12];&quot;&quot;)" office:value-type="string" office:string-value="6 mm Pushbutton (Tactile)">
            <text:p>6 mm Pushbutton (Tactile)</text:p>
          </table:table-cell>
          <table:table-cell table:formula="of:=IF(['OOMLOUT-OOMP'.B12]&lt;&gt;&quot;&quot;;['OOMLOUT-OOMP'.H12];&quot;&quot;)" office:value-type="string" office:string-value="311020024 ">
            <text:p>311020024 </text:p>
          </table:table-cell>
          <table:table-cell table:formula="of:==IF([.A13]&lt;&gt;&quot;&quot;;VLOOKUP(VALUE([.C13]);['SEEED OPL'.$A$4:.$A$534];1;0);&quot;&quot;)" office:value-type="float" office:value="311020024">
            <text:p>311020024</text:p>
          </table:table-cell>
          <table:table-cell table:formula="of:=IF([.A13]&lt;&gt;&quot;&quot;;VLOOKUP(VALUE([.C13]);['SEEED OPL'.$A$4:.$B$534];2;0);&quot;&quot;)" office:value-type="string" office:string-value="TS-1109">
            <text:p>TS-1109</text:p>
          </table:table-cell>
          <table:table-cell/>
          <table:table-cell office:value-type="string">
            <text:p>XXX</text:p>
          </table:table-cell>
          <table:table-cell table:formula="of:=IF(['SEEED OPL'.A13]&lt;&gt;&quot;&quot;;['SEEED OPL'.A13];&quot;&quot;)" office:value-type="float" office:value="305010017">
            <text:p>305010017</text:p>
          </table:table-cell>
          <table:table-cell table:formula="of:=IF(['SEEED OPL'.B13]&lt;&gt;&quot;&quot;;['SEEED OPL'.B13];&quot;&quot;)" office:value-type="string" office:string-value="S8050">
            <text:p>S8050</text:p>
          </table:table-cell>
          <table:table-cell table:formula="of:=IF(['SEEED OPL'.C13]&lt;&gt;&quot;&quot;;['SEEED OPL'.C13];&quot;&quot;)" office:value-type="string" office:string-value="SMD Transistors NPN 25V 500mW">
            <text:p>SMD Transistors NPN 25V 500mW</text:p>
          </table:table-cell>
          <table:table-cell table:formula="of:=IF([.H13]&lt;&gt;&quot;&quot;;VLOOKUP([.$H13]&amp;&quot; &quot;;['OOMLOUT-OOMP'.$H$3:.$H$829];1;0);&quot;&quot;)" office:value-type="string" office:string-value="305010017 ">
            <text:p>305010017 </text:p>
          </table:table-cell>
          <table:table-cell table:formula="of:=IF(ISNA([.K13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3]&lt;&gt;&quot;&quot;;['OOMLOUT-OOMP'.A13];&quot;&quot;)" office:value-type="string" office:string-value="BUTA-07-X-SMDS-01">
            <text:p>BUTA-07-X-SMDS-01</text:p>
          </table:table-cell>
          <table:table-cell table:formula="of:=IF(['OOMLOUT-OOMP'.B13]&lt;&gt;&quot;&quot;;['OOMLOUT-OOMP'.B13];&quot;&quot;)" office:value-type="string" office:string-value="7 mm SMD Pushbutton (Tactile)">
            <text:p>7 mm SMD Pushbutton (Tactile)</text:p>
          </table:table-cell>
          <table:table-cell table:formula="of:=IF(['OOMLOUT-OOMP'.B13]&lt;&gt;&quot;&quot;;['OOMLOUT-OOMP'.H13];&quot;&quot;)" office:value-type="string" office:string-value="311020023 ">
            <text:p>311020023 </text:p>
          </table:table-cell>
          <table:table-cell table:formula="of:==IF([.A14]&lt;&gt;&quot;&quot;;VLOOKUP(VALUE([.C14]);['SEEED OPL'.$A$4:.$A$534];1;0);&quot;&quot;)" office:value-type="float" office:value="311020023">
            <text:p>311020023</text:p>
          </table:table-cell>
          <table:table-cell table:formula="of:=IF([.A14]&lt;&gt;&quot;&quot;;VLOOKUP(VALUE([.C14]);['SEEED OPL'.$A$4:.$B$534];2;0);&quot;&quot;)" office:value-type="string" office:string-value="TS-1188E">
            <text:p>TS-1188E</text:p>
          </table:table-cell>
          <table:table-cell table:number-columns-repeated="2"/>
          <table:table-cell table:formula="of:=IF(['SEEED OPL'.A14]&lt;&gt;&quot;&quot;;['SEEED OPL'.A14];&quot;&quot;)" office:value-type="float" office:value="312010004">
            <text:p>312010004</text:p>
          </table:table-cell>
          <table:table-cell table:formula="of:=IF(['SEEED OPL'.B14]&lt;&gt;&quot;&quot;;['SEEED OPL'.B14];&quot;&quot;)" office:value-type="string" office:string-value="KS-12065D03YA">
            <text:p>KS-12065D03YA</text:p>
          </table:table-cell>
          <table:table-cell table:formula="of:=IF(['SEEED OPL'.C14]&lt;&gt;&quot;&quot;;['SEEED OPL'.C14];&quot;&quot;)" office:value-type="string" office:string-value="DIP Buzzer 3V/30mA;2700±300Hz">
            <text:p>DIP Buzzer 3V/30mA;2700±300Hz</text:p>
          </table:table-cell>
          <table:table-cell table:formula="of:=IF([.H14]&lt;&gt;&quot;&quot;;VLOOKUP([.$H14]&amp;&quot; &quot;;['OOMLOUT-OOMP'.$H$3:.$H$829];1;0);&quot;&quot;)" office:value-type="string" office:string-value="312010004 ">
            <text:p>312010004 </text:p>
          </table:table-cell>
          <table:table-cell table:formula="of:=IF(ISNA([.K14]);1;&quot;&quot;)">
            <text:p/>
          </table:table-cell>
          <table:table-cell/>
        </table:table-row>
        <table:table-row table:style-name="ro1">
          <table:table-cell table:formula="of:=IF(['OOMLOUT-OOMP'.A14]&lt;&gt;&quot;&quot;;['OOMLOUT-OOMP'.A14];&quot;&quot;)" office:value-type="string" office:string-value="BUTA-12-X-STAN-01">
            <text:p>BUTA-12-X-STAN-01</text:p>
          </table:table-cell>
          <table:table-cell table:formula="of:=IF(['OOMLOUT-OOMP'.B14]&lt;&gt;&quot;&quot;;['OOMLOUT-OOMP'.B14];&quot;&quot;)" office:value-type="string" office:string-value="12 mm Pushbutton (Tactile)">
            <text:p>12 mm Pushbutton (Tactile)</text:p>
          </table:table-cell>
          <table:table-cell table:formula="of:=IF(['OOMLOUT-OOMP'.B14]&lt;&gt;&quot;&quot;;['OOMLOUT-OOMP'.H14];&quot;&quot;)" office:value-type="float" office:value="0">
            <text:p>0</text:p>
          </table:table-cell>
          <table:table-cell table:formula="of:==IF([.A15]&lt;&gt;&quot;&quot;;VLOOKUP(VALUE([.C15]);['SEEED OPL'.$A$4:.$A$534];1;0);&quot;&quot;)" office:value-type="float" office:value="0">
            <text:p>#N/A</text:p>
          </table:table-cell>
          <table:table-cell table:formula="of:=IF([.A15]&lt;&gt;&quot;&quot;;VLOOKUP(VALUE([.C1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]&lt;&gt;&quot;&quot;;['SEEED OPL'.A15];&quot;&quot;)" office:value-type="float" office:value="302020027">
            <text:p>302020027</text:p>
          </table:table-cell>
          <table:table-cell table:formula="of:=IF(['SEEED OPL'.B15]&lt;&gt;&quot;&quot;;['SEEED OPL'.B15];&quot;&quot;)" office:value-type="string" office:string-value="TAJD477M006RNJ">
            <text:p>TAJD477M006RNJ</text:p>
          </table:table-cell>
          <table:table-cell table:formula="of:=IF(['SEEED OPL'.C15]&lt;&gt;&quot;&quot;;['SEEED OPL'.C15];&quot;&quot;)" office:value-type="string" office:string-value="SMD CAP Tantalum 470uF-6.3V;D">
            <text:p>SMD CAP Tantalum 470uF-6.3V;D</text:p>
          </table:table-cell>
          <table:table-cell table:formula="of:=IF([.H15]&lt;&gt;&quot;&quot;;VLOOKUP([.$H15]&amp;&quot; &quot;;['OOMLOUT-OOMP'.$H$3:.$H$829];1;0);&quot;&quot;)" office:value-type="string" office:string-value="302020027 ">
            <text:p>302020027 </text:p>
          </table:table-cell>
          <table:table-cell table:formula="of:=IF(ISNA([.K15]);1;&quot;&quot;)">
            <text:p/>
          </table:table-cell>
          <table:table-cell/>
        </table:table-row>
        <table:table-row table:style-name="ro1">
          <table:table-cell table:formula="of:=IF(['OOMLOUT-OOMP'.A15]&lt;&gt;&quot;&quot;;['OOMLOUT-OOMP'.A15];&quot;&quot;)" office:value-type="string" office:string-value="BUTA-3643-X-STAN-01">
            <text:p>BUTA-3643-X-STAN-01</text:p>
          </table:table-cell>
          <table:table-cell table:formula="of:=IF(['OOMLOUT-OOMP'.B15]&lt;&gt;&quot;&quot;;['OOMLOUT-OOMP'.B15];&quot;&quot;)" office:value-type="string" office:string-value="SMD (3643) Pushbutton (Tactile)">
            <text:p>SMD (3643) Pushbutton (Tactile)</text:p>
          </table:table-cell>
          <table:table-cell table:formula="of:=IF(['OOMLOUT-OOMP'.B15]&lt;&gt;&quot;&quot;;['OOMLOUT-OOMP'.H15];&quot;&quot;)" office:value-type="float" office:value="0">
            <text:p>0</text:p>
          </table:table-cell>
          <table:table-cell table:formula="of:==IF([.A16]&lt;&gt;&quot;&quot;;VLOOKUP(VALUE([.C16]);['SEEED OPL'.$A$4:.$A$534];1;0);&quot;&quot;)" office:value-type="float" office:value="0">
            <text:p>#N/A</text:p>
          </table:table-cell>
          <table:table-cell table:formula="of:=IF([.A16]&lt;&gt;&quot;&quot;;VLOOKUP(VALUE([.C1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]&lt;&gt;&quot;&quot;;['SEEED OPL'.A16];&quot;&quot;)" office:value-type="float" office:value="302030031">
            <text:p>302030031</text:p>
          </table:table-cell>
          <table:table-cell table:formula="of:=IF(['SEEED OPL'.B16]&lt;&gt;&quot;&quot;;['SEEED OPL'.B16];&quot;&quot;)">
            <text:p/>
          </table:table-cell>
          <table:table-cell table:formula="of:=IF(['SEEED OPL'.C16]&lt;&gt;&quot;&quot;;['SEEED OPL'.C16];&quot;&quot;)" office:value-type="string" office:string-value="DIP CAP Aluminum 100uF-16V">
            <text:p>DIP CAP Aluminum 100uF-16V</text:p>
          </table:table-cell>
          <table:table-cell table:formula="of:=IF([.H16]&lt;&gt;&quot;&quot;;VLOOKUP([.$H16]&amp;&quot; &quot;;['OOMLOUT-OOMP'.$H$3:.$H$829];1;0);&quot;&quot;)" office:value-type="string" office:string-value="302030031 ">
            <text:p>302030031 </text:p>
          </table:table-cell>
          <table:table-cell table:formula="of:=IF(ISNA([.K16]);1;&quot;&quot;)">
            <text:p/>
          </table:table-cell>
          <table:table-cell/>
        </table:table-row>
        <table:table-row table:style-name="ro1">
          <table:table-cell table:formula="of:=IF(['OOMLOUT-OOMP'.A16]&lt;&gt;&quot;&quot;;['OOMLOUT-OOMP'.A16];&quot;&quot;)" office:value-type="string" office:string-value="BUZZ-12-X-V3-01">
            <text:p>BUZZ-12-X-V3-01</text:p>
          </table:table-cell>
          <table:table-cell table:formula="of:=IF(['OOMLOUT-OOMP'.B16]&lt;&gt;&quot;&quot;;['OOMLOUT-OOMP'.B16];&quot;&quot;)" office:value-type="string" office:string-value="12 mm 3v Buzzer">
            <text:p>12 mm 3v Buzzer</text:p>
          </table:table-cell>
          <table:table-cell table:formula="of:=IF(['OOMLOUT-OOMP'.B16]&lt;&gt;&quot;&quot;;['OOMLOUT-OOMP'.H16];&quot;&quot;)" office:value-type="string" office:string-value="312010004 ">
            <text:p>312010004 </text:p>
          </table:table-cell>
          <table:table-cell table:formula="of:==IF([.A17]&lt;&gt;&quot;&quot;;VLOOKUP(VALUE([.C17]);['SEEED OPL'.$A$4:.$A$534];1;0);&quot;&quot;)" office:value-type="float" office:value="312010004">
            <text:p>312010004</text:p>
          </table:table-cell>
          <table:table-cell table:formula="of:=IF([.A17]&lt;&gt;&quot;&quot;;VLOOKUP(VALUE([.C17]);['SEEED OPL'.$A$4:.$B$534];2;0);&quot;&quot;)" office:value-type="string" office:string-value="KS-12065D03YA">
            <text:p>KS-12065D03YA</text:p>
          </table:table-cell>
          <table:table-cell table:number-columns-repeated="2"/>
          <table:table-cell table:formula="of:=IF(['SEEED OPL'.A17]&lt;&gt;&quot;&quot;;['SEEED OPL'.A17];&quot;&quot;)" office:value-type="float" office:value="302020025">
            <text:p>302020025</text:p>
          </table:table-cell>
          <table:table-cell table:formula="of:=IF(['SEEED OPL'.B17]&lt;&gt;&quot;&quot;;['SEEED OPL'.B17];&quot;&quot;)" office:value-type="string" office:string-value="TAJC107K010RNJ">
            <text:p>TAJC107K010RNJ</text:p>
          </table:table-cell>
          <table:table-cell table:formula="of:=IF(['SEEED OPL'.C17]&lt;&gt;&quot;&quot;;['SEEED OPL'.C17];&quot;&quot;)" office:value-type="string" office:string-value="SMD CAP Tantalum 100uF-10V 10%">
            <text:p>SMD CAP Tantalum 100uF-10V 10%</text:p>
          </table:table-cell>
          <table:table-cell table:formula="of:=IF([.H17]&lt;&gt;&quot;&quot;;VLOOKUP([.$H17]&amp;&quot; &quot;;['OOMLOUT-OOMP'.$H$3:.$H$829];1;0);&quot;&quot;)" office:value-type="string" office:string-value="302020025 ">
            <text:p>302020025 </text:p>
          </table:table-cell>
          <table:table-cell table:formula="of:=IF(ISNA([.K17]);1;&quot;&quot;)">
            <text:p/>
          </table:table-cell>
          <table:table-cell/>
        </table:table-row>
        <table:table-row table:style-name="ro1">
          <table:table-cell table:formula="of:=IF(['OOMLOUT-OOMP'.A17]&lt;&gt;&quot;&quot;;['OOMLOUT-OOMP'.A17];&quot;&quot;)" office:value-type="string" office:string-value="CABL-200-X-GROV-01">
            <text:p>CABL-200-X-GROV-01</text:p>
          </table:table-cell>
          <table:table-cell table:formula="of:=IF(['OOMLOUT-OOMP'.B17]&lt;&gt;&quot;&quot;;['OOMLOUT-OOMP'.B17];&quot;&quot;)" office:value-type="string" office:string-value="200 mm Grove Cable">
            <text:p>200 mm Grove Cable</text:p>
          </table:table-cell>
          <table:table-cell table:formula="of:=IF(['OOMLOUT-OOMP'.B17]&lt;&gt;&quot;&quot;;['OOMLOUT-OOMP'.H17];&quot;&quot;)" office:value-type="string" office:string-value="321070005 ">
            <text:p>321070005 </text:p>
          </table:table-cell>
          <table:table-cell table:formula="of:==IF([.A18]&lt;&gt;&quot;&quot;;VLOOKUP(VALUE([.C18]);['SEEED OPL'.$A$4:.$A$534];1;0);&quot;&quot;)" office:value-type="float" office:value="321070005">
            <text:p>321070005</text:p>
          </table:table-cell>
          <table:table-cell table:formula="of:=IF([.A18]&lt;&gt;&quot;&quot;;VLOOKUP(VALUE([.C18]);['SEEED OPL'.$A$4:.$B$534];2;0);&quot;&quot;)" office:value-type="float" office:value="0">
            <text:p/>
          </table:table-cell>
          <table:table-cell table:number-columns-repeated="2"/>
          <table:table-cell table:formula="of:=IF(['SEEED OPL'.A18]&lt;&gt;&quot;&quot;;['SEEED OPL'.A18];&quot;&quot;)" office:value-type="float" office:value="302020022">
            <text:p>302020022</text:p>
          </table:table-cell>
          <table:table-cell table:formula="of:=IF(['SEEED OPL'.B18]&lt;&gt;&quot;&quot;;['SEEED OPL'.B18];&quot;&quot;)" office:value-type="string" office:string-value="TAJC476K016RNJ">
            <text:p>TAJC476K016RNJ</text:p>
          </table:table-cell>
          <table:table-cell table:formula="of:=IF(['SEEED OPL'.C18]&lt;&gt;&quot;&quot;;['SEEED OPL'.C18];&quot;&quot;)" office:value-type="string" office:string-value="SMD CAP Tantalum 47uF-16V">
            <text:p>SMD CAP Tantalum 47uF-16V</text:p>
          </table:table-cell>
          <table:table-cell table:formula="of:=IF([.H18]&lt;&gt;&quot;&quot;;VLOOKUP([.$H18]&amp;&quot; &quot;;['OOMLOUT-OOMP'.$H$3:.$H$829];1;0);&quot;&quot;)" office:value-type="string" office:string-value="302020022 ">
            <text:p>302020022 </text:p>
          </table:table-cell>
          <table:table-cell table:formula="of:=IF(ISNA([.K18]);1;&quot;&quot;)">
            <text:p/>
          </table:table-cell>
          <table:table-cell/>
        </table:table-row>
        <table:table-row table:style-name="ro1">
          <table:table-cell table:formula="of:=IF(['OOMLOUT-OOMP'.A18]&lt;&gt;&quot;&quot;;['OOMLOUT-OOMP'.A18];&quot;&quot;)" office:value-type="string" office:string-value="CABL-21D-X-V09-01">
            <text:p>CABL-21D-X-V09-01</text:p>
          </table:table-cell>
          <table:table-cell table:formula="of:=IF(['OOMLOUT-OOMP'.B18]&lt;&gt;&quot;&quot;;['OOMLOUT-OOMP'.B18];&quot;&quot;)" office:value-type="string" office:string-value="2.1 mm 9v Cable">
            <text:p>2.1 mm 9v Cable</text:p>
          </table:table-cell>
          <table:table-cell table:formula="of:=IF(['OOMLOUT-OOMP'.B18]&lt;&gt;&quot;&quot;;['OOMLOUT-OOMP'.H18];&quot;&quot;)" office:value-type="string" office:string-value="321050033 ">
            <text:p>321050033 </text:p>
          </table:table-cell>
          <table:table-cell table:formula="of:==IF([.A19]&lt;&gt;&quot;&quot;;VLOOKUP(VALUE([.C19]);['SEEED OPL'.$A$4:.$A$534];1;0);&quot;&quot;)" office:value-type="float" office:value="321050033">
            <text:p>321050033</text:p>
          </table:table-cell>
          <table:table-cell table:formula="of:=IF([.A19]&lt;&gt;&quot;&quot;;VLOOKUP(VALUE([.C19]);['SEEED OPL'.$A$4:.$B$534];2;0);&quot;&quot;)" office:value-type="float" office:value="0">
            <text:p/>
          </table:table-cell>
          <table:table-cell table:number-columns-repeated="2"/>
          <table:table-cell table:formula="of:=IF(['SEEED OPL'.A19]&lt;&gt;&quot;&quot;;['SEEED OPL'.A19];&quot;&quot;)" office:value-type="float" office:value="302020020">
            <text:p>302020020</text:p>
          </table:table-cell>
          <table:table-cell table:formula="of:=IF(['SEEED OPL'.B19]&lt;&gt;&quot;&quot;;['SEEED OPL'.B19];&quot;&quot;)" office:value-type="string" office:string-value="TAJB476K010RNJ">
            <text:p>TAJB476K010RNJ</text:p>
          </table:table-cell>
          <table:table-cell table:formula="of:=IF(['SEEED OPL'.C19]&lt;&gt;&quot;&quot;;['SEEED OPL'.C19];&quot;&quot;)" office:value-type="string" office:string-value="SMD CAP Tantalum 47uF-10V 10%">
            <text:p>SMD CAP Tantalum 47uF-10V 10%</text:p>
          </table:table-cell>
          <table:table-cell table:formula="of:=IF([.H19]&lt;&gt;&quot;&quot;;VLOOKUP([.$H19]&amp;&quot; &quot;;['OOMLOUT-OOMP'.$H$3:.$H$829];1;0);&quot;&quot;)" office:value-type="string" office:string-value="302020020 ">
            <text:p>302020020 </text:p>
          </table:table-cell>
          <table:table-cell table:formula="of:=IF(ISNA([.K19]);1;&quot;&quot;)">
            <text:p/>
          </table:table-cell>
          <table:table-cell/>
        </table:table-row>
        <table:table-row table:style-name="ro1">
          <table:table-cell table:formula="of:=IF(['OOMLOUT-OOMP'.A19]&lt;&gt;&quot;&quot;;['OOMLOUT-OOMP'.A19];&quot;&quot;)" office:value-type="string" office:string-value="CAPC-0402-X-NF1-01">
            <text:p>CAPC-0402-X-NF1-01</text:p>
          </table:table-cell>
          <table:table-cell table:formula="of:=IF(['OOMLOUT-OOMP'.B19]&lt;&gt;&quot;&quot;;['OOMLOUT-OOMP'.B19];&quot;&quot;)" office:value-type="string" office:string-value="SMD (0402) 1 nF Capacitor (Ceramic)">
            <text:p>SMD (0402) 1 nF Capacitor (Ceramic)</text:p>
          </table:table-cell>
          <table:table-cell table:formula="of:=IF(['OOMLOUT-OOMP'.B19]&lt;&gt;&quot;&quot;;['OOMLOUT-OOMP'.H19];&quot;&quot;)" office:value-type="string" office:string-value="302010005 ">
            <text:p>302010005 </text:p>
          </table:table-cell>
          <table:table-cell table:formula="of:==IF([.A20]&lt;&gt;&quot;&quot;;VLOOKUP(VALUE([.C20]);['SEEED OPL'.$A$4:.$A$534];1;0);&quot;&quot;)" office:value-type="float" office:value="302010005">
            <text:p>302010005</text:p>
          </table:table-cell>
          <table:table-cell table:formula="of:=IF([.A20]&lt;&gt;&quot;&quot;;VLOOKUP(VALUE([.C20]);['SEEED OPL'.$A$4:.$B$534];2;0);&quot;&quot;)" office:value-type="string" office:string-value="CC0402KRX7R9BB102">
            <text:p>CC0402KRX7R9BB102</text:p>
          </table:table-cell>
          <table:table-cell table:number-columns-repeated="2"/>
          <table:table-cell table:formula="of:=IF(['SEEED OPL'.A20]&lt;&gt;&quot;&quot;;['SEEED OPL'.A20];&quot;&quot;)" office:value-type="float" office:value="302020005">
            <text:p>302020005</text:p>
          </table:table-cell>
          <table:table-cell table:formula="of:=IF(['SEEED OPL'.B20]&lt;&gt;&quot;&quot;;['SEEED OPL'.B20];&quot;&quot;)" office:value-type="string" office:string-value="TAJC476K006RNJ">
            <text:p>TAJC476K006RNJ</text:p>
          </table:table-cell>
          <table:table-cell table:formula="of:=IF(['SEEED OPL'.C20]&lt;&gt;&quot;&quot;;['SEEED OPL'.C20];&quot;&quot;)" office:value-type="string" office:string-value="SMD CAP Tantalum 47uF-6.3V">
            <text:p>SMD CAP Tantalum 47uF-6.3V</text:p>
          </table:table-cell>
          <table:table-cell table:formula="of:=IF([.H20]&lt;&gt;&quot;&quot;;VLOOKUP([.$H20]&amp;&quot; &quot;;['OOMLOUT-OOMP'.$H$3:.$H$829];1;0);&quot;&quot;)" office:value-type="string" office:string-value="302020005 ">
            <text:p>302020005 </text:p>
          </table:table-cell>
          <table:table-cell table:formula="of:=IF(ISNA([.K20]);1;&quot;&quot;)">
            <text:p/>
          </table:table-cell>
          <table:table-cell/>
        </table:table-row>
        <table:table-row table:style-name="ro1">
          <table:table-cell table:formula="of:=IF(['OOMLOUT-OOMP'.A20]&lt;&gt;&quot;&quot;;['OOMLOUT-OOMP'.A20];&quot;&quot;)" office:value-type="string" office:string-value="CAPC-0402-X-NF10-01">
            <text:p>CAPC-0402-X-NF10-01</text:p>
          </table:table-cell>
          <table:table-cell table:formula="of:=IF(['OOMLOUT-OOMP'.B20]&lt;&gt;&quot;&quot;;['OOMLOUT-OOMP'.B20];&quot;&quot;)" office:value-type="string" office:string-value="SMD (0402) 10 nF Capacitor (Ceramic)">
            <text:p>SMD (0402) 10 nF Capacitor (Ceramic)</text:p>
          </table:table-cell>
          <table:table-cell table:formula="of:=IF(['OOMLOUT-OOMP'.B20]&lt;&gt;&quot;&quot;;['OOMLOUT-OOMP'.H20];&quot;&quot;)" office:value-type="string" office:string-value="302010006 ">
            <text:p>302010006 </text:p>
          </table:table-cell>
          <table:table-cell table:formula="of:==IF([.A21]&lt;&gt;&quot;&quot;;VLOOKUP(VALUE([.C21]);['SEEED OPL'.$A$4:.$A$534];1;0);&quot;&quot;)" office:value-type="float" office:value="302010006">
            <text:p>302010006</text:p>
          </table:table-cell>
          <table:table-cell table:formula="of:=IF([.A21]&lt;&gt;&quot;&quot;;VLOOKUP(VALUE([.C21]);['SEEED OPL'.$A$4:.$B$534];2;0);&quot;&quot;)" office:value-type="string" office:string-value="CC0402KRX7R9BB103">
            <text:p>CC0402KRX7R9BB103</text:p>
          </table:table-cell>
          <table:table-cell table:number-columns-repeated="2"/>
          <table:table-cell table:formula="of:=IF(['SEEED OPL'.A21]&lt;&gt;&quot;&quot;;['SEEED OPL'.A21];&quot;&quot;)" office:value-type="float" office:value="302020021">
            <text:p>302020021</text:p>
          </table:table-cell>
          <table:table-cell table:formula="of:=IF(['SEEED OPL'.B21]&lt;&gt;&quot;&quot;;['SEEED OPL'.B21];&quot;&quot;)" office:value-type="string" office:string-value="TAJB226K010RNJ">
            <text:p>TAJB226K010RNJ</text:p>
          </table:table-cell>
          <table:table-cell table:formula="of:=IF(['SEEED OPL'.C21]&lt;&gt;&quot;&quot;;['SEEED OPL'.C21];&quot;&quot;)" office:value-type="string" office:string-value="SMD CAP Tantalum 22uF-10V 10%">
            <text:p>SMD CAP Tantalum 22uF-10V 10%</text:p>
          </table:table-cell>
          <table:table-cell table:formula="of:=IF([.H21]&lt;&gt;&quot;&quot;;VLOOKUP([.$H21]&amp;&quot; &quot;;['OOMLOUT-OOMP'.$H$3:.$H$829];1;0);&quot;&quot;)" office:value-type="string" office:string-value="302020021 ">
            <text:p>302020021 </text:p>
          </table:table-cell>
          <table:table-cell table:formula="of:=IF(ISNA([.K21]);1;&quot;&quot;)">
            <text:p/>
          </table:table-cell>
          <table:table-cell/>
        </table:table-row>
        <table:table-row table:style-name="ro1">
          <table:table-cell table:formula="of:=IF(['OOMLOUT-OOMP'.A21]&lt;&gt;&quot;&quot;;['OOMLOUT-OOMP'.A21];&quot;&quot;)" office:value-type="string" office:string-value="CAPC-0402-X-NF100-01">
            <text:p>CAPC-0402-X-NF100-01</text:p>
          </table:table-cell>
          <table:table-cell table:formula="of:=IF(['OOMLOUT-OOMP'.B21]&lt;&gt;&quot;&quot;;['OOMLOUT-OOMP'.B21];&quot;&quot;)" office:value-type="string" office:string-value="SMD (0402) 100 nF Capacitor (Ceramic)">
            <text:p>SMD (0402) 100 nF Capacitor (Ceramic)</text:p>
          </table:table-cell>
          <table:table-cell table:formula="of:=IF(['OOMLOUT-OOMP'.B21]&lt;&gt;&quot;&quot;;['OOMLOUT-OOMP'.H21];&quot;&quot;)" office:value-type="string" office:string-value="302010024 ">
            <text:p>302010024 </text:p>
          </table:table-cell>
          <table:table-cell table:formula="of:==IF([.A22]&lt;&gt;&quot;&quot;;VLOOKUP(VALUE([.C22]);['SEEED OPL'.$A$4:.$A$534];1;0);&quot;&quot;)" office:value-type="float" office:value="302010024">
            <text:p>302010024</text:p>
          </table:table-cell>
          <table:table-cell table:formula="of:=IF([.A22]&lt;&gt;&quot;&quot;;VLOOKUP(VALUE([.C22]);['SEEED OPL'.$A$4:.$B$534];2;0);&quot;&quot;)" office:value-type="string" office:string-value="CC0402KRX7R8BB104">
            <text:p>CC0402KRX7R8BB104</text:p>
          </table:table-cell>
          <table:table-cell table:number-columns-repeated="2"/>
          <table:table-cell table:formula="of:=IF(['SEEED OPL'.A22]&lt;&gt;&quot;&quot;;['SEEED OPL'.A22];&quot;&quot;)" office:value-type="float" office:value="302010171">
            <text:p>302010171</text:p>
          </table:table-cell>
          <table:table-cell table:formula="of:=IF(['SEEED OPL'.B22]&lt;&gt;&quot;&quot;;['SEEED OPL'.B22];&quot;&quot;)" office:value-type="string" office:string-value="CC0805MKX5R5BB226">
            <text:p>CC0805MKX5R5BB226</text:p>
          </table:table-cell>
          <table:table-cell table:formula="of:=IF(['SEEED OPL'.C22]&lt;&gt;&quot;&quot;;['SEEED OPL'.C22];&quot;&quot;)" office:value-type="string" office:string-value="SMD CAP Ceramic 22uF-6.3V-20%-X5R;">
            <text:p>SMD CAP Ceramic 22uF-6.3V-20%-X5R;</text:p>
          </table:table-cell>
          <table:table-cell table:formula="of:=IF([.H22]&lt;&gt;&quot;&quot;;VLOOKUP([.$H22]&amp;&quot; &quot;;['OOMLOUT-OOMP'.$H$3:.$H$829];1;0);&quot;&quot;)" office:value-type="string" office:string-value="302010171 ">
            <text:p>302010171 </text:p>
          </table:table-cell>
          <table:table-cell table:formula="of:=IF(ISNA([.K22]);1;&quot;&quot;)">
            <text:p/>
          </table:table-cell>
          <table:table-cell/>
        </table:table-row>
        <table:table-row table:style-name="ro1">
          <table:table-cell table:formula="of:=IF(['OOMLOUT-OOMP'.A22]&lt;&gt;&quot;&quot;;['OOMLOUT-OOMP'.A22];&quot;&quot;)" office:value-type="string" office:string-value="CAPC-0402-X-NF100-VB">
            <text:p>CAPC-0402-X-NF100-VB</text:p>
          </table:table-cell>
          <table:table-cell table:formula="of:=IF(['OOMLOUT-OOMP'.B22]&lt;&gt;&quot;&quot;;['OOMLOUT-OOMP'.B22];&quot;&quot;)" office:value-type="string" office:string-value="SMD (0402) 100 nF Capacitor (Ceramic) 10v">
            <text:p>SMD (0402) 100 nF Capacitor (Ceramic) 10v</text:p>
          </table:table-cell>
          <table:table-cell table:formula="of:=IF(['OOMLOUT-OOMP'.B22]&lt;&gt;&quot;&quot;;['OOMLOUT-OOMP'.H22];&quot;&quot;)" office:value-type="string" office:string-value="302010037 ">
            <text:p>302010037 </text:p>
          </table:table-cell>
          <table:table-cell table:formula="of:==IF([.A23]&lt;&gt;&quot;&quot;;VLOOKUP(VALUE([.C23]);['SEEED OPL'.$A$4:.$A$534];1;0);&quot;&quot;)" office:value-type="float" office:value="302010037">
            <text:p>302010037</text:p>
          </table:table-cell>
          <table:table-cell table:formula="of:=IF([.A23]&lt;&gt;&quot;&quot;;VLOOKUP(VALUE([.C23]);['SEEED OPL'.$A$4:.$B$534];2;0);&quot;&quot;)" office:value-type="string" office:string-value="CC0402KRX5R6BB104">
            <text:p>CC0402KRX5R6BB104</text:p>
          </table:table-cell>
          <table:table-cell table:number-columns-repeated="2"/>
          <table:table-cell table:formula="of:=IF(['SEEED OPL'.A23]&lt;&gt;&quot;&quot;;['SEEED OPL'.A23];&quot;&quot;)" office:value-type="float" office:value="302010181">
            <text:p>302010181</text:p>
          </table:table-cell>
          <table:table-cell table:formula="of:=IF(['SEEED OPL'.B23]&lt;&gt;&quot;&quot;;['SEEED OPL'.B23];&quot;&quot;)" office:value-type="string" office:string-value="CC1206KKX5R8BB106">
            <text:p>CC1206KKX5R8BB106</text:p>
          </table:table-cell>
          <table:table-cell table:formula="of:=IF(['SEEED OPL'.C23]&lt;&gt;&quot;&quot;;['SEEED OPL'.C23];&quot;&quot;)" office:value-type="string" office:string-value="SMD CAP Ceramic 10uF-25V-10%-X5R">
            <text:p>SMD CAP Ceramic 10uF-25V-10%-X5R</text:p>
          </table:table-cell>
          <table:table-cell table:formula="of:=IF([.H23]&lt;&gt;&quot;&quot;;VLOOKUP([.$H23]&amp;&quot; &quot;;['OOMLOUT-OOMP'.$H$3:.$H$829];1;0);&quot;&quot;)" office:value-type="string" office:string-value="302010181 ">
            <text:p>302010181 </text:p>
          </table:table-cell>
          <table:table-cell table:formula="of:=IF(ISNA([.K23]);1;&quot;&quot;)">
            <text:p/>
          </table:table-cell>
          <table:table-cell/>
        </table:table-row>
        <table:table-row table:style-name="ro1">
          <table:table-cell table:formula="of:=IF(['OOMLOUT-OOMP'.A23]&lt;&gt;&quot;&quot;;['OOMLOUT-OOMP'.A23];&quot;&quot;)" office:value-type="string" office:string-value="CAPC-0402-X-NF100-VF">
            <text:p>CAPC-0402-X-NF100-VF</text:p>
          </table:table-cell>
          <table:table-cell table:formula="of:=IF(['OOMLOUT-OOMP'.B23]&lt;&gt;&quot;&quot;;['OOMLOUT-OOMP'.B23];&quot;&quot;)" office:value-type="string" office:string-value="SMD (0402) 100 nF Capacitor (Ceramic) 16v">
            <text:p>SMD (0402) 100 nF Capacitor (Ceramic) 16v</text:p>
          </table:table-cell>
          <table:table-cell table:formula="of:=IF(['OOMLOUT-OOMP'.B23]&lt;&gt;&quot;&quot;;['OOMLOUT-OOMP'.H23];&quot;&quot;)" office:value-type="string" office:string-value="302010004 ">
            <text:p>302010004 </text:p>
          </table:table-cell>
          <table:table-cell table:formula="of:==IF([.A24]&lt;&gt;&quot;&quot;;VLOOKUP(VALUE([.C24]);['SEEED OPL'.$A$4:.$A$534];1;0);&quot;&quot;)" office:value-type="float" office:value="0">
            <text:p>#N/A</text:p>
          </table:table-cell>
          <table:table-cell table:formula="of:=IF([.A24]&lt;&gt;&quot;&quot;;VLOOKUP(VALUE([.C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]&lt;&gt;&quot;&quot;;['SEEED OPL'.A24];&quot;&quot;)" office:value-type="float" office:value="302010178">
            <text:p>302010178</text:p>
          </table:table-cell>
          <table:table-cell table:formula="of:=IF(['SEEED OPL'.B24]&lt;&gt;&quot;&quot;;['SEEED OPL'.B24];&quot;&quot;)" office:value-type="string" office:string-value="CC0805KKX5R8BB106">
            <text:p>CC0805KKX5R8BB106</text:p>
          </table:table-cell>
          <table:table-cell table:formula="of:=IF(['SEEED OPL'.C24]&lt;&gt;&quot;&quot;;['SEEED OPL'.C24];&quot;&quot;)" office:value-type="string" office:string-value="SMD CAP Ceramic 10uF-25V-10%-X5R">
            <text:p>SMD CAP Ceramic 10uF-25V-10%-X5R</text:p>
          </table:table-cell>
          <table:table-cell table:formula="of:=IF([.H24]&lt;&gt;&quot;&quot;;VLOOKUP([.$H24]&amp;&quot; &quot;;['OOMLOUT-OOMP'.$H$3:.$H$829];1;0);&quot;&quot;)" office:value-type="string" office:string-value="302010178 ">
            <text:p>302010178 </text:p>
          </table:table-cell>
          <table:table-cell table:formula="of:=IF(ISNA([.K24]);1;&quot;&quot;)">
            <text:p/>
          </table:table-cell>
          <table:table-cell/>
        </table:table-row>
        <table:table-row table:style-name="ro1">
          <table:table-cell table:formula="of:=IF(['OOMLOUT-OOMP'.A24]&lt;&gt;&quot;&quot;;['OOMLOUT-OOMP'.A24];&quot;&quot;)" office:value-type="string" office:string-value="CAPC-0402-X-NF22-01">
            <text:p>CAPC-0402-X-NF22-01</text:p>
          </table:table-cell>
          <table:table-cell table:formula="of:=IF(['OOMLOUT-OOMP'.B24]&lt;&gt;&quot;&quot;;['OOMLOUT-OOMP'.B24];&quot;&quot;)" office:value-type="string" office:string-value="SMD (0402) 22 nF Capacitor (Ceramic)">
            <text:p>SMD (0402) 22 nF Capacitor (Ceramic)</text:p>
          </table:table-cell>
          <table:table-cell table:formula="of:=IF(['OOMLOUT-OOMP'.B24]&lt;&gt;&quot;&quot;;['OOMLOUT-OOMP'.H24];&quot;&quot;)" office:value-type="string" office:string-value="302010242 ">
            <text:p>302010242 </text:p>
          </table:table-cell>
          <table:table-cell table:formula="of:==IF([.A25]&lt;&gt;&quot;&quot;;VLOOKUP(VALUE([.C25]);['SEEED OPL'.$A$4:.$A$534];1;0);&quot;&quot;)" office:value-type="float" office:value="302010242">
            <text:p>302010242</text:p>
          </table:table-cell>
          <table:table-cell table:formula="of:=IF([.A25]&lt;&gt;&quot;&quot;;VLOOKUP(VALUE([.C25]);['SEEED OPL'.$A$4:.$B$534];2;0);&quot;&quot;)" office:value-type="string" office:string-value="CC0402KRX7R9BB223">
            <text:p>CC0402KRX7R9BB223</text:p>
          </table:table-cell>
          <table:table-cell table:number-columns-repeated="2"/>
          <table:table-cell table:formula="of:=IF(['SEEED OPL'.A25]&lt;&gt;&quot;&quot;;['SEEED OPL'.A25];&quot;&quot;)" office:value-type="float" office:value="302020019">
            <text:p>302020019</text:p>
          </table:table-cell>
          <table:table-cell table:formula="of:=IF(['SEEED OPL'.B25]&lt;&gt;&quot;&quot;;['SEEED OPL'.B25];&quot;&quot;)" office:value-type="string" office:string-value="TAJB106K016RNJ">
            <text:p>TAJB106K016RNJ</text:p>
          </table:table-cell>
          <table:table-cell table:formula="of:=IF(['SEEED OPL'.C25]&lt;&gt;&quot;&quot;;['SEEED OPL'.C25];&quot;&quot;)" office:value-type="string" office:string-value="SMD CAP Tantalum 10uF-16V 10%">
            <text:p>SMD CAP Tantalum 10uF-16V 10%</text:p>
          </table:table-cell>
          <table:table-cell table:formula="of:=IF([.H25]&lt;&gt;&quot;&quot;;VLOOKUP([.$H25]&amp;&quot; &quot;;['OOMLOUT-OOMP'.$H$3:.$H$829];1;0);&quot;&quot;)" office:value-type="string" office:string-value="302020019 ">
            <text:p>302020019 </text:p>
          </table:table-cell>
          <table:table-cell table:formula="of:=IF(ISNA([.K25]);1;&quot;&quot;)">
            <text:p/>
          </table:table-cell>
          <table:table-cell/>
        </table:table-row>
        <table:table-row table:style-name="ro1">
          <table:table-cell table:formula="of:=IF(['OOMLOUT-OOMP'.A25]&lt;&gt;&quot;&quot;;['OOMLOUT-OOMP'.A25];&quot;&quot;)" office:value-type="string" office:string-value="CAPC-0402-X-NF220-VF">
            <text:p>CAPC-0402-X-NF220-VF</text:p>
          </table:table-cell>
          <table:table-cell table:formula="of:=IF(['OOMLOUT-OOMP'.B25]&lt;&gt;&quot;&quot;;['OOMLOUT-OOMP'.B25];&quot;&quot;)" office:value-type="string" office:string-value="SMD (0402) 220 nF Capacitor (Ceramic) 16v">
            <text:p>SMD (0402) 220 nF Capacitor (Ceramic) 16v</text:p>
          </table:table-cell>
          <table:table-cell table:formula="of:=IF(['OOMLOUT-OOMP'.B25]&lt;&gt;&quot;&quot;;['OOMLOUT-OOMP'.H25];&quot;&quot;)" office:value-type="string" office:string-value="302010051 ">
            <text:p>302010051 </text:p>
          </table:table-cell>
          <table:table-cell table:formula="of:==IF([.A26]&lt;&gt;&quot;&quot;;VLOOKUP(VALUE([.C26]);['SEEED OPL'.$A$4:.$A$534];1;0);&quot;&quot;)" office:value-type="float" office:value="302010051">
            <text:p>302010051</text:p>
          </table:table-cell>
          <table:table-cell table:formula="of:=IF([.A26]&lt;&gt;&quot;&quot;;VLOOKUP(VALUE([.C26]);['SEEED OPL'.$A$4:.$B$534];2;0);&quot;&quot;)" office:value-type="string" office:string-value="CC0402KRX7R7BB224">
            <text:p>CC0402KRX7R7BB224</text:p>
          </table:table-cell>
          <table:table-cell table:number-columns-repeated="2"/>
          <table:table-cell table:formula="of:=IF(['SEEED OPL'.A26]&lt;&gt;&quot;&quot;;['SEEED OPL'.A26];&quot;&quot;)" office:value-type="float" office:value="302020002">
            <text:p>302020002</text:p>
          </table:table-cell>
          <table:table-cell table:formula="of:=IF(['SEEED OPL'.B26]&lt;&gt;&quot;&quot;;['SEEED OPL'.B26];&quot;&quot;)" office:value-type="string" office:string-value="TAJA106K016RNJ">
            <text:p>TAJA106K016RNJ</text:p>
          </table:table-cell>
          <table:table-cell table:formula="of:=IF(['SEEED OPL'.C26]&lt;&gt;&quot;&quot;;['SEEED OPL'.C26];&quot;&quot;)" office:value-type="string" office:string-value="SMD CAP Tantalum 10uF-16V 10%">
            <text:p>SMD CAP Tantalum 10uF-16V 10%</text:p>
          </table:table-cell>
          <table:table-cell table:formula="of:=IF([.H26]&lt;&gt;&quot;&quot;;VLOOKUP([.$H26]&amp;&quot; &quot;;['OOMLOUT-OOMP'.$H$3:.$H$829];1;0);&quot;&quot;)" office:value-type="string" office:string-value="302020002 ">
            <text:p>302020002 </text:p>
          </table:table-cell>
          <table:table-cell table:formula="of:=IF(ISNA([.K26]);1;&quot;&quot;)">
            <text:p/>
          </table:table-cell>
          <table:table-cell/>
        </table:table-row>
        <table:table-row table:style-name="ro1">
          <table:table-cell table:formula="of:=IF(['OOMLOUT-OOMP'.A26]&lt;&gt;&quot;&quot;;['OOMLOUT-OOMP'.A26];&quot;&quot;)" office:value-type="string" office:string-value="CAPC-0402-X-NF22D-01">
            <text:p>CAPC-0402-X-NF22D-01</text:p>
          </table:table-cell>
          <table:table-cell table:formula="of:=IF(['OOMLOUT-OOMP'.B26]&lt;&gt;&quot;&quot;;['OOMLOUT-OOMP'.B26];&quot;&quot;)" office:value-type="string" office:string-value="SMD (0402) 2.2 nF Capacitor (Ceramic)">
            <text:p>SMD (0402) 2.2 nF Capacitor (Ceramic)</text:p>
          </table:table-cell>
          <table:table-cell table:formula="of:=IF(['OOMLOUT-OOMP'.B26]&lt;&gt;&quot;&quot;;['OOMLOUT-OOMP'.H26];&quot;&quot;)" office:value-type="string" office:string-value="302010022 ">
            <text:p>302010022 </text:p>
          </table:table-cell>
          <table:table-cell table:formula="of:==IF([.A27]&lt;&gt;&quot;&quot;;VLOOKUP(VALUE([.C27]);['SEEED OPL'.$A$4:.$A$534];1;0);&quot;&quot;)" office:value-type="float" office:value="302010022">
            <text:p>302010022</text:p>
          </table:table-cell>
          <table:table-cell table:formula="of:=IF([.A27]&lt;&gt;&quot;&quot;;VLOOKUP(VALUE([.C27]);['SEEED OPL'.$A$4:.$B$534];2;0);&quot;&quot;)" office:value-type="string" office:string-value="CC0402KRX7R9BB222">
            <text:p>CC0402KRX7R9BB222</text:p>
          </table:table-cell>
          <table:table-cell table:number-columns-repeated="2"/>
          <table:table-cell table:formula="of:=IF(['SEEED OPL'.A27]&lt;&gt;&quot;&quot;;['SEEED OPL'.A27];&quot;&quot;)" office:value-type="float" office:value="302020011">
            <text:p>302020011</text:p>
          </table:table-cell>
          <table:table-cell table:formula="of:=IF(['SEEED OPL'.B27]&lt;&gt;&quot;&quot;;['SEEED OPL'.B27];&quot;&quot;)" office:value-type="string" office:string-value="TAJA106K010RNJ">
            <text:p>TAJA106K010RNJ</text:p>
          </table:table-cell>
          <table:table-cell table:formula="of:=IF(['SEEED OPL'.C27]&lt;&gt;&quot;&quot;;['SEEED OPL'.C27];&quot;&quot;)" office:value-type="string" office:string-value="SMD CAP Tantalum 10uF-10V 10%">
            <text:p>SMD CAP Tantalum 10uF-10V 10%</text:p>
          </table:table-cell>
          <table:table-cell table:formula="of:=IF([.H27]&lt;&gt;&quot;&quot;;VLOOKUP([.$H27]&amp;&quot; &quot;;['OOMLOUT-OOMP'.$H$3:.$H$829];1;0);&quot;&quot;)" office:value-type="string" office:string-value="302020011 ">
            <text:p>302020011 </text:p>
          </table:table-cell>
          <table:table-cell table:formula="of:=IF(ISNA([.K27]);1;&quot;&quot;)">
            <text:p/>
          </table:table-cell>
          <table:table-cell/>
        </table:table-row>
        <table:table-row table:style-name="ro1">
          <table:table-cell table:formula="of:=IF(['OOMLOUT-OOMP'.A27]&lt;&gt;&quot;&quot;;['OOMLOUT-OOMP'.A27];&quot;&quot;)" office:value-type="string" office:string-value="CAPC-0402-X-NF47-VA">
            <text:p>CAPC-0402-X-NF47-VA</text:p>
          </table:table-cell>
          <table:table-cell table:formula="of:=IF(['OOMLOUT-OOMP'.B27]&lt;&gt;&quot;&quot;;['OOMLOUT-OOMP'.B27];&quot;&quot;)" office:value-type="string" office:string-value="SMD (0402) 47 nF Capacitor (Ceramic) 25v">
            <text:p>SMD (0402) 47 nF Capacitor (Ceramic) 25v</text:p>
          </table:table-cell>
          <table:table-cell table:formula="of:=IF(['OOMLOUT-OOMP'.B27]&lt;&gt;&quot;&quot;;['OOMLOUT-OOMP'.H27];&quot;&quot;)" office:value-type="string" office:string-value="302010002 ">
            <text:p>302010002 </text:p>
          </table:table-cell>
          <table:table-cell table:formula="of:==IF([.A28]&lt;&gt;&quot;&quot;;VLOOKUP(VALUE([.C28]);['SEEED OPL'.$A$4:.$A$534];1;0);&quot;&quot;)" office:value-type="float" office:value="302010002">
            <text:p>302010002</text:p>
          </table:table-cell>
          <table:table-cell table:formula="of:=IF([.A28]&lt;&gt;&quot;&quot;;VLOOKUP(VALUE([.C28]);['SEEED OPL'.$A$4:.$B$534];2;0);&quot;&quot;)" office:value-type="string" office:string-value="CC0402KRX7R8BB473">
            <text:p>CC0402KRX7R8BB473</text:p>
          </table:table-cell>
          <table:table-cell table:number-columns-repeated="2"/>
          <table:table-cell table:formula="of:=IF(['SEEED OPL'.A28]&lt;&gt;&quot;&quot;;['SEEED OPL'.A28];&quot;&quot;)" office:value-type="float" office:value="302010146">
            <text:p>302010146</text:p>
          </table:table-cell>
          <table:table-cell table:formula="of:=IF(['SEEED OPL'.B28]&lt;&gt;&quot;&quot;;['SEEED OPL'.B28];&quot;&quot;)" office:value-type="string" office:string-value="CC0805KKX5R8BB475">
            <text:p>CC0805KKX5R8BB475</text:p>
          </table:table-cell>
          <table:table-cell table:formula="of:=IF(['SEEED OPL'.C28]&lt;&gt;&quot;&quot;;['SEEED OPL'.C28];&quot;&quot;)" office:value-type="string" office:string-value="SMD CAP Ceramic 4.7uF-25V-10%-X5R;0805">
            <text:p>SMD CAP Ceramic 4.7uF-25V-10%-X5R;0805</text:p>
          </table:table-cell>
          <table:table-cell table:formula="of:=IF([.H28]&lt;&gt;&quot;&quot;;VLOOKUP([.$H28]&amp;&quot; &quot;;['OOMLOUT-OOMP'.$H$3:.$H$829];1;0);&quot;&quot;)" office:value-type="string" office:string-value="302010146 ">
            <text:p>302010146 </text:p>
          </table:table-cell>
          <table:table-cell table:formula="of:=IF(ISNA([.K28]);1;&quot;&quot;)">
            <text:p/>
          </table:table-cell>
          <table:table-cell/>
        </table:table-row>
        <table:table-row table:style-name="ro1">
          <table:table-cell table:formula="of:=IF(['OOMLOUT-OOMP'.A28]&lt;&gt;&quot;&quot;;['OOMLOUT-OOMP'.A28];&quot;&quot;)" office:value-type="string" office:string-value="CAPC-0402-X-NF47D-01">
            <text:p>CAPC-0402-X-NF47D-01</text:p>
          </table:table-cell>
          <table:table-cell table:formula="of:=IF(['OOMLOUT-OOMP'.B28]&lt;&gt;&quot;&quot;;['OOMLOUT-OOMP'.B28];&quot;&quot;)" office:value-type="string" office:string-value="SMD (0402) 4.7 nF Capacitor (Ceramic)">
            <text:p>SMD (0402) 4.7 nF Capacitor (Ceramic)</text:p>
          </table:table-cell>
          <table:table-cell table:formula="of:=IF(['OOMLOUT-OOMP'.B28]&lt;&gt;&quot;&quot;;['OOMLOUT-OOMP'.H28];&quot;&quot;)" office:value-type="string" office:string-value="302010261 ">
            <text:p>302010261 </text:p>
          </table:table-cell>
          <table:table-cell table:formula="of:==IF([.A29]&lt;&gt;&quot;&quot;;VLOOKUP(VALUE([.C29]);['SEEED OPL'.$A$4:.$A$534];1;0);&quot;&quot;)" office:value-type="float" office:value="302010261">
            <text:p>302010261</text:p>
          </table:table-cell>
          <table:table-cell table:formula="of:=IF([.A29]&lt;&gt;&quot;&quot;;VLOOKUP(VALUE([.C29]);['SEEED OPL'.$A$4:.$B$534];2;0);&quot;&quot;)" office:value-type="string" office:string-value="CC0402KRX7R9BB472">
            <text:p>CC0402KRX7R9BB472</text:p>
          </table:table-cell>
          <table:table-cell table:number-columns-repeated="2"/>
          <table:table-cell table:formula="of:=IF(['SEEED OPL'.A29]&lt;&gt;&quot;&quot;;['SEEED OPL'.A29];&quot;&quot;)" office:value-type="float" office:value="302010111">
            <text:p>302010111</text:p>
          </table:table-cell>
          <table:table-cell table:formula="of:=IF(['SEEED OPL'.B29]&lt;&gt;&quot;&quot;;['SEEED OPL'.B29];&quot;&quot;)" office:value-type="string" office:string-value="CC0603KRX5R6BB475">
            <text:p>CC0603KRX5R6BB475</text:p>
          </table:table-cell>
          <table:table-cell table:formula="of:=IF(['SEEED OPL'.C29]&lt;&gt;&quot;&quot;;['SEEED OPL'.C29];&quot;&quot;)" office:value-type="string" office:string-value="SMD CAP Ceramic 4.7uF-10V-10%-X5R;">
            <text:p>SMD CAP Ceramic 4.7uF-10V-10%-X5R;</text:p>
          </table:table-cell>
          <table:table-cell table:formula="of:=IF([.H29]&lt;&gt;&quot;&quot;;VLOOKUP([.$H29]&amp;&quot; &quot;;['OOMLOUT-OOMP'.$H$3:.$H$829];1;0);&quot;&quot;)" office:value-type="string" office:string-value="302010111 ">
            <text:p>302010111 </text:p>
          </table:table-cell>
          <table:table-cell table:formula="of:=IF(ISNA([.K29]);1;&quot;&quot;)">
            <text:p/>
          </table:table-cell>
          <table:table-cell/>
        </table:table-row>
        <table:table-row table:style-name="ro1">
          <table:table-cell table:formula="of:=IF(['OOMLOUT-OOMP'.A29]&lt;&gt;&quot;&quot;;['OOMLOUT-OOMP'.A29];&quot;&quot;)" office:value-type="string" office:string-value="CAPC-0402-X-PF05D-01">
            <text:p>CAPC-0402-X-PF05D-01</text:p>
          </table:table-cell>
          <table:table-cell table:formula="of:=IF(['OOMLOUT-OOMP'.B29]&lt;&gt;&quot;&quot;;['OOMLOUT-OOMP'.B29];&quot;&quot;)" office:value-type="string" office:string-value="SMD (0402) 0.5 pF Capacitor (Ceramic)">
            <text:p>SMD (0402) 0.5 pF Capacitor (Ceramic)</text:p>
          </table:table-cell>
          <table:table-cell table:formula="of:=IF(['OOMLOUT-OOMP'.B29]&lt;&gt;&quot;&quot;;['OOMLOUT-OOMP'.H29];&quot;&quot;)" office:value-type="string" office:string-value="302010048 ">
            <text:p>302010048 </text:p>
          </table:table-cell>
          <table:table-cell table:formula="of:==IF([.A30]&lt;&gt;&quot;&quot;;VLOOKUP(VALUE([.C30]);['SEEED OPL'.$A$4:.$A$534];1;0);&quot;&quot;)" office:value-type="float" office:value="302010048">
            <text:p>302010048</text:p>
          </table:table-cell>
          <table:table-cell table:formula="of:=IF([.A30]&lt;&gt;&quot;&quot;;VLOOKUP(VALUE([.C30]);['SEEED OPL'.$A$4:.$B$534];2;0);&quot;&quot;)" office:value-type="string" office:string-value="CC0402BRNPO9BNR50">
            <text:p>CC0402BRNPO9BNR50</text:p>
          </table:table-cell>
          <table:table-cell table:number-columns-repeated="2"/>
          <table:table-cell table:formula="of:=IF(['SEEED OPL'.A30]&lt;&gt;&quot;&quot;;['SEEED OPL'.A30];&quot;&quot;)" office:value-type="float" office:value="302010019">
            <text:p>302010019</text:p>
          </table:table-cell>
          <table:table-cell table:formula="of:=IF(['SEEED OPL'.B30]&lt;&gt;&quot;&quot;;['SEEED OPL'.B30];&quot;&quot;)" office:value-type="string" office:string-value="CC0402MRX5R5BB475">
            <text:p>CC0402MRX5R5BB475</text:p>
          </table:table-cell>
          <table:table-cell table:formula="of:=IF(['SEEED OPL'.C30]&lt;&gt;&quot;&quot;;['SEEED OPL'.C30];&quot;&quot;)" office:value-type="string" office:string-value="SMD CAP Ceramic 4.7uF-6.3V-20%-X5R">
            <text:p>SMD CAP Ceramic 4.7uF-6.3V-20%-X5R</text:p>
          </table:table-cell>
          <table:table-cell table:formula="of:=IF([.H30]&lt;&gt;&quot;&quot;;VLOOKUP([.$H30]&amp;&quot; &quot;;['OOMLOUT-OOMP'.$H$3:.$H$829];1;0);&quot;&quot;)" office:value-type="string" office:string-value="302010019 ">
            <text:p>302010019 </text:p>
          </table:table-cell>
          <table:table-cell table:formula="of:=IF(ISNA([.K30]);1;&quot;&quot;)">
            <text:p/>
          </table:table-cell>
          <table:table-cell/>
        </table:table-row>
        <table:table-row table:style-name="ro1">
          <table:table-cell table:formula="of:=IF(['OOMLOUT-OOMP'.A30]&lt;&gt;&quot;&quot;;['OOMLOUT-OOMP'.A30];&quot;&quot;)" office:value-type="string" office:string-value="CAPC-0402-X-PF1-01">
            <text:p>CAPC-0402-X-PF1-01</text:p>
          </table:table-cell>
          <table:table-cell table:formula="of:=IF(['OOMLOUT-OOMP'.B30]&lt;&gt;&quot;&quot;;['OOMLOUT-OOMP'.B30];&quot;&quot;)" office:value-type="string" office:string-value="SMD (0402) 1 pF Capacitor (Ceramic)">
            <text:p>SMD (0402) 1 pF Capacitor (Ceramic)</text:p>
          </table:table-cell>
          <table:table-cell table:formula="of:=IF(['OOMLOUT-OOMP'.B30]&lt;&gt;&quot;&quot;;['OOMLOUT-OOMP'.H30];&quot;&quot;)" office:value-type="string" office:string-value="302010021 ">
            <text:p>302010021 </text:p>
          </table:table-cell>
          <table:table-cell table:formula="of:==IF([.A31]&lt;&gt;&quot;&quot;;VLOOKUP(VALUE([.C31]);['SEEED OPL'.$A$4:.$A$534];1;0);&quot;&quot;)" office:value-type="float" office:value="302010021">
            <text:p>302010021</text:p>
          </table:table-cell>
          <table:table-cell table:formula="of:=IF([.A31]&lt;&gt;&quot;&quot;;VLOOKUP(VALUE([.C31]);['SEEED OPL'.$A$4:.$B$534];2;0);&quot;&quot;)" office:value-type="string" office:string-value="CC0402BRNPO9BN1R0">
            <text:p>CC0402BRNPO9BN1R0</text:p>
          </table:table-cell>
          <table:table-cell table:number-columns-repeated="2"/>
          <table:table-cell table:formula="of:=IF(['SEEED OPL'.A31]&lt;&gt;&quot;&quot;;['SEEED OPL'.A31];&quot;&quot;)" office:value-type="float" office:value="302010148">
            <text:p>302010148</text:p>
          </table:table-cell>
          <table:table-cell table:formula="of:=IF(['SEEED OPL'.B31]&lt;&gt;&quot;&quot;;['SEEED OPL'.B31];&quot;&quot;)" office:value-type="string" office:string-value="CC0805KKX7R8BB225">
            <text:p>CC0805KKX7R8BB225</text:p>
          </table:table-cell>
          <table:table-cell table:formula="of:=IF(['SEEED OPL'.C31]&lt;&gt;&quot;&quot;;['SEEED OPL'.C31];&quot;&quot;)" office:value-type="string" office:string-value="SMD CAP Ceramic 2.2uF-25V-10%-X7R;0805">
            <text:p>SMD CAP Ceramic 2.2uF-25V-10%-X7R;0805</text:p>
          </table:table-cell>
          <table:table-cell table:formula="of:=IF([.H31]&lt;&gt;&quot;&quot;;VLOOKUP([.$H31]&amp;&quot; &quot;;['OOMLOUT-OOMP'.$H$3:.$H$829];1;0);&quot;&quot;)" office:value-type="string" office:string-value="302010148 ">
            <text:p>302010148 </text:p>
          </table:table-cell>
          <table:table-cell table:formula="of:=IF(ISNA([.K31]);1;&quot;&quot;)">
            <text:p/>
          </table:table-cell>
          <table:table-cell/>
        </table:table-row>
        <table:table-row table:style-name="ro1">
          <table:table-cell table:formula="of:=IF(['OOMLOUT-OOMP'.A31]&lt;&gt;&quot;&quot;;['OOMLOUT-OOMP'.A31];&quot;&quot;)" office:value-type="string" office:string-value="CAPC-0402-X-PF10-01">
            <text:p>CAPC-0402-X-PF10-01</text:p>
          </table:table-cell>
          <table:table-cell table:formula="of:=IF(['OOMLOUT-OOMP'.B31]&lt;&gt;&quot;&quot;;['OOMLOUT-OOMP'.B31];&quot;&quot;)" office:value-type="string" office:string-value="SMD (0402) 10 pF Capacitor (Ceramic)">
            <text:p>SMD (0402) 10 pF Capacitor (Ceramic)</text:p>
          </table:table-cell>
          <table:table-cell table:formula="of:=IF(['OOMLOUT-OOMP'.B31]&lt;&gt;&quot;&quot;;['OOMLOUT-OOMP'.H31];&quot;&quot;)" office:value-type="string" office:string-value="302010001 ">
            <text:p>302010001 </text:p>
          </table:table-cell>
          <table:table-cell table:formula="of:==IF([.A32]&lt;&gt;&quot;&quot;;VLOOKUP(VALUE([.C32]);['SEEED OPL'.$A$4:.$A$534];1;0);&quot;&quot;)" office:value-type="float" office:value="302010001">
            <text:p>302010001</text:p>
          </table:table-cell>
          <table:table-cell table:formula="of:=IF([.A32]&lt;&gt;&quot;&quot;;VLOOKUP(VALUE([.C32]);['SEEED OPL'.$A$4:.$B$534];2;0);&quot;&quot;)" office:value-type="string" office:string-value="CC0402JRNPO9BN100">
            <text:p>CC0402JRNPO9BN100</text:p>
          </table:table-cell>
          <table:table-cell table:number-columns-repeated="2"/>
          <table:table-cell table:formula="of:=IF(['SEEED OPL'.A32]&lt;&gt;&quot;&quot;;['SEEED OPL'.A32];&quot;&quot;)" office:value-type="float" office:value="302010179">
            <text:p>302010179</text:p>
          </table:table-cell>
          <table:table-cell table:formula="of:=IF(['SEEED OPL'.B32]&lt;&gt;&quot;&quot;;['SEEED OPL'.B32];&quot;&quot;)" office:value-type="string" office:string-value="CC0805KKX7R8BB105">
            <text:p>CC0805KKX7R8BB105</text:p>
          </table:table-cell>
          <table:table-cell table:formula="of:=IF(['SEEED OPL'.C32]&lt;&gt;&quot;&quot;;['SEEED OPL'.C32];&quot;&quot;)" office:value-type="string" office:string-value="SMD CAP Ceramic 1uF-25V-10%-X7R">
            <text:p>SMD CAP Ceramic 1uF-25V-10%-X7R</text:p>
          </table:table-cell>
          <table:table-cell table:formula="of:=IF([.H32]&lt;&gt;&quot;&quot;;VLOOKUP([.$H32]&amp;&quot; &quot;;['OOMLOUT-OOMP'.$H$3:.$H$829];1;0);&quot;&quot;)" office:value-type="string" office:string-value="302010179 ">
            <text:p>302010179 </text:p>
          </table:table-cell>
          <table:table-cell table:formula="of:=IF(ISNA([.K32]);1;&quot;&quot;)">
            <text:p/>
          </table:table-cell>
          <table:table-cell/>
        </table:table-row>
        <table:table-row table:style-name="ro1">
          <table:table-cell table:formula="of:=IF(['OOMLOUT-OOMP'.A32]&lt;&gt;&quot;&quot;;['OOMLOUT-OOMP'.A32];&quot;&quot;)" office:value-type="string" office:string-value="CAPC-0402-X-PF100-01">
            <text:p>CAPC-0402-X-PF100-01</text:p>
          </table:table-cell>
          <table:table-cell table:formula="of:=IF(['OOMLOUT-OOMP'.B32]&lt;&gt;&quot;&quot;;['OOMLOUT-OOMP'.B32];&quot;&quot;)" office:value-type="string" office:string-value="SMD (0402) 100 pF Capacitor (Ceramic)">
            <text:p>SMD (0402) 100 pF Capacitor (Ceramic)</text:p>
          </table:table-cell>
          <table:table-cell table:formula="of:=IF(['OOMLOUT-OOMP'.B32]&lt;&gt;&quot;&quot;;['OOMLOUT-OOMP'.H32];&quot;&quot;)" office:value-type="string" office:string-value="302010012 ">
            <text:p>302010012 </text:p>
          </table:table-cell>
          <table:table-cell table:formula="of:==IF([.A33]&lt;&gt;&quot;&quot;;VLOOKUP(VALUE([.C33]);['SEEED OPL'.$A$4:.$A$534];1;0);&quot;&quot;)" office:value-type="float" office:value="302010012">
            <text:p>302010012</text:p>
          </table:table-cell>
          <table:table-cell table:formula="of:=IF([.A33]&lt;&gt;&quot;&quot;;VLOOKUP(VALUE([.C33]);['SEEED OPL'.$A$4:.$B$534];2;0);&quot;&quot;)" office:value-type="string" office:string-value="CC0402JRNPO9BN101">
            <text:p>CC0402JRNPO9BN101</text:p>
          </table:table-cell>
          <table:table-cell table:number-columns-repeated="2"/>
          <table:table-cell table:formula="of:=IF(['SEEED OPL'.A33]&lt;&gt;&quot;&quot;;['SEEED OPL'.A33];&quot;&quot;)" office:value-type="float" office:value="302010139">
            <text:p>302010139</text:p>
          </table:table-cell>
          <table:table-cell table:formula="of:=IF(['SEEED OPL'.B33]&lt;&gt;&quot;&quot;;['SEEED OPL'.B33];&quot;&quot;)" office:value-type="string" office:string-value="CC0603KRX7R8BB105">
            <text:p>CC0603KRX7R8BB105</text:p>
          </table:table-cell>
          <table:table-cell table:formula="of:=IF(['SEEED OPL'.C33]&lt;&gt;&quot;&quot;;['SEEED OPL'.C33];&quot;&quot;)" office:value-type="string" office:string-value="SMD CAP Ceramic 1uF-25V-10%-X7R">
            <text:p>SMD CAP Ceramic 1uF-25V-10%-X7R</text:p>
          </table:table-cell>
          <table:table-cell table:formula="of:=IF([.H33]&lt;&gt;&quot;&quot;;VLOOKUP([.$H33]&amp;&quot; &quot;;['OOMLOUT-OOMP'.$H$3:.$H$829];1;0);&quot;&quot;)" office:value-type="string" office:string-value="302010139 ">
            <text:p>302010139 </text:p>
          </table:table-cell>
          <table:table-cell table:formula="of:=IF(ISNA([.K33]);1;&quot;&quot;)">
            <text:p/>
          </table:table-cell>
          <table:table-cell/>
        </table:table-row>
        <table:table-row table:style-name="ro1">
          <table:table-cell table:formula="of:=IF(['OOMLOUT-OOMP'.A33]&lt;&gt;&quot;&quot;;['OOMLOUT-OOMP'.A33];&quot;&quot;)" office:value-type="string" office:string-value="CAPC-0402-X-PF12-01">
            <text:p>CAPC-0402-X-PF12-01</text:p>
          </table:table-cell>
          <table:table-cell table:formula="of:=IF(['OOMLOUT-OOMP'.B33]&lt;&gt;&quot;&quot;;['OOMLOUT-OOMP'.B33];&quot;&quot;)" office:value-type="string" office:string-value="SMD (0402) 12 pF Capacitor (Ceramic)">
            <text:p>SMD (0402) 12 pF Capacitor (Ceramic)</text:p>
          </table:table-cell>
          <table:table-cell table:formula="of:=IF(['OOMLOUT-OOMP'.B33]&lt;&gt;&quot;&quot;;['OOMLOUT-OOMP'.H33];&quot;&quot;)" office:value-type="string" office:string-value="302010049 ">
            <text:p>302010049 </text:p>
          </table:table-cell>
          <table:table-cell table:formula="of:==IF([.A34]&lt;&gt;&quot;&quot;;VLOOKUP(VALUE([.C34]);['SEEED OPL'.$A$4:.$A$534];1;0);&quot;&quot;)" office:value-type="float" office:value="302010049">
            <text:p>302010049</text:p>
          </table:table-cell>
          <table:table-cell table:formula="of:=IF([.A34]&lt;&gt;&quot;&quot;;VLOOKUP(VALUE([.C34]);['SEEED OPL'.$A$4:.$B$534];2;0);&quot;&quot;)" office:value-type="string" office:string-value="CC0402JRNPO9BN120">
            <text:p>CC0402JRNPO9BN120</text:p>
          </table:table-cell>
          <table:table-cell table:number-columns-repeated="2"/>
          <table:table-cell table:formula="of:=IF(['SEEED OPL'.A34]&lt;&gt;&quot;&quot;;['SEEED OPL'.A34];&quot;&quot;)" office:value-type="float" office:value="302010040">
            <text:p>302010040</text:p>
          </table:table-cell>
          <table:table-cell table:formula="of:=IF(['SEEED OPL'.B34]&lt;&gt;&quot;&quot;;['SEEED OPL'.B34];&quot;&quot;)" office:value-type="string" office:string-value="CC0402KRX5R6BB105">
            <text:p>CC0402KRX5R6BB105</text:p>
          </table:table-cell>
          <table:table-cell table:formula="of:=IF(['SEEED OPL'.C34]&lt;&gt;&quot;&quot;;['SEEED OPL'.C34];&quot;&quot;)" office:value-type="string" office:string-value="SMD CAP Ceramic 1uF-10V-10%-X5R">
            <text:p>SMD CAP Ceramic 1uF-10V-10%-X5R</text:p>
          </table:table-cell>
          <table:table-cell table:formula="of:=IF([.H34]&lt;&gt;&quot;&quot;;VLOOKUP([.$H34]&amp;&quot; &quot;;['OOMLOUT-OOMP'.$H$3:.$H$829];1;0);&quot;&quot;)" office:value-type="string" office:string-value="302010040 ">
            <text:p>302010040 </text:p>
          </table:table-cell>
          <table:table-cell table:formula="of:=IF(ISNA([.K34]);1;&quot;&quot;)">
            <text:p/>
          </table:table-cell>
          <table:table-cell/>
        </table:table-row>
        <table:table-row table:style-name="ro1">
          <table:table-cell table:formula="of:=IF(['OOMLOUT-OOMP'.A34]&lt;&gt;&quot;&quot;;['OOMLOUT-OOMP'.A34];&quot;&quot;)" office:value-type="string" office:string-value="CAPC-0402-X-PF15-01">
            <text:p>CAPC-0402-X-PF15-01</text:p>
          </table:table-cell>
          <table:table-cell table:formula="of:=IF(['OOMLOUT-OOMP'.B34]&lt;&gt;&quot;&quot;;['OOMLOUT-OOMP'.B34];&quot;&quot;)" office:value-type="string" office:string-value="SMD (0402) 15 pF Capacitor (Ceramic)">
            <text:p>SMD (0402) 15 pF Capacitor (Ceramic)</text:p>
          </table:table-cell>
          <table:table-cell table:formula="of:=IF(['OOMLOUT-OOMP'.B34]&lt;&gt;&quot;&quot;;['OOMLOUT-OOMP'.H34];&quot;&quot;)" office:value-type="string" office:string-value="302010041 ">
            <text:p>302010041 </text:p>
          </table:table-cell>
          <table:table-cell table:formula="of:==IF([.A35]&lt;&gt;&quot;&quot;;VLOOKUP(VALUE([.C35]);['SEEED OPL'.$A$4:.$A$534];1;0);&quot;&quot;)" office:value-type="float" office:value="302010041">
            <text:p>302010041</text:p>
          </table:table-cell>
          <table:table-cell table:formula="of:=IF([.A35]&lt;&gt;&quot;&quot;;VLOOKUP(VALUE([.C35]);['SEEED OPL'.$A$4:.$B$534];2;0);&quot;&quot;)" office:value-type="string" office:string-value="GRM1555C1H150JA01D">
            <text:p>GRM1555C1H150JA01D</text:p>
          </table:table-cell>
          <table:table-cell table:number-columns-repeated="2"/>
          <table:table-cell table:formula="of:=IF(['SEEED OPL'.A35]&lt;&gt;&quot;&quot;;['SEEED OPL'.A35];&quot;&quot;)" office:value-type="float" office:value="302010073">
            <text:p>302010073</text:p>
          </table:table-cell>
          <table:table-cell table:formula="of:=IF(['SEEED OPL'.B35]&lt;&gt;&quot;&quot;;['SEEED OPL'.B35];&quot;&quot;)" office:value-type="string" office:string-value="CC0603KRX7R8BB224">
            <text:p>CC0603KRX7R8BB224</text:p>
          </table:table-cell>
          <table:table-cell table:formula="of:=IF(['SEEED OPL'.C35]&lt;&gt;&quot;&quot;;['SEEED OPL'.C35];&quot;&quot;)" office:value-type="string" office:string-value="SMD CAP Ceramic 220nF-25V-10%-X7R;0603">
            <text:p>SMD CAP Ceramic 220nF-25V-10%-X7R;0603</text:p>
          </table:table-cell>
          <table:table-cell table:formula="of:=IF([.H35]&lt;&gt;&quot;&quot;;VLOOKUP([.$H35]&amp;&quot; &quot;;['OOMLOUT-OOMP'.$H$3:.$H$829];1;0);&quot;&quot;)" office:value-type="string" office:string-value="302010073 ">
            <text:p>302010073 </text:p>
          </table:table-cell>
          <table:table-cell table:formula="of:=IF(ISNA([.K35]);1;&quot;&quot;)">
            <text:p/>
          </table:table-cell>
          <table:table-cell/>
        </table:table-row>
        <table:table-row table:style-name="ro1">
          <table:table-cell table:formula="of:=IF(['OOMLOUT-OOMP'.A35]&lt;&gt;&quot;&quot;;['OOMLOUT-OOMP'.A35];&quot;&quot;)" office:value-type="string" office:string-value="CAPC-0402-X-PF15D-01">
            <text:p>CAPC-0402-X-PF15D-01</text:p>
          </table:table-cell>
          <table:table-cell table:formula="of:=IF(['OOMLOUT-OOMP'.B35]&lt;&gt;&quot;&quot;;['OOMLOUT-OOMP'.B35];&quot;&quot;)" office:value-type="string" office:string-value="SMD (0402) 1.5 pF Capacitor (Ceramic)">
            <text:p>SMD (0402) 1.5 pF Capacitor (Ceramic)</text:p>
          </table:table-cell>
          <table:table-cell table:formula="of:=IF(['OOMLOUT-OOMP'.B35]&lt;&gt;&quot;&quot;;['OOMLOUT-OOMP'.H35];&quot;&quot;)" office:value-type="string" office:string-value="302010023 ">
            <text:p>302010023 </text:p>
          </table:table-cell>
          <table:table-cell table:formula="of:==IF([.A36]&lt;&gt;&quot;&quot;;VLOOKUP(VALUE([.C36]);['SEEED OPL'.$A$4:.$A$534];1;0);&quot;&quot;)" office:value-type="float" office:value="302010023">
            <text:p>302010023</text:p>
          </table:table-cell>
          <table:table-cell table:formula="of:=IF([.A36]&lt;&gt;&quot;&quot;;VLOOKUP(VALUE([.C36]);['SEEED OPL'.$A$4:.$B$534];2;0);&quot;&quot;)" office:value-type="string" office:string-value="CC0402BRNPO9BN1R5">
            <text:p>CC0402BRNPO9BN1R5</text:p>
          </table:table-cell>
          <table:table-cell table:number-columns-repeated="2"/>
          <table:table-cell table:formula="of:=IF(['SEEED OPL'.A36]&lt;&gt;&quot;&quot;;['SEEED OPL'.A36];&quot;&quot;)" office:value-type="float" office:value="302010165">
            <text:p>302010165</text:p>
          </table:table-cell>
          <table:table-cell table:formula="of:=IF(['SEEED OPL'.B36]&lt;&gt;&quot;&quot;;['SEEED OPL'.B36];&quot;&quot;)" office:value-type="string" office:string-value="CC0805KRX7R9BB104">
            <text:p>CC0805KRX7R9BB104</text:p>
          </table:table-cell>
          <table:table-cell table:formula="of:=IF(['SEEED OPL'.C36]&lt;&gt;&quot;&quot;;['SEEED OPL'.C36];&quot;&quot;)" office:value-type="string" office:string-value="SMD CAP Ceramic 100nF-50V-10%-X7R;">
            <text:p>SMD CAP Ceramic 100nF-50V-10%-X7R;</text:p>
          </table:table-cell>
          <table:table-cell table:formula="of:=IF([.H36]&lt;&gt;&quot;&quot;;VLOOKUP([.$H36]&amp;&quot; &quot;;['OOMLOUT-OOMP'.$H$3:.$H$829];1;0);&quot;&quot;)" office:value-type="string" office:string-value="302010165 ">
            <text:p>302010165 </text:p>
          </table:table-cell>
          <table:table-cell table:formula="of:=IF(ISNA([.K36]);1;&quot;&quot;)">
            <text:p/>
          </table:table-cell>
          <table:table-cell/>
        </table:table-row>
        <table:table-row table:style-name="ro1">
          <table:table-cell table:formula="of:=IF(['OOMLOUT-OOMP'.A36]&lt;&gt;&quot;&quot;;['OOMLOUT-OOMP'.A36];&quot;&quot;)" office:value-type="string" office:string-value="CAPC-0402-X-PF18-01">
            <text:p>CAPC-0402-X-PF18-01</text:p>
          </table:table-cell>
          <table:table-cell table:formula="of:=IF(['OOMLOUT-OOMP'.B36]&lt;&gt;&quot;&quot;;['OOMLOUT-OOMP'.B36];&quot;&quot;)" office:value-type="string" office:string-value="SMD (0402) 18 pF Capacitor (Ceramic)">
            <text:p>SMD (0402) 18 pF Capacitor (Ceramic)</text:p>
          </table:table-cell>
          <table:table-cell table:formula="of:=IF(['OOMLOUT-OOMP'.B36]&lt;&gt;&quot;&quot;;['OOMLOUT-OOMP'.H36];&quot;&quot;)" office:value-type="string" office:string-value="302010016 ">
            <text:p>302010016 </text:p>
          </table:table-cell>
          <table:table-cell table:formula="of:==IF([.A37]&lt;&gt;&quot;&quot;;VLOOKUP(VALUE([.C37]);['SEEED OPL'.$A$4:.$A$534];1;0);&quot;&quot;)" office:value-type="float" office:value="302010016">
            <text:p>302010016</text:p>
          </table:table-cell>
          <table:table-cell table:formula="of:=IF([.A37]&lt;&gt;&quot;&quot;;VLOOKUP(VALUE([.C37]);['SEEED OPL'.$A$4:.$B$534];2;0);&quot;&quot;)" office:value-type="string" office:string-value="CC0402JRNPO9BN180">
            <text:p>CC0402JRNPO9BN180</text:p>
          </table:table-cell>
          <table:table-cell table:number-columns-repeated="2"/>
          <table:table-cell table:formula="of:=IF(['SEEED OPL'.A37]&lt;&gt;&quot;&quot;;['SEEED OPL'.A37];&quot;&quot;)" office:value-type="float" office:value="302010138">
            <text:p>302010138</text:p>
          </table:table-cell>
          <table:table-cell table:formula="of:=IF(['SEEED OPL'.B37]&lt;&gt;&quot;&quot;;['SEEED OPL'.B37];&quot;&quot;)" office:value-type="string" office:string-value="CC0603KRX7R9BB104">
            <text:p>CC0603KRX7R9BB104</text:p>
          </table:table-cell>
          <table:table-cell table:formula="of:=IF(['SEEED OPL'.C37]&lt;&gt;&quot;&quot;;['SEEED OPL'.C37];&quot;&quot;)" office:value-type="string" office:string-value="SMD CAP Ceramic 100nF-50V-10%-X7R">
            <text:p>SMD CAP Ceramic 100nF-50V-10%-X7R</text:p>
          </table:table-cell>
          <table:table-cell table:formula="of:=IF([.H37]&lt;&gt;&quot;&quot;;VLOOKUP([.$H37]&amp;&quot; &quot;;['OOMLOUT-OOMP'.$H$3:.$H$829];1;0);&quot;&quot;)" office:value-type="string" office:string-value="302010138 ">
            <text:p>302010138 </text:p>
          </table:table-cell>
          <table:table-cell table:formula="of:=IF(ISNA([.K37]);1;&quot;&quot;)">
            <text:p/>
          </table:table-cell>
          <table:table-cell/>
        </table:table-row>
        <table:table-row table:style-name="ro1">
          <table:table-cell table:formula="of:=IF(['OOMLOUT-OOMP'.A37]&lt;&gt;&quot;&quot;;['OOMLOUT-OOMP'.A37];&quot;&quot;)" office:value-type="string" office:string-value="CAPC-0402-X-PF22-01">
            <text:p>CAPC-0402-X-PF22-01</text:p>
          </table:table-cell>
          <table:table-cell table:formula="of:=IF(['OOMLOUT-OOMP'.B37]&lt;&gt;&quot;&quot;;['OOMLOUT-OOMP'.B37];&quot;&quot;)" office:value-type="string" office:string-value="SMD (0402) 22 pF Capacitor (Ceramic)">
            <text:p>SMD (0402) 22 pF Capacitor (Ceramic)</text:p>
          </table:table-cell>
          <table:table-cell table:formula="of:=IF(['OOMLOUT-OOMP'.B37]&lt;&gt;&quot;&quot;;['OOMLOUT-OOMP'.H37];&quot;&quot;)" office:value-type="string" office:string-value="302010018 ">
            <text:p>302010018 </text:p>
          </table:table-cell>
          <table:table-cell table:formula="of:==IF([.A38]&lt;&gt;&quot;&quot;;VLOOKUP(VALUE([.C38]);['SEEED OPL'.$A$4:.$A$534];1;0);&quot;&quot;)" office:value-type="float" office:value="302010018">
            <text:p>302010018</text:p>
          </table:table-cell>
          <table:table-cell table:formula="of:=IF([.A38]&lt;&gt;&quot;&quot;;VLOOKUP(VALUE([.C38]);['SEEED OPL'.$A$4:.$B$534];2;0);&quot;&quot;)" office:value-type="string" office:string-value="CC0402JRNPO9BN220">
            <text:p>CC0402JRNPO9BN220</text:p>
          </table:table-cell>
          <table:table-cell table:number-columns-repeated="2"/>
          <table:table-cell table:formula="of:=IF(['SEEED OPL'.A38]&lt;&gt;&quot;&quot;;['SEEED OPL'.A38];&quot;&quot;)" office:value-type="float" office:value="302010024">
            <text:p>302010024</text:p>
          </table:table-cell>
          <table:table-cell table:formula="of:=IF(['SEEED OPL'.B38]&lt;&gt;&quot;&quot;;['SEEED OPL'.B38];&quot;&quot;)" office:value-type="string" office:string-value="CC0402KRX7R8BB104">
            <text:p>CC0402KRX7R8BB104</text:p>
          </table:table-cell>
          <table:table-cell table:formula="of:=IF(['SEEED OPL'.C38]&lt;&gt;&quot;&quot;;['SEEED OPL'.C38];&quot;&quot;)" office:value-type="string" office:string-value="SMD CAP Ceramic 100nF-25V-10%-X7R">
            <text:p>SMD CAP Ceramic 100nF-25V-10%-X7R</text:p>
          </table:table-cell>
          <table:table-cell table:formula="of:=IF([.H38]&lt;&gt;&quot;&quot;;VLOOKUP([.$H38]&amp;&quot; &quot;;['OOMLOUT-OOMP'.$H$3:.$H$829];1;0);&quot;&quot;)" office:value-type="string" office:string-value="302010024 ">
            <text:p>302010024 </text:p>
          </table:table-cell>
          <table:table-cell table:formula="of:=IF(ISNA([.K38]);1;&quot;&quot;)">
            <text:p/>
          </table:table-cell>
          <table:table-cell/>
        </table:table-row>
        <table:table-row table:style-name="ro1">
          <table:table-cell table:formula="of:=IF(['OOMLOUT-OOMP'.A38]&lt;&gt;&quot;&quot;;['OOMLOUT-OOMP'.A38];&quot;&quot;)" office:value-type="string" office:string-value="CAPC-0402-X-PF220-01">
            <text:p>CAPC-0402-X-PF220-01</text:p>
          </table:table-cell>
          <table:table-cell table:formula="of:=IF(['OOMLOUT-OOMP'.B38]&lt;&gt;&quot;&quot;;['OOMLOUT-OOMP'.B38];&quot;&quot;)" office:value-type="string" office:string-value="SMD (0402) 220 pF Capacitor (Ceramic)">
            <text:p>SMD (0402) 220 pF Capacitor (Ceramic)</text:p>
          </table:table-cell>
          <table:table-cell table:formula="of:=IF(['OOMLOUT-OOMP'.B38]&lt;&gt;&quot;&quot;;['OOMLOUT-OOMP'.H38];&quot;&quot;)" office:value-type="string" office:string-value="302010013 ">
            <text:p>302010013 </text:p>
          </table:table-cell>
          <table:table-cell table:formula="of:==IF([.A39]&lt;&gt;&quot;&quot;;VLOOKUP(VALUE([.C39]);['SEEED OPL'.$A$4:.$A$534];1;0);&quot;&quot;)" office:value-type="float" office:value="302010013">
            <text:p>302010013</text:p>
          </table:table-cell>
          <table:table-cell table:formula="of:=IF([.A39]&lt;&gt;&quot;&quot;;VLOOKUP(VALUE([.C39]);['SEEED OPL'.$A$4:.$B$534];2;0);&quot;&quot;)" office:value-type="string" office:string-value="CC0402JRNPO9BN221">
            <text:p>CC0402JRNPO9BN221</text:p>
          </table:table-cell>
          <table:table-cell table:number-columns-repeated="2"/>
          <table:table-cell table:formula="of:=IF(['SEEED OPL'.A39]&lt;&gt;&quot;&quot;;['SEEED OPL'.A39];&quot;&quot;)" office:value-type="float" office:value="302010002">
            <text:p>302010002</text:p>
          </table:table-cell>
          <table:table-cell table:formula="of:=IF(['SEEED OPL'.B39]&lt;&gt;&quot;&quot;;['SEEED OPL'.B39];&quot;&quot;)" office:value-type="string" office:string-value="CC0402KRX7R8BB473">
            <text:p>CC0402KRX7R8BB473</text:p>
          </table:table-cell>
          <table:table-cell table:formula="of:=IF(['SEEED OPL'.C39]&lt;&gt;&quot;&quot;;['SEEED OPL'.C39];&quot;&quot;)" office:value-type="string" office:string-value="SMD CAP Ceramic 47nF-25V-10%-X7R;">
            <text:p>SMD CAP Ceramic 47nF-25V-10%-X7R;</text:p>
          </table:table-cell>
          <table:table-cell table:formula="of:=IF([.H39]&lt;&gt;&quot;&quot;;VLOOKUP([.$H39]&amp;&quot; &quot;;['OOMLOUT-OOMP'.$H$3:.$H$829];1;0);&quot;&quot;)" office:value-type="string" office:string-value="302010002 ">
            <text:p>302010002 </text:p>
          </table:table-cell>
          <table:table-cell table:formula="of:=IF(ISNA([.K39]);1;&quot;&quot;)">
            <text:p/>
          </table:table-cell>
          <table:table-cell/>
        </table:table-row>
        <table:table-row table:style-name="ro1">
          <table:table-cell table:formula="of:=IF(['OOMLOUT-OOMP'.A39]&lt;&gt;&quot;&quot;;['OOMLOUT-OOMP'.A39];&quot;&quot;)" office:value-type="string" office:string-value="CAPC-0402-X-PF22D-01">
            <text:p>CAPC-0402-X-PF22D-01</text:p>
          </table:table-cell>
          <table:table-cell table:formula="of:=IF(['OOMLOUT-OOMP'.B39]&lt;&gt;&quot;&quot;;['OOMLOUT-OOMP'.B39];&quot;&quot;)" office:value-type="string" office:string-value="SMD (0402) 2.2 pF Capacitor (Ceramic)">
            <text:p>SMD (0402) 2.2 pF Capacitor (Ceramic)</text:p>
          </table:table-cell>
          <table:table-cell table:formula="of:=IF(['OOMLOUT-OOMP'.B39]&lt;&gt;&quot;&quot;;['OOMLOUT-OOMP'.H39];&quot;&quot;)" office:value-type="string" office:string-value="302010223 ">
            <text:p>302010223 </text:p>
          </table:table-cell>
          <table:table-cell table:formula="of:==IF([.A40]&lt;&gt;&quot;&quot;;VLOOKUP(VALUE([.C40]);['SEEED OPL'.$A$4:.$A$534];1;0);&quot;&quot;)" office:value-type="float" office:value="302010223">
            <text:p>302010223</text:p>
          </table:table-cell>
          <table:table-cell table:formula="of:=IF([.A40]&lt;&gt;&quot;&quot;;VLOOKUP(VALUE([.C40]);['SEEED OPL'.$A$4:.$B$534];2;0);&quot;&quot;)" office:value-type="string" office:string-value="CC0402CRNPO9BN2R2">
            <text:p>CC0402CRNPO9BN2R2</text:p>
          </table:table-cell>
          <table:table-cell table:number-columns-repeated="2"/>
          <table:table-cell table:formula="of:=IF(['SEEED OPL'.A40]&lt;&gt;&quot;&quot;;['SEEED OPL'.A40];&quot;&quot;)" office:value-type="float" office:value="302010088">
            <text:p>302010088</text:p>
          </table:table-cell>
          <table:table-cell table:formula="of:=IF(['SEEED OPL'.B40]&lt;&gt;&quot;&quot;;['SEEED OPL'.B40];&quot;&quot;)" office:value-type="string" office:string-value="CC0603KRX7R9BB333">
            <text:p>CC0603KRX7R9BB333</text:p>
          </table:table-cell>
          <table:table-cell table:formula="of:=IF(['SEEED OPL'.C40]&lt;&gt;&quot;&quot;;['SEEED OPL'.C40];&quot;&quot;)" office:value-type="string" office:string-value="SMD CAP Ceramic 33nF-50V-10%-X7R;0603">
            <text:p>SMD CAP Ceramic 33nF-50V-10%-X7R;0603</text:p>
          </table:table-cell>
          <table:table-cell table:formula="of:=IF([.H40]&lt;&gt;&quot;&quot;;VLOOKUP([.$H40]&amp;&quot; &quot;;['OOMLOUT-OOMP'.$H$3:.$H$829];1;0);&quot;&quot;)" office:value-type="string" office:string-value="302010088 ">
            <text:p>302010088 </text:p>
          </table:table-cell>
          <table:table-cell table:formula="of:=IF(ISNA([.K40]);1;&quot;&quot;)">
            <text:p/>
          </table:table-cell>
          <table:table-cell/>
        </table:table-row>
        <table:table-row table:style-name="ro1">
          <table:table-cell table:formula="of:=IF(['OOMLOUT-OOMP'.A40]&lt;&gt;&quot;&quot;;['OOMLOUT-OOMP'.A40];&quot;&quot;)" office:value-type="string" office:string-value="CAPC-0402-X-PF27-01">
            <text:p>CAPC-0402-X-PF27-01</text:p>
          </table:table-cell>
          <table:table-cell table:formula="of:=IF(['OOMLOUT-OOMP'.B40]&lt;&gt;&quot;&quot;;['OOMLOUT-OOMP'.B40];&quot;&quot;)" office:value-type="string" office:string-value="SMD (0402) 27 pF Capacitor (Ceramic)">
            <text:p>SMD (0402) 27 pF Capacitor (Ceramic)</text:p>
          </table:table-cell>
          <table:table-cell table:formula="of:=IF(['OOMLOUT-OOMP'.B40]&lt;&gt;&quot;&quot;;['OOMLOUT-OOMP'.H40];&quot;&quot;)" office:value-type="string" office:string-value="302010027 ">
            <text:p>302010027 </text:p>
          </table:table-cell>
          <table:table-cell table:formula="of:==IF([.A41]&lt;&gt;&quot;&quot;;VLOOKUP(VALUE([.C41]);['SEEED OPL'.$A$4:.$A$534];1;0);&quot;&quot;)" office:value-type="float" office:value="302010027">
            <text:p>302010027</text:p>
          </table:table-cell>
          <table:table-cell table:formula="of:=IF([.A41]&lt;&gt;&quot;&quot;;VLOOKUP(VALUE([.C41]);['SEEED OPL'.$A$4:.$B$534];2;0);&quot;&quot;)" office:value-type="string" office:string-value="CC0402JRNPO9BN270">
            <text:p>CC0402JRNPO9BN270</text:p>
          </table:table-cell>
          <table:table-cell table:number-columns-repeated="2"/>
          <table:table-cell table:formula="of:=IF(['SEEED OPL'.A41]&lt;&gt;&quot;&quot;;['SEEED OPL'.A41];&quot;&quot;)" office:value-type="float" office:value="302010095">
            <text:p>302010095</text:p>
          </table:table-cell>
          <table:table-cell table:formula="of:=IF(['SEEED OPL'.B41]&lt;&gt;&quot;&quot;;['SEEED OPL'.B41];&quot;&quot;)" office:value-type="string" office:string-value="CC0603KRX7R9BB223">
            <text:p>CC0603KRX7R9BB223</text:p>
          </table:table-cell>
          <table:table-cell table:formula="of:=IF(['SEEED OPL'.C41]&lt;&gt;&quot;&quot;;['SEEED OPL'.C41];&quot;&quot;)" office:value-type="string" office:string-value="SMD CAP Ceramic 22nF-50V-10%-X7R;0603">
            <text:p>SMD CAP Ceramic 22nF-50V-10%-X7R;0603</text:p>
          </table:table-cell>
          <table:table-cell table:formula="of:=IF([.H41]&lt;&gt;&quot;&quot;;VLOOKUP([.$H41]&amp;&quot; &quot;;['OOMLOUT-OOMP'.$H$3:.$H$829];1;0);&quot;&quot;)" office:value-type="string" office:string-value="302010095 ">
            <text:p>302010095 </text:p>
          </table:table-cell>
          <table:table-cell table:formula="of:=IF(ISNA([.K41]);1;&quot;&quot;)">
            <text:p/>
          </table:table-cell>
          <table:table-cell/>
        </table:table-row>
        <table:table-row table:style-name="ro1">
          <table:table-cell table:formula="of:=IF(['OOMLOUT-OOMP'.A41]&lt;&gt;&quot;&quot;;['OOMLOUT-OOMP'.A41];&quot;&quot;)" office:value-type="string" office:string-value="CAPC-0402-X-PF33-01">
            <text:p>CAPC-0402-X-PF33-01</text:p>
          </table:table-cell>
          <table:table-cell table:formula="of:=IF(['OOMLOUT-OOMP'.B41]&lt;&gt;&quot;&quot;;['OOMLOUT-OOMP'.B41];&quot;&quot;)" office:value-type="string" office:string-value="SMD (0402) 33 pF Capacitor (Ceramic)">
            <text:p>SMD (0402) 33 pF Capacitor (Ceramic)</text:p>
          </table:table-cell>
          <table:table-cell table:formula="of:=IF(['OOMLOUT-OOMP'.B41]&lt;&gt;&quot;&quot;;['OOMLOUT-OOMP'.H41];&quot;&quot;)" office:value-type="string" office:string-value="302010000 ">
            <text:p>302010000 </text:p>
          </table:table-cell>
          <table:table-cell table:formula="of:==IF([.A42]&lt;&gt;&quot;&quot;;VLOOKUP(VALUE([.C42]);['SEEED OPL'.$A$4:.$A$534];1;0);&quot;&quot;)" office:value-type="float" office:value="302010000">
            <text:p>302010000</text:p>
          </table:table-cell>
          <table:table-cell table:formula="of:=IF([.A42]&lt;&gt;&quot;&quot;;VLOOKUP(VALUE([.C42]);['SEEED OPL'.$A$4:.$B$534];2;0);&quot;&quot;)" office:value-type="string" office:string-value="CC0402JRNPO9BN330">
            <text:p>CC0402JRNPO9BN330</text:p>
          </table:table-cell>
          <table:table-cell table:number-columns-repeated="2"/>
          <table:table-cell table:formula="of:=IF(['SEEED OPL'.A42]&lt;&gt;&quot;&quot;;['SEEED OPL'.A42];&quot;&quot;)" office:value-type="float" office:value="302010202">
            <text:p>302010202</text:p>
          </table:table-cell>
          <table:table-cell table:formula="of:=IF(['SEEED OPL'.B42]&lt;&gt;&quot;&quot;;['SEEED OPL'.B42];&quot;&quot;)">
            <text:p/>
          </table:table-cell>
          <table:table-cell table:formula="of:=IF(['SEEED OPL'.C42]&lt;&gt;&quot;&quot;;['SEEED OPL'.C42];&quot;&quot;)" office:value-type="string" office:string-value="DIP CAP Ceramic Disc 10nF-50V-Y5V">
            <text:p>DIP CAP Ceramic Disc 10nF-50V-Y5V</text:p>
          </table:table-cell>
          <table:table-cell table:formula="of:=IF([.H42]&lt;&gt;&quot;&quot;;VLOOKUP([.$H42]&amp;&quot; &quot;;['OOMLOUT-OOMP'.$H$3:.$H$829];1;0);&quot;&quot;)" office:value-type="string" office:string-value="302010202 ">
            <text:p>302010202 </text:p>
          </table:table-cell>
          <table:table-cell table:formula="of:=IF(ISNA([.K42]);1;&quot;&quot;)">
            <text:p/>
          </table:table-cell>
          <table:table-cell/>
        </table:table-row>
        <table:table-row table:style-name="ro1">
          <table:table-cell table:formula="of:=IF(['OOMLOUT-OOMP'.A42]&lt;&gt;&quot;&quot;;['OOMLOUT-OOMP'.A42];&quot;&quot;)" office:value-type="string" office:string-value="CAPC-0402-X-PF390-01">
            <text:p>CAPC-0402-X-PF390-01</text:p>
          </table:table-cell>
          <table:table-cell table:formula="of:=IF(['OOMLOUT-OOMP'.B42]&lt;&gt;&quot;&quot;;['OOMLOUT-OOMP'.B42];&quot;&quot;)" office:value-type="string" office:string-value="SMD (0402) 390 pF Capacitor (Ceramic)">
            <text:p>SMD (0402) 390 pF Capacitor (Ceramic)</text:p>
          </table:table-cell>
          <table:table-cell table:formula="of:=IF(['OOMLOUT-OOMP'.B42]&lt;&gt;&quot;&quot;;['OOMLOUT-OOMP'.H42];&quot;&quot;)" office:value-type="string" office:string-value="302010260 ">
            <text:p>302010260 </text:p>
          </table:table-cell>
          <table:table-cell table:formula="of:==IF([.A43]&lt;&gt;&quot;&quot;;VLOOKUP(VALUE([.C43]);['SEEED OPL'.$A$4:.$A$534];1;0);&quot;&quot;)" office:value-type="float" office:value="302010260">
            <text:p>302010260</text:p>
          </table:table-cell>
          <table:table-cell table:formula="of:=IF([.A43]&lt;&gt;&quot;&quot;;VLOOKUP(VALUE([.C43]);['SEEED OPL'.$A$4:.$B$534];2;0);&quot;&quot;)" office:value-type="string" office:string-value="CC0402KRX7R9BB391">
            <text:p>CC0402KRX7R9BB391</text:p>
          </table:table-cell>
          <table:table-cell table:number-columns-repeated="2"/>
          <table:table-cell table:formula="of:=IF(['SEEED OPL'.A43]&lt;&gt;&quot;&quot;;['SEEED OPL'.A43];&quot;&quot;)" office:value-type="float" office:value="302010140">
            <text:p>302010140</text:p>
          </table:table-cell>
          <table:table-cell table:formula="of:=IF(['SEEED OPL'.B43]&lt;&gt;&quot;&quot;;['SEEED OPL'.B43];&quot;&quot;)" office:value-type="string" office:string-value="CC0603KRX7R9BB103">
            <text:p>CC0603KRX7R9BB103</text:p>
          </table:table-cell>
          <table:table-cell table:formula="of:=IF(['SEEED OPL'.C43]&lt;&gt;&quot;&quot;;['SEEED OPL'.C43];&quot;&quot;)" office:value-type="string" office:string-value="SMD CAP Ceramic 10nF-50V-10%-X7R">
            <text:p>SMD CAP Ceramic 10nF-50V-10%-X7R</text:p>
          </table:table-cell>
          <table:table-cell table:formula="of:=IF([.H43]&lt;&gt;&quot;&quot;;VLOOKUP([.$H43]&amp;&quot; &quot;;['OOMLOUT-OOMP'.$H$3:.$H$829];1;0);&quot;&quot;)" office:value-type="string" office:string-value="302010140 ">
            <text:p>302010140 </text:p>
          </table:table-cell>
          <table:table-cell table:formula="of:=IF(ISNA([.K43]);1;&quot;&quot;)">
            <text:p/>
          </table:table-cell>
          <table:table-cell/>
        </table:table-row>
        <table:table-row table:style-name="ro1">
          <table:table-cell table:formula="of:=IF(['OOMLOUT-OOMP'.A43]&lt;&gt;&quot;&quot;;['OOMLOUT-OOMP'.A43];&quot;&quot;)" office:value-type="string" office:string-value="CAPC-0402-X-PF47-01">
            <text:p>CAPC-0402-X-PF47-01</text:p>
          </table:table-cell>
          <table:table-cell table:formula="of:=IF(['OOMLOUT-OOMP'.B43]&lt;&gt;&quot;&quot;;['OOMLOUT-OOMP'.B43];&quot;&quot;)" office:value-type="string" office:string-value="SMD (0402) 47 pF Capacitor (Ceramic)">
            <text:p>SMD (0402) 47 pF Capacitor (Ceramic)</text:p>
          </table:table-cell>
          <table:table-cell table:formula="of:=IF(['OOMLOUT-OOMP'.B43]&lt;&gt;&quot;&quot;;['OOMLOUT-OOMP'.H43];&quot;&quot;)" office:value-type="string" office:string-value="302010007 ">
            <text:p>302010007 </text:p>
          </table:table-cell>
          <table:table-cell table:formula="of:==IF([.A44]&lt;&gt;&quot;&quot;;VLOOKUP(VALUE([.C44]);['SEEED OPL'.$A$4:.$A$534];1;0);&quot;&quot;)" office:value-type="float" office:value="302010007">
            <text:p>302010007</text:p>
          </table:table-cell>
          <table:table-cell table:formula="of:=IF([.A44]&lt;&gt;&quot;&quot;;VLOOKUP(VALUE([.C44]);['SEEED OPL'.$A$4:.$B$534];2;0);&quot;&quot;)" office:value-type="string" office:string-value="CC0402JRNPO9BN470">
            <text:p>CC0402JRNPO9BN470</text:p>
          </table:table-cell>
          <table:table-cell table:number-columns-repeated="2"/>
          <table:table-cell table:formula="of:=IF(['SEEED OPL'.A44]&lt;&gt;&quot;&quot;;['SEEED OPL'.A44];&quot;&quot;)" office:value-type="float" office:value="302010006">
            <text:p>302010006</text:p>
          </table:table-cell>
          <table:table-cell table:formula="of:=IF(['SEEED OPL'.B44]&lt;&gt;&quot;&quot;;['SEEED OPL'.B44];&quot;&quot;)" office:value-type="string" office:string-value="CC0402KRX7R9BB103">
            <text:p>CC0402KRX7R9BB103</text:p>
          </table:table-cell>
          <table:table-cell table:formula="of:=IF(['SEEED OPL'.C44]&lt;&gt;&quot;&quot;;['SEEED OPL'.C44];&quot;&quot;)" office:value-type="string" office:string-value="SMD CAP Ceramic 10nF-50V-10%-X7R">
            <text:p>SMD CAP Ceramic 10nF-50V-10%-X7R</text:p>
          </table:table-cell>
          <table:table-cell table:formula="of:=IF([.H44]&lt;&gt;&quot;&quot;;VLOOKUP([.$H44]&amp;&quot; &quot;;['OOMLOUT-OOMP'.$H$3:.$H$829];1;0);&quot;&quot;)" office:value-type="string" office:string-value="302010006 ">
            <text:p>302010006 </text:p>
          </table:table-cell>
          <table:table-cell table:formula="of:=IF(ISNA([.K44]);1;&quot;&quot;)">
            <text:p/>
          </table:table-cell>
          <table:table-cell/>
        </table:table-row>
        <table:table-row table:style-name="ro1">
          <table:table-cell table:formula="of:=IF(['OOMLOUT-OOMP'.A44]&lt;&gt;&quot;&quot;;['OOMLOUT-OOMP'.A44];&quot;&quot;)" office:value-type="string" office:string-value="CAPC-0402-X-UF1-VB">
            <text:p>CAPC-0402-X-UF1-VB</text:p>
          </table:table-cell>
          <table:table-cell table:formula="of:=IF(['OOMLOUT-OOMP'.B44]&lt;&gt;&quot;&quot;;['OOMLOUT-OOMP'.B44];&quot;&quot;)" office:value-type="string" office:string-value="SMD (0402) 1 uF Capacitor (Ceramic) 10v">
            <text:p>SMD (0402) 1 uF Capacitor (Ceramic) 10v</text:p>
          </table:table-cell>
          <table:table-cell table:formula="of:=IF(['OOMLOUT-OOMP'.B44]&lt;&gt;&quot;&quot;;['OOMLOUT-OOMP'.H44];&quot;&quot;)" office:value-type="string" office:string-value="302010040 ">
            <text:p>302010040 </text:p>
          </table:table-cell>
          <table:table-cell table:formula="of:==IF([.A45]&lt;&gt;&quot;&quot;;VLOOKUP(VALUE([.C45]);['SEEED OPL'.$A$4:.$A$534];1;0);&quot;&quot;)" office:value-type="float" office:value="302010040">
            <text:p>302010040</text:p>
          </table:table-cell>
          <table:table-cell table:formula="of:=IF([.A45]&lt;&gt;&quot;&quot;;VLOOKUP(VALUE([.C45]);['SEEED OPL'.$A$4:.$B$534];2;0);&quot;&quot;)" office:value-type="string" office:string-value="CC0402KRX5R6BB105">
            <text:p>CC0402KRX5R6BB105</text:p>
          </table:table-cell>
          <table:table-cell table:number-columns-repeated="2"/>
          <table:table-cell table:formula="of:=IF(['SEEED OPL'.A45]&lt;&gt;&quot;&quot;;['SEEED OPL'.A45];&quot;&quot;)" office:value-type="float" office:value="302010144">
            <text:p>302010144</text:p>
          </table:table-cell>
          <table:table-cell table:formula="of:=IF(['SEEED OPL'.B45]&lt;&gt;&quot;&quot;;['SEEED OPL'.B45];&quot;&quot;)" office:value-type="string" office:string-value="CC0603KRX7R9BB472">
            <text:p>CC0603KRX7R9BB472</text:p>
          </table:table-cell>
          <table:table-cell table:formula="of:=IF(['SEEED OPL'.C45]&lt;&gt;&quot;&quot;;['SEEED OPL'.C45];&quot;&quot;)" office:value-type="string" office:string-value="SMD CAP Ceramic 4.7nF-50V-10%-X7R">
            <text:p>SMD CAP Ceramic 4.7nF-50V-10%-X7R</text:p>
          </table:table-cell>
          <table:table-cell table:formula="of:=IF([.H45]&lt;&gt;&quot;&quot;;VLOOKUP([.$H45]&amp;&quot; &quot;;['OOMLOUT-OOMP'.$H$3:.$H$829];1;0);&quot;&quot;)" office:value-type="string" office:string-value="302010144 ">
            <text:p>302010144 </text:p>
          </table:table-cell>
          <table:table-cell table:formula="of:=IF(ISNA([.K45]);1;&quot;&quot;)">
            <text:p/>
          </table:table-cell>
          <table:table-cell/>
        </table:table-row>
        <table:table-row table:style-name="ro1">
          <table:table-cell table:formula="of:=IF(['OOMLOUT-OOMP'.A45]&lt;&gt;&quot;&quot;;['OOMLOUT-OOMP'.A45];&quot;&quot;)" office:value-type="string" office:string-value="CAPC-0402-X-UF1-VH">
            <text:p>CAPC-0402-X-UF1-VH</text:p>
          </table:table-cell>
          <table:table-cell table:formula="of:=IF(['OOMLOUT-OOMP'.B45]&lt;&gt;&quot;&quot;;['OOMLOUT-OOMP'.B45];&quot;&quot;)" office:value-type="string" office:string-value="SMD (0402) 1 uF Capacitor (Ceramic) 6.3v">
            <text:p>SMD (0402) 1 uF Capacitor (Ceramic) 6.3v</text:p>
          </table:table-cell>
          <table:table-cell table:formula="of:=IF(['OOMLOUT-OOMP'.B45]&lt;&gt;&quot;&quot;;['OOMLOUT-OOMP'.H45];&quot;&quot;)" office:value-type="string" office:string-value="302010003 ">
            <text:p>302010003 </text:p>
          </table:table-cell>
          <table:table-cell table:formula="of:==IF([.A46]&lt;&gt;&quot;&quot;;VLOOKUP(VALUE([.C46]);['SEEED OPL'.$A$4:.$A$534];1;0);&quot;&quot;)" office:value-type="float" office:value="302010003">
            <text:p>302010003</text:p>
          </table:table-cell>
          <table:table-cell table:formula="of:=IF([.A46]&lt;&gt;&quot;&quot;;VLOOKUP(VALUE([.C46]);['SEEED OPL'.$A$4:.$B$534];2;0);&quot;&quot;)" office:value-type="string" office:string-value="CC0402KRX5R5BB105">
            <text:p>CC0402KRX5R5BB105</text:p>
          </table:table-cell>
          <table:table-cell table:number-columns-repeated="2"/>
          <table:table-cell table:formula="of:=IF(['SEEED OPL'.A46]&lt;&gt;&quot;&quot;;['SEEED OPL'.A46];&quot;&quot;)" office:value-type="float" office:value="302010141">
            <text:p>302010141</text:p>
          </table:table-cell>
          <table:table-cell table:formula="of:=IF(['SEEED OPL'.B46]&lt;&gt;&quot;&quot;;['SEEED OPL'.B46];&quot;&quot;)" office:value-type="string" office:string-value="CC0603KRX7R9BB102">
            <text:p>CC0603KRX7R9BB102</text:p>
          </table:table-cell>
          <table:table-cell table:formula="of:=IF(['SEEED OPL'.C46]&lt;&gt;&quot;&quot;;['SEEED OPL'.C46];&quot;&quot;)" office:value-type="string" office:string-value="SMD CAP Ceramic 1nF-50V-10%-X7R">
            <text:p>SMD CAP Ceramic 1nF-50V-10%-X7R</text:p>
          </table:table-cell>
          <table:table-cell table:formula="of:=IF([.H46]&lt;&gt;&quot;&quot;;VLOOKUP([.$H46]&amp;&quot; &quot;;['OOMLOUT-OOMP'.$H$3:.$H$829];1;0);&quot;&quot;)" office:value-type="string" office:string-value="302010141 ">
            <text:p>302010141 </text:p>
          </table:table-cell>
          <table:table-cell table:formula="of:=IF(ISNA([.K46]);1;&quot;&quot;)">
            <text:p/>
          </table:table-cell>
          <table:table-cell/>
        </table:table-row>
        <table:table-row table:style-name="ro1">
          <table:table-cell table:formula="of:=IF(['OOMLOUT-OOMP'.A46]&lt;&gt;&quot;&quot;;['OOMLOUT-OOMP'.A46];&quot;&quot;)" office:value-type="string" office:string-value="CAPC-0402-X-UF10-VH">
            <text:p>CAPC-0402-X-UF10-VH</text:p>
          </table:table-cell>
          <table:table-cell table:formula="of:=IF(['OOMLOUT-OOMP'.B46]&lt;&gt;&quot;&quot;;['OOMLOUT-OOMP'.B46];&quot;&quot;)" office:value-type="string" office:string-value="SMD (0402) 10 uF Capacitor (Ceramic) 6.3v">
            <text:p>SMD (0402) 10 uF Capacitor (Ceramic) 6.3v</text:p>
          </table:table-cell>
          <table:table-cell table:formula="of:=IF(['OOMLOUT-OOMP'.B46]&lt;&gt;&quot;&quot;;['OOMLOUT-OOMP'.H46];&quot;&quot;)" office:value-type="string" office:string-value="302010053 ">
            <text:p>302010053 </text:p>
          </table:table-cell>
          <table:table-cell table:formula="of:==IF([.A47]&lt;&gt;&quot;&quot;;VLOOKUP(VALUE([.C47]);['SEEED OPL'.$A$4:.$A$534];1;0);&quot;&quot;)" office:value-type="float" office:value="302010053">
            <text:p>302010053</text:p>
          </table:table-cell>
          <table:table-cell table:formula="of:=IF([.A47]&lt;&gt;&quot;&quot;;VLOOKUP(VALUE([.C47]);['SEEED OPL'.$A$4:.$B$534];2;0);&quot;&quot;)" office:value-type="string" office:string-value="CC0402MRX5R5BB106">
            <text:p>CC0402MRX5R5BB106</text:p>
          </table:table-cell>
          <table:table-cell table:number-columns-repeated="2"/>
          <table:table-cell table:formula="of:=IF(['SEEED OPL'.A47]&lt;&gt;&quot;&quot;;['SEEED OPL'.A47];&quot;&quot;)" office:value-type="float" office:value="302010005">
            <text:p>302010005</text:p>
          </table:table-cell>
          <table:table-cell table:formula="of:=IF(['SEEED OPL'.B47]&lt;&gt;&quot;&quot;;['SEEED OPL'.B47];&quot;&quot;)" office:value-type="string" office:string-value="CC0402KRX7R9BB102">
            <text:p>CC0402KRX7R9BB102</text:p>
          </table:table-cell>
          <table:table-cell table:formula="of:=IF(['SEEED OPL'.C47]&lt;&gt;&quot;&quot;;['SEEED OPL'.C47];&quot;&quot;)" office:value-type="string" office:string-value="SMD CAP Ceramic 1nF-50V-10%-X7R;">
            <text:p>SMD CAP Ceramic 1nF-50V-10%-X7R;</text:p>
          </table:table-cell>
          <table:table-cell table:formula="of:=IF([.H47]&lt;&gt;&quot;&quot;;VLOOKUP([.$H47]&amp;&quot; &quot;;['OOMLOUT-OOMP'.$H$3:.$H$829];1;0);&quot;&quot;)" office:value-type="string" office:string-value="302010005 ">
            <text:p>302010005 </text:p>
          </table:table-cell>
          <table:table-cell table:formula="of:=IF(ISNA([.K47]);1;&quot;&quot;)">
            <text:p/>
          </table:table-cell>
          <table:table-cell/>
        </table:table-row>
        <table:table-row table:style-name="ro1">
          <table:table-cell table:formula="of:=IF(['OOMLOUT-OOMP'.A47]&lt;&gt;&quot;&quot;;['OOMLOUT-OOMP'.A47];&quot;&quot;)" office:value-type="string" office:string-value="CAPC-0402-X-UF47D-VH">
            <text:p>CAPC-0402-X-UF47D-VH</text:p>
          </table:table-cell>
          <table:table-cell table:formula="of:=IF(['OOMLOUT-OOMP'.B47]&lt;&gt;&quot;&quot;;['OOMLOUT-OOMP'.B47];&quot;&quot;)" office:value-type="string" office:string-value="SMD (0402) 4.7 uF Capacitor (Ceramic) 6.3v">
            <text:p>SMD (0402) 4.7 uF Capacitor (Ceramic) 6.3v</text:p>
          </table:table-cell>
          <table:table-cell table:formula="of:=IF(['OOMLOUT-OOMP'.B47]&lt;&gt;&quot;&quot;;['OOMLOUT-OOMP'.H47];&quot;&quot;)" office:value-type="string" office:string-value="302010019 ">
            <text:p>302010019 </text:p>
          </table:table-cell>
          <table:table-cell table:formula="of:==IF([.A48]&lt;&gt;&quot;&quot;;VLOOKUP(VALUE([.C48]);['SEEED OPL'.$A$4:.$A$534];1;0);&quot;&quot;)" office:value-type="float" office:value="302010019">
            <text:p>302010019</text:p>
          </table:table-cell>
          <table:table-cell table:formula="of:=IF([.A48]&lt;&gt;&quot;&quot;;VLOOKUP(VALUE([.C48]);['SEEED OPL'.$A$4:.$B$534];2;0);&quot;&quot;)" office:value-type="string" office:string-value="CC0402MRX5R5BB475">
            <text:p>CC0402MRX5R5BB475</text:p>
          </table:table-cell>
          <table:table-cell table:number-columns-repeated="2"/>
          <table:table-cell table:formula="of:=IF(['SEEED OPL'.A48]&lt;&gt;&quot;&quot;;['SEEED OPL'.A48];&quot;&quot;)" office:value-type="float" office:value="302010013">
            <text:p>302010013</text:p>
          </table:table-cell>
          <table:table-cell table:formula="of:=IF(['SEEED OPL'.B48]&lt;&gt;&quot;&quot;;['SEEED OPL'.B48];&quot;&quot;)" office:value-type="string" office:string-value="CC0402JRNPO9BN221">
            <text:p>CC0402JRNPO9BN221</text:p>
          </table:table-cell>
          <table:table-cell table:formula="of:=IF(['SEEED OPL'.C48]&lt;&gt;&quot;&quot;;['SEEED OPL'.C48];&quot;&quot;)" office:value-type="string" office:string-value="SMD CAP Ceramic 220pF-50V-5%-NPO">
            <text:p>SMD CAP Ceramic 220pF-50V-5%-NPO</text:p>
          </table:table-cell>
          <table:table-cell table:formula="of:=IF([.H48]&lt;&gt;&quot;&quot;;VLOOKUP([.$H48]&amp;&quot; &quot;;['OOMLOUT-OOMP'.$H$3:.$H$829];1;0);&quot;&quot;)" office:value-type="string" office:string-value="302010013 ">
            <text:p>302010013 </text:p>
          </table:table-cell>
          <table:table-cell table:formula="of:=IF(ISNA([.K48]);1;&quot;&quot;)">
            <text:p/>
          </table:table-cell>
          <table:table-cell/>
        </table:table-row>
        <table:table-row table:style-name="ro1">
          <table:table-cell table:formula="of:=IF(['OOMLOUT-OOMP'.A48]&lt;&gt;&quot;&quot;;['OOMLOUT-OOMP'.A48];&quot;&quot;)" office:value-type="string" office:string-value="CAPC-05-X-NF100-01">
            <text:p>CAPC-05-X-NF100-01</text:p>
          </table:table-cell>
          <table:table-cell table:formula="of:=IF(['OOMLOUT-OOMP'.B48]&lt;&gt;&quot;&quot;;['OOMLOUT-OOMP'.B48];&quot;&quot;)" office:value-type="string" office:string-value="5 mm 100 nF Capacitor (Ceramic)">
            <text:p>5 mm 100 nF Capacitor (Ceramic)</text:p>
          </table:table-cell>
          <table:table-cell table:formula="of:=IF(['OOMLOUT-OOMP'.B48]&lt;&gt;&quot;&quot;;['OOMLOUT-OOMP'.H48];&quot;&quot;)" office:value-type="string" office:string-value="302010208 ">
            <text:p>302010208 </text:p>
          </table:table-cell>
          <table:table-cell table:formula="of:==IF([.A49]&lt;&gt;&quot;&quot;;VLOOKUP(VALUE([.C49]);['SEEED OPL'.$A$4:.$A$534];1;0);&quot;&quot;)" office:value-type="float" office:value="302010208">
            <text:p>302010208</text:p>
          </table:table-cell>
          <table:table-cell table:formula="of:=IF([.A49]&lt;&gt;&quot;&quot;;VLOOKUP(VALUE([.C49]);['SEEED OPL'.$A$4:.$B$534];2;0);&quot;&quot;)" office:value-type="string" office:string-value="CC1-F5SL2A101KSPW">
            <text:p>CC1-F5SL2A101KSPW</text:p>
          </table:table-cell>
          <table:table-cell table:number-columns-repeated="2"/>
          <table:table-cell table:formula="of:=IF(['SEEED OPL'.A49]&lt;&gt;&quot;&quot;;['SEEED OPL'.A49];&quot;&quot;)" office:value-type="float" office:value="302010076">
            <text:p>302010076</text:p>
          </table:table-cell>
          <table:table-cell table:formula="of:=IF(['SEEED OPL'.B49]&lt;&gt;&quot;&quot;;['SEEED OPL'.B49];&quot;&quot;)" office:value-type="string" office:string-value="CC0603JRNPO9BN101">
            <text:p>CC0603JRNPO9BN101</text:p>
          </table:table-cell>
          <table:table-cell table:formula="of:=IF(['SEEED OPL'.C49]&lt;&gt;&quot;&quot;;['SEEED OPL'.C49];&quot;&quot;)" office:value-type="string" office:string-value="SMD CAP Ceramic 100pF-50V-5%-NPO;0603">
            <text:p>SMD CAP Ceramic 100pF-50V-5%-NPO;0603</text:p>
          </table:table-cell>
          <table:table-cell table:formula="of:=IF([.H49]&lt;&gt;&quot;&quot;;VLOOKUP([.$H49]&amp;&quot; &quot;;['OOMLOUT-OOMP'.$H$3:.$H$829];1;0);&quot;&quot;)" office:value-type="string" office:string-value="302010076 ">
            <text:p>302010076 </text:p>
          </table:table-cell>
          <table:table-cell table:formula="of:=IF(ISNA([.K49]);1;&quot;&quot;)">
            <text:p/>
          </table:table-cell>
          <table:table-cell/>
        </table:table-row>
        <table:table-row table:style-name="ro1">
          <table:table-cell table:formula="of:=IF(['OOMLOUT-OOMP'.A49]&lt;&gt;&quot;&quot;;['OOMLOUT-OOMP'.A49];&quot;&quot;)" office:value-type="string" office:string-value="CAPC-0603-X-NF1-01">
            <text:p>CAPC-0603-X-NF1-01</text:p>
          </table:table-cell>
          <table:table-cell table:formula="of:=IF(['OOMLOUT-OOMP'.B49]&lt;&gt;&quot;&quot;;['OOMLOUT-OOMP'.B49];&quot;&quot;)" office:value-type="string" office:string-value="SMD (0603) 1 nF Capacitor (Ceramic)">
            <text:p>SMD (0603) 1 nF Capacitor (Ceramic)</text:p>
          </table:table-cell>
          <table:table-cell table:formula="of:=IF(['OOMLOUT-OOMP'.B49]&lt;&gt;&quot;&quot;;['OOMLOUT-OOMP'.H49];&quot;&quot;)" office:value-type="string" office:string-value="302010141 ">
            <text:p>302010141 </text:p>
          </table:table-cell>
          <table:table-cell table:formula="of:==IF([.A50]&lt;&gt;&quot;&quot;;VLOOKUP(VALUE([.C50]);['SEEED OPL'.$A$4:.$A$534];1;0);&quot;&quot;)" office:value-type="float" office:value="302010141">
            <text:p>302010141</text:p>
          </table:table-cell>
          <table:table-cell table:formula="of:=IF([.A50]&lt;&gt;&quot;&quot;;VLOOKUP(VALUE([.C50]);['SEEED OPL'.$A$4:.$B$534];2;0);&quot;&quot;)" office:value-type="string" office:string-value="CC0603KRX7R9BB102">
            <text:p>CC0603KRX7R9BB102</text:p>
          </table:table-cell>
          <table:table-cell table:number-columns-repeated="2"/>
          <table:table-cell table:formula="of:=IF(['SEEED OPL'.A50]&lt;&gt;&quot;&quot;;['SEEED OPL'.A50];&quot;&quot;)" office:value-type="float" office:value="302010126">
            <text:p>302010126</text:p>
          </table:table-cell>
          <table:table-cell table:formula="of:=IF(['SEEED OPL'.B50]&lt;&gt;&quot;&quot;;['SEEED OPL'.B50];&quot;&quot;)" office:value-type="string" office:string-value="CC0603JRNPO9BN390">
            <text:p>CC0603JRNPO9BN390</text:p>
          </table:table-cell>
          <table:table-cell table:formula="of:=IF(['SEEED OPL'.C50]&lt;&gt;&quot;&quot;;['SEEED OPL'.C50];&quot;&quot;)" office:value-type="string" office:string-value="SMD CAP Ceramic 39pF-50V-5%-NPO;0603">
            <text:p>SMD CAP Ceramic 39pF-50V-5%-NPO;0603</text:p>
          </table:table-cell>
          <table:table-cell table:formula="of:=IF([.H50]&lt;&gt;&quot;&quot;;VLOOKUP([.$H50]&amp;&quot; &quot;;['OOMLOUT-OOMP'.$H$3:.$H$829];1;0);&quot;&quot;)" office:value-type="string" office:string-value="302010126 ">
            <text:p>302010126 </text:p>
          </table:table-cell>
          <table:table-cell table:formula="of:=IF(ISNA([.K50]);1;&quot;&quot;)">
            <text:p/>
          </table:table-cell>
          <table:table-cell/>
        </table:table-row>
        <table:table-row table:style-name="ro1">
          <table:table-cell table:formula="of:=IF(['OOMLOUT-OOMP'.A50]&lt;&gt;&quot;&quot;;['OOMLOUT-OOMP'.A50];&quot;&quot;)" office:value-type="string" office:string-value="CAPC-0603-X-NF1-65">
            <text:p>CAPC-0603-X-NF1-65</text:p>
          </table:table-cell>
          <table:table-cell table:formula="of:=IF(['OOMLOUT-OOMP'.B50]&lt;&gt;&quot;&quot;;['OOMLOUT-OOMP'.B50];&quot;&quot;)" office:value-type="string" office:string-value="SMD (0603) 1 nF Capacitor (Ceramic) 5%">
            <text:p>SMD (0603) 1 nF Capacitor (Ceramic) 5%</text:p>
          </table:table-cell>
          <table:table-cell table:formula="of:=IF(['OOMLOUT-OOMP'.B50]&lt;&gt;&quot;&quot;;['OOMLOUT-OOMP'.H50];&quot;&quot;)" office:value-type="string" office:string-value="302010341 ">
            <text:p>302010341 </text:p>
          </table:table-cell>
          <table:table-cell table:formula="of:==IF([.A51]&lt;&gt;&quot;&quot;;VLOOKUP(VALUE([.C51]);['SEEED OPL'.$A$4:.$A$534];1;0);&quot;&quot;)" office:value-type="float" office:value="302010341">
            <text:p>302010341</text:p>
          </table:table-cell>
          <table:table-cell table:formula="of:=IF([.A51]&lt;&gt;&quot;&quot;;VLOOKUP(VALUE([.C51]);['SEEED OPL'.$A$4:.$B$534];2;0);&quot;&quot;)" office:value-type="string" office:string-value="GRM1885C1H102JA01D">
            <text:p>GRM1885C1H102JA01D</text:p>
          </table:table-cell>
          <table:table-cell table:number-columns-repeated="2"/>
          <table:table-cell table:formula="of:=IF(['SEEED OPL'.A51]&lt;&gt;&quot;&quot;;['SEEED OPL'.A51];&quot;&quot;)" office:value-type="float" office:value="302010142">
            <text:p>302010142</text:p>
          </table:table-cell>
          <table:table-cell table:formula="of:=IF(['SEEED OPL'.B51]&lt;&gt;&quot;&quot;;['SEEED OPL'.B51];&quot;&quot;)" office:value-type="string" office:string-value="CC0603JRNPO9BN270">
            <text:p>CC0603JRNPO9BN270</text:p>
          </table:table-cell>
          <table:table-cell table:formula="of:=IF(['SEEED OPL'.C51]&lt;&gt;&quot;&quot;;['SEEED OPL'.C51];&quot;&quot;)" office:value-type="string" office:string-value="SMD CAP Ceramic 27pF-50V-5%-NPO">
            <text:p>SMD CAP Ceramic 27pF-50V-5%-NPO</text:p>
          </table:table-cell>
          <table:table-cell table:formula="of:=IF([.H51]&lt;&gt;&quot;&quot;;VLOOKUP([.$H51]&amp;&quot; &quot;;['OOMLOUT-OOMP'.$H$3:.$H$829];1;0);&quot;&quot;)" office:value-type="string" office:string-value="302010142 ">
            <text:p>302010142 </text:p>
          </table:table-cell>
          <table:table-cell table:formula="of:=IF(ISNA([.K51]);1;&quot;&quot;)">
            <text:p/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51]&lt;&gt;&quot;&quot;;['OOMLOUT-OOMP'.A51];&quot;&quot;)" office:value-type="string" office:string-value="CAPC-0603-X-NF10-01">
            <text:p>CAPC-0603-X-NF10-01</text:p>
          </table:table-cell>
          <table:table-cell table:formula="of:=IF(['OOMLOUT-OOMP'.B51]&lt;&gt;&quot;&quot;;['OOMLOUT-OOMP'.B51];&quot;&quot;)" office:value-type="string" office:string-value="SMD (0603) 10 nF Capacitor (Ceramic)">
            <text:p>SMD (0603) 10 nF Capacitor (Ceramic)</text:p>
          </table:table-cell>
          <table:table-cell table:formula="of:=IF(['OOMLOUT-OOMP'.B51]&lt;&gt;&quot;&quot;;['OOMLOUT-OOMP'.H51];&quot;&quot;)" office:value-type="string" office:string-value="302010140 ">
            <text:p>302010140 </text:p>
          </table:table-cell>
          <table:table-cell table:formula="of:==IF([.A52]&lt;&gt;&quot;&quot;;VLOOKUP(VALUE([.C52]);['SEEED OPL'.$A$4:.$A$534];1;0);&quot;&quot;)" office:value-type="float" office:value="302010140">
            <text:p>302010140</text:p>
          </table:table-cell>
          <table:table-cell table:formula="of:=IF([.A52]&lt;&gt;&quot;&quot;;VLOOKUP(VALUE([.C52]);['SEEED OPL'.$A$4:.$B$534];2;0);&quot;&quot;)" office:value-type="string" office:string-value="CC0603KRX7R9BB103">
            <text:p>CC0603KRX7R9BB103</text:p>
          </table:table-cell>
          <table:table-cell table:number-columns-repeated="2"/>
          <table:table-cell table:formula="of:=IF(['SEEED OPL'.A52]&lt;&gt;&quot;&quot;;['SEEED OPL'.A52];&quot;&quot;)" office:value-type="float" office:value="302010027">
            <text:p>302010027</text:p>
          </table:table-cell>
          <table:table-cell table:formula="of:=IF(['SEEED OPL'.B52]&lt;&gt;&quot;&quot;;['SEEED OPL'.B52];&quot;&quot;)" office:value-type="string" office:string-value="CC0402JRNPO9BN270">
            <text:p>CC0402JRNPO9BN270</text:p>
          </table:table-cell>
          <table:table-cell table:formula="of:=IF(['SEEED OPL'.C52]&lt;&gt;&quot;&quot;;['SEEED OPL'.C52];&quot;&quot;)" office:value-type="string" office:string-value="SMD CAP Ceramic 27pF-50V-5%-NPO">
            <text:p>SMD CAP Ceramic 27pF-50V-5%-NPO</text:p>
          </table:table-cell>
          <table:table-cell table:formula="of:=IF([.H52]&lt;&gt;&quot;&quot;;VLOOKUP([.$H52]&amp;&quot; &quot;;['OOMLOUT-OOMP'.$H$3:.$H$829];1;0);&quot;&quot;)" office:value-type="string" office:string-value="302010027 ">
            <text:p>302010027 </text:p>
          </table:table-cell>
          <table:table-cell table:formula="of:=IF(ISNA([.K52]);1;&quot;&quot;)">
            <text:p/>
          </table:table-cell>
          <table:table-cell/>
        </table:table-row>
        <table:table-row table:style-name="ro1">
          <table:table-cell table:formula="of:=IF(['OOMLOUT-OOMP'.A52]&lt;&gt;&quot;&quot;;['OOMLOUT-OOMP'.A52];&quot;&quot;)" office:value-type="string" office:string-value="CAPC-0603-X-NF100-01">
            <text:p>CAPC-0603-X-NF100-01</text:p>
          </table:table-cell>
          <table:table-cell table:formula="of:=IF(['OOMLOUT-OOMP'.B52]&lt;&gt;&quot;&quot;;['OOMLOUT-OOMP'.B52];&quot;&quot;)" office:value-type="string" office:string-value="SMD (0603) 100 nF Capacitor (Ceramic)">
            <text:p>SMD (0603) 100 nF Capacitor (Ceramic)</text:p>
          </table:table-cell>
          <table:table-cell table:formula="of:=IF(['OOMLOUT-OOMP'.B52]&lt;&gt;&quot;&quot;;['OOMLOUT-OOMP'.H52];&quot;&quot;)" office:value-type="string" office:string-value="302010138 ">
            <text:p>302010138 </text:p>
          </table:table-cell>
          <table:table-cell table:formula="of:==IF([.A53]&lt;&gt;&quot;&quot;;VLOOKUP(VALUE([.C53]);['SEEED OPL'.$A$4:.$A$534];1;0);&quot;&quot;)" office:value-type="float" office:value="302010138">
            <text:p>302010138</text:p>
          </table:table-cell>
          <table:table-cell table:formula="of:=IF([.A53]&lt;&gt;&quot;&quot;;VLOOKUP(VALUE([.C53]);['SEEED OPL'.$A$4:.$B$534];2;0);&quot;&quot;)" office:value-type="string" office:string-value="CC0603KRX7R9BB104">
            <text:p>CC0603KRX7R9BB104</text:p>
          </table:table-cell>
          <table:table-cell table:number-columns-repeated="2"/>
          <table:table-cell table:formula="of:=IF(['SEEED OPL'.A53]&lt;&gt;&quot;&quot;;['SEEED OPL'.A53];&quot;&quot;)" office:value-type="float" office:value="302010143">
            <text:p>302010143</text:p>
          </table:table-cell>
          <table:table-cell table:formula="of:=IF(['SEEED OPL'.B53]&lt;&gt;&quot;&quot;;['SEEED OPL'.B53];&quot;&quot;)" office:value-type="string" office:string-value="CC0603JRNPO9BN220">
            <text:p>CC0603JRNPO9BN220</text:p>
          </table:table-cell>
          <table:table-cell table:formula="of:=IF(['SEEED OPL'.C53]&lt;&gt;&quot;&quot;;['SEEED OPL'.C53];&quot;&quot;)" office:value-type="string" office:string-value="SMD CAP Ceramic 22pF-50V-5%-NPO">
            <text:p>SMD CAP Ceramic 22pF-50V-5%-NPO</text:p>
          </table:table-cell>
          <table:table-cell table:formula="of:=IF([.H53]&lt;&gt;&quot;&quot;;VLOOKUP([.$H53]&amp;&quot; &quot;;['OOMLOUT-OOMP'.$H$3:.$H$829];1;0);&quot;&quot;)" office:value-type="string" office:string-value="302010143 ">
            <text:p>302010143 </text:p>
          </table:table-cell>
          <table:table-cell table:formula="of:=IF(ISNA([.K53]);1;&quot;&quot;)">
            <text:p/>
          </table:table-cell>
          <table:table-cell/>
        </table:table-row>
        <table:table-row table:style-name="ro1">
          <table:table-cell table:formula="of:=IF(['OOMLOUT-OOMP'.A53]&lt;&gt;&quot;&quot;;['OOMLOUT-OOMP'.A53];&quot;&quot;)" office:value-type="string" office:string-value="CAPC-0603-X-NF22-01">
            <text:p>CAPC-0603-X-NF22-01</text:p>
          </table:table-cell>
          <table:table-cell table:formula="of:=IF(['OOMLOUT-OOMP'.B53]&lt;&gt;&quot;&quot;;['OOMLOUT-OOMP'.B53];&quot;&quot;)" office:value-type="string" office:string-value="SMD (0603) 22 nF Capacitor (Ceramic)">
            <text:p>SMD (0603) 22 nF Capacitor (Ceramic)</text:p>
          </table:table-cell>
          <table:table-cell table:formula="of:=IF(['OOMLOUT-OOMP'.B53]&lt;&gt;&quot;&quot;;['OOMLOUT-OOMP'.H53];&quot;&quot;)" office:value-type="string" office:string-value="302010095 ">
            <text:p>302010095 </text:p>
          </table:table-cell>
          <table:table-cell table:formula="of:==IF([.A54]&lt;&gt;&quot;&quot;;VLOOKUP(VALUE([.C54]);['SEEED OPL'.$A$4:.$A$534];1;0);&quot;&quot;)" office:value-type="float" office:value="302010095">
            <text:p>302010095</text:p>
          </table:table-cell>
          <table:table-cell table:formula="of:=IF([.A54]&lt;&gt;&quot;&quot;;VLOOKUP(VALUE([.C54]);['SEEED OPL'.$A$4:.$B$534];2;0);&quot;&quot;)" office:value-type="string" office:string-value="CC0603KRX7R9BB223">
            <text:p>CC0603KRX7R9BB223</text:p>
          </table:table-cell>
          <table:table-cell table:number-columns-repeated="2"/>
          <table:table-cell table:formula="of:=IF(['SEEED OPL'.A54]&lt;&gt;&quot;&quot;;['SEEED OPL'.A54];&quot;&quot;)" office:value-type="float" office:value="302010018">
            <text:p>302010018</text:p>
          </table:table-cell>
          <table:table-cell table:formula="of:=IF(['SEEED OPL'.B54]&lt;&gt;&quot;&quot;;['SEEED OPL'.B54];&quot;&quot;)" office:value-type="string" office:string-value="CC0402JRNPO9BN220">
            <text:p>CC0402JRNPO9BN220</text:p>
          </table:table-cell>
          <table:table-cell table:formula="of:=IF(['SEEED OPL'.C54]&lt;&gt;&quot;&quot;;['SEEED OPL'.C54];&quot;&quot;)" office:value-type="string" office:string-value="SMD CAP Ceramic 22pF-50V-5%-NPO">
            <text:p>SMD CAP Ceramic 22pF-50V-5%-NPO</text:p>
          </table:table-cell>
          <table:table-cell table:formula="of:=IF([.H54]&lt;&gt;&quot;&quot;;VLOOKUP([.$H54]&amp;&quot; &quot;;['OOMLOUT-OOMP'.$H$3:.$H$829];1;0);&quot;&quot;)" office:value-type="string" office:string-value="302010018 ">
            <text:p>302010018 </text:p>
          </table:table-cell>
          <table:table-cell table:formula="of:=IF(ISNA([.K54]);1;&quot;&quot;)">
            <text:p/>
          </table:table-cell>
          <table:table-cell/>
        </table:table-row>
        <table:table-row table:style-name="ro1">
          <table:table-cell table:formula="of:=IF(['OOMLOUT-OOMP'.A54]&lt;&gt;&quot;&quot;;['OOMLOUT-OOMP'.A54];&quot;&quot;)" office:value-type="string" office:string-value="CAPC-0603-X-NF220-01">
            <text:p>CAPC-0603-X-NF220-01</text:p>
          </table:table-cell>
          <table:table-cell table:formula="of:=IF(['OOMLOUT-OOMP'.B54]&lt;&gt;&quot;&quot;;['OOMLOUT-OOMP'.B54];&quot;&quot;)" office:value-type="string" office:string-value="SMD (0603) 220 nF Capacitor (Ceramic)">
            <text:p>SMD (0603) 220 nF Capacitor (Ceramic)</text:p>
          </table:table-cell>
          <table:table-cell table:formula="of:=IF(['OOMLOUT-OOMP'.B54]&lt;&gt;&quot;&quot;;['OOMLOUT-OOMP'.H54];&quot;&quot;)" office:value-type="string" office:string-value="302010073 ">
            <text:p>302010073 </text:p>
          </table:table-cell>
          <table:table-cell table:formula="of:==IF([.A55]&lt;&gt;&quot;&quot;;VLOOKUP(VALUE([.C55]);['SEEED OPL'.$A$4:.$A$534];1;0);&quot;&quot;)" office:value-type="float" office:value="302010073">
            <text:p>302010073</text:p>
          </table:table-cell>
          <table:table-cell table:formula="of:=IF([.A55]&lt;&gt;&quot;&quot;;VLOOKUP(VALUE([.C55]);['SEEED OPL'.$A$4:.$B$534];2;0);&quot;&quot;)" office:value-type="string" office:string-value="CC0603KRX7R8BB224">
            <text:p>CC0603KRX7R8BB224</text:p>
          </table:table-cell>
          <table:table-cell table:number-columns-repeated="2"/>
          <table:table-cell table:formula="of:=IF(['SEEED OPL'.A55]&lt;&gt;&quot;&quot;;['SEEED OPL'.A55];&quot;&quot;)" office:value-type="float" office:value="302010016">
            <text:p>302010016</text:p>
          </table:table-cell>
          <table:table-cell table:formula="of:=IF(['SEEED OPL'.B55]&lt;&gt;&quot;&quot;;['SEEED OPL'.B55];&quot;&quot;)" office:value-type="string" office:string-value="CC0402JRNPO9BN180">
            <text:p>CC0402JRNPO9BN180</text:p>
          </table:table-cell>
          <table:table-cell table:formula="of:=IF(['SEEED OPL'.C55]&lt;&gt;&quot;&quot;;['SEEED OPL'.C55];&quot;&quot;)" office:value-type="string" office:string-value="SMD CAP Ceramic 18pF-50V-5%-NPO">
            <text:p>SMD CAP Ceramic 18pF-50V-5%-NPO</text:p>
          </table:table-cell>
          <table:table-cell table:formula="of:=IF([.H55]&lt;&gt;&quot;&quot;;VLOOKUP([.$H55]&amp;&quot; &quot;;['OOMLOUT-OOMP'.$H$3:.$H$829];1;0);&quot;&quot;)" office:value-type="string" office:string-value="302010016 ">
            <text:p>302010016 </text:p>
          </table:table-cell>
          <table:table-cell table:formula="of:=IF(ISNA([.K55]);1;&quot;&quot;)">
            <text:p/>
          </table:table-cell>
          <table:table-cell/>
        </table:table-row>
        <table:table-row table:style-name="ro1">
          <table:table-cell table:formula="of:=IF(['OOMLOUT-OOMP'.A55]&lt;&gt;&quot;&quot;;['OOMLOUT-OOMP'.A55];&quot;&quot;)" office:value-type="string" office:string-value="CAPC-0603-X-NF22D-01">
            <text:p>CAPC-0603-X-NF22D-01</text:p>
          </table:table-cell>
          <table:table-cell table:formula="of:=IF(['OOMLOUT-OOMP'.B55]&lt;&gt;&quot;&quot;;['OOMLOUT-OOMP'.B55];&quot;&quot;)" office:value-type="string" office:string-value="SMD (0603) 2.2 nF Capacitor (Ceramic)">
            <text:p>SMD (0603) 2.2 nF Capacitor (Ceramic)</text:p>
          </table:table-cell>
          <table:table-cell table:formula="of:=IF(['OOMLOUT-OOMP'.B55]&lt;&gt;&quot;&quot;;['OOMLOUT-OOMP'.H55];&quot;&quot;)" office:value-type="string" office:string-value="302010056 ">
            <text:p>302010056 </text:p>
          </table:table-cell>
          <table:table-cell table:formula="of:==IF([.A56]&lt;&gt;&quot;&quot;;VLOOKUP(VALUE([.C56]);['SEEED OPL'.$A$4:.$A$534];1;0);&quot;&quot;)" office:value-type="float" office:value="0">
            <text:p>#N/A</text:p>
          </table:table-cell>
          <table:table-cell table:formula="of:=IF([.A56]&lt;&gt;&quot;&quot;;VLOOKUP(VALUE([.C5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6]&lt;&gt;&quot;&quot;;['SEEED OPL'.A56];&quot;&quot;)" office:value-type="float" office:value="302010067">
            <text:p>302010067</text:p>
          </table:table-cell>
          <table:table-cell table:formula="of:=IF(['SEEED OPL'.B56]&lt;&gt;&quot;&quot;;['SEEED OPL'.B56];&quot;&quot;)" office:value-type="string" office:string-value="CC0603JRNPO9BN120 ">
            <text:p>CC0603JRNPO9BN120 </text:p>
          </table:table-cell>
          <table:table-cell table:formula="of:=IF(['SEEED OPL'.C56]&lt;&gt;&quot;&quot;;['SEEED OPL'.C56];&quot;&quot;)" office:value-type="string" office:string-value="SMD CAP Ceramic 12pF-50V-5%-NP0">
            <text:p>SMD CAP Ceramic 12pF-50V-5%-NP0</text:p>
          </table:table-cell>
          <table:table-cell table:formula="of:=IF([.H56]&lt;&gt;&quot;&quot;;VLOOKUP([.$H56]&amp;&quot; &quot;;['OOMLOUT-OOMP'.$H$3:.$H$829];1;0);&quot;&quot;)" office:value-type="string" office:string-value="302010067 ">
            <text:p>302010067 </text:p>
          </table:table-cell>
          <table:table-cell table:formula="of:=IF(ISNA([.K56]);1;&quot;&quot;)">
            <text:p/>
          </table:table-cell>
          <table:table-cell/>
        </table:table-row>
        <table:table-row table:style-name="ro1">
          <table:table-cell table:formula="of:=IF(['OOMLOUT-OOMP'.A56]&lt;&gt;&quot;&quot;;['OOMLOUT-OOMP'.A56];&quot;&quot;)" office:value-type="string" office:string-value="CAPC-0603-X-NF33-01">
            <text:p>CAPC-0603-X-NF33-01</text:p>
          </table:table-cell>
          <table:table-cell table:formula="of:=IF(['OOMLOUT-OOMP'.B56]&lt;&gt;&quot;&quot;;['OOMLOUT-OOMP'.B56];&quot;&quot;)" office:value-type="string" office:string-value="SMD (0603) 33 nF Capacitor (Ceramic)">
            <text:p>SMD (0603) 33 nF Capacitor (Ceramic)</text:p>
          </table:table-cell>
          <table:table-cell table:formula="of:=IF(['OOMLOUT-OOMP'.B56]&lt;&gt;&quot;&quot;;['OOMLOUT-OOMP'.H56];&quot;&quot;)" office:value-type="string" office:string-value="302010088 ">
            <text:p>302010088 </text:p>
          </table:table-cell>
          <table:table-cell table:formula="of:==IF([.A57]&lt;&gt;&quot;&quot;;VLOOKUP(VALUE([.C57]);['SEEED OPL'.$A$4:.$A$534];1;0);&quot;&quot;)" office:value-type="float" office:value="302010088">
            <text:p>302010088</text:p>
          </table:table-cell>
          <table:table-cell table:formula="of:=IF([.A57]&lt;&gt;&quot;&quot;;VLOOKUP(VALUE([.C57]);['SEEED OPL'.$A$4:.$B$534];2;0);&quot;&quot;)" office:value-type="string" office:string-value="CC0603KRX7R9BB333">
            <text:p>CC0603KRX7R9BB333</text:p>
          </table:table-cell>
          <table:table-cell table:number-columns-repeated="2"/>
          <table:table-cell table:formula="of:=IF(['SEEED OPL'.A57]&lt;&gt;&quot;&quot;;['SEEED OPL'.A57];&quot;&quot;)" office:value-type="float" office:value="302010097">
            <text:p>302010097</text:p>
          </table:table-cell>
          <table:table-cell table:formula="of:=IF(['SEEED OPL'.B57]&lt;&gt;&quot;&quot;;['SEEED OPL'.B57];&quot;&quot;)" office:value-type="string" office:string-value="CC0603JRNPO9BN100">
            <text:p>CC0603JRNPO9BN100</text:p>
          </table:table-cell>
          <table:table-cell table:formula="of:=IF(['SEEED OPL'.C57]&lt;&gt;&quot;&quot;;['SEEED OPL'.C57];&quot;&quot;)" office:value-type="string" office:string-value="SMD CAP Ceramic 10pF-50V-5%-NPO">
            <text:p>SMD CAP Ceramic 10pF-50V-5%-NPO</text:p>
          </table:table-cell>
          <table:table-cell table:formula="of:=IF([.H57]&lt;&gt;&quot;&quot;;VLOOKUP([.$H57]&amp;&quot; &quot;;['OOMLOUT-OOMP'.$H$3:.$H$829];1;0);&quot;&quot;)" office:value-type="string" office:string-value="302010097 ">
            <text:p>302010097 </text:p>
          </table:table-cell>
          <table:table-cell table:formula="of:=IF(ISNA([.K57]);1;&quot;&quot;)">
            <text:p/>
          </table:table-cell>
          <table:table-cell/>
        </table:table-row>
        <table:table-row table:style-name="ro1">
          <table:table-cell table:formula="of:=IF(['OOMLOUT-OOMP'.A57]&lt;&gt;&quot;&quot;;['OOMLOUT-OOMP'.A57];&quot;&quot;)" office:value-type="string" office:string-value="CAPC-0603-X-NF47D-01">
            <text:p>CAPC-0603-X-NF47D-01</text:p>
          </table:table-cell>
          <table:table-cell table:formula="of:=IF(['OOMLOUT-OOMP'.B57]&lt;&gt;&quot;&quot;;['OOMLOUT-OOMP'.B57];&quot;&quot;)" office:value-type="string" office:string-value="SMD (0603) 4.7 nF Capacitor (Ceramic)">
            <text:p>SMD (0603) 4.7 nF Capacitor (Ceramic)</text:p>
          </table:table-cell>
          <table:table-cell table:formula="of:=IF(['OOMLOUT-OOMP'.B57]&lt;&gt;&quot;&quot;;['OOMLOUT-OOMP'.H57];&quot;&quot;)" office:value-type="string" office:string-value="302010144 ">
            <text:p>302010144 </text:p>
          </table:table-cell>
          <table:table-cell table:formula="of:==IF([.A58]&lt;&gt;&quot;&quot;;VLOOKUP(VALUE([.C58]);['SEEED OPL'.$A$4:.$A$534];1;0);&quot;&quot;)" office:value-type="float" office:value="302010144">
            <text:p>302010144</text:p>
          </table:table-cell>
          <table:table-cell table:formula="of:=IF([.A58]&lt;&gt;&quot;&quot;;VLOOKUP(VALUE([.C58]);['SEEED OPL'.$A$4:.$B$534];2;0);&quot;&quot;)" office:value-type="string" office:string-value="CC0603KRX7R9BB472">
            <text:p>CC0603KRX7R9BB472</text:p>
          </table:table-cell>
          <table:table-cell table:number-columns-repeated="2"/>
          <table:table-cell table:formula="of:=IF(['SEEED OPL'.A58]&lt;&gt;&quot;&quot;;['SEEED OPL'.A58];&quot;&quot;)" office:value-type="float" office:value="302010001">
            <text:p>302010001</text:p>
          </table:table-cell>
          <table:table-cell table:formula="of:=IF(['SEEED OPL'.B58]&lt;&gt;&quot;&quot;;['SEEED OPL'.B58];&quot;&quot;)" office:value-type="string" office:string-value="CC0402JRNPO9BN100">
            <text:p>CC0402JRNPO9BN100</text:p>
          </table:table-cell>
          <table:table-cell table:formula="of:=IF(['SEEED OPL'.C58]&lt;&gt;&quot;&quot;;['SEEED OPL'.C58];&quot;&quot;)" office:value-type="string" office:string-value="SMD CAP Ceramic 10pF-50V-5%-NPO">
            <text:p>SMD CAP Ceramic 10pF-50V-5%-NPO</text:p>
          </table:table-cell>
          <table:table-cell table:formula="of:=IF([.H58]&lt;&gt;&quot;&quot;;VLOOKUP([.$H58]&amp;&quot; &quot;;['OOMLOUT-OOMP'.$H$3:.$H$829];1;0);&quot;&quot;)" office:value-type="string" office:string-value="302010001 ">
            <text:p>302010001 </text:p>
          </table:table-cell>
          <table:table-cell table:formula="of:=IF(ISNA([.K58]);1;&quot;&quot;)">
            <text:p/>
          </table:table-cell>
          <table:table-cell/>
        </table:table-row>
        <table:table-row table:style-name="ro1">
          <table:table-cell table:formula="of:=IF(['OOMLOUT-OOMP'.A58]&lt;&gt;&quot;&quot;;['OOMLOUT-OOMP'.A58];&quot;&quot;)" office:value-type="string" office:string-value="CAPC-0603-X-PF10-01">
            <text:p>CAPC-0603-X-PF10-01</text:p>
          </table:table-cell>
          <table:table-cell table:formula="of:=IF(['OOMLOUT-OOMP'.B58]&lt;&gt;&quot;&quot;;['OOMLOUT-OOMP'.B58];&quot;&quot;)" office:value-type="string" office:string-value="SMD (0603) 10 pF Capacitor (Ceramic)">
            <text:p>SMD (0603) 10 pF Capacitor (Ceramic)</text:p>
          </table:table-cell>
          <table:table-cell table:formula="of:=IF(['OOMLOUT-OOMP'.B58]&lt;&gt;&quot;&quot;;['OOMLOUT-OOMP'.H58];&quot;&quot;)" office:value-type="string" office:string-value="302010097 ">
            <text:p>302010097 </text:p>
          </table:table-cell>
          <table:table-cell table:formula="of:==IF([.A59]&lt;&gt;&quot;&quot;;VLOOKUP(VALUE([.C59]);['SEEED OPL'.$A$4:.$A$534];1;0);&quot;&quot;)" office:value-type="float" office:value="302010097">
            <text:p>302010097</text:p>
          </table:table-cell>
          <table:table-cell table:formula="of:=IF([.A59]&lt;&gt;&quot;&quot;;VLOOKUP(VALUE([.C59]);['SEEED OPL'.$A$4:.$B$534];2;0);&quot;&quot;)" office:value-type="string" office:string-value="CC0603JRNPO9BN100">
            <text:p>CC0603JRNPO9BN100</text:p>
          </table:table-cell>
          <table:table-cell table:number-columns-repeated="2"/>
          <table:table-cell table:formula="of:=IF(['SEEED OPL'.A59]&lt;&gt;&quot;&quot;;['SEEED OPL'.A59];&quot;&quot;)" office:value-type="float" office:value="302010223">
            <text:p>302010223</text:p>
          </table:table-cell>
          <table:table-cell table:formula="of:=IF(['SEEED OPL'.B59]&lt;&gt;&quot;&quot;;['SEEED OPL'.B59];&quot;&quot;)" office:value-type="string" office:string-value="CC0402CRNPO9BN2R2">
            <text:p>CC0402CRNPO9BN2R2</text:p>
          </table:table-cell>
          <table:table-cell table:formula="of:=IF(['SEEED OPL'.C59]&lt;&gt;&quot;&quot;;['SEEED OPL'.C59];&quot;&quot;)" office:value-type="string" office:string-value="SMD CAP Ceramic 2.2pF-50V-0.25PF-NPO">
            <text:p>SMD CAP Ceramic 2.2pF-50V-0.25PF-NPO</text:p>
          </table:table-cell>
          <table:table-cell table:formula="of:=IF([.H59]&lt;&gt;&quot;&quot;;VLOOKUP([.$H59]&amp;&quot; &quot;;['OOMLOUT-OOMP'.$H$3:.$H$829];1;0);&quot;&quot;)" office:value-type="string" office:string-value="302010223 ">
            <text:p>302010223 </text:p>
          </table:table-cell>
          <table:table-cell table:formula="of:=IF(ISNA([.K59]);1;&quot;&quot;)">
            <text:p/>
          </table:table-cell>
          <table:table-cell/>
        </table:table-row>
        <table:table-row table:style-name="ro1">
          <table:table-cell table:formula="of:=IF(['OOMLOUT-OOMP'.A59]&lt;&gt;&quot;&quot;;['OOMLOUT-OOMP'.A59];&quot;&quot;)" office:value-type="string" office:string-value="CAPC-0603-X-PF100-01">
            <text:p>CAPC-0603-X-PF100-01</text:p>
          </table:table-cell>
          <table:table-cell table:formula="of:=IF(['OOMLOUT-OOMP'.B59]&lt;&gt;&quot;&quot;;['OOMLOUT-OOMP'.B59];&quot;&quot;)" office:value-type="string" office:string-value="SMD (0603) 100 pF Capacitor (Ceramic)">
            <text:p>SMD (0603) 100 pF Capacitor (Ceramic)</text:p>
          </table:table-cell>
          <table:table-cell table:formula="of:=IF(['OOMLOUT-OOMP'.B59]&lt;&gt;&quot;&quot;;['OOMLOUT-OOMP'.H59];&quot;&quot;)" office:value-type="string" office:string-value="302010076 ">
            <text:p>302010076 </text:p>
          </table:table-cell>
          <table:table-cell table:formula="of:==IF([.A60]&lt;&gt;&quot;&quot;;VLOOKUP(VALUE([.C60]);['SEEED OPL'.$A$4:.$A$534];1;0);&quot;&quot;)" office:value-type="float" office:value="302010076">
            <text:p>302010076</text:p>
          </table:table-cell>
          <table:table-cell table:formula="of:=IF([.A60]&lt;&gt;&quot;&quot;;VLOOKUP(VALUE([.C60]);['SEEED OPL'.$A$4:.$B$534];2;0);&quot;&quot;)" office:value-type="string" office:string-value="CC0603JRNPO9BN101">
            <text:p>CC0603JRNPO9BN101</text:p>
          </table:table-cell>
          <table:table-cell table:number-columns-repeated="2"/>
          <table:table-cell table:formula="of:=IF(['SEEED OPL'.A60]&lt;&gt;&quot;&quot;;['SEEED OPL'.A60];&quot;&quot;)" office:value-type="float" office:value="320020037">
            <text:p>320020037</text:p>
          </table:table-cell>
          <table:table-cell table:formula="of:=IF(['SEEED OPL'.B60]&lt;&gt;&quot;&quot;;['SEEED OPL'.B60];&quot;&quot;)" office:value-type="string" office:string-value="P125-1102A0BS116A3">
            <text:p>P125-1102A0BS116A3</text:p>
          </table:table-cell>
          <table:table-cell table:formula="of:=IF(['SEEED OPL'.C60]&lt;&gt;&quot;&quot;;['SEEED OPL'.C60];&quot;&quot;)" office:value-type="string" office:string-value="DIP White Male Header VERT">
            <text:p>DIP White Male Header VERT</text:p>
          </table:table-cell>
          <table:table-cell table:formula="of:=IF([.H60]&lt;&gt;&quot;&quot;;VLOOKUP([.$H60]&amp;&quot; &quot;;['OOMLOUT-OOMP'.$H$3:.$H$829];1;0);&quot;&quot;)" office:value-type="string" office:string-value="320020037 ">
            <text:p>320020037 </text:p>
          </table:table-cell>
          <table:table-cell table:formula="of:=IF(ISNA([.K60]);1;&quot;&quot;)">
            <text:p/>
          </table:table-cell>
          <table:table-cell/>
        </table:table-row>
        <table:table-row table:style-name="ro1">
          <table:table-cell table:formula="of:=IF(['OOMLOUT-OOMP'.A60]&lt;&gt;&quot;&quot;;['OOMLOUT-OOMP'.A60];&quot;&quot;)" office:value-type="string" office:string-value="CAPC-0603-X-PF12-01">
            <text:p>CAPC-0603-X-PF12-01</text:p>
          </table:table-cell>
          <table:table-cell table:formula="of:=IF(['OOMLOUT-OOMP'.B60]&lt;&gt;&quot;&quot;;['OOMLOUT-OOMP'.B60];&quot;&quot;)" office:value-type="string" office:string-value="SMD (0603) 12 pF Capacitor (Ceramic)">
            <text:p>SMD (0603) 12 pF Capacitor (Ceramic)</text:p>
          </table:table-cell>
          <table:table-cell table:formula="of:=IF(['OOMLOUT-OOMP'.B60]&lt;&gt;&quot;&quot;;['OOMLOUT-OOMP'.H60];&quot;&quot;)" office:value-type="string" office:string-value="302010067 ">
            <text:p>302010067 </text:p>
          </table:table-cell>
          <table:table-cell table:formula="of:==IF([.A61]&lt;&gt;&quot;&quot;;VLOOKUP(VALUE([.C61]);['SEEED OPL'.$A$4:.$A$534];1;0);&quot;&quot;)" office:value-type="float" office:value="302010067">
            <text:p>302010067</text:p>
          </table:table-cell>
          <table:table-cell table:formula="of:=IF([.A61]&lt;&gt;&quot;&quot;;VLOOKUP(VALUE([.C61]);['SEEED OPL'.$A$4:.$B$534];2;0);&quot;&quot;)" office:value-type="string" office:string-value="CC0603JRNPO9BN120 ">
            <text:p>CC0603JRNPO9BN120 </text:p>
          </table:table-cell>
          <table:table-cell table:number-columns-repeated="2"/>
          <table:table-cell table:formula="of:=IF(['SEEED OPL'.A61]&lt;&gt;&quot;&quot;;['SEEED OPL'.A61];&quot;&quot;)" office:value-type="float" office:value="320020016">
            <text:p>320020016</text:p>
          </table:table-cell>
          <table:table-cell table:formula="of:=IF(['SEEED OPL'.B61]&lt;&gt;&quot;&quot;;['SEEED OPL'.B61];&quot;&quot;)" office:value-type="string" office:string-value="P125-1102A0BS116A1">
            <text:p>P125-1102A0BS116A1</text:p>
          </table:table-cell>
          <table:table-cell table:formula="of:=IF(['SEEED OPL'.C61]&lt;&gt;&quot;&quot;;['SEEED OPL'.C61];&quot;&quot;)" office:value-type="string" office:string-value="DIP Black Male Header VERT">
            <text:p>DIP Black Male Header VERT</text:p>
          </table:table-cell>
          <table:table-cell table:formula="of:=IF([.H61]&lt;&gt;&quot;&quot;;VLOOKUP([.$H61]&amp;&quot; &quot;;['OOMLOUT-OOMP'.$H$3:.$H$829];1;0);&quot;&quot;)" office:value-type="string" office:string-value="320020016 ">
            <text:p>320020016 </text:p>
          </table:table-cell>
          <table:table-cell table:formula="of:=IF(ISNA([.K61]);1;&quot;&quot;)">
            <text:p/>
          </table:table-cell>
          <table:table-cell/>
        </table:table-row>
        <table:table-row table:style-name="ro1">
          <table:table-cell table:formula="of:=IF(['OOMLOUT-OOMP'.A61]&lt;&gt;&quot;&quot;;['OOMLOUT-OOMP'.A61];&quot;&quot;)" office:value-type="string" office:string-value="CAPC-0603-X-PF15-01">
            <text:p>CAPC-0603-X-PF15-01</text:p>
          </table:table-cell>
          <table:table-cell table:formula="of:=IF(['OOMLOUT-OOMP'.B61]&lt;&gt;&quot;&quot;;['OOMLOUT-OOMP'.B61];&quot;&quot;)" office:value-type="string" office:string-value="SMD (0603) 15 pF Capacitor (Ceramic)">
            <text:p>SMD (0603) 15 pF Capacitor (Ceramic)</text:p>
          </table:table-cell>
          <table:table-cell table:formula="of:=IF(['OOMLOUT-OOMP'.B61]&lt;&gt;&quot;&quot;;['OOMLOUT-OOMP'.H61];&quot;&quot;)" office:value-type="string" office:string-value="302010082 ">
            <text:p>302010082 </text:p>
          </table:table-cell>
          <table:table-cell table:formula="of:==IF([.A62]&lt;&gt;&quot;&quot;;VLOOKUP(VALUE([.C62]);['SEEED OPL'.$A$4:.$A$534];1;0);&quot;&quot;)" office:value-type="float" office:value="0">
            <text:p>#N/A</text:p>
          </table:table-cell>
          <table:table-cell table:formula="of:=IF([.A62]&lt;&gt;&quot;&quot;;VLOOKUP(VALUE([.C6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62]&lt;&gt;&quot;&quot;;['SEEED OPL'.A62];&quot;&quot;)" office:value-type="float" office:value="320020079">
            <text:p>320020079</text:p>
          </table:table-cell>
          <table:table-cell table:formula="of:=IF(['SEEED OPL'.B62]&lt;&gt;&quot;&quot;;['SEEED OPL'.B62];&quot;&quot;)">
            <text:p/>
          </table:table-cell>
          <table:table-cell table:formula="of:=IF(['SEEED OPL'.C62]&lt;&gt;&quot;&quot;;['SEEED OPL'.C62];&quot;&quot;)" office:value-type="string" office:string-value="DIP Black Male Header VERT">
            <text:p>DIP Black Male Header VERT</text:p>
          </table:table-cell>
          <table:table-cell table:formula="of:=IF([.H62]&lt;&gt;&quot;&quot;;VLOOKUP([.$H62]&amp;&quot; &quot;;['OOMLOUT-OOMP'.$H$3:.$H$829];1;0);&quot;&quot;)" office:value-type="string" office:string-value="320020079 ">
            <text:p>320020079 </text:p>
          </table:table-cell>
          <table:table-cell table:formula="of:=IF(ISNA([.K62]);1;&quot;&quot;)">
            <text:p/>
          </table:table-cell>
          <table:table-cell/>
        </table:table-row>
        <table:table-row table:style-name="ro1">
          <table:table-cell table:formula="of:=IF(['OOMLOUT-OOMP'.A62]&lt;&gt;&quot;&quot;;['OOMLOUT-OOMP'.A62];&quot;&quot;)" office:value-type="string" office:string-value="CAPC-0603-X-PF22-01">
            <text:p>CAPC-0603-X-PF22-01</text:p>
          </table:table-cell>
          <table:table-cell table:formula="of:=IF(['OOMLOUT-OOMP'.B62]&lt;&gt;&quot;&quot;;['OOMLOUT-OOMP'.B62];&quot;&quot;)" office:value-type="string" office:string-value="SMD (0603) 22 pF Capacitor (Ceramic)">
            <text:p>SMD (0603) 22 pF Capacitor (Ceramic)</text:p>
          </table:table-cell>
          <table:table-cell table:formula="of:=IF(['OOMLOUT-OOMP'.B62]&lt;&gt;&quot;&quot;;['OOMLOUT-OOMP'.H62];&quot;&quot;)" office:value-type="string" office:string-value="302010143 ">
            <text:p>302010143 </text:p>
          </table:table-cell>
          <table:table-cell table:formula="of:==IF([.A63]&lt;&gt;&quot;&quot;;VLOOKUP(VALUE([.C63]);['SEEED OPL'.$A$4:.$A$534];1;0);&quot;&quot;)" office:value-type="float" office:value="302010143">
            <text:p>302010143</text:p>
          </table:table-cell>
          <table:table-cell table:formula="of:=IF([.A63]&lt;&gt;&quot;&quot;;VLOOKUP(VALUE([.C63]);['SEEED OPL'.$A$4:.$B$534];2;0);&quot;&quot;)" office:value-type="string" office:string-value="CC0603JRNPO9BN220">
            <text:p>CC0603JRNPO9BN220</text:p>
          </table:table-cell>
          <table:table-cell table:number-columns-repeated="2"/>
          <table:table-cell table:formula="of:=IF(['SEEED OPL'.A63]&lt;&gt;&quot;&quot;;['SEEED OPL'.A63];&quot;&quot;)" office:value-type="float" office:value="320020061">
            <text:p>320020061</text:p>
          </table:table-cell>
          <table:table-cell table:formula="of:=IF(['SEEED OPL'.B63]&lt;&gt;&quot;&quot;;['SEEED OPL'.B63];&quot;&quot;)" office:value-type="string" office:string-value="P125-1103A0BR138A1">
            <text:p>P125-1103A0BR138A1</text:p>
          </table:table-cell>
          <table:table-cell table:formula="of:=IF(['SEEED OPL'.C63]&lt;&gt;&quot;&quot;;['SEEED OPL'.C63];&quot;&quot;)" office:value-type="string" office:string-value="DIP Black Male Header R/A">
            <text:p>DIP Black Male Header R/A</text:p>
          </table:table-cell>
          <table:table-cell table:formula="of:=IF([.H63]&lt;&gt;&quot;&quot;;VLOOKUP([.$H63]&amp;&quot; &quot;;['OOMLOUT-OOMP'.$H$3:.$H$829];1;0);&quot;&quot;)" office:value-type="string" office:string-value="320020061 ">
            <text:p>320020061 </text:p>
          </table:table-cell>
          <table:table-cell table:formula="of:=IF(ISNA([.K63]);1;&quot;&quot;)">
            <text:p/>
          </table:table-cell>
          <table:table-cell/>
        </table:table-row>
        <table:table-row table:style-name="ro1">
          <table:table-cell table:formula="of:=IF(['OOMLOUT-OOMP'.A63]&lt;&gt;&quot;&quot;;['OOMLOUT-OOMP'.A63];&quot;&quot;)" office:value-type="string" office:string-value="CAPC-0603-X-PF27-01">
            <text:p>CAPC-0603-X-PF27-01</text:p>
          </table:table-cell>
          <table:table-cell table:formula="of:=IF(['OOMLOUT-OOMP'.B63]&lt;&gt;&quot;&quot;;['OOMLOUT-OOMP'.B63];&quot;&quot;)" office:value-type="string" office:string-value="SMD (0603) 27 pF Capacitor (Ceramic)">
            <text:p>SMD (0603) 27 pF Capacitor (Ceramic)</text:p>
          </table:table-cell>
          <table:table-cell table:formula="of:=IF(['OOMLOUT-OOMP'.B63]&lt;&gt;&quot;&quot;;['OOMLOUT-OOMP'.H63];&quot;&quot;)" office:value-type="string" office:string-value="302010142 ">
            <text:p>302010142 </text:p>
          </table:table-cell>
          <table:table-cell table:formula="of:==IF([.A64]&lt;&gt;&quot;&quot;;VLOOKUP(VALUE([.C64]);['SEEED OPL'.$A$4:.$A$534];1;0);&quot;&quot;)" office:value-type="float" office:value="302010142">
            <text:p>302010142</text:p>
          </table:table-cell>
          <table:table-cell table:formula="of:=IF([.A64]&lt;&gt;&quot;&quot;;VLOOKUP(VALUE([.C64]);['SEEED OPL'.$A$4:.$B$534];2;0);&quot;&quot;)" office:value-type="string" office:string-value="CC0603JRNPO9BN270">
            <text:p>CC0603JRNPO9BN270</text:p>
          </table:table-cell>
          <table:table-cell table:number-columns-repeated="2"/>
          <table:table-cell table:formula="of:=IF(['SEEED OPL'.A64]&lt;&gt;&quot;&quot;;['SEEED OPL'.A64];&quot;&quot;)" office:value-type="float" office:value="320020077">
            <text:p>320020077</text:p>
          </table:table-cell>
          <table:table-cell table:formula="of:=IF(['SEEED OPL'.B64]&lt;&gt;&quot;&quot;;['SEEED OPL'.B64];&quot;&quot;)" office:value-type="string" office:string-value="P125-12A1BS116A1">
            <text:p>P125-12A1BS116A1</text:p>
          </table:table-cell>
          <table:table-cell table:formula="of:=IF(['SEEED OPL'.C64]&lt;&gt;&quot;&quot;;['SEEED OPL'.C64];&quot;&quot;)" office:value-type="string" office:string-value="SMD Crystal 32.768KHz-7pF-20ppm-70k">
            <text:p>SMD Crystal 32.768KHz-7pF-20ppm-70k</text:p>
          </table:table-cell>
          <table:table-cell table:formula="of:=IF([.H64]&lt;&gt;&quot;&quot;;VLOOKUP([.$H64]&amp;&quot; &quot;;['OOMLOUT-OOMP'.$H$3:.$H$829];1;0);&quot;&quot;)" office:value-type="string" office:string-value="320020077 ">
            <text:p>320020077 </text:p>
          </table:table-cell>
          <table:table-cell table:formula="of:=IF(ISNA([.K64]);1;&quot;&quot;)">
            <text:p/>
          </table:table-cell>
          <table:table-cell/>
        </table:table-row>
        <table:table-row table:style-name="ro1">
          <table:table-cell table:formula="of:=IF(['OOMLOUT-OOMP'.A64]&lt;&gt;&quot;&quot;;['OOMLOUT-OOMP'.A64];&quot;&quot;)" office:value-type="string" office:string-value="CAPC-0603-X-PF39-01">
            <text:p>CAPC-0603-X-PF39-01</text:p>
          </table:table-cell>
          <table:table-cell table:formula="of:=IF(['OOMLOUT-OOMP'.B64]&lt;&gt;&quot;&quot;;['OOMLOUT-OOMP'.B64];&quot;&quot;)" office:value-type="string" office:string-value="SMD (0603) 39 pF Capacitor (Ceramic)">
            <text:p>SMD (0603) 39 pF Capacitor (Ceramic)</text:p>
          </table:table-cell>
          <table:table-cell table:formula="of:=IF(['OOMLOUT-OOMP'.B64]&lt;&gt;&quot;&quot;;['OOMLOUT-OOMP'.H64];&quot;&quot;)" office:value-type="string" office:string-value="302010126 ">
            <text:p>302010126 </text:p>
          </table:table-cell>
          <table:table-cell table:formula="of:==IF([.A65]&lt;&gt;&quot;&quot;;VLOOKUP(VALUE([.C65]);['SEEED OPL'.$A$4:.$A$534];1;0);&quot;&quot;)" office:value-type="float" office:value="302010126">
            <text:p>302010126</text:p>
          </table:table-cell>
          <table:table-cell table:formula="of:=IF([.A65]&lt;&gt;&quot;&quot;;VLOOKUP(VALUE([.C65]);['SEEED OPL'.$A$4:.$B$534];2;0);&quot;&quot;)" office:value-type="string" office:string-value="CC0603JRNPO9BN390">
            <text:p>CC0603JRNPO9BN390</text:p>
          </table:table-cell>
          <table:table-cell table:number-columns-repeated="2"/>
          <table:table-cell table:formula="of:=IF(['SEEED OPL'.A65]&lt;&gt;&quot;&quot;;['SEEED OPL'.A65];&quot;&quot;)" office:value-type="float" office:value="320020027">
            <text:p>320020027</text:p>
          </table:table-cell>
          <table:table-cell table:formula="of:=IF(['SEEED OPL'.B65]&lt;&gt;&quot;&quot;;['SEEED OPL'.B65];&quot;&quot;)" office:value-type="string" office:string-value="P125-1203A0BS116A2">
            <text:p>P125-1203A0BS116A2</text:p>
          </table:table-cell>
          <table:table-cell table:formula="of:=IF(['SEEED OPL'.C65]&lt;&gt;&quot;&quot;;['SEEED OPL'.C65];&quot;&quot;)" office:value-type="string" office:string-value="DIP Yellow Male Header VERT">
            <text:p>DIP Yellow Male Header VERT</text:p>
          </table:table-cell>
          <table:table-cell table:formula="of:=IF([.H65]&lt;&gt;&quot;&quot;;VLOOKUP([.$H65]&amp;&quot; &quot;;['OOMLOUT-OOMP'.$H$3:.$H$829];1;0);&quot;&quot;)" office:value-type="string" office:string-value="320020027 ">
            <text:p>320020027 </text:p>
          </table:table-cell>
          <table:table-cell table:formula="of:=IF(ISNA([.K65]);1;&quot;&quot;)">
            <text:p/>
          </table:table-cell>
          <table:table-cell/>
        </table:table-row>
        <table:table-row table:style-name="ro1">
          <table:table-cell table:formula="of:=IF(['OOMLOUT-OOMP'.A65]&lt;&gt;&quot;&quot;;['OOMLOUT-OOMP'.A65];&quot;&quot;)" office:value-type="string" office:string-value="CAPC-0603-X-PF47D-01">
            <text:p>CAPC-0603-X-PF47D-01</text:p>
          </table:table-cell>
          <table:table-cell table:formula="of:=IF(['OOMLOUT-OOMP'.B65]&lt;&gt;&quot;&quot;;['OOMLOUT-OOMP'.B65];&quot;&quot;)" office:value-type="string" office:string-value="SMD (0603) 4.7 pF Capacitor (Ceramic)">
            <text:p>SMD (0603) 4.7 pF Capacitor (Ceramic)</text:p>
          </table:table-cell>
          <table:table-cell table:formula="of:=IF(['OOMLOUT-OOMP'.B65]&lt;&gt;&quot;&quot;;['OOMLOUT-OOMP'.H65];&quot;&quot;)" office:value-type="string" office:string-value="302010091 ">
            <text:p>302010091 </text:p>
          </table:table-cell>
          <table:table-cell table:formula="of:==IF([.A66]&lt;&gt;&quot;&quot;;VLOOKUP(VALUE([.C66]);['SEEED OPL'.$A$4:.$A$534];1;0);&quot;&quot;)" office:value-type="float" office:value="302010091">
            <text:p>302010091</text:p>
          </table:table-cell>
          <table:table-cell table:formula="of:=IF([.A66]&lt;&gt;&quot;&quot;;VLOOKUP(VALUE([.C66]);['SEEED OPL'.$A$4:.$B$534];2;0);&quot;&quot;)" office:value-type="string" office:string-value="CC0603CRNPO9BN4R7">
            <text:p>CC0603CRNPO9BN4R7</text:p>
          </table:table-cell>
          <table:table-cell table:number-columns-repeated="2"/>
          <table:table-cell table:formula="of:=IF(['SEEED OPL'.A66]&lt;&gt;&quot;&quot;;['SEEED OPL'.A66];&quot;&quot;)" office:value-type="float" office:value="320020017">
            <text:p>320020017</text:p>
          </table:table-cell>
          <table:table-cell table:formula="of:=IF(['SEEED OPL'.B66]&lt;&gt;&quot;&quot;;['SEEED OPL'.B66];&quot;&quot;)" office:value-type="string" office:string-value="P125-1104A0BS116A1">
            <text:p>P125-1104A0BS116A1</text:p>
          </table:table-cell>
          <table:table-cell table:formula="of:=IF(['SEEED OPL'.C66]&lt;&gt;&quot;&quot;;['SEEED OPL'.C66];&quot;&quot;)" office:value-type="string" office:string-value="DIP Black Male Header VERT">
            <text:p>DIP Black Male Header VERT</text:p>
          </table:table-cell>
          <table:table-cell table:formula="of:=IF([.H66]&lt;&gt;&quot;&quot;;VLOOKUP([.$H66]&amp;&quot; &quot;;['OOMLOUT-OOMP'.$H$3:.$H$829];1;0);&quot;&quot;)" office:value-type="string" office:string-value="320020017 ">
            <text:p>320020017 </text:p>
          </table:table-cell>
          <table:table-cell table:formula="of:=IF(ISNA([.K66]);1;&quot;&quot;)">
            <text:p/>
          </table:table-cell>
          <table:table-cell/>
        </table:table-row>
        <table:table-row table:style-name="ro1">
          <table:table-cell table:formula="of:=IF(['OOMLOUT-OOMP'.A66]&lt;&gt;&quot;&quot;;['OOMLOUT-OOMP'.A66];&quot;&quot;)" office:value-type="string" office:string-value="CAPC-0603-X-PF82D-01">
            <text:p>CAPC-0603-X-PF82D-01</text:p>
          </table:table-cell>
          <table:table-cell table:formula="of:=IF(['OOMLOUT-OOMP'.B66]&lt;&gt;&quot;&quot;;['OOMLOUT-OOMP'.B66];&quot;&quot;)" office:value-type="string" office:string-value="SMD (0603) 8.2 pF Capacitor (Ceramic)">
            <text:p>SMD (0603) 8.2 pF Capacitor (Ceramic)</text:p>
          </table:table-cell>
          <table:table-cell table:formula="of:=IF(['OOMLOUT-OOMP'.B66]&lt;&gt;&quot;&quot;;['OOMLOUT-OOMP'.H66];&quot;&quot;)" office:value-type="string" office:string-value="010023001 ">
            <text:p>010023001 </text:p>
          </table:table-cell>
          <table:table-cell table:formula="of:==IF([.A67]&lt;&gt;&quot;&quot;;VLOOKUP(VALUE([.C67]);['SEEED OPL'.$A$4:.$A$534];1;0);&quot;&quot;)" office:value-type="float" office:value="0">
            <text:p>#N/A</text:p>
          </table:table-cell>
          <table:table-cell table:formula="of:=IF([.A67]&lt;&gt;&quot;&quot;;VLOOKUP(VALUE([.C6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67]&lt;&gt;&quot;&quot;;['SEEED OPL'.A67];&quot;&quot;)" office:value-type="float" office:value="320020078">
            <text:p>320020078</text:p>
          </table:table-cell>
          <table:table-cell table:formula="of:=IF(['SEEED OPL'.B67]&lt;&gt;&quot;&quot;;['SEEED OPL'.B67];&quot;&quot;)" office:value-type="string" office:string-value="P125-1106A1BS116A1">
            <text:p>P125-1106A1BS116A1</text:p>
          </table:table-cell>
          <table:table-cell table:formula="of:=IF(['SEEED OPL'.C67]&lt;&gt;&quot;&quot;;['SEEED OPL'.C67];&quot;&quot;)" office:value-type="string" office:string-value="SMD Crystal 32.768KHz-7pF-20ppm-70k">
            <text:p>SMD Crystal 32.768KHz-7pF-20ppm-70k</text:p>
          </table:table-cell>
          <table:table-cell table:formula="of:=IF([.H67]&lt;&gt;&quot;&quot;;VLOOKUP([.$H67]&amp;&quot; &quot;;['OOMLOUT-OOMP'.$H$3:.$H$829];1;0);&quot;&quot;)" office:value-type="string" office:string-value="320020078 ">
            <text:p>320020078 </text:p>
          </table:table-cell>
          <table:table-cell table:formula="of:=IF(ISNA([.K67]);1;&quot;&quot;)">
            <text:p/>
          </table:table-cell>
          <table:table-cell/>
        </table:table-row>
        <table:table-row table:style-name="ro1">
          <table:table-cell table:formula="of:=IF(['OOMLOUT-OOMP'.A67]&lt;&gt;&quot;&quot;;['OOMLOUT-OOMP'.A67];&quot;&quot;)" office:value-type="string" office:string-value="CAPC-0603-X-UF1-01">
            <text:p>CAPC-0603-X-UF1-01</text:p>
          </table:table-cell>
          <table:table-cell table:formula="of:=IF(['OOMLOUT-OOMP'.B67]&lt;&gt;&quot;&quot;;['OOMLOUT-OOMP'.B67];&quot;&quot;)" office:value-type="string" office:string-value="SMD (0603) 1 uF Capacitor (Ceramic)">
            <text:p>SMD (0603) 1 uF Capacitor (Ceramic)</text:p>
          </table:table-cell>
          <table:table-cell table:formula="of:=IF(['OOMLOUT-OOMP'.B67]&lt;&gt;&quot;&quot;;['OOMLOUT-OOMP'.H67];&quot;&quot;)" office:value-type="string" office:string-value="302010139 ">
            <text:p>302010139 </text:p>
          </table:table-cell>
          <table:table-cell table:formula="of:==IF([.A68]&lt;&gt;&quot;&quot;;VLOOKUP(VALUE([.C68]);['SEEED OPL'.$A$4:.$A$534];1;0);&quot;&quot;)" office:value-type="float" office:value="302010139">
            <text:p>302010139</text:p>
          </table:table-cell>
          <table:table-cell table:formula="of:=IF([.A68]&lt;&gt;&quot;&quot;;VLOOKUP(VALUE([.C68]);['SEEED OPL'.$A$4:.$B$534];2;0);&quot;&quot;)" office:value-type="string" office:string-value="CC0603KRX7R8BB105">
            <text:p>CC0603KRX7R8BB105</text:p>
          </table:table-cell>
          <table:table-cell table:number-columns-repeated="2"/>
          <table:table-cell table:formula="of:=IF(['SEEED OPL'.A68]&lt;&gt;&quot;&quot;;['SEEED OPL'.A68];&quot;&quot;)" office:value-type="float" office:value="320020019">
            <text:p>320020019</text:p>
          </table:table-cell>
          <table:table-cell table:formula="of:=IF(['SEEED OPL'.B68]&lt;&gt;&quot;&quot;;['SEEED OPL'.B68];&quot;&quot;)" office:value-type="string" office:string-value="P125-1106A0BR138A1">
            <text:p>P125-1106A0BR138A1</text:p>
          </table:table-cell>
          <table:table-cell table:formula="of:=IF(['SEEED OPL'.C68]&lt;&gt;&quot;&quot;;['SEEED OPL'.C68];&quot;&quot;)" office:value-type="string" office:string-value="DIP Black Short Male Header R/A">
            <text:p>DIP Black Short Male Header R/A</text:p>
          </table:table-cell>
          <table:table-cell table:formula="of:=IF([.H68]&lt;&gt;&quot;&quot;;VLOOKUP([.$H68]&amp;&quot; &quot;;['OOMLOUT-OOMP'.$H$3:.$H$829];1;0);&quot;&quot;)" office:value-type="string" office:string-value="320020019 ">
            <text:p>320020019 </text:p>
          </table:table-cell>
          <table:table-cell table:formula="of:=IF(ISNA([.K68]);1;&quot;&quot;)">
            <text:p/>
          </table:table-cell>
          <table:table-cell/>
        </table:table-row>
        <table:table-row table:style-name="ro1">
          <table:table-cell table:formula="of:=IF(['OOMLOUT-OOMP'.A68]&lt;&gt;&quot;&quot;;['OOMLOUT-OOMP'.A68];&quot;&quot;)" office:value-type="string" office:string-value="CAPC-0603-X-UF10-VB">
            <text:p>CAPC-0603-X-UF10-VB</text:p>
          </table:table-cell>
          <table:table-cell table:formula="of:=IF(['OOMLOUT-OOMP'.B68]&lt;&gt;&quot;&quot;;['OOMLOUT-OOMP'.B68];&quot;&quot;)" office:value-type="string" office:string-value="SMD (0603) 10 uF Capacitor (Ceramic) 10v">
            <text:p>SMD (0603) 10 uF Capacitor (Ceramic) 10v</text:p>
          </table:table-cell>
          <table:table-cell table:formula="of:=IF(['OOMLOUT-OOMP'.B68]&lt;&gt;&quot;&quot;;['OOMLOUT-OOMP'.H68];&quot;&quot;)" office:value-type="string" office:string-value="302010103 ">
            <text:p>302010103 </text:p>
          </table:table-cell>
          <table:table-cell table:formula="of:==IF([.A69]&lt;&gt;&quot;&quot;;VLOOKUP(VALUE([.C69]);['SEEED OPL'.$A$4:.$A$534];1;0);&quot;&quot;)" office:value-type="float" office:value="302010103">
            <text:p>302010103</text:p>
          </table:table-cell>
          <table:table-cell table:formula="of:=IF([.A69]&lt;&gt;&quot;&quot;;VLOOKUP(VALUE([.C69]);['SEEED OPL'.$A$4:.$B$534];2;0);&quot;&quot;)" office:value-type="string" office:string-value="CC0603KRX5R6BB106">
            <text:p>CC0603KRX5R6BB106</text:p>
          </table:table-cell>
          <table:table-cell table:number-columns-repeated="2"/>
          <table:table-cell table:formula="of:=IF(['SEEED OPL'.A69]&lt;&gt;&quot;&quot;;['SEEED OPL'.A69];&quot;&quot;)" office:value-type="float" office:value="320020080">
            <text:p>320020080</text:p>
          </table:table-cell>
          <table:table-cell table:formula="of:=IF(['SEEED OPL'.B69]&lt;&gt;&quot;&quot;;['SEEED OPL'.B69];&quot;&quot;)" office:value-type="string" office:string-value="P125-1108A1BS116A1">
            <text:p>P125-1108A1BS116A1</text:p>
          </table:table-cell>
          <table:table-cell table:formula="of:=IF(['SEEED OPL'.C69]&lt;&gt;&quot;&quot;;['SEEED OPL'.C69];&quot;&quot;)" office:value-type="string" office:string-value="DIP Black Male Header VERT">
            <text:p>DIP Black Male Header VERT</text:p>
          </table:table-cell>
          <table:table-cell table:formula="of:=IF([.H69]&lt;&gt;&quot;&quot;;VLOOKUP([.$H69]&amp;&quot; &quot;;['OOMLOUT-OOMP'.$H$3:.$H$829];1;0);&quot;&quot;)" office:value-type="string" office:string-value="320020080 ">
            <text:p>320020080 </text:p>
          </table:table-cell>
          <table:table-cell table:formula="of:=IF(ISNA([.K69]);1;&quot;&quot;)">
            <text:p/>
          </table:table-cell>
          <table:table-cell/>
        </table:table-row>
        <table:table-row table:style-name="ro1">
          <table:table-cell table:formula="of:=IF(['OOMLOUT-OOMP'.A69]&lt;&gt;&quot;&quot;;['OOMLOUT-OOMP'.A69];&quot;&quot;)" office:value-type="string" office:string-value="CAPC-0603-X-UF10-VH">
            <text:p>CAPC-0603-X-UF10-VH</text:p>
          </table:table-cell>
          <table:table-cell table:formula="of:=IF(['OOMLOUT-OOMP'.B69]&lt;&gt;&quot;&quot;;['OOMLOUT-OOMP'.B69];&quot;&quot;)" office:value-type="string" office:string-value="SMD (0603) 10 uF Capacitor (Ceramic) 6.3v">
            <text:p>SMD (0603) 10 uF Capacitor (Ceramic) 6.3v</text:p>
          </table:table-cell>
          <table:table-cell table:formula="of:=IF(['OOMLOUT-OOMP'.B69]&lt;&gt;&quot;&quot;;['OOMLOUT-OOMP'.H69];&quot;&quot;)" office:value-type="string" office:string-value="302010286 ">
            <text:p>302010286 </text:p>
          </table:table-cell>
          <table:table-cell table:formula="of:==IF([.A70]&lt;&gt;&quot;&quot;;VLOOKUP(VALUE([.C70]);['SEEED OPL'.$A$4:.$A$534];1;0);&quot;&quot;)" office:value-type="float" office:value="302010286">
            <text:p>302010286</text:p>
          </table:table-cell>
          <table:table-cell table:formula="of:=IF([.A70]&lt;&gt;&quot;&quot;;VLOOKUP(VALUE([.C70]);['SEEED OPL'.$A$4:.$B$534];2;0);&quot;&quot;)" office:value-type="string" office:string-value="CC0603MRX5R5BB106">
            <text:p>CC0603MRX5R5BB106</text:p>
          </table:table-cell>
          <table:table-cell table:number-columns-repeated="2"/>
          <table:table-cell table:formula="of:=IF(['SEEED OPL'.A70]&lt;&gt;&quot;&quot;;['SEEED OPL'.A70];&quot;&quot;)" office:value-type="float" office:value="320020010">
            <text:p>320020010</text:p>
          </table:table-cell>
          <table:table-cell table:formula="of:=IF(['SEEED OPL'.B70]&lt;&gt;&quot;&quot;;['SEEED OPL'.B70];&quot;&quot;)">
            <text:p/>
          </table:table-cell>
          <table:table-cell table:formula="of:=IF(['SEEED OPL'.C70]&lt;&gt;&quot;&quot;;['SEEED OPL'.C70];&quot;&quot;)" office:value-type="string" office:string-value="DIP Black Male Header VERT">
            <text:p>DIP Black Male Header VERT</text:p>
          </table:table-cell>
          <table:table-cell table:formula="of:=IF([.H70]&lt;&gt;&quot;&quot;;VLOOKUP([.$H70]&amp;&quot; &quot;;['OOMLOUT-OOMP'.$H$3:.$H$829];1;0);&quot;&quot;)" office:value-type="string" office:string-value="320020010 ">
            <text:p>320020010 </text:p>
          </table:table-cell>
          <table:table-cell table:formula="of:=IF(ISNA([.K70]);1;&quot;&quot;)">
            <text:p/>
          </table:table-cell>
          <table:table-cell/>
        </table:table-row>
        <table:table-row table:style-name="ro1">
          <table:table-cell table:formula="of:=IF(['OOMLOUT-OOMP'.A70]&lt;&gt;&quot;&quot;;['OOMLOUT-OOMP'.A70];&quot;&quot;)" office:value-type="string" office:string-value="CAPC-0603-X-UF22D-VB">
            <text:p>CAPC-0603-X-UF22D-VB</text:p>
          </table:table-cell>
          <table:table-cell table:formula="of:=IF(['OOMLOUT-OOMP'.B70]&lt;&gt;&quot;&quot;;['OOMLOUT-OOMP'.B70];&quot;&quot;)" office:value-type="string" office:string-value="SMD (0603) 2.2 uF Capacitor (Ceramic) 10v">
            <text:p>SMD (0603) 2.2 uF Capacitor (Ceramic) 10v</text:p>
          </table:table-cell>
          <table:table-cell table:formula="of:=IF(['OOMLOUT-OOMP'.B70]&lt;&gt;&quot;&quot;;['OOMLOUT-OOMP'.H70];&quot;&quot;)" office:value-type="string" office:string-value="302010054 ">
            <text:p>302010054 </text:p>
          </table:table-cell>
          <table:table-cell table:formula="of:==IF([.A71]&lt;&gt;&quot;&quot;;VLOOKUP(VALUE([.C71]);['SEEED OPL'.$A$4:.$A$534];1;0);&quot;&quot;)" office:value-type="float" office:value="302010054">
            <text:p>302010054</text:p>
          </table:table-cell>
          <table:table-cell table:formula="of:=IF([.A71]&lt;&gt;&quot;&quot;;VLOOKUP(VALUE([.C71]);['SEEED OPL'.$A$4:.$B$534];2;0);&quot;&quot;)" office:value-type="string" office:string-value="CC0603KRX7R6BB225">
            <text:p>CC0603KRX7R6BB225</text:p>
          </table:table-cell>
          <table:table-cell table:number-columns-repeated="2"/>
          <table:table-cell table:formula="of:=IF(['SEEED OPL'.A71]&lt;&gt;&quot;&quot;;['SEEED OPL'.A71];&quot;&quot;)" office:value-type="float" office:value="320030017">
            <text:p>320030017</text:p>
          </table:table-cell>
          <table:table-cell table:formula="of:=IF(['SEEED OPL'.B71]&lt;&gt;&quot;&quot;;['SEEED OPL'.B71];&quot;&quot;)" office:value-type="string" office:string-value="F185-1104A1BSYA1">
            <text:p>F185-1104A1BSYA1</text:p>
          </table:table-cell>
          <table:table-cell table:formula="of:=IF(['SEEED OPL'.C71]&lt;&gt;&quot;&quot;;['SEEED OPL'.C71];&quot;&quot;)" office:value-type="string" office:string-value="DIP Black Female Header VERT">
            <text:p>DIP Black Female Header VERT</text:p>
          </table:table-cell>
          <table:table-cell table:formula="of:=IF([.H71]&lt;&gt;&quot;&quot;;VLOOKUP([.$H71]&amp;&quot; &quot;;['OOMLOUT-OOMP'.$H$3:.$H$829];1;0);&quot;&quot;)" office:value-type="string" office:string-value="320030017 ">
            <text:p>320030017 </text:p>
          </table:table-cell>
          <table:table-cell table:formula="of:=IF(ISNA([.K71]);1;&quot;&quot;)">
            <text:p/>
          </table:table-cell>
          <table:table-cell/>
        </table:table-row>
        <table:table-row table:style-name="ro1">
          <table:table-cell table:formula="of:=IF(['OOMLOUT-OOMP'.A71]&lt;&gt;&quot;&quot;;['OOMLOUT-OOMP'.A71];&quot;&quot;)" office:value-type="string" office:string-value="CAPC-0603-X-UF47D-VB">
            <text:p>CAPC-0603-X-UF47D-VB</text:p>
          </table:table-cell>
          <table:table-cell table:formula="of:=IF(['OOMLOUT-OOMP'.B71]&lt;&gt;&quot;&quot;;['OOMLOUT-OOMP'.B71];&quot;&quot;)" office:value-type="string" office:string-value="SMD (0603) 4.7 uF Capacitor (Ceramic) 10v">
            <text:p>SMD (0603) 4.7 uF Capacitor (Ceramic) 10v</text:p>
          </table:table-cell>
          <table:table-cell table:formula="of:=IF(['OOMLOUT-OOMP'.B71]&lt;&gt;&quot;&quot;;['OOMLOUT-OOMP'.H71];&quot;&quot;)" office:value-type="string" office:string-value="302010111 ">
            <text:p>302010111 </text:p>
          </table:table-cell>
          <table:table-cell table:formula="of:==IF([.A72]&lt;&gt;&quot;&quot;;VLOOKUP(VALUE([.C72]);['SEEED OPL'.$A$4:.$A$534];1;0);&quot;&quot;)" office:value-type="float" office:value="302010111">
            <text:p>302010111</text:p>
          </table:table-cell>
          <table:table-cell table:formula="of:=IF([.A72]&lt;&gt;&quot;&quot;;VLOOKUP(VALUE([.C72]);['SEEED OPL'.$A$4:.$B$534];2;0);&quot;&quot;)" office:value-type="string" office:string-value="CC0603KRX5R6BB475">
            <text:p>CC0603KRX5R6BB475</text:p>
          </table:table-cell>
          <table:table-cell table:number-columns-repeated="2"/>
          <table:table-cell table:formula="of:=IF(['SEEED OPL'.A72]&lt;&gt;&quot;&quot;;['SEEED OPL'.A72];&quot;&quot;)" office:value-type="float" office:value="320030066">
            <text:p>320030066</text:p>
          </table:table-cell>
          <table:table-cell table:formula="of:=IF(['SEEED OPL'.B72]&lt;&gt;&quot;&quot;;['SEEED OPL'.B72];&quot;&quot;)">
            <text:p/>
          </table:table-cell>
          <table:table-cell table:formula="of:=IF(['SEEED OPL'.C72]&lt;&gt;&quot;&quot;;['SEEED OPL'.C72];&quot;&quot;)" office:value-type="string" office:string-value="DIP Long Blue Female Header">
            <text:p>DIP Long Blue Female Header</text:p>
          </table:table-cell>
          <table:table-cell table:formula="of:=IF([.H72]&lt;&gt;&quot;&quot;;VLOOKUP([.$H72]&amp;&quot; &quot;;['OOMLOUT-OOMP'.$H$3:.$H$829];1;0);&quot;&quot;)" office:value-type="string" office:string-value="320030066 ">
            <text:p>320030066 </text:p>
          </table:table-cell>
          <table:table-cell table:formula="of:=IF(ISNA([.K72]);1;&quot;&quot;)">
            <text:p/>
          </table:table-cell>
          <table:table-cell/>
        </table:table-row>
        <table:table-row table:style-name="ro1">
          <table:table-cell table:formula="of:=IF(['OOMLOUT-OOMP'.A72]&lt;&gt;&quot;&quot;;['OOMLOUT-OOMP'.A72];&quot;&quot;)" office:value-type="string" office:string-value="CAPC-0805-X-NF10-01">
            <text:p>CAPC-0805-X-NF10-01</text:p>
          </table:table-cell>
          <table:table-cell table:formula="of:=IF(['OOMLOUT-OOMP'.B72]&lt;&gt;&quot;&quot;;['OOMLOUT-OOMP'.B72];&quot;&quot;)" office:value-type="string" office:string-value="SMD (0805) 10 nF Capacitor (Ceramic)">
            <text:p>SMD (0805) 10 nF Capacitor (Ceramic)</text:p>
          </table:table-cell>
          <table:table-cell table:formula="of:=IF(['OOMLOUT-OOMP'.B72]&lt;&gt;&quot;&quot;;['OOMLOUT-OOMP'.H72];&quot;&quot;)" office:value-type="string" office:string-value="302010175 ">
            <text:p>302010175 </text:p>
          </table:table-cell>
          <table:table-cell table:formula="of:==IF([.A73]&lt;&gt;&quot;&quot;;VLOOKUP(VALUE([.C73]);['SEEED OPL'.$A$4:.$A$534];1;0);&quot;&quot;)" office:value-type="float" office:value="302010175">
            <text:p>302010175</text:p>
          </table:table-cell>
          <table:table-cell table:formula="of:=IF([.A73]&lt;&gt;&quot;&quot;;VLOOKUP(VALUE([.C73]);['SEEED OPL'.$A$4:.$B$534];2;0);&quot;&quot;)" office:value-type="string" office:string-value="CC0805JRX7R9BB103">
            <text:p>CC0805JRX7R9BB103</text:p>
          </table:table-cell>
          <table:table-cell table:number-columns-repeated="2"/>
          <table:table-cell table:formula="of:=IF(['SEEED OPL'.A73]&lt;&gt;&quot;&quot;;['SEEED OPL'.A73];&quot;&quot;)" office:value-type="float" office:value="320030019">
            <text:p>320030019</text:p>
          </table:table-cell>
          <table:table-cell table:formula="of:=IF(['SEEED OPL'.B73]&lt;&gt;&quot;&quot;;['SEEED OPL'.B73];&quot;&quot;)" office:value-type="string" office:string-value="F185-1106A1BSYA3">
            <text:p>F185-1106A1BSYA3</text:p>
          </table:table-cell>
          <table:table-cell table:formula="of:=IF(['SEEED OPL'.C73]&lt;&gt;&quot;&quot;;['SEEED OPL'.C73];&quot;&quot;)" office:value-type="string" office:string-value="DIP Yellow Female Header VERT">
            <text:p>DIP Yellow Female Header VERT</text:p>
          </table:table-cell>
          <table:table-cell table:formula="of:=IF([.H73]&lt;&gt;&quot;&quot;;VLOOKUP([.$H73]&amp;&quot; &quot;;['OOMLOUT-OOMP'.$H$3:.$H$829];1;0);&quot;&quot;)" office:value-type="string" office:string-value="320030019 ">
            <text:p>320030019 </text:p>
          </table:table-cell>
          <table:table-cell table:formula="of:=IF(ISNA([.K73]);1;&quot;&quot;)">
            <text:p/>
          </table:table-cell>
          <table:table-cell/>
        </table:table-row>
        <table:table-row table:style-name="ro1">
          <table:table-cell table:formula="of:=IF(['OOMLOUT-OOMP'.A73]&lt;&gt;&quot;&quot;;['OOMLOUT-OOMP'.A73];&quot;&quot;)" office:value-type="string" office:string-value="CAPC-0805-X-NF100-01">
            <text:p>CAPC-0805-X-NF100-01</text:p>
          </table:table-cell>
          <table:table-cell table:formula="of:=IF(['OOMLOUT-OOMP'.B73]&lt;&gt;&quot;&quot;;['OOMLOUT-OOMP'.B73];&quot;&quot;)" office:value-type="string" office:string-value="SMD (0805) 100 nF Capacitor (Ceramic)">
            <text:p>SMD (0805) 100 nF Capacitor (Ceramic)</text:p>
          </table:table-cell>
          <table:table-cell table:formula="of:=IF(['OOMLOUT-OOMP'.B73]&lt;&gt;&quot;&quot;;['OOMLOUT-OOMP'.H73];&quot;&quot;)" office:value-type="string" office:string-value="302010165 ">
            <text:p>302010165 </text:p>
          </table:table-cell>
          <table:table-cell table:formula="of:==IF([.A74]&lt;&gt;&quot;&quot;;VLOOKUP(VALUE([.C74]);['SEEED OPL'.$A$4:.$A$534];1;0);&quot;&quot;)" office:value-type="float" office:value="302010165">
            <text:p>302010165</text:p>
          </table:table-cell>
          <table:table-cell table:formula="of:=IF([.A74]&lt;&gt;&quot;&quot;;VLOOKUP(VALUE([.C74]);['SEEED OPL'.$A$4:.$B$534];2;0);&quot;&quot;)" office:value-type="string" office:string-value="CC0805KRX7R9BB104">
            <text:p>CC0805KRX7R9BB104</text:p>
          </table:table-cell>
          <table:table-cell table:number-columns-repeated="2"/>
          <table:table-cell table:formula="of:=IF(['SEEED OPL'.A74]&lt;&gt;&quot;&quot;;['SEEED OPL'.A74];&quot;&quot;)" office:value-type="float" office:value="320030012">
            <text:p>320030012</text:p>
          </table:table-cell>
          <table:table-cell table:formula="of:=IF(['SEEED OPL'.B74]&lt;&gt;&quot;&quot;;['SEEED OPL'.B74];&quot;&quot;)" office:value-type="string" office:string-value="F185-1106A1BSYA2">
            <text:p>F185-1106A1BSYA2</text:p>
          </table:table-cell>
          <table:table-cell table:formula="of:=IF(['SEEED OPL'.C74]&lt;&gt;&quot;&quot;;['SEEED OPL'.C74];&quot;&quot;)" office:value-type="string" office:string-value="DIP Long Black Female Header VERT">
            <text:p>DIP Long Black Female Header VERT</text:p>
          </table:table-cell>
          <table:table-cell table:formula="of:=IF([.H74]&lt;&gt;&quot;&quot;;VLOOKUP([.$H74]&amp;&quot; &quot;;['OOMLOUT-OOMP'.$H$3:.$H$829];1;0);&quot;&quot;)" office:value-type="string" office:string-value="320030012 ">
            <text:p>320030012 </text:p>
          </table:table-cell>
          <table:table-cell table:formula="of:=IF(ISNA([.K74]);1;&quot;&quot;)">
            <text:p/>
          </table:table-cell>
          <table:table-cell/>
        </table:table-row>
        <table:table-row table:style-name="ro1">
          <table:table-cell table:formula="of:=IF(['OOMLOUT-OOMP'.A74]&lt;&gt;&quot;&quot;;['OOMLOUT-OOMP'.A74];&quot;&quot;)" office:value-type="string" office:string-value="CAPC-0805-X-UF1-01">
            <text:p>CAPC-0805-X-UF1-01</text:p>
          </table:table-cell>
          <table:table-cell table:formula="of:=IF(['OOMLOUT-OOMP'.B74]&lt;&gt;&quot;&quot;;['OOMLOUT-OOMP'.B74];&quot;&quot;)" office:value-type="string" office:string-value="SMD (0805) 1 uF Capacitor (Ceramic)">
            <text:p>SMD (0805) 1 uF Capacitor (Ceramic)</text:p>
          </table:table-cell>
          <table:table-cell table:formula="of:=IF(['OOMLOUT-OOMP'.B74]&lt;&gt;&quot;&quot;;['OOMLOUT-OOMP'.H74];&quot;&quot;)" office:value-type="string" office:string-value="302010179 ">
            <text:p>302010179 </text:p>
          </table:table-cell>
          <table:table-cell table:formula="of:==IF([.A75]&lt;&gt;&quot;&quot;;VLOOKUP(VALUE([.C75]);['SEEED OPL'.$A$4:.$A$534];1;0);&quot;&quot;)" office:value-type="float" office:value="302010179">
            <text:p>302010179</text:p>
          </table:table-cell>
          <table:table-cell table:formula="of:=IF([.A75]&lt;&gt;&quot;&quot;;VLOOKUP(VALUE([.C75]);['SEEED OPL'.$A$4:.$B$534];2;0);&quot;&quot;)" office:value-type="string" office:string-value="CC0805KKX7R8BB105">
            <text:p>CC0805KKX7R8BB105</text:p>
          </table:table-cell>
          <table:table-cell table:number-columns-repeated="2"/>
          <table:table-cell table:formula="of:=IF(['SEEED OPL'.A75]&lt;&gt;&quot;&quot;;['SEEED OPL'.A75];&quot;&quot;)" office:value-type="float" office:value="320030060">
            <text:p>320030060</text:p>
          </table:table-cell>
          <table:table-cell table:formula="of:=IF(['SEEED OPL'.B75]&lt;&gt;&quot;&quot;;['SEEED OPL'.B75];&quot;&quot;)" office:value-type="string" office:string-value="F185-1106A1BSYC1">
            <text:p>F185-1106A1BSYC1</text:p>
          </table:table-cell>
          <table:table-cell table:formula="of:=IF(['SEEED OPL'.C75]&lt;&gt;&quot;&quot;;['SEEED OPL'.C75];&quot;&quot;)" office:value-type="string" office:string-value="DIP Black Female Header VERT">
            <text:p>DIP Black Female Header VERT</text:p>
          </table:table-cell>
          <table:table-cell table:formula="of:=IF([.H75]&lt;&gt;&quot;&quot;;VLOOKUP([.$H75]&amp;&quot; &quot;;['OOMLOUT-OOMP'.$H$3:.$H$829];1;0);&quot;&quot;)" office:value-type="string" office:string-value="320030060 ">
            <text:p>320030060 </text:p>
          </table:table-cell>
          <table:table-cell table:formula="of:=IF(ISNA([.K75]);1;&quot;&quot;)">
            <text:p/>
          </table:table-cell>
          <table:table-cell/>
        </table:table-row>
        <table:table-row table:style-name="ro1">
          <table:table-cell table:formula="of:=IF(['OOMLOUT-OOMP'.A75]&lt;&gt;&quot;&quot;;['OOMLOUT-OOMP'.A75];&quot;&quot;)" office:value-type="string" office:string-value="CAPC-0805-X-UF10-01">
            <text:p>CAPC-0805-X-UF10-01</text:p>
          </table:table-cell>
          <table:table-cell table:formula="of:=IF(['OOMLOUT-OOMP'.B75]&lt;&gt;&quot;&quot;;['OOMLOUT-OOMP'.B75];&quot;&quot;)" office:value-type="string" office:string-value="SMD (0805) 10 uF Capacitor (Ceramic)">
            <text:p>SMD (0805) 10 uF Capacitor (Ceramic)</text:p>
          </table:table-cell>
          <table:table-cell table:formula="of:=IF(['OOMLOUT-OOMP'.B75]&lt;&gt;&quot;&quot;;['OOMLOUT-OOMP'.H75];&quot;&quot;)" office:value-type="string" office:string-value="302010178 ">
            <text:p>302010178 </text:p>
          </table:table-cell>
          <table:table-cell table:formula="of:==IF([.A76]&lt;&gt;&quot;&quot;;VLOOKUP(VALUE([.C76]);['SEEED OPL'.$A$4:.$A$534];1;0);&quot;&quot;)" office:value-type="float" office:value="302010178">
            <text:p>302010178</text:p>
          </table:table-cell>
          <table:table-cell table:formula="of:=IF([.A76]&lt;&gt;&quot;&quot;;VLOOKUP(VALUE([.C76]);['SEEED OPL'.$A$4:.$B$534];2;0);&quot;&quot;)" office:value-type="string" office:string-value="CC0805KKX5R8BB106">
            <text:p>CC0805KKX5R8BB106</text:p>
          </table:table-cell>
          <table:table-cell table:number-columns-repeated="2"/>
          <table:table-cell table:formula="of:=IF(['SEEED OPL'.A76]&lt;&gt;&quot;&quot;;['SEEED OPL'.A76];&quot;&quot;)" office:value-type="float" office:value="320030067">
            <text:p>320030067</text:p>
          </table:table-cell>
          <table:table-cell table:formula="of:=IF(['SEEED OPL'.B76]&lt;&gt;&quot;&quot;;['SEEED OPL'.B76];&quot;&quot;)">
            <text:p/>
          </table:table-cell>
          <table:table-cell table:formula="of:=IF(['SEEED OPL'.C76]&lt;&gt;&quot;&quot;;['SEEED OPL'.C76];&quot;&quot;)" office:value-type="string" office:string-value="DIP Long Blue Female Header">
            <text:p>DIP Long Blue Female Header</text:p>
          </table:table-cell>
          <table:table-cell table:formula="of:=IF([.H76]&lt;&gt;&quot;&quot;;VLOOKUP([.$H76]&amp;&quot; &quot;;['OOMLOUT-OOMP'.$H$3:.$H$829];1;0);&quot;&quot;)" office:value-type="string" office:string-value="320030067 ">
            <text:p>320030067 </text:p>
          </table:table-cell>
          <table:table-cell table:formula="of:=IF(ISNA([.K76]);1;&quot;&quot;)">
            <text:p/>
          </table:table-cell>
          <table:table-cell/>
        </table:table-row>
        <table:table-row table:style-name="ro1">
          <table:table-cell table:formula="of:=IF(['OOMLOUT-OOMP'.A76]&lt;&gt;&quot;&quot;;['OOMLOUT-OOMP'.A76];&quot;&quot;)" office:value-type="string" office:string-value="CAPC-0805-X-UF10-VB">
            <text:p>CAPC-0805-X-UF10-VB</text:p>
          </table:table-cell>
          <table:table-cell table:formula="of:=IF(['OOMLOUT-OOMP'.B76]&lt;&gt;&quot;&quot;;['OOMLOUT-OOMP'.B76];&quot;&quot;)" office:value-type="string" office:string-value="SMD (0805) 10 uF Capacitor (Ceramic) 10v">
            <text:p>SMD (0805) 10 uF Capacitor (Ceramic) 10v</text:p>
          </table:table-cell>
          <table:table-cell table:formula="of:=IF(['OOMLOUT-OOMP'.B76]&lt;&gt;&quot;&quot;;['OOMLOUT-OOMP'.H76];&quot;&quot;)" office:value-type="string" office:string-value="302010158 ">
            <text:p>302010158 </text:p>
          </table:table-cell>
          <table:table-cell table:formula="of:==IF([.A77]&lt;&gt;&quot;&quot;;VLOOKUP(VALUE([.C77]);['SEEED OPL'.$A$4:.$A$534];1;0);&quot;&quot;)" office:value-type="float" office:value="302010158">
            <text:p>302010158</text:p>
          </table:table-cell>
          <table:table-cell table:formula="of:=IF([.A77]&lt;&gt;&quot;&quot;;VLOOKUP(VALUE([.C77]);['SEEED OPL'.$A$4:.$B$534];2;0);&quot;&quot;)" office:value-type="string" office:string-value="CC0805ZKY5V6BB106">
            <text:p>CC0805ZKY5V6BB106</text:p>
          </table:table-cell>
          <table:table-cell table:number-columns-repeated="2"/>
          <table:table-cell table:formula="of:=IF(['SEEED OPL'.A77]&lt;&gt;&quot;&quot;;['SEEED OPL'.A77];&quot;&quot;)" office:value-type="float" office:value="320030068">
            <text:p>320030068</text:p>
          </table:table-cell>
          <table:table-cell table:formula="of:=IF(['SEEED OPL'.B77]&lt;&gt;&quot;&quot;;['SEEED OPL'.B77];&quot;&quot;)">
            <text:p/>
          </table:table-cell>
          <table:table-cell table:formula="of:=IF(['SEEED OPL'.C77]&lt;&gt;&quot;&quot;;['SEEED OPL'.C77];&quot;&quot;)" office:value-type="string" office:string-value="DIP Long Blue Female Header">
            <text:p>DIP Long Blue Female Header</text:p>
          </table:table-cell>
          <table:table-cell table:formula="of:=IF([.H77]&lt;&gt;&quot;&quot;;VLOOKUP([.$H77]&amp;&quot; &quot;;['OOMLOUT-OOMP'.$H$3:.$H$829];1;0);&quot;&quot;)" office:value-type="string" office:string-value="320030068 ">
            <text:p>320030068 </text:p>
          </table:table-cell>
          <table:table-cell table:formula="of:=IF(ISNA([.K77]);1;&quot;&quot;)">
            <text:p/>
          </table:table-cell>
          <table:table-cell/>
        </table:table-row>
        <table:table-row table:style-name="ro1">
          <table:table-cell table:formula="of:=IF(['OOMLOUT-OOMP'.A77]&lt;&gt;&quot;&quot;;['OOMLOUT-OOMP'.A77];&quot;&quot;)" office:value-type="string" office:string-value="CAPC-0805-X-UF22-VH">
            <text:p>CAPC-0805-X-UF22-VH</text:p>
          </table:table-cell>
          <table:table-cell table:formula="of:=IF(['OOMLOUT-OOMP'.B77]&lt;&gt;&quot;&quot;;['OOMLOUT-OOMP'.B77];&quot;&quot;)" office:value-type="string" office:string-value="SMD (0805) 22 uF Capacitor (Ceramic) 6.3v">
            <text:p>SMD (0805) 22 uF Capacitor (Ceramic) 6.3v</text:p>
          </table:table-cell>
          <table:table-cell table:formula="of:=IF(['OOMLOUT-OOMP'.B77]&lt;&gt;&quot;&quot;;['OOMLOUT-OOMP'.H77];&quot;&quot;)" office:value-type="string" office:string-value="302010171 ">
            <text:p>302010171 </text:p>
          </table:table-cell>
          <table:table-cell table:formula="of:==IF([.A78]&lt;&gt;&quot;&quot;;VLOOKUP(VALUE([.C78]);['SEEED OPL'.$A$4:.$A$534];1;0);&quot;&quot;)" office:value-type="float" office:value="302010171">
            <text:p>302010171</text:p>
          </table:table-cell>
          <table:table-cell table:formula="of:=IF([.A78]&lt;&gt;&quot;&quot;;VLOOKUP(VALUE([.C78]);['SEEED OPL'.$A$4:.$B$534];2;0);&quot;&quot;)" office:value-type="string" office:string-value="CC0805MKX5R5BB226">
            <text:p>CC0805MKX5R5BB226</text:p>
          </table:table-cell>
          <table:table-cell table:number-columns-repeated="2"/>
          <table:table-cell table:formula="of:=IF(['SEEED OPL'.A78]&lt;&gt;&quot;&quot;;['SEEED OPL'.A78];&quot;&quot;)" office:value-type="float" office:value="320030065">
            <text:p>320030065</text:p>
          </table:table-cell>
          <table:table-cell table:formula="of:=IF(['SEEED OPL'.B78]&lt;&gt;&quot;&quot;;['SEEED OPL'.B78];&quot;&quot;)" office:value-type="string" office:string-value="F185-1108A1BSYC1">
            <text:p>F185-1108A1BSYC1</text:p>
          </table:table-cell>
          <table:table-cell table:formula="of:=IF(['SEEED OPL'.C78]&lt;&gt;&quot;&quot;;['SEEED OPL'.C78];&quot;&quot;)" office:value-type="string" office:string-value="DIP Yellow Female Header">
            <text:p>DIP Yellow Female Header</text:p>
          </table:table-cell>
          <table:table-cell table:formula="of:=IF([.H78]&lt;&gt;&quot;&quot;;VLOOKUP([.$H78]&amp;&quot; &quot;;['OOMLOUT-OOMP'.$H$3:.$H$829];1;0);&quot;&quot;)" office:value-type="string" office:string-value="320030065 ">
            <text:p>320030065 </text:p>
          </table:table-cell>
          <table:table-cell table:formula="of:=IF(ISNA([.K78]);1;&quot;&quot;)">
            <text:p/>
          </table:table-cell>
          <table:table-cell/>
        </table:table-row>
        <table:table-row table:style-name="ro1">
          <table:table-cell table:formula="of:=IF(['OOMLOUT-OOMP'.A78]&lt;&gt;&quot;&quot;;['OOMLOUT-OOMP'.A78];&quot;&quot;)" office:value-type="string" office:string-value="CAPC-0805-X-UF22D-01">
            <text:p>CAPC-0805-X-UF22D-01</text:p>
          </table:table-cell>
          <table:table-cell table:formula="of:=IF(['OOMLOUT-OOMP'.B78]&lt;&gt;&quot;&quot;;['OOMLOUT-OOMP'.B78];&quot;&quot;)" office:value-type="string" office:string-value="SMD (0805) 2.2 uF Capacitor (Ceramic)">
            <text:p>SMD (0805) 2.2 uF Capacitor (Ceramic)</text:p>
          </table:table-cell>
          <table:table-cell table:formula="of:=IF(['OOMLOUT-OOMP'.B78]&lt;&gt;&quot;&quot;;['OOMLOUT-OOMP'.H78];&quot;&quot;)" office:value-type="string" office:string-value="302010148 ">
            <text:p>302010148 </text:p>
          </table:table-cell>
          <table:table-cell table:formula="of:==IF([.A79]&lt;&gt;&quot;&quot;;VLOOKUP(VALUE([.C79]);['SEEED OPL'.$A$4:.$A$534];1;0);&quot;&quot;)" office:value-type="float" office:value="302010148">
            <text:p>302010148</text:p>
          </table:table-cell>
          <table:table-cell table:formula="of:=IF([.A79]&lt;&gt;&quot;&quot;;VLOOKUP(VALUE([.C79]);['SEEED OPL'.$A$4:.$B$534];2;0);&quot;&quot;)" office:value-type="string" office:string-value="CC0805KKX7R8BB225">
            <text:p>CC0805KKX7R8BB225</text:p>
          </table:table-cell>
          <table:table-cell table:number-columns-repeated="2"/>
          <table:table-cell table:formula="of:=IF(['SEEED OPL'.A79]&lt;&gt;&quot;&quot;;['SEEED OPL'.A79];&quot;&quot;)" office:value-type="float" office:value="320030061">
            <text:p>320030061</text:p>
          </table:table-cell>
          <table:table-cell table:formula="of:=IF(['SEEED OPL'.B79]&lt;&gt;&quot;&quot;;['SEEED OPL'.B79];&quot;&quot;)" office:value-type="string" office:string-value="F185-1108A1BSYC1">
            <text:p>F185-1108A1BSYC1</text:p>
          </table:table-cell>
          <table:table-cell table:formula="of:=IF(['SEEED OPL'.C79]&lt;&gt;&quot;&quot;;['SEEED OPL'.C79];&quot;&quot;)" office:value-type="string" office:string-value="DIP Black Female Header VERT">
            <text:p>DIP Black Female Header VERT</text:p>
          </table:table-cell>
          <table:table-cell table:formula="of:=IF([.H79]&lt;&gt;&quot;&quot;;VLOOKUP([.$H79]&amp;&quot; &quot;;['OOMLOUT-OOMP'.$H$3:.$H$829];1;0);&quot;&quot;)" office:value-type="string" office:string-value="320030061 ">
            <text:p>320030061 </text:p>
          </table:table-cell>
          <table:table-cell table:formula="of:=IF(ISNA([.K79]);1;&quot;&quot;)">
            <text:p/>
          </table:table-cell>
          <table:table-cell/>
        </table:table-row>
        <table:table-row table:style-name="ro1">
          <table:table-cell table:formula="of:=IF(['OOMLOUT-OOMP'.A79]&lt;&gt;&quot;&quot;;['OOMLOUT-OOMP'.A79];&quot;&quot;)" office:value-type="string" office:string-value="CAPC-0805-X-UF47D-01">
            <text:p>CAPC-0805-X-UF47D-01</text:p>
          </table:table-cell>
          <table:table-cell table:formula="of:=IF(['OOMLOUT-OOMP'.B79]&lt;&gt;&quot;&quot;;['OOMLOUT-OOMP'.B79];&quot;&quot;)" office:value-type="string" office:string-value="SMD (0805) 4.7 uF Capacitor (Ceramic)">
            <text:p>SMD (0805) 4.7 uF Capacitor (Ceramic)</text:p>
          </table:table-cell>
          <table:table-cell table:formula="of:=IF(['OOMLOUT-OOMP'.B79]&lt;&gt;&quot;&quot;;['OOMLOUT-OOMP'.H79];&quot;&quot;)" office:value-type="string" office:string-value="302010146 ">
            <text:p>302010146 </text:p>
          </table:table-cell>
          <table:table-cell table:formula="of:==IF([.A80]&lt;&gt;&quot;&quot;;VLOOKUP(VALUE([.C80]);['SEEED OPL'.$A$4:.$A$534];1;0);&quot;&quot;)" office:value-type="float" office:value="302010146">
            <text:p>302010146</text:p>
          </table:table-cell>
          <table:table-cell table:formula="of:=IF([.A80]&lt;&gt;&quot;&quot;;VLOOKUP(VALUE([.C80]);['SEEED OPL'.$A$4:.$B$534];2;0);&quot;&quot;)" office:value-type="string" office:string-value="CC0805KKX5R8BB475">
            <text:p>CC0805KKX5R8BB475</text:p>
          </table:table-cell>
          <table:table-cell table:number-columns-repeated="2"/>
          <table:table-cell table:formula="of:=IF(['SEEED OPL'.A80]&lt;&gt;&quot;&quot;;['SEEED OPL'.A80];&quot;&quot;)" office:value-type="float" office:value="320030013">
            <text:p>320030013</text:p>
          </table:table-cell>
          <table:table-cell table:formula="of:=IF(['SEEED OPL'.B80]&lt;&gt;&quot;&quot;;['SEEED OPL'.B80];&quot;&quot;)" office:value-type="string" office:string-value="F185-2108A1BSYA1">
            <text:p>F185-2108A1BSYA1</text:p>
          </table:table-cell>
          <table:table-cell table:formula="of:=IF(['SEEED OPL'.C80]&lt;&gt;&quot;&quot;;['SEEED OPL'.C80];&quot;&quot;)" office:value-type="string" office:string-value="DIP Long Black Female Header VERT">
            <text:p>DIP Long Black Female Header VERT</text:p>
          </table:table-cell>
          <table:table-cell table:formula="of:=IF([.H80]&lt;&gt;&quot;&quot;;VLOOKUP([.$H80]&amp;&quot; &quot;;['OOMLOUT-OOMP'.$H$3:.$H$829];1;0);&quot;&quot;)" office:value-type="string" office:string-value="320030013 ">
            <text:p>320030013 </text:p>
          </table:table-cell>
          <table:table-cell table:formula="of:=IF(ISNA([.K80]);1;&quot;&quot;)">
            <text:p/>
          </table:table-cell>
          <table:table-cell/>
        </table:table-row>
        <table:table-row table:style-name="ro1">
          <table:table-cell table:formula="of:=IF(['OOMLOUT-OOMP'.A80]&lt;&gt;&quot;&quot;;['OOMLOUT-OOMP'.A80];&quot;&quot;)" office:value-type="string" office:string-value="CAPC-1206-X-NF1-01">
            <text:p>CAPC-1206-X-NF1-01</text:p>
          </table:table-cell>
          <table:table-cell table:formula="of:=IF(['OOMLOUT-OOMP'.B80]&lt;&gt;&quot;&quot;;['OOMLOUT-OOMP'.B80];&quot;&quot;)" office:value-type="string" office:string-value="SMD (1206) 1 nF Capacitor (Ceramic)">
            <text:p>SMD (1206) 1 nF Capacitor (Ceramic)</text:p>
          </table:table-cell>
          <table:table-cell table:formula="of:=IF(['OOMLOUT-OOMP'.B80]&lt;&gt;&quot;&quot;;['OOMLOUT-OOMP'.H80];&quot;&quot;)" office:value-type="string" office:string-value="302010189 ">
            <text:p>302010189 </text:p>
          </table:table-cell>
          <table:table-cell table:formula="of:==IF([.A81]&lt;&gt;&quot;&quot;;VLOOKUP(VALUE([.C81]);['SEEED OPL'.$A$4:.$A$534];1;0);&quot;&quot;)" office:value-type="float" office:value="302010189">
            <text:p>302010189</text:p>
          </table:table-cell>
          <table:table-cell table:formula="of:=IF([.A81]&lt;&gt;&quot;&quot;;VLOOKUP(VALUE([.C81]);['SEEED OPL'.$A$4:.$B$534];2;0);&quot;&quot;)" office:value-type="string" office:string-value="CC1206KKX7RCBB102">
            <text:p>CC1206KKX7RCBB102</text:p>
          </table:table-cell>
          <table:table-cell table:number-columns-repeated="2"/>
          <table:table-cell table:formula="of:=IF(['SEEED OPL'.A81]&lt;&gt;&quot;&quot;;['SEEED OPL'.A81];&quot;&quot;)" office:value-type="float" office:value="320030001">
            <text:p>320030001</text:p>
          </table:table-cell>
          <table:table-cell table:formula="of:=IF(['SEEED OPL'.B81]&lt;&gt;&quot;&quot;;['SEEED OPL'.B81];&quot;&quot;)" office:value-type="string" office:string-value="F185-2110A0ASYA1">
            <text:p>F185-2110A0ASYA1</text:p>
          </table:table-cell>
          <table:table-cell table:formula="of:=IF(['SEEED OPL'.C81]&lt;&gt;&quot;&quot;;['SEEED OPL'.C81];&quot;&quot;)" office:value-type="string" office:string-value="DIP Long Blue Female Header">
            <text:p>DIP Long Blue Female Header</text:p>
          </table:table-cell>
          <table:table-cell table:formula="of:=IF([.H81]&lt;&gt;&quot;&quot;;VLOOKUP([.$H81]&amp;&quot; &quot;;['OOMLOUT-OOMP'.$H$3:.$H$829];1;0);&quot;&quot;)" office:value-type="string" office:string-value="320030001 ">
            <text:p>320030001 </text:p>
          </table:table-cell>
          <table:table-cell table:formula="of:=IF(ISNA([.K81]);1;&quot;&quot;)">
            <text:p/>
          </table:table-cell>
          <table:table-cell/>
        </table:table-row>
        <table:table-row table:style-name="ro1">
          <table:table-cell table:formula="of:=IF(['OOMLOUT-OOMP'.A81]&lt;&gt;&quot;&quot;;['OOMLOUT-OOMP'.A81];&quot;&quot;)" office:value-type="string" office:string-value="CAPC-1206-X-UF10-VA">
            <text:p>CAPC-1206-X-UF10-VA</text:p>
          </table:table-cell>
          <table:table-cell table:formula="of:=IF(['OOMLOUT-OOMP'.B81]&lt;&gt;&quot;&quot;;['OOMLOUT-OOMP'.B81];&quot;&quot;)" office:value-type="string" office:string-value="SMD (1206) 10 uF Capacitor (Ceramic) 25v">
            <text:p>SMD (1206) 10 uF Capacitor (Ceramic) 25v</text:p>
          </table:table-cell>
          <table:table-cell table:formula="of:=IF(['OOMLOUT-OOMP'.B81]&lt;&gt;&quot;&quot;;['OOMLOUT-OOMP'.H81];&quot;&quot;)" office:value-type="string" office:string-value="302010181 ">
            <text:p>302010181 </text:p>
          </table:table-cell>
          <table:table-cell table:formula="of:==IF([.A82]&lt;&gt;&quot;&quot;;VLOOKUP(VALUE([.C82]);['SEEED OPL'.$A$4:.$A$534];1;0);&quot;&quot;)" office:value-type="float" office:value="302010181">
            <text:p>302010181</text:p>
          </table:table-cell>
          <table:table-cell table:formula="of:=IF([.A82]&lt;&gt;&quot;&quot;;VLOOKUP(VALUE([.C82]);['SEEED OPL'.$A$4:.$B$534];2;0);&quot;&quot;)" office:value-type="string" office:string-value="CC1206KKX5R8BB106">
            <text:p>CC1206KKX5R8BB106</text:p>
          </table:table-cell>
          <table:table-cell table:number-columns-repeated="2"/>
          <table:table-cell table:formula="of:=IF(['SEEED OPL'.A82]&lt;&gt;&quot;&quot;;['SEEED OPL'.A82];&quot;&quot;)" office:value-type="float" office:value="320030039">
            <text:p>320030039</text:p>
          </table:table-cell>
          <table:table-cell table:formula="of:=IF(['SEEED OPL'.B82]&lt;&gt;&quot;&quot;;['SEEED OPL'.B82];&quot;&quot;)" office:value-type="string" office:string-value="F185-1110A1BSYA1">
            <text:p>F185-1110A1BSYA1</text:p>
          </table:table-cell>
          <table:table-cell table:formula="of:=IF(['SEEED OPL'.C82]&lt;&gt;&quot;&quot;;['SEEED OPL'.C82];&quot;&quot;)" office:value-type="string" office:string-value="DIP Long Black Female Header VERT">
            <text:p>DIP Long Black Female Header VERT</text:p>
          </table:table-cell>
          <table:table-cell table:formula="of:=IF([.H82]&lt;&gt;&quot;&quot;;VLOOKUP([.$H82]&amp;&quot; &quot;;['OOMLOUT-OOMP'.$H$3:.$H$829];1;0);&quot;&quot;)" office:value-type="string" office:string-value="320030039 ">
            <text:p>320030039 </text:p>
          </table:table-cell>
          <table:table-cell table:formula="of:=IF(ISNA([.K82]);1;&quot;&quot;)">
            <text:p/>
          </table:table-cell>
          <table:table-cell/>
        </table:table-row>
        <table:table-row table:style-name="ro1">
          <table:table-cell table:formula="of:=IF(['OOMLOUT-OOMP'.A82]&lt;&gt;&quot;&quot;;['OOMLOUT-OOMP'.A82];&quot;&quot;)" office:value-type="string" office:string-value="CAPC-1206-X-UF100-VH">
            <text:p>CAPC-1206-X-UF100-VH</text:p>
          </table:table-cell>
          <table:table-cell table:formula="of:=IF(['OOMLOUT-OOMP'.B82]&lt;&gt;&quot;&quot;;['OOMLOUT-OOMP'.B82];&quot;&quot;)" office:value-type="string" office:string-value="SMD (1206) 100 uF Capacitor (Ceramic) 6.3v">
            <text:p>SMD (1206) 100 uF Capacitor (Ceramic) 6.3v</text:p>
          </table:table-cell>
          <table:table-cell table:formula="of:=IF(['OOMLOUT-OOMP'.B82]&lt;&gt;&quot;&quot;;['OOMLOUT-OOMP'.H82];&quot;&quot;)" office:value-type="string" office:string-value="302010183 ">
            <text:p>302010183 </text:p>
          </table:table-cell>
          <table:table-cell table:formula="of:==IF([.A83]&lt;&gt;&quot;&quot;;VLOOKUP(VALUE([.C83]);['SEEED OPL'.$A$4:.$A$534];1;0);&quot;&quot;)" office:value-type="float" office:value="302010183">
            <text:p>302010183</text:p>
          </table:table-cell>
          <table:table-cell table:formula="of:=IF([.A83]&lt;&gt;&quot;&quot;;VLOOKUP(VALUE([.C83]);['SEEED OPL'.$A$4:.$B$534];2;0);&quot;&quot;)" office:value-type="string" office:string-value="GRM31CR60J107ME39L">
            <text:p>GRM31CR60J107ME39L</text:p>
          </table:table-cell>
          <table:table-cell table:number-columns-repeated="2"/>
          <table:table-cell table:formula="of:=IF(['SEEED OPL'.A83]&lt;&gt;&quot;&quot;;['SEEED OPL'.A83];&quot;&quot;)" office:value-type="float" office:value="320030059">
            <text:p>320030059</text:p>
          </table:table-cell>
          <table:table-cell table:formula="of:=IF(['SEEED OPL'.B83]&lt;&gt;&quot;&quot;;['SEEED OPL'.B83];&quot;&quot;)" office:value-type="string" office:string-value="F185-1110A1BSYC1">
            <text:p>F185-1110A1BSYC1</text:p>
          </table:table-cell>
          <table:table-cell table:formula="of:=IF(['SEEED OPL'.C83]&lt;&gt;&quot;&quot;;['SEEED OPL'.C83];&quot;&quot;)" office:value-type="string" office:string-value="DIP Yellow Female Header VERT">
            <text:p>DIP Yellow Female Header VERT</text:p>
          </table:table-cell>
          <table:table-cell table:formula="of:=IF([.H83]&lt;&gt;&quot;&quot;;VLOOKUP([.$H83]&amp;&quot; &quot;;['OOMLOUT-OOMP'.$H$3:.$H$829];1;0);&quot;&quot;)" office:value-type="string" office:string-value="320030059 ">
            <text:p>320030059 </text:p>
          </table:table-cell>
          <table:table-cell table:formula="of:=IF(ISNA([.K83]);1;&quot;&quot;)">
            <text:p/>
          </table:table-cell>
          <table:table-cell/>
        </table:table-row>
        <table:table-row table:style-name="ro1">
          <table:table-cell table:formula="of:=IF(['OOMLOUT-OOMP'.A83]&lt;&gt;&quot;&quot;;['OOMLOUT-OOMP'.A83];&quot;&quot;)" office:value-type="string" office:string-value="CAPC-45D-X-NF10-01">
            <text:p>CAPC-45D-X-NF10-01</text:p>
          </table:table-cell>
          <table:table-cell table:formula="of:=IF(['OOMLOUT-OOMP'.B83]&lt;&gt;&quot;&quot;;['OOMLOUT-OOMP'.B83];&quot;&quot;)" office:value-type="string" office:string-value="4.5 mm 10 nF Capacitor (Ceramic)">
            <text:p>4.5 mm 10 nF Capacitor (Ceramic)</text:p>
          </table:table-cell>
          <table:table-cell table:formula="of:=IF(['OOMLOUT-OOMP'.B83]&lt;&gt;&quot;&quot;;['OOMLOUT-OOMP'.H83];&quot;&quot;)" office:value-type="string" office:string-value="302010202 ">
            <text:p>302010202 </text:p>
          </table:table-cell>
          <table:table-cell table:formula="of:==IF([.A84]&lt;&gt;&quot;&quot;;VLOOKUP(VALUE([.C84]);['SEEED OPL'.$A$4:.$A$534];1;0);&quot;&quot;)" office:value-type="float" office:value="302010202">
            <text:p>302010202</text:p>
          </table:table-cell>
          <table:table-cell table:formula="of:=IF([.A84]&lt;&gt;&quot;&quot;;VLOOKUP(VALUE([.C84]);['SEEED OPL'.$A$4:.$B$534];2;0);&quot;&quot;)" office:value-type="float" office:value="0">
            <text:p/>
          </table:table-cell>
          <table:table-cell table:number-columns-repeated="2"/>
          <table:table-cell table:formula="of:=IF(['SEEED OPL'.A84]&lt;&gt;&quot;&quot;;['SEEED OPL'.A84];&quot;&quot;)" office:value-type="float" office:value="320030009">
            <text:p>320030009</text:p>
          </table:table-cell>
          <table:table-cell table:formula="of:=IF(['SEEED OPL'.B84]&lt;&gt;&quot;&quot;;['SEEED OPL'.B84];&quot;&quot;)" office:value-type="string" office:string-value="F243-1110A1BSUA1">
            <text:p>F243-1110A1BSUA1</text:p>
          </table:table-cell>
          <table:table-cell table:formula="of:=IF(['SEEED OPL'.C84]&lt;&gt;&quot;&quot;;['SEEED OPL'.C84];&quot;&quot;)" office:value-type="string" office:string-value="DIP Black Female Header VERT;">
            <text:p>DIP Black Female Header VERT;</text:p>
          </table:table-cell>
          <table:table-cell table:formula="of:=IF([.H84]&lt;&gt;&quot;&quot;;VLOOKUP([.$H84]&amp;&quot; &quot;;['OOMLOUT-OOMP'.$H$3:.$H$829];1;0);&quot;&quot;)" office:value-type="string" office:string-value="320030009 ">
            <text:p>320030009 </text:p>
          </table:table-cell>
          <table:table-cell table:formula="of:=IF(ISNA([.K84]);1;&quot;&quot;)">
            <text:p/>
          </table:table-cell>
          <table:table-cell/>
        </table:table-row>
        <table:table-row table:style-name="ro1">
          <table:table-cell table:formula="of:=IF(['OOMLOUT-OOMP'.A84]&lt;&gt;&quot;&quot;;['OOMLOUT-OOMP'.A84];&quot;&quot;)" office:value-type="string" office:string-value="CAPC-55D-X-PF22-VC">
            <text:p>CAPC-55D-X-PF22-VC</text:p>
          </table:table-cell>
          <table:table-cell table:formula="of:=IF(['OOMLOUT-OOMP'.B84]&lt;&gt;&quot;&quot;;['OOMLOUT-OOMP'.B84];&quot;&quot;)" office:value-type="string" office:string-value="5.5 mm 22 pF Capacitor (Ceramic) 50v">
            <text:p>5.5 mm 22 pF Capacitor (Ceramic) 50v</text:p>
          </table:table-cell>
          <table:table-cell table:formula="of:=IF(['OOMLOUT-OOMP'.B84]&lt;&gt;&quot;&quot;;['OOMLOUT-OOMP'.H84];&quot;&quot;)" office:value-type="float" office:value="0">
            <text:p>0</text:p>
          </table:table-cell>
          <table:table-cell table:formula="of:==IF([.A85]&lt;&gt;&quot;&quot;;VLOOKUP(VALUE([.C85]);['SEEED OPL'.$A$4:.$A$534];1;0);&quot;&quot;)" office:value-type="float" office:value="0">
            <text:p>#N/A</text:p>
          </table:table-cell>
          <table:table-cell table:formula="of:=IF([.A85]&lt;&gt;&quot;&quot;;VLOOKUP(VALUE([.C8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5]&lt;&gt;&quot;&quot;;['SEEED OPL'.A85];&quot;&quot;)" office:value-type="float" office:value="320190003">
            <text:p>320190003</text:p>
          </table:table-cell>
          <table:table-cell table:formula="of:=IF(['SEEED OPL'.B85]&lt;&gt;&quot;&quot;;['SEEED OPL'.B85];&quot;&quot;)">
            <text:p/>
          </table:table-cell>
          <table:table-cell table:formula="of:=IF(['SEEED OPL'.C85]&lt;&gt;&quot;&quot;;['SEEED OPL'.C85];&quot;&quot;)" office:value-type="string" office:string-value="DIP Black Jumper;2P-2.54">
            <text:p>DIP Black Jumper;2P-2.54</text:p>
          </table:table-cell>
          <table:table-cell table:formula="of:=IF([.H85]&lt;&gt;&quot;&quot;;VLOOKUP([.$H85]&amp;&quot; &quot;;['OOMLOUT-OOMP'.$H$3:.$H$829];1;0);&quot;&quot;)" office:value-type="string" office:string-value="320190003 ">
            <text:p>320190003 </text:p>
          </table:table-cell>
          <table:table-cell table:formula="of:=IF(ISNA([.K85]);1;&quot;&quot;)">
            <text:p/>
          </table:table-cell>
          <table:table-cell/>
        </table:table-row>
        <table:table-row table:style-name="ro1">
          <table:table-cell table:formula="of:=IF(['OOMLOUT-OOMP'.A85]&lt;&gt;&quot;&quot;;['OOMLOUT-OOMP'.A85];&quot;&quot;)" office:value-type="string" office:string-value="CAPE-05-X-UF1-VD">
            <text:p>CAPE-05-X-UF1-VD</text:p>
          </table:table-cell>
          <table:table-cell table:formula="of:=IF(['OOMLOUT-OOMP'.B85]&lt;&gt;&quot;&quot;;['OOMLOUT-OOMP'.B85];&quot;&quot;)" office:value-type="string" office:string-value="5 mm 1 uF Capacitor (Electrolytic) 63v">
            <text:p>5 mm 1 uF Capacitor (Electrolytic) 63v</text:p>
          </table:table-cell>
          <table:table-cell table:formula="of:=IF(['OOMLOUT-OOMP'.B85]&lt;&gt;&quot;&quot;;['OOMLOUT-OOMP'.H85];&quot;&quot;)" office:value-type="float" office:value="0">
            <text:p>0</text:p>
          </table:table-cell>
          <table:table-cell table:formula="of:==IF([.A86]&lt;&gt;&quot;&quot;;VLOOKUP(VALUE([.C86]);['SEEED OPL'.$A$4:.$A$534];1;0);&quot;&quot;)" office:value-type="float" office:value="0">
            <text:p>#N/A</text:p>
          </table:table-cell>
          <table:table-cell table:formula="of:=IF([.A86]&lt;&gt;&quot;&quot;;VLOOKUP(VALUE([.C8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6]&lt;&gt;&quot;&quot;;['SEEED OPL'.A86];&quot;&quot;)" office:value-type="float" office:value="320090000">
            <text:p>320090000</text:p>
          </table:table-cell>
          <table:table-cell table:formula="of:=IF(['SEEED OPL'.B86]&lt;&gt;&quot;&quot;;['SEEED OPL'.B86];&quot;&quot;)" office:value-type="string" office:string-value="ST-TF-003A">
            <text:p>ST-TF-003A</text:p>
          </table:table-cell>
          <table:table-cell table:formula="of:=IF(['SEEED OPL'.C86]&lt;&gt;&quot;&quot;;['SEEED OPL'.C86];&quot;&quot;)" office:value-type="string" office:string-value="SMD Micro SD Card Socket">
            <text:p>SMD Micro SD Card Socket</text:p>
          </table:table-cell>
          <table:table-cell table:formula="of:=IF([.H86]&lt;&gt;&quot;&quot;;VLOOKUP([.$H86]&amp;&quot; &quot;;['OOMLOUT-OOMP'.$H$3:.$H$829];1;0);&quot;&quot;)" office:value-type="string" office:string-value="320090000 ">
            <text:p>320090000 </text:p>
          </table:table-cell>
          <table:table-cell table:formula="of:=IF(ISNA([.K86]);1;&quot;&quot;)">
            <text:p/>
          </table:table-cell>
          <table:table-cell/>
        </table:table-row>
        <table:table-row table:style-name="ro1">
          <table:table-cell table:formula="of:=IF(['OOMLOUT-OOMP'.A86]&lt;&gt;&quot;&quot;;['OOMLOUT-OOMP'.A86];&quot;&quot;)" office:value-type="string" office:string-value="CAPE-05-X-UF10-VA">
            <text:p>CAPE-05-X-UF10-VA</text:p>
          </table:table-cell>
          <table:table-cell table:formula="of:=IF(['OOMLOUT-OOMP'.B86]&lt;&gt;&quot;&quot;;['OOMLOUT-OOMP'.B86];&quot;&quot;)" office:value-type="string" office:string-value="5 mm 10 uF Capacitor (Electrolytic) 25v">
            <text:p>5 mm 10 uF Capacitor (Electrolytic) 25v</text:p>
          </table:table-cell>
          <table:table-cell table:formula="of:=IF(['OOMLOUT-OOMP'.B86]&lt;&gt;&quot;&quot;;['OOMLOUT-OOMP'.H86];&quot;&quot;)" office:value-type="float" office:value="0">
            <text:p>0</text:p>
          </table:table-cell>
          <table:table-cell table:formula="of:==IF([.A87]&lt;&gt;&quot;&quot;;VLOOKUP(VALUE([.C87]);['SEEED OPL'.$A$4:.$A$534];1;0);&quot;&quot;)" office:value-type="float" office:value="0">
            <text:p>#N/A</text:p>
          </table:table-cell>
          <table:table-cell table:formula="of:=IF([.A87]&lt;&gt;&quot;&quot;;VLOOKUP(VALUE([.C8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7]&lt;&gt;&quot;&quot;;['SEEED OPL'.A87];&quot;&quot;)" office:value-type="float" office:value="320090008">
            <text:p>320090008</text:p>
          </table:table-cell>
          <table:table-cell table:formula="of:=IF(['SEEED OPL'.B87]&lt;&gt;&quot;&quot;;['SEEED OPL'.B87];&quot;&quot;)">
            <text:p/>
          </table:table-cell>
          <table:table-cell table:formula="of:=IF(['SEEED OPL'.C87]&lt;&gt;&quot;&quot;;['SEEED OPL'.C87];&quot;&quot;)" office:value-type="string" office:string-value="SMD Micro SD Card Socket">
            <text:p>SMD Micro SD Card Socket</text:p>
          </table:table-cell>
          <table:table-cell table:formula="of:=IF([.H87]&lt;&gt;&quot;&quot;;VLOOKUP([.$H87]&amp;&quot; &quot;;['OOMLOUT-OOMP'.$H$3:.$H$829];1;0);&quot;&quot;)" office:value-type="string" office:string-value="320090008 ">
            <text:p>320090008 </text:p>
          </table:table-cell>
          <table:table-cell table:formula="of:=IF(ISNA([.K87]);1;&quot;&quot;)">
            <text:p/>
          </table:table-cell>
          <table:table-cell/>
        </table:table-row>
        <table:table-row table:style-name="ro1">
          <table:table-cell table:formula="of:=IF(['OOMLOUT-OOMP'.A87]&lt;&gt;&quot;&quot;;['OOMLOUT-OOMP'.A87];&quot;&quot;)" office:value-type="string" office:string-value="CAPE-05-X-UF100-VF">
            <text:p>CAPE-05-X-UF100-VF</text:p>
          </table:table-cell>
          <table:table-cell table:formula="of:=IF(['OOMLOUT-OOMP'.B87]&lt;&gt;&quot;&quot;;['OOMLOUT-OOMP'.B87];&quot;&quot;)" office:value-type="string" office:string-value="5 mm 100 uF Capacitor (Electrolytic) 16v">
            <text:p>5 mm 100 uF Capacitor (Electrolytic) 16v</text:p>
          </table:table-cell>
          <table:table-cell table:formula="of:=IF(['OOMLOUT-OOMP'.B87]&lt;&gt;&quot;&quot;;['OOMLOUT-OOMP'.H87];&quot;&quot;)" office:value-type="string" office:string-value="302030031 ">
            <text:p>302030031 </text:p>
          </table:table-cell>
          <table:table-cell table:formula="of:==IF([.A88]&lt;&gt;&quot;&quot;;VLOOKUP(VALUE([.C88]);['SEEED OPL'.$A$4:.$A$534];1;0);&quot;&quot;)" office:value-type="float" office:value="302030031">
            <text:p>302030031</text:p>
          </table:table-cell>
          <table:table-cell table:formula="of:=IF([.A88]&lt;&gt;&quot;&quot;;VLOOKUP(VALUE([.C88]);['SEEED OPL'.$A$4:.$B$534];2;0);&quot;&quot;)" office:value-type="float" office:value="0">
            <text:p/>
          </table:table-cell>
          <table:table-cell table:number-columns-repeated="2"/>
          <table:table-cell table:formula="of:=IF(['SEEED OPL'.A88]&lt;&gt;&quot;&quot;;['SEEED OPL'.A88];&quot;&quot;)" office:value-type="float" office:value="320010007">
            <text:p>320010007</text:p>
          </table:table-cell>
          <table:table-cell table:formula="of:=IF(['SEEED OPL'.B88]&lt;&gt;&quot;&quot;;['SEEED OPL'.B88];&quot;&quot;)" office:value-type="string" office:string-value="ST-USB-003A">
            <text:p>ST-USB-003A</text:p>
          </table:table-cell>
          <table:table-cell table:formula="of:=IF(['SEEED OPL'.C88]&lt;&gt;&quot;&quot;;['SEEED OPL'.C88];&quot;&quot;)" office:value-type="string" office:string-value="DIP USB-A-Famale">
            <text:p>DIP USB-A-Famale</text:p>
          </table:table-cell>
          <table:table-cell table:formula="of:=IF([.H88]&lt;&gt;&quot;&quot;;VLOOKUP([.$H88]&amp;&quot; &quot;;['OOMLOUT-OOMP'.$H$3:.$H$829];1;0);&quot;&quot;)" office:value-type="string" office:string-value="320010007 ">
            <text:p>320010007 </text:p>
          </table:table-cell>
          <table:table-cell table:formula="of:=IF(ISNA([.K88]);1;&quot;&quot;)">
            <text:p/>
          </table:table-cell>
          <table:table-cell/>
        </table:table-row>
        <table:table-row table:style-name="ro1">
          <table:table-cell table:formula="of:=IF(['OOMLOUT-OOMP'.A88]&lt;&gt;&quot;&quot;;['OOMLOUT-OOMP'.A88];&quot;&quot;)" office:value-type="string" office:string-value="CAPE-05-X-UF22-VA">
            <text:p>CAPE-05-X-UF22-VA</text:p>
          </table:table-cell>
          <table:table-cell table:formula="of:=IF(['OOMLOUT-OOMP'.B88]&lt;&gt;&quot;&quot;;['OOMLOUT-OOMP'.B88];&quot;&quot;)" office:value-type="string" office:string-value="5 mm 22 uF Capacitor (Electrolytic) 25v">
            <text:p>5 mm 22 uF Capacitor (Electrolytic) 25v</text:p>
          </table:table-cell>
          <table:table-cell table:formula="of:=IF(['OOMLOUT-OOMP'.B88]&lt;&gt;&quot;&quot;;['OOMLOUT-OOMP'.H88];&quot;&quot;)" office:value-type="float" office:value="0">
            <text:p>0</text:p>
          </table:table-cell>
          <table:table-cell table:formula="of:==IF([.A89]&lt;&gt;&quot;&quot;;VLOOKUP(VALUE([.C89]);['SEEED OPL'.$A$4:.$A$534];1;0);&quot;&quot;)" office:value-type="float" office:value="0">
            <text:p>#N/A</text:p>
          </table:table-cell>
          <table:table-cell table:formula="of:=IF([.A89]&lt;&gt;&quot;&quot;;VLOOKUP(VALUE([.C8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9]&lt;&gt;&quot;&quot;;['SEEED OPL'.A89];&quot;&quot;)" office:value-type="float" office:value="320010000">
            <text:p>320010000</text:p>
          </table:table-cell>
          <table:table-cell table:formula="of:=IF(['SEEED OPL'.B89]&lt;&gt;&quot;&quot;;['SEEED OPL'.B89];&quot;&quot;)" office:value-type="string" office:string-value="ST-USB-001G">
            <text:p>ST-USB-001G</text:p>
          </table:table-cell>
          <table:table-cell table:formula="of:=IF(['SEEED OPL'.C89]&lt;&gt;&quot;&quot;;['SEEED OPL'.C89];&quot;&quot;)" office:value-type="string" office:string-value="SMD Micro USB-B-W/P">
            <text:p>SMD Micro USB-B-W/P</text:p>
          </table:table-cell>
          <table:table-cell table:formula="of:=IF([.H89]&lt;&gt;&quot;&quot;;VLOOKUP([.$H89]&amp;&quot; &quot;;['OOMLOUT-OOMP'.$H$3:.$H$829];1;0);&quot;&quot;)" office:value-type="string" office:string-value="320010000 ">
            <text:p>320010000 </text:p>
          </table:table-cell>
          <table:table-cell table:formula="of:=IF(ISNA([.K89]);1;&quot;&quot;)">
            <text:p/>
          </table:table-cell>
          <table:table-cell/>
        </table:table-row>
        <table:table-row table:style-name="ro1">
          <table:table-cell table:formula="of:=IF(['OOMLOUT-OOMP'.A89]&lt;&gt;&quot;&quot;;['OOMLOUT-OOMP'.A89];&quot;&quot;)" office:value-type="string" office:string-value="CAPE-05-X-UF22D-VD">
            <text:p>CAPE-05-X-UF22D-VD</text:p>
          </table:table-cell>
          <table:table-cell table:formula="of:=IF(['OOMLOUT-OOMP'.B89]&lt;&gt;&quot;&quot;;['OOMLOUT-OOMP'.B89];&quot;&quot;)" office:value-type="string" office:string-value="5 mm 2.2 uF Capacitor (Electrolytic) 63v">
            <text:p>5 mm 2.2 uF Capacitor (Electrolytic) 63v</text:p>
          </table:table-cell>
          <table:table-cell table:formula="of:=IF(['OOMLOUT-OOMP'.B89]&lt;&gt;&quot;&quot;;['OOMLOUT-OOMP'.H89];&quot;&quot;)" office:value-type="float" office:value="0">
            <text:p>0</text:p>
          </table:table-cell>
          <table:table-cell table:formula="of:==IF([.A90]&lt;&gt;&quot;&quot;;VLOOKUP(VALUE([.C90]);['SEEED OPL'.$A$4:.$A$534];1;0);&quot;&quot;)" office:value-type="float" office:value="0">
            <text:p>#N/A</text:p>
          </table:table-cell>
          <table:table-cell table:formula="of:=IF([.A90]&lt;&gt;&quot;&quot;;VLOOKUP(VALUE([.C9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90]&lt;&gt;&quot;&quot;;['SEEED OPL'.A90];&quot;&quot;)" office:value-type="float" office:value="320010014">
            <text:p>320010014</text:p>
          </table:table-cell>
          <table:table-cell table:formula="of:=IF(['SEEED OPL'.B90]&lt;&gt;&quot;&quot;;['SEEED OPL'.B90];&quot;&quot;)" office:value-type="string" office:string-value="ST-USB-013A">
            <text:p>ST-USB-013A</text:p>
          </table:table-cell>
          <table:table-cell table:formula="of:=IF(['SEEED OPL'.C90]&lt;&gt;&quot;&quot;;['SEEED OPL'.C90];&quot;&quot;)" office:value-type="string" office:string-value="DIP Mini USB-B">
            <text:p>DIP Mini USB-B</text:p>
          </table:table-cell>
          <table:table-cell table:formula="of:=IF([.H90]&lt;&gt;&quot;&quot;;VLOOKUP([.$H90]&amp;&quot; &quot;;['OOMLOUT-OOMP'.$H$3:.$H$829];1;0);&quot;&quot;)" office:value-type="string" office:string-value="320010014 ">
            <text:p>320010014 </text:p>
          </table:table-cell>
          <table:table-cell table:formula="of:=IF(ISNA([.K90]);1;&quot;&quot;)">
            <text:p/>
          </table:table-cell>
          <table:table-cell/>
        </table:table-row>
        <table:table-row table:style-name="ro1">
          <table:table-cell table:formula="of:=IF(['OOMLOUT-OOMP'.A90]&lt;&gt;&quot;&quot;;['OOMLOUT-OOMP'.A90];&quot;&quot;)" office:value-type="string" office:string-value="CAPE-05-X-UF47-VF">
            <text:p>CAPE-05-X-UF47-VF</text:p>
          </table:table-cell>
          <table:table-cell table:formula="of:=IF(['OOMLOUT-OOMP'.B90]&lt;&gt;&quot;&quot;;['OOMLOUT-OOMP'.B90];&quot;&quot;)" office:value-type="string" office:string-value="5 mm 47 uF Capacitor (Electrolytic) 16v">
            <text:p>5 mm 47 uF Capacitor (Electrolytic) 16v</text:p>
          </table:table-cell>
          <table:table-cell table:formula="of:=IF(['OOMLOUT-OOMP'.B90]&lt;&gt;&quot;&quot;;['OOMLOUT-OOMP'.H90];&quot;&quot;)" office:value-type="string" office:string-value="302030033 ">
            <text:p>302030033 </text:p>
          </table:table-cell>
          <table:table-cell table:formula="of:==IF([.A91]&lt;&gt;&quot;&quot;;VLOOKUP(VALUE([.C91]);['SEEED OPL'.$A$4:.$A$534];1;0);&quot;&quot;)" office:value-type="float" office:value="302030033">
            <text:p>302030033</text:p>
          </table:table-cell>
          <table:table-cell table:formula="of:=IF([.A91]&lt;&gt;&quot;&quot;;VLOOKUP(VALUE([.C91]);['SEEED OPL'.$A$4:.$B$534];2;0);&quot;&quot;)" office:value-type="string" office:string-value="100µF/16V  5X7">
            <text:p>100µF/16V <text:s/>5X7</text:p>
          </table:table-cell>
          <table:table-cell table:number-columns-repeated="2"/>
          <table:table-cell table:formula="of:=IF(['SEEED OPL'.A91]&lt;&gt;&quot;&quot;;['SEEED OPL'.A91];&quot;&quot;)" office:value-type="float" office:value="320110031">
            <text:p>320110031</text:p>
          </table:table-cell>
          <table:table-cell table:formula="of:=IF(['SEEED OPL'.B91]&lt;&gt;&quot;&quot;;['SEEED OPL'.B91];&quot;&quot;)">
            <text:p/>
          </table:table-cell>
          <table:table-cell table:formula="of:=IF(['SEEED OPL'.C91]&lt;&gt;&quot;&quot;;['SEEED OPL'.C91];&quot;&quot;)" office:value-type="string" office:string-value="DIP Green Screw Terminal;2P-5.0">
            <text:p>DIP Green Screw Terminal;2P-5.0</text:p>
          </table:table-cell>
          <table:table-cell table:formula="of:=IF([.H91]&lt;&gt;&quot;&quot;;VLOOKUP([.$H91]&amp;&quot; &quot;;['OOMLOUT-OOMP'.$H$3:.$H$829];1;0);&quot;&quot;)" office:value-type="string" office:string-value="320110031 ">
            <text:p>320110031 </text:p>
          </table:table-cell>
          <table:table-cell table:formula="of:=IF(ISNA([.K91]);1;&quot;&quot;)">
            <text:p/>
          </table:table-cell>
          <table:table-cell/>
        </table:table-row>
        <table:table-row table:style-name="ro1">
          <table:table-cell table:formula="of:=IF(['OOMLOUT-OOMP'.A91]&lt;&gt;&quot;&quot;;['OOMLOUT-OOMP'.A91];&quot;&quot;)" office:value-type="string" office:string-value="CAPE-05-X-UF47D-VD">
            <text:p>CAPE-05-X-UF47D-VD</text:p>
          </table:table-cell>
          <table:table-cell table:formula="of:=IF(['OOMLOUT-OOMP'.B91]&lt;&gt;&quot;&quot;;['OOMLOUT-OOMP'.B91];&quot;&quot;)" office:value-type="string" office:string-value="5 mm 4.7 uF Capacitor (Electrolytic) 63v">
            <text:p>5 mm 4.7 uF Capacitor (Electrolytic) 63v</text:p>
          </table:table-cell>
          <table:table-cell table:formula="of:=IF(['OOMLOUT-OOMP'.B91]&lt;&gt;&quot;&quot;;['OOMLOUT-OOMP'.H91];&quot;&quot;)" office:value-type="float" office:value="0">
            <text:p>0</text:p>
          </table:table-cell>
          <table:table-cell table:formula="of:==IF([.A92]&lt;&gt;&quot;&quot;;VLOOKUP(VALUE([.C92]);['SEEED OPL'.$A$4:.$A$534];1;0);&quot;&quot;)" office:value-type="float" office:value="0">
            <text:p>#N/A</text:p>
          </table:table-cell>
          <table:table-cell table:formula="of:=IF([.A92]&lt;&gt;&quot;&quot;;VLOOKUP(VALUE([.C9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92]&lt;&gt;&quot;&quot;;['SEEED OPL'.A92];&quot;&quot;)" office:value-type="float" office:value="320110028">
            <text:p>320110028</text:p>
          </table:table-cell>
          <table:table-cell table:formula="of:=IF(['SEEED OPL'.B92]&lt;&gt;&quot;&quot;;['SEEED OPL'.B92];&quot;&quot;)">
            <text:p/>
          </table:table-cell>
          <table:table-cell table:formula="of:=IF(['SEEED OPL'.C92]&lt;&gt;&quot;&quot;;['SEEED OPL'.C92];&quot;&quot;)" office:value-type="string" office:string-value="DIP Green Screw Terminal;2P-3.5">
            <text:p>DIP Green Screw Terminal;2P-3.5</text:p>
          </table:table-cell>
          <table:table-cell table:formula="of:=IF([.H92]&lt;&gt;&quot;&quot;;VLOOKUP([.$H92]&amp;&quot; &quot;;['OOMLOUT-OOMP'.$H$3:.$H$829];1;0);&quot;&quot;)" office:value-type="string" office:string-value="320110028 ">
            <text:p>320110028 </text:p>
          </table:table-cell>
          <table:table-cell table:formula="of:=IF(ISNA([.K92]);1;&quot;&quot;)">
            <text:p/>
          </table:table-cell>
          <table:table-cell/>
        </table:table-row>
        <table:table-row table:style-name="ro1">
          <table:table-cell table:formula="of:=IF(['OOMLOUT-OOMP'.A92]&lt;&gt;&quot;&quot;;['OOMLOUT-OOMP'.A92];&quot;&quot;)" office:value-type="string" office:string-value="CAPE-10-X-UF470-VA">
            <text:p>CAPE-10-X-UF470-VA</text:p>
          </table:table-cell>
          <table:table-cell table:formula="of:=IF(['OOMLOUT-OOMP'.B92]&lt;&gt;&quot;&quot;;['OOMLOUT-OOMP'.B92];&quot;&quot;)" office:value-type="string" office:string-value="10 mm 470 uF Capacitor (Electrolytic) 25v">
            <text:p>10 mm 470 uF Capacitor (Electrolytic) 25v</text:p>
          </table:table-cell>
          <table:table-cell table:formula="of:=IF(['OOMLOUT-OOMP'.B92]&lt;&gt;&quot;&quot;;['OOMLOUT-OOMP'.H92];&quot;&quot;)" office:value-type="float" office:value="0">
            <text:p>0</text:p>
          </table:table-cell>
          <table:table-cell table:formula="of:==IF([.A93]&lt;&gt;&quot;&quot;;VLOOKUP(VALUE([.C93]);['SEEED OPL'.$A$4:.$A$534];1;0);&quot;&quot;)" office:value-type="float" office:value="0">
            <text:p>#N/A</text:p>
          </table:table-cell>
          <table:table-cell table:formula="of:=IF([.A93]&lt;&gt;&quot;&quot;;VLOOKUP(VALUE([.C9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93]&lt;&gt;&quot;&quot;;['SEEED OPL'.A93];&quot;&quot;)" office:value-type="float" office:value="320110029">
            <text:p>320110029</text:p>
          </table:table-cell>
          <table:table-cell table:formula="of:=IF(['SEEED OPL'.B93]&lt;&gt;&quot;&quot;;['SEEED OPL'.B93];&quot;&quot;)">
            <text:p/>
          </table:table-cell>
          <table:table-cell table:formula="of:=IF(['SEEED OPL'.C93]&lt;&gt;&quot;&quot;;['SEEED OPL'.C93];&quot;&quot;)" office:value-type="string" office:string-value="DIP Green Screw Terminal;3P-5.0">
            <text:p>DIP Green Screw Terminal;3P-5.0</text:p>
          </table:table-cell>
          <table:table-cell table:formula="of:=IF([.H93]&lt;&gt;&quot;&quot;;VLOOKUP([.$H93]&amp;&quot; &quot;;['OOMLOUT-OOMP'.$H$3:.$H$829];1;0);&quot;&quot;)" office:value-type="string" office:string-value="320110029 ">
            <text:p>320110029 </text:p>
          </table:table-cell>
          <table:table-cell table:formula="of:=IF(ISNA([.K93]);1;&quot;&quot;)">
            <text:p/>
          </table:table-cell>
          <table:table-cell/>
        </table:table-row>
        <table:table-row table:style-name="ro1">
          <table:table-cell table:formula="of:=IF(['OOMLOUT-OOMP'.A93]&lt;&gt;&quot;&quot;;['OOMLOUT-OOMP'.A93];&quot;&quot;)" office:value-type="string" office:string-value="CAPE-63D-X-UF100-VA">
            <text:p>CAPE-63D-X-UF100-VA</text:p>
          </table:table-cell>
          <table:table-cell table:formula="of:=IF(['OOMLOUT-OOMP'.B93]&lt;&gt;&quot;&quot;;['OOMLOUT-OOMP'.B93];&quot;&quot;)" office:value-type="string" office:string-value="6.3 mm 100 uF Capacitor (Electrolytic) 25v">
            <text:p>6.3 mm 100 uF Capacitor (Electrolytic) 25v</text:p>
          </table:table-cell>
          <table:table-cell table:formula="of:=IF(['OOMLOUT-OOMP'.B93]&lt;&gt;&quot;&quot;;['OOMLOUT-OOMP'.H93];&quot;&quot;)" office:value-type="float" office:value="0">
            <text:p>0</text:p>
          </table:table-cell>
          <table:table-cell table:formula="of:==IF([.A94]&lt;&gt;&quot;&quot;;VLOOKUP(VALUE([.C94]);['SEEED OPL'.$A$4:.$A$534];1;0);&quot;&quot;)" office:value-type="float" office:value="0">
            <text:p>#N/A</text:p>
          </table:table-cell>
          <table:table-cell table:formula="of:=IF([.A94]&lt;&gt;&quot;&quot;;VLOOKUP(VALUE([.C9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94]&lt;&gt;&quot;&quot;;['SEEED OPL'.A94];&quot;&quot;)" office:value-type="float" office:value="320120003">
            <text:p>320120003</text:p>
          </table:table-cell>
          <table:table-cell table:formula="of:=IF(['SEEED OPL'.B94]&lt;&gt;&quot;&quot;;['SEEED OPL'.B94];&quot;&quot;)" office:value-type="string" office:string-value="DC-005">
            <text:p>DC-005</text:p>
          </table:table-cell>
          <table:table-cell table:formula="of:=IF(['SEEED OPL'.C94]&lt;&gt;&quot;&quot;;['SEEED OPL'.C94];&quot;&quot;)" office:value-type="string" office:string-value="DIP Black DC Jack;2.1MM">
            <text:p>DIP Black DC Jack;2.1MM</text:p>
          </table:table-cell>
          <table:table-cell table:formula="of:=IF([.H94]&lt;&gt;&quot;&quot;;VLOOKUP([.$H94]&amp;&quot; &quot;;['OOMLOUT-OOMP'.$H$3:.$H$829];1;0);&quot;&quot;)" office:value-type="string" office:string-value="320120003 ">
            <text:p>320120003 </text:p>
          </table:table-cell>
          <table:table-cell table:formula="of:=IF(ISNA([.K94]);1;&quot;&quot;)">
            <text:p/>
          </table:table-cell>
          <table:table-cell/>
        </table:table-row>
        <table:table-row table:style-name="ro1">
          <table:table-cell table:formula="of:=IF(['OOMLOUT-OOMP'.A94]&lt;&gt;&quot;&quot;;['OOMLOUT-OOMP'.A94];&quot;&quot;)" office:value-type="string" office:string-value="CAPE-S63D-X-UF220-VF">
            <text:p>CAPE-S63D-X-UF220-VF</text:p>
          </table:table-cell>
          <table:table-cell table:formula="of:=IF(['OOMLOUT-OOMP'.B94]&lt;&gt;&quot;&quot;;['OOMLOUT-OOMP'.B94];&quot;&quot;)" office:value-type="string" office:string-value="SMD (6.3 mm) 220 uF Capacitor (Electrolytic) 16v">
            <text:p>SMD (6.3 mm) 220 uF Capacitor (Electrolytic) 16v</text:p>
          </table:table-cell>
          <table:table-cell table:formula="of:=IF(['OOMLOUT-OOMP'.B94]&lt;&gt;&quot;&quot;;['OOMLOUT-OOMP'.H94];&quot;&quot;)" office:value-type="string" office:string-value="302030053 ">
            <text:p>302030053 </text:p>
          </table:table-cell>
          <table:table-cell table:formula="of:==IF([.A95]&lt;&gt;&quot;&quot;;VLOOKUP(VALUE([.C95]);['SEEED OPL'.$A$4:.$A$534];1;0);&quot;&quot;)" office:value-type="float" office:value="302030053">
            <text:p>302030053</text:p>
          </table:table-cell>
          <table:table-cell table:formula="of:=IF([.A95]&lt;&gt;&quot;&quot;;VLOOKUP(VALUE([.C95]);['SEEED OPL'.$A$4:.$B$534];2;0);&quot;&quot;)" office:value-type="string" office:string-value="CS1E221M-CRE77">
            <text:p>CS1E221M-CRE77</text:p>
          </table:table-cell>
          <table:table-cell table:number-columns-repeated="2"/>
          <table:table-cell table:formula="of:=IF(['SEEED OPL'.A95]&lt;&gt;&quot;&quot;;['SEEED OPL'.A95];&quot;&quot;)" office:value-type="float" office:value="320120002">
            <text:p>320120002</text:p>
          </table:table-cell>
          <table:table-cell table:formula="of:=IF(['SEEED OPL'.B95]&lt;&gt;&quot;&quot;;['SEEED OPL'.B95];&quot;&quot;)">
            <text:p/>
          </table:table-cell>
          <table:table-cell table:formula="of:=IF(['SEEED OPL'.C95]&lt;&gt;&quot;&quot;;['SEEED OPL'.C95];&quot;&quot;)" office:value-type="string" office:string-value="DIP Black DC Jack;2.1MM;">
            <text:p>DIP Black DC Jack;2.1MM;</text:p>
          </table:table-cell>
          <table:table-cell table:formula="of:=IF([.H95]&lt;&gt;&quot;&quot;;VLOOKUP([.$H95]&amp;&quot; &quot;;['OOMLOUT-OOMP'.$H$3:.$H$829];1;0);&quot;&quot;)" office:value-type="string" office:string-value="320120002 ">
            <text:p>320120002 </text:p>
          </table:table-cell>
          <table:table-cell table:formula="of:=IF(ISNA([.K95]);1;&quot;&quot;)">
            <text:p/>
          </table:table-cell>
          <table:table-cell/>
        </table:table-row>
        <table:table-row table:style-name="ro1">
          <table:table-cell table:formula="of:=IF(['OOMLOUT-OOMP'.A95]&lt;&gt;&quot;&quot;;['OOMLOUT-OOMP'.A95];&quot;&quot;)" office:value-type="string" office:string-value="CAPE-S63D-X-UF47-VA">
            <text:p>CAPE-S63D-X-UF47-VA</text:p>
          </table:table-cell>
          <table:table-cell table:formula="of:=IF(['OOMLOUT-OOMP'.B95]&lt;&gt;&quot;&quot;;['OOMLOUT-OOMP'.B95];&quot;&quot;)" office:value-type="string" office:string-value="SMD (6.3 mm) 47 uF Capacitor (Electrolytic) 25v">
            <text:p>SMD (6.3 mm) 47 uF Capacitor (Electrolytic) 25v</text:p>
          </table:table-cell>
          <table:table-cell table:formula="of:=IF(['OOMLOUT-OOMP'.B95]&lt;&gt;&quot;&quot;;['OOMLOUT-OOMP'.H95];&quot;&quot;)" office:value-type="string" office:string-value="302030059 ">
            <text:p>302030059 </text:p>
          </table:table-cell>
          <table:table-cell table:formula="of:==IF([.A96]&lt;&gt;&quot;&quot;;VLOOKUP(VALUE([.C96]);['SEEED OPL'.$A$4:.$A$534];1;0);&quot;&quot;)" office:value-type="float" office:value="302030059">
            <text:p>302030059</text:p>
          </table:table-cell>
          <table:table-cell table:formula="of:=IF([.A96]&lt;&gt;&quot;&quot;;VLOOKUP(VALUE([.C96]);['SEEED OPL'.$A$4:.$B$534];2;0);&quot;&quot;)" office:value-type="string" office:string-value="CS1E470M-CRE54">
            <text:p>CS1E470M-CRE54</text:p>
          </table:table-cell>
          <table:table-cell table:number-columns-repeated="2"/>
          <table:table-cell table:formula="of:=IF(['SEEED OPL'.A96]&lt;&gt;&quot;&quot;;['SEEED OPL'.A96];&quot;&quot;)" office:value-type="float" office:value="320110027">
            <text:p>320110027</text:p>
          </table:table-cell>
          <table:table-cell table:formula="of:=IF(['SEEED OPL'.B96]&lt;&gt;&quot;&quot;;['SEEED OPL'.B96];&quot;&quot;)">
            <text:p/>
          </table:table-cell>
          <table:table-cell table:formula="of:=IF(['SEEED OPL'.C96]&lt;&gt;&quot;&quot;;['SEEED OPL'.C96];&quot;&quot;)" office:value-type="string" office:string-value="DIP White Male JST connector;2P-2.0">
            <text:p>DIP White Male JST connector;2P-2.0</text:p>
          </table:table-cell>
          <table:table-cell table:formula="of:=IF([.H96]&lt;&gt;&quot;&quot;;VLOOKUP([.$H96]&amp;&quot; &quot;;['OOMLOUT-OOMP'.$H$3:.$H$829];1;0);&quot;&quot;)" office:value-type="string" office:string-value="320110027 ">
            <text:p>320110027 </text:p>
          </table:table-cell>
          <table:table-cell table:formula="of:=IF(ISNA([.K96]);1;&quot;&quot;)">
            <text:p/>
          </table:table-cell>
          <table:table-cell/>
        </table:table-row>
        <table:table-row table:style-name="ro1">
          <table:table-cell table:formula="of:=IF(['OOMLOUT-OOMP'.A96]&lt;&gt;&quot;&quot;;['OOMLOUT-OOMP'.A96];&quot;&quot;)" office:value-type="string" office:string-value="CAPT-1206-X-UF10-VB">
            <text:p>CAPT-1206-X-UF10-VB</text:p>
          </table:table-cell>
          <table:table-cell table:formula="of:=IF(['OOMLOUT-OOMP'.B96]&lt;&gt;&quot;&quot;;['OOMLOUT-OOMP'.B96];&quot;&quot;)" office:value-type="string" office:string-value="SMD (1206) 10 uF Capacitor (Tantalum) 10v">
            <text:p>SMD (1206) 10 uF Capacitor (Tantalum) 10v</text:p>
          </table:table-cell>
          <table:table-cell table:formula="of:=IF(['OOMLOUT-OOMP'.B96]&lt;&gt;&quot;&quot;;['OOMLOUT-OOMP'.H96];&quot;&quot;)" office:value-type="string" office:string-value="302020011 ">
            <text:p>302020011 </text:p>
          </table:table-cell>
          <table:table-cell table:formula="of:==IF([.A97]&lt;&gt;&quot;&quot;;VLOOKUP(VALUE([.C97]);['SEEED OPL'.$A$4:.$A$534];1;0);&quot;&quot;)" office:value-type="float" office:value="302020011">
            <text:p>302020011</text:p>
          </table:table-cell>
          <table:table-cell table:formula="of:=IF([.A97]&lt;&gt;&quot;&quot;;VLOOKUP(VALUE([.C97]);['SEEED OPL'.$A$4:.$B$534];2;0);&quot;&quot;)" office:value-type="string" office:string-value="TAJA106K010RNJ">
            <text:p>TAJA106K010RNJ</text:p>
          </table:table-cell>
          <table:table-cell table:number-columns-repeated="2"/>
          <table:table-cell table:formula="of:=IF(['SEEED OPL'.A97]&lt;&gt;&quot;&quot;;['SEEED OPL'.A97];&quot;&quot;)" office:value-type="float" office:value="320110026">
            <text:p>320110026</text:p>
          </table:table-cell>
          <table:table-cell table:formula="of:=IF(['SEEED OPL'.B97]&lt;&gt;&quot;&quot;;['SEEED OPL'.B97];&quot;&quot;)">
            <text:p/>
          </table:table-cell>
          <table:table-cell table:formula="of:=IF(['SEEED OPL'.C97]&lt;&gt;&quot;&quot;;['SEEED OPL'.C97];&quot;&quot;)" office:value-type="string" office:string-value="SMD White Male JST connector;2P-2.0">
            <text:p>SMD White Male JST connector;2P-2.0</text:p>
          </table:table-cell>
          <table:table-cell table:formula="of:=IF([.H97]&lt;&gt;&quot;&quot;;VLOOKUP([.$H97]&amp;&quot; &quot;;['OOMLOUT-OOMP'.$H$3:.$H$829];1;0);&quot;&quot;)" office:value-type="string" office:string-value="320110026 ">
            <text:p>320110026 </text:p>
          </table:table-cell>
          <table:table-cell table:formula="of:=IF(ISNA([.K97]);1;&quot;&quot;)">
            <text:p/>
          </table:table-cell>
          <table:table-cell/>
        </table:table-row>
        <table:table-row table:style-name="ro1">
          <table:table-cell table:formula="of:=IF(['OOMLOUT-OOMP'.A97]&lt;&gt;&quot;&quot;;['OOMLOUT-OOMP'.A97];&quot;&quot;)" office:value-type="string" office:string-value="CAPT-1206-X-UF10-VF">
            <text:p>CAPT-1206-X-UF10-VF</text:p>
          </table:table-cell>
          <table:table-cell table:formula="of:=IF(['OOMLOUT-OOMP'.B97]&lt;&gt;&quot;&quot;;['OOMLOUT-OOMP'.B97];&quot;&quot;)" office:value-type="string" office:string-value="SMD (1206) 10 uF Capacitor (Tantalum) 16v">
            <text:p>SMD (1206) 10 uF Capacitor (Tantalum) 16v</text:p>
          </table:table-cell>
          <table:table-cell table:formula="of:=IF(['OOMLOUT-OOMP'.B97]&lt;&gt;&quot;&quot;;['OOMLOUT-OOMP'.H97];&quot;&quot;)" office:value-type="string" office:string-value="302020002 ">
            <text:p>302020002 </text:p>
          </table:table-cell>
          <table:table-cell table:formula="of:==IF([.A98]&lt;&gt;&quot;&quot;;VLOOKUP(VALUE([.C98]);['SEEED OPL'.$A$4:.$A$534];1;0);&quot;&quot;)" office:value-type="float" office:value="302020002">
            <text:p>302020002</text:p>
          </table:table-cell>
          <table:table-cell table:formula="of:=IF([.A98]&lt;&gt;&quot;&quot;;VLOOKUP(VALUE([.C98]);['SEEED OPL'.$A$4:.$B$534];2;0);&quot;&quot;)" office:value-type="string" office:string-value="TAJA106K016RNJ">
            <text:p>TAJA106K016RNJ</text:p>
          </table:table-cell>
          <table:table-cell table:number-columns-repeated="2"/>
          <table:table-cell table:formula="of:=IF(['SEEED OPL'.A98]&lt;&gt;&quot;&quot;;['SEEED OPL'.A98];&quot;&quot;)" office:value-type="float" office:value="320110030">
            <text:p>320110030</text:p>
          </table:table-cell>
          <table:table-cell table:formula="of:=IF(['SEEED OPL'.B98]&lt;&gt;&quot;&quot;;['SEEED OPL'.B98];&quot;&quot;)" office:value-type="string" office:string-value="1125S-SMT-4P">
            <text:p>1125S-SMT-4P</text:p>
          </table:table-cell>
          <table:table-cell table:formula="of:=IF(['SEEED OPL'.C98]&lt;&gt;&quot;&quot;;['SEEED OPL'.C98];&quot;&quot;)" office:value-type="string" office:string-value="SMD White Male Header VERT;4Pin-2.0">
            <text:p>SMD White Male Header VERT;4Pin-2.0</text:p>
          </table:table-cell>
          <table:table-cell table:formula="of:=IF([.H98]&lt;&gt;&quot;&quot;;VLOOKUP([.$H98]&amp;&quot; &quot;;['OOMLOUT-OOMP'.$H$3:.$H$829];1;0);&quot;&quot;)" office:value-type="string" office:string-value="320110030 ">
            <text:p>320110030 </text:p>
          </table:table-cell>
          <table:table-cell table:formula="of:=IF(ISNA([.K98]);1;&quot;&quot;)">
            <text:p/>
          </table:table-cell>
          <table:table-cell/>
        </table:table-row>
        <table:table-row table:style-name="ro1">
          <table:table-cell table:formula="of:=IF(['OOMLOUT-OOMP'.A98]&lt;&gt;&quot;&quot;;['OOMLOUT-OOMP'.A98];&quot;&quot;)" office:value-type="string" office:string-value="CAPT-1206-X-UF22-VB">
            <text:p>CAPT-1206-X-UF22-VB</text:p>
          </table:table-cell>
          <table:table-cell table:formula="of:=IF(['OOMLOUT-OOMP'.B98]&lt;&gt;&quot;&quot;;['OOMLOUT-OOMP'.B98];&quot;&quot;)" office:value-type="string" office:string-value="SMD (1206) 22 uF Capacitor (Tantalum) 10v">
            <text:p>SMD (1206) 22 uF Capacitor (Tantalum) 10v</text:p>
          </table:table-cell>
          <table:table-cell table:formula="of:=IF(['OOMLOUT-OOMP'.B98]&lt;&gt;&quot;&quot;;['OOMLOUT-OOMP'.H98];&quot;&quot;)" office:value-type="string" office:string-value="302020008 ">
            <text:p>302020008 </text:p>
          </table:table-cell>
          <table:table-cell table:formula="of:==IF([.A99]&lt;&gt;&quot;&quot;;VLOOKUP(VALUE([.C99]);['SEEED OPL'.$A$4:.$A$534];1;0);&quot;&quot;)" office:value-type="float" office:value="302020008">
            <text:p>302020008</text:p>
          </table:table-cell>
          <table:table-cell table:formula="of:=IF([.A99]&lt;&gt;&quot;&quot;;VLOOKUP(VALUE([.C99]);['SEEED OPL'.$A$4:.$B$534];2;0);&quot;&quot;)" office:value-type="string" office:string-value="TAJA226K010RNJ">
            <text:p>TAJA226K010RNJ</text:p>
          </table:table-cell>
          <table:table-cell table:number-columns-repeated="2"/>
          <table:table-cell table:formula="of:=IF(['SEEED OPL'.A99]&lt;&gt;&quot;&quot;;['SEEED OPL'.A99];&quot;&quot;)" office:value-type="float" office:value="320110032">
            <text:p>320110032</text:p>
          </table:table-cell>
          <table:table-cell table:formula="of:=IF(['SEEED OPL'.B99]&lt;&gt;&quot;&quot;;['SEEED OPL'.B99];&quot;&quot;)" office:value-type="string" office:string-value="1125R-SMT-4P">
            <text:p>1125R-SMT-4P</text:p>
          </table:table-cell>
          <table:table-cell table:formula="of:=IF(['SEEED OPL'.C99]&lt;&gt;&quot;&quot;;['SEEED OPL'.C99];&quot;&quot;)" office:value-type="string" office:string-value="SMD White Male Header VERT;4Pin-2.0">
            <text:p>SMD White Male Header VERT;4Pin-2.0</text:p>
          </table:table-cell>
          <table:table-cell table:formula="of:=IF([.H99]&lt;&gt;&quot;&quot;;VLOOKUP([.$H99]&amp;&quot; &quot;;['OOMLOUT-OOMP'.$H$3:.$H$829];1;0);&quot;&quot;)" office:value-type="string" office:string-value="320110032 ">
            <text:p>320110032 </text:p>
          </table:table-cell>
          <table:table-cell table:formula="of:=IF(ISNA([.K99]);1;&quot;&quot;)">
            <text:p/>
          </table:table-cell>
          <table:table-cell/>
        </table:table-row>
        <table:table-row table:style-name="ro1">
          <table:table-cell table:formula="of:=IF(['OOMLOUT-OOMP'.A99]&lt;&gt;&quot;&quot;;['OOMLOUT-OOMP'.A99];&quot;&quot;)" office:value-type="string" office:string-value="CAPT-1206-X-UF47D-VF">
            <text:p>CAPT-1206-X-UF47D-VF</text:p>
          </table:table-cell>
          <table:table-cell table:formula="of:=IF(['OOMLOUT-OOMP'.B99]&lt;&gt;&quot;&quot;;['OOMLOUT-OOMP'.B99];&quot;&quot;)" office:value-type="string" office:string-value="SMD (1206) 4.7 uF Capacitor (Tantalum) 16v">
            <text:p>SMD (1206) 4.7 uF Capacitor (Tantalum) 16v</text:p>
          </table:table-cell>
          <table:table-cell table:formula="of:=IF(['OOMLOUT-OOMP'.B99]&lt;&gt;&quot;&quot;;['OOMLOUT-OOMP'.H99];&quot;&quot;)" office:value-type="string" office:string-value="302020006 ">
            <text:p>302020006 </text:p>
          </table:table-cell>
          <table:table-cell table:formula="of:==IF([.A100]&lt;&gt;&quot;&quot;;VLOOKUP(VALUE([.C100]);['SEEED OPL'.$A$4:.$A$534];1;0);&quot;&quot;)" office:value-type="float" office:value="302020006">
            <text:p>302020006</text:p>
          </table:table-cell>
          <table:table-cell table:formula="of:=IF([.A100]&lt;&gt;&quot;&quot;;VLOOKUP(VALUE([.C100]);['SEEED OPL'.$A$4:.$B$534];2;0);&quot;&quot;)" office:value-type="string" office:string-value="TAJA475K016RNJ">
            <text:p>TAJA475K016RNJ</text:p>
          </table:table-cell>
          <table:table-cell table:number-columns-repeated="2"/>
          <table:table-cell table:formula="of:=IF(['SEEED OPL'.A100]&lt;&gt;&quot;&quot;;['SEEED OPL'.A100];&quot;&quot;)" office:value-type="float" office:value="320110034">
            <text:p>320110034</text:p>
          </table:table-cell>
          <table:table-cell table:formula="of:=IF(['SEEED OPL'.B100]&lt;&gt;&quot;&quot;;['SEEED OPL'.B100];&quot;&quot;)" office:value-type="string" office:string-value="1125R-4P">
            <text:p>1125R-4P</text:p>
          </table:table-cell>
          <table:table-cell table:formula="of:=IF(['SEEED OPL'.C100]&lt;&gt;&quot;&quot;;['SEEED OPL'.C100];&quot;&quot;)" office:value-type="string" office:string-value="DIP White Male Header 90D;4Pin-2.0">
            <text:p>DIP White Male Header 90D;4Pin-2.0</text:p>
          </table:table-cell>
          <table:table-cell table:formula="of:=IF([.H100]&lt;&gt;&quot;&quot;;VLOOKUP([.$H100]&amp;&quot; &quot;;['OOMLOUT-OOMP'.$H$3:.$H$829];1;0);&quot;&quot;)" office:value-type="string" office:string-value="320110034 ">
            <text:p>320110034 </text:p>
          </table:table-cell>
          <table:table-cell table:formula="of:=IF(ISNA([.K100]);1;&quot;&quot;)">
            <text:p/>
          </table:table-cell>
          <table:table-cell/>
        </table:table-row>
        <table:table-row table:style-name="ro1">
          <table:table-cell table:formula="of:=IF(['OOMLOUT-OOMP'.A100]&lt;&gt;&quot;&quot;;['OOMLOUT-OOMP'.A100];&quot;&quot;)" office:value-type="string" office:string-value="CAPT-1206-X-UF47D-VH">
            <text:p>CAPT-1206-X-UF47D-VH</text:p>
          </table:table-cell>
          <table:table-cell table:formula="of:=IF(['OOMLOUT-OOMP'.B100]&lt;&gt;&quot;&quot;;['OOMLOUT-OOMP'.B100];&quot;&quot;)" office:value-type="string" office:string-value="SMD (1206) 4.7 uF Capacitor (Tantalum) 6.3v">
            <text:p>SMD (1206) 4.7 uF Capacitor (Tantalum) 6.3v</text:p>
          </table:table-cell>
          <table:table-cell table:formula="of:=IF(['OOMLOUT-OOMP'.B100]&lt;&gt;&quot;&quot;;['OOMLOUT-OOMP'.H100];&quot;&quot;)" office:value-type="string" office:string-value="302020005 ">
            <text:p>302020005 </text:p>
          </table:table-cell>
          <table:table-cell table:formula="of:==IF([.A101]&lt;&gt;&quot;&quot;;VLOOKUP(VALUE([.C101]);['SEEED OPL'.$A$4:.$A$534];1;0);&quot;&quot;)" office:value-type="float" office:value="302020005">
            <text:p>302020005</text:p>
          </table:table-cell>
          <table:table-cell table:formula="of:=IF([.A101]&lt;&gt;&quot;&quot;;VLOOKUP(VALUE([.C101]);['SEEED OPL'.$A$4:.$B$534];2;0);&quot;&quot;)" office:value-type="string" office:string-value="TAJC476K006RNJ">
            <text:p>TAJC476K006RNJ</text:p>
          </table:table-cell>
          <table:table-cell table:number-columns-repeated="2"/>
          <table:table-cell table:formula="of:=IF(['SEEED OPL'.A101]&lt;&gt;&quot;&quot;;['SEEED OPL'.A101];&quot;&quot;)" office:value-type="float" office:value="320110033">
            <text:p>320110033</text:p>
          </table:table-cell>
          <table:table-cell table:formula="of:=IF(['SEEED OPL'.B101]&lt;&gt;&quot;&quot;;['SEEED OPL'.B101];&quot;&quot;)" office:value-type="string" office:string-value="1125S-4P">
            <text:p>1125S-4P</text:p>
          </table:table-cell>
          <table:table-cell table:formula="of:=IF(['SEEED OPL'.C101]&lt;&gt;&quot;&quot;;['SEEED OPL'.C101];&quot;&quot;)" office:value-type="string" office:string-value="DIP White Male Header VERT;4Pin-2.0">
            <text:p>DIP White Male Header VERT;4Pin-2.0</text:p>
          </table:table-cell>
          <table:table-cell table:formula="of:=IF([.H101]&lt;&gt;&quot;&quot;;VLOOKUP([.$H101]&amp;&quot; &quot;;['OOMLOUT-OOMP'.$H$3:.$H$829];1;0);&quot;&quot;)" office:value-type="string" office:string-value="320110033 ">
            <text:p>320110033 </text:p>
          </table:table-cell>
          <table:table-cell table:formula="of:=IF(ISNA([.K101]);1;&quot;&quot;)">
            <text:p/>
          </table:table-cell>
          <table:table-cell/>
        </table:table-row>
        <table:table-row table:style-name="ro1">
          <table:table-cell table:formula="of:=IF(['OOMLOUT-OOMP'.A101]&lt;&gt;&quot;&quot;;['OOMLOUT-OOMP'.A101];&quot;&quot;)" office:value-type="string" office:string-value="CAPT-1210-X-UF10-VB">
            <text:p>CAPT-1210-X-UF10-VB</text:p>
          </table:table-cell>
          <table:table-cell table:formula="of:=IF(['OOMLOUT-OOMP'.B101]&lt;&gt;&quot;&quot;;['OOMLOUT-OOMP'.B101];&quot;&quot;)" office:value-type="string" office:string-value="SMD (1210) 10 uF Capacitor (Tantalum) 10v">
            <text:p>SMD (1210) 10 uF Capacitor (Tantalum) 10v</text:p>
          </table:table-cell>
          <table:table-cell table:formula="of:=IF(['OOMLOUT-OOMP'.B101]&lt;&gt;&quot;&quot;;['OOMLOUT-OOMP'.H101];&quot;&quot;)" office:value-type="string" office:string-value="302020019 ">
            <text:p>302020019 </text:p>
          </table:table-cell>
          <table:table-cell table:formula="of:==IF([.A102]&lt;&gt;&quot;&quot;;VLOOKUP(VALUE([.C102]);['SEEED OPL'.$A$4:.$A$534];1;0);&quot;&quot;)" office:value-type="float" office:value="302020019">
            <text:p>302020019</text:p>
          </table:table-cell>
          <table:table-cell table:formula="of:=IF([.A102]&lt;&gt;&quot;&quot;;VLOOKUP(VALUE([.C102]);['SEEED OPL'.$A$4:.$B$534];2;0);&quot;&quot;)" office:value-type="string" office:string-value="TAJB106K016RNJ">
            <text:p>TAJB106K016RNJ</text:p>
          </table:table-cell>
          <table:table-cell table:number-columns-repeated="2"/>
          <table:table-cell table:formula="of:=IF(['SEEED OPL'.A102]&lt;&gt;&quot;&quot;;['SEEED OPL'.A102];&quot;&quot;)" office:value-type="float" office:value="320110048">
            <text:p>320110048</text:p>
          </table:table-cell>
          <table:table-cell table:formula="of:=IF(['SEEED OPL'.B102]&lt;&gt;&quot;&quot;;['SEEED OPL'.B102];&quot;&quot;)">
            <text:p/>
          </table:table-cell>
          <table:table-cell table:formula="of:=IF(['SEEED OPL'.C102]&lt;&gt;&quot;&quot;;['SEEED OPL'.C102];&quot;&quot;)" office:value-type="string" office:string-value="SMD I-PEX MFH1 Connector">
            <text:p>SMD I-PEX MFH1 Connector</text:p>
          </table:table-cell>
          <table:table-cell table:formula="of:=IF([.H102]&lt;&gt;&quot;&quot;;VLOOKUP([.$H102]&amp;&quot; &quot;;['OOMLOUT-OOMP'.$H$3:.$H$829];1;0);&quot;&quot;)" office:value-type="string" office:string-value="320110048 ">
            <text:p>320110048 </text:p>
          </table:table-cell>
          <table:table-cell table:formula="of:=IF(ISNA([.K102]);1;&quot;&quot;)">
            <text:p/>
          </table:table-cell>
          <table:table-cell/>
        </table:table-row>
        <table:table-row table:style-name="ro1">
          <table:table-cell table:formula="of:=IF(['OOMLOUT-OOMP'.A102]&lt;&gt;&quot;&quot;;['OOMLOUT-OOMP'.A102];&quot;&quot;)" office:value-type="string" office:string-value="CAPT-1210-X-UF10-VF">
            <text:p>CAPT-1210-X-UF10-VF</text:p>
          </table:table-cell>
          <table:table-cell table:formula="of:=IF(['OOMLOUT-OOMP'.B102]&lt;&gt;&quot;&quot;;['OOMLOUT-OOMP'.B102];&quot;&quot;)" office:value-type="string" office:string-value="SMD (1210) 10 uF Capacitor (Tantalum) 16v">
            <text:p>SMD (1210) 10 uF Capacitor (Tantalum) 16v</text:p>
          </table:table-cell>
          <table:table-cell table:formula="of:=IF(['OOMLOUT-OOMP'.B102]&lt;&gt;&quot;&quot;;['OOMLOUT-OOMP'.H102];&quot;&quot;)" office:value-type="float" office:value="0">
            <text:p>0</text:p>
          </table:table-cell>
          <table:table-cell table:formula="of:==IF([.A103]&lt;&gt;&quot;&quot;;VLOOKUP(VALUE([.C103]);['SEEED OPL'.$A$4:.$A$534];1;0);&quot;&quot;)" office:value-type="float" office:value="0">
            <text:p>#N/A</text:p>
          </table:table-cell>
          <table:table-cell table:formula="of:=IF([.A103]&lt;&gt;&quot;&quot;;VLOOKUP(VALUE([.C10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03]&lt;&gt;&quot;&quot;;['SEEED OPL'.A103];&quot;&quot;)" office:value-type="float" office:value="320140004">
            <text:p>320140004</text:p>
          </table:table-cell>
          <table:table-cell table:formula="of:=IF(['SEEED OPL'.B103]&lt;&gt;&quot;&quot;;['SEEED OPL'.B103];&quot;&quot;)" office:value-type="string" office:string-value="MJ88-BX11-RVSL2">
            <text:p>MJ88-BX11-RVSL2</text:p>
          </table:table-cell>
          <table:table-cell table:formula="of:=IF(['SEEED OPL'.C103]&lt;&gt;&quot;&quot;;['SEEED OPL'.C103];&quot;&quot;)" office:value-type="string" office:string-value="DIP RJ45 Connector;8P-R/A-With LED">
            <text:p>DIP RJ45 Connector;8P-R/A-With LED</text:p>
          </table:table-cell>
          <table:table-cell table:formula="of:=IF([.H103]&lt;&gt;&quot;&quot;;VLOOKUP([.$H103]&amp;&quot; &quot;;['OOMLOUT-OOMP'.$H$3:.$H$829];1;0);&quot;&quot;)" office:value-type="string" office:string-value="320140004 ">
            <text:p>320140004 </text:p>
          </table:table-cell>
          <table:table-cell table:formula="of:=IF(ISNA([.K103]);1;&quot;&quot;)">
            <text:p/>
          </table:table-cell>
          <table:table-cell/>
        </table:table-row>
        <table:table-row table:style-name="ro1">
          <table:table-cell table:formula="of:=IF(['OOMLOUT-OOMP'.A103]&lt;&gt;&quot;&quot;;['OOMLOUT-OOMP'.A103];&quot;&quot;)" office:value-type="string" office:string-value="CAPT-1210-X-UF100-VB">
            <text:p>CAPT-1210-X-UF100-VB</text:p>
          </table:table-cell>
          <table:table-cell table:formula="of:=IF(['OOMLOUT-OOMP'.B103]&lt;&gt;&quot;&quot;;['OOMLOUT-OOMP'.B103];&quot;&quot;)" office:value-type="string" office:string-value="SMD (1210) 100 uF Capacitor (Tantalum) 10v">
            <text:p>SMD (1210) 100 uF Capacitor (Tantalum) 10v</text:p>
          </table:table-cell>
          <table:table-cell table:formula="of:=IF(['OOMLOUT-OOMP'.B103]&lt;&gt;&quot;&quot;;['OOMLOUT-OOMP'.H103];&quot;&quot;)" office:value-type="string" office:string-value="302020015 ">
            <text:p>302020015 </text:p>
          </table:table-cell>
          <table:table-cell table:formula="of:==IF([.A104]&lt;&gt;&quot;&quot;;VLOOKUP(VALUE([.C104]);['SEEED OPL'.$A$4:.$A$534];1;0);&quot;&quot;)" office:value-type="float" office:value="302020015">
            <text:p>302020015</text:p>
          </table:table-cell>
          <table:table-cell table:formula="of:=IF([.A104]&lt;&gt;&quot;&quot;;VLOOKUP(VALUE([.C104]);['SEEED OPL'.$A$4:.$B$534];2;0);&quot;&quot;)" office:value-type="string" office:string-value="TAJB107M010RNJ">
            <text:p>TAJB107M010RNJ</text:p>
          </table:table-cell>
          <table:table-cell table:number-columns-repeated="2"/>
          <table:table-cell table:formula="of:=IF(['SEEED OPL'.A104]&lt;&gt;&quot;&quot;;['SEEED OPL'.A104];&quot;&quot;)" office:value-type="float" office:value="304090042">
            <text:p>304090042</text:p>
          </table:table-cell>
          <table:table-cell table:formula="of:=IF(['SEEED OPL'.B104]&lt;&gt;&quot;&quot;;['SEEED OPL'.B104];&quot;&quot;)" office:value-type="string" office:string-value="19-217-R6C-AL1M2VY-3T">
            <text:p>19-217-R6C-AL1M2VY-3T</text:p>
          </table:table-cell>
          <table:table-cell table:formula="of:=IF(['SEEED OPL'.C104]&lt;&gt;&quot;&quot;;['SEEED OPL'.C104];&quot;&quot;)" office:value-type="string" office:string-value="LED-SMD Red Diffused">
            <text:p>LED-SMD Red Diffused</text:p>
          </table:table-cell>
          <table:table-cell table:formula="of:=IF([.H104]&lt;&gt;&quot;&quot;;VLOOKUP([.$H104]&amp;&quot; &quot;;['OOMLOUT-OOMP'.$H$3:.$H$829];1;0);&quot;&quot;)" office:value-type="string" office:string-value="304090042 ">
            <text:p>304090042 </text:p>
          </table:table-cell>
          <table:table-cell table:formula="of:=IF(ISNA([.K104]);1;&quot;&quot;)">
            <text:p/>
          </table:table-cell>
          <table:table-cell/>
        </table:table-row>
        <table:table-row table:style-name="ro1">
          <table:table-cell table:formula="of:=IF(['OOMLOUT-OOMP'.A104]&lt;&gt;&quot;&quot;;['OOMLOUT-OOMP'.A104];&quot;&quot;)" office:value-type="string" office:string-value="CAPT-1210-X-UF22-VB">
            <text:p>CAPT-1210-X-UF22-VB</text:p>
          </table:table-cell>
          <table:table-cell table:formula="of:=IF(['OOMLOUT-OOMP'.B104]&lt;&gt;&quot;&quot;;['OOMLOUT-OOMP'.B104];&quot;&quot;)" office:value-type="string" office:string-value="SMD (1210) 22 uF Capacitor (Tantalum) 10v">
            <text:p>SMD (1210) 22 uF Capacitor (Tantalum) 10v</text:p>
          </table:table-cell>
          <table:table-cell table:formula="of:=IF(['OOMLOUT-OOMP'.B104]&lt;&gt;&quot;&quot;;['OOMLOUT-OOMP'.H104];&quot;&quot;)" office:value-type="string" office:string-value="302020021 ">
            <text:p>302020021 </text:p>
          </table:table-cell>
          <table:table-cell table:formula="of:==IF([.A105]&lt;&gt;&quot;&quot;;VLOOKUP(VALUE([.C105]);['SEEED OPL'.$A$4:.$A$534];1;0);&quot;&quot;)" office:value-type="float" office:value="302020021">
            <text:p>302020021</text:p>
          </table:table-cell>
          <table:table-cell table:formula="of:=IF([.A105]&lt;&gt;&quot;&quot;;VLOOKUP(VALUE([.C105]);['SEEED OPL'.$A$4:.$B$534];2;0);&quot;&quot;)" office:value-type="string" office:string-value="TAJB226K010RNJ">
            <text:p>TAJB226K010RNJ</text:p>
          </table:table-cell>
          <table:table-cell table:number-columns-repeated="2"/>
          <table:table-cell table:formula="of:=IF(['SEEED OPL'.A105]&lt;&gt;&quot;&quot;;['SEEED OPL'.A105];&quot;&quot;)" office:value-type="float" office:value="304090046">
            <text:p>304090046</text:p>
          </table:table-cell>
          <table:table-cell table:formula="of:=IF(['SEEED OPL'.B105]&lt;&gt;&quot;&quot;;['SEEED OPL'.B105];&quot;&quot;)" office:value-type="string" office:string-value="17-215SURC/S530-A2/TR8">
            <text:p>17-215SURC/S530-A2/TR8</text:p>
          </table:table-cell>
          <table:table-cell table:formula="of:=IF(['SEEED OPL'.C105]&lt;&gt;&quot;&quot;;['SEEED OPL'.C105];&quot;&quot;)" office:value-type="string" office:string-value="SMD LED Clear-Red">
            <text:p>SMD LED Clear-Red</text:p>
          </table:table-cell>
          <table:table-cell table:formula="of:=IF([.H105]&lt;&gt;&quot;&quot;;VLOOKUP([.$H105]&amp;&quot; &quot;;['OOMLOUT-OOMP'.$H$3:.$H$829];1;0);&quot;&quot;)" office:value-type="string" office:string-value="304090046 ">
            <text:p>304090046 </text:p>
          </table:table-cell>
          <table:table-cell table:formula="of:=IF(ISNA([.K105]);1;&quot;&quot;)">
            <text:p/>
          </table:table-cell>
          <table:table-cell/>
        </table:table-row>
        <table:table-row table:style-name="ro1">
          <table:table-cell table:formula="of:=IF(['OOMLOUT-OOMP'.A105]&lt;&gt;&quot;&quot;;['OOMLOUT-OOMP'.A105];&quot;&quot;)" office:value-type="string" office:string-value="CAPT-1210-X-UF22-VF">
            <text:p>CAPT-1210-X-UF22-VF</text:p>
          </table:table-cell>
          <table:table-cell table:formula="of:=IF(['OOMLOUT-OOMP'.B105]&lt;&gt;&quot;&quot;;['OOMLOUT-OOMP'.B105];&quot;&quot;)" office:value-type="string" office:string-value="SMD (1210) 22 uF Capacitor (Tantalum) 16v">
            <text:p>SMD (1210) 22 uF Capacitor (Tantalum) 16v</text:p>
          </table:table-cell>
          <table:table-cell table:formula="of:=IF(['OOMLOUT-OOMP'.B105]&lt;&gt;&quot;&quot;;['OOMLOUT-OOMP'.H105];&quot;&quot;)" office:value-type="string" office:string-value="302020013 ">
            <text:p>302020013 </text:p>
          </table:table-cell>
          <table:table-cell table:formula="of:==IF([.A106]&lt;&gt;&quot;&quot;;VLOOKUP(VALUE([.C106]);['SEEED OPL'.$A$4:.$A$534];1;0);&quot;&quot;)" office:value-type="float" office:value="302020013">
            <text:p>302020013</text:p>
          </table:table-cell>
          <table:table-cell table:formula="of:=IF([.A106]&lt;&gt;&quot;&quot;;VLOOKUP(VALUE([.C106]);['SEEED OPL'.$A$4:.$B$534];2;0);&quot;&quot;)" office:value-type="string" office:string-value="TAJB226K016RNJ">
            <text:p>TAJB226K016RNJ</text:p>
          </table:table-cell>
          <table:table-cell table:number-columns-repeated="2"/>
          <table:table-cell table:formula="of:=IF(['SEEED OPL'.A106]&lt;&gt;&quot;&quot;;['SEEED OPL'.A106];&quot;&quot;)" office:value-type="float" office:value="304090041">
            <text:p>304090041</text:p>
          </table:table-cell>
          <table:table-cell table:formula="of:=IF(['SEEED OPL'.B106]&lt;&gt;&quot;&quot;;['SEEED OPL'.B106];&quot;&quot;)">
            <text:p/>
          </table:table-cell>
          <table:table-cell table:formula="of:=IF(['SEEED OPL'.C106]&lt;&gt;&quot;&quot;;['SEEED OPL'.C106];&quot;&quot;)" office:value-type="string" office:string-value="DIP LED Red-Red">
            <text:p>DIP LED Red-Red</text:p>
          </table:table-cell>
          <table:table-cell table:formula="of:=IF([.H106]&lt;&gt;&quot;&quot;;VLOOKUP([.$H106]&amp;&quot; &quot;;['OOMLOUT-OOMP'.$H$3:.$H$829];1;0);&quot;&quot;)" office:value-type="string" office:string-value="304090041 ">
            <text:p>304090041 </text:p>
          </table:table-cell>
          <table:table-cell table:formula="of:=IF(ISNA([.K106]);1;&quot;&quot;)">
            <text:p/>
          </table:table-cell>
          <table:table-cell/>
        </table:table-row>
        <table:table-row table:style-name="ro1">
          <table:table-cell table:formula="of:=IF(['OOMLOUT-OOMP'.A106]&lt;&gt;&quot;&quot;;['OOMLOUT-OOMP'.A106];&quot;&quot;)" office:value-type="string" office:string-value="CAPT-1210-X-UF47-VB">
            <text:p>CAPT-1210-X-UF47-VB</text:p>
          </table:table-cell>
          <table:table-cell table:formula="of:=IF(['OOMLOUT-OOMP'.B106]&lt;&gt;&quot;&quot;;['OOMLOUT-OOMP'.B106];&quot;&quot;)" office:value-type="string" office:string-value="SMD (1210) 47 uF Capacitor (Tantalum) 10v">
            <text:p>SMD (1210) 47 uF Capacitor (Tantalum) 10v</text:p>
          </table:table-cell>
          <table:table-cell table:formula="of:=IF(['OOMLOUT-OOMP'.B106]&lt;&gt;&quot;&quot;;['OOMLOUT-OOMP'.H106];&quot;&quot;)" office:value-type="string" office:string-value="302020020 ">
            <text:p>302020020 </text:p>
          </table:table-cell>
          <table:table-cell table:formula="of:==IF([.A107]&lt;&gt;&quot;&quot;;VLOOKUP(VALUE([.C107]);['SEEED OPL'.$A$4:.$A$534];1;0);&quot;&quot;)" office:value-type="float" office:value="302020020">
            <text:p>302020020</text:p>
          </table:table-cell>
          <table:table-cell table:formula="of:=IF([.A107]&lt;&gt;&quot;&quot;;VLOOKUP(VALUE([.C107]);['SEEED OPL'.$A$4:.$B$534];2;0);&quot;&quot;)" office:value-type="string" office:string-value="TAJB476K010RNJ">
            <text:p>TAJB476K010RNJ</text:p>
          </table:table-cell>
          <table:table-cell table:number-columns-repeated="2"/>
          <table:table-cell table:formula="of:=IF(['SEEED OPL'.A107]&lt;&gt;&quot;&quot;;['SEEED OPL'.A107];&quot;&quot;)" office:value-type="float" office:value="304090059">
            <text:p>304090059</text:p>
          </table:table-cell>
          <table:table-cell table:formula="of:=IF(['SEEED OPL'.B107]&lt;&gt;&quot;&quot;;['SEEED OPL'.B107];&quot;&quot;)" office:value-type="string" office:string-value="UR502DC">
            <text:p>UR502DC</text:p>
          </table:table-cell>
          <table:table-cell table:formula="of:=IF(['SEEED OPL'.C107]&lt;&gt;&quot;&quot;;['SEEED OPL'.C107];&quot;&quot;)" office:value-type="string" office:string-value="DIP LED Vaporous-Red-Red">
            <text:p>DIP LED Vaporous-Red-Red</text:p>
          </table:table-cell>
          <table:table-cell table:formula="of:=IF([.H107]&lt;&gt;&quot;&quot;;VLOOKUP([.$H107]&amp;&quot; &quot;;['OOMLOUT-OOMP'.$H$3:.$H$829];1;0);&quot;&quot;)" office:value-type="string" office:string-value="304090059 ">
            <text:p>304090059 </text:p>
          </table:table-cell>
          <table:table-cell table:formula="of:=IF(ISNA([.K107]);1;&quot;&quot;)">
            <text:p/>
          </table:table-cell>
          <table:table-cell/>
        </table:table-row>
        <table:table-row table:style-name="ro1">
          <table:table-cell table:formula="of:=IF(['OOMLOUT-OOMP'.A107]&lt;&gt;&quot;&quot;;['OOMLOUT-OOMP'.A107];&quot;&quot;)" office:value-type="string" office:string-value="CAPT-2312-X-UF100-VB">
            <text:p>CAPT-2312-X-UF100-VB</text:p>
          </table:table-cell>
          <table:table-cell table:formula="of:=IF(['OOMLOUT-OOMP'.B107]&lt;&gt;&quot;&quot;;['OOMLOUT-OOMP'.B107];&quot;&quot;)" office:value-type="string" office:string-value="SMD (2312) 100 uF Capacitor (Tantalum) 10v">
            <text:p>SMD (2312) 100 uF Capacitor (Tantalum) 10v</text:p>
          </table:table-cell>
          <table:table-cell table:formula="of:=IF(['OOMLOUT-OOMP'.B107]&lt;&gt;&quot;&quot;;['OOMLOUT-OOMP'.H107];&quot;&quot;)" office:value-type="string" office:string-value="302020025 ">
            <text:p>302020025 </text:p>
          </table:table-cell>
          <table:table-cell table:formula="of:==IF([.A108]&lt;&gt;&quot;&quot;;VLOOKUP(VALUE([.C108]);['SEEED OPL'.$A$4:.$A$534];1;0);&quot;&quot;)" office:value-type="float" office:value="302020025">
            <text:p>302020025</text:p>
          </table:table-cell>
          <table:table-cell table:formula="of:=IF([.A108]&lt;&gt;&quot;&quot;;VLOOKUP(VALUE([.C108]);['SEEED OPL'.$A$4:.$B$534];2;0);&quot;&quot;)" office:value-type="string" office:string-value="TAJC107K010RNJ">
            <text:p>TAJC107K010RNJ</text:p>
          </table:table-cell>
          <table:table-cell table:number-columns-repeated="2"/>
          <table:table-cell table:formula="of:=IF(['SEEED OPL'.A108]&lt;&gt;&quot;&quot;;['SEEED OPL'.A108];&quot;&quot;)" office:value-type="float" office:value="304090057">
            <text:p>304090057</text:p>
          </table:table-cell>
          <table:table-cell table:formula="of:=IF(['SEEED OPL'.B108]&lt;&gt;&quot;&quot;;['SEEED OPL'.B108];&quot;&quot;)" office:value-type="string" office:string-value="17-215SYGC/S530-E2/TR8">
            <text:p>17-215SYGC/S530-E2/TR8</text:p>
          </table:table-cell>
          <table:table-cell table:formula="of:=IF(['SEEED OPL'.C108]&lt;&gt;&quot;&quot;;['SEEED OPL'.C108];&quot;&quot;)" office:value-type="string" office:string-value="SMD LED Clear-Green">
            <text:p>SMD LED Clear-Green</text:p>
          </table:table-cell>
          <table:table-cell table:formula="of:=IF([.H108]&lt;&gt;&quot;&quot;;VLOOKUP([.$H108]&amp;&quot; &quot;;['OOMLOUT-OOMP'.$H$3:.$H$829];1;0);&quot;&quot;)" office:value-type="string" office:string-value="304090057 ">
            <text:p>304090057 </text:p>
          </table:table-cell>
          <table:table-cell table:formula="of:=IF(ISNA([.K108]);1;&quot;&quot;)">
            <text:p/>
          </table:table-cell>
          <table:table-cell/>
        </table:table-row>
        <table:table-row table:style-name="ro1">
          <table:table-cell table:formula="of:=IF(['OOMLOUT-OOMP'.A108]&lt;&gt;&quot;&quot;;['OOMLOUT-OOMP'.A108];&quot;&quot;)" office:value-type="string" office:string-value="CAPT-2312-X-UF100-VF">
            <text:p>CAPT-2312-X-UF100-VF</text:p>
          </table:table-cell>
          <table:table-cell table:formula="of:=IF(['OOMLOUT-OOMP'.B108]&lt;&gt;&quot;&quot;;['OOMLOUT-OOMP'.B108];&quot;&quot;)" office:value-type="string" office:string-value="SMD (2312) 100 uF Capacitor (Tantalum) 16v">
            <text:p>SMD (2312) 100 uF Capacitor (Tantalum) 16v</text:p>
          </table:table-cell>
          <table:table-cell table:formula="of:=IF(['OOMLOUT-OOMP'.B108]&lt;&gt;&quot;&quot;;['OOMLOUT-OOMP'.H108];&quot;&quot;)" office:value-type="string" office:string-value="302020023 ">
            <text:p>302020023 </text:p>
          </table:table-cell>
          <table:table-cell table:formula="of:==IF([.A109]&lt;&gt;&quot;&quot;;VLOOKUP(VALUE([.C109]);['SEEED OPL'.$A$4:.$A$534];1;0);&quot;&quot;)" office:value-type="float" office:value="302020023">
            <text:p>302020023</text:p>
          </table:table-cell>
          <table:table-cell table:formula="of:=IF([.A109]&lt;&gt;&quot;&quot;;VLOOKUP(VALUE([.C109]);['SEEED OPL'.$A$4:.$B$534];2;0);&quot;&quot;)" office:value-type="string" office:string-value="TAJC107K016RNJ">
            <text:p>TAJC107K016RNJ</text:p>
          </table:table-cell>
          <table:table-cell table:number-columns-repeated="2"/>
          <table:table-cell table:formula="of:=IF(['SEEED OPL'.A109]&lt;&gt;&quot;&quot;;['SEEED OPL'.A109];&quot;&quot;)" office:value-type="float" office:value="304090043">
            <text:p>304090043</text:p>
          </table:table-cell>
          <table:table-cell table:formula="of:=IF(['SEEED OPL'.B109]&lt;&gt;&quot;&quot;;['SEEED OPL'.B109];&quot;&quot;)" office:value-type="string" office:string-value="19-217-G7C-AN1P2-3T">
            <text:p>19-217-G7C-AN1P2-3T</text:p>
          </table:table-cell>
          <table:table-cell table:formula="of:=IF(['SEEED OPL'.C109]&lt;&gt;&quot;&quot;;['SEEED OPL'.C109];&quot;&quot;)" office:value-type="string" office:string-value="SMD LED Clear-Green">
            <text:p>SMD LED Clear-Green</text:p>
          </table:table-cell>
          <table:table-cell table:formula="of:=IF([.H109]&lt;&gt;&quot;&quot;;VLOOKUP([.$H109]&amp;&quot; &quot;;['OOMLOUT-OOMP'.$H$3:.$H$829];1;0);&quot;&quot;)" office:value-type="string" office:string-value="304090043 ">
            <text:p>304090043 </text:p>
          </table:table-cell>
          <table:table-cell table:formula="of:=IF(ISNA([.K109]);1;&quot;&quot;)">
            <text:p/>
          </table:table-cell>
          <table:table-cell/>
        </table:table-row>
        <table:table-row table:style-name="ro1">
          <table:table-cell table:formula="of:=IF(['OOMLOUT-OOMP'.A109]&lt;&gt;&quot;&quot;;['OOMLOUT-OOMP'.A109];&quot;&quot;)" office:value-type="string" office:string-value="CAPT-2312-X-UF22-VA">
            <text:p>CAPT-2312-X-UF22-VA</text:p>
          </table:table-cell>
          <table:table-cell table:formula="of:=IF(['OOMLOUT-OOMP'.B109]&lt;&gt;&quot;&quot;;['OOMLOUT-OOMP'.B109];&quot;&quot;)" office:value-type="string" office:string-value="SMD (2312) 22 uF Capacitor (Tantalum) 25v">
            <text:p>SMD (2312) 22 uF Capacitor (Tantalum) 25v</text:p>
          </table:table-cell>
          <table:table-cell table:formula="of:=IF(['OOMLOUT-OOMP'.B109]&lt;&gt;&quot;&quot;;['OOMLOUT-OOMP'.H109];&quot;&quot;)" office:value-type="float" office:value="0">
            <text:p>0</text:p>
          </table:table-cell>
          <table:table-cell table:formula="of:==IF([.A110]&lt;&gt;&quot;&quot;;VLOOKUP(VALUE([.C110]);['SEEED OPL'.$A$4:.$A$534];1;0);&quot;&quot;)" office:value-type="float" office:value="0">
            <text:p>#N/A</text:p>
          </table:table-cell>
          <table:table-cell table:formula="of:=IF([.A110]&lt;&gt;&quot;&quot;;VLOOKUP(VALUE([.C11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0]&lt;&gt;&quot;&quot;;['SEEED OPL'.A110];&quot;&quot;)" office:value-type="float" office:value="304090040">
            <text:p>304090040</text:p>
          </table:table-cell>
          <table:table-cell table:formula="of:=IF(['SEEED OPL'.B110]&lt;&gt;&quot;&quot;;['SEEED OPL'.B110];&quot;&quot;)">
            <text:p/>
          </table:table-cell>
          <table:table-cell table:formula="of:=IF(['SEEED OPL'.C110]&lt;&gt;&quot;&quot;;['SEEED OPL'.C110];&quot;&quot;)" office:value-type="string" office:string-value="DIP LED Green-Green">
            <text:p>DIP LED Green-Green</text:p>
          </table:table-cell>
          <table:table-cell table:formula="of:=IF([.H110]&lt;&gt;&quot;&quot;;VLOOKUP([.$H110]&amp;&quot; &quot;;['OOMLOUT-OOMP'.$H$3:.$H$829];1;0);&quot;&quot;)" office:value-type="string" office:string-value="304090040 ">
            <text:p>304090040 </text:p>
          </table:table-cell>
          <table:table-cell table:formula="of:=IF(ISNA([.K110]);1;&quot;&quot;)">
            <text:p/>
          </table:table-cell>
          <table:table-cell/>
        </table:table-row>
        <table:table-row table:style-name="ro1">
          <table:table-cell table:formula="of:=IF(['OOMLOUT-OOMP'.A110]&lt;&gt;&quot;&quot;;['OOMLOUT-OOMP'.A110];&quot;&quot;)" office:value-type="string" office:string-value="CAPT-2312-X-UF47-VF">
            <text:p>CAPT-2312-X-UF47-VF</text:p>
          </table:table-cell>
          <table:table-cell table:formula="of:=IF(['OOMLOUT-OOMP'.B110]&lt;&gt;&quot;&quot;;['OOMLOUT-OOMP'.B110];&quot;&quot;)" office:value-type="string" office:string-value="SMD (2312) 47 uF Capacitor (Tantalum) 16v">
            <text:p>SMD (2312) 47 uF Capacitor (Tantalum) 16v</text:p>
          </table:table-cell>
          <table:table-cell table:formula="of:=IF(['OOMLOUT-OOMP'.B110]&lt;&gt;&quot;&quot;;['OOMLOUT-OOMP'.H110];&quot;&quot;)" office:value-type="string" office:string-value="302020022 ">
            <text:p>302020022 </text:p>
          </table:table-cell>
          <table:table-cell table:formula="of:==IF([.A111]&lt;&gt;&quot;&quot;;VLOOKUP(VALUE([.C111]);['SEEED OPL'.$A$4:.$A$534];1;0);&quot;&quot;)" office:value-type="float" office:value="302020022">
            <text:p>302020022</text:p>
          </table:table-cell>
          <table:table-cell table:formula="of:=IF([.A111]&lt;&gt;&quot;&quot;;VLOOKUP(VALUE([.C111]);['SEEED OPL'.$A$4:.$B$534];2;0);&quot;&quot;)" office:value-type="string" office:string-value="TAJC476K016RNJ">
            <text:p>TAJC476K016RNJ</text:p>
          </table:table-cell>
          <table:table-cell table:number-columns-repeated="2"/>
          <table:table-cell table:formula="of:=IF(['SEEED OPL'.A111]&lt;&gt;&quot;&quot;;['SEEED OPL'.A111];&quot;&quot;)" office:value-type="float" office:value="304090038">
            <text:p>304090038</text:p>
          </table:table-cell>
          <table:table-cell table:formula="of:=IF(['SEEED OPL'.B111]&lt;&gt;&quot;&quot;;['SEEED OPL'.B111];&quot;&quot;)" office:value-type="string" office:string-value="G502DC">
            <text:p>G502DC</text:p>
          </table:table-cell>
          <table:table-cell table:formula="of:=IF(['SEEED OPL'.C111]&lt;&gt;&quot;&quot;;['SEEED OPL'.C111];&quot;&quot;)" office:value-type="string" office:string-value="DIP LED Green-Green">
            <text:p>DIP LED Green-Green</text:p>
          </table:table-cell>
          <table:table-cell table:formula="of:=IF([.H111]&lt;&gt;&quot;&quot;;VLOOKUP([.$H111]&amp;&quot; &quot;;['OOMLOUT-OOMP'.$H$3:.$H$829];1;0);&quot;&quot;)" office:value-type="string" office:string-value="304090038 ">
            <text:p>304090038 </text:p>
          </table:table-cell>
          <table:table-cell table:formula="of:=IF(ISNA([.K111]);1;&quot;&quot;)">
            <text:p/>
          </table:table-cell>
          <table:table-cell/>
        </table:table-row>
        <table:table-row table:style-name="ro1">
          <table:table-cell table:formula="of:=IF(['OOMLOUT-OOMP'.A111]&lt;&gt;&quot;&quot;;['OOMLOUT-OOMP'.A111];&quot;&quot;)" office:value-type="string" office:string-value="CAPT-2917-X-UF470-VH">
            <text:p>CAPT-2917-X-UF470-VH</text:p>
          </table:table-cell>
          <table:table-cell table:formula="of:=IF(['OOMLOUT-OOMP'.B111]&lt;&gt;&quot;&quot;;['OOMLOUT-OOMP'.B111];&quot;&quot;)" office:value-type="string" office:string-value="SMD (2917) 470 uF Capacitor (Tantalum) 6.3v">
            <text:p>SMD (2917) 470 uF Capacitor (Tantalum) 6.3v</text:p>
          </table:table-cell>
          <table:table-cell table:formula="of:=IF(['OOMLOUT-OOMP'.B111]&lt;&gt;&quot;&quot;;['OOMLOUT-OOMP'.H111];&quot;&quot;)" office:value-type="string" office:string-value="302020027 ">
            <text:p>302020027 </text:p>
          </table:table-cell>
          <table:table-cell table:formula="of:==IF([.A112]&lt;&gt;&quot;&quot;;VLOOKUP(VALUE([.C112]);['SEEED OPL'.$A$4:.$A$534];1;0);&quot;&quot;)" office:value-type="float" office:value="302020027">
            <text:p>302020027</text:p>
          </table:table-cell>
          <table:table-cell table:formula="of:=IF([.A112]&lt;&gt;&quot;&quot;;VLOOKUP(VALUE([.C112]);['SEEED OPL'.$A$4:.$B$534];2;0);&quot;&quot;)" office:value-type="string" office:string-value="TAJD477M006RNJ">
            <text:p>TAJD477M006RNJ</text:p>
          </table:table-cell>
          <table:table-cell table:number-columns-repeated="2"/>
          <table:table-cell table:formula="of:=IF(['SEEED OPL'.A112]&lt;&gt;&quot;&quot;;['SEEED OPL'.A112];&quot;&quot;)" office:value-type="float" office:value="304090039">
            <text:p>304090039</text:p>
          </table:table-cell>
          <table:table-cell table:formula="of:=IF(['SEEED OPL'.B112]&lt;&gt;&quot;&quot;;['SEEED OPL'.B112];&quot;&quot;)" office:value-type="string" office:string-value="17-215UYC/S530-A3/TR8">
            <text:p>17-215UYC/S530-A3/TR8</text:p>
          </table:table-cell>
          <table:table-cell table:formula="of:=IF(['SEEED OPL'.C112]&lt;&gt;&quot;&quot;;['SEEED OPL'.C112];&quot;&quot;)" office:value-type="string" office:string-value="SMD LED Clear-Yellow">
            <text:p>SMD LED Clear-Yellow</text:p>
          </table:table-cell>
          <table:table-cell table:formula="of:=IF([.H112]&lt;&gt;&quot;&quot;;VLOOKUP([.$H112]&amp;&quot; &quot;;['OOMLOUT-OOMP'.$H$3:.$H$829];1;0);&quot;&quot;)" office:value-type="string" office:string-value="304090039 ">
            <text:p>304090039 </text:p>
          </table:table-cell>
          <table:table-cell table:formula="of:=IF(ISNA([.K112]);1;&quot;&quot;)">
            <text:p/>
          </table:table-cell>
          <table:table-cell/>
        </table:table-row>
        <table:table-row table:style-name="ro1">
          <table:table-cell table:formula="of:=IF(['OOMLOUT-OOMP'.A112]&lt;&gt;&quot;&quot;;['OOMLOUT-OOMP'.A112];&quot;&quot;)" office:value-type="string" office:string-value="CAPT-36D-X-NF100-VC">
            <text:p>CAPT-36D-X-NF100-VC</text:p>
          </table:table-cell>
          <table:table-cell table:formula="of:=IF(['OOMLOUT-OOMP'.B112]&lt;&gt;&quot;&quot;;['OOMLOUT-OOMP'.B112];&quot;&quot;)" office:value-type="string" office:string-value="3.6 mm 100 nF Capacitor (Tantalum) 50v">
            <text:p>3.6 mm 100 nF Capacitor (Tantalum) 50v</text:p>
          </table:table-cell>
          <table:table-cell table:formula="of:=IF(['OOMLOUT-OOMP'.B112]&lt;&gt;&quot;&quot;;['OOMLOUT-OOMP'.H112];&quot;&quot;)" office:value-type="float" office:value="0">
            <text:p>0</text:p>
          </table:table-cell>
          <table:table-cell table:formula="of:==IF([.A113]&lt;&gt;&quot;&quot;;VLOOKUP(VALUE([.C113]);['SEEED OPL'.$A$4:.$A$534];1;0);&quot;&quot;)" office:value-type="float" office:value="0">
            <text:p>#N/A</text:p>
          </table:table-cell>
          <table:table-cell table:formula="of:=IF([.A113]&lt;&gt;&quot;&quot;;VLOOKUP(VALUE([.C11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3]&lt;&gt;&quot;&quot;;['SEEED OPL'.A113];&quot;&quot;)" office:value-type="float" office:value="304090044">
            <text:p>304090044</text:p>
          </table:table-cell>
          <table:table-cell table:formula="of:=IF(['SEEED OPL'.B113]&lt;&gt;&quot;&quot;;['SEEED OPL'.B113];&quot;&quot;)" office:value-type="string" office:string-value="19-217-Y5C-AM1N1VY-3T">
            <text:p>19-217-Y5C-AM1N1VY-3T</text:p>
          </table:table-cell>
          <table:table-cell table:formula="of:=IF(['SEEED OPL'.C113]&lt;&gt;&quot;&quot;;['SEEED OPL'.C113];&quot;&quot;)" office:value-type="string" office:string-value="SMD LED Clear-Yellow">
            <text:p>SMD LED Clear-Yellow</text:p>
          </table:table-cell>
          <table:table-cell table:formula="of:=IF([.H113]&lt;&gt;&quot;&quot;;VLOOKUP([.$H113]&amp;&quot; &quot;;['OOMLOUT-OOMP'.$H$3:.$H$829];1;0);&quot;&quot;)" office:value-type="string" office:string-value="304090044 ">
            <text:p>304090044 </text:p>
          </table:table-cell>
          <table:table-cell table:formula="of:=IF(ISNA([.K113]);1;&quot;&quot;)">
            <text:p/>
          </table:table-cell>
          <table:table-cell/>
        </table:table-row>
        <table:table-row table:style-name="ro1">
          <table:table-cell table:formula="of:=IF(['OOMLOUT-OOMP'.A113]&lt;&gt;&quot;&quot;;['OOMLOUT-OOMP'.A113];&quot;&quot;)" office:value-type="string" office:string-value="CERE-1263-X-MZ12-01">
            <text:p>CERE-1263-X-MZ12-01</text:p>
          </table:table-cell>
          <table:table-cell table:formula="of:=IF(['OOMLOUT-OOMP'.B113]&lt;&gt;&quot;&quot;;['OOMLOUT-OOMP'.B113];&quot;&quot;)" office:value-type="string" office:string-value="SMD (1206-3) 12 MHz Ceramic Resonator">
            <text:p>SMD (1206-3) 12 MHz Ceramic Resonator</text:p>
          </table:table-cell>
          <table:table-cell table:formula="of:=IF(['OOMLOUT-OOMP'.B113]&lt;&gt;&quot;&quot;;['OOMLOUT-OOMP'.H113];&quot;&quot;)" office:value-type="float" office:value="0">
            <text:p>0</text:p>
          </table:table-cell>
          <table:table-cell table:formula="of:==IF([.A114]&lt;&gt;&quot;&quot;;VLOOKUP(VALUE([.C114]);['SEEED OPL'.$A$4:.$A$534];1;0);&quot;&quot;)" office:value-type="float" office:value="0">
            <text:p>#N/A</text:p>
          </table:table-cell>
          <table:table-cell table:formula="of:=IF([.A114]&lt;&gt;&quot;&quot;;VLOOKUP(VALUE([.C11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4]&lt;&gt;&quot;&quot;;['SEEED OPL'.A114];&quot;&quot;)" office:value-type="float" office:value="304090071">
            <text:p>304090071</text:p>
          </table:table-cell>
          <table:table-cell table:formula="of:=IF(['SEEED OPL'.B114]&lt;&gt;&quot;&quot;;['SEEED OPL'.B114];&quot;&quot;)" office:value-type="string" office:string-value="ADL-0603W">
            <text:p>ADL-0603W</text:p>
          </table:table-cell>
          <table:table-cell table:formula="of:=IF(['SEEED OPL'.C114]&lt;&gt;&quot;&quot;;['SEEED OPL'.C114];&quot;&quot;)" office:value-type="string" office:string-value="SMD LED Yellow-White">
            <text:p>SMD LED Yellow-White</text:p>
          </table:table-cell>
          <table:table-cell table:formula="of:=IF([.H114]&lt;&gt;&quot;&quot;;VLOOKUP([.$H114]&amp;&quot; &quot;;['OOMLOUT-OOMP'.$H$3:.$H$829];1;0);&quot;&quot;)" office:value-type="string" office:string-value="304090071 ">
            <text:p>304090071 </text:p>
          </table:table-cell>
          <table:table-cell table:formula="of:=IF(ISNA([.K114]);1;&quot;&quot;)">
            <text:p/>
          </table:table-cell>
          <table:table-cell/>
        </table:table-row>
        <table:table-row table:style-name="ro1">
          <table:table-cell table:formula="of:=IF(['OOMLOUT-OOMP'.A114]&lt;&gt;&quot;&quot;;['OOMLOUT-OOMP'.A114];&quot;&quot;)" office:value-type="string" office:string-value="CERE-1263-X-MZ16-01">
            <text:p>CERE-1263-X-MZ16-01</text:p>
          </table:table-cell>
          <table:table-cell table:formula="of:=IF(['OOMLOUT-OOMP'.B114]&lt;&gt;&quot;&quot;;['OOMLOUT-OOMP'.B114];&quot;&quot;)" office:value-type="string" office:string-value="SMD (1206-3) 16 MHz Ceramic Resonator">
            <text:p>SMD (1206-3) 16 MHz Ceramic Resonator</text:p>
          </table:table-cell>
          <table:table-cell table:formula="of:=IF(['OOMLOUT-OOMP'.B114]&lt;&gt;&quot;&quot;;['OOMLOUT-OOMP'.H114];&quot;&quot;)" office:value-type="string" office:string-value="306030002 ">
            <text:p>306030002 </text:p>
          </table:table-cell>
          <table:table-cell table:formula="of:==IF([.A115]&lt;&gt;&quot;&quot;;VLOOKUP(VALUE([.C115]);['SEEED OPL'.$A$4:.$A$534];1;0);&quot;&quot;)" office:value-type="float" office:value="306030002">
            <text:p>306030002</text:p>
          </table:table-cell>
          <table:table-cell table:formula="of:=IF([.A115]&lt;&gt;&quot;&quot;;VLOOKUP(VALUE([.C115]);['SEEED OPL'.$A$4:.$B$534];2;0);&quot;&quot;)" office:value-type="string" office:string-value="CSTCE16M0V53-R0">
            <text:p>CSTCE16M0V53-R0</text:p>
          </table:table-cell>
          <table:table-cell table:number-columns-repeated="2"/>
          <table:table-cell table:formula="of:=IF(['SEEED OPL'.A115]&lt;&gt;&quot;&quot;;['SEEED OPL'.A115];&quot;&quot;)" office:value-type="float" office:value="304090065">
            <text:p>304090065</text:p>
          </table:table-cell>
          <table:table-cell table:formula="of:=IF(['SEEED OPL'.B115]&lt;&gt;&quot;&quot;;['SEEED OPL'.B115];&quot;&quot;)" office:value-type="string" office:string-value="CZXR-80RGB03-A">
            <text:p>CZXR-80RGB03-A</text:p>
          </table:table-cell>
          <table:table-cell table:formula="of:=IF(['SEEED OPL'.C115]&lt;&gt;&quot;&quot;;['SEEED OPL'.C115];&quot;&quot;)" office:value-type="string" office:string-value="DIP LED RGB Common Anode">
            <text:p>DIP LED RGB Common Anode</text:p>
          </table:table-cell>
          <table:table-cell table:formula="of:=IF([.H115]&lt;&gt;&quot;&quot;;VLOOKUP([.$H115]&amp;&quot; &quot;;['OOMLOUT-OOMP'.$H$3:.$H$829];1;0);&quot;&quot;)" office:value-type="string" office:string-value="304090065 ">
            <text:p>304090065 </text:p>
          </table:table-cell>
          <table:table-cell table:formula="of:=IF(ISNA([.K115]);1;&quot;&quot;)">
            <text:p/>
          </table:table-cell>
          <table:table-cell/>
        </table:table-row>
        <table:table-row table:style-name="ro1">
          <table:table-cell table:formula="of:=IF(['OOMLOUT-OOMP'.A115]&lt;&gt;&quot;&quot;;['OOMLOUT-OOMP'.A115];&quot;&quot;)" office:value-type="string" office:string-value="CERE-1263-X-MZ8-01">
            <text:p>CERE-1263-X-MZ8-01</text:p>
          </table:table-cell>
          <table:table-cell table:formula="of:=IF(['OOMLOUT-OOMP'.B115]&lt;&gt;&quot;&quot;;['OOMLOUT-OOMP'.B115];&quot;&quot;)" office:value-type="string" office:string-value="SMD (1206-3) 8 MHz Ceramic Resonator">
            <text:p>SMD (1206-3) 8 MHz Ceramic Resonator</text:p>
          </table:table-cell>
          <table:table-cell table:formula="of:=IF(['OOMLOUT-OOMP'.B115]&lt;&gt;&quot;&quot;;['OOMLOUT-OOMP'.H115];&quot;&quot;)" office:value-type="string" office:string-value="306010053 ">
            <text:p>306010053 </text:p>
          </table:table-cell>
          <table:table-cell table:formula="of:==IF([.A116]&lt;&gt;&quot;&quot;;VLOOKUP(VALUE([.C116]);['SEEED OPL'.$A$4:.$A$534];1;0);&quot;&quot;)" office:value-type="float" office:value="306010053">
            <text:p>306010053</text:p>
          </table:table-cell>
          <table:table-cell table:formula="of:=IF([.A116]&lt;&gt;&quot;&quot;;VLOOKUP(VALUE([.C116]);['SEEED OPL'.$A$4:.$B$534];2;0);&quot;&quot;)" office:value-type="string" office:string-value="CSTCE8M00G55-RO">
            <text:p>CSTCE8M00G55-RO</text:p>
          </table:table-cell>
          <table:table-cell table:number-columns-repeated="2"/>
          <table:table-cell table:formula="of:=IF(['SEEED OPL'.A116]&lt;&gt;&quot;&quot;;['SEEED OPL'.A116];&quot;&quot;)" office:value-type="float" office:value="304090045">
            <text:p>304090045</text:p>
          </table:table-cell>
          <table:table-cell table:formula="of:=IF(['SEEED OPL'.B116]&lt;&gt;&quot;&quot;;['SEEED OPL'.B116];&quot;&quot;)" office:value-type="string" office:string-value="19-217-BHC-ZL1M2RY-3T">
            <text:p>19-217-BHC-ZL1M2RY-3T</text:p>
          </table:table-cell>
          <table:table-cell table:formula="of:=IF(['SEEED OPL'.C116]&lt;&gt;&quot;&quot;;['SEEED OPL'.C116];&quot;&quot;)" office:value-type="string" office:string-value="SMD LED Clear-Blue">
            <text:p>SMD LED Clear-Blue</text:p>
          </table:table-cell>
          <table:table-cell table:formula="of:=IF([.H116]&lt;&gt;&quot;&quot;;VLOOKUP([.$H116]&amp;&quot; &quot;;['OOMLOUT-OOMP'.$H$3:.$H$829];1;0);&quot;&quot;)" office:value-type="string" office:string-value="304090045 ">
            <text:p>304090045 </text:p>
          </table:table-cell>
          <table:table-cell table:formula="of:=IF(ISNA([.K116]);1;&quot;&quot;)">
            <text:p/>
          </table:table-cell>
          <table:table-cell/>
        </table:table-row>
        <table:table-row table:style-name="ro1">
          <table:table-cell table:formula="of:=IF(['OOMLOUT-OOMP'.A116]&lt;&gt;&quot;&quot;;['OOMLOUT-OOMP'.A116];&quot;&quot;)" office:value-type="string" office:string-value="CRHO-I01-B-01PI-01">
            <text:p>CRHO-I01-B-01PI-01</text:p>
          </table:table-cell>
          <table:table-cell table:formula="of:=IF(['OOMLOUT-OOMP'.B116]&lt;&gt;&quot;&quot;;['OOMLOUT-OOMP'.B116];&quot;&quot;)" office:value-type="string" office:string-value="2.54 mm 1 Pin Black Crimp Housing">
            <text:p>2.54 mm 1 Pin Black Crimp Housing</text:p>
          </table:table-cell>
          <table:table-cell table:formula="of:=IF(['OOMLOUT-OOMP'.B116]&lt;&gt;&quot;&quot;;['OOMLOUT-OOMP'.H116];&quot;&quot;)" office:value-type="float" office:value="0">
            <text:p>0</text:p>
          </table:table-cell>
          <table:table-cell table:formula="of:==IF([.A117]&lt;&gt;&quot;&quot;;VLOOKUP(VALUE([.C117]);['SEEED OPL'.$A$4:.$A$534];1;0);&quot;&quot;)" office:value-type="float" office:value="0">
            <text:p>#N/A</text:p>
          </table:table-cell>
          <table:table-cell table:formula="of:=IF([.A117]&lt;&gt;&quot;&quot;;VLOOKUP(VALUE([.C11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7]&lt;&gt;&quot;&quot;;['SEEED OPL'.A117];&quot;&quot;)" office:value-type="float" office:value="304090075">
            <text:p>304090075</text:p>
          </table:table-cell>
          <table:table-cell table:formula="of:=IF(['SEEED OPL'.B117]&lt;&gt;&quot;&quot;;['SEEED OPL'.B117];&quot;&quot;)" office:value-type="string" office:string-value="BL-HB337A-AV-TRB">
            <text:p>BL-HB337A-AV-TRB</text:p>
          </table:table-cell>
          <table:table-cell table:formula="of:=IF(['SEEED OPL'.C117]&lt;&gt;&quot;&quot;;['SEEED OPL'.C117];&quot;&quot;)" office:value-type="string" office:string-value="SMD LED Clear-Blue">
            <text:p>SMD LED Clear-Blue</text:p>
          </table:table-cell>
          <table:table-cell table:formula="of:=IF([.H117]&lt;&gt;&quot;&quot;;VLOOKUP([.$H117]&amp;&quot; &quot;;['OOMLOUT-OOMP'.$H$3:.$H$829];1;0);&quot;&quot;)" office:value-type="string" office:string-value="304090075 ">
            <text:p>304090075 </text:p>
          </table:table-cell>
          <table:table-cell table:formula="of:=IF(ISNA([.K117]);1;&quot;&quot;)">
            <text:p/>
          </table:table-cell>
          <table:table-cell/>
        </table:table-row>
        <table:table-row table:style-name="ro1">
          <table:table-cell table:formula="of:=IF(['OOMLOUT-OOMP'.A117]&lt;&gt;&quot;&quot;;['OOMLOUT-OOMP'.A117];&quot;&quot;)" office:value-type="string" office:string-value="CRHO-I01-B-02PI-01">
            <text:p>CRHO-I01-B-02PI-01</text:p>
          </table:table-cell>
          <table:table-cell table:formula="of:=IF(['OOMLOUT-OOMP'.B117]&lt;&gt;&quot;&quot;;['OOMLOUT-OOMP'.B117];&quot;&quot;)" office:value-type="string" office:string-value="2.54 mm 2 Pin Black Crimp Housing">
            <text:p>2.54 mm 2 Pin Black Crimp Housing</text:p>
          </table:table-cell>
          <table:table-cell table:formula="of:=IF(['OOMLOUT-OOMP'.B117]&lt;&gt;&quot;&quot;;['OOMLOUT-OOMP'.H117];&quot;&quot;)" office:value-type="float" office:value="0">
            <text:p>0</text:p>
          </table:table-cell>
          <table:table-cell table:formula="of:==IF([.A118]&lt;&gt;&quot;&quot;;VLOOKUP(VALUE([.C118]);['SEEED OPL'.$A$4:.$A$534];1;0);&quot;&quot;)" office:value-type="float" office:value="0">
            <text:p>#N/A</text:p>
          </table:table-cell>
          <table:table-cell table:formula="of:=IF([.A118]&lt;&gt;&quot;&quot;;VLOOKUP(VALUE([.C11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8]&lt;&gt;&quot;&quot;;['SEEED OPL'.A118];&quot;&quot;)" office:value-type="float" office:value="304090062">
            <text:p>304090062</text:p>
          </table:table-cell>
          <table:table-cell table:formula="of:=IF(['SEEED OPL'.B118]&lt;&gt;&quot;&quot;;['SEEED OPL'.B118];&quot;&quot;)" office:value-type="string" office:string-value="504BW">
            <text:p>504BW</text:p>
          </table:table-cell>
          <table:table-cell table:formula="of:=IF(['SEEED OPL'.C118]&lt;&gt;&quot;&quot;;['SEEED OPL'.C118];&quot;&quot;)" office:value-type="string" office:string-value="DIP LED Blue-Blue">
            <text:p>DIP LED Blue-Blue</text:p>
          </table:table-cell>
          <table:table-cell table:formula="of:=IF([.H118]&lt;&gt;&quot;&quot;;VLOOKUP([.$H118]&amp;&quot; &quot;;['OOMLOUT-OOMP'.$H$3:.$H$829];1;0);&quot;&quot;)" office:value-type="string" office:string-value="304090062 ">
            <text:p>304090062 </text:p>
          </table:table-cell>
          <table:table-cell table:formula="of:=IF(ISNA([.K118]);1;&quot;&quot;)">
            <text:p/>
          </table:table-cell>
          <table:table-cell/>
        </table:table-row>
        <table:table-row table:style-name="ro1">
          <table:table-cell table:formula="of:=IF(['OOMLOUT-OOMP'.A118]&lt;&gt;&quot;&quot;;['OOMLOUT-OOMP'.A118];&quot;&quot;)" office:value-type="string" office:string-value="CRHO-I01-B-03PI-01">
            <text:p>CRHO-I01-B-03PI-01</text:p>
          </table:table-cell>
          <table:table-cell table:formula="of:=IF(['OOMLOUT-OOMP'.B118]&lt;&gt;&quot;&quot;;['OOMLOUT-OOMP'.B118];&quot;&quot;)" office:value-type="string" office:string-value="2.54 mm 3 Pin Black Crimp Housing">
            <text:p>2.54 mm 3 Pin Black Crimp Housing</text:p>
          </table:table-cell>
          <table:table-cell table:formula="of:=IF(['OOMLOUT-OOMP'.B118]&lt;&gt;&quot;&quot;;['OOMLOUT-OOMP'.H118];&quot;&quot;)" office:value-type="float" office:value="0">
            <text:p>0</text:p>
          </table:table-cell>
          <table:table-cell table:formula="of:==IF([.A119]&lt;&gt;&quot;&quot;;VLOOKUP(VALUE([.C119]);['SEEED OPL'.$A$4:.$A$534];1;0);&quot;&quot;)" office:value-type="float" office:value="0">
            <text:p>#N/A</text:p>
          </table:table-cell>
          <table:table-cell table:formula="of:=IF([.A119]&lt;&gt;&quot;&quot;;VLOOKUP(VALUE([.C11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9]&lt;&gt;&quot;&quot;;['SEEED OPL'.A119];&quot;&quot;)" office:value-type="float" office:value="304090016">
            <text:p>304090016</text:p>
          </table:table-cell>
          <table:table-cell table:formula="of:=IF(['SEEED OPL'.B119]&lt;&gt;&quot;&quot;;['SEEED OPL'.B119];&quot;&quot;)" office:value-type="string" office:string-value="16-219A/T2D-AR2T1QY/3T">
            <text:p>16-219A/T2D-AR2T1QY/3T</text:p>
          </table:table-cell>
          <table:table-cell table:formula="of:=IF(['SEEED OPL'.C119]&lt;&gt;&quot;&quot;;['SEEED OPL'.C119];&quot;&quot;)" office:value-type="string" office:string-value="SMD LED Yellow-Diffused-Pure White">
            <text:p>SMD LED Yellow-Diffused-Pure White</text:p>
          </table:table-cell>
          <table:table-cell table:formula="of:=IF([.H119]&lt;&gt;&quot;&quot;;VLOOKUP([.$H119]&amp;&quot; &quot;;['OOMLOUT-OOMP'.$H$3:.$H$829];1;0);&quot;&quot;)" office:value-type="string" office:string-value="304090016 ">
            <text:p>304090016 </text:p>
          </table:table-cell>
          <table:table-cell table:formula="of:=IF(ISNA([.K119]);1;&quot;&quot;)">
            <text:p/>
          </table:table-cell>
          <table:table-cell/>
        </table:table-row>
        <table:table-row table:style-name="ro1">
          <table:table-cell table:formula="of:=IF(['OOMLOUT-OOMP'.A119]&lt;&gt;&quot;&quot;;['OOMLOUT-OOMP'.A119];&quot;&quot;)" office:value-type="string" office:string-value="CRHO-I01-B-04PI-01">
            <text:p>CRHO-I01-B-04PI-01</text:p>
          </table:table-cell>
          <table:table-cell table:formula="of:=IF(['OOMLOUT-OOMP'.B119]&lt;&gt;&quot;&quot;;['OOMLOUT-OOMP'.B119];&quot;&quot;)" office:value-type="string" office:string-value="2.54 mm 4 Pin Black Crimp Housing">
            <text:p>2.54 mm 4 Pin Black Crimp Housing</text:p>
          </table:table-cell>
          <table:table-cell table:formula="of:=IF(['OOMLOUT-OOMP'.B119]&lt;&gt;&quot;&quot;;['OOMLOUT-OOMP'.H119];&quot;&quot;)" office:value-type="float" office:value="0">
            <text:p>0</text:p>
          </table:table-cell>
          <table:table-cell table:formula="of:==IF([.A120]&lt;&gt;&quot;&quot;;VLOOKUP(VALUE([.C120]);['SEEED OPL'.$A$4:.$A$534];1;0);&quot;&quot;)" office:value-type="float" office:value="0">
            <text:p>#N/A</text:p>
          </table:table-cell>
          <table:table-cell table:formula="of:=IF([.A120]&lt;&gt;&quot;&quot;;VLOOKUP(VALUE([.C12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0]&lt;&gt;&quot;&quot;;['SEEED OPL'.A120];&quot;&quot;)" office:value-type="float" office:value="304090058">
            <text:p>304090058</text:p>
          </table:table-cell>
          <table:table-cell table:formula="of:=IF(['SEEED OPL'.B120]&lt;&gt;&quot;&quot;;['SEEED OPL'.B120];&quot;&quot;)" office:value-type="string" office:string-value="504WC">
            <text:p>504WC</text:p>
          </table:table-cell>
          <table:table-cell table:formula="of:=IF(['SEEED OPL'.C120]&lt;&gt;&quot;&quot;;['SEEED OPL'.C120];&quot;&quot;)" office:value-type="string" office:string-value="DIP LED Transparent-White">
            <text:p>DIP LED Transparent-White</text:p>
          </table:table-cell>
          <table:table-cell table:formula="of:=IF([.H120]&lt;&gt;&quot;&quot;;VLOOKUP([.$H120]&amp;&quot; &quot;;['OOMLOUT-OOMP'.$H$3:.$H$829];1;0);&quot;&quot;)" office:value-type="string" office:string-value="304090058 ">
            <text:p>304090058 </text:p>
          </table:table-cell>
          <table:table-cell table:formula="of:=IF(ISNA([.K120]);1;&quot;&quot;)">
            <text:p/>
          </table:table-cell>
          <table:table-cell/>
        </table:table-row>
        <table:table-row table:style-name="ro1">
          <table:table-cell table:formula="of:=IF(['OOMLOUT-OOMP'.A120]&lt;&gt;&quot;&quot;;['OOMLOUT-OOMP'.A120];&quot;&quot;)" office:value-type="string" office:string-value="CRHO-I01-B-05PI-01">
            <text:p>CRHO-I01-B-05PI-01</text:p>
          </table:table-cell>
          <table:table-cell table:formula="of:=IF(['OOMLOUT-OOMP'.B120]&lt;&gt;&quot;&quot;;['OOMLOUT-OOMP'.B120];&quot;&quot;)" office:value-type="string" office:string-value="2.54 mm 5 Pin Black Crimp Housing">
            <text:p>2.54 mm 5 Pin Black Crimp Housing</text:p>
          </table:table-cell>
          <table:table-cell table:formula="of:=IF(['OOMLOUT-OOMP'.B120]&lt;&gt;&quot;&quot;;['OOMLOUT-OOMP'.H120];&quot;&quot;)" office:value-type="float" office:value="0">
            <text:p>0</text:p>
          </table:table-cell>
          <table:table-cell table:formula="of:==IF([.A121]&lt;&gt;&quot;&quot;;VLOOKUP(VALUE([.C121]);['SEEED OPL'.$A$4:.$A$534];1;0);&quot;&quot;)" office:value-type="float" office:value="0">
            <text:p>#N/A</text:p>
          </table:table-cell>
          <table:table-cell table:formula="of:=IF([.A121]&lt;&gt;&quot;&quot;;VLOOKUP(VALUE([.C12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1]&lt;&gt;&quot;&quot;;['SEEED OPL'.A121];&quot;&quot;)" office:value-type="float" office:value="304060001">
            <text:p>304060001</text:p>
          </table:table-cell>
          <table:table-cell table:formula="of:=IF(['SEEED OPL'.B121]&lt;&gt;&quot;&quot;;['SEEED OPL'.B121];&quot;&quot;)" office:value-type="string" office:string-value="CESD5V0D1">
            <text:p>CESD5V0D1</text:p>
          </table:table-cell>
          <table:table-cell table:formula="of:=IF(['SEEED OPL'.C121]&lt;&gt;&quot;&quot;;['SEEED OPL'.C121];&quot;&quot;)" office:value-type="string" office:string-value="SMD Diode ESD 6.2V-250mW">
            <text:p>SMD Diode ESD 6.2V-250mW</text:p>
          </table:table-cell>
          <table:table-cell table:formula="of:=IF([.H121]&lt;&gt;&quot;&quot;;VLOOKUP([.$H121]&amp;&quot; &quot;;['OOMLOUT-OOMP'.$H$3:.$H$829];1;0);&quot;&quot;)" office:value-type="string" office:string-value="304060001 ">
            <text:p>304060001 </text:p>
          </table:table-cell>
          <table:table-cell table:formula="of:=IF(ISNA([.K121]);1;&quot;&quot;)">
            <text:p/>
          </table:table-cell>
          <table:table-cell/>
        </table:table-row>
        <table:table-row table:style-name="ro1">
          <table:table-cell table:formula="of:=IF(['OOMLOUT-OOMP'.A121]&lt;&gt;&quot;&quot;;['OOMLOUT-OOMP'.A121];&quot;&quot;)" office:value-type="string" office:string-value="CRHO-I01-B-06PI-01">
            <text:p>CRHO-I01-B-06PI-01</text:p>
          </table:table-cell>
          <table:table-cell table:formula="of:=IF(['OOMLOUT-OOMP'.B121]&lt;&gt;&quot;&quot;;['OOMLOUT-OOMP'.B121];&quot;&quot;)" office:value-type="string" office:string-value="2.54 mm 6 Pin Black Crimp Housing">
            <text:p>2.54 mm 6 Pin Black Crimp Housing</text:p>
          </table:table-cell>
          <table:table-cell table:formula="of:=IF(['OOMLOUT-OOMP'.B121]&lt;&gt;&quot;&quot;;['OOMLOUT-OOMP'.H121];&quot;&quot;)" office:value-type="float" office:value="0">
            <text:p>0</text:p>
          </table:table-cell>
          <table:table-cell table:formula="of:==IF([.A122]&lt;&gt;&quot;&quot;;VLOOKUP(VALUE([.C122]);['SEEED OPL'.$A$4:.$A$534];1;0);&quot;&quot;)" office:value-type="float" office:value="0">
            <text:p>#N/A</text:p>
          </table:table-cell>
          <table:table-cell table:formula="of:=IF([.A122]&lt;&gt;&quot;&quot;;VLOOKUP(VALUE([.C12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2]&lt;&gt;&quot;&quot;;['SEEED OPL'.A122];&quot;&quot;)" office:value-type="float" office:value="304010008">
            <text:p>304010008</text:p>
          </table:table-cell>
          <table:table-cell table:formula="of:=IF(['SEEED OPL'.B122]&lt;&gt;&quot;&quot;;['SEEED OPL'.B122];&quot;&quot;)" office:value-type="string" office:string-value="1N4004">
            <text:p>1N4004</text:p>
          </table:table-cell>
          <table:table-cell table:formula="of:=IF(['SEEED OPL'.C122]&lt;&gt;&quot;&quot;;['SEEED OPL'.C122];&quot;&quot;)" office:value-type="string" office:string-value="DIP Diode Rectifier 400V-1A">
            <text:p>DIP Diode Rectifier 400V-1A</text:p>
          </table:table-cell>
          <table:table-cell table:formula="of:=IF([.H122]&lt;&gt;&quot;&quot;;VLOOKUP([.$H122]&amp;&quot; &quot;;['OOMLOUT-OOMP'.$H$3:.$H$829];1;0);&quot;&quot;)" office:value-type="string" office:string-value="304010008 ">
            <text:p>304010008 </text:p>
          </table:table-cell>
          <table:table-cell table:formula="of:=IF(ISNA([.K122]);1;&quot;&quot;)">
            <text:p/>
          </table:table-cell>
          <table:table-cell/>
        </table:table-row>
        <table:table-row table:style-name="ro1">
          <table:table-cell table:formula="of:=IF(['OOMLOUT-OOMP'.A122]&lt;&gt;&quot;&quot;;['OOMLOUT-OOMP'.A122];&quot;&quot;)" office:value-type="string" office:string-value="CRHO-I01-B-08PI-01">
            <text:p>CRHO-I01-B-08PI-01</text:p>
          </table:table-cell>
          <table:table-cell table:formula="of:=IF(['OOMLOUT-OOMP'.B122]&lt;&gt;&quot;&quot;;['OOMLOUT-OOMP'.B122];&quot;&quot;)" office:value-type="string" office:string-value="2.54 mm 8 Pin Black Crimp Housing">
            <text:p>2.54 mm 8 Pin Black Crimp Housing</text:p>
          </table:table-cell>
          <table:table-cell table:formula="of:=IF(['OOMLOUT-OOMP'.B122]&lt;&gt;&quot;&quot;;['OOMLOUT-OOMP'.H122];&quot;&quot;)" office:value-type="float" office:value="0">
            <text:p>0</text:p>
          </table:table-cell>
          <table:table-cell table:formula="of:==IF([.A123]&lt;&gt;&quot;&quot;;VLOOKUP(VALUE([.C123]);['SEEED OPL'.$A$4:.$A$534];1;0);&quot;&quot;)" office:value-type="float" office:value="0">
            <text:p>#N/A</text:p>
          </table:table-cell>
          <table:table-cell table:formula="of:=IF([.A123]&lt;&gt;&quot;&quot;;VLOOKUP(VALUE([.C12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3]&lt;&gt;&quot;&quot;;['SEEED OPL'.A123];&quot;&quot;)" office:value-type="float" office:value="304040011">
            <text:p>304040011</text:p>
          </table:table-cell>
          <table:table-cell table:formula="of:=IF(['SEEED OPL'.B123]&lt;&gt;&quot;&quot;;['SEEED OPL'.B123];&quot;&quot;)" office:value-type="string" office:string-value="LL4148ST">
            <text:p>LL4148ST</text:p>
          </table:table-cell>
          <table:table-cell table:formula="of:=IF(['SEEED OPL'.C123]&lt;&gt;&quot;&quot;;['SEEED OPL'.C123];&quot;&quot;)" office:value-type="string" office:string-value="SMD Diode Switching 75V-200mA">
            <text:p>SMD Diode Switching 75V-200mA</text:p>
          </table:table-cell>
          <table:table-cell table:formula="of:=IF([.H123]&lt;&gt;&quot;&quot;;VLOOKUP([.$H123]&amp;&quot; &quot;;['OOMLOUT-OOMP'.$H$3:.$H$829];1;0);&quot;&quot;)" office:value-type="string" office:string-value="304040011 ">
            <text:p>304040011 </text:p>
          </table:table-cell>
          <table:table-cell table:formula="of:=IF(ISNA([.K123]);1;&quot;&quot;)">
            <text:p/>
          </table:table-cell>
          <table:table-cell/>
        </table:table-row>
        <table:table-row table:style-name="ro1">
          <table:table-cell table:formula="of:=IF(['OOMLOUT-OOMP'.A123]&lt;&gt;&quot;&quot;;['OOMLOUT-OOMP'.A123];&quot;&quot;)" office:value-type="string" office:string-value="CRHO-I01-B-10PI-01">
            <text:p>CRHO-I01-B-10PI-01</text:p>
          </table:table-cell>
          <table:table-cell table:formula="of:=IF(['OOMLOUT-OOMP'.B123]&lt;&gt;&quot;&quot;;['OOMLOUT-OOMP'.B123];&quot;&quot;)" office:value-type="string" office:string-value="2.54 mm 10 Pin Black Crimp Housing">
            <text:p>2.54 mm 10 Pin Black Crimp Housing</text:p>
          </table:table-cell>
          <table:table-cell table:formula="of:=IF(['OOMLOUT-OOMP'.B123]&lt;&gt;&quot;&quot;;['OOMLOUT-OOMP'.H123];&quot;&quot;)" office:value-type="float" office:value="0">
            <text:p>0</text:p>
          </table:table-cell>
          <table:table-cell table:formula="of:==IF([.A124]&lt;&gt;&quot;&quot;;VLOOKUP(VALUE([.C124]);['SEEED OPL'.$A$4:.$A$534];1;0);&quot;&quot;)" office:value-type="float" office:value="0">
            <text:p>#N/A</text:p>
          </table:table-cell>
          <table:table-cell table:formula="of:=IF([.A124]&lt;&gt;&quot;&quot;;VLOOKUP(VALUE([.C1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4]&lt;&gt;&quot;&quot;;['SEEED OPL'.A124];&quot;&quot;)" office:value-type="float" office:value="304050003">
            <text:p>304050003</text:p>
          </table:table-cell>
          <table:table-cell table:formula="of:=IF(['SEEED OPL'.B124]&lt;&gt;&quot;&quot;;['SEEED OPL'.B124];&quot;&quot;)" office:value-type="string" office:string-value="CESD5V0AP">
            <text:p>CESD5V0AP</text:p>
          </table:table-cell>
          <table:table-cell table:formula="of:=IF(['SEEED OPL'.C124]&lt;&gt;&quot;&quot;;['SEEED OPL'.C124];&quot;&quot;)" office:value-type="string" office:string-value="SMD Diode TVS 5V-225mW">
            <text:p>SMD Diode TVS 5V-225mW</text:p>
          </table:table-cell>
          <table:table-cell table:formula="of:=IF([.H124]&lt;&gt;&quot;&quot;;VLOOKUP([.$H124]&amp;&quot; &quot;;['OOMLOUT-OOMP'.$H$3:.$H$829];1;0);&quot;&quot;)" office:value-type="string" office:string-value="304050003 ">
            <text:p>304050003 </text:p>
          </table:table-cell>
          <table:table-cell table:formula="of:=IF(ISNA([.K124]);1;&quot;&quot;)">
            <text:p/>
          </table:table-cell>
          <table:table-cell/>
        </table:table-row>
        <table:table-row table:style-name="ro1">
          <table:table-cell table:formula="of:=IF(['OOMLOUT-OOMP'.A124]&lt;&gt;&quot;&quot;;['OOMLOUT-OOMP'.A124];&quot;&quot;)" office:value-type="string" office:string-value="DBCO-DB09-X-THTH-ML">
            <text:p>DBCO-DB09-X-THTH-ML</text:p>
          </table:table-cell>
          <table:table-cell table:formula="of:=IF(['OOMLOUT-OOMP'.B124]&lt;&gt;&quot;&quot;;['OOMLOUT-OOMP'.B124];&quot;&quot;)" office:value-type="string" office:string-value="DB9 Connector Male">
            <text:p>DB9 Connector Male</text:p>
          </table:table-cell>
          <table:table-cell table:formula="of:=IF(['OOMLOUT-OOMP'.B124]&lt;&gt;&quot;&quot;;['OOMLOUT-OOMP'.H124];&quot;&quot;)" office:value-type="string" office:string-value="320110017 ">
            <text:p>320110017 </text:p>
          </table:table-cell>
          <table:table-cell table:formula="of:==IF([.A125]&lt;&gt;&quot;&quot;;VLOOKUP(VALUE([.C125]);['SEEED OPL'.$A$4:.$A$534];1;0);&quot;&quot;)" office:value-type="float" office:value="0">
            <text:p>#N/A</text:p>
          </table:table-cell>
          <table:table-cell table:formula="of:=IF([.A125]&lt;&gt;&quot;&quot;;VLOOKUP(VALUE([.C12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5]&lt;&gt;&quot;&quot;;['SEEED OPL'.A125];&quot;&quot;)" office:value-type="float" office:value="304020028">
            <text:p>304020028</text:p>
          </table:table-cell>
          <table:table-cell table:formula="of:=IF(['SEEED OPL'.B125]&lt;&gt;&quot;&quot;;['SEEED OPL'.B125];&quot;&quot;)" office:value-type="string" office:string-value="MBR0520LT1G">
            <text:p>MBR0520LT1G</text:p>
          </table:table-cell>
          <table:table-cell table:formula="of:=IF(['SEEED OPL'.C125]&lt;&gt;&quot;&quot;;['SEEED OPL'.C125];&quot;&quot;)" office:value-type="string" office:string-value="SMD Diode Schottky 20V-500mA">
            <text:p>SMD Diode Schottky 20V-500mA</text:p>
          </table:table-cell>
          <table:table-cell table:formula="of:=IF([.H125]&lt;&gt;&quot;&quot;;VLOOKUP([.$H125]&amp;&quot; &quot;;['OOMLOUT-OOMP'.$H$3:.$H$829];1;0);&quot;&quot;)" office:value-type="float" office:value="0">
            <text:p>#N/A</text:p>
          </table:table-cell>
          <table:table-cell table:formula="of:=IF(ISNA([.K125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125]&lt;&gt;&quot;&quot;;['OOMLOUT-OOMP'.A125];&quot;&quot;)" office:value-type="string" office:string-value="DCJP-21D-X-THTH-01">
            <text:p>DCJP-21D-X-THTH-01</text:p>
          </table:table-cell>
          <table:table-cell table:formula="of:=IF(['OOMLOUT-OOMP'.B125]&lt;&gt;&quot;&quot;;['OOMLOUT-OOMP'.B125];&quot;&quot;)" office:value-type="string" office:string-value="2.1 mm Through Hole DC Jack">
            <text:p>2.1 mm Through Hole DC Jack</text:p>
          </table:table-cell>
          <table:table-cell table:formula="of:=IF(['OOMLOUT-OOMP'.B125]&lt;&gt;&quot;&quot;;['OOMLOUT-OOMP'.H125];&quot;&quot;)" office:value-type="string" office:string-value="320120003 ">
            <text:p>320120003 </text:p>
          </table:table-cell>
          <table:table-cell table:formula="of:==IF([.A126]&lt;&gt;&quot;&quot;;VLOOKUP(VALUE([.C126]);['SEEED OPL'.$A$4:.$A$534];1;0);&quot;&quot;)" office:value-type="float" office:value="320120003">
            <text:p>320120003</text:p>
          </table:table-cell>
          <table:table-cell table:formula="of:=IF([.A126]&lt;&gt;&quot;&quot;;VLOOKUP(VALUE([.C126]);['SEEED OPL'.$A$4:.$B$534];2;0);&quot;&quot;)" office:value-type="string" office:string-value="DC-005">
            <text:p>DC-005</text:p>
          </table:table-cell>
          <table:table-cell table:number-columns-repeated="2"/>
          <table:table-cell table:formula="of:=IF(['SEEED OPL'.A126]&lt;&gt;&quot;&quot;;['SEEED OPL'.A126];&quot;&quot;)" office:value-type="float" office:value="304020034">
            <text:p>304020034</text:p>
          </table:table-cell>
          <table:table-cell table:formula="of:=IF(['SEEED OPL'.B126]&lt;&gt;&quot;&quot;;['SEEED OPL'.B126];&quot;&quot;)" office:value-type="string" office:string-value="B5819W">
            <text:p>B5819W</text:p>
          </table:table-cell>
          <table:table-cell table:formula="of:=IF(['SEEED OPL'.C126]&lt;&gt;&quot;&quot;;['SEEED OPL'.C126];&quot;&quot;)" office:value-type="string" office:string-value="SMD Diode Schottky 20V-1A">
            <text:p>SMD Diode Schottky 20V-1A</text:p>
          </table:table-cell>
          <table:table-cell table:formula="of:=IF([.H126]&lt;&gt;&quot;&quot;;VLOOKUP([.$H126]&amp;&quot; &quot;;['OOMLOUT-OOMP'.$H$3:.$H$829];1;0);&quot;&quot;)" office:value-type="string" office:string-value="304020034 ">
            <text:p>304020034 </text:p>
          </table:table-cell>
          <table:table-cell table:formula="of:=IF(ISNA([.K126]);1;&quot;&quot;)">
            <text:p/>
          </table:table-cell>
          <table:table-cell/>
        </table:table-row>
        <table:table-row table:style-name="ro1">
          <table:table-cell table:formula="of:=IF(['OOMLOUT-OOMP'.A126]&lt;&gt;&quot;&quot;;['OOMLOUT-OOMP'.A126];&quot;&quot;)" office:value-type="string" office:string-value="DCJP-21D-X-THTH-02">
            <text:p>DCJP-21D-X-THTH-02</text:p>
          </table:table-cell>
          <table:table-cell table:formula="of:=IF(['OOMLOUT-OOMP'.B126]&lt;&gt;&quot;&quot;;['OOMLOUT-OOMP'.B126];&quot;&quot;)" office:value-type="string" office:string-value="2.1 mm Through Hole DC Jack">
            <text:p>2.1 mm Through Hole DC Jack</text:p>
          </table:table-cell>
          <table:table-cell table:formula="of:=IF(['OOMLOUT-OOMP'.B126]&lt;&gt;&quot;&quot;;['OOMLOUT-OOMP'.H126];&quot;&quot;)" office:value-type="string" office:string-value="320120002 ">
            <text:p>320120002 </text:p>
          </table:table-cell>
          <table:table-cell table:formula="of:==IF([.A127]&lt;&gt;&quot;&quot;;VLOOKUP(VALUE([.C127]);['SEEED OPL'.$A$4:.$A$534];1;0);&quot;&quot;)" office:value-type="float" office:value="320120002">
            <text:p>320120002</text:p>
          </table:table-cell>
          <table:table-cell table:formula="of:=IF([.A127]&lt;&gt;&quot;&quot;;VLOOKUP(VALUE([.C127]);['SEEED OPL'.$A$4:.$B$534];2;0);&quot;&quot;)" office:value-type="float" office:value="0">
            <text:p/>
          </table:table-cell>
          <table:table-cell table:number-columns-repeated="2"/>
          <table:table-cell table:formula="of:=IF(['SEEED OPL'.A127]&lt;&gt;&quot;&quot;;['SEEED OPL'.A127];&quot;&quot;)" office:value-type="float" office:value="304020027">
            <text:p>304020027</text:p>
          </table:table-cell>
          <table:table-cell table:formula="of:=IF(['SEEED OPL'.B127]&lt;&gt;&quot;&quot;;['SEEED OPL'.B127];&quot;&quot;)" office:value-type="string" office:string-value="1N5819">
            <text:p>1N5819</text:p>
          </table:table-cell>
          <table:table-cell table:formula="of:=IF(['SEEED OPL'.C127]&lt;&gt;&quot;&quot;;['SEEED OPL'.C127];&quot;&quot;)" office:value-type="string" office:string-value="SMD Diode Schottky 40V-1A">
            <text:p>SMD Diode Schottky 40V-1A</text:p>
          </table:table-cell>
          <table:table-cell table:formula="of:=IF([.H127]&lt;&gt;&quot;&quot;;VLOOKUP([.$H127]&amp;&quot; &quot;;['OOMLOUT-OOMP'.$H$3:.$H$829];1;0);&quot;&quot;)" office:value-type="string" office:string-value="304020027 ">
            <text:p>304020027 </text:p>
          </table:table-cell>
          <table:table-cell table:formula="of:=IF(ISNA([.K127]);1;&quot;&quot;)">
            <text:p/>
          </table:table-cell>
          <table:table-cell/>
        </table:table-row>
        <table:table-row table:style-name="ro1">
          <table:table-cell table:formula="of:=IF(['OOMLOUT-OOMP'.A127]&lt;&gt;&quot;&quot;;['OOMLOUT-OOMP'.A127];&quot;&quot;)" office:value-type="string" office:string-value="DIOD-1206-X-A015D-01">
            <text:p>DIOD-1206-X-A015D-01</text:p>
          </table:table-cell>
          <table:table-cell table:formula="of:=IF(['OOMLOUT-OOMP'.B127]&lt;&gt;&quot;&quot;;['OOMLOUT-OOMP'.B127];&quot;&quot;)" office:value-type="string" office:string-value="SMD (1206) 150 mA Diode 75v">
            <text:p>SMD (1206) 150 mA Diode 75v</text:p>
          </table:table-cell>
          <table:table-cell table:formula="of:=IF(['OOMLOUT-OOMP'.B127]&lt;&gt;&quot;&quot;;['OOMLOUT-OOMP'.H127];&quot;&quot;)" office:value-type="string" office:string-value="304040005 ">
            <text:p>304040005 </text:p>
          </table:table-cell>
          <table:table-cell table:formula="of:==IF([.A128]&lt;&gt;&quot;&quot;;VLOOKUP(VALUE([.C128]);['SEEED OPL'.$A$4:.$A$534];1;0);&quot;&quot;)" office:value-type="float" office:value="304040005">
            <text:p>304040005</text:p>
          </table:table-cell>
          <table:table-cell table:formula="of:=IF([.A128]&lt;&gt;&quot;&quot;;VLOOKUP(VALUE([.C128]);['SEEED OPL'.$A$4:.$B$534];2;0);&quot;&quot;)" office:value-type="string" office:string-value="CD1206-S01575">
            <text:p>CD1206-S01575</text:p>
          </table:table-cell>
          <table:table-cell table:number-columns-repeated="2"/>
          <table:table-cell table:formula="of:=IF(['SEEED OPL'.A128]&lt;&gt;&quot;&quot;;['SEEED OPL'.A128];&quot;&quot;)" office:value-type="float" office:value="304020021">
            <text:p>304020021</text:p>
          </table:table-cell>
          <table:table-cell table:formula="of:=IF(['SEEED OPL'.B128]&lt;&gt;&quot;&quot;;['SEEED OPL'.B128];&quot;&quot;)" office:value-type="string" office:string-value="SS54B">
            <text:p>SS54B</text:p>
          </table:table-cell>
          <table:table-cell table:formula="of:=IF(['SEEED OPL'.C128]&lt;&gt;&quot;&quot;;['SEEED OPL'.C128];&quot;&quot;)" office:value-type="string" office:string-value="SMD Diode Schottky 28V-5A">
            <text:p>SMD Diode Schottky 28V-5A</text:p>
          </table:table-cell>
          <table:table-cell table:formula="of:=IF([.H128]&lt;&gt;&quot;&quot;;VLOOKUP([.$H128]&amp;&quot; &quot;;['OOMLOUT-OOMP'.$H$3:.$H$829];1;0);&quot;&quot;)" office:value-type="string" office:string-value="304020021 ">
            <text:p>304020021 </text:p>
          </table:table-cell>
          <table:table-cell table:formula="of:=IF(ISNA([.K128]);1;&quot;&quot;)">
            <text:p/>
          </table:table-cell>
          <table:table-cell/>
        </table:table-row>
        <table:table-row table:style-name="ro1">
          <table:table-cell table:formula="of:=IF(['OOMLOUT-OOMP'.A128]&lt;&gt;&quot;&quot;;['OOMLOUT-OOMP'.A128];&quot;&quot;)" office:value-type="string" office:string-value="DIOD-D214-X-A01-01">
            <text:p>DIOD-D214-X-A01-01</text:p>
          </table:table-cell>
          <table:table-cell table:formula="of:=IF(['OOMLOUT-OOMP'.B128]&lt;&gt;&quot;&quot;;['OOMLOUT-OOMP'.B128];&quot;&quot;)" office:value-type="string" office:string-value="SMD (DO-214) 1 Amp Diode">
            <text:p>SMD (DO-214) 1 Amp Diode</text:p>
          </table:table-cell>
          <table:table-cell table:formula="of:=IF(['OOMLOUT-OOMP'.B128]&lt;&gt;&quot;&quot;;['OOMLOUT-OOMP'.H128];&quot;&quot;)" office:value-type="string" office:string-value="304010013 ">
            <text:p>304010013 </text:p>
          </table:table-cell>
          <table:table-cell table:formula="of:==IF([.A129]&lt;&gt;&quot;&quot;;VLOOKUP(VALUE([.C129]);['SEEED OPL'.$A$4:.$A$534];1;0);&quot;&quot;)" office:value-type="float" office:value="304010013">
            <text:p>304010013</text:p>
          </table:table-cell>
          <table:table-cell table:formula="of:=IF([.A129]&lt;&gt;&quot;&quot;;VLOOKUP(VALUE([.C129]);['SEEED OPL'.$A$4:.$B$534];2;0);&quot;&quot;)" office:value-type="string" office:string-value="1N4007">
            <text:p>1N4007</text:p>
          </table:table-cell>
          <table:table-cell table:number-columns-repeated="2"/>
          <table:table-cell table:formula="of:=IF(['SEEED OPL'.A129]&lt;&gt;&quot;&quot;;['SEEED OPL'.A129];&quot;&quot;)" office:value-type="float" office:value="304010013">
            <text:p>304010013</text:p>
          </table:table-cell>
          <table:table-cell table:formula="of:=IF(['SEEED OPL'.B129]&lt;&gt;&quot;&quot;;['SEEED OPL'.B129];&quot;&quot;)" office:value-type="string" office:string-value="1N4007">
            <text:p>1N4007</text:p>
          </table:table-cell>
          <table:table-cell table:formula="of:=IF(['SEEED OPL'.C129]&lt;&gt;&quot;&quot;;['SEEED OPL'.C129];&quot;&quot;)" office:value-type="string" office:string-value="SMD Diode Rectifier 1KV-1A">
            <text:p>SMD Diode Rectifier 1KV-1A</text:p>
          </table:table-cell>
          <table:table-cell table:formula="of:=IF([.H129]&lt;&gt;&quot;&quot;;VLOOKUP([.$H129]&amp;&quot; &quot;;['OOMLOUT-OOMP'.$H$3:.$H$829];1;0);&quot;&quot;)" office:value-type="string" office:string-value="304010013 ">
            <text:p>304010013 </text:p>
          </table:table-cell>
          <table:table-cell table:formula="of:=IF(ISNA([.K129]);1;&quot;&quot;)">
            <text:p/>
          </table:table-cell>
          <table:table-cell/>
        </table:table-row>
        <table:table-row table:style-name="ro1">
          <table:table-cell table:formula="of:=IF(['OOMLOUT-OOMP'.A129]&lt;&gt;&quot;&quot;;['OOMLOUT-OOMP'.A129];&quot;&quot;)" office:value-type="string" office:string-value="DIOD-I03-X-A01-VC">
            <text:p>DIOD-I03-X-A01-VC</text:p>
          </table:table-cell>
          <table:table-cell table:formula="of:=IF(['OOMLOUT-OOMP'.B129]&lt;&gt;&quot;&quot;;['OOMLOUT-OOMP'.B129];&quot;&quot;)" office:value-type="string" office:string-value="7.62 mm 1 Amp Diode 50v">
            <text:p>7.62 mm 1 Amp Diode 50v</text:p>
          </table:table-cell>
          <table:table-cell table:formula="of:=IF(['OOMLOUT-OOMP'.B129]&lt;&gt;&quot;&quot;;['OOMLOUT-OOMP'.H129];&quot;&quot;)" office:value-type="float" office:value="0">
            <text:p>0</text:p>
          </table:table-cell>
          <table:table-cell table:formula="of:==IF([.A130]&lt;&gt;&quot;&quot;;VLOOKUP(VALUE([.C130]);['SEEED OPL'.$A$4:.$A$534];1;0);&quot;&quot;)" office:value-type="float" office:value="0">
            <text:p>#N/A</text:p>
          </table:table-cell>
          <table:table-cell table:formula="of:=IF([.A130]&lt;&gt;&quot;&quot;;VLOOKUP(VALUE([.C13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30]&lt;&gt;&quot;&quot;;['SEEED OPL'.A130];&quot;&quot;)" office:value-type="float" office:value="304040016">
            <text:p>304040016</text:p>
          </table:table-cell>
          <table:table-cell table:formula="of:=IF(['SEEED OPL'.B130]&lt;&gt;&quot;&quot;;['SEEED OPL'.B130];&quot;&quot;)" office:value-type="string" office:string-value="1N4148">
            <text:p>1N4148</text:p>
          </table:table-cell>
          <table:table-cell table:formula="of:=IF(['SEEED OPL'.C130]&lt;&gt;&quot;&quot;;['SEEED OPL'.C130];&quot;&quot;)" office:value-type="string" office:string-value="SMD Diode Switching 53V-300mA">
            <text:p>SMD Diode Switching 53V-300mA</text:p>
          </table:table-cell>
          <table:table-cell table:formula="of:=IF([.H130]&lt;&gt;&quot;&quot;;VLOOKUP([.$H130]&amp;&quot; &quot;;['OOMLOUT-OOMP'.$H$3:.$H$829];1;0);&quot;&quot;)" office:value-type="string" office:string-value="304040016 ">
            <text:p>304040016 </text:p>
          </table:table-cell>
          <table:table-cell table:formula="of:=IF(ISNA([.K130]);1;&quot;&quot;)">
            <text:p/>
          </table:table-cell>
          <table:table-cell/>
        </table:table-row>
        <table:table-row table:style-name="ro1">
          <table:table-cell table:formula="of:=IF(['OOMLOUT-OOMP'.A130]&lt;&gt;&quot;&quot;;['OOMLOUT-OOMP'.A130];&quot;&quot;)" office:value-type="string" office:string-value="DIOD-I03-X-A01-VI">
            <text:p>DIOD-I03-X-A01-VI</text:p>
          </table:table-cell>
          <table:table-cell table:formula="of:=IF(['OOMLOUT-OOMP'.B130]&lt;&gt;&quot;&quot;;['OOMLOUT-OOMP'.B130];&quot;&quot;)" office:value-type="string" office:string-value="7.62 mm 1 Amp Diode 400v">
            <text:p>7.62 mm 1 Amp Diode 400v</text:p>
          </table:table-cell>
          <table:table-cell table:formula="of:=IF(['OOMLOUT-OOMP'.B130]&lt;&gt;&quot;&quot;;['OOMLOUT-OOMP'.H130];&quot;&quot;)" office:value-type="string" office:string-value="304010008 ">
            <text:p>304010008 </text:p>
          </table:table-cell>
          <table:table-cell table:formula="of:==IF([.A131]&lt;&gt;&quot;&quot;;VLOOKUP(VALUE([.C131]);['SEEED OPL'.$A$4:.$A$534];1;0);&quot;&quot;)" office:value-type="float" office:value="304010008">
            <text:p>304010008</text:p>
          </table:table-cell>
          <table:table-cell table:formula="of:=IF([.A131]&lt;&gt;&quot;&quot;;VLOOKUP(VALUE([.C131]);['SEEED OPL'.$A$4:.$B$534];2;0);&quot;&quot;)" office:value-type="string" office:string-value="1N4004">
            <text:p>1N4004</text:p>
          </table:table-cell>
          <table:table-cell table:number-columns-repeated="2"/>
          <table:table-cell table:formula="of:=IF(['SEEED OPL'.A131]&lt;&gt;&quot;&quot;;['SEEED OPL'.A131];&quot;&quot;)" office:value-type="float" office:value="304020032">
            <text:p>304020032</text:p>
          </table:table-cell>
          <table:table-cell table:formula="of:=IF(['SEEED OPL'.B131]&lt;&gt;&quot;&quot;;['SEEED OPL'.B131];&quot;&quot;)" office:value-type="string" office:string-value="SS0520-7-F">
            <text:p>SS0520-7-F</text:p>
          </table:table-cell>
          <table:table-cell table:formula="of:=IF(['SEEED OPL'.C131]&lt;&gt;&quot;&quot;;['SEEED OPL'.C131];&quot;&quot;)" office:value-type="string" office:string-value="SMD Diode Schottky 20V-500mA">
            <text:p>SMD Diode Schottky 20V-500mA</text:p>
          </table:table-cell>
          <table:table-cell table:formula="of:=IF([.H131]&lt;&gt;&quot;&quot;;VLOOKUP([.$H131]&amp;&quot; &quot;;['OOMLOUT-OOMP'.$H$3:.$H$829];1;0);&quot;&quot;)" office:value-type="float" office:value="0">
            <text:p>#N/A</text:p>
          </table:table-cell>
          <table:table-cell table:formula="of:=IF(ISNA([.K131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131]&lt;&gt;&quot;&quot;;['OOMLOUT-OOMP'.A131];&quot;&quot;)" office:value-type="string" office:string-value="DIOD-MMA-X-A02D-V7">
            <text:p>DIOD-MMA-X-A02D-V7</text:p>
          </table:table-cell>
          <table:table-cell table:formula="of:=IF(['OOMLOUT-OOMP'.B131]&lt;&gt;&quot;&quot;;['OOMLOUT-OOMP'.B131];&quot;&quot;)" office:value-type="string" office:string-value="SMD (Mini MELF) 200 mA Diode 75v">
            <text:p>SMD (Mini MELF) 200 mA Diode 75v</text:p>
          </table:table-cell>
          <table:table-cell table:formula="of:=IF(['OOMLOUT-OOMP'.B131]&lt;&gt;&quot;&quot;;['OOMLOUT-OOMP'.H131];&quot;&quot;)" office:value-type="string" office:string-value="304040011 ">
            <text:p>304040011 </text:p>
          </table:table-cell>
          <table:table-cell table:formula="of:==IF([.A132]&lt;&gt;&quot;&quot;;VLOOKUP(VALUE([.C132]);['SEEED OPL'.$A$4:.$A$534];1;0);&quot;&quot;)" office:value-type="float" office:value="304040011">
            <text:p>304040011</text:p>
          </table:table-cell>
          <table:table-cell table:formula="of:=IF([.A132]&lt;&gt;&quot;&quot;;VLOOKUP(VALUE([.C132]);['SEEED OPL'.$A$4:.$B$534];2;0);&quot;&quot;)" office:value-type="string" office:string-value="LL4148ST">
            <text:p>LL4148ST</text:p>
          </table:table-cell>
          <table:table-cell table:number-columns-repeated="2"/>
          <table:table-cell table:formula="of:=IF(['SEEED OPL'.A132]&lt;&gt;&quot;&quot;;['SEEED OPL'.A132];&quot;&quot;)" office:value-type="float" office:value="307010001">
            <text:p>307010001</text:p>
          </table:table-cell>
          <table:table-cell table:formula="of:=IF(['SEEED OPL'.B132]&lt;&gt;&quot;&quot;;['SEEED OPL'.B132];&quot;&quot;)" office:value-type="string" office:string-value="KT8-1000SMD1206">
            <text:p>KT8-1000SMD1206</text:p>
          </table:table-cell>
          <table:table-cell table:formula="of:=IF(['SEEED OPL'.C132]&lt;&gt;&quot;&quot;;['SEEED OPL'.C132];&quot;&quot;)" office:value-type="string" office:string-value="SMD PPTC 1A-15V">
            <text:p>SMD PPTC 1A-15V</text:p>
          </table:table-cell>
          <table:table-cell table:formula="of:=IF([.H132]&lt;&gt;&quot;&quot;;VLOOKUP([.$H132]&amp;&quot; &quot;;['OOMLOUT-OOMP'.$H$3:.$H$829];1;0);&quot;&quot;)" office:value-type="string" office:string-value="307010001 ">
            <text:p>307010001 </text:p>
          </table:table-cell>
          <table:table-cell table:formula="of:=IF(ISNA([.K132]);1;&quot;&quot;)">
            <text:p/>
          </table:table-cell>
          <table:table-cell/>
        </table:table-row>
        <table:table-row table:style-name="ro1">
          <table:table-cell table:formula="of:=IF(['OOMLOUT-OOMP'.A132]&lt;&gt;&quot;&quot;;['OOMLOUT-OOMP'.A132];&quot;&quot;)" office:value-type="string" office:string-value="DIOD-MMA-X-A03D-01">
            <text:p>DIOD-MMA-X-A03D-01</text:p>
          </table:table-cell>
          <table:table-cell table:formula="of:=IF(['OOMLOUT-OOMP'.B132]&lt;&gt;&quot;&quot;;['OOMLOUT-OOMP'.B132];&quot;&quot;)" office:value-type="string" office:string-value="SMD (Mini MELF) 300 mA Diode">
            <text:p>SMD (Mini MELF) 300 mA Diode</text:p>
          </table:table-cell>
          <table:table-cell table:formula="of:=IF(['OOMLOUT-OOMP'.B132]&lt;&gt;&quot;&quot;;['OOMLOUT-OOMP'.H132];&quot;&quot;)" office:value-type="string" office:string-value="304040016 ">
            <text:p>304040016 </text:p>
          </table:table-cell>
          <table:table-cell table:formula="of:==IF([.A133]&lt;&gt;&quot;&quot;;VLOOKUP(VALUE([.C133]);['SEEED OPL'.$A$4:.$A$534];1;0);&quot;&quot;)" office:value-type="float" office:value="304040016">
            <text:p>304040016</text:p>
          </table:table-cell>
          <table:table-cell table:formula="of:=IF([.A133]&lt;&gt;&quot;&quot;;VLOOKUP(VALUE([.C133]);['SEEED OPL'.$A$4:.$B$534];2;0);&quot;&quot;)" office:value-type="string" office:string-value="1N4148">
            <text:p>1N4148</text:p>
          </table:table-cell>
          <table:table-cell table:number-columns-repeated="2"/>
          <table:table-cell table:formula="of:=IF(['SEEED OPL'.A133]&lt;&gt;&quot;&quot;;['SEEED OPL'.A133];&quot;&quot;)" office:value-type="float" office:value="307010013">
            <text:p>307010013</text:p>
          </table:table-cell>
          <table:table-cell table:formula="of:=IF(['SEEED OPL'.B133]&lt;&gt;&quot;&quot;;['SEEED OPL'.B133];&quot;&quot;)" office:value-type="string" office:string-value="KT13-0750SMD">
            <text:p>KT13-0750SMD</text:p>
          </table:table-cell>
          <table:table-cell table:formula="of:=IF(['SEEED OPL'.C133]&lt;&gt;&quot;&quot;;['SEEED OPL'.C133];&quot;&quot;)" office:value-type="string" office:string-value="SMD PPTC 750mA-13.2V">
            <text:p>SMD PPTC 750mA-13.2V</text:p>
          </table:table-cell>
          <table:table-cell table:formula="of:=IF([.H133]&lt;&gt;&quot;&quot;;VLOOKUP([.$H133]&amp;&quot; &quot;;['OOMLOUT-OOMP'.$H$3:.$H$829];1;0);&quot;&quot;)" office:value-type="string" office:string-value="307010013 ">
            <text:p>307010013 </text:p>
          </table:table-cell>
          <table:table-cell table:formula="of:=IF(ISNA([.K133]);1;&quot;&quot;)">
            <text:p/>
          </table:table-cell>
          <table:table-cell/>
        </table:table-row>
        <table:table-row table:style-name="ro1">
          <table:table-cell table:formula="of:=IF(['OOMLOUT-OOMP'.A133]&lt;&gt;&quot;&quot;;['OOMLOUT-OOMP'.A133];&quot;&quot;)" office:value-type="string" office:string-value="DIOD-S123-X-A02D-V1">
            <text:p>DIOD-S123-X-A02D-V1</text:p>
          </table:table-cell>
          <table:table-cell table:formula="of:=IF(['OOMLOUT-OOMP'.B133]&lt;&gt;&quot;&quot;;['OOMLOUT-OOMP'.B133];&quot;&quot;)" office:value-type="string" office:string-value="SMD (SOD-123) 200 mA Diode 100v">
            <text:p>SMD (SOD-123) 200 mA Diode 100v</text:p>
          </table:table-cell>
          <table:table-cell table:formula="of:=IF(['OOMLOUT-OOMP'.B133]&lt;&gt;&quot;&quot;;['OOMLOUT-OOMP'.H133];&quot;&quot;)" office:value-type="string" office:string-value="304010007 ">
            <text:p>304010007 </text:p>
          </table:table-cell>
          <table:table-cell table:formula="of:==IF([.A134]&lt;&gt;&quot;&quot;;VLOOKUP(VALUE([.C134]);['SEEED OPL'.$A$4:.$A$534];1;0);&quot;&quot;)" office:value-type="float" office:value="304010007">
            <text:p>304010007</text:p>
          </table:table-cell>
          <table:table-cell table:formula="of:=IF([.A134]&lt;&gt;&quot;&quot;;VLOOKUP(VALUE([.C134]);['SEEED OPL'.$A$4:.$B$534];2;0);&quot;&quot;)" office:value-type="string" office:string-value="MMSD4148">
            <text:p>MMSD4148</text:p>
          </table:table-cell>
          <table:table-cell table:number-columns-repeated="2"/>
          <table:table-cell table:formula="of:=IF(['SEEED OPL'.A134]&lt;&gt;&quot;&quot;;['SEEED OPL'.A134];&quot;&quot;)" office:value-type="float" office:value="307010002">
            <text:p>307010002</text:p>
          </table:table-cell>
          <table:table-cell table:formula="of:=IF(['SEEED OPL'.B134]&lt;&gt;&quot;&quot;;['SEEED OPL'.B134];&quot;&quot;)">
            <text:p/>
          </table:table-cell>
          <table:table-cell table:formula="of:=IF(['SEEED OPL'.C134]&lt;&gt;&quot;&quot;;['SEEED OPL'.C134];&quot;&quot;)" office:value-type="string" office:string-value="SMD PPTC 750mA-16V">
            <text:p>SMD PPTC 750mA-16V</text:p>
          </table:table-cell>
          <table:table-cell table:formula="of:=IF([.H134]&lt;&gt;&quot;&quot;;VLOOKUP([.$H134]&amp;&quot; &quot;;['OOMLOUT-OOMP'.$H$3:.$H$829];1;0);&quot;&quot;)" office:value-type="string" office:string-value="307010002 ">
            <text:p>307010002 </text:p>
          </table:table-cell>
          <table:table-cell table:formula="of:=IF(ISNA([.K134]);1;&quot;&quot;)">
            <text:p/>
          </table:table-cell>
          <table:table-cell/>
        </table:table-row>
        <table:table-row table:style-name="ro1">
          <table:table-cell table:formula="of:=IF(['OOMLOUT-OOMP'.A134]&lt;&gt;&quot;&quot;;['OOMLOUT-OOMP'.A134];&quot;&quot;)" office:value-type="string" office:string-value="DIOD-S123-X-A03D-VG">
            <text:p>DIOD-S123-X-A03D-VG</text:p>
          </table:table-cell>
          <table:table-cell table:formula="of:=IF(['OOMLOUT-OOMP'.B134]&lt;&gt;&quot;&quot;;['OOMLOUT-OOMP'.B134];&quot;&quot;)" office:value-type="string" office:string-value="SMD (SOD-123) 300 mA Diode 20v">
            <text:p>SMD (SOD-123) 300 mA Diode 20v</text:p>
          </table:table-cell>
          <table:table-cell table:formula="of:=IF(['OOMLOUT-OOMP'.B134]&lt;&gt;&quot;&quot;;['OOMLOUT-OOMP'.H134];&quot;&quot;)" office:value-type="float" office:value="0">
            <text:p>0</text:p>
          </table:table-cell>
          <table:table-cell table:formula="of:==IF([.A135]&lt;&gt;&quot;&quot;;VLOOKUP(VALUE([.C135]);['SEEED OPL'.$A$4:.$A$534];1;0);&quot;&quot;)" office:value-type="float" office:value="0">
            <text:p>#N/A</text:p>
          </table:table-cell>
          <table:table-cell table:formula="of:=IF([.A135]&lt;&gt;&quot;&quot;;VLOOKUP(VALUE([.C13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35]&lt;&gt;&quot;&quot;;['SEEED OPL'.A135];&quot;&quot;)" office:value-type="float" office:value="310010049">
            <text:p>310010049</text:p>
          </table:table-cell>
          <table:table-cell table:formula="of:=IF(['SEEED OPL'.B135]&lt;&gt;&quot;&quot;;['SEEED OPL'.B135];&quot;&quot;)" office:value-type="string" office:string-value="ATMEGA328P-AU">
            <text:p>ATMEGA328P-AU</text:p>
          </table:table-cell>
          <table:table-cell table:formula="of:=IF(['SEEED OPL'.C135]&lt;&gt;&quot;&quot;;['SEEED OPL'.C135];&quot;&quot;)" office:value-type="string" office:string-value="SMD IC MCU;AVR;8-Bit;32KB;16MHz;1.8-5.5V">
            <text:p>SMD IC MCU;AVR;8-Bit;32KB;16MHz;1.8-5.5V</text:p>
          </table:table-cell>
          <table:table-cell table:formula="of:=IF([.H135]&lt;&gt;&quot;&quot;;VLOOKUP([.$H135]&amp;&quot; &quot;;['OOMLOUT-OOMP'.$H$3:.$H$829];1;0);&quot;&quot;)" office:value-type="string" office:string-value="310010049 ">
            <text:p>310010049 </text:p>
          </table:table-cell>
          <table:table-cell table:formula="of:=IF(ISNA([.K135]);1;&quot;&quot;)">
            <text:p/>
          </table:table-cell>
          <table:table-cell/>
        </table:table-row>
        <table:table-row table:style-name="ro1">
          <table:table-cell table:formula="of:=IF(['OOMLOUT-OOMP'.A135]&lt;&gt;&quot;&quot;;['OOMLOUT-OOMP'.A135];&quot;&quot;)" office:value-type="string" office:string-value="DIOD-S123-X-ESDP-01">
            <text:p>DIOD-S123-X-ESDP-01</text:p>
          </table:table-cell>
          <table:table-cell table:formula="of:=IF(['OOMLOUT-OOMP'.B135]&lt;&gt;&quot;&quot;;['OOMLOUT-OOMP'.B135];&quot;&quot;)" office:value-type="string" office:string-value="SMD (SOD-123) ESD Protection Diode">
            <text:p>SMD (SOD-123) ESD Protection Diode</text:p>
          </table:table-cell>
          <table:table-cell table:formula="of:=IF(['OOMLOUT-OOMP'.B135]&lt;&gt;&quot;&quot;;['OOMLOUT-OOMP'.H135];&quot;&quot;)" office:value-type="string" office:string-value="304060001 ">
            <text:p>304060001 </text:p>
          </table:table-cell>
          <table:table-cell table:formula="of:==IF([.A136]&lt;&gt;&quot;&quot;;VLOOKUP(VALUE([.C136]);['SEEED OPL'.$A$4:.$A$534];1;0);&quot;&quot;)" office:value-type="float" office:value="304060001">
            <text:p>304060001</text:p>
          </table:table-cell>
          <table:table-cell table:formula="of:=IF([.A136]&lt;&gt;&quot;&quot;;VLOOKUP(VALUE([.C136]);['SEEED OPL'.$A$4:.$B$534];2;0);&quot;&quot;)" office:value-type="string" office:string-value="CESD5V0D1">
            <text:p>CESD5V0D1</text:p>
          </table:table-cell>
          <table:table-cell table:number-columns-repeated="2"/>
          <table:table-cell table:formula="of:=IF(['SEEED OPL'.A136]&lt;&gt;&quot;&quot;;['SEEED OPL'.A136];&quot;&quot;)" office:value-type="float" office:value="310010051">
            <text:p>310010051</text:p>
          </table:table-cell>
          <table:table-cell table:formula="of:=IF(['SEEED OPL'.B136]&lt;&gt;&quot;&quot;;['SEEED OPL'.B136];&quot;&quot;)" office:value-type="string" office:string-value="ATMEGA328P-PU">
            <text:p>ATMEGA328P-PU</text:p>
          </table:table-cell>
          <table:table-cell table:formula="of:=IF(['SEEED OPL'.C136]&lt;&gt;&quot;&quot;;['SEEED OPL'.C136];&quot;&quot;)" office:value-type="string" office:string-value="DIP IC MCU;AVR;8-Bit;32KB;16MHz;1.8-5.5V">
            <text:p>DIP IC MCU;AVR;8-Bit;32KB;16MHz;1.8-5.5V</text:p>
          </table:table-cell>
          <table:table-cell table:formula="of:=IF([.H136]&lt;&gt;&quot;&quot;;VLOOKUP([.$H136]&amp;&quot; &quot;;['OOMLOUT-OOMP'.$H$3:.$H$829];1;0);&quot;&quot;)" office:value-type="string" office:string-value="310010051 ">
            <text:p>310010051 </text:p>
          </table:table-cell>
          <table:table-cell table:formula="of:=IF(ISNA([.K136]);1;&quot;&quot;)">
            <text:p/>
          </table:table-cell>
          <table:table-cell/>
        </table:table-row>
        <table:table-row table:style-name="ro1">
          <table:table-cell table:formula="of:=IF(['OOMLOUT-OOMP'.A136]&lt;&gt;&quot;&quot;;['OOMLOUT-OOMP'.A136];&quot;&quot;)" office:value-type="string" office:string-value="DIOD-S123-X-STAN-01">
            <text:p>DIOD-S123-X-STAN-01</text:p>
          </table:table-cell>
          <table:table-cell table:formula="of:=IF(['OOMLOUT-OOMP'.B136]&lt;&gt;&quot;&quot;;['OOMLOUT-OOMP'.B136];&quot;&quot;)" office:value-type="string" office:string-value="SMD (SOD-123) Diode">
            <text:p>SMD (SOD-123) Diode</text:p>
          </table:table-cell>
          <table:table-cell table:formula="of:=IF(['OOMLOUT-OOMP'.B136]&lt;&gt;&quot;&quot;;['OOMLOUT-OOMP'.H136];&quot;&quot;)" office:value-type="float" office:value="0">
            <text:p>0</text:p>
          </table:table-cell>
          <table:table-cell table:formula="of:==IF([.A137]&lt;&gt;&quot;&quot;;VLOOKUP(VALUE([.C137]);['SEEED OPL'.$A$4:.$A$534];1;0);&quot;&quot;)" office:value-type="float" office:value="0">
            <text:p>#N/A</text:p>
          </table:table-cell>
          <table:table-cell table:formula="of:=IF([.A137]&lt;&gt;&quot;&quot;;VLOOKUP(VALUE([.C13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37]&lt;&gt;&quot;&quot;;['SEEED OPL'.A137];&quot;&quot;)" office:value-type="float" office:value="310010010">
            <text:p>310010010</text:p>
          </table:table-cell>
          <table:table-cell table:formula="of:=IF(['SEEED OPL'.B137]&lt;&gt;&quot;&quot;;['SEEED OPL'.B137];&quot;&quot;)" office:value-type="string" office:string-value="ATMEGA32U4-AU">
            <text:p>ATMEGA32U4-AU</text:p>
          </table:table-cell>
          <table:table-cell table:formula="of:=IF(['SEEED OPL'.C137]&lt;&gt;&quot;&quot;;['SEEED OPL'.C137];&quot;&quot;)" office:value-type="string" office:string-value="SMD IC MCU;AVR;USB;8-Bit;32KB;16MHz;1.8-5.5V">
            <text:p>SMD IC MCU;AVR;USB;8-Bit;32KB;16MHz;1.8-5.5V</text:p>
          </table:table-cell>
          <table:table-cell table:formula="of:=IF([.H137]&lt;&gt;&quot;&quot;;VLOOKUP([.$H137]&amp;&quot; &quot;;['OOMLOUT-OOMP'.$H$3:.$H$829];1;0);&quot;&quot;)" office:value-type="string" office:string-value="310010010 ">
            <text:p>310010010 </text:p>
          </table:table-cell>
          <table:table-cell table:formula="of:=IF(ISNA([.K137]);1;&quot;&quot;)">
            <text:p/>
          </table:table-cell>
          <table:table-cell/>
        </table:table-row>
        <table:table-row table:style-name="ro1">
          <table:table-cell table:formula="of:=IF(['OOMLOUT-OOMP'.A137]&lt;&gt;&quot;&quot;;['OOMLOUT-OOMP'.A137];&quot;&quot;)" office:value-type="string" office:string-value="DIOD-S323-X-A03D-VG">
            <text:p>DIOD-S323-X-A03D-VG</text:p>
          </table:table-cell>
          <table:table-cell table:formula="of:=IF(['OOMLOUT-OOMP'.B137]&lt;&gt;&quot;&quot;;['OOMLOUT-OOMP'.B137];&quot;&quot;)" office:value-type="string" office:string-value="SMD (SOD-323) 300 mA Diode 20v">
            <text:p>SMD (SOD-323) 300 mA Diode 20v</text:p>
          </table:table-cell>
          <table:table-cell table:formula="of:=IF(['OOMLOUT-OOMP'.B137]&lt;&gt;&quot;&quot;;['OOMLOUT-OOMP'.H137];&quot;&quot;)" office:value-type="float" office:value="0">
            <text:p>0</text:p>
          </table:table-cell>
          <table:table-cell table:formula="of:==IF([.A138]&lt;&gt;&quot;&quot;;VLOOKUP(VALUE([.C138]);['SEEED OPL'.$A$4:.$A$534];1;0);&quot;&quot;)" office:value-type="float" office:value="0">
            <text:p>#N/A</text:p>
          </table:table-cell>
          <table:table-cell table:formula="of:=IF([.A138]&lt;&gt;&quot;&quot;;VLOOKUP(VALUE([.C13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38]&lt;&gt;&quot;&quot;;['SEEED OPL'.A138];&quot;&quot;)" office:value-type="float" office:value="310010006">
            <text:p>310010006</text:p>
          </table:table-cell>
          <table:table-cell table:formula="of:=IF(['SEEED OPL'.B138]&lt;&gt;&quot;&quot;;['SEEED OPL'.B138];&quot;&quot;)" office:value-type="string" office:string-value="ATMEGA2560-16AU">
            <text:p>ATMEGA2560-16AU</text:p>
          </table:table-cell>
          <table:table-cell table:formula="of:=IF(['SEEED OPL'.C138]&lt;&gt;&quot;&quot;;['SEEED OPL'.C138];&quot;&quot;)" office:value-type="string" office:string-value="SMD IC MCU;AVR;8-Bit;256KB;16MHz;1.8-5.5V">
            <text:p>SMD IC MCU;AVR;8-Bit;256KB;16MHz;1.8-5.5V</text:p>
          </table:table-cell>
          <table:table-cell table:formula="of:=IF([.H138]&lt;&gt;&quot;&quot;;VLOOKUP([.$H138]&amp;&quot; &quot;;['OOMLOUT-OOMP'.$H$3:.$H$829];1;0);&quot;&quot;)" office:value-type="string" office:string-value="310010006 ">
            <text:p>310010006 </text:p>
          </table:table-cell>
          <table:table-cell table:formula="of:=IF(ISNA([.K138]);1;&quot;&quot;)">
            <text:p/>
          </table:table-cell>
          <table:table-cell/>
        </table:table-row>
        <table:table-row table:style-name="ro1">
          <table:table-cell table:formula="of:=IF(['OOMLOUT-OOMP'.A138]&lt;&gt;&quot;&quot;;['OOMLOUT-OOMP'.A138];&quot;&quot;)" office:value-type="string" office:string-value="DIOD-SO23-X-ESDP-01">
            <text:p>DIOD-SO23-X-ESDP-01</text:p>
          </table:table-cell>
          <table:table-cell table:formula="of:=IF(['OOMLOUT-OOMP'.B138]&lt;&gt;&quot;&quot;;['OOMLOUT-OOMP'.B138];&quot;&quot;)" office:value-type="string" office:string-value="SMD (SOT-23) ESD Protection Diode">
            <text:p>SMD (SOT-23) ESD Protection Diode</text:p>
          </table:table-cell>
          <table:table-cell table:formula="of:=IF(['OOMLOUT-OOMP'.B138]&lt;&gt;&quot;&quot;;['OOMLOUT-OOMP'.H138];&quot;&quot;)" office:value-type="string" office:string-value="304050003 ">
            <text:p>304050003 </text:p>
          </table:table-cell>
          <table:table-cell table:formula="of:==IF([.A139]&lt;&gt;&quot;&quot;;VLOOKUP(VALUE([.C139]);['SEEED OPL'.$A$4:.$A$534];1;0);&quot;&quot;)" office:value-type="float" office:value="304050003">
            <text:p>304050003</text:p>
          </table:table-cell>
          <table:table-cell table:formula="of:=IF([.A139]&lt;&gt;&quot;&quot;;VLOOKUP(VALUE([.C139]);['SEEED OPL'.$A$4:.$B$534];2;0);&quot;&quot;)" office:value-type="string" office:string-value="CESD5V0AP">
            <text:p>CESD5V0AP</text:p>
          </table:table-cell>
          <table:table-cell table:number-columns-repeated="2"/>
          <table:table-cell table:formula="of:=IF(['SEEED OPL'.A139]&lt;&gt;&quot;&quot;;['SEEED OPL'.A139];&quot;&quot;)" office:value-type="float" office:value="310010053">
            <text:p>310010053</text:p>
          </table:table-cell>
          <table:table-cell table:formula="of:=IF(['SEEED OPL'.B139]&lt;&gt;&quot;&quot;;['SEEED OPL'.B139];&quot;&quot;)" office:value-type="string" office:string-value="LPC11U35FHI33/501">
            <text:p>LPC11U35FHI33/501</text:p>
          </table:table-cell>
          <table:table-cell table:formula="of:=IF(['SEEED OPL'.C139]&lt;&gt;&quot;&quot;;['SEEED OPL'.C139];&quot;&quot;)" office:value-type="string" office:string-value="SMD IC MCU;ARM MCU 32Bit;Cortex-M0 64KB;3.3V">
            <text:p>SMD IC MCU;ARM MCU 32Bit;Cortex-M0 64KB;3.3V</text:p>
          </table:table-cell>
          <table:table-cell table:formula="of:=IF([.H139]&lt;&gt;&quot;&quot;;VLOOKUP([.$H139]&amp;&quot; &quot;;['OOMLOUT-OOMP'.$H$3:.$H$829];1;0);&quot;&quot;)" office:value-type="string" office:string-value="310010053 ">
            <text:p>310010053 </text:p>
          </table:table-cell>
          <table:table-cell table:formula="of:=IF(ISNA([.K139]);1;&quot;&quot;)">
            <text:p/>
          </table:table-cell>
          <table:table-cell/>
        </table:table-row>
        <table:table-row table:style-name="ro1">
          <table:table-cell table:formula="of:=IF(['OOMLOUT-OOMP'.A139]&lt;&gt;&quot;&quot;;['OOMLOUT-OOMP'.A139];&quot;&quot;)" office:value-type="string" office:string-value="DIOD-SO23-X-ESDP-V3">
            <text:p>DIOD-SO23-X-ESDP-V3</text:p>
          </table:table-cell>
          <table:table-cell table:formula="of:=IF(['OOMLOUT-OOMP'.B139]&lt;&gt;&quot;&quot;;['OOMLOUT-OOMP'.B139];&quot;&quot;)" office:value-type="string" office:string-value="SMD (SOT-23) ESD Protection Diode 3.3v">
            <text:p>SMD (SOT-23) ESD Protection Diode 3.3v</text:p>
          </table:table-cell>
          <table:table-cell table:formula="of:=IF(['OOMLOUT-OOMP'.B139]&lt;&gt;&quot;&quot;;['OOMLOUT-OOMP'.H139];&quot;&quot;)" office:value-type="string" office:string-value="304060003 ">
            <text:p>304060003 </text:p>
          </table:table-cell>
          <table:table-cell table:formula="of:==IF([.A140]&lt;&gt;&quot;&quot;;VLOOKUP(VALUE([.C140]);['SEEED OPL'.$A$4:.$A$534];1;0);&quot;&quot;)" office:value-type="float" office:value="0">
            <text:p>#N/A</text:p>
          </table:table-cell>
          <table:table-cell table:formula="of:=IF([.A140]&lt;&gt;&quot;&quot;;VLOOKUP(VALUE([.C14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40]&lt;&gt;&quot;&quot;;['SEEED OPL'.A140];&quot;&quot;)" office:value-type="float" office:value="310030121">
            <text:p>310030121</text:p>
          </table:table-cell>
          <table:table-cell table:formula="of:=IF(['SEEED OPL'.B140]&lt;&gt;&quot;&quot;;['SEEED OPL'.B140];&quot;&quot;)" office:value-type="string" office:string-value="MP1496DJ">
            <text:p>MP1496DJ</text:p>
          </table:table-cell>
          <table:table-cell table:formula="of:=IF(['SEEED OPL'.C140]&lt;&gt;&quot;&quot;;['SEEED OPL'.C140];&quot;&quot;)" office:value-type="string" office:string-value="SMD PMIC;DC-DC;Vin 4.5-16V;Adj;2A;500K;N-Sync;Buck;1-Ch">
            <text:p>SMD PMIC;DC-DC;Vin 4.5-16V;Adj;2A;500K;N-Sync;Buck;1-Ch</text:p>
          </table:table-cell>
          <table:table-cell table:formula="of:=IF([.H140]&lt;&gt;&quot;&quot;;VLOOKUP([.$H140]&amp;&quot; &quot;;['OOMLOUT-OOMP'.$H$3:.$H$829];1;0);&quot;&quot;)" office:value-type="string" office:string-value="310030121 ">
            <text:p>310030121 </text:p>
          </table:table-cell>
          <table:table-cell table:formula="of:=IF(ISNA([.K140]);1;&quot;&quot;)">
            <text:p/>
          </table:table-cell>
          <table:table-cell/>
        </table:table-row>
        <table:table-row table:style-name="ro1">
          <table:table-cell table:formula="of:=IF(['OOMLOUT-OOMP'.A140]&lt;&gt;&quot;&quot;;['OOMLOUT-OOMP'.A140];&quot;&quot;)" office:value-type="string" office:string-value="DIOS-D214-X-A01-01">
            <text:p>DIOS-D214-X-A01-01</text:p>
          </table:table-cell>
          <table:table-cell table:formula="of:=IF(['OOMLOUT-OOMP'.B140]&lt;&gt;&quot;&quot;;['OOMLOUT-OOMP'.B140];&quot;&quot;)" office:value-type="string" office:string-value="SMD (DO-214) 1 Amp Diode (Schottky)">
            <text:p>SMD (DO-214) 1 Amp Diode (Schottky)</text:p>
          </table:table-cell>
          <table:table-cell table:formula="of:=IF(['OOMLOUT-OOMP'.B140]&lt;&gt;&quot;&quot;;['OOMLOUT-OOMP'.H140];&quot;&quot;)" office:value-type="string" office:string-value="304020027 ">
            <text:p>304020027 </text:p>
          </table:table-cell>
          <table:table-cell table:formula="of:==IF([.A141]&lt;&gt;&quot;&quot;;VLOOKUP(VALUE([.C141]);['SEEED OPL'.$A$4:.$A$534];1;0);&quot;&quot;)" office:value-type="float" office:value="304020027">
            <text:p>304020027</text:p>
          </table:table-cell>
          <table:table-cell table:formula="of:=IF([.A141]&lt;&gt;&quot;&quot;;VLOOKUP(VALUE([.C141]);['SEEED OPL'.$A$4:.$B$534];2;0);&quot;&quot;)" office:value-type="string" office:string-value="1N5819">
            <text:p>1N5819</text:p>
          </table:table-cell>
          <table:table-cell table:number-columns-repeated="2"/>
          <table:table-cell table:formula="of:=IF(['SEEED OPL'.A141]&lt;&gt;&quot;&quot;;['SEEED OPL'.A141];&quot;&quot;)" office:value-type="float" office:value="310030009">
            <text:p>310030009</text:p>
          </table:table-cell>
          <table:table-cell table:formula="of:=IF(['SEEED OPL'.B141]&lt;&gt;&quot;&quot;;['SEEED OPL'.B141];&quot;&quot;)" office:value-type="string" office:string-value="XC6206P302MR">
            <text:p>XC6206P302MR</text:p>
          </table:table-cell>
          <table:table-cell table:formula="of:=IF(['SEEED OPL'.C141]&lt;&gt;&quot;&quot;;['SEEED OPL'.C141];&quot;&quot;)" office:value-type="string" office:string-value="SMD PMIC;LDO;Vin 6V;3.0V;200mA;Without En;1-Ch">
            <text:p>SMD PMIC;LDO;Vin 6V;3.0V;200mA;Without En;1-Ch</text:p>
          </table:table-cell>
          <table:table-cell table:formula="of:=IF([.H141]&lt;&gt;&quot;&quot;;VLOOKUP([.$H141]&amp;&quot; &quot;;['OOMLOUT-OOMP'.$H$3:.$H$829];1;0);&quot;&quot;)" office:value-type="string" office:string-value="310030009 ">
            <text:p>310030009 </text:p>
          </table:table-cell>
          <table:table-cell table:formula="of:=IF(ISNA([.K141]);1;&quot;&quot;)">
            <text:p/>
          </table:table-cell>
          <table:table-cell/>
        </table:table-row>
        <table:table-row table:style-name="ro1">
          <table:table-cell table:formula="of:=IF(['OOMLOUT-OOMP'.A141]&lt;&gt;&quot;&quot;;['OOMLOUT-OOMP'.A141];&quot;&quot;)" office:value-type="string" office:string-value="DIOS-D214-X-A05-01">
            <text:p>DIOS-D214-X-A05-01</text:p>
          </table:table-cell>
          <table:table-cell table:formula="of:=IF(['OOMLOUT-OOMP'.B141]&lt;&gt;&quot;&quot;;['OOMLOUT-OOMP'.B141];&quot;&quot;)" office:value-type="string" office:string-value="SMD (DO-214) 5 Amp Diode (Schottky)">
            <text:p>SMD (DO-214) 5 Amp Diode (Schottky)</text:p>
          </table:table-cell>
          <table:table-cell table:formula="of:=IF(['OOMLOUT-OOMP'.B141]&lt;&gt;&quot;&quot;;['OOMLOUT-OOMP'.H141];&quot;&quot;)" office:value-type="string" office:string-value="304020021 ">
            <text:p>304020021 </text:p>
          </table:table-cell>
          <table:table-cell table:formula="of:==IF([.A142]&lt;&gt;&quot;&quot;;VLOOKUP(VALUE([.C142]);['SEEED OPL'.$A$4:.$A$534];1;0);&quot;&quot;)" office:value-type="float" office:value="304020021">
            <text:p>304020021</text:p>
          </table:table-cell>
          <table:table-cell table:formula="of:=IF([.A142]&lt;&gt;&quot;&quot;;VLOOKUP(VALUE([.C142]);['SEEED OPL'.$A$4:.$B$534];2;0);&quot;&quot;)" office:value-type="string" office:string-value="SS54B">
            <text:p>SS54B</text:p>
          </table:table-cell>
          <table:table-cell table:number-columns-repeated="2"/>
          <table:table-cell table:formula="of:=IF(['SEEED OPL'.A142]&lt;&gt;&quot;&quot;;['SEEED OPL'.A142];&quot;&quot;)" office:value-type="float" office:value="310030014">
            <text:p>310030014</text:p>
          </table:table-cell>
          <table:table-cell table:formula="of:=IF(['SEEED OPL'.B142]&lt;&gt;&quot;&quot;;['SEEED OPL'.B142];&quot;&quot;)" office:value-type="string" office:string-value="XC6206P252MR-G">
            <text:p>XC6206P252MR-G</text:p>
          </table:table-cell>
          <table:table-cell table:formula="of:=IF(['SEEED OPL'.C142]&lt;&gt;&quot;&quot;;['SEEED OPL'.C142];&quot;&quot;)" office:value-type="string" office:string-value="SMD PMIC;LDO;Vin 6V;2.5V;200mA;Without En;1-Ch">
            <text:p>SMD PMIC;LDO;Vin 6V;2.5V;200mA;Without En;1-Ch</text:p>
          </table:table-cell>
          <table:table-cell table:formula="of:=IF([.H142]&lt;&gt;&quot;&quot;;VLOOKUP([.$H142]&amp;&quot; &quot;;['OOMLOUT-OOMP'.$H$3:.$H$829];1;0);&quot;&quot;)" office:value-type="string" office:string-value="310030014 ">
            <text:p>310030014 </text:p>
          </table:table-cell>
          <table:table-cell table:formula="of:=IF(ISNA([.K142]);1;&quot;&quot;)">
            <text:p/>
          </table:table-cell>
          <table:table-cell/>
        </table:table-row>
        <table:table-row table:style-name="ro1">
          <table:table-cell table:formula="of:=IF(['OOMLOUT-OOMP'.A142]&lt;&gt;&quot;&quot;;['OOMLOUT-OOMP'.A142];&quot;&quot;)" office:value-type="string" office:string-value="DIOS-S123-X-A01-01">
            <text:p>DIOS-S123-X-A01-01</text:p>
          </table:table-cell>
          <table:table-cell table:formula="of:=IF(['OOMLOUT-OOMP'.B142]&lt;&gt;&quot;&quot;;['OOMLOUT-OOMP'.B142];&quot;&quot;)" office:value-type="string" office:string-value="SMD (SOD-123) 1 Amp Diode (Schottky)">
            <text:p>SMD (SOD-123) 1 Amp Diode (Schottky)</text:p>
          </table:table-cell>
          <table:table-cell table:formula="of:=IF(['OOMLOUT-OOMP'.B142]&lt;&gt;&quot;&quot;;['OOMLOUT-OOMP'.H142];&quot;&quot;)" office:value-type="string" office:string-value="304020034 ">
            <text:p>304020034 </text:p>
          </table:table-cell>
          <table:table-cell table:formula="of:==IF([.A143]&lt;&gt;&quot;&quot;;VLOOKUP(VALUE([.C143]);['SEEED OPL'.$A$4:.$A$534];1;0);&quot;&quot;)" office:value-type="float" office:value="304020034">
            <text:p>304020034</text:p>
          </table:table-cell>
          <table:table-cell table:formula="of:=IF([.A143]&lt;&gt;&quot;&quot;;VLOOKUP(VALUE([.C143]);['SEEED OPL'.$A$4:.$B$534];2;0);&quot;&quot;)" office:value-type="string" office:string-value="B5819W">
            <text:p>B5819W</text:p>
          </table:table-cell>
          <table:table-cell table:number-columns-repeated="2"/>
          <table:table-cell table:formula="of:=IF(['SEEED OPL'.A143]&lt;&gt;&quot;&quot;;['SEEED OPL'.A143];&quot;&quot;)" office:value-type="float" office:value="310030099">
            <text:p>310030099</text:p>
          </table:table-cell>
          <table:table-cell table:formula="of:=IF(['SEEED OPL'.B143]&lt;&gt;&quot;&quot;;['SEEED OPL'.B143];&quot;&quot;)" office:value-type="string" office:string-value="XC6206P332MR-G">
            <text:p>XC6206P332MR-G</text:p>
          </table:table-cell>
          <table:table-cell table:formula="of:=IF(['SEEED OPL'.C143]&lt;&gt;&quot;&quot;;['SEEED OPL'.C143];&quot;&quot;)" office:value-type="string" office:string-value="SMD PMIC;LDO;Vin 6V;3.3V;200mA;Without En;1-Ch">
            <text:p>SMD PMIC;LDO;Vin 6V;3.3V;200mA;Without En;1-Ch</text:p>
          </table:table-cell>
          <table:table-cell table:formula="of:=IF([.H143]&lt;&gt;&quot;&quot;;VLOOKUP([.$H143]&amp;&quot; &quot;;['OOMLOUT-OOMP'.$H$3:.$H$829];1;0);&quot;&quot;)" office:value-type="string" office:string-value="310030099 ">
            <text:p>310030099 </text:p>
          </table:table-cell>
          <table:table-cell table:formula="of:=IF(ISNA([.K143]);1;&quot;&quot;)">
            <text:p/>
          </table:table-cell>
          <table:table-cell/>
        </table:table-row>
        <table:table-row table:style-name="ro1">
          <table:table-cell table:formula="of:=IF(['OOMLOUT-OOMP'.A143]&lt;&gt;&quot;&quot;;['OOMLOUT-OOMP'.A143];&quot;&quot;)" office:value-type="string" office:string-value="DIOS-S123-X-A05D-01">
            <text:p>DIOS-S123-X-A05D-01</text:p>
          </table:table-cell>
          <table:table-cell table:formula="of:=IF(['OOMLOUT-OOMP'.B143]&lt;&gt;&quot;&quot;;['OOMLOUT-OOMP'.B143];&quot;&quot;)" office:value-type="string" office:string-value="SMD (SOD-123) 500 mA Diode (Schottky)">
            <text:p>SMD (SOD-123) 500 mA Diode (Schottky)</text:p>
          </table:table-cell>
          <table:table-cell table:formula="of:=IF(['OOMLOUT-OOMP'.B143]&lt;&gt;&quot;&quot;;['OOMLOUT-OOMP'.H143];&quot;&quot;)" office:value-type="string" office:string-value="304020028 304020032 ">
            <text:p>304020028 304020032 </text:p>
          </table:table-cell>
          <table:table-cell table:formula="of:==IF([.A144]&lt;&gt;&quot;&quot;;VLOOKUP(VALUE([.C144]);['SEEED OPL'.$A$4:.$A$534];1;0);&quot;&quot;)" office:value-type="float" office:value="0">
            <text:p>Err:502</text:p>
          </table:table-cell>
          <table:table-cell table:formula="of:=IF([.A144]&lt;&gt;&quot;&quot;;VLOOKUP(VALUE([.C144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144]&lt;&gt;&quot;&quot;;['SEEED OPL'.A144];&quot;&quot;)" office:value-type="float" office:value="310030046">
            <text:p>310030046</text:p>
          </table:table-cell>
          <table:table-cell table:formula="of:=IF(['SEEED OPL'.B144]&lt;&gt;&quot;&quot;;['SEEED OPL'.B144];&quot;&quot;)" office:value-type="string" office:string-value=" XC6204B332MR">
            <text:p><text:s/>XC6204B332MR</text:p>
          </table:table-cell>
          <table:table-cell table:formula="of:=IF(['SEEED OPL'.C144]&lt;&gt;&quot;&quot;;['SEEED OPL'.C144];&quot;&quot;)" office:value-type="string" office:string-value="SMD PMIC;LDO;Vin 10V;3.3V;150mA;With En;1-Ch">
            <text:p>SMD PMIC;LDO;Vin 10V;3.3V;150mA;With En;1-Ch</text:p>
          </table:table-cell>
          <table:table-cell table:formula="of:=IF([.H144]&lt;&gt;&quot;&quot;;VLOOKUP([.$H144]&amp;&quot; &quot;;['OOMLOUT-OOMP'.$H$3:.$H$829];1;0);&quot;&quot;)" office:value-type="string" office:string-value="310030046 ">
            <text:p>310030046 </text:p>
          </table:table-cell>
          <table:table-cell table:formula="of:=IF(ISNA([.K144]);1;&quot;&quot;)">
            <text:p/>
          </table:table-cell>
          <table:table-cell/>
        </table:table-row>
        <table:table-row table:style-name="ro1">
          <table:table-cell table:formula="of:=IF(['OOMLOUT-OOMP'.A144]&lt;&gt;&quot;&quot;;['OOMLOUT-OOMP'.A144];&quot;&quot;)" office:value-type="string" office:string-value="DIOS-S123-X-A05D-V4">
            <text:p>DIOS-S123-X-A05D-V4</text:p>
          </table:table-cell>
          <table:table-cell table:formula="of:=IF(['OOMLOUT-OOMP'.B144]&lt;&gt;&quot;&quot;;['OOMLOUT-OOMP'.B144];&quot;&quot;)" office:value-type="string" office:string-value="SMD (SOD-123) 500 mA Diode (Schottky) 40v">
            <text:p>SMD (SOD-123) 500 mA Diode (Schottky) 40v</text:p>
          </table:table-cell>
          <table:table-cell table:formula="of:=IF(['OOMLOUT-OOMP'.B144]&lt;&gt;&quot;&quot;;['OOMLOUT-OOMP'.H144];&quot;&quot;)" office:value-type="string" office:string-value="304020034 ">
            <text:p>304020034 </text:p>
          </table:table-cell>
          <table:table-cell table:formula="of:==IF([.A145]&lt;&gt;&quot;&quot;;VLOOKUP(VALUE([.C145]);['SEEED OPL'.$A$4:.$A$534];1;0);&quot;&quot;)" office:value-type="float" office:value="304020034">
            <text:p>304020034</text:p>
          </table:table-cell>
          <table:table-cell table:formula="of:=IF([.A145]&lt;&gt;&quot;&quot;;VLOOKUP(VALUE([.C145]);['SEEED OPL'.$A$4:.$B$534];2;0);&quot;&quot;)" office:value-type="string" office:string-value="B5819W">
            <text:p>B5819W</text:p>
          </table:table-cell>
          <table:table-cell table:number-columns-repeated="2"/>
          <table:table-cell table:formula="of:=IF(['SEEED OPL'.A145]&lt;&gt;&quot;&quot;;['SEEED OPL'.A145];&quot;&quot;)" office:value-type="float" office:value="310030148">
            <text:p>310030148</text:p>
          </table:table-cell>
          <table:table-cell table:formula="of:=IF(['SEEED OPL'.B145]&lt;&gt;&quot;&quot;;['SEEED OPL'.B145];&quot;&quot;)" office:value-type="string" office:string-value="ETA3406S2F-T">
            <text:p>ETA3406S2F-T</text:p>
          </table:table-cell>
          <table:table-cell table:formula="of:=IF(['SEEED OPL'.C145]&lt;&gt;&quot;&quot;;['SEEED OPL'.C145];&quot;&quot;)" office:value-type="string" office:string-value="SMD PMIC;DC-DC;Vin 2.6-6V;Adj;1.2A;1.5M;Sync;Buck;1-Ch">
            <text:p>SMD PMIC;DC-DC;Vin 2.6-6V;Adj;1.2A;1.5M;Sync;Buck;1-Ch</text:p>
          </table:table-cell>
          <table:table-cell table:formula="of:=IF([.H145]&lt;&gt;&quot;&quot;;VLOOKUP([.$H145]&amp;&quot; &quot;;['OOMLOUT-OOMP'.$H$3:.$H$829];1;0);&quot;&quot;)" office:value-type="string" office:string-value="310030148 ">
            <text:p>310030148 </text:p>
          </table:table-cell>
          <table:table-cell table:formula="of:=IF(ISNA([.K145]);1;&quot;&quot;)">
            <text:p/>
          </table:table-cell>
          <table:table-cell/>
        </table:table-row>
        <table:table-row table:style-name="ro1">
          <table:table-cell table:formula="of:=IF(['OOMLOUT-OOMP'.A145]&lt;&gt;&quot;&quot;;['OOMLOUT-OOMP'.A145];&quot;&quot;)" office:value-type="string" office:string-value="DIOS-SO23-X-A02D-01">
            <text:p>DIOS-SO23-X-A02D-01</text:p>
          </table:table-cell>
          <table:table-cell table:formula="of:=IF(['OOMLOUT-OOMP'.B145]&lt;&gt;&quot;&quot;;['OOMLOUT-OOMP'.B145];&quot;&quot;)" office:value-type="string" office:string-value="SMD (SOT-23) 200 mA Diode (Schottky)">
            <text:p>SMD (SOT-23) 200 mA Diode (Schottky)</text:p>
          </table:table-cell>
          <table:table-cell table:formula="of:=IF(['OOMLOUT-OOMP'.B145]&lt;&gt;&quot;&quot;;['OOMLOUT-OOMP'.H145];&quot;&quot;)" office:value-type="string" office:string-value="304020016 ">
            <text:p>304020016 </text:p>
          </table:table-cell>
          <table:table-cell table:formula="of:==IF([.A146]&lt;&gt;&quot;&quot;;VLOOKUP(VALUE([.C146]);['SEEED OPL'.$A$4:.$A$534];1;0);&quot;&quot;)" office:value-type="float" office:value="0">
            <text:p>#N/A</text:p>
          </table:table-cell>
          <table:table-cell table:formula="of:=IF([.A146]&lt;&gt;&quot;&quot;;VLOOKUP(VALUE([.C14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46]&lt;&gt;&quot;&quot;;['SEEED OPL'.A146];&quot;&quot;)" office:value-type="float" office:value="310030104">
            <text:p>310030104</text:p>
          </table:table-cell>
          <table:table-cell table:formula="of:=IF(['SEEED OPL'.B146]&lt;&gt;&quot;&quot;;['SEEED OPL'.B146];&quot;&quot;)" office:value-type="string" office:string-value="AIC1896GG">
            <text:p>AIC1896GG</text:p>
          </table:table-cell>
          <table:table-cell table:formula="of:=IF(['SEEED OPL'.C146]&lt;&gt;&quot;&quot;;['SEEED OPL'.C146];&quot;&quot;)" office:value-type="string" office:string-value="SMD PMIC;DC-DC;Vin 2.5-10V;Adj;200mA;1.4M;Boost;1-Ch">
            <text:p>SMD PMIC;DC-DC;Vin 2.5-10V;Adj;200mA;1.4M;Boost;1-Ch</text:p>
          </table:table-cell>
          <table:table-cell table:formula="of:=IF([.H146]&lt;&gt;&quot;&quot;;VLOOKUP([.$H146]&amp;&quot; &quot;;['OOMLOUT-OOMP'.$H$3:.$H$829];1;0);&quot;&quot;)" office:value-type="string" office:string-value="310030104 ">
            <text:p>310030104 </text:p>
          </table:table-cell>
          <table:table-cell table:formula="of:=IF(ISNA([.K146]);1;&quot;&quot;)">
            <text:p/>
          </table:table-cell>
          <table:table-cell/>
        </table:table-row>
        <table:table-row table:style-name="ro1">
          <table:table-cell table:formula="of:=IF(['OOMLOUT-OOMP'.A146]&lt;&gt;&quot;&quot;;['OOMLOUT-OOMP'.A146];&quot;&quot;)" office:value-type="string" office:string-value="DISP-128X64-X-OLED-01">
            <text:p>DISP-128X64-X-OLED-01</text:p>
          </table:table-cell>
          <table:table-cell table:formula="of:=IF(['OOMLOUT-OOMP'.B146]&lt;&gt;&quot;&quot;;['OOMLOUT-OOMP'.B146];&quot;&quot;)" office:value-type="string" office:string-value="128 x 64 Pixels OLED Display">
            <text:p>128 x 64 Pixels OLED Display</text:p>
          </table:table-cell>
          <table:table-cell table:formula="of:=IF(['OOMLOUT-OOMP'.B146]&lt;&gt;&quot;&quot;;['OOMLOUT-OOMP'.H146];&quot;&quot;)" office:value-type="string" office:string-value="308020000 ">
            <text:p>308020000 </text:p>
          </table:table-cell>
          <table:table-cell table:formula="of:==IF([.A147]&lt;&gt;&quot;&quot;;VLOOKUP(VALUE([.C147]);['SEEED OPL'.$A$4:.$A$534];1;0);&quot;&quot;)" office:value-type="float" office:value="0">
            <text:p>#N/A</text:p>
          </table:table-cell>
          <table:table-cell table:formula="of:=IF([.A147]&lt;&gt;&quot;&quot;;VLOOKUP(VALUE([.C14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47]&lt;&gt;&quot;&quot;;['SEEED OPL'.A147];&quot;&quot;)" office:value-type="float" office:value="310030096">
            <text:p>310030096</text:p>
          </table:table-cell>
          <table:table-cell table:formula="of:=IF(['SEEED OPL'.B147]&lt;&gt;&quot;&quot;;['SEEED OPL'.B147];&quot;&quot;)" office:value-type="string" office:string-value="CJT1117-5.0">
            <text:p>CJT1117-5.0</text:p>
          </table:table-cell>
          <table:table-cell table:formula="of:=IF(['SEEED OPL'.C147]&lt;&gt;&quot;&quot;;['SEEED OPL'.C147];&quot;&quot;)" office:value-type="string" office:string-value="SMD PMIC; LDO;Vin 7V;5V;1A;Without En;1-Ch">
            <text:p>SMD PMIC; LDO;Vin 7V;5V;1A;Without En;1-Ch</text:p>
          </table:table-cell>
          <table:table-cell table:formula="of:=IF([.H147]&lt;&gt;&quot;&quot;;VLOOKUP([.$H147]&amp;&quot; &quot;;['OOMLOUT-OOMP'.$H$3:.$H$829];1;0);&quot;&quot;)" office:value-type="string" office:string-value="310030096 ">
            <text:p>310030096 </text:p>
          </table:table-cell>
          <table:table-cell table:formula="of:=IF(ISNA([.K147]);1;&quot;&quot;)">
            <text:p/>
          </table:table-cell>
          <table:table-cell/>
        </table:table-row>
        <table:table-row table:style-name="ro1">
          <table:table-cell table:formula="of:=IF(['OOMLOUT-OOMP'.A147]&lt;&gt;&quot;&quot;;['OOMLOUT-OOMP'.A147];&quot;&quot;)" office:value-type="string" office:string-value="DISP-7SEL-R-4DIG-01">
            <text:p>DISP-7SEL-R-4DIG-01</text:p>
          </table:table-cell>
          <table:table-cell table:formula="of:=IF(['OOMLOUT-OOMP'.B147]&lt;&gt;&quot;&quot;;['OOMLOUT-OOMP'.B147];&quot;&quot;)" office:value-type="string" office:string-value="7 Segment LED 4 Digit Red Display">
            <text:p>7 Segment LED 4 Digit Red Display</text:p>
          </table:table-cell>
          <table:table-cell table:formula="of:=IF(['OOMLOUT-OOMP'.B147]&lt;&gt;&quot;&quot;;['OOMLOUT-OOMP'.H147];&quot;&quot;)" office:value-type="string" office:string-value="304080005 ">
            <text:p>304080005 </text:p>
          </table:table-cell>
          <table:table-cell table:formula="of:==IF([.A148]&lt;&gt;&quot;&quot;;VLOOKUP(VALUE([.C148]);['SEEED OPL'.$A$4:.$A$534];1;0);&quot;&quot;)" office:value-type="float" office:value="304080005">
            <text:p>304080005</text:p>
          </table:table-cell>
          <table:table-cell table:formula="of:=IF([.A148]&lt;&gt;&quot;&quot;;VLOOKUP(VALUE([.C148]);['SEEED OPL'.$A$4:.$B$534];2;0);&quot;&quot;)" office:value-type="string" office:string-value="SYD3642ASR">
            <text:p>SYD3642ASR</text:p>
          </table:table-cell>
          <table:table-cell table:number-columns-repeated="2"/>
          <table:table-cell table:formula="of:=IF(['SEEED OPL'.A148]&lt;&gt;&quot;&quot;;['SEEED OPL'.A148];&quot;&quot;)" office:value-type="float" office:value="310030097">
            <text:p>310030097</text:p>
          </table:table-cell>
          <table:table-cell table:formula="of:=IF(['SEEED OPL'.B148]&lt;&gt;&quot;&quot;;['SEEED OPL'.B148];&quot;&quot;)" office:value-type="string" office:string-value="CJT1117-3.3">
            <text:p>CJT1117-3.3</text:p>
          </table:table-cell>
          <table:table-cell table:formula="of:=IF(['SEEED OPL'.C148]&lt;&gt;&quot;&quot;;['SEEED OPL'.C148];&quot;&quot;)" office:value-type="string" office:string-value="SMD PMIC; LDO;Vin 5V;3.3V;1A;Without En;1-Ch">
            <text:p>SMD PMIC; LDO;Vin 5V;3.3V;1A;Without En;1-Ch</text:p>
          </table:table-cell>
          <table:table-cell table:formula="of:=IF([.H148]&lt;&gt;&quot;&quot;;VLOOKUP([.$H148]&amp;&quot; &quot;;['OOMLOUT-OOMP'.$H$3:.$H$829];1;0);&quot;&quot;)" office:value-type="string" office:string-value="310030097 ">
            <text:p>310030097 </text:p>
          </table:table-cell>
          <table:table-cell table:formula="of:=IF(ISNA([.K148]);1;&quot;&quot;)">
            <text:p/>
          </table:table-cell>
          <table:table-cell/>
        </table:table-row>
        <table:table-row table:style-name="ro1">
          <table:table-cell table:formula="of:=IF(['OOMLOUT-OOMP'.A148]&lt;&gt;&quot;&quot;;['OOMLOUT-OOMP'.A148];&quot;&quot;)" office:value-type="string" office:string-value="FERB-0402-X-O182-01">
            <text:p>FERB-0402-X-O182-01</text:p>
          </table:table-cell>
          <table:table-cell table:formula="of:=IF(['OOMLOUT-OOMP'.B148]&lt;&gt;&quot;&quot;;['OOMLOUT-OOMP'.B148];&quot;&quot;)" office:value-type="string" office:string-value="SMD (0402) 1.8k Ohm Ferrite Bead">
            <text:p>SMD (0402) 1.8k Ohm Ferrite Bead</text:p>
          </table:table-cell>
          <table:table-cell table:formula="of:=IF(['OOMLOUT-OOMP'.B148]&lt;&gt;&quot;&quot;;['OOMLOUT-OOMP'.H148];&quot;&quot;)" office:value-type="string" office:string-value="306050008 ">
            <text:p>306050008 </text:p>
          </table:table-cell>
          <table:table-cell table:formula="of:==IF([.A149]&lt;&gt;&quot;&quot;;VLOOKUP(VALUE([.C149]);['SEEED OPL'.$A$4:.$A$534];1;0);&quot;&quot;)" office:value-type="float" office:value="306050008">
            <text:p>306050008</text:p>
          </table:table-cell>
          <table:table-cell table:formula="of:=IF([.A149]&lt;&gt;&quot;&quot;;VLOOKUP(VALUE([.C149]);['SEEED OPL'.$A$4:.$B$534];2;0);&quot;&quot;)" office:value-type="string" office:string-value="BLM15BD182SN1">
            <text:p>BLM15BD182SN1</text:p>
          </table:table-cell>
          <table:table-cell table:number-columns-repeated="2"/>
          <table:table-cell table:formula="of:=IF(['SEEED OPL'.A149]&lt;&gt;&quot;&quot;;['SEEED OPL'.A149];&quot;&quot;)" office:value-type="float" office:value="310030095">
            <text:p>310030095</text:p>
          </table:table-cell>
          <table:table-cell table:formula="of:=IF(['SEEED OPL'.B149]&lt;&gt;&quot;&quot;;['SEEED OPL'.B149];&quot;&quot;)" office:value-type="string" office:string-value="CJA1117B-3.3">
            <text:p>CJA1117B-3.3</text:p>
          </table:table-cell>
          <table:table-cell table:formula="of:=IF(['SEEED OPL'.C149]&lt;&gt;&quot;&quot;;['SEEED OPL'.C149];&quot;&quot;)" office:value-type="string" office:string-value="SMD PMIC; LDO;Vin 5.3V;3.3V;1A;Without En;1-Ch">
            <text:p>SMD PMIC; LDO;Vin 5.3V;3.3V;1A;Without En;1-Ch</text:p>
          </table:table-cell>
          <table:table-cell table:formula="of:=IF([.H149]&lt;&gt;&quot;&quot;;VLOOKUP([.$H149]&amp;&quot; &quot;;['OOMLOUT-OOMP'.$H$3:.$H$829];1;0);&quot;&quot;)" office:value-type="string" office:string-value="310030095 ">
            <text:p>310030095 </text:p>
          </table:table-cell>
          <table:table-cell table:formula="of:=IF(ISNA([.K149]);1;&quot;&quot;)">
            <text:p/>
          </table:table-cell>
          <table:table-cell/>
        </table:table-row>
        <table:table-row table:style-name="ro1">
          <table:table-cell table:formula="of:=IF(['OOMLOUT-OOMP'.A149]&lt;&gt;&quot;&quot;;['OOMLOUT-OOMP'.A149];&quot;&quot;)" office:value-type="string" office:string-value="FERB-0603-X-O121-01">
            <text:p>FERB-0603-X-O121-01</text:p>
          </table:table-cell>
          <table:table-cell table:formula="of:=IF(['OOMLOUT-OOMP'.B149]&lt;&gt;&quot;&quot;;['OOMLOUT-OOMP'.B149];&quot;&quot;)" office:value-type="string" office:string-value="SMD (0603) 120 Ohm Ferrite Bead">
            <text:p>SMD (0603) 120 Ohm Ferrite Bead</text:p>
          </table:table-cell>
          <table:table-cell table:formula="of:=IF(['OOMLOUT-OOMP'.B149]&lt;&gt;&quot;&quot;;['OOMLOUT-OOMP'.H149];&quot;&quot;)" office:value-type="string" office:string-value="303030001 ">
            <text:p>303030001 </text:p>
          </table:table-cell>
          <table:table-cell table:formula="of:==IF([.A150]&lt;&gt;&quot;&quot;;VLOOKUP(VALUE([.C150]);['SEEED OPL'.$A$4:.$A$534];1;0);&quot;&quot;)" office:value-type="float" office:value="303030001">
            <text:p>303030001</text:p>
          </table:table-cell>
          <table:table-cell table:formula="of:=IF([.A150]&lt;&gt;&quot;&quot;;VLOOKUP(VALUE([.C150]);['SEEED OPL'.$A$4:.$B$534];2;0);&quot;&quot;)" office:value-type="string" office:string-value="BLM18AG121SN1D">
            <text:p>BLM18AG121SN1D</text:p>
          </table:table-cell>
          <table:table-cell table:number-columns-repeated="2"/>
          <table:table-cell table:formula="of:=IF(['SEEED OPL'.A150]&lt;&gt;&quot;&quot;;['SEEED OPL'.A150];&quot;&quot;)" office:value-type="float" office:value="310030101">
            <text:p>310030101</text:p>
          </table:table-cell>
          <table:table-cell table:formula="of:=IF(['SEEED OPL'.B150]&lt;&gt;&quot;&quot;;['SEEED OPL'.B150];&quot;&quot;)" office:value-type="string" office:string-value="CN3065">
            <text:p>CN3065</text:p>
          </table:table-cell>
          <table:table-cell table:formula="of:=IF(['SEEED OPL'.C150]&lt;&gt;&quot;&quot;;['SEEED OPL'.C150];&quot;&quot;)" office:value-type="string" office:string-value="SMD PMIC;Liner;Li-Ion/Pol;Charge;4.2V;1-cell">
            <text:p>SMD PMIC;Liner;Li-Ion/Pol;Charge;4.2V;1-cell</text:p>
          </table:table-cell>
          <table:table-cell table:formula="of:=IF([.H150]&lt;&gt;&quot;&quot;;VLOOKUP([.$H150]&amp;&quot; &quot;;['OOMLOUT-OOMP'.$H$3:.$H$829];1;0);&quot;&quot;)" office:value-type="string" office:string-value="310030101 ">
            <text:p>310030101 </text:p>
          </table:table-cell>
          <table:table-cell table:formula="of:=IF(ISNA([.K150]);1;&quot;&quot;)">
            <text:p/>
          </table:table-cell>
          <table:table-cell/>
        </table:table-row>
        <table:table-row table:style-name="ro1">
          <table:table-cell table:formula="of:=IF(['OOMLOUT-OOMP'.A150]&lt;&gt;&quot;&quot;;['OOMLOUT-OOMP'.A150];&quot;&quot;)" office:value-type="string" office:string-value="FERB-0805-X-O221-01">
            <text:p>FERB-0805-X-O221-01</text:p>
          </table:table-cell>
          <table:table-cell table:formula="of:=IF(['OOMLOUT-OOMP'.B150]&lt;&gt;&quot;&quot;;['OOMLOUT-OOMP'.B150];&quot;&quot;)" office:value-type="string" office:string-value="SMD (0805) 220 Ohm Ferrite Bead">
            <text:p>SMD (0805) 220 Ohm Ferrite Bead</text:p>
          </table:table-cell>
          <table:table-cell table:formula="of:=IF(['OOMLOUT-OOMP'.B150]&lt;&gt;&quot;&quot;;['OOMLOUT-OOMP'.H150];&quot;&quot;)" office:value-type="float" office:value="0">
            <text:p>0</text:p>
          </table:table-cell>
          <table:table-cell table:formula="of:==IF([.A151]&lt;&gt;&quot;&quot;;VLOOKUP(VALUE([.C151]);['SEEED OPL'.$A$4:.$A$534];1;0);&quot;&quot;)" office:value-type="float" office:value="0">
            <text:p>#N/A</text:p>
          </table:table-cell>
          <table:table-cell table:formula="of:=IF([.A151]&lt;&gt;&quot;&quot;;VLOOKUP(VALUE([.C15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1]&lt;&gt;&quot;&quot;;['SEEED OPL'.A151];&quot;&quot;)" office:value-type="float" office:value="310030100">
            <text:p>310030100</text:p>
          </table:table-cell>
          <table:table-cell table:formula="of:=IF(['SEEED OPL'.B151]&lt;&gt;&quot;&quot;;['SEEED OPL'.B151];&quot;&quot;)" office:value-type="string" office:string-value="CJ78M05">
            <text:p>CJ78M05</text:p>
          </table:table-cell>
          <table:table-cell table:formula="of:=IF(['SEEED OPL'.C151]&lt;&gt;&quot;&quot;;['SEEED OPL'.C151];&quot;&quot;)" office:value-type="string" office:string-value="SMD PMIC;LDO;Vin 25V;5V;0.5A;Without En;1-Ch">
            <text:p>SMD PMIC;LDO;Vin 25V;5V;0.5A;Without En;1-Ch</text:p>
          </table:table-cell>
          <table:table-cell table:formula="of:=IF([.H151]&lt;&gt;&quot;&quot;;VLOOKUP([.$H151]&amp;&quot; &quot;;['OOMLOUT-OOMP'.$H$3:.$H$829];1;0);&quot;&quot;)" office:value-type="string" office:string-value="310030100 ">
            <text:p>310030100 </text:p>
          </table:table-cell>
          <table:table-cell table:formula="of:=IF(ISNA([.K151]);1;&quot;&quot;)">
            <text:p/>
          </table:table-cell>
          <table:table-cell/>
        </table:table-row>
        <table:table-row table:style-name="ro1">
          <table:table-cell table:formula="of:=IF(['OOMLOUT-OOMP'.A151]&lt;&gt;&quot;&quot;;['OOMLOUT-OOMP'.A151];&quot;&quot;)" office:value-type="string" office:string-value="FERB-0805-X-O300-01">
            <text:p>FERB-0805-X-O300-01</text:p>
          </table:table-cell>
          <table:table-cell table:formula="of:=IF(['OOMLOUT-OOMP'.B151]&lt;&gt;&quot;&quot;;['OOMLOUT-OOMP'.B151];&quot;&quot;)" office:value-type="string" office:string-value="SMD (0805) 30 Ohm Ferrite Bead">
            <text:p>SMD (0805) 30 Ohm Ferrite Bead</text:p>
          </table:table-cell>
          <table:table-cell table:formula="of:=IF(['OOMLOUT-OOMP'.B151]&lt;&gt;&quot;&quot;;['OOMLOUT-OOMP'.H151];&quot;&quot;)" office:value-type="string" office:string-value="306050023 ">
            <text:p>306050023 </text:p>
          </table:table-cell>
          <table:table-cell table:formula="of:==IF([.A152]&lt;&gt;&quot;&quot;;VLOOKUP(VALUE([.C152]);['SEEED OPL'.$A$4:.$A$534];1;0);&quot;&quot;)" office:value-type="float" office:value="306050023">
            <text:p>306050023</text:p>
          </table:table-cell>
          <table:table-cell table:formula="of:=IF([.A152]&lt;&gt;&quot;&quot;;VLOOKUP(VALUE([.C152]);['SEEED OPL'.$A$4:.$B$534];2;0);&quot;&quot;)" office:value-type="string" office:string-value="PZ2012U300-3R0TF">
            <text:p>PZ2012U300-3R0TF</text:p>
          </table:table-cell>
          <table:table-cell table:number-columns-repeated="2"/>
          <table:table-cell table:formula="of:=IF(['SEEED OPL'.A152]&lt;&gt;&quot;&quot;;['SEEED OPL'.A152];&quot;&quot;)" office:value-type="float" office:value="310050042">
            <text:p>310050042</text:p>
          </table:table-cell>
          <table:table-cell table:formula="of:=IF(['SEEED OPL'.B152]&lt;&gt;&quot;&quot;;['SEEED OPL'.B152];&quot;&quot;)" office:value-type="string" office:string-value="74VHC125MTCX">
            <text:p>74VHC125MTCX</text:p>
          </table:table-cell>
          <table:table-cell table:formula="of:=IF(['SEEED OPL'.C152]&lt;&gt;&quot;&quot;;['SEEED OPL'.C152];&quot;&quot;)" office:value-type="string" office:string-value="SMD IC Logic;4-bit CMOS Buffer;VCC 2V-6V">
            <text:p>SMD IC Logic;4-bit CMOS Buffer;VCC 2V-6V</text:p>
          </table:table-cell>
          <table:table-cell table:formula="of:=IF([.H152]&lt;&gt;&quot;&quot;;VLOOKUP([.$H152]&amp;&quot; &quot;;['OOMLOUT-OOMP'.$H$3:.$H$829];1;0);&quot;&quot;)" office:value-type="string" office:string-value="310050042 ">
            <text:p>310050042 </text:p>
          </table:table-cell>
          <table:table-cell table:formula="of:=IF(ISNA([.K152]);1;&quot;&quot;)">
            <text:p/>
          </table:table-cell>
          <table:table-cell/>
        </table:table-row>
        <table:table-row table:style-name="ro1">
          <table:table-cell table:formula="of:=IF(['OOMLOUT-OOMP'.A152]&lt;&gt;&quot;&quot;;['OOMLOUT-OOMP'.A152];&quot;&quot;)" office:value-type="string" office:string-value="HEAD-I01-L-02PI-01">
            <text:p>HEAD-I01-L-02PI-01</text:p>
          </table:table-cell>
          <table:table-cell table:formula="of:=IF(['OOMLOUT-OOMP'.B152]&lt;&gt;&quot;&quot;;['OOMLOUT-OOMP'.B152];&quot;&quot;)" office:value-type="string" office:string-value="2.54 mm 2 Pin Blue Header">
            <text:p>2.54 mm 2 Pin Blue Header</text:p>
          </table:table-cell>
          <table:table-cell table:formula="of:=IF(['OOMLOUT-OOMP'.B152]&lt;&gt;&quot;&quot;;['OOMLOUT-OOMP'.H152];&quot;&quot;)" office:value-type="string" office:string-value="320020015 ">
            <text:p>320020015 </text:p>
          </table:table-cell>
          <table:table-cell table:formula="of:==IF([.A153]&lt;&gt;&quot;&quot;;VLOOKUP(VALUE([.C153]);['SEEED OPL'.$A$4:.$A$534];1;0);&quot;&quot;)" office:value-type="float" office:value="0">
            <text:p>#N/A</text:p>
          </table:table-cell>
          <table:table-cell table:formula="of:=IF([.A153]&lt;&gt;&quot;&quot;;VLOOKUP(VALUE([.C15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3]&lt;&gt;&quot;&quot;;['SEEED OPL'.A153];&quot;&quot;)" office:value-type="float" office:value="310040018">
            <text:p>310040018</text:p>
          </table:table-cell>
          <table:table-cell table:formula="of:=IF(['SEEED OPL'.B153]&lt;&gt;&quot;&quot;;['SEEED OPL'.B153];&quot;&quot;)" office:value-type="string" office:string-value="L298P">
            <text:p>L298P</text:p>
          </table:table-cell>
          <table:table-cell table:formula="of:=IF(['SEEED OPL'.C153]&lt;&gt;&quot;&quot;;['SEEED OPL'.C153];&quot;&quot;)" office:value-type="string" office:string-value="SMD IC Driver;Motor Driver;2-CH;VM≤46V;Imout 4A;VC 1.5V-7V">
            <text:p>SMD IC Driver;Motor Driver;2-CH;VM≤46V;Imout 4A;VC 1.5V-7V</text:p>
          </table:table-cell>
          <table:table-cell table:formula="of:=IF([.H153]&lt;&gt;&quot;&quot;;VLOOKUP([.$H153]&amp;&quot; &quot;;['OOMLOUT-OOMP'.$H$3:.$H$829];1;0);&quot;&quot;)" office:value-type="string" office:string-value="310040018 ">
            <text:p>310040018 </text:p>
          </table:table-cell>
          <table:table-cell table:formula="of:=IF(ISNA([.K153]);1;&quot;&quot;)">
            <text:p/>
          </table:table-cell>
          <table:table-cell/>
        </table:table-row>
        <table:table-row table:style-name="ro1">
          <table:table-cell table:formula="of:=IF(['OOMLOUT-OOMP'.A153]&lt;&gt;&quot;&quot;;['OOMLOUT-OOMP'.A153];&quot;&quot;)" office:value-type="string" office:string-value="HEAD-I01-L-06PI-01">
            <text:p>HEAD-I01-L-06PI-01</text:p>
          </table:table-cell>
          <table:table-cell table:formula="of:=IF(['OOMLOUT-OOMP'.B153]&lt;&gt;&quot;&quot;;['OOMLOUT-OOMP'.B153];&quot;&quot;)" office:value-type="string" office:string-value="2.54 mm 6 Pin Blue Header">
            <text:p>2.54 mm 6 Pin Blue Header</text:p>
          </table:table-cell>
          <table:table-cell table:formula="of:=IF(['OOMLOUT-OOMP'.B153]&lt;&gt;&quot;&quot;;['OOMLOUT-OOMP'.H153];&quot;&quot;)" office:value-type="string" office:string-value="320020005 ">
            <text:p>320020005 </text:p>
          </table:table-cell>
          <table:table-cell table:formula="of:==IF([.A154]&lt;&gt;&quot;&quot;;VLOOKUP(VALUE([.C154]);['SEEED OPL'.$A$4:.$A$534];1;0);&quot;&quot;)" office:value-type="float" office:value="0">
            <text:p>#N/A</text:p>
          </table:table-cell>
          <table:table-cell table:formula="of:=IF([.A154]&lt;&gt;&quot;&quot;;VLOOKUP(VALUE([.C15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4]&lt;&gt;&quot;&quot;;['SEEED OPL'.A154];&quot;&quot;)" office:value-type="float" office:value="310020021">
            <text:p>310020021</text:p>
          </table:table-cell>
          <table:table-cell table:formula="of:=IF(['SEEED OPL'.B154]&lt;&gt;&quot;&quot;;['SEEED OPL'.B154];&quot;&quot;)" office:value-type="string" office:string-value="LM358DR">
            <text:p>LM358DR</text:p>
          </table:table-cell>
          <table:table-cell table:formula="of:=IF(['SEEED OPL'.C154]&lt;&gt;&quot;&quot;;['SEEED OPL'.C154];&quot;&quot;)" office:value-type="string" office:string-value="SMD IC Amplifier;2-CH;GBW 1MHz;Io 30mA;3V-32V;±1V-18V">
            <text:p>SMD IC Amplifier;2-CH;GBW 1MHz;Io 30mA;3V-32V;±1V-18V</text:p>
          </table:table-cell>
          <table:table-cell table:formula="of:=IF([.H154]&lt;&gt;&quot;&quot;;VLOOKUP([.$H154]&amp;&quot; &quot;;['OOMLOUT-OOMP'.$H$3:.$H$829];1;0);&quot;&quot;)" office:value-type="string" office:string-value="310020021 ">
            <text:p>310020021 </text:p>
          </table:table-cell>
          <table:table-cell table:formula="of:=IF(ISNA([.K154]);1;&quot;&quot;)">
            <text:p/>
          </table:table-cell>
          <table:table-cell/>
        </table:table-row>
        <table:table-row table:style-name="ro1">
          <table:table-cell table:formula="of:=IF(['OOMLOUT-OOMP'.A154]&lt;&gt;&quot;&quot;;['OOMLOUT-OOMP'.A154];&quot;&quot;)" office:value-type="string" office:string-value="HEAD-I01-L-08PI-01">
            <text:p>HEAD-I01-L-08PI-01</text:p>
          </table:table-cell>
          <table:table-cell table:formula="of:=IF(['OOMLOUT-OOMP'.B154]&lt;&gt;&quot;&quot;;['OOMLOUT-OOMP'.B154];&quot;&quot;)" office:value-type="string" office:string-value="2.54 mm 8 Pin Blue Header">
            <text:p>2.54 mm 8 Pin Blue Header</text:p>
          </table:table-cell>
          <table:table-cell table:formula="of:=IF(['OOMLOUT-OOMP'.B154]&lt;&gt;&quot;&quot;;['OOMLOUT-OOMP'.H154];&quot;&quot;)" office:value-type="string" office:string-value="320020004 ">
            <text:p>320020004 </text:p>
          </table:table-cell>
          <table:table-cell table:formula="of:==IF([.A155]&lt;&gt;&quot;&quot;;VLOOKUP(VALUE([.C155]);['SEEED OPL'.$A$4:.$A$534];1;0);&quot;&quot;)" office:value-type="float" office:value="0">
            <text:p>#N/A</text:p>
          </table:table-cell>
          <table:table-cell table:formula="of:=IF([.A155]&lt;&gt;&quot;&quot;;VLOOKUP(VALUE([.C15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5]&lt;&gt;&quot;&quot;;['SEEED OPL'.A155];&quot;&quot;)" office:value-type="float" office:value="310020002">
            <text:p>310020002</text:p>
          </table:table-cell>
          <table:table-cell table:formula="of:=IF(['SEEED OPL'.B155]&lt;&gt;&quot;&quot;;['SEEED OPL'.B155];&quot;&quot;)" office:value-type="string" office:string-value="LMV358ID">
            <text:p>LMV358ID</text:p>
          </table:table-cell>
          <table:table-cell table:formula="of:=IF(['SEEED OPL'.C155]&lt;&gt;&quot;&quot;;['SEEED OPL'.C155];&quot;&quot;)" office:value-type="string" office:string-value="SMD IC Amplifier;DUAL;1MHz;2.7 V-5.5 V">
            <text:p>SMD IC Amplifier;DUAL;1MHz;2.7 V-5.5 V</text:p>
          </table:table-cell>
          <table:table-cell table:formula="of:=IF([.H155]&lt;&gt;&quot;&quot;;VLOOKUP([.$H155]&amp;&quot; &quot;;['OOMLOUT-OOMP'.$H$3:.$H$829];1;0);&quot;&quot;)" office:value-type="float" office:value="0">
            <text:p>#N/A</text:p>
          </table:table-cell>
          <table:table-cell table:formula="of:=IF(ISNA([.K155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55]&lt;&gt;&quot;&quot;;['OOMLOUT-OOMP'.A155];&quot;&quot;)" office:value-type="string" office:string-value="HEAD-I01-L-2X03PI-01">
            <text:p>HEAD-I01-L-2X03PI-01</text:p>
          </table:table-cell>
          <table:table-cell table:formula="of:=IF(['OOMLOUT-OOMP'.B155]&lt;&gt;&quot;&quot;;['OOMLOUT-OOMP'.B155];&quot;&quot;)" office:value-type="string" office:string-value="2.54 mm 6 Pin (2x3) Blue Header">
            <text:p>2.54 mm 6 Pin (2x3) Blue Header</text:p>
          </table:table-cell>
          <table:table-cell table:formula="of:=IF(['OOMLOUT-OOMP'.B155]&lt;&gt;&quot;&quot;;['OOMLOUT-OOMP'.H155];&quot;&quot;)" office:value-type="string" office:string-value="320020003 ">
            <text:p>320020003 </text:p>
          </table:table-cell>
          <table:table-cell table:formula="of:==IF([.A156]&lt;&gt;&quot;&quot;;VLOOKUP(VALUE([.C156]);['SEEED OPL'.$A$4:.$A$534];1;0);&quot;&quot;)" office:value-type="float" office:value="0">
            <text:p>#N/A</text:p>
          </table:table-cell>
          <table:table-cell table:formula="of:=IF([.A156]&lt;&gt;&quot;&quot;;VLOOKUP(VALUE([.C15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6]&lt;&gt;&quot;&quot;;['SEEED OPL'.A156];&quot;&quot;)" office:value-type="float" office:value="310020016">
            <text:p>310020016</text:p>
          </table:table-cell>
          <table:table-cell table:formula="of:=IF(['SEEED OPL'.B156]&lt;&gt;&quot;&quot;;['SEEED OPL'.B156];&quot;&quot;)" office:value-type="string" office:string-value="LM293D">
            <text:p>LM293D</text:p>
          </table:table-cell>
          <table:table-cell table:formula="of:=IF(['SEEED OPL'.C156]&lt;&gt;&quot;&quot;;['SEEED OPL'.C156];&quot;&quot;)" office:value-type="string" office:string-value="SMD IC Amplifier;2-CH;2V-36V;±1V-18V">
            <text:p>SMD IC Amplifier;2-CH;2V-36V;±1V-18V</text:p>
          </table:table-cell>
          <table:table-cell table:formula="of:=IF([.H156]&lt;&gt;&quot;&quot;;VLOOKUP([.$H156]&amp;&quot; &quot;;['OOMLOUT-OOMP'.$H$3:.$H$829];1;0);&quot;&quot;)" office:value-type="string" office:string-value="310020016 ">
            <text:p>310020016 </text:p>
          </table:table-cell>
          <table:table-cell table:formula="of:=IF(ISNA([.K156]);1;&quot;&quot;)">
            <text:p/>
          </table:table-cell>
          <table:table-cell/>
        </table:table-row>
        <table:table-row table:style-name="ro1">
          <table:table-cell table:formula="of:=IF(['OOMLOUT-OOMP'.A156]&lt;&gt;&quot;&quot;;['OOMLOUT-OOMP'.A156];&quot;&quot;)" office:value-type="string" office:string-value="HEAD-I01-W-02PI-01">
            <text:p>HEAD-I01-W-02PI-01</text:p>
          </table:table-cell>
          <table:table-cell table:formula="of:=IF(['OOMLOUT-OOMP'.B156]&lt;&gt;&quot;&quot;;['OOMLOUT-OOMP'.B156];&quot;&quot;)" office:value-type="string" office:string-value="2.54 mm 2 Pin White Header">
            <text:p>2.54 mm 2 Pin White Header</text:p>
          </table:table-cell>
          <table:table-cell table:formula="of:=IF(['OOMLOUT-OOMP'.B156]&lt;&gt;&quot;&quot;;['OOMLOUT-OOMP'.H156];&quot;&quot;)" office:value-type="string" office:string-value="320020037 ">
            <text:p>320020037 </text:p>
          </table:table-cell>
          <table:table-cell table:formula="of:==IF([.A157]&lt;&gt;&quot;&quot;;VLOOKUP(VALUE([.C157]);['SEEED OPL'.$A$4:.$A$534];1;0);&quot;&quot;)" office:value-type="float" office:value="320020037">
            <text:p>320020037</text:p>
          </table:table-cell>
          <table:table-cell table:formula="of:=IF([.A157]&lt;&gt;&quot;&quot;;VLOOKUP(VALUE([.C157]);['SEEED OPL'.$A$4:.$B$534];2;0);&quot;&quot;)" office:value-type="string" office:string-value="P125-1102A0BS116A3">
            <text:p>P125-1102A0BS116A3</text:p>
          </table:table-cell>
          <table:table-cell table:number-columns-repeated="2"/>
          <table:table-cell table:formula="of:=IF(['SEEED OPL'.A157]&lt;&gt;&quot;&quot;;['SEEED OPL'.A157];&quot;&quot;)" office:value-type="float" office:value="310020015">
            <text:p>310020015</text:p>
          </table:table-cell>
          <table:table-cell table:formula="of:=IF(['SEEED OPL'.B157]&lt;&gt;&quot;&quot;;['SEEED OPL'.B157];&quot;&quot;)" office:value-type="string" office:string-value="LM2904DR">
            <text:p>LM2904DR</text:p>
          </table:table-cell>
          <table:table-cell table:formula="of:=IF(['SEEED OPL'.C157]&lt;&gt;&quot;&quot;;['SEEED OPL'.C157];&quot;&quot;)" office:value-type="string" office:string-value="SMD IC Amplifier;2-CH;GPW 0.7MHz;Io 30mA;3V-26V;±1.5V-13V">
            <text:p>SMD IC Amplifier;2-CH;GPW 0.7MHz;Io 30mA;3V-26V;±1.5V-13V</text:p>
          </table:table-cell>
          <table:table-cell table:formula="of:=IF([.H157]&lt;&gt;&quot;&quot;;VLOOKUP([.$H157]&amp;&quot; &quot;;['OOMLOUT-OOMP'.$H$3:.$H$829];1;0);&quot;&quot;)" office:value-type="string" office:string-value="310020015 ">
            <text:p>310020015 </text:p>
          </table:table-cell>
          <table:table-cell table:formula="of:=IF(ISNA([.K157]);1;&quot;&quot;)">
            <text:p/>
          </table:table-cell>
          <table:table-cell/>
        </table:table-row>
        <table:table-row table:style-name="ro1">
          <table:table-cell table:formula="of:=IF(['OOMLOUT-OOMP'.A157]&lt;&gt;&quot;&quot;;['OOMLOUT-OOMP'.A157];&quot;&quot;)" office:value-type="string" office:string-value="HEAD-I01-W-03PI-01">
            <text:p>HEAD-I01-W-03PI-01</text:p>
          </table:table-cell>
          <table:table-cell table:formula="of:=IF(['OOMLOUT-OOMP'.B157]&lt;&gt;&quot;&quot;;['OOMLOUT-OOMP'.B157];&quot;&quot;)" office:value-type="string" office:string-value="2.54 mm 3 Pin White Header">
            <text:p>2.54 mm 3 Pin White Header</text:p>
          </table:table-cell>
          <table:table-cell table:formula="of:=IF(['OOMLOUT-OOMP'.B157]&lt;&gt;&quot;&quot;;['OOMLOUT-OOMP'.H157];&quot;&quot;)" office:value-type="string" office:string-value="320020038 ">
            <text:p>320020038 </text:p>
          </table:table-cell>
          <table:table-cell table:formula="of:==IF([.A158]&lt;&gt;&quot;&quot;;VLOOKUP(VALUE([.C158]);['SEEED OPL'.$A$4:.$A$534];1;0);&quot;&quot;)" office:value-type="float" office:value="0">
            <text:p>#N/A</text:p>
          </table:table-cell>
          <table:table-cell table:formula="of:=IF([.A158]&lt;&gt;&quot;&quot;;VLOOKUP(VALUE([.C15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8]&lt;&gt;&quot;&quot;;['SEEED OPL'.A158];&quot;&quot;)" office:value-type="float" office:value="310070022">
            <text:p>310070022</text:p>
          </table:table-cell>
          <table:table-cell table:formula="of:=IF(['SEEED OPL'.B158]&lt;&gt;&quot;&quot;;['SEEED OPL'.B158];&quot;&quot;)" office:value-type="string" office:string-value="FT232RL">
            <text:p>FT232RL</text:p>
          </table:table-cell>
          <table:table-cell table:formula="of:=IF(['SEEED OPL'.C158]&lt;&gt;&quot;&quot;;['SEEED OPL'.C158];&quot;&quot;)" office:value-type="string" office:string-value="SMD IC Interface;USB to UART;Speed 300b-3Mbaud;VCC 1.8V-5.25V">
            <text:p>SMD IC Interface;USB to UART;Speed 300b-3Mbaud;VCC 1.8V-5.25V</text:p>
          </table:table-cell>
          <table:table-cell table:formula="of:=IF([.H158]&lt;&gt;&quot;&quot;;VLOOKUP([.$H158]&amp;&quot; &quot;;['OOMLOUT-OOMP'.$H$3:.$H$829];1;0);&quot;&quot;)" office:value-type="string" office:string-value="310070022 ">
            <text:p>310070022 </text:p>
          </table:table-cell>
          <table:table-cell table:formula="of:=IF(ISNA([.K158]);1;&quot;&quot;)">
            <text:p/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158]&lt;&gt;&quot;&quot;;['OOMLOUT-OOMP'.A158];&quot;&quot;)" office:value-type="string" office:string-value="HEAD-I01-W-08PI-01">
            <text:p>HEAD-I01-W-08PI-01</text:p>
          </table:table-cell>
          <table:table-cell table:formula="of:=IF(['OOMLOUT-OOMP'.B158]&lt;&gt;&quot;&quot;;['OOMLOUT-OOMP'.B158];&quot;&quot;)" office:value-type="string" office:string-value="2.54 mm 8 Pin White Header">
            <text:p>2.54 mm 8 Pin White Header</text:p>
          </table:table-cell>
          <table:table-cell table:formula="of:=IF(['OOMLOUT-OOMP'.B158]&lt;&gt;&quot;&quot;;['OOMLOUT-OOMP'.H158];&quot;&quot;)" office:value-type="string" office:string-value="320020021 ">
            <text:p>320020021 </text:p>
          </table:table-cell>
          <table:table-cell table:formula="of:==IF([.A159]&lt;&gt;&quot;&quot;;VLOOKUP(VALUE([.C159]);['SEEED OPL'.$A$4:.$A$534];1;0);&quot;&quot;)" office:value-type="float" office:value="0">
            <text:p>#N/A</text:p>
          </table:table-cell>
          <table:table-cell table:formula="of:=IF([.A159]&lt;&gt;&quot;&quot;;VLOOKUP(VALUE([.C15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9]&lt;&gt;&quot;&quot;;['SEEED OPL'.A159];&quot;&quot;)" office:value-type="float" office:value="303010016">
            <text:p>303010016</text:p>
          </table:table-cell>
          <table:table-cell table:formula="of:=IF(['SEEED OPL'.B159]&lt;&gt;&quot;&quot;;['SEEED OPL'.B159];&quot;&quot;)" office:value-type="string" office:string-value="CSAB0630-100M">
            <text:p>CSAB0630-100M</text:p>
          </table:table-cell>
          <table:table-cell table:formula="of:=IF(['SEEED OPL'.C159]&lt;&gt;&quot;&quot;;['SEEED OPL'.C159];&quot;&quot;)" office:value-type="string" office:string-value="SMD Inductor 10uH-20%-5A">
            <text:p>SMD Inductor 10uH-20%-5A</text:p>
          </table:table-cell>
          <table:table-cell table:formula="of:=IF([.H159]&lt;&gt;&quot;&quot;;VLOOKUP([.$H159]&amp;&quot; &quot;;['OOMLOUT-OOMP'.$H$3:.$H$829];1;0);&quot;&quot;)" office:value-type="string" office:string-value="303010016 ">
            <text:p>303010016 </text:p>
          </table:table-cell>
          <table:table-cell table:formula="of:=IF(ISNA([.K159]);1;&quot;&quot;)">
            <text:p/>
          </table:table-cell>
          <table:table-cell/>
        </table:table-row>
        <table:table-row table:style-name="ro1">
          <table:table-cell table:formula="of:=IF(['OOMLOUT-OOMP'.A159]&lt;&gt;&quot;&quot;;['OOMLOUT-OOMP'.A159];&quot;&quot;)" office:value-type="string" office:string-value="HEAD-I01-X-01PI-01">
            <text:p>HEAD-I01-X-01PI-01</text:p>
          </table:table-cell>
          <table:table-cell table:formula="of:=IF(['OOMLOUT-OOMP'.B159]&lt;&gt;&quot;&quot;;['OOMLOUT-OOMP'.B159];&quot;&quot;)" office:value-type="string" office:string-value="2.54 mm 1 Pin Header">
            <text:p>2.54 mm 1 Pin Header</text:p>
          </table:table-cell>
          <table:table-cell table:formula="of:=IF(['OOMLOUT-OOMP'.B159]&lt;&gt;&quot;&quot;;['OOMLOUT-OOMP'.H159];&quot;&quot;)" office:value-type="float" office:value="0">
            <text:p>0</text:p>
          </table:table-cell>
          <table:table-cell table:formula="of:==IF([.A160]&lt;&gt;&quot;&quot;;VLOOKUP(VALUE([.C160]);['SEEED OPL'.$A$4:.$A$534];1;0);&quot;&quot;)" office:value-type="float" office:value="0">
            <text:p>#N/A</text:p>
          </table:table-cell>
          <table:table-cell table:formula="of:=IF([.A160]&lt;&gt;&quot;&quot;;VLOOKUP(VALUE([.C16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0]&lt;&gt;&quot;&quot;;['SEEED OPL'.A160];&quot;&quot;)" office:value-type="float" office:value="303030001">
            <text:p>303030001</text:p>
          </table:table-cell>
          <table:table-cell table:formula="of:=IF(['SEEED OPL'.B160]&lt;&gt;&quot;&quot;;['SEEED OPL'.B160];&quot;&quot;)" office:value-type="string" office:string-value="BLM18AG121SN1D">
            <text:p>BLM18AG121SN1D</text:p>
          </table:table-cell>
          <table:table-cell table:formula="of:=IF(['SEEED OPL'.C160]&lt;&gt;&quot;&quot;;['SEEED OPL'.C160];&quot;&quot;)" office:value-type="string" office:string-value="SMD FERRITE CHIP 120R 500mA">
            <text:p>SMD FERRITE CHIP 120R 500mA</text:p>
          </table:table-cell>
          <table:table-cell table:formula="of:=IF([.H160]&lt;&gt;&quot;&quot;;VLOOKUP([.$H160]&amp;&quot; &quot;;['OOMLOUT-OOMP'.$H$3:.$H$829];1;0);&quot;&quot;)" office:value-type="string" office:string-value="303030001 ">
            <text:p>303030001 </text:p>
          </table:table-cell>
          <table:table-cell table:formula="of:=IF(ISNA([.K160]);1;&quot;&quot;)">
            <text:p/>
          </table:table-cell>
          <table:table-cell/>
        </table:table-row>
        <table:table-row table:style-name="ro1">
          <table:table-cell table:formula="of:=IF(['OOMLOUT-OOMP'.A160]&lt;&gt;&quot;&quot;;['OOMLOUT-OOMP'.A160];&quot;&quot;)" office:value-type="string" office:string-value="HEAD-I01-X-02PI-01">
            <text:p>HEAD-I01-X-02PI-01</text:p>
          </table:table-cell>
          <table:table-cell table:formula="of:=IF(['OOMLOUT-OOMP'.B160]&lt;&gt;&quot;&quot;;['OOMLOUT-OOMP'.B160];&quot;&quot;)" office:value-type="string" office:string-value="2.54 mm 2 Pin Header">
            <text:p>2.54 mm 2 Pin Header</text:p>
          </table:table-cell>
          <table:table-cell table:formula="of:=IF(['OOMLOUT-OOMP'.B160]&lt;&gt;&quot;&quot;;['OOMLOUT-OOMP'.H160];&quot;&quot;)" office:value-type="string" office:string-value="320020016 ">
            <text:p>320020016 </text:p>
          </table:table-cell>
          <table:table-cell table:formula="of:==IF([.A161]&lt;&gt;&quot;&quot;;VLOOKUP(VALUE([.C161]);['SEEED OPL'.$A$4:.$A$534];1;0);&quot;&quot;)" office:value-type="float" office:value="320020016">
            <text:p>320020016</text:p>
          </table:table-cell>
          <table:table-cell table:formula="of:=IF([.A161]&lt;&gt;&quot;&quot;;VLOOKUP(VALUE([.C161]);['SEEED OPL'.$A$4:.$B$534];2;0);&quot;&quot;)" office:value-type="string" office:string-value="P125-1102A0BS116A1">
            <text:p>P125-1102A0BS116A1</text:p>
          </table:table-cell>
          <table:table-cell table:number-columns-repeated="2"/>
          <table:table-cell table:formula="of:=IF(['SEEED OPL'.A161]&lt;&gt;&quot;&quot;;['SEEED OPL'.A161];&quot;&quot;)" office:value-type="float" office:value="315030000">
            <text:p>315030000</text:p>
          </table:table-cell>
          <table:table-cell table:formula="of:=IF(['SEEED OPL'.B161]&lt;&gt;&quot;&quot;;['SEEED OPL'.B161];&quot;&quot;)" office:value-type="string" office:string-value="HLS8L-DC5V-S-C">
            <text:p>HLS8L-DC5V-S-C</text:p>
          </table:table-cell>
          <table:table-cell table:formula="of:=IF(['SEEED OPL'.C161]&lt;&gt;&quot;&quot;;['SEEED OPL'.C161];&quot;&quot;)" office:value-type="string" office:string-value="DIP Power Relay 5V-7A">
            <text:p>DIP Power Relay 5V-7A</text:p>
          </table:table-cell>
          <table:table-cell table:formula="of:=IF([.H161]&lt;&gt;&quot;&quot;;VLOOKUP([.$H161]&amp;&quot; &quot;;['OOMLOUT-OOMP'.$H$3:.$H$829];1;0);&quot;&quot;)" office:value-type="string" office:string-value="315030000 ">
            <text:p>315030000 </text:p>
          </table:table-cell>
          <table:table-cell table:formula="of:=IF(ISNA([.K161]);1;&quot;&quot;)">
            <text:p/>
          </table:table-cell>
          <table:table-cell/>
        </table:table-row>
        <table:table-row table:style-name="ro1">
          <table:table-cell table:formula="of:=IF(['OOMLOUT-OOMP'.A161]&lt;&gt;&quot;&quot;;['OOMLOUT-OOMP'.A161];&quot;&quot;)" office:value-type="string" office:string-value="HEAD-I01-X-03PI-01">
            <text:p>HEAD-I01-X-03PI-01</text:p>
          </table:table-cell>
          <table:table-cell table:formula="of:=IF(['OOMLOUT-OOMP'.B161]&lt;&gt;&quot;&quot;;['OOMLOUT-OOMP'.B161];&quot;&quot;)" office:value-type="string" office:string-value="2.54 mm 3 Pin Header">
            <text:p>2.54 mm 3 Pin Header</text:p>
          </table:table-cell>
          <table:table-cell table:formula="of:=IF(['OOMLOUT-OOMP'.B161]&lt;&gt;&quot;&quot;;['OOMLOUT-OOMP'.H161];&quot;&quot;)" office:value-type="string" office:string-value="320020079 ">
            <text:p>320020079 </text:p>
          </table:table-cell>
          <table:table-cell table:formula="of:==IF([.A162]&lt;&gt;&quot;&quot;;VLOOKUP(VALUE([.C162]);['SEEED OPL'.$A$4:.$A$534];1;0);&quot;&quot;)" office:value-type="float" office:value="320020079">
            <text:p>320020079</text:p>
          </table:table-cell>
          <table:table-cell table:formula="of:=IF([.A162]&lt;&gt;&quot;&quot;;VLOOKUP(VALUE([.C162]);['SEEED OPL'.$A$4:.$B$534];2;0);&quot;&quot;)" office:value-type="float" office:value="0">
            <text:p/>
          </table:table-cell>
          <table:table-cell table:number-columns-repeated="2"/>
          <table:table-cell table:formula="of:=IF(['SEEED OPL'.A162]&lt;&gt;&quot;&quot;;['SEEED OPL'.A162];&quot;&quot;)" office:value-type="float" office:value="301010292">
            <text:p>301010292</text:p>
          </table:table-cell>
          <table:table-cell table:formula="of:=IF(['SEEED OPL'.B162]&lt;&gt;&quot;&quot;;['SEEED OPL'.B162];&quot;&quot;)" office:value-type="string" office:string-value="RC0603JR-070RL">
            <text:p>RC0603JR-070RL</text:p>
          </table:table-cell>
          <table:table-cell table:formula="of:=IF(['SEEED OPL'.C162]&lt;&gt;&quot;&quot;;['SEEED OPL'.C162];&quot;&quot;)" office:value-type="string" office:string-value="SMD RES 0R-5%-1/10W">
            <text:p>SMD RES 0R-5%-1/10W</text:p>
          </table:table-cell>
          <table:table-cell table:formula="of:=IF([.H162]&lt;&gt;&quot;&quot;;VLOOKUP([.$H162]&amp;&quot; &quot;;['OOMLOUT-OOMP'.$H$3:.$H$829];1;0);&quot;&quot;)" office:value-type="string" office:string-value="301010292 ">
            <text:p>301010292 </text:p>
          </table:table-cell>
          <table:table-cell table:formula="of:=IF(ISNA([.K162]);1;&quot;&quot;)">
            <text:p/>
          </table:table-cell>
          <table:table-cell/>
        </table:table-row>
        <table:table-row table:style-name="ro1">
          <table:table-cell table:formula="of:=IF(['OOMLOUT-OOMP'.A162]&lt;&gt;&quot;&quot;;['OOMLOUT-OOMP'.A162];&quot;&quot;)" office:value-type="string" office:string-value="HEAD-I01-X-03PI-RA">
            <text:p>HEAD-I01-X-03PI-RA</text:p>
          </table:table-cell>
          <table:table-cell table:formula="of:=IF(['OOMLOUT-OOMP'.B162]&lt;&gt;&quot;&quot;;['OOMLOUT-OOMP'.B162];&quot;&quot;)" office:value-type="string" office:string-value="2.54 mm 3 Pin Header Right Angle">
            <text:p>2.54 mm 3 Pin Header Right Angle</text:p>
          </table:table-cell>
          <table:table-cell table:formula="of:=IF(['OOMLOUT-OOMP'.B162]&lt;&gt;&quot;&quot;;['OOMLOUT-OOMP'.H162];&quot;&quot;)" office:value-type="string" office:string-value="320020061 ">
            <text:p>320020061 </text:p>
          </table:table-cell>
          <table:table-cell table:formula="of:==IF([.A163]&lt;&gt;&quot;&quot;;VLOOKUP(VALUE([.C163]);['SEEED OPL'.$A$4:.$A$534];1;0);&quot;&quot;)" office:value-type="float" office:value="320020061">
            <text:p>320020061</text:p>
          </table:table-cell>
          <table:table-cell table:formula="of:=IF([.A163]&lt;&gt;&quot;&quot;;VLOOKUP(VALUE([.C163]);['SEEED OPL'.$A$4:.$B$534];2;0);&quot;&quot;)" office:value-type="string" office:string-value="P125-1103A0BR138A1">
            <text:p>P125-1103A0BR138A1</text:p>
          </table:table-cell>
          <table:table-cell table:number-columns-repeated="2"/>
          <table:table-cell table:formula="of:=IF(['SEEED OPL'.A163]&lt;&gt;&quot;&quot;;['SEEED OPL'.A163];&quot;&quot;)" office:value-type="float" office:value="301010000">
            <text:p>301010000</text:p>
          </table:table-cell>
          <table:table-cell table:formula="of:=IF(['SEEED OPL'.B163]&lt;&gt;&quot;&quot;;['SEEED OPL'.B163];&quot;&quot;)" office:value-type="string" office:string-value="RC0402JR-070RL">
            <text:p>RC0402JR-070RL</text:p>
          </table:table-cell>
          <table:table-cell table:formula="of:=IF(['SEEED OPL'.C163]&lt;&gt;&quot;&quot;;['SEEED OPL'.C163];&quot;&quot;)" office:value-type="string" office:string-value="SMD RES 0R-5%-1/16W">
            <text:p>SMD RES 0R-5%-1/16W</text:p>
          </table:table-cell>
          <table:table-cell table:formula="of:=IF([.H163]&lt;&gt;&quot;&quot;;VLOOKUP([.$H163]&amp;&quot; &quot;;['OOMLOUT-OOMP'.$H$3:.$H$829];1;0);&quot;&quot;)" office:value-type="string" office:string-value="301010000 ">
            <text:p>301010000 </text:p>
          </table:table-cell>
          <table:table-cell table:formula="of:=IF(ISNA([.K163]);1;&quot;&quot;)">
            <text:p/>
          </table:table-cell>
          <table:table-cell/>
        </table:table-row>
        <table:table-row table:style-name="ro1">
          <table:table-cell table:formula="of:=IF(['OOMLOUT-OOMP'.A163]&lt;&gt;&quot;&quot;;['OOMLOUT-OOMP'.A163];&quot;&quot;)" office:value-type="string" office:string-value="HEAD-I01-X-04PI-01">
            <text:p>HEAD-I01-X-04PI-01</text:p>
          </table:table-cell>
          <table:table-cell table:formula="of:=IF(['OOMLOUT-OOMP'.B163]&lt;&gt;&quot;&quot;;['OOMLOUT-OOMP'.B163];&quot;&quot;)" office:value-type="string" office:string-value="2.54 mm 4 Pin Header">
            <text:p>2.54 mm 4 Pin Header</text:p>
          </table:table-cell>
          <table:table-cell table:formula="of:=IF(['OOMLOUT-OOMP'.B163]&lt;&gt;&quot;&quot;;['OOMLOUT-OOMP'.H163];&quot;&quot;)" office:value-type="string" office:string-value="320020017 ">
            <text:p>320020017 </text:p>
          </table:table-cell>
          <table:table-cell table:formula="of:==IF([.A164]&lt;&gt;&quot;&quot;;VLOOKUP(VALUE([.C164]);['SEEED OPL'.$A$4:.$A$534];1;0);&quot;&quot;)" office:value-type="float" office:value="320020017">
            <text:p>320020017</text:p>
          </table:table-cell>
          <table:table-cell table:formula="of:=IF([.A164]&lt;&gt;&quot;&quot;;VLOOKUP(VALUE([.C164]);['SEEED OPL'.$A$4:.$B$534];2;0);&quot;&quot;)" office:value-type="string" office:string-value="P125-1104A0BS116A1">
            <text:p>P125-1104A0BS116A1</text:p>
          </table:table-cell>
          <table:table-cell table:number-columns-repeated="2"/>
          <table:table-cell table:formula="of:=IF(['SEEED OPL'.A164]&lt;&gt;&quot;&quot;;['SEEED OPL'.A164];&quot;&quot;)" office:value-type="float" office:value="301010096">
            <text:p>301010096</text:p>
          </table:table-cell>
          <table:table-cell table:formula="of:=IF(['SEEED OPL'.B164]&lt;&gt;&quot;&quot;;['SEEED OPL'.B164];&quot;&quot;)" office:value-type="string" office:string-value="RC0603JR-0710RL">
            <text:p>RC0603JR-0710RL</text:p>
          </table:table-cell>
          <table:table-cell table:formula="of:=IF(['SEEED OPL'.C164]&lt;&gt;&quot;&quot;;['SEEED OPL'.C164];&quot;&quot;)" office:value-type="string" office:string-value="SMD RES 10R-5%-1/10W">
            <text:p>SMD RES 10R-5%-1/10W</text:p>
          </table:table-cell>
          <table:table-cell table:formula="of:=IF([.H164]&lt;&gt;&quot;&quot;;VLOOKUP([.$H164]&amp;&quot; &quot;;['OOMLOUT-OOMP'.$H$3:.$H$829];1;0);&quot;&quot;)" office:value-type="string" office:string-value="301010096 ">
            <text:p>301010096 </text:p>
          </table:table-cell>
          <table:table-cell table:formula="of:=IF(ISNA([.K164]);1;&quot;&quot;)">
            <text:p/>
          </table:table-cell>
          <table:table-cell/>
        </table:table-row>
        <table:table-row table:style-name="ro1">
          <table:table-cell table:formula="of:=IF(['OOMLOUT-OOMP'.A164]&lt;&gt;&quot;&quot;;['OOMLOUT-OOMP'.A164];&quot;&quot;)" office:value-type="string" office:string-value="HEAD-I01-X-05PI-01">
            <text:p>HEAD-I01-X-05PI-01</text:p>
          </table:table-cell>
          <table:table-cell table:formula="of:=IF(['OOMLOUT-OOMP'.B164]&lt;&gt;&quot;&quot;;['OOMLOUT-OOMP'.B164];&quot;&quot;)" office:value-type="string" office:string-value="2.54 mm 5 Pin Header">
            <text:p>2.54 mm 5 Pin Header</text:p>
          </table:table-cell>
          <table:table-cell table:formula="of:=IF(['OOMLOUT-OOMP'.B164]&lt;&gt;&quot;&quot;;['OOMLOUT-OOMP'.H164];&quot;&quot;)" office:value-type="float" office:value="0">
            <text:p>0</text:p>
          </table:table-cell>
          <table:table-cell table:formula="of:==IF([.A165]&lt;&gt;&quot;&quot;;VLOOKUP(VALUE([.C165]);['SEEED OPL'.$A$4:.$A$534];1;0);&quot;&quot;)" office:value-type="float" office:value="0">
            <text:p>#N/A</text:p>
          </table:table-cell>
          <table:table-cell table:formula="of:=IF([.A165]&lt;&gt;&quot;&quot;;VLOOKUP(VALUE([.C16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5]&lt;&gt;&quot;&quot;;['SEEED OPL'.A165];&quot;&quot;)" office:value-type="float" office:value="301010185">
            <text:p>301010185</text:p>
          </table:table-cell>
          <table:table-cell table:formula="of:=IF(['SEEED OPL'.B165]&lt;&gt;&quot;&quot;;['SEEED OPL'.B165];&quot;&quot;)" office:value-type="string" office:string-value="RC0603FR-0710RL">
            <text:p>RC0603FR-0710RL</text:p>
          </table:table-cell>
          <table:table-cell table:formula="of:=IF(['SEEED OPL'.C165]&lt;&gt;&quot;&quot;;['SEEED OPL'.C165];&quot;&quot;)" office:value-type="string" office:string-value="SMD RES 10R-1%-1/10W">
            <text:p>SMD RES 10R-1%-1/10W</text:p>
          </table:table-cell>
          <table:table-cell table:formula="of:=IF([.H165]&lt;&gt;&quot;&quot;;VLOOKUP([.$H165]&amp;&quot; &quot;;['OOMLOUT-OOMP'.$H$3:.$H$829];1;0);&quot;&quot;)" office:value-type="string" office:string-value="301010185 ">
            <text:p>301010185 </text:p>
          </table:table-cell>
          <table:table-cell table:formula="of:=IF(ISNA([.K165]);1;&quot;&quot;)">
            <text:p/>
          </table:table-cell>
          <table:table-cell/>
        </table:table-row>
        <table:table-row table:style-name="ro1">
          <table:table-cell table:formula="of:=IF(['OOMLOUT-OOMP'.A165]&lt;&gt;&quot;&quot;;['OOMLOUT-OOMP'.A165];&quot;&quot;)" office:value-type="string" office:string-value="HEAD-I01-X-06PI-01">
            <text:p>HEAD-I01-X-06PI-01</text:p>
          </table:table-cell>
          <table:table-cell table:formula="of:=IF(['OOMLOUT-OOMP'.B165]&lt;&gt;&quot;&quot;;['OOMLOUT-OOMP'.B165];&quot;&quot;)" office:value-type="string" office:string-value="2.54 mm 6 Pin Header">
            <text:p>2.54 mm 6 Pin Header</text:p>
          </table:table-cell>
          <table:table-cell table:formula="of:=IF(['OOMLOUT-OOMP'.B165]&lt;&gt;&quot;&quot;;['OOMLOUT-OOMP'.H165];&quot;&quot;)" office:value-type="string" office:string-value="320020078 ">
            <text:p>320020078 </text:p>
          </table:table-cell>
          <table:table-cell table:formula="of:==IF([.A166]&lt;&gt;&quot;&quot;;VLOOKUP(VALUE([.C166]);['SEEED OPL'.$A$4:.$A$534];1;0);&quot;&quot;)" office:value-type="float" office:value="320020078">
            <text:p>320020078</text:p>
          </table:table-cell>
          <table:table-cell table:formula="of:=IF([.A166]&lt;&gt;&quot;&quot;;VLOOKUP(VALUE([.C166]);['SEEED OPL'.$A$4:.$B$534];2;0);&quot;&quot;)" office:value-type="string" office:string-value="P125-1106A1BS116A1">
            <text:p>P125-1106A1BS116A1</text:p>
          </table:table-cell>
          <table:table-cell table:number-columns-repeated="2"/>
          <table:table-cell table:formula="of:=IF(['SEEED OPL'.A166]&lt;&gt;&quot;&quot;;['SEEED OPL'.A166];&quot;&quot;)" office:value-type="float" office:value="301010405">
            <text:p>301010405</text:p>
          </table:table-cell>
          <table:table-cell table:formula="of:=IF(['SEEED OPL'.B166]&lt;&gt;&quot;&quot;;['SEEED OPL'.B166];&quot;&quot;)" office:value-type="string" office:string-value="RC1206JR-0713RL">
            <text:p>RC1206JR-0713RL</text:p>
          </table:table-cell>
          <table:table-cell table:formula="of:=IF(['SEEED OPL'.C166]&lt;&gt;&quot;&quot;;['SEEED OPL'.C166];&quot;&quot;)" office:value-type="string" office:string-value="SMD RES 13R-5%-1/4W">
            <text:p>SMD RES 13R-5%-1/4W</text:p>
          </table:table-cell>
          <table:table-cell table:formula="of:=IF([.H166]&lt;&gt;&quot;&quot;;VLOOKUP([.$H166]&amp;&quot; &quot;;['OOMLOUT-OOMP'.$H$3:.$H$829];1;0);&quot;&quot;)" office:value-type="string" office:string-value="301010405 ">
            <text:p>301010405 </text:p>
          </table:table-cell>
          <table:table-cell table:formula="of:=IF(ISNA([.K166]);1;&quot;&quot;)">
            <text:p/>
          </table:table-cell>
          <table:table-cell/>
        </table:table-row>
        <table:table-row table:style-name="ro1">
          <table:table-cell table:formula="of:=IF(['OOMLOUT-OOMP'.A166]&lt;&gt;&quot;&quot;;['OOMLOUT-OOMP'.A166];&quot;&quot;)" office:value-type="string" office:string-value="HEAD-I01-X-06PI-RA">
            <text:p>HEAD-I01-X-06PI-RA</text:p>
          </table:table-cell>
          <table:table-cell table:formula="of:=IF(['OOMLOUT-OOMP'.B166]&lt;&gt;&quot;&quot;;['OOMLOUT-OOMP'.B166];&quot;&quot;)" office:value-type="string" office:string-value="2.54 mm 6 Pin Header Right Angle">
            <text:p>2.54 mm 6 Pin Header Right Angle</text:p>
          </table:table-cell>
          <table:table-cell table:formula="of:=IF(['OOMLOUT-OOMP'.B166]&lt;&gt;&quot;&quot;;['OOMLOUT-OOMP'.H166];&quot;&quot;)" office:value-type="string" office:string-value="320020019 ">
            <text:p>320020019 </text:p>
          </table:table-cell>
          <table:table-cell table:formula="of:==IF([.A167]&lt;&gt;&quot;&quot;;VLOOKUP(VALUE([.C167]);['SEEED OPL'.$A$4:.$A$534];1;0);&quot;&quot;)" office:value-type="float" office:value="320020019">
            <text:p>320020019</text:p>
          </table:table-cell>
          <table:table-cell table:formula="of:=IF([.A167]&lt;&gt;&quot;&quot;;VLOOKUP(VALUE([.C167]);['SEEED OPL'.$A$4:.$B$534];2;0);&quot;&quot;)" office:value-type="string" office:string-value="P125-1106A0BR138A1">
            <text:p>P125-1106A0BR138A1</text:p>
          </table:table-cell>
          <table:table-cell table:number-columns-repeated="2"/>
          <table:table-cell table:formula="of:=IF(['SEEED OPL'.A167]&lt;&gt;&quot;&quot;;['SEEED OPL'.A167];&quot;&quot;)" office:value-type="float" office:value="301010289">
            <text:p>301010289</text:p>
          </table:table-cell>
          <table:table-cell table:formula="of:=IF(['SEEED OPL'.B167]&lt;&gt;&quot;&quot;;['SEEED OPL'.B167];&quot;&quot;)" office:value-type="string" office:string-value="RC0603JR-0722RL">
            <text:p>RC0603JR-0722RL</text:p>
          </table:table-cell>
          <table:table-cell table:formula="of:=IF(['SEEED OPL'.C167]&lt;&gt;&quot;&quot;;['SEEED OPL'.C167];&quot;&quot;)" office:value-type="string" office:string-value="SMD RES 22R-5%-1/10W">
            <text:p>SMD RES 22R-5%-1/10W</text:p>
          </table:table-cell>
          <table:table-cell table:formula="of:=IF([.H167]&lt;&gt;&quot;&quot;;VLOOKUP([.$H167]&amp;&quot; &quot;;['OOMLOUT-OOMP'.$H$3:.$H$829];1;0);&quot;&quot;)" office:value-type="string" office:string-value="301010289 ">
            <text:p>301010289 </text:p>
          </table:table-cell>
          <table:table-cell table:formula="of:=IF(ISNA([.K167]);1;&quot;&quot;)">
            <text:p/>
          </table:table-cell>
          <table:table-cell/>
        </table:table-row>
        <table:table-row table:style-name="ro1">
          <table:table-cell table:formula="of:=IF(['OOMLOUT-OOMP'.A167]&lt;&gt;&quot;&quot;;['OOMLOUT-OOMP'.A167];&quot;&quot;)" office:value-type="string" office:string-value="HEAD-I01-X-08PI-01">
            <text:p>HEAD-I01-X-08PI-01</text:p>
          </table:table-cell>
          <table:table-cell table:formula="of:=IF(['OOMLOUT-OOMP'.B167]&lt;&gt;&quot;&quot;;['OOMLOUT-OOMP'.B167];&quot;&quot;)" office:value-type="string" office:string-value="2.54 mm 8 Pin Header">
            <text:p>2.54 mm 8 Pin Header</text:p>
          </table:table-cell>
          <table:table-cell table:formula="of:=IF(['OOMLOUT-OOMP'.B167]&lt;&gt;&quot;&quot;;['OOMLOUT-OOMP'.H167];&quot;&quot;)" office:value-type="string" office:string-value="320020080 ">
            <text:p>320020080 </text:p>
          </table:table-cell>
          <table:table-cell table:formula="of:==IF([.A168]&lt;&gt;&quot;&quot;;VLOOKUP(VALUE([.C168]);['SEEED OPL'.$A$4:.$A$534];1;0);&quot;&quot;)" office:value-type="float" office:value="320020080">
            <text:p>320020080</text:p>
          </table:table-cell>
          <table:table-cell table:formula="of:=IF([.A168]&lt;&gt;&quot;&quot;;VLOOKUP(VALUE([.C168]);['SEEED OPL'.$A$4:.$B$534];2;0);&quot;&quot;)" office:value-type="string" office:string-value="P125-1108A1BS116A1">
            <text:p>P125-1108A1BS116A1</text:p>
          </table:table-cell>
          <table:table-cell table:number-columns-repeated="2"/>
          <table:table-cell table:formula="of:=IF(['SEEED OPL'.A168]&lt;&gt;&quot;&quot;;['SEEED OPL'.A168];&quot;&quot;)" office:value-type="float" office:value="301010329">
            <text:p>301010329</text:p>
          </table:table-cell>
          <table:table-cell table:formula="of:=IF(['SEEED OPL'.B168]&lt;&gt;&quot;&quot;;['SEEED OPL'.B168];&quot;&quot;)" office:value-type="string" office:string-value="RC0805JR-0722RL">
            <text:p>RC0805JR-0722RL</text:p>
          </table:table-cell>
          <table:table-cell table:formula="of:=IF(['SEEED OPL'.C168]&lt;&gt;&quot;&quot;;['SEEED OPL'.C168];&quot;&quot;)" office:value-type="string" office:string-value="SMD RES 22R-5%-1/8W">
            <text:p>SMD RES 22R-5%-1/8W</text:p>
          </table:table-cell>
          <table:table-cell table:formula="of:=IF([.H168]&lt;&gt;&quot;&quot;;VLOOKUP([.$H168]&amp;&quot; &quot;;['OOMLOUT-OOMP'.$H$3:.$H$829];1;0);&quot;&quot;)" office:value-type="string" office:string-value="301010329 ">
            <text:p>301010329 </text:p>
          </table:table-cell>
          <table:table-cell table:formula="of:=IF(ISNA([.K168]);1;&quot;&quot;)">
            <text:p/>
          </table:table-cell>
          <table:table-cell/>
        </table:table-row>
        <table:table-row table:style-name="ro1">
          <table:table-cell table:formula="of:=IF(['OOMLOUT-OOMP'.A168]&lt;&gt;&quot;&quot;;['OOMLOUT-OOMP'.A168];&quot;&quot;)" office:value-type="string" office:string-value="HEAD-I01-X-10PI-01">
            <text:p>HEAD-I01-X-10PI-01</text:p>
          </table:table-cell>
          <table:table-cell table:formula="of:=IF(['OOMLOUT-OOMP'.B168]&lt;&gt;&quot;&quot;;['OOMLOUT-OOMP'.B168];&quot;&quot;)" office:value-type="string" office:string-value="2.54 mm 10 Pin Header">
            <text:p>2.54 mm 10 Pin Header</text:p>
          </table:table-cell>
          <table:table-cell table:formula="of:=IF(['OOMLOUT-OOMP'.B168]&lt;&gt;&quot;&quot;;['OOMLOUT-OOMP'.H168];&quot;&quot;)" office:value-type="float" office:value="0">
            <text:p>0</text:p>
          </table:table-cell>
          <table:table-cell table:formula="of:==IF([.A169]&lt;&gt;&quot;&quot;;VLOOKUP(VALUE([.C169]);['SEEED OPL'.$A$4:.$A$534];1;0);&quot;&quot;)" office:value-type="float" office:value="0">
            <text:p>#N/A</text:p>
          </table:table-cell>
          <table:table-cell table:formula="of:=IF([.A169]&lt;&gt;&quot;&quot;;VLOOKUP(VALUE([.C16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9]&lt;&gt;&quot;&quot;;['SEEED OPL'.A169];&quot;&quot;)" office:value-type="float" office:value="301010296">
            <text:p>301010296</text:p>
          </table:table-cell>
          <table:table-cell table:formula="of:=IF(['SEEED OPL'.B169]&lt;&gt;&quot;&quot;;['SEEED OPL'.B169];&quot;&quot;)" office:value-type="string" office:string-value="RC0603FR-0749R9L">
            <text:p>RC0603FR-0749R9L</text:p>
          </table:table-cell>
          <table:table-cell table:formula="of:=IF(['SEEED OPL'.C169]&lt;&gt;&quot;&quot;;['SEEED OPL'.C169];&quot;&quot;)" office:value-type="string" office:string-value="SMD RES 49.9R-1%-1/10W">
            <text:p>SMD RES 49.9R-1%-1/10W</text:p>
          </table:table-cell>
          <table:table-cell table:formula="of:=IF([.H169]&lt;&gt;&quot;&quot;;VLOOKUP([.$H169]&amp;&quot; &quot;;['OOMLOUT-OOMP'.$H$3:.$H$829];1;0);&quot;&quot;)" office:value-type="string" office:string-value="301010296 ">
            <text:p>301010296 </text:p>
          </table:table-cell>
          <table:table-cell table:formula="of:=IF(ISNA([.K169]);1;&quot;&quot;)">
            <text:p/>
          </table:table-cell>
          <table:table-cell/>
        </table:table-row>
        <table:table-row table:style-name="ro1">
          <table:table-cell table:formula="of:=IF(['OOMLOUT-OOMP'.A169]&lt;&gt;&quot;&quot;;['OOMLOUT-OOMP'.A169];&quot;&quot;)" office:value-type="string" office:string-value="HEAD-I01-X-12PI-01">
            <text:p>HEAD-I01-X-12PI-01</text:p>
          </table:table-cell>
          <table:table-cell table:formula="of:=IF(['OOMLOUT-OOMP'.B169]&lt;&gt;&quot;&quot;;['OOMLOUT-OOMP'.B169];&quot;&quot;)" office:value-type="string" office:string-value="2.54 mm 12 Pin Header">
            <text:p>2.54 mm 12 Pin Header</text:p>
          </table:table-cell>
          <table:table-cell table:formula="of:=IF(['OOMLOUT-OOMP'.B169]&lt;&gt;&quot;&quot;;['OOMLOUT-OOMP'.H169];&quot;&quot;)" office:value-type="float" office:value="0">
            <text:p>0</text:p>
          </table:table-cell>
          <table:table-cell table:formula="of:==IF([.A170]&lt;&gt;&quot;&quot;;VLOOKUP(VALUE([.C170]);['SEEED OPL'.$A$4:.$A$534];1;0);&quot;&quot;)" office:value-type="float" office:value="0">
            <text:p>#N/A</text:p>
          </table:table-cell>
          <table:table-cell table:formula="of:=IF([.A170]&lt;&gt;&quot;&quot;;VLOOKUP(VALUE([.C17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0]&lt;&gt;&quot;&quot;;['SEEED OPL'.A170];&quot;&quot;)" office:value-type="float" office:value="301010412">
            <text:p>301010412</text:p>
          </table:table-cell>
          <table:table-cell table:formula="of:=IF(['SEEED OPL'.B170]&lt;&gt;&quot;&quot;;['SEEED OPL'.B170];&quot;&quot;)" office:value-type="string" office:string-value="RC1206JR-07100RL">
            <text:p>RC1206JR-07100RL</text:p>
          </table:table-cell>
          <table:table-cell table:formula="of:=IF(['SEEED OPL'.C170]&lt;&gt;&quot;&quot;;['SEEED OPL'.C170];&quot;&quot;)" office:value-type="string" office:string-value="SMD RES 100R-5%-1/4W">
            <text:p>SMD RES 100R-5%-1/4W</text:p>
          </table:table-cell>
          <table:table-cell table:formula="of:=IF([.H170]&lt;&gt;&quot;&quot;;VLOOKUP([.$H170]&amp;&quot; &quot;;['OOMLOUT-OOMP'.$H$3:.$H$829];1;0);&quot;&quot;)" office:value-type="string" office:string-value="301010412 ">
            <text:p>301010412 </text:p>
          </table:table-cell>
          <table:table-cell table:formula="of:=IF(ISNA([.K17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70]&lt;&gt;&quot;&quot;;['OOMLOUT-OOMP'.A170];&quot;&quot;)" office:value-type="string" office:string-value="HEAD-I01-X-14PI-01">
            <text:p>HEAD-I01-X-14PI-01</text:p>
          </table:table-cell>
          <table:table-cell table:formula="of:=IF(['OOMLOUT-OOMP'.B170]&lt;&gt;&quot;&quot;;['OOMLOUT-OOMP'.B170];&quot;&quot;)" office:value-type="string" office:string-value="2.54 mm 14 Pin Header">
            <text:p>2.54 mm 14 Pin Header</text:p>
          </table:table-cell>
          <table:table-cell table:formula="of:=IF(['OOMLOUT-OOMP'.B170]&lt;&gt;&quot;&quot;;['OOMLOUT-OOMP'.H170];&quot;&quot;)" office:value-type="float" office:value="0">
            <text:p>0</text:p>
          </table:table-cell>
          <table:table-cell table:formula="of:==IF([.A171]&lt;&gt;&quot;&quot;;VLOOKUP(VALUE([.C171]);['SEEED OPL'.$A$4:.$A$534];1;0);&quot;&quot;)" office:value-type="float" office:value="0">
            <text:p>#N/A</text:p>
          </table:table-cell>
          <table:table-cell table:formula="of:=IF([.A171]&lt;&gt;&quot;&quot;;VLOOKUP(VALUE([.C17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1]&lt;&gt;&quot;&quot;;['SEEED OPL'.A171];&quot;&quot;)" office:value-type="float" office:value="301010319">
            <text:p>301010319</text:p>
          </table:table-cell>
          <table:table-cell table:formula="of:=IF(['SEEED OPL'.B171]&lt;&gt;&quot;&quot;;['SEEED OPL'.B171];&quot;&quot;)" office:value-type="string" office:string-value="RC0805JR-07100RL">
            <text:p>RC0805JR-07100RL</text:p>
          </table:table-cell>
          <table:table-cell table:formula="of:=IF(['SEEED OPL'.C171]&lt;&gt;&quot;&quot;;['SEEED OPL'.C171];&quot;&quot;)" office:value-type="string" office:string-value="SMD RES 100R-5%-1/8W">
            <text:p>SMD RES 100R-5%-1/8W</text:p>
          </table:table-cell>
          <table:table-cell table:formula="of:=IF([.H171]&lt;&gt;&quot;&quot;;VLOOKUP([.$H171]&amp;&quot; &quot;;['OOMLOUT-OOMP'.$H$3:.$H$829];1;0);&quot;&quot;)" office:value-type="string" office:string-value="301010319 ">
            <text:p>301010319 </text:p>
          </table:table-cell>
          <table:table-cell table:formula="of:=IF(ISNA([.K171]);1;&quot;&quot;)">
            <text:p/>
          </table:table-cell>
          <table:table-cell/>
        </table:table-row>
        <table:table-row table:style-name="ro1">
          <table:table-cell table:formula="of:=IF(['OOMLOUT-OOMP'.A171]&lt;&gt;&quot;&quot;;['OOMLOUT-OOMP'.A171];&quot;&quot;)" office:value-type="string" office:string-value="HEAD-I01-X-16PI-01">
            <text:p>HEAD-I01-X-16PI-01</text:p>
          </table:table-cell>
          <table:table-cell table:formula="of:=IF(['OOMLOUT-OOMP'.B171]&lt;&gt;&quot;&quot;;['OOMLOUT-OOMP'.B171];&quot;&quot;)" office:value-type="string" office:string-value="2.54 mm 16 Pin Header">
            <text:p>2.54 mm 16 Pin Header</text:p>
          </table:table-cell>
          <table:table-cell table:formula="of:=IF(['OOMLOUT-OOMP'.B171]&lt;&gt;&quot;&quot;;['OOMLOUT-OOMP'.H171];&quot;&quot;)" office:value-type="string" office:string-value="320020034 ">
            <text:p>320020034 </text:p>
          </table:table-cell>
          <table:table-cell table:formula="of:==IF([.A172]&lt;&gt;&quot;&quot;;VLOOKUP(VALUE([.C172]);['SEEED OPL'.$A$4:.$A$534];1;0);&quot;&quot;)" office:value-type="float" office:value="320020034">
            <text:p>320020034</text:p>
          </table:table-cell>
          <table:table-cell table:formula="of:=IF([.A172]&lt;&gt;&quot;&quot;;VLOOKUP(VALUE([.C172]);['SEEED OPL'.$A$4:.$B$534];2;0);&quot;&quot;)" office:value-type="string" office:string-value="P125-1116A0BS116AX">
            <text:p>P125-1116A0BS116AX</text:p>
          </table:table-cell>
          <table:table-cell table:number-columns-repeated="2"/>
          <table:table-cell table:formula="of:=IF(['SEEED OPL'.A172]&lt;&gt;&quot;&quot;;['SEEED OPL'.A172];&quot;&quot;)" office:value-type="float" office:value="301010090">
            <text:p>301010090</text:p>
          </table:table-cell>
          <table:table-cell table:formula="of:=IF(['SEEED OPL'.B172]&lt;&gt;&quot;&quot;;['SEEED OPL'.B172];&quot;&quot;)" office:value-type="string" office:string-value="RC0603JR-07100RL">
            <text:p>RC0603JR-07100RL</text:p>
          </table:table-cell>
          <table:table-cell table:formula="of:=IF(['SEEED OPL'.C172]&lt;&gt;&quot;&quot;;['SEEED OPL'.C172];&quot;&quot;)" office:value-type="string" office:string-value="SMD RES 100R-5%-1/10W">
            <text:p>SMD RES 100R-5%-1/10W</text:p>
          </table:table-cell>
          <table:table-cell table:formula="of:=IF([.H172]&lt;&gt;&quot;&quot;;VLOOKUP([.$H172]&amp;&quot; &quot;;['OOMLOUT-OOMP'.$H$3:.$H$829];1;0);&quot;&quot;)" office:value-type="string" office:string-value="301010090 ">
            <text:p>301010090 </text:p>
          </table:table-cell>
          <table:table-cell table:formula="of:=IF(ISNA([.K172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72]&lt;&gt;&quot;&quot;;['OOMLOUT-OOMP'.A172];&quot;&quot;)" office:value-type="string" office:string-value="HEAD-I01-X-18PI-01">
            <text:p>HEAD-I01-X-18PI-01</text:p>
          </table:table-cell>
          <table:table-cell table:formula="of:=IF(['OOMLOUT-OOMP'.B172]&lt;&gt;&quot;&quot;;['OOMLOUT-OOMP'.B172];&quot;&quot;)" office:value-type="string" office:string-value="2.54 mm 18 Pin Header">
            <text:p>2.54 mm 18 Pin Header</text:p>
          </table:table-cell>
          <table:table-cell table:formula="of:=IF(['OOMLOUT-OOMP'.B172]&lt;&gt;&quot;&quot;;['OOMLOUT-OOMP'.H172];&quot;&quot;)" office:value-type="float" office:value="0">
            <text:p>0</text:p>
          </table:table-cell>
          <table:table-cell table:formula="of:==IF([.A173]&lt;&gt;&quot;&quot;;VLOOKUP(VALUE([.C173]);['SEEED OPL'.$A$4:.$A$534];1;0);&quot;&quot;)" office:value-type="float" office:value="0">
            <text:p>#N/A</text:p>
          </table:table-cell>
          <table:table-cell table:formula="of:=IF([.A173]&lt;&gt;&quot;&quot;;VLOOKUP(VALUE([.C17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3]&lt;&gt;&quot;&quot;;['SEEED OPL'.A173];&quot;&quot;)" office:value-type="float" office:value="301010028">
            <text:p>301010028</text:p>
          </table:table-cell>
          <table:table-cell table:formula="of:=IF(['SEEED OPL'.B173]&lt;&gt;&quot;&quot;;['SEEED OPL'.B173];&quot;&quot;)" office:value-type="string" office:string-value="RC0402JR-07100RL">
            <text:p>RC0402JR-07100RL</text:p>
          </table:table-cell>
          <table:table-cell table:formula="of:=IF(['SEEED OPL'.C173]&lt;&gt;&quot;&quot;;['SEEED OPL'.C173];&quot;&quot;)" office:value-type="string" office:string-value="SMD RES 100R-5%-1/16W">
            <text:p>SMD RES 100R-5%-1/16W</text:p>
          </table:table-cell>
          <table:table-cell table:formula="of:=IF([.H173]&lt;&gt;&quot;&quot;;VLOOKUP([.$H173]&amp;&quot; &quot;;['OOMLOUT-OOMP'.$H$3:.$H$829];1;0);&quot;&quot;)" office:value-type="string" office:string-value="301010028 ">
            <text:p>301010028 </text:p>
          </table:table-cell>
          <table:table-cell table:formula="of:=IF(ISNA([.K173]);1;&quot;&quot;)">
            <text:p/>
          </table:table-cell>
          <table:table-cell/>
        </table:table-row>
        <table:table-row table:style-name="ro1">
          <table:table-cell table:formula="of:=IF(['OOMLOUT-OOMP'.A173]&lt;&gt;&quot;&quot;;['OOMLOUT-OOMP'.A173];&quot;&quot;)" office:value-type="string" office:string-value="HEAD-I01-X-20PI-01">
            <text:p>HEAD-I01-X-20PI-01</text:p>
          </table:table-cell>
          <table:table-cell table:formula="of:=IF(['OOMLOUT-OOMP'.B173]&lt;&gt;&quot;&quot;;['OOMLOUT-OOMP'.B173];&quot;&quot;)" office:value-type="string" office:string-value="2.54 mm 20 Pin Header">
            <text:p>2.54 mm 20 Pin Header</text:p>
          </table:table-cell>
          <table:table-cell table:formula="of:=IF(['OOMLOUT-OOMP'.B173]&lt;&gt;&quot;&quot;;['OOMLOUT-OOMP'.H173];&quot;&quot;)" office:value-type="float" office:value="0">
            <text:p>0</text:p>
          </table:table-cell>
          <table:table-cell table:formula="of:==IF([.A174]&lt;&gt;&quot;&quot;;VLOOKUP(VALUE([.C174]);['SEEED OPL'.$A$4:.$A$534];1;0);&quot;&quot;)" office:value-type="float" office:value="0">
            <text:p>#N/A</text:p>
          </table:table-cell>
          <table:table-cell table:formula="of:=IF([.A174]&lt;&gt;&quot;&quot;;VLOOKUP(VALUE([.C17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4]&lt;&gt;&quot;&quot;;['SEEED OPL'.A174];&quot;&quot;)" office:value-type="float" office:value="301010315">
            <text:p>301010315</text:p>
          </table:table-cell>
          <table:table-cell table:formula="of:=IF(['SEEED OPL'.B174]&lt;&gt;&quot;&quot;;['SEEED OPL'.B174];&quot;&quot;)" office:value-type="string" office:string-value="RC0805JR-07220RL">
            <text:p>RC0805JR-07220RL</text:p>
          </table:table-cell>
          <table:table-cell table:formula="of:=IF(['SEEED OPL'.C174]&lt;&gt;&quot;&quot;;['SEEED OPL'.C174];&quot;&quot;)" office:value-type="string" office:string-value="SMD RES 220R-5%-1/8W">
            <text:p>SMD RES 220R-5%-1/8W</text:p>
          </table:table-cell>
          <table:table-cell table:formula="of:=IF([.H174]&lt;&gt;&quot;&quot;;VLOOKUP([.$H174]&amp;&quot; &quot;;['OOMLOUT-OOMP'.$H$3:.$H$829];1;0);&quot;&quot;)" office:value-type="string" office:string-value="301010315 ">
            <text:p>301010315 </text:p>
          </table:table-cell>
          <table:table-cell table:formula="of:=IF(ISNA([.K174]);1;&quot;&quot;)">
            <text:p/>
          </table:table-cell>
          <table:table-cell/>
        </table:table-row>
        <table:table-row table:style-name="ro1">
          <table:table-cell table:formula="of:=IF(['OOMLOUT-OOMP'.A174]&lt;&gt;&quot;&quot;;['OOMLOUT-OOMP'.A174];&quot;&quot;)" office:value-type="string" office:string-value="HEAD-I01-X-2X02PI-01">
            <text:p>HEAD-I01-X-2X02PI-01</text:p>
          </table:table-cell>
          <table:table-cell table:formula="of:=IF(['OOMLOUT-OOMP'.B174]&lt;&gt;&quot;&quot;;['OOMLOUT-OOMP'.B174];&quot;&quot;)" office:value-type="string" office:string-value="2.54 mm 4 Pin (2x2) Header">
            <text:p>2.54 mm 4 Pin (2x2) Header</text:p>
          </table:table-cell>
          <table:table-cell table:formula="of:=IF(['OOMLOUT-OOMP'.B174]&lt;&gt;&quot;&quot;;['OOMLOUT-OOMP'.H174];&quot;&quot;)" office:value-type="float" office:value="0">
            <text:p>0</text:p>
          </table:table-cell>
          <table:table-cell table:formula="of:==IF([.A175]&lt;&gt;&quot;&quot;;VLOOKUP(VALUE([.C175]);['SEEED OPL'.$A$4:.$A$534];1;0);&quot;&quot;)" office:value-type="float" office:value="0">
            <text:p>#N/A</text:p>
          </table:table-cell>
          <table:table-cell table:formula="of:=IF([.A175]&lt;&gt;&quot;&quot;;VLOOKUP(VALUE([.C17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5]&lt;&gt;&quot;&quot;;['SEEED OPL'.A175];&quot;&quot;)" office:value-type="float" office:value="301010163">
            <text:p>301010163</text:p>
          </table:table-cell>
          <table:table-cell table:formula="of:=IF(['SEEED OPL'.B175]&lt;&gt;&quot;&quot;;['SEEED OPL'.B175];&quot;&quot;)" office:value-type="string" office:string-value="RC0603JR-07220RL">
            <text:p>RC0603JR-07220RL</text:p>
          </table:table-cell>
          <table:table-cell table:formula="of:=IF(['SEEED OPL'.C175]&lt;&gt;&quot;&quot;;['SEEED OPL'.C175];&quot;&quot;)" office:value-type="string" office:string-value="SMD RES 220R-5%-1/10W">
            <text:p>SMD RES 220R-5%-1/10W</text:p>
          </table:table-cell>
          <table:table-cell table:formula="of:=IF([.H175]&lt;&gt;&quot;&quot;;VLOOKUP([.$H175]&amp;&quot; &quot;;['OOMLOUT-OOMP'.$H$3:.$H$829];1;0);&quot;&quot;)" office:value-type="string" office:string-value="301010163 ">
            <text:p>301010163 </text:p>
          </table:table-cell>
          <table:table-cell table:formula="of:=IF(ISNA([.K175]);1;&quot;&quot;)">
            <text:p/>
          </table:table-cell>
          <table:table-cell/>
        </table:table-row>
        <table:table-row table:style-name="ro1">
          <table:table-cell table:formula="of:=IF(['OOMLOUT-OOMP'.A175]&lt;&gt;&quot;&quot;;['OOMLOUT-OOMP'.A175];&quot;&quot;)" office:value-type="string" office:string-value="HEAD-I01-X-2X03PI-01">
            <text:p>HEAD-I01-X-2X03PI-01</text:p>
          </table:table-cell>
          <table:table-cell table:formula="of:=IF(['OOMLOUT-OOMP'.B175]&lt;&gt;&quot;&quot;;['OOMLOUT-OOMP'.B175];&quot;&quot;)" office:value-type="string" office:string-value="2.54 mm 6 Pin (2x3) Header">
            <text:p>2.54 mm 6 Pin (2x3) Header</text:p>
          </table:table-cell>
          <table:table-cell table:formula="of:=IF(['OOMLOUT-OOMP'.B175]&lt;&gt;&quot;&quot;;['OOMLOUT-OOMP'.H175];&quot;&quot;)" office:value-type="string" office:string-value="320020077 ">
            <text:p>320020077 </text:p>
          </table:table-cell>
          <table:table-cell table:formula="of:==IF([.A176]&lt;&gt;&quot;&quot;;VLOOKUP(VALUE([.C176]);['SEEED OPL'.$A$4:.$A$534];1;0);&quot;&quot;)" office:value-type="float" office:value="320020077">
            <text:p>320020077</text:p>
          </table:table-cell>
          <table:table-cell table:formula="of:=IF([.A176]&lt;&gt;&quot;&quot;;VLOOKUP(VALUE([.C176]);['SEEED OPL'.$A$4:.$B$534];2;0);&quot;&quot;)" office:value-type="string" office:string-value="P125-12A1BS116A1">
            <text:p>P125-12A1BS116A1</text:p>
          </table:table-cell>
          <table:table-cell table:number-columns-repeated="2"/>
          <table:table-cell table:formula="of:=IF(['SEEED OPL'.A176]&lt;&gt;&quot;&quot;;['SEEED OPL'.A176];&quot;&quot;)" office:value-type="float" office:value="301010300">
            <text:p>301010300</text:p>
          </table:table-cell>
          <table:table-cell table:formula="of:=IF(['SEEED OPL'.B176]&lt;&gt;&quot;&quot;;['SEEED OPL'.B176];&quot;&quot;)" office:value-type="string" office:string-value="RC0603FR-07330RL">
            <text:p>RC0603FR-07330RL</text:p>
          </table:table-cell>
          <table:table-cell table:formula="of:=IF(['SEEED OPL'.C176]&lt;&gt;&quot;&quot;;['SEEED OPL'.C176];&quot;&quot;)" office:value-type="string" office:string-value="SMD RES 330R-1%-1/10W">
            <text:p>SMD RES 330R-1%-1/10W</text:p>
          </table:table-cell>
          <table:table-cell table:formula="of:=IF([.H176]&lt;&gt;&quot;&quot;;VLOOKUP([.$H176]&amp;&quot; &quot;;['OOMLOUT-OOMP'.$H$3:.$H$829];1;0);&quot;&quot;)" office:value-type="string" office:string-value="301010300 ">
            <text:p>301010300 </text:p>
          </table:table-cell>
          <table:table-cell table:formula="of:=IF(ISNA([.K176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76]&lt;&gt;&quot;&quot;;['OOMLOUT-OOMP'.A176];&quot;&quot;)" office:value-type="string" office:string-value="HEAD-I01-X-36PI-01">
            <text:p>HEAD-I01-X-36PI-01</text:p>
          </table:table-cell>
          <table:table-cell table:formula="of:=IF(['OOMLOUT-OOMP'.B176]&lt;&gt;&quot;&quot;;['OOMLOUT-OOMP'.B176];&quot;&quot;)" office:value-type="string" office:string-value="2.54 mm 36 Pin Header">
            <text:p>2.54 mm 36 Pin Header</text:p>
          </table:table-cell>
          <table:table-cell table:formula="of:=IF(['OOMLOUT-OOMP'.B176]&lt;&gt;&quot;&quot;;['OOMLOUT-OOMP'.H176];&quot;&quot;)" office:value-type="float" office:value="0">
            <text:p>0</text:p>
          </table:table-cell>
          <table:table-cell table:formula="of:==IF([.A177]&lt;&gt;&quot;&quot;;VLOOKUP(VALUE([.C177]);['SEEED OPL'.$A$4:.$A$534];1;0);&quot;&quot;)" office:value-type="float" office:value="0">
            <text:p>#N/A</text:p>
          </table:table-cell>
          <table:table-cell table:formula="of:=IF([.A177]&lt;&gt;&quot;&quot;;VLOOKUP(VALUE([.C17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7]&lt;&gt;&quot;&quot;;['SEEED OPL'.A177];&quot;&quot;)" office:value-type="float" office:value="301010297">
            <text:p>301010297</text:p>
          </table:table-cell>
          <table:table-cell table:formula="of:=IF(['SEEED OPL'.B177]&lt;&gt;&quot;&quot;;['SEEED OPL'.B177];&quot;&quot;)" office:value-type="string" office:string-value="RC0603JR-07390RL">
            <text:p>RC0603JR-07390RL</text:p>
          </table:table-cell>
          <table:table-cell table:formula="of:=IF(['SEEED OPL'.C177]&lt;&gt;&quot;&quot;;['SEEED OPL'.C177];&quot;&quot;)" office:value-type="string" office:string-value="SMD RES 390R-5%-1/10W">
            <text:p>SMD RES 390R-5%-1/10W</text:p>
          </table:table-cell>
          <table:table-cell table:formula="of:=IF([.H177]&lt;&gt;&quot;&quot;;VLOOKUP([.$H177]&amp;&quot; &quot;;['OOMLOUT-OOMP'.$H$3:.$H$829];1;0);&quot;&quot;)" office:value-type="string" office:string-value="301010297 ">
            <text:p>301010297 </text:p>
          </table:table-cell>
          <table:table-cell table:formula="of:=IF(ISNA([.K17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77]&lt;&gt;&quot;&quot;;['OOMLOUT-OOMP'.A177];&quot;&quot;)" office:value-type="string" office:string-value="HEAD-I01-X-40PI-01">
            <text:p>HEAD-I01-X-40PI-01</text:p>
          </table:table-cell>
          <table:table-cell table:formula="of:=IF(['OOMLOUT-OOMP'.B177]&lt;&gt;&quot;&quot;;['OOMLOUT-OOMP'.B177];&quot;&quot;)" office:value-type="string" office:string-value="2.54 mm 40 Pin Header">
            <text:p>2.54 mm 40 Pin Header</text:p>
          </table:table-cell>
          <table:table-cell table:formula="of:=IF(['OOMLOUT-OOMP'.B177]&lt;&gt;&quot;&quot;;['OOMLOUT-OOMP'.H177];&quot;&quot;)" office:value-type="string" office:string-value="320020010 ">
            <text:p>320020010 </text:p>
          </table:table-cell>
          <table:table-cell table:formula="of:==IF([.A178]&lt;&gt;&quot;&quot;;VLOOKUP(VALUE([.C178]);['SEEED OPL'.$A$4:.$A$534];1;0);&quot;&quot;)" office:value-type="float" office:value="320020010">
            <text:p>320020010</text:p>
          </table:table-cell>
          <table:table-cell table:formula="of:=IF([.A178]&lt;&gt;&quot;&quot;;VLOOKUP(VALUE([.C178]);['SEEED OPL'.$A$4:.$B$534];2;0);&quot;&quot;)" office:value-type="float" office:value="0">
            <text:p/>
          </table:table-cell>
          <table:table-cell table:number-columns-repeated="2"/>
          <table:table-cell table:formula="of:=IF(['SEEED OPL'.A178]&lt;&gt;&quot;&quot;;['SEEED OPL'.A178];&quot;&quot;)" office:value-type="float" office:value="301010088">
            <text:p>301010088</text:p>
          </table:table-cell>
          <table:table-cell table:formula="of:=IF(['SEEED OPL'.B178]&lt;&gt;&quot;&quot;;['SEEED OPL'.B178];&quot;&quot;)" office:value-type="string" office:string-value="RC0603JR-07470RL">
            <text:p>RC0603JR-07470RL</text:p>
          </table:table-cell>
          <table:table-cell table:formula="of:=IF(['SEEED OPL'.C178]&lt;&gt;&quot;&quot;;['SEEED OPL'.C178];&quot;&quot;)" office:value-type="string" office:string-value="SMD RES 470R-5%-1/10W;0603">
            <text:p>SMD RES 470R-5%-1/10W;0603</text:p>
          </table:table-cell>
          <table:table-cell table:formula="of:=IF([.H178]&lt;&gt;&quot;&quot;;VLOOKUP([.$H178]&amp;&quot; &quot;;['OOMLOUT-OOMP'.$H$3:.$H$829];1;0);&quot;&quot;)" office:value-type="string" office:string-value="301010088 ">
            <text:p>301010088 </text:p>
          </table:table-cell>
          <table:table-cell table:formula="of:=IF(ISNA([.K178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78]&lt;&gt;&quot;&quot;;['OOMLOUT-OOMP'.A178];&quot;&quot;)" office:value-type="string" office:string-value="HEAD-I01-Y-2X03PI-01">
            <text:p>HEAD-I01-Y-2X03PI-01</text:p>
          </table:table-cell>
          <table:table-cell table:formula="of:=IF(['OOMLOUT-OOMP'.B178]&lt;&gt;&quot;&quot;;['OOMLOUT-OOMP'.B178];&quot;&quot;)" office:value-type="string" office:string-value="2.54 mm 6 Pin (2x3) Yellow Header">
            <text:p>2.54 mm 6 Pin (2x3) Yellow Header</text:p>
          </table:table-cell>
          <table:table-cell table:formula="of:=IF(['OOMLOUT-OOMP'.B178]&lt;&gt;&quot;&quot;;['OOMLOUT-OOMP'.H178];&quot;&quot;)" office:value-type="string" office:string-value="320020027 ">
            <text:p>320020027 </text:p>
          </table:table-cell>
          <table:table-cell table:formula="of:==IF([.A179]&lt;&gt;&quot;&quot;;VLOOKUP(VALUE([.C179]);['SEEED OPL'.$A$4:.$A$534];1;0);&quot;&quot;)" office:value-type="float" office:value="320020027">
            <text:p>320020027</text:p>
          </table:table-cell>
          <table:table-cell table:formula="of:=IF([.A179]&lt;&gt;&quot;&quot;;VLOOKUP(VALUE([.C179]);['SEEED OPL'.$A$4:.$B$534];2;0);&quot;&quot;)" office:value-type="string" office:string-value="P125-1203A0BS116A2">
            <text:p>P125-1203A0BS116A2</text:p>
          </table:table-cell>
          <table:table-cell table:number-columns-repeated="2"/>
          <table:table-cell table:formula="of:=IF(['SEEED OPL'.A179]&lt;&gt;&quot;&quot;;['SEEED OPL'.A179];&quot;&quot;)" office:value-type="float" office:value="301010157">
            <text:p>301010157</text:p>
          </table:table-cell>
          <table:table-cell table:formula="of:=IF(['SEEED OPL'.B179]&lt;&gt;&quot;&quot;;['SEEED OPL'.B179];&quot;&quot;)" office:value-type="string" office:string-value="RC0603JR-07510RL">
            <text:p>RC0603JR-07510RL</text:p>
          </table:table-cell>
          <table:table-cell table:formula="of:=IF(['SEEED OPL'.C179]&lt;&gt;&quot;&quot;;['SEEED OPL'.C179];&quot;&quot;)" office:value-type="string" office:string-value="SMD RES 510R-5%-1/10W">
            <text:p>SMD RES 510R-5%-1/10W</text:p>
          </table:table-cell>
          <table:table-cell table:formula="of:=IF([.H179]&lt;&gt;&quot;&quot;;VLOOKUP([.$H179]&amp;&quot; &quot;;['OOMLOUT-OOMP'.$H$3:.$H$829];1;0);&quot;&quot;)" office:value-type="string" office:string-value="301010157 ">
            <text:p>301010157 </text:p>
          </table:table-cell>
          <table:table-cell table:formula="of:=IF(ISNA([.K179]);1;&quot;&quot;)">
            <text:p/>
          </table:table-cell>
          <table:table-cell/>
        </table:table-row>
        <table:table-row table:style-name="ro1">
          <table:table-cell table:formula="of:=IF(['OOMLOUT-OOMP'.A179]&lt;&gt;&quot;&quot;;['OOMLOUT-OOMP'.A179];&quot;&quot;)" office:value-type="string" office:string-value="HEAF-02-L-10PI-01">
            <text:p>HEAF-02-L-10PI-01</text:p>
          </table:table-cell>
          <table:table-cell table:formula="of:=IF(['OOMLOUT-OOMP'.B179]&lt;&gt;&quot;&quot;;['OOMLOUT-OOMP'.B179];&quot;&quot;)" office:value-type="string" office:string-value="2 mm 10 Pin Blue Female Header">
            <text:p>2 mm 10 Pin Blue Female Header</text:p>
          </table:table-cell>
          <table:table-cell table:formula="of:=IF(['OOMLOUT-OOMP'.B179]&lt;&gt;&quot;&quot;;['OOMLOUT-OOMP'.H179];&quot;&quot;)" office:value-type="float" office:value="0">
            <text:p>0</text:p>
          </table:table-cell>
          <table:table-cell table:formula="of:==IF([.A180]&lt;&gt;&quot;&quot;;VLOOKUP(VALUE([.C180]);['SEEED OPL'.$A$4:.$A$534];1;0);&quot;&quot;)" office:value-type="float" office:value="0">
            <text:p>#N/A</text:p>
          </table:table-cell>
          <table:table-cell table:formula="of:=IF([.A180]&lt;&gt;&quot;&quot;;VLOOKUP(VALUE([.C18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80]&lt;&gt;&quot;&quot;;['SEEED OPL'.A180];&quot;&quot;)" office:value-type="float" office:value="301010210">
            <text:p>301010210</text:p>
          </table:table-cell>
          <table:table-cell table:formula="of:=IF(['SEEED OPL'.B180]&lt;&gt;&quot;&quot;;['SEEED OPL'.B180];&quot;&quot;)" office:value-type="string" office:string-value="RC0603JR-07620RL">
            <text:p>RC0603JR-07620RL</text:p>
          </table:table-cell>
          <table:table-cell table:formula="of:=IF(['SEEED OPL'.C180]&lt;&gt;&quot;&quot;;['SEEED OPL'.C180];&quot;&quot;)" office:value-type="string" office:string-value="SMD RES 620R-5%-1/10W">
            <text:p>SMD RES 620R-5%-1/10W</text:p>
          </table:table-cell>
          <table:table-cell table:formula="of:=IF([.H180]&lt;&gt;&quot;&quot;;VLOOKUP([.$H180]&amp;&quot; &quot;;['OOMLOUT-OOMP'.$H$3:.$H$829];1;0);&quot;&quot;)" office:value-type="string" office:string-value="301010210 ">
            <text:p>301010210 </text:p>
          </table:table-cell>
          <table:table-cell table:formula="of:=IF(ISNA([.K180]);1;&quot;&quot;)">
            <text:p/>
          </table:table-cell>
          <table:table-cell/>
        </table:table-row>
        <table:table-row table:style-name="ro1">
          <table:table-cell table:formula="of:=IF(['OOMLOUT-OOMP'.A180]&lt;&gt;&quot;&quot;;['OOMLOUT-OOMP'.A180];&quot;&quot;)" office:value-type="string" office:string-value="HEAF-02-W-10PI-01">
            <text:p>HEAF-02-W-10PI-01</text:p>
          </table:table-cell>
          <table:table-cell table:formula="of:=IF(['OOMLOUT-OOMP'.B180]&lt;&gt;&quot;&quot;;['OOMLOUT-OOMP'.B180];&quot;&quot;)" office:value-type="string" office:string-value="2 mm 10 Pin White Female Header">
            <text:p>2 mm 10 Pin White Female Header</text:p>
          </table:table-cell>
          <table:table-cell table:formula="of:=IF(['OOMLOUT-OOMP'.B180]&lt;&gt;&quot;&quot;;['OOMLOUT-OOMP'.H180];&quot;&quot;)" office:value-type="string" office:string-value="320030020 ">
            <text:p>320030020 </text:p>
          </table:table-cell>
          <table:table-cell table:formula="of:==IF([.A181]&lt;&gt;&quot;&quot;;VLOOKUP(VALUE([.C181]);['SEEED OPL'.$A$4:.$A$534];1;0);&quot;&quot;)" office:value-type="float" office:value="0">
            <text:p>#N/A</text:p>
          </table:table-cell>
          <table:table-cell table:formula="of:=IF([.A181]&lt;&gt;&quot;&quot;;VLOOKUP(VALUE([.C18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81]&lt;&gt;&quot;&quot;;['SEEED OPL'.A181];&quot;&quot;)" office:value-type="float" office:value="301010311">
            <text:p>301010311</text:p>
          </table:table-cell>
          <table:table-cell table:formula="of:=IF(['SEEED OPL'.B181]&lt;&gt;&quot;&quot;;['SEEED OPL'.B181];&quot;&quot;)" office:value-type="string" office:string-value="RC0805JR-071KL">
            <text:p>RC0805JR-071KL</text:p>
          </table:table-cell>
          <table:table-cell table:formula="of:=IF(['SEEED OPL'.C181]&lt;&gt;&quot;&quot;;['SEEED OPL'.C181];&quot;&quot;)" office:value-type="string" office:string-value="SMD RES 1K-5%-1/8W">
            <text:p>SMD RES 1K-5%-1/8W</text:p>
          </table:table-cell>
          <table:table-cell table:formula="of:=IF([.H181]&lt;&gt;&quot;&quot;;VLOOKUP([.$H181]&amp;&quot; &quot;;['OOMLOUT-OOMP'.$H$3:.$H$829];1;0);&quot;&quot;)" office:value-type="string" office:string-value="301010311 ">
            <text:p>301010311 </text:p>
          </table:table-cell>
          <table:table-cell table:formula="of:=IF(ISNA([.K181]);1;&quot;&quot;)">
            <text:p/>
          </table:table-cell>
          <table:table-cell/>
        </table:table-row>
        <table:table-row table:style-name="ro1">
          <table:table-cell table:formula="of:=IF(['OOMLOUT-OOMP'.A181]&lt;&gt;&quot;&quot;;['OOMLOUT-OOMP'.A181];&quot;&quot;)" office:value-type="string" office:string-value="HEAF-02-X-10PI-01">
            <text:p>HEAF-02-X-10PI-01</text:p>
          </table:table-cell>
          <table:table-cell table:formula="of:=IF(['OOMLOUT-OOMP'.B181]&lt;&gt;&quot;&quot;;['OOMLOUT-OOMP'.B181];&quot;&quot;)" office:value-type="string" office:string-value="2 mm 10 Pin Female Header">
            <text:p>2 mm 10 Pin Female Header</text:p>
          </table:table-cell>
          <table:table-cell table:formula="of:=IF(['OOMLOUT-OOMP'.B181]&lt;&gt;&quot;&quot;;['OOMLOUT-OOMP'.H181];&quot;&quot;)" office:value-type="string" office:string-value="320030009 ">
            <text:p>320030009 </text:p>
          </table:table-cell>
          <table:table-cell table:formula="of:==IF([.A182]&lt;&gt;&quot;&quot;;VLOOKUP(VALUE([.C182]);['SEEED OPL'.$A$4:.$A$534];1;0);&quot;&quot;)" office:value-type="float" office:value="320030009">
            <text:p>320030009</text:p>
          </table:table-cell>
          <table:table-cell table:formula="of:=IF([.A182]&lt;&gt;&quot;&quot;;VLOOKUP(VALUE([.C182]);['SEEED OPL'.$A$4:.$B$534];2;0);&quot;&quot;)" office:value-type="string" office:string-value="F243-1110A1BSUA1">
            <text:p>F243-1110A1BSUA1</text:p>
          </table:table-cell>
          <table:table-cell table:number-columns-repeated="2"/>
          <table:table-cell table:formula="of:=IF(['SEEED OPL'.A182]&lt;&gt;&quot;&quot;;['SEEED OPL'.A182];&quot;&quot;)" office:value-type="float" office:value="301010298">
            <text:p>301010298</text:p>
          </table:table-cell>
          <table:table-cell table:formula="of:=IF(['SEEED OPL'.B182]&lt;&gt;&quot;&quot;;['SEEED OPL'.B182];&quot;&quot;)" office:value-type="string" office:string-value="RC0603FR-071KL">
            <text:p>RC0603FR-071KL</text:p>
          </table:table-cell>
          <table:table-cell table:formula="of:=IF(['SEEED OPL'.C182]&lt;&gt;&quot;&quot;;['SEEED OPL'.C182];&quot;&quot;)" office:value-type="string" office:string-value="SMD RES 1K-1%-1/10W">
            <text:p>SMD RES 1K-1%-1/10W</text:p>
          </table:table-cell>
          <table:table-cell table:formula="of:=IF([.H182]&lt;&gt;&quot;&quot;;VLOOKUP([.$H182]&amp;&quot; &quot;;['OOMLOUT-OOMP'.$H$3:.$H$829];1;0);&quot;&quot;)" office:value-type="string" office:string-value="301010298 ">
            <text:p>301010298 </text:p>
          </table:table-cell>
          <table:table-cell table:formula="of:=IF(ISNA([.K182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82]&lt;&gt;&quot;&quot;;['OOMLOUT-OOMP'.A182];&quot;&quot;)" office:value-type="string" office:string-value="HEAF-02-X-10PI-SM">
            <text:p>HEAF-02-X-10PI-SM</text:p>
          </table:table-cell>
          <table:table-cell table:formula="of:=IF(['OOMLOUT-OOMP'.B182]&lt;&gt;&quot;&quot;;['OOMLOUT-OOMP'.B182];&quot;&quot;)" office:value-type="string" office:string-value="2 mm 10 Pin Female Header (SMD)">
            <text:p>2 mm 10 Pin Female Header (SMD)</text:p>
          </table:table-cell>
          <table:table-cell table:formula="of:=IF(['OOMLOUT-OOMP'.B182]&lt;&gt;&quot;&quot;;['OOMLOUT-OOMP'.H182];&quot;&quot;)" office:value-type="string" office:string-value="320030097 ">
            <text:p>320030097 </text:p>
          </table:table-cell>
          <table:table-cell table:formula="of:==IF([.A183]&lt;&gt;&quot;&quot;;VLOOKUP(VALUE([.C183]);['SEEED OPL'.$A$4:.$A$534];1;0);&quot;&quot;)" office:value-type="float" office:value="320030097">
            <text:p>320030097</text:p>
          </table:table-cell>
          <table:table-cell table:formula="of:=IF([.A183]&lt;&gt;&quot;&quot;;VLOOKUP(VALUE([.C183]);['SEEED OPL'.$A$4:.$B$534];2;0);&quot;&quot;)" office:value-type="string" office:string-value="FBM1211-1001A01B1AF">
            <text:p>FBM1211-1001A01B1AF</text:p>
          </table:table-cell>
          <table:table-cell table:number-columns-repeated="2"/>
          <table:table-cell table:formula="of:=IF(['SEEED OPL'.A183]&lt;&gt;&quot;&quot;;['SEEED OPL'.A183];&quot;&quot;)" office:value-type="float" office:value="301010006">
            <text:p>301010006</text:p>
          </table:table-cell>
          <table:table-cell table:formula="of:=IF(['SEEED OPL'.B183]&lt;&gt;&quot;&quot;;['SEEED OPL'.B183];&quot;&quot;)" office:value-type="string" office:string-value="RC0402JR-071KL">
            <text:p>RC0402JR-071KL</text:p>
          </table:table-cell>
          <table:table-cell table:formula="of:=IF(['SEEED OPL'.C183]&lt;&gt;&quot;&quot;;['SEEED OPL'.C183];&quot;&quot;)" office:value-type="string" office:string-value="SMD RES 1K-5%-1/16W">
            <text:p>SMD RES 1K-5%-1/16W</text:p>
          </table:table-cell>
          <table:table-cell table:formula="of:=IF([.H183]&lt;&gt;&quot;&quot;;VLOOKUP([.$H183]&amp;&quot; &quot;;['OOMLOUT-OOMP'.$H$3:.$H$829];1;0);&quot;&quot;)" office:value-type="string" office:string-value="301010006 ">
            <text:p>301010006 </text:p>
          </table:table-cell>
          <table:table-cell table:formula="of:=IF(ISNA([.K183]);1;&quot;&quot;)">
            <text:p/>
          </table:table-cell>
          <table:table-cell/>
        </table:table-row>
        <table:table-row table:style-name="ro1">
          <table:table-cell table:formula="of:=IF(['OOMLOUT-OOMP'.A183]&lt;&gt;&quot;&quot;;['OOMLOUT-OOMP'.A183];&quot;&quot;)" office:value-type="string" office:string-value="HEAF-I01-W-06PI-01">
            <text:p>HEAF-I01-W-06PI-01</text:p>
          </table:table-cell>
          <table:table-cell table:formula="of:=IF(['OOMLOUT-OOMP'.B183]&lt;&gt;&quot;&quot;;['OOMLOUT-OOMP'.B183];&quot;&quot;)" office:value-type="string" office:string-value="2.54 mm 6 Pin White Female Header">
            <text:p>2.54 mm 6 Pin White Female Header</text:p>
          </table:table-cell>
          <table:table-cell table:formula="of:=IF(['OOMLOUT-OOMP'.B183]&lt;&gt;&quot;&quot;;['OOMLOUT-OOMP'.H183];&quot;&quot;)" office:value-type="float" office:value="0">
            <text:p>0</text:p>
          </table:table-cell>
          <table:table-cell table:formula="of:==IF([.A184]&lt;&gt;&quot;&quot;;VLOOKUP(VALUE([.C184]);['SEEED OPL'.$A$4:.$A$534];1;0);&quot;&quot;)" office:value-type="float" office:value="0">
            <text:p>#N/A</text:p>
          </table:table-cell>
          <table:table-cell table:formula="of:=IF([.A184]&lt;&gt;&quot;&quot;;VLOOKUP(VALUE([.C18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84]&lt;&gt;&quot;&quot;;['SEEED OPL'.A184];&quot;&quot;)" office:value-type="float" office:value="301030012">
            <text:p>301030012</text:p>
          </table:table-cell>
          <table:table-cell table:formula="of:=IF(['SEEED OPL'.B184]&lt;&gt;&quot;&quot;;['SEEED OPL'.B184];&quot;&quot;)" office:value-type="string" office:string-value="Chip Array Series 1%,5%">
            <text:p>Chip Array Series 1%,5%</text:p>
          </table:table-cell>
          <table:table-cell table:formula="of:=IF(['SEEED OPL'.C184]&lt;&gt;&quot;&quot;;['SEEED OPL'.C184];&quot;&quot;)" office:value-type="string" office:string-value="SMD RES Array 1k-4R">
            <text:p>SMD RES Array 1k-4R</text:p>
          </table:table-cell>
          <table:table-cell table:formula="of:=IF([.H184]&lt;&gt;&quot;&quot;;VLOOKUP([.$H184]&amp;&quot; &quot;;['OOMLOUT-OOMP'.$H$3:.$H$829];1;0);&quot;&quot;)" office:value-type="string" office:string-value="301030012 ">
            <text:p>301030012 </text:p>
          </table:table-cell>
          <table:table-cell table:formula="of:=IF(ISNA([.K184]);1;&quot;&quot;)">
            <text:p/>
          </table:table-cell>
          <table:table-cell/>
        </table:table-row>
        <table:table-row table:style-name="ro1">
          <table:table-cell table:formula="of:=IF(['OOMLOUT-OOMP'.A184]&lt;&gt;&quot;&quot;;['OOMLOUT-OOMP'.A184];&quot;&quot;)" office:value-type="string" office:string-value="HEAF-I01-W-08PI-01">
            <text:p>HEAF-I01-W-08PI-01</text:p>
          </table:table-cell>
          <table:table-cell table:formula="of:=IF(['OOMLOUT-OOMP'.B184]&lt;&gt;&quot;&quot;;['OOMLOUT-OOMP'.B184];&quot;&quot;)" office:value-type="string" office:string-value="2.54 mm 8 Pin White Female Header">
            <text:p>2.54 mm 8 Pin White Female Header</text:p>
          </table:table-cell>
          <table:table-cell table:formula="of:=IF(['OOMLOUT-OOMP'.B184]&lt;&gt;&quot;&quot;;['OOMLOUT-OOMP'.H184];&quot;&quot;)" office:value-type="float" office:value="0">
            <text:p>0</text:p>
          </table:table-cell>
          <table:table-cell table:formula="of:==IF([.A185]&lt;&gt;&quot;&quot;;VLOOKUP(VALUE([.C185]);['SEEED OPL'.$A$4:.$A$534];1;0);&quot;&quot;)" office:value-type="float" office:value="0">
            <text:p>#N/A</text:p>
          </table:table-cell>
          <table:table-cell table:formula="of:=IF([.A185]&lt;&gt;&quot;&quot;;VLOOKUP(VALUE([.C18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85]&lt;&gt;&quot;&quot;;['SEEED OPL'.A185];&quot;&quot;)" office:value-type="float" office:value="301040014">
            <text:p>301040014</text:p>
          </table:table-cell>
          <table:table-cell table:formula="of:=IF(['SEEED OPL'.B185]&lt;&gt;&quot;&quot;;['SEEED OPL'.B185];&quot;&quot;)" office:value-type="string" office:string-value="SX3362P">
            <text:p>SX3362P</text:p>
          </table:table-cell>
          <table:table-cell table:formula="of:=IF(['SEEED OPL'.C185]&lt;&gt;&quot;&quot;;['SEEED OPL'.C185];&quot;&quot;)" office:value-type="string" office:string-value="DIP VR Top Adj 1K-3362P">
            <text:p>DIP VR Top Adj 1K-3362P</text:p>
          </table:table-cell>
          <table:table-cell table:formula="of:=IF([.H185]&lt;&gt;&quot;&quot;;VLOOKUP([.$H185]&amp;&quot; &quot;;['OOMLOUT-OOMP'.$H$3:.$H$829];1;0);&quot;&quot;)" office:value-type="float" office:value="0">
            <text:p>#N/A</text:p>
          </table:table-cell>
          <table:table-cell table:formula="of:=IF(ISNA([.K185]);1;&quot;&quot;)" office:value-type="float" office:value="1">
            <text:p>1</text:p>
          </table:table-cell>
          <table:table-cell office:value-type="string">
            <text:p>(needs adding side adjust version of POTE-07-X-O103-01</text:p>
          </table:table-cell>
        </table:table-row>
        <table:table-row table:style-name="ro1">
          <table:table-cell table:formula="of:=IF(['OOMLOUT-OOMP'.A185]&lt;&gt;&quot;&quot;;['OOMLOUT-OOMP'.A185];&quot;&quot;)" office:value-type="string" office:string-value="HEAF-I01-X-02PI-RO">
            <text:p>HEAF-I01-X-02PI-RO</text:p>
          </table:table-cell>
          <table:table-cell table:formula="of:=IF(['OOMLOUT-OOMP'.B185]&lt;&gt;&quot;&quot;;['OOMLOUT-OOMP'.B185];&quot;&quot;)" office:value-type="string" office:string-value="2.54 mm 2 Pin Female Header (Round)">
            <text:p>2.54 mm 2 Pin Female Header (Round)</text:p>
          </table:table-cell>
          <table:table-cell table:formula="of:=IF(['OOMLOUT-OOMP'.B185]&lt;&gt;&quot;&quot;;['OOMLOUT-OOMP'.H185];&quot;&quot;)" office:value-type="string" office:string-value="320030050 ">
            <text:p>320030050 </text:p>
          </table:table-cell>
          <table:table-cell table:formula="of:==IF([.A186]&lt;&gt;&quot;&quot;;VLOOKUP(VALUE([.C186]);['SEEED OPL'.$A$4:.$A$534];1;0);&quot;&quot;)" office:value-type="float" office:value="320030050">
            <text:p>320030050</text:p>
          </table:table-cell>
          <table:table-cell table:formula="of:=IF([.A186]&lt;&gt;&quot;&quot;;VLOOKUP(VALUE([.C186]);['SEEED OPL'.$A$4:.$B$534];2;0);&quot;&quot;)" office:value-type="string" office:string-value="RF130-1023ABS0741">
            <text:p>RF130-1023ABS0741</text:p>
          </table:table-cell>
          <table:table-cell table:number-columns-repeated="2"/>
          <table:table-cell table:formula="of:=IF(['SEEED OPL'.A186]&lt;&gt;&quot;&quot;;['SEEED OPL'.A186];&quot;&quot;)" office:value-type="float" office:value="301010189">
            <text:p>301010189</text:p>
          </table:table-cell>
          <table:table-cell table:formula="of:=IF(['SEEED OPL'.B186]&lt;&gt;&quot;&quot;;['SEEED OPL'.B186];&quot;&quot;)" office:value-type="string" office:string-value="RC0603FR-071K5L">
            <text:p>RC0603FR-071K5L</text:p>
          </table:table-cell>
          <table:table-cell table:formula="of:=IF(['SEEED OPL'.C186]&lt;&gt;&quot;&quot;;['SEEED OPL'.C186];&quot;&quot;)" office:value-type="string" office:string-value="SMD RES 1.5K-1%-1/10W">
            <text:p>SMD RES 1.5K-1%-1/10W</text:p>
          </table:table-cell>
          <table:table-cell table:formula="of:=IF([.H186]&lt;&gt;&quot;&quot;;VLOOKUP([.$H186]&amp;&quot; &quot;;['OOMLOUT-OOMP'.$H$3:.$H$829];1;0);&quot;&quot;)" office:value-type="string" office:string-value="301010189 ">
            <text:p>301010189 </text:p>
          </table:table-cell>
          <table:table-cell table:formula="of:=IF(ISNA([.K186]);1;&quot;&quot;)">
            <text:p/>
          </table:table-cell>
          <table:table-cell/>
        </table:table-row>
        <table:table-row table:style-name="ro1">
          <table:table-cell table:formula="of:=IF(['OOMLOUT-OOMP'.A186]&lt;&gt;&quot;&quot;;['OOMLOUT-OOMP'.A186];&quot;&quot;)" office:value-type="string" office:string-value="HEAF-I01-X-04PI-01">
            <text:p>HEAF-I01-X-04PI-01</text:p>
          </table:table-cell>
          <table:table-cell table:formula="of:=IF(['OOMLOUT-OOMP'.B186]&lt;&gt;&quot;&quot;;['OOMLOUT-OOMP'.B186];&quot;&quot;)" office:value-type="string" office:string-value="2.54 mm 4 Pin Female Header">
            <text:p>2.54 mm 4 Pin Female Header</text:p>
          </table:table-cell>
          <table:table-cell table:formula="of:=IF(['OOMLOUT-OOMP'.B186]&lt;&gt;&quot;&quot;;['OOMLOUT-OOMP'.H186];&quot;&quot;)" office:value-type="string" office:string-value="320030017 ">
            <text:p>320030017 </text:p>
          </table:table-cell>
          <table:table-cell table:formula="of:==IF([.A187]&lt;&gt;&quot;&quot;;VLOOKUP(VALUE([.C187]);['SEEED OPL'.$A$4:.$A$534];1;0);&quot;&quot;)" office:value-type="float" office:value="320030017">
            <text:p>320030017</text:p>
          </table:table-cell>
          <table:table-cell table:formula="of:=IF([.A187]&lt;&gt;&quot;&quot;;VLOOKUP(VALUE([.C187]);['SEEED OPL'.$A$4:.$B$534];2;0);&quot;&quot;)" office:value-type="string" office:string-value="F185-1104A1BSYA1">
            <text:p>F185-1104A1BSYA1</text:p>
          </table:table-cell>
          <table:table-cell table:number-columns-repeated="2"/>
          <table:table-cell table:formula="of:=IF(['SEEED OPL'.A187]&lt;&gt;&quot;&quot;;['SEEED OPL'.A187];&quot;&quot;)" office:value-type="float" office:value="301010254">
            <text:p>301010254</text:p>
          </table:table-cell>
          <table:table-cell table:formula="of:=IF(['SEEED OPL'.B187]&lt;&gt;&quot;&quot;;['SEEED OPL'.B187];&quot;&quot;)" office:value-type="string" office:string-value="RC0603FR-071K8L">
            <text:p>RC0603FR-071K8L</text:p>
          </table:table-cell>
          <table:table-cell table:formula="of:=IF(['SEEED OPL'.C187]&lt;&gt;&quot;&quot;;['SEEED OPL'.C187];&quot;&quot;)" office:value-type="string" office:string-value="SMD RES 1.8K-1%-1/10W">
            <text:p>SMD RES 1.8K-1%-1/10W</text:p>
          </table:table-cell>
          <table:table-cell table:formula="of:=IF([.H187]&lt;&gt;&quot;&quot;;VLOOKUP([.$H187]&amp;&quot; &quot;;['OOMLOUT-OOMP'.$H$3:.$H$829];1;0);&quot;&quot;)" office:value-type="string" office:string-value="301010254 ">
            <text:p>301010254 </text:p>
          </table:table-cell>
          <table:table-cell table:formula="of:=IF(ISNA([.K187]);1;&quot;&quot;)">
            <text:p/>
          </table:table-cell>
          <table:table-cell/>
        </table:table-row>
        <table:table-row table:style-name="ro1">
          <table:table-cell table:formula="of:=IF(['OOMLOUT-OOMP'.A187]&lt;&gt;&quot;&quot;;['OOMLOUT-OOMP'.A187];&quot;&quot;)" office:value-type="string" office:string-value="HEAF-I01-X-06PI-01">
            <text:p>HEAF-I01-X-06PI-01</text:p>
          </table:table-cell>
          <table:table-cell table:formula="of:=IF(['OOMLOUT-OOMP'.B187]&lt;&gt;&quot;&quot;;['OOMLOUT-OOMP'.B187];&quot;&quot;)" office:value-type="string" office:string-value="2.54 mm 6 Pin Female Header">
            <text:p>2.54 mm 6 Pin Female Header</text:p>
          </table:table-cell>
          <table:table-cell table:formula="of:=IF(['OOMLOUT-OOMP'.B187]&lt;&gt;&quot;&quot;;['OOMLOUT-OOMP'.H187];&quot;&quot;)" office:value-type="string" office:string-value="320030060 ">
            <text:p>320030060 </text:p>
          </table:table-cell>
          <table:table-cell table:formula="of:==IF([.A188]&lt;&gt;&quot;&quot;;VLOOKUP(VALUE([.C188]);['SEEED OPL'.$A$4:.$A$534];1;0);&quot;&quot;)" office:value-type="float" office:value="320030060">
            <text:p>320030060</text:p>
          </table:table-cell>
          <table:table-cell table:formula="of:=IF([.A188]&lt;&gt;&quot;&quot;;VLOOKUP(VALUE([.C188]);['SEEED OPL'.$A$4:.$B$534];2;0);&quot;&quot;)" office:value-type="string" office:string-value="F185-1106A1BSYC1">
            <text:p>F185-1106A1BSYC1</text:p>
          </table:table-cell>
          <table:table-cell table:number-columns-repeated="2"/>
          <table:table-cell table:formula="of:=IF(['SEEED OPL'.A188]&lt;&gt;&quot;&quot;;['SEEED OPL'.A188];&quot;&quot;)" office:value-type="float" office:value="301010318">
            <text:p>301010318</text:p>
          </table:table-cell>
          <table:table-cell table:formula="of:=IF(['SEEED OPL'.B188]&lt;&gt;&quot;&quot;;['SEEED OPL'.B188];&quot;&quot;)" office:value-type="string" office:string-value="RC0805JR-072KL">
            <text:p>RC0805JR-072KL</text:p>
          </table:table-cell>
          <table:table-cell table:formula="of:=IF(['SEEED OPL'.C188]&lt;&gt;&quot;&quot;;['SEEED OPL'.C188];&quot;&quot;)" office:value-type="string" office:string-value="SMD RES 2K-5%-1/8W">
            <text:p>SMD RES 2K-5%-1/8W</text:p>
          </table:table-cell>
          <table:table-cell table:formula="of:=IF([.H188]&lt;&gt;&quot;&quot;;VLOOKUP([.$H188]&amp;&quot; &quot;;['OOMLOUT-OOMP'.$H$3:.$H$829];1;0);&quot;&quot;)" office:value-type="string" office:string-value="301010318 ">
            <text:p>301010318 </text:p>
          </table:table-cell>
          <table:table-cell table:formula="of:=IF(ISNA([.K188]);1;&quot;&quot;)">
            <text:p/>
          </table:table-cell>
          <table:table-cell/>
        </table:table-row>
        <table:table-row table:style-name="ro1">
          <table:table-cell table:formula="of:=IF(['OOMLOUT-OOMP'.A188]&lt;&gt;&quot;&quot;;['OOMLOUT-OOMP'.A188];&quot;&quot;)" office:value-type="string" office:string-value="HEAF-I01-X-08PI-01">
            <text:p>HEAF-I01-X-08PI-01</text:p>
          </table:table-cell>
          <table:table-cell table:formula="of:=IF(['OOMLOUT-OOMP'.B188]&lt;&gt;&quot;&quot;;['OOMLOUT-OOMP'.B188];&quot;&quot;)" office:value-type="string" office:string-value="2.54 mm 8 Pin Female Header">
            <text:p>2.54 mm 8 Pin Female Header</text:p>
          </table:table-cell>
          <table:table-cell table:formula="of:=IF(['OOMLOUT-OOMP'.B188]&lt;&gt;&quot;&quot;;['OOMLOUT-OOMP'.H188];&quot;&quot;)" office:value-type="string" office:string-value="320030061 ">
            <text:p>320030061 </text:p>
          </table:table-cell>
          <table:table-cell table:formula="of:==IF([.A189]&lt;&gt;&quot;&quot;;VLOOKUP(VALUE([.C189]);['SEEED OPL'.$A$4:.$A$534];1;0);&quot;&quot;)" office:value-type="float" office:value="320030061">
            <text:p>320030061</text:p>
          </table:table-cell>
          <table:table-cell table:formula="of:=IF([.A189]&lt;&gt;&quot;&quot;;VLOOKUP(VALUE([.C189]);['SEEED OPL'.$A$4:.$B$534];2;0);&quot;&quot;)" office:value-type="string" office:string-value="F185-1108A1BSYC1">
            <text:p>F185-1108A1BSYC1</text:p>
          </table:table-cell>
          <table:table-cell table:number-columns-repeated="2"/>
          <table:table-cell table:formula="of:=IF(['SEEED OPL'.A189]&lt;&gt;&quot;&quot;;['SEEED OPL'.A189];&quot;&quot;)" office:value-type="float" office:value="301010333">
            <text:p>301010333</text:p>
          </table:table-cell>
          <table:table-cell table:formula="of:=IF(['SEEED OPL'.B189]&lt;&gt;&quot;&quot;;['SEEED OPL'.B189];&quot;&quot;)" office:value-type="string" office:string-value="RC0805JR-072K2L">
            <text:p>RC0805JR-072K2L</text:p>
          </table:table-cell>
          <table:table-cell table:formula="of:=IF(['SEEED OPL'.C189]&lt;&gt;&quot;&quot;;['SEEED OPL'.C189];&quot;&quot;)" office:value-type="string" office:string-value="SMD RES 2.2K-5%-1/8W">
            <text:p>SMD RES 2.2K-5%-1/8W</text:p>
          </table:table-cell>
          <table:table-cell table:formula="of:=IF([.H189]&lt;&gt;&quot;&quot;;VLOOKUP([.$H189]&amp;&quot; &quot;;['OOMLOUT-OOMP'.$H$3:.$H$829];1;0);&quot;&quot;)" office:value-type="string" office:string-value="301010333 ">
            <text:p>301010333 </text:p>
          </table:table-cell>
          <table:table-cell table:formula="of:=IF(ISNA([.K189]);1;&quot;&quot;)">
            <text:p/>
          </table:table-cell>
          <table:table-cell/>
        </table:table-row>
        <table:table-row table:style-name="ro1">
          <table:table-cell table:formula="of:=IF(['OOMLOUT-OOMP'.A189]&lt;&gt;&quot;&quot;;['OOMLOUT-OOMP'.A189];&quot;&quot;)" office:value-type="string" office:string-value="HEAF-I01-Y-08PI-01">
            <text:p>HEAF-I01-Y-08PI-01</text:p>
          </table:table-cell>
          <table:table-cell table:formula="of:=IF(['OOMLOUT-OOMP'.B189]&lt;&gt;&quot;&quot;;['OOMLOUT-OOMP'.B189];&quot;&quot;)" office:value-type="string" office:string-value="2.54 mm 8 Pin Yellow Female Header">
            <text:p>2.54 mm 8 Pin Yellow Female Header</text:p>
          </table:table-cell>
          <table:table-cell table:formula="of:=IF(['OOMLOUT-OOMP'.B189]&lt;&gt;&quot;&quot;;['OOMLOUT-OOMP'.H189];&quot;&quot;)" office:value-type="string" office:string-value="320030065 ">
            <text:p>320030065 </text:p>
          </table:table-cell>
          <table:table-cell table:formula="of:==IF([.A190]&lt;&gt;&quot;&quot;;VLOOKUP(VALUE([.C190]);['SEEED OPL'.$A$4:.$A$534];1;0);&quot;&quot;)" office:value-type="float" office:value="320030065">
            <text:p>320030065</text:p>
          </table:table-cell>
          <table:table-cell table:formula="of:=IF([.A190]&lt;&gt;&quot;&quot;;VLOOKUP(VALUE([.C190]);['SEEED OPL'.$A$4:.$B$534];2;0);&quot;&quot;)" office:value-type="string" office:string-value="F185-1108A1BSYC1">
            <text:p>F185-1108A1BSYC1</text:p>
          </table:table-cell>
          <table:table-cell table:number-columns-repeated="2"/>
          <table:table-cell table:formula="of:=IF(['SEEED OPL'.A190]&lt;&gt;&quot;&quot;;['SEEED OPL'.A190];&quot;&quot;)" office:value-type="float" office:value="301010170">
            <text:p>301010170</text:p>
          </table:table-cell>
          <table:table-cell table:formula="of:=IF(['SEEED OPL'.B190]&lt;&gt;&quot;&quot;;['SEEED OPL'.B190];&quot;&quot;)" office:value-type="string" office:string-value="RC0603FR-073KL">
            <text:p>RC0603FR-073KL</text:p>
          </table:table-cell>
          <table:table-cell table:formula="of:=IF(['SEEED OPL'.C190]&lt;&gt;&quot;&quot;;['SEEED OPL'.C190];&quot;&quot;)" office:value-type="string" office:string-value="SMD RES 3K-1%-1/10W">
            <text:p>SMD RES 3K-1%-1/10W</text:p>
          </table:table-cell>
          <table:table-cell table:formula="of:=IF([.H190]&lt;&gt;&quot;&quot;;VLOOKUP([.$H190]&amp;&quot; &quot;;['OOMLOUT-OOMP'.$H$3:.$H$829];1;0);&quot;&quot;)" office:value-type="string" office:string-value="301010170 ">
            <text:p>301010170 </text:p>
          </table:table-cell>
          <table:table-cell table:formula="of:=IF(ISNA([.K190]);1;&quot;&quot;)">
            <text:p/>
          </table:table-cell>
          <table:table-cell/>
        </table:table-row>
        <table:table-row table:style-name="ro1">
          <table:table-cell table:formula="of:=IF(['OOMLOUT-OOMP'.A190]&lt;&gt;&quot;&quot;;['OOMLOUT-OOMP'.A190];&quot;&quot;)" office:value-type="string" office:string-value="HEAF-I01-X-10PI-01">
            <text:p>HEAF-I01-X-10PI-01</text:p>
          </table:table-cell>
          <table:table-cell table:formula="of:=IF(['OOMLOUT-OOMP'.B190]&lt;&gt;&quot;&quot;;['OOMLOUT-OOMP'.B190];&quot;&quot;)" office:value-type="string" office:string-value="2.54 mm 10 Pin Female Header">
            <text:p>2.54 mm 10 Pin Female Header</text:p>
          </table:table-cell>
          <table:table-cell table:formula="of:=IF(['OOMLOUT-OOMP'.B190]&lt;&gt;&quot;&quot;;['OOMLOUT-OOMP'.H190];&quot;&quot;)" office:value-type="float" office:value="0">
            <text:p>0</text:p>
          </table:table-cell>
          <table:table-cell table:formula="of:==IF([.A191]&lt;&gt;&quot;&quot;;VLOOKUP(VALUE([.C191]);['SEEED OPL'.$A$4:.$A$534];1;0);&quot;&quot;)" office:value-type="float" office:value="0">
            <text:p>#N/A</text:p>
          </table:table-cell>
          <table:table-cell table:formula="of:=IF([.A191]&lt;&gt;&quot;&quot;;VLOOKUP(VALUE([.C19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91]&lt;&gt;&quot;&quot;;['SEEED OPL'.A191];&quot;&quot;)" office:value-type="float" office:value="301010251">
            <text:p>301010251</text:p>
          </table:table-cell>
          <table:table-cell table:formula="of:=IF(['SEEED OPL'.B191]&lt;&gt;&quot;&quot;;['SEEED OPL'.B191];&quot;&quot;)" office:value-type="string" office:string-value="RC0603FR-073K3L">
            <text:p>RC0603FR-073K3L</text:p>
          </table:table-cell>
          <table:table-cell table:formula="of:=IF(['SEEED OPL'.C191]&lt;&gt;&quot;&quot;;['SEEED OPL'.C191];&quot;&quot;)" office:value-type="string" office:string-value="SMD RES 3.3K-1%-1/10W;0603">
            <text:p>SMD RES 3.3K-1%-1/10W;0603</text:p>
          </table:table-cell>
          <table:table-cell table:formula="of:=IF([.H191]&lt;&gt;&quot;&quot;;VLOOKUP([.$H191]&amp;&quot; &quot;;['OOMLOUT-OOMP'.$H$3:.$H$829];1;0);&quot;&quot;)" office:value-type="string" office:string-value="301010251 ">
            <text:p>301010251 </text:p>
          </table:table-cell>
          <table:table-cell table:formula="of:=IF(ISNA([.K191]);1;&quot;&quot;)">
            <text:p/>
          </table:table-cell>
          <table:table-cell/>
        </table:table-row>
        <table:table-row table:style-name="ro1">
          <table:table-cell table:formula="of:=IF(['OOMLOUT-OOMP'.A191]&lt;&gt;&quot;&quot;;['OOMLOUT-OOMP'.A191];&quot;&quot;)" office:value-type="string" office:string-value="HEAF-I01-X-2X04PI-01">
            <text:p>HEAF-I01-X-2X04PI-01</text:p>
          </table:table-cell>
          <table:table-cell table:formula="of:=IF(['OOMLOUT-OOMP'.B191]&lt;&gt;&quot;&quot;;['OOMLOUT-OOMP'.B191];&quot;&quot;)" office:value-type="string" office:string-value="2.54 mm 8 Pin (2x4) Female Header">
            <text:p>2.54 mm 8 Pin (2x4) Female Header</text:p>
          </table:table-cell>
          <table:table-cell table:formula="of:=IF(['OOMLOUT-OOMP'.B191]&lt;&gt;&quot;&quot;;['OOMLOUT-OOMP'.H191];&quot;&quot;)" office:value-type="string" office:string-value="320030087 ">
            <text:p>320030087 </text:p>
          </table:table-cell>
          <table:table-cell table:formula="of:==IF([.A192]&lt;&gt;&quot;&quot;;VLOOKUP(VALUE([.C192]);['SEEED OPL'.$A$4:.$A$534];1;0);&quot;&quot;)" office:value-type="float" office:value="320030087">
            <text:p>320030087</text:p>
          </table:table-cell>
          <table:table-cell table:formula="of:=IF([.A192]&lt;&gt;&quot;&quot;;VLOOKUP(VALUE([.C192]);['SEEED OPL'.$A$4:.$B$534];2;0);&quot;&quot;)" office:value-type="string" office:string-value="F185-1208A0BSYA1">
            <text:p>F185-1208A0BSYA1</text:p>
          </table:table-cell>
          <table:table-cell table:number-columns-repeated="2"/>
          <table:table-cell table:formula="of:=IF(['SEEED OPL'.A192]&lt;&gt;&quot;&quot;;['SEEED OPL'.A192];&quot;&quot;)" office:value-type="float" office:value="301010035">
            <text:p>301010035</text:p>
          </table:table-cell>
          <table:table-cell table:formula="of:=IF(['SEEED OPL'.B192]&lt;&gt;&quot;&quot;;['SEEED OPL'.B192];&quot;&quot;)" office:value-type="string" office:string-value="RC0402JR-073K3L">
            <text:p>RC0402JR-073K3L</text:p>
          </table:table-cell>
          <table:table-cell table:formula="of:=IF(['SEEED OPL'.C192]&lt;&gt;&quot;&quot;;['SEEED OPL'.C192];&quot;&quot;)" office:value-type="string" office:string-value="SMD RES 3.3K-5%-1/16W">
            <text:p>SMD RES 3.3K-5%-1/16W</text:p>
          </table:table-cell>
          <table:table-cell table:formula="of:=IF([.H192]&lt;&gt;&quot;&quot;;VLOOKUP([.$H192]&amp;&quot; &quot;;['OOMLOUT-OOMP'.$H$3:.$H$829];1;0);&quot;&quot;)" office:value-type="string" office:string-value="301010035 ">
            <text:p>301010035 </text:p>
          </table:table-cell>
          <table:table-cell table:formula="of:=IF(ISNA([.K192]);1;&quot;&quot;)">
            <text:p/>
          </table:table-cell>
          <table:table-cell/>
        </table:table-row>
        <table:table-row table:style-name="ro1">
          <table:table-cell table:formula="of:=IF(['OOMLOUT-OOMP'.A192]&lt;&gt;&quot;&quot;;['OOMLOUT-OOMP'.A192];&quot;&quot;)" office:value-type="string" office:string-value="HEAF-I01-Y-06PI-01">
            <text:p>HEAF-I01-Y-06PI-01</text:p>
          </table:table-cell>
          <table:table-cell table:formula="of:=IF(['OOMLOUT-OOMP'.B192]&lt;&gt;&quot;&quot;;['OOMLOUT-OOMP'.B192];&quot;&quot;)" office:value-type="string" office:string-value="2.54 mm 6 Pin Yellow Female Header">
            <text:p>2.54 mm 6 Pin Yellow Female Header</text:p>
          </table:table-cell>
          <table:table-cell table:formula="of:=IF(['OOMLOUT-OOMP'.B192]&lt;&gt;&quot;&quot;;['OOMLOUT-OOMP'.H192];&quot;&quot;)" office:value-type="string" office:string-value="320030019 ">
            <text:p>320030019 </text:p>
          </table:table-cell>
          <table:table-cell table:formula="of:==IF([.A193]&lt;&gt;&quot;&quot;;VLOOKUP(VALUE([.C193]);['SEEED OPL'.$A$4:.$A$534];1;0);&quot;&quot;)" office:value-type="float" office:value="320030019">
            <text:p>320030019</text:p>
          </table:table-cell>
          <table:table-cell table:formula="of:=IF([.A193]&lt;&gt;&quot;&quot;;VLOOKUP(VALUE([.C193]);['SEEED OPL'.$A$4:.$B$534];2;0);&quot;&quot;)" office:value-type="string" office:string-value="F185-1106A1BSYA3">
            <text:p>F185-1106A1BSYA3</text:p>
          </table:table-cell>
          <table:table-cell table:number-columns-repeated="2"/>
          <table:table-cell table:formula="of:=IF(['SEEED OPL'.A193]&lt;&gt;&quot;&quot;;['SEEED OPL'.A193];&quot;&quot;)" office:value-type="float" office:value="301010101">
            <text:p>301010101</text:p>
          </table:table-cell>
          <table:table-cell table:formula="of:=IF(['SEEED OPL'.B193]&lt;&gt;&quot;&quot;;['SEEED OPL'.B193];&quot;&quot;)" office:value-type="string" office:string-value="RC0603JR-073K9L">
            <text:p>RC0603JR-073K9L</text:p>
          </table:table-cell>
          <table:table-cell table:formula="of:=IF(['SEEED OPL'.C193]&lt;&gt;&quot;&quot;;['SEEED OPL'.C193];&quot;&quot;)" office:value-type="string" office:string-value="SMD RES 3.9K-5%-1/10W;">
            <text:p>SMD RES 3.9K-5%-1/10W;</text:p>
          </table:table-cell>
          <table:table-cell table:formula="of:=IF([.H193]&lt;&gt;&quot;&quot;;VLOOKUP([.$H193]&amp;&quot; &quot;;['OOMLOUT-OOMP'.$H$3:.$H$829];1;0);&quot;&quot;)" office:value-type="string" office:string-value="301010101 ">
            <text:p>301010101 </text:p>
          </table:table-cell>
          <table:table-cell table:formula="of:=IF(ISNA([.K193]);1;&quot;&quot;)">
            <text:p/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193]&lt;&gt;&quot;&quot;;['OOMLOUT-OOMP'.A193];&quot;&quot;)" office:value-type="string" office:string-value="HEAF-I01-Y-10PI-01">
            <text:p>HEAF-I01-Y-10PI-01</text:p>
          </table:table-cell>
          <table:table-cell table:formula="of:=IF(['OOMLOUT-OOMP'.B193]&lt;&gt;&quot;&quot;;['OOMLOUT-OOMP'.B193];&quot;&quot;)" office:value-type="string" office:string-value="2.54 mm 10 Pin Yellow Female Header">
            <text:p>2.54 mm 10 Pin Yellow Female Header</text:p>
          </table:table-cell>
          <table:table-cell table:formula="of:=IF(['OOMLOUT-OOMP'.B193]&lt;&gt;&quot;&quot;;['OOMLOUT-OOMP'.H193];&quot;&quot;)" office:value-type="string" office:string-value="320030059 ">
            <text:p>320030059 </text:p>
          </table:table-cell>
          <table:table-cell table:formula="of:==IF([.A194]&lt;&gt;&quot;&quot;;VLOOKUP(VALUE([.C194]);['SEEED OPL'.$A$4:.$A$534];1;0);&quot;&quot;)" office:value-type="float" office:value="320030059">
            <text:p>320030059</text:p>
          </table:table-cell>
          <table:table-cell table:formula="of:=IF([.A194]&lt;&gt;&quot;&quot;;VLOOKUP(VALUE([.C194]);['SEEED OPL'.$A$4:.$B$534];2;0);&quot;&quot;)" office:value-type="string" office:string-value="F185-1110A1BSYC1">
            <text:p>F185-1110A1BSYC1</text:p>
          </table:table-cell>
          <table:table-cell table:number-columns-repeated="2"/>
          <table:table-cell table:formula="of:=IF(['SEEED OPL'.A194]&lt;&gt;&quot;&quot;;['SEEED OPL'.A194];&quot;&quot;)" office:value-type="float" office:value="301010290">
            <text:p>301010290</text:p>
          </table:table-cell>
          <table:table-cell table:formula="of:=IF(['SEEED OPL'.B194]&lt;&gt;&quot;&quot;;['SEEED OPL'.B194];&quot;&quot;)" office:value-type="string" office:string-value="RC0603JR-074K7L">
            <text:p>RC0603JR-074K7L</text:p>
          </table:table-cell>
          <table:table-cell table:formula="of:=IF(['SEEED OPL'.C194]&lt;&gt;&quot;&quot;;['SEEED OPL'.C194];&quot;&quot;)" office:value-type="string" office:string-value="SMD RES 4.7K-5%-1/10W">
            <text:p>SMD RES 4.7K-5%-1/10W</text:p>
          </table:table-cell>
          <table:table-cell table:formula="of:=IF([.H194]&lt;&gt;&quot;&quot;;VLOOKUP([.$H194]&amp;&quot; &quot;;['OOMLOUT-OOMP'.$H$3:.$H$829];1;0);&quot;&quot;)" office:value-type="string" office:string-value="301010290 ">
            <text:p>301010290 </text:p>
          </table:table-cell>
          <table:table-cell table:formula="of:=IF(ISNA([.K194]);1;&quot;&quot;)">
            <text:p/>
          </table:table-cell>
          <table:table-cell/>
        </table:table-row>
        <table:table-row table:style-name="ro1">
          <table:table-cell table:formula="of:=IF(['OOMLOUT-OOMP'.A194]&lt;&gt;&quot;&quot;;['OOMLOUT-OOMP'.A194];&quot;&quot;)" office:value-type="string" office:string-value="HEAL-I01-X-03PI-01">
            <text:p>HEAL-I01-X-03PI-01</text:p>
          </table:table-cell>
          <table:table-cell table:formula="of:=IF(['OOMLOUT-OOMP'.B194]&lt;&gt;&quot;&quot;;['OOMLOUT-OOMP'.B194];&quot;&quot;)" office:value-type="string" office:string-value="2.54 mm 3 Pin Header (Long)">
            <text:p>2.54 mm 3 Pin Header (Long)</text:p>
          </table:table-cell>
          <table:table-cell table:formula="of:=IF(['OOMLOUT-OOMP'.B194]&lt;&gt;&quot;&quot;;['OOMLOUT-OOMP'.H194];&quot;&quot;)" office:value-type="float" office:value="0">
            <text:p>0</text:p>
          </table:table-cell>
          <table:table-cell table:formula="of:==IF([.A195]&lt;&gt;&quot;&quot;;VLOOKUP(VALUE([.C195]);['SEEED OPL'.$A$4:.$A$534];1;0);&quot;&quot;)" office:value-type="float" office:value="0">
            <text:p>#N/A</text:p>
          </table:table-cell>
          <table:table-cell table:formula="of:=IF([.A195]&lt;&gt;&quot;&quot;;VLOOKUP(VALUE([.C19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95]&lt;&gt;&quot;&quot;;['SEEED OPL'.A195];&quot;&quot;)" office:value-type="float" office:value="301010306">
            <text:p>301010306</text:p>
          </table:table-cell>
          <table:table-cell table:formula="of:=IF(['SEEED OPL'.B195]&lt;&gt;&quot;&quot;;['SEEED OPL'.B195];&quot;&quot;)" office:value-type="string" office:string-value="RC0805JR-074K7L">
            <text:p>RC0805JR-074K7L</text:p>
          </table:table-cell>
          <table:table-cell table:formula="of:=IF(['SEEED OPL'.C195]&lt;&gt;&quot;&quot;;['SEEED OPL'.C195];&quot;&quot;)" office:value-type="string" office:string-value="SMD RES 4.7K-5%-1/8W">
            <text:p>SMD RES 4.7K-5%-1/8W</text:p>
          </table:table-cell>
          <table:table-cell table:formula="of:=IF([.H195]&lt;&gt;&quot;&quot;;VLOOKUP([.$H195]&amp;&quot; &quot;;['OOMLOUT-OOMP'.$H$3:.$H$829];1;0);&quot;&quot;)" office:value-type="string" office:string-value="301010306 ">
            <text:p>301010306 </text:p>
          </table:table-cell>
          <table:table-cell table:formula="of:=IF(ISNA([.K195]);1;&quot;&quot;)">
            <text:p/>
          </table:table-cell>
          <table:table-cell/>
        </table:table-row>
        <table:table-row table:style-name="ro1">
          <table:table-cell table:formula="of:=IF(['OOMLOUT-OOMP'.A195]&lt;&gt;&quot;&quot;;['OOMLOUT-OOMP'.A195];&quot;&quot;)" office:value-type="string" office:string-value="HEAL-I01-X-36PI-01">
            <text:p>HEAL-I01-X-36PI-01</text:p>
          </table:table-cell>
          <table:table-cell table:formula="of:=IF(['OOMLOUT-OOMP'.B195]&lt;&gt;&quot;&quot;;['OOMLOUT-OOMP'.B195];&quot;&quot;)" office:value-type="string" office:string-value="2.54 mm 36 Pin Header (Long)">
            <text:p>2.54 mm 36 Pin Header (Long)</text:p>
          </table:table-cell>
          <table:table-cell table:formula="of:=IF(['OOMLOUT-OOMP'.B195]&lt;&gt;&quot;&quot;;['OOMLOUT-OOMP'.H195];&quot;&quot;)" office:value-type="float" office:value="0">
            <text:p>0</text:p>
          </table:table-cell>
          <table:table-cell table:formula="of:==IF([.A196]&lt;&gt;&quot;&quot;;VLOOKUP(VALUE([.C196]);['SEEED OPL'.$A$4:.$A$534];1;0);&quot;&quot;)" office:value-type="float" office:value="0">
            <text:p>#N/A</text:p>
          </table:table-cell>
          <table:table-cell table:formula="of:=IF([.A196]&lt;&gt;&quot;&quot;;VLOOKUP(VALUE([.C19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96]&lt;&gt;&quot;&quot;;['SEEED OPL'.A196];&quot;&quot;)" office:value-type="float" office:value="301010361">
            <text:p>301010361</text:p>
          </table:table-cell>
          <table:table-cell table:formula="of:=IF(['SEEED OPL'.B196]&lt;&gt;&quot;&quot;;['SEEED OPL'.B196];&quot;&quot;)" office:value-type="string" office:string-value="RC0805FR-0710KL">
            <text:p>RC0805FR-0710KL</text:p>
          </table:table-cell>
          <table:table-cell table:formula="of:=IF(['SEEED OPL'.C196]&lt;&gt;&quot;&quot;;['SEEED OPL'.C196];&quot;&quot;)" office:value-type="string" office:string-value="SMD RES 10K-1%-1/8W">
            <text:p>SMD RES 10K-1%-1/8W</text:p>
          </table:table-cell>
          <table:table-cell table:formula="of:=IF([.H196]&lt;&gt;&quot;&quot;;VLOOKUP([.$H196]&amp;&quot; &quot;;['OOMLOUT-OOMP'.$H$3:.$H$829];1;0);&quot;&quot;)" office:value-type="string" office:string-value="301010361 ">
            <text:p>301010361 </text:p>
          </table:table-cell>
          <table:table-cell table:formula="of:=IF(ISNA([.K196]);1;&quot;&quot;)">
            <text:p/>
          </table:table-cell>
          <table:table-cell/>
        </table:table-row>
        <table:table-row table:style-name="ro1">
          <table:table-cell table:formula="of:=IF(['OOMLOUT-OOMP'.A196]&lt;&gt;&quot;&quot;;['OOMLOUT-OOMP'.A196];&quot;&quot;)" office:value-type="string" office:string-value="HEDS-35D-X-SMDS-01">
            <text:p>HEDS-35D-X-SMDS-01</text:p>
          </table:table-cell>
          <table:table-cell table:formula="of:=IF(['OOMLOUT-OOMP'.B196]&lt;&gt;&quot;&quot;;['OOMLOUT-OOMP'.B196];&quot;&quot;)" office:value-type="string" office:string-value="3.5 mm SMD Headphone Socket">
            <text:p>3.5 mm SMD Headphone Socket</text:p>
          </table:table-cell>
          <table:table-cell table:formula="of:=IF(['OOMLOUT-OOMP'.B196]&lt;&gt;&quot;&quot;;['OOMLOUT-OOMP'.H196];&quot;&quot;)" office:value-type="string" office:string-value="320040007 ">
            <text:p>320040007 </text:p>
          </table:table-cell>
          <table:table-cell table:formula="of:==IF([.A197]&lt;&gt;&quot;&quot;;VLOOKUP(VALUE([.C197]);['SEEED OPL'.$A$4:.$A$534];1;0);&quot;&quot;)" office:value-type="float" office:value="320040007">
            <text:p>320040007</text:p>
          </table:table-cell>
          <table:table-cell table:formula="of:=IF([.A197]&lt;&gt;&quot;&quot;;VLOOKUP(VALUE([.C197]);['SEEED OPL'.$A$4:.$B$534];2;0);&quot;&quot;)" office:value-type="string" office:string-value="ST-PJ-312">
            <text:p>ST-PJ-312</text:p>
          </table:table-cell>
          <table:table-cell table:number-columns-repeated="2"/>
          <table:table-cell table:formula="of:=IF(['SEEED OPL'.A197]&lt;&gt;&quot;&quot;;['SEEED OPL'.A197];&quot;&quot;)" office:value-type="float" office:value="301010299">
            <text:p>301010299</text:p>
          </table:table-cell>
          <table:table-cell table:formula="of:=IF(['SEEED OPL'.B197]&lt;&gt;&quot;&quot;;['SEEED OPL'.B197];&quot;&quot;)" office:value-type="string" office:string-value="RC0603FR-0710KL">
            <text:p>RC0603FR-0710KL</text:p>
          </table:table-cell>
          <table:table-cell table:formula="of:=IF(['SEEED OPL'.C197]&lt;&gt;&quot;&quot;;['SEEED OPL'.C197];&quot;&quot;)" office:value-type="string" office:string-value="SMD RES 10K-1%-1/10W">
            <text:p>SMD RES 10K-1%-1/10W</text:p>
          </table:table-cell>
          <table:table-cell table:formula="of:=IF([.H197]&lt;&gt;&quot;&quot;;VLOOKUP([.$H197]&amp;&quot; &quot;;['OOMLOUT-OOMP'.$H$3:.$H$829];1;0);&quot;&quot;)" office:value-type="string" office:string-value="301010299 ">
            <text:p>301010299 </text:p>
          </table:table-cell>
          <table:table-cell table:formula="of:=IF(ISNA([.K19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97]&lt;&gt;&quot;&quot;;['OOMLOUT-OOMP'.A197];&quot;&quot;)" office:value-type="string" office:string-value="HEDS-35D-X-SMDS-4P">
            <text:p>HEDS-35D-X-SMDS-4P</text:p>
          </table:table-cell>
          <table:table-cell table:formula="of:=IF(['OOMLOUT-OOMP'.B197]&lt;&gt;&quot;&quot;;['OOMLOUT-OOMP'.B197];&quot;&quot;)" office:value-type="string" office:string-value="3.5 mm SMD Headphone Socket (4 Pin)">
            <text:p>3.5 mm SMD Headphone Socket (4 Pin)</text:p>
          </table:table-cell>
          <table:table-cell table:formula="of:=IF(['OOMLOUT-OOMP'.B197]&lt;&gt;&quot;&quot;;['OOMLOUT-OOMP'.H197];&quot;&quot;)" office:value-type="string" office:string-value="320040003 320040009 ">
            <text:p>320040003 320040009 </text:p>
          </table:table-cell>
          <table:table-cell table:formula="of:==IF([.A198]&lt;&gt;&quot;&quot;;VLOOKUP(VALUE([.C198]);['SEEED OPL'.$A$4:.$A$534];1;0);&quot;&quot;)" office:value-type="float" office:value="0">
            <text:p>Err:502</text:p>
          </table:table-cell>
          <table:table-cell table:formula="of:=IF([.A198]&lt;&gt;&quot;&quot;;VLOOKUP(VALUE([.C198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198]&lt;&gt;&quot;&quot;;['SEEED OPL'.A198];&quot;&quot;)" office:value-type="float" office:value="301010004">
            <text:p>301010004</text:p>
          </table:table-cell>
          <table:table-cell table:formula="of:=IF(['SEEED OPL'.B198]&lt;&gt;&quot;&quot;;['SEEED OPL'.B198];&quot;&quot;)" office:value-type="string" office:string-value="RC0402JR-0710KL">
            <text:p>RC0402JR-0710KL</text:p>
          </table:table-cell>
          <table:table-cell table:formula="of:=IF(['SEEED OPL'.C198]&lt;&gt;&quot;&quot;;['SEEED OPL'.C198];&quot;&quot;)" office:value-type="string" office:string-value="SMD RES 10K-5%-1/16W">
            <text:p>SMD RES 10K-5%-1/16W</text:p>
          </table:table-cell>
          <table:table-cell table:formula="of:=IF([.H198]&lt;&gt;&quot;&quot;;VLOOKUP([.$H198]&amp;&quot; &quot;;['OOMLOUT-OOMP'.$H$3:.$H$829];1;0);&quot;&quot;)" office:value-type="string" office:string-value="301010004 ">
            <text:p>301010004 </text:p>
          </table:table-cell>
          <table:table-cell table:formula="of:=IF(ISNA([.K198]);1;&quot;&quot;)">
            <text:p/>
          </table:table-cell>
          <table:table-cell/>
        </table:table-row>
        <table:table-row table:style-name="ro1">
          <table:table-cell table:formula="of:=IF(['OOMLOUT-OOMP'.A198]&lt;&gt;&quot;&quot;;['OOMLOUT-OOMP'.A198];&quot;&quot;)" office:value-type="string" office:string-value="HELF-I01-L-06PI-01">
            <text:p>HELF-I01-L-06PI-01</text:p>
          </table:table-cell>
          <table:table-cell table:formula="of:=IF(['OOMLOUT-OOMP'.B198]&lt;&gt;&quot;&quot;;['OOMLOUT-OOMP'.B198];&quot;&quot;)" office:value-type="string" office:string-value="2.54 mm 6 Pin Blue Female Header (Long)">
            <text:p>2.54 mm 6 Pin Blue Female Header (Long)</text:p>
          </table:table-cell>
          <table:table-cell table:formula="of:=IF(['OOMLOUT-OOMP'.B198]&lt;&gt;&quot;&quot;;['OOMLOUT-OOMP'.H198];&quot;&quot;)" office:value-type="string" office:string-value="320030067 ">
            <text:p>320030067 </text:p>
          </table:table-cell>
          <table:table-cell table:formula="of:==IF([.A199]&lt;&gt;&quot;&quot;;VLOOKUP(VALUE([.C199]);['SEEED OPL'.$A$4:.$A$534];1;0);&quot;&quot;)" office:value-type="float" office:value="320030067">
            <text:p>320030067</text:p>
          </table:table-cell>
          <table:table-cell table:formula="of:=IF([.A199]&lt;&gt;&quot;&quot;;VLOOKUP(VALUE([.C199]);['SEEED OPL'.$A$4:.$B$534];2;0);&quot;&quot;)" office:value-type="float" office:value="0">
            <text:p/>
          </table:table-cell>
          <table:table-cell table:number-columns-repeated="2"/>
          <table:table-cell table:formula="of:=IF(['SEEED OPL'.A199]&lt;&gt;&quot;&quot;;['SEEED OPL'.A199];&quot;&quot;)" office:value-type="float" office:value="301040009">
            <text:p>301040009</text:p>
          </table:table-cell>
          <table:table-cell table:formula="of:=IF(['SEEED OPL'.B199]&lt;&gt;&quot;&quot;;['SEEED OPL'.B199];&quot;&quot;)" office:value-type="string" office:string-value="SX3362P">
            <text:p>SX3362P</text:p>
          </table:table-cell>
          <table:table-cell table:formula="of:=IF(['SEEED OPL'.C199]&lt;&gt;&quot;&quot;;['SEEED OPL'.C199];&quot;&quot;)" office:value-type="string" office:string-value="DIP VR Top Adj 10K-3362P">
            <text:p>DIP VR Top Adj 10K-3362P</text:p>
          </table:table-cell>
          <table:table-cell table:formula="of:=IF([.H199]&lt;&gt;&quot;&quot;;VLOOKUP([.$H199]&amp;&quot; &quot;;['OOMLOUT-OOMP'.$H$3:.$H$829];1;0);&quot;&quot;)" office:value-type="string" office:string-value="301040009 ">
            <text:p>301040009 </text:p>
          </table:table-cell>
          <table:table-cell table:formula="of:=IF(ISNA([.K199]);1;&quot;&quot;)">
            <text:p/>
          </table:table-cell>
          <table:table-cell/>
        </table:table-row>
        <table:table-row table:style-name="ro1">
          <table:table-cell table:formula="of:=IF(['OOMLOUT-OOMP'.A199]&lt;&gt;&quot;&quot;;['OOMLOUT-OOMP'.A199];&quot;&quot;)" office:value-type="string" office:string-value="HELF-I01-L-08PI-01">
            <text:p>HELF-I01-L-08PI-01</text:p>
          </table:table-cell>
          <table:table-cell table:formula="of:=IF(['OOMLOUT-OOMP'.B199]&lt;&gt;&quot;&quot;;['OOMLOUT-OOMP'.B199];&quot;&quot;)" office:value-type="string" office:string-value="2.54 mm 8 Pin Blue Female Header (Long)">
            <text:p>2.54 mm 8 Pin Blue Female Header (Long)</text:p>
          </table:table-cell>
          <table:table-cell table:formula="of:=IF(['OOMLOUT-OOMP'.B199]&lt;&gt;&quot;&quot;;['OOMLOUT-OOMP'.H199];&quot;&quot;)" office:value-type="string" office:string-value="320030068 ">
            <text:p>320030068 </text:p>
          </table:table-cell>
          <table:table-cell table:formula="of:==IF([.A200]&lt;&gt;&quot;&quot;;VLOOKUP(VALUE([.C200]);['SEEED OPL'.$A$4:.$A$534];1;0);&quot;&quot;)" office:value-type="float" office:value="320030068">
            <text:p>320030068</text:p>
          </table:table-cell>
          <table:table-cell table:formula="of:=IF([.A200]&lt;&gt;&quot;&quot;;VLOOKUP(VALUE([.C200]);['SEEED OPL'.$A$4:.$B$534];2;0);&quot;&quot;)" office:value-type="float" office:value="0">
            <text:p/>
          </table:table-cell>
          <table:table-cell table:number-columns-repeated="2"/>
          <table:table-cell table:formula="of:=IF(['SEEED OPL'.A200]&lt;&gt;&quot;&quot;;['SEEED OPL'.A200];&quot;&quot;)" office:value-type="float" office:value="301010102">
            <text:p>301010102</text:p>
          </table:table-cell>
          <table:table-cell table:formula="of:=IF(['SEEED OPL'.B200]&lt;&gt;&quot;&quot;;['SEEED OPL'.B200];&quot;&quot;)" office:value-type="string" office:string-value="RC0603FR-0712KL">
            <text:p>RC0603FR-0712KL</text:p>
          </table:table-cell>
          <table:table-cell table:formula="of:=IF(['SEEED OPL'.C200]&lt;&gt;&quot;&quot;;['SEEED OPL'.C200];&quot;&quot;)" office:value-type="string" office:string-value="SMD RES 12K-1%-1/10W">
            <text:p>SMD RES 12K-1%-1/10W</text:p>
          </table:table-cell>
          <table:table-cell table:formula="of:=IF([.H200]&lt;&gt;&quot;&quot;;VLOOKUP([.$H200]&amp;&quot; &quot;;['OOMLOUT-OOMP'.$H$3:.$H$829];1;0);&quot;&quot;)" office:value-type="string" office:string-value="301010102 ">
            <text:p>301010102 </text:p>
          </table:table-cell>
          <table:table-cell table:formula="of:=IF(ISNA([.K200]);1;&quot;&quot;)">
            <text:p/>
          </table:table-cell>
          <table:table-cell/>
        </table:table-row>
        <table:table-row table:style-name="ro1">
          <table:table-cell table:formula="of:=IF(['OOMLOUT-OOMP'.A200]&lt;&gt;&quot;&quot;;['OOMLOUT-OOMP'.A200];&quot;&quot;)" office:value-type="string" office:string-value="HELF-I01-L-10PI-01">
            <text:p>HELF-I01-L-10PI-01</text:p>
          </table:table-cell>
          <table:table-cell table:formula="of:=IF(['OOMLOUT-OOMP'.B200]&lt;&gt;&quot;&quot;;['OOMLOUT-OOMP'.B200];&quot;&quot;)" office:value-type="string" office:string-value="2.54 mm 10 Pin Blue Female Header (Long)">
            <text:p>2.54 mm 10 Pin Blue Female Header (Long)</text:p>
          </table:table-cell>
          <table:table-cell table:formula="of:=IF(['OOMLOUT-OOMP'.B200]&lt;&gt;&quot;&quot;;['OOMLOUT-OOMP'.H200];&quot;&quot;)" office:value-type="string" office:string-value="320030001 ">
            <text:p>320030001 </text:p>
          </table:table-cell>
          <table:table-cell table:formula="of:==IF([.A201]&lt;&gt;&quot;&quot;;VLOOKUP(VALUE([.C201]);['SEEED OPL'.$A$4:.$A$534];1;0);&quot;&quot;)" office:value-type="float" office:value="320030001">
            <text:p>320030001</text:p>
          </table:table-cell>
          <table:table-cell table:formula="of:=IF([.A201]&lt;&gt;&quot;&quot;;VLOOKUP(VALUE([.C201]);['SEEED OPL'.$A$4:.$B$534];2;0);&quot;&quot;)" office:value-type="string" office:string-value="F185-2110A0ASYA1">
            <text:p>F185-2110A0ASYA1</text:p>
          </table:table-cell>
          <table:table-cell table:number-columns-repeated="2"/>
          <table:table-cell table:formula="of:=IF(['SEEED OPL'.A201]&lt;&gt;&quot;&quot;;['SEEED OPL'.A201];&quot;&quot;)" office:value-type="float" office:value="301010103">
            <text:p>301010103</text:p>
          </table:table-cell>
          <table:table-cell table:formula="of:=IF(['SEEED OPL'.B201]&lt;&gt;&quot;&quot;;['SEEED OPL'.B201];&quot;&quot;)" office:value-type="string" office:string-value="RC0603JR-0715KL">
            <text:p>RC0603JR-0715KL</text:p>
          </table:table-cell>
          <table:table-cell table:formula="of:=IF(['SEEED OPL'.C201]&lt;&gt;&quot;&quot;;['SEEED OPL'.C201];&quot;&quot;)" office:value-type="string" office:string-value="SMD RES 15K-5%-1/10W">
            <text:p>SMD RES 15K-5%-1/10W</text:p>
          </table:table-cell>
          <table:table-cell table:formula="of:=IF([.H201]&lt;&gt;&quot;&quot;;VLOOKUP([.$H201]&amp;&quot; &quot;;['OOMLOUT-OOMP'.$H$3:.$H$829];1;0);&quot;&quot;)" office:value-type="string" office:string-value="301010103 ">
            <text:p>301010103 </text:p>
          </table:table-cell>
          <table:table-cell table:formula="of:=IF(ISNA([.K201]);1;&quot;&quot;)">
            <text:p/>
          </table:table-cell>
          <table:table-cell/>
        </table:table-row>
        <table:table-row table:style-name="ro1">
          <table:table-cell table:formula="of:=IF(['OOMLOUT-OOMP'.A201]&lt;&gt;&quot;&quot;;['OOMLOUT-OOMP'.A201];&quot;&quot;)" office:value-type="string" office:string-value="HELF-I01-L-2X03PI-01">
            <text:p>HELF-I01-L-2X03PI-01</text:p>
          </table:table-cell>
          <table:table-cell table:formula="of:=IF(['OOMLOUT-OOMP'.B201]&lt;&gt;&quot;&quot;;['OOMLOUT-OOMP'.B201];&quot;&quot;)" office:value-type="string" office:string-value="2.54 mm 6 Pin (2x3) Blue Female Header (Long)">
            <text:p>2.54 mm 6 Pin (2x3) Blue Female Header (Long)</text:p>
          </table:table-cell>
          <table:table-cell table:formula="of:=IF(['OOMLOUT-OOMP'.B201]&lt;&gt;&quot;&quot;;['OOMLOUT-OOMP'.H201];&quot;&quot;)" office:value-type="string" office:string-value="320030066 ">
            <text:p>320030066 </text:p>
          </table:table-cell>
          <table:table-cell table:formula="of:==IF([.A202]&lt;&gt;&quot;&quot;;VLOOKUP(VALUE([.C202]);['SEEED OPL'.$A$4:.$A$534];1;0);&quot;&quot;)" office:value-type="float" office:value="320030066">
            <text:p>320030066</text:p>
          </table:table-cell>
          <table:table-cell table:formula="of:=IF([.A202]&lt;&gt;&quot;&quot;;VLOOKUP(VALUE([.C202]);['SEEED OPL'.$A$4:.$B$534];2;0);&quot;&quot;)" office:value-type="float" office:value="0">
            <text:p/>
          </table:table-cell>
          <table:table-cell table:number-columns-repeated="2"/>
          <table:table-cell table:formula="of:=IF(['SEEED OPL'.A202]&lt;&gt;&quot;&quot;;['SEEED OPL'.A202];&quot;&quot;)" office:value-type="float" office:value="301010288">
            <text:p>301010288</text:p>
          </table:table-cell>
          <table:table-cell table:formula="of:=IF(['SEEED OPL'.B202]&lt;&gt;&quot;&quot;;['SEEED OPL'.B202];&quot;&quot;)" office:value-type="string" office:string-value="RC0603FR-0720KL">
            <text:p>RC0603FR-0720KL</text:p>
          </table:table-cell>
          <table:table-cell table:formula="of:=IF(['SEEED OPL'.C202]&lt;&gt;&quot;&quot;;['SEEED OPL'.C202];&quot;&quot;)" office:value-type="string" office:string-value="SMD RES 20K-1%-1/10W">
            <text:p>SMD RES 20K-1%-1/10W</text:p>
          </table:table-cell>
          <table:table-cell table:formula="of:=IF([.H202]&lt;&gt;&quot;&quot;;VLOOKUP([.$H202]&amp;&quot; &quot;;['OOMLOUT-OOMP'.$H$3:.$H$829];1;0);&quot;&quot;)" office:value-type="string" office:string-value="301010288 ">
            <text:p>301010288 </text:p>
          </table:table-cell>
          <table:table-cell table:formula="of:=IF(ISNA([.K202]);1;&quot;&quot;)">
            <text:p/>
          </table:table-cell>
          <table:table-cell/>
        </table:table-row>
        <table:table-row table:style-name="ro1">
          <table:table-cell table:formula="of:=IF(['OOMLOUT-OOMP'.A202]&lt;&gt;&quot;&quot;;['OOMLOUT-OOMP'.A202];&quot;&quot;)" office:value-type="string" office:string-value="HELF-I01-X-06PI-01">
            <text:p>HELF-I01-X-06PI-01</text:p>
          </table:table-cell>
          <table:table-cell table:formula="of:=IF(['OOMLOUT-OOMP'.B202]&lt;&gt;&quot;&quot;;['OOMLOUT-OOMP'.B202];&quot;&quot;)" office:value-type="string" office:string-value="2.54 mm 6 Pin Female Header (Long)">
            <text:p>2.54 mm 6 Pin Female Header (Long)</text:p>
          </table:table-cell>
          <table:table-cell table:formula="of:=IF(['OOMLOUT-OOMP'.B202]&lt;&gt;&quot;&quot;;['OOMLOUT-OOMP'.H202];&quot;&quot;)" office:value-type="string" office:string-value="320030012 ">
            <text:p>320030012 </text:p>
          </table:table-cell>
          <table:table-cell table:formula="of:==IF([.A203]&lt;&gt;&quot;&quot;;VLOOKUP(VALUE([.C203]);['SEEED OPL'.$A$4:.$A$534];1;0);&quot;&quot;)" office:value-type="float" office:value="320030012">
            <text:p>320030012</text:p>
          </table:table-cell>
          <table:table-cell table:formula="of:=IF([.A203]&lt;&gt;&quot;&quot;;VLOOKUP(VALUE([.C203]);['SEEED OPL'.$A$4:.$B$534];2;0);&quot;&quot;)" office:value-type="string" office:string-value="F185-1106A1BSYA2">
            <text:p>F185-1106A1BSYA2</text:p>
          </table:table-cell>
          <table:table-cell table:number-columns-repeated="2"/>
          <table:table-cell table:formula="of:=IF(['SEEED OPL'.A203]&lt;&gt;&quot;&quot;;['SEEED OPL'.A203];&quot;&quot;)" office:value-type="float" office:value="301010132">
            <text:p>301010132</text:p>
          </table:table-cell>
          <table:table-cell table:formula="of:=IF(['SEEED OPL'.B203]&lt;&gt;&quot;&quot;;['SEEED OPL'.B203];&quot;&quot;)" office:value-type="string" office:string-value="RC0603JR-0722KL">
            <text:p>RC0603JR-0722KL</text:p>
          </table:table-cell>
          <table:table-cell table:formula="of:=IF(['SEEED OPL'.C203]&lt;&gt;&quot;&quot;;['SEEED OPL'.C203];&quot;&quot;)" office:value-type="string" office:string-value="SMD RES 22K-5%-1/10W">
            <text:p>SMD RES 22K-5%-1/10W</text:p>
          </table:table-cell>
          <table:table-cell table:formula="of:=IF([.H203]&lt;&gt;&quot;&quot;;VLOOKUP([.$H203]&amp;&quot; &quot;;['OOMLOUT-OOMP'.$H$3:.$H$829];1;0);&quot;&quot;)" office:value-type="string" office:string-value="301010132 ">
            <text:p>301010132 </text:p>
          </table:table-cell>
          <table:table-cell table:formula="of:=IF(ISNA([.K203]);1;&quot;&quot;)">
            <text:p/>
          </table:table-cell>
          <table:table-cell/>
        </table:table-row>
        <table:table-row table:style-name="ro1">
          <table:table-cell table:formula="of:=IF(['OOMLOUT-OOMP'.A203]&lt;&gt;&quot;&quot;;['OOMLOUT-OOMP'.A203];&quot;&quot;)" office:value-type="string" office:string-value="HELF-I01-X-08PI-01">
            <text:p>HELF-I01-X-08PI-01</text:p>
          </table:table-cell>
          <table:table-cell table:formula="of:=IF(['OOMLOUT-OOMP'.B203]&lt;&gt;&quot;&quot;;['OOMLOUT-OOMP'.B203];&quot;&quot;)" office:value-type="string" office:string-value="2.54 mm 8 Pin Female Header (Long)">
            <text:p>2.54 mm 8 Pin Female Header (Long)</text:p>
          </table:table-cell>
          <table:table-cell table:formula="of:=IF(['OOMLOUT-OOMP'.B203]&lt;&gt;&quot;&quot;;['OOMLOUT-OOMP'.H203];&quot;&quot;)" office:value-type="string" office:string-value="320030013 ">
            <text:p>320030013 </text:p>
          </table:table-cell>
          <table:table-cell table:formula="of:==IF([.A204]&lt;&gt;&quot;&quot;;VLOOKUP(VALUE([.C204]);['SEEED OPL'.$A$4:.$A$534];1;0);&quot;&quot;)" office:value-type="float" office:value="320030013">
            <text:p>320030013</text:p>
          </table:table-cell>
          <table:table-cell table:formula="of:=IF([.A204]&lt;&gt;&quot;&quot;;VLOOKUP(VALUE([.C204]);['SEEED OPL'.$A$4:.$B$534];2;0);&quot;&quot;)" office:value-type="string" office:string-value="F185-2108A1BSYA1">
            <text:p>F185-2108A1BSYA1</text:p>
          </table:table-cell>
          <table:table-cell table:number-columns-repeated="2"/>
          <table:table-cell table:formula="of:=IF(['SEEED OPL'.A204]&lt;&gt;&quot;&quot;;['SEEED OPL'.A204];&quot;&quot;)" office:value-type="float" office:value="301010202">
            <text:p>301010202</text:p>
          </table:table-cell>
          <table:table-cell table:formula="of:=IF(['SEEED OPL'.B204]&lt;&gt;&quot;&quot;;['SEEED OPL'.B204];&quot;&quot;)" office:value-type="string" office:string-value="RC0603FR-0730KL">
            <text:p>RC0603FR-0730KL</text:p>
          </table:table-cell>
          <table:table-cell table:formula="of:=IF(['SEEED OPL'.C204]&lt;&gt;&quot;&quot;;['SEEED OPL'.C204];&quot;&quot;)" office:value-type="string" office:string-value="SMD RES 30K-1%-1/10W">
            <text:p>SMD RES 30K-1%-1/10W</text:p>
          </table:table-cell>
          <table:table-cell table:formula="of:=IF([.H204]&lt;&gt;&quot;&quot;;VLOOKUP([.$H204]&amp;&quot; &quot;;['OOMLOUT-OOMP'.$H$3:.$H$829];1;0);&quot;&quot;)" office:value-type="string" office:string-value="301010202 ">
            <text:p>301010202 </text:p>
          </table:table-cell>
          <table:table-cell table:formula="of:=IF(ISNA([.K204]);1;&quot;&quot;)">
            <text:p/>
          </table:table-cell>
          <table:table-cell/>
        </table:table-row>
        <table:table-row table:style-name="ro1">
          <table:table-cell table:formula="of:=IF(['OOMLOUT-OOMP'.A204]&lt;&gt;&quot;&quot;;['OOMLOUT-OOMP'.A204];&quot;&quot;)" office:value-type="string" office:string-value="HELF-I01-X-10PI-01">
            <text:p>HELF-I01-X-10PI-01</text:p>
          </table:table-cell>
          <table:table-cell table:formula="of:=IF(['OOMLOUT-OOMP'.B204]&lt;&gt;&quot;&quot;;['OOMLOUT-OOMP'.B204];&quot;&quot;)" office:value-type="string" office:string-value="2.54 mm 10 Pin Female Header (Long)">
            <text:p>2.54 mm 10 Pin Female Header (Long)</text:p>
          </table:table-cell>
          <table:table-cell table:formula="of:=IF(['OOMLOUT-OOMP'.B204]&lt;&gt;&quot;&quot;;['OOMLOUT-OOMP'.H204];&quot;&quot;)" office:value-type="string" office:string-value="320030039 ">
            <text:p>320030039 </text:p>
          </table:table-cell>
          <table:table-cell table:formula="of:==IF([.A205]&lt;&gt;&quot;&quot;;VLOOKUP(VALUE([.C205]);['SEEED OPL'.$A$4:.$A$534];1;0);&quot;&quot;)" office:value-type="float" office:value="320030039">
            <text:p>320030039</text:p>
          </table:table-cell>
          <table:table-cell table:formula="of:=IF([.A205]&lt;&gt;&quot;&quot;;VLOOKUP(VALUE([.C205]);['SEEED OPL'.$A$4:.$B$534];2;0);&quot;&quot;)" office:value-type="string" office:string-value="F185-1110A1BSYA1">
            <text:p>F185-1110A1BSYA1</text:p>
          </table:table-cell>
          <table:table-cell table:number-columns-repeated="2"/>
          <table:table-cell table:formula="of:=IF(['SEEED OPL'.A205]&lt;&gt;&quot;&quot;;['SEEED OPL'.A205];&quot;&quot;)" office:value-type="float" office:value="301010084">
            <text:p>301010084</text:p>
          </table:table-cell>
          <table:table-cell table:formula="of:=IF(['SEEED OPL'.B205]&lt;&gt;&quot;&quot;;['SEEED OPL'.B205];&quot;&quot;)" office:value-type="string" office:string-value="RC0603JR-0747KL">
            <text:p>RC0603JR-0747KL</text:p>
          </table:table-cell>
          <table:table-cell table:formula="of:=IF(['SEEED OPL'.C205]&lt;&gt;&quot;&quot;;['SEEED OPL'.C205];&quot;&quot;)" office:value-type="string" office:string-value="SMD RES 47K-5%-1/10W">
            <text:p>SMD RES 47K-5%-1/10W</text:p>
          </table:table-cell>
          <table:table-cell table:formula="of:=IF([.H205]&lt;&gt;&quot;&quot;;VLOOKUP([.$H205]&amp;&quot; &quot;;['OOMLOUT-OOMP'.$H$3:.$H$829];1;0);&quot;&quot;)" office:value-type="string" office:string-value="301010084 ">
            <text:p>301010084 </text:p>
          </table:table-cell>
          <table:table-cell table:formula="of:=IF(ISNA([.K205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05]&lt;&gt;&quot;&quot;;['OOMLOUT-OOMP'.A205];&quot;&quot;)" office:value-type="string" office:string-value="HESH-03-B-STAN-01">
            <text:p>HESH-03-B-STAN-01</text:p>
          </table:table-cell>
          <table:table-cell table:formula="of:=IF(['OOMLOUT-OOMP'.B205]&lt;&gt;&quot;&quot;;['OOMLOUT-OOMP'.B205];&quot;&quot;)" office:value-type="string" office:string-value="3 mm Black Heat Shrink">
            <text:p>3 mm Black Heat Shrink</text:p>
          </table:table-cell>
          <table:table-cell table:formula="of:=IF(['OOMLOUT-OOMP'.B205]&lt;&gt;&quot;&quot;;['OOMLOUT-OOMP'.H205];&quot;&quot;)" office:value-type="float" office:value="0">
            <text:p>0</text:p>
          </table:table-cell>
          <table:table-cell table:formula="of:==IF([.A206]&lt;&gt;&quot;&quot;;VLOOKUP(VALUE([.C206]);['SEEED OPL'.$A$4:.$A$534];1;0);&quot;&quot;)" office:value-type="float" office:value="0">
            <text:p>#N/A</text:p>
          </table:table-cell>
          <table:table-cell table:formula="of:=IF([.A206]&lt;&gt;&quot;&quot;;VLOOKUP(VALUE([.C20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06]&lt;&gt;&quot;&quot;;['SEEED OPL'.A206];&quot;&quot;)" office:value-type="float" office:value="301010145">
            <text:p>301010145</text:p>
          </table:table-cell>
          <table:table-cell table:formula="of:=IF(['SEEED OPL'.B206]&lt;&gt;&quot;&quot;;['SEEED OPL'.B206];&quot;&quot;)" office:value-type="string" office:string-value="RC0603JR-0751KL">
            <text:p>RC0603JR-0751KL</text:p>
          </table:table-cell>
          <table:table-cell table:formula="of:=IF(['SEEED OPL'.C206]&lt;&gt;&quot;&quot;;['SEEED OPL'.C206];&quot;&quot;)" office:value-type="string" office:string-value="SMD RES 51K-5%-1/10W">
            <text:p>SMD RES 51K-5%-1/10W</text:p>
          </table:table-cell>
          <table:table-cell table:formula="of:=IF([.H206]&lt;&gt;&quot;&quot;;VLOOKUP([.$H206]&amp;&quot; &quot;;['OOMLOUT-OOMP'.$H$3:.$H$829];1;0);&quot;&quot;)" office:value-type="string" office:string-value="301010145 ">
            <text:p>301010145 </text:p>
          </table:table-cell>
          <table:table-cell table:formula="of:=IF(ISNA([.K206]);1;&quot;&quot;)">
            <text:p/>
          </table:table-cell>
          <table:table-cell/>
        </table:table-row>
        <table:table-row table:style-name="ro1">
          <table:table-cell table:formula="of:=IF(['OOMLOUT-OOMP'.A206]&lt;&gt;&quot;&quot;;['OOMLOUT-OOMP'.A206];&quot;&quot;)" office:value-type="string" office:string-value="HESH-03-E-STAN-01">
            <text:p>HESH-03-E-STAN-01</text:p>
          </table:table-cell>
          <table:table-cell table:formula="of:=IF(['OOMLOUT-OOMP'.B206]&lt;&gt;&quot;&quot;;['OOMLOUT-OOMP'.B206];&quot;&quot;)" office:value-type="string" office:string-value="3 mm Grey Heat Shrink">
            <text:p>3 mm Grey Heat Shrink</text:p>
          </table:table-cell>
          <table:table-cell table:formula="of:=IF(['OOMLOUT-OOMP'.B206]&lt;&gt;&quot;&quot;;['OOMLOUT-OOMP'.H206];&quot;&quot;)" office:value-type="float" office:value="0">
            <text:p>0</text:p>
          </table:table-cell>
          <table:table-cell table:formula="of:==IF([.A207]&lt;&gt;&quot;&quot;;VLOOKUP(VALUE([.C207]);['SEEED OPL'.$A$4:.$A$534];1;0);&quot;&quot;)" office:value-type="float" office:value="0">
            <text:p>#N/A</text:p>
          </table:table-cell>
          <table:table-cell table:formula="of:=IF([.A207]&lt;&gt;&quot;&quot;;VLOOKUP(VALUE([.C20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07]&lt;&gt;&quot;&quot;;['SEEED OPL'.A207];&quot;&quot;)" office:value-type="float" office:value="301010169">
            <text:p>301010169</text:p>
          </table:table-cell>
          <table:table-cell table:formula="of:=IF(['SEEED OPL'.B207]&lt;&gt;&quot;&quot;;['SEEED OPL'.B207];&quot;&quot;)" office:value-type="string" office:string-value="RC0603FR-0768KL">
            <text:p>RC0603FR-0768KL</text:p>
          </table:table-cell>
          <table:table-cell table:formula="of:=IF(['SEEED OPL'.C207]&lt;&gt;&quot;&quot;;['SEEED OPL'.C207];&quot;&quot;)" office:value-type="string" office:string-value="SMD RES 68K-1%-1/10W">
            <text:p>SMD RES 68K-1%-1/10W</text:p>
          </table:table-cell>
          <table:table-cell table:formula="of:=IF([.H207]&lt;&gt;&quot;&quot;;VLOOKUP([.$H207]&amp;&quot; &quot;;['OOMLOUT-OOMP'.$H$3:.$H$829];1;0);&quot;&quot;)" office:value-type="string" office:string-value="301010169 ">
            <text:p>301010169 </text:p>
          </table:table-cell>
          <table:table-cell table:formula="of:=IF(ISNA([.K207]);1;&quot;&quot;)">
            <text:p/>
          </table:table-cell>
          <table:table-cell/>
        </table:table-row>
        <table:table-row table:style-name="ro1">
          <table:table-cell table:formula="of:=IF(['OOMLOUT-OOMP'.A207]&lt;&gt;&quot;&quot;;['OOMLOUT-OOMP'.A207];&quot;&quot;)" office:value-type="string" office:string-value="HESH-03-G-STAN-01">
            <text:p>HESH-03-G-STAN-01</text:p>
          </table:table-cell>
          <table:table-cell table:formula="of:=IF(['OOMLOUT-OOMP'.B207]&lt;&gt;&quot;&quot;;['OOMLOUT-OOMP'.B207];&quot;&quot;)" office:value-type="string" office:string-value="3 mm Green Heat Shrink">
            <text:p>3 mm Green Heat Shrink</text:p>
          </table:table-cell>
          <table:table-cell table:formula="of:=IF(['OOMLOUT-OOMP'.B207]&lt;&gt;&quot;&quot;;['OOMLOUT-OOMP'.H207];&quot;&quot;)" office:value-type="float" office:value="0">
            <text:p>0</text:p>
          </table:table-cell>
          <table:table-cell table:formula="of:==IF([.A208]&lt;&gt;&quot;&quot;;VLOOKUP(VALUE([.C208]);['SEEED OPL'.$A$4:.$A$534];1;0);&quot;&quot;)" office:value-type="float" office:value="0">
            <text:p>#N/A</text:p>
          </table:table-cell>
          <table:table-cell table:formula="of:=IF([.A208]&lt;&gt;&quot;&quot;;VLOOKUP(VALUE([.C20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08]&lt;&gt;&quot;&quot;;['SEEED OPL'.A208];&quot;&quot;)" office:value-type="float" office:value="301010196">
            <text:p>301010196</text:p>
          </table:table-cell>
          <table:table-cell table:formula="of:=IF(['SEEED OPL'.B208]&lt;&gt;&quot;&quot;;['SEEED OPL'.B208];&quot;&quot;)" office:value-type="string" office:string-value="RC0603FR-07100KL">
            <text:p>RC0603FR-07100KL</text:p>
          </table:table-cell>
          <table:table-cell table:formula="of:=IF(['SEEED OPL'.C208]&lt;&gt;&quot;&quot;;['SEEED OPL'.C208];&quot;&quot;)" office:value-type="string" office:string-value="SMD RES 100K-1%-1/10W;0603">
            <text:p>SMD RES 100K-1%-1/10W;0603</text:p>
          </table:table-cell>
          <table:table-cell table:formula="of:=IF([.H208]&lt;&gt;&quot;&quot;;VLOOKUP([.$H208]&amp;&quot; &quot;;['OOMLOUT-OOMP'.$H$3:.$H$829];1;0);&quot;&quot;)" office:value-type="string" office:string-value="301010196 ">
            <text:p>301010196 </text:p>
          </table:table-cell>
          <table:table-cell table:formula="of:=IF(ISNA([.K208]);1;&quot;&quot;)">
            <text:p/>
          </table:table-cell>
          <table:table-cell/>
        </table:table-row>
        <table:table-row table:style-name="ro1">
          <table:table-cell table:formula="of:=IF(['OOMLOUT-OOMP'.A208]&lt;&gt;&quot;&quot;;['OOMLOUT-OOMP'.A208];&quot;&quot;)" office:value-type="string" office:string-value="HESH-03-L-STAN-01">
            <text:p>HESH-03-L-STAN-01</text:p>
          </table:table-cell>
          <table:table-cell table:formula="of:=IF(['OOMLOUT-OOMP'.B208]&lt;&gt;&quot;&quot;;['OOMLOUT-OOMP'.B208];&quot;&quot;)" office:value-type="string" office:string-value="3 mm Blue Heat Shrink">
            <text:p>3 mm Blue Heat Shrink</text:p>
          </table:table-cell>
          <table:table-cell table:formula="of:=IF(['OOMLOUT-OOMP'.B208]&lt;&gt;&quot;&quot;;['OOMLOUT-OOMP'.H208];&quot;&quot;)" office:value-type="float" office:value="0">
            <text:p>0</text:p>
          </table:table-cell>
          <table:table-cell table:formula="of:==IF([.A209]&lt;&gt;&quot;&quot;;VLOOKUP(VALUE([.C209]);['SEEED OPL'.$A$4:.$A$534];1;0);&quot;&quot;)" office:value-type="float" office:value="0">
            <text:p>#N/A</text:p>
          </table:table-cell>
          <table:table-cell table:formula="of:=IF([.A209]&lt;&gt;&quot;&quot;;VLOOKUP(VALUE([.C20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09]&lt;&gt;&quot;&quot;;['SEEED OPL'.A209];&quot;&quot;)" office:value-type="float" office:value="301010133">
            <text:p>301010133</text:p>
          </table:table-cell>
          <table:table-cell table:formula="of:=IF(['SEEED OPL'.B209]&lt;&gt;&quot;&quot;;['SEEED OPL'.B209];&quot;&quot;)" office:value-type="string" office:string-value="RC0603JR-07150KL">
            <text:p>RC0603JR-07150KL</text:p>
          </table:table-cell>
          <table:table-cell table:formula="of:=IF(['SEEED OPL'.C209]&lt;&gt;&quot;&quot;;['SEEED OPL'.C209];&quot;&quot;)" office:value-type="string" office:string-value="SMD RES 150K-5%-1/10W">
            <text:p>SMD RES 150K-5%-1/10W</text:p>
          </table:table-cell>
          <table:table-cell table:formula="of:=IF([.H209]&lt;&gt;&quot;&quot;;VLOOKUP([.$H209]&amp;&quot; &quot;;['OOMLOUT-OOMP'.$H$3:.$H$829];1;0);&quot;&quot;)" office:value-type="string" office:string-value="301010133 ">
            <text:p>301010133 </text:p>
          </table:table-cell>
          <table:table-cell table:formula="of:=IF(ISNA([.K209]);1;&quot;&quot;)">
            <text:p/>
          </table:table-cell>
          <table:table-cell/>
        </table:table-row>
        <table:table-row table:style-name="ro1">
          <table:table-cell table:formula="of:=IF(['OOMLOUT-OOMP'.A209]&lt;&gt;&quot;&quot;;['OOMLOUT-OOMP'.A209];&quot;&quot;)" office:value-type="string" office:string-value="HESH-03-N-STAN-01">
            <text:p>HESH-03-N-STAN-01</text:p>
          </table:table-cell>
          <table:table-cell table:formula="of:=IF(['OOMLOUT-OOMP'.B209]&lt;&gt;&quot;&quot;;['OOMLOUT-OOMP'.B209];&quot;&quot;)" office:value-type="string" office:string-value="3 mm Brown Heat Shrink">
            <text:p>3 mm Brown Heat Shrink</text:p>
          </table:table-cell>
          <table:table-cell table:formula="of:=IF(['OOMLOUT-OOMP'.B209]&lt;&gt;&quot;&quot;;['OOMLOUT-OOMP'.H209];&quot;&quot;)" office:value-type="float" office:value="0">
            <text:p>0</text:p>
          </table:table-cell>
          <table:table-cell table:formula="of:==IF([.A210]&lt;&gt;&quot;&quot;;VLOOKUP(VALUE([.C210]);['SEEED OPL'.$A$4:.$A$534];1;0);&quot;&quot;)" office:value-type="float" office:value="0">
            <text:p>#N/A</text:p>
          </table:table-cell>
          <table:table-cell table:formula="of:=IF([.A210]&lt;&gt;&quot;&quot;;VLOOKUP(VALUE([.C21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0]&lt;&gt;&quot;&quot;;['SEEED OPL'.A210];&quot;&quot;)" office:value-type="float" office:value="301010205">
            <text:p>301010205</text:p>
          </table:table-cell>
          <table:table-cell table:formula="of:=IF(['SEEED OPL'.B210]&lt;&gt;&quot;&quot;;['SEEED OPL'.B210];&quot;&quot;)" office:value-type="string" office:string-value="RC0603FR-07150KL">
            <text:p>RC0603FR-07150KL</text:p>
          </table:table-cell>
          <table:table-cell table:formula="of:=IF(['SEEED OPL'.C210]&lt;&gt;&quot;&quot;;['SEEED OPL'.C210];&quot;&quot;)" office:value-type="string" office:string-value="SMD RES 150K-1%-1/10W;0603">
            <text:p>SMD RES 150K-1%-1/10W;0603</text:p>
          </table:table-cell>
          <table:table-cell table:formula="of:=IF([.H210]&lt;&gt;&quot;&quot;;VLOOKUP([.$H210]&amp;&quot; &quot;;['OOMLOUT-OOMP'.$H$3:.$H$829];1;0);&quot;&quot;)" office:value-type="string" office:string-value="301010205 ">
            <text:p>301010205 </text:p>
          </table:table-cell>
          <table:table-cell table:formula="of:=IF(ISNA([.K210]);1;&quot;&quot;)">
            <text:p/>
          </table:table-cell>
          <table:table-cell/>
        </table:table-row>
        <table:table-row table:style-name="ro1">
          <table:table-cell table:formula="of:=IF(['OOMLOUT-OOMP'.A210]&lt;&gt;&quot;&quot;;['OOMLOUT-OOMP'.A210];&quot;&quot;)" office:value-type="string" office:string-value="HESH-03-O-STAN-01">
            <text:p>HESH-03-O-STAN-01</text:p>
          </table:table-cell>
          <table:table-cell table:formula="of:=IF(['OOMLOUT-OOMP'.B210]&lt;&gt;&quot;&quot;;['OOMLOUT-OOMP'.B210];&quot;&quot;)" office:value-type="string" office:string-value="3 mm Orange Heat Shrink">
            <text:p>3 mm Orange Heat Shrink</text:p>
          </table:table-cell>
          <table:table-cell table:formula="of:=IF(['OOMLOUT-OOMP'.B210]&lt;&gt;&quot;&quot;;['OOMLOUT-OOMP'.H210];&quot;&quot;)" office:value-type="float" office:value="0">
            <text:p>0</text:p>
          </table:table-cell>
          <table:table-cell table:formula="of:==IF([.A211]&lt;&gt;&quot;&quot;;VLOOKUP(VALUE([.C211]);['SEEED OPL'.$A$4:.$A$534];1;0);&quot;&quot;)" office:value-type="float" office:value="0">
            <text:p>#N/A</text:p>
          </table:table-cell>
          <table:table-cell table:formula="of:=IF([.A211]&lt;&gt;&quot;&quot;;VLOOKUP(VALUE([.C21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1]&lt;&gt;&quot;&quot;;['SEEED OPL'.A211];&quot;&quot;)" office:value-type="float" office:value="301010212">
            <text:p>301010212</text:p>
          </table:table-cell>
          <table:table-cell table:formula="of:=IF(['SEEED OPL'.B211]&lt;&gt;&quot;&quot;;['SEEED OPL'.B211];&quot;&quot;)" office:value-type="string" office:string-value="RC0603JR-07200KL">
            <text:p>RC0603JR-07200KL</text:p>
          </table:table-cell>
          <table:table-cell table:formula="of:=IF(['SEEED OPL'.C211]&lt;&gt;&quot;&quot;;['SEEED OPL'.C211];&quot;&quot;)" office:value-type="string" office:string-value="SMD RES 200K-5%-1/10W;0603">
            <text:p>SMD RES 200K-5%-1/10W;0603</text:p>
          </table:table-cell>
          <table:table-cell table:formula="of:=IF([.H211]&lt;&gt;&quot;&quot;;VLOOKUP([.$H211]&amp;&quot; &quot;;['OOMLOUT-OOMP'.$H$3:.$H$829];1;0);&quot;&quot;)" office:value-type="string" office:string-value="301010212 ">
            <text:p>301010212 </text:p>
          </table:table-cell>
          <table:table-cell table:formula="of:=IF(ISNA([.K211]);1;&quot;&quot;)">
            <text:p/>
          </table:table-cell>
          <table:table-cell/>
        </table:table-row>
        <table:table-row table:style-name="ro1">
          <table:table-cell table:formula="of:=IF(['OOMLOUT-OOMP'.A211]&lt;&gt;&quot;&quot;;['OOMLOUT-OOMP'.A211];&quot;&quot;)" office:value-type="string" office:string-value="HESH-03-R-STAN-01">
            <text:p>HESH-03-R-STAN-01</text:p>
          </table:table-cell>
          <table:table-cell table:formula="of:=IF(['OOMLOUT-OOMP'.B211]&lt;&gt;&quot;&quot;;['OOMLOUT-OOMP'.B211];&quot;&quot;)" office:value-type="string" office:string-value="3 mm Red Heat Shrink">
            <text:p>3 mm Red Heat Shrink</text:p>
          </table:table-cell>
          <table:table-cell table:formula="of:=IF(['OOMLOUT-OOMP'.B211]&lt;&gt;&quot;&quot;;['OOMLOUT-OOMP'.H211];&quot;&quot;)" office:value-type="float" office:value="0">
            <text:p>0</text:p>
          </table:table-cell>
          <table:table-cell table:formula="of:==IF([.A212]&lt;&gt;&quot;&quot;;VLOOKUP(VALUE([.C212]);['SEEED OPL'.$A$4:.$A$534];1;0);&quot;&quot;)" office:value-type="float" office:value="0">
            <text:p>#N/A</text:p>
          </table:table-cell>
          <table:table-cell table:formula="of:=IF([.A212]&lt;&gt;&quot;&quot;;VLOOKUP(VALUE([.C21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2]&lt;&gt;&quot;&quot;;['SEEED OPL'.A212];&quot;&quot;)" office:value-type="float" office:value="301010151">
            <text:p>301010151</text:p>
          </table:table-cell>
          <table:table-cell table:formula="of:=IF(['SEEED OPL'.B212]&lt;&gt;&quot;&quot;;['SEEED OPL'.B212];&quot;&quot;)" office:value-type="string" office:string-value="RC0603FR-071ML">
            <text:p>RC0603FR-071ML</text:p>
          </table:table-cell>
          <table:table-cell table:formula="of:=IF(['SEEED OPL'.C212]&lt;&gt;&quot;&quot;;['SEEED OPL'.C212];&quot;&quot;)" office:value-type="string" office:string-value="SMD RES 1M-1%-1/10W;0603">
            <text:p>SMD RES 1M-1%-1/10W;0603</text:p>
          </table:table-cell>
          <table:table-cell table:formula="of:=IF([.H212]&lt;&gt;&quot;&quot;;VLOOKUP([.$H212]&amp;&quot; &quot;;['OOMLOUT-OOMP'.$H$3:.$H$829];1;0);&quot;&quot;)" office:value-type="string" office:string-value="301010151 ">
            <text:p>301010151 </text:p>
          </table:table-cell>
          <table:table-cell table:formula="of:=IF(ISNA([.K212]);1;&quot;&quot;)">
            <text:p/>
          </table:table-cell>
          <table:table-cell/>
        </table:table-row>
        <table:table-row table:style-name="ro1">
          <table:table-cell table:formula="of:=IF(['OOMLOUT-OOMP'.A212]&lt;&gt;&quot;&quot;;['OOMLOUT-OOMP'.A212];&quot;&quot;)" office:value-type="string" office:string-value="HESH-03-V-STAN-01">
            <text:p>HESH-03-V-STAN-01</text:p>
          </table:table-cell>
          <table:table-cell table:formula="of:=IF(['OOMLOUT-OOMP'.B212]&lt;&gt;&quot;&quot;;['OOMLOUT-OOMP'.B212];&quot;&quot;)" office:value-type="string" office:string-value="3 mm Purple Heat Shrink">
            <text:p>3 mm Purple Heat Shrink</text:p>
          </table:table-cell>
          <table:table-cell table:formula="of:=IF(['OOMLOUT-OOMP'.B212]&lt;&gt;&quot;&quot;;['OOMLOUT-OOMP'.H212];&quot;&quot;)" office:value-type="float" office:value="0">
            <text:p>0</text:p>
          </table:table-cell>
          <table:table-cell table:formula="of:==IF([.A213]&lt;&gt;&quot;&quot;;VLOOKUP(VALUE([.C213]);['SEEED OPL'.$A$4:.$A$534];1;0);&quot;&quot;)" office:value-type="float" office:value="0">
            <text:p>#N/A</text:p>
          </table:table-cell>
          <table:table-cell table:formula="of:=IF([.A213]&lt;&gt;&quot;&quot;;VLOOKUP(VALUE([.C21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3]&lt;&gt;&quot;&quot;;['SEEED OPL'.A213];&quot;&quot;)" office:value-type="float" office:value="301010154">
            <text:p>301010154</text:p>
          </table:table-cell>
          <table:table-cell table:formula="of:=IF(['SEEED OPL'.B213]&lt;&gt;&quot;&quot;;['SEEED OPL'.B213];&quot;&quot;)" office:value-type="string" office:string-value="RC0603FR-072ML">
            <text:p>RC0603FR-072ML</text:p>
          </table:table-cell>
          <table:table-cell table:formula="of:=IF(['SEEED OPL'.C213]&lt;&gt;&quot;&quot;;['SEEED OPL'.C213];&quot;&quot;)" office:value-type="string" office:string-value="SMD RES 2M-1%-1/10W;0603">
            <text:p>SMD RES 2M-1%-1/10W;0603</text:p>
          </table:table-cell>
          <table:table-cell table:formula="of:=IF([.H213]&lt;&gt;&quot;&quot;;VLOOKUP([.$H213]&amp;&quot; &quot;;['OOMLOUT-OOMP'.$H$3:.$H$829];1;0);&quot;&quot;)" office:value-type="string" office:string-value="301010154 ">
            <text:p>301010154 </text:p>
          </table:table-cell>
          <table:table-cell table:formula="of:=IF(ISNA([.K213]);1;&quot;&quot;)">
            <text:p/>
          </table:table-cell>
          <table:table-cell/>
        </table:table-row>
        <table:table-row table:style-name="ro1">
          <table:table-cell table:formula="of:=IF(['OOMLOUT-OOMP'.A213]&lt;&gt;&quot;&quot;;['OOMLOUT-OOMP'.A213];&quot;&quot;)" office:value-type="string" office:string-value="HESH-03-W-STAN-01">
            <text:p>HESH-03-W-STAN-01</text:p>
          </table:table-cell>
          <table:table-cell table:formula="of:=IF(['OOMLOUT-OOMP'.B213]&lt;&gt;&quot;&quot;;['OOMLOUT-OOMP'.B213];&quot;&quot;)" office:value-type="string" office:string-value="3 mm White Heat Shrink">
            <text:p>3 mm White Heat Shrink</text:p>
          </table:table-cell>
          <table:table-cell table:formula="of:=IF(['OOMLOUT-OOMP'.B213]&lt;&gt;&quot;&quot;;['OOMLOUT-OOMP'.H213];&quot;&quot;)" office:value-type="float" office:value="0">
            <text:p>0</text:p>
          </table:table-cell>
          <table:table-cell table:formula="of:==IF([.A214]&lt;&gt;&quot;&quot;;VLOOKUP(VALUE([.C214]);['SEEED OPL'.$A$4:.$A$534];1;0);&quot;&quot;)" office:value-type="float" office:value="0">
            <text:p>#N/A</text:p>
          </table:table-cell>
          <table:table-cell table:formula="of:=IF([.A214]&lt;&gt;&quot;&quot;;VLOOKUP(VALUE([.C21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4]&lt;&gt;&quot;&quot;;['SEEED OPL'.A214];&quot;&quot;)" office:value-type="float" office:value="301010213">
            <text:p>301010213</text:p>
          </table:table-cell>
          <table:table-cell table:formula="of:=IF(['SEEED OPL'.B214]&lt;&gt;&quot;&quot;;['SEEED OPL'.B214];&quot;&quot;)" office:value-type="string" office:string-value="RC0603JR-074M7L">
            <text:p>RC0603JR-074M7L</text:p>
          </table:table-cell>
          <table:table-cell table:formula="of:=IF(['SEEED OPL'.C214]&lt;&gt;&quot;&quot;;['SEEED OPL'.C214];&quot;&quot;)" office:value-type="string" office:string-value="SMD RES 4.7M-5%-1/10W;0603">
            <text:p>SMD RES 4.7M-5%-1/10W;0603</text:p>
          </table:table-cell>
          <table:table-cell table:formula="of:=IF([.H214]&lt;&gt;&quot;&quot;;VLOOKUP([.$H214]&amp;&quot; &quot;;['OOMLOUT-OOMP'.$H$3:.$H$829];1;0);&quot;&quot;)" office:value-type="string" office:string-value="301010213 ">
            <text:p>301010213 </text:p>
          </table:table-cell>
          <table:table-cell table:formula="of:=IF(ISNA([.K214]);1;&quot;&quot;)">
            <text:p/>
          </table:table-cell>
          <table:table-cell/>
        </table:table-row>
        <table:table-row table:style-name="ro1">
          <table:table-cell table:formula="of:=IF(['OOMLOUT-OOMP'.A214]&lt;&gt;&quot;&quot;;['OOMLOUT-OOMP'.A214];&quot;&quot;)" office:value-type="string" office:string-value="HESH-03-Y-STAN-01">
            <text:p>HESH-03-Y-STAN-01</text:p>
          </table:table-cell>
          <table:table-cell table:formula="of:=IF(['OOMLOUT-OOMP'.B214]&lt;&gt;&quot;&quot;;['OOMLOUT-OOMP'.B214];&quot;&quot;)" office:value-type="string" office:string-value="3 mm Yellow Heat Shrink">
            <text:p>3 mm Yellow Heat Shrink</text:p>
          </table:table-cell>
          <table:table-cell table:formula="of:=IF(['OOMLOUT-OOMP'.B214]&lt;&gt;&quot;&quot;;['OOMLOUT-OOMP'.H214];&quot;&quot;)" office:value-type="float" office:value="0">
            <text:p>0</text:p>
          </table:table-cell>
          <table:table-cell table:formula="of:==IF([.A215]&lt;&gt;&quot;&quot;;VLOOKUP(VALUE([.C215]);['SEEED OPL'.$A$4:.$A$534];1;0);&quot;&quot;)" office:value-type="float" office:value="0">
            <text:p>#N/A</text:p>
          </table:table-cell>
          <table:table-cell table:formula="of:=IF([.A215]&lt;&gt;&quot;&quot;;VLOOKUP(VALUE([.C21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5]&lt;&gt;&quot;&quot;;['SEEED OPL'.A215];&quot;&quot;)" office:value-type="float" office:value="301010153">
            <text:p>301010153</text:p>
          </table:table-cell>
          <table:table-cell table:formula="of:=IF(['SEEED OPL'.B215]&lt;&gt;&quot;&quot;;['SEEED OPL'.B215];&quot;&quot;)" office:value-type="string" office:string-value="RC0603FR-0710ML">
            <text:p>RC0603FR-0710ML</text:p>
          </table:table-cell>
          <table:table-cell table:formula="of:=IF(['SEEED OPL'.C215]&lt;&gt;&quot;&quot;;['SEEED OPL'.C215];&quot;&quot;)" office:value-type="string" office:string-value="SMD RES 10M-1%-1/10W;0603">
            <text:p>SMD RES 10M-1%-1/10W;0603</text:p>
          </table:table-cell>
          <table:table-cell table:formula="of:=IF([.H215]&lt;&gt;&quot;&quot;;VLOOKUP([.$H215]&amp;&quot; &quot;;['OOMLOUT-OOMP'.$H$3:.$H$829];1;0);&quot;&quot;)" office:value-type="string" office:string-value="301010153 ">
            <text:p>301010153 </text:p>
          </table:table-cell>
          <table:table-cell table:formula="of:=IF(ISNA([.K215]);1;&quot;&quot;)">
            <text:p/>
          </table:table-cell>
          <table:table-cell/>
        </table:table-row>
        <table:table-row table:style-name="ro1">
          <table:table-cell table:formula="of:=IF(['OOMLOUT-OOMP'.A215]&lt;&gt;&quot;&quot;;['OOMLOUT-OOMP'.A215];&quot;&quot;)" office:value-type="string" office:string-value="HESH-06-B-STAN-01">
            <text:p>HESH-06-B-STAN-01</text:p>
          </table:table-cell>
          <table:table-cell table:formula="of:=IF(['OOMLOUT-OOMP'.B215]&lt;&gt;&quot;&quot;;['OOMLOUT-OOMP'.B215];&quot;&quot;)" office:value-type="string" office:string-value="6 mm Black Heat Shrink">
            <text:p>6 mm Black Heat Shrink</text:p>
          </table:table-cell>
          <table:table-cell table:formula="of:=IF(['OOMLOUT-OOMP'.B215]&lt;&gt;&quot;&quot;;['OOMLOUT-OOMP'.H215];&quot;&quot;)" office:value-type="float" office:value="0">
            <text:p>0</text:p>
          </table:table-cell>
          <table:table-cell table:formula="of:==IF([.A216]&lt;&gt;&quot;&quot;;VLOOKUP(VALUE([.C216]);['SEEED OPL'.$A$4:.$A$534];1;0);&quot;&quot;)" office:value-type="float" office:value="0">
            <text:p>#N/A</text:p>
          </table:table-cell>
          <table:table-cell table:formula="of:=IF([.A216]&lt;&gt;&quot;&quot;;VLOOKUP(VALUE([.C21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6]&lt;&gt;&quot;&quot;;['SEEED OPL'.A216];&quot;&quot;)" office:value-type="float" office:value="314020017">
            <text:p>314020017</text:p>
          </table:table-cell>
          <table:table-cell table:formula="of:=IF(['SEEED OPL'.B216]&lt;&gt;&quot;&quot;;['SEEED OPL'.B216];&quot;&quot;)" office:value-type="string" office:string-value="Photoresistor-5528">
            <text:p>Photoresistor-5528</text:p>
          </table:table-cell>
          <table:table-cell table:formula="of:=IF(['SEEED OPL'.C216]&lt;&gt;&quot;&quot;;['SEEED OPL'.C216];&quot;&quot;)" office:value-type="string" office:string-value="DIP RES Photoresistor 10K;2P-3.0">
            <text:p>DIP RES Photoresistor 10K;2P-3.0</text:p>
          </table:table-cell>
          <table:table-cell table:formula="of:=IF([.H216]&lt;&gt;&quot;&quot;;VLOOKUP([.$H216]&amp;&quot; &quot;;['OOMLOUT-OOMP'.$H$3:.$H$829];1;0);&quot;&quot;)" office:value-type="float" office:value="0">
            <text:p>#N/A</text:p>
          </table:table-cell>
          <table:table-cell table:formula="of:=IF(ISNA([.K216]);1;&quot;&quot;)" office:value-type="float" office:value="1">
            <text:p>1</text:p>
          </table:table-cell>
          <table:table-cell office:value-type="string">
            <text:p>neeeds adding</text:p>
          </table:table-cell>
        </table:table-row>
        <table:table-row table:style-name="ro1">
          <table:table-cell table:formula="of:=IF(['OOMLOUT-OOMP'.A216]&lt;&gt;&quot;&quot;;['OOMLOUT-OOMP'.A216];&quot;&quot;)" office:value-type="string" office:string-value="HESH-06-E-STAN-01">
            <text:p>HESH-06-E-STAN-01</text:p>
          </table:table-cell>
          <table:table-cell table:formula="of:=IF(['OOMLOUT-OOMP'.B216]&lt;&gt;&quot;&quot;;['OOMLOUT-OOMP'.B216];&quot;&quot;)" office:value-type="string" office:string-value="6 mm Grey Heat Shrink">
            <text:p>6 mm Grey Heat Shrink</text:p>
          </table:table-cell>
          <table:table-cell table:formula="of:=IF(['OOMLOUT-OOMP'.B216]&lt;&gt;&quot;&quot;;['OOMLOUT-OOMP'.H216];&quot;&quot;)" office:value-type="float" office:value="0">
            <text:p>0</text:p>
          </table:table-cell>
          <table:table-cell table:formula="of:==IF([.A217]&lt;&gt;&quot;&quot;;VLOOKUP(VALUE([.C217]);['SEEED OPL'.$A$4:.$A$534];1;0);&quot;&quot;)" office:value-type="float" office:value="0">
            <text:p>#N/A</text:p>
          </table:table-cell>
          <table:table-cell table:formula="of:=IF([.A217]&lt;&gt;&quot;&quot;;VLOOKUP(VALUE([.C21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7]&lt;&gt;&quot;&quot;;['SEEED OPL'.A217];&quot;&quot;)" office:value-type="float" office:value="314010001">
            <text:p>314010001</text:p>
          </table:table-cell>
          <table:table-cell table:formula="of:=IF(['SEEED OPL'.B217]&lt;&gt;&quot;&quot;;['SEEED OPL'.B217];&quot;&quot;)" office:value-type="string" office:string-value="AM2302">
            <text:p>AM2302</text:p>
          </table:table-cell>
          <table:table-cell table:formula="of:=IF(['SEEED OPL'.C217]&lt;&gt;&quot;&quot;;['SEEED OPL'.C217];&quot;&quot;)" office:value-type="string" office:string-value="DIP Tem-Hum Sensor">
            <text:p>DIP Tem-Hum Sensor</text:p>
          </table:table-cell>
          <table:table-cell table:formula="of:=IF([.H217]&lt;&gt;&quot;&quot;;VLOOKUP([.$H217]&amp;&quot; &quot;;['OOMLOUT-OOMP'.$H$3:.$H$829];1;0);&quot;&quot;)" office:value-type="float" office:value="0">
            <text:p>#N/A</text:p>
          </table:table-cell>
          <table:table-cell table:formula="of:=IF(ISNA([.K217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17]&lt;&gt;&quot;&quot;;['OOMLOUT-OOMP'.A217];&quot;&quot;)" office:value-type="string" office:string-value="HESH-06-G-STAN-01">
            <text:p>HESH-06-G-STAN-01</text:p>
          </table:table-cell>
          <table:table-cell table:formula="of:=IF(['OOMLOUT-OOMP'.B217]&lt;&gt;&quot;&quot;;['OOMLOUT-OOMP'.B217];&quot;&quot;)" office:value-type="string" office:string-value="6 mm Green Heat Shrink">
            <text:p>6 mm Green Heat Shrink</text:p>
          </table:table-cell>
          <table:table-cell table:formula="of:=IF(['OOMLOUT-OOMP'.B217]&lt;&gt;&quot;&quot;;['OOMLOUT-OOMP'.H217];&quot;&quot;)" office:value-type="float" office:value="0">
            <text:p>0</text:p>
          </table:table-cell>
          <table:table-cell table:formula="of:==IF([.A218]&lt;&gt;&quot;&quot;;VLOOKUP(VALUE([.C218]);['SEEED OPL'.$A$4:.$A$534];1;0);&quot;&quot;)" office:value-type="float" office:value="0">
            <text:p>#N/A</text:p>
          </table:table-cell>
          <table:table-cell table:formula="of:=IF([.A218]&lt;&gt;&quot;&quot;;VLOOKUP(VALUE([.C21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8]&lt;&gt;&quot;&quot;;['SEEED OPL'.A218];&quot;&quot;)" office:value-type="float" office:value="314010000">
            <text:p>314010000</text:p>
          </table:table-cell>
          <table:table-cell table:formula="of:=IF(['SEEED OPL'.B218]&lt;&gt;&quot;&quot;;['SEEED OPL'.B218];&quot;&quot;)" office:value-type="string" office:string-value="DHT11">
            <text:p>DHT11</text:p>
          </table:table-cell>
          <table:table-cell table:formula="of:=IF(['SEEED OPL'.C218]&lt;&gt;&quot;&quot;;['SEEED OPL'.C218];&quot;&quot;)" office:value-type="string" office:string-value="DIP Tem-Hum Sensor">
            <text:p>DIP Tem-Hum Sensor</text:p>
          </table:table-cell>
          <table:table-cell table:formula="of:=IF([.H218]&lt;&gt;&quot;&quot;;VLOOKUP([.$H218]&amp;&quot; &quot;;['OOMLOUT-OOMP'.$H$3:.$H$829];1;0);&quot;&quot;)" office:value-type="float" office:value="0">
            <text:p>#N/A</text:p>
          </table:table-cell>
          <table:table-cell table:formula="of:=IF(ISNA([.K218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18]&lt;&gt;&quot;&quot;;['OOMLOUT-OOMP'.A218];&quot;&quot;)" office:value-type="string" office:string-value="HESH-06-L-STAN-01">
            <text:p>HESH-06-L-STAN-01</text:p>
          </table:table-cell>
          <table:table-cell table:formula="of:=IF(['OOMLOUT-OOMP'.B218]&lt;&gt;&quot;&quot;;['OOMLOUT-OOMP'.B218];&quot;&quot;)" office:value-type="string" office:string-value="6 mm Blue Heat Shrink">
            <text:p>6 mm Blue Heat Shrink</text:p>
          </table:table-cell>
          <table:table-cell table:formula="of:=IF(['OOMLOUT-OOMP'.B218]&lt;&gt;&quot;&quot;;['OOMLOUT-OOMP'.H218];&quot;&quot;)" office:value-type="float" office:value="0">
            <text:p>0</text:p>
          </table:table-cell>
          <table:table-cell table:formula="of:==IF([.A219]&lt;&gt;&quot;&quot;;VLOOKUP(VALUE([.C219]);['SEEED OPL'.$A$4:.$A$534];1;0);&quot;&quot;)" office:value-type="float" office:value="0">
            <text:p>#N/A</text:p>
          </table:table-cell>
          <table:table-cell table:formula="of:=IF([.A219]&lt;&gt;&quot;&quot;;VLOOKUP(VALUE([.C21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9]&lt;&gt;&quot;&quot;;['SEEED OPL'.A219];&quot;&quot;)" office:value-type="float" office:value="314020022">
            <text:p>314020022</text:p>
          </table:table-cell>
          <table:table-cell table:formula="of:=IF(['SEEED OPL'.B219]&lt;&gt;&quot;&quot;;['SEEED OPL'.B219];&quot;&quot;)" office:value-type="string" office:string-value="LTH1550-01">
            <text:p>LTH1550-01</text:p>
          </table:table-cell>
          <table:table-cell table:formula="of:=IF(['SEEED OPL'.C219]&lt;&gt;&quot;&quot;;['SEEED OPL'.C219];&quot;&quot;)" office:value-type="string" office:string-value="DIP Optical Sensor">
            <text:p>DIP Optical Sensor</text:p>
          </table:table-cell>
          <table:table-cell table:formula="of:=IF([.H219]&lt;&gt;&quot;&quot;;VLOOKUP([.$H219]&amp;&quot; &quot;;['OOMLOUT-OOMP'.$H$3:.$H$829];1;0);&quot;&quot;)" office:value-type="float" office:value="0">
            <text:p>#N/A</text:p>
          </table:table-cell>
          <table:table-cell table:formula="of:=IF(ISNA([.K219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19]&lt;&gt;&quot;&quot;;['OOMLOUT-OOMP'.A219];&quot;&quot;)" office:value-type="string" office:string-value="HESH-06-N-STAN-01">
            <text:p>HESH-06-N-STAN-01</text:p>
          </table:table-cell>
          <table:table-cell table:formula="of:=IF(['OOMLOUT-OOMP'.B219]&lt;&gt;&quot;&quot;;['OOMLOUT-OOMP'.B219];&quot;&quot;)" office:value-type="string" office:string-value="6 mm Brown Heat Shrink">
            <text:p>6 mm Brown Heat Shrink</text:p>
          </table:table-cell>
          <table:table-cell table:formula="of:=IF(['OOMLOUT-OOMP'.B219]&lt;&gt;&quot;&quot;;['OOMLOUT-OOMP'.H219];&quot;&quot;)" office:value-type="float" office:value="0">
            <text:p>0</text:p>
          </table:table-cell>
          <table:table-cell table:formula="of:==IF([.A220]&lt;&gt;&quot;&quot;;VLOOKUP(VALUE([.C220]);['SEEED OPL'.$A$4:.$A$534];1;0);&quot;&quot;)" office:value-type="float" office:value="0">
            <text:p>#N/A</text:p>
          </table:table-cell>
          <table:table-cell table:formula="of:=IF([.A220]&lt;&gt;&quot;&quot;;VLOOKUP(VALUE([.C22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0]&lt;&gt;&quot;&quot;;['SEEED OPL'.A220];&quot;&quot;)" office:value-type="float" office:value="314020020">
            <text:p>314020020</text:p>
          </table:table-cell>
          <table:table-cell table:formula="of:=IF(['SEEED OPL'.B220]&lt;&gt;&quot;&quot;;['SEEED OPL'.B220];&quot;&quot;)" office:value-type="string" office:string-value="TM2291">
            <text:p>TM2291</text:p>
          </table:table-cell>
          <table:table-cell table:formula="of:=IF(['SEEED OPL'.C220]&lt;&gt;&quot;&quot;;['SEEED OPL'.C220];&quot;&quot;)" office:value-type="string" office:string-value="SMD IC Sensor;PIR Motion Sensor processor;3V-5V">
            <text:p>SMD IC Sensor;PIR Motion Sensor processor;3V-5V</text:p>
          </table:table-cell>
          <table:table-cell table:formula="of:=IF([.H220]&lt;&gt;&quot;&quot;;VLOOKUP([.$H220]&amp;&quot; &quot;;['OOMLOUT-OOMP'.$H$3:.$H$829];1;0);&quot;&quot;)" office:value-type="float" office:value="0">
            <text:p>#N/A</text:p>
          </table:table-cell>
          <table:table-cell table:formula="of:=IF(ISNA([.K220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20]&lt;&gt;&quot;&quot;;['OOMLOUT-OOMP'.A220];&quot;&quot;)" office:value-type="string" office:string-value="HESH-06-O-STAN-01">
            <text:p>HESH-06-O-STAN-01</text:p>
          </table:table-cell>
          <table:table-cell table:formula="of:=IF(['OOMLOUT-OOMP'.B220]&lt;&gt;&quot;&quot;;['OOMLOUT-OOMP'.B220];&quot;&quot;)" office:value-type="string" office:string-value="6 mm Orange Heat Shrink">
            <text:p>6 mm Orange Heat Shrink</text:p>
          </table:table-cell>
          <table:table-cell table:formula="of:=IF(['OOMLOUT-OOMP'.B220]&lt;&gt;&quot;&quot;;['OOMLOUT-OOMP'.H220];&quot;&quot;)" office:value-type="float" office:value="0">
            <text:p>0</text:p>
          </table:table-cell>
          <table:table-cell table:formula="of:==IF([.A221]&lt;&gt;&quot;&quot;;VLOOKUP(VALUE([.C221]);['SEEED OPL'.$A$4:.$A$534];1;0);&quot;&quot;)" office:value-type="float" office:value="0">
            <text:p>#N/A</text:p>
          </table:table-cell>
          <table:table-cell table:formula="of:=IF([.A221]&lt;&gt;&quot;&quot;;VLOOKUP(VALUE([.C22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1]&lt;&gt;&quot;&quot;;['SEEED OPL'.A221];&quot;&quot;)" office:value-type="float" office:value="314990002">
            <text:p>314990002</text:p>
          </table:table-cell>
          <table:table-cell table:formula="of:=IF(['SEEED OPL'.B221]&lt;&gt;&quot;&quot;;['SEEED OPL'.B221];&quot;&quot;)" office:value-type="string" office:string-value="LHI778">
            <text:p>LHI778</text:p>
          </table:table-cell>
          <table:table-cell table:formula="of:=IF(['SEEED OPL'.C221]&lt;&gt;&quot;&quot;;['SEEED OPL'.C221];&quot;&quot;)" office:value-type="string" office:string-value="DIP PIR Motion Sensor">
            <text:p>DIP PIR Motion Sensor</text:p>
          </table:table-cell>
          <table:table-cell table:formula="of:=IF([.H221]&lt;&gt;&quot;&quot;;VLOOKUP([.$H221]&amp;&quot; &quot;;['OOMLOUT-OOMP'.$H$3:.$H$829];1;0);&quot;&quot;)" office:value-type="float" office:value="0">
            <text:p>#N/A</text:p>
          </table:table-cell>
          <table:table-cell table:formula="of:=IF(ISNA([.K221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21]&lt;&gt;&quot;&quot;;['OOMLOUT-OOMP'.A221];&quot;&quot;)" office:value-type="string" office:string-value="HESH-06-R-STAN-01">
            <text:p>HESH-06-R-STAN-01</text:p>
          </table:table-cell>
          <table:table-cell table:formula="of:=IF(['OOMLOUT-OOMP'.B221]&lt;&gt;&quot;&quot;;['OOMLOUT-OOMP'.B221];&quot;&quot;)" office:value-type="string" office:string-value="6 mm Red Heat Shrink">
            <text:p>6 mm Red Heat Shrink</text:p>
          </table:table-cell>
          <table:table-cell table:formula="of:=IF(['OOMLOUT-OOMP'.B221]&lt;&gt;&quot;&quot;;['OOMLOUT-OOMP'.H221];&quot;&quot;)" office:value-type="float" office:value="0">
            <text:p>0</text:p>
          </table:table-cell>
          <table:table-cell table:formula="of:==IF([.A222]&lt;&gt;&quot;&quot;;VLOOKUP(VALUE([.C222]);['SEEED OPL'.$A$4:.$A$534];1;0);&quot;&quot;)" office:value-type="float" office:value="0">
            <text:p>#N/A</text:p>
          </table:table-cell>
          <table:table-cell table:formula="of:=IF([.A222]&lt;&gt;&quot;&quot;;VLOOKUP(VALUE([.C22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2]&lt;&gt;&quot;&quot;;['SEEED OPL'.A222];&quot;&quot;)" office:value-type="float" office:value="314110002">
            <text:p>314110002</text:p>
          </table:table-cell>
          <table:table-cell table:formula="of:=IF(['SEEED OPL'.B222]&lt;&gt;&quot;&quot;;['SEEED OPL'.B222];&quot;&quot;)">
            <text:p/>
          </table:table-cell>
          <table:table-cell table:formula="of:=IF(['SEEED OPL'.C222]&lt;&gt;&quot;&quot;;['SEEED OPL'.C222];&quot;&quot;)" office:value-type="string" office:string-value="DIP Thermistor-503;2P-2.54">
            <text:p>DIP Thermistor-503;2P-2.54</text:p>
          </table:table-cell>
          <table:table-cell table:formula="of:=IF([.H222]&lt;&gt;&quot;&quot;;VLOOKUP([.$H222]&amp;&quot; &quot;;['OOMLOUT-OOMP'.$H$3:.$H$829];1;0);&quot;&quot;)" office:value-type="float" office:value="0">
            <text:p>#N/A</text:p>
          </table:table-cell>
          <table:table-cell table:formula="of:=IF(ISNA([.K222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22]&lt;&gt;&quot;&quot;;['OOMLOUT-OOMP'.A222];&quot;&quot;)" office:value-type="string" office:string-value="HESH-06-V-STAN-01">
            <text:p>HESH-06-V-STAN-01</text:p>
          </table:table-cell>
          <table:table-cell table:formula="of:=IF(['OOMLOUT-OOMP'.B222]&lt;&gt;&quot;&quot;;['OOMLOUT-OOMP'.B222];&quot;&quot;)" office:value-type="string" office:string-value="6 mm Purple Heat Shrink">
            <text:p>6 mm Purple Heat Shrink</text:p>
          </table:table-cell>
          <table:table-cell table:formula="of:=IF(['OOMLOUT-OOMP'.B222]&lt;&gt;&quot;&quot;;['OOMLOUT-OOMP'.H222];&quot;&quot;)" office:value-type="float" office:value="0">
            <text:p>0</text:p>
          </table:table-cell>
          <table:table-cell table:formula="of:==IF([.A223]&lt;&gt;&quot;&quot;;VLOOKUP(VALUE([.C223]);['SEEED OPL'.$A$4:.$A$534];1;0);&quot;&quot;)" office:value-type="float" office:value="0">
            <text:p>#N/A</text:p>
          </table:table-cell>
          <table:table-cell table:formula="of:=IF([.A223]&lt;&gt;&quot;&quot;;VLOOKUP(VALUE([.C22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3]&lt;&gt;&quot;&quot;;['SEEED OPL'.A223];&quot;&quot;)" office:value-type="float" office:value="311030004">
            <text:p>311030004</text:p>
          </table:table-cell>
          <table:table-cell table:formula="of:=IF(['SEEED OPL'.B223]&lt;&gt;&quot;&quot;;['SEEED OPL'.B223];&quot;&quot;)">
            <text:p/>
          </table:table-cell>
          <table:table-cell table:formula="of:=IF(['SEEED OPL'.C223]&lt;&gt;&quot;&quot;;['SEEED OPL'.C223];&quot;&quot;)" office:value-type="string" office:string-value="DIP Toggle Switch;SPDT;200gf">
            <text:p>DIP Toggle Switch;SPDT;200gf</text:p>
          </table:table-cell>
          <table:table-cell table:formula="of:=IF([.H223]&lt;&gt;&quot;&quot;;VLOOKUP([.$H223]&amp;&quot; &quot;;['OOMLOUT-OOMP'.$H$3:.$H$829];1;0);&quot;&quot;)" office:value-type="float" office:value="0">
            <text:p>#N/A</text:p>
          </table:table-cell>
          <table:table-cell table:formula="of:=IF(ISNA([.K223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23]&lt;&gt;&quot;&quot;;['OOMLOUT-OOMP'.A223];&quot;&quot;)" office:value-type="string" office:string-value="HESH-06-W-STAN-01">
            <text:p>HESH-06-W-STAN-01</text:p>
          </table:table-cell>
          <table:table-cell table:formula="of:=IF(['OOMLOUT-OOMP'.B223]&lt;&gt;&quot;&quot;;['OOMLOUT-OOMP'.B223];&quot;&quot;)" office:value-type="string" office:string-value="6 mm White Heat Shrink">
            <text:p>6 mm White Heat Shrink</text:p>
          </table:table-cell>
          <table:table-cell table:formula="of:=IF(['OOMLOUT-OOMP'.B223]&lt;&gt;&quot;&quot;;['OOMLOUT-OOMP'.H223];&quot;&quot;)" office:value-type="float" office:value="0">
            <text:p>0</text:p>
          </table:table-cell>
          <table:table-cell table:formula="of:==IF([.A224]&lt;&gt;&quot;&quot;;VLOOKUP(VALUE([.C224]);['SEEED OPL'.$A$4:.$A$534];1;0);&quot;&quot;)" office:value-type="float" office:value="0">
            <text:p>#N/A</text:p>
          </table:table-cell>
          <table:table-cell table:formula="of:=IF([.A224]&lt;&gt;&quot;&quot;;VLOOKUP(VALUE([.C2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4]&lt;&gt;&quot;&quot;;['SEEED OPL'.A224];&quot;&quot;)" office:value-type="float" office:value="311030005">
            <text:p>311030005</text:p>
          </table:table-cell>
          <table:table-cell table:formula="of:=IF(['SEEED OPL'.B224]&lt;&gt;&quot;&quot;;['SEEED OPL'.B224];&quot;&quot;)">
            <text:p/>
          </table:table-cell>
          <table:table-cell table:formula="of:=IF(['SEEED OPL'.C224]&lt;&gt;&quot;&quot;;['SEEED OPL'.C224];&quot;&quot;)" office:value-type="string" office:string-value="SMD Switch ;SPDT;150gf">
            <text:p>SMD Switch ;SPDT;150gf</text:p>
          </table:table-cell>
          <table:table-cell table:formula="of:=IF([.H224]&lt;&gt;&quot;&quot;;VLOOKUP([.$H224]&amp;&quot; &quot;;['OOMLOUT-OOMP'.$H$3:.$H$829];1;0);&quot;&quot;)" office:value-type="float" office:value="0">
            <text:p>#N/A</text:p>
          </table:table-cell>
          <table:table-cell table:formula="of:=IF(ISNA([.K224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24]&lt;&gt;&quot;&quot;;['OOMLOUT-OOMP'.A224];&quot;&quot;)" office:value-type="string" office:string-value="HESH-06-Y-STAN-01">
            <text:p>HESH-06-Y-STAN-01</text:p>
          </table:table-cell>
          <table:table-cell table:formula="of:=IF(['OOMLOUT-OOMP'.B224]&lt;&gt;&quot;&quot;;['OOMLOUT-OOMP'.B224];&quot;&quot;)" office:value-type="string" office:string-value="6 mm Yellow Heat Shrink">
            <text:p>6 mm Yellow Heat Shrink</text:p>
          </table:table-cell>
          <table:table-cell table:formula="of:=IF(['OOMLOUT-OOMP'.B224]&lt;&gt;&quot;&quot;;['OOMLOUT-OOMP'.H224];&quot;&quot;)" office:value-type="float" office:value="0">
            <text:p>0</text:p>
          </table:table-cell>
          <table:table-cell table:formula="of:==IF([.A225]&lt;&gt;&quot;&quot;;VLOOKUP(VALUE([.C225]);['SEEED OPL'.$A$4:.$A$534];1;0);&quot;&quot;)" office:value-type="float" office:value="0">
            <text:p>#N/A</text:p>
          </table:table-cell>
          <table:table-cell table:formula="of:=IF([.A225]&lt;&gt;&quot;&quot;;VLOOKUP(VALUE([.C22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5]&lt;&gt;&quot;&quot;;['SEEED OPL'.A225];&quot;&quot;)" office:value-type="float" office:value="311020025">
            <text:p>311020025</text:p>
          </table:table-cell>
          <table:table-cell table:formula="of:=IF(['SEEED OPL'.B225]&lt;&gt;&quot;&quot;;['SEEED OPL'.B225];&quot;&quot;)" office:value-type="string" office:string-value="TS-1101F">
            <text:p>TS-1101F</text:p>
          </table:table-cell>
          <table:table-cell table:formula="of:=IF(['SEEED OPL'.C225]&lt;&gt;&quot;&quot;;['SEEED OPL'.C225];&quot;&quot;)" office:value-type="string" office:string-value="DIP Button Side Plast;SPST;180gf">
            <text:p>DIP Button Side Plast;SPST;180gf</text:p>
          </table:table-cell>
          <table:table-cell table:formula="of:=IF([.H225]&lt;&gt;&quot;&quot;;VLOOKUP([.$H225]&amp;&quot; &quot;;['OOMLOUT-OOMP'.$H$3:.$H$829];1;0);&quot;&quot;)" office:value-type="string" office:string-value="311020025 ">
            <text:p>311020025 </text:p>
          </table:table-cell>
          <table:table-cell table:formula="of:=IF(ISNA([.K225]);1;&quot;&quot;)">
            <text:p/>
          </table:table-cell>
          <table:table-cell/>
        </table:table-row>
        <table:table-row table:style-name="ro1">
          <table:table-cell table:formula="of:=IF(['OOMLOUT-OOMP'.A225]&lt;&gt;&quot;&quot;;['OOMLOUT-OOMP'.A225];&quot;&quot;)" office:value-type="string" office:string-value="HESH-15D-B-STAN-01">
            <text:p>HESH-15D-B-STAN-01</text:p>
          </table:table-cell>
          <table:table-cell table:formula="of:=IF(['OOMLOUT-OOMP'.B225]&lt;&gt;&quot;&quot;;['OOMLOUT-OOMP'.B225];&quot;&quot;)" office:value-type="string" office:string-value="1.5 mm Black Heat Shrink">
            <text:p>1.5 mm Black Heat Shrink</text:p>
          </table:table-cell>
          <table:table-cell table:formula="of:=IF(['OOMLOUT-OOMP'.B225]&lt;&gt;&quot;&quot;;['OOMLOUT-OOMP'.H225];&quot;&quot;)" office:value-type="float" office:value="0">
            <text:p>0</text:p>
          </table:table-cell>
          <table:table-cell table:formula="of:==IF([.A226]&lt;&gt;&quot;&quot;;VLOOKUP(VALUE([.C226]);['SEEED OPL'.$A$4:.$A$534];1;0);&quot;&quot;)" office:value-type="float" office:value="0">
            <text:p>#N/A</text:p>
          </table:table-cell>
          <table:table-cell table:formula="of:=IF([.A226]&lt;&gt;&quot;&quot;;VLOOKUP(VALUE([.C22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6]&lt;&gt;&quot;&quot;;['SEEED OPL'.A226];&quot;&quot;)" office:value-type="float" office:value="311020023">
            <text:p>311020023</text:p>
          </table:table-cell>
          <table:table-cell table:formula="of:=IF(['SEEED OPL'.B226]&lt;&gt;&quot;&quot;;['SEEED OPL'.B226];&quot;&quot;)" office:value-type="string" office:string-value="TS-1188E">
            <text:p>TS-1188E</text:p>
          </table:table-cell>
          <table:table-cell table:formula="of:=IF(['SEEED OPL'.C226]&lt;&gt;&quot;&quot;;['SEEED OPL'.C226];&quot;&quot;)" office:value-type="string" office:string-value="SMD Button Side Plast;SPST;180gf">
            <text:p>SMD Button Side Plast;SPST;180gf</text:p>
          </table:table-cell>
          <table:table-cell table:formula="of:=IF([.H226]&lt;&gt;&quot;&quot;;VLOOKUP([.$H226]&amp;&quot; &quot;;['OOMLOUT-OOMP'.$H$3:.$H$829];1;0);&quot;&quot;)" office:value-type="string" office:string-value="311020023 ">
            <text:p>311020023 </text:p>
          </table:table-cell>
          <table:table-cell table:formula="of:=IF(ISNA([.K226]);1;&quot;&quot;)">
            <text:p/>
          </table:table-cell>
          <table:table-cell/>
        </table:table-row>
        <table:table-row table:style-name="ro1">
          <table:table-cell table:formula="of:=IF(['OOMLOUT-OOMP'.A226]&lt;&gt;&quot;&quot;;['OOMLOUT-OOMP'.A226];&quot;&quot;)" office:value-type="string" office:string-value="HESH-15D-E-STAN-01">
            <text:p>HESH-15D-E-STAN-01</text:p>
          </table:table-cell>
          <table:table-cell table:formula="of:=IF(['OOMLOUT-OOMP'.B226]&lt;&gt;&quot;&quot;;['OOMLOUT-OOMP'.B226];&quot;&quot;)" office:value-type="string" office:string-value="1.5 mm Grey Heat Shrink">
            <text:p>1.5 mm Grey Heat Shrink</text:p>
          </table:table-cell>
          <table:table-cell table:formula="of:=IF(['OOMLOUT-OOMP'.B226]&lt;&gt;&quot;&quot;;['OOMLOUT-OOMP'.H226];&quot;&quot;)" office:value-type="float" office:value="0">
            <text:p>0</text:p>
          </table:table-cell>
          <table:table-cell table:formula="of:==IF([.A227]&lt;&gt;&quot;&quot;;VLOOKUP(VALUE([.C227]);['SEEED OPL'.$A$4:.$A$534];1;0);&quot;&quot;)" office:value-type="float" office:value="0">
            <text:p>#N/A</text:p>
          </table:table-cell>
          <table:table-cell table:formula="of:=IF([.A227]&lt;&gt;&quot;&quot;;VLOOKUP(VALUE([.C22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7]&lt;&gt;&quot;&quot;;['SEEED OPL'.A227];&quot;&quot;)" office:value-type="float" office:value="311020004">
            <text:p>311020004</text:p>
          </table:table-cell>
          <table:table-cell table:formula="of:=IF(['SEEED OPL'.B227]&lt;&gt;&quot;&quot;;['SEEED OPL'.B227];&quot;&quot;)" office:value-type="string" office:string-value="DTSM-62K-S-V-T/R(SN431)">
            <text:p>DTSM-62K-S-V-T/R(SN431)</text:p>
          </table:table-cell>
          <table:table-cell table:formula="of:=IF(['SEEED OPL'.C227]&lt;&gt;&quot;&quot;;['SEEED OPL'.C227];&quot;&quot;)" office:value-type="string" office:string-value="SMD Button ;SPST;100gf">
            <text:p>SMD Button ;SPST;100gf</text:p>
          </table:table-cell>
          <table:table-cell table:formula="of:=IF([.H227]&lt;&gt;&quot;&quot;;VLOOKUP([.$H227]&amp;&quot; &quot;;['OOMLOUT-OOMP'.$H$3:.$H$829];1;0);&quot;&quot;)" office:value-type="string" office:string-value="311020004 ">
            <text:p>311020004 </text:p>
          </table:table-cell>
          <table:table-cell table:formula="of:=IF(ISNA([.K227]);1;&quot;&quot;)">
            <text:p/>
          </table:table-cell>
          <table:table-cell/>
        </table:table-row>
        <table:table-row table:style-name="ro1">
          <table:table-cell table:formula="of:=IF(['OOMLOUT-OOMP'.A227]&lt;&gt;&quot;&quot;;['OOMLOUT-OOMP'.A227];&quot;&quot;)" office:value-type="string" office:string-value="HESH-15D-G-STAN-01">
            <text:p>HESH-15D-G-STAN-01</text:p>
          </table:table-cell>
          <table:table-cell table:formula="of:=IF(['OOMLOUT-OOMP'.B227]&lt;&gt;&quot;&quot;;['OOMLOUT-OOMP'.B227];&quot;&quot;)" office:value-type="string" office:string-value="1.5 mm Green Heat Shrink">
            <text:p>1.5 mm Green Heat Shrink</text:p>
          </table:table-cell>
          <table:table-cell table:formula="of:=IF(['OOMLOUT-OOMP'.B227]&lt;&gt;&quot;&quot;;['OOMLOUT-OOMP'.H227];&quot;&quot;)" office:value-type="float" office:value="0">
            <text:p>0</text:p>
          </table:table-cell>
          <table:table-cell table:formula="of:==IF([.A228]&lt;&gt;&quot;&quot;;VLOOKUP(VALUE([.C228]);['SEEED OPL'.$A$4:.$A$534];1;0);&quot;&quot;)" office:value-type="float" office:value="0">
            <text:p>#N/A</text:p>
          </table:table-cell>
          <table:table-cell table:formula="of:=IF([.A228]&lt;&gt;&quot;&quot;;VLOOKUP(VALUE([.C22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8]&lt;&gt;&quot;&quot;;['SEEED OPL'.A228];&quot;&quot;)" office:value-type="float" office:value="311020024">
            <text:p>311020024</text:p>
          </table:table-cell>
          <table:table-cell table:formula="of:=IF(['SEEED OPL'.B228]&lt;&gt;&quot;&quot;;['SEEED OPL'.B228];&quot;&quot;)" office:value-type="string" office:string-value="TS-1109">
            <text:p>TS-1109</text:p>
          </table:table-cell>
          <table:table-cell table:formula="of:=IF(['SEEED OPL'.C228]&lt;&gt;&quot;&quot;;['SEEED OPL'.C228];&quot;&quot;)" office:value-type="string" office:string-value="DIP Button;SPST;160gf">
            <text:p>DIP Button;SPST;160gf</text:p>
          </table:table-cell>
          <table:table-cell table:formula="of:=IF([.H228]&lt;&gt;&quot;&quot;;VLOOKUP([.$H228]&amp;&quot; &quot;;['OOMLOUT-OOMP'.$H$3:.$H$829];1;0);&quot;&quot;)" office:value-type="string" office:string-value="311020024 ">
            <text:p>311020024 </text:p>
          </table:table-cell>
          <table:table-cell table:formula="of:=IF(ISNA([.K228]);1;&quot;&quot;)">
            <text:p/>
          </table:table-cell>
          <table:table-cell/>
        </table:table-row>
        <table:table-row table:style-name="ro1">
          <table:table-cell table:formula="of:=IF(['OOMLOUT-OOMP'.A228]&lt;&gt;&quot;&quot;;['OOMLOUT-OOMP'.A228];&quot;&quot;)" office:value-type="string" office:string-value="HESH-15D-L-STAN-01">
            <text:p>HESH-15D-L-STAN-01</text:p>
          </table:table-cell>
          <table:table-cell table:formula="of:=IF(['OOMLOUT-OOMP'.B228]&lt;&gt;&quot;&quot;;['OOMLOUT-OOMP'.B228];&quot;&quot;)" office:value-type="string" office:string-value="1.5 mm Blue Heat Shrink">
            <text:p>1.5 mm Blue Heat Shrink</text:p>
          </table:table-cell>
          <table:table-cell table:formula="of:=IF(['OOMLOUT-OOMP'.B228]&lt;&gt;&quot;&quot;;['OOMLOUT-OOMP'.H228];&quot;&quot;)" office:value-type="float" office:value="0">
            <text:p>0</text:p>
          </table:table-cell>
          <table:table-cell table:formula="of:==IF([.A229]&lt;&gt;&quot;&quot;;VLOOKUP(VALUE([.C229]);['SEEED OPL'.$A$4:.$A$534];1;0);&quot;&quot;)" office:value-type="float" office:value="0">
            <text:p>#N/A</text:p>
          </table:table-cell>
          <table:table-cell table:formula="of:=IF([.A229]&lt;&gt;&quot;&quot;;VLOOKUP(VALUE([.C22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9]&lt;&gt;&quot;&quot;;['SEEED OPL'.A229];&quot;&quot;)" office:value-type="float" office:value="311010004">
            <text:p>311010004</text:p>
          </table:table-cell>
          <table:table-cell table:formula="of:=IF(['SEEED OPL'.B229]&lt;&gt;&quot;&quot;;['SEEED OPL'.B229];&quot;&quot;)" office:value-type="string" office:string-value="MS-22D18 G2 ROHS">
            <text:p>MS-22D18 G2 ROHS</text:p>
          </table:table-cell>
          <table:table-cell table:formula="of:=IF(['SEEED OPL'.C229]&lt;&gt;&quot;&quot;;['SEEED OPL'.C229];&quot;&quot;)" office:value-type="string" office:string-value="DIP Switch;SPDT;200gf">
            <text:p>DIP Switch;SPDT;200gf</text:p>
          </table:table-cell>
          <table:table-cell table:formula="of:=IF([.H229]&lt;&gt;&quot;&quot;;VLOOKUP([.$H229]&amp;&quot; &quot;;['OOMLOUT-OOMP'.$H$3:.$H$829];1;0);&quot;&quot;)" office:value-type="string" office:string-value="311010004 ">
            <text:p>311010004 </text:p>
          </table:table-cell>
          <table:table-cell table:formula="of:=IF(ISNA([.K229]);1;&quot;&quot;)">
            <text:p/>
          </table:table-cell>
          <table:table-cell/>
        </table:table-row>
        <table:table-row table:style-name="ro1">
          <table:table-cell table:formula="of:=IF(['OOMLOUT-OOMP'.A229]&lt;&gt;&quot;&quot;;['OOMLOUT-OOMP'.A229];&quot;&quot;)" office:value-type="string" office:string-value="HESH-15D-N-STAN-01">
            <text:p>HESH-15D-N-STAN-01</text:p>
          </table:table-cell>
          <table:table-cell table:formula="of:=IF(['OOMLOUT-OOMP'.B229]&lt;&gt;&quot;&quot;;['OOMLOUT-OOMP'.B229];&quot;&quot;)" office:value-type="string" office:string-value="1.5 mm Brown Heat Shrink">
            <text:p>1.5 mm Brown Heat Shrink</text:p>
          </table:table-cell>
          <table:table-cell table:formula="of:=IF(['OOMLOUT-OOMP'.B229]&lt;&gt;&quot;&quot;;['OOMLOUT-OOMP'.H229];&quot;&quot;)" office:value-type="float" office:value="0">
            <text:p>0</text:p>
          </table:table-cell>
          <table:table-cell table:formula="of:==IF([.A230]&lt;&gt;&quot;&quot;;VLOOKUP(VALUE([.C230]);['SEEED OPL'.$A$4:.$A$534];1;0);&quot;&quot;)" office:value-type="float" office:value="0">
            <text:p>#N/A</text:p>
          </table:table-cell>
          <table:table-cell table:formula="of:=IF([.A230]&lt;&gt;&quot;&quot;;VLOOKUP(VALUE([.C23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0]&lt;&gt;&quot;&quot;;['SEEED OPL'.A230];&quot;&quot;)" office:value-type="float" office:value="305010013">
            <text:p>305010013</text:p>
          </table:table-cell>
          <table:table-cell table:formula="of:=IF(['SEEED OPL'.B230]&lt;&gt;&quot;&quot;;['SEEED OPL'.B230];&quot;&quot;)" office:value-type="string" office:string-value="MMBT3904LT1G">
            <text:p>MMBT3904LT1G</text:p>
          </table:table-cell>
          <table:table-cell table:formula="of:=IF(['SEEED OPL'.C230]&lt;&gt;&quot;&quot;;['SEEED OPL'.C230];&quot;&quot;)" office:value-type="string" office:string-value="SMD Transistors NPN 40V 200mA">
            <text:p>SMD Transistors NPN 40V 200mA</text:p>
          </table:table-cell>
          <table:table-cell table:formula="of:=IF([.H230]&lt;&gt;&quot;&quot;;VLOOKUP([.$H230]&amp;&quot; &quot;;['OOMLOUT-OOMP'.$H$3:.$H$829];1;0);&quot;&quot;)" office:value-type="string" office:string-value="305010013 ">
            <text:p>305010013 </text:p>
          </table:table-cell>
          <table:table-cell table:formula="of:=IF(ISNA([.K230]);1;&quot;&quot;)">
            <text:p/>
          </table:table-cell>
          <table:table-cell/>
        </table:table-row>
        <table:table-row table:style-name="ro1">
          <table:table-cell table:formula="of:=IF(['OOMLOUT-OOMP'.A230]&lt;&gt;&quot;&quot;;['OOMLOUT-OOMP'.A230];&quot;&quot;)" office:value-type="string" office:string-value="HESH-15D-O-STAN-01">
            <text:p>HESH-15D-O-STAN-01</text:p>
          </table:table-cell>
          <table:table-cell table:formula="of:=IF(['OOMLOUT-OOMP'.B230]&lt;&gt;&quot;&quot;;['OOMLOUT-OOMP'.B230];&quot;&quot;)" office:value-type="string" office:string-value="1.5 mm Orange Heat Shrink">
            <text:p>1.5 mm Orange Heat Shrink</text:p>
          </table:table-cell>
          <table:table-cell table:formula="of:=IF(['OOMLOUT-OOMP'.B230]&lt;&gt;&quot;&quot;;['OOMLOUT-OOMP'.H230];&quot;&quot;)" office:value-type="float" office:value="0">
            <text:p>0</text:p>
          </table:table-cell>
          <table:table-cell table:formula="of:==IF([.A231]&lt;&gt;&quot;&quot;;VLOOKUP(VALUE([.C231]);['SEEED OPL'.$A$4:.$A$534];1;0);&quot;&quot;)" office:value-type="float" office:value="0">
            <text:p>#N/A</text:p>
          </table:table-cell>
          <table:table-cell table:formula="of:=IF([.A231]&lt;&gt;&quot;&quot;;VLOOKUP(VALUE([.C23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1]&lt;&gt;&quot;&quot;;['SEEED OPL'.A231];&quot;&quot;)" office:value-type="float" office:value="314080008">
            <text:p>314080008</text:p>
          </table:table-cell>
          <table:table-cell table:formula="of:=IF(['SEEED OPL'.B231]&lt;&gt;&quot;&quot;;['SEEED OPL'.B231];&quot;&quot;)" office:value-type="string" office:string-value="ADXL345BCCZ-RL">
            <text:p>ADXL345BCCZ-RL</text:p>
          </table:table-cell>
          <table:table-cell table:formula="of:=IF(['SEEED OPL'.C231]&lt;&gt;&quot;&quot;;['SEEED OPL'.C231];&quot;&quot;)" office:value-type="string" office:string-value="SMD Digital 3-Axis-Accelerometers Sensor;±16g">
            <text:p>SMD Digital 3-Axis-Accelerometers Sensor;±16g</text:p>
          </table:table-cell>
          <table:table-cell table:formula="of:=IF([.H231]&lt;&gt;&quot;&quot;;VLOOKUP([.$H231]&amp;&quot; &quot;;['OOMLOUT-OOMP'.$H$3:.$H$829];1;0);&quot;&quot;)" office:value-type="string" office:string-value="314080008 ">
            <text:p>314080008 </text:p>
          </table:table-cell>
          <table:table-cell table:formula="of:=IF(ISNA([.K231]);1;&quot;&quot;)">
            <text:p/>
          </table:table-cell>
          <table:table-cell/>
        </table:table-row>
        <table:table-row table:style-name="ro1">
          <table:table-cell table:formula="of:=IF(['OOMLOUT-OOMP'.A231]&lt;&gt;&quot;&quot;;['OOMLOUT-OOMP'.A231];&quot;&quot;)" office:value-type="string" office:string-value="HESH-15D-R-STAN-01">
            <text:p>HESH-15D-R-STAN-01</text:p>
          </table:table-cell>
          <table:table-cell table:formula="of:=IF(['OOMLOUT-OOMP'.B231]&lt;&gt;&quot;&quot;;['OOMLOUT-OOMP'.B231];&quot;&quot;)" office:value-type="string" office:string-value="1.5 mm Red Heat Shrink">
            <text:p>1.5 mm Red Heat Shrink</text:p>
          </table:table-cell>
          <table:table-cell table:formula="of:=IF(['OOMLOUT-OOMP'.B231]&lt;&gt;&quot;&quot;;['OOMLOUT-OOMP'.H231];&quot;&quot;)" office:value-type="float" office:value="0">
            <text:p>0</text:p>
          </table:table-cell>
          <table:table-cell table:formula="of:==IF([.A232]&lt;&gt;&quot;&quot;;VLOOKUP(VALUE([.C232]);['SEEED OPL'.$A$4:.$A$534];1;0);&quot;&quot;)" office:value-type="float" office:value="0">
            <text:p>#N/A</text:p>
          </table:table-cell>
          <table:table-cell table:formula="of:=IF([.A232]&lt;&gt;&quot;&quot;;VLOOKUP(VALUE([.C23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2]&lt;&gt;&quot;&quot;;['SEEED OPL'.A232];&quot;&quot;)" office:value-type="float" office:value="315030009">
            <text:p>315030009</text:p>
          </table:table-cell>
          <table:table-cell table:formula="of:=IF(['SEEED OPL'.B232]&lt;&gt;&quot;&quot;;['SEEED OPL'.B232];&quot;&quot;)" office:value-type="string" office:string-value="HLS8L-DC3V-S-C">
            <text:p>HLS8L-DC3V-S-C</text:p>
          </table:table-cell>
          <table:table-cell table:formula="of:=IF(['SEEED OPL'.C232]&lt;&gt;&quot;&quot;;['SEEED OPL'.C232];&quot;&quot;)" office:value-type="string" office:string-value="DIP Power Relay 3V-7A">
            <text:p>DIP Power Relay 3V-7A</text:p>
          </table:table-cell>
          <table:table-cell table:formula="of:=IF([.H232]&lt;&gt;&quot;&quot;;VLOOKUP([.$H232]&amp;&quot; &quot;;['OOMLOUT-OOMP'.$H$3:.$H$829];1;0);&quot;&quot;)" office:value-type="float" office:value="0">
            <text:p>#N/A</text:p>
          </table:table-cell>
          <table:table-cell table:formula="of:=IF(ISNA([.K23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32]&lt;&gt;&quot;&quot;;['OOMLOUT-OOMP'.A232];&quot;&quot;)" office:value-type="string" office:string-value="HESH-15D-V-STAN-01">
            <text:p>HESH-15D-V-STAN-01</text:p>
          </table:table-cell>
          <table:table-cell table:formula="of:=IF(['OOMLOUT-OOMP'.B232]&lt;&gt;&quot;&quot;;['OOMLOUT-OOMP'.B232];&quot;&quot;)" office:value-type="string" office:string-value="1.5 mm Purple Heat Shrink">
            <text:p>1.5 mm Purple Heat Shrink</text:p>
          </table:table-cell>
          <table:table-cell table:formula="of:=IF(['OOMLOUT-OOMP'.B232]&lt;&gt;&quot;&quot;;['OOMLOUT-OOMP'.H232];&quot;&quot;)" office:value-type="float" office:value="0">
            <text:p>0</text:p>
          </table:table-cell>
          <table:table-cell table:formula="of:==IF([.A233]&lt;&gt;&quot;&quot;;VLOOKUP(VALUE([.C233]);['SEEED OPL'.$A$4:.$A$534];1;0);&quot;&quot;)" office:value-type="float" office:value="0">
            <text:p>#N/A</text:p>
          </table:table-cell>
          <table:table-cell table:formula="of:=IF([.A233]&lt;&gt;&quot;&quot;;VLOOKUP(VALUE([.C23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3]&lt;&gt;&quot;&quot;;['SEEED OPL'.A233];&quot;&quot;)" office:value-type="float" office:value="318020019">
            <text:p>318020019</text:p>
          </table:table-cell>
          <table:table-cell table:formula="of:=IF(['SEEED OPL'.B233]&lt;&gt;&quot;&quot;;['SEEED OPL'.B233];&quot;&quot;)" office:value-type="string" office:string-value="3020-1766">
            <text:p>3020-1766</text:p>
          </table:table-cell>
          <table:table-cell table:formula="of:=IF(['SEEED OPL'.C233]&lt;&gt;&quot;&quot;;['SEEED OPL'.C233];&quot;&quot;)" office:value-type="string" office:string-value="PCB External 2.4 Antenna;With I-PEX Cable">
            <text:p>PCB External 2.4 Antenna;With I-PEX Cable</text:p>
          </table:table-cell>
          <table:table-cell table:formula="of:=IF([.H233]&lt;&gt;&quot;&quot;;VLOOKUP([.$H233]&amp;&quot; &quot;;['OOMLOUT-OOMP'.$H$3:.$H$829];1;0);&quot;&quot;)" office:value-type="string" office:string-value="318020019 ">
            <text:p>318020019 </text:p>
          </table:table-cell>
          <table:table-cell table:formula="of:=IF(ISNA([.K233]);1;&quot;&quot;)">
            <text:p/>
          </table:table-cell>
          <table:table-cell/>
        </table:table-row>
        <table:table-row table:style-name="ro1">
          <table:table-cell table:formula="of:=IF(['OOMLOUT-OOMP'.A233]&lt;&gt;&quot;&quot;;['OOMLOUT-OOMP'.A233];&quot;&quot;)" office:value-type="string" office:string-value="HESH-15D-W-STAN-01">
            <text:p>HESH-15D-W-STAN-01</text:p>
          </table:table-cell>
          <table:table-cell table:formula="of:=IF(['OOMLOUT-OOMP'.B233]&lt;&gt;&quot;&quot;;['OOMLOUT-OOMP'.B233];&quot;&quot;)" office:value-type="string" office:string-value="1.5 mm White Heat Shrink">
            <text:p>1.5 mm White Heat Shrink</text:p>
          </table:table-cell>
          <table:table-cell table:formula="of:=IF(['OOMLOUT-OOMP'.B233]&lt;&gt;&quot;&quot;;['OOMLOUT-OOMP'.H233];&quot;&quot;)" office:value-type="float" office:value="0">
            <text:p>0</text:p>
          </table:table-cell>
          <table:table-cell table:formula="of:==IF([.A234]&lt;&gt;&quot;&quot;;VLOOKUP(VALUE([.C234]);['SEEED OPL'.$A$4:.$A$534];1;0);&quot;&quot;)" office:value-type="float" office:value="0">
            <text:p>#N/A</text:p>
          </table:table-cell>
          <table:table-cell table:formula="of:=IF([.A234]&lt;&gt;&quot;&quot;;VLOOKUP(VALUE([.C23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4]&lt;&gt;&quot;&quot;;['SEEED OPL'.A234];&quot;&quot;)" office:value-type="float" office:value="318020014">
            <text:p>318020014</text:p>
          </table:table-cell>
          <table:table-cell table:formula="of:=IF(['SEEED OPL'.B234]&lt;&gt;&quot;&quot;;['SEEED OPL'.B234];&quot;&quot;)" office:value-type="string" office:string-value="IPEX-PCB-113-L42">
            <text:p>IPEX-PCB-113-L42</text:p>
          </table:table-cell>
          <table:table-cell table:formula="of:=IF(['SEEED OPL'.C234]&lt;&gt;&quot;&quot;;['SEEED OPL'.C234];&quot;&quot;)" office:value-type="string" office:string-value="PCB External GSM Antenna;4-Band 850/900/1800/1900;With I-PEX Cable">
            <text:p>PCB External GSM Antenna;4-Band 850/900/1800/1900;With I-PEX Cable</text:p>
          </table:table-cell>
          <table:table-cell table:formula="of:=IF([.H234]&lt;&gt;&quot;&quot;;VLOOKUP([.$H234]&amp;&quot; &quot;;['OOMLOUT-OOMP'.$H$3:.$H$829];1;0);&quot;&quot;)" office:value-type="string" office:string-value="318020014 ">
            <text:p>318020014 </text:p>
          </table:table-cell>
          <table:table-cell table:formula="of:=IF(ISNA([.K234]);1;&quot;&quot;)">
            <text:p/>
          </table:table-cell>
          <table:table-cell/>
        </table:table-row>
        <table:table-row table:style-name="ro1">
          <table:table-cell table:formula="of:=IF(['OOMLOUT-OOMP'.A234]&lt;&gt;&quot;&quot;;['OOMLOUT-OOMP'.A234];&quot;&quot;)" office:value-type="string" office:string-value="HESH-15D-Y-STAN-01">
            <text:p>HESH-15D-Y-STAN-01</text:p>
          </table:table-cell>
          <table:table-cell table:formula="of:=IF(['OOMLOUT-OOMP'.B234]&lt;&gt;&quot;&quot;;['OOMLOUT-OOMP'.B234];&quot;&quot;)" office:value-type="string" office:string-value="1.5 mm Yellow Heat Shrink">
            <text:p>1.5 mm Yellow Heat Shrink</text:p>
          </table:table-cell>
          <table:table-cell table:formula="of:=IF(['OOMLOUT-OOMP'.B234]&lt;&gt;&quot;&quot;;['OOMLOUT-OOMP'.H234];&quot;&quot;)" office:value-type="float" office:value="0">
            <text:p>0</text:p>
          </table:table-cell>
          <table:table-cell table:formula="of:==IF([.A235]&lt;&gt;&quot;&quot;;VLOOKUP(VALUE([.C235]);['SEEED OPL'.$A$4:.$A$534];1;0);&quot;&quot;)" office:value-type="float" office:value="0">
            <text:p>#N/A</text:p>
          </table:table-cell>
          <table:table-cell table:formula="of:=IF([.A235]&lt;&gt;&quot;&quot;;VLOOKUP(VALUE([.C23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5]&lt;&gt;&quot;&quot;;['SEEED OPL'.A235];&quot;&quot;)" office:value-type="float" office:value="314110001">
            <text:p>314110001</text:p>
          </table:table-cell>
          <table:table-cell table:formula="of:=IF(['SEEED OPL'.B235]&lt;&gt;&quot;&quot;;['SEEED OPL'.B235];&quot;&quot;)" office:value-type="string" office:string-value="NCP18WF104F03RC">
            <text:p>NCP18WF104F03RC</text:p>
          </table:table-cell>
          <table:table-cell table:formula="of:=IF(['SEEED OPL'.C235]&lt;&gt;&quot;&quot;;['SEEED OPL'.C235];&quot;&quot;)" office:value-type="string" office:string-value="SMD RES Thermistor NTC 100K-1%;">
            <text:p>SMD RES Thermistor NTC 100K-1%;</text:p>
          </table:table-cell>
          <table:table-cell table:formula="of:=IF([.H235]&lt;&gt;&quot;&quot;;VLOOKUP([.$H235]&amp;&quot; &quot;;['OOMLOUT-OOMP'.$H$3:.$H$829];1;0);&quot;&quot;)" office:value-type="float" office:value="0">
            <text:p>#N/A</text:p>
          </table:table-cell>
          <table:table-cell table:formula="of:=IF(ISNA([.K235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35]&lt;&gt;&quot;&quot;;['OOMLOUT-OOMP'.A235];&quot;&quot;)" office:value-type="string" office:string-value="ICIC-DFN8-X-KCN3065-01">
            <text:p>ICIC-DFN8-X-KCN3065-01</text:p>
          </table:table-cell>
          <table:table-cell table:formula="of:=IF(['OOMLOUT-OOMP'.B235]&lt;&gt;&quot;&quot;;['OOMLOUT-OOMP'.B235];&quot;&quot;)" office:value-type="string" office:string-value="SMD (DFN-8) Lithium Ion Battery Charger (CN3065)">
            <text:p>SMD (DFN-8) Lithium Ion Battery Charger (CN3065)</text:p>
          </table:table-cell>
          <table:table-cell table:formula="of:=IF(['OOMLOUT-OOMP'.B235]&lt;&gt;&quot;&quot;;['OOMLOUT-OOMP'.H235];&quot;&quot;)" office:value-type="string" office:string-value="310030101 ">
            <text:p>310030101 </text:p>
          </table:table-cell>
          <table:table-cell table:formula="of:==IF([.A236]&lt;&gt;&quot;&quot;;VLOOKUP(VALUE([.C236]);['SEEED OPL'.$A$4:.$A$534];1;0);&quot;&quot;)" office:value-type="float" office:value="310030101">
            <text:p>310030101</text:p>
          </table:table-cell>
          <table:table-cell table:formula="of:=IF([.A236]&lt;&gt;&quot;&quot;;VLOOKUP(VALUE([.C236]);['SEEED OPL'.$A$4:.$B$534];2;0);&quot;&quot;)" office:value-type="string" office:string-value="CN3065">
            <text:p>CN3065</text:p>
          </table:table-cell>
          <table:table-cell table:number-columns-repeated="2"/>
          <table:table-cell table:formula="of:=IF(['SEEED OPL'.A236]&lt;&gt;&quot;&quot;;['SEEED OPL'.A236];&quot;&quot;)" office:value-type="float" office:value="310070026">
            <text:p>310070026</text:p>
          </table:table-cell>
          <table:table-cell table:formula="of:=IF(['SEEED OPL'.B236]&lt;&gt;&quot;&quot;;['SEEED OPL'.B236];&quot;&quot;)" office:value-type="string" office:string-value="CH340T">
            <text:p>CH340T</text:p>
          </table:table-cell>
          <table:table-cell table:formula="of:=IF(['SEEED OPL'.C236]&lt;&gt;&quot;&quot;;['SEEED OPL'.C236];&quot;&quot;)" office:value-type="string" office:string-value="SMD IC Interface;USB to UART;Speed 2400b-112.5Kbps;VCC 3.3V-5V">
            <text:p>SMD IC Interface;USB to UART;Speed 2400b-112.5Kbps;VCC 3.3V-5V</text:p>
          </table:table-cell>
          <table:table-cell table:formula="of:=IF([.H236]&lt;&gt;&quot;&quot;;VLOOKUP([.$H236]&amp;&quot; &quot;;['OOMLOUT-OOMP'.$H$3:.$H$829];1;0);&quot;&quot;)" office:value-type="string" office:string-value="310070026 ">
            <text:p>310070026 </text:p>
          </table:table-cell>
          <table:table-cell table:formula="of:=IF(ISNA([.K236]);1;&quot;&quot;)">
            <text:p/>
          </table:table-cell>
          <table:table-cell/>
        </table:table-row>
        <table:table-row table:style-name="ro1">
          <table:table-cell table:formula="of:=IF(['OOMLOUT-OOMP'.A236]&lt;&gt;&quot;&quot;;['OOMLOUT-OOMP'.A236];&quot;&quot;)" office:value-type="string" office:string-value="ICIC-DI16-X-K595-01">
            <text:p>ICIC-DI16-X-K595-01</text:p>
          </table:table-cell>
          <table:table-cell table:formula="of:=IF(['OOMLOUT-OOMP'.B236]&lt;&gt;&quot;&quot;;['OOMLOUT-OOMP'.B236];&quot;&quot;)" office:value-type="string" office:string-value="16 Pin DIP 74HC595 8-Bit Shift Register (Latching)">
            <text:p>16 Pin DIP 74HC595 8-Bit Shift Register (Latching)</text:p>
          </table:table-cell>
          <table:table-cell table:formula="of:=IF(['OOMLOUT-OOMP'.B236]&lt;&gt;&quot;&quot;;['OOMLOUT-OOMP'.H236];&quot;&quot;)" office:value-type="float" office:value="0">
            <text:p>0</text:p>
          </table:table-cell>
          <table:table-cell table:formula="of:==IF([.A237]&lt;&gt;&quot;&quot;;VLOOKUP(VALUE([.C237]);['SEEED OPL'.$A$4:.$A$534];1;0);&quot;&quot;)" office:value-type="float" office:value="0">
            <text:p>#N/A</text:p>
          </table:table-cell>
          <table:table-cell table:formula="of:=IF([.A237]&lt;&gt;&quot;&quot;;VLOOKUP(VALUE([.C23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7]&lt;&gt;&quot;&quot;;['SEEED OPL'.A237];&quot;&quot;)" office:value-type="float" office:value="310060026">
            <text:p>310060026</text:p>
          </table:table-cell>
          <table:table-cell table:formula="of:=IF(['SEEED OPL'.B237]&lt;&gt;&quot;&quot;;['SEEED OPL'.B237];&quot;&quot;)" office:value-type="string" office:string-value="nRF51822;">
            <text:p>nRF51822;</text:p>
          </table:table-cell>
          <table:table-cell table:formula="of:=IF(['SEEED OPL'.C237]&lt;&gt;&quot;&quot;;['SEEED OPL'.C237];&quot;&quot;)" office:value-type="string" office:string-value="SMD IC RF;2.4G RF &amp; Cortex M0 MCU;QFAA 256KB Flash;16KB RAM;VCC 1.8V-3.6V">
            <text:p>SMD IC RF;2.4G RF &amp; Cortex M0 MCU;QFAA 256KB Flash;16KB RAM;VCC 1.8V-3.6V</text:p>
          </table:table-cell>
          <table:table-cell table:formula="of:=IF([.H237]&lt;&gt;&quot;&quot;;VLOOKUP([.$H237]&amp;&quot; &quot;;['OOMLOUT-OOMP'.$H$3:.$H$829];1;0);&quot;&quot;)" office:value-type="string" office:string-value="310060026 ">
            <text:p>310060026 </text:p>
          </table:table-cell>
          <table:table-cell table:formula="of:=IF(ISNA([.K237]);1;&quot;&quot;)">
            <text:p/>
          </table:table-cell>
          <table:table-cell/>
        </table:table-row>
        <table:table-row table:style-name="ro1">
          <table:table-cell table:formula="of:=IF(['OOMLOUT-OOMP'.A237]&lt;&gt;&quot;&quot;;['OOMLOUT-OOMP'.A237];&quot;&quot;)" office:value-type="string" office:string-value="ICIC-DI18-X-K2803-01">
            <text:p>ICIC-DI18-X-K2803-01</text:p>
          </table:table-cell>
          <table:table-cell table:formula="of:=IF(['OOMLOUT-OOMP'.B237]&lt;&gt;&quot;&quot;;['OOMLOUT-OOMP'.B237];&quot;&quot;)" office:value-type="string" office:string-value="18 Pin DIP ULN2803A Octal Transistor Array">
            <text:p>18 Pin DIP ULN2803A Octal Transistor Array</text:p>
          </table:table-cell>
          <table:table-cell table:formula="of:=IF(['OOMLOUT-OOMP'.B237]&lt;&gt;&quot;&quot;;['OOMLOUT-OOMP'.H237];&quot;&quot;)" office:value-type="float" office:value="0">
            <text:p>0</text:p>
          </table:table-cell>
          <table:table-cell table:formula="of:==IF([.A238]&lt;&gt;&quot;&quot;;VLOOKUP(VALUE([.C238]);['SEEED OPL'.$A$4:.$A$534];1;0);&quot;&quot;)" office:value-type="float" office:value="0">
            <text:p>#N/A</text:p>
          </table:table-cell>
          <table:table-cell table:formula="of:=IF([.A238]&lt;&gt;&quot;&quot;;VLOOKUP(VALUE([.C23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8]&lt;&gt;&quot;&quot;;['SEEED OPL'.A238];&quot;&quot;)" office:value-type="float" office:value="301010198">
            <text:p>301010198</text:p>
          </table:table-cell>
          <table:table-cell table:formula="of:=IF(['SEEED OPL'.B238]&lt;&gt;&quot;&quot;;['SEEED OPL'.B238];&quot;&quot;)" office:value-type="string" office:string-value="RC0603FR-076K8L">
            <text:p>RC0603FR-076K8L</text:p>
          </table:table-cell>
          <table:table-cell table:formula="of:=IF(['SEEED OPL'.C238]&lt;&gt;&quot;&quot;;['SEEED OPL'.C238];&quot;&quot;)" office:value-type="string" office:string-value="SMD RES 6.8K-1%-1/10W">
            <text:p>SMD RES 6.8K-1%-1/10W</text:p>
          </table:table-cell>
          <table:table-cell table:formula="of:=IF([.H238]&lt;&gt;&quot;&quot;;VLOOKUP([.$H238]&amp;&quot; &quot;;['OOMLOUT-OOMP'.$H$3:.$H$829];1;0);&quot;&quot;)" office:value-type="string" office:string-value="301010198 ">
            <text:p>301010198 </text:p>
          </table:table-cell>
          <table:table-cell table:formula="of:=IF(ISNA([.K238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38]&lt;&gt;&quot;&quot;;['OOMLOUT-OOMP'.A238];&quot;&quot;)" office:value-type="string" office:string-value="ICIC-DI18-X-KTM1636-01">
            <text:p>ICIC-DI18-X-KTM1636-01</text:p>
          </table:table-cell>
          <table:table-cell table:formula="of:=IF(['OOMLOUT-OOMP'.B238]&lt;&gt;&quot;&quot;;['OOMLOUT-OOMP'.B238];&quot;&quot;)" office:value-type="string" office:string-value="18 Pin DIP 7 Segment Driver and Keypad Scanning (TM1636)">
            <text:p>18 Pin DIP 7 Segment Driver and Keypad Scanning (TM1636)</text:p>
          </table:table-cell>
          <table:table-cell table:formula="of:=IF(['OOMLOUT-OOMP'.B238]&lt;&gt;&quot;&quot;;['OOMLOUT-OOMP'.H238];&quot;&quot;)" office:value-type="string" office:string-value="310040002 ">
            <text:p>310040002 </text:p>
          </table:table-cell>
          <table:table-cell table:formula="of:==IF([.A239]&lt;&gt;&quot;&quot;;VLOOKUP(VALUE([.C239]);['SEEED OPL'.$A$4:.$A$534];1;0);&quot;&quot;)" office:value-type="float" office:value="0">
            <text:p>#N/A</text:p>
          </table:table-cell>
          <table:table-cell table:formula="of:=IF([.A239]&lt;&gt;&quot;&quot;;VLOOKUP(VALUE([.C23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9]&lt;&gt;&quot;&quot;;['SEEED OPL'.A239];&quot;&quot;)" office:value-type="float" office:value="301010456">
            <text:p>301010456</text:p>
          </table:table-cell>
          <table:table-cell table:formula="of:=IF(['SEEED OPL'.B239]&lt;&gt;&quot;&quot;;['SEEED OPL'.B239];&quot;&quot;)" office:value-type="string" office:string-value="RC0402FR-07100KL">
            <text:p>RC0402FR-07100KL</text:p>
          </table:table-cell>
          <table:table-cell table:formula="of:=IF(['SEEED OPL'.C239]&lt;&gt;&quot;&quot;;['SEEED OPL'.C239];&quot;&quot;)" office:value-type="string" office:string-value="SMD RES 100K-1%-1/16W">
            <text:p>SMD RES 100K-1%-1/16W</text:p>
          </table:table-cell>
          <table:table-cell table:formula="of:=IF([.H239]&lt;&gt;&quot;&quot;;VLOOKUP([.$H239]&amp;&quot; &quot;;['OOMLOUT-OOMP'.$H$3:.$H$829];1;0);&quot;&quot;)" office:value-type="string" office:string-value="301010456 ">
            <text:p>301010456 </text:p>
          </table:table-cell>
          <table:table-cell table:formula="of:=IF(ISNA([.K23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39]&lt;&gt;&quot;&quot;;['OOMLOUT-OOMP'.A239];&quot;&quot;)" office:value-type="string" office:string-value="ICIC-DI28-X-K328-01">
            <text:p>ICIC-DI28-X-K328-01</text:p>
          </table:table-cell>
          <table:table-cell table:formula="of:=IF(['OOMLOUT-OOMP'.B239]&lt;&gt;&quot;&quot;;['OOMLOUT-OOMP'.B239];&quot;&quot;)" office:value-type="string" office:string-value="28 Pin DIP AtMega328P">
            <text:p>28 Pin DIP AtMega328P</text:p>
          </table:table-cell>
          <table:table-cell table:formula="of:=IF(['OOMLOUT-OOMP'.B239]&lt;&gt;&quot;&quot;;['OOMLOUT-OOMP'.H239];&quot;&quot;)" office:value-type="string" office:string-value="310010051 ">
            <text:p>310010051 </text:p>
          </table:table-cell>
          <table:table-cell table:formula="of:==IF([.A240]&lt;&gt;&quot;&quot;;VLOOKUP(VALUE([.C240]);['SEEED OPL'.$A$4:.$A$534];1;0);&quot;&quot;)" office:value-type="float" office:value="310010051">
            <text:p>310010051</text:p>
          </table:table-cell>
          <table:table-cell table:formula="of:=IF([.A240]&lt;&gt;&quot;&quot;;VLOOKUP(VALUE([.C240]);['SEEED OPL'.$A$4:.$B$534];2;0);&quot;&quot;)" office:value-type="string" office:string-value="ATMEGA328P-PU">
            <text:p>ATMEGA328P-PU</text:p>
          </table:table-cell>
          <table:table-cell table:number-columns-repeated="2"/>
          <table:table-cell table:formula="of:=IF(['SEEED OPL'.A240]&lt;&gt;&quot;&quot;;['SEEED OPL'.A240];&quot;&quot;)" office:value-type="float" office:value="301010069">
            <text:p>301010069</text:p>
          </table:table-cell>
          <table:table-cell table:formula="of:=IF(['SEEED OPL'.B240]&lt;&gt;&quot;&quot;;['SEEED OPL'.B240];&quot;&quot;)" office:value-type="string" office:string-value="RC0402FR-07470KL">
            <text:p>RC0402FR-07470KL</text:p>
          </table:table-cell>
          <table:table-cell table:formula="of:=IF(['SEEED OPL'.C240]&lt;&gt;&quot;&quot;;['SEEED OPL'.C240];&quot;&quot;)" office:value-type="string" office:string-value="SMD RES 470K-1%-1/16W">
            <text:p>SMD RES 470K-1%-1/16W</text:p>
          </table:table-cell>
          <table:table-cell table:formula="of:=IF([.H240]&lt;&gt;&quot;&quot;;VLOOKUP([.$H240]&amp;&quot; &quot;;['OOMLOUT-OOMP'.$H$3:.$H$829];1;0);&quot;&quot;)" office:value-type="string" office:string-value="301010069 ">
            <text:p>301010069 </text:p>
          </table:table-cell>
          <table:table-cell table:formula="of:=IF(ISNA([.K24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0]&lt;&gt;&quot;&quot;;['OOMLOUT-OOMP'.A240];&quot;&quot;)" office:value-type="string" office:string-value="ICIC-DI28W-X-KLPC14-01">
            <text:p>ICIC-DI28W-X-KLPC14-01</text:p>
          </table:table-cell>
          <table:table-cell table:formula="of:=IF(['OOMLOUT-OOMP'.B240]&lt;&gt;&quot;&quot;;['OOMLOUT-OOMP'.B240];&quot;&quot;)" office:value-type="string" office:string-value="28 Pin DIP (0.6) DIP LPC1114 (Cortex M0)&quot;">
            <text:p>28 Pin DIP (0.6) DIP LPC1114 (Cortex M0)"</text:p>
          </table:table-cell>
          <table:table-cell table:formula="of:=IF(['OOMLOUT-OOMP'.B240]&lt;&gt;&quot;&quot;;['OOMLOUT-OOMP'.H240];&quot;&quot;)" office:value-type="string" office:string-value="310010024 ">
            <text:p>310010024 </text:p>
          </table:table-cell>
          <table:table-cell table:formula="of:==IF([.A241]&lt;&gt;&quot;&quot;;VLOOKUP(VALUE([.C241]);['SEEED OPL'.$A$4:.$A$534];1;0);&quot;&quot;)" office:value-type="float" office:value="0">
            <text:p>#N/A</text:p>
          </table:table-cell>
          <table:table-cell table:formula="of:=IF([.A241]&lt;&gt;&quot;&quot;;VLOOKUP(VALUE([.C24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1]&lt;&gt;&quot;&quot;;['SEEED OPL'.A241];&quot;&quot;)" office:value-type="float" office:value="304090073">
            <text:p>304090073</text:p>
          </table:table-cell>
          <table:table-cell table:formula="of:=IF(['SEEED OPL'.B241]&lt;&gt;&quot;&quot;;['SEEED OPL'.B241];&quot;&quot;)" office:value-type="string" office:string-value="Y502DC">
            <text:p>Y502DC</text:p>
          </table:table-cell>
          <table:table-cell table:formula="of:=IF(['SEEED OPL'.C241]&lt;&gt;&quot;&quot;;['SEEED OPL'.C241];&quot;&quot;)" office:value-type="string" office:string-value="DIP LED Yellow-Yellow">
            <text:p>DIP LED Yellow-Yellow</text:p>
          </table:table-cell>
          <table:table-cell table:formula="of:=IF([.H241]&lt;&gt;&quot;&quot;;VLOOKUP([.$H241]&amp;&quot; &quot;;['OOMLOUT-OOMP'.$H$3:.$H$829];1;0);&quot;&quot;)" office:value-type="float" office:value="0">
            <text:p>#N/A</text:p>
          </table:table-cell>
          <table:table-cell table:formula="of:=IF(ISNA([.K241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1]&lt;&gt;&quot;&quot;;['OOMLOUT-OOMP'.A241];&quot;&quot;)" office:value-type="string" office:string-value="ICIC-HQFN33-X-KLPC33-01">
            <text:p>ICIC-HQFN33-X-KLPC33-01</text:p>
          </table:table-cell>
          <table:table-cell table:formula="of:=IF(['OOMLOUT-OOMP'.B241]&lt;&gt;&quot;&quot;;['OOMLOUT-OOMP'.B241];&quot;&quot;)" office:value-type="string" office:string-value="33 Pin SMD (Heatsink QFN) LPC11U35FHI33 (Cortex M0)">
            <text:p>33 Pin SMD (Heatsink QFN) LPC11U35FHI33 (Cortex M0)</text:p>
          </table:table-cell>
          <table:table-cell table:formula="of:=IF(['OOMLOUT-OOMP'.B241]&lt;&gt;&quot;&quot;;['OOMLOUT-OOMP'.H241];&quot;&quot;)" office:value-type="string" office:string-value="310010053 ">
            <text:p>310010053 </text:p>
          </table:table-cell>
          <table:table-cell table:formula="of:==IF([.A242]&lt;&gt;&quot;&quot;;VLOOKUP(VALUE([.C242]);['SEEED OPL'.$A$4:.$A$534];1;0);&quot;&quot;)" office:value-type="float" office:value="310010053">
            <text:p>310010053</text:p>
          </table:table-cell>
          <table:table-cell table:formula="of:=IF([.A242]&lt;&gt;&quot;&quot;;VLOOKUP(VALUE([.C242]);['SEEED OPL'.$A$4:.$B$534];2;0);&quot;&quot;)" office:value-type="string" office:string-value="LPC11U35FHI33/501">
            <text:p>LPC11U35FHI33/501</text:p>
          </table:table-cell>
          <table:table-cell table:number-columns-repeated="2"/>
          <table:table-cell table:formula="of:=IF(['SEEED OPL'.A242]&lt;&gt;&quot;&quot;;['SEEED OPL'.A242];&quot;&quot;)" office:value-type="float" office:value="310070030">
            <text:p>310070030</text:p>
          </table:table-cell>
          <table:table-cell table:formula="of:=IF(['SEEED OPL'.B242]&lt;&gt;&quot;&quot;;['SEEED OPL'.B242];&quot;&quot;)" office:value-type="string" office:string-value="FT230XS-R">
            <text:p>FT230XS-R</text:p>
          </table:table-cell>
          <table:table-cell table:formula="of:=IF(['SEEED OPL'.C242]&lt;&gt;&quot;&quot;;['SEEED OPL'.C242];&quot;&quot;)" office:value-type="string" office:string-value="SMD IC Interface;USB to UART;Speed 300b-3Mbaud;VCC 2.97V-5.5V">
            <text:p>SMD IC Interface;USB to UART;Speed 300b-3Mbaud;VCC 2.97V-5.5V</text:p>
          </table:table-cell>
          <table:table-cell table:formula="of:=IF([.H242]&lt;&gt;&quot;&quot;;VLOOKUP([.$H242]&amp;&quot; &quot;;['OOMLOUT-OOMP'.$H$3:.$H$829];1;0);&quot;&quot;)" office:value-type="string" office:string-value="310070030 ">
            <text:p>310070030 </text:p>
          </table:table-cell>
          <table:table-cell table:formula="of:=IF(ISNA([.K242]);1;&quot;&quot;)">
            <text:p/>
          </table:table-cell>
          <table:table-cell/>
        </table:table-row>
        <table:table-row table:style-name="ro1">
          <table:table-cell table:formula="of:=IF(['OOMLOUT-OOMP'.A242]&lt;&gt;&quot;&quot;;['OOMLOUT-OOMP'.A242];&quot;&quot;)" office:value-type="string" office:string-value="ICIC-LG14-X-K345-01">
            <text:p>ICIC-LG14-X-K345-01</text:p>
          </table:table-cell>
          <table:table-cell table:formula="of:=IF(['OOMLOUT-OOMP'.B242]&lt;&gt;&quot;&quot;;['OOMLOUT-OOMP'.B242];&quot;&quot;)" office:value-type="string" office:string-value="14 Pin SMD (LGA) Digital Accelerometer (ADXL345)">
            <text:p>14 Pin SMD (LGA) Digital Accelerometer (ADXL345)</text:p>
          </table:table-cell>
          <table:table-cell table:formula="of:=IF(['OOMLOUT-OOMP'.B242]&lt;&gt;&quot;&quot;;['OOMLOUT-OOMP'.H242];&quot;&quot;)" office:value-type="string" office:string-value="314080008 ">
            <text:p>314080008 </text:p>
          </table:table-cell>
          <table:table-cell table:formula="of:==IF([.A243]&lt;&gt;&quot;&quot;;VLOOKUP(VALUE([.C243]);['SEEED OPL'.$A$4:.$A$534];1;0);&quot;&quot;)" office:value-type="float" office:value="314080008">
            <text:p>314080008</text:p>
          </table:table-cell>
          <table:table-cell table:formula="of:=IF([.A243]&lt;&gt;&quot;&quot;;VLOOKUP(VALUE([.C243]);['SEEED OPL'.$A$4:.$B$534];2;0);&quot;&quot;)" office:value-type="string" office:string-value="ADXL345BCCZ-RL">
            <text:p>ADXL345BCCZ-RL</text:p>
          </table:table-cell>
          <table:table-cell table:number-columns-repeated="2"/>
          <table:table-cell table:formula="of:=IF(['SEEED OPL'.A243]&lt;&gt;&quot;&quot;;['SEEED OPL'.A243];&quot;&quot;)" office:value-type="float" office:value="312030029">
            <text:p>312030029</text:p>
          </table:table-cell>
          <table:table-cell table:formula="of:=IF(['SEEED OPL'.B243]&lt;&gt;&quot;&quot;;['SEEED OPL'.B243];&quot;&quot;)" office:value-type="string" office:string-value="EAO-9745-PFA-C1033-28-008">
            <text:p>EAO-9745-PFA-C1033-28-008</text:p>
          </table:table-cell>
          <table:table-cell table:formula="of:=IF(['SEEED OPL'.C243]&lt;&gt;&quot;&quot;;['SEEED OPL'.C243];&quot;&quot;)" office:value-type="string" office:string-value="DIP Analog microphone;SN58dB;SPL110dB;50-16KHZ">
            <text:p>DIP Analog microphone;SN58dB;SPL110dB;50-16KHZ</text:p>
          </table:table-cell>
          <table:table-cell table:formula="of:=IF([.H243]&lt;&gt;&quot;&quot;;VLOOKUP([.$H243]&amp;&quot; &quot;;['OOMLOUT-OOMP'.$H$3:.$H$829];1;0);&quot;&quot;)" office:value-type="float" office:value="0">
            <text:p>#N/A</text:p>
          </table:table-cell>
          <table:table-cell table:formula="of:=IF(ISNA([.K24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3]&lt;&gt;&quot;&quot;;['OOMLOUT-OOMP'.A243];&quot;&quot;)" office:value-type="string" office:string-value="ICIC-PS20-X-KL298-A4">
            <text:p>ICIC-PS20-X-KL298-A4</text:p>
          </table:table-cell>
          <table:table-cell table:formula="of:=IF(['OOMLOUT-OOMP'.B243]&lt;&gt;&quot;&quot;;['OOMLOUT-OOMP'.B243];&quot;&quot;)" office:value-type="string" office:string-value="SMD (Power SO-20) Dual H-Bridge (L298) 4 A">
            <text:p>SMD (Power SO-20) Dual H-Bridge (L298) 4 A</text:p>
          </table:table-cell>
          <table:table-cell table:formula="of:=IF(['OOMLOUT-OOMP'.B243]&lt;&gt;&quot;&quot;;['OOMLOUT-OOMP'.H243];&quot;&quot;)" office:value-type="string" office:string-value="310040018 ">
            <text:p>310040018 </text:p>
          </table:table-cell>
          <table:table-cell table:formula="of:==IF([.A244]&lt;&gt;&quot;&quot;;VLOOKUP(VALUE([.C244]);['SEEED OPL'.$A$4:.$A$534];1;0);&quot;&quot;)" office:value-type="float" office:value="310040018">
            <text:p>310040018</text:p>
          </table:table-cell>
          <table:table-cell table:formula="of:=IF([.A244]&lt;&gt;&quot;&quot;;VLOOKUP(VALUE([.C244]);['SEEED OPL'.$A$4:.$B$534];2;0);&quot;&quot;)" office:value-type="string" office:string-value="L298P">
            <text:p>L298P</text:p>
          </table:table-cell>
          <table:table-cell table:number-columns-repeated="2"/>
          <table:table-cell table:formula="of:=IF(['SEEED OPL'.A244]&lt;&gt;&quot;&quot;;['SEEED OPL'.A244];&quot;&quot;)" office:value-type="float" office:value="304080005">
            <text:p>304080005</text:p>
          </table:table-cell>
          <table:table-cell table:formula="of:=IF(['SEEED OPL'.B244]&lt;&gt;&quot;&quot;;['SEEED OPL'.B244];&quot;&quot;)" office:value-type="string" office:string-value="SYD3642ASR">
            <text:p>SYD3642ASR</text:p>
          </table:table-cell>
          <table:table-cell table:formula="of:=IF(['SEEED OPL'.C244]&lt;&gt;&quot;&quot;;['SEEED OPL'.C244];&quot;&quot;)" office:value-type="string" office:string-value="LED Red 4-DIG 7-SEG Display">
            <text:p>LED Red 4-DIG 7-SEG Display</text:p>
          </table:table-cell>
          <table:table-cell table:formula="of:=IF([.H244]&lt;&gt;&quot;&quot;;VLOOKUP([.$H244]&amp;&quot; &quot;;['OOMLOUT-OOMP'.$H$3:.$H$829];1;0);&quot;&quot;)" office:value-type="string" office:string-value="304080005 ">
            <text:p>304080005 </text:p>
          </table:table-cell>
          <table:table-cell table:formula="of:=IF(ISNA([.K244]);1;&quot;&quot;)">
            <text:p/>
          </table:table-cell>
          <table:table-cell/>
        </table:table-row>
        <table:table-row table:style-name="ro1">
          <table:table-cell table:formula="of:=IF(['OOMLOUT-OOMP'.A244]&lt;&gt;&quot;&quot;;['OOMLOUT-OOMP'.A244];&quot;&quot;)" office:value-type="string" office:string-value="ICIC-QFN32-X-K16U2-01">
            <text:p>ICIC-QFN32-X-K16U2-01</text:p>
          </table:table-cell>
          <table:table-cell table:formula="of:=IF(['OOMLOUT-OOMP'.B244]&lt;&gt;&quot;&quot;;['OOMLOUT-OOMP'.B244];&quot;&quot;)" office:value-type="string" office:string-value="32 Pin SMD (QFN) ATMega16U2">
            <text:p>32 Pin SMD (QFN) ATMega16U2</text:p>
          </table:table-cell>
          <table:table-cell table:formula="of:=IF(['OOMLOUT-OOMP'.B244]&lt;&gt;&quot;&quot;;['OOMLOUT-OOMP'.H244];&quot;&quot;)" office:value-type="string" office:string-value="310010018 ">
            <text:p>310010018 </text:p>
          </table:table-cell>
          <table:table-cell table:formula="of:==IF([.A245]&lt;&gt;&quot;&quot;;VLOOKUP(VALUE([.C245]);['SEEED OPL'.$A$4:.$A$534];1;0);&quot;&quot;)" office:value-type="float" office:value="310010018">
            <text:p>310010018</text:p>
          </table:table-cell>
          <table:table-cell table:formula="of:=IF([.A245]&lt;&gt;&quot;&quot;;VLOOKUP(VALUE([.C245]);['SEEED OPL'.$A$4:.$B$534];2;0);&quot;&quot;)" office:value-type="string" office:string-value="ATMEGA16U2-MU">
            <text:p>ATMEGA16U2-MU</text:p>
          </table:table-cell>
          <table:table-cell table:number-columns-repeated="2"/>
          <table:table-cell table:formula="of:=IF(['SEEED OPL'.A245]&lt;&gt;&quot;&quot;;['SEEED OPL'.A245];&quot;&quot;)" office:value-type="float" office:value="301040022">
            <text:p>301040022</text:p>
          </table:table-cell>
          <table:table-cell table:formula="of:=IF(['SEEED OPL'.B245]&lt;&gt;&quot;&quot;;['SEEED OPL'.B245];&quot;&quot;)" office:value-type="string" office:string-value="WH09-2-103">
            <text:p>WH09-2-103</text:p>
          </table:table-cell>
          <table:table-cell table:formula="of:=IF(['SEEED OPL'.C245]&lt;&gt;&quot;&quot;;['SEEED OPL'.C245];&quot;&quot;)" office:value-type="string" office:string-value="DIP VR Top Adj 10k;">
            <text:p>DIP VR Top Adj 10k;</text:p>
          </table:table-cell>
          <table:table-cell table:formula="of:=IF([.H245]&lt;&gt;&quot;&quot;;VLOOKUP([.$H245]&amp;&quot; &quot;;['OOMLOUT-OOMP'.$H$3:.$H$829];1;0);&quot;&quot;)" office:value-type="float" office:value="0">
            <text:p>#N/A</text:p>
          </table:table-cell>
          <table:table-cell table:formula="of:=IF(ISNA([.K245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5]&lt;&gt;&quot;&quot;;['OOMLOUT-OOMP'.A245];&quot;&quot;)" office:value-type="string" office:string-value="ICIC-QFN48-X-KRF822-01">
            <text:p>ICIC-QFN48-X-KRF822-01</text:p>
          </table:table-cell>
          <table:table-cell table:formula="of:=IF(['OOMLOUT-OOMP'.B245]&lt;&gt;&quot;&quot;;['OOMLOUT-OOMP'.B245];&quot;&quot;)" office:value-type="string" office:string-value="48 Pin SMD (QFN) nRF51822 (Bluetooth MCU)">
            <text:p>48 Pin SMD (QFN) nRF51822 (Bluetooth MCU)</text:p>
          </table:table-cell>
          <table:table-cell table:formula="of:=IF(['OOMLOUT-OOMP'.B245]&lt;&gt;&quot;&quot;;['OOMLOUT-OOMP'.H245];&quot;&quot;)" office:value-type="string" office:string-value="310060026 ">
            <text:p>310060026 </text:p>
          </table:table-cell>
          <table:table-cell table:formula="of:==IF([.A246]&lt;&gt;&quot;&quot;;VLOOKUP(VALUE([.C246]);['SEEED OPL'.$A$4:.$A$534];1;0);&quot;&quot;)" office:value-type="float" office:value="310060026">
            <text:p>310060026</text:p>
          </table:table-cell>
          <table:table-cell table:formula="of:=IF([.A246]&lt;&gt;&quot;&quot;;VLOOKUP(VALUE([.C246]);['SEEED OPL'.$A$4:.$B$534];2;0);&quot;&quot;)" office:value-type="string" office:string-value="nRF51822;">
            <text:p>nRF51822;</text:p>
          </table:table-cell>
          <table:table-cell table:number-columns-repeated="2"/>
          <table:table-cell table:formula="of:=IF(['SEEED OPL'.A246]&lt;&gt;&quot;&quot;;['SEEED OPL'.A246];&quot;&quot;)" office:value-type="float" office:value="303010086">
            <text:p>303010086</text:p>
          </table:table-cell>
          <table:table-cell table:formula="of:=IF(['SEEED OPL'.B246]&lt;&gt;&quot;&quot;;['SEEED OPL'.B246];&quot;&quot;)" office:value-type="string" office:string-value="LQM2MPN2R2MG0">
            <text:p>LQM2MPN2R2MG0</text:p>
          </table:table-cell>
          <table:table-cell table:formula="of:=IF(['SEEED OPL'.C246]&lt;&gt;&quot;&quot;;['SEEED OPL'.C246];&quot;&quot;)" office:value-type="string" office:string-value="SMD Inductor;2.2uH-20%-1.2A ">
            <text:p>SMD Inductor;2.2uH-20%-1.2A </text:p>
          </table:table-cell>
          <table:table-cell table:formula="of:=IF([.H246]&lt;&gt;&quot;&quot;;VLOOKUP([.$H246]&amp;&quot; &quot;;['OOMLOUT-OOMP'.$H$3:.$H$829];1;0);&quot;&quot;)" office:value-type="float" office:value="0">
            <text:p>#N/A</text:p>
          </table:table-cell>
          <table:table-cell table:formula="of:=IF(ISNA([.K24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6]&lt;&gt;&quot;&quot;;['OOMLOUT-OOMP'.A246];&quot;&quot;)" office:value-type="string" office:string-value="ICIC-QFP100-X-K2560-01">
            <text:p>ICIC-QFP100-X-K2560-01</text:p>
          </table:table-cell>
          <table:table-cell table:formula="of:=IF(['OOMLOUT-OOMP'.B246]&lt;&gt;&quot;&quot;;['OOMLOUT-OOMP'.B246];&quot;&quot;)" office:value-type="string" office:string-value="100 Pin SMD (TQFP) AtMega2560">
            <text:p>100 Pin SMD (TQFP) AtMega2560</text:p>
          </table:table-cell>
          <table:table-cell table:formula="of:=IF(['OOMLOUT-OOMP'.B246]&lt;&gt;&quot;&quot;;['OOMLOUT-OOMP'.H246];&quot;&quot;)" office:value-type="string" office:string-value="310010006 ">
            <text:p>310010006 </text:p>
          </table:table-cell>
          <table:table-cell table:formula="of:==IF([.A247]&lt;&gt;&quot;&quot;;VLOOKUP(VALUE([.C247]);['SEEED OPL'.$A$4:.$A$534];1;0);&quot;&quot;)" office:value-type="float" office:value="310010006">
            <text:p>310010006</text:p>
          </table:table-cell>
          <table:table-cell table:formula="of:=IF([.A247]&lt;&gt;&quot;&quot;;VLOOKUP(VALUE([.C247]);['SEEED OPL'.$A$4:.$B$534];2;0);&quot;&quot;)" office:value-type="string" office:string-value="ATMEGA2560-16AU">
            <text:p>ATMEGA2560-16AU</text:p>
          </table:table-cell>
          <table:table-cell table:number-columns-repeated="2"/>
          <table:table-cell table:formula="of:=IF(['SEEED OPL'.A247]&lt;&gt;&quot;&quot;;['SEEED OPL'.A247];&quot;&quot;)" office:value-type="float" office:value="301010001">
            <text:p>301010001</text:p>
          </table:table-cell>
          <table:table-cell table:formula="of:=IF(['SEEED OPL'.B247]&lt;&gt;&quot;&quot;;['SEEED OPL'.B247];&quot;&quot;)" office:value-type="string" office:string-value="RC0402JR-071K5L">
            <text:p>RC0402JR-071K5L</text:p>
          </table:table-cell>
          <table:table-cell table:formula="of:=IF(['SEEED OPL'.C247]&lt;&gt;&quot;&quot;;['SEEED OPL'.C247];&quot;&quot;)" office:value-type="string" office:string-value="SMD RES 1.5K-5%-1/16W">
            <text:p>SMD RES 1.5K-5%-1/16W</text:p>
          </table:table-cell>
          <table:table-cell table:formula="of:=IF([.H247]&lt;&gt;&quot;&quot;;VLOOKUP([.$H247]&amp;&quot; &quot;;['OOMLOUT-OOMP'.$H$3:.$H$829];1;0);&quot;&quot;)" office:value-type="string" office:string-value="301010001 ">
            <text:p>301010001 </text:p>
          </table:table-cell>
          <table:table-cell table:formula="of:=IF(ISNA([.K24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7]&lt;&gt;&quot;&quot;;['OOMLOUT-OOMP'.A247];&quot;&quot;)" office:value-type="string" office:string-value="ICIC-QFP100-X-KLPC17-01">
            <text:p>ICIC-QFP100-X-KLPC17-01</text:p>
          </table:table-cell>
          <table:table-cell table:formula="of:=IF(['OOMLOUT-OOMP'.B247]&lt;&gt;&quot;&quot;;['OOMLOUT-OOMP'.B247];&quot;&quot;)" office:value-type="string" office:string-value="100 Pin SMD (TQFP) LPC1768 (Cortex M3)">
            <text:p>100 Pin SMD (TQFP) LPC1768 (Cortex M3)</text:p>
          </table:table-cell>
          <table:table-cell table:formula="of:=IF(['OOMLOUT-OOMP'.B247]&lt;&gt;&quot;&quot;;['OOMLOUT-OOMP'.H247];&quot;&quot;)" office:value-type="float" office:value="0">
            <text:p>0</text:p>
          </table:table-cell>
          <table:table-cell table:formula="of:==IF([.A248]&lt;&gt;&quot;&quot;;VLOOKUP(VALUE([.C248]);['SEEED OPL'.$A$4:.$A$534];1;0);&quot;&quot;)" office:value-type="float" office:value="0">
            <text:p>#N/A</text:p>
          </table:table-cell>
          <table:table-cell table:formula="of:=IF([.A248]&lt;&gt;&quot;&quot;;VLOOKUP(VALUE([.C24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8]&lt;&gt;&quot;&quot;;['SEEED OPL'.A248];&quot;&quot;)" office:value-type="float" office:value="301010264">
            <text:p>301010264</text:p>
          </table:table-cell>
          <table:table-cell table:formula="of:=IF(['SEEED OPL'.B248]&lt;&gt;&quot;&quot;;['SEEED OPL'.B248];&quot;&quot;)" office:value-type="string" office:string-value="RL0805JR-070R1L">
            <text:p>RL0805JR-070R1L</text:p>
          </table:table-cell>
          <table:table-cell table:formula="of:=IF(['SEEED OPL'.C248]&lt;&gt;&quot;&quot;;['SEEED OPL'.C248];&quot;&quot;)" office:value-type="string" office:string-value="SMD RES 0.1R-5%-1/8W">
            <text:p>SMD RES 0.1R-5%-1/8W</text:p>
          </table:table-cell>
          <table:table-cell table:formula="of:=IF([.H248]&lt;&gt;&quot;&quot;;VLOOKUP([.$H248]&amp;&quot; &quot;;['OOMLOUT-OOMP'.$H$3:.$H$829];1;0);&quot;&quot;)" office:value-type="string" office:string-value="301010264 ">
            <text:p>301010264 </text:p>
          </table:table-cell>
          <table:table-cell table:formula="of:=IF(ISNA([.K248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8]&lt;&gt;&quot;&quot;;['OOMLOUT-OOMP'.A248];&quot;&quot;)" office:value-type="string" office:string-value="ICIC-QFP32-X-K8-01">
            <text:p>ICIC-QFP32-X-K8-01</text:p>
          </table:table-cell>
          <table:table-cell table:formula="of:=IF(['OOMLOUT-OOMP'.B248]&lt;&gt;&quot;&quot;;['OOMLOUT-OOMP'.B248];&quot;&quot;)" office:value-type="string" office:string-value="32 Pin SMD (TQFP) AtMega8A">
            <text:p>32 Pin SMD (TQFP) AtMega8A</text:p>
          </table:table-cell>
          <table:table-cell table:formula="of:=IF(['OOMLOUT-OOMP'.B248]&lt;&gt;&quot;&quot;;['OOMLOUT-OOMP'.H248];&quot;&quot;)" office:value-type="string" office:string-value="310010023 ">
            <text:p>310010023 </text:p>
          </table:table-cell>
          <table:table-cell table:formula="of:==IF([.A249]&lt;&gt;&quot;&quot;;VLOOKUP(VALUE([.C249]);['SEEED OPL'.$A$4:.$A$534];1;0);&quot;&quot;)" office:value-type="float" office:value="0">
            <text:p>#N/A</text:p>
          </table:table-cell>
          <table:table-cell table:formula="of:=IF([.A249]&lt;&gt;&quot;&quot;;VLOOKUP(VALUE([.C24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9]&lt;&gt;&quot;&quot;;['SEEED OPL'.A249];&quot;&quot;)" office:value-type="float" office:value="304090086">
            <text:p>304090086</text:p>
          </table:table-cell>
          <table:table-cell table:formula="of:=IF(['SEEED OPL'.B249]&lt;&gt;&quot;&quot;;['SEEED OPL'.B249];&quot;&quot;)" office:value-type="string" office:string-value="504RGBW-K">
            <text:p>504RGBW-K</text:p>
          </table:table-cell>
          <table:table-cell table:formula="of:=IF(['SEEED OPL'.C249]&lt;&gt;&quot;&quot;;['SEEED OPL'.C249];&quot;&quot;)" office:value-type="string" office:string-value="DIP LED Vaporous-RGB">
            <text:p>DIP LED Vaporous-RGB</text:p>
          </table:table-cell>
          <table:table-cell table:formula="of:=IF([.H249]&lt;&gt;&quot;&quot;;VLOOKUP([.$H249]&amp;&quot; &quot;;['OOMLOUT-OOMP'.$H$3:.$H$829];1;0);&quot;&quot;)" office:value-type="float" office:value="0">
            <text:p>#N/A</text:p>
          </table:table-cell>
          <table:table-cell table:formula="of:=IF(ISNA([.K24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9]&lt;&gt;&quot;&quot;;['OOMLOUT-OOMP'.A249];&quot;&quot;)" office:value-type="string" office:string-value="ICIC-QFP44-X-K32U4-01">
            <text:p>ICIC-QFP44-X-K32U4-01</text:p>
          </table:table-cell>
          <table:table-cell table:formula="of:=IF(['OOMLOUT-OOMP'.B249]&lt;&gt;&quot;&quot;;['OOMLOUT-OOMP'.B249];&quot;&quot;)" office:value-type="string" office:string-value="44 Pin SMD (TQFP) AtMega32U4">
            <text:p>44 Pin SMD (TQFP) AtMega32U4</text:p>
          </table:table-cell>
          <table:table-cell table:formula="of:=IF(['OOMLOUT-OOMP'.B249]&lt;&gt;&quot;&quot;;['OOMLOUT-OOMP'.H249];&quot;&quot;)" office:value-type="string" office:string-value="310010010 ">
            <text:p>310010010 </text:p>
          </table:table-cell>
          <table:table-cell table:formula="of:==IF([.A250]&lt;&gt;&quot;&quot;;VLOOKUP(VALUE([.C250]);['SEEED OPL'.$A$4:.$A$534];1;0);&quot;&quot;)" office:value-type="float" office:value="310010010">
            <text:p>310010010</text:p>
          </table:table-cell>
          <table:table-cell table:formula="of:=IF([.A250]&lt;&gt;&quot;&quot;;VLOOKUP(VALUE([.C250]);['SEEED OPL'.$A$4:.$B$534];2;0);&quot;&quot;)" office:value-type="string" office:string-value="ATMEGA32U4-AU">
            <text:p>ATMEGA32U4-AU</text:p>
          </table:table-cell>
          <table:table-cell table:number-columns-repeated="2"/>
          <table:table-cell table:formula="of:=IF(['SEEED OPL'.A250]&lt;&gt;&quot;&quot;;['SEEED OPL'.A250];&quot;&quot;)" office:value-type="float" office:value="320170002">
            <text:p>320170002</text:p>
          </table:table-cell>
          <table:table-cell table:formula="of:=IF(['SEEED OPL'.B250]&lt;&gt;&quot;&quot;;['SEEED OPL'.B250];&quot;&quot;)">
            <text:p/>
          </table:table-cell>
          <table:table-cell table:formula="of:=IF(['SEEED OPL'.C250]&lt;&gt;&quot;&quot;;['SEEED OPL'.C250];&quot;&quot;)" office:value-type="string" office:string-value="DIP CR1220 Cell Battery Holder">
            <text:p>DIP CR1220 Cell Battery Holder</text:p>
          </table:table-cell>
          <table:table-cell table:formula="of:=IF([.H250]&lt;&gt;&quot;&quot;;VLOOKUP([.$H250]&amp;&quot; &quot;;['OOMLOUT-OOMP'.$H$3:.$H$829];1;0);&quot;&quot;)" office:value-type="string" office:string-value="320170002 ">
            <text:p>320170002 </text:p>
          </table:table-cell>
          <table:table-cell table:formula="of:=IF(ISNA([.K250]);1;&quot;&quot;)">
            <text:p/>
          </table:table-cell>
          <table:table-cell/>
        </table:table-row>
        <table:table-row table:style-name="ro1">
          <table:table-cell table:formula="of:=IF(['OOMLOUT-OOMP'.A250]&lt;&gt;&quot;&quot;;['OOMLOUT-OOMP'.A250];&quot;&quot;)" office:value-type="string" office:string-value="ICIC-QFP64-X-KLPC11-01">
            <text:p>ICIC-QFP64-X-KLPC11-01</text:p>
          </table:table-cell>
          <table:table-cell table:formula="of:=IF(['OOMLOUT-OOMP'.B250]&lt;&gt;&quot;&quot;;['OOMLOUT-OOMP'.B250];&quot;&quot;)" office:value-type="string" office:string-value="64 Pin SMD (TQFP) LPC11U24 (Cortex M0)">
            <text:p>64 Pin SMD (TQFP) LPC11U24 (Cortex M0)</text:p>
          </table:table-cell>
          <table:table-cell table:formula="of:=IF(['OOMLOUT-OOMP'.B250]&lt;&gt;&quot;&quot;;['OOMLOUT-OOMP'.H250];&quot;&quot;)" office:value-type="float" office:value="0">
            <text:p>0</text:p>
          </table:table-cell>
          <table:table-cell table:formula="of:==IF([.A251]&lt;&gt;&quot;&quot;;VLOOKUP(VALUE([.C251]);['SEEED OPL'.$A$4:.$A$534];1;0);&quot;&quot;)" office:value-type="float" office:value="0">
            <text:p>#N/A</text:p>
          </table:table-cell>
          <table:table-cell table:formula="of:=IF([.A251]&lt;&gt;&quot;&quot;;VLOOKUP(VALUE([.C25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1]&lt;&gt;&quot;&quot;;['SEEED OPL'.A251];&quot;&quot;)" office:value-type="float" office:value="323050000">
            <text:p>323050000</text:p>
          </table:table-cell>
          <table:table-cell table:formula="of:=IF(['SEEED OPL'.B251]&lt;&gt;&quot;&quot;;['SEEED OPL'.B251];&quot;&quot;)">
            <text:p/>
          </table:table-cell>
          <table:table-cell table:formula="of:=IF(['SEEED OPL'.C251]&lt;&gt;&quot;&quot;;['SEEED OPL'.C251];&quot;&quot;)" office:value-type="string" office:string-value="Folding Clasps">
            <text:p>Folding Clasps</text:p>
          </table:table-cell>
          <table:table-cell table:formula="of:=IF([.H251]&lt;&gt;&quot;&quot;;VLOOKUP([.$H251]&amp;&quot; &quot;;['OOMLOUT-OOMP'.$H$3:.$H$829];1;0);&quot;&quot;)" office:value-type="string" office:string-value="323050000 ">
            <text:p>323050000 </text:p>
          </table:table-cell>
          <table:table-cell table:formula="of:=IF(ISNA([.K251]);1;&quot;&quot;)">
            <text:p/>
          </table:table-cell>
          <table:table-cell/>
        </table:table-row>
        <table:table-row table:style-name="ro1">
          <table:table-cell table:formula="of:=IF(['OOMLOUT-OOMP'.A251]&lt;&gt;&quot;&quot;;['OOMLOUT-OOMP'.A251];&quot;&quot;)" office:value-type="string" office:string-value="ICIC-SC16-X-K2515-01">
            <text:p>ICIC-SC16-X-K2515-01</text:p>
          </table:table-cell>
          <table:table-cell table:formula="of:=IF(['OOMLOUT-OOMP'.B251]&lt;&gt;&quot;&quot;;['OOMLOUT-OOMP'.B251];&quot;&quot;)" office:value-type="string" office:string-value="SMD (SOIC-16) CAN Controller SPI (MCP2515)">
            <text:p>SMD (SOIC-16) CAN Controller SPI (MCP2515)</text:p>
          </table:table-cell>
          <table:table-cell table:formula="of:=IF(['OOMLOUT-OOMP'.B251]&lt;&gt;&quot;&quot;;['OOMLOUT-OOMP'.H251];&quot;&quot;)" office:value-type="string" office:string-value="310070025 ">
            <text:p>310070025 </text:p>
          </table:table-cell>
          <table:table-cell table:formula="of:==IF([.A252]&lt;&gt;&quot;&quot;;VLOOKUP(VALUE([.C252]);['SEEED OPL'.$A$4:.$A$534];1;0);&quot;&quot;)" office:value-type="float" office:value="0">
            <text:p>#N/A</text:p>
          </table:table-cell>
          <table:table-cell table:formula="of:=IF([.A252]&lt;&gt;&quot;&quot;;VLOOKUP(VALUE([.C25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2]&lt;&gt;&quot;&quot;;['SEEED OPL'.A252];&quot;&quot;)" office:value-type="float" office:value="304080004">
            <text:p>304080004</text:p>
          </table:table-cell>
          <table:table-cell table:formula="of:=IF(['SEEED OPL'.B252]&lt;&gt;&quot;&quot;;['SEEED OPL'.B252];&quot;&quot;)" office:value-type="string" office:string-value="SP400561N">
            <text:p>SP400561N</text:p>
          </table:table-cell>
          <table:table-cell table:formula="of:=IF(['SEEED OPL'.C252]&lt;&gt;&quot;&quot;;['SEEED OPL'.C252];&quot;&quot;)" office:value-type="string" office:string-value="LED 10 SEG Gauge Bar">
            <text:p>LED 10 SEG Gauge Bar</text:p>
          </table:table-cell>
          <table:table-cell table:formula="of:=IF([.H252]&lt;&gt;&quot;&quot;;VLOOKUP([.$H252]&amp;&quot; &quot;;['OOMLOUT-OOMP'.$H$3:.$H$829];1;0);&quot;&quot;)" office:value-type="float" office:value="0">
            <text:p>#N/A</text:p>
          </table:table-cell>
          <table:table-cell table:formula="of:=IF(ISNA([.K25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52]&lt;&gt;&quot;&quot;;['OOMLOUT-OOMP'.A252];&quot;&quot;)" office:value-type="string" office:string-value="ICIC-SC16-X-KM232-01">
            <text:p>ICIC-SC16-X-KM232-01</text:p>
          </table:table-cell>
          <table:table-cell table:formula="of:=IF(['OOMLOUT-OOMP'.B252]&lt;&gt;&quot;&quot;;['OOMLOUT-OOMP'.B252];&quot;&quot;)" office:value-type="string" office:string-value="16 Pin SMD (SOIC) RS232 to TTL Converter (MAX232)">
            <text:p>16 Pin SMD (SOIC) RS232 to TTL Converter (MAX232)</text:p>
          </table:table-cell>
          <table:table-cell table:formula="of:=IF(['OOMLOUT-OOMP'.B252]&lt;&gt;&quot;&quot;;['OOMLOUT-OOMP'.H252];&quot;&quot;)" office:value-type="string" office:string-value="310060023 ">
            <text:p>310060023 </text:p>
          </table:table-cell>
          <table:table-cell table:formula="of:==IF([.A253]&lt;&gt;&quot;&quot;;VLOOKUP(VALUE([.C253]);['SEEED OPL'.$A$4:.$A$534];1;0);&quot;&quot;)" office:value-type="float" office:value="0">
            <text:p>#N/A</text:p>
          </table:table-cell>
          <table:table-cell table:formula="of:=IF([.A253]&lt;&gt;&quot;&quot;;VLOOKUP(VALUE([.C25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3]&lt;&gt;&quot;&quot;;['SEEED OPL'.A253];&quot;&quot;)" office:value-type="float" office:value="320030097">
            <text:p>320030097</text:p>
          </table:table-cell>
          <table:table-cell table:formula="of:=IF(['SEEED OPL'.B253]&lt;&gt;&quot;&quot;;['SEEED OPL'.B253];&quot;&quot;)" office:value-type="string" office:string-value="FBM1211-1001A01B1AF">
            <text:p>FBM1211-1001A01B1AF</text:p>
          </table:table-cell>
          <table:table-cell table:formula="of:=IF(['SEEED OPL'.C253]&lt;&gt;&quot;&quot;;['SEEED OPL'.C253];&quot;&quot;)" office:value-type="string" office:string-value="SMD Black Female Header">
            <text:p>SMD Black Female Header</text:p>
          </table:table-cell>
          <table:table-cell table:formula="of:=IF([.H253]&lt;&gt;&quot;&quot;;VLOOKUP([.$H253]&amp;&quot; &quot;;['OOMLOUT-OOMP'.$H$3:.$H$829];1;0);&quot;&quot;)" office:value-type="string" office:string-value="320030097 ">
            <text:p>320030097 </text:p>
          </table:table-cell>
          <table:table-cell table:formula="of:=IF(ISNA([.K253]);1;&quot;&quot;)">
            <text:p/>
          </table:table-cell>
          <table:table-cell/>
        </table:table-row>
        <table:table-row table:style-name="ro1">
          <table:table-cell table:formula="of:=IF(['OOMLOUT-OOMP'.A253]&lt;&gt;&quot;&quot;;['OOMLOUT-OOMP'.A253];&quot;&quot;)" office:value-type="string" office:string-value="ICIC-SC75-X-K125LS-01">
            <text:p>ICIC-SC75-X-K125LS-01</text:p>
          </table:table-cell>
          <table:table-cell table:formula="of:=IF(['OOMLOUT-OOMP'.B253]&lt;&gt;&quot;&quot;;['OOMLOUT-OOMP'.B253];&quot;&quot;)" office:value-type="string" office:string-value="5 Pin SMD (SC70) Single Buffer (74LVC1G125)">
            <text:p>5 Pin SMD (SC70) Single Buffer (74LVC1G125)</text:p>
          </table:table-cell>
          <table:table-cell table:formula="of:=IF(['OOMLOUT-OOMP'.B253]&lt;&gt;&quot;&quot;;['OOMLOUT-OOMP'.H253];&quot;&quot;)" office:value-type="string" office:string-value="310050019 ">
            <text:p>310050019 </text:p>
          </table:table-cell>
          <table:table-cell table:formula="of:==IF([.A254]&lt;&gt;&quot;&quot;;VLOOKUP(VALUE([.C254]);['SEEED OPL'.$A$4:.$A$534];1;0);&quot;&quot;)" office:value-type="float" office:value="0">
            <text:p>#N/A</text:p>
          </table:table-cell>
          <table:table-cell table:formula="of:=IF([.A254]&lt;&gt;&quot;&quot;;VLOOKUP(VALUE([.C25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4]&lt;&gt;&quot;&quot;;['SEEED OPL'.A254];&quot;&quot;)" office:value-type="float" office:value="310010016">
            <text:p>310010016</text:p>
          </table:table-cell>
          <table:table-cell table:formula="of:=IF(['SEEED OPL'.B254]&lt;&gt;&quot;&quot;;['SEEED OPL'.B254];&quot;&quot;)" office:value-type="string" office:string-value="ATMEGA32U4-MUR">
            <text:p>ATMEGA32U4-MUR</text:p>
          </table:table-cell>
          <table:table-cell table:formula="of:=IF(['SEEED OPL'.C254]&lt;&gt;&quot;&quot;;['SEEED OPL'.C254];&quot;&quot;)" office:value-type="string" office:string-value="SMD IC MCU;AVR;USB;8-Bit;32KB;16MHz;1.8-5.5V">
            <text:p>SMD IC MCU;AVR;USB;8-Bit;32KB;16MHz;1.8-5.5V</text:p>
          </table:table-cell>
          <table:table-cell table:formula="of:=IF([.H254]&lt;&gt;&quot;&quot;;VLOOKUP([.$H254]&amp;&quot; &quot;;['OOMLOUT-OOMP'.$H$3:.$H$829];1;0);&quot;&quot;)" office:value-type="string" office:string-value="310010016 ">
            <text:p>310010016 </text:p>
          </table:table-cell>
          <table:table-cell table:formula="of:=IF(ISNA([.K254]);1;&quot;&quot;)">
            <text:p/>
          </table:table-cell>
          <table:table-cell/>
        </table:table-row>
        <table:table-row table:style-name="ro1">
          <table:table-cell table:formula="of:=IF(['OOMLOUT-OOMP'.A254]&lt;&gt;&quot;&quot;;['OOMLOUT-OOMP'.A254];&quot;&quot;)" office:value-type="string" office:string-value="ICIC-SC8-X-K2551-01">
            <text:p>ICIC-SC8-X-K2551-01</text:p>
          </table:table-cell>
          <table:table-cell table:formula="of:=IF(['OOMLOUT-OOMP'.B254]&lt;&gt;&quot;&quot;;['OOMLOUT-OOMP'.B254];&quot;&quot;)" office:value-type="string" office:string-value="8 Pin SMD (SOIC) CAN Tranceiver (MCP2521)">
            <text:p>8 Pin SMD (SOIC) CAN Tranceiver (MCP2521)</text:p>
          </table:table-cell>
          <table:table-cell table:formula="of:=IF(['OOMLOUT-OOMP'.B254]&lt;&gt;&quot;&quot;;['OOMLOUT-OOMP'.H254];&quot;&quot;)" office:value-type="string" office:string-value="310070024 ">
            <text:p>310070024 </text:p>
          </table:table-cell>
          <table:table-cell table:formula="of:==IF([.A255]&lt;&gt;&quot;&quot;;VLOOKUP(VALUE([.C255]);['SEEED OPL'.$A$4:.$A$534];1;0);&quot;&quot;)" office:value-type="float" office:value="0">
            <text:p>#N/A</text:p>
          </table:table-cell>
          <table:table-cell table:formula="of:=IF([.A255]&lt;&gt;&quot;&quot;;VLOOKUP(VALUE([.C25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5]&lt;&gt;&quot;&quot;;['SEEED OPL'.A255];&quot;&quot;)" office:value-type="float" office:value="303030006">
            <text:p>303030006</text:p>
          </table:table-cell>
          <table:table-cell table:formula="of:=IF(['SEEED OPL'.B255]&lt;&gt;&quot;&quot;;['SEEED OPL'.B255];&quot;&quot;)" office:value-type="string" office:string-value="BLM21PG331SN1D">
            <text:p>BLM21PG331SN1D</text:p>
          </table:table-cell>
          <table:table-cell table:formula="of:=IF(['SEEED OPL'.C255]&lt;&gt;&quot;&quot;;['SEEED OPL'.C255];&quot;&quot;)" office:value-type="string" office:string-value="SMD Ferrite Bead 330R-1500mA">
            <text:p>SMD Ferrite Bead 330R-1500mA</text:p>
          </table:table-cell>
          <table:table-cell table:formula="of:=IF([.H255]&lt;&gt;&quot;&quot;;VLOOKUP([.$H255]&amp;&quot; &quot;;['OOMLOUT-OOMP'.$H$3:.$H$829];1;0);&quot;&quot;)" office:value-type="float" office:value="0">
            <text:p>#N/A</text:p>
          </table:table-cell>
          <table:table-cell table:formula="of:=IF(ISNA([.K255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55]&lt;&gt;&quot;&quot;;['OOMLOUT-OOMP'.A255];&quot;&quot;)" office:value-type="string" office:string-value="ICIC-SC8-X-KDS1307-01">
            <text:p>ICIC-SC8-X-KDS1307-01</text:p>
          </table:table-cell>
          <table:table-cell table:formula="of:=IF(['OOMLOUT-OOMP'.B255]&lt;&gt;&quot;&quot;;['OOMLOUT-OOMP'.B255];&quot;&quot;)" office:value-type="string" office:string-value="SMD (SOIC-8) Real Time Clock (DS1307)">
            <text:p>SMD (SOIC-8) Real Time Clock (DS1307)</text:p>
          </table:table-cell>
          <table:table-cell table:formula="of:=IF(['OOMLOUT-OOMP'.B255]&lt;&gt;&quot;&quot;;['OOMLOUT-OOMP'.H255];&quot;&quot;)" office:value-type="string" office:string-value="1900100P1 ">
            <text:p>1900100P1 </text:p>
          </table:table-cell>
          <table:table-cell table:formula="of:==IF([.A256]&lt;&gt;&quot;&quot;;VLOOKUP(VALUE([.C256]);['SEEED OPL'.$A$4:.$A$534];1;0);&quot;&quot;)" office:value-type="float" office:value="0">
            <text:p>Err:502</text:p>
          </table:table-cell>
          <table:table-cell table:formula="of:=IF([.A256]&lt;&gt;&quot;&quot;;VLOOKUP(VALUE([.C256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256]&lt;&gt;&quot;&quot;;['SEEED OPL'.A256];&quot;&quot;)" office:value-type="float" office:value="310030105">
            <text:p>310030105</text:p>
          </table:table-cell>
          <table:table-cell table:formula="of:=IF(['SEEED OPL'.B256]&lt;&gt;&quot;&quot;;['SEEED OPL'.B256];&quot;&quot;)" office:value-type="string" office:string-value="TD1410">
            <text:p>TD1410</text:p>
          </table:table-cell>
          <table:table-cell table:formula="of:=IF(['SEEED OPL'.C256]&lt;&gt;&quot;&quot;;['SEEED OPL'.C256];&quot;&quot;)" office:value-type="string" office:string-value="SMD IC PMIC;Vin 3.6V-20V;Vout 1.325V-18V;Iout 2A;With-EN">
            <text:p>SMD IC PMIC;Vin 3.6V-20V;Vout 1.325V-18V;Iout 2A;With-EN</text:p>
          </table:table-cell>
          <table:table-cell table:formula="of:=IF([.H256]&lt;&gt;&quot;&quot;;VLOOKUP([.$H256]&amp;&quot; &quot;;['OOMLOUT-OOMP'.$H$3:.$H$829];1;0);&quot;&quot;)" office:value-type="string" office:string-value="310030105 ">
            <text:p>310030105 </text:p>
          </table:table-cell>
          <table:table-cell table:formula="of:=IF(ISNA([.K256]);1;&quot;&quot;)">
            <text:p/>
          </table:table-cell>
          <table:table-cell/>
        </table:table-row>
        <table:table-row table:style-name="ro1">
          <table:table-cell table:formula="of:=IF(['OOMLOUT-OOMP'.A256]&lt;&gt;&quot;&quot;;['OOMLOUT-OOMP'.A256];&quot;&quot;)" office:value-type="string" office:string-value="ICIC-SC8-X-KDS1337-01">
            <text:p>ICIC-SC8-X-KDS1337-01</text:p>
          </table:table-cell>
          <table:table-cell table:formula="of:=IF(['OOMLOUT-OOMP'.B256]&lt;&gt;&quot;&quot;;['OOMLOUT-OOMP'.B256];&quot;&quot;)" office:value-type="string" office:string-value="8 Pin SMD (SOIC) Real Time Clock (DS1337)">
            <text:p>8 Pin SMD (SOIC) Real Time Clock (DS1337)</text:p>
          </table:table-cell>
          <table:table-cell table:formula="of:=IF(['OOMLOUT-OOMP'.B256]&lt;&gt;&quot;&quot;;['OOMLOUT-OOMP'.H256];&quot;&quot;)" office:value-type="float" office:value="0">
            <text:p>0</text:p>
          </table:table-cell>
          <table:table-cell table:formula="of:==IF([.A257]&lt;&gt;&quot;&quot;;VLOOKUP(VALUE([.C257]);['SEEED OPL'.$A$4:.$A$534];1;0);&quot;&quot;)" office:value-type="float" office:value="0">
            <text:p>#N/A</text:p>
          </table:table-cell>
          <table:table-cell table:formula="of:=IF([.A257]&lt;&gt;&quot;&quot;;VLOOKUP(VALUE([.C25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7]&lt;&gt;&quot;&quot;;['SEEED OPL'.A257];&quot;&quot;)" office:value-type="float" office:value="310030161">
            <text:p>310030161</text:p>
          </table:table-cell>
          <table:table-cell table:formula="of:=IF(['SEEED OPL'.B257]&lt;&gt;&quot;&quot;;['SEEED OPL'.B257];&quot;&quot;)" office:value-type="string" office:string-value="ETA3410D2I-T">
            <text:p>ETA3410D2I-T</text:p>
          </table:table-cell>
          <table:table-cell table:formula="of:=IF(['SEEED OPL'.C257]&lt;&gt;&quot;&quot;;['SEEED OPL'.C257];&quot;&quot;)" office:value-type="string" office:string-value="SMD PMIC;DC-DC;Vin 2.6-5.5V,Adj;2A;3MHz;Sync;Buck;1-Ch">
            <text:p>SMD PMIC;DC-DC;Vin 2.6-5.5V,Adj;2A;3MHz;Sync;Buck;1-Ch</text:p>
          </table:table-cell>
          <table:table-cell table:formula="of:=IF([.H257]&lt;&gt;&quot;&quot;;VLOOKUP([.$H257]&amp;&quot; &quot;;['OOMLOUT-OOMP'.$H$3:.$H$829];1;0);&quot;&quot;)" office:value-type="string" office:string-value="310030161 ">
            <text:p>310030161 </text:p>
          </table:table-cell>
          <table:table-cell table:formula="of:=IF(ISNA([.K257]);1;&quot;&quot;)">
            <text:p/>
          </table:table-cell>
          <table:table-cell/>
        </table:table-row>
        <table:table-row table:style-name="ro1">
          <table:table-cell table:formula="of:=IF(['OOMLOUT-OOMP'.A257]&lt;&gt;&quot;&quot;;['OOMLOUT-OOMP'.A257];&quot;&quot;)" office:value-type="string" office:string-value="ICIC-SC8-X-KM293-01">
            <text:p>ICIC-SC8-X-KM293-01</text:p>
          </table:table-cell>
          <table:table-cell table:formula="of:=IF(['OOMLOUT-OOMP'.B257]&lt;&gt;&quot;&quot;;['OOMLOUT-OOMP'.B257];&quot;&quot;)" office:value-type="string" office:string-value="8 Pin SMD (SOIC) Dual Differential Comparator (LM293)">
            <text:p>8 Pin SMD (SOIC) Dual Differential Comparator (LM293)</text:p>
          </table:table-cell>
          <table:table-cell table:formula="of:=IF(['OOMLOUT-OOMP'.B257]&lt;&gt;&quot;&quot;;['OOMLOUT-OOMP'.H257];&quot;&quot;)" office:value-type="string" office:string-value="310020016 ">
            <text:p>310020016 </text:p>
          </table:table-cell>
          <table:table-cell table:formula="of:==IF([.A258]&lt;&gt;&quot;&quot;;VLOOKUP(VALUE([.C258]);['SEEED OPL'.$A$4:.$A$534];1;0);&quot;&quot;)" office:value-type="float" office:value="310020016">
            <text:p>310020016</text:p>
          </table:table-cell>
          <table:table-cell table:formula="of:=IF([.A258]&lt;&gt;&quot;&quot;;VLOOKUP(VALUE([.C258]);['SEEED OPL'.$A$4:.$B$534];2;0);&quot;&quot;)" office:value-type="string" office:string-value="LM293D">
            <text:p>LM293D</text:p>
          </table:table-cell>
          <table:table-cell table:number-columns-repeated="2"/>
          <table:table-cell table:formula="of:=IF(['SEEED OPL'.A258]&lt;&gt;&quot;&quot;;['SEEED OPL'.A258];&quot;&quot;)" office:value-type="float" office:value="310030153">
            <text:p>310030153</text:p>
          </table:table-cell>
          <table:table-cell table:formula="of:=IF(['SEEED OPL'.B258]&lt;&gt;&quot;&quot;;['SEEED OPL'.B258];&quot;&quot;)" office:value-type="string" office:string-value="ETA1036-50S2F-T">
            <text:p>ETA1036-50S2F-T</text:p>
          </table:table-cell>
          <table:table-cell table:formula="of:=IF(['SEEED OPL'.C258]&lt;&gt;&quot;&quot;;['SEEED OPL'.C258];&quot;&quot;)" office:value-type="string" office:string-value="SMD PMIC;DC-DC;Vin 0.6-4.5V;3W;2MHz;Boost;1-Ch">
            <text:p>SMD PMIC;DC-DC;Vin 0.6-4.5V;3W;2MHz;Boost;1-Ch</text:p>
          </table:table-cell>
          <table:table-cell table:formula="of:=IF([.H258]&lt;&gt;&quot;&quot;;VLOOKUP([.$H258]&amp;&quot; &quot;;['OOMLOUT-OOMP'.$H$3:.$H$829];1;0);&quot;&quot;)" office:value-type="string" office:string-value="310030153 ">
            <text:p>310030153 </text:p>
          </table:table-cell>
          <table:table-cell table:formula="of:=IF(ISNA([.K258]);1;&quot;&quot;)">
            <text:p/>
          </table:table-cell>
          <table:table-cell/>
        </table:table-row>
        <table:table-row table:style-name="ro1">
          <table:table-cell table:formula="of:=IF(['OOMLOUT-OOMP'.A258]&lt;&gt;&quot;&quot;;['OOMLOUT-OOMP'.A258];&quot;&quot;)" office:value-type="string" office:string-value="ICIC-SO235-X-K1555-01">
            <text:p>ICIC-SO235-X-K1555-01</text:p>
          </table:table-cell>
          <table:table-cell table:formula="of:=IF(['OOMLOUT-OOMP'.B258]&lt;&gt;&quot;&quot;;['OOMLOUT-OOMP'.B258];&quot;&quot;)" office:value-type="string" office:string-value="SMD (SOT-23-5) Lithium Ion Battery Charger (1 Cell) (MAX1555)">
            <text:p>SMD (SOT-23-5) Lithium Ion Battery Charger (1 Cell) (MAX1555)</text:p>
          </table:table-cell>
          <table:table-cell table:formula="of:=IF(['OOMLOUT-OOMP'.B258]&lt;&gt;&quot;&quot;;['OOMLOUT-OOMP'.H258];&quot;&quot;)" office:value-type="string" office:string-value="310030064 ">
            <text:p>310030064 </text:p>
          </table:table-cell>
          <table:table-cell table:formula="of:==IF([.A259]&lt;&gt;&quot;&quot;;VLOOKUP(VALUE([.C259]);['SEEED OPL'.$A$4:.$A$534];1;0);&quot;&quot;)" office:value-type="float" office:value="0">
            <text:p>#N/A</text:p>
          </table:table-cell>
          <table:table-cell table:formula="of:=IF([.A259]&lt;&gt;&quot;&quot;;VLOOKUP(VALUE([.C25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9]&lt;&gt;&quot;&quot;;['SEEED OPL'.A259];&quot;&quot;)" office:value-type="float" office:value="301020003">
            <text:p>301020003</text:p>
          </table:table-cell>
          <table:table-cell table:formula="of:=IF(['SEEED OPL'.B259]&lt;&gt;&quot;&quot;;['SEEED OPL'.B259];&quot;&quot;)" office:value-type="string" office:string-value="FHCFR-1/4W-331J">
            <text:p>FHCFR-1/4W-331J</text:p>
          </table:table-cell>
          <table:table-cell table:formula="of:=IF(['SEEED OPL'.C259]&lt;&gt;&quot;&quot;;['SEEED OPL'.C259];&quot;&quot;)" office:value-type="string" office:string-value="DIP RES 330R-5%-1/4W;Axial-D2.3*L6.5mm">
            <text:p>DIP RES 330R-5%-1/4W;Axial-D2.3*L6.5mm</text:p>
          </table:table-cell>
          <table:table-cell table:formula="of:=IF([.H259]&lt;&gt;&quot;&quot;;VLOOKUP([.$H259]&amp;&quot; &quot;;['OOMLOUT-OOMP'.$H$3:.$H$829];1;0);&quot;&quot;)" office:value-type="string" office:string-value="301020003 ">
            <text:p>301020003 </text:p>
          </table:table-cell>
          <table:table-cell table:formula="of:=IF(ISNA([.K25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59]&lt;&gt;&quot;&quot;;['OOMLOUT-OOMP'.A259];&quot;&quot;)" office:value-type="string" office:string-value="ICIC-SP16-X-KCH340-01">
            <text:p>ICIC-SP16-X-KCH340-01</text:p>
          </table:table-cell>
          <table:table-cell table:formula="of:=IF(['OOMLOUT-OOMP'.B259]&lt;&gt;&quot;&quot;;['OOMLOUT-OOMP'.B259];&quot;&quot;)" office:value-type="string" office:string-value="16 Pin SMD (SOP) USB-Serial (CH340)">
            <text:p>16 Pin SMD (SOP) USB-Serial (CH340)</text:p>
          </table:table-cell>
          <table:table-cell table:formula="of:=IF(['OOMLOUT-OOMP'.B259]&lt;&gt;&quot;&quot;;['OOMLOUT-OOMP'.H259];&quot;&quot;)" office:value-type="string" office:string-value="310070026 ">
            <text:p>310070026 </text:p>
          </table:table-cell>
          <table:table-cell table:formula="of:==IF([.A260]&lt;&gt;&quot;&quot;;VLOOKUP(VALUE([.C260]);['SEEED OPL'.$A$4:.$A$534];1;0);&quot;&quot;)" office:value-type="float" office:value="310070026">
            <text:p>310070026</text:p>
          </table:table-cell>
          <table:table-cell table:formula="of:=IF([.A260]&lt;&gt;&quot;&quot;;VLOOKUP(VALUE([.C260]);['SEEED OPL'.$A$4:.$B$534];2;0);&quot;&quot;)" office:value-type="string" office:string-value="CH340T">
            <text:p>CH340T</text:p>
          </table:table-cell>
          <table:table-cell table:number-columns-repeated="2"/>
          <table:table-cell table:formula="of:=IF(['SEEED OPL'.A260]&lt;&gt;&quot;&quot;;['SEEED OPL'.A260];&quot;&quot;)" office:value-type="float" office:value="301020029">
            <text:p>301020029</text:p>
          </table:table-cell>
          <table:table-cell table:formula="of:=IF(['SEEED OPL'.B260]&lt;&gt;&quot;&quot;;['SEEED OPL'.B260];&quot;&quot;)" office:value-type="string" office:string-value="FHCFR-1/4W-471J">
            <text:p>FHCFR-1/4W-471J</text:p>
          </table:table-cell>
          <table:table-cell table:formula="of:=IF(['SEEED OPL'.C260]&lt;&gt;&quot;&quot;;['SEEED OPL'.C260];&quot;&quot;)" office:value-type="string" office:string-value="DIP RES 470R-5%-1/4W;Axial-D2.3*L6.5mm">
            <text:p>DIP RES 470R-5%-1/4W;Axial-D2.3*L6.5mm</text:p>
          </table:table-cell>
          <table:table-cell table:formula="of:=IF([.H260]&lt;&gt;&quot;&quot;;VLOOKUP([.$H260]&amp;&quot; &quot;;['OOMLOUT-OOMP'.$H$3:.$H$829];1;0);&quot;&quot;)" office:value-type="string" office:string-value="301020029 ">
            <text:p>301020029 </text:p>
          </table:table-cell>
          <table:table-cell table:formula="of:=IF(ISNA([.K26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0]&lt;&gt;&quot;&quot;;['OOMLOUT-OOMP'.A260];&quot;&quot;)" office:value-type="string" office:string-value="ICIC-SS16-X-KF230-01">
            <text:p>ICIC-SS16-X-KF230-01</text:p>
          </table:table-cell>
          <table:table-cell table:formula="of:=IF(['OOMLOUT-OOMP'.B260]&lt;&gt;&quot;&quot;;['OOMLOUT-OOMP'.B260];&quot;&quot;)" office:value-type="string" office:string-value="16 Pin SMD (SSOP) High Speed USB-Serial (FT230XS-R) ">
            <text:p>16 Pin SMD (SSOP) High Speed USB-Serial (FT230XS-R) </text:p>
          </table:table-cell>
          <table:table-cell table:formula="of:=IF(['OOMLOUT-OOMP'.B260]&lt;&gt;&quot;&quot;;['OOMLOUT-OOMP'.H260];&quot;&quot;)" office:value-type="string" office:string-value="310070030 ">
            <text:p>310070030 </text:p>
          </table:table-cell>
          <table:table-cell table:formula="of:==IF([.A261]&lt;&gt;&quot;&quot;;VLOOKUP(VALUE([.C261]);['SEEED OPL'.$A$4:.$A$534];1;0);&quot;&quot;)" office:value-type="float" office:value="310070030">
            <text:p>310070030</text:p>
          </table:table-cell>
          <table:table-cell table:formula="of:=IF([.A261]&lt;&gt;&quot;&quot;;VLOOKUP(VALUE([.C261]);['SEEED OPL'.$A$4:.$B$534];2;0);&quot;&quot;)" office:value-type="string" office:string-value="FT230XS-R">
            <text:p>FT230XS-R</text:p>
          </table:table-cell>
          <table:table-cell table:number-columns-repeated="2"/>
          <table:table-cell table:formula="of:=IF(['SEEED OPL'.A261]&lt;&gt;&quot;&quot;;['SEEED OPL'.A261];&quot;&quot;)" office:value-type="float" office:value="301020000">
            <text:p>301020000</text:p>
          </table:table-cell>
          <table:table-cell table:formula="of:=IF(['SEEED OPL'.B261]&lt;&gt;&quot;&quot;;['SEEED OPL'.B261];&quot;&quot;)" office:value-type="string" office:string-value="FHCFR-1/4W-102J">
            <text:p>FHCFR-1/4W-102J</text:p>
          </table:table-cell>
          <table:table-cell table:formula="of:=IF(['SEEED OPL'.C261]&lt;&gt;&quot;&quot;;['SEEED OPL'.C261];&quot;&quot;)" office:value-type="string" office:string-value="DIP RES 1K-5%-1/4W;Axial-D2.3*L6.5mm">
            <text:p>DIP RES 1K-5%-1/4W;Axial-D2.3*L6.5mm</text:p>
          </table:table-cell>
          <table:table-cell table:formula="of:=IF([.H261]&lt;&gt;&quot;&quot;;VLOOKUP([.$H261]&amp;&quot; &quot;;['OOMLOUT-OOMP'.$H$3:.$H$829];1;0);&quot;&quot;)" office:value-type="string" office:string-value="301020000 ">
            <text:p>301020000 </text:p>
          </table:table-cell>
          <table:table-cell table:formula="of:=IF(ISNA([.K261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1]&lt;&gt;&quot;&quot;;['OOMLOUT-OOMP'.A261];&quot;&quot;)" office:value-type="string" office:string-value="ICIC-SS28-X-K232-01">
            <text:p>ICIC-SS28-X-K232-01</text:p>
          </table:table-cell>
          <table:table-cell table:formula="of:=IF(['OOMLOUT-OOMP'.B261]&lt;&gt;&quot;&quot;;['OOMLOUT-OOMP'.B261];&quot;&quot;)" office:value-type="string" office:string-value="28 Pin SMD (SSOP) FTDI USB-Serial">
            <text:p>28 Pin SMD (SSOP) FTDI USB-Serial</text:p>
          </table:table-cell>
          <table:table-cell table:formula="of:=IF(['OOMLOUT-OOMP'.B261]&lt;&gt;&quot;&quot;;['OOMLOUT-OOMP'.H261];&quot;&quot;)" office:value-type="float" office:value="0">
            <text:p>0</text:p>
          </table:table-cell>
          <table:table-cell table:formula="of:==IF([.A262]&lt;&gt;&quot;&quot;;VLOOKUP(VALUE([.C262]);['SEEED OPL'.$A$4:.$A$534];1;0);&quot;&quot;)" office:value-type="float" office:value="0">
            <text:p>#N/A</text:p>
          </table:table-cell>
          <table:table-cell table:formula="of:=IF([.A262]&lt;&gt;&quot;&quot;;VLOOKUP(VALUE([.C26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62]&lt;&gt;&quot;&quot;;['SEEED OPL'.A262];&quot;&quot;)" office:value-type="float" office:value="301020001">
            <text:p>301020001</text:p>
          </table:table-cell>
          <table:table-cell table:formula="of:=IF(['SEEED OPL'.B262]&lt;&gt;&quot;&quot;;['SEEED OPL'.B262];&quot;&quot;)" office:value-type="string" office:string-value="FHCFR-1/4W-103J">
            <text:p>FHCFR-1/4W-103J</text:p>
          </table:table-cell>
          <table:table-cell table:formula="of:=IF(['SEEED OPL'.C262]&lt;&gt;&quot;&quot;;['SEEED OPL'.C262];&quot;&quot;)" office:value-type="string" office:string-value="DIP RES 10K-5%-1/4W;Axial-D2.3*L6.5mm">
            <text:p>DIP RES 10K-5%-1/4W;Axial-D2.3*L6.5mm</text:p>
          </table:table-cell>
          <table:table-cell table:formula="of:=IF([.H262]&lt;&gt;&quot;&quot;;VLOOKUP([.$H262]&amp;&quot; &quot;;['OOMLOUT-OOMP'.$H$3:.$H$829];1;0);&quot;&quot;)" office:value-type="string" office:string-value="301020001 ">
            <text:p>301020001 </text:p>
          </table:table-cell>
          <table:table-cell table:formula="of:=IF(ISNA([.K262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2]&lt;&gt;&quot;&quot;;['OOMLOUT-OOMP'.A262];&quot;&quot;)" office:value-type="string" office:string-value="ICIC-SS28-X-KFT232-01">
            <text:p>ICIC-SS28-X-KFT232-01</text:p>
          </table:table-cell>
          <table:table-cell table:formula="of:=IF(['OOMLOUT-OOMP'.B262]&lt;&gt;&quot;&quot;;['OOMLOUT-OOMP'.B262];&quot;&quot;)" office:value-type="string" office:string-value=" 28 Pin SMD (SSOP) USB-Serial (FT232RL) ">
            <text:p><text:s/>28 Pin SMD (SSOP) USB-Serial (FT232RL) </text:p>
          </table:table-cell>
          <table:table-cell table:formula="of:=IF(['OOMLOUT-OOMP'.B262]&lt;&gt;&quot;&quot;;['OOMLOUT-OOMP'.H262];&quot;&quot;)" office:value-type="string" office:string-value="310070022 ">
            <text:p>310070022 </text:p>
          </table:table-cell>
          <table:table-cell table:formula="of:==IF([.A263]&lt;&gt;&quot;&quot;;VLOOKUP(VALUE([.C263]);['SEEED OPL'.$A$4:.$A$534];1;0);&quot;&quot;)" office:value-type="float" office:value="310070022">
            <text:p>310070022</text:p>
          </table:table-cell>
          <table:table-cell table:formula="of:=IF([.A263]&lt;&gt;&quot;&quot;;VLOOKUP(VALUE([.C263]);['SEEED OPL'.$A$4:.$B$534];2;0);&quot;&quot;)" office:value-type="string" office:string-value="FT232RL">
            <text:p>FT232RL</text:p>
          </table:table-cell>
          <table:table-cell table:number-columns-repeated="2"/>
          <table:table-cell table:formula="of:=IF(['SEEED OPL'.A263]&lt;&gt;&quot;&quot;;['SEEED OPL'.A263];&quot;&quot;)" office:value-type="float" office:value="302010022">
            <text:p>302010022</text:p>
          </table:table-cell>
          <table:table-cell table:formula="of:=IF(['SEEED OPL'.B263]&lt;&gt;&quot;&quot;;['SEEED OPL'.B263];&quot;&quot;)" office:value-type="string" office:string-value="CC0402KRX7R9BB222">
            <text:p>CC0402KRX7R9BB222</text:p>
          </table:table-cell>
          <table:table-cell table:formula="of:=IF(['SEEED OPL'.C263]&lt;&gt;&quot;&quot;;['SEEED OPL'.C263];&quot;&quot;)" office:value-type="string" office:string-value="SMD CAP Ceramic 2.2nF-50V-10%-X7R">
            <text:p>SMD CAP Ceramic 2.2nF-50V-10%-X7R</text:p>
          </table:table-cell>
          <table:table-cell table:formula="of:=IF([.H263]&lt;&gt;&quot;&quot;;VLOOKUP([.$H263]&amp;&quot; &quot;;['OOMLOUT-OOMP'.$H$3:.$H$829];1;0);&quot;&quot;)" office:value-type="string" office:string-value="302010022 ">
            <text:p>302010022 </text:p>
          </table:table-cell>
          <table:table-cell table:formula="of:=IF(ISNA([.K263]);1;&quot;&quot;)">
            <text:p/>
          </table:table-cell>
          <table:table-cell/>
        </table:table-row>
        <table:table-row table:style-name="ro1">
          <table:table-cell table:formula="of:=IF(['OOMLOUT-OOMP'.A263]&lt;&gt;&quot;&quot;;['OOMLOUT-OOMP'.A263];&quot;&quot;)" office:value-type="string" office:string-value="ICIC-TQ32-X-K328-01">
            <text:p>ICIC-TQ32-X-K328-01</text:p>
          </table:table-cell>
          <table:table-cell table:formula="of:=IF(['OOMLOUT-OOMP'.B263]&lt;&gt;&quot;&quot;;['OOMLOUT-OOMP'.B263];&quot;&quot;)" office:value-type="string" office:string-value="32 Pin SMD (TQFP) AtMega328P">
            <text:p>32 Pin SMD (TQFP) AtMega328P</text:p>
          </table:table-cell>
          <table:table-cell table:formula="of:=IF(['OOMLOUT-OOMP'.B263]&lt;&gt;&quot;&quot;;['OOMLOUT-OOMP'.H263];&quot;&quot;)" office:value-type="string" office:string-value="310010049 ">
            <text:p>310010049 </text:p>
          </table:table-cell>
          <table:table-cell table:formula="of:==IF([.A264]&lt;&gt;&quot;&quot;;VLOOKUP(VALUE([.C264]);['SEEED OPL'.$A$4:.$A$534];1;0);&quot;&quot;)" office:value-type="float" office:value="310010049">
            <text:p>310010049</text:p>
          </table:table-cell>
          <table:table-cell table:formula="of:=IF([.A264]&lt;&gt;&quot;&quot;;VLOOKUP(VALUE([.C264]);['SEEED OPL'.$A$4:.$B$534];2;0);&quot;&quot;)" office:value-type="string" office:string-value="ATMEGA328P-AU">
            <text:p>ATMEGA328P-AU</text:p>
          </table:table-cell>
          <table:table-cell table:number-columns-repeated="2"/>
          <table:table-cell table:formula="of:=IF(['SEEED OPL'.A264]&lt;&gt;&quot;&quot;;['SEEED OPL'.A264];&quot;&quot;)" office:value-type="float" office:value="301010466">
            <text:p>301010466</text:p>
          </table:table-cell>
          <table:table-cell table:formula="of:=IF(['SEEED OPL'.B264]&lt;&gt;&quot;&quot;;['SEEED OPL'.B264];&quot;&quot;)" office:value-type="string" office:string-value="RC0402FR-07330RL">
            <text:p>RC0402FR-07330RL</text:p>
          </table:table-cell>
          <table:table-cell table:formula="of:=IF(['SEEED OPL'.C264]&lt;&gt;&quot;&quot;;['SEEED OPL'.C264];&quot;&quot;)" office:value-type="string" office:string-value="SMD RES 330R-1%-1/16W;0402">
            <text:p>SMD RES 330R-1%-1/16W;0402</text:p>
          </table:table-cell>
          <table:table-cell table:formula="of:=IF([.H264]&lt;&gt;&quot;&quot;;VLOOKUP([.$H264]&amp;&quot; &quot;;['OOMLOUT-OOMP'.$H$3:.$H$829];1;0);&quot;&quot;)" office:value-type="string" office:string-value="301010466 ">
            <text:p>301010466 </text:p>
          </table:table-cell>
          <table:table-cell table:formula="of:=IF(ISNA([.K264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4]&lt;&gt;&quot;&quot;;['OOMLOUT-OOMP'.A264];&quot;&quot;)" office:value-type="string" office:string-value="ICIC-TS14-X-K125-01">
            <text:p>ICIC-TS14-X-K125-01</text:p>
          </table:table-cell>
          <table:table-cell table:formula="of:=IF(['OOMLOUT-OOMP'.B264]&lt;&gt;&quot;&quot;;['OOMLOUT-OOMP'.B264];&quot;&quot;)" office:value-type="string" office:string-value="14 Pin SMD (TSSOP) Quad Buffer (74HC125)">
            <text:p>14 Pin SMD (TSSOP) Quad Buffer (74HC125)</text:p>
          </table:table-cell>
          <table:table-cell table:formula="of:=IF(['OOMLOUT-OOMP'.B264]&lt;&gt;&quot;&quot;;['OOMLOUT-OOMP'.H264];&quot;&quot;)" office:value-type="string" office:string-value="310050042 ">
            <text:p>310050042 </text:p>
          </table:table-cell>
          <table:table-cell table:formula="of:==IF([.A265]&lt;&gt;&quot;&quot;;VLOOKUP(VALUE([.C265]);['SEEED OPL'.$A$4:.$A$534];1;0);&quot;&quot;)" office:value-type="float" office:value="310050042">
            <text:p>310050042</text:p>
          </table:table-cell>
          <table:table-cell table:formula="of:=IF([.A265]&lt;&gt;&quot;&quot;;VLOOKUP(VALUE([.C265]);['SEEED OPL'.$A$4:.$B$534];2;0);&quot;&quot;)" office:value-type="string" office:string-value="74VHC125MTCX">
            <text:p>74VHC125MTCX</text:p>
          </table:table-cell>
          <table:table-cell table:number-columns-repeated="2"/>
          <table:table-cell table:formula="of:=IF(['SEEED OPL'.A265]&lt;&gt;&quot;&quot;;['SEEED OPL'.A265];&quot;&quot;)" office:value-type="float" office:value="301010052">
            <text:p>301010052</text:p>
          </table:table-cell>
          <table:table-cell table:formula="of:=IF(['SEEED OPL'.B265]&lt;&gt;&quot;&quot;;['SEEED OPL'.B265];&quot;&quot;)" office:value-type="string" office:string-value="RC0402FR-0722RL">
            <text:p>RC0402FR-0722RL</text:p>
          </table:table-cell>
          <table:table-cell table:formula="of:=IF(['SEEED OPL'.C265]&lt;&gt;&quot;&quot;;['SEEED OPL'.C265];&quot;&quot;)" office:value-type="string" office:string-value="SMD RES 22R-1%-1/16W">
            <text:p>SMD RES 22R-1%-1/16W</text:p>
          </table:table-cell>
          <table:table-cell table:formula="of:=IF([.H265]&lt;&gt;&quot;&quot;;VLOOKUP([.$H265]&amp;&quot; &quot;;['OOMLOUT-OOMP'.$H$3:.$H$829];1;0);&quot;&quot;)" office:value-type="string" office:string-value="301010052 ">
            <text:p>301010052 </text:p>
          </table:table-cell>
          <table:table-cell table:formula="of:=IF(ISNA([.K265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5]&lt;&gt;&quot;&quot;;['OOMLOUT-OOMP'.A265];&quot;&quot;)" office:value-type="string" office:string-value="ICIC-TS20-X-K108-01">
            <text:p>ICIC-TS20-X-K108-01</text:p>
          </table:table-cell>
          <table:table-cell table:formula="of:=IF(['OOMLOUT-OOMP'.B265]&lt;&gt;&quot;&quot;;['OOMLOUT-OOMP'.B265];&quot;&quot;)" office:value-type="string" office:string-value="20 Pin SMD (TSSOP) 8-bit Level Shifter (TXS108E) ">
            <text:p>20 Pin SMD (TSSOP) 8-bit Level Shifter (TXS108E) </text:p>
          </table:table-cell>
          <table:table-cell table:formula="of:=IF(['OOMLOUT-OOMP'.B265]&lt;&gt;&quot;&quot;;['OOMLOUT-OOMP'.H265];&quot;&quot;)" office:value-type="string" office:string-value="310050026 ">
            <text:p>310050026 </text:p>
          </table:table-cell>
          <table:table-cell table:formula="of:==IF([.A266]&lt;&gt;&quot;&quot;;VLOOKUP(VALUE([.C266]);['SEEED OPL'.$A$4:.$A$534];1;0);&quot;&quot;)" office:value-type="float" office:value="310050026">
            <text:p>310050026</text:p>
          </table:table-cell>
          <table:table-cell table:formula="of:=IF([.A266]&lt;&gt;&quot;&quot;;VLOOKUP(VALUE([.C266]);['SEEED OPL'.$A$4:.$B$534];2;0);&quot;&quot;)" office:value-type="string" office:string-value="TXS0108EPWR">
            <text:p>TXS0108EPWR</text:p>
          </table:table-cell>
          <table:table-cell table:number-columns-repeated="2"/>
          <table:table-cell table:formula="of:=IF(['SEEED OPL'.A266]&lt;&gt;&quot;&quot;;['SEEED OPL'.A266];&quot;&quot;)" office:value-type="float" office:value="301010010">
            <text:p>301010010</text:p>
          </table:table-cell>
          <table:table-cell table:formula="of:=IF(['SEEED OPL'.B266]&lt;&gt;&quot;&quot;;['SEEED OPL'.B266];&quot;&quot;)" office:value-type="string" office:string-value="RC0402JR-074K7L">
            <text:p>RC0402JR-074K7L</text:p>
          </table:table-cell>
          <table:table-cell table:formula="of:=IF(['SEEED OPL'.C266]&lt;&gt;&quot;&quot;;['SEEED OPL'.C266];&quot;&quot;)" office:value-type="string" office:string-value="SMD RES 4.7K-5%-1/16W">
            <text:p>SMD RES 4.7K-5%-1/16W</text:p>
          </table:table-cell>
          <table:table-cell table:formula="of:=IF([.H266]&lt;&gt;&quot;&quot;;VLOOKUP([.$H266]&amp;&quot; &quot;;['OOMLOUT-OOMP'.$H$3:.$H$829];1;0);&quot;&quot;)" office:value-type="string" office:string-value="301010010 ">
            <text:p>301010010 </text:p>
          </table:table-cell>
          <table:table-cell table:formula="of:=IF(ISNA([.K266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6]&lt;&gt;&quot;&quot;;['OOMLOUT-OOMP'.A266];&quot;&quot;)" office:value-type="string" office:string-value="ICIC-VQF44-X-K32U4-01">
            <text:p>ICIC-VQF44-X-K32U4-01</text:p>
          </table:table-cell>
          <table:table-cell table:formula="of:=IF(['OOMLOUT-OOMP'.B266]&lt;&gt;&quot;&quot;;['OOMLOUT-OOMP'.B266];&quot;&quot;)" office:value-type="string" office:string-value="44 Pin SMD (VQFN) AtMega32U4">
            <text:p>44 Pin SMD (VQFN) AtMega32U4</text:p>
          </table:table-cell>
          <table:table-cell table:formula="of:=IF(['OOMLOUT-OOMP'.B266]&lt;&gt;&quot;&quot;;['OOMLOUT-OOMP'.H266];&quot;&quot;)" office:value-type="string" office:string-value="310010016 ">
            <text:p>310010016 </text:p>
          </table:table-cell>
          <table:table-cell table:formula="of:==IF([.A267]&lt;&gt;&quot;&quot;;VLOOKUP(VALUE([.C267]);['SEEED OPL'.$A$4:.$A$534];1;0);&quot;&quot;)" office:value-type="float" office:value="310010016">
            <text:p>310010016</text:p>
          </table:table-cell>
          <table:table-cell table:formula="of:=IF([.A267]&lt;&gt;&quot;&quot;;VLOOKUP(VALUE([.C267]);['SEEED OPL'.$A$4:.$B$534];2;0);&quot;&quot;)" office:value-type="string" office:string-value="ATMEGA32U4-MUR">
            <text:p>ATMEGA32U4-MUR</text:p>
          </table:table-cell>
          <table:table-cell table:number-columns-repeated="2"/>
          <table:table-cell table:formula="of:=IF(['SEEED OPL'.A267]&lt;&gt;&quot;&quot;;['SEEED OPL'.A267];&quot;&quot;)" office:value-type="float" office:value="301010005">
            <text:p>301010005</text:p>
          </table:table-cell>
          <table:table-cell table:formula="of:=IF(['SEEED OPL'.B267]&lt;&gt;&quot;&quot;;['SEEED OPL'.B267];&quot;&quot;)" office:value-type="string" office:string-value="RC0402JR-0747KL">
            <text:p>RC0402JR-0747KL</text:p>
          </table:table-cell>
          <table:table-cell table:formula="of:=IF(['SEEED OPL'.C267]&lt;&gt;&quot;&quot;;['SEEED OPL'.C267];&quot;&quot;)" office:value-type="string" office:string-value="SMD RES 47K-5%-1/16W">
            <text:p>SMD RES 47K-5%-1/16W</text:p>
          </table:table-cell>
          <table:table-cell table:formula="of:=IF([.H267]&lt;&gt;&quot;&quot;;VLOOKUP([.$H267]&amp;&quot; &quot;;['OOMLOUT-OOMP'.$H$3:.$H$829];1;0);&quot;&quot;)" office:value-type="string" office:string-value="301010005 ">
            <text:p>301010005 </text:p>
          </table:table-cell>
          <table:table-cell table:formula="of:=IF(ISNA([.K26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7]&lt;&gt;&quot;&quot;;['OOMLOUT-OOMP'.A267];&quot;&quot;)" office:value-type="string" office:string-value="ICSO-DI16-X-STAN-01">
            <text:p>ICSO-DI16-X-STAN-01</text:p>
          </table:table-cell>
          <table:table-cell table:formula="of:=IF(['OOMLOUT-OOMP'.B267]&lt;&gt;&quot;&quot;;['OOMLOUT-OOMP'.B267];&quot;&quot;)" office:value-type="string" office:string-value="16 Pin DIP IC Socket">
            <text:p>16 Pin DIP IC Socket</text:p>
          </table:table-cell>
          <table:table-cell table:formula="of:=IF(['OOMLOUT-OOMP'.B267]&lt;&gt;&quot;&quot;;['OOMLOUT-OOMP'.H267];&quot;&quot;)" office:value-type="float" office:value="0">
            <text:p>0</text:p>
          </table:table-cell>
          <table:table-cell table:formula="of:==IF([.A268]&lt;&gt;&quot;&quot;;VLOOKUP(VALUE([.C268]);['SEEED OPL'.$A$4:.$A$534];1;0);&quot;&quot;)" office:value-type="float" office:value="0">
            <text:p>#N/A</text:p>
          </table:table-cell>
          <table:table-cell table:formula="of:=IF([.A268]&lt;&gt;&quot;&quot;;VLOOKUP(VALUE([.C26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68]&lt;&gt;&quot;&quot;;['SEEED OPL'.A268];&quot;&quot;)" office:value-type="float" office:value="314020026">
            <text:p>314020026</text:p>
          </table:table-cell>
          <table:table-cell table:formula="of:=IF(['SEEED OPL'.B268]&lt;&gt;&quot;&quot;;['SEEED OPL'.B268];&quot;&quot;)" office:value-type="string" office:string-value="GUVA-S12SD">
            <text:p>GUVA-S12SD</text:p>
          </table:table-cell>
          <table:table-cell table:formula="of:=IF(['SEEED OPL'.C268]&lt;&gt;&quot;&quot;;['SEEED OPL'.C268];&quot;&quot;)" office:value-type="string" office:string-value="SMD UV Sensor">
            <text:p>SMD UV Sensor</text:p>
          </table:table-cell>
          <table:table-cell table:formula="of:=IF([.H268]&lt;&gt;&quot;&quot;;VLOOKUP([.$H268]&amp;&quot; &quot;;['OOMLOUT-OOMP'.$H$3:.$H$829];1;0);&quot;&quot;)" office:value-type="float" office:value="0">
            <text:p>#N/A</text:p>
          </table:table-cell>
          <table:table-cell table:formula="of:=IF(ISNA([.K26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8]&lt;&gt;&quot;&quot;;['OOMLOUT-OOMP'.A268];&quot;&quot;)" office:value-type="string" office:string-value="ICSO-DI18-X-STAN-01">
            <text:p>ICSO-DI18-X-STAN-01</text:p>
          </table:table-cell>
          <table:table-cell table:formula="of:=IF(['OOMLOUT-OOMP'.B268]&lt;&gt;&quot;&quot;;['OOMLOUT-OOMP'.B268];&quot;&quot;)" office:value-type="string" office:string-value="18 Pin DIP IC Socket">
            <text:p>18 Pin DIP IC Socket</text:p>
          </table:table-cell>
          <table:table-cell table:formula="of:=IF(['OOMLOUT-OOMP'.B268]&lt;&gt;&quot;&quot;;['OOMLOUT-OOMP'.H268];&quot;&quot;)" office:value-type="float" office:value="0">
            <text:p>0</text:p>
          </table:table-cell>
          <table:table-cell table:formula="of:==IF([.A269]&lt;&gt;&quot;&quot;;VLOOKUP(VALUE([.C269]);['SEEED OPL'.$A$4:.$A$534];1;0);&quot;&quot;)" office:value-type="float" office:value="0">
            <text:p>#N/A</text:p>
          </table:table-cell>
          <table:table-cell table:formula="of:=IF([.A269]&lt;&gt;&quot;&quot;;VLOOKUP(VALUE([.C26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69]&lt;&gt;&quot;&quot;;['SEEED OPL'.A269];&quot;&quot;)" office:value-type="float" office:value="301010009">
            <text:p>301010009</text:p>
          </table:table-cell>
          <table:table-cell table:formula="of:=IF(['SEEED OPL'.B269]&lt;&gt;&quot;&quot;;['SEEED OPL'.B269];&quot;&quot;)" office:value-type="string" office:string-value="RC0402JR-071ML">
            <text:p>RC0402JR-071ML</text:p>
          </table:table-cell>
          <table:table-cell table:formula="of:=IF(['SEEED OPL'.C269]&lt;&gt;&quot;&quot;;['SEEED OPL'.C269];&quot;&quot;)" office:value-type="string" office:string-value="SMD RES 1M-5%-1/16W">
            <text:p>SMD RES 1M-5%-1/16W</text:p>
          </table:table-cell>
          <table:table-cell table:formula="of:=IF([.H269]&lt;&gt;&quot;&quot;;VLOOKUP([.$H269]&amp;&quot; &quot;;['OOMLOUT-OOMP'.$H$3:.$H$829];1;0);&quot;&quot;)" office:value-type="string" office:string-value="301010009 ">
            <text:p>301010009 </text:p>
          </table:table-cell>
          <table:table-cell table:formula="of:=IF(ISNA([.K26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9]&lt;&gt;&quot;&quot;;['OOMLOUT-OOMP'.A269];&quot;&quot;)" office:value-type="string" office:string-value="ICSO-DI28-X-STAN-01">
            <text:p>ICSO-DI28-X-STAN-01</text:p>
          </table:table-cell>
          <table:table-cell table:formula="of:=IF(['OOMLOUT-OOMP'.B269]&lt;&gt;&quot;&quot;;['OOMLOUT-OOMP'.B269];&quot;&quot;)" office:value-type="string" office:string-value="28 Pin DIP IC Socket">
            <text:p>28 Pin DIP IC Socket</text:p>
          </table:table-cell>
          <table:table-cell table:formula="of:=IF(['OOMLOUT-OOMP'.B269]&lt;&gt;&quot;&quot;;['OOMLOUT-OOMP'.H269];&quot;&quot;)" office:value-type="string" office:string-value="320070000 ">
            <text:p>320070000 </text:p>
          </table:table-cell>
          <table:table-cell table:formula="of:==IF([.A270]&lt;&gt;&quot;&quot;;VLOOKUP(VALUE([.C270]);['SEEED OPL'.$A$4:.$A$534];1;0);&quot;&quot;)" office:value-type="float" office:value="320070000">
            <text:p>320070000</text:p>
          </table:table-cell>
          <table:table-cell table:formula="of:=IF([.A270]&lt;&gt;&quot;&quot;;VLOOKUP(VALUE([.C270]);['SEEED OPL'.$A$4:.$B$534];2;0);&quot;&quot;)" office:value-type="string" office:string-value="ICX-28P">
            <text:p>ICX-28P</text:p>
          </table:table-cell>
          <table:table-cell table:number-columns-repeated="2"/>
          <table:table-cell table:formula="of:=IF(['SEEED OPL'.A270]&lt;&gt;&quot;&quot;;['SEEED OPL'.A270];&quot;&quot;)" office:value-type="float" office:value="301010124">
            <text:p>301010124</text:p>
          </table:table-cell>
          <table:table-cell table:formula="of:=IF(['SEEED OPL'.B270]&lt;&gt;&quot;&quot;;['SEEED OPL'.B270];&quot;&quot;)" office:value-type="string" office:string-value="RC0603JR-072K2L">
            <text:p>RC0603JR-072K2L</text:p>
          </table:table-cell>
          <table:table-cell table:formula="of:=IF(['SEEED OPL'.C270]&lt;&gt;&quot;&quot;;['SEEED OPL'.C270];&quot;&quot;)" office:value-type="string" office:string-value="SMD RES 2.2K-5%-1/10W">
            <text:p>SMD RES 2.2K-5%-1/10W</text:p>
          </table:table-cell>
          <table:table-cell table:formula="of:=IF([.H270]&lt;&gt;&quot;&quot;;VLOOKUP([.$H270]&amp;&quot; &quot;;['OOMLOUT-OOMP'.$H$3:.$H$829];1;0);&quot;&quot;)" office:value-type="string" office:string-value="301010124 ">
            <text:p>301010124 </text:p>
          </table:table-cell>
          <table:table-cell table:formula="of:=IF(ISNA([.K27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70]&lt;&gt;&quot;&quot;;['OOMLOUT-OOMP'.A270];&quot;&quot;)" office:value-type="string" office:string-value="INDU-06-X-UH10-01">
            <text:p>INDU-06-X-UH10-01</text:p>
          </table:table-cell>
          <table:table-cell table:formula="of:=IF(['OOMLOUT-OOMP'.B270]&lt;&gt;&quot;&quot;;['OOMLOUT-OOMP'.B270];&quot;&quot;)" office:value-type="string" office:string-value="6 mm 10 uH Inductor">
            <text:p>6 mm 10 uH Inductor</text:p>
          </table:table-cell>
          <table:table-cell table:formula="of:=IF(['OOMLOUT-OOMP'.B270]&lt;&gt;&quot;&quot;;['OOMLOUT-OOMP'.H270];&quot;&quot;)" office:value-type="string" office:string-value="303010016 ">
            <text:p>303010016 </text:p>
          </table:table-cell>
          <table:table-cell table:formula="of:==IF([.A271]&lt;&gt;&quot;&quot;;VLOOKUP(VALUE([.C271]);['SEEED OPL'.$A$4:.$A$534];1;0);&quot;&quot;)" office:value-type="float" office:value="303010016">
            <text:p>303010016</text:p>
          </table:table-cell>
          <table:table-cell table:formula="of:=IF([.A271]&lt;&gt;&quot;&quot;;VLOOKUP(VALUE([.C271]);['SEEED OPL'.$A$4:.$B$534];2;0);&quot;&quot;)" office:value-type="string" office:string-value="CSAB0630-100M">
            <text:p>CSAB0630-100M</text:p>
          </table:table-cell>
          <table:table-cell table:number-columns-repeated="2"/>
          <table:table-cell table:formula="of:=IF(['SEEED OPL'.A271]&lt;&gt;&quot;&quot;;['SEEED OPL'.A271];&quot;&quot;)" office:value-type="float" office:value="301010158">
            <text:p>301010158</text:p>
          </table:table-cell>
          <table:table-cell table:formula="of:=IF(['SEEED OPL'.B271]&lt;&gt;&quot;&quot;;['SEEED OPL'.B271];&quot;&quot;)" office:value-type="string" office:string-value="RC0603FR-0716KL">
            <text:p>RC0603FR-0716KL</text:p>
          </table:table-cell>
          <table:table-cell table:formula="of:=IF(['SEEED OPL'.C271]&lt;&gt;&quot;&quot;;['SEEED OPL'.C271];&quot;&quot;)" office:value-type="string" office:string-value="SMD RES 16K-1%-1/10W">
            <text:p>SMD RES 16K-1%-1/10W</text:p>
          </table:table-cell>
          <table:table-cell table:formula="of:=IF([.H271]&lt;&gt;&quot;&quot;;VLOOKUP([.$H271]&amp;&quot; &quot;;['OOMLOUT-OOMP'.$H$3:.$H$829];1;0);&quot;&quot;)" office:value-type="string" office:string-value="301010158 ">
            <text:p>301010158 </text:p>
          </table:table-cell>
          <table:table-cell table:formula="of:=IF(ISNA([.K271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71]&lt;&gt;&quot;&quot;;['OOMLOUT-OOMP'.A271];&quot;&quot;)" office:value-type="string" office:string-value="INDU-39D-X-UH47D-01">
            <text:p>INDU-39D-X-UH47D-01</text:p>
          </table:table-cell>
          <table:table-cell table:formula="of:=IF(['OOMLOUT-OOMP'.B271]&lt;&gt;&quot;&quot;;['OOMLOUT-OOMP'.B271];&quot;&quot;)" office:value-type="string" office:string-value="3.9 mm 4.7 uH Inductor">
            <text:p>3.9 mm 4.7 uH Inductor</text:p>
          </table:table-cell>
          <table:table-cell table:formula="of:=IF(['OOMLOUT-OOMP'.B271]&lt;&gt;&quot;&quot;;['OOMLOUT-OOMP'.H271];&quot;&quot;)" office:value-type="string" office:string-value="0210410P1 ">
            <text:p>0210410P1 </text:p>
          </table:table-cell>
          <table:table-cell table:formula="of:==IF([.A272]&lt;&gt;&quot;&quot;;VLOOKUP(VALUE([.C272]);['SEEED OPL'.$A$4:.$A$534];1;0);&quot;&quot;)" office:value-type="float" office:value="0">
            <text:p>Err:502</text:p>
          </table:table-cell>
          <table:table-cell table:formula="of:=IF([.A272]&lt;&gt;&quot;&quot;;VLOOKUP(VALUE([.C272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272]&lt;&gt;&quot;&quot;;['SEEED OPL'.A272];&quot;&quot;)" office:value-type="float" office:value="301010221">
            <text:p>301010221</text:p>
          </table:table-cell>
          <table:table-cell table:formula="of:=IF(['SEEED OPL'.B272]&lt;&gt;&quot;&quot;;['SEEED OPL'.B272];&quot;&quot;)" office:value-type="string" office:string-value="RC0603FR-072KL">
            <text:p>RC0603FR-072KL</text:p>
          </table:table-cell>
          <table:table-cell table:formula="of:=IF(['SEEED OPL'.C272]&lt;&gt;&quot;&quot;;['SEEED OPL'.C272];&quot;&quot;)" office:value-type="string" office:string-value="SMD RES 2K-1%-1/10W">
            <text:p>SMD RES 2K-1%-1/10W</text:p>
          </table:table-cell>
          <table:table-cell table:formula="of:=IF([.H272]&lt;&gt;&quot;&quot;;VLOOKUP([.$H272]&amp;&quot; &quot;;['OOMLOUT-OOMP'.$H$3:.$H$829];1;0);&quot;&quot;)" office:value-type="string" office:string-value="301010221 ">
            <text:p>301010221 </text:p>
          </table:table-cell>
          <table:table-cell table:formula="of:=IF(ISNA([.K272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72]&lt;&gt;&quot;&quot;;['OOMLOUT-OOMP'.A272];&quot;&quot;)" office:value-type="string" office:string-value="JSTS-01-X-02PI-SM">
            <text:p>JSTS-01-X-02PI-SM</text:p>
          </table:table-cell>
          <table:table-cell table:formula="of:=IF(['OOMLOUT-OOMP'.B272]&lt;&gt;&quot;&quot;;['OOMLOUT-OOMP'.B272];&quot;&quot;)" office:value-type="string" office:string-value="1 mm 2 Pin JST Socket (SMD)">
            <text:p>1 mm 2 Pin JST Socket (SMD)</text:p>
          </table:table-cell>
          <table:table-cell table:formula="of:=IF(['OOMLOUT-OOMP'.B272]&lt;&gt;&quot;&quot;;['OOMLOUT-OOMP'.H272];&quot;&quot;)" office:value-type="string" office:string-value="320110054 ">
            <text:p>320110054 </text:p>
          </table:table-cell>
          <table:table-cell table:formula="of:==IF([.A273]&lt;&gt;&quot;&quot;;VLOOKUP(VALUE([.C273]);['SEEED OPL'.$A$4:.$A$534];1;0);&quot;&quot;)" office:value-type="float" office:value="320110054">
            <text:p>320110054</text:p>
          </table:table-cell>
          <table:table-cell table:formula="of:=IF([.A273]&lt;&gt;&quot;&quot;;VLOOKUP(VALUE([.C273]);['SEEED OPL'.$A$4:.$B$534];2;0);&quot;&quot;)" office:value-type="string" office:string-value="JST 2P-1.0">
            <text:p>JST 2P-1.0</text:p>
          </table:table-cell>
          <table:table-cell table:number-columns-repeated="2"/>
          <table:table-cell table:formula="of:=IF(['SEEED OPL'.A273]&lt;&gt;&quot;&quot;;['SEEED OPL'.A273];&quot;&quot;)" office:value-type="float" office:value="302010012">
            <text:p>302010012</text:p>
          </table:table-cell>
          <table:table-cell table:formula="of:=IF(['SEEED OPL'.B273]&lt;&gt;&quot;&quot;;['SEEED OPL'.B273];&quot;&quot;)" office:value-type="string" office:string-value="CC0402JRNPO9BN101">
            <text:p>CC0402JRNPO9BN101</text:p>
          </table:table-cell>
          <table:table-cell table:formula="of:=IF(['SEEED OPL'.C273]&lt;&gt;&quot;&quot;;['SEEED OPL'.C273];&quot;&quot;)" office:value-type="string" office:string-value="SMD CAP Ceramic 100pF-50V-5%-NPO">
            <text:p>SMD CAP Ceramic 100pF-50V-5%-NPO</text:p>
          </table:table-cell>
          <table:table-cell table:formula="of:=IF([.H273]&lt;&gt;&quot;&quot;;VLOOKUP([.$H273]&amp;&quot; &quot;;['OOMLOUT-OOMP'.$H$3:.$H$829];1;0);&quot;&quot;)" office:value-type="string" office:string-value="302010012 ">
            <text:p>302010012 </text:p>
          </table:table-cell>
          <table:table-cell table:formula="of:=IF(ISNA([.K273]);1;&quot;&quot;)">
            <text:p/>
          </table:table-cell>
          <table:table-cell/>
        </table:table-row>
        <table:table-row table:style-name="ro1">
          <table:table-cell table:formula="of:=IF(['OOMLOUT-OOMP'.A273]&lt;&gt;&quot;&quot;;['OOMLOUT-OOMP'.A273];&quot;&quot;)" office:value-type="string" office:string-value="JSTS-02-X-02PI-01">
            <text:p>JSTS-02-X-02PI-01</text:p>
          </table:table-cell>
          <table:table-cell table:formula="of:=IF(['OOMLOUT-OOMP'.B273]&lt;&gt;&quot;&quot;;['OOMLOUT-OOMP'.B273];&quot;&quot;)" office:value-type="string" office:string-value="2 mm 2 Pin JST Socket">
            <text:p>2 mm 2 Pin JST Socket</text:p>
          </table:table-cell>
          <table:table-cell table:formula="of:=IF(['OOMLOUT-OOMP'.B273]&lt;&gt;&quot;&quot;;['OOMLOUT-OOMP'.H273];&quot;&quot;)" office:value-type="string" office:string-value="320110049 ">
            <text:p>320110049 </text:p>
          </table:table-cell>
          <table:table-cell table:formula="of:==IF([.A274]&lt;&gt;&quot;&quot;;VLOOKUP(VALUE([.C274]);['SEEED OPL'.$A$4:.$A$534];1;0);&quot;&quot;)" office:value-type="float" office:value="320110049">
            <text:p>320110049</text:p>
          </table:table-cell>
          <table:table-cell table:formula="of:=IF([.A274]&lt;&gt;&quot;&quot;;VLOOKUP(VALUE([.C274]);['SEEED OPL'.$A$4:.$B$534];2;0);&quot;&quot;)" office:value-type="string" office:string-value="ZB2001-02 ">
            <text:p>ZB2001-02 </text:p>
          </table:table-cell>
          <table:table-cell table:number-columns-repeated="2"/>
          <table:table-cell table:formula="of:=IF(['SEEED OPL'.A274]&lt;&gt;&quot;&quot;;['SEEED OPL'.A274];&quot;&quot;)" office:value-type="float" office:value="302010021">
            <text:p>302010021</text:p>
          </table:table-cell>
          <table:table-cell table:formula="of:=IF(['SEEED OPL'.B274]&lt;&gt;&quot;&quot;;['SEEED OPL'.B274];&quot;&quot;)" office:value-type="string" office:string-value="CC0402BRNPO9BN1R0">
            <text:p>CC0402BRNPO9BN1R0</text:p>
          </table:table-cell>
          <table:table-cell table:formula="of:=IF(['SEEED OPL'.C274]&lt;&gt;&quot;&quot;;['SEEED OPL'.C274];&quot;&quot;)" office:value-type="string" office:string-value="SMD CAP Ceramic 1pF-50V-0.1pF-NPO">
            <text:p>SMD CAP Ceramic 1pF-50V-0.1pF-NPO</text:p>
          </table:table-cell>
          <table:table-cell table:formula="of:=IF([.H274]&lt;&gt;&quot;&quot;;VLOOKUP([.$H274]&amp;&quot; &quot;;['OOMLOUT-OOMP'.$H$3:.$H$829];1;0);&quot;&quot;)" office:value-type="string" office:string-value="302010021 ">
            <text:p>302010021 </text:p>
          </table:table-cell>
          <table:table-cell table:formula="of:=IF(ISNA([.K274]);1;&quot;&quot;)">
            <text:p/>
          </table:table-cell>
          <table:table-cell/>
        </table:table-row>
        <table:table-row table:style-name="ro1">
          <table:table-cell table:formula="of:=IF(['OOMLOUT-OOMP'.A274]&lt;&gt;&quot;&quot;;['OOMLOUT-OOMP'.A274];&quot;&quot;)" office:value-type="string" office:string-value="JSTS-02-X-02PI-RA">
            <text:p>JSTS-02-X-02PI-RA</text:p>
          </table:table-cell>
          <table:table-cell table:formula="of:=IF(['OOMLOUT-OOMP'.B274]&lt;&gt;&quot;&quot;;['OOMLOUT-OOMP'.B274];&quot;&quot;)" office:value-type="string" office:string-value="2 mm 2 Pin JST Socket Right Angle">
            <text:p>2 mm 2 Pin JST Socket Right Angle</text:p>
          </table:table-cell>
          <table:table-cell table:formula="of:=IF(['OOMLOUT-OOMP'.B274]&lt;&gt;&quot;&quot;;['OOMLOUT-OOMP'.H274];&quot;&quot;)" office:value-type="string" office:string-value="320110027 ">
            <text:p>320110027 </text:p>
          </table:table-cell>
          <table:table-cell table:formula="of:==IF([.A275]&lt;&gt;&quot;&quot;;VLOOKUP(VALUE([.C275]);['SEEED OPL'.$A$4:.$A$534];1;0);&quot;&quot;)" office:value-type="float" office:value="320110027">
            <text:p>320110027</text:p>
          </table:table-cell>
          <table:table-cell table:formula="of:=IF([.A275]&lt;&gt;&quot;&quot;;VLOOKUP(VALUE([.C275]);['SEEED OPL'.$A$4:.$B$534];2;0);&quot;&quot;)" office:value-type="float" office:value="0">
            <text:p/>
          </table:table-cell>
          <table:table-cell table:number-columns-repeated="2"/>
          <table:table-cell table:formula="of:=IF(['SEEED OPL'.A275]&lt;&gt;&quot;&quot;;['SEEED OPL'.A275];&quot;&quot;)" office:value-type="float" office:value="302010023">
            <text:p>302010023</text:p>
          </table:table-cell>
          <table:table-cell table:formula="of:=IF(['SEEED OPL'.B275]&lt;&gt;&quot;&quot;;['SEEED OPL'.B275];&quot;&quot;)" office:value-type="string" office:string-value="CC0402BRNPO9BN1R5">
            <text:p>CC0402BRNPO9BN1R5</text:p>
          </table:table-cell>
          <table:table-cell table:formula="of:=IF(['SEEED OPL'.C275]&lt;&gt;&quot;&quot;;['SEEED OPL'.C275];&quot;&quot;)" office:value-type="string" office:string-value="SMD CAP Ceramic 1.5pF-50V-0.1pF-NPO">
            <text:p>SMD CAP Ceramic 1.5pF-50V-0.1pF-NPO</text:p>
          </table:table-cell>
          <table:table-cell table:formula="of:=IF([.H275]&lt;&gt;&quot;&quot;;VLOOKUP([.$H275]&amp;&quot; &quot;;['OOMLOUT-OOMP'.$H$3:.$H$829];1;0);&quot;&quot;)" office:value-type="string" office:string-value="302010023 ">
            <text:p>302010023 </text:p>
          </table:table-cell>
          <table:table-cell table:formula="of:=IF(ISNA([.K275]);1;&quot;&quot;)">
            <text:p/>
          </table:table-cell>
          <table:table-cell/>
        </table:table-row>
        <table:table-row table:style-name="ro1">
          <table:table-cell table:formula="of:=IF(['OOMLOUT-OOMP'.A275]&lt;&gt;&quot;&quot;;['OOMLOUT-OOMP'.A275];&quot;&quot;)" office:value-type="string" office:string-value="JSTS-02-X-02PI-RS">
            <text:p>JSTS-02-X-02PI-RS</text:p>
          </table:table-cell>
          <table:table-cell table:formula="of:=IF(['OOMLOUT-OOMP'.B275]&lt;&gt;&quot;&quot;;['OOMLOUT-OOMP'.B275];&quot;&quot;)" office:value-type="string" office:string-value="2 mm 2 Pin JST Socket Right Angle (SMD)">
            <text:p>2 mm 2 Pin JST Socket Right Angle (SMD)</text:p>
          </table:table-cell>
          <table:table-cell table:formula="of:=IF(['OOMLOUT-OOMP'.B275]&lt;&gt;&quot;&quot;;['OOMLOUT-OOMP'.H275];&quot;&quot;)" office:value-type="string" office:string-value="320110026 ">
            <text:p>320110026 </text:p>
          </table:table-cell>
          <table:table-cell table:formula="of:==IF([.A276]&lt;&gt;&quot;&quot;;VLOOKUP(VALUE([.C276]);['SEEED OPL'.$A$4:.$A$534];1;0);&quot;&quot;)" office:value-type="float" office:value="320110026">
            <text:p>320110026</text:p>
          </table:table-cell>
          <table:table-cell table:formula="of:=IF([.A276]&lt;&gt;&quot;&quot;;VLOOKUP(VALUE([.C276]);['SEEED OPL'.$A$4:.$B$534];2;0);&quot;&quot;)" office:value-type="float" office:value="0">
            <text:p/>
          </table:table-cell>
          <table:table-cell table:number-columns-repeated="2"/>
          <table:table-cell table:formula="of:=IF(['SEEED OPL'.A276]&lt;&gt;&quot;&quot;;['SEEED OPL'.A276];&quot;&quot;)" office:value-type="float" office:value="302010041">
            <text:p>302010041</text:p>
          </table:table-cell>
          <table:table-cell table:formula="of:=IF(['SEEED OPL'.B276]&lt;&gt;&quot;&quot;;['SEEED OPL'.B276];&quot;&quot;)" office:value-type="string" office:string-value="GRM1555C1H150JA01D">
            <text:p>GRM1555C1H150JA01D</text:p>
          </table:table-cell>
          <table:table-cell table:formula="of:=IF(['SEEED OPL'.C276]&lt;&gt;&quot;&quot;;['SEEED OPL'.C276];&quot;&quot;)" office:value-type="string" office:string-value="SMD CAP Ceramic 15pF-50V-5%-NPO">
            <text:p>SMD CAP Ceramic 15pF-50V-5%-NPO</text:p>
          </table:table-cell>
          <table:table-cell table:formula="of:=IF([.H276]&lt;&gt;&quot;&quot;;VLOOKUP([.$H276]&amp;&quot; &quot;;['OOMLOUT-OOMP'.$H$3:.$H$829];1;0);&quot;&quot;)" office:value-type="string" office:string-value="302010041 ">
            <text:p>302010041 </text:p>
          </table:table-cell>
          <table:table-cell table:formula="of:=IF(ISNA([.K276]);1;&quot;&quot;)">
            <text:p/>
          </table:table-cell>
          <table:table-cell/>
        </table:table-row>
        <table:table-row table:style-name="ro1">
          <table:table-cell table:formula="of:=IF(['OOMLOUT-OOMP'.A276]&lt;&gt;&quot;&quot;;['OOMLOUT-OOMP'.A276];&quot;&quot;)" office:value-type="string" office:string-value="JSTS-02-X-04PI-01">
            <text:p>JSTS-02-X-04PI-01</text:p>
          </table:table-cell>
          <table:table-cell table:formula="of:=IF(['OOMLOUT-OOMP'.B276]&lt;&gt;&quot;&quot;;['OOMLOUT-OOMP'.B276];&quot;&quot;)" office:value-type="string" office:string-value="2 mm 4 Pin JST Socket">
            <text:p>2 mm 4 Pin JST Socket</text:p>
          </table:table-cell>
          <table:table-cell table:formula="of:=IF(['OOMLOUT-OOMP'.B276]&lt;&gt;&quot;&quot;;['OOMLOUT-OOMP'.H276];&quot;&quot;)" office:value-type="string" office:string-value="320110033 ">
            <text:p>320110033 </text:p>
          </table:table-cell>
          <table:table-cell table:formula="of:==IF([.A277]&lt;&gt;&quot;&quot;;VLOOKUP(VALUE([.C277]);['SEEED OPL'.$A$4:.$A$534];1;0);&quot;&quot;)" office:value-type="float" office:value="320110033">
            <text:p>320110033</text:p>
          </table:table-cell>
          <table:table-cell table:formula="of:=IF([.A277]&lt;&gt;&quot;&quot;;VLOOKUP(VALUE([.C277]);['SEEED OPL'.$A$4:.$B$534];2;0);&quot;&quot;)" office:value-type="string" office:string-value="1125S-4P">
            <text:p>1125S-4P</text:p>
          </table:table-cell>
          <table:table-cell table:number-columns-repeated="2"/>
          <table:table-cell table:formula="of:=IF(['SEEED OPL'.A277]&lt;&gt;&quot;&quot;;['SEEED OPL'.A277];&quot;&quot;)" office:value-type="float" office:value="302010049">
            <text:p>302010049</text:p>
          </table:table-cell>
          <table:table-cell table:formula="of:=IF(['SEEED OPL'.B277]&lt;&gt;&quot;&quot;;['SEEED OPL'.B277];&quot;&quot;)" office:value-type="string" office:string-value="CC0402JRNPO9BN120">
            <text:p>CC0402JRNPO9BN120</text:p>
          </table:table-cell>
          <table:table-cell table:formula="of:=IF(['SEEED OPL'.C277]&lt;&gt;&quot;&quot;;['SEEED OPL'.C277];&quot;&quot;)" office:value-type="string" office:string-value="SMD CAP Ceramic 12pF-50V-5%-NPO;">
            <text:p>SMD CAP Ceramic 12pF-50V-5%-NPO;</text:p>
          </table:table-cell>
          <table:table-cell table:formula="of:=IF([.H277]&lt;&gt;&quot;&quot;;VLOOKUP([.$H277]&amp;&quot; &quot;;['OOMLOUT-OOMP'.$H$3:.$H$829];1;0);&quot;&quot;)" office:value-type="string" office:string-value="302010049 ">
            <text:p>302010049 </text:p>
          </table:table-cell>
          <table:table-cell table:formula="of:=IF(ISNA([.K277]);1;&quot;&quot;)">
            <text:p/>
          </table:table-cell>
          <table:table-cell/>
        </table:table-row>
        <table:table-row table:style-name="ro1">
          <table:table-cell table:formula="of:=IF(['OOMLOUT-OOMP'.A277]&lt;&gt;&quot;&quot;;['OOMLOUT-OOMP'.A277];&quot;&quot;)" office:value-type="string" office:string-value="JSTS-02-X-04PI-RA">
            <text:p>JSTS-02-X-04PI-RA</text:p>
          </table:table-cell>
          <table:table-cell table:formula="of:=IF(['OOMLOUT-OOMP'.B277]&lt;&gt;&quot;&quot;;['OOMLOUT-OOMP'.B277];&quot;&quot;)" office:value-type="string" office:string-value="2 mm 4 Pin JST Socket Right Angle">
            <text:p>2 mm 4 Pin JST Socket Right Angle</text:p>
          </table:table-cell>
          <table:table-cell table:formula="of:=IF(['OOMLOUT-OOMP'.B277]&lt;&gt;&quot;&quot;;['OOMLOUT-OOMP'.H277];&quot;&quot;)" office:value-type="string" office:string-value="320110034 ">
            <text:p>320110034 </text:p>
          </table:table-cell>
          <table:table-cell table:formula="of:==IF([.A278]&lt;&gt;&quot;&quot;;VLOOKUP(VALUE([.C278]);['SEEED OPL'.$A$4:.$A$534];1;0);&quot;&quot;)" office:value-type="float" office:value="320110034">
            <text:p>320110034</text:p>
          </table:table-cell>
          <table:table-cell table:formula="of:=IF([.A278]&lt;&gt;&quot;&quot;;VLOOKUP(VALUE([.C278]);['SEEED OPL'.$A$4:.$B$534];2;0);&quot;&quot;)" office:value-type="string" office:string-value="1125R-4P">
            <text:p>1125R-4P</text:p>
          </table:table-cell>
          <table:table-cell table:number-columns-repeated="2"/>
          <table:table-cell table:formula="of:=IF(['SEEED OPL'.A278]&lt;&gt;&quot;&quot;;['SEEED OPL'.A278];&quot;&quot;)" office:value-type="float" office:value="302010054">
            <text:p>302010054</text:p>
          </table:table-cell>
          <table:table-cell table:formula="of:=IF(['SEEED OPL'.B278]&lt;&gt;&quot;&quot;;['SEEED OPL'.B278];&quot;&quot;)" office:value-type="string" office:string-value="CC0603KRX7R6BB225">
            <text:p>CC0603KRX7R6BB225</text:p>
          </table:table-cell>
          <table:table-cell table:formula="of:=IF(['SEEED OPL'.C278]&lt;&gt;&quot;&quot;;['SEEED OPL'.C278];&quot;&quot;)" office:value-type="string" office:string-value="SMD CAP Ceramic 2.2uF-10V-10%-X7R;">
            <text:p>SMD CAP Ceramic 2.2uF-10V-10%-X7R;</text:p>
          </table:table-cell>
          <table:table-cell table:formula="of:=IF([.H278]&lt;&gt;&quot;&quot;;VLOOKUP([.$H278]&amp;&quot; &quot;;['OOMLOUT-OOMP'.$H$3:.$H$829];1;0);&quot;&quot;)" office:value-type="string" office:string-value="302010054 ">
            <text:p>302010054 </text:p>
          </table:table-cell>
          <table:table-cell table:formula="of:=IF(ISNA([.K278]);1;&quot;&quot;)">
            <text:p/>
          </table:table-cell>
          <table:table-cell/>
        </table:table-row>
        <table:table-row table:style-name="ro1">
          <table:table-cell table:formula="of:=IF(['OOMLOUT-OOMP'.A278]&lt;&gt;&quot;&quot;;['OOMLOUT-OOMP'.A278];&quot;&quot;)" office:value-type="string" office:string-value="JSTS-02-X-04PI-RS">
            <text:p>JSTS-02-X-04PI-RS</text:p>
          </table:table-cell>
          <table:table-cell table:formula="of:=IF(['OOMLOUT-OOMP'.B278]&lt;&gt;&quot;&quot;;['OOMLOUT-OOMP'.B278];&quot;&quot;)" office:value-type="string" office:string-value="2 mm 4 Pin JST Socket Right Angle (SMD)">
            <text:p>2 mm 4 Pin JST Socket Right Angle (SMD)</text:p>
          </table:table-cell>
          <table:table-cell table:formula="of:=IF(['OOMLOUT-OOMP'.B278]&lt;&gt;&quot;&quot;;['OOMLOUT-OOMP'.H278];&quot;&quot;)" office:value-type="string" office:string-value="320110032 ">
            <text:p>320110032 </text:p>
          </table:table-cell>
          <table:table-cell table:formula="of:==IF([.A279]&lt;&gt;&quot;&quot;;VLOOKUP(VALUE([.C279]);['SEEED OPL'.$A$4:.$A$534];1;0);&quot;&quot;)" office:value-type="float" office:value="320110032">
            <text:p>320110032</text:p>
          </table:table-cell>
          <table:table-cell table:formula="of:=IF([.A279]&lt;&gt;&quot;&quot;;VLOOKUP(VALUE([.C279]);['SEEED OPL'.$A$4:.$B$534];2;0);&quot;&quot;)" office:value-type="string" office:string-value="1125R-SMT-4P">
            <text:p>1125R-SMT-4P</text:p>
          </table:table-cell>
          <table:table-cell table:number-columns-repeated="2"/>
          <table:table-cell table:formula="of:=IF(['SEEED OPL'.A279]&lt;&gt;&quot;&quot;;['SEEED OPL'.A279];&quot;&quot;)" office:value-type="float" office:value="302010103">
            <text:p>302010103</text:p>
          </table:table-cell>
          <table:table-cell table:formula="of:=IF(['SEEED OPL'.B279]&lt;&gt;&quot;&quot;;['SEEED OPL'.B279];&quot;&quot;)" office:value-type="string" office:string-value="CC0603KRX5R6BB106">
            <text:p>CC0603KRX5R6BB106</text:p>
          </table:table-cell>
          <table:table-cell table:formula="of:=IF(['SEEED OPL'.C279]&lt;&gt;&quot;&quot;;['SEEED OPL'.C279];&quot;&quot;)" office:value-type="string" office:string-value="SMD CAP Ceramic 10uF-10V-10%-X5R">
            <text:p>SMD CAP Ceramic 10uF-10V-10%-X5R</text:p>
          </table:table-cell>
          <table:table-cell table:formula="of:=IF([.H279]&lt;&gt;&quot;&quot;;VLOOKUP([.$H279]&amp;&quot; &quot;;['OOMLOUT-OOMP'.$H$3:.$H$829];1;0);&quot;&quot;)" office:value-type="string" office:string-value="302010103 ">
            <text:p>302010103 </text:p>
          </table:table-cell>
          <table:table-cell table:formula="of:=IF(ISNA([.K279]);1;&quot;&quot;)">
            <text:p/>
          </table:table-cell>
          <table:table-cell/>
        </table:table-row>
        <table:table-row table:style-name="ro3">
          <table:table-cell table:formula="of:=IF(['OOMLOUT-OOMP'.A279]&lt;&gt;&quot;&quot;;['OOMLOUT-OOMP'.A279];&quot;&quot;)" office:value-type="string" office:string-value="JSTS-02-X-04PI-SM">
            <text:p>JSTS-02-X-04PI-SM</text:p>
          </table:table-cell>
          <table:table-cell table:formula="of:=IF(['OOMLOUT-OOMP'.B279]&lt;&gt;&quot;&quot;;['OOMLOUT-OOMP'.B279];&quot;&quot;)" office:value-type="string" office:string-value="2 mm 4 Pin JST Socket SMD">
            <text:p>2 mm 4 Pin JST Socket SMD</text:p>
          </table:table-cell>
          <table:table-cell table:formula="of:=IF(['OOMLOUT-OOMP'.B279]&lt;&gt;&quot;&quot;;['OOMLOUT-OOMP'.H279];&quot;&quot;)" office:value-type="string" office:string-value="320110030 ">
            <text:p>320110030 </text:p>
          </table:table-cell>
          <table:table-cell table:formula="of:==IF([.A280]&lt;&gt;&quot;&quot;;VLOOKUP(VALUE([.C280]);['SEEED OPL'.$A$4:.$A$534];1;0);&quot;&quot;)" office:value-type="float" office:value="320110030">
            <text:p>320110030</text:p>
          </table:table-cell>
          <table:table-cell table:formula="of:=IF([.A280]&lt;&gt;&quot;&quot;;VLOOKUP(VALUE([.C280]);['SEEED OPL'.$A$4:.$B$534];2;0);&quot;&quot;)" office:value-type="string" office:string-value="1125S-SMT-4P">
            <text:p>1125S-SMT-4P</text:p>
          </table:table-cell>
          <table:table-cell table:number-columns-repeated="2"/>
          <table:table-cell table:formula="of:=IF(['SEEED OPL'.A280]&lt;&gt;&quot;&quot;;['SEEED OPL'.A280];&quot;&quot;)" office:value-type="float" office:value="302010158">
            <text:p>302010158</text:p>
          </table:table-cell>
          <table:table-cell table:formula="of:=IF(['SEEED OPL'.B280]&lt;&gt;&quot;&quot;;['SEEED OPL'.B280];&quot;&quot;)" office:value-type="string" office:string-value="CC0805ZKY5V6BB106">
            <text:p>CC0805ZKY5V6BB106</text:p>
          </table:table-cell>
          <table:table-cell table:formula="of:=IF(['SEEED OPL'.C280]&lt;&gt;&quot;&quot;;['SEEED OPL'.C280];&quot;&quot;)" office:value-type="string" office:string-value="SMD CAP Ceramic 10uF-10V-(-20%～+80%)-Y5V">
            <text:p>SMD CAP Ceramic 10uF-10V-(-20%～+80%)-Y5V</text:p>
          </table:table-cell>
          <table:table-cell table:formula="of:=IF([.H280]&lt;&gt;&quot;&quot;;VLOOKUP([.$H280]&amp;&quot; &quot;;['OOMLOUT-OOMP'.$H$3:.$H$829];1;0);&quot;&quot;)" office:value-type="string" office:string-value="302010158 ">
            <text:p>302010158 </text:p>
          </table:table-cell>
          <table:table-cell table:formula="of:=IF(ISNA([.K280]);1;&quot;&quot;)">
            <text:p/>
          </table:table-cell>
          <table:table-cell/>
        </table:table-row>
        <table:table-row table:style-name="ro1">
          <table:table-cell table:formula="of:=IF(['OOMLOUT-OOMP'.A280]&lt;&gt;&quot;&quot;;['OOMLOUT-OOMP'.A280];&quot;&quot;)" office:value-type="string" office:string-value="JUMP-I01-X-STAN-01">
            <text:p>JUMP-I01-X-STAN-01</text:p>
          </table:table-cell>
          <table:table-cell table:formula="of:=IF(['OOMLOUT-OOMP'.B280]&lt;&gt;&quot;&quot;;['OOMLOUT-OOMP'.B280];&quot;&quot;)" office:value-type="string" office:string-value="2.54 mm Jumper">
            <text:p>2.54 mm Jumper</text:p>
          </table:table-cell>
          <table:table-cell table:formula="of:=IF(['OOMLOUT-OOMP'.B280]&lt;&gt;&quot;&quot;;['OOMLOUT-OOMP'.H280];&quot;&quot;)" office:value-type="string" office:string-value="320190003 ">
            <text:p>320190003 </text:p>
          </table:table-cell>
          <table:table-cell table:formula="of:==IF([.A281]&lt;&gt;&quot;&quot;;VLOOKUP(VALUE([.C281]);['SEEED OPL'.$A$4:.$A$534];1;0);&quot;&quot;)" office:value-type="float" office:value="320190003">
            <text:p>320190003</text:p>
          </table:table-cell>
          <table:table-cell table:formula="of:=IF([.A281]&lt;&gt;&quot;&quot;;VLOOKUP(VALUE([.C281]);['SEEED OPL'.$A$4:.$B$534];2;0);&quot;&quot;)" office:value-type="float" office:value="0">
            <text:p/>
          </table:table-cell>
          <table:table-cell table:number-columns-repeated="2"/>
          <table:table-cell table:formula="of:=IF(['SEEED OPL'.A281]&lt;&gt;&quot;&quot;;['SEEED OPL'.A281];&quot;&quot;)" office:value-type="float" office:value="302020006">
            <text:p>302020006</text:p>
          </table:table-cell>
          <table:table-cell table:formula="of:=IF(['SEEED OPL'.B281]&lt;&gt;&quot;&quot;;['SEEED OPL'.B281];&quot;&quot;)" office:value-type="string" office:string-value="TAJA475K016RNJ">
            <text:p>TAJA475K016RNJ</text:p>
          </table:table-cell>
          <table:table-cell table:formula="of:=IF(['SEEED OPL'.C281]&lt;&gt;&quot;&quot;;['SEEED OPL'.C281];&quot;&quot;)" office:value-type="string" office:string-value="SMD CAP Tantalum 4.7uF-16V;A">
            <text:p>SMD CAP Tantalum 4.7uF-16V;A</text:p>
          </table:table-cell>
          <table:table-cell table:formula="of:=IF([.H281]&lt;&gt;&quot;&quot;;VLOOKUP([.$H281]&amp;&quot; &quot;;['OOMLOUT-OOMP'.$H$3:.$H$829];1;0);&quot;&quot;)" office:value-type="string" office:string-value="302020006 ">
            <text:p>302020006 </text:p>
          </table:table-cell>
          <table:table-cell table:formula="of:=IF(ISNA([.K281]);1;&quot;&quot;)">
            <text:p/>
          </table:table-cell>
          <table:table-cell/>
        </table:table-row>
        <table:table-row table:style-name="ro1">
          <table:table-cell table:formula="of:=IF(['OOMLOUT-OOMP'.A281]&lt;&gt;&quot;&quot;;['OOMLOUT-OOMP'.A281];&quot;&quot;)" office:value-type="string" office:string-value="LEDS-03-G-STAN-01">
            <text:p>LEDS-03-G-STAN-01</text:p>
          </table:table-cell>
          <table:table-cell table:formula="of:=IF(['OOMLOUT-OOMP'.B281]&lt;&gt;&quot;&quot;;['OOMLOUT-OOMP'.B281];&quot;&quot;)" office:value-type="string" office:string-value="3 mm Green LED">
            <text:p>3 mm Green LED</text:p>
          </table:table-cell>
          <table:table-cell table:formula="of:=IF(['OOMLOUT-OOMP'.B281]&lt;&gt;&quot;&quot;;['OOMLOUT-OOMP'.H281];&quot;&quot;)" office:value-type="string" office:string-value="304090040 ">
            <text:p>304090040 </text:p>
          </table:table-cell>
          <table:table-cell table:formula="of:==IF([.A282]&lt;&gt;&quot;&quot;;VLOOKUP(VALUE([.C282]);['SEEED OPL'.$A$4:.$A$534];1;0);&quot;&quot;)" office:value-type="float" office:value="304090040">
            <text:p>304090040</text:p>
          </table:table-cell>
          <table:table-cell table:formula="of:=IF([.A282]&lt;&gt;&quot;&quot;;VLOOKUP(VALUE([.C282]);['SEEED OPL'.$A$4:.$B$534];2;0);&quot;&quot;)" office:value-type="float" office:value="0">
            <text:p/>
          </table:table-cell>
          <table:table-cell table:number-columns-repeated="2"/>
          <table:table-cell table:formula="of:=IF(['SEEED OPL'.A282]&lt;&gt;&quot;&quot;;['SEEED OPL'.A282];&quot;&quot;)" office:value-type="float" office:value="302020008">
            <text:p>302020008</text:p>
          </table:table-cell>
          <table:table-cell table:formula="of:=IF(['SEEED OPL'.B282]&lt;&gt;&quot;&quot;;['SEEED OPL'.B282];&quot;&quot;)" office:value-type="string" office:string-value="TAJA226K010RNJ">
            <text:p>TAJA226K010RNJ</text:p>
          </table:table-cell>
          <table:table-cell table:formula="of:=IF(['SEEED OPL'.C282]&lt;&gt;&quot;&quot;;['SEEED OPL'.C282];&quot;&quot;)" office:value-type="string" office:string-value="SMD CAP Tantalum 22uF-10V">
            <text:p>SMD CAP Tantalum 22uF-10V</text:p>
          </table:table-cell>
          <table:table-cell table:formula="of:=IF([.H282]&lt;&gt;&quot;&quot;;VLOOKUP([.$H282]&amp;&quot; &quot;;['OOMLOUT-OOMP'.$H$3:.$H$829];1;0);&quot;&quot;)" office:value-type="string" office:string-value="302020008 ">
            <text:p>302020008 </text:p>
          </table:table-cell>
          <table:table-cell table:formula="of:=IF(ISNA([.K282]);1;&quot;&quot;)">
            <text:p/>
          </table:table-cell>
          <table:table-cell/>
        </table:table-row>
        <table:table-row table:style-name="ro1">
          <table:table-cell table:formula="of:=IF(['OOMLOUT-OOMP'.A282]&lt;&gt;&quot;&quot;;['OOMLOUT-OOMP'.A282];&quot;&quot;)" office:value-type="string" office:string-value="LEDS-03-R-STAN-01">
            <text:p>LEDS-03-R-STAN-01</text:p>
          </table:table-cell>
          <table:table-cell table:formula="of:=IF(['OOMLOUT-OOMP'.B282]&lt;&gt;&quot;&quot;;['OOMLOUT-OOMP'.B282];&quot;&quot;)" office:value-type="string" office:string-value="3 mm Red LED">
            <text:p>3 mm Red LED</text:p>
          </table:table-cell>
          <table:table-cell table:formula="of:=IF(['OOMLOUT-OOMP'.B282]&lt;&gt;&quot;&quot;;['OOMLOUT-OOMP'.H282];&quot;&quot;)" office:value-type="string" office:string-value="304090041 ">
            <text:p>304090041 </text:p>
          </table:table-cell>
          <table:table-cell table:formula="of:==IF([.A283]&lt;&gt;&quot;&quot;;VLOOKUP(VALUE([.C283]);['SEEED OPL'.$A$4:.$A$534];1;0);&quot;&quot;)" office:value-type="float" office:value="304090041">
            <text:p>304090041</text:p>
          </table:table-cell>
          <table:table-cell table:formula="of:=IF([.A283]&lt;&gt;&quot;&quot;;VLOOKUP(VALUE([.C283]);['SEEED OPL'.$A$4:.$B$534];2;0);&quot;&quot;)" office:value-type="float" office:value="0">
            <text:p/>
          </table:table-cell>
          <table:table-cell table:number-columns-repeated="2"/>
          <table:table-cell table:formula="of:=IF(['SEEED OPL'.A283]&lt;&gt;&quot;&quot;;['SEEED OPL'.A283];&quot;&quot;)" office:value-type="float" office:value="302020013">
            <text:p>302020013</text:p>
          </table:table-cell>
          <table:table-cell table:formula="of:=IF(['SEEED OPL'.B283]&lt;&gt;&quot;&quot;;['SEEED OPL'.B283];&quot;&quot;)" office:value-type="string" office:string-value="TAJB226K016RNJ">
            <text:p>TAJB226K016RNJ</text:p>
          </table:table-cell>
          <table:table-cell table:formula="of:=IF(['SEEED OPL'.C283]&lt;&gt;&quot;&quot;;['SEEED OPL'.C283];&quot;&quot;)" office:value-type="string" office:string-value="SMD CAP Tantalum 22uF-16V">
            <text:p>SMD CAP Tantalum 22uF-16V</text:p>
          </table:table-cell>
          <table:table-cell table:formula="of:=IF([.H283]&lt;&gt;&quot;&quot;;VLOOKUP([.$H283]&amp;&quot; &quot;;['OOMLOUT-OOMP'.$H$3:.$H$829];1;0);&quot;&quot;)" office:value-type="string" office:string-value="302020013 ">
            <text:p>302020013 </text:p>
          </table:table-cell>
          <table:table-cell table:formula="of:=IF(ISNA([.K283]);1;&quot;&quot;)">
            <text:p/>
          </table:table-cell>
          <table:table-cell/>
        </table:table-row>
        <table:table-row table:style-name="ro1">
          <table:table-cell table:formula="of:=IF(['OOMLOUT-OOMP'.A283]&lt;&gt;&quot;&quot;;['OOMLOUT-OOMP'.A283];&quot;&quot;)" office:value-type="string" office:string-value="LEDS-0402-L-STAN-01">
            <text:p>LEDS-0402-L-STAN-01</text:p>
          </table:table-cell>
          <table:table-cell table:formula="of:=IF(['OOMLOUT-OOMP'.B283]&lt;&gt;&quot;&quot;;['OOMLOUT-OOMP'.B283];&quot;&quot;)" office:value-type="string" office:string-value="SMD (0402) Blue LED">
            <text:p>SMD (0402) Blue LED</text:p>
          </table:table-cell>
          <table:table-cell table:formula="of:=IF(['OOMLOUT-OOMP'.B283]&lt;&gt;&quot;&quot;;['OOMLOUT-OOMP'.H283];&quot;&quot;)" office:value-type="string" office:string-value="304090075 ">
            <text:p>304090075 </text:p>
          </table:table-cell>
          <table:table-cell table:formula="of:==IF([.A284]&lt;&gt;&quot;&quot;;VLOOKUP(VALUE([.C284]);['SEEED OPL'.$A$4:.$A$534];1;0);&quot;&quot;)" office:value-type="float" office:value="304090075">
            <text:p>304090075</text:p>
          </table:table-cell>
          <table:table-cell table:formula="of:=IF([.A284]&lt;&gt;&quot;&quot;;VLOOKUP(VALUE([.C284]);['SEEED OPL'.$A$4:.$B$534];2;0);&quot;&quot;)" office:value-type="string" office:string-value="BL-HB337A-AV-TRB">
            <text:p>BL-HB337A-AV-TRB</text:p>
          </table:table-cell>
          <table:table-cell table:number-columns-repeated="2"/>
          <table:table-cell table:formula="of:=IF(['SEEED OPL'.A284]&lt;&gt;&quot;&quot;;['SEEED OPL'.A284];&quot;&quot;)" office:value-type="float" office:value="302020015">
            <text:p>302020015</text:p>
          </table:table-cell>
          <table:table-cell table:formula="of:=IF(['SEEED OPL'.B284]&lt;&gt;&quot;&quot;;['SEEED OPL'.B284];&quot;&quot;)" office:value-type="string" office:string-value="TAJB107M010RNJ">
            <text:p>TAJB107M010RNJ</text:p>
          </table:table-cell>
          <table:table-cell table:formula="of:=IF(['SEEED OPL'.C284]&lt;&gt;&quot;&quot;;['SEEED OPL'.C284];&quot;&quot;)" office:value-type="string" office:string-value="SMD CAP Tantalum 100uF-10V">
            <text:p>SMD CAP Tantalum 100uF-10V</text:p>
          </table:table-cell>
          <table:table-cell table:formula="of:=IF([.H284]&lt;&gt;&quot;&quot;;VLOOKUP([.$H284]&amp;&quot; &quot;;['OOMLOUT-OOMP'.$H$3:.$H$829];1;0);&quot;&quot;)" office:value-type="string" office:string-value="302020015 ">
            <text:p>302020015 </text:p>
          </table:table-cell>
          <table:table-cell table:formula="of:=IF(ISNA([.K284]);1;&quot;&quot;)">
            <text:p/>
          </table:table-cell>
          <table:table-cell/>
        </table:table-row>
        <table:table-row table:style-name="ro1">
          <table:table-cell table:formula="of:=IF(['OOMLOUT-OOMP'.A284]&lt;&gt;&quot;&quot;;['OOMLOUT-OOMP'.A284];&quot;&quot;)" office:value-type="string" office:string-value="LEDS-0402-W-STAN-01">
            <text:p>LEDS-0402-W-STAN-01</text:p>
          </table:table-cell>
          <table:table-cell table:formula="of:=IF(['OOMLOUT-OOMP'.B284]&lt;&gt;&quot;&quot;;['OOMLOUT-OOMP'.B284];&quot;&quot;)" office:value-type="string" office:string-value="SMD (0402) White LED">
            <text:p>SMD (0402) White LED</text:p>
          </table:table-cell>
          <table:table-cell table:formula="of:=IF(['OOMLOUT-OOMP'.B284]&lt;&gt;&quot;&quot;;['OOMLOUT-OOMP'.H284];&quot;&quot;)" office:value-type="string" office:string-value="304090016 ">
            <text:p>304090016 </text:p>
          </table:table-cell>
          <table:table-cell table:formula="of:==IF([.A285]&lt;&gt;&quot;&quot;;VLOOKUP(VALUE([.C285]);['SEEED OPL'.$A$4:.$A$534];1;0);&quot;&quot;)" office:value-type="float" office:value="304090016">
            <text:p>304090016</text:p>
          </table:table-cell>
          <table:table-cell table:formula="of:=IF([.A285]&lt;&gt;&quot;&quot;;VLOOKUP(VALUE([.C285]);['SEEED OPL'.$A$4:.$B$534];2;0);&quot;&quot;)" office:value-type="string" office:string-value="16-219A/T2D-AR2T1QY/3T">
            <text:p>16-219A/T2D-AR2T1QY/3T</text:p>
          </table:table-cell>
          <table:table-cell table:number-columns-repeated="2"/>
          <table:table-cell table:formula="of:=IF(['SEEED OPL'.A285]&lt;&gt;&quot;&quot;;['SEEED OPL'.A285];&quot;&quot;)" office:value-type="float" office:value="302030053">
            <text:p>302030053</text:p>
          </table:table-cell>
          <table:table-cell table:formula="of:=IF(['SEEED OPL'.B285]&lt;&gt;&quot;&quot;;['SEEED OPL'.B285];&quot;&quot;)" office:value-type="string" office:string-value="CS1E221M-CRE77">
            <text:p>CS1E221M-CRE77</text:p>
          </table:table-cell>
          <table:table-cell table:formula="of:=IF(['SEEED OPL'.C285]&lt;&gt;&quot;&quot;;['SEEED OPL'.C285];&quot;&quot;)" office:value-type="string" office:string-value="SMD CAP Aluminum 220uF-16V;">
            <text:p>SMD CAP Aluminum 220uF-16V;</text:p>
          </table:table-cell>
          <table:table-cell table:formula="of:=IF([.H285]&lt;&gt;&quot;&quot;;VLOOKUP([.$H285]&amp;&quot; &quot;;['OOMLOUT-OOMP'.$H$3:.$H$829];1;0);&quot;&quot;)" office:value-type="string" office:string-value="302030053 ">
            <text:p>302030053 </text:p>
          </table:table-cell>
          <table:table-cell table:formula="of:=IF(ISNA([.K285]);1;&quot;&quot;)">
            <text:p/>
          </table:table-cell>
          <table:table-cell/>
        </table:table-row>
        <table:table-row table:style-name="ro1">
          <table:table-cell table:formula="of:=IF(['OOMLOUT-OOMP'.A285]&lt;&gt;&quot;&quot;;['OOMLOUT-OOMP'.A285];&quot;&quot;)" office:value-type="string" office:string-value="LEDS-05-G-STAN-01">
            <text:p>LEDS-05-G-STAN-01</text:p>
          </table:table-cell>
          <table:table-cell table:formula="of:=IF(['OOMLOUT-OOMP'.B285]&lt;&gt;&quot;&quot;;['OOMLOUT-OOMP'.B285];&quot;&quot;)" office:value-type="string" office:string-value="5 mm Green LED">
            <text:p>5 mm Green LED</text:p>
          </table:table-cell>
          <table:table-cell table:formula="of:=IF(['OOMLOUT-OOMP'.B285]&lt;&gt;&quot;&quot;;['OOMLOUT-OOMP'.H285];&quot;&quot;)" office:value-type="string" office:string-value="304090038 ">
            <text:p>304090038 </text:p>
          </table:table-cell>
          <table:table-cell table:formula="of:==IF([.A286]&lt;&gt;&quot;&quot;;VLOOKUP(VALUE([.C286]);['SEEED OPL'.$A$4:.$A$534];1;0);&quot;&quot;)" office:value-type="float" office:value="304090038">
            <text:p>304090038</text:p>
          </table:table-cell>
          <table:table-cell table:formula="of:=IF([.A286]&lt;&gt;&quot;&quot;;VLOOKUP(VALUE([.C286]);['SEEED OPL'.$A$4:.$B$534];2;0);&quot;&quot;)" office:value-type="string" office:string-value="G502DC">
            <text:p>G502DC</text:p>
          </table:table-cell>
          <table:table-cell table:number-columns-repeated="2"/>
          <table:table-cell table:formula="of:=IF(['SEEED OPL'.A286]&lt;&gt;&quot;&quot;;['SEEED OPL'.A286];&quot;&quot;)" office:value-type="float" office:value="303010037">
            <text:p>303010037</text:p>
          </table:table-cell>
          <table:table-cell table:formula="of:=IF(['SEEED OPL'.B286]&lt;&gt;&quot;&quot;;['SEEED OPL'.B286];&quot;&quot;)" office:value-type="string" office:string-value="LQG15HS4N7S02">
            <text:p>LQG15HS4N7S02</text:p>
          </table:table-cell>
          <table:table-cell table:formula="of:=IF(['SEEED OPL'.C286]&lt;&gt;&quot;&quot;;['SEEED OPL'.C286];&quot;&quot;)" office:value-type="string" office:string-value="SMD Inductor 4.7nH-0.3nH-300mA">
            <text:p>SMD Inductor 4.7nH-0.3nH-300mA</text:p>
          </table:table-cell>
          <table:table-cell table:formula="of:=IF([.H286]&lt;&gt;&quot;&quot;;VLOOKUP([.$H286]&amp;&quot; &quot;;['OOMLOUT-OOMP'.$H$3:.$H$829];1;0);&quot;&quot;)" office:value-type="float" office:value="0">
            <text:p>#N/A</text:p>
          </table:table-cell>
          <table:table-cell table:formula="of:=IF(ISNA([.K28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86]&lt;&gt;&quot;&quot;;['OOMLOUT-OOMP'.A286];&quot;&quot;)" office:value-type="string" office:string-value="LEDS-05-G-TINT-01">
            <text:p>LEDS-05-G-TINT-01</text:p>
          </table:table-cell>
          <table:table-cell table:formula="of:=IF(['OOMLOUT-OOMP'.B286]&lt;&gt;&quot;&quot;;['OOMLOUT-OOMP'.B286];&quot;&quot;)" office:value-type="string" office:string-value="5 mm Tinted Green LED">
            <text:p>5 mm Tinted Green LED</text:p>
          </table:table-cell>
          <table:table-cell table:formula="of:=IF(['OOMLOUT-OOMP'.B286]&lt;&gt;&quot;&quot;;['OOMLOUT-OOMP'.H286];&quot;&quot;)" office:value-type="float" office:value="0">
            <text:p>0</text:p>
          </table:table-cell>
          <table:table-cell table:formula="of:==IF([.A287]&lt;&gt;&quot;&quot;;VLOOKUP(VALUE([.C287]);['SEEED OPL'.$A$4:.$A$534];1;0);&quot;&quot;)" office:value-type="float" office:value="0">
            <text:p>#N/A</text:p>
          </table:table-cell>
          <table:table-cell table:formula="of:=IF([.A287]&lt;&gt;&quot;&quot;;VLOOKUP(VALUE([.C28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87]&lt;&gt;&quot;&quot;;['SEEED OPL'.A287];&quot;&quot;)" office:value-type="float" office:value="303030008">
            <text:p>303030008</text:p>
          </table:table-cell>
          <table:table-cell table:formula="of:=IF(['SEEED OPL'.B287]&lt;&gt;&quot;&quot;;['SEEED OPL'.B287];&quot;&quot;)" office:value-type="string" office:string-value="WLB2012-471T20">
            <text:p>WLB2012-471T20</text:p>
          </table:table-cell>
          <table:table-cell table:formula="of:=IF(['SEEED OPL'.C287]&lt;&gt;&quot;&quot;;['SEEED OPL'.C287];&quot;&quot;)" office:value-type="string" office:string-value="SMD Ferrite Bead 470R-2A">
            <text:p>SMD Ferrite Bead 470R-2A</text:p>
          </table:table-cell>
          <table:table-cell table:formula="of:=IF([.H287]&lt;&gt;&quot;&quot;;VLOOKUP([.$H287]&amp;&quot; &quot;;['OOMLOUT-OOMP'.$H$3:.$H$829];1;0);&quot;&quot;)" office:value-type="float" office:value="0">
            <text:p>#N/A</text:p>
          </table:table-cell>
          <table:table-cell table:formula="of:=IF(ISNA([.K28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87]&lt;&gt;&quot;&quot;;['OOMLOUT-OOMP'.A287];&quot;&quot;)" office:value-type="string" office:string-value="LEDS-05-I9-STAN-01">
            <text:p>LEDS-05-I9-STAN-01</text:p>
          </table:table-cell>
          <table:table-cell table:formula="of:=IF(['OOMLOUT-OOMP'.B287]&lt;&gt;&quot;&quot;;['OOMLOUT-OOMP'.B287];&quot;&quot;)" office:value-type="string" office:string-value="5 mm IR (940 nm) LED">
            <text:p>5 mm IR (940 nm) LED</text:p>
          </table:table-cell>
          <table:table-cell table:formula="of:=IF(['OOMLOUT-OOMP'.B287]&lt;&gt;&quot;&quot;;['OOMLOUT-OOMP'.H287];&quot;&quot;)" office:value-type="string" office:string-value="314020023 ">
            <text:p>314020023 </text:p>
          </table:table-cell>
          <table:table-cell table:formula="of:==IF([.A288]&lt;&gt;&quot;&quot;;VLOOKUP(VALUE([.C288]);['SEEED OPL'.$A$4:.$A$534];1;0);&quot;&quot;)" office:value-type="float" office:value="0">
            <text:p>#N/A</text:p>
          </table:table-cell>
          <table:table-cell table:formula="of:=IF([.A288]&lt;&gt;&quot;&quot;;VLOOKUP(VALUE([.C28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88]&lt;&gt;&quot;&quot;;['SEEED OPL'.A288];&quot;&quot;)" office:value-type="float" office:value="304020012">
            <text:p>304020012</text:p>
          </table:table-cell>
          <table:table-cell table:formula="of:=IF(['SEEED OPL'.B288]&lt;&gt;&quot;&quot;;['SEEED OPL'.B288];&quot;&quot;)" office:value-type="string" office:string-value="B0540W">
            <text:p>B0540W</text:p>
          </table:table-cell>
          <table:table-cell table:formula="of:=IF(['SEEED OPL'.C288]&lt;&gt;&quot;&quot;;['SEEED OPL'.C288];&quot;&quot;)" office:value-type="string" office:string-value="SMD Diode Schottky 40V-500mA">
            <text:p>SMD Diode Schottky 40V-500mA</text:p>
          </table:table-cell>
          <table:table-cell table:formula="of:=IF([.H288]&lt;&gt;&quot;&quot;;VLOOKUP([.$H288]&amp;&quot; &quot;;['OOMLOUT-OOMP'.$H$3:.$H$829];1;0);&quot;&quot;)" office:value-type="float" office:value="0">
            <text:p>#N/A</text:p>
          </table:table-cell>
          <table:table-cell table:formula="of:=IF(ISNA([.K28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88]&lt;&gt;&quot;&quot;;['OOMLOUT-OOMP'.A288];&quot;&quot;)" office:value-type="string" office:string-value="LEDS-05-L-STAN-01">
            <text:p>LEDS-05-L-STAN-01</text:p>
          </table:table-cell>
          <table:table-cell table:formula="of:=IF(['OOMLOUT-OOMP'.B288]&lt;&gt;&quot;&quot;;['OOMLOUT-OOMP'.B288];&quot;&quot;)" office:value-type="string" office:string-value="5 mm Blue LED">
            <text:p>5 mm Blue LED</text:p>
          </table:table-cell>
          <table:table-cell table:formula="of:=IF(['OOMLOUT-OOMP'.B288]&lt;&gt;&quot;&quot;;['OOMLOUT-OOMP'.H288];&quot;&quot;)" office:value-type="string" office:string-value="304090062 ">
            <text:p>304090062 </text:p>
          </table:table-cell>
          <table:table-cell table:formula="of:==IF([.A289]&lt;&gt;&quot;&quot;;VLOOKUP(VALUE([.C289]);['SEEED OPL'.$A$4:.$A$534];1;0);&quot;&quot;)" office:value-type="float" office:value="304090062">
            <text:p>304090062</text:p>
          </table:table-cell>
          <table:table-cell table:formula="of:=IF([.A289]&lt;&gt;&quot;&quot;;VLOOKUP(VALUE([.C289]);['SEEED OPL'.$A$4:.$B$534];2;0);&quot;&quot;)" office:value-type="string" office:string-value="504BW">
            <text:p>504BW</text:p>
          </table:table-cell>
          <table:table-cell table:number-columns-repeated="2"/>
          <table:table-cell table:formula="of:=IF(['SEEED OPL'.A289]&lt;&gt;&quot;&quot;;['SEEED OPL'.A289];&quot;&quot;)" office:value-type="float" office:value="306010020">
            <text:p>306010020</text:p>
          </table:table-cell>
          <table:table-cell table:formula="of:=IF(['SEEED OPL'.B289]&lt;&gt;&quot;&quot;;['SEEED OPL'.B289];&quot;&quot;)" office:value-type="string" office:string-value="FC-12M">
            <text:p>FC-12M</text:p>
          </table:table-cell>
          <table:table-cell table:formula="of:=IF(['SEEED OPL'.C289]&lt;&gt;&quot;&quot;;['SEEED OPL'.C289];&quot;&quot;)" office:value-type="string" office:string-value="SMD Crystal 32.768KHz-12.5pF-20ppm-90k">
            <text:p>SMD Crystal 32.768KHz-12.5pF-20ppm-90k</text:p>
          </table:table-cell>
          <table:table-cell table:formula="of:=IF([.H289]&lt;&gt;&quot;&quot;;VLOOKUP([.$H289]&amp;&quot; &quot;;['OOMLOUT-OOMP'.$H$3:.$H$829];1;0);&quot;&quot;)" office:value-type="string" office:string-value="306010020 ">
            <text:p>306010020 </text:p>
          </table:table-cell>
          <table:table-cell table:formula="of:=IF(ISNA([.K289]);1;&quot;&quot;)">
            <text:p/>
          </table:table-cell>
          <table:table-cell/>
        </table:table-row>
        <table:table-row table:style-name="ro1">
          <table:table-cell table:formula="of:=IF(['OOMLOUT-OOMP'.A289]&lt;&gt;&quot;&quot;;['OOMLOUT-OOMP'.A289];&quot;&quot;)" office:value-type="string" office:string-value="LEDS-05-L-TINT-01">
            <text:p>LEDS-05-L-TINT-01</text:p>
          </table:table-cell>
          <table:table-cell table:formula="of:=IF(['OOMLOUT-OOMP'.B289]&lt;&gt;&quot;&quot;;['OOMLOUT-OOMP'.B289];&quot;&quot;)" office:value-type="string" office:string-value="5 mm Tinted Blue LED">
            <text:p>5 mm Tinted Blue LED</text:p>
          </table:table-cell>
          <table:table-cell table:formula="of:=IF(['OOMLOUT-OOMP'.B289]&lt;&gt;&quot;&quot;;['OOMLOUT-OOMP'.H289];&quot;&quot;)" office:value-type="float" office:value="0">
            <text:p>0</text:p>
          </table:table-cell>
          <table:table-cell table:formula="of:==IF([.A290]&lt;&gt;&quot;&quot;;VLOOKUP(VALUE([.C290]);['SEEED OPL'.$A$4:.$A$534];1;0);&quot;&quot;)" office:value-type="float" office:value="0">
            <text:p>#N/A</text:p>
          </table:table-cell>
          <table:table-cell table:formula="of:=IF([.A290]&lt;&gt;&quot;&quot;;VLOOKUP(VALUE([.C29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0]&lt;&gt;&quot;&quot;;['SEEED OPL'.A290];&quot;&quot;)" office:value-type="float" office:value="306010053">
            <text:p>306010053</text:p>
          </table:table-cell>
          <table:table-cell table:formula="of:=IF(['SEEED OPL'.B290]&lt;&gt;&quot;&quot;;['SEEED OPL'.B290];&quot;&quot;)" office:value-type="string" office:string-value="CSTCE8M00G55-RO">
            <text:p>CSTCE8M00G55-RO</text:p>
          </table:table-cell>
          <table:table-cell table:formula="of:=IF(['SEEED OPL'.C290]&lt;&gt;&quot;&quot;;['SEEED OPL'.C290];&quot;&quot;)" office:value-type="string" office:string-value="SMD Crystal 8MHz-0.3%-150R">
            <text:p>SMD Crystal 8MHz-0.3%-150R</text:p>
          </table:table-cell>
          <table:table-cell table:formula="of:=IF([.H290]&lt;&gt;&quot;&quot;;VLOOKUP([.$H290]&amp;&quot; &quot;;['OOMLOUT-OOMP'.$H$3:.$H$829];1;0);&quot;&quot;)" office:value-type="string" office:string-value="306010053 ">
            <text:p>306010053 </text:p>
          </table:table-cell>
          <table:table-cell table:formula="of:=IF(ISNA([.K290]);1;&quot;&quot;)">
            <text:p/>
          </table:table-cell>
          <table:table-cell/>
        </table:table-row>
        <table:table-row table:style-name="ro1">
          <table:table-cell table:formula="of:=IF(['OOMLOUT-OOMP'.A290]&lt;&gt;&quot;&quot;;['OOMLOUT-OOMP'.A290];&quot;&quot;)" office:value-type="string" office:string-value="LEDS-05-O-STAN-01">
            <text:p>LEDS-05-O-STAN-01</text:p>
          </table:table-cell>
          <table:table-cell table:formula="of:=IF(['OOMLOUT-OOMP'.B290]&lt;&gt;&quot;&quot;;['OOMLOUT-OOMP'.B290];&quot;&quot;)" office:value-type="string" office:string-value="5 mm Orange LED">
            <text:p>5 mm Orange LED</text:p>
          </table:table-cell>
          <table:table-cell table:formula="of:=IF(['OOMLOUT-OOMP'.B290]&lt;&gt;&quot;&quot;;['OOMLOUT-OOMP'.H290];&quot;&quot;)" office:value-type="string" office:string-value="304090051 ">
            <text:p>304090051 </text:p>
          </table:table-cell>
          <table:table-cell table:formula="of:==IF([.A291]&lt;&gt;&quot;&quot;;VLOOKUP(VALUE([.C291]);['SEEED OPL'.$A$4:.$A$534];1;0);&quot;&quot;)" office:value-type="float" office:value="0">
            <text:p>#N/A</text:p>
          </table:table-cell>
          <table:table-cell table:formula="of:=IF([.A291]&lt;&gt;&quot;&quot;;VLOOKUP(VALUE([.C29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1]&lt;&gt;&quot;&quot;;['SEEED OPL'.A291];&quot;&quot;)" office:value-type="float" office:value="310020003">
            <text:p>310020003</text:p>
          </table:table-cell>
          <table:table-cell table:formula="of:=IF(['SEEED OPL'.B291]&lt;&gt;&quot;&quot;;['SEEED OPL'.B291];&quot;&quot;)" office:value-type="string" office:string-value="OPA333AIDBVT">
            <text:p>OPA333AIDBVT</text:p>
          </table:table-cell>
          <table:table-cell table:formula="of:=IF(['SEEED OPL'.C291]&lt;&gt;&quot;&quot;;['SEEED OPL'.C291];&quot;&quot;)" office:value-type="string" office:string-value="SMD IC Amplifier;1-CH;GBW 0.35MHz;Io 3mA;1.8V-5.5V;±0.9V-2.75V">
            <text:p>SMD IC Amplifier;1-CH;GBW 0.35MHz;Io 3mA;1.8V-5.5V;±0.9V-2.75V</text:p>
          </table:table-cell>
          <table:table-cell table:formula="of:=IF([.H291]&lt;&gt;&quot;&quot;;VLOOKUP([.$H291]&amp;&quot; &quot;;['OOMLOUT-OOMP'.$H$3:.$H$829];1;0);&quot;&quot;)" office:value-type="string" office:string-value="310020003 ">
            <text:p>310020003 </text:p>
          </table:table-cell>
          <table:table-cell table:formula="of:=IF(ISNA([.K291]);1;&quot;&quot;)">
            <text:p/>
          </table:table-cell>
          <table:table-cell/>
        </table:table-row>
        <table:table-row table:style-name="ro1">
          <table:table-cell table:formula="of:=IF(['OOMLOUT-OOMP'.A291]&lt;&gt;&quot;&quot;;['OOMLOUT-OOMP'.A291];&quot;&quot;)" office:value-type="string" office:string-value="LEDS-05-O-TINT-01">
            <text:p>LEDS-05-O-TINT-01</text:p>
          </table:table-cell>
          <table:table-cell table:formula="of:=IF(['OOMLOUT-OOMP'.B291]&lt;&gt;&quot;&quot;;['OOMLOUT-OOMP'.B291];&quot;&quot;)" office:value-type="string" office:string-value="5 mm Tinted Orange LED">
            <text:p>5 mm Tinted Orange LED</text:p>
          </table:table-cell>
          <table:table-cell table:formula="of:=IF(['OOMLOUT-OOMP'.B291]&lt;&gt;&quot;&quot;;['OOMLOUT-OOMP'.H291];&quot;&quot;)" office:value-type="float" office:value="0">
            <text:p>0</text:p>
          </table:table-cell>
          <table:table-cell table:formula="of:==IF([.A292]&lt;&gt;&quot;&quot;;VLOOKUP(VALUE([.C292]);['SEEED OPL'.$A$4:.$A$534];1;0);&quot;&quot;)" office:value-type="float" office:value="0">
            <text:p>#N/A</text:p>
          </table:table-cell>
          <table:table-cell table:formula="of:=IF([.A292]&lt;&gt;&quot;&quot;;VLOOKUP(VALUE([.C29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2]&lt;&gt;&quot;&quot;;['SEEED OPL'.A292];&quot;&quot;)" office:value-type="float" office:value="310030016">
            <text:p>310030016</text:p>
          </table:table-cell>
          <table:table-cell table:formula="of:=IF(['SEEED OPL'.B292]&lt;&gt;&quot;&quot;;['SEEED OPL'.B292];&quot;&quot;)" office:value-type="string" office:string-value="XC6206P182MR">
            <text:p>XC6206P182MR</text:p>
          </table:table-cell>
          <table:table-cell table:formula="of:=IF(['SEEED OPL'.C292]&lt;&gt;&quot;&quot;;['SEEED OPL'.C292];&quot;&quot;)" office:value-type="string" office:string-value="SMD PMIC;DC-DC;Vin 2.6-5.5V; Adj;2A;3MHz;Buck;1-Ch">
            <text:p>SMD PMIC;DC-DC;Vin 2.6-5.5V; Adj;2A;3MHz;Buck;1-Ch</text:p>
          </table:table-cell>
          <table:table-cell table:formula="of:=IF([.H292]&lt;&gt;&quot;&quot;;VLOOKUP([.$H292]&amp;&quot; &quot;;['OOMLOUT-OOMP'.$H$3:.$H$829];1;0);&quot;&quot;)" office:value-type="string" office:string-value="310030016 ">
            <text:p>310030016 </text:p>
          </table:table-cell>
          <table:table-cell table:formula="of:=IF(ISNA([.K292]);1;&quot;&quot;)">
            <text:p/>
          </table:table-cell>
          <table:table-cell/>
        </table:table-row>
        <table:table-row table:style-name="ro1">
          <table:table-cell table:formula="of:=IF(['OOMLOUT-OOMP'.A292]&lt;&gt;&quot;&quot;;['OOMLOUT-OOMP'.A292];&quot;&quot;)" office:value-type="string" office:string-value="LEDS-05-P-TINT-01">
            <text:p>LEDS-05-P-TINT-01</text:p>
          </table:table-cell>
          <table:table-cell table:formula="of:=IF(['OOMLOUT-OOMP'.B292]&lt;&gt;&quot;&quot;;['OOMLOUT-OOMP'.B292];&quot;&quot;)" office:value-type="string" office:string-value="5 mm Tinted Pink LED">
            <text:p>5 mm Tinted Pink LED</text:p>
          </table:table-cell>
          <table:table-cell table:formula="of:=IF(['OOMLOUT-OOMP'.B292]&lt;&gt;&quot;&quot;;['OOMLOUT-OOMP'.H292];&quot;&quot;)" office:value-type="float" office:value="0">
            <text:p>0</text:p>
          </table:table-cell>
          <table:table-cell table:formula="of:==IF([.A293]&lt;&gt;&quot;&quot;;VLOOKUP(VALUE([.C293]);['SEEED OPL'.$A$4:.$A$534];1;0);&quot;&quot;)" office:value-type="float" office:value="0">
            <text:p>#N/A</text:p>
          </table:table-cell>
          <table:table-cell table:formula="of:=IF([.A293]&lt;&gt;&quot;&quot;;VLOOKUP(VALUE([.C29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3]&lt;&gt;&quot;&quot;;['SEEED OPL'.A293];&quot;&quot;)" office:value-type="float" office:value="310050026">
            <text:p>310050026</text:p>
          </table:table-cell>
          <table:table-cell table:formula="of:=IF(['SEEED OPL'.B293]&lt;&gt;&quot;&quot;;['SEEED OPL'.B293];&quot;&quot;)" office:value-type="string" office:string-value="TXS0108EPWR">
            <text:p>TXS0108EPWR</text:p>
          </table:table-cell>
          <table:table-cell table:formula="of:=IF(['SEEED OPL'.C293]&lt;&gt;&quot;&quot;;['SEEED OPL'.C293];&quot;&quot;)" office:value-type="string" office:string-value="SMD IC Logic;8-bit noninverting;VCCA 1.2V-3.6V;VCCB 1.65V-5.5V;Iout 50mA">
            <text:p>SMD IC Logic;8-bit noninverting;VCCA 1.2V-3.6V;VCCB 1.65V-5.5V;Iout 50mA</text:p>
          </table:table-cell>
          <table:table-cell table:formula="of:=IF([.H293]&lt;&gt;&quot;&quot;;VLOOKUP([.$H293]&amp;&quot; &quot;;['OOMLOUT-OOMP'.$H$3:.$H$829];1;0);&quot;&quot;)" office:value-type="string" office:string-value="310050026 ">
            <text:p>310050026 </text:p>
          </table:table-cell>
          <table:table-cell table:formula="of:=IF(ISNA([.K293]);1;&quot;&quot;)">
            <text:p/>
          </table:table-cell>
          <table:table-cell/>
        </table:table-row>
        <table:table-row table:style-name="ro1">
          <table:table-cell table:formula="of:=IF(['OOMLOUT-OOMP'.A293]&lt;&gt;&quot;&quot;;['OOMLOUT-OOMP'.A293];&quot;&quot;)" office:value-type="string" office:string-value="LEDS-05-R-STAN-01">
            <text:p>LEDS-05-R-STAN-01</text:p>
          </table:table-cell>
          <table:table-cell table:formula="of:=IF(['OOMLOUT-OOMP'.B293]&lt;&gt;&quot;&quot;;['OOMLOUT-OOMP'.B293];&quot;&quot;)" office:value-type="string" office:string-value="5 mm Red LED">
            <text:p>5 mm Red LED</text:p>
          </table:table-cell>
          <table:table-cell table:formula="of:=IF(['OOMLOUT-OOMP'.B293]&lt;&gt;&quot;&quot;;['OOMLOUT-OOMP'.H293];&quot;&quot;)" office:value-type="string" office:string-value="304090059 ">
            <text:p>304090059 </text:p>
          </table:table-cell>
          <table:table-cell table:formula="of:==IF([.A294]&lt;&gt;&quot;&quot;;VLOOKUP(VALUE([.C294]);['SEEED OPL'.$A$4:.$A$534];1;0);&quot;&quot;)" office:value-type="float" office:value="304090059">
            <text:p>304090059</text:p>
          </table:table-cell>
          <table:table-cell table:formula="of:=IF([.A294]&lt;&gt;&quot;&quot;;VLOOKUP(VALUE([.C294]);['SEEED OPL'.$A$4:.$B$534];2;0);&quot;&quot;)" office:value-type="string" office:string-value="UR502DC">
            <text:p>UR502DC</text:p>
          </table:table-cell>
          <table:table-cell table:number-columns-repeated="2"/>
          <table:table-cell table:formula="of:=IF(['SEEED OPL'.A294]&lt;&gt;&quot;&quot;;['SEEED OPL'.A294];&quot;&quot;)" office:value-type="float" office:value="320110049">
            <text:p>320110049</text:p>
          </table:table-cell>
          <table:table-cell table:formula="of:=IF(['SEEED OPL'.B294]&lt;&gt;&quot;&quot;;['SEEED OPL'.B294];&quot;&quot;)" office:value-type="string" office:string-value="ZB2001-02 ">
            <text:p>ZB2001-02 </text:p>
          </table:table-cell>
          <table:table-cell table:formula="of:=IF(['SEEED OPL'.C294]&lt;&gt;&quot;&quot;;['SEEED OPL'.C294];&quot;&quot;)" office:value-type="string" office:string-value="DIP White JST;2Pin-2.0">
            <text:p>DIP White JST;2Pin-2.0</text:p>
          </table:table-cell>
          <table:table-cell table:formula="of:=IF([.H294]&lt;&gt;&quot;&quot;;VLOOKUP([.$H294]&amp;&quot; &quot;;['OOMLOUT-OOMP'.$H$3:.$H$829];1;0);&quot;&quot;)" office:value-type="string" office:string-value="320110049 ">
            <text:p>320110049 </text:p>
          </table:table-cell>
          <table:table-cell table:formula="of:=IF(ISNA([.K294]);1;&quot;&quot;)">
            <text:p/>
          </table:table-cell>
          <table:table-cell/>
        </table:table-row>
        <table:table-row table:style-name="ro1">
          <table:table-cell table:formula="of:=IF(['OOMLOUT-OOMP'.A294]&lt;&gt;&quot;&quot;;['OOMLOUT-OOMP'.A294];&quot;&quot;)" office:value-type="string" office:string-value="LEDS-05-R-TINT-01">
            <text:p>LEDS-05-R-TINT-01</text:p>
          </table:table-cell>
          <table:table-cell table:formula="of:=IF(['OOMLOUT-OOMP'.B294]&lt;&gt;&quot;&quot;;['OOMLOUT-OOMP'.B294];&quot;&quot;)" office:value-type="string" office:string-value="5 mm Tinted Red LED">
            <text:p>5 mm Tinted Red LED</text:p>
          </table:table-cell>
          <table:table-cell table:formula="of:=IF(['OOMLOUT-OOMP'.B294]&lt;&gt;&quot;&quot;;['OOMLOUT-OOMP'.H294];&quot;&quot;)" office:value-type="float" office:value="0">
            <text:p>0</text:p>
          </table:table-cell>
          <table:table-cell table:formula="of:==IF([.A295]&lt;&gt;&quot;&quot;;VLOOKUP(VALUE([.C295]);['SEEED OPL'.$A$4:.$A$534];1;0);&quot;&quot;)" office:value-type="float" office:value="0">
            <text:p>#N/A</text:p>
          </table:table-cell>
          <table:table-cell table:formula="of:=IF([.A295]&lt;&gt;&quot;&quot;;VLOOKUP(VALUE([.C29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5]&lt;&gt;&quot;&quot;;['SEEED OPL'.A295];&quot;&quot;)" office:value-type="float" office:value="320110054">
            <text:p>320110054</text:p>
          </table:table-cell>
          <table:table-cell table:formula="of:=IF(['SEEED OPL'.B295]&lt;&gt;&quot;&quot;;['SEEED OPL'.B295];&quot;&quot;)" office:value-type="string" office:string-value="JST 2P-1.0">
            <text:p>JST 2P-1.0</text:p>
          </table:table-cell>
          <table:table-cell table:formula="of:=IF(['SEEED OPL'.C295]&lt;&gt;&quot;&quot;;['SEEED OPL'.C295];&quot;&quot;)" office:value-type="string" office:string-value="SMD White JST;2Pin-1.0 pitch">
            <text:p>SMD White JST;2Pin-1.0 pitch</text:p>
          </table:table-cell>
          <table:table-cell table:formula="of:=IF([.H295]&lt;&gt;&quot;&quot;;VLOOKUP([.$H295]&amp;&quot; &quot;;['OOMLOUT-OOMP'.$H$3:.$H$829];1;0);&quot;&quot;)" office:value-type="string" office:string-value="320110054 ">
            <text:p>320110054 </text:p>
          </table:table-cell>
          <table:table-cell table:formula="of:=IF(ISNA([.K295]);1;&quot;&quot;)">
            <text:p/>
          </table:table-cell>
          <table:table-cell/>
        </table:table-row>
        <table:table-row table:style-name="ro1">
          <table:table-cell table:formula="of:=IF(['OOMLOUT-OOMP'.A295]&lt;&gt;&quot;&quot;;['OOMLOUT-OOMP'.A295];&quot;&quot;)" office:value-type="string" office:string-value="LEDS-05-V-STAN-01">
            <text:p>LEDS-05-V-STAN-01</text:p>
          </table:table-cell>
          <table:table-cell table:formula="of:=IF(['OOMLOUT-OOMP'.B295]&lt;&gt;&quot;&quot;;['OOMLOUT-OOMP'.B295];&quot;&quot;)" office:value-type="string" office:string-value="5 mm Purple LED">
            <text:p>5 mm Purple LED</text:p>
          </table:table-cell>
          <table:table-cell table:formula="of:=IF(['OOMLOUT-OOMP'.B295]&lt;&gt;&quot;&quot;;['OOMLOUT-OOMP'.H295];&quot;&quot;)" office:value-type="string" office:string-value="304090053 ">
            <text:p>304090053 </text:p>
          </table:table-cell>
          <table:table-cell table:formula="of:==IF([.A296]&lt;&gt;&quot;&quot;;VLOOKUP(VALUE([.C296]);['SEEED OPL'.$A$4:.$A$534];1;0);&quot;&quot;)" office:value-type="float" office:value="0">
            <text:p>#N/A</text:p>
          </table:table-cell>
          <table:table-cell table:formula="of:=IF([.A296]&lt;&gt;&quot;&quot;;VLOOKUP(VALUE([.C29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6]&lt;&gt;&quot;&quot;;['SEEED OPL'.A296];&quot;&quot;)" office:value-type="float" office:value="326080002">
            <text:p>326080002</text:p>
          </table:table-cell>
          <table:table-cell table:formula="of:=IF(['SEEED OPL'.B296]&lt;&gt;&quot;&quot;;['SEEED OPL'.B296];&quot;&quot;)" office:value-type="string" office:string-value="R3075">
            <text:p>R3075</text:p>
          </table:table-cell>
          <table:table-cell table:formula="of:=IF(['SEEED OPL'.C296]&lt;&gt;&quot;&quot;;['SEEED OPL'.C296];&quot;&quot;)" office:value-type="string" office:string-value="Rivet;Black-Plastic-R3075">
            <text:p>Rivet;Black-Plastic-R3075</text:p>
          </table:table-cell>
          <table:table-cell table:formula="of:=IF([.H296]&lt;&gt;&quot;&quot;;VLOOKUP([.$H296]&amp;&quot; &quot;;['OOMLOUT-OOMP'.$H$3:.$H$829];1;0);&quot;&quot;)" office:value-type="float" office:value="0">
            <text:p>#N/A</text:p>
          </table:table-cell>
          <table:table-cell table:formula="of:=IF(ISNA([.K29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96]&lt;&gt;&quot;&quot;;['OOMLOUT-OOMP'.A296];&quot;&quot;)" office:value-type="string" office:string-value="LEDS-05-V-TINT-01">
            <text:p>LEDS-05-V-TINT-01</text:p>
          </table:table-cell>
          <table:table-cell table:formula="of:=IF(['OOMLOUT-OOMP'.B296]&lt;&gt;&quot;&quot;;['OOMLOUT-OOMP'.B296];&quot;&quot;)" office:value-type="string" office:string-value="5 mm Tinted Purple LED">
            <text:p>5 mm Tinted Purple LED</text:p>
          </table:table-cell>
          <table:table-cell table:formula="of:=IF(['OOMLOUT-OOMP'.B296]&lt;&gt;&quot;&quot;;['OOMLOUT-OOMP'.H296];&quot;&quot;)" office:value-type="float" office:value="0">
            <text:p>0</text:p>
          </table:table-cell>
          <table:table-cell table:formula="of:==IF([.A297]&lt;&gt;&quot;&quot;;VLOOKUP(VALUE([.C297]);['SEEED OPL'.$A$4:.$A$534];1;0);&quot;&quot;)" office:value-type="float" office:value="0">
            <text:p>#N/A</text:p>
          </table:table-cell>
          <table:table-cell table:formula="of:=IF([.A297]&lt;&gt;&quot;&quot;;VLOOKUP(VALUE([.C29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7]&lt;&gt;&quot;&quot;;['SEEED OPL'.A297];&quot;&quot;)" office:value-type="float" office:value="326080011">
            <text:p>326080011</text:p>
          </table:table-cell>
          <table:table-cell table:formula="of:=IF(['SEEED OPL'.B297]&lt;&gt;&quot;&quot;;['SEEED OPL'.B297];&quot;&quot;)" office:value-type="string" office:string-value="R2064">
            <text:p>R2064</text:p>
          </table:table-cell>
          <table:table-cell table:formula="of:=IF(['SEEED OPL'.C297]&lt;&gt;&quot;&quot;;['SEEED OPL'.C297];&quot;&quot;)" office:value-type="string" office:string-value="Rivet;Black-Plastic-R2064">
            <text:p>Rivet;Black-Plastic-R2064</text:p>
          </table:table-cell>
          <table:table-cell table:formula="of:=IF([.H297]&lt;&gt;&quot;&quot;;VLOOKUP([.$H297]&amp;&quot; &quot;;['OOMLOUT-OOMP'.$H$3:.$H$829];1;0);&quot;&quot;)" office:value-type="float" office:value="0">
            <text:p>#N/A</text:p>
          </table:table-cell>
          <table:table-cell table:formula="of:=IF(ISNA([.K29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97]&lt;&gt;&quot;&quot;;['OOMLOUT-OOMP'.A297];&quot;&quot;)" office:value-type="string" office:string-value="LEDS-05-W-STAN-01">
            <text:p>LEDS-05-W-STAN-01</text:p>
          </table:table-cell>
          <table:table-cell table:formula="of:=IF(['OOMLOUT-OOMP'.B297]&lt;&gt;&quot;&quot;;['OOMLOUT-OOMP'.B297];&quot;&quot;)" office:value-type="string" office:string-value="5 mm White LED">
            <text:p>5 mm White LED</text:p>
          </table:table-cell>
          <table:table-cell table:formula="of:=IF(['OOMLOUT-OOMP'.B297]&lt;&gt;&quot;&quot;;['OOMLOUT-OOMP'.H297];&quot;&quot;)" office:value-type="string" office:string-value="304090058 ">
            <text:p>304090058 </text:p>
          </table:table-cell>
          <table:table-cell table:formula="of:==IF([.A298]&lt;&gt;&quot;&quot;;VLOOKUP(VALUE([.C298]);['SEEED OPL'.$A$4:.$A$534];1;0);&quot;&quot;)" office:value-type="float" office:value="304090058">
            <text:p>304090058</text:p>
          </table:table-cell>
          <table:table-cell table:formula="of:=IF([.A298]&lt;&gt;&quot;&quot;;VLOOKUP(VALUE([.C298]);['SEEED OPL'.$A$4:.$B$534];2;0);&quot;&quot;)" office:value-type="string" office:string-value="504WC">
            <text:p>504WC</text:p>
          </table:table-cell>
          <table:table-cell table:number-columns-repeated="2"/>
          <table:table-cell table:formula="of:=IF(['SEEED OPL'.A298]&lt;&gt;&quot;&quot;;['SEEED OPL'.A298];&quot;&quot;)" office:value-type="float" office:value="301010113">
            <text:p>301010113</text:p>
          </table:table-cell>
          <table:table-cell table:formula="of:=IF(['SEEED OPL'.B298]&lt;&gt;&quot;&quot;;['SEEED OPL'.B298];&quot;&quot;)" office:value-type="string" office:string-value="RC0603JR-072KL">
            <text:p>RC0603JR-072KL</text:p>
          </table:table-cell>
          <table:table-cell table:formula="of:=IF(['SEEED OPL'.C298]&lt;&gt;&quot;&quot;;['SEEED OPL'.C298];&quot;&quot;)" office:value-type="string" office:string-value="SMD RES 2K-5%-1/10W">
            <text:p>SMD RES 2K-5%-1/10W</text:p>
          </table:table-cell>
          <table:table-cell table:formula="of:=IF([.H298]&lt;&gt;&quot;&quot;;VLOOKUP([.$H298]&amp;&quot; &quot;;['OOMLOUT-OOMP'.$H$3:.$H$829];1;0);&quot;&quot;)" office:value-type="float" office:value="0">
            <text:p>#N/A</text:p>
          </table:table-cell>
          <table:table-cell table:formula="of:=IF(ISNA([.K298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298]&lt;&gt;&quot;&quot;;['OOMLOUT-OOMP'.A298];&quot;&quot;)" office:value-type="string" office:string-value="LEDS-05-W-TINT-01">
            <text:p>LEDS-05-W-TINT-01</text:p>
          </table:table-cell>
          <table:table-cell table:formula="of:=IF(['OOMLOUT-OOMP'.B298]&lt;&gt;&quot;&quot;;['OOMLOUT-OOMP'.B298];&quot;&quot;)" office:value-type="string" office:string-value="5 mm Tinted White LED">
            <text:p>5 mm Tinted White LED</text:p>
          </table:table-cell>
          <table:table-cell table:formula="of:=IF(['OOMLOUT-OOMP'.B298]&lt;&gt;&quot;&quot;;['OOMLOUT-OOMP'.H298];&quot;&quot;)" office:value-type="float" office:value="0">
            <text:p>0</text:p>
          </table:table-cell>
          <table:table-cell table:formula="of:==IF([.A299]&lt;&gt;&quot;&quot;;VLOOKUP(VALUE([.C299]);['SEEED OPL'.$A$4:.$A$534];1;0);&quot;&quot;)" office:value-type="float" office:value="0">
            <text:p>#N/A</text:p>
          </table:table-cell>
          <table:table-cell table:formula="of:=IF([.A299]&lt;&gt;&quot;&quot;;VLOOKUP(VALUE([.C29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9]&lt;&gt;&quot;&quot;;['SEEED OPL'.A299];&quot;&quot;)" office:value-type="float" office:value="302010175">
            <text:p>302010175</text:p>
          </table:table-cell>
          <table:table-cell table:formula="of:=IF(['SEEED OPL'.B299]&lt;&gt;&quot;&quot;;['SEEED OPL'.B299];&quot;&quot;)" office:value-type="string" office:string-value="CC0805JRX7R9BB103">
            <text:p>CC0805JRX7R9BB103</text:p>
          </table:table-cell>
          <table:table-cell table:formula="of:=IF(['SEEED OPL'.C299]&lt;&gt;&quot;&quot;;['SEEED OPL'.C299];&quot;&quot;)" office:value-type="string" office:string-value="SMD CAP Ceramic 10nF-50V-5%-X7R">
            <text:p>SMD CAP Ceramic 10nF-50V-5%-X7R</text:p>
          </table:table-cell>
          <table:table-cell table:formula="of:=IF([.H299]&lt;&gt;&quot;&quot;;VLOOKUP([.$H299]&amp;&quot; &quot;;['OOMLOUT-OOMP'.$H$3:.$H$829];1;0);&quot;&quot;)" office:value-type="string" office:string-value="302010175 ">
            <text:p>302010175 </text:p>
          </table:table-cell>
          <table:table-cell table:formula="of:=IF(ISNA([.K299]);1;&quot;&quot;)">
            <text:p/>
          </table:table-cell>
          <table:table-cell/>
        </table:table-row>
        <table:table-row table:style-name="ro1">
          <table:table-cell table:formula="of:=IF(['OOMLOUT-OOMP'.A299]&lt;&gt;&quot;&quot;;['OOMLOUT-OOMP'.A299];&quot;&quot;)" office:value-type="string" office:string-value="LEDS-05-Y-TINT-01">
            <text:p>LEDS-05-Y-TINT-01</text:p>
          </table:table-cell>
          <table:table-cell table:formula="of:=IF(['OOMLOUT-OOMP'.B299]&lt;&gt;&quot;&quot;;['OOMLOUT-OOMP'.B299];&quot;&quot;)" office:value-type="string" office:string-value="5 mm Tinted Yellow LED">
            <text:p>5 mm Tinted Yellow LED</text:p>
          </table:table-cell>
          <table:table-cell table:formula="of:=IF(['OOMLOUT-OOMP'.B299]&lt;&gt;&quot;&quot;;['OOMLOUT-OOMP'.H299];&quot;&quot;)" office:value-type="float" office:value="0">
            <text:p>0</text:p>
          </table:table-cell>
          <table:table-cell table:formula="of:==IF([.A300]&lt;&gt;&quot;&quot;;VLOOKUP(VALUE([.C300]);['SEEED OPL'.$A$4:.$A$534];1;0);&quot;&quot;)" office:value-type="float" office:value="0">
            <text:p>#N/A</text:p>
          </table:table-cell>
          <table:table-cell table:formula="of:=IF([.A300]&lt;&gt;&quot;&quot;;VLOOKUP(VALUE([.C30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00]&lt;&gt;&quot;&quot;;['SEEED OPL'.A300];&quot;&quot;)" office:value-type="float" office:value="302010208">
            <text:p>302010208</text:p>
          </table:table-cell>
          <table:table-cell table:formula="of:=IF(['SEEED OPL'.B300]&lt;&gt;&quot;&quot;;['SEEED OPL'.B300];&quot;&quot;)" office:value-type="string" office:string-value="CC1-F5SL2A101KSPW">
            <text:p>CC1-F5SL2A101KSPW</text:p>
          </table:table-cell>
          <table:table-cell table:formula="of:=IF(['SEEED OPL'.C300]&lt;&gt;&quot;&quot;;['SEEED OPL'.C300];&quot;&quot;)" office:value-type="string" office:string-value="DIP CAP Ceramic Disc 100nF-50V-Y5V">
            <text:p>DIP CAP Ceramic Disc 100nF-50V-Y5V</text:p>
          </table:table-cell>
          <table:table-cell table:formula="of:=IF([.H300]&lt;&gt;&quot;&quot;;VLOOKUP([.$H300]&amp;&quot; &quot;;['OOMLOUT-OOMP'.$H$3:.$H$829];1;0);&quot;&quot;)" office:value-type="string" office:string-value="302010208 ">
            <text:p>302010208 </text:p>
          </table:table-cell>
          <table:table-cell table:formula="of:=IF(ISNA([.K300]);1;&quot;&quot;)">
            <text:p/>
          </table:table-cell>
          <table:table-cell/>
        </table:table-row>
        <table:table-row table:style-name="ro1">
          <table:table-cell table:formula="of:=IF(['OOMLOUT-OOMP'.A300]&lt;&gt;&quot;&quot;;['OOMLOUT-OOMP'.A300];&quot;&quot;)" office:value-type="string" office:string-value="LEDS-0603-G-STAN-01">
            <text:p>LEDS-0603-G-STAN-01</text:p>
          </table:table-cell>
          <table:table-cell table:formula="of:=IF(['OOMLOUT-OOMP'.B300]&lt;&gt;&quot;&quot;;['OOMLOUT-OOMP'.B300];&quot;&quot;)" office:value-type="string" office:string-value="SMD (0603) Green LED">
            <text:p>SMD (0603) Green LED</text:p>
          </table:table-cell>
          <table:table-cell table:formula="of:=IF(['OOMLOUT-OOMP'.B300]&lt;&gt;&quot;&quot;;['OOMLOUT-OOMP'.H300];&quot;&quot;)" office:value-type="string" office:string-value="304090043 ">
            <text:p>304090043 </text:p>
          </table:table-cell>
          <table:table-cell table:formula="of:==IF([.A301]&lt;&gt;&quot;&quot;;VLOOKUP(VALUE([.C301]);['SEEED OPL'.$A$4:.$A$534];1;0);&quot;&quot;)" office:value-type="float" office:value="304090043">
            <text:p>304090043</text:p>
          </table:table-cell>
          <table:table-cell table:formula="of:=IF([.A301]&lt;&gt;&quot;&quot;;VLOOKUP(VALUE([.C301]);['SEEED OPL'.$A$4:.$B$534];2;0);&quot;&quot;)" office:value-type="string" office:string-value="19-217-G7C-AN1P2-3T">
            <text:p>19-217-G7C-AN1P2-3T</text:p>
          </table:table-cell>
          <table:table-cell table:number-columns-repeated="2"/>
          <table:table-cell table:formula="of:=IF(['SEEED OPL'.A301]&lt;&gt;&quot;&quot;;['SEEED OPL'.A301];&quot;&quot;)" office:value-type="float" office:value="302030059">
            <text:p>302030059</text:p>
          </table:table-cell>
          <table:table-cell table:formula="of:=IF(['SEEED OPL'.B301]&lt;&gt;&quot;&quot;;['SEEED OPL'.B301];&quot;&quot;)" office:value-type="string" office:string-value="CS1E470M-CRE54">
            <text:p>CS1E470M-CRE54</text:p>
          </table:table-cell>
          <table:table-cell table:formula="of:=IF(['SEEED OPL'.C301]&lt;&gt;&quot;&quot;;['SEEED OPL'.C301];&quot;&quot;)" office:value-type="string" office:string-value="SMD CAP Aluminum 47uF-25V">
            <text:p>SMD CAP Aluminum 47uF-25V</text:p>
          </table:table-cell>
          <table:table-cell table:formula="of:=IF([.H301]&lt;&gt;&quot;&quot;;VLOOKUP([.$H301]&amp;&quot; &quot;;['OOMLOUT-OOMP'.$H$3:.$H$829];1;0);&quot;&quot;)" office:value-type="string" office:string-value="302030059 ">
            <text:p>302030059 </text:p>
          </table:table-cell>
          <table:table-cell table:formula="of:=IF(ISNA([.K301]);1;&quot;&quot;)">
            <text:p/>
          </table:table-cell>
          <table:table-cell/>
        </table:table-row>
        <table:table-row table:style-name="ro1">
          <table:table-cell table:formula="of:=IF(['OOMLOUT-OOMP'.A301]&lt;&gt;&quot;&quot;;['OOMLOUT-OOMP'.A301];&quot;&quot;)" office:value-type="string" office:string-value="LEDS-0603-L-STAN-01">
            <text:p>LEDS-0603-L-STAN-01</text:p>
          </table:table-cell>
          <table:table-cell table:formula="of:=IF(['OOMLOUT-OOMP'.B301]&lt;&gt;&quot;&quot;;['OOMLOUT-OOMP'.B301];&quot;&quot;)" office:value-type="string" office:string-value="SMD (0603) Blue LED">
            <text:p>SMD (0603) Blue LED</text:p>
          </table:table-cell>
          <table:table-cell table:formula="of:=IF(['OOMLOUT-OOMP'.B301]&lt;&gt;&quot;&quot;;['OOMLOUT-OOMP'.H301];&quot;&quot;)" office:value-type="string" office:string-value="304090045 ">
            <text:p>304090045 </text:p>
          </table:table-cell>
          <table:table-cell table:formula="of:==IF([.A302]&lt;&gt;&quot;&quot;;VLOOKUP(VALUE([.C302]);['SEEED OPL'.$A$4:.$A$534];1;0);&quot;&quot;)" office:value-type="float" office:value="304090045">
            <text:p>304090045</text:p>
          </table:table-cell>
          <table:table-cell table:formula="of:=IF([.A302]&lt;&gt;&quot;&quot;;VLOOKUP(VALUE([.C302]);['SEEED OPL'.$A$4:.$B$534];2;0);&quot;&quot;)" office:value-type="string" office:string-value="19-217-BHC-ZL1M2RY-3T">
            <text:p>19-217-BHC-ZL1M2RY-3T</text:p>
          </table:table-cell>
          <table:table-cell table:number-columns-repeated="2"/>
          <table:table-cell table:formula="of:=IF(['SEEED OPL'.A302]&lt;&gt;&quot;&quot;;['SEEED OPL'.A302];&quot;&quot;)" office:value-type="float" office:value="301020040">
            <text:p>301020040</text:p>
          </table:table-cell>
          <table:table-cell table:formula="of:=IF(['SEEED OPL'.B302]&lt;&gt;&quot;&quot;;['SEEED OPL'.B302];&quot;&quot;)" office:value-type="string" office:string-value="FHCFR-1/6W-104J  ">
            <text:p>FHCFR-1/6W-104J <text:s/></text:p>
          </table:table-cell>
          <table:table-cell table:formula="of:=IF(['SEEED OPL'.C302]&lt;&gt;&quot;&quot;;['SEEED OPL'.C302];&quot;&quot;)" office:value-type="string" office:string-value="DIP RES 100K-5%-1/6W;">
            <text:p>DIP RES 100K-5%-1/6W;</text:p>
          </table:table-cell>
          <table:table-cell table:formula="of:=IF([.H302]&lt;&gt;&quot;&quot;;VLOOKUP([.$H302]&amp;&quot; &quot;;['OOMLOUT-OOMP'.$H$3:.$H$829];1;0);&quot;&quot;)" office:value-type="string" office:string-value="301020040 ">
            <text:p>301020040 </text:p>
          </table:table-cell>
          <table:table-cell table:formula="of:=IF(ISNA([.K302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2]&lt;&gt;&quot;&quot;;['OOMLOUT-OOMP'.A302];&quot;&quot;)" office:value-type="string" office:string-value="LEDS-0603-R-STAN-01">
            <text:p>LEDS-0603-R-STAN-01</text:p>
          </table:table-cell>
          <table:table-cell table:formula="of:=IF(['OOMLOUT-OOMP'.B302]&lt;&gt;&quot;&quot;;['OOMLOUT-OOMP'.B302];&quot;&quot;)" office:value-type="string" office:string-value="SMD (0603) Red LED">
            <text:p>SMD (0603) Red LED</text:p>
          </table:table-cell>
          <table:table-cell table:formula="of:=IF(['OOMLOUT-OOMP'.B302]&lt;&gt;&quot;&quot;;['OOMLOUT-OOMP'.H302];&quot;&quot;)" office:value-type="string" office:string-value="304090042 ">
            <text:p>304090042 </text:p>
          </table:table-cell>
          <table:table-cell table:formula="of:==IF([.A303]&lt;&gt;&quot;&quot;;VLOOKUP(VALUE([.C303]);['SEEED OPL'.$A$4:.$A$534];1;0);&quot;&quot;)" office:value-type="float" office:value="304090042">
            <text:p>304090042</text:p>
          </table:table-cell>
          <table:table-cell table:formula="of:=IF([.A303]&lt;&gt;&quot;&quot;;VLOOKUP(VALUE([.C303]);['SEEED OPL'.$A$4:.$B$534];2;0);&quot;&quot;)" office:value-type="string" office:string-value="19-217-R6C-AL1M2VY-3T">
            <text:p>19-217-R6C-AL1M2VY-3T</text:p>
          </table:table-cell>
          <table:table-cell table:number-columns-repeated="2"/>
          <table:table-cell table:formula="of:=IF(['SEEED OPL'.A303]&lt;&gt;&quot;&quot;;['SEEED OPL'.A303];&quot;&quot;)" office:value-type="float" office:value="305030010">
            <text:p>305030010</text:p>
          </table:table-cell>
          <table:table-cell table:formula="of:=IF(['SEEED OPL'.B303]&lt;&gt;&quot;&quot;;['SEEED OPL'.B303];&quot;&quot;)" office:value-type="string" office:string-value="NCE3407A">
            <text:p>NCE3407A</text:p>
          </table:table-cell>
          <table:table-cell table:formula="of:=IF(['SEEED OPL'.C303]&lt;&gt;&quot;&quot;;['SEEED OPL'.C303];&quot;&quot;)" office:value-type="string" office:string-value="SMD MOSFET P-CH 30V 4.3A">
            <text:p>SMD MOSFET P-CH 30V 4.3A</text:p>
          </table:table-cell>
          <table:table-cell table:formula="of:=IF([.H303]&lt;&gt;&quot;&quot;;VLOOKUP([.$H303]&amp;&quot; &quot;;['OOMLOUT-OOMP'.$H$3:.$H$829];1;0);&quot;&quot;)" office:value-type="float" office:value="0">
            <text:p>#N/A</text:p>
          </table:table-cell>
          <table:table-cell table:formula="of:=IF(ISNA([.K30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3]&lt;&gt;&quot;&quot;;['OOMLOUT-OOMP'.A303];&quot;&quot;)" office:value-type="string" office:string-value="LEDS-0603-W-STAN-01">
            <text:p>LEDS-0603-W-STAN-01</text:p>
          </table:table-cell>
          <table:table-cell table:formula="of:=IF(['OOMLOUT-OOMP'.B303]&lt;&gt;&quot;&quot;;['OOMLOUT-OOMP'.B303];&quot;&quot;)" office:value-type="string" office:string-value="SMD (0603) White LED">
            <text:p>SMD (0603) White LED</text:p>
          </table:table-cell>
          <table:table-cell table:formula="of:=IF(['OOMLOUT-OOMP'.B303]&lt;&gt;&quot;&quot;;['OOMLOUT-OOMP'.H303];&quot;&quot;)" office:value-type="string" office:string-value="304090071 ">
            <text:p>304090071 </text:p>
          </table:table-cell>
          <table:table-cell table:formula="of:==IF([.A304]&lt;&gt;&quot;&quot;;VLOOKUP(VALUE([.C304]);['SEEED OPL'.$A$4:.$A$534];1;0);&quot;&quot;)" office:value-type="float" office:value="304090071">
            <text:p>304090071</text:p>
          </table:table-cell>
          <table:table-cell table:formula="of:=IF([.A304]&lt;&gt;&quot;&quot;;VLOOKUP(VALUE([.C304]);['SEEED OPL'.$A$4:.$B$534];2;0);&quot;&quot;)" office:value-type="string" office:string-value="ADL-0603W">
            <text:p>ADL-0603W</text:p>
          </table:table-cell>
          <table:table-cell table:number-columns-repeated="2"/>
          <table:table-cell table:formula="of:=IF(['SEEED OPL'.A304]&lt;&gt;&quot;&quot;;['SEEED OPL'.A304];&quot;&quot;)" office:value-type="float" office:value="314130003">
            <text:p>314130003</text:p>
          </table:table-cell>
          <table:table-cell table:formula="of:=IF(['SEEED OPL'.B304]&lt;&gt;&quot;&quot;;['SEEED OPL'.B304];&quot;&quot;)" office:value-type="string" office:string-value="CG0603MLC-05E">
            <text:p>CG0603MLC-05E</text:p>
          </table:table-cell>
          <table:table-cell table:formula="of:=IF(['SEEED OPL'.C304]&lt;&gt;&quot;&quot;;['SEEED OPL'.C304];&quot;&quot;)" office:value-type="string" office:string-value="SMD Chip Guard;5V-28V">
            <text:p>SMD Chip Guard;5V-28V</text:p>
          </table:table-cell>
          <table:table-cell table:formula="of:=IF([.H304]&lt;&gt;&quot;&quot;;VLOOKUP([.$H304]&amp;&quot; &quot;;['OOMLOUT-OOMP'.$H$3:.$H$829];1;0);&quot;&quot;)" office:value-type="string" office:string-value="314130003 ">
            <text:p>314130003 </text:p>
          </table:table-cell>
          <table:table-cell table:formula="of:=IF(ISNA([.K304]);1;&quot;&quot;)">
            <text:p/>
          </table:table-cell>
          <table:table-cell/>
        </table:table-row>
        <table:table-row table:style-name="ro1">
          <table:table-cell table:formula="of:=IF(['OOMLOUT-OOMP'.A304]&lt;&gt;&quot;&quot;;['OOMLOUT-OOMP'.A304];&quot;&quot;)" office:value-type="string" office:string-value="LEDS-0603-Y-STAN-01">
            <text:p>LEDS-0603-Y-STAN-01</text:p>
          </table:table-cell>
          <table:table-cell table:formula="of:=IF(['OOMLOUT-OOMP'.B304]&lt;&gt;&quot;&quot;;['OOMLOUT-OOMP'.B304];&quot;&quot;)" office:value-type="string" office:string-value="SMD (0603) Yellow LED">
            <text:p>SMD (0603) Yellow LED</text:p>
          </table:table-cell>
          <table:table-cell table:formula="of:=IF(['OOMLOUT-OOMP'.B304]&lt;&gt;&quot;&quot;;['OOMLOUT-OOMP'.H304];&quot;&quot;)" office:value-type="string" office:string-value="304090044 ">
            <text:p>304090044 </text:p>
          </table:table-cell>
          <table:table-cell table:formula="of:==IF([.A305]&lt;&gt;&quot;&quot;;VLOOKUP(VALUE([.C305]);['SEEED OPL'.$A$4:.$A$534];1;0);&quot;&quot;)" office:value-type="float" office:value="304090044">
            <text:p>304090044</text:p>
          </table:table-cell>
          <table:table-cell table:formula="of:=IF([.A305]&lt;&gt;&quot;&quot;;VLOOKUP(VALUE([.C305]);['SEEED OPL'.$A$4:.$B$534];2;0);&quot;&quot;)" office:value-type="string" office:string-value="19-217-Y5C-AM1N1VY-3T">
            <text:p>19-217-Y5C-AM1N1VY-3T</text:p>
          </table:table-cell>
          <table:table-cell table:number-columns-repeated="2"/>
          <table:table-cell table:formula="of:=IF(['SEEED OPL'.A305]&lt;&gt;&quot;&quot;;['SEEED OPL'.A305];&quot;&quot;)" office:value-type="float" office:value="301010043">
            <text:p>301010043</text:p>
          </table:table-cell>
          <table:table-cell table:formula="of:=IF(['SEEED OPL'.B305]&lt;&gt;&quot;&quot;;['SEEED OPL'.B305];&quot;&quot;)" office:value-type="string" office:string-value="RC0402FR-071ML">
            <text:p>RC0402FR-071ML</text:p>
          </table:table-cell>
          <table:table-cell table:formula="of:=IF(['SEEED OPL'.C305]&lt;&gt;&quot;&quot;;['SEEED OPL'.C305];&quot;&quot;)" office:value-type="string" office:string-value="SMD RES 1M-1%-1/16W;">
            <text:p>SMD RES 1M-1%-1/16W;</text:p>
          </table:table-cell>
          <table:table-cell table:formula="of:=IF([.H305]&lt;&gt;&quot;&quot;;VLOOKUP([.$H305]&amp;&quot; &quot;;['OOMLOUT-OOMP'.$H$3:.$H$829];1;0);&quot;&quot;)" office:value-type="string" office:string-value="301010043 ">
            <text:p>301010043 </text:p>
          </table:table-cell>
          <table:table-cell table:formula="of:=IF(ISNA([.K305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5]&lt;&gt;&quot;&quot;;['OOMLOUT-OOMP'.A305];&quot;&quot;)" office:value-type="string" office:string-value="LEDS-08-RGB-STAN-CA">
            <text:p>LEDS-08-RGB-STAN-CA</text:p>
          </table:table-cell>
          <table:table-cell table:formula="of:=IF(['OOMLOUT-OOMP'.B305]&lt;&gt;&quot;&quot;;['OOMLOUT-OOMP'.B305];&quot;&quot;)" office:value-type="string" office:string-value="8 mm RGB LED Common Anode">
            <text:p>8 mm RGB LED Common Anode</text:p>
          </table:table-cell>
          <table:table-cell table:formula="of:=IF(['OOMLOUT-OOMP'.B305]&lt;&gt;&quot;&quot;;['OOMLOUT-OOMP'.H305];&quot;&quot;)" office:value-type="string" office:string-value="304090065 ">
            <text:p>304090065 </text:p>
          </table:table-cell>
          <table:table-cell table:formula="of:==IF([.A306]&lt;&gt;&quot;&quot;;VLOOKUP(VALUE([.C306]);['SEEED OPL'.$A$4:.$A$534];1;0);&quot;&quot;)" office:value-type="float" office:value="304090065">
            <text:p>304090065</text:p>
          </table:table-cell>
          <table:table-cell table:formula="of:=IF([.A306]&lt;&gt;&quot;&quot;;VLOOKUP(VALUE([.C306]);['SEEED OPL'.$A$4:.$B$534];2;0);&quot;&quot;)" office:value-type="string" office:string-value="CZXR-80RGB03-A">
            <text:p>CZXR-80RGB03-A</text:p>
          </table:table-cell>
          <table:table-cell table:number-columns-repeated="2"/>
          <table:table-cell table:formula="of:=IF(['SEEED OPL'.A306]&lt;&gt;&quot;&quot;;['SEEED OPL'.A306];&quot;&quot;)" office:value-type="float" office:value="303010042">
            <text:p>303010042</text:p>
          </table:table-cell>
          <table:table-cell table:formula="of:=IF(['SEEED OPL'.B306]&lt;&gt;&quot;&quot;;['SEEED OPL'.B306];&quot;&quot;)" office:value-type="string" office:string-value="LQH2MCN100K02L">
            <text:p>LQH2MCN100K02L</text:p>
          </table:table-cell>
          <table:table-cell table:formula="of:=IF(['SEEED OPL'.C306]&lt;&gt;&quot;&quot;;['SEEED OPL'.C306];&quot;&quot;)" office:value-type="string" office:string-value="SMD Inductor 10uH-10%-225mA">
            <text:p>SMD Inductor 10uH-10%-225mA</text:p>
          </table:table-cell>
          <table:table-cell table:formula="of:=IF([.H306]&lt;&gt;&quot;&quot;;VLOOKUP([.$H306]&amp;&quot; &quot;;['OOMLOUT-OOMP'.$H$3:.$H$829];1;0);&quot;&quot;)" office:value-type="float" office:value="0">
            <text:p>#N/A</text:p>
          </table:table-cell>
          <table:table-cell table:formula="of:=IF(ISNA([.K30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6]&lt;&gt;&quot;&quot;;['OOMLOUT-OOMP'.A306];&quot;&quot;)" office:value-type="string" office:string-value="LEDS-0805-G-STAN-01">
            <text:p>LEDS-0805-G-STAN-01</text:p>
          </table:table-cell>
          <table:table-cell table:formula="of:=IF(['OOMLOUT-OOMP'.B306]&lt;&gt;&quot;&quot;;['OOMLOUT-OOMP'.B306];&quot;&quot;)" office:value-type="string" office:string-value="SMD (0805) Green LED">
            <text:p>SMD (0805) Green LED</text:p>
          </table:table-cell>
          <table:table-cell table:formula="of:=IF(['OOMLOUT-OOMP'.B306]&lt;&gt;&quot;&quot;;['OOMLOUT-OOMP'.H306];&quot;&quot;)" office:value-type="string" office:string-value="304090057 ">
            <text:p>304090057 </text:p>
          </table:table-cell>
          <table:table-cell table:formula="of:==IF([.A307]&lt;&gt;&quot;&quot;;VLOOKUP(VALUE([.C307]);['SEEED OPL'.$A$4:.$A$534];1;0);&quot;&quot;)" office:value-type="float" office:value="304090057">
            <text:p>304090057</text:p>
          </table:table-cell>
          <table:table-cell table:formula="of:=IF([.A307]&lt;&gt;&quot;&quot;;VLOOKUP(VALUE([.C307]);['SEEED OPL'.$A$4:.$B$534];2;0);&quot;&quot;)" office:value-type="string" office:string-value="17-215SYGC/S530-E2/TR8">
            <text:p>17-215SYGC/S530-E2/TR8</text:p>
          </table:table-cell>
          <table:table-cell table:number-columns-repeated="2"/>
          <table:table-cell table:formula="of:=IF(['SEEED OPL'.A307]&lt;&gt;&quot;&quot;;['SEEED OPL'.A307];&quot;&quot;)" office:value-type="float" office:value="311020047">
            <text:p>311020047</text:p>
          </table:table-cell>
          <table:table-cell table:formula="of:=IF(['SEEED OPL'.B307]&lt;&gt;&quot;&quot;;['SEEED OPL'.B307];&quot;&quot;)" office:value-type="string" office:string-value="B3U-1000P-2P-SMD">
            <text:p>B3U-1000P-2P-SMD</text:p>
          </table:table-cell>
          <table:table-cell table:formula="of:=IF(['SEEED OPL'.C307]&lt;&gt;&quot;&quot;;['SEEED OPL'.C307];&quot;&quot;)" office:value-type="string" office:string-value="SMD Button;153gf">
            <text:p>SMD Button;153gf</text:p>
          </table:table-cell>
          <table:table-cell table:formula="of:=IF([.H307]&lt;&gt;&quot;&quot;;VLOOKUP([.$H307]&amp;&quot; &quot;;['OOMLOUT-OOMP'.$H$3:.$H$829];1;0);&quot;&quot;)" office:value-type="float" office:value="0">
            <text:p>#N/A</text:p>
          </table:table-cell>
          <table:table-cell table:formula="of:=IF(ISNA([.K30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7]&lt;&gt;&quot;&quot;;['OOMLOUT-OOMP'.A307];&quot;&quot;)" office:value-type="string" office:string-value="LEDS-0805-R-STAN-01">
            <text:p>LEDS-0805-R-STAN-01</text:p>
          </table:table-cell>
          <table:table-cell table:formula="of:=IF(['OOMLOUT-OOMP'.B307]&lt;&gt;&quot;&quot;;['OOMLOUT-OOMP'.B307];&quot;&quot;)" office:value-type="string" office:string-value="SMD (0805) Red LED">
            <text:p>SMD (0805) Red LED</text:p>
          </table:table-cell>
          <table:table-cell table:formula="of:=IF(['OOMLOUT-OOMP'.B307]&lt;&gt;&quot;&quot;;['OOMLOUT-OOMP'.H307];&quot;&quot;)" office:value-type="string" office:string-value="304090046 ">
            <text:p>304090046 </text:p>
          </table:table-cell>
          <table:table-cell table:formula="of:==IF([.A308]&lt;&gt;&quot;&quot;;VLOOKUP(VALUE([.C308]);['SEEED OPL'.$A$4:.$A$534];1;0);&quot;&quot;)" office:value-type="float" office:value="304090046">
            <text:p>304090046</text:p>
          </table:table-cell>
          <table:table-cell table:formula="of:=IF([.A308]&lt;&gt;&quot;&quot;;VLOOKUP(VALUE([.C308]);['SEEED OPL'.$A$4:.$B$534];2;0);&quot;&quot;)" office:value-type="string" office:string-value="17-215SURC/S530-A2/TR8">
            <text:p>17-215SURC/S530-A2/TR8</text:p>
          </table:table-cell>
          <table:table-cell table:number-columns-repeated="2"/>
          <table:table-cell table:formula="of:=IF(['SEEED OPL'.A308]&lt;&gt;&quot;&quot;;['SEEED OPL'.A308];&quot;&quot;)" office:value-type="float" office:value="320040003">
            <text:p>320040003</text:p>
          </table:table-cell>
          <table:table-cell table:formula="of:=IF(['SEEED OPL'.B308]&lt;&gt;&quot;&quot;;['SEEED OPL'.B308];&quot;&quot;)" office:value-type="string" office:string-value="PJ-3536-L6S">
            <text:p>PJ-3536-L6S</text:p>
          </table:table-cell>
          <table:table-cell table:formula="of:=IF(['SEEED OPL'.C308]&lt;&gt;&quot;&quot;;['SEEED OPL'.C308];&quot;&quot;)" office:value-type="string" office:string-value="SMD Audio Jack;3.5mm;4 Degree">
            <text:p>SMD Audio Jack;3.5mm;4 Degree</text:p>
          </table:table-cell>
          <table:table-cell table:formula="of:=IF([.H308]&lt;&gt;&quot;&quot;;VLOOKUP([.$H308]&amp;&quot; &quot;;['OOMLOUT-OOMP'.$H$3:.$H$829];1;0);&quot;&quot;)" office:value-type="float" office:value="0">
            <text:p>#N/A</text:p>
          </table:table-cell>
          <table:table-cell table:formula="of:=IF(ISNA([.K308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308]&lt;&gt;&quot;&quot;;['OOMLOUT-OOMP'.A308];&quot;&quot;)" office:value-type="string" office:string-value="LEDS-0805-Y-STAN-01">
            <text:p>LEDS-0805-Y-STAN-01</text:p>
          </table:table-cell>
          <table:table-cell table:formula="of:=IF(['OOMLOUT-OOMP'.B308]&lt;&gt;&quot;&quot;;['OOMLOUT-OOMP'.B308];&quot;&quot;)" office:value-type="string" office:string-value="SMD (0805) Yellow LED">
            <text:p>SMD (0805) Yellow LED</text:p>
          </table:table-cell>
          <table:table-cell table:formula="of:=IF(['OOMLOUT-OOMP'.B308]&lt;&gt;&quot;&quot;;['OOMLOUT-OOMP'.H308];&quot;&quot;)" office:value-type="string" office:string-value="304090039 ">
            <text:p>304090039 </text:p>
          </table:table-cell>
          <table:table-cell table:formula="of:==IF([.A309]&lt;&gt;&quot;&quot;;VLOOKUP(VALUE([.C309]);['SEEED OPL'.$A$4:.$A$534];1;0);&quot;&quot;)" office:value-type="float" office:value="304090039">
            <text:p>304090039</text:p>
          </table:table-cell>
          <table:table-cell table:formula="of:=IF([.A309]&lt;&gt;&quot;&quot;;VLOOKUP(VALUE([.C309]);['SEEED OPL'.$A$4:.$B$534];2;0);&quot;&quot;)" office:value-type="string" office:string-value="17-215UYC/S530-A3/TR8">
            <text:p>17-215UYC/S530-A3/TR8</text:p>
          </table:table-cell>
          <table:table-cell table:number-columns-repeated="2"/>
          <table:table-cell table:formula="of:=IF(['SEEED OPL'.A309]&lt;&gt;&quot;&quot;;['SEEED OPL'.A309];&quot;&quot;)" office:value-type="float" office:value="311020017">
            <text:p>311020017</text:p>
          </table:table-cell>
          <table:table-cell table:formula="of:=IF(['SEEED OPL'.B309]&lt;&gt;&quot;&quot;;['SEEED OPL'.B309];&quot;&quot;)" office:value-type="string" office:string-value="SKQGADE010">
            <text:p>SKQGADE010</text:p>
          </table:table-cell>
          <table:table-cell table:formula="of:=IF(['SEEED OPL'.C309]&lt;&gt;&quot;&quot;;['SEEED OPL'.C309];&quot;&quot;)" office:value-type="string" office:string-value="SMD Button;260gf">
            <text:p>SMD Button;260gf</text:p>
          </table:table-cell>
          <table:table-cell table:formula="of:=IF([.H309]&lt;&gt;&quot;&quot;;VLOOKUP([.$H309]&amp;&quot; &quot;;['OOMLOUT-OOMP'.$H$3:.$H$829];1;0);&quot;&quot;)" office:value-type="float" office:value="0">
            <text:p>#N/A</text:p>
          </table:table-cell>
          <table:table-cell table:formula="of:=IF(ISNA([.K30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9]&lt;&gt;&quot;&quot;;['OOMLOUT-OOMP'.A309];&quot;&quot;)" office:value-type="string" office:string-value="LEDS-10-G-FROS-01">
            <text:p>LEDS-10-G-FROS-01</text:p>
          </table:table-cell>
          <table:table-cell table:formula="of:=IF(['OOMLOUT-OOMP'.B309]&lt;&gt;&quot;&quot;;['OOMLOUT-OOMP'.B309];&quot;&quot;)" office:value-type="string" office:string-value="10 mm Frosted Green LED">
            <text:p>10 mm Frosted Green LED</text:p>
          </table:table-cell>
          <table:table-cell table:formula="of:=IF(['OOMLOUT-OOMP'.B309]&lt;&gt;&quot;&quot;;['OOMLOUT-OOMP'.H309];&quot;&quot;)" office:value-type="float" office:value="0">
            <text:p>0</text:p>
          </table:table-cell>
          <table:table-cell table:formula="of:==IF([.A310]&lt;&gt;&quot;&quot;;VLOOKUP(VALUE([.C310]);['SEEED OPL'.$A$4:.$A$534];1;0);&quot;&quot;)" office:value-type="float" office:value="0">
            <text:p>#N/A</text:p>
          </table:table-cell>
          <table:table-cell table:formula="of:=IF([.A310]&lt;&gt;&quot;&quot;;VLOOKUP(VALUE([.C31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0]&lt;&gt;&quot;&quot;;['SEEED OPL'.A310];&quot;&quot;)" office:value-type="float" office:value="311030001">
            <text:p>311030001</text:p>
          </table:table-cell>
          <table:table-cell table:formula="of:=IF(['SEEED OPL'.B310]&lt;&gt;&quot;&quot;;['SEEED OPL'.B310];&quot;&quot;)" office:value-type="string" office:string-value="MK-12C02 G1.5">
            <text:p>MK-12C02 G1.5</text:p>
          </table:table-cell>
          <table:table-cell table:formula="of:=IF(['SEEED OPL'.C310]&lt;&gt;&quot;&quot;;['SEEED OPL'.C310];&quot;&quot;)" office:value-type="string" office:string-value="SMD Switch ;SPST;150gf">
            <text:p>SMD Switch ;SPST;150gf</text:p>
          </table:table-cell>
          <table:table-cell table:formula="of:=IF([.H310]&lt;&gt;&quot;&quot;;VLOOKUP([.$H310]&amp;&quot; &quot;;['OOMLOUT-OOMP'.$H$3:.$H$829];1;0);&quot;&quot;)" office:value-type="float" office:value="0">
            <text:p>#N/A</text:p>
          </table:table-cell>
          <table:table-cell table:formula="of:=IF(ISNA([.K31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0]&lt;&gt;&quot;&quot;;['OOMLOUT-OOMP'.A310];&quot;&quot;)" office:value-type="string" office:string-value="LEDS-10-L-FROS-01">
            <text:p>LEDS-10-L-FROS-01</text:p>
          </table:table-cell>
          <table:table-cell table:formula="of:=IF(['OOMLOUT-OOMP'.B310]&lt;&gt;&quot;&quot;;['OOMLOUT-OOMP'.B310];&quot;&quot;)" office:value-type="string" office:string-value="10 mm Frosted Blue LED">
            <text:p>10 mm Frosted Blue LED</text:p>
          </table:table-cell>
          <table:table-cell table:formula="of:=IF(['OOMLOUT-OOMP'.B310]&lt;&gt;&quot;&quot;;['OOMLOUT-OOMP'.H310];&quot;&quot;)" office:value-type="float" office:value="0">
            <text:p>0</text:p>
          </table:table-cell>
          <table:table-cell table:formula="of:==IF([.A311]&lt;&gt;&quot;&quot;;VLOOKUP(VALUE([.C311]);['SEEED OPL'.$A$4:.$A$534];1;0);&quot;&quot;)" office:value-type="float" office:value="0">
            <text:p>#N/A</text:p>
          </table:table-cell>
          <table:table-cell table:formula="of:=IF([.A311]&lt;&gt;&quot;&quot;;VLOOKUP(VALUE([.C31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1]&lt;&gt;&quot;&quot;;['SEEED OPL'.A311];&quot;&quot;)" office:value-type="float" office:value="311030008">
            <text:p>311030008</text:p>
          </table:table-cell>
          <table:table-cell table:formula="of:=IF(['SEEED OPL'.B311]&lt;&gt;&quot;&quot;;['SEEED OPL'.B311];&quot;&quot;)" office:value-type="string" office:string-value="3P-2.0-90D-REINFORCE;">
            <text:p>3P-2.0-90D-REINFORCE;</text:p>
          </table:table-cell>
          <table:table-cell table:formula="of:=IF(['SEEED OPL'.C311]&lt;&gt;&quot;&quot;;['SEEED OPL'.C311];&quot;&quot;)" office:value-type="string" office:string-value="DIP Toggle Switch;SPST;250gf">
            <text:p>DIP Toggle Switch;SPST;250gf</text:p>
          </table:table-cell>
          <table:table-cell table:formula="of:=IF([.H311]&lt;&gt;&quot;&quot;;VLOOKUP([.$H311]&amp;&quot; &quot;;['OOMLOUT-OOMP'.$H$3:.$H$829];1;0);&quot;&quot;)" office:value-type="float" office:value="0">
            <text:p>#N/A</text:p>
          </table:table-cell>
          <table:table-cell table:formula="of:=IF(ISNA([.K311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1]&lt;&gt;&quot;&quot;;['OOMLOUT-OOMP'.A311];&quot;&quot;)" office:value-type="string" office:string-value="LEDS-10-O-FROS-01">
            <text:p>LEDS-10-O-FROS-01</text:p>
          </table:table-cell>
          <table:table-cell table:formula="of:=IF(['OOMLOUT-OOMP'.B311]&lt;&gt;&quot;&quot;;['OOMLOUT-OOMP'.B311];&quot;&quot;)" office:value-type="string" office:string-value="10 mm Frosted Orange LED">
            <text:p>10 mm Frosted Orange LED</text:p>
          </table:table-cell>
          <table:table-cell table:formula="of:=IF(['OOMLOUT-OOMP'.B311]&lt;&gt;&quot;&quot;;['OOMLOUT-OOMP'.H311];&quot;&quot;)" office:value-type="float" office:value="0">
            <text:p>0</text:p>
          </table:table-cell>
          <table:table-cell table:formula="of:==IF([.A312]&lt;&gt;&quot;&quot;;VLOOKUP(VALUE([.C312]);['SEEED OPL'.$A$4:.$A$534];1;0);&quot;&quot;)" office:value-type="float" office:value="0">
            <text:p>#N/A</text:p>
          </table:table-cell>
          <table:table-cell table:formula="of:=IF([.A312]&lt;&gt;&quot;&quot;;VLOOKUP(VALUE([.C31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2]&lt;&gt;&quot;&quot;;['SEEED OPL'.A312];&quot;&quot;)" office:value-type="float" office:value="320010003">
            <text:p>320010003</text:p>
          </table:table-cell>
          <table:table-cell table:formula="of:=IF(['SEEED OPL'.B312]&lt;&gt;&quot;&quot;;['SEEED OPL'.B312];&quot;&quot;)" office:value-type="string" office:string-value="10118193-0001LF">
            <text:p>10118193-0001LF</text:p>
          </table:table-cell>
          <table:table-cell table:formula="of:=IF(['SEEED OPL'.C312]&lt;&gt;&quot;&quot;;['SEEED OPL'.C312];&quot;&quot;)" office:value-type="string" office:string-value="SMD Micro USB-B">
            <text:p>SMD Micro USB-B</text:p>
          </table:table-cell>
          <table:table-cell table:formula="of:=IF([.H312]&lt;&gt;&quot;&quot;;VLOOKUP([.$H312]&amp;&quot; &quot;;['OOMLOUT-OOMP'.$H$3:.$H$829];1;0);&quot;&quot;)" office:value-type="string" office:string-value="320010003 ">
            <text:p>320010003 </text:p>
          </table:table-cell>
          <table:table-cell table:formula="of:=IF(ISNA([.K312]);1;&quot;&quot;)">
            <text:p/>
          </table:table-cell>
          <table:table-cell/>
        </table:table-row>
        <table:table-row table:style-name="ro1">
          <table:table-cell table:formula="of:=IF(['OOMLOUT-OOMP'.A312]&lt;&gt;&quot;&quot;;['OOMLOUT-OOMP'.A312];&quot;&quot;)" office:value-type="string" office:string-value="LEDS-10-P-FROS-01">
            <text:p>LEDS-10-P-FROS-01</text:p>
          </table:table-cell>
          <table:table-cell table:formula="of:=IF(['OOMLOUT-OOMP'.B312]&lt;&gt;&quot;&quot;;['OOMLOUT-OOMP'.B312];&quot;&quot;)" office:value-type="string" office:string-value="10 mm Frosted Pink LED">
            <text:p>10 mm Frosted Pink LED</text:p>
          </table:table-cell>
          <table:table-cell table:formula="of:=IF(['OOMLOUT-OOMP'.B312]&lt;&gt;&quot;&quot;;['OOMLOUT-OOMP'.H312];&quot;&quot;)" office:value-type="float" office:value="0">
            <text:p>0</text:p>
          </table:table-cell>
          <table:table-cell table:formula="of:==IF([.A313]&lt;&gt;&quot;&quot;;VLOOKUP(VALUE([.C313]);['SEEED OPL'.$A$4:.$A$534];1;0);&quot;&quot;)" office:value-type="float" office:value="0">
            <text:p>#N/A</text:p>
          </table:table-cell>
          <table:table-cell table:formula="of:=IF([.A313]&lt;&gt;&quot;&quot;;VLOOKUP(VALUE([.C31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3]&lt;&gt;&quot;&quot;;['SEEED OPL'.A313];&quot;&quot;)" office:value-type="float" office:value="320010005">
            <text:p>320010005</text:p>
          </table:table-cell>
          <table:table-cell table:formula="of:=IF(['SEEED OPL'.B313]&lt;&gt;&quot;&quot;;['SEEED OPL'.B313];&quot;&quot;)" office:value-type="string" office:string-value="ZX62D-B-5P8">
            <text:p>ZX62D-B-5P8</text:p>
          </table:table-cell>
          <table:table-cell table:formula="of:=IF(['SEEED OPL'.C313]&lt;&gt;&quot;&quot;;['SEEED OPL'.C313];&quot;&quot;)" office:value-type="string" office:string-value="SMD Micro USB-B">
            <text:p>SMD Micro USB-B</text:p>
          </table:table-cell>
          <table:table-cell table:formula="of:=IF([.H313]&lt;&gt;&quot;&quot;;VLOOKUP([.$H313]&amp;&quot; &quot;;['OOMLOUT-OOMP'.$H$3:.$H$829];1;0);&quot;&quot;)" office:value-type="string" office:string-value="320010005 ">
            <text:p>320010005 </text:p>
          </table:table-cell>
          <table:table-cell table:formula="of:=IF(ISNA([.K313]);1;&quot;&quot;)">
            <text:p/>
          </table:table-cell>
          <table:table-cell/>
        </table:table-row>
        <table:table-row table:style-name="ro1">
          <table:table-cell table:formula="of:=IF(['OOMLOUT-OOMP'.A313]&lt;&gt;&quot;&quot;;['OOMLOUT-OOMP'.A313];&quot;&quot;)" office:value-type="string" office:string-value="LEDS-10-R-FROS-01">
            <text:p>LEDS-10-R-FROS-01</text:p>
          </table:table-cell>
          <table:table-cell table:formula="of:=IF(['OOMLOUT-OOMP'.B313]&lt;&gt;&quot;&quot;;['OOMLOUT-OOMP'.B313];&quot;&quot;)" office:value-type="string" office:string-value="10 mm Frosted Red LED">
            <text:p>10 mm Frosted Red LED</text:p>
          </table:table-cell>
          <table:table-cell table:formula="of:=IF(['OOMLOUT-OOMP'.B313]&lt;&gt;&quot;&quot;;['OOMLOUT-OOMP'.H313];&quot;&quot;)" office:value-type="float" office:value="0">
            <text:p>0</text:p>
          </table:table-cell>
          <table:table-cell table:formula="of:==IF([.A314]&lt;&gt;&quot;&quot;;VLOOKUP(VALUE([.C314]);['SEEED OPL'.$A$4:.$A$534];1;0);&quot;&quot;)" office:value-type="float" office:value="0">
            <text:p>#N/A</text:p>
          </table:table-cell>
          <table:table-cell table:formula="of:=IF([.A314]&lt;&gt;&quot;&quot;;VLOOKUP(VALUE([.C31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4]&lt;&gt;&quot;&quot;;['SEEED OPL'.A314];&quot;&quot;)" office:value-type="float" office:value="320010018">
            <text:p>320010018</text:p>
          </table:table-cell>
          <table:table-cell table:formula="of:=IF(['SEEED OPL'.B314]&lt;&gt;&quot;&quot;;['SEEED OPL'.B314];&quot;&quot;)" office:value-type="string" office:string-value="ST-USB-009A">
            <text:p>ST-USB-009A</text:p>
          </table:table-cell>
          <table:table-cell table:formula="of:=IF(['SEEED OPL'.C314]&lt;&gt;&quot;&quot;;['SEEED OPL'.C314];&quot;&quot;)" office:value-type="string" office:string-value="USB Female Type B Connector">
            <text:p>USB Female Type B Connector</text:p>
          </table:table-cell>
          <table:table-cell table:formula="of:=IF([.H314]&lt;&gt;&quot;&quot;;VLOOKUP([.$H314]&amp;&quot; &quot;;['OOMLOUT-OOMP'.$H$3:.$H$829];1;0);&quot;&quot;)" office:value-type="string" office:string-value="320010018 ">
            <text:p>320010018 </text:p>
          </table:table-cell>
          <table:table-cell table:formula="of:=IF(ISNA([.K314]);1;&quot;&quot;)">
            <text:p/>
          </table:table-cell>
          <table:table-cell/>
        </table:table-row>
        <table:table-row table:style-name="ro1">
          <table:table-cell table:formula="of:=IF(['OOMLOUT-OOMP'.A314]&lt;&gt;&quot;&quot;;['OOMLOUT-OOMP'.A314];&quot;&quot;)" office:value-type="string" office:string-value="LEDS-10-V-FROS-01">
            <text:p>LEDS-10-V-FROS-01</text:p>
          </table:table-cell>
          <table:table-cell table:formula="of:=IF(['OOMLOUT-OOMP'.B314]&lt;&gt;&quot;&quot;;['OOMLOUT-OOMP'.B314];&quot;&quot;)" office:value-type="string" office:string-value="10 mm Frosted Purple LED">
            <text:p>10 mm Frosted Purple LED</text:p>
          </table:table-cell>
          <table:table-cell table:formula="of:=IF(['OOMLOUT-OOMP'.B314]&lt;&gt;&quot;&quot;;['OOMLOUT-OOMP'.H314];&quot;&quot;)" office:value-type="float" office:value="0">
            <text:p>0</text:p>
          </table:table-cell>
          <table:table-cell table:formula="of:==IF([.A315]&lt;&gt;&quot;&quot;;VLOOKUP(VALUE([.C315]);['SEEED OPL'.$A$4:.$A$534];1;0);&quot;&quot;)" office:value-type="float" office:value="0">
            <text:p>#N/A</text:p>
          </table:table-cell>
          <table:table-cell table:formula="of:=IF([.A315]&lt;&gt;&quot;&quot;;VLOOKUP(VALUE([.C31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5]&lt;&gt;&quot;&quot;;['SEEED OPL'.A315];&quot;&quot;)" office:value-type="float" office:value="301020017">
            <text:p>301020017</text:p>
          </table:table-cell>
          <table:table-cell table:formula="of:=IF(['SEEED OPL'.B315]&lt;&gt;&quot;&quot;;['SEEED OPL'.B315];&quot;&quot;)" office:value-type="string" office:string-value="FHCFR-1/4W-101J">
            <text:p>FHCFR-1/4W-101J</text:p>
          </table:table-cell>
          <table:table-cell table:formula="of:=IF(['SEEED OPL'.C315]&lt;&gt;&quot;&quot;;['SEEED OPL'.C315];&quot;&quot;)" office:value-type="string" office:string-value="DIP RES 100R-5%-1/4W">
            <text:p>DIP RES 100R-5%-1/4W</text:p>
          </table:table-cell>
          <table:table-cell table:formula="of:=IF([.H315]&lt;&gt;&quot;&quot;;VLOOKUP([.$H315]&amp;&quot; &quot;;['OOMLOUT-OOMP'.$H$3:.$H$829];1;0);&quot;&quot;)" office:value-type="string" office:string-value="301020017 ">
            <text:p>301020017 </text:p>
          </table:table-cell>
          <table:table-cell table:formula="of:=IF(ISNA([.K315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5]&lt;&gt;&quot;&quot;;['OOMLOUT-OOMP'.A315];&quot;&quot;)" office:value-type="string" office:string-value="LEDS-10-W-FROS-01">
            <text:p>LEDS-10-W-FROS-01</text:p>
          </table:table-cell>
          <table:table-cell table:formula="of:=IF(['OOMLOUT-OOMP'.B315]&lt;&gt;&quot;&quot;;['OOMLOUT-OOMP'.B315];&quot;&quot;)" office:value-type="string" office:string-value="10 mm Frosted White LED">
            <text:p>10 mm Frosted White LED</text:p>
          </table:table-cell>
          <table:table-cell table:formula="of:=IF(['OOMLOUT-OOMP'.B315]&lt;&gt;&quot;&quot;;['OOMLOUT-OOMP'.H315];&quot;&quot;)" office:value-type="float" office:value="0">
            <text:p>0</text:p>
          </table:table-cell>
          <table:table-cell table:formula="of:==IF([.A316]&lt;&gt;&quot;&quot;;VLOOKUP(VALUE([.C316]);['SEEED OPL'.$A$4:.$A$534];1;0);&quot;&quot;)" office:value-type="float" office:value="0">
            <text:p>#N/A</text:p>
          </table:table-cell>
          <table:table-cell table:formula="of:=IF([.A316]&lt;&gt;&quot;&quot;;VLOOKUP(VALUE([.C31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6]&lt;&gt;&quot;&quot;;['SEEED OPL'.A316];&quot;&quot;)" office:value-type="float" office:value="301020005">
            <text:p>301020005</text:p>
          </table:table-cell>
          <table:table-cell table:formula="of:=IF(['SEEED OPL'.B316]&lt;&gt;&quot;&quot;;['SEEED OPL'.B316];&quot;&quot;)" office:value-type="string" office:string-value="FHCFR-1/4W-105J">
            <text:p>FHCFR-1/4W-105J</text:p>
          </table:table-cell>
          <table:table-cell table:formula="of:=IF(['SEEED OPL'.C316]&lt;&gt;&quot;&quot;;['SEEED OPL'.C316];&quot;&quot;)" office:value-type="string" office:string-value="DIP RES 1M-5%-1/4W;">
            <text:p>DIP RES 1M-5%-1/4W;</text:p>
          </table:table-cell>
          <table:table-cell table:formula="of:=IF([.H316]&lt;&gt;&quot;&quot;;VLOOKUP([.$H316]&amp;&quot; &quot;;['OOMLOUT-OOMP'.$H$3:.$H$829];1;0);&quot;&quot;)" office:value-type="string" office:string-value="301020005 ">
            <text:p>301020005 </text:p>
          </table:table-cell>
          <table:table-cell table:formula="of:=IF(ISNA([.K316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6]&lt;&gt;&quot;&quot;;['OOMLOUT-OOMP'.A316];&quot;&quot;)" office:value-type="string" office:string-value="LEDS-10-Y-FROS-01">
            <text:p>LEDS-10-Y-FROS-01</text:p>
          </table:table-cell>
          <table:table-cell table:formula="of:=IF(['OOMLOUT-OOMP'.B316]&lt;&gt;&quot;&quot;;['OOMLOUT-OOMP'.B316];&quot;&quot;)" office:value-type="string" office:string-value="10 mm Frosted Yellow LED">
            <text:p>10 mm Frosted Yellow LED</text:p>
          </table:table-cell>
          <table:table-cell table:formula="of:=IF(['OOMLOUT-OOMP'.B316]&lt;&gt;&quot;&quot;;['OOMLOUT-OOMP'.H316];&quot;&quot;)" office:value-type="float" office:value="0">
            <text:p>0</text:p>
          </table:table-cell>
          <table:table-cell table:formula="of:==IF([.A317]&lt;&gt;&quot;&quot;;VLOOKUP(VALUE([.C317]);['SEEED OPL'.$A$4:.$A$534];1;0);&quot;&quot;)" office:value-type="float" office:value="0">
            <text:p>#N/A</text:p>
          </table:table-cell>
          <table:table-cell table:formula="of:=IF([.A317]&lt;&gt;&quot;&quot;;VLOOKUP(VALUE([.C31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7]&lt;&gt;&quot;&quot;;['SEEED OPL'.A317];&quot;&quot;)" office:value-type="float" office:value="301020010">
            <text:p>301020010</text:p>
          </table:table-cell>
          <table:table-cell table:formula="of:=IF(['SEEED OPL'.B317]&lt;&gt;&quot;&quot;;['SEEED OPL'.B317];&quot;&quot;)" office:value-type="string" office:string-value="FHCFR-1/4W-222J">
            <text:p>FHCFR-1/4W-222J</text:p>
          </table:table-cell>
          <table:table-cell table:formula="of:=IF(['SEEED OPL'.C317]&lt;&gt;&quot;&quot;;['SEEED OPL'.C317];&quot;&quot;)" office:value-type="string" office:string-value="DIP RES 2.2K-5%-1/4W;">
            <text:p>DIP RES 2.2K-5%-1/4W;</text:p>
          </table:table-cell>
          <table:table-cell table:formula="of:=IF([.H317]&lt;&gt;&quot;&quot;;VLOOKUP([.$H317]&amp;&quot; &quot;;['OOMLOUT-OOMP'.$H$3:.$H$829];1;0);&quot;&quot;)" office:value-type="string" office:string-value="301020010 ">
            <text:p>301020010 </text:p>
          </table:table-cell>
          <table:table-cell table:formula="of:=IF(ISNA([.K31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7]&lt;&gt;&quot;&quot;;['OOMLOUT-OOMP'.A317];&quot;&quot;)" office:value-type="string" office:string-value="MOSN-SO23-X-A03D-01">
            <text:p>MOSN-SO23-X-A03D-01</text:p>
          </table:table-cell>
          <table:table-cell table:formula="of:=IF(['OOMLOUT-OOMP'.B317]&lt;&gt;&quot;&quot;;['OOMLOUT-OOMP'.B317];&quot;&quot;)" office:value-type="string" office:string-value="SMD (SOT-23) 300 mA N-Ch. MOSFET">
            <text:p>SMD (SOT-23) 300 mA N-Ch. MOSFET</text:p>
          </table:table-cell>
          <table:table-cell table:formula="of:=IF(['OOMLOUT-OOMP'.B317]&lt;&gt;&quot;&quot;;['OOMLOUT-OOMP'.H317];&quot;&quot;)" office:value-type="string" office:string-value="305030028 ">
            <text:p>305030028 </text:p>
          </table:table-cell>
          <table:table-cell table:formula="of:==IF([.A318]&lt;&gt;&quot;&quot;;VLOOKUP(VALUE([.C318]);['SEEED OPL'.$A$4:.$A$534];1;0);&quot;&quot;)" office:value-type="float" office:value="305030028">
            <text:p>305030028</text:p>
          </table:table-cell>
          <table:table-cell table:formula="of:=IF([.A318]&lt;&gt;&quot;&quot;;VLOOKUP(VALUE([.C318]);['SEEED OPL'.$A$4:.$B$534];2;0);&quot;&quot;)" office:value-type="string" office:string-value="2N7002,215">
            <text:p>2N7002,215</text:p>
          </table:table-cell>
          <table:table-cell table:number-columns-repeated="2"/>
          <table:table-cell table:formula="of:=IF(['SEEED OPL'.A318]&lt;&gt;&quot;&quot;;['SEEED OPL'.A318];&quot;&quot;)" office:value-type="float" office:value="301020011">
            <text:p>301020011</text:p>
          </table:table-cell>
          <table:table-cell table:formula="of:=IF(['SEEED OPL'.B318]&lt;&gt;&quot;&quot;;['SEEED OPL'.B318];&quot;&quot;)" office:value-type="string" office:string-value="FHCFR-1/4W-221J">
            <text:p>FHCFR-1/4W-221J</text:p>
          </table:table-cell>
          <table:table-cell table:formula="of:=IF(['SEEED OPL'.C318]&lt;&gt;&quot;&quot;;['SEEED OPL'.C318];&quot;&quot;)" office:value-type="string" office:string-value="DIP RES 220R-5%-1/4W;">
            <text:p>DIP RES 220R-5%-1/4W;</text:p>
          </table:table-cell>
          <table:table-cell table:formula="of:=IF([.H318]&lt;&gt;&quot;&quot;;VLOOKUP([.$H318]&amp;&quot; &quot;;['OOMLOUT-OOMP'.$H$3:.$H$829];1;0);&quot;&quot;)" office:value-type="string" office:string-value="301020011 ">
            <text:p>301020011 </text:p>
          </table:table-cell>
          <table:table-cell table:formula="of:=IF(ISNA([.K318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8]&lt;&gt;&quot;&quot;;['OOMLOUT-OOMP'.A318];&quot;&quot;)" office:value-type="string" office:string-value="MOSN-SO23-X-A21D-01">
            <text:p>MOSN-SO23-X-A21D-01</text:p>
          </table:table-cell>
          <table:table-cell table:formula="of:=IF(['OOMLOUT-OOMP'.B318]&lt;&gt;&quot;&quot;;['OOMLOUT-OOMP'.B318];&quot;&quot;)" office:value-type="string" office:string-value="SMD (SOT-23) 2.1 Amp N-Ch. MOSFET">
            <text:p>SMD (SOT-23) 2.1 Amp N-Ch. MOSFET</text:p>
          </table:table-cell>
          <table:table-cell table:formula="of:=IF(['OOMLOUT-OOMP'.B318]&lt;&gt;&quot;&quot;;['OOMLOUT-OOMP'.H318];&quot;&quot;)" office:value-type="string" office:string-value="305030015 ">
            <text:p>305030015 </text:p>
          </table:table-cell>
          <table:table-cell table:formula="of:==IF([.A319]&lt;&gt;&quot;&quot;;VLOOKUP(VALUE([.C319]);['SEEED OPL'.$A$4:.$A$534];1;0);&quot;&quot;)" office:value-type="float" office:value="305030015">
            <text:p>305030015</text:p>
          </table:table-cell>
          <table:table-cell table:formula="of:=IF([.A319]&lt;&gt;&quot;&quot;;VLOOKUP(VALUE([.C319]);['SEEED OPL'.$A$4:.$B$534];2;0);&quot;&quot;)" office:value-type="string" office:string-value="CJ2302">
            <text:p>CJ2302</text:p>
          </table:table-cell>
          <table:table-cell table:number-columns-repeated="2"/>
          <table:table-cell table:formula="of:=IF(['SEEED OPL'.A319]&lt;&gt;&quot;&quot;;['SEEED OPL'.A319];&quot;&quot;)" office:value-type="float" office:value="301020042">
            <text:p>301020042</text:p>
          </table:table-cell>
          <table:table-cell table:formula="of:=IF(['SEEED OPL'.B319]&lt;&gt;&quot;&quot;;['SEEED OPL'.B319];&quot;&quot;)" office:value-type="string" office:string-value="FHCFR-1/4W-332J">
            <text:p>FHCFR-1/4W-332J</text:p>
          </table:table-cell>
          <table:table-cell table:formula="of:=IF(['SEEED OPL'.C319]&lt;&gt;&quot;&quot;;['SEEED OPL'.C319];&quot;&quot;)" office:value-type="string" office:string-value="DIP RES 3.3K-5%-1/4W;">
            <text:p>DIP RES 3.3K-5%-1/4W;</text:p>
          </table:table-cell>
          <table:table-cell table:formula="of:=IF([.H319]&lt;&gt;&quot;&quot;;VLOOKUP([.$H319]&amp;&quot; &quot;;['OOMLOUT-OOMP'.$H$3:.$H$829];1;0);&quot;&quot;)" office:value-type="string" office:string-value="301020042 ">
            <text:p>301020042 </text:p>
          </table:table-cell>
          <table:table-cell table:formula="of:=IF(ISNA([.K31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9]&lt;&gt;&quot;&quot;;['OOMLOUT-OOMP'.A319];&quot;&quot;)" office:value-type="string" office:string-value="MOSP-SO23-X-A02-01">
            <text:p>MOSP-SO23-X-A02-01</text:p>
          </table:table-cell>
          <table:table-cell table:formula="of:=IF(['OOMLOUT-OOMP'.B319]&lt;&gt;&quot;&quot;;['OOMLOUT-OOMP'.B319];&quot;&quot;)" office:value-type="string" office:string-value="SMD (SOT-23) 2 Amp P-Ch. MOSFET">
            <text:p>SMD (SOT-23) 2 Amp P-Ch. MOSFET</text:p>
          </table:table-cell>
          <table:table-cell table:formula="of:=IF(['OOMLOUT-OOMP'.B319]&lt;&gt;&quot;&quot;;['OOMLOUT-OOMP'.H319];&quot;&quot;)" office:value-type="string" office:string-value="305030026 ">
            <text:p>305030026 </text:p>
          </table:table-cell>
          <table:table-cell table:formula="of:==IF([.A320]&lt;&gt;&quot;&quot;;VLOOKUP(VALUE([.C320]);['SEEED OPL'.$A$4:.$A$534];1;0);&quot;&quot;)" office:value-type="float" office:value="305030026">
            <text:p>305030026</text:p>
          </table:table-cell>
          <table:table-cell table:formula="of:=IF([.A320]&lt;&gt;&quot;&quot;;VLOOKUP(VALUE([.C320]);['SEEED OPL'.$A$4:.$B$534];2;0);&quot;&quot;)" office:value-type="string" office:string-value="FDN340P">
            <text:p>FDN340P</text:p>
          </table:table-cell>
          <table:table-cell table:number-columns-repeated="2"/>
          <table:table-cell table:formula="of:=IF(['SEEED OPL'.A320]&lt;&gt;&quot;&quot;;['SEEED OPL'.A320];&quot;&quot;)" office:value-type="float" office:value="301020021">
            <text:p>301020021</text:p>
          </table:table-cell>
          <table:table-cell table:formula="of:=IF(['SEEED OPL'.B320]&lt;&gt;&quot;&quot;;['SEEED OPL'.B320];&quot;&quot;)" office:value-type="string" office:string-value="FHCFR-1/4W-334J">
            <text:p>FHCFR-1/4W-334J</text:p>
          </table:table-cell>
          <table:table-cell table:formula="of:=IF(['SEEED OPL'.C320]&lt;&gt;&quot;&quot;;['SEEED OPL'.C320];&quot;&quot;)" office:value-type="string" office:string-value="DIP RES 330K-5%-1/4W">
            <text:p>DIP RES 330K-5%-1/4W</text:p>
          </table:table-cell>
          <table:table-cell table:formula="of:=IF([.H320]&lt;&gt;&quot;&quot;;VLOOKUP([.$H320]&amp;&quot; &quot;;['OOMLOUT-OOMP'.$H$3:.$H$829];1;0);&quot;&quot;)" office:value-type="string" office:string-value="301020021 ">
            <text:p>301020021 </text:p>
          </table:table-cell>
          <table:table-cell table:formula="of:=IF(ISNA([.K32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0]&lt;&gt;&quot;&quot;;['OOMLOUT-OOMP'.A320];&quot;&quot;)" office:value-type="string" office:string-value="MOSP-SO23-X-A35D-01">
            <text:p>MOSP-SO23-X-A35D-01</text:p>
          </table:table-cell>
          <table:table-cell table:formula="of:=IF(['OOMLOUT-OOMP'.B320]&lt;&gt;&quot;&quot;;['OOMLOUT-OOMP'.B320];&quot;&quot;)" office:value-type="string" office:string-value="SMD (SOT-23) 3.5 Amp P-Ch. MOSFET">
            <text:p>SMD (SOT-23) 3.5 Amp P-Ch. MOSFET</text:p>
          </table:table-cell>
          <table:table-cell table:formula="of:=IF(['OOMLOUT-OOMP'.B320]&lt;&gt;&quot;&quot;;['OOMLOUT-OOMP'.H320];&quot;&quot;)" office:value-type="string" office:string-value="305030032 ">
            <text:p>305030032 </text:p>
          </table:table-cell>
          <table:table-cell table:formula="of:==IF([.A321]&lt;&gt;&quot;&quot;;VLOOKUP(VALUE([.C321]);['SEEED OPL'.$A$4:.$A$534];1;0);&quot;&quot;)" office:value-type="float" office:value="0">
            <text:p>#N/A</text:p>
          </table:table-cell>
          <table:table-cell table:formula="of:=IF([.A321]&lt;&gt;&quot;&quot;;VLOOKUP(VALUE([.C32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1]&lt;&gt;&quot;&quot;;['SEEED OPL'.A321];&quot;&quot;)" office:value-type="float" office:value="301020012">
            <text:p>301020012</text:p>
          </table:table-cell>
          <table:table-cell table:formula="of:=IF(['SEEED OPL'.B321]&lt;&gt;&quot;&quot;;['SEEED OPL'.B321];&quot;&quot;)" office:value-type="string" office:string-value="FHCFR-1/4W-472J">
            <text:p>FHCFR-1/4W-472J</text:p>
          </table:table-cell>
          <table:table-cell table:formula="of:=IF(['SEEED OPL'.C321]&lt;&gt;&quot;&quot;;['SEEED OPL'.C321];&quot;&quot;)" office:value-type="string" office:string-value="DIP RES 4.7K-5%-1/4W;">
            <text:p>DIP RES 4.7K-5%-1/4W;</text:p>
          </table:table-cell>
          <table:table-cell table:formula="of:=IF([.H321]&lt;&gt;&quot;&quot;;VLOOKUP([.$H321]&amp;&quot; &quot;;['OOMLOUT-OOMP'.$H$3:.$H$829];1;0);&quot;&quot;)" office:value-type="string" office:string-value="301020012 ">
            <text:p>301020012 </text:p>
          </table:table-cell>
          <table:table-cell table:formula="of:=IF(ISNA([.K321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1]&lt;&gt;&quot;&quot;;['OOMLOUT-OOMP'.A321];&quot;&quot;)" office:value-type="string" office:string-value="MOSP-SO23-X-A41D-01">
            <text:p>MOSP-SO23-X-A41D-01</text:p>
          </table:table-cell>
          <table:table-cell table:formula="of:=IF(['OOMLOUT-OOMP'.B321]&lt;&gt;&quot;&quot;;['OOMLOUT-OOMP'.B321];&quot;&quot;)" office:value-type="string" office:string-value="SMD (SOT-23) 4.1 Amp P-Ch. MOSFET">
            <text:p>SMD (SOT-23) 4.1 Amp P-Ch. MOSFET</text:p>
          </table:table-cell>
          <table:table-cell table:formula="of:=IF(['OOMLOUT-OOMP'.B321]&lt;&gt;&quot;&quot;;['OOMLOUT-OOMP'.H321];&quot;&quot;)" office:value-type="string" office:string-value="305030014 ">
            <text:p>305030014 </text:p>
          </table:table-cell>
          <table:table-cell table:formula="of:==IF([.A322]&lt;&gt;&quot;&quot;;VLOOKUP(VALUE([.C322]);['SEEED OPL'.$A$4:.$A$534];1;0);&quot;&quot;)" office:value-type="float" office:value="305030014">
            <text:p>305030014</text:p>
          </table:table-cell>
          <table:table-cell table:formula="of:=IF([.A322]&lt;&gt;&quot;&quot;;VLOOKUP(VALUE([.C322]);['SEEED OPL'.$A$4:.$B$534];2;0);&quot;&quot;)" office:value-type="string" office:string-value="CJ2305">
            <text:p>CJ2305</text:p>
          </table:table-cell>
          <table:table-cell table:number-columns-repeated="2"/>
          <table:table-cell table:formula="of:=IF(['SEEED OPL'.A322]&lt;&gt;&quot;&quot;;['SEEED OPL'.A322];&quot;&quot;)" office:value-type="float" office:value="301020014">
            <text:p>301020014</text:p>
          </table:table-cell>
          <table:table-cell table:formula="of:=IF(['SEEED OPL'.B322]&lt;&gt;&quot;&quot;;['SEEED OPL'.B322];&quot;&quot;)" office:value-type="string" office:string-value="FHCFR-1/4W-470J">
            <text:p>FHCFR-1/4W-470J</text:p>
          </table:table-cell>
          <table:table-cell table:formula="of:=IF(['SEEED OPL'.C322]&lt;&gt;&quot;&quot;;['SEEED OPL'.C322];&quot;&quot;)" office:value-type="string" office:string-value="DIP RES 47R-5%-1/4W;">
            <text:p>DIP RES 47R-5%-1/4W;</text:p>
          </table:table-cell>
          <table:table-cell table:formula="of:=IF([.H322]&lt;&gt;&quot;&quot;;VLOOKUP([.$H322]&amp;&quot; &quot;;['OOMLOUT-OOMP'.$H$3:.$H$829];1;0);&quot;&quot;)" office:value-type="string" office:string-value="301020014 ">
            <text:p>301020014 </text:p>
          </table:table-cell>
          <table:table-cell table:formula="of:=IF(ISNA([.K322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2]&lt;&gt;&quot;&quot;;['OOMLOUT-OOMP'.A322];&quot;&quot;)" office:value-type="string" office:string-value="MOSP-SO23F-X-A06-01">
            <text:p>MOSP-SO23F-X-A06-01</text:p>
          </table:table-cell>
          <table:table-cell table:formula="of:=IF(['OOMLOUT-OOMP'.B322]&lt;&gt;&quot;&quot;;['OOMLOUT-OOMP'.B322];&quot;&quot;)" office:value-type="string" office:string-value=" SMD (SOT-23F) 6 Amp P-Ch. MOSFET ">
            <text:p><text:s/>SMD (SOT-23F) 6 Amp P-Ch. MOSFET </text:p>
          </table:table-cell>
          <table:table-cell table:formula="of:=IF(['OOMLOUT-OOMP'.B322]&lt;&gt;&quot;&quot;;['OOMLOUT-OOMP'.H322];&quot;&quot;)" office:value-type="string" office:string-value="305030075 ">
            <text:p>305030075 </text:p>
          </table:table-cell>
          <table:table-cell table:formula="of:==IF([.A323]&lt;&gt;&quot;&quot;;VLOOKUP(VALUE([.C323]);['SEEED OPL'.$A$4:.$A$534];1;0);&quot;&quot;)" office:value-type="float" office:value="305030075">
            <text:p>305030075</text:p>
          </table:table-cell>
          <table:table-cell table:formula="of:=IF([.A323]&lt;&gt;&quot;&quot;;VLOOKUP(VALUE([.C323]);['SEEED OPL'.$A$4:.$B$534];2;0);&quot;&quot;)" office:value-type="string" office:string-value="SSM3J328R,LF">
            <text:p>SSM3J328R,LF</text:p>
          </table:table-cell>
          <table:table-cell table:number-columns-repeated="2"/>
          <table:table-cell table:formula="of:=IF(['SEEED OPL'.A323]&lt;&gt;&quot;&quot;;['SEEED OPL'.A323];&quot;&quot;)" office:value-type="float" office:value="301020022">
            <text:p>301020022</text:p>
          </table:table-cell>
          <table:table-cell table:formula="of:=IF(['SEEED OPL'.B323]&lt;&gt;&quot;&quot;;['SEEED OPL'.B323];&quot;&quot;)" office:value-type="string" office:string-value="FHCFR-1/4W-473J">
            <text:p>FHCFR-1/4W-473J</text:p>
          </table:table-cell>
          <table:table-cell table:formula="of:=IF(['SEEED OPL'.C323]&lt;&gt;&quot;&quot;;['SEEED OPL'.C323];&quot;&quot;)" office:value-type="string" office:string-value="DIP RES 47K-5%-1/4W;">
            <text:p>DIP RES 47K-5%-1/4W;</text:p>
          </table:table-cell>
          <table:table-cell table:formula="of:=IF([.H323]&lt;&gt;&quot;&quot;;VLOOKUP([.$H323]&amp;&quot; &quot;;['OOMLOUT-OOMP'.$H$3:.$H$829];1;0);&quot;&quot;)" office:value-type="string" office:string-value="301020022 ">
            <text:p>301020022 </text:p>
          </table:table-cell>
          <table:table-cell table:formula="of:=IF(ISNA([.K323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3]&lt;&gt;&quot;&quot;;['OOMLOUT-OOMP'.A323];&quot;&quot;)" office:value-type="string" office:string-value="NHFF-M3-X-06-01">
            <text:p>NHFF-M3-X-06-01</text:p>
          </table:table-cell>
          <table:table-cell table:formula="of:=IF(['OOMLOUT-OOMP'.B323]&lt;&gt;&quot;&quot;;['OOMLOUT-OOMP'.B323];&quot;&quot;)" office:value-type="string" office:string-value="M3 x 6 mm Nylon Standoff (F-F)">
            <text:p>M3 x 6 mm Nylon Standoff (F-F)</text:p>
          </table:table-cell>
          <table:table-cell table:formula="of:=IF(['OOMLOUT-OOMP'.B323]&lt;&gt;&quot;&quot;;['OOMLOUT-OOMP'.H323];&quot;&quot;)" office:value-type="float" office:value="0">
            <text:p>0</text:p>
          </table:table-cell>
          <table:table-cell table:formula="of:==IF([.A324]&lt;&gt;&quot;&quot;;VLOOKUP(VALUE([.C324]);['SEEED OPL'.$A$4:.$A$534];1;0);&quot;&quot;)" office:value-type="float" office:value="0">
            <text:p>#N/A</text:p>
          </table:table-cell>
          <table:table-cell table:formula="of:=IF([.A324]&lt;&gt;&quot;&quot;;VLOOKUP(VALUE([.C3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4]&lt;&gt;&quot;&quot;;['SEEED OPL'.A324];&quot;&quot;)" office:value-type="float" office:value="301020007">
            <text:p>301020007</text:p>
          </table:table-cell>
          <table:table-cell table:formula="of:=IF(['SEEED OPL'.B324]&lt;&gt;&quot;&quot;;['SEEED OPL'.B324];&quot;&quot;)" office:value-type="string" office:string-value="FHCFR-1/4W-681J">
            <text:p>FHCFR-1/4W-681J</text:p>
          </table:table-cell>
          <table:table-cell table:formula="of:=IF(['SEEED OPL'.C324]&lt;&gt;&quot;&quot;;['SEEED OPL'.C324];&quot;&quot;)" office:value-type="string" office:string-value="DIP RES 680R-5%-1/4W;">
            <text:p>DIP RES 680R-5%-1/4W;</text:p>
          </table:table-cell>
          <table:table-cell table:formula="of:=IF([.H324]&lt;&gt;&quot;&quot;;VLOOKUP([.$H324]&amp;&quot; &quot;;['OOMLOUT-OOMP'.$H$3:.$H$829];1;0);&quot;&quot;)" office:value-type="string" office:string-value="301020007 ">
            <text:p>301020007 </text:p>
          </table:table-cell>
          <table:table-cell table:formula="of:=IF(ISNA([.K324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4]&lt;&gt;&quot;&quot;;['OOMLOUT-OOMP'.A324];&quot;&quot;)" office:value-type="string" office:string-value="NHFF-M3-X-12-01">
            <text:p>NHFF-M3-X-12-01</text:p>
          </table:table-cell>
          <table:table-cell table:formula="of:=IF(['OOMLOUT-OOMP'.B324]&lt;&gt;&quot;&quot;;['OOMLOUT-OOMP'.B324];&quot;&quot;)" office:value-type="string" office:string-value="M3 x 12 mm Nylon Standoff (F-F)">
            <text:p>M3 x 12 mm Nylon Standoff (F-F)</text:p>
          </table:table-cell>
          <table:table-cell table:formula="of:=IF(['OOMLOUT-OOMP'.B324]&lt;&gt;&quot;&quot;;['OOMLOUT-OOMP'.H324];&quot;&quot;)" office:value-type="float" office:value="0">
            <text:p>0</text:p>
          </table:table-cell>
          <table:table-cell table:formula="of:==IF([.A325]&lt;&gt;&quot;&quot;;VLOOKUP(VALUE([.C325]);['SEEED OPL'.$A$4:.$A$534];1;0);&quot;&quot;)" office:value-type="float" office:value="0">
            <text:p>#N/A</text:p>
          </table:table-cell>
          <table:table-cell table:formula="of:=IF([.A325]&lt;&gt;&quot;&quot;;VLOOKUP(VALUE([.C32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5]&lt;&gt;&quot;&quot;;['SEEED OPL'.A325];&quot;&quot;)" office:value-type="float" office:value="302010341">
            <text:p>302010341</text:p>
          </table:table-cell>
          <table:table-cell table:formula="of:=IF(['SEEED OPL'.B325]&lt;&gt;&quot;&quot;;['SEEED OPL'.B325];&quot;&quot;)" office:value-type="string" office:string-value="GRM1885C1H102JA01D">
            <text:p>GRM1885C1H102JA01D</text:p>
          </table:table-cell>
          <table:table-cell table:formula="of:=IF(['SEEED OPL'.C325]&lt;&gt;&quot;&quot;;['SEEED OPL'.C325];&quot;&quot;)" office:value-type="string" office:string-value="SMD CAP Ceramic;1nF-50V-5%-C0G">
            <text:p>SMD CAP Ceramic;1nF-50V-5%-C0G</text:p>
          </table:table-cell>
          <table:table-cell table:formula="of:=IF([.H325]&lt;&gt;&quot;&quot;;VLOOKUP([.$H325]&amp;&quot; &quot;;['OOMLOUT-OOMP'.$H$3:.$H$829];1;0);&quot;&quot;)" office:value-type="string" office:string-value="302010341 ">
            <text:p>302010341 </text:p>
          </table:table-cell>
          <table:table-cell table:formula="of:=IF(ISNA([.K325]);1;&quot;&quot;)">
            <text:p/>
          </table:table-cell>
          <table:table-cell/>
        </table:table-row>
        <table:table-row table:style-name="ro1">
          <table:table-cell table:formula="of:=IF(['OOMLOUT-OOMP'.A325]&lt;&gt;&quot;&quot;;['OOMLOUT-OOMP'.A325];&quot;&quot;)" office:value-type="string" office:string-value="NHFF-M3-X-15-01">
            <text:p>NHFF-M3-X-15-01</text:p>
          </table:table-cell>
          <table:table-cell table:formula="of:=IF(['OOMLOUT-OOMP'.B325]&lt;&gt;&quot;&quot;;['OOMLOUT-OOMP'.B325];&quot;&quot;)" office:value-type="string" office:string-value="M3 x 15 mm Nylon Standoff (F-F)">
            <text:p>M3 x 15 mm Nylon Standoff (F-F)</text:p>
          </table:table-cell>
          <table:table-cell table:formula="of:=IF(['OOMLOUT-OOMP'.B325]&lt;&gt;&quot;&quot;;['OOMLOUT-OOMP'.H325];&quot;&quot;)" office:value-type="float" office:value="0">
            <text:p>0</text:p>
          </table:table-cell>
          <table:table-cell table:formula="of:==IF([.A326]&lt;&gt;&quot;&quot;;VLOOKUP(VALUE([.C326]);['SEEED OPL'.$A$4:.$A$534];1;0);&quot;&quot;)" office:value-type="float" office:value="0">
            <text:p>#N/A</text:p>
          </table:table-cell>
          <table:table-cell table:formula="of:=IF([.A326]&lt;&gt;&quot;&quot;;VLOOKUP(VALUE([.C32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6]&lt;&gt;&quot;&quot;;['SEEED OPL'.A326];&quot;&quot;)" office:value-type="float" office:value="310040007">
            <text:p>310040007</text:p>
          </table:table-cell>
          <table:table-cell table:formula="of:=IF(['SEEED OPL'.B326]&lt;&gt;&quot;&quot;;['SEEED OPL'.B326];&quot;&quot;)" office:value-type="string" office:string-value="TB6612FNG(O,C8,EL)">
            <text:p>TB6612FNG(O,C8,EL)</text:p>
          </table:table-cell>
          <table:table-cell table:formula="of:=IF(['SEEED OPL'.C326]&lt;&gt;&quot;&quot;;['SEEED OPL'.C326];&quot;&quot;)" office:value-type="string" office:string-value="SMD IC Driver;Motor Driver;2-CH;VM≤6V;Imout 0.8A;VC 3.3V-5V">
            <text:p>SMD IC Driver;Motor Driver;2-CH;VM≤6V;Imout 0.8A;VC 3.3V-5V</text:p>
          </table:table-cell>
          <table:table-cell table:formula="of:=IF([.H326]&lt;&gt;&quot;&quot;;VLOOKUP([.$H326]&amp;&quot; &quot;;['OOMLOUT-OOMP'.$H$3:.$H$829];1;0);&quot;&quot;)" office:value-type="float" office:value="0">
            <text:p>#N/A</text:p>
          </table:table-cell>
          <table:table-cell table:formula="of:=IF(ISNA([.K32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6]&lt;&gt;&quot;&quot;;['OOMLOUT-OOMP'.A326];&quot;&quot;)" office:value-type="string" office:string-value="NHFF-M3-X-20-01">
            <text:p>NHFF-M3-X-20-01</text:p>
          </table:table-cell>
          <table:table-cell table:formula="of:=IF(['OOMLOUT-OOMP'.B326]&lt;&gt;&quot;&quot;;['OOMLOUT-OOMP'.B326];&quot;&quot;)" office:value-type="string" office:string-value="M3 x 20 mm Nylon Standoff (F-F)">
            <text:p>M3 x 20 mm Nylon Standoff (F-F)</text:p>
          </table:table-cell>
          <table:table-cell table:formula="of:=IF(['OOMLOUT-OOMP'.B326]&lt;&gt;&quot;&quot;;['OOMLOUT-OOMP'.H326];&quot;&quot;)" office:value-type="float" office:value="0">
            <text:p>0</text:p>
          </table:table-cell>
          <table:table-cell table:formula="of:==IF([.A327]&lt;&gt;&quot;&quot;;VLOOKUP(VALUE([.C327]);['SEEED OPL'.$A$4:.$A$534];1;0);&quot;&quot;)" office:value-type="float" office:value="0">
            <text:p>#N/A</text:p>
          </table:table-cell>
          <table:table-cell table:formula="of:=IF([.A327]&lt;&gt;&quot;&quot;;VLOOKUP(VALUE([.C32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7]&lt;&gt;&quot;&quot;;['SEEED OPL'.A327];&quot;&quot;)" office:value-type="float" office:value="301010041">
            <text:p>301010041</text:p>
          </table:table-cell>
          <table:table-cell table:formula="of:=IF(['SEEED OPL'.B327]&lt;&gt;&quot;&quot;;['SEEED OPL'.B327];&quot;&quot;)" office:value-type="string" office:string-value="RC0402FR-0749R9L">
            <text:p>RC0402FR-0749R9L</text:p>
          </table:table-cell>
          <table:table-cell table:formula="of:=IF(['SEEED OPL'.C327]&lt;&gt;&quot;&quot;;['SEEED OPL'.C327];&quot;&quot;)" office:value-type="string" office:string-value="SMD RES 49.9R-1%-1/16W;">
            <text:p>SMD RES 49.9R-1%-1/16W;</text:p>
          </table:table-cell>
          <table:table-cell table:formula="of:=IF([.H327]&lt;&gt;&quot;&quot;;VLOOKUP([.$H327]&amp;&quot; &quot;;['OOMLOUT-OOMP'.$H$3:.$H$829];1;0);&quot;&quot;)" office:value-type="string" office:string-value="301010041 ">
            <text:p>301010041 </text:p>
          </table:table-cell>
          <table:table-cell table:formula="of:=IF(ISNA([.K32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7]&lt;&gt;&quot;&quot;;['OOMLOUT-OOMP'.A327];&quot;&quot;)" office:value-type="string" office:string-value="NHFF-M3-X-30-01">
            <text:p>NHFF-M3-X-30-01</text:p>
          </table:table-cell>
          <table:table-cell table:formula="of:=IF(['OOMLOUT-OOMP'.B327]&lt;&gt;&quot;&quot;;['OOMLOUT-OOMP'.B327];&quot;&quot;)" office:value-type="string" office:string-value="M3 x 30 mm Nylon Standoff (F-F)">
            <text:p>M3 x 30 mm Nylon Standoff (F-F)</text:p>
          </table:table-cell>
          <table:table-cell table:formula="of:=IF(['OOMLOUT-OOMP'.B327]&lt;&gt;&quot;&quot;;['OOMLOUT-OOMP'.H327];&quot;&quot;)" office:value-type="float" office:value="0">
            <text:p>0</text:p>
          </table:table-cell>
          <table:table-cell table:formula="of:==IF([.A328]&lt;&gt;&quot;&quot;;VLOOKUP(VALUE([.C328]);['SEEED OPL'.$A$4:.$A$534];1;0);&quot;&quot;)" office:value-type="float" office:value="0">
            <text:p>#N/A</text:p>
          </table:table-cell>
          <table:table-cell table:formula="of:=IF([.A328]&lt;&gt;&quot;&quot;;VLOOKUP(VALUE([.C32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8]&lt;&gt;&quot;&quot;;['SEEED OPL'.A328];&quot;&quot;)" office:value-type="float" office:value="302010183">
            <text:p>302010183</text:p>
          </table:table-cell>
          <table:table-cell table:formula="of:=IF(['SEEED OPL'.B328]&lt;&gt;&quot;&quot;;['SEEED OPL'.B328];&quot;&quot;)" office:value-type="string" office:string-value="GRM31CR60J107ME39L">
            <text:p>GRM31CR60J107ME39L</text:p>
          </table:table-cell>
          <table:table-cell table:formula="of:=IF(['SEEED OPL'.C328]&lt;&gt;&quot;&quot;;['SEEED OPL'.C328];&quot;&quot;)" office:value-type="string" office:string-value="SMD CAP Ceramic 100uF-6.3V-20%-X5R">
            <text:p>SMD CAP Ceramic 100uF-6.3V-20%-X5R</text:p>
          </table:table-cell>
          <table:table-cell table:formula="of:=IF([.H328]&lt;&gt;&quot;&quot;;VLOOKUP([.$H328]&amp;&quot; &quot;;['OOMLOUT-OOMP'.$H$3:.$H$829];1;0);&quot;&quot;)" office:value-type="string" office:string-value="302010183 ">
            <text:p>302010183 </text:p>
          </table:table-cell>
          <table:table-cell table:formula="of:=IF(ISNA([.K328]);1;&quot;&quot;)">
            <text:p/>
          </table:table-cell>
          <table:table-cell/>
        </table:table-row>
        <table:table-row table:style-name="ro1">
          <table:table-cell table:formula="of:=IF(['OOMLOUT-OOMP'.A328]&lt;&gt;&quot;&quot;;['OOMLOUT-OOMP'.A328];&quot;&quot;)" office:value-type="string" office:string-value="NNUT-M3-X-STAN-01">
            <text:p>NNUT-M3-X-STAN-01</text:p>
          </table:table-cell>
          <table:table-cell table:formula="of:=IF(['OOMLOUT-OOMP'.B328]&lt;&gt;&quot;&quot;;['OOMLOUT-OOMP'.B328];&quot;&quot;)" office:value-type="string" office:string-value="M3 Nylon Nut">
            <text:p>M3 Nylon Nut</text:p>
          </table:table-cell>
          <table:table-cell table:formula="of:=IF(['OOMLOUT-OOMP'.B328]&lt;&gt;&quot;&quot;;['OOMLOUT-OOMP'.H328];&quot;&quot;)" office:value-type="float" office:value="0">
            <text:p>0</text:p>
          </table:table-cell>
          <table:table-cell table:formula="of:==IF([.A329]&lt;&gt;&quot;&quot;;VLOOKUP(VALUE([.C329]);['SEEED OPL'.$A$4:.$A$534];1;0);&quot;&quot;)" office:value-type="float" office:value="0">
            <text:p>#N/A</text:p>
          </table:table-cell>
          <table:table-cell table:formula="of:=IF([.A329]&lt;&gt;&quot;&quot;;VLOOKUP(VALUE([.C32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9]&lt;&gt;&quot;&quot;;['SEEED OPL'.A329];&quot;&quot;)" office:value-type="float" office:value="320030087">
            <text:p>320030087</text:p>
          </table:table-cell>
          <table:table-cell table:formula="of:=IF(['SEEED OPL'.B329]&lt;&gt;&quot;&quot;;['SEEED OPL'.B329];&quot;&quot;)" office:value-type="string" office:string-value="F185-1208A0BSYA1">
            <text:p>F185-1208A0BSYA1</text:p>
          </table:table-cell>
          <table:table-cell table:formula="of:=IF(['SEEED OPL'.C329]&lt;&gt;&quot;&quot;;['SEEED OPL'.C329];&quot;&quot;)" office:value-type="string" office:string-value="DIP Black Female Header">
            <text:p>DIP Black Female Header</text:p>
          </table:table-cell>
          <table:table-cell table:formula="of:=IF([.H329]&lt;&gt;&quot;&quot;;VLOOKUP([.$H329]&amp;&quot; &quot;;['OOMLOUT-OOMP'.$H$3:.$H$829];1;0);&quot;&quot;)" office:value-type="string" office:string-value="320030087 ">
            <text:p>320030087 </text:p>
          </table:table-cell>
          <table:table-cell table:formula="of:=IF(ISNA([.K329]);1;&quot;&quot;)">
            <text:p/>
          </table:table-cell>
          <table:table-cell/>
        </table:table-row>
        <table:table-row table:style-name="ro1">
          <table:table-cell table:formula="of:=IF(['OOMLOUT-OOMP'.A329]&lt;&gt;&quot;&quot;;['OOMLOUT-OOMP'.A329];&quot;&quot;)" office:value-type="string" office:string-value="NSCR-M3-X-12-70">
            <text:p>NSCR-M3-X-12-70</text:p>
          </table:table-cell>
          <table:table-cell table:formula="of:=IF(['OOMLOUT-OOMP'.B329]&lt;&gt;&quot;&quot;;['OOMLOUT-OOMP'.B329];&quot;&quot;)" office:value-type="string" office:string-value="M3 x 12 mm Nylon Screw Cross Head">
            <text:p>M3 x 12 mm Nylon Screw Cross Head</text:p>
          </table:table-cell>
          <table:table-cell table:formula="of:=IF(['OOMLOUT-OOMP'.B329]&lt;&gt;&quot;&quot;;['OOMLOUT-OOMP'.H329];&quot;&quot;)" office:value-type="float" office:value="0">
            <text:p>0</text:p>
          </table:table-cell>
          <table:table-cell table:formula="of:==IF([.A330]&lt;&gt;&quot;&quot;;VLOOKUP(VALUE([.C330]);['SEEED OPL'.$A$4:.$A$534];1;0);&quot;&quot;)" office:value-type="float" office:value="0">
            <text:p>#N/A</text:p>
          </table:table-cell>
          <table:table-cell table:formula="of:=IF([.A330]&lt;&gt;&quot;&quot;;VLOOKUP(VALUE([.C33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30]&lt;&gt;&quot;&quot;;['SEEED OPL'.A330];&quot;&quot;)" office:value-type="float" office:value="320040007">
            <text:p>320040007</text:p>
          </table:table-cell>
          <table:table-cell table:formula="of:=IF(['SEEED OPL'.B330]&lt;&gt;&quot;&quot;;['SEEED OPL'.B330];&quot;&quot;)" office:value-type="string" office:string-value="ST-PJ-312">
            <text:p>ST-PJ-312</text:p>
          </table:table-cell>
          <table:table-cell table:formula="of:=IF(['SEEED OPL'.C330]&lt;&gt;&quot;&quot;;['SEEED OPL'.C330];&quot;&quot;)" office:value-type="string" office:string-value="SMD Audio Jack;3.5mm;3 Degree">
            <text:p>SMD Audio Jack;3.5mm;3 Degree</text:p>
          </table:table-cell>
          <table:table-cell table:formula="of:=IF([.H330]&lt;&gt;&quot;&quot;;VLOOKUP([.$H330]&amp;&quot; &quot;;['OOMLOUT-OOMP'.$H$3:.$H$829];1;0);&quot;&quot;)" office:value-type="string" office:string-value="320040007 ">
            <text:p>320040007 </text:p>
          </table:table-cell>
          <table:table-cell table:formula="of:=IF(ISNA([.K330]);1;&quot;&quot;)">
            <text:p/>
          </table:table-cell>
          <table:table-cell/>
        </table:table-row>
        <table:table-row table:style-name="ro1">
          <table:table-cell table:formula="of:=IF(['OOMLOUT-OOMP'.A330]&lt;&gt;&quot;&quot;;['OOMLOUT-OOMP'.A330];&quot;&quot;)" office:value-type="string" office:string-value="NSCR-M3-X-16-70">
            <text:p>NSCR-M3-X-16-70</text:p>
          </table:table-cell>
          <table:table-cell table:formula="of:=IF(['OOMLOUT-OOMP'.B330]&lt;&gt;&quot;&quot;;['OOMLOUT-OOMP'.B330];&quot;&quot;)" office:value-type="string" office:string-value="M3 x 16 mm Nylon Screw Cross Head">
            <text:p>M3 x 16 mm Nylon Screw Cross Head</text:p>
          </table:table-cell>
          <table:table-cell table:formula="of:=IF(['OOMLOUT-OOMP'.B330]&lt;&gt;&quot;&quot;;['OOMLOUT-OOMP'.H330];&quot;&quot;)" office:value-type="float" office:value="0">
            <text:p>0</text:p>
          </table:table-cell>
          <table:table-cell table:formula="of:==IF([.A331]&lt;&gt;&quot;&quot;;VLOOKUP(VALUE([.C331]);['SEEED OPL'.$A$4:.$A$534];1;0);&quot;&quot;)" office:value-type="float" office:value="0">
            <text:p>#N/A</text:p>
          </table:table-cell>
          <table:table-cell table:formula="of:=IF([.A331]&lt;&gt;&quot;&quot;;VLOOKUP(VALUE([.C33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31]&lt;&gt;&quot;&quot;;['SEEED OPL'.A331];&quot;&quot;)" office:value-type="float" office:value="321070005">
            <text:p>321070005</text:p>
          </table:table-cell>
          <table:table-cell table:formula="of:=IF(['SEEED OPL'.B331]&lt;&gt;&quot;&quot;;['SEEED OPL'.B331];&quot;&quot;)">
            <text:p/>
          </table:table-cell>
          <table:table-cell table:formula="of:=IF(['SEEED OPL'.C331]&lt;&gt;&quot;&quot;;['SEEED OPL'.C331];&quot;&quot;)" office:value-type="string" office:string-value="Grove Cable;24AWG-200mm;4-Wire;Black/Red/White/Yellow">
            <text:p>Grove Cable;24AWG-200mm;4-Wire;Black/Red/White/Yellow</text:p>
          </table:table-cell>
          <table:table-cell table:formula="of:=IF([.H331]&lt;&gt;&quot;&quot;;VLOOKUP([.$H331]&amp;&quot; &quot;;['OOMLOUT-OOMP'.$H$3:.$H$829];1;0);&quot;&quot;)" office:value-type="string" office:string-value="321070005 ">
            <text:p>321070005 </text:p>
          </table:table-cell>
          <table:table-cell table:formula="of:=IF(ISNA([.K331]);1;&quot;&quot;)">
            <text:p/>
          </table:table-cell>
          <table:table-cell/>
        </table:table-row>
        <table:table-row table:style-name="ro1">
          <table:table-cell table:formula="of:=IF(['OOMLOUT-OOMP'.A331]&lt;&gt;&quot;&quot;;['OOMLOUT-OOMP'.A331];&quot;&quot;)" office:value-type="string" office:string-value="NSCR-M3-X-20-70">
            <text:p>NSCR-M3-X-20-70</text:p>
          </table:table-cell>
          <table:table-cell table:formula="of:=IF(['OOMLOUT-OOMP'.B331]&lt;&gt;&quot;&quot;;['OOMLOUT-OOMP'.B331];&quot;&quot;)" office:value-type="string" office:string-value="M3 x 20 mm Nylon Screw Cross Head">
            <text:p>M3 x 20 mm Nylon Screw Cross Head</text:p>
          </table:table-cell>
          <table:table-cell table:formula="of:=IF(['OOMLOUT-OOMP'.B331]&lt;&gt;&quot;&quot;;['OOMLOUT-OOMP'.H331];&quot;&quot;)" office:value-type="float" office:value="0">
            <text:p>0</text:p>
          </table:table-cell>
          <table:table-cell table:formula="of:==IF([.A332]&lt;&gt;&quot;&quot;;VLOOKUP(VALUE([.C332]);['SEEED OPL'.$A$4:.$A$534];1;0);&quot;&quot;)" office:value-type="float" office:value="0">
            <text:p>#N/A</text:p>
          </table:table-cell>
          <table:table-cell table:formula="of:=IF([.A332]&lt;&gt;&quot;&quot;;VLOOKUP(VALUE([.C33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32]&lt;&gt;&quot;&quot;;['SEEED OPL'.A332];&quot;&quot;)" office:value-type="float" office:value="326010010">
            <text:p>326010010</text:p>
          </table:table-cell>
          <table:table-cell table:formula="of:=IF(['SEEED OPL'.B332]&lt;&gt;&quot;&quot;;['SEEED OPL'.B332];&quot;&quot;)" office:value-type="string" office:string-value="PM3*6">
            <text:p>PM3*6</text:p>
          </table:table-cell>
          <table:table-cell table:formula="of:=IF(['SEEED OPL'.C332]&lt;&gt;&quot;&quot;;['SEEED OPL'.C332];&quot;&quot;)" office:value-type="string" office:string-value="Screw;Silver-cross-round head">
            <text:p>Screw;Silver-cross-round head</text:p>
          </table:table-cell>
          <table:table-cell table:formula="of:=IF([.H332]&lt;&gt;&quot;&quot;;VLOOKUP([.$H332]&amp;&quot; &quot;;['OOMLOUT-OOMP'.$H$3:.$H$829];1;0);&quot;&quot;)" office:value-type="float" office:value="0">
            <text:p>#N/A</text:p>
          </table:table-cell>
          <table:table-cell table:formula="of:=IF(ISNA([.K33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32]&lt;&gt;&quot;&quot;;['OOMLOUT-OOMP'.A332];&quot;&quot;)" office:value-type="string" office:string-value="NSCR-M3-X-25-70">
            <text:p>NSCR-M3-X-25-70</text:p>
          </table:table-cell>
          <table:table-cell table:formula="of:=IF(['OOMLOUT-OOMP'.B332]&lt;&gt;&quot;&quot;;['OOMLOUT-OOMP'.B332];&quot;&quot;)" office:value-type="string" office:string-value="M3 x 25 mm Nylon Screw Cross Head">
            <text:p>M3 x 25 mm Nylon Screw Cross Head</text:p>
          </table:table-cell>
          <table:table-cell table:formula="of:=IF(['OOMLOUT-OOMP'.B332]&lt;&gt;&quot;&quot;;['OOMLOUT-OOMP'.H332];&quot;&quot;)" office:value-type="float" office:value="0">
            <text:p>0</text:p>
          </table:table-cell>
          <table:table-cell table:formula="of:==IF([.A333]&lt;&gt;&quot;&quot;;VLOOKUP(VALUE([.C333]);['SEEED OPL'.$A$4:.$A$534];1;0);&quot;&quot;)" office:value-type="float" office:value="0">
            <text:p>#N/A</text:p>
          </table:table-cell>
          <table:table-cell table:formula="of:=IF([.A333]&lt;&gt;&quot;&quot;;VLOOKUP(VALUE([.C33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33]&lt;&gt;&quot;&quot;;['SEEED OPL'.A333];&quot;&quot;)" office:value-type="float" office:value="326010014">
            <text:p>326010014</text:p>
          </table:table-cell>
          <table:table-cell table:formula="of:=IF(['SEEED OPL'.B333]&lt;&gt;&quot;&quot;;['SEEED OPL'.B333];&quot;&quot;)" office:value-type="string" office:string-value="PM3*5">
            <text:p>PM3*5</text:p>
          </table:table-cell>
          <table:table-cell table:formula="of:=IF(['SEEED OPL'.C333]&lt;&gt;&quot;&quot;;['SEEED OPL'.C333];&quot;&quot;)" office:value-type="string" office:string-value="Screw;Silver-cross-round head">
            <text:p>Screw;Silver-cross-round head</text:p>
          </table:table-cell>
          <table:table-cell table:formula="of:=IF([.H333]&lt;&gt;&quot;&quot;;VLOOKUP([.$H333]&amp;&quot; &quot;;['OOMLOUT-OOMP'.$H$3:.$H$829];1;0);&quot;&quot;)" office:value-type="float" office:value="0">
            <text:p>#N/A</text:p>
          </table:table-cell>
          <table:table-cell table:formula="of:=IF(ISNA([.K33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33]&lt;&gt;&quot;&quot;;['OOMLOUT-OOMP'.A333];&quot;&quot;)" office:value-type="string" office:string-value="NUTT-M3-M-STAN-01">
            <text:p>NUTT-M3-M-STAN-01</text:p>
          </table:table-cell>
          <table:table-cell table:formula="of:=IF(['OOMLOUT-OOMP'.B333]&lt;&gt;&quot;&quot;;['OOMLOUT-OOMP'.B333];&quot;&quot;)" office:value-type="string" office:string-value="M3 Nut">
            <text:p>M3 Nut</text:p>
          </table:table-cell>
          <table:table-cell table:formula="of:=IF(['OOMLOUT-OOMP'.B333]&lt;&gt;&quot;&quot;;['OOMLOUT-OOMP'.H333];&quot;&quot;)" office:value-type="float" office:value="0">
            <text:p>0</text:p>
          </table:table-cell>
          <table:table-cell table:formula="of:==IF([.A334]&lt;&gt;&quot;&quot;;VLOOKUP(VALUE([.C334]);['SEEED OPL'.$A$4:.$A$534];1;0);&quot;&quot;)" office:value-type="float" office:value="0">
            <text:p>#N/A</text:p>
          </table:table-cell>
          <table:table-cell table:formula="of:=IF([.A334]&lt;&gt;&quot;&quot;;VLOOKUP(VALUE([.C33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34]&lt;&gt;&quot;&quot;;['SEEED OPL'.A334];&quot;&quot;)" office:value-type="float" office:value="306010014">
            <text:p>306010014</text:p>
          </table:table-cell>
          <table:table-cell table:formula="of:=IF(['SEEED OPL'.B334]&lt;&gt;&quot;&quot;;['SEEED OPL'.B334];&quot;&quot;)" office:value-type="string" office:string-value="HC-49US    16.000MHz ">
            <text:p>HC-49US <text:s text:c="3"/>16.000MHz </text:p>
          </table:table-cell>
          <table:table-cell table:formula="of:=IF(['SEEED OPL'.C334]&lt;&gt;&quot;&quot;;['SEEED OPL'.C334];&quot;&quot;)" office:value-type="string" office:string-value="DIP Crystal 16MHz-18pF-30ppm-40R">
            <text:p>DIP Crystal 16MHz-18pF-30ppm-40R</text:p>
          </table:table-cell>
          <table:table-cell table:formula="of:=IF([.H334]&lt;&gt;&quot;&quot;;VLOOKUP([.$H334]&amp;&quot; &quot;;['OOMLOUT-OOMP'.$H$3:.$H$829];1;0);&quot;&quot;)" office:value-type="float" office:value="0">
            <text:p>#N/A</text:p>
          </table:table-cell>
          <table:table-cell table:formula="of:=IF(ISNA([.K334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334]&lt;&gt;&quot;&quot;;['OOMLOUT-OOMP'.A334];&quot;&quot;)" office:value-type="string" office:string-value="OPAM-MS08-X-KLMV358-01">
            <text:p>OPAM-MS08-X-KLMV358-01</text:p>
          </table:table-cell>
          <table:table-cell table:formula="of:=IF(['OOMLOUT-OOMP'.B334]&lt;&gt;&quot;&quot;;['OOMLOUT-OOMP'.B334];&quot;&quot;)" office:value-type="string" office:string-value="8 Pin SMD (MSOP) LMV358 Op Amp">
            <text:p>8 Pin SMD (MSOP) LMV358 Op Amp</text:p>
          </table:table-cell>
          <table:table-cell table:formula="of:=IF(['OOMLOUT-OOMP'.B334]&lt;&gt;&quot;&quot;;['OOMLOUT-OOMP'.H334];&quot;&quot;)" office:value-type="string" office:string-value="310020007 310020002 ">
            <text:p>310020007 310020002 </text:p>
          </table:table-cell>
          <table:table-cell table:formula="of:==IF([.A335]&lt;&gt;&quot;&quot;;VLOOKUP(VALUE([.C335]);['SEEED OPL'.$A$4:.$A$534];1;0);&quot;&quot;)" office:value-type="float" office:value="0">
            <text:p>Err:502</text:p>
          </table:table-cell>
          <table:table-cell table:formula="of:=IF([.A335]&lt;&gt;&quot;&quot;;VLOOKUP(VALUE([.C335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335]&lt;&gt;&quot;&quot;;['SEEED OPL'.A335];&quot;&quot;)" office:value-type="float" office:value="306030002">
            <text:p>306030002</text:p>
          </table:table-cell>
          <table:table-cell table:formula="of:=IF(['SEEED OPL'.B335]&lt;&gt;&quot;&quot;;['SEEED OPL'.B335];&quot;&quot;)" office:value-type="string" office:string-value="CSTCE16M0V53-R0">
            <text:p>CSTCE16M0V53-R0</text:p>
          </table:table-cell>
          <table:table-cell table:formula="of:=IF(['SEEED OPL'.C335]&lt;&gt;&quot;&quot;;['SEEED OPL'.C335];&quot;&quot;)" office:value-type="string" office:string-value="SMD Crystal 16MHz-15pF-0.5%-40R">
            <text:p>SMD Crystal 16MHz-15pF-0.5%-40R</text:p>
          </table:table-cell>
          <table:table-cell table:formula="of:=IF([.H335]&lt;&gt;&quot;&quot;;VLOOKUP([.$H335]&amp;&quot; &quot;;['OOMLOUT-OOMP'.$H$3:.$H$829];1;0);&quot;&quot;)" office:value-type="string" office:string-value="306030002 ">
            <text:p>306030002 </text:p>
          </table:table-cell>
          <table:table-cell table:formula="of:=IF(ISNA([.K335]);1;&quot;&quot;)">
            <text:p/>
          </table:table-cell>
          <table:table-cell/>
        </table:table-row>
        <table:table-row table:style-name="ro1">
          <table:table-cell table:formula="of:=IF(['OOMLOUT-OOMP'.A335]&lt;&gt;&quot;&quot;;['OOMLOUT-OOMP'.A335];&quot;&quot;)" office:value-type="string" office:string-value="OPAM-SC14-X-KLMV324-01">
            <text:p>OPAM-SC14-X-KLMV324-01</text:p>
          </table:table-cell>
          <table:table-cell table:formula="of:=IF(['OOMLOUT-OOMP'.B335]&lt;&gt;&quot;&quot;;['OOMLOUT-OOMP'.B335];&quot;&quot;)" office:value-type="string" office:string-value="SMD (SOIC-14) LMV324 Op Amp">
            <text:p>SMD (SOIC-14) LMV324 Op Amp</text:p>
          </table:table-cell>
          <table:table-cell table:formula="of:=IF(['OOMLOUT-OOMP'.B335]&lt;&gt;&quot;&quot;;['OOMLOUT-OOMP'.H335];&quot;&quot;)" office:value-type="string" office:string-value="1100030P1 ">
            <text:p>1100030P1 </text:p>
          </table:table-cell>
          <table:table-cell table:formula="of:==IF([.A336]&lt;&gt;&quot;&quot;;VLOOKUP(VALUE([.C336]);['SEEED OPL'.$A$4:.$A$534];1;0);&quot;&quot;)" office:value-type="float" office:value="0">
            <text:p>Err:502</text:p>
          </table:table-cell>
          <table:table-cell table:formula="of:=IF([.A336]&lt;&gt;&quot;&quot;;VLOOKUP(VALUE([.C336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336]&lt;&gt;&quot;&quot;;['SEEED OPL'.A336];&quot;&quot;)" office:value-type="float" office:value="305030026">
            <text:p>305030026</text:p>
          </table:table-cell>
          <table:table-cell table:formula="of:=IF(['SEEED OPL'.B336]&lt;&gt;&quot;&quot;;['SEEED OPL'.B336];&quot;&quot;)" office:value-type="string" office:string-value="FDN340P">
            <text:p>FDN340P</text:p>
          </table:table-cell>
          <table:table-cell table:formula="of:=IF(['SEEED OPL'.C336]&lt;&gt;&quot;&quot;;['SEEED OPL'.C336];&quot;&quot;)" office:value-type="string" office:string-value="SMD MOSFET P-CH 20V-2A">
            <text:p>SMD MOSFET P-CH 20V-2A</text:p>
          </table:table-cell>
          <table:table-cell table:formula="of:=IF([.H336]&lt;&gt;&quot;&quot;;VLOOKUP([.$H336]&amp;&quot; &quot;;['OOMLOUT-OOMP'.$H$3:.$H$829];1;0);&quot;&quot;)" office:value-type="string" office:string-value="305030026 ">
            <text:p>305030026 </text:p>
          </table:table-cell>
          <table:table-cell table:formula="of:=IF(ISNA([.K336]);1;&quot;&quot;)">
            <text:p/>
          </table:table-cell>
          <table:table-cell/>
        </table:table-row>
        <table:table-row table:style-name="ro1">
          <table:table-cell table:formula="of:=IF(['OOMLOUT-OOMP'.A336]&lt;&gt;&quot;&quot;;['OOMLOUT-OOMP'.A336];&quot;&quot;)" office:value-type="string" office:string-value="OPAM-SC8-X-K2904-01">
            <text:p>OPAM-SC8-X-K2904-01</text:p>
          </table:table-cell>
          <table:table-cell table:formula="of:=IF(['OOMLOUT-OOMP'.B336]&lt;&gt;&quot;&quot;;['OOMLOUT-OOMP'.B336];&quot;&quot;)" office:value-type="string" office:string-value="8 Pin SMD (SOIC) LM2904 Dual Op Amp">
            <text:p>8 Pin SMD (SOIC) LM2904 Dual Op Amp</text:p>
          </table:table-cell>
          <table:table-cell table:formula="of:=IF(['OOMLOUT-OOMP'.B336]&lt;&gt;&quot;&quot;;['OOMLOUT-OOMP'.H336];&quot;&quot;)" office:value-type="string" office:string-value="310020015 ">
            <text:p>310020015 </text:p>
          </table:table-cell>
          <table:table-cell table:formula="of:==IF([.A337]&lt;&gt;&quot;&quot;;VLOOKUP(VALUE([.C337]);['SEEED OPL'.$A$4:.$A$534];1;0);&quot;&quot;)" office:value-type="float" office:value="310020015">
            <text:p>310020015</text:p>
          </table:table-cell>
          <table:table-cell table:formula="of:=IF([.A337]&lt;&gt;&quot;&quot;;VLOOKUP(VALUE([.C337]);['SEEED OPL'.$A$4:.$B$534];2;0);&quot;&quot;)" office:value-type="string" office:string-value="LM2904DR">
            <text:p>LM2904DR</text:p>
          </table:table-cell>
          <table:table-cell table:number-columns-repeated="2"/>
          <table:table-cell table:formula="of:=IF(['SEEED OPL'.A337]&lt;&gt;&quot;&quot;;['SEEED OPL'.A337];&quot;&quot;)" office:value-type="float" office:value="305020002">
            <text:p>305020002</text:p>
          </table:table-cell>
          <table:table-cell table:formula="of:=IF(['SEEED OPL'.B337]&lt;&gt;&quot;&quot;;['SEEED OPL'.B337];&quot;&quot;)" office:value-type="string" office:string-value="MMBT3906LT3G">
            <text:p>MMBT3906LT3G</text:p>
          </table:table-cell>
          <table:table-cell table:formula="of:=IF(['SEEED OPL'.C337]&lt;&gt;&quot;&quot;;['SEEED OPL'.C337];&quot;&quot;)" office:value-type="string" office:string-value="SMD Transistors PNP 40V 200mA">
            <text:p>SMD Transistors PNP 40V 200mA</text:p>
          </table:table-cell>
          <table:table-cell table:formula="of:=IF([.H337]&lt;&gt;&quot;&quot;;VLOOKUP([.$H337]&amp;&quot; &quot;;['OOMLOUT-OOMP'.$H$3:.$H$829];1;0);&quot;&quot;)" office:value-type="float" office:value="0">
            <text:p>#N/A</text:p>
          </table:table-cell>
          <table:table-cell table:formula="of:=IF(ISNA([.K33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37]&lt;&gt;&quot;&quot;;['OOMLOUT-OOMP'.A337];&quot;&quot;)" office:value-type="string" office:string-value="OPAM-SC8-X-KLM358-01">
            <text:p>OPAM-SC8-X-KLM358-01</text:p>
          </table:table-cell>
          <table:table-cell table:formula="of:=IF(['OOMLOUT-OOMP'.B337]&lt;&gt;&quot;&quot;;['OOMLOUT-OOMP'.B337];&quot;&quot;)" office:value-type="string" office:string-value="SMD (SOIC-8) LM358 Op Amp">
            <text:p>SMD (SOIC-8) LM358 Op Amp</text:p>
          </table:table-cell>
          <table:table-cell table:formula="of:=IF(['OOMLOUT-OOMP'.B337]&lt;&gt;&quot;&quot;;['OOMLOUT-OOMP'.H337];&quot;&quot;)" office:value-type="string" office:string-value="310020021 ">
            <text:p>310020021 </text:p>
          </table:table-cell>
          <table:table-cell table:formula="of:==IF([.A338]&lt;&gt;&quot;&quot;;VLOOKUP(VALUE([.C338]);['SEEED OPL'.$A$4:.$A$534];1;0);&quot;&quot;)" office:value-type="float" office:value="310020021">
            <text:p>310020021</text:p>
          </table:table-cell>
          <table:table-cell table:formula="of:=IF([.A338]&lt;&gt;&quot;&quot;;VLOOKUP(VALUE([.C338]);['SEEED OPL'.$A$4:.$B$534];2;0);&quot;&quot;)" office:value-type="string" office:string-value="LM358DR">
            <text:p>LM358DR</text:p>
          </table:table-cell>
          <table:table-cell table:number-columns-repeated="2"/>
          <table:table-cell table:formula="of:=IF(['SEEED OPL'.A338]&lt;&gt;&quot;&quot;;['SEEED OPL'.A338];&quot;&quot;)" office:value-type="float" office:value="310030211">
            <text:p>310030211</text:p>
          </table:table-cell>
          <table:table-cell table:formula="of:=IF(['SEEED OPL'.B338]&lt;&gt;&quot;&quot;;['SEEED OPL'.B338];&quot;&quot;)" office:value-type="string" office:string-value="TPS2051BDGN">
            <text:p>TPS2051BDGN</text:p>
          </table:table-cell>
          <table:table-cell table:formula="of:=IF(['SEEED OPL'.C338]&lt;&gt;&quot;&quot;;['SEEED OPL'.C338];&quot;&quot;)" office:value-type="string" office:string-value="SMD IC PMIC;Vin 2.7V-5.5V;Vout 5V;Iout 500mA;With-EN">
            <text:p>SMD IC PMIC;Vin 2.7V-5.5V;Vout 5V;Iout 500mA;With-EN</text:p>
          </table:table-cell>
          <table:table-cell table:formula="of:=IF([.H338]&lt;&gt;&quot;&quot;;VLOOKUP([.$H338]&amp;&quot; &quot;;['OOMLOUT-OOMP'.$H$3:.$H$829];1;0);&quot;&quot;)" office:value-type="float" office:value="0">
            <text:p>#N/A</text:p>
          </table:table-cell>
          <table:table-cell table:formula="of:=IF(ISNA([.K33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38]&lt;&gt;&quot;&quot;;['OOMLOUT-OOMP'.A338];&quot;&quot;)" office:value-type="string" office:string-value="OPAM-SO235-X-K333-01">
            <text:p>OPAM-SO235-X-K333-01</text:p>
          </table:table-cell>
          <table:table-cell table:formula="of:=IF(['OOMLOUT-OOMP'.B338]&lt;&gt;&quot;&quot;;['OOMLOUT-OOMP'.B338];&quot;&quot;)" office:value-type="string" office:string-value="SMD (SOT-23-5) OPA333 Op Amp">
            <text:p>SMD (SOT-23-5) OPA333 Op Amp</text:p>
          </table:table-cell>
          <table:table-cell table:formula="of:=IF(['OOMLOUT-OOMP'.B338]&lt;&gt;&quot;&quot;;['OOMLOUT-OOMP'.H338];&quot;&quot;)" office:value-type="string" office:string-value="310020003 ">
            <text:p>310020003 </text:p>
          </table:table-cell>
          <table:table-cell table:formula="of:==IF([.A339]&lt;&gt;&quot;&quot;;VLOOKUP(VALUE([.C339]);['SEEED OPL'.$A$4:.$A$534];1;0);&quot;&quot;)" office:value-type="float" office:value="310020003">
            <text:p>310020003</text:p>
          </table:table-cell>
          <table:table-cell table:formula="of:=IF([.A339]&lt;&gt;&quot;&quot;;VLOOKUP(VALUE([.C339]);['SEEED OPL'.$A$4:.$B$534];2;0);&quot;&quot;)" office:value-type="string" office:string-value="OPA333AIDBVT">
            <text:p>OPA333AIDBVT</text:p>
          </table:table-cell>
          <table:table-cell table:number-columns-repeated="2"/>
          <table:table-cell table:formula="of:=IF(['SEEED OPL'.A339]&lt;&gt;&quot;&quot;;['SEEED OPL'.A339];&quot;&quot;)" office:value-type="float" office:value="314040002">
            <text:p>314040002</text:p>
          </table:table-cell>
          <table:table-cell table:formula="of:=IF(['SEEED OPL'.B339]&lt;&gt;&quot;&quot;;['SEEED OPL'.B339];&quot;&quot;)" office:value-type="string" office:string-value="HMC5883L">
            <text:p>HMC5883L</text:p>
          </table:table-cell>
          <table:table-cell table:formula="of:=IF(['SEEED OPL'.C339]&lt;&gt;&quot;&quot;;['SEEED OPL'.C339];&quot;&quot;)" office:value-type="string" office:string-value="SMD 3-Axis Magnetic Sensor">
            <text:p>SMD 3-Axis Magnetic Sensor</text:p>
          </table:table-cell>
          <table:table-cell table:formula="of:=IF([.H339]&lt;&gt;&quot;&quot;;VLOOKUP([.$H339]&amp;&quot; &quot;;['OOMLOUT-OOMP'.$H$3:.$H$829];1;0);&quot;&quot;)" office:value-type="float" office:value="0">
            <text:p>#N/A</text:p>
          </table:table-cell>
          <table:table-cell table:formula="of:=IF(ISNA([.K33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39]&lt;&gt;&quot;&quot;;['OOMLOUT-OOMP'.A339];&quot;&quot;)" office:value-type="string" office:string-value="PHTR-05-I9-STAN-01">
            <text:p>PHTR-05-I9-STAN-01</text:p>
          </table:table-cell>
          <table:table-cell table:formula="of:=IF(['OOMLOUT-OOMP'.B339]&lt;&gt;&quot;&quot;;['OOMLOUT-OOMP'.B339];&quot;&quot;)" office:value-type="string" office:string-value="5 mm IR (940 nm) Phototransistor">
            <text:p>5 mm IR (940 nm) Phototransistor</text:p>
          </table:table-cell>
          <table:table-cell table:formula="of:=IF(['OOMLOUT-OOMP'.B339]&lt;&gt;&quot;&quot;;['OOMLOUT-OOMP'.H339];&quot;&quot;)" office:value-type="string" office:string-value="314020024 ">
            <text:p>314020024 </text:p>
          </table:table-cell>
          <table:table-cell table:formula="of:==IF([.A340]&lt;&gt;&quot;&quot;;VLOOKUP(VALUE([.C340]);['SEEED OPL'.$A$4:.$A$534];1;0);&quot;&quot;)" office:value-type="float" office:value="0">
            <text:p>#N/A</text:p>
          </table:table-cell>
          <table:table-cell table:formula="of:=IF([.A340]&lt;&gt;&quot;&quot;;VLOOKUP(VALUE([.C34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0]&lt;&gt;&quot;&quot;;['SEEED OPL'.A340];&quot;&quot;)" office:value-type="float" office:value="314990005">
            <text:p>314990005</text:p>
          </table:table-cell>
          <table:table-cell table:formula="of:=IF(['SEEED OPL'.B340]&lt;&gt;&quot;&quot;;['SEEED OPL'.B340];&quot;&quot;)" office:value-type="string" office:string-value="MPU-9250">
            <text:p>MPU-9250</text:p>
          </table:table-cell>
          <table:table-cell table:formula="of:=IF(['SEEED OPL'.C340]&lt;&gt;&quot;&quot;;['SEEED OPL'.C340];&quot;&quot;)" office:value-type="string" office:string-value="SMD 9-Axis Gyroscope/Accelerometer/Magnetometer Sensor">
            <text:p>SMD 9-Axis Gyroscope/Accelerometer/Magnetometer Sensor</text:p>
          </table:table-cell>
          <table:table-cell table:formula="of:=IF([.H340]&lt;&gt;&quot;&quot;;VLOOKUP([.$H340]&amp;&quot; &quot;;['OOMLOUT-OOMP'.$H$3:.$H$829];1;0);&quot;&quot;)" office:value-type="float" office:value="0">
            <text:p>#N/A</text:p>
          </table:table-cell>
          <table:table-cell table:formula="of:=IF(ISNA([.K34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40]&lt;&gt;&quot;&quot;;['OOMLOUT-OOMP'.A340];&quot;&quot;)" office:value-type="string" office:string-value="POAD-ACUS-X-V05-A1">
            <text:p>POAD-ACUS-X-V05-A1</text:p>
          </table:table-cell>
          <table:table-cell table:formula="of:=IF(['OOMLOUT-OOMP'.B340]&lt;&gt;&quot;&quot;;['OOMLOUT-OOMP'.B340];&quot;&quot;)" office:value-type="string" office:string-value="American Style (120v) 5v (USB) Power Adapter 1 A">
            <text:p>American Style (120v) 5v (USB) Power Adapter 1 A</text:p>
          </table:table-cell>
          <table:table-cell table:formula="of:=IF(['OOMLOUT-OOMP'.B340]&lt;&gt;&quot;&quot;;['OOMLOUT-OOMP'.H340];&quot;&quot;)" office:value-type="string" office:string-value="313080037 ">
            <text:p>313080037 </text:p>
          </table:table-cell>
          <table:table-cell table:formula="of:==IF([.A341]&lt;&gt;&quot;&quot;;VLOOKUP(VALUE([.C341]);['SEEED OPL'.$A$4:.$A$534];1;0);&quot;&quot;)" office:value-type="float" office:value="313080037">
            <text:p>313080037</text:p>
          </table:table-cell>
          <table:table-cell table:formula="of:=IF([.A341]&lt;&gt;&quot;&quot;;VLOOKUP(VALUE([.C341]);['SEEED OPL'.$A$4:.$B$534];2;0);&quot;&quot;)" office:value-type="string" office:string-value="SAP050100CN-C">
            <text:p>SAP050100CN-C</text:p>
          </table:table-cell>
          <table:table-cell table:number-columns-repeated="2"/>
          <table:table-cell table:formula="of:=IF(['SEEED OPL'.A341]&lt;&gt;&quot;&quot;;['SEEED OPL'.A341];&quot;&quot;)" office:value-type="float" office:value="320020034">
            <text:p>320020034</text:p>
          </table:table-cell>
          <table:table-cell table:formula="of:=IF(['SEEED OPL'.B341]&lt;&gt;&quot;&quot;;['SEEED OPL'.B341];&quot;&quot;)" office:value-type="string" office:string-value="P125-1116A0BS116AX">
            <text:p>P125-1116A0BS116AX</text:p>
          </table:table-cell>
          <table:table-cell table:formula="of:=IF(['SEEED OPL'.C341]&lt;&gt;&quot;&quot;;['SEEED OPL'.C341];&quot;&quot;)" office:value-type="string" office:string-value="DIP Black Male Header VERT">
            <text:p>DIP Black Male Header VERT</text:p>
          </table:table-cell>
          <table:table-cell table:formula="of:=IF([.H341]&lt;&gt;&quot;&quot;;VLOOKUP([.$H341]&amp;&quot; &quot;;['OOMLOUT-OOMP'.$H$3:.$H$829];1;0);&quot;&quot;)" office:value-type="string" office:string-value="320020034 ">
            <text:p>320020034 </text:p>
          </table:table-cell>
          <table:table-cell table:formula="of:=IF(ISNA([.K341]);1;&quot;&quot;)">
            <text:p/>
          </table:table-cell>
          <table:table-cell/>
        </table:table-row>
        <table:table-row table:style-name="ro1">
          <table:table-cell table:formula="of:=IF(['OOMLOUT-OOMP'.A341]&lt;&gt;&quot;&quot;;['OOMLOUT-OOMP'.A341];&quot;&quot;)" office:value-type="string" office:string-value="POTE-07-X-O103-01">
            <text:p>POTE-07-X-O103-01</text:p>
          </table:table-cell>
          <table:table-cell table:formula="of:=IF(['OOMLOUT-OOMP'.B341]&lt;&gt;&quot;&quot;;['OOMLOUT-OOMP'.B341];&quot;&quot;)" office:value-type="string" office:string-value="7 mm 10k Ohm Potentiometer">
            <text:p>7 mm 10k Ohm Potentiometer</text:p>
          </table:table-cell>
          <table:table-cell table:formula="of:=IF(['OOMLOUT-OOMP'.B341]&lt;&gt;&quot;&quot;;['OOMLOUT-OOMP'.H341];&quot;&quot;)" office:value-type="string" office:string-value="301040009 ">
            <text:p>301040009 </text:p>
          </table:table-cell>
          <table:table-cell table:formula="of:==IF([.A342]&lt;&gt;&quot;&quot;;VLOOKUP(VALUE([.C342]);['SEEED OPL'.$A$4:.$A$534];1;0);&quot;&quot;)" office:value-type="float" office:value="301040009">
            <text:p>301040009</text:p>
          </table:table-cell>
          <table:table-cell table:formula="of:=IF([.A342]&lt;&gt;&quot;&quot;;VLOOKUP(VALUE([.C342]);['SEEED OPL'.$A$4:.$B$534];2;0);&quot;&quot;)" office:value-type="string" office:string-value="SX3362P">
            <text:p>SX3362P</text:p>
          </table:table-cell>
          <table:table-cell table:number-columns-repeated="2"/>
          <table:table-cell table:formula="of:=IF(['SEEED OPL'.A342]&lt;&gt;&quot;&quot;;['SEEED OPL'.A342];&quot;&quot;)" office:value-type="float" office:value="320070000">
            <text:p>320070000</text:p>
          </table:table-cell>
          <table:table-cell table:formula="of:=IF(['SEEED OPL'.B342]&lt;&gt;&quot;&quot;;['SEEED OPL'.B342];&quot;&quot;)" office:value-type="string" office:string-value="ICX-28P">
            <text:p>ICX-28P</text:p>
          </table:table-cell>
          <table:table-cell table:formula="of:=IF(['SEEED OPL'.C342]&lt;&gt;&quot;&quot;;['SEEED OPL'.C342];&quot;&quot;)" office:value-type="string" office:string-value="DIP Black IC Socket">
            <text:p>DIP Black IC Socket</text:p>
          </table:table-cell>
          <table:table-cell table:formula="of:=IF([.H342]&lt;&gt;&quot;&quot;;VLOOKUP([.$H342]&amp;&quot; &quot;;['OOMLOUT-OOMP'.$H$3:.$H$829];1;0);&quot;&quot;)" office:value-type="string" office:string-value="320070000 ">
            <text:p>320070000 </text:p>
          </table:table-cell>
          <table:table-cell table:formula="of:=IF(ISNA([.K342]);1;&quot;&quot;)">
            <text:p/>
          </table:table-cell>
          <table:table-cell/>
        </table:table-row>
        <table:table-row table:style-name="ro1">
          <table:table-cell table:formula="of:=IF(['OOMLOUT-OOMP'.A342]&lt;&gt;&quot;&quot;;['OOMLOUT-OOMP'.A342];&quot;&quot;)" office:value-type="string" office:string-value="POTE-10-X-O103-01">
            <text:p>POTE-10-X-O103-01</text:p>
          </table:table-cell>
          <table:table-cell table:formula="of:=IF(['OOMLOUT-OOMP'.B342]&lt;&gt;&quot;&quot;;['OOMLOUT-OOMP'.B342];&quot;&quot;)" office:value-type="string" office:string-value="10 mm 10k Ohm Potentiometer">
            <text:p>10 mm 10k Ohm Potentiometer</text:p>
          </table:table-cell>
          <table:table-cell table:formula="of:=IF(['OOMLOUT-OOMP'.B342]&lt;&gt;&quot;&quot;;['OOMLOUT-OOMP'.H342];&quot;&quot;)" office:value-type="float" office:value="0">
            <text:p>0</text:p>
          </table:table-cell>
          <table:table-cell table:formula="of:==IF([.A343]&lt;&gt;&quot;&quot;;VLOOKUP(VALUE([.C343]);['SEEED OPL'.$A$4:.$A$534];1;0);&quot;&quot;)" office:value-type="float" office:value="0">
            <text:p>#N/A</text:p>
          </table:table-cell>
          <table:table-cell table:formula="of:=IF([.A343]&lt;&gt;&quot;&quot;;VLOOKUP(VALUE([.C34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3]&lt;&gt;&quot;&quot;;['SEEED OPL'.A343];&quot;&quot;)" office:value-type="float" office:value="302010000">
            <text:p>302010000</text:p>
          </table:table-cell>
          <table:table-cell table:formula="of:=IF(['SEEED OPL'.B343]&lt;&gt;&quot;&quot;;['SEEED OPL'.B343];&quot;&quot;)" office:value-type="string" office:string-value="CC0402JRNPO9BN330">
            <text:p>CC0402JRNPO9BN330</text:p>
          </table:table-cell>
          <table:table-cell table:formula="of:=IF(['SEEED OPL'.C343]&lt;&gt;&quot;&quot;;['SEEED OPL'.C343];&quot;&quot;)" office:value-type="string" office:string-value="SMD CAP Ceramic 33pF-50V-5%-NPO;">
            <text:p>SMD CAP Ceramic 33pF-50V-5%-NPO;</text:p>
          </table:table-cell>
          <table:table-cell table:formula="of:=IF([.H343]&lt;&gt;&quot;&quot;;VLOOKUP([.$H343]&amp;&quot; &quot;;['OOMLOUT-OOMP'.$H$3:.$H$829];1;0);&quot;&quot;)" office:value-type="string" office:string-value="302010000 ">
            <text:p>302010000 </text:p>
          </table:table-cell>
          <table:table-cell table:formula="of:=IF(ISNA([.K343]);1;&quot;&quot;)">
            <text:p/>
          </table:table-cell>
          <table:table-cell/>
        </table:table-row>
        <table:table-row table:style-name="ro1">
          <table:table-cell table:formula="of:=IF(['OOMLOUT-OOMP'.A343]&lt;&gt;&quot;&quot;;['OOMLOUT-OOMP'.A343];&quot;&quot;)" office:value-type="string" office:string-value="POTE-14-X-O204-68">
            <text:p>POTE-14-X-O204-68</text:p>
          </table:table-cell>
          <table:table-cell table:formula="of:=IF(['OOMLOUT-OOMP'.B343]&lt;&gt;&quot;&quot;;['OOMLOUT-OOMP'.B343];&quot;&quot;)" office:value-type="string" office:string-value="14 mm 200k Ohm Potentiometer Side Adjust">
            <text:p>14 mm 200k Ohm Potentiometer Side Adjust</text:p>
          </table:table-cell>
          <table:table-cell table:formula="of:=IF(['OOMLOUT-OOMP'.B343]&lt;&gt;&quot;&quot;;['OOMLOUT-OOMP'.H343];&quot;&quot;)" office:value-type="string" office:string-value="301040037 ">
            <text:p>301040037 </text:p>
          </table:table-cell>
          <table:table-cell table:formula="of:==IF([.A344]&lt;&gt;&quot;&quot;;VLOOKUP(VALUE([.C344]);['SEEED OPL'.$A$4:.$A$534];1;0);&quot;&quot;)" office:value-type="float" office:value="0">
            <text:p>#N/A</text:p>
          </table:table-cell>
          <table:table-cell table:formula="of:=IF([.A344]&lt;&gt;&quot;&quot;;VLOOKUP(VALUE([.C34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4]&lt;&gt;&quot;&quot;;['SEEED OPL'.A344];&quot;&quot;)" office:value-type="float" office:value="304040005">
            <text:p>304040005</text:p>
          </table:table-cell>
          <table:table-cell table:formula="of:=IF(['SEEED OPL'.B344]&lt;&gt;&quot;&quot;;['SEEED OPL'.B344];&quot;&quot;)" office:value-type="string" office:string-value="CD1206-S01575">
            <text:p>CD1206-S01575</text:p>
          </table:table-cell>
          <table:table-cell table:formula="of:=IF(['SEEED OPL'.C344]&lt;&gt;&quot;&quot;;['SEEED OPL'.C344];&quot;&quot;)" office:value-type="string" office:string-value="SMD Diode Switching 75V-150mA">
            <text:p>SMD Diode Switching 75V-150mA</text:p>
          </table:table-cell>
          <table:table-cell table:formula="of:=IF([.H344]&lt;&gt;&quot;&quot;;VLOOKUP([.$H344]&amp;&quot; &quot;;['OOMLOUT-OOMP'.$H$3:.$H$829];1;0);&quot;&quot;)" office:value-type="string" office:string-value="304040005 ">
            <text:p>304040005 </text:p>
          </table:table-cell>
          <table:table-cell table:formula="of:=IF(ISNA([.K344]);1;&quot;&quot;)">
            <text:p/>
          </table:table-cell>
          <table:table-cell/>
        </table:table-row>
        <table:table-row table:style-name="ro1">
          <table:table-cell table:formula="of:=IF(['OOMLOUT-OOMP'.A344]&lt;&gt;&quot;&quot;;['OOMLOUT-OOMP'.A344];&quot;&quot;)" office:value-type="string" office:string-value="POTE-17-X-O102-69">
            <text:p>POTE-17-X-O102-69</text:p>
          </table:table-cell>
          <table:table-cell table:formula="of:=IF(['OOMLOUT-OOMP'.B344]&lt;&gt;&quot;&quot;;['OOMLOUT-OOMP'.B344];&quot;&quot;)" office:value-type="string" office:string-value="17 mm 1k Ohm Potentiometer Panel Mount">
            <text:p>17 mm 1k Ohm Potentiometer Panel Mount</text:p>
          </table:table-cell>
          <table:table-cell table:formula="of:=IF(['OOMLOUT-OOMP'.B344]&lt;&gt;&quot;&quot;;['OOMLOUT-OOMP'.H344];&quot;&quot;)" office:value-type="float" office:value="0">
            <text:p>0</text:p>
          </table:table-cell>
          <table:table-cell table:formula="of:==IF([.A345]&lt;&gt;&quot;&quot;;VLOOKUP(VALUE([.C345]);['SEEED OPL'.$A$4:.$A$534];1;0);&quot;&quot;)" office:value-type="float" office:value="0">
            <text:p>#N/A</text:p>
          </table:table-cell>
          <table:table-cell table:formula="of:=IF([.A345]&lt;&gt;&quot;&quot;;VLOOKUP(VALUE([.C34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5]&lt;&gt;&quot;&quot;;['SEEED OPL'.A345];&quot;&quot;)" office:value-type="float" office:value="320030050">
            <text:p>320030050</text:p>
          </table:table-cell>
          <table:table-cell table:formula="of:=IF(['SEEED OPL'.B345]&lt;&gt;&quot;&quot;;['SEEED OPL'.B345];&quot;&quot;)" office:value-type="string" office:string-value="RF130-1023ABS0741">
            <text:p>RF130-1023ABS0741</text:p>
          </table:table-cell>
          <table:table-cell table:formula="of:=IF(['SEEED OPL'.C345]&lt;&gt;&quot;&quot;;['SEEED OPL'.C345];&quot;&quot;)" office:value-type="string" office:string-value="DIP Black Round Female Header VERT">
            <text:p>DIP Black Round Female Header VERT</text:p>
          </table:table-cell>
          <table:table-cell table:formula="of:=IF([.H345]&lt;&gt;&quot;&quot;;VLOOKUP([.$H345]&amp;&quot; &quot;;['OOMLOUT-OOMP'.$H$3:.$H$829];1;0);&quot;&quot;)" office:value-type="string" office:string-value="320030050 ">
            <text:p>320030050 </text:p>
          </table:table-cell>
          <table:table-cell table:formula="of:=IF(ISNA([.K345]);1;&quot;&quot;)">
            <text:p/>
          </table:table-cell>
          <table:table-cell/>
        </table:table-row>
        <table:table-row table:style-name="ro1">
          <table:table-cell table:formula="of:=IF(['OOMLOUT-OOMP'.A345]&lt;&gt;&quot;&quot;;['OOMLOUT-OOMP'.A345];&quot;&quot;)" office:value-type="string" office:string-value="POTE-17-X-O103-69">
            <text:p>POTE-17-X-O103-69</text:p>
          </table:table-cell>
          <table:table-cell table:formula="of:=IF(['OOMLOUT-OOMP'.B345]&lt;&gt;&quot;&quot;;['OOMLOUT-OOMP'.B345];&quot;&quot;)" office:value-type="string" office:string-value="17 mm 10k Ohm Potentiometer Panel Mount">
            <text:p>17 mm 10k Ohm Potentiometer Panel Mount</text:p>
          </table:table-cell>
          <table:table-cell table:formula="of:=IF(['OOMLOUT-OOMP'.B345]&lt;&gt;&quot;&quot;;['OOMLOUT-OOMP'.H345];&quot;&quot;)" office:value-type="float" office:value="0">
            <text:p>0</text:p>
          </table:table-cell>
          <table:table-cell table:formula="of:==IF([.A346]&lt;&gt;&quot;&quot;;VLOOKUP(VALUE([.C346]);['SEEED OPL'.$A$4:.$A$534];1;0);&quot;&quot;)" office:value-type="float" office:value="0">
            <text:p>#N/A</text:p>
          </table:table-cell>
          <table:table-cell table:formula="of:=IF([.A346]&lt;&gt;&quot;&quot;;VLOOKUP(VALUE([.C34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6]&lt;&gt;&quot;&quot;;['SEEED OPL'.A346];&quot;&quot;)" office:value-type="float" office:value="302010053">
            <text:p>302010053</text:p>
          </table:table-cell>
          <table:table-cell table:formula="of:=IF(['SEEED OPL'.B346]&lt;&gt;&quot;&quot;;['SEEED OPL'.B346];&quot;&quot;)" office:value-type="string" office:string-value="CC0402MRX5R5BB106">
            <text:p>CC0402MRX5R5BB106</text:p>
          </table:table-cell>
          <table:table-cell table:formula="of:=IF(['SEEED OPL'.C346]&lt;&gt;&quot;&quot;;['SEEED OPL'.C346];&quot;&quot;)" office:value-type="string" office:string-value="SMD CAP Ceramic 10uF-6.3V-20%-X5R;">
            <text:p>SMD CAP Ceramic 10uF-6.3V-20%-X5R;</text:p>
          </table:table-cell>
          <table:table-cell table:formula="of:=IF([.H346]&lt;&gt;&quot;&quot;;VLOOKUP([.$H346]&amp;&quot; &quot;;['OOMLOUT-OOMP'.$H$3:.$H$829];1;0);&quot;&quot;)" office:value-type="string" office:string-value="302010053 ">
            <text:p>302010053 </text:p>
          </table:table-cell>
          <table:table-cell table:formula="of:=IF(ISNA([.K346]);1;&quot;&quot;)">
            <text:p/>
          </table:table-cell>
          <table:table-cell/>
        </table:table-row>
        <table:table-row table:style-name="ro1">
          <table:table-cell table:formula="of:=IF(['OOMLOUT-OOMP'.A346]&lt;&gt;&quot;&quot;;['OOMLOUT-OOMP'.A346];&quot;&quot;)" office:value-type="string" office:string-value="POTE-17-X-O104-69">
            <text:p>POTE-17-X-O104-69</text:p>
          </table:table-cell>
          <table:table-cell table:formula="of:=IF(['OOMLOUT-OOMP'.B346]&lt;&gt;&quot;&quot;;['OOMLOUT-OOMP'.B346];&quot;&quot;)" office:value-type="string" office:string-value="17 mm 100k Ohm Potentiometer Panel Mount">
            <text:p>17 mm 100k Ohm Potentiometer Panel Mount</text:p>
          </table:table-cell>
          <table:table-cell table:formula="of:=IF(['OOMLOUT-OOMP'.B346]&lt;&gt;&quot;&quot;;['OOMLOUT-OOMP'.H346];&quot;&quot;)" office:value-type="float" office:value="0">
            <text:p>0</text:p>
          </table:table-cell>
          <table:table-cell table:formula="of:==IF([.A347]&lt;&gt;&quot;&quot;;VLOOKUP(VALUE([.C347]);['SEEED OPL'.$A$4:.$A$534];1;0);&quot;&quot;)" office:value-type="float" office:value="0">
            <text:p>#N/A</text:p>
          </table:table-cell>
          <table:table-cell table:formula="of:=IF([.A347]&lt;&gt;&quot;&quot;;VLOOKUP(VALUE([.C34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7]&lt;&gt;&quot;&quot;;['SEEED OPL'.A347];&quot;&quot;)" office:value-type="float" office:value="302010048">
            <text:p>302010048</text:p>
          </table:table-cell>
          <table:table-cell table:formula="of:=IF(['SEEED OPL'.B347]&lt;&gt;&quot;&quot;;['SEEED OPL'.B347];&quot;&quot;)" office:value-type="string" office:string-value="CC0402BRNPO9BNR50">
            <text:p>CC0402BRNPO9BNR50</text:p>
          </table:table-cell>
          <table:table-cell table:formula="of:=IF(['SEEED OPL'.C347]&lt;&gt;&quot;&quot;;['SEEED OPL'.C347];&quot;&quot;)" office:value-type="string" office:string-value="SMD CAP Ceramic 0.5pF-50V-0.1pF-NPO;">
            <text:p>SMD CAP Ceramic 0.5pF-50V-0.1pF-NPO;</text:p>
          </table:table-cell>
          <table:table-cell table:formula="of:=IF([.H347]&lt;&gt;&quot;&quot;;VLOOKUP([.$H347]&amp;&quot; &quot;;['OOMLOUT-OOMP'.$H$3:.$H$829];1;0);&quot;&quot;)" office:value-type="string" office:string-value="302010048 ">
            <text:p>302010048 </text:p>
          </table:table-cell>
          <table:table-cell table:formula="of:=IF(ISNA([.K347]);1;&quot;&quot;)">
            <text:p/>
          </table:table-cell>
          <table:table-cell/>
        </table:table-row>
        <table:table-row table:style-name="ro1">
          <table:table-cell table:formula="of:=IF(['OOMLOUT-OOMP'.A347]&lt;&gt;&quot;&quot;;['OOMLOUT-OOMP'.A347];&quot;&quot;)" office:value-type="string" office:string-value="POTE-17-X-O105-69">
            <text:p>POTE-17-X-O105-69</text:p>
          </table:table-cell>
          <table:table-cell table:formula="of:=IF(['OOMLOUT-OOMP'.B347]&lt;&gt;&quot;&quot;;['OOMLOUT-OOMP'.B347];&quot;&quot;)" office:value-type="string" office:string-value="17 mm 1M Ohm Potentiometer Panel Mount">
            <text:p>17 mm 1M Ohm Potentiometer Panel Mount</text:p>
          </table:table-cell>
          <table:table-cell table:formula="of:=IF(['OOMLOUT-OOMP'.B347]&lt;&gt;&quot;&quot;;['OOMLOUT-OOMP'.H347];&quot;&quot;)" office:value-type="float" office:value="0">
            <text:p>0</text:p>
          </table:table-cell>
          <table:table-cell table:formula="of:==IF([.A348]&lt;&gt;&quot;&quot;;VLOOKUP(VALUE([.C348]);['SEEED OPL'.$A$4:.$A$534];1;0);&quot;&quot;)" office:value-type="float" office:value="0">
            <text:p>#N/A</text:p>
          </table:table-cell>
          <table:table-cell table:formula="of:=IF([.A348]&lt;&gt;&quot;&quot;;VLOOKUP(VALUE([.C34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8]&lt;&gt;&quot;&quot;;['SEEED OPL'.A348];&quot;&quot;)" office:value-type="float" office:value="302020023">
            <text:p>302020023</text:p>
          </table:table-cell>
          <table:table-cell table:formula="of:=IF(['SEEED OPL'.B348]&lt;&gt;&quot;&quot;;['SEEED OPL'.B348];&quot;&quot;)" office:value-type="string" office:string-value="TAJC107K016RNJ">
            <text:p>TAJC107K016RNJ</text:p>
          </table:table-cell>
          <table:table-cell table:formula="of:=IF(['SEEED OPL'.C348]&lt;&gt;&quot;&quot;;['SEEED OPL'.C348];&quot;&quot;)" office:value-type="string" office:string-value="SMD CAP Tantalum 100uF-16V;">
            <text:p>SMD CAP Tantalum 100uF-16V;</text:p>
          </table:table-cell>
          <table:table-cell table:formula="of:=IF([.H348]&lt;&gt;&quot;&quot;;VLOOKUP([.$H348]&amp;&quot; &quot;;['OOMLOUT-OOMP'.$H$3:.$H$829];1;0);&quot;&quot;)" office:value-type="string" office:string-value="302020023 ">
            <text:p>302020023 </text:p>
          </table:table-cell>
          <table:table-cell table:formula="of:=IF(ISNA([.K348]);1;&quot;&quot;)">
            <text:p/>
          </table:table-cell>
          <table:table-cell/>
        </table:table-row>
        <table:table-row table:style-name="ro1">
          <table:table-cell table:formula="of:=IF(['OOMLOUT-OOMP'.A348]&lt;&gt;&quot;&quot;;['OOMLOUT-OOMP'.A348];&quot;&quot;)" office:value-type="string" office:string-value="RBCC-40W-Z-L100-01">
            <text:p>RBCC-40W-Z-L100-01</text:p>
          </table:table-cell>
          <table:table-cell table:formula="of:=IF(['OOMLOUT-OOMP'.B348]&lt;&gt;&quot;&quot;;['OOMLOUT-OOMP'.B348];&quot;&quot;)" office:value-type="string" office:string-value="40 Wire 100 mm Rainbow Crimped Ribbon Cable">
            <text:p>40 Wire 100 mm Rainbow Crimped Ribbon Cable</text:p>
          </table:table-cell>
          <table:table-cell table:formula="of:=IF(['OOMLOUT-OOMP'.B348]&lt;&gt;&quot;&quot;;['OOMLOUT-OOMP'.H348];&quot;&quot;)" office:value-type="float" office:value="0">
            <text:p>0</text:p>
          </table:table-cell>
          <table:table-cell table:formula="of:==IF([.A349]&lt;&gt;&quot;&quot;;VLOOKUP(VALUE([.C349]);['SEEED OPL'.$A$4:.$A$534];1;0);&quot;&quot;)" office:value-type="float" office:value="0">
            <text:p>#N/A</text:p>
          </table:table-cell>
          <table:table-cell table:formula="of:=IF([.A349]&lt;&gt;&quot;&quot;;VLOOKUP(VALUE([.C34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9]&lt;&gt;&quot;&quot;;['SEEED OPL'.A349];&quot;&quot;)" office:value-type="float" office:value="314070001">
            <text:p>314070001</text:p>
          </table:table-cell>
          <table:table-cell table:formula="of:=IF(['SEEED OPL'.B349]&lt;&gt;&quot;&quot;;['SEEED OPL'.B349];&quot;&quot;)" office:value-type="float" office:value="1002794">
            <text:p>1002794</text:p>
          </table:table-cell>
          <table:table-cell table:formula="of:=IF(['SEEED OPL'.C349]&lt;&gt;&quot;&quot;;['SEEED OPL'.C349];&quot;&quot;)" office:value-type="string" office:string-value="DIP Piezo Vibration Sensor">
            <text:p>DIP Piezo Vibration Sensor</text:p>
          </table:table-cell>
          <table:table-cell table:formula="of:=IF([.H349]&lt;&gt;&quot;&quot;;VLOOKUP([.$H349]&amp;&quot; &quot;;['OOMLOUT-OOMP'.$H$3:.$H$829];1;0);&quot;&quot;)" office:value-type="float" office:value="0">
            <text:p>#N/A</text:p>
          </table:table-cell>
          <table:table-cell table:formula="of:=IF(ISNA([.K34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49]&lt;&gt;&quot;&quot;;['OOMLOUT-OOMP'.A349];&quot;&quot;)" office:value-type="string" office:string-value="RBCC-40W-Z-L200-01">
            <text:p>RBCC-40W-Z-L200-01</text:p>
          </table:table-cell>
          <table:table-cell table:formula="of:=IF(['OOMLOUT-OOMP'.B349]&lt;&gt;&quot;&quot;;['OOMLOUT-OOMP'.B349];&quot;&quot;)" office:value-type="string" office:string-value="40 Wire 200 mm Rainbow Crimped Ribbon Cable">
            <text:p>40 Wire 200 mm Rainbow Crimped Ribbon Cable</text:p>
          </table:table-cell>
          <table:table-cell table:formula="of:=IF(['OOMLOUT-OOMP'.B349]&lt;&gt;&quot;&quot;;['OOMLOUT-OOMP'.H349];&quot;&quot;)" office:value-type="float" office:value="0">
            <text:p>0</text:p>
          </table:table-cell>
          <table:table-cell table:formula="of:==IF([.A350]&lt;&gt;&quot;&quot;;VLOOKUP(VALUE([.C350]);['SEEED OPL'.$A$4:.$A$534];1;0);&quot;&quot;)" office:value-type="float" office:value="0">
            <text:p>#N/A</text:p>
          </table:table-cell>
          <table:table-cell table:formula="of:=IF([.A350]&lt;&gt;&quot;&quot;;VLOOKUP(VALUE([.C35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50]&lt;&gt;&quot;&quot;;['SEEED OPL'.A350];&quot;&quot;)" office:value-type="float" office:value="306030005">
            <text:p>306030005</text:p>
          </table:table-cell>
          <table:table-cell table:formula="of:=IF(['SEEED OPL'.B350]&lt;&gt;&quot;&quot;;['SEEED OPL'.B350];&quot;&quot;)" office:value-type="string" office:string-value="CSTCE8M00G15L99-R0">
            <text:p>CSTCE8M00G15L99-R0</text:p>
          </table:table-cell>
          <table:table-cell table:formula="of:=IF(['SEEED OPL'.C350]&lt;&gt;&quot;&quot;;['SEEED OPL'.C350];&quot;&quot;)" office:value-type="string" office:string-value="SMD Crystal 8MHz-33pF-0.1%">
            <text:p>SMD Crystal 8MHz-33pF-0.1%</text:p>
          </table:table-cell>
          <table:table-cell table:formula="of:=IF([.H350]&lt;&gt;&quot;&quot;;VLOOKUP([.$H350]&amp;&quot; &quot;;['OOMLOUT-OOMP'.$H$3:.$H$829];1;0);&quot;&quot;)" office:value-type="float" office:value="0">
            <text:p>#N/A</text:p>
          </table:table-cell>
          <table:table-cell table:formula="of:=IF(ISNA([.K35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0]&lt;&gt;&quot;&quot;;['OOMLOUT-OOMP'.A350];&quot;&quot;)" office:value-type="string" office:string-value="RBCC-40W-Z-L300-01">
            <text:p>RBCC-40W-Z-L300-01</text:p>
          </table:table-cell>
          <table:table-cell table:formula="of:=IF(['OOMLOUT-OOMP'.B350]&lt;&gt;&quot;&quot;;['OOMLOUT-OOMP'.B350];&quot;&quot;)" office:value-type="string" office:string-value="40 Wire 300 mm Rainbow Crimped Ribbon Cable">
            <text:p>40 Wire 300 mm Rainbow Crimped Ribbon Cable</text:p>
          </table:table-cell>
          <table:table-cell table:formula="of:=IF(['OOMLOUT-OOMP'.B350]&lt;&gt;&quot;&quot;;['OOMLOUT-OOMP'.H350];&quot;&quot;)" office:value-type="float" office:value="0">
            <text:p>0</text:p>
          </table:table-cell>
          <table:table-cell table:formula="of:==IF([.A351]&lt;&gt;&quot;&quot;;VLOOKUP(VALUE([.C351]);['SEEED OPL'.$A$4:.$A$534];1;0);&quot;&quot;)" office:value-type="float" office:value="0">
            <text:p>#N/A</text:p>
          </table:table-cell>
          <table:table-cell table:formula="of:=IF([.A351]&lt;&gt;&quot;&quot;;VLOOKUP(VALUE([.C35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51]&lt;&gt;&quot;&quot;;['SEEED OPL'.A351];&quot;&quot;)" office:value-type="float" office:value="305030059">
            <text:p>305030059</text:p>
          </table:table-cell>
          <table:table-cell table:formula="of:=IF(['SEEED OPL'.B351]&lt;&gt;&quot;&quot;;['SEEED OPL'.B351];&quot;&quot;)" office:value-type="string" office:string-value="IRF520NPBF">
            <text:p>IRF520NPBF</text:p>
          </table:table-cell>
          <table:table-cell table:formula="of:=IF(['SEEED OPL'.C351]&lt;&gt;&quot;&quot;;['SEEED OPL'.C351];&quot;&quot;)" office:value-type="string" office:string-value="DIP MOSFET N-CH 100V 9.7A">
            <text:p>DIP MOSFET N-CH 100V 9.7A</text:p>
          </table:table-cell>
          <table:table-cell table:formula="of:=IF([.H351]&lt;&gt;&quot;&quot;;VLOOKUP([.$H351]&amp;&quot; &quot;;['OOMLOUT-OOMP'.$H$3:.$H$829];1;0);&quot;&quot;)" office:value-type="float" office:value="0">
            <text:p>#N/A</text:p>
          </table:table-cell>
          <table:table-cell table:formula="of:=IF(ISNA([.K351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1]&lt;&gt;&quot;&quot;;['OOMLOUT-OOMP'.A351];&quot;&quot;)" office:value-type="string" office:string-value="REFU-1206-X-A01-V8">
            <text:p>REFU-1206-X-A01-V8</text:p>
          </table:table-cell>
          <table:table-cell table:formula="of:=IF(['OOMLOUT-OOMP'.B351]&lt;&gt;&quot;&quot;;['OOMLOUT-OOMP'.B351];&quot;&quot;)" office:value-type="string" office:string-value="SMD (1206) 1 Amp Resetable Fuse 8v">
            <text:p>SMD (1206) 1 Amp Resetable Fuse 8v</text:p>
          </table:table-cell>
          <table:table-cell table:formula="of:=IF(['OOMLOUT-OOMP'.B351]&lt;&gt;&quot;&quot;;['OOMLOUT-OOMP'.H351];&quot;&quot;)" office:value-type="string" office:string-value="307010001 ">
            <text:p>307010001 </text:p>
          </table:table-cell>
          <table:table-cell table:formula="of:==IF([.A352]&lt;&gt;&quot;&quot;;VLOOKUP(VALUE([.C352]);['SEEED OPL'.$A$4:.$A$534];1;0);&quot;&quot;)" office:value-type="float" office:value="307010001">
            <text:p>307010001</text:p>
          </table:table-cell>
          <table:table-cell table:formula="of:=IF([.A352]&lt;&gt;&quot;&quot;;VLOOKUP(VALUE([.C352]);['SEEED OPL'.$A$4:.$B$534];2;0);&quot;&quot;)" office:value-type="string" office:string-value="KT8-1000SMD1206">
            <text:p>KT8-1000SMD1206</text:p>
          </table:table-cell>
          <table:table-cell table:number-columns-repeated="2"/>
          <table:table-cell table:formula="of:=IF(['SEEED OPL'.A352]&lt;&gt;&quot;&quot;;['SEEED OPL'.A352];&quot;&quot;)" office:value-type="float" office:value="314010011">
            <text:p>314010011</text:p>
          </table:table-cell>
          <table:table-cell table:formula="of:=IF(['SEEED OPL'.B352]&lt;&gt;&quot;&quot;;['SEEED OPL'.B352];&quot;&quot;)" office:value-type="string" office:string-value="TMP36">
            <text:p>TMP36</text:p>
          </table:table-cell>
          <table:table-cell table:formula="of:=IF(['SEEED OPL'.C352]&lt;&gt;&quot;&quot;;['SEEED OPL'.C352];&quot;&quot;)" office:value-type="string" office:string-value="DIP Low Voltage Temperature Sensor">
            <text:p>DIP Low Voltage Temperature Sensor</text:p>
          </table:table-cell>
          <table:table-cell table:formula="of:=IF([.H352]&lt;&gt;&quot;&quot;;VLOOKUP([.$H352]&amp;&quot; &quot;;['OOMLOUT-OOMP'.$H$3:.$H$829];1;0);&quot;&quot;)" office:value-type="float" office:value="0">
            <text:p>#N/A</text:p>
          </table:table-cell>
          <table:table-cell table:formula="of:=IF(ISNA([.K35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2]&lt;&gt;&quot;&quot;;['OOMLOUT-OOMP'.A352];&quot;&quot;)" office:value-type="string" office:string-value="REFU-1206-X-A05D-01">
            <text:p>REFU-1206-X-A05D-01</text:p>
          </table:table-cell>
          <table:table-cell table:formula="of:=IF(['OOMLOUT-OOMP'.B352]&lt;&gt;&quot;&quot;;['OOMLOUT-OOMP'.B352];&quot;&quot;)" office:value-type="string" office:string-value="SMD (1206) 500 mA Resetable Fuse">
            <text:p>SMD (1206) 500 mA Resetable Fuse</text:p>
          </table:table-cell>
          <table:table-cell table:formula="of:=IF(['OOMLOUT-OOMP'.B352]&lt;&gt;&quot;&quot;;['OOMLOUT-OOMP'.H352];&quot;&quot;)" office:value-type="string" office:string-value="0900030P1 ">
            <text:p>0900030P1 </text:p>
          </table:table-cell>
          <table:table-cell table:formula="of:==IF([.A353]&lt;&gt;&quot;&quot;;VLOOKUP(VALUE([.C353]);['SEEED OPL'.$A$4:.$A$534];1;0);&quot;&quot;)" office:value-type="float" office:value="0">
            <text:p>Err:502</text:p>
          </table:table-cell>
          <table:table-cell table:formula="of:=IF([.A353]&lt;&gt;&quot;&quot;;VLOOKUP(VALUE([.C353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353]&lt;&gt;&quot;&quot;;['SEEED OPL'.A353];&quot;&quot;)" office:value-type="float" office:value="321050033">
            <text:p>321050033</text:p>
          </table:table-cell>
          <table:table-cell table:formula="of:=IF(['SEEED OPL'.B353]&lt;&gt;&quot;&quot;;['SEEED OPL'.B353];&quot;&quot;)">
            <text:p/>
          </table:table-cell>
          <table:table-cell table:formula="of:=IF(['SEEED OPL'.C353]&lt;&gt;&quot;&quot;;['SEEED OPL'.C353];&quot;&quot;)" office:value-type="string" office:string-value="Power Cable;9V BAT to 2.1mm DC Jack;24AWG-185mm;2-Wire;Red/Black">
            <text:p>Power Cable;9V BAT to 2.1mm DC Jack;24AWG-185mm;2-Wire;Red/Black</text:p>
          </table:table-cell>
          <table:table-cell table:formula="of:=IF([.H353]&lt;&gt;&quot;&quot;;VLOOKUP([.$H353]&amp;&quot; &quot;;['OOMLOUT-OOMP'.$H$3:.$H$829];1;0);&quot;&quot;)" office:value-type="string" office:string-value="321050033 ">
            <text:p>321050033 </text:p>
          </table:table-cell>
          <table:table-cell table:formula="of:=IF(ISNA([.K353]);1;&quot;&quot;)">
            <text:p/>
          </table:table-cell>
          <table:table-cell/>
        </table:table-row>
        <table:table-row table:style-name="ro1">
          <table:table-cell table:formula="of:=IF(['OOMLOUT-OOMP'.A353]&lt;&gt;&quot;&quot;;['OOMLOUT-OOMP'.A353];&quot;&quot;)" office:value-type="string" office:string-value="REFU-1206-X-A05D-V8">
            <text:p>REFU-1206-X-A05D-V8</text:p>
          </table:table-cell>
          <table:table-cell table:formula="of:=IF(['OOMLOUT-OOMP'.B353]&lt;&gt;&quot;&quot;;['OOMLOUT-OOMP'.B353];&quot;&quot;)" office:value-type="string" office:string-value="SMD (1206) 500 mA Resetable Fuse 8v">
            <text:p>SMD (1206) 500 mA Resetable Fuse 8v</text:p>
          </table:table-cell>
          <table:table-cell table:formula="of:=IF(['OOMLOUT-OOMP'.B353]&lt;&gt;&quot;&quot;;['OOMLOUT-OOMP'.H353];&quot;&quot;)" office:value-type="float" office:value="0">
            <text:p>0</text:p>
          </table:table-cell>
          <table:table-cell table:formula="of:==IF([.A354]&lt;&gt;&quot;&quot;;VLOOKUP(VALUE([.C354]);['SEEED OPL'.$A$4:.$A$534];1;0);&quot;&quot;)" office:value-type="float" office:value="0">
            <text:p>#N/A</text:p>
          </table:table-cell>
          <table:table-cell table:formula="of:=IF([.A354]&lt;&gt;&quot;&quot;;VLOOKUP(VALUE([.C35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54]&lt;&gt;&quot;&quot;;['SEEED OPL'.A354];&quot;&quot;)" office:value-type="float" office:value="301010047">
            <text:p>301010047</text:p>
          </table:table-cell>
          <table:table-cell table:formula="of:=IF(['SEEED OPL'.B354]&lt;&gt;&quot;&quot;;['SEEED OPL'.B354];&quot;&quot;)" office:value-type="string" office:string-value="RC0402FR-0710KL">
            <text:p>RC0402FR-0710KL</text:p>
          </table:table-cell>
          <table:table-cell table:formula="of:=IF(['SEEED OPL'.C354]&lt;&gt;&quot;&quot;;['SEEED OPL'.C354];&quot;&quot;)" office:value-type="string" office:string-value="SMD RES 10K-1%-1/16W;">
            <text:p>SMD RES 10K-1%-1/16W;</text:p>
          </table:table-cell>
          <table:table-cell table:formula="of:=IF([.H354]&lt;&gt;&quot;&quot;;VLOOKUP([.$H354]&amp;&quot; &quot;;['OOMLOUT-OOMP'.$H$3:.$H$829];1;0);&quot;&quot;)" office:value-type="string" office:string-value="301010047 ">
            <text:p>301010047 </text:p>
          </table:table-cell>
          <table:table-cell table:formula="of:=IF(ISNA([.K354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4]&lt;&gt;&quot;&quot;;['OOMLOUT-OOMP'.A354];&quot;&quot;)" office:value-type="string" office:string-value="REFU-1206-X-A075D-VF">
            <text:p>REFU-1206-X-A075D-VF</text:p>
          </table:table-cell>
          <table:table-cell table:formula="of:=IF(['OOMLOUT-OOMP'.B354]&lt;&gt;&quot;&quot;;['OOMLOUT-OOMP'.B354];&quot;&quot;)" office:value-type="string" office:string-value="SMD (1206) 750 mA Resetable Fuse 16v">
            <text:p>SMD (1206) 750 mA Resetable Fuse 16v</text:p>
          </table:table-cell>
          <table:table-cell table:formula="of:=IF(['OOMLOUT-OOMP'.B354]&lt;&gt;&quot;&quot;;['OOMLOUT-OOMP'.H354];&quot;&quot;)" office:value-type="string" office:string-value="307010002 ">
            <text:p>307010002 </text:p>
          </table:table-cell>
          <table:table-cell table:formula="of:==IF([.A355]&lt;&gt;&quot;&quot;;VLOOKUP(VALUE([.C355]);['SEEED OPL'.$A$4:.$A$534];1;0);&quot;&quot;)" office:value-type="float" office:value="307010002">
            <text:p>307010002</text:p>
          </table:table-cell>
          <table:table-cell table:formula="of:=IF([.A355]&lt;&gt;&quot;&quot;;VLOOKUP(VALUE([.C355]);['SEEED OPL'.$A$4:.$B$534];2;0);&quot;&quot;)" office:value-type="float" office:value="0">
            <text:p/>
          </table:table-cell>
          <table:table-cell table:number-columns-repeated="2"/>
          <table:table-cell table:formula="of:=IF(['SEEED OPL'.A355]&lt;&gt;&quot;&quot;;['SEEED OPL'.A355];&quot;&quot;)" office:value-type="float" office:value="301010100">
            <text:p>301010100</text:p>
          </table:table-cell>
          <table:table-cell table:formula="of:=IF(['SEEED OPL'.B355]&lt;&gt;&quot;&quot;;['SEEED OPL'.B355];&quot;&quot;)" office:value-type="string" office:string-value="RC0603JR-071ML">
            <text:p>RC0603JR-071ML</text:p>
          </table:table-cell>
          <table:table-cell table:formula="of:=IF(['SEEED OPL'.C355]&lt;&gt;&quot;&quot;;['SEEED OPL'.C355];&quot;&quot;)" office:value-type="string" office:string-value="SMD RES 1M-5%-1/10W;">
            <text:p>SMD RES 1M-5%-1/10W;</text:p>
          </table:table-cell>
          <table:table-cell table:formula="of:=IF([.H355]&lt;&gt;&quot;&quot;;VLOOKUP([.$H355]&amp;&quot; &quot;;['OOMLOUT-OOMP'.$H$3:.$H$829];1;0);&quot;&quot;)" office:value-type="string" office:string-value="301010100 ">
            <text:p>301010100 </text:p>
          </table:table-cell>
          <table:table-cell table:formula="of:=IF(ISNA([.K355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5]&lt;&gt;&quot;&quot;;['OOMLOUT-OOMP'.A355];&quot;&quot;)" office:value-type="string" office:string-value="REFU-1206-X-A075D-VM">
            <text:p>REFU-1206-X-A075D-VM</text:p>
          </table:table-cell>
          <table:table-cell table:formula="of:=IF(['OOMLOUT-OOMP'.B355]&lt;&gt;&quot;&quot;;['OOMLOUT-OOMP'.B355];&quot;&quot;)" office:value-type="string" office:string-value="SMD (1206) 750 mA Resetable Fuse 13.2v">
            <text:p>SMD (1206) 750 mA Resetable Fuse 13.2v</text:p>
          </table:table-cell>
          <table:table-cell table:formula="of:=IF(['OOMLOUT-OOMP'.B355]&lt;&gt;&quot;&quot;;['OOMLOUT-OOMP'.H355];&quot;&quot;)" office:value-type="string" office:string-value="307010013 ">
            <text:p>307010013 </text:p>
          </table:table-cell>
          <table:table-cell table:formula="of:==IF([.A356]&lt;&gt;&quot;&quot;;VLOOKUP(VALUE([.C356]);['SEEED OPL'.$A$4:.$A$534];1;0);&quot;&quot;)" office:value-type="float" office:value="307010013">
            <text:p>307010013</text:p>
          </table:table-cell>
          <table:table-cell table:formula="of:=IF([.A356]&lt;&gt;&quot;&quot;;VLOOKUP(VALUE([.C356]);['SEEED OPL'.$A$4:.$B$534];2;0);&quot;&quot;)" office:value-type="string" office:string-value="KT13-0750SMD">
            <text:p>KT13-0750SMD</text:p>
          </table:table-cell>
          <table:table-cell table:number-columns-repeated="2"/>
          <table:table-cell table:formula="of:=IF(['SEEED OPL'.A356]&lt;&gt;&quot;&quot;;['SEEED OPL'.A356];&quot;&quot;)" office:value-type="float" office:value="301010104">
            <text:p>301010104</text:p>
          </table:table-cell>
          <table:table-cell table:formula="of:=IF(['SEEED OPL'.B356]&lt;&gt;&quot;&quot;;['SEEED OPL'.B356];&quot;&quot;)" office:value-type="string" office:string-value="RC0603JR-0718KL">
            <text:p>RC0603JR-0718KL</text:p>
          </table:table-cell>
          <table:table-cell table:formula="of:=IF(['SEEED OPL'.C356]&lt;&gt;&quot;&quot;;['SEEED OPL'.C356];&quot;&quot;)" office:value-type="string" office:string-value="SMD RES 18K-5%-1/10W;">
            <text:p>SMD RES 18K-5%-1/10W;</text:p>
          </table:table-cell>
          <table:table-cell table:formula="of:=IF([.H356]&lt;&gt;&quot;&quot;;VLOOKUP([.$H356]&amp;&quot; &quot;;['OOMLOUT-OOMP'.$H$3:.$H$829];1;0);&quot;&quot;)" office:value-type="string" office:string-value="301010104 ">
            <text:p>301010104 </text:p>
          </table:table-cell>
          <table:table-cell table:formula="of:=IF(ISNA([.K356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6]&lt;&gt;&quot;&quot;;['OOMLOUT-OOMP'.A356];&quot;&quot;)" office:value-type="string" office:string-value="REFU-1210-X-A075D-V6">
            <text:p>REFU-1210-X-A075D-V6</text:p>
          </table:table-cell>
          <table:table-cell table:formula="of:=IF(['OOMLOUT-OOMP'.B356]&lt;&gt;&quot;&quot;;['OOMLOUT-OOMP'.B356];&quot;&quot;)" office:value-type="string" office:string-value="SMD (1210) 750 mA Resetable Fuse 6v">
            <text:p>SMD (1210) 750 mA Resetable Fuse 6v</text:p>
          </table:table-cell>
          <table:table-cell table:formula="of:=IF(['OOMLOUT-OOMP'.B356]&lt;&gt;&quot;&quot;;['OOMLOUT-OOMP'.H356];&quot;&quot;)" office:value-type="string" office:string-value="307010010 ">
            <text:p>307010010 </text:p>
          </table:table-cell>
          <table:table-cell table:formula="of:==IF([.A357]&lt;&gt;&quot;&quot;;VLOOKUP(VALUE([.C357]);['SEEED OPL'.$A$4:.$A$534];1;0);&quot;&quot;)" office:value-type="float" office:value="0">
            <text:p>#N/A</text:p>
          </table:table-cell>
          <table:table-cell table:formula="of:=IF([.A357]&lt;&gt;&quot;&quot;;VLOOKUP(VALUE([.C35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57]&lt;&gt;&quot;&quot;;['SEEED OPL'.A357];&quot;&quot;)" office:value-type="float" office:value="301010138">
            <text:p>301010138</text:p>
          </table:table-cell>
          <table:table-cell table:formula="of:=IF(['SEEED OPL'.B357]&lt;&gt;&quot;&quot;;['SEEED OPL'.B357];&quot;&quot;)" office:value-type="string" office:string-value="RC0603JR-0739RL">
            <text:p>RC0603JR-0739RL</text:p>
          </table:table-cell>
          <table:table-cell table:formula="of:=IF(['SEEED OPL'.C357]&lt;&gt;&quot;&quot;;['SEEED OPL'.C357];&quot;&quot;)" office:value-type="string" office:string-value="SMD RES 39R-5%-1/10W;">
            <text:p>SMD RES 39R-5%-1/10W;</text:p>
          </table:table-cell>
          <table:table-cell table:formula="of:=IF([.H357]&lt;&gt;&quot;&quot;;VLOOKUP([.$H357]&amp;&quot; &quot;;['OOMLOUT-OOMP'.$H$3:.$H$829];1;0);&quot;&quot;)" office:value-type="string" office:string-value="301010138 ">
            <text:p>301010138 </text:p>
          </table:table-cell>
          <table:table-cell table:formula="of:=IF(ISNA([.K35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7]&lt;&gt;&quot;&quot;;['OOMLOUT-OOMP'.A357];&quot;&quot;)" office:value-type="string" office:string-value="REFU-1812-X-A05D-VE">
            <text:p>REFU-1812-X-A05D-VE</text:p>
          </table:table-cell>
          <table:table-cell table:formula="of:=IF(['OOMLOUT-OOMP'.B357]&lt;&gt;&quot;&quot;;['OOMLOUT-OOMP'.B357];&quot;&quot;)" office:value-type="string" office:string-value="SMD (1812) 500 mA Resetable Fuse 15v">
            <text:p>SMD (1812) 500 mA Resetable Fuse 15v</text:p>
          </table:table-cell>
          <table:table-cell table:formula="of:=IF(['OOMLOUT-OOMP'.B357]&lt;&gt;&quot;&quot;;['OOMLOUT-OOMP'.H357];&quot;&quot;)" office:value-type="string" office:string-value="307010040 ">
            <text:p>307010040 </text:p>
          </table:table-cell>
          <table:table-cell table:formula="of:==IF([.A358]&lt;&gt;&quot;&quot;;VLOOKUP(VALUE([.C358]);['SEEED OPL'.$A$4:.$A$534];1;0);&quot;&quot;)" office:value-type="float" office:value="307010040">
            <text:p>307010040</text:p>
          </table:table-cell>
          <table:table-cell table:formula="of:=IF([.A358]&lt;&gt;&quot;&quot;;VLOOKUP(VALUE([.C358]);['SEEED OPL'.$A$4:.$B$534];2;0);&quot;&quot;)" office:value-type="string" office:string-value="MF-MSMF050-2">
            <text:p>MF-MSMF050-2</text:p>
          </table:table-cell>
          <table:table-cell table:number-columns-repeated="2"/>
          <table:table-cell table:formula="of:=IF(['SEEED OPL'.A358]&lt;&gt;&quot;&quot;;['SEEED OPL'.A358];&quot;&quot;)" office:value-type="float" office:value="301010140">
            <text:p>301010140</text:p>
          </table:table-cell>
          <table:table-cell table:formula="of:=IF(['SEEED OPL'.B358]&lt;&gt;&quot;&quot;;['SEEED OPL'.B358];&quot;&quot;)" office:value-type="string" office:string-value="RC0603JR-073R6L">
            <text:p>RC0603JR-073R6L</text:p>
          </table:table-cell>
          <table:table-cell table:formula="of:=IF(['SEEED OPL'.C358]&lt;&gt;&quot;&quot;;['SEEED OPL'.C358];&quot;&quot;)" office:value-type="string" office:string-value="SMD RES 3.6R-5%-1/10W;">
            <text:p>SMD RES 3.6R-5%-1/10W;</text:p>
          </table:table-cell>
          <table:table-cell table:formula="of:=IF([.H358]&lt;&gt;&quot;&quot;;VLOOKUP([.$H358]&amp;&quot; &quot;;['OOMLOUT-OOMP'.$H$3:.$H$829];1;0);&quot;&quot;)" office:value-type="string" office:string-value="301010140 ">
            <text:p>301010140 </text:p>
          </table:table-cell>
          <table:table-cell table:formula="of:=IF(ISNA([.K358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8]&lt;&gt;&quot;&quot;;['OOMLOUT-OOMP'.A358];&quot;&quot;)" office:value-type="string" office:string-value="RELA-19X15-X-SPDT-V5">
            <text:p>RELA-19X15-X-SPDT-V5</text:p>
          </table:table-cell>
          <table:table-cell table:formula="of:=IF(['OOMLOUT-OOMP'.B358]&lt;&gt;&quot;&quot;;['OOMLOUT-OOMP'.B358];&quot;&quot;)" office:value-type="string" office:string-value="19 x 15 mm SPDT Relay">
            <text:p>19 x 15 mm SPDT Relay</text:p>
          </table:table-cell>
          <table:table-cell table:formula="of:=IF(['OOMLOUT-OOMP'.B358]&lt;&gt;&quot;&quot;;['OOMLOUT-OOMP'.H358];&quot;&quot;)" office:value-type="string" office:string-value="315030000 ">
            <text:p>315030000 </text:p>
          </table:table-cell>
          <table:table-cell table:formula="of:==IF([.A359]&lt;&gt;&quot;&quot;;VLOOKUP(VALUE([.C359]);['SEEED OPL'.$A$4:.$A$534];1;0);&quot;&quot;)" office:value-type="float" office:value="315030000">
            <text:p>315030000</text:p>
          </table:table-cell>
          <table:table-cell table:formula="of:=IF([.A359]&lt;&gt;&quot;&quot;;VLOOKUP(VALUE([.C359]);['SEEED OPL'.$A$4:.$B$534];2;0);&quot;&quot;)" office:value-type="string" office:string-value="HLS8L-DC5V-S-C">
            <text:p>HLS8L-DC5V-S-C</text:p>
          </table:table-cell>
          <table:table-cell table:number-columns-repeated="2"/>
          <table:table-cell table:formula="of:=IF(['SEEED OPL'.A359]&lt;&gt;&quot;&quot;;['SEEED OPL'.A359];&quot;&quot;)" office:value-type="float" office:value="301010218">
            <text:p>301010218</text:p>
          </table:table-cell>
          <table:table-cell table:formula="of:=IF(['SEEED OPL'.B359]&lt;&gt;&quot;&quot;;['SEEED OPL'.B359];&quot;&quot;)" office:value-type="string" office:string-value="RC0603JR-07200RL">
            <text:p>RC0603JR-07200RL</text:p>
          </table:table-cell>
          <table:table-cell table:formula="of:=IF(['SEEED OPL'.C359]&lt;&gt;&quot;&quot;;['SEEED OPL'.C359];&quot;&quot;)" office:value-type="string" office:string-value="SMD RES 200R-5%-1/10W;">
            <text:p>SMD RES 200R-5%-1/10W;</text:p>
          </table:table-cell>
          <table:table-cell table:formula="of:=IF([.H359]&lt;&gt;&quot;&quot;;VLOOKUP([.$H359]&amp;&quot; &quot;;['OOMLOUT-OOMP'.$H$3:.$H$829];1;0);&quot;&quot;)" office:value-type="string" office:string-value="301010218 ">
            <text:p>301010218 </text:p>
          </table:table-cell>
          <table:table-cell table:formula="of:=IF(ISNA([.K35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9]&lt;&gt;&quot;&quot;;['OOMLOUT-OOMP'.A359];&quot;&quot;)" office:value-type="string" office:string-value="RESA-1268-X-O102X4-01">
            <text:p>RESA-1268-X-O102X4-01</text:p>
          </table:table-cell>
          <table:table-cell table:formula="of:=IF(['OOMLOUT-OOMP'.B359]&lt;&gt;&quot;&quot;;['OOMLOUT-OOMP'.B359];&quot;&quot;)" office:value-type="string" office:string-value="SMD (1206-8) 1k Ohm (x4) Resistor Array">
            <text:p>SMD (1206-8) 1k Ohm (x4) Resistor Array</text:p>
          </table:table-cell>
          <table:table-cell table:formula="of:=IF(['OOMLOUT-OOMP'.B359]&lt;&gt;&quot;&quot;;['OOMLOUT-OOMP'.H359];&quot;&quot;)" office:value-type="string" office:string-value="301030012 ">
            <text:p>301030012 </text:p>
          </table:table-cell>
          <table:table-cell table:formula="of:==IF([.A360]&lt;&gt;&quot;&quot;;VLOOKUP(VALUE([.C360]);['SEEED OPL'.$A$4:.$A$534];1;0);&quot;&quot;)" office:value-type="float" office:value="301030012">
            <text:p>301030012</text:p>
          </table:table-cell>
          <table:table-cell table:formula="of:=IF([.A360]&lt;&gt;&quot;&quot;;VLOOKUP(VALUE([.C360]);['SEEED OPL'.$A$4:.$B$534];2;0);&quot;&quot;)" office:value-type="string" office:string-value="Chip Array Series 1%,5%">
            <text:p>Chip Array Series 1%,5%</text:p>
          </table:table-cell>
          <table:table-cell table:number-columns-repeated="2"/>
          <table:table-cell table:formula="of:=IF(['SEEED OPL'.A360]&lt;&gt;&quot;&quot;;['SEEED OPL'.A360];&quot;&quot;)" office:value-type="float" office:value="301010230">
            <text:p>301010230</text:p>
          </table:table-cell>
          <table:table-cell table:formula="of:=IF(['SEEED OPL'.B360]&lt;&gt;&quot;&quot;;['SEEED OPL'.B360];&quot;&quot;)" office:value-type="string" office:string-value="RC0603JR-07560KL">
            <text:p>RC0603JR-07560KL</text:p>
          </table:table-cell>
          <table:table-cell table:formula="of:=IF(['SEEED OPL'.C360]&lt;&gt;&quot;&quot;;['SEEED OPL'.C360];&quot;&quot;)" office:value-type="string" office:string-value="SMD RES 560K-5%-1/10W;">
            <text:p>SMD RES 560K-5%-1/10W;</text:p>
          </table:table-cell>
          <table:table-cell table:formula="of:=IF([.H360]&lt;&gt;&quot;&quot;;VLOOKUP([.$H360]&amp;&quot; &quot;;['OOMLOUT-OOMP'.$H$3:.$H$829];1;0);&quot;&quot;)" office:value-type="string" office:string-value="301010230 ">
            <text:p>301010230 </text:p>
          </table:table-cell>
          <table:table-cell table:formula="of:=IF(ISNA([.K36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0]&lt;&gt;&quot;&quot;;['OOMLOUT-OOMP'.A360];&quot;&quot;)" office:value-type="string" office:string-value="RESA-1268-X-O103X4-01">
            <text:p>RESA-1268-X-O103X4-01</text:p>
          </table:table-cell>
          <table:table-cell table:formula="of:=IF(['OOMLOUT-OOMP'.B360]&lt;&gt;&quot;&quot;;['OOMLOUT-OOMP'.B360];&quot;&quot;)" office:value-type="string" office:string-value="SMD (1206-8) 10k Ohm (x4) Resistor Array">
            <text:p>SMD (1206-8) 10k Ohm (x4) Resistor Array</text:p>
          </table:table-cell>
          <table:table-cell table:formula="of:=IF(['OOMLOUT-OOMP'.B360]&lt;&gt;&quot;&quot;;['OOMLOUT-OOMP'.H360];&quot;&quot;)" office:value-type="float" office:value="0">
            <text:p>0</text:p>
          </table:table-cell>
          <table:table-cell table:formula="of:==IF([.A361]&lt;&gt;&quot;&quot;;VLOOKUP(VALUE([.C361]);['SEEED OPL'.$A$4:.$A$534];1;0);&quot;&quot;)" office:value-type="float" office:value="0">
            <text:p>#N/A</text:p>
          </table:table-cell>
          <table:table-cell table:formula="of:=IF([.A361]&lt;&gt;&quot;&quot;;VLOOKUP(VALUE([.C36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61]&lt;&gt;&quot;&quot;;['SEEED OPL'.A361];&quot;&quot;)" office:value-type="float" office:value="301010444">
            <text:p>301010444</text:p>
          </table:table-cell>
          <table:table-cell table:formula="of:=IF(['SEEED OPL'.B361]&lt;&gt;&quot;&quot;;['SEEED OPL'.B361];&quot;&quot;)" office:value-type="string" office:string-value="RC0402FR-0710RL">
            <text:p>RC0402FR-0710RL</text:p>
          </table:table-cell>
          <table:table-cell table:formula="of:=IF(['SEEED OPL'.C361]&lt;&gt;&quot;&quot;;['SEEED OPL'.C361];&quot;&quot;)" office:value-type="string" office:string-value="SMD RES 10R-1%-1/16W;">
            <text:p>SMD RES 10R-1%-1/16W;</text:p>
          </table:table-cell>
          <table:table-cell table:formula="of:=IF([.H361]&lt;&gt;&quot;&quot;;VLOOKUP([.$H361]&amp;&quot; &quot;;['OOMLOUT-OOMP'.$H$3:.$H$829];1;0);&quot;&quot;)" office:value-type="string" office:string-value="301010444 ">
            <text:p>301010444 </text:p>
          </table:table-cell>
          <table:table-cell table:formula="of:=IF(ISNA([.K361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1]&lt;&gt;&quot;&quot;;['OOMLOUT-OOMP'.A361];&quot;&quot;)" office:value-type="string" office:string-value="RESA-1268-X-O220X4-01">
            <text:p>RESA-1268-X-O220X4-01</text:p>
          </table:table-cell>
          <table:table-cell table:formula="of:=IF(['OOMLOUT-OOMP'.B361]&lt;&gt;&quot;&quot;;['OOMLOUT-OOMP'.B361];&quot;&quot;)" office:value-type="string" office:string-value="SMD (1206-8) 22 Ohm (x4) Resistor Array">
            <text:p>SMD (1206-8) 22 Ohm (x4) Resistor Array</text:p>
          </table:table-cell>
          <table:table-cell table:formula="of:=IF(['OOMLOUT-OOMP'.B361]&lt;&gt;&quot;&quot;;['OOMLOUT-OOMP'.H361];&quot;&quot;)" office:value-type="string" office:string-value="301030014 ">
            <text:p>301030014 </text:p>
          </table:table-cell>
          <table:table-cell table:formula="of:==IF([.A362]&lt;&gt;&quot;&quot;;VLOOKUP(VALUE([.C362]);['SEEED OPL'.$A$4:.$A$534];1;0);&quot;&quot;)" office:value-type="float" office:value="301030014">
            <text:p>301030014</text:p>
          </table:table-cell>
          <table:table-cell table:formula="of:=IF([.A362]&lt;&gt;&quot;&quot;;VLOOKUP(VALUE([.C362]);['SEEED OPL'.$A$4:.$B$534];2;0);&quot;&quot;)" office:value-type="string" office:string-value="YC324-JK-0722RL">
            <text:p>YC324-JK-0722RL</text:p>
          </table:table-cell>
          <table:table-cell table:number-columns-repeated="2"/>
          <table:table-cell table:formula="of:=IF(['SEEED OPL'.A362]&lt;&gt;&quot;&quot;;['SEEED OPL'.A362];&quot;&quot;)" office:value-type="float" office:value="301010509">
            <text:p>301010509</text:p>
          </table:table-cell>
          <table:table-cell table:formula="of:=IF(['SEEED OPL'.B362]&lt;&gt;&quot;&quot;;['SEEED OPL'.B362];&quot;&quot;)" office:value-type="string" office:string-value="RC0402FR-0710ML">
            <text:p>RC0402FR-0710ML</text:p>
          </table:table-cell>
          <table:table-cell table:formula="of:=IF(['SEEED OPL'.C362]&lt;&gt;&quot;&quot;;['SEEED OPL'.C362];&quot;&quot;)" office:value-type="string" office:string-value="SMD RES;10M-1%-1/16W">
            <text:p>SMD RES;10M-1%-1/16W</text:p>
          </table:table-cell>
          <table:table-cell table:formula="of:=IF([.H362]&lt;&gt;&quot;&quot;;VLOOKUP([.$H362]&amp;&quot; &quot;;['OOMLOUT-OOMP'.$H$3:.$H$829];1;0);&quot;&quot;)" office:value-type="float" office:value="0">
            <text:p>#N/A</text:p>
          </table:table-cell>
          <table:table-cell table:formula="of:=IF(ISNA([.K36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2]&lt;&gt;&quot;&quot;;['OOMLOUT-OOMP'.A362];&quot;&quot;)" office:value-type="string" office:string-value="RESA-1268-X-O472X4-01">
            <text:p>RESA-1268-X-O472X4-01</text:p>
          </table:table-cell>
          <table:table-cell table:formula="of:=IF(['OOMLOUT-OOMP'.B362]&lt;&gt;&quot;&quot;;['OOMLOUT-OOMP'.B362];&quot;&quot;)" office:value-type="string" office:string-value="SMD (1206-8) 4.7k Ohm (x4) Resistor Array">
            <text:p>SMD (1206-8) 4.7k Ohm (x4) Resistor Array</text:p>
          </table:table-cell>
          <table:table-cell table:formula="of:=IF(['OOMLOUT-OOMP'.B362]&lt;&gt;&quot;&quot;;['OOMLOUT-OOMP'.H362];&quot;&quot;)" office:value-type="float" office:value="0">
            <text:p>0</text:p>
          </table:table-cell>
          <table:table-cell table:formula="of:==IF([.A363]&lt;&gt;&quot;&quot;;VLOOKUP(VALUE([.C363]);['SEEED OPL'.$A$4:.$A$534];1;0);&quot;&quot;)" office:value-type="float" office:value="0">
            <text:p>#N/A</text:p>
          </table:table-cell>
          <table:table-cell table:formula="of:=IF([.A363]&lt;&gt;&quot;&quot;;VLOOKUP(VALUE([.C36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63]&lt;&gt;&quot;&quot;;['SEEED OPL'.A363];&quot;&quot;)" office:value-type="float" office:value="301010671">
            <text:p>301010671</text:p>
          </table:table-cell>
          <table:table-cell table:formula="of:=IF(['SEEED OPL'.B363]&lt;&gt;&quot;&quot;;['SEEED OPL'.B363];&quot;&quot;)" office:value-type="string" office:string-value="RC0402FR-072K7L">
            <text:p>RC0402FR-072K7L</text:p>
          </table:table-cell>
          <table:table-cell table:formula="of:=IF(['SEEED OPL'.C363]&lt;&gt;&quot;&quot;;['SEEED OPL'.C363];&quot;&quot;)" office:value-type="string" office:string-value="SMD RES 2.7K-1%-1/16W;">
            <text:p>SMD RES 2.7K-1%-1/16W;</text:p>
          </table:table-cell>
          <table:table-cell table:formula="of:=IF([.H363]&lt;&gt;&quot;&quot;;VLOOKUP([.$H363]&amp;&quot; &quot;;['OOMLOUT-OOMP'.$H$3:.$H$829];1;0);&quot;&quot;)" office:value-type="string" office:string-value="301010671 ">
            <text:p>301010671 </text:p>
          </table:table-cell>
          <table:table-cell table:formula="of:=IF(ISNA([.K363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3]&lt;&gt;&quot;&quot;;['OOMLOUT-OOMP'.A363];&quot;&quot;)" office:value-type="string" office:string-value="RESE-0402-X-O000-01">
            <text:p>RESE-0402-X-O000-01</text:p>
          </table:table-cell>
          <table:table-cell table:formula="of:=IF(['OOMLOUT-OOMP'.B363]&lt;&gt;&quot;&quot;;['OOMLOUT-OOMP'.B363];&quot;&quot;)" office:value-type="string" office:string-value="SMD (0402) 0 Ohm Resistor">
            <text:p>SMD (0402) 0 Ohm Resistor</text:p>
          </table:table-cell>
          <table:table-cell table:formula="of:=IF(['OOMLOUT-OOMP'.B363]&lt;&gt;&quot;&quot;;['OOMLOUT-OOMP'.H363];&quot;&quot;)" office:value-type="string" office:string-value="301010000 ">
            <text:p>301010000 </text:p>
          </table:table-cell>
          <table:table-cell table:formula="of:==IF([.A364]&lt;&gt;&quot;&quot;;VLOOKUP(VALUE([.C364]);['SEEED OPL'.$A$4:.$A$534];1;0);&quot;&quot;)" office:value-type="float" office:value="301010000">
            <text:p>301010000</text:p>
          </table:table-cell>
          <table:table-cell table:formula="of:=IF([.A364]&lt;&gt;&quot;&quot;;VLOOKUP(VALUE([.C364]);['SEEED OPL'.$A$4:.$B$534];2;0);&quot;&quot;)" office:value-type="string" office:string-value="RC0402JR-070RL">
            <text:p>RC0402JR-070RL</text:p>
          </table:table-cell>
          <table:table-cell table:number-columns-repeated="2"/>
          <table:table-cell table:formula="of:=IF(['SEEED OPL'.A364]&lt;&gt;&quot;&quot;;['SEEED OPL'.A364];&quot;&quot;)" office:value-type="float" office:value="302010091">
            <text:p>302010091</text:p>
          </table:table-cell>
          <table:table-cell table:formula="of:=IF(['SEEED OPL'.B364]&lt;&gt;&quot;&quot;;['SEEED OPL'.B364];&quot;&quot;)" office:value-type="string" office:string-value="CC0603CRNPO9BN4R7">
            <text:p>CC0603CRNPO9BN4R7</text:p>
          </table:table-cell>
          <table:table-cell table:formula="of:=IF(['SEEED OPL'.C364]&lt;&gt;&quot;&quot;;['SEEED OPL'.C364];&quot;&quot;)" office:value-type="string" office:string-value="SMD CAP Ceramic 4.7pF-50V-0.25pF-NPO;">
            <text:p>SMD CAP Ceramic 4.7pF-50V-0.25pF-NPO;</text:p>
          </table:table-cell>
          <table:table-cell table:formula="of:=IF([.H364]&lt;&gt;&quot;&quot;;VLOOKUP([.$H364]&amp;&quot; &quot;;['OOMLOUT-OOMP'.$H$3:.$H$829];1;0);&quot;&quot;)" office:value-type="string" office:string-value="302010091 ">
            <text:p>302010091 </text:p>
          </table:table-cell>
          <table:table-cell table:formula="of:=IF(ISNA([.K364]);1;&quot;&quot;)">
            <text:p/>
          </table:table-cell>
          <table:table-cell/>
        </table:table-row>
        <table:table-row table:style-name="ro1">
          <table:table-cell table:formula="of:=IF(['OOMLOUT-OOMP'.A364]&lt;&gt;&quot;&quot;;['OOMLOUT-OOMP'.A364];&quot;&quot;)" office:value-type="string" office:string-value="RESE-0402-X-O100-01">
            <text:p>RESE-0402-X-O100-01</text:p>
          </table:table-cell>
          <table:table-cell table:formula="of:=IF(['OOMLOUT-OOMP'.B364]&lt;&gt;&quot;&quot;;['OOMLOUT-OOMP'.B364];&quot;&quot;)" office:value-type="string" office:string-value=" SMD (0402) 10 Ohm Resistor ">
            <text:p><text:s/>SMD (0402) 10 Ohm Resistor </text:p>
          </table:table-cell>
          <table:table-cell table:formula="of:=IF(['OOMLOUT-OOMP'.B364]&lt;&gt;&quot;&quot;;['OOMLOUT-OOMP'.H364];&quot;&quot;)" office:value-type="string" office:string-value="301010075 ">
            <text:p>301010075 </text:p>
          </table:table-cell>
          <table:table-cell table:formula="of:==IF([.A365]&lt;&gt;&quot;&quot;;VLOOKUP(VALUE([.C365]);['SEEED OPL'.$A$4:.$A$534];1;0);&quot;&quot;)" office:value-type="float" office:value="301010075">
            <text:p>301010075</text:p>
          </table:table-cell>
          <table:table-cell table:formula="of:=IF([.A365]&lt;&gt;&quot;&quot;;VLOOKUP(VALUE([.C365]);['SEEED OPL'.$A$4:.$B$534];2;0);&quot;&quot;)" office:value-type="string" office:string-value="RC0402JR-0710RL">
            <text:p>RC0402JR-0710RL</text:p>
          </table:table-cell>
          <table:table-cell table:number-columns-repeated="2"/>
          <table:table-cell table:formula="of:=IF(['SEEED OPL'.A365]&lt;&gt;&quot;&quot;;['SEEED OPL'.A365];&quot;&quot;)" office:value-type="float" office:value="302010189">
            <text:p>302010189</text:p>
          </table:table-cell>
          <table:table-cell table:formula="of:=IF(['SEEED OPL'.B365]&lt;&gt;&quot;&quot;;['SEEED OPL'.B365];&quot;&quot;)" office:value-type="string" office:string-value="CC1206KKX7RCBB102">
            <text:p>CC1206KKX7RCBB102</text:p>
          </table:table-cell>
          <table:table-cell table:formula="of:=IF(['SEEED OPL'.C365]&lt;&gt;&quot;&quot;;['SEEED OPL'.C365];&quot;&quot;)" office:value-type="string" office:string-value="SMD CAP Ceramic 1nF-1KV-10%-X7R;">
            <text:p>SMD CAP Ceramic 1nF-1KV-10%-X7R;</text:p>
          </table:table-cell>
          <table:table-cell table:formula="of:=IF([.H365]&lt;&gt;&quot;&quot;;VLOOKUP([.$H365]&amp;&quot; &quot;;['OOMLOUT-OOMP'.$H$3:.$H$829];1;0);&quot;&quot;)" office:value-type="string" office:string-value="302010189 ">
            <text:p>302010189 </text:p>
          </table:table-cell>
          <table:table-cell table:formula="of:=IF(ISNA([.K365]);1;&quot;&quot;)">
            <text:p/>
          </table:table-cell>
          <table:table-cell/>
        </table:table-row>
        <table:table-row table:style-name="ro1">
          <table:table-cell table:formula="of:=IF(['OOMLOUT-OOMP'.A365]&lt;&gt;&quot;&quot;;['OOMLOUT-OOMP'.A365];&quot;&quot;)" office:value-type="string" office:string-value="RESE-0402-X-O100-67">
            <text:p>RESE-0402-X-O100-67</text:p>
          </table:table-cell>
          <table:table-cell table:formula="of:=IF(['OOMLOUT-OOMP'.B365]&lt;&gt;&quot;&quot;;['OOMLOUT-OOMP'.B365];&quot;&quot;)" office:value-type="string" office:string-value=" SMD (0402) 10 Ohm Resistor 1% ">
            <text:p><text:s/>SMD (0402) 10 Ohm Resistor 1% </text:p>
          </table:table-cell>
          <table:table-cell table:formula="of:=IF(['OOMLOUT-OOMP'.B365]&lt;&gt;&quot;&quot;;['OOMLOUT-OOMP'.H365];&quot;&quot;)" office:value-type="string" office:string-value="301010444 ">
            <text:p>301010444 </text:p>
          </table:table-cell>
          <table:table-cell table:formula="of:==IF([.A366]&lt;&gt;&quot;&quot;;VLOOKUP(VALUE([.C366]);['SEEED OPL'.$A$4:.$A$534];1;0);&quot;&quot;)" office:value-type="float" office:value="301010444">
            <text:p>301010444</text:p>
          </table:table-cell>
          <table:table-cell table:formula="of:=IF([.A366]&lt;&gt;&quot;&quot;;VLOOKUP(VALUE([.C366]);['SEEED OPL'.$A$4:.$B$534];2;0);&quot;&quot;)" office:value-type="string" office:string-value="RC0402FR-0710RL">
            <text:p>RC0402FR-0710RL</text:p>
          </table:table-cell>
          <table:table-cell table:number-columns-repeated="2"/>
          <table:table-cell table:formula="of:=IF(['SEEED OPL'.A366]&lt;&gt;&quot;&quot;;['SEEED OPL'.A366];&quot;&quot;)" office:value-type="float" office:value="303010027">
            <text:p>303010027</text:p>
          </table:table-cell>
          <table:table-cell table:formula="of:=IF(['SEEED OPL'.B366]&lt;&gt;&quot;&quot;;['SEEED OPL'.B366];&quot;&quot;)" office:value-type="string" office:string-value="LQG15HS15NJ02">
            <text:p>LQG15HS15NJ02</text:p>
          </table:table-cell>
          <table:table-cell table:formula="of:=IF(['SEEED OPL'.C366]&lt;&gt;&quot;&quot;;['SEEED OPL'.C366];&quot;&quot;)" office:value-type="string" office:string-value="SMD Inductor 15nH-5%-300mA">
            <text:p>SMD Inductor 15nH-5%-300mA</text:p>
          </table:table-cell>
          <table:table-cell table:formula="of:=IF([.H366]&lt;&gt;&quot;&quot;;VLOOKUP([.$H366]&amp;&quot; &quot;;['OOMLOUT-OOMP'.$H$3:.$H$829];1;0);&quot;&quot;)" office:value-type="float" office:value="0">
            <text:p>#N/A</text:p>
          </table:table-cell>
          <table:table-cell table:formula="of:=IF(ISNA([.K36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6]&lt;&gt;&quot;&quot;;['OOMLOUT-OOMP'.A366];&quot;&quot;)" office:value-type="string" office:string-value="RESE-0402-X-O101-01">
            <text:p>RESE-0402-X-O101-01</text:p>
          </table:table-cell>
          <table:table-cell table:formula="of:=IF(['OOMLOUT-OOMP'.B366]&lt;&gt;&quot;&quot;;['OOMLOUT-OOMP'.B366];&quot;&quot;)" office:value-type="string" office:string-value="SMD (0402) 100 Ohm Resistor">
            <text:p>SMD (0402) 100 Ohm Resistor</text:p>
          </table:table-cell>
          <table:table-cell table:formula="of:=IF(['OOMLOUT-OOMP'.B366]&lt;&gt;&quot;&quot;;['OOMLOUT-OOMP'.H366];&quot;&quot;)" office:value-type="string" office:string-value="301010028 ">
            <text:p>301010028 </text:p>
          </table:table-cell>
          <table:table-cell table:formula="of:==IF([.A367]&lt;&gt;&quot;&quot;;VLOOKUP(VALUE([.C367]);['SEEED OPL'.$A$4:.$A$534];1;0);&quot;&quot;)" office:value-type="float" office:value="301010028">
            <text:p>301010028</text:p>
          </table:table-cell>
          <table:table-cell table:formula="of:=IF([.A367]&lt;&gt;&quot;&quot;;VLOOKUP(VALUE([.C367]);['SEEED OPL'.$A$4:.$B$534];2;0);&quot;&quot;)" office:value-type="string" office:string-value="RC0402JR-07100RL">
            <text:p>RC0402JR-07100RL</text:p>
          </table:table-cell>
          <table:table-cell table:number-columns-repeated="2"/>
          <table:table-cell table:formula="of:=IF(['SEEED OPL'.A367]&lt;&gt;&quot;&quot;;['SEEED OPL'.A367];&quot;&quot;)" office:value-type="float" office:value="303010056">
            <text:p>303010056</text:p>
          </table:table-cell>
          <table:table-cell table:formula="of:=IF(['SEEED OPL'.B367]&lt;&gt;&quot;&quot;;['SEEED OPL'.B367];&quot;&quot;)" office:value-type="string" office:string-value="LQG15HS3N3S02D">
            <text:p>LQG15HS3N3S02D</text:p>
          </table:table-cell>
          <table:table-cell table:formula="of:=IF(['SEEED OPL'.C367]&lt;&gt;&quot;&quot;;['SEEED OPL'.C367];&quot;&quot;)" office:value-type="string" office:string-value="SMD Inductor 3.3nH-0.3nH-300mA">
            <text:p>SMD Inductor 3.3nH-0.3nH-300mA</text:p>
          </table:table-cell>
          <table:table-cell table:formula="of:=IF([.H367]&lt;&gt;&quot;&quot;;VLOOKUP([.$H367]&amp;&quot; &quot;;['OOMLOUT-OOMP'.$H$3:.$H$829];1;0);&quot;&quot;)" office:value-type="float" office:value="0">
            <text:p>#N/A</text:p>
          </table:table-cell>
          <table:table-cell table:formula="of:=IF(ISNA([.K36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7]&lt;&gt;&quot;&quot;;['OOMLOUT-OOMP'.A367];&quot;&quot;)" office:value-type="string" office:string-value="RESE-0402-X-O102-01">
            <text:p>RESE-0402-X-O102-01</text:p>
          </table:table-cell>
          <table:table-cell table:formula="of:=IF(['OOMLOUT-OOMP'.B367]&lt;&gt;&quot;&quot;;['OOMLOUT-OOMP'.B367];&quot;&quot;)" office:value-type="string" office:string-value="SMD (0402) 1k Ohm Resistor">
            <text:p>SMD (0402) 1k Ohm Resistor</text:p>
          </table:table-cell>
          <table:table-cell table:formula="of:=IF(['OOMLOUT-OOMP'.B367]&lt;&gt;&quot;&quot;;['OOMLOUT-OOMP'.H367];&quot;&quot;)" office:value-type="string" office:string-value="301010006 ">
            <text:p>301010006 </text:p>
          </table:table-cell>
          <table:table-cell table:formula="of:==IF([.A368]&lt;&gt;&quot;&quot;;VLOOKUP(VALUE([.C368]);['SEEED OPL'.$A$4:.$A$534];1;0);&quot;&quot;)" office:value-type="float" office:value="301010006">
            <text:p>301010006</text:p>
          </table:table-cell>
          <table:table-cell table:formula="of:=IF([.A368]&lt;&gt;&quot;&quot;;VLOOKUP(VALUE([.C368]);['SEEED OPL'.$A$4:.$B$534];2;0);&quot;&quot;)" office:value-type="string" office:string-value="RC0402JR-071KL">
            <text:p>RC0402JR-071KL</text:p>
          </table:table-cell>
          <table:table-cell table:number-columns-repeated="2"/>
          <table:table-cell table:formula="of:=IF(['SEEED OPL'.A368]&lt;&gt;&quot;&quot;;['SEEED OPL'.A368];&quot;&quot;)" office:value-type="float" office:value="303030020">
            <text:p>303030020</text:p>
          </table:table-cell>
          <table:table-cell table:formula="of:=IF(['SEEED OPL'.B368]&lt;&gt;&quot;&quot;;['SEEED OPL'.B368];&quot;&quot;)" office:value-type="string" office:string-value="BLM18BD252SN1D">
            <text:p>BLM18BD252SN1D</text:p>
          </table:table-cell>
          <table:table-cell table:formula="of:=IF(['SEEED OPL'.C368]&lt;&gt;&quot;&quot;;['SEEED OPL'.C368];&quot;&quot;)" office:value-type="string" office:string-value="SMD Ferrite Bead 2.5k-50mA">
            <text:p>SMD Ferrite Bead 2.5k-50mA</text:p>
          </table:table-cell>
          <table:table-cell table:formula="of:=IF([.H368]&lt;&gt;&quot;&quot;;VLOOKUP([.$H368]&amp;&quot; &quot;;['OOMLOUT-OOMP'.$H$3:.$H$829];1;0);&quot;&quot;)" office:value-type="float" office:value="0">
            <text:p>#N/A</text:p>
          </table:table-cell>
          <table:table-cell table:formula="of:=IF(ISNA([.K36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8]&lt;&gt;&quot;&quot;;['OOMLOUT-OOMP'.A368];&quot;&quot;)" office:value-type="string" office:string-value="RESE-0402-X-O103-01">
            <text:p>RESE-0402-X-O103-01</text:p>
          </table:table-cell>
          <table:table-cell table:formula="of:=IF(['OOMLOUT-OOMP'.B368]&lt;&gt;&quot;&quot;;['OOMLOUT-OOMP'.B368];&quot;&quot;)" office:value-type="string" office:string-value="SMD (0402) 10k Ohm Resistor">
            <text:p>SMD (0402) 10k Ohm Resistor</text:p>
          </table:table-cell>
          <table:table-cell table:formula="of:=IF(['OOMLOUT-OOMP'.B368]&lt;&gt;&quot;&quot;;['OOMLOUT-OOMP'.H368];&quot;&quot;)" office:value-type="string" office:string-value="301010004 ">
            <text:p>301010004 </text:p>
          </table:table-cell>
          <table:table-cell table:formula="of:==IF([.A369]&lt;&gt;&quot;&quot;;VLOOKUP(VALUE([.C369]);['SEEED OPL'.$A$4:.$A$534];1;0);&quot;&quot;)" office:value-type="float" office:value="301010004">
            <text:p>301010004</text:p>
          </table:table-cell>
          <table:table-cell table:formula="of:=IF([.A369]&lt;&gt;&quot;&quot;;VLOOKUP(VALUE([.C369]);['SEEED OPL'.$A$4:.$B$534];2;0);&quot;&quot;)" office:value-type="string" office:string-value="RC0402JR-0710KL">
            <text:p>RC0402JR-0710KL</text:p>
          </table:table-cell>
          <table:table-cell table:number-columns-repeated="2"/>
          <table:table-cell table:formula="of:=IF(['SEEED OPL'.A369]&lt;&gt;&quot;&quot;;['SEEED OPL'.A369];&quot;&quot;)" office:value-type="float" office:value="304010007">
            <text:p>304010007</text:p>
          </table:table-cell>
          <table:table-cell table:formula="of:=IF(['SEEED OPL'.B369]&lt;&gt;&quot;&quot;;['SEEED OPL'.B369];&quot;&quot;)" office:value-type="string" office:string-value="MMSD4148">
            <text:p>MMSD4148</text:p>
          </table:table-cell>
          <table:table-cell table:formula="of:=IF(['SEEED OPL'.C369]&lt;&gt;&quot;&quot;;['SEEED OPL'.C369];&quot;&quot;)" office:value-type="string" office:string-value="SMD Diode Switching 100V-200mA">
            <text:p>SMD Diode Switching 100V-200mA</text:p>
          </table:table-cell>
          <table:table-cell table:formula="of:=IF([.H369]&lt;&gt;&quot;&quot;;VLOOKUP([.$H369]&amp;&quot; &quot;;['OOMLOUT-OOMP'.$H$3:.$H$829];1;0);&quot;&quot;)" office:value-type="string" office:string-value="304010007 ">
            <text:p>304010007 </text:p>
          </table:table-cell>
          <table:table-cell table:formula="of:=IF(ISNA([.K369]);1;&quot;&quot;)">
            <text:p/>
          </table:table-cell>
          <table:table-cell/>
        </table:table-row>
        <table:table-row table:style-name="ro1">
          <table:table-cell table:formula="of:=IF(['OOMLOUT-OOMP'.A369]&lt;&gt;&quot;&quot;;['OOMLOUT-OOMP'.A369];&quot;&quot;)" office:value-type="string" office:string-value="RESE-0402-X-O103-67">
            <text:p>RESE-0402-X-O103-67</text:p>
          </table:table-cell>
          <table:table-cell table:formula="of:=IF(['OOMLOUT-OOMP'.B369]&lt;&gt;&quot;&quot;;['OOMLOUT-OOMP'.B369];&quot;&quot;)" office:value-type="string" office:string-value=" SMD (0402) 10k Ohm Resistor 1% ">
            <text:p><text:s/>SMD (0402) 10k Ohm Resistor 1% </text:p>
          </table:table-cell>
          <table:table-cell table:formula="of:=IF(['OOMLOUT-OOMP'.B369]&lt;&gt;&quot;&quot;;['OOMLOUT-OOMP'.H369];&quot;&quot;)" office:value-type="string" office:string-value="301010047 ">
            <text:p>301010047 </text:p>
          </table:table-cell>
          <table:table-cell table:formula="of:==IF([.A370]&lt;&gt;&quot;&quot;;VLOOKUP(VALUE([.C370]);['SEEED OPL'.$A$4:.$A$534];1;0);&quot;&quot;)" office:value-type="float" office:value="301010047">
            <text:p>301010047</text:p>
          </table:table-cell>
          <table:table-cell table:formula="of:=IF([.A370]&lt;&gt;&quot;&quot;;VLOOKUP(VALUE([.C370]);['SEEED OPL'.$A$4:.$B$534];2;0);&quot;&quot;)" office:value-type="string" office:string-value="RC0402FR-0710KL">
            <text:p>RC0402FR-0710KL</text:p>
          </table:table-cell>
          <table:table-cell table:number-columns-repeated="2"/>
          <table:table-cell table:formula="of:=IF(['SEEED OPL'.A370]&lt;&gt;&quot;&quot;;['SEEED OPL'.A370];&quot;&quot;)" office:value-type="float" office:value="302010051">
            <text:p>302010051</text:p>
          </table:table-cell>
          <table:table-cell table:formula="of:=IF(['SEEED OPL'.B370]&lt;&gt;&quot;&quot;;['SEEED OPL'.B370];&quot;&quot;)" office:value-type="string" office:string-value="CC0402KRX7R7BB224">
            <text:p>CC0402KRX7R7BB224</text:p>
          </table:table-cell>
          <table:table-cell table:formula="of:=IF(['SEEED OPL'.C370]&lt;&gt;&quot;&quot;;['SEEED OPL'.C370];&quot;&quot;)" office:value-type="string" office:string-value="SMD CAP Ceramic 220nF-16V-10%-X7R;">
            <text:p>SMD CAP Ceramic 220nF-16V-10%-X7R;</text:p>
          </table:table-cell>
          <table:table-cell table:formula="of:=IF([.H370]&lt;&gt;&quot;&quot;;VLOOKUP([.$H370]&amp;&quot; &quot;;['OOMLOUT-OOMP'.$H$3:.$H$829];1;0);&quot;&quot;)" office:value-type="string" office:string-value="302010051 ">
            <text:p>302010051 </text:p>
          </table:table-cell>
          <table:table-cell table:formula="of:=IF(ISNA([.K370]);1;&quot;&quot;)">
            <text:p/>
          </table:table-cell>
          <table:table-cell/>
        </table:table-row>
        <table:table-row table:style-name="ro1">
          <table:table-cell table:formula="of:=IF(['OOMLOUT-OOMP'.A370]&lt;&gt;&quot;&quot;;['OOMLOUT-OOMP'.A370];&quot;&quot;)" office:value-type="string" office:string-value="RESE-0402-X-O104-01">
            <text:p>RESE-0402-X-O104-01</text:p>
          </table:table-cell>
          <table:table-cell table:formula="of:=IF(['OOMLOUT-OOMP'.B370]&lt;&gt;&quot;&quot;;['OOMLOUT-OOMP'.B370];&quot;&quot;)" office:value-type="string" office:string-value=" SMD (0402) 100k Ohm Resistor ">
            <text:p><text:s/>SMD (0402) 100k Ohm Resistor </text:p>
          </table:table-cell>
          <table:table-cell table:formula="of:=IF(['OOMLOUT-OOMP'.B370]&lt;&gt;&quot;&quot;;['OOMLOUT-OOMP'.H370];&quot;&quot;)" office:value-type="string" office:string-value="301010033 ">
            <text:p>301010033 </text:p>
          </table:table-cell>
          <table:table-cell table:formula="of:==IF([.A371]&lt;&gt;&quot;&quot;;VLOOKUP(VALUE([.C371]);['SEEED OPL'.$A$4:.$A$534];1;0);&quot;&quot;)" office:value-type="float" office:value="301010033">
            <text:p>301010033</text:p>
          </table:table-cell>
          <table:table-cell table:formula="of:=IF([.A371]&lt;&gt;&quot;&quot;;VLOOKUP(VALUE([.C371]);['SEEED OPL'.$A$4:.$B$534];2;0);&quot;&quot;)" office:value-type="string" office:string-value="RC0402JR-07100KL">
            <text:p>RC0402JR-07100KL</text:p>
          </table:table-cell>
          <table:table-cell table:number-columns-repeated="2"/>
          <table:table-cell table:formula="of:=IF(['SEEED OPL'.A371]&lt;&gt;&quot;&quot;;['SEEED OPL'.A371];&quot;&quot;)" office:value-type="float" office:value="302010007">
            <text:p>302010007</text:p>
          </table:table-cell>
          <table:table-cell table:formula="of:=IF(['SEEED OPL'.B371]&lt;&gt;&quot;&quot;;['SEEED OPL'.B371];&quot;&quot;)" office:value-type="string" office:string-value="CC0402JRNPO9BN470">
            <text:p>CC0402JRNPO9BN470</text:p>
          </table:table-cell>
          <table:table-cell table:formula="of:=IF(['SEEED OPL'.C371]&lt;&gt;&quot;&quot;;['SEEED OPL'.C371];&quot;&quot;)" office:value-type="string" office:string-value="SMD CAP Ceramic 47pF-50V-5%-NP0;">
            <text:p>SMD CAP Ceramic 47pF-50V-5%-NP0;</text:p>
          </table:table-cell>
          <table:table-cell table:formula="of:=IF([.H371]&lt;&gt;&quot;&quot;;VLOOKUP([.$H371]&amp;&quot; &quot;;['OOMLOUT-OOMP'.$H$3:.$H$829];1;0);&quot;&quot;)" office:value-type="string" office:string-value="302010007 ">
            <text:p>302010007 </text:p>
          </table:table-cell>
          <table:table-cell table:formula="of:=IF(ISNA([.K371]);1;&quot;&quot;)">
            <text:p/>
          </table:table-cell>
          <table:table-cell/>
        </table:table-row>
        <table:table-row table:style-name="ro1">
          <table:table-cell table:formula="of:=IF(['OOMLOUT-OOMP'.A371]&lt;&gt;&quot;&quot;;['OOMLOUT-OOMP'.A371];&quot;&quot;)" office:value-type="string" office:string-value="RESE-0402-X-O104-67">
            <text:p>RESE-0402-X-O104-67</text:p>
          </table:table-cell>
          <table:table-cell table:formula="of:=IF(['OOMLOUT-OOMP'.B371]&lt;&gt;&quot;&quot;;['OOMLOUT-OOMP'.B371];&quot;&quot;)" office:value-type="string" office:string-value=" SMD (0402) 100k Ohm Resistor 1% ">
            <text:p><text:s/>SMD (0402) 100k Ohm Resistor 1% </text:p>
          </table:table-cell>
          <table:table-cell table:formula="of:=IF(['OOMLOUT-OOMP'.B371]&lt;&gt;&quot;&quot;;['OOMLOUT-OOMP'.H371];&quot;&quot;)" office:value-type="string" office:string-value="301010456 ">
            <text:p>301010456 </text:p>
          </table:table-cell>
          <table:table-cell table:formula="of:==IF([.A372]&lt;&gt;&quot;&quot;;VLOOKUP(VALUE([.C372]);['SEEED OPL'.$A$4:.$A$534];1;0);&quot;&quot;)" office:value-type="float" office:value="301010456">
            <text:p>301010456</text:p>
          </table:table-cell>
          <table:table-cell table:formula="of:=IF([.A372]&lt;&gt;&quot;&quot;;VLOOKUP(VALUE([.C372]);['SEEED OPL'.$A$4:.$B$534];2;0);&quot;&quot;)" office:value-type="string" office:string-value="RC0402FR-07100KL">
            <text:p>RC0402FR-07100KL</text:p>
          </table:table-cell>
          <table:table-cell table:number-columns-repeated="2"/>
          <table:table-cell table:formula="of:=IF(['SEEED OPL'.A372]&lt;&gt;&quot;&quot;;['SEEED OPL'.A372];&quot;&quot;)" office:value-type="float" office:value="305030000">
            <text:p>305030000</text:p>
          </table:table-cell>
          <table:table-cell table:formula="of:=IF(['SEEED OPL'.B372]&lt;&gt;&quot;&quot;;['SEEED OPL'.B372];&quot;&quot;)" office:value-type="string" office:string-value="BSS138W-7-F">
            <text:p>BSS138W-7-F</text:p>
          </table:table-cell>
          <table:table-cell table:formula="of:=IF(['SEEED OPL'.C372]&lt;&gt;&quot;&quot;;['SEEED OPL'.C372];&quot;&quot;)" office:value-type="string" office:string-value="SMD MOSFET N-CH 50V 200mA">
            <text:p>SMD MOSFET N-CH 50V 200mA</text:p>
          </table:table-cell>
          <table:table-cell table:formula="of:=IF([.H372]&lt;&gt;&quot;&quot;;VLOOKUP([.$H372]&amp;&quot; &quot;;['OOMLOUT-OOMP'.$H$3:.$H$829];1;0);&quot;&quot;)" office:value-type="float" office:value="0">
            <text:p>#N/A</text:p>
          </table:table-cell>
          <table:table-cell table:formula="of:=IF(ISNA([.K37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2]&lt;&gt;&quot;&quot;;['OOMLOUT-OOMP'.A372];&quot;&quot;)" office:value-type="string" office:string-value="RESE-0402-X-O105-01">
            <text:p>RESE-0402-X-O105-01</text:p>
          </table:table-cell>
          <table:table-cell table:formula="of:=IF(['OOMLOUT-OOMP'.B372]&lt;&gt;&quot;&quot;;['OOMLOUT-OOMP'.B372];&quot;&quot;)" office:value-type="string" office:string-value=" SMD (0402) 1M Ohm Resistor ">
            <text:p><text:s/>SMD (0402) 1M Ohm Resistor </text:p>
          </table:table-cell>
          <table:table-cell table:formula="of:=IF(['OOMLOUT-OOMP'.B372]&lt;&gt;&quot;&quot;;['OOMLOUT-OOMP'.H372];&quot;&quot;)" office:value-type="string" office:string-value="301010009 ">
            <text:p>301010009 </text:p>
          </table:table-cell>
          <table:table-cell table:formula="of:==IF([.A373]&lt;&gt;&quot;&quot;;VLOOKUP(VALUE([.C373]);['SEEED OPL'.$A$4:.$A$534];1;0);&quot;&quot;)" office:value-type="float" office:value="301010009">
            <text:p>301010009</text:p>
          </table:table-cell>
          <table:table-cell table:formula="of:=IF([.A373]&lt;&gt;&quot;&quot;;VLOOKUP(VALUE([.C373]);['SEEED OPL'.$A$4:.$B$534];2;0);&quot;&quot;)" office:value-type="string" office:string-value="RC0402JR-071ML">
            <text:p>RC0402JR-071ML</text:p>
          </table:table-cell>
          <table:table-cell table:number-columns-repeated="2"/>
          <table:table-cell table:formula="of:=IF(['SEEED OPL'.A373]&lt;&gt;&quot;&quot;;['SEEED OPL'.A373];&quot;&quot;)" office:value-type="float" office:value="310010005">
            <text:p>310010005</text:p>
          </table:table-cell>
          <table:table-cell table:formula="of:=IF(['SEEED OPL'.B373]&lt;&gt;&quot;&quot;;['SEEED OPL'.B373];&quot;&quot;)" office:value-type="string" office:string-value="ATMEGA328P-MU">
            <text:p>ATMEGA328P-MU</text:p>
          </table:table-cell>
          <table:table-cell table:formula="of:=IF(['SEEED OPL'.C373]&lt;&gt;&quot;&quot;;['SEEED OPL'.C373];&quot;&quot;)" office:value-type="string" office:string-value="SMD IC MCU;AVR;8-Bit;32KB;16MHz;1.8-5.5V">
            <text:p>SMD IC MCU;AVR;8-Bit;32KB;16MHz;1.8-5.5V</text:p>
          </table:table-cell>
          <table:table-cell table:formula="of:=IF([.H373]&lt;&gt;&quot;&quot;;VLOOKUP([.$H373]&amp;&quot; &quot;;['OOMLOUT-OOMP'.$H$3:.$H$829];1;0);&quot;&quot;)" office:value-type="float" office:value="0">
            <text:p>#N/A</text:p>
          </table:table-cell>
          <table:table-cell table:formula="of:=IF(ISNA([.K37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3]&lt;&gt;&quot;&quot;;['OOMLOUT-OOMP'.A373];&quot;&quot;)" office:value-type="string" office:string-value="RESE-0402-X-O105-67">
            <text:p>RESE-0402-X-O105-67</text:p>
          </table:table-cell>
          <table:table-cell table:formula="of:=IF(['OOMLOUT-OOMP'.B373]&lt;&gt;&quot;&quot;;['OOMLOUT-OOMP'.B373];&quot;&quot;)" office:value-type="string" office:string-value=" SMD (0402) 1M Ohm Resistor 1% ">
            <text:p><text:s/>SMD (0402) 1M Ohm Resistor 1% </text:p>
          </table:table-cell>
          <table:table-cell table:formula="of:=IF(['OOMLOUT-OOMP'.B373]&lt;&gt;&quot;&quot;;['OOMLOUT-OOMP'.H373];&quot;&quot;)" office:value-type="string" office:string-value="301010043 ">
            <text:p>301010043 </text:p>
          </table:table-cell>
          <table:table-cell table:formula="of:==IF([.A374]&lt;&gt;&quot;&quot;;VLOOKUP(VALUE([.C374]);['SEEED OPL'.$A$4:.$A$534];1;0);&quot;&quot;)" office:value-type="float" office:value="301010043">
            <text:p>301010043</text:p>
          </table:table-cell>
          <table:table-cell table:formula="of:=IF([.A374]&lt;&gt;&quot;&quot;;VLOOKUP(VALUE([.C374]);['SEEED OPL'.$A$4:.$B$534];2;0);&quot;&quot;)" office:value-type="string" office:string-value="RC0402FR-071ML">
            <text:p>RC0402FR-071ML</text:p>
          </table:table-cell>
          <table:table-cell table:number-columns-repeated="2"/>
          <table:table-cell table:formula="of:=IF(['SEEED OPL'.A374]&lt;&gt;&quot;&quot;;['SEEED OPL'.A374];&quot;&quot;)" office:value-type="float" office:value="310010072">
            <text:p>310010072</text:p>
          </table:table-cell>
          <table:table-cell table:formula="of:=IF(['SEEED OPL'.B374]&lt;&gt;&quot;&quot;;['SEEED OPL'.B374];&quot;&quot;)" office:value-type="string" office:string-value="ATMEGA168PA-MU">
            <text:p>ATMEGA168PA-MU</text:p>
          </table:table-cell>
          <table:table-cell table:formula="of:=IF(['SEEED OPL'.C374]&lt;&gt;&quot;&quot;;['SEEED OPL'.C374];&quot;&quot;)" office:value-type="string" office:string-value="SMD IC MCU;AVR;8-Bit;32KB;16MHz;1.8-5.5V">
            <text:p>SMD IC MCU;AVR;8-Bit;32KB;16MHz;1.8-5.5V</text:p>
          </table:table-cell>
          <table:table-cell table:formula="of:=IF([.H374]&lt;&gt;&quot;&quot;;VLOOKUP([.$H374]&amp;&quot; &quot;;['OOMLOUT-OOMP'.$H$3:.$H$829];1;0);&quot;&quot;)" office:value-type="float" office:value="0">
            <text:p>#N/A</text:p>
          </table:table-cell>
          <table:table-cell table:formula="of:=IF(ISNA([.K374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4]&lt;&gt;&quot;&quot;;['OOMLOUT-OOMP'.A374];&quot;&quot;)" office:value-type="string" office:string-value="RESE-0402-X-O106-67">
            <text:p>RESE-0402-X-O106-67</text:p>
          </table:table-cell>
          <table:table-cell table:formula="of:=IF(['OOMLOUT-OOMP'.B374]&lt;&gt;&quot;&quot;;['OOMLOUT-OOMP'.B374];&quot;&quot;)" office:value-type="string" office:string-value=" SMD (0402) 10M Ohm Resistor 1% ">
            <text:p><text:s/>SMD (0402) 10M Ohm Resistor 1% </text:p>
          </table:table-cell>
          <table:table-cell table:formula="of:=IF(['OOMLOUT-OOMP'.B374]&lt;&gt;&quot;&quot;;['OOMLOUT-OOMP'.H374];&quot;&quot;)" office:value-type="string" office:string-value="301010671 ">
            <text:p>301010671 </text:p>
          </table:table-cell>
          <table:table-cell table:formula="of:==IF([.A375]&lt;&gt;&quot;&quot;;VLOOKUP(VALUE([.C375]);['SEEED OPL'.$A$4:.$A$534];1;0);&quot;&quot;)" office:value-type="float" office:value="301010671">
            <text:p>301010671</text:p>
          </table:table-cell>
          <table:table-cell table:formula="of:=IF([.A375]&lt;&gt;&quot;&quot;;VLOOKUP(VALUE([.C375]);['SEEED OPL'.$A$4:.$B$534];2;0);&quot;&quot;)" office:value-type="string" office:string-value="RC0402FR-072K7L">
            <text:p>RC0402FR-072K7L</text:p>
          </table:table-cell>
          <table:table-cell table:number-columns-repeated="2"/>
          <table:table-cell table:formula="of:=IF(['SEEED OPL'.A375]&lt;&gt;&quot;&quot;;['SEEED OPL'.A375];&quot;&quot;)" office:value-type="float" office:value="310020007">
            <text:p>310020007</text:p>
          </table:table-cell>
          <table:table-cell table:formula="of:=IF(['SEEED OPL'.B375]&lt;&gt;&quot;&quot;;['SEEED OPL'.B375];&quot;&quot;)" office:value-type="string" office:string-value="LMV358IDGKR">
            <text:p>LMV358IDGKR</text:p>
          </table:table-cell>
          <table:table-cell table:formula="of:=IF(['SEEED OPL'.C375]&lt;&gt;&quot;&quot;;['SEEED OPL'.C375];&quot;&quot;)" office:value-type="string" office:string-value="SMD IC Amplifier;2-CH;GBW 1MHz;Io 60mA;2.7V-5.5V;±1.35V-2.75V">
            <text:p>SMD IC Amplifier;2-CH;GBW 1MHz;Io 60mA;2.7V-5.5V;±1.35V-2.75V</text:p>
          </table:table-cell>
          <table:table-cell table:formula="of:=IF([.H375]&lt;&gt;&quot;&quot;;VLOOKUP([.$H375]&amp;&quot; &quot;;['OOMLOUT-OOMP'.$H$3:.$H$829];1;0);&quot;&quot;)" office:value-type="float" office:value="0">
            <text:p>#N/A</text:p>
          </table:table-cell>
          <table:table-cell table:formula="of:=IF(ISNA([.K375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375]&lt;&gt;&quot;&quot;;['OOMLOUT-OOMP'.A375];&quot;&quot;)" office:value-type="string" office:string-value="RESE-0402-X-O123-01">
            <text:p>RESE-0402-X-O123-01</text:p>
          </table:table-cell>
          <table:table-cell table:formula="of:=IF(['OOMLOUT-OOMP'.B375]&lt;&gt;&quot;&quot;;['OOMLOUT-OOMP'.B375];&quot;&quot;)" office:value-type="string" office:string-value="SMD (0402) 12k Ohm Resistor">
            <text:p>SMD (0402) 12k Ohm Resistor</text:p>
          </table:table-cell>
          <table:table-cell table:formula="of:=IF(['OOMLOUT-OOMP'.B375]&lt;&gt;&quot;&quot;;['OOMLOUT-OOMP'.H375];&quot;&quot;)" office:value-type="string" office:string-value="301010045 ">
            <text:p>301010045 </text:p>
          </table:table-cell>
          <table:table-cell table:formula="of:==IF([.A376]&lt;&gt;&quot;&quot;;VLOOKUP(VALUE([.C376]);['SEEED OPL'.$A$4:.$A$534];1;0);&quot;&quot;)" office:value-type="float" office:value="0">
            <text:p>#N/A</text:p>
          </table:table-cell>
          <table:table-cell table:formula="of:=IF([.A376]&lt;&gt;&quot;&quot;;VLOOKUP(VALUE([.C37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76]&lt;&gt;&quot;&quot;;['SEEED OPL'.A376];&quot;&quot;)" office:value-type="float" office:value="310030079">
            <text:p>310030079</text:p>
          </table:table-cell>
          <table:table-cell table:formula="of:=IF(['SEEED OPL'.B376]&lt;&gt;&quot;&quot;;['SEEED OPL'.B376];&quot;&quot;)" office:value-type="string" office:string-value="CJ432">
            <text:p>CJ432</text:p>
          </table:table-cell>
          <table:table-cell table:formula="of:=IF(['SEEED OPL'.C376]&lt;&gt;&quot;&quot;;['SEEED OPL'.C376];&quot;&quot;)" office:value-type="string" office:string-value="SMD PMIC;LDO;Vin 18V;Adj;200mA;Without En;1-Ch">
            <text:p>SMD PMIC;LDO;Vin 18V;Adj;200mA;Without En;1-Ch</text:p>
          </table:table-cell>
          <table:table-cell table:formula="of:=IF([.H376]&lt;&gt;&quot;&quot;;VLOOKUP([.$H376]&amp;&quot; &quot;;['OOMLOUT-OOMP'.$H$3:.$H$829];1;0);&quot;&quot;)" office:value-type="float" office:value="0">
            <text:p>#N/A</text:p>
          </table:table-cell>
          <table:table-cell table:formula="of:=IF(ISNA([.K37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6]&lt;&gt;&quot;&quot;;['OOMLOUT-OOMP'.A376];&quot;&quot;)" office:value-type="string" office:string-value="RESE-0402-X-O152-01">
            <text:p>RESE-0402-X-O152-01</text:p>
          </table:table-cell>
          <table:table-cell table:formula="of:=IF(['OOMLOUT-OOMP'.B376]&lt;&gt;&quot;&quot;;['OOMLOUT-OOMP'.B376];&quot;&quot;)" office:value-type="string" office:string-value=" SMD (0402) 1.5k Ohm Resistor ">
            <text:p><text:s/>SMD (0402) 1.5k Ohm Resistor </text:p>
          </table:table-cell>
          <table:table-cell table:formula="of:=IF(['OOMLOUT-OOMP'.B376]&lt;&gt;&quot;&quot;;['OOMLOUT-OOMP'.H376];&quot;&quot;)" office:value-type="string" office:string-value="301010001 ">
            <text:p>301010001 </text:p>
          </table:table-cell>
          <table:table-cell table:formula="of:==IF([.A377]&lt;&gt;&quot;&quot;;VLOOKUP(VALUE([.C377]);['SEEED OPL'.$A$4:.$A$534];1;0);&quot;&quot;)" office:value-type="float" office:value="301010001">
            <text:p>301010001</text:p>
          </table:table-cell>
          <table:table-cell table:formula="of:=IF([.A377]&lt;&gt;&quot;&quot;;VLOOKUP(VALUE([.C377]);['SEEED OPL'.$A$4:.$B$534];2;0);&quot;&quot;)" office:value-type="string" office:string-value="RC0402JR-071K5L">
            <text:p>RC0402JR-071K5L</text:p>
          </table:table-cell>
          <table:table-cell table:number-columns-repeated="2"/>
          <table:table-cell table:formula="of:=IF(['SEEED OPL'.A377]&lt;&gt;&quot;&quot;;['SEEED OPL'.A377];&quot;&quot;)" office:value-type="float" office:value="310040023">
            <text:p>310040023</text:p>
          </table:table-cell>
          <table:table-cell table:formula="of:=IF(['SEEED OPL'.B377]&lt;&gt;&quot;&quot;;['SEEED OPL'.B377];&quot;&quot;)" office:value-type="string" office:string-value="MY9221">
            <text:p>MY9221</text:p>
          </table:table-cell>
          <table:table-cell table:formula="of:=IF(['SEEED OPL'.C377]&lt;&gt;&quot;&quot;;['SEEED OPL'.C377];&quot;&quot;)" office:value-type="string" office:string-value="SMD IC Driver;LED matrix Driver;12-CH(R/G/B x 4);Vin 3V-5.5V;Iout 3-60mA">
            <text:p>SMD IC Driver;LED matrix Driver;12-CH(R/G/B x 4);Vin 3V-5.5V;Iout 3-60mA</text:p>
          </table:table-cell>
          <table:table-cell table:formula="of:=IF([.H377]&lt;&gt;&quot;&quot;;VLOOKUP([.$H377]&amp;&quot; &quot;;['OOMLOUT-OOMP'.$H$3:.$H$829];1;0);&quot;&quot;)" office:value-type="float" office:value="0">
            <text:p>#N/A</text:p>
          </table:table-cell>
          <table:table-cell table:formula="of:=IF(ISNA([.K37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7]&lt;&gt;&quot;&quot;;['OOMLOUT-OOMP'.A377];&quot;&quot;)" office:value-type="string" office:string-value="RESE-0402-X-O15X-01">
            <text:p>RESE-0402-X-O15X-01</text:p>
          </table:table-cell>
          <table:table-cell table:formula="of:=IF(['OOMLOUT-OOMP'.B377]&lt;&gt;&quot;&quot;;['OOMLOUT-OOMP'.B377];&quot;&quot;)" office:value-type="string" office:string-value="SMD (0402) 1.5 Ohm Resistor">
            <text:p>SMD (0402) 1.5 Ohm Resistor</text:p>
          </table:table-cell>
          <table:table-cell table:formula="of:=IF(['OOMLOUT-OOMP'.B377]&lt;&gt;&quot;&quot;;['OOMLOUT-OOMP'.H377];&quot;&quot;)" office:value-type="string" office:string-value="301010076 ">
            <text:p>301010076 </text:p>
          </table:table-cell>
          <table:table-cell table:formula="of:==IF([.A378]&lt;&gt;&quot;&quot;;VLOOKUP(VALUE([.C378]);['SEEED OPL'.$A$4:.$A$534];1;0);&quot;&quot;)" office:value-type="float" office:value="0">
            <text:p>#N/A</text:p>
          </table:table-cell>
          <table:table-cell table:formula="of:=IF([.A378]&lt;&gt;&quot;&quot;;VLOOKUP(VALUE([.C37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78]&lt;&gt;&quot;&quot;;['SEEED OPL'.A378];&quot;&quot;)" office:value-type="float" office:value="310040027">
            <text:p>310040027</text:p>
          </table:table-cell>
          <table:table-cell table:formula="of:=IF(['SEEED OPL'.B378]&lt;&gt;&quot;&quot;;['SEEED OPL'.B378];&quot;&quot;)" office:value-type="string" office:string-value="TM1637">
            <text:p>TM1637</text:p>
          </table:table-cell>
          <table:table-cell table:formula="of:=IF(['SEEED OPL'.C378]&lt;&gt;&quot;&quot;;['SEEED OPL'.C378];&quot;&quot;)" office:value-type="string" office:string-value="SMD IC Driver;Digital Tube Driver;8Seg*6Bit;Vin 0.5V-7V;Iout 200mA">
            <text:p>SMD IC Driver;Digital Tube Driver;8Seg*6Bit;Vin 0.5V-7V;Iout 200mA</text:p>
          </table:table-cell>
          <table:table-cell table:formula="of:=IF([.H378]&lt;&gt;&quot;&quot;;VLOOKUP([.$H378]&amp;&quot; &quot;;['OOMLOUT-OOMP'.$H$3:.$H$829];1;0);&quot;&quot;)" office:value-type="float" office:value="0">
            <text:p>#N/A</text:p>
          </table:table-cell>
          <table:table-cell table:formula="of:=IF(ISNA([.K37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8]&lt;&gt;&quot;&quot;;['OOMLOUT-OOMP'.A378];&quot;&quot;)" office:value-type="string" office:string-value="RESE-0402-X-O220-67">
            <text:p>RESE-0402-X-O220-67</text:p>
          </table:table-cell>
          <table:table-cell table:formula="of:=IF(['OOMLOUT-OOMP'.B378]&lt;&gt;&quot;&quot;;['OOMLOUT-OOMP'.B378];&quot;&quot;)" office:value-type="string" office:string-value=" SMD (0402) 22 Ohm Resistor 1% ">
            <text:p><text:s/>SMD (0402) 22 Ohm Resistor 1% </text:p>
          </table:table-cell>
          <table:table-cell table:formula="of:=IF(['OOMLOUT-OOMP'.B378]&lt;&gt;&quot;&quot;;['OOMLOUT-OOMP'.H378];&quot;&quot;)" office:value-type="string" office:string-value="301010052 ">
            <text:p>301010052 </text:p>
          </table:table-cell>
          <table:table-cell table:formula="of:==IF([.A379]&lt;&gt;&quot;&quot;;VLOOKUP(VALUE([.C379]);['SEEED OPL'.$A$4:.$A$534];1;0);&quot;&quot;)" office:value-type="float" office:value="301010052">
            <text:p>301010052</text:p>
          </table:table-cell>
          <table:table-cell table:formula="of:=IF([.A379]&lt;&gt;&quot;&quot;;VLOOKUP(VALUE([.C379]);['SEEED OPL'.$A$4:.$B$534];2;0);&quot;&quot;)" office:value-type="string" office:string-value="RC0402FR-0722RL">
            <text:p>RC0402FR-0722RL</text:p>
          </table:table-cell>
          <table:table-cell table:number-columns-repeated="2"/>
          <table:table-cell table:formula="of:=IF(['SEEED OPL'.A379]&lt;&gt;&quot;&quot;;['SEEED OPL'.A379];&quot;&quot;)" office:value-type="float" office:value="310050024">
            <text:p>310050024</text:p>
          </table:table-cell>
          <table:table-cell table:formula="of:=IF(['SEEED OPL'.B379]&lt;&gt;&quot;&quot;;['SEEED OPL'.B379];&quot;&quot;)" office:value-type="string" office:string-value="TXB0108PW">
            <text:p>TXB0108PW</text:p>
          </table:table-cell>
          <table:table-cell table:formula="of:=IF(['SEEED OPL'.C379]&lt;&gt;&quot;&quot;;['SEEED OPL'.C379];&quot;&quot;)" office:value-type="string" office:string-value="SMD IC Logic;8-bit noninverting;VCCA 1.2V-3.6V;VCCB 1.65V-5.5V;Iout 50mA">
            <text:p>SMD IC Logic;8-bit noninverting;VCCA 1.2V-3.6V;VCCB 1.65V-5.5V;Iout 50mA</text:p>
          </table:table-cell>
          <table:table-cell table:formula="of:=IF([.H379]&lt;&gt;&quot;&quot;;VLOOKUP([.$H379]&amp;&quot; &quot;;['OOMLOUT-OOMP'.$H$3:.$H$829];1;0);&quot;&quot;)" office:value-type="float" office:value="0">
            <text:p>#N/A</text:p>
          </table:table-cell>
          <table:table-cell table:formula="of:=IF(ISNA([.K37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9]&lt;&gt;&quot;&quot;;['OOMLOUT-OOMP'.A379];&quot;&quot;)" office:value-type="string" office:string-value="RESE-0402-X-O272-67">
            <text:p>RESE-0402-X-O272-67</text:p>
          </table:table-cell>
          <table:table-cell table:formula="of:=IF(['OOMLOUT-OOMP'.B379]&lt;&gt;&quot;&quot;;['OOMLOUT-OOMP'.B379];&quot;&quot;)" office:value-type="string" office:string-value=" SMD (0402) 2.7k Ohm Resistor 1% ">
            <text:p><text:s/>SMD (0402) 2.7k Ohm Resistor 1% </text:p>
          </table:table-cell>
          <table:table-cell table:formula="of:=IF(['OOMLOUT-OOMP'.B379]&lt;&gt;&quot;&quot;;['OOMLOUT-OOMP'.H379];&quot;&quot;)" office:value-type="string" office:string-value="301010671 ">
            <text:p>301010671 </text:p>
          </table:table-cell>
          <table:table-cell table:formula="of:==IF([.A380]&lt;&gt;&quot;&quot;;VLOOKUP(VALUE([.C380]);['SEEED OPL'.$A$4:.$A$534];1;0);&quot;&quot;)" office:value-type="float" office:value="301010671">
            <text:p>301010671</text:p>
          </table:table-cell>
          <table:table-cell table:formula="of:=IF([.A380]&lt;&gt;&quot;&quot;;VLOOKUP(VALUE([.C380]);['SEEED OPL'.$A$4:.$B$534];2;0);&quot;&quot;)" office:value-type="string" office:string-value="RC0402FR-072K7L">
            <text:p>RC0402FR-072K7L</text:p>
          </table:table-cell>
          <table:table-cell table:number-columns-repeated="2"/>
          <table:table-cell table:formula="of:=IF(['SEEED OPL'.A380]&lt;&gt;&quot;&quot;;['SEEED OPL'.A380];&quot;&quot;)" office:value-type="float" office:value="311100000">
            <text:p>311100000</text:p>
          </table:table-cell>
          <table:table-cell table:formula="of:=IF(['SEEED OPL'.B380]&lt;&gt;&quot;&quot;;['SEEED OPL'.B380];&quot;&quot;)" office:value-type="string" office:string-value="SW-200D">
            <text:p>SW-200D</text:p>
          </table:table-cell>
          <table:table-cell table:formula="of:=IF(['SEEED OPL'.C380]&lt;&gt;&quot;&quot;;['SEEED OPL'.C380];&quot;&quot;)" office:value-type="string" office:string-value="DIP Tilt Switch">
            <text:p>DIP Tilt Switch</text:p>
          </table:table-cell>
          <table:table-cell table:formula="of:=IF([.H380]&lt;&gt;&quot;&quot;;VLOOKUP([.$H380]&amp;&quot; &quot;;['OOMLOUT-OOMP'.$H$3:.$H$829];1;0);&quot;&quot;)" office:value-type="float" office:value="0">
            <text:p>#N/A</text:p>
          </table:table-cell>
          <table:table-cell table:formula="of:=IF(ISNA([.K38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0]&lt;&gt;&quot;&quot;;['OOMLOUT-OOMP'.A380];&quot;&quot;)" office:value-type="string" office:string-value="RESE-0402-X-O331-67">
            <text:p>RESE-0402-X-O331-67</text:p>
          </table:table-cell>
          <table:table-cell table:formula="of:=IF(['OOMLOUT-OOMP'.B380]&lt;&gt;&quot;&quot;;['OOMLOUT-OOMP'.B380];&quot;&quot;)" office:value-type="string" office:string-value=" SMD (0402) 330 Ohm Resistor 1% ">
            <text:p><text:s/>SMD (0402) 330 Ohm Resistor 1% </text:p>
          </table:table-cell>
          <table:table-cell table:formula="of:=IF(['OOMLOUT-OOMP'.B380]&lt;&gt;&quot;&quot;;['OOMLOUT-OOMP'.H380];&quot;&quot;)" office:value-type="string" office:string-value="301010466 ">
            <text:p>301010466 </text:p>
          </table:table-cell>
          <table:table-cell table:formula="of:==IF([.A381]&lt;&gt;&quot;&quot;;VLOOKUP(VALUE([.C381]);['SEEED OPL'.$A$4:.$A$534];1;0);&quot;&quot;)" office:value-type="float" office:value="301010466">
            <text:p>301010466</text:p>
          </table:table-cell>
          <table:table-cell table:formula="of:=IF([.A381]&lt;&gt;&quot;&quot;;VLOOKUP(VALUE([.C381]);['SEEED OPL'.$A$4:.$B$534];2;0);&quot;&quot;)" office:value-type="string" office:string-value="RC0402FR-07330RL">
            <text:p>RC0402FR-07330RL</text:p>
          </table:table-cell>
          <table:table-cell table:number-columns-repeated="2"/>
          <table:table-cell table:formula="of:=IF(['SEEED OPL'.A381]&lt;&gt;&quot;&quot;;['SEEED OPL'.A381];&quot;&quot;)" office:value-type="float" office:value="314080009">
            <text:p>314080009</text:p>
          </table:table-cell>
          <table:table-cell table:formula="of:=IF(['SEEED OPL'.B381]&lt;&gt;&quot;&quot;;['SEEED OPL'.B381];&quot;&quot;)" office:value-type="string" office:string-value="MMA7660FCR1">
            <text:p>MMA7660FCR1</text:p>
          </table:table-cell>
          <table:table-cell table:formula="of:=IF(['SEEED OPL'.C381]&lt;&gt;&quot;&quot;;['SEEED OPL'.C381];&quot;&quot;)" office:value-type="string" office:string-value="SMD Digital 3-Axis-Accelerometers Sensor;±16g">
            <text:p>SMD Digital 3-Axis-Accelerometers Sensor;±16g</text:p>
          </table:table-cell>
          <table:table-cell table:formula="of:=IF([.H381]&lt;&gt;&quot;&quot;;VLOOKUP([.$H381]&amp;&quot; &quot;;['OOMLOUT-OOMP'.$H$3:.$H$829];1;0);&quot;&quot;)" office:value-type="float" office:value="0">
            <text:p>#N/A</text:p>
          </table:table-cell>
          <table:table-cell table:formula="of:=IF(ISNA([.K381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1]&lt;&gt;&quot;&quot;;['OOMLOUT-OOMP'.A381];&quot;&quot;)" office:value-type="string" office:string-value="RESE-0402-X-O332-01">
            <text:p>RESE-0402-X-O332-01</text:p>
          </table:table-cell>
          <table:table-cell table:formula="of:=IF(['OOMLOUT-OOMP'.B381]&lt;&gt;&quot;&quot;;['OOMLOUT-OOMP'.B381];&quot;&quot;)" office:value-type="string" office:string-value="SMD (0402) 3.3k Ohm Resistor">
            <text:p>SMD (0402) 3.3k Ohm Resistor</text:p>
          </table:table-cell>
          <table:table-cell table:formula="of:=IF(['OOMLOUT-OOMP'.B381]&lt;&gt;&quot;&quot;;['OOMLOUT-OOMP'.H381];&quot;&quot;)" office:value-type="string" office:string-value="301010035 ">
            <text:p>301010035 </text:p>
          </table:table-cell>
          <table:table-cell table:formula="of:==IF([.A382]&lt;&gt;&quot;&quot;;VLOOKUP(VALUE([.C382]);['SEEED OPL'.$A$4:.$A$534];1;0);&quot;&quot;)" office:value-type="float" office:value="301010035">
            <text:p>301010035</text:p>
          </table:table-cell>
          <table:table-cell table:formula="of:=IF([.A382]&lt;&gt;&quot;&quot;;VLOOKUP(VALUE([.C382]);['SEEED OPL'.$A$4:.$B$534];2;0);&quot;&quot;)" office:value-type="string" office:string-value="RC0402JR-073K3L">
            <text:p>RC0402JR-073K3L</text:p>
          </table:table-cell>
          <table:table-cell table:number-columns-repeated="2"/>
          <table:table-cell table:formula="of:=IF(['SEEED OPL'.A382]&lt;&gt;&quot;&quot;;['SEEED OPL'.A382];&quot;&quot;)" office:value-type="float" office:value="328030005">
            <text:p>328030005</text:p>
          </table:table-cell>
          <table:table-cell table:formula="of:=IF(['SEEED OPL'.B382]&lt;&gt;&quot;&quot;;['SEEED OPL'.B382];&quot;&quot;)" office:value-type="string" office:string-value="QT-CC-20016XX">
            <text:p>QT-CC-20016XX</text:p>
          </table:table-cell>
          <table:table-cell table:formula="of:=IF(['SEEED OPL'.C382]&lt;&gt;&quot;&quot;;['SEEED OPL'.C382];&quot;&quot;)" office:value-type="string" office:string-value="Black Micro-SD to SD Adapter">
            <text:p>Black Micro-SD to SD Adapter</text:p>
          </table:table-cell>
          <table:table-cell table:formula="of:=IF([.H382]&lt;&gt;&quot;&quot;;VLOOKUP([.$H382]&amp;&quot; &quot;;['OOMLOUT-OOMP'.$H$3:.$H$829];1;0);&quot;&quot;)" office:value-type="float" office:value="0">
            <text:p>#N/A</text:p>
          </table:table-cell>
          <table:table-cell table:formula="of:=IF(ISNA([.K38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2]&lt;&gt;&quot;&quot;;['OOMLOUT-OOMP'.A382];&quot;&quot;)" office:value-type="string" office:string-value="RESE-0402-X-O471-01">
            <text:p>RESE-0402-X-O471-01</text:p>
          </table:table-cell>
          <table:table-cell table:formula="of:=IF(['OOMLOUT-OOMP'.B382]&lt;&gt;&quot;&quot;;['OOMLOUT-OOMP'.B382];&quot;&quot;)" office:value-type="string" office:string-value=" SMD (0402) 470 Ohm Resistor ">
            <text:p><text:s/>SMD (0402) 470 Ohm Resistor </text:p>
          </table:table-cell>
          <table:table-cell table:formula="of:=IF(['OOMLOUT-OOMP'.B382]&lt;&gt;&quot;&quot;;['OOMLOUT-OOMP'.H382];&quot;&quot;)" office:value-type="string" office:string-value="301010013 ">
            <text:p>301010013 </text:p>
          </table:table-cell>
          <table:table-cell table:formula="of:==IF([.A383]&lt;&gt;&quot;&quot;;VLOOKUP(VALUE([.C383]);['SEEED OPL'.$A$4:.$A$534];1;0);&quot;&quot;)" office:value-type="float" office:value="301010013">
            <text:p>301010013</text:p>
          </table:table-cell>
          <table:table-cell table:formula="of:=IF([.A383]&lt;&gt;&quot;&quot;;VLOOKUP(VALUE([.C383]);['SEEED OPL'.$A$4:.$B$534];2;0);&quot;&quot;)" office:value-type="string" office:string-value="RC0402JR-07470RL">
            <text:p>RC0402JR-07470RL</text:p>
          </table:table-cell>
          <table:table-cell table:number-columns-repeated="2"/>
          <table:table-cell table:formula="of:=IF(['SEEED OPL'.A383]&lt;&gt;&quot;&quot;;['SEEED OPL'.A383];&quot;&quot;)" office:value-type="float" office:value="318020010">
            <text:p>318020010</text:p>
          </table:table-cell>
          <table:table-cell table:formula="of:=IF(['SEEED OPL'.B383]&lt;&gt;&quot;&quot;;['SEEED OPL'.B383];&quot;&quot;)" office:value-type="string" office:string-value="RH0111-30002">
            <text:p>RH0111-30002</text:p>
          </table:table-cell>
          <table:table-cell table:formula="of:=IF(['SEEED OPL'.C383]&lt;&gt;&quot;&quot;;['SEEED OPL'.C383];&quot;&quot;)" office:value-type="string" office:string-value="SMA External 2.4G Antenna">
            <text:p>SMA External 2.4G Antenna</text:p>
          </table:table-cell>
          <table:table-cell table:formula="of:=IF([.H383]&lt;&gt;&quot;&quot;;VLOOKUP([.$H383]&amp;&quot; &quot;;['OOMLOUT-OOMP'.$H$3:.$H$829];1;0);&quot;&quot;)" office:value-type="string" office:string-value="318020010 ">
            <text:p>318020010 </text:p>
          </table:table-cell>
          <table:table-cell table:formula="of:=IF(ISNA([.K383]);1;&quot;&quot;)">
            <text:p/>
          </table:table-cell>
          <table:table-cell/>
        </table:table-row>
        <table:table-row table:style-name="ro1">
          <table:table-cell table:formula="of:=IF(['OOMLOUT-OOMP'.A383]&lt;&gt;&quot;&quot;;['OOMLOUT-OOMP'.A383];&quot;&quot;)" office:value-type="string" office:string-value="RESE-0402-X-O472-01">
            <text:p>RESE-0402-X-O472-01</text:p>
          </table:table-cell>
          <table:table-cell table:formula="of:=IF(['OOMLOUT-OOMP'.B383]&lt;&gt;&quot;&quot;;['OOMLOUT-OOMP'.B383];&quot;&quot;)" office:value-type="string" office:string-value=" SMD (0402) 4.7k Ohm Resistor ">
            <text:p><text:s/>SMD (0402) 4.7k Ohm Resistor </text:p>
          </table:table-cell>
          <table:table-cell table:formula="of:=IF(['OOMLOUT-OOMP'.B383]&lt;&gt;&quot;&quot;;['OOMLOUT-OOMP'.H383];&quot;&quot;)" office:value-type="string" office:string-value="301010010 ">
            <text:p>301010010 </text:p>
          </table:table-cell>
          <table:table-cell table:formula="of:==IF([.A384]&lt;&gt;&quot;&quot;;VLOOKUP(VALUE([.C384]);['SEEED OPL'.$A$4:.$A$534];1;0);&quot;&quot;)" office:value-type="float" office:value="301010010">
            <text:p>301010010</text:p>
          </table:table-cell>
          <table:table-cell table:formula="of:=IF([.A384]&lt;&gt;&quot;&quot;;VLOOKUP(VALUE([.C384]);['SEEED OPL'.$A$4:.$B$534];2;0);&quot;&quot;)" office:value-type="string" office:string-value="RC0402JR-074K7L">
            <text:p>RC0402JR-074K7L</text:p>
          </table:table-cell>
          <table:table-cell table:number-columns-repeated="2"/>
          <table:table-cell table:formula="of:=IF(['SEEED OPL'.A384]&lt;&gt;&quot;&quot;;['SEEED OPL'.A384];&quot;&quot;)" office:value-type="float" office:value="310060021">
            <text:p>310060021</text:p>
          </table:table-cell>
          <table:table-cell table:formula="of:=IF(['SEEED OPL'.B384]&lt;&gt;&quot;&quot;;['SEEED OPL'.B384];&quot;&quot;)" office:value-type="string" office:string-value="ISD1820P">
            <text:p>ISD1820P</text:p>
          </table:table-cell>
          <table:table-cell table:formula="of:=IF(['SEEED OPL'.C384]&lt;&gt;&quot;&quot;;['SEEED OPL'.C384];&quot;&quot;)" office:value-type="string" office:string-value="DIP IC Audio;Recording time 20S;VCC 3.3V-5V;">
            <text:p>DIP IC Audio;Recording time 20S;VCC 3.3V-5V;</text:p>
          </table:table-cell>
          <table:table-cell table:formula="of:=IF([.H384]&lt;&gt;&quot;&quot;;VLOOKUP([.$H384]&amp;&quot; &quot;;['OOMLOUT-OOMP'.$H$3:.$H$829];1;0);&quot;&quot;)" office:value-type="float" office:value="0">
            <text:p>#N/A</text:p>
          </table:table-cell>
          <table:table-cell table:formula="of:=IF(ISNA([.K384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4]&lt;&gt;&quot;&quot;;['OOMLOUT-OOMP'.A384];&quot;&quot;)" office:value-type="string" office:string-value="RESE-0402-X-O473-01">
            <text:p>RESE-0402-X-O473-01</text:p>
          </table:table-cell>
          <table:table-cell table:formula="of:=IF(['OOMLOUT-OOMP'.B384]&lt;&gt;&quot;&quot;;['OOMLOUT-OOMP'.B384];&quot;&quot;)" office:value-type="string" office:string-value=" SMD (0402) 47k Ohm Resistor ">
            <text:p><text:s/>SMD (0402) 47k Ohm Resistor </text:p>
          </table:table-cell>
          <table:table-cell table:formula="of:=IF(['OOMLOUT-OOMP'.B384]&lt;&gt;&quot;&quot;;['OOMLOUT-OOMP'.H384];&quot;&quot;)" office:value-type="string" office:string-value="301010005 ">
            <text:p>301010005 </text:p>
          </table:table-cell>
          <table:table-cell table:formula="of:==IF([.A385]&lt;&gt;&quot;&quot;;VLOOKUP(VALUE([.C385]);['SEEED OPL'.$A$4:.$A$534];1;0);&quot;&quot;)" office:value-type="float" office:value="301010005">
            <text:p>301010005</text:p>
          </table:table-cell>
          <table:table-cell table:formula="of:=IF([.A385]&lt;&gt;&quot;&quot;;VLOOKUP(VALUE([.C385]);['SEEED OPL'.$A$4:.$B$534];2;0);&quot;&quot;)" office:value-type="string" office:string-value="RC0402JR-0747KL">
            <text:p>RC0402JR-0747KL</text:p>
          </table:table-cell>
          <table:table-cell table:number-columns-repeated="2"/>
          <table:table-cell table:formula="of:=IF(['SEEED OPL'.A385]&lt;&gt;&quot;&quot;;['SEEED OPL'.A385];&quot;&quot;)" office:value-type="float" office:value="320040009">
            <text:p>320040009</text:p>
          </table:table-cell>
          <table:table-cell table:formula="of:=IF(['SEEED OPL'.B385]&lt;&gt;&quot;&quot;;['SEEED OPL'.B385];&quot;&quot;)" office:value-type="string" office:string-value="PJ-393">
            <text:p>PJ-393</text:p>
          </table:table-cell>
          <table:table-cell table:formula="of:=IF(['SEEED OPL'.C385]&lt;&gt;&quot;&quot;;['SEEED OPL'.C385];&quot;&quot;)" office:value-type="string" office:string-value="SMD Audio Jack;3.5mm;4 Degree">
            <text:p>SMD Audio Jack;3.5mm;4 Degree</text:p>
          </table:table-cell>
          <table:table-cell table:formula="of:=IF([.H385]&lt;&gt;&quot;&quot;;VLOOKUP([.$H385]&amp;&quot; &quot;;['OOMLOUT-OOMP'.$H$3:.$H$829];1;0);&quot;&quot;)" office:value-type="float" office:value="0">
            <text:p>#N/A</text:p>
          </table:table-cell>
          <table:table-cell table:formula="of:=IF(ISNA([.K385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385]&lt;&gt;&quot;&quot;;['OOMLOUT-OOMP'.A385];&quot;&quot;)" office:value-type="string" office:string-value="RESE-0402-X-O474-67">
            <text:p>RESE-0402-X-O474-67</text:p>
          </table:table-cell>
          <table:table-cell table:formula="of:=IF(['OOMLOUT-OOMP'.B385]&lt;&gt;&quot;&quot;;['OOMLOUT-OOMP'.B385];&quot;&quot;)" office:value-type="string" office:string-value=" SMD (0402) 470k Ohm Resistor 1% ">
            <text:p><text:s/>SMD (0402) 470k Ohm Resistor 1% </text:p>
          </table:table-cell>
          <table:table-cell table:formula="of:=IF(['OOMLOUT-OOMP'.B385]&lt;&gt;&quot;&quot;;['OOMLOUT-OOMP'.H385];&quot;&quot;)" office:value-type="string" office:string-value="301010069 ">
            <text:p>301010069 </text:p>
          </table:table-cell>
          <table:table-cell table:formula="of:==IF([.A386]&lt;&gt;&quot;&quot;;VLOOKUP(VALUE([.C386]);['SEEED OPL'.$A$4:.$A$534];1;0);&quot;&quot;)" office:value-type="float" office:value="301010069">
            <text:p>301010069</text:p>
          </table:table-cell>
          <table:table-cell table:formula="of:=IF([.A386]&lt;&gt;&quot;&quot;;VLOOKUP(VALUE([.C386]);['SEEED OPL'.$A$4:.$B$534];2;0);&quot;&quot;)" office:value-type="string" office:string-value="RC0402FR-07470KL">
            <text:p>RC0402FR-07470KL</text:p>
          </table:table-cell>
          <table:table-cell table:number-columns-repeated="2"/>
          <table:table-cell table:formula="of:=IF(['SEEED OPL'.A386]&lt;&gt;&quot;&quot;;['SEEED OPL'.A386];&quot;&quot;)" office:value-type="float" office:value="304090061">
            <text:p>304090061</text:p>
          </table:table-cell>
          <table:table-cell table:formula="of:=IF(['SEEED OPL'.B386]&lt;&gt;&quot;&quot;;['SEEED OPL'.B386];&quot;&quot;)" office:value-type="string" office:string-value="EL-17-215/BHC-AN1P2/3T">
            <text:p>EL-17-215/BHC-AN1P2/3T</text:p>
          </table:table-cell>
          <table:table-cell table:formula="of:=IF(['SEEED OPL'.C386]&lt;&gt;&quot;&quot;;['SEEED OPL'.C386];&quot;&quot;)" office:value-type="string" office:string-value="SMD LED Clear-Blue">
            <text:p>SMD LED Clear-Blue</text:p>
          </table:table-cell>
          <table:table-cell table:formula="of:=IF([.H386]&lt;&gt;&quot;&quot;;VLOOKUP([.$H386]&amp;&quot; &quot;;['OOMLOUT-OOMP'.$H$3:.$H$829];1;0);&quot;&quot;)" office:value-type="float" office:value="0">
            <text:p>#N/A</text:p>
          </table:table-cell>
          <table:table-cell table:formula="of:=IF(ISNA([.K38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6]&lt;&gt;&quot;&quot;;['OOMLOUT-OOMP'.A386];&quot;&quot;)" office:value-type="string" office:string-value="RESE-0402-X-O499D-67">
            <text:p>RESE-0402-X-O499D-67</text:p>
          </table:table-cell>
          <table:table-cell table:formula="of:=IF(['OOMLOUT-OOMP'.B386]&lt;&gt;&quot;&quot;;['OOMLOUT-OOMP'.B386];&quot;&quot;)" office:value-type="string" office:string-value=" SMD (0402) 49.9 Ohm Resistor 1% ">
            <text:p><text:s/>SMD (0402) 49.9 Ohm Resistor 1% </text:p>
          </table:table-cell>
          <table:table-cell table:formula="of:=IF(['OOMLOUT-OOMP'.B386]&lt;&gt;&quot;&quot;;['OOMLOUT-OOMP'.H386];&quot;&quot;)" office:value-type="string" office:string-value="301010041 ">
            <text:p>301010041 </text:p>
          </table:table-cell>
          <table:table-cell table:formula="of:==IF([.A387]&lt;&gt;&quot;&quot;;VLOOKUP(VALUE([.C387]);['SEEED OPL'.$A$4:.$A$534];1;0);&quot;&quot;)" office:value-type="float" office:value="301010041">
            <text:p>301010041</text:p>
          </table:table-cell>
          <table:table-cell table:formula="of:=IF([.A387]&lt;&gt;&quot;&quot;;VLOOKUP(VALUE([.C387]);['SEEED OPL'.$A$4:.$B$534];2;0);&quot;&quot;)" office:value-type="string" office:string-value="RC0402FR-0749R9L">
            <text:p>RC0402FR-0749R9L</text:p>
          </table:table-cell>
          <table:table-cell table:number-columns-repeated="2"/>
          <table:table-cell table:formula="of:=IF(['SEEED OPL'.A387]&lt;&gt;&quot;&quot;;['SEEED OPL'.A387];&quot;&quot;)" office:value-type="float" office:value="301010291">
            <text:p>301010291</text:p>
          </table:table-cell>
          <table:table-cell table:formula="of:=IF(['SEEED OPL'.B387]&lt;&gt;&quot;&quot;;['SEEED OPL'.B387];&quot;&quot;)" office:value-type="string" office:string-value="RC0603JR-071KL">
            <text:p>RC0603JR-071KL</text:p>
          </table:table-cell>
          <table:table-cell table:formula="of:=IF(['SEEED OPL'.C387]&lt;&gt;&quot;&quot;;['SEEED OPL'.C387];&quot;&quot;)" office:value-type="string" office:string-value="SMD RES 1K-5%-1/10W">
            <text:p>SMD RES 1K-5%-1/10W</text:p>
          </table:table-cell>
          <table:table-cell table:formula="of:=IF([.H387]&lt;&gt;&quot;&quot;;VLOOKUP([.$H387]&amp;&quot; &quot;;['OOMLOUT-OOMP'.$H$3:.$H$829];1;0);&quot;&quot;)" office:value-type="string" office:string-value="301010291 ">
            <text:p>301010291 </text:p>
          </table:table-cell>
          <table:table-cell table:formula="of:=IF(ISNA([.K38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7]&lt;&gt;&quot;&quot;;['OOMLOUT-OOMP'.A387];&quot;&quot;)" office:value-type="string" office:string-value="RESE-0402-X-O914-01">
            <text:p>RESE-0402-X-O914-01</text:p>
          </table:table-cell>
          <table:table-cell table:formula="of:=IF(['OOMLOUT-OOMP'.B387]&lt;&gt;&quot;&quot;;['OOMLOUT-OOMP'.B387];&quot;&quot;)" office:value-type="string" office:string-value=" SMD (0402) 910k Ohm Resistor ">
            <text:p><text:s/>SMD (0402) 910k Ohm Resistor </text:p>
          </table:table-cell>
          <table:table-cell table:formula="of:=IF(['OOMLOUT-OOMP'.B387]&lt;&gt;&quot;&quot;;['OOMLOUT-OOMP'.H387];&quot;&quot;)" office:value-type="string" office:string-value="301010435 ">
            <text:p>301010435 </text:p>
          </table:table-cell>
          <table:table-cell table:formula="of:==IF([.A388]&lt;&gt;&quot;&quot;;VLOOKUP(VALUE([.C388]);['SEEED OPL'.$A$4:.$A$534];1;0);&quot;&quot;)" office:value-type="float" office:value="301010435">
            <text:p>301010435</text:p>
          </table:table-cell>
          <table:table-cell table:formula="of:=IF([.A388]&lt;&gt;&quot;&quot;;VLOOKUP(VALUE([.C388]);['SEEED OPL'.$A$4:.$B$534];2;0);&quot;&quot;)" office:value-type="string" office:string-value="RC0402JR-07910KR">
            <text:p>RC0402JR-07910KR</text:p>
          </table:table-cell>
          <table:table-cell table:number-columns-repeated="2"/>
          <table:table-cell table:formula="of:=IF(['SEEED OPL'.A388]&lt;&gt;&quot;&quot;;['SEEED OPL'.A388];&quot;&quot;)" office:value-type="float" office:value="301010293">
            <text:p>301010293</text:p>
          </table:table-cell>
          <table:table-cell table:formula="of:=IF(['SEEED OPL'.B388]&lt;&gt;&quot;&quot;;['SEEED OPL'.B388];&quot;&quot;)" office:value-type="string" office:string-value="RC0603JR-0710KL">
            <text:p>RC0603JR-0710KL</text:p>
          </table:table-cell>
          <table:table-cell table:formula="of:=IF(['SEEED OPL'.C388]&lt;&gt;&quot;&quot;;['SEEED OPL'.C388];&quot;&quot;)" office:value-type="string" office:string-value="SMD RES 10K-5%-1/10W">
            <text:p>SMD RES 10K-5%-1/10W</text:p>
          </table:table-cell>
          <table:table-cell table:formula="of:=IF([.H388]&lt;&gt;&quot;&quot;;VLOOKUP([.$H388]&amp;&quot; &quot;;['OOMLOUT-OOMP'.$H$3:.$H$829];1;0);&quot;&quot;)" office:value-type="string" office:string-value="301010293 ">
            <text:p>301010293 </text:p>
          </table:table-cell>
          <table:table-cell table:formula="of:=IF(ISNA([.K388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8]&lt;&gt;&quot;&quot;;['OOMLOUT-OOMP'.A388];&quot;&quot;)" office:value-type="string" office:string-value="RESE-0603-X-O000-01">
            <text:p>RESE-0603-X-O000-01</text:p>
          </table:table-cell>
          <table:table-cell table:formula="of:=IF(['OOMLOUT-OOMP'.B388]&lt;&gt;&quot;&quot;;['OOMLOUT-OOMP'.B388];&quot;&quot;)" office:value-type="string" office:string-value="SMD (0603) 0 Ohm Resistor">
            <text:p>SMD (0603) 0 Ohm Resistor</text:p>
          </table:table-cell>
          <table:table-cell table:formula="of:=IF(['OOMLOUT-OOMP'.B388]&lt;&gt;&quot;&quot;;['OOMLOUT-OOMP'.H388];&quot;&quot;)" office:value-type="string" office:string-value="301010292 ">
            <text:p>301010292 </text:p>
          </table:table-cell>
          <table:table-cell table:formula="of:==IF([.A389]&lt;&gt;&quot;&quot;;VLOOKUP(VALUE([.C389]);['SEEED OPL'.$A$4:.$A$534];1;0);&quot;&quot;)" office:value-type="float" office:value="301010292">
            <text:p>301010292</text:p>
          </table:table-cell>
          <table:table-cell table:formula="of:=IF([.A389]&lt;&gt;&quot;&quot;;VLOOKUP(VALUE([.C389]);['SEEED OPL'.$A$4:.$B$534];2;0);&quot;&quot;)" office:value-type="string" office:string-value="RC0603JR-070RL">
            <text:p>RC0603JR-070RL</text:p>
          </table:table-cell>
          <table:table-cell table:number-columns-repeated="2"/>
          <table:table-cell table:formula="of:=IF(['SEEED OPL'.A389]&lt;&gt;&quot;&quot;;['SEEED OPL'.A389];&quot;&quot;)" office:value-type="float" office:value="301010089">
            <text:p>301010089</text:p>
          </table:table-cell>
          <table:table-cell table:formula="of:=IF(['SEEED OPL'.B389]&lt;&gt;&quot;&quot;;['SEEED OPL'.B389];&quot;&quot;)" office:value-type="string" office:string-value="RC0603JR-07100KL">
            <text:p>RC0603JR-07100KL</text:p>
          </table:table-cell>
          <table:table-cell table:formula="of:=IF(['SEEED OPL'.C389]&lt;&gt;&quot;&quot;;['SEEED OPL'.C389];&quot;&quot;)" office:value-type="string" office:string-value="SMD RES 100K-5%-1/10W">
            <text:p>SMD RES 100K-5%-1/10W</text:p>
          </table:table-cell>
          <table:table-cell table:formula="of:=IF([.H389]&lt;&gt;&quot;&quot;;VLOOKUP([.$H389]&amp;&quot; &quot;;['OOMLOUT-OOMP'.$H$3:.$H$829];1;0);&quot;&quot;)" office:value-type="string" office:string-value="301010089 ">
            <text:p>301010089 </text:p>
          </table:table-cell>
          <table:table-cell table:formula="of:=IF(ISNA([.K38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9]&lt;&gt;&quot;&quot;;['OOMLOUT-OOMP'.A389];&quot;&quot;)" office:value-type="string" office:string-value="RESE-0603-X-O036D-01">
            <text:p>RESE-0603-X-O036D-01</text:p>
          </table:table-cell>
          <table:table-cell table:formula="of:=IF(['OOMLOUT-OOMP'.B389]&lt;&gt;&quot;&quot;;['OOMLOUT-OOMP'.B389];&quot;&quot;)" office:value-type="string" office:string-value=" SMD (0603) 3.6 Ohm Resistor ">
            <text:p><text:s/>SMD (0603) 3.6 Ohm Resistor </text:p>
          </table:table-cell>
          <table:table-cell table:formula="of:=IF(['OOMLOUT-OOMP'.B389]&lt;&gt;&quot;&quot;;['OOMLOUT-OOMP'.H389];&quot;&quot;)" office:value-type="string" office:string-value="301010140 ">
            <text:p>301010140 </text:p>
          </table:table-cell>
          <table:table-cell table:formula="of:==IF([.A390]&lt;&gt;&quot;&quot;;VLOOKUP(VALUE([.C390]);['SEEED OPL'.$A$4:.$A$534];1;0);&quot;&quot;)" office:value-type="float" office:value="301010140">
            <text:p>301010140</text:p>
          </table:table-cell>
          <table:table-cell table:formula="of:=IF([.A390]&lt;&gt;&quot;&quot;;VLOOKUP(VALUE([.C390]);['SEEED OPL'.$A$4:.$B$534];2;0);&quot;&quot;)" office:value-type="string" office:string-value="RC0603JR-073R6L">
            <text:p>RC0603JR-073R6L</text:p>
          </table:table-cell>
          <table:table-cell table:number-columns-repeated="2"/>
          <table:table-cell table:formula="of:=IF(['SEEED OPL'.A390]&lt;&gt;&quot;&quot;;['SEEED OPL'.A390];&quot;&quot;)" office:value-type="float" office:value="302010286">
            <text:p>302010286</text:p>
          </table:table-cell>
          <table:table-cell table:formula="of:=IF(['SEEED OPL'.B390]&lt;&gt;&quot;&quot;;['SEEED OPL'.B390];&quot;&quot;)" office:value-type="string" office:string-value="CC0603MRX5R5BB106">
            <text:p>CC0603MRX5R5BB106</text:p>
          </table:table-cell>
          <table:table-cell table:formula="of:=IF(['SEEED OPL'.C390]&lt;&gt;&quot;&quot;;['SEEED OPL'.C390];&quot;&quot;)" office:value-type="string" office:string-value="SMD CAP Ceramic 10uF-6.3V-20%-X5R">
            <text:p>SMD CAP Ceramic 10uF-6.3V-20%-X5R</text:p>
          </table:table-cell>
          <table:table-cell table:formula="of:=IF([.H390]&lt;&gt;&quot;&quot;;VLOOKUP([.$H390]&amp;&quot; &quot;;['OOMLOUT-OOMP'.$H$3:.$H$829];1;0);&quot;&quot;)" office:value-type="string" office:string-value="302010286 ">
            <text:p>302010286 </text:p>
          </table:table-cell>
          <table:table-cell table:formula="of:=IF(ISNA([.K390]);1;&quot;&quot;)">
            <text:p/>
          </table:table-cell>
          <table:table-cell/>
        </table:table-row>
        <table:table-row table:style-name="ro1">
          <table:table-cell table:formula="of:=IF(['OOMLOUT-OOMP'.A390]&lt;&gt;&quot;&quot;;['OOMLOUT-OOMP'.A390];&quot;&quot;)" office:value-type="string" office:string-value="RESE-0603-X-O100-01">
            <text:p>RESE-0603-X-O100-01</text:p>
          </table:table-cell>
          <table:table-cell table:formula="of:=IF(['OOMLOUT-OOMP'.B390]&lt;&gt;&quot;&quot;;['OOMLOUT-OOMP'.B390];&quot;&quot;)" office:value-type="string" office:string-value="SMD (0603) 10 Ohm Resistor">
            <text:p>SMD (0603) 10 Ohm Resistor</text:p>
          </table:table-cell>
          <table:table-cell table:formula="of:=IF(['OOMLOUT-OOMP'.B390]&lt;&gt;&quot;&quot;;['OOMLOUT-OOMP'.H390];&quot;&quot;)" office:value-type="string" office:string-value="301010096 ">
            <text:p>301010096 </text:p>
          </table:table-cell>
          <table:table-cell table:formula="of:==IF([.A391]&lt;&gt;&quot;&quot;;VLOOKUP(VALUE([.C391]);['SEEED OPL'.$A$4:.$A$534];1;0);&quot;&quot;)" office:value-type="float" office:value="301010096">
            <text:p>301010096</text:p>
          </table:table-cell>
          <table:table-cell table:formula="of:=IF([.A391]&lt;&gt;&quot;&quot;;VLOOKUP(VALUE([.C391]);['SEEED OPL'.$A$4:.$B$534];2;0);&quot;&quot;)" office:value-type="string" office:string-value="RC0603JR-0710RL">
            <text:p>RC0603JR-0710RL</text:p>
          </table:table-cell>
          <table:table-cell table:number-columns-repeated="2"/>
          <table:table-cell table:formula="of:=IF(['SEEED OPL'.A391]&lt;&gt;&quot;&quot;;['SEEED OPL'.A391];&quot;&quot;)" office:value-type="float" office:value="301030014">
            <text:p>301030014</text:p>
          </table:table-cell>
          <table:table-cell table:formula="of:=IF(['SEEED OPL'.B391]&lt;&gt;&quot;&quot;;['SEEED OPL'.B391];&quot;&quot;)" office:value-type="string" office:string-value="YC324-JK-0722RL">
            <text:p>YC324-JK-0722RL</text:p>
          </table:table-cell>
          <table:table-cell table:formula="of:=IF(['SEEED OPL'.C391]&lt;&gt;&quot;&quot;;['SEEED OPL'.C391];&quot;&quot;)" office:value-type="string" office:string-value="SMD RES Array 22R-4R">
            <text:p>SMD RES Array 22R-4R</text:p>
          </table:table-cell>
          <table:table-cell table:formula="of:=IF([.H391]&lt;&gt;&quot;&quot;;VLOOKUP([.$H391]&amp;&quot; &quot;;['OOMLOUT-OOMP'.$H$3:.$H$829];1;0);&quot;&quot;)" office:value-type="string" office:string-value="301030014 ">
            <text:p>301030014 </text:p>
          </table:table-cell>
          <table:table-cell table:formula="of:=IF(ISNA([.K391]);1;&quot;&quot;)">
            <text:p/>
          </table:table-cell>
          <table:table-cell/>
        </table:table-row>
        <table:table-row table:style-name="ro1">
          <table:table-cell table:formula="of:=IF(['OOMLOUT-OOMP'.A391]&lt;&gt;&quot;&quot;;['OOMLOUT-OOMP'.A391];&quot;&quot;)" office:value-type="string" office:string-value="RESE-0603-X-O100-67">
            <text:p>RESE-0603-X-O100-67</text:p>
          </table:table-cell>
          <table:table-cell table:formula="of:=IF(['OOMLOUT-OOMP'.B391]&lt;&gt;&quot;&quot;;['OOMLOUT-OOMP'.B391];&quot;&quot;)" office:value-type="string" office:string-value="SMD (0603) 10 Ohm Resistor 1%">
            <text:p>SMD (0603) 10 Ohm Resistor 1%</text:p>
          </table:table-cell>
          <table:table-cell table:formula="of:=IF(['OOMLOUT-OOMP'.B391]&lt;&gt;&quot;&quot;;['OOMLOUT-OOMP'.H391];&quot;&quot;)" office:value-type="string" office:string-value="301010185 ">
            <text:p>301010185 </text:p>
          </table:table-cell>
          <table:table-cell table:formula="of:==IF([.A392]&lt;&gt;&quot;&quot;;VLOOKUP(VALUE([.C392]);['SEEED OPL'.$A$4:.$A$534];1;0);&quot;&quot;)" office:value-type="float" office:value="301010185">
            <text:p>301010185</text:p>
          </table:table-cell>
          <table:table-cell table:formula="of:=IF([.A392]&lt;&gt;&quot;&quot;;VLOOKUP(VALUE([.C392]);['SEEED OPL'.$A$4:.$B$534];2;0);&quot;&quot;)" office:value-type="string" office:string-value="RC0603FR-0710RL">
            <text:p>RC0603FR-0710RL</text:p>
          </table:table-cell>
          <table:table-cell table:number-columns-repeated="2"/>
          <table:table-cell table:formula="of:=IF(['SEEED OPL'.A392]&lt;&gt;&quot;&quot;;['SEEED OPL'.A392];&quot;&quot;)" office:value-type="float" office:value="301040007">
            <text:p>301040007</text:p>
          </table:table-cell>
          <table:table-cell table:formula="of:=IF(['SEEED OPL'.B392]&lt;&gt;&quot;&quot;;['SEEED OPL'.B392];&quot;&quot;)" office:value-type="string" office:string-value="3386U-103">
            <text:p>3386U-103</text:p>
          </table:table-cell>
          <table:table-cell table:formula="of:=IF(['SEEED OPL'.C392]&lt;&gt;&quot;&quot;;['SEEED OPL'.C392];&quot;&quot;)" office:value-type="string" office:string-value="DIP VR Top Adj 10k">
            <text:p>DIP VR Top Adj 10k</text:p>
          </table:table-cell>
          <table:table-cell table:formula="of:=IF([.H392]&lt;&gt;&quot;&quot;;VLOOKUP([.$H392]&amp;&quot; &quot;;['OOMLOUT-OOMP'.$H$3:.$H$829];1;0);&quot;&quot;)" office:value-type="float" office:value="0">
            <text:p>#N/A</text:p>
          </table:table-cell>
          <table:table-cell table:formula="of:=IF(ISNA([.K39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2]&lt;&gt;&quot;&quot;;['OOMLOUT-OOMP'.A392];&quot;&quot;)" office:value-type="string" office:string-value="RESE-0603-X-O101-01">
            <text:p>RESE-0603-X-O101-01</text:p>
          </table:table-cell>
          <table:table-cell table:formula="of:=IF(['OOMLOUT-OOMP'.B392]&lt;&gt;&quot;&quot;;['OOMLOUT-OOMP'.B392];&quot;&quot;)" office:value-type="string" office:string-value=" SMD (0603) 100 Ohm Resistor ">
            <text:p><text:s/>SMD (0603) 100 Ohm Resistor </text:p>
          </table:table-cell>
          <table:table-cell table:formula="of:=IF(['OOMLOUT-OOMP'.B392]&lt;&gt;&quot;&quot;;['OOMLOUT-OOMP'.H392];&quot;&quot;)" office:value-type="string" office:string-value="301010090 ">
            <text:p>301010090 </text:p>
          </table:table-cell>
          <table:table-cell table:formula="of:==IF([.A393]&lt;&gt;&quot;&quot;;VLOOKUP(VALUE([.C393]);['SEEED OPL'.$A$4:.$A$534];1;0);&quot;&quot;)" office:value-type="float" office:value="301010090">
            <text:p>301010090</text:p>
          </table:table-cell>
          <table:table-cell table:formula="of:=IF([.A393]&lt;&gt;&quot;&quot;;VLOOKUP(VALUE([.C393]);['SEEED OPL'.$A$4:.$B$534];2;0);&quot;&quot;)" office:value-type="string" office:string-value="RC0603JR-07100RL">
            <text:p>RC0603JR-07100RL</text:p>
          </table:table-cell>
          <table:table-cell table:number-columns-repeated="2"/>
          <table:table-cell table:formula="of:=IF(['SEEED OPL'.A393]&lt;&gt;&quot;&quot;;['SEEED OPL'.A393];&quot;&quot;)" office:value-type="float" office:value="305030075">
            <text:p>305030075</text:p>
          </table:table-cell>
          <table:table-cell table:formula="of:=IF(['SEEED OPL'.B393]&lt;&gt;&quot;&quot;;['SEEED OPL'.B393];&quot;&quot;)" office:value-type="string" office:string-value="SSM3J328R,LF">
            <text:p>SSM3J328R,LF</text:p>
          </table:table-cell>
          <table:table-cell table:formula="of:=IF(['SEEED OPL'.C393]&lt;&gt;&quot;&quot;;['SEEED OPL'.C393];&quot;&quot;)" office:value-type="string" office:string-value="SMD MOSFET P-CH 20V 6A">
            <text:p>SMD MOSFET P-CH 20V 6A</text:p>
          </table:table-cell>
          <table:table-cell table:formula="of:=IF([.H393]&lt;&gt;&quot;&quot;;VLOOKUP([.$H393]&amp;&quot; &quot;;['OOMLOUT-OOMP'.$H$3:.$H$829];1;0);&quot;&quot;)" office:value-type="string" office:string-value="305030075 ">
            <text:p>305030075 </text:p>
          </table:table-cell>
          <table:table-cell table:formula="of:=IF(ISNA([.K393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3]&lt;&gt;&quot;&quot;;['OOMLOUT-OOMP'.A393];&quot;&quot;)" office:value-type="string" office:string-value="RESE-0603-X-O102-01">
            <text:p>RESE-0603-X-O102-01</text:p>
          </table:table-cell>
          <table:table-cell table:formula="of:=IF(['OOMLOUT-OOMP'.B393]&lt;&gt;&quot;&quot;;['OOMLOUT-OOMP'.B393];&quot;&quot;)" office:value-type="string" office:string-value=" SMD (0603) 1k Ohm Resistor ">
            <text:p><text:s/>SMD (0603) 1k Ohm Resistor </text:p>
          </table:table-cell>
          <table:table-cell table:formula="of:=IF(['OOMLOUT-OOMP'.B393]&lt;&gt;&quot;&quot;;['OOMLOUT-OOMP'.H393];&quot;&quot;)" office:value-type="string" office:string-value="301010291 ">
            <text:p>301010291 </text:p>
          </table:table-cell>
          <table:table-cell table:formula="of:==IF([.A394]&lt;&gt;&quot;&quot;;VLOOKUP(VALUE([.C394]);['SEEED OPL'.$A$4:.$A$534];1;0);&quot;&quot;)" office:value-type="float" office:value="301010291">
            <text:p>301010291</text:p>
          </table:table-cell>
          <table:table-cell table:formula="of:=IF([.A394]&lt;&gt;&quot;&quot;;VLOOKUP(VALUE([.C394]);['SEEED OPL'.$A$4:.$B$534];2;0);&quot;&quot;)" office:value-type="string" office:string-value="RC0603JR-071KL">
            <text:p>RC0603JR-071KL</text:p>
          </table:table-cell>
          <table:table-cell table:number-columns-repeated="2"/>
          <table:table-cell table:formula="of:=IF(['SEEED OPL'.A394]&lt;&gt;&quot;&quot;;['SEEED OPL'.A394];&quot;&quot;)" office:value-type="float" office:value="307010040">
            <text:p>307010040</text:p>
          </table:table-cell>
          <table:table-cell table:formula="of:=IF(['SEEED OPL'.B394]&lt;&gt;&quot;&quot;;['SEEED OPL'.B394];&quot;&quot;)" office:value-type="string" office:string-value="MF-MSMF050-2">
            <text:p>MF-MSMF050-2</text:p>
          </table:table-cell>
          <table:table-cell table:formula="of:=IF(['SEEED OPL'.C394]&lt;&gt;&quot;&quot;;['SEEED OPL'.C394];&quot;&quot;)" office:value-type="string" office:string-value="SMD PPTC 500mA-15V">
            <text:p>SMD PPTC 500mA-15V</text:p>
          </table:table-cell>
          <table:table-cell table:formula="of:=IF([.H394]&lt;&gt;&quot;&quot;;VLOOKUP([.$H394]&amp;&quot; &quot;;['OOMLOUT-OOMP'.$H$3:.$H$829];1;0);&quot;&quot;)" office:value-type="string" office:string-value="307010040 ">
            <text:p>307010040 </text:p>
          </table:table-cell>
          <table:table-cell table:formula="of:=IF(ISNA([.K394]);1;&quot;&quot;)">
            <text:p/>
          </table:table-cell>
          <table:table-cell/>
        </table:table-row>
        <table:table-row table:style-name="ro1">
          <table:table-cell table:formula="of:=IF(['OOMLOUT-OOMP'.A394]&lt;&gt;&quot;&quot;;['OOMLOUT-OOMP'.A394];&quot;&quot;)" office:value-type="string" office:string-value="RESE-0603-X-O102-67">
            <text:p>RESE-0603-X-O102-67</text:p>
          </table:table-cell>
          <table:table-cell table:formula="of:=IF(['OOMLOUT-OOMP'.B394]&lt;&gt;&quot;&quot;;['OOMLOUT-OOMP'.B394];&quot;&quot;)" office:value-type="string" office:string-value="SMD (0603) 1k Ohm Resistor 1%">
            <text:p>SMD (0603) 1k Ohm Resistor 1%</text:p>
          </table:table-cell>
          <table:table-cell table:formula="of:=IF(['OOMLOUT-OOMP'.B394]&lt;&gt;&quot;&quot;;['OOMLOUT-OOMP'.H394];&quot;&quot;)" office:value-type="string" office:string-value="301010298 ">
            <text:p>301010298 </text:p>
          </table:table-cell>
          <table:table-cell table:formula="of:==IF([.A395]&lt;&gt;&quot;&quot;;VLOOKUP(VALUE([.C395]);['SEEED OPL'.$A$4:.$A$534];1;0);&quot;&quot;)" office:value-type="float" office:value="301010298">
            <text:p>301010298</text:p>
          </table:table-cell>
          <table:table-cell table:formula="of:=IF([.A395]&lt;&gt;&quot;&quot;;VLOOKUP(VALUE([.C395]);['SEEED OPL'.$A$4:.$B$534];2;0);&quot;&quot;)" office:value-type="string" office:string-value="RC0603FR-071KL">
            <text:p>RC0603FR-071KL</text:p>
          </table:table-cell>
          <table:table-cell table:number-columns-repeated="2"/>
          <table:table-cell table:formula="of:=IF(['SEEED OPL'.A395]&lt;&gt;&quot;&quot;;['SEEED OPL'.A395];&quot;&quot;)" office:value-type="float" office:value="310030033">
            <text:p>310030033</text:p>
          </table:table-cell>
          <table:table-cell table:formula="of:=IF(['SEEED OPL'.B395]&lt;&gt;&quot;&quot;;['SEEED OPL'.B395];&quot;&quot;)" office:value-type="string" office:string-value="LP2985-33DBVR">
            <text:p>LP2985-33DBVR</text:p>
          </table:table-cell>
          <table:table-cell table:formula="of:=IF(['SEEED OPL'.C395]&lt;&gt;&quot;&quot;;['SEEED OPL'.C395];&quot;&quot;)" office:value-type="string" office:string-value="SMD IC PMIC;Vin 2.2V-16V;Vout 3.3V;Iout 150mA;With-EN">
            <text:p>SMD IC PMIC;Vin 2.2V-16V;Vout 3.3V;Iout 150mA;With-EN</text:p>
          </table:table-cell>
          <table:table-cell table:formula="of:=IF([.H395]&lt;&gt;&quot;&quot;;VLOOKUP([.$H395]&amp;&quot; &quot;;['OOMLOUT-OOMP'.$H$3:.$H$829];1;0);&quot;&quot;)" office:value-type="float" office:value="0">
            <text:p>#N/A</text:p>
          </table:table-cell>
          <table:table-cell table:formula="of:=IF(ISNA([.K395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5]&lt;&gt;&quot;&quot;;['OOMLOUT-OOMP'.A395];&quot;&quot;)" office:value-type="string" office:string-value="RESE-0603-X-O103-01">
            <text:p>RESE-0603-X-O103-01</text:p>
          </table:table-cell>
          <table:table-cell table:formula="of:=IF(['OOMLOUT-OOMP'.B395]&lt;&gt;&quot;&quot;;['OOMLOUT-OOMP'.B395];&quot;&quot;)" office:value-type="string" office:string-value=" SMD (0603) 10k Ohm Resistor ">
            <text:p><text:s/>SMD (0603) 10k Ohm Resistor </text:p>
          </table:table-cell>
          <table:table-cell table:formula="of:=IF(['OOMLOUT-OOMP'.B395]&lt;&gt;&quot;&quot;;['OOMLOUT-OOMP'.H395];&quot;&quot;)" office:value-type="string" office:string-value="301010293 ">
            <text:p>301010293 </text:p>
          </table:table-cell>
          <table:table-cell table:formula="of:==IF([.A396]&lt;&gt;&quot;&quot;;VLOOKUP(VALUE([.C396]);['SEEED OPL'.$A$4:.$A$534];1;0);&quot;&quot;)" office:value-type="float" office:value="301010293">
            <text:p>301010293</text:p>
          </table:table-cell>
          <table:table-cell table:formula="of:=IF([.A396]&lt;&gt;&quot;&quot;;VLOOKUP(VALUE([.C396]);['SEEED OPL'.$A$4:.$B$534];2;0);&quot;&quot;)" office:value-type="string" office:string-value="RC0603JR-0710KL">
            <text:p>RC0603JR-0710KL</text:p>
          </table:table-cell>
          <table:table-cell table:number-columns-repeated="2"/>
          <table:table-cell table:formula="of:=IF(['SEEED OPL'.A396]&lt;&gt;&quot;&quot;;['SEEED OPL'.A396];&quot;&quot;)" office:value-type="float" office:value="302010242">
            <text:p>302010242</text:p>
          </table:table-cell>
          <table:table-cell table:formula="of:=IF(['SEEED OPL'.B396]&lt;&gt;&quot;&quot;;['SEEED OPL'.B396];&quot;&quot;)" office:value-type="string" office:string-value="CC0402KRX7R9BB223">
            <text:p>CC0402KRX7R9BB223</text:p>
          </table:table-cell>
          <table:table-cell table:formula="of:=IF(['SEEED OPL'.C396]&lt;&gt;&quot;&quot;;['SEEED OPL'.C396];&quot;&quot;)" office:value-type="string" office:string-value="SMD CAP Ceramic 22nF-50V-10%-X7R">
            <text:p>SMD CAP Ceramic 22nF-50V-10%-X7R</text:p>
          </table:table-cell>
          <table:table-cell table:formula="of:=IF([.H396]&lt;&gt;&quot;&quot;;VLOOKUP([.$H396]&amp;&quot; &quot;;['OOMLOUT-OOMP'.$H$3:.$H$829];1;0);&quot;&quot;)" office:value-type="string" office:string-value="302010242 ">
            <text:p>302010242 </text:p>
          </table:table-cell>
          <table:table-cell table:formula="of:=IF(ISNA([.K396]);1;&quot;&quot;)">
            <text:p/>
          </table:table-cell>
          <table:table-cell/>
        </table:table-row>
        <table:table-row table:style-name="ro1">
          <table:table-cell table:formula="of:=IF(['OOMLOUT-OOMP'.A396]&lt;&gt;&quot;&quot;;['OOMLOUT-OOMP'.A396];&quot;&quot;)" office:value-type="string" office:string-value="RESE-0603-X-O103-67">
            <text:p>RESE-0603-X-O103-67</text:p>
          </table:table-cell>
          <table:table-cell table:formula="of:=IF(['OOMLOUT-OOMP'.B396]&lt;&gt;&quot;&quot;;['OOMLOUT-OOMP'.B396];&quot;&quot;)" office:value-type="string" office:string-value="SMD (0603) 10k Ohm Resistor 1%">
            <text:p>SMD (0603) 10k Ohm Resistor 1%</text:p>
          </table:table-cell>
          <table:table-cell table:formula="of:=IF(['OOMLOUT-OOMP'.B396]&lt;&gt;&quot;&quot;;['OOMLOUT-OOMP'.H396];&quot;&quot;)" office:value-type="string" office:string-value="301010299 ">
            <text:p>301010299 </text:p>
          </table:table-cell>
          <table:table-cell table:formula="of:==IF([.A397]&lt;&gt;&quot;&quot;;VLOOKUP(VALUE([.C397]);['SEEED OPL'.$A$4:.$A$534];1;0);&quot;&quot;)" office:value-type="float" office:value="301010299">
            <text:p>301010299</text:p>
          </table:table-cell>
          <table:table-cell table:formula="of:=IF([.A397]&lt;&gt;&quot;&quot;;VLOOKUP(VALUE([.C397]);['SEEED OPL'.$A$4:.$B$534];2;0);&quot;&quot;)" office:value-type="string" office:string-value="RC0603FR-0710KL">
            <text:p>RC0603FR-0710KL</text:p>
          </table:table-cell>
          <table:table-cell table:number-columns-repeated="2"/>
          <table:table-cell table:formula="of:=IF(['SEEED OPL'.A397]&lt;&gt;&quot;&quot;;['SEEED OPL'.A397];&quot;&quot;)" office:value-type="float" office:value="301010033">
            <text:p>301010033</text:p>
          </table:table-cell>
          <table:table-cell table:formula="of:=IF(['SEEED OPL'.B397]&lt;&gt;&quot;&quot;;['SEEED OPL'.B397];&quot;&quot;)" office:value-type="string" office:string-value="RC0402JR-07100KL">
            <text:p>RC0402JR-07100KL</text:p>
          </table:table-cell>
          <table:table-cell table:formula="of:=IF(['SEEED OPL'.C397]&lt;&gt;&quot;&quot;;['SEEED OPL'.C397];&quot;&quot;)" office:value-type="string" office:string-value="SMD RES 100K-5%-1/16W">
            <text:p>SMD RES 100K-5%-1/16W</text:p>
          </table:table-cell>
          <table:table-cell table:formula="of:=IF([.H397]&lt;&gt;&quot;&quot;;VLOOKUP([.$H397]&amp;&quot; &quot;;['OOMLOUT-OOMP'.$H$3:.$H$829];1;0);&quot;&quot;)" office:value-type="string" office:string-value="301010033 ">
            <text:p>301010033 </text:p>
          </table:table-cell>
          <table:table-cell table:formula="of:=IF(ISNA([.K39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7]&lt;&gt;&quot;&quot;;['OOMLOUT-OOMP'.A397];&quot;&quot;)" office:value-type="string" office:string-value="RESE-0603-X-O104-01">
            <text:p>RESE-0603-X-O104-01</text:p>
          </table:table-cell>
          <table:table-cell table:formula="of:=IF(['OOMLOUT-OOMP'.B397]&lt;&gt;&quot;&quot;;['OOMLOUT-OOMP'.B397];&quot;&quot;)" office:value-type="string" office:string-value=" SMD (0603) 100k Ohm Resistor ">
            <text:p><text:s/>SMD (0603) 100k Ohm Resistor </text:p>
          </table:table-cell>
          <table:table-cell table:formula="of:=IF(['OOMLOUT-OOMP'.B397]&lt;&gt;&quot;&quot;;['OOMLOUT-OOMP'.H397];&quot;&quot;)" office:value-type="string" office:string-value="301010089 ">
            <text:p>301010089 </text:p>
          </table:table-cell>
          <table:table-cell table:formula="of:==IF([.A398]&lt;&gt;&quot;&quot;;VLOOKUP(VALUE([.C398]);['SEEED OPL'.$A$4:.$A$534];1;0);&quot;&quot;)" office:value-type="float" office:value="301010089">
            <text:p>301010089</text:p>
          </table:table-cell>
          <table:table-cell table:formula="of:=IF([.A398]&lt;&gt;&quot;&quot;;VLOOKUP(VALUE([.C398]);['SEEED OPL'.$A$4:.$B$534];2;0);&quot;&quot;)" office:value-type="string" office:string-value="RC0603JR-07100KL">
            <text:p>RC0603JR-07100KL</text:p>
          </table:table-cell>
          <table:table-cell table:number-columns-repeated="2"/>
          <table:table-cell table:formula="of:=IF(['SEEED OPL'.A398]&lt;&gt;&quot;&quot;;['SEEED OPL'.A398];&quot;&quot;)" office:value-type="float" office:value="301010435">
            <text:p>301010435</text:p>
          </table:table-cell>
          <table:table-cell table:formula="of:=IF(['SEEED OPL'.B398]&lt;&gt;&quot;&quot;;['SEEED OPL'.B398];&quot;&quot;)" office:value-type="string" office:string-value="RC0402JR-07910KR">
            <text:p>RC0402JR-07910KR</text:p>
          </table:table-cell>
          <table:table-cell table:formula="of:=IF(['SEEED OPL'.C398]&lt;&gt;&quot;&quot;;['SEEED OPL'.C398];&quot;&quot;)" office:value-type="string" office:string-value="SMD RES 910K-5%-1/16W">
            <text:p>SMD RES 910K-5%-1/16W</text:p>
          </table:table-cell>
          <table:table-cell table:formula="of:=IF([.H398]&lt;&gt;&quot;&quot;;VLOOKUP([.$H398]&amp;&quot; &quot;;['OOMLOUT-OOMP'.$H$3:.$H$829];1;0);&quot;&quot;)" office:value-type="string" office:string-value="301010435 ">
            <text:p>301010435 </text:p>
          </table:table-cell>
          <table:table-cell table:formula="of:=IF(ISNA([.K398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8]&lt;&gt;&quot;&quot;;['OOMLOUT-OOMP'.A398];&quot;&quot;)" office:value-type="string" office:string-value="RESE-0603-X-O104-67">
            <text:p>RESE-0603-X-O104-67</text:p>
          </table:table-cell>
          <table:table-cell table:formula="of:=IF(['OOMLOUT-OOMP'.B398]&lt;&gt;&quot;&quot;;['OOMLOUT-OOMP'.B398];&quot;&quot;)" office:value-type="string" office:string-value="SMD (0603) 100k Ohm Resistor 1%">
            <text:p>SMD (0603) 100k Ohm Resistor 1%</text:p>
          </table:table-cell>
          <table:table-cell table:formula="of:=IF(['OOMLOUT-OOMP'.B398]&lt;&gt;&quot;&quot;;['OOMLOUT-OOMP'.H398];&quot;&quot;)" office:value-type="string" office:string-value="301010196 ">
            <text:p>301010196 </text:p>
          </table:table-cell>
          <table:table-cell table:formula="of:==IF([.A399]&lt;&gt;&quot;&quot;;VLOOKUP(VALUE([.C399]);['SEEED OPL'.$A$4:.$A$534];1;0);&quot;&quot;)" office:value-type="float" office:value="301010196">
            <text:p>301010196</text:p>
          </table:table-cell>
          <table:table-cell table:formula="of:=IF([.A399]&lt;&gt;&quot;&quot;;VLOOKUP(VALUE([.C399]);['SEEED OPL'.$A$4:.$B$534];2;0);&quot;&quot;)" office:value-type="string" office:string-value="RC0603FR-07100KL">
            <text:p>RC0603FR-07100KL</text:p>
          </table:table-cell>
          <table:table-cell table:number-columns-repeated="2"/>
          <table:table-cell table:formula="of:=IF(['SEEED OPL'.A399]&lt;&gt;&quot;&quot;;['SEEED OPL'.A399];&quot;&quot;)" office:value-type="float" office:value="301010013">
            <text:p>301010013</text:p>
          </table:table-cell>
          <table:table-cell table:formula="of:=IF(['SEEED OPL'.B399]&lt;&gt;&quot;&quot;;['SEEED OPL'.B399];&quot;&quot;)" office:value-type="string" office:string-value="RC0402JR-07470RL">
            <text:p>RC0402JR-07470RL</text:p>
          </table:table-cell>
          <table:table-cell table:formula="of:=IF(['SEEED OPL'.C399]&lt;&gt;&quot;&quot;;['SEEED OPL'.C399];&quot;&quot;)" office:value-type="string" office:string-value="SMD RES 470R-5%-1/16W">
            <text:p>SMD RES 470R-5%-1/16W</text:p>
          </table:table-cell>
          <table:table-cell table:formula="of:=IF([.H399]&lt;&gt;&quot;&quot;;VLOOKUP([.$H399]&amp;&quot; &quot;;['OOMLOUT-OOMP'.$H$3:.$H$829];1;0);&quot;&quot;)" office:value-type="string" office:string-value="301010013 ">
            <text:p>301010013 </text:p>
          </table:table-cell>
          <table:table-cell table:formula="of:=IF(ISNA([.K39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9]&lt;&gt;&quot;&quot;;['OOMLOUT-OOMP'.A399];&quot;&quot;)" office:value-type="string" office:string-value="RESE-0603-X-O105-01">
            <text:p>RESE-0603-X-O105-01</text:p>
          </table:table-cell>
          <table:table-cell table:formula="of:=IF(['OOMLOUT-OOMP'.B399]&lt;&gt;&quot;&quot;;['OOMLOUT-OOMP'.B399];&quot;&quot;)" office:value-type="string" office:string-value=" SMD (0603) 1M Ohm Resistor ">
            <text:p><text:s/>SMD (0603) 1M Ohm Resistor </text:p>
          </table:table-cell>
          <table:table-cell table:formula="of:=IF(['OOMLOUT-OOMP'.B399]&lt;&gt;&quot;&quot;;['OOMLOUT-OOMP'.H399];&quot;&quot;)" office:value-type="string" office:string-value="301010100 ">
            <text:p>301010100 </text:p>
          </table:table-cell>
          <table:table-cell table:formula="of:==IF([.A400]&lt;&gt;&quot;&quot;;VLOOKUP(VALUE([.C400]);['SEEED OPL'.$A$4:.$A$534];1;0);&quot;&quot;)" office:value-type="float" office:value="301010100">
            <text:p>301010100</text:p>
          </table:table-cell>
          <table:table-cell table:formula="of:=IF([.A400]&lt;&gt;&quot;&quot;;VLOOKUP(VALUE([.C400]);['SEEED OPL'.$A$4:.$B$534];2;0);&quot;&quot;)" office:value-type="string" office:string-value="RC0603JR-071ML">
            <text:p>RC0603JR-071ML</text:p>
          </table:table-cell>
          <table:table-cell table:number-columns-repeated="2"/>
          <table:table-cell table:formula="of:=IF(['SEEED OPL'.A400]&lt;&gt;&quot;&quot;;['SEEED OPL'.A400];&quot;&quot;)" office:value-type="float" office:value="301010075">
            <text:p>301010075</text:p>
          </table:table-cell>
          <table:table-cell table:formula="of:=IF(['SEEED OPL'.B400]&lt;&gt;&quot;&quot;;['SEEED OPL'.B400];&quot;&quot;)" office:value-type="string" office:string-value="RC0402JR-0710RL">
            <text:p>RC0402JR-0710RL</text:p>
          </table:table-cell>
          <table:table-cell table:formula="of:=IF(['SEEED OPL'.C400]&lt;&gt;&quot;&quot;;['SEEED OPL'.C400];&quot;&quot;)" office:value-type="string" office:string-value="SMD RES 10R-5%-1/16W">
            <text:p>SMD RES 10R-5%-1/16W</text:p>
          </table:table-cell>
          <table:table-cell table:formula="of:=IF([.H400]&lt;&gt;&quot;&quot;;VLOOKUP([.$H400]&amp;&quot; &quot;;['OOMLOUT-OOMP'.$H$3:.$H$829];1;0);&quot;&quot;)" office:value-type="string" office:string-value="301010075 ">
            <text:p>301010075 </text:p>
          </table:table-cell>
          <table:table-cell table:formula="of:=IF(ISNA([.K40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00]&lt;&gt;&quot;&quot;;['OOMLOUT-OOMP'.A400];&quot;&quot;)" office:value-type="string" office:string-value="RESE-0603-X-O105-67">
            <text:p>RESE-0603-X-O105-67</text:p>
          </table:table-cell>
          <table:table-cell table:formula="of:=IF(['OOMLOUT-OOMP'.B400]&lt;&gt;&quot;&quot;;['OOMLOUT-OOMP'.B400];&quot;&quot;)" office:value-type="string" office:string-value="SMD (0603) 1M Ohm Resistor 1%">
            <text:p>SMD (0603) 1M Ohm Resistor 1%</text:p>
          </table:table-cell>
          <table:table-cell table:formula="of:=IF(['OOMLOUT-OOMP'.B400]&lt;&gt;&quot;&quot;;['OOMLOUT-OOMP'.H400];&quot;&quot;)" office:value-type="string" office:string-value="301010151 ">
            <text:p>301010151 </text:p>
          </table:table-cell>
          <table:table-cell table:formula="of:==IF([.A401]&lt;&gt;&quot;&quot;;VLOOKUP(VALUE([.C401]);['SEEED OPL'.$A$4:.$A$534];1;0);&quot;&quot;)" office:value-type="float" office:value="301010151">
            <text:p>301010151</text:p>
          </table:table-cell>
          <table:table-cell table:formula="of:=IF([.A401]&lt;&gt;&quot;&quot;;VLOOKUP(VALUE([.C401]);['SEEED OPL'.$A$4:.$B$534];2;0);&quot;&quot;)" office:value-type="string" office:string-value="RC0603FR-071ML">
            <text:p>RC0603FR-071ML</text:p>
          </table:table-cell>
          <table:table-cell table:number-columns-repeated="2"/>
          <table:table-cell table:formula="of:=IF(['SEEED OPL'.A401]&lt;&gt;&quot;&quot;;['SEEED OPL'.A401];&quot;&quot;)" office:value-type="float" office:value="302010261">
            <text:p>302010261</text:p>
          </table:table-cell>
          <table:table-cell table:formula="of:=IF(['SEEED OPL'.B401]&lt;&gt;&quot;&quot;;['SEEED OPL'.B401];&quot;&quot;)" office:value-type="string" office:string-value="CC0402KRX7R9BB472">
            <text:p>CC0402KRX7R9BB472</text:p>
          </table:table-cell>
          <table:table-cell table:formula="of:=IF(['SEEED OPL'.C401]&lt;&gt;&quot;&quot;;['SEEED OPL'.C401];&quot;&quot;)" office:value-type="string" office:string-value="SMD CAP Ceramic 4.7nF-50V-10%-X7R">
            <text:p>SMD CAP Ceramic 4.7nF-50V-10%-X7R</text:p>
          </table:table-cell>
          <table:table-cell table:formula="of:=IF([.H401]&lt;&gt;&quot;&quot;;VLOOKUP([.$H401]&amp;&quot; &quot;;['OOMLOUT-OOMP'.$H$3:.$H$829];1;0);&quot;&quot;)" office:value-type="string" office:string-value="302010261 ">
            <text:p>302010261 </text:p>
          </table:table-cell>
          <table:table-cell table:formula="of:=IF(ISNA([.K401]);1;&quot;&quot;)">
            <text:p/>
          </table:table-cell>
          <table:table-cell/>
        </table:table-row>
        <table:table-row table:style-name="ro1">
          <table:table-cell table:formula="of:=IF(['OOMLOUT-OOMP'.A401]&lt;&gt;&quot;&quot;;['OOMLOUT-OOMP'.A401];&quot;&quot;)" office:value-type="string" office:string-value="RESE-0603-X-O106-01">
            <text:p>RESE-0603-X-O106-01</text:p>
          </table:table-cell>
          <table:table-cell table:formula="of:=IF(['OOMLOUT-OOMP'.B401]&lt;&gt;&quot;&quot;;['OOMLOUT-OOMP'.B401];&quot;&quot;)" office:value-type="string" office:string-value="SMD (0603) 10M Ohm Resistor">
            <text:p>SMD (0603) 10M Ohm Resistor</text:p>
          </table:table-cell>
          <table:table-cell table:formula="of:=IF(['OOMLOUT-OOMP'.B401]&lt;&gt;&quot;&quot;;['OOMLOUT-OOMP'.H401];&quot;&quot;)" office:value-type="string" office:string-value="301010121 ">
            <text:p>301010121 </text:p>
          </table:table-cell>
          <table:table-cell table:formula="of:==IF([.A402]&lt;&gt;&quot;&quot;;VLOOKUP(VALUE([.C402]);['SEEED OPL'.$A$4:.$A$534];1;0);&quot;&quot;)" office:value-type="float" office:value="0">
            <text:p>#N/A</text:p>
          </table:table-cell>
          <table:table-cell table:formula="of:=IF([.A402]&lt;&gt;&quot;&quot;;VLOOKUP(VALUE([.C40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02]&lt;&gt;&quot;&quot;;['SEEED OPL'.A402];&quot;&quot;)" office:value-type="float" office:value="302010260">
            <text:p>302010260</text:p>
          </table:table-cell>
          <table:table-cell table:formula="of:=IF(['SEEED OPL'.B402]&lt;&gt;&quot;&quot;;['SEEED OPL'.B402];&quot;&quot;)" office:value-type="string" office:string-value="CC0402KRX7R9BB391">
            <text:p>CC0402KRX7R9BB391</text:p>
          </table:table-cell>
          <table:table-cell table:formula="of:=IF(['SEEED OPL'.C402]&lt;&gt;&quot;&quot;;['SEEED OPL'.C402];&quot;&quot;)" office:value-type="string" office:string-value="SMD CAP Ceramic 390pF-50V-10%-X7R">
            <text:p>SMD CAP Ceramic 390pF-50V-10%-X7R</text:p>
          </table:table-cell>
          <table:table-cell table:formula="of:=IF([.H402]&lt;&gt;&quot;&quot;;VLOOKUP([.$H402]&amp;&quot; &quot;;['OOMLOUT-OOMP'.$H$3:.$H$829];1;0);&quot;&quot;)" office:value-type="string" office:string-value="302010260 ">
            <text:p>302010260 </text:p>
          </table:table-cell>
          <table:table-cell table:formula="of:=IF(ISNA([.K402]);1;&quot;&quot;)">
            <text:p/>
          </table:table-cell>
          <table:table-cell/>
        </table:table-row>
        <table:table-row table:style-name="ro1">
          <table:table-cell table:formula="of:=IF(['OOMLOUT-OOMP'.A402]&lt;&gt;&quot;&quot;;['OOMLOUT-OOMP'.A402];&quot;&quot;)" office:value-type="string" office:string-value="RESE-0603-X-O106-67">
            <text:p>RESE-0603-X-O106-67</text:p>
          </table:table-cell>
          <table:table-cell table:formula="of:=IF(['OOMLOUT-OOMP'.B402]&lt;&gt;&quot;&quot;;['OOMLOUT-OOMP'.B402];&quot;&quot;)" office:value-type="string" office:string-value="SMD (0603) 10M Ohm Resistor 1%">
            <text:p>SMD (0603) 10M Ohm Resistor 1%</text:p>
          </table:table-cell>
          <table:table-cell table:formula="of:=IF(['OOMLOUT-OOMP'.B402]&lt;&gt;&quot;&quot;;['OOMLOUT-OOMP'.H402];&quot;&quot;)" office:value-type="string" office:string-value="301010153 ">
            <text:p>301010153 </text:p>
          </table:table-cell>
          <table:table-cell table:formula="of:==IF([.A403]&lt;&gt;&quot;&quot;;VLOOKUP(VALUE([.C403]);['SEEED OPL'.$A$4:.$A$534];1;0);&quot;&quot;)" office:value-type="float" office:value="301010153">
            <text:p>301010153</text:p>
          </table:table-cell>
          <table:table-cell table:formula="of:=IF([.A403]&lt;&gt;&quot;&quot;;VLOOKUP(VALUE([.C403]);['SEEED OPL'.$A$4:.$B$534];2;0);&quot;&quot;)" office:value-type="string" office:string-value="RC0603FR-0710ML">
            <text:p>RC0603FR-0710ML</text:p>
          </table:table-cell>
          <table:table-cell table:number-columns-repeated="2"/>
          <table:table-cell table:formula="of:=IF(['SEEED OPL'.A403]&lt;&gt;&quot;&quot;;['SEEED OPL'.A403];&quot;&quot;)" office:value-type="float" office:value="310030092">
            <text:p>310030092</text:p>
          </table:table-cell>
          <table:table-cell table:formula="of:=IF(['SEEED OPL'.B403]&lt;&gt;&quot;&quot;;['SEEED OPL'.B403];&quot;&quot;)" office:value-type="string" office:string-value="ISL97516IUZ-TK">
            <text:p>ISL97516IUZ-TK</text:p>
          </table:table-cell>
          <table:table-cell table:formula="of:=IF(['SEEED OPL'.C403]&lt;&gt;&quot;&quot;;['SEEED OPL'.C403];&quot;&quot;)" office:value-type="string" office:string-value="SMD IC PMIC;Vin 2.3V-5.5V;Vout up to 25V;Iout 1A;With-EN">
            <text:p>SMD IC PMIC;Vin 2.3V-5.5V;Vout up to 25V;Iout 1A;With-EN</text:p>
          </table:table-cell>
          <table:table-cell table:formula="of:=IF([.H403]&lt;&gt;&quot;&quot;;VLOOKUP([.$H403]&amp;&quot; &quot;;['OOMLOUT-OOMP'.$H$3:.$H$829];1;0);&quot;&quot;)" office:value-type="float" office:value="0">
            <text:p>#N/A</text:p>
          </table:table-cell>
          <table:table-cell table:formula="of:=IF(ISNA([.K40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03]&lt;&gt;&quot;&quot;;['OOMLOUT-OOMP'.A403];&quot;&quot;)" office:value-type="string" office:string-value="RESE-0603-X-O112-01">
            <text:p>RESE-0603-X-O112-01</text:p>
          </table:table-cell>
          <table:table-cell table:formula="of:=IF(['OOMLOUT-OOMP'.B403]&lt;&gt;&quot;&quot;;['OOMLOUT-OOMP'.B403];&quot;&quot;)" office:value-type="string" office:string-value="SMD (0603) 1.1k Ohm Resistor">
            <text:p>SMD (0603) 1.1k Ohm Resistor</text:p>
          </table:table-cell>
          <table:table-cell table:formula="of:=IF(['OOMLOUT-OOMP'.B403]&lt;&gt;&quot;&quot;;['OOMLOUT-OOMP'.H403];&quot;&quot;)" office:value-type="string" office:string-value="301010115 ">
            <text:p>301010115 </text:p>
          </table:table-cell>
          <table:table-cell table:formula="of:==IF([.A404]&lt;&gt;&quot;&quot;;VLOOKUP(VALUE([.C404]);['SEEED OPL'.$A$4:.$A$534];1;0);&quot;&quot;)" office:value-type="float" office:value="0">
            <text:p>#N/A</text:p>
          </table:table-cell>
          <table:table-cell table:formula="of:=IF([.A404]&lt;&gt;&quot;&quot;;VLOOKUP(VALUE([.C40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04]&lt;&gt;&quot;&quot;;['SEEED OPL'.A404];&quot;&quot;)" office:value-type="float" office:value="301010241">
            <text:p>301010241</text:p>
          </table:table-cell>
          <table:table-cell table:formula="of:=IF(['SEEED OPL'.B404]&lt;&gt;&quot;&quot;;['SEEED OPL'.B404];&quot;&quot;)" office:value-type="string" office:string-value="RC0603FR-0715KL">
            <text:p>RC0603FR-0715KL</text:p>
          </table:table-cell>
          <table:table-cell table:formula="of:=IF(['SEEED OPL'.C404]&lt;&gt;&quot;&quot;;['SEEED OPL'.C404];&quot;&quot;)" office:value-type="string" office:string-value="SMD RES 15K-1%-1/10W">
            <text:p>SMD RES 15K-1%-1/10W</text:p>
          </table:table-cell>
          <table:table-cell table:formula="of:=IF([.H404]&lt;&gt;&quot;&quot;;VLOOKUP([.$H404]&amp;&quot; &quot;;['OOMLOUT-OOMP'.$H$3:.$H$829];1;0);&quot;&quot;)" office:value-type="string" office:string-value="301010241 ">
            <text:p>301010241 </text:p>
          </table:table-cell>
          <table:table-cell table:formula="of:=IF(ISNA([.K404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04]&lt;&gt;&quot;&quot;;['OOMLOUT-OOMP'.A404];&quot;&quot;)" office:value-type="string" office:string-value="RESE-0603-X-O122-67">
            <text:p>RESE-0603-X-O122-67</text:p>
          </table:table-cell>
          <table:table-cell table:formula="of:=IF(['OOMLOUT-OOMP'.B404]&lt;&gt;&quot;&quot;;['OOMLOUT-OOMP'.B404];&quot;&quot;)" office:value-type="string" office:string-value="SMD (0603) 1.2k Ohm Resistor 1%">
            <text:p>SMD (0603) 1.2k Ohm Resistor 1%</text:p>
          </table:table-cell>
          <table:table-cell table:formula="of:=IF(['OOMLOUT-OOMP'.B404]&lt;&gt;&quot;&quot;;['OOMLOUT-OOMP'.H404];&quot;&quot;)" office:value-type="string" office:string-value="301010206 ">
            <text:p>301010206 </text:p>
          </table:table-cell>
          <table:table-cell table:formula="of:==IF([.A405]&lt;&gt;&quot;&quot;;VLOOKUP(VALUE([.C405]);['SEEED OPL'.$A$4:.$A$534];1;0);&quot;&quot;)" office:value-type="float" office:value="0">
            <text:p>#N/A</text:p>
          </table:table-cell>
          <table:table-cell table:formula="of:=IF([.A405]&lt;&gt;&quot;&quot;;VLOOKUP(VALUE([.C40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05]&lt;&gt;&quot;&quot;;['SEEED OPL'.A405];&quot;&quot;)" office:value-type="float" office:value="302010003">
            <text:p>302010003</text:p>
          </table:table-cell>
          <table:table-cell table:formula="of:=IF(['SEEED OPL'.B405]&lt;&gt;&quot;&quot;;['SEEED OPL'.B405];&quot;&quot;)" office:value-type="string" office:string-value="CC0402KRX5R5BB105">
            <text:p>CC0402KRX5R5BB105</text:p>
          </table:table-cell>
          <table:table-cell table:formula="of:=IF(['SEEED OPL'.C405]&lt;&gt;&quot;&quot;;['SEEED OPL'.C405];&quot;&quot;)" office:value-type="string" office:string-value="SMD CAP Ceramic 1uF-6.3V-10%-X5R">
            <text:p>SMD CAP Ceramic 1uF-6.3V-10%-X5R</text:p>
          </table:table-cell>
          <table:table-cell table:formula="of:=IF([.H405]&lt;&gt;&quot;&quot;;VLOOKUP([.$H405]&amp;&quot; &quot;;['OOMLOUT-OOMP'.$H$3:.$H$829];1;0);&quot;&quot;)" office:value-type="string" office:string-value="302010003 ">
            <text:p>302010003 </text:p>
          </table:table-cell>
          <table:table-cell table:formula="of:=IF(ISNA([.K405]);1;&quot;&quot;)">
            <text:p/>
          </table:table-cell>
          <table:table-cell/>
        </table:table-row>
        <table:table-row table:style-name="ro1">
          <table:table-cell table:formula="of:=IF(['OOMLOUT-OOMP'.A405]&lt;&gt;&quot;&quot;;['OOMLOUT-OOMP'.A405];&quot;&quot;)" office:value-type="string" office:string-value="RESE-0603-X-O123-67">
            <text:p>RESE-0603-X-O123-67</text:p>
          </table:table-cell>
          <table:table-cell table:formula="of:=IF(['OOMLOUT-OOMP'.B405]&lt;&gt;&quot;&quot;;['OOMLOUT-OOMP'.B405];&quot;&quot;)" office:value-type="string" office:string-value="SMD (0603) 12k Ohm Resistor 1%">
            <text:p>SMD (0603) 12k Ohm Resistor 1%</text:p>
          </table:table-cell>
          <table:table-cell table:formula="of:=IF(['OOMLOUT-OOMP'.B405]&lt;&gt;&quot;&quot;;['OOMLOUT-OOMP'.H405];&quot;&quot;)" office:value-type="string" office:string-value="301010102 ">
            <text:p>301010102 </text:p>
          </table:table-cell>
          <table:table-cell table:formula="of:==IF([.A406]&lt;&gt;&quot;&quot;;VLOOKUP(VALUE([.C406]);['SEEED OPL'.$A$4:.$A$534];1;0);&quot;&quot;)" office:value-type="float" office:value="301010102">
            <text:p>301010102</text:p>
          </table:table-cell>
          <table:table-cell table:formula="of:=IF([.A406]&lt;&gt;&quot;&quot;;VLOOKUP(VALUE([.C406]);['SEEED OPL'.$A$4:.$B$534];2;0);&quot;&quot;)" office:value-type="string" office:string-value="RC0603FR-0712KL">
            <text:p>RC0603FR-0712KL</text:p>
          </table:table-cell>
          <table:table-cell table:number-columns-repeated="2"/>
          <table:table-cell table:formula="of:=IF(['SEEED OPL'.A406]&lt;&gt;&quot;&quot;;['SEEED OPL'.A406];&quot;&quot;)" office:value-type="float" office:value="301010114">
            <text:p>301010114</text:p>
          </table:table-cell>
          <table:table-cell table:formula="of:=IF(['SEEED OPL'.B406]&lt;&gt;&quot;&quot;;['SEEED OPL'.B406];&quot;&quot;)" office:value-type="string" office:string-value="RC0603JR-071K5L">
            <text:p>RC0603JR-071K5L</text:p>
          </table:table-cell>
          <table:table-cell table:formula="of:=IF(['SEEED OPL'.C406]&lt;&gt;&quot;&quot;;['SEEED OPL'.C406];&quot;&quot;)" office:value-type="string" office:string-value="SMD RES 1.5K-5%-1/10W">
            <text:p>SMD RES 1.5K-5%-1/10W</text:p>
          </table:table-cell>
          <table:table-cell table:formula="of:=IF([.H406]&lt;&gt;&quot;&quot;;VLOOKUP([.$H406]&amp;&quot; &quot;;['OOMLOUT-OOMP'.$H$3:.$H$829];1;0);&quot;&quot;)" office:value-type="string" office:string-value="301010114 ">
            <text:p>301010114 </text:p>
          </table:table-cell>
          <table:table-cell table:formula="of:=IF(ISNA([.K406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06]&lt;&gt;&quot;&quot;;['OOMLOUT-OOMP'.A406];&quot;&quot;)" office:value-type="string" office:string-value="RESE-0603-X-O150-01">
            <text:p>RESE-0603-X-O150-01</text:p>
          </table:table-cell>
          <table:table-cell table:formula="of:=IF(['OOMLOUT-OOMP'.B406]&lt;&gt;&quot;&quot;;['OOMLOUT-OOMP'.B406];&quot;&quot;)" office:value-type="string" office:string-value="SMD (0603) 15 Ohm Resistor">
            <text:p>SMD (0603) 15 Ohm Resistor</text:p>
          </table:table-cell>
          <table:table-cell table:formula="of:=IF(['OOMLOUT-OOMP'.B406]&lt;&gt;&quot;&quot;;['OOMLOUT-OOMP'.H406];&quot;&quot;)" office:value-type="string" office:string-value="301010231 ">
            <text:p>301010231 </text:p>
          </table:table-cell>
          <table:table-cell table:formula="of:==IF([.A407]&lt;&gt;&quot;&quot;;VLOOKUP(VALUE([.C407]);['SEEED OPL'.$A$4:.$A$534];1;0);&quot;&quot;)" office:value-type="float" office:value="0">
            <text:p>#N/A</text:p>
          </table:table-cell>
          <table:table-cell table:formula="of:=IF([.A407]&lt;&gt;&quot;&quot;;VLOOKUP(VALUE([.C40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07]&lt;&gt;&quot;&quot;;['SEEED OPL'.A407];&quot;&quot;)" office:value-type="float" office:value="302010037">
            <text:p>302010037</text:p>
          </table:table-cell>
          <table:table-cell table:formula="of:=IF(['SEEED OPL'.B407]&lt;&gt;&quot;&quot;;['SEEED OPL'.B407];&quot;&quot;)" office:value-type="string" office:string-value="CC0402KRX5R6BB104">
            <text:p>CC0402KRX5R6BB104</text:p>
          </table:table-cell>
          <table:table-cell table:formula="of:=IF(['SEEED OPL'.C407]&lt;&gt;&quot;&quot;;['SEEED OPL'.C407];&quot;&quot;)" office:value-type="string" office:string-value="SMD CAP Ceramic 100nF-10V-10%-X5R;">
            <text:p>SMD CAP Ceramic 100nF-10V-10%-X5R;</text:p>
          </table:table-cell>
          <table:table-cell table:formula="of:=IF([.H407]&lt;&gt;&quot;&quot;;VLOOKUP([.$H407]&amp;&quot; &quot;;['OOMLOUT-OOMP'.$H$3:.$H$829];1;0);&quot;&quot;)" office:value-type="string" office:string-value="302010037 ">
            <text:p>302010037 </text:p>
          </table:table-cell>
          <table:table-cell table:formula="of:=IF(ISNA([.K407]);1;&quot;&quot;)">
            <text:p/>
          </table:table-cell>
          <table:table-cell/>
        </table:table-row>
        <table:table-row table:style-name="ro1">
          <table:table-cell table:formula="of:=IF(['OOMLOUT-OOMP'.A407]&lt;&gt;&quot;&quot;;['OOMLOUT-OOMP'.A407];&quot;&quot;)" office:value-type="string" office:string-value="RESE-0603-X-O152-01">
            <text:p>RESE-0603-X-O152-01</text:p>
          </table:table-cell>
          <table:table-cell table:formula="of:=IF(['OOMLOUT-OOMP'.B407]&lt;&gt;&quot;&quot;;['OOMLOUT-OOMP'.B407];&quot;&quot;)" office:value-type="string" office:string-value=" SMD (0603) 1.5k Ohm Resistor ">
            <text:p><text:s/>SMD (0603) 1.5k Ohm Resistor </text:p>
          </table:table-cell>
          <table:table-cell table:formula="of:=IF(['OOMLOUT-OOMP'.B407]&lt;&gt;&quot;&quot;;['OOMLOUT-OOMP'.H407];&quot;&quot;)" office:value-type="string" office:string-value="301010114 ">
            <text:p>301010114 </text:p>
          </table:table-cell>
          <table:table-cell table:formula="of:==IF([.A408]&lt;&gt;&quot;&quot;;VLOOKUP(VALUE([.C408]);['SEEED OPL'.$A$4:.$A$534];1;0);&quot;&quot;)" office:value-type="float" office:value="301010114">
            <text:p>301010114</text:p>
          </table:table-cell>
          <table:table-cell table:formula="of:=IF([.A408]&lt;&gt;&quot;&quot;;VLOOKUP(VALUE([.C408]);['SEEED OPL'.$A$4:.$B$534];2;0);&quot;&quot;)" office:value-type="string" office:string-value="RC0603JR-071K5L">
            <text:p>RC0603JR-071K5L</text:p>
          </table:table-cell>
          <table:table-cell table:number-columns-repeated="2"/>
          <table:table-cell table:formula="of:=IF(['SEEED OPL'.A408]&lt;&gt;&quot;&quot;;['SEEED OPL'.A408];&quot;&quot;)" office:value-type="float" office:value="313080037">
            <text:p>313080037</text:p>
          </table:table-cell>
          <table:table-cell table:formula="of:=IF(['SEEED OPL'.B408]&lt;&gt;&quot;&quot;;['SEEED OPL'.B408];&quot;&quot;)" office:value-type="string" office:string-value="SAP050100CN-C">
            <text:p>SAP050100CN-C</text:p>
          </table:table-cell>
          <table:table-cell table:formula="of:=IF(['SEEED OPL'.C408]&lt;&gt;&quot;&quot;;['SEEED OPL'.C408];&quot;&quot;)" office:value-type="string" office:string-value="USB Power Adapter;5V/1A">
            <text:p>USB Power Adapter;5V/1A</text:p>
          </table:table-cell>
          <table:table-cell table:formula="of:=IF([.H408]&lt;&gt;&quot;&quot;;VLOOKUP([.$H408]&amp;&quot; &quot;;['OOMLOUT-OOMP'.$H$3:.$H$829];1;0);&quot;&quot;)" office:value-type="string" office:string-value="313080037 ">
            <text:p>313080037 </text:p>
          </table:table-cell>
          <table:table-cell table:formula="of:=IF(ISNA([.K408]);1;&quot;&quot;)">
            <text:p/>
          </table:table-cell>
          <table:table-cell/>
        </table:table-row>
        <table:table-row table:style-name="ro1">
          <table:table-cell table:formula="of:=IF(['OOMLOUT-OOMP'.A408]&lt;&gt;&quot;&quot;;['OOMLOUT-OOMP'.A408];&quot;&quot;)" office:value-type="string" office:string-value="RESE-0603-X-O152-67">
            <text:p>RESE-0603-X-O152-67</text:p>
          </table:table-cell>
          <table:table-cell table:formula="of:=IF(['OOMLOUT-OOMP'.B408]&lt;&gt;&quot;&quot;;['OOMLOUT-OOMP'.B408];&quot;&quot;)" office:value-type="string" office:string-value="SMD (0603) 1.5k Ohm Resistor 1%">
            <text:p>SMD (0603) 1.5k Ohm Resistor 1%</text:p>
          </table:table-cell>
          <table:table-cell table:formula="of:=IF(['OOMLOUT-OOMP'.B408]&lt;&gt;&quot;&quot;;['OOMLOUT-OOMP'.H408];&quot;&quot;)" office:value-type="string" office:string-value="301010189 ">
            <text:p>301010189 </text:p>
          </table:table-cell>
          <table:table-cell table:formula="of:==IF([.A409]&lt;&gt;&quot;&quot;;VLOOKUP(VALUE([.C409]);['SEEED OPL'.$A$4:.$A$534];1;0);&quot;&quot;)" office:value-type="float" office:value="301010189">
            <text:p>301010189</text:p>
          </table:table-cell>
          <table:table-cell table:formula="of:=IF([.A409]&lt;&gt;&quot;&quot;;VLOOKUP(VALUE([.C409]);['SEEED OPL'.$A$4:.$B$534];2;0);&quot;&quot;)" office:value-type="string" office:string-value="RC0603FR-071K5L">
            <text:p>RC0603FR-071K5L</text:p>
          </table:table-cell>
          <table:table-cell table:number-columns-repeated="2"/>
          <table:table-cell table:formula="of:=IF(['SEEED OPL'.A409]&lt;&gt;&quot;&quot;;['SEEED OPL'.A409];&quot;&quot;)" office:value-type="float" office:value="306050023">
            <text:p>306050023</text:p>
          </table:table-cell>
          <table:table-cell table:formula="of:=IF(['SEEED OPL'.B409]&lt;&gt;&quot;&quot;;['SEEED OPL'.B409];&quot;&quot;)" office:value-type="string" office:string-value="PZ2012U300-3R0TF">
            <text:p>PZ2012U300-3R0TF</text:p>
          </table:table-cell>
          <table:table-cell table:formula="of:=IF(['SEEED OPL'.C409]&lt;&gt;&quot;&quot;;['SEEED OPL'.C409];&quot;&quot;)" office:value-type="string" office:string-value="SMD Bead 30R-3A">
            <text:p>SMD Bead 30R-3A</text:p>
          </table:table-cell>
          <table:table-cell table:formula="of:=IF([.H409]&lt;&gt;&quot;&quot;;VLOOKUP([.$H409]&amp;&quot; &quot;;['OOMLOUT-OOMP'.$H$3:.$H$829];1;0);&quot;&quot;)" office:value-type="string" office:string-value="306050023 ">
            <text:p>306050023 </text:p>
          </table:table-cell>
          <table:table-cell table:formula="of:=IF(ISNA([.K409]);1;&quot;&quot;)">
            <text:p/>
          </table:table-cell>
          <table:table-cell/>
        </table:table-row>
        <table:table-row table:style-name="ro1">
          <table:table-cell table:formula="of:=IF(['OOMLOUT-OOMP'.A409]&lt;&gt;&quot;&quot;;['OOMLOUT-OOMP'.A409];&quot;&quot;)" office:value-type="string" office:string-value="RESE-0603-X-O153-01">
            <text:p>RESE-0603-X-O153-01</text:p>
          </table:table-cell>
          <table:table-cell table:formula="of:=IF(['OOMLOUT-OOMP'.B409]&lt;&gt;&quot;&quot;;['OOMLOUT-OOMP'.B409];&quot;&quot;)" office:value-type="string" office:string-value="SMD (0603) 15k Ohm Resistor">
            <text:p>SMD (0603) 15k Ohm Resistor</text:p>
          </table:table-cell>
          <table:table-cell table:formula="of:=IF(['OOMLOUT-OOMP'.B409]&lt;&gt;&quot;&quot;;['OOMLOUT-OOMP'.H409];&quot;&quot;)" office:value-type="string" office:string-value="301010103 ">
            <text:p>301010103 </text:p>
          </table:table-cell>
          <table:table-cell table:formula="of:==IF([.A410]&lt;&gt;&quot;&quot;;VLOOKUP(VALUE([.C410]);['SEEED OPL'.$A$4:.$A$534];1;0);&quot;&quot;)" office:value-type="float" office:value="301010103">
            <text:p>301010103</text:p>
          </table:table-cell>
          <table:table-cell table:formula="of:=IF([.A410]&lt;&gt;&quot;&quot;;VLOOKUP(VALUE([.C410]);['SEEED OPL'.$A$4:.$B$534];2;0);&quot;&quot;)" office:value-type="string" office:string-value="RC0603JR-0715KL">
            <text:p>RC0603JR-0715KL</text:p>
          </table:table-cell>
          <table:table-cell table:number-columns-repeated="2"/>
          <table:table-cell table:formula="of:=IF(['SEEED OPL'.A410]&lt;&gt;&quot;&quot;;['SEEED OPL'.A410];&quot;&quot;)" office:value-type="float" office:value="316030062">
            <text:p>316030062</text:p>
          </table:table-cell>
          <table:table-cell table:formula="of:=IF(['SEEED OPL'.B410]&lt;&gt;&quot;&quot;;['SEEED OPL'.B410];&quot;&quot;)" office:value-type="string" office:string-value="TFK-280SA-22125">
            <text:p>TFK-280SA-22125</text:p>
          </table:table-cell>
          <table:table-cell table:formula="of:=IF(['SEEED OPL'.C410]&lt;&gt;&quot;&quot;;['SEEED OPL'.C410];&quot;&quot;)" office:value-type="string" office:string-value="DC Motor 6V;7500±10%rpm;90mA">
            <text:p>DC Motor 6V;7500±10%rpm;90mA</text:p>
          </table:table-cell>
          <table:table-cell table:formula="of:=IF([.H410]&lt;&gt;&quot;&quot;;VLOOKUP([.$H410]&amp;&quot; &quot;;['OOMLOUT-OOMP'.$H$3:.$H$829];1;0);&quot;&quot;)" office:value-type="float" office:value="0">
            <text:p>#N/A</text:p>
          </table:table-cell>
          <table:table-cell table:formula="of:=IF(ISNA([.K41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10]&lt;&gt;&quot;&quot;;['OOMLOUT-OOMP'.A410];&quot;&quot;)" office:value-type="string" office:string-value="RESE-0603-X-O153-67">
            <text:p>RESE-0603-X-O153-67</text:p>
          </table:table-cell>
          <table:table-cell table:formula="of:=IF(['OOMLOUT-OOMP'.B410]&lt;&gt;&quot;&quot;;['OOMLOUT-OOMP'.B410];&quot;&quot;)" office:value-type="string" office:string-value=" SMD (0603) 15k Ohm Resistor 1% ">
            <text:p><text:s/>SMD (0603) 15k Ohm Resistor 1% </text:p>
          </table:table-cell>
          <table:table-cell table:formula="of:=IF(['OOMLOUT-OOMP'.B410]&lt;&gt;&quot;&quot;;['OOMLOUT-OOMP'.H410];&quot;&quot;)" office:value-type="string" office:string-value="301010241 ">
            <text:p>301010241 </text:p>
          </table:table-cell>
          <table:table-cell table:formula="of:==IF([.A411]&lt;&gt;&quot;&quot;;VLOOKUP(VALUE([.C411]);['SEEED OPL'.$A$4:.$A$534];1;0);&quot;&quot;)" office:value-type="float" office:value="301010241">
            <text:p>301010241</text:p>
          </table:table-cell>
          <table:table-cell table:formula="of:=IF([.A411]&lt;&gt;&quot;&quot;;VLOOKUP(VALUE([.C411]);['SEEED OPL'.$A$4:.$B$534];2;0);&quot;&quot;)" office:value-type="string" office:string-value="RC0603FR-0715KL">
            <text:p>RC0603FR-0715KL</text:p>
          </table:table-cell>
          <table:table-cell table:number-columns-repeated="2"/>
          <table:table-cell table:formula="of:=IF(['SEEED OPL'.A411]&lt;&gt;&quot;&quot;;['SEEED OPL'.A411];&quot;&quot;)" office:value-type="float" office:value="310060024">
            <text:p>310060024</text:p>
          </table:table-cell>
          <table:table-cell table:formula="of:=IF(['SEEED OPL'.B411]&lt;&gt;&quot;&quot;;['SEEED OPL'.B411];&quot;&quot;)" office:value-type="string" office:string-value="MAX2659ELT">
            <text:p>MAX2659ELT</text:p>
          </table:table-cell>
          <table:table-cell table:formula="of:=IF(['SEEED OPL'.C411]&lt;&gt;&quot;&quot;;['SEEED OPL'.C411];&quot;&quot;)" office:value-type="string" office:string-value="SMD IC Amplifier;GPS/GNSS LNA;Gain 20.5dB;Frequency 1G-2GHz;1.6V-3.6V">
            <text:p>SMD IC Amplifier;GPS/GNSS LNA;Gain 20.5dB;Frequency 1G-2GHz;1.6V-3.6V</text:p>
          </table:table-cell>
          <table:table-cell table:formula="of:=IF([.H411]&lt;&gt;&quot;&quot;;VLOOKUP([.$H411]&amp;&quot; &quot;;['OOMLOUT-OOMP'.$H$3:.$H$829];1;0);&quot;&quot;)" office:value-type="float" office:value="0">
            <text:p>#N/A</text:p>
          </table:table-cell>
          <table:table-cell table:formula="of:=IF(ISNA([.K411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11]&lt;&gt;&quot;&quot;;['OOMLOUT-OOMP'.A411];&quot;&quot;)" office:value-type="string" office:string-value="RESE-0603-X-O154-01">
            <text:p>RESE-0603-X-O154-01</text:p>
          </table:table-cell>
          <table:table-cell table:formula="of:=IF(['OOMLOUT-OOMP'.B411]&lt;&gt;&quot;&quot;;['OOMLOUT-OOMP'.B411];&quot;&quot;)" office:value-type="string" office:string-value="SMD (0603) 150k Ohm Resistor">
            <text:p>SMD (0603) 150k Ohm Resistor</text:p>
          </table:table-cell>
          <table:table-cell table:formula="of:=IF(['OOMLOUT-OOMP'.B411]&lt;&gt;&quot;&quot;;['OOMLOUT-OOMP'.H411];&quot;&quot;)" office:value-type="string" office:string-value="301010133 ">
            <text:p>301010133 </text:p>
          </table:table-cell>
          <table:table-cell table:formula="of:==IF([.A412]&lt;&gt;&quot;&quot;;VLOOKUP(VALUE([.C412]);['SEEED OPL'.$A$4:.$A$534];1;0);&quot;&quot;)" office:value-type="float" office:value="301010133">
            <text:p>301010133</text:p>
          </table:table-cell>
          <table:table-cell table:formula="of:=IF([.A412]&lt;&gt;&quot;&quot;;VLOOKUP(VALUE([.C412]);['SEEED OPL'.$A$4:.$B$534];2;0);&quot;&quot;)" office:value-type="string" office:string-value="RC0603JR-07150KL">
            <text:p>RC0603JR-07150KL</text:p>
          </table:table-cell>
          <table:table-cell table:number-columns-repeated="2"/>
          <table:table-cell table:formula="of:=IF(['SEEED OPL'.A412]&lt;&gt;&quot;&quot;;['SEEED OPL'.A412];&quot;&quot;)" office:value-type="float" office:value="306050008">
            <text:p>306050008</text:p>
          </table:table-cell>
          <table:table-cell table:formula="of:=IF(['SEEED OPL'.B412]&lt;&gt;&quot;&quot;;['SEEED OPL'.B412];&quot;&quot;)" office:value-type="string" office:string-value="BLM15BD182SN1">
            <text:p>BLM15BD182SN1</text:p>
          </table:table-cell>
          <table:table-cell table:formula="of:=IF(['SEEED OPL'.C412]&lt;&gt;&quot;&quot;;['SEEED OPL'.C412];&quot;&quot;)" office:value-type="string" office:string-value="SMD Bead 1.8k-100mA">
            <text:p>SMD Bead 1.8k-100mA</text:p>
          </table:table-cell>
          <table:table-cell table:formula="of:=IF([.H412]&lt;&gt;&quot;&quot;;VLOOKUP([.$H412]&amp;&quot; &quot;;['OOMLOUT-OOMP'.$H$3:.$H$829];1;0);&quot;&quot;)" office:value-type="string" office:string-value="306050008 ">
            <text:p>306050008 </text:p>
          </table:table-cell>
          <table:table-cell table:formula="of:=IF(ISNA([.K412]);1;&quot;&quot;)">
            <text:p/>
          </table:table-cell>
          <table:table-cell/>
        </table:table-row>
        <table:table-row table:style-name="ro1">
          <table:table-cell table:formula="of:=IF(['OOMLOUT-OOMP'.A412]&lt;&gt;&quot;&quot;;['OOMLOUT-OOMP'.A412];&quot;&quot;)" office:value-type="string" office:string-value="RESE-0603-X-O154-67">
            <text:p>RESE-0603-X-O154-67</text:p>
          </table:table-cell>
          <table:table-cell table:formula="of:=IF(['OOMLOUT-OOMP'.B412]&lt;&gt;&quot;&quot;;['OOMLOUT-OOMP'.B412];&quot;&quot;)" office:value-type="string" office:string-value="SMD (0603) 150k Ohm Resistor 1%">
            <text:p>SMD (0603) 150k Ohm Resistor 1%</text:p>
          </table:table-cell>
          <table:table-cell table:formula="of:=IF(['OOMLOUT-OOMP'.B412]&lt;&gt;&quot;&quot;;['OOMLOUT-OOMP'.H412];&quot;&quot;)" office:value-type="string" office:string-value="301010205 ">
            <text:p>301010205 </text:p>
          </table:table-cell>
          <table:table-cell table:formula="of:==IF([.A413]&lt;&gt;&quot;&quot;;VLOOKUP(VALUE([.C413]);['SEEED OPL'.$A$4:.$A$534];1;0);&quot;&quot;)" office:value-type="float" office:value="301010205">
            <text:p>301010205</text:p>
          </table:table-cell>
          <table:table-cell table:formula="of:=IF([.A413]&lt;&gt;&quot;&quot;;VLOOKUP(VALUE([.C413]);['SEEED OPL'.$A$4:.$B$534];2;0);&quot;&quot;)" office:value-type="string" office:string-value="RC0603FR-07150KL">
            <text:p>RC0603FR-07150KL</text:p>
          </table:table-cell>
          <table:table-cell table:number-columns-repeated="2"/>
          <table:table-cell table:formula="of:=IF(['SEEED OPL'.A413]&lt;&gt;&quot;&quot;;['SEEED OPL'.A413];&quot;&quot;)" office:value-type="float" office:value="311020045">
            <text:p>311020045</text:p>
          </table:table-cell>
          <table:table-cell table:formula="of:=IF(['SEEED OPL'.B413]&lt;&gt;&quot;&quot;;['SEEED OPL'.B413];&quot;&quot;)" office:value-type="string" office:string-value="DHT-4235A">
            <text:p>DHT-4235A</text:p>
          </table:table-cell>
          <table:table-cell table:formula="of:=IF(['SEEED OPL'.C413]&lt;&gt;&quot;&quot;;['SEEED OPL'.C413];&quot;&quot;)" office:value-type="string" office:string-value="SMD Button ;SPST;160gf">
            <text:p>SMD Button ;SPST;160gf</text:p>
          </table:table-cell>
          <table:table-cell table:formula="of:=IF([.H413]&lt;&gt;&quot;&quot;;VLOOKUP([.$H413]&amp;&quot; &quot;;['OOMLOUT-OOMP'.$H$3:.$H$829];1;0);&quot;&quot;)" office:value-type="float" office:value="0">
            <text:p>#N/A</text:p>
          </table:table-cell>
          <table:table-cell table:formula="of:=IF(ISNA([.K41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13]&lt;&gt;&quot;&quot;;['OOMLOUT-OOMP'.A413];&quot;&quot;)" office:value-type="string" office:string-value="RESE-0603-X-O163-67">
            <text:p>RESE-0603-X-O163-67</text:p>
          </table:table-cell>
          <table:table-cell table:formula="of:=IF(['OOMLOUT-OOMP'.B413]&lt;&gt;&quot;&quot;;['OOMLOUT-OOMP'.B413];&quot;&quot;)" office:value-type="string" office:string-value=" SMD (0603) 16k Ohm Resistor 1% ">
            <text:p><text:s/>SMD (0603) 16k Ohm Resistor 1% </text:p>
          </table:table-cell>
          <table:table-cell table:formula="of:=IF(['OOMLOUT-OOMP'.B413]&lt;&gt;&quot;&quot;;['OOMLOUT-OOMP'.H413];&quot;&quot;)" office:value-type="string" office:string-value="301010158 ">
            <text:p>301010158 </text:p>
          </table:table-cell>
          <table:table-cell table:formula="of:==IF([.A414]&lt;&gt;&quot;&quot;;VLOOKUP(VALUE([.C414]);['SEEED OPL'.$A$4:.$A$534];1;0);&quot;&quot;)" office:value-type="float" office:value="301010158">
            <text:p>301010158</text:p>
          </table:table-cell>
          <table:table-cell table:formula="of:=IF([.A414]&lt;&gt;&quot;&quot;;VLOOKUP(VALUE([.C414]);['SEEED OPL'.$A$4:.$B$534];2;0);&quot;&quot;)" office:value-type="string" office:string-value="RC0603FR-0716KL">
            <text:p>RC0603FR-0716KL</text:p>
          </table:table-cell>
          <table:table-cell table:number-columns-repeated="2"/>
          <table:table-cell table:formula="of:=IF(['SEEED OPL'.A414]&lt;&gt;&quot;&quot;;['SEEED OPL'.A414];&quot;&quot;)" office:value-type="float" office:value="302030033">
            <text:p>302030033</text:p>
          </table:table-cell>
          <table:table-cell table:formula="of:=IF(['SEEED OPL'.B414]&lt;&gt;&quot;&quot;;['SEEED OPL'.B414];&quot;&quot;)" office:value-type="string" office:string-value="100µF/16V  5X7">
            <text:p>100µF/16V <text:s/>5X7</text:p>
          </table:table-cell>
          <table:table-cell table:formula="of:=IF(['SEEED OPL'.C414]&lt;&gt;&quot;&quot;;['SEEED OPL'.C414];&quot;&quot;)" office:value-type="string" office:string-value="DIP CAP Aluminum 47uF-16V;">
            <text:p>DIP CAP Aluminum 47uF-16V;</text:p>
          </table:table-cell>
          <table:table-cell table:formula="of:=IF([.H414]&lt;&gt;&quot;&quot;;VLOOKUP([.$H414]&amp;&quot; &quot;;['OOMLOUT-OOMP'.$H$3:.$H$829];1;0);&quot;&quot;)" office:value-type="string" office:string-value="302030033 ">
            <text:p>302030033 </text:p>
          </table:table-cell>
          <table:table-cell table:formula="of:=IF(ISNA([.K414]);1;&quot;&quot;)">
            <text:p/>
          </table:table-cell>
          <table:table-cell/>
        </table:table-row>
        <table:table-row table:style-name="ro1">
          <table:table-cell table:formula="of:=IF(['OOMLOUT-OOMP'.A414]&lt;&gt;&quot;&quot;;['OOMLOUT-OOMP'.A414];&quot;&quot;)" office:value-type="string" office:string-value="RESE-0603-X-O182-67">
            <text:p>RESE-0603-X-O182-67</text:p>
          </table:table-cell>
          <table:table-cell table:formula="of:=IF(['OOMLOUT-OOMP'.B414]&lt;&gt;&quot;&quot;;['OOMLOUT-OOMP'.B414];&quot;&quot;)" office:value-type="string" office:string-value="SMD (0603) 1.8k Ohm Resistor 1%">
            <text:p>SMD (0603) 1.8k Ohm Resistor 1%</text:p>
          </table:table-cell>
          <table:table-cell table:formula="of:=IF(['OOMLOUT-OOMP'.B414]&lt;&gt;&quot;&quot;;['OOMLOUT-OOMP'.H414];&quot;&quot;)" office:value-type="string" office:string-value="301010254 ">
            <text:p>301010254 </text:p>
          </table:table-cell>
          <table:table-cell table:formula="of:==IF([.A415]&lt;&gt;&quot;&quot;;VLOOKUP(VALUE([.C415]);['SEEED OPL'.$A$4:.$A$534];1;0);&quot;&quot;)" office:value-type="float" office:value="301010254">
            <text:p>301010254</text:p>
          </table:table-cell>
          <table:table-cell table:formula="of:=IF([.A415]&lt;&gt;&quot;&quot;;VLOOKUP(VALUE([.C415]);['SEEED OPL'.$A$4:.$B$534];2;0);&quot;&quot;)" office:value-type="string" office:string-value="RC0603FR-071K8L">
            <text:p>RC0603FR-071K8L</text:p>
          </table:table-cell>
          <table:table-cell table:number-columns-repeated="2"/>
          <table:table-cell table:formula="of:=IF(['SEEED OPL'.A415]&lt;&gt;&quot;&quot;;['SEEED OPL'.A415];&quot;&quot;)" office:value-type="float" office:value="310030010">
            <text:p>310030010</text:p>
          </table:table-cell>
          <table:table-cell table:formula="of:=IF(['SEEED OPL'.B415]&lt;&gt;&quot;&quot;;['SEEED OPL'.B415];&quot;&quot;)" office:value-type="string" office:string-value="L7805CV">
            <text:p>L7805CV</text:p>
          </table:table-cell>
          <table:table-cell table:formula="of:=IF(['SEEED OPL'.C415]&lt;&gt;&quot;&quot;;['SEEED OPL'.C415];&quot;&quot;)" office:value-type="string" office:string-value="DIP PMIC;LDO;Vin xx-35V;5V,Adj;1.5A;Without En;1-Ch">
            <text:p>DIP PMIC;LDO;Vin xx-35V;5V,Adj;1.5A;Without En;1-Ch</text:p>
          </table:table-cell>
          <table:table-cell table:formula="of:=IF([.H415]&lt;&gt;&quot;&quot;;VLOOKUP([.$H415]&amp;&quot; &quot;;['OOMLOUT-OOMP'.$H$3:.$H$829];1;0);&quot;&quot;)" office:value-type="string" office:string-value="310030010 ">
            <text:p>310030010 </text:p>
          </table:table-cell>
          <table:table-cell table:formula="of:=IF(ISNA([.K415]);1;&quot;&quot;)">
            <text:p/>
          </table:table-cell>
          <table:table-cell/>
        </table:table-row>
        <table:table-row table:style-name="ro1">
          <table:table-cell table:formula="of:=IF(['OOMLOUT-OOMP'.A415]&lt;&gt;&quot;&quot;;['OOMLOUT-OOMP'.A415];&quot;&quot;)" office:value-type="string" office:string-value="RESE-0603-X-O183-01">
            <text:p>RESE-0603-X-O183-01</text:p>
          </table:table-cell>
          <table:table-cell table:formula="of:=IF(['OOMLOUT-OOMP'.B415]&lt;&gt;&quot;&quot;;['OOMLOUT-OOMP'.B415];&quot;&quot;)" office:value-type="string" office:string-value=" SMD (0603) 18k Ohm Resistor ">
            <text:p><text:s/>SMD (0603) 18k Ohm Resistor </text:p>
          </table:table-cell>
          <table:table-cell table:formula="of:=IF(['OOMLOUT-OOMP'.B415]&lt;&gt;&quot;&quot;;['OOMLOUT-OOMP'.H415];&quot;&quot;)" office:value-type="string" office:string-value="301010104 ">
            <text:p>301010104 </text:p>
          </table:table-cell>
          <table:table-cell table:formula="of:==IF([.A416]&lt;&gt;&quot;&quot;;VLOOKUP(VALUE([.C416]);['SEEED OPL'.$A$4:.$A$534];1;0);&quot;&quot;)" office:value-type="float" office:value="301010104">
            <text:p>301010104</text:p>
          </table:table-cell>
          <table:table-cell table:formula="of:=IF([.A416]&lt;&gt;&quot;&quot;;VLOOKUP(VALUE([.C416]);['SEEED OPL'.$A$4:.$B$534];2;0);&quot;&quot;)" office:value-type="string" office:string-value="RC0603JR-0718KL">
            <text:p>RC0603JR-0718KL</text:p>
          </table:table-cell>
          <table:table-cell table:number-columns-repeated="2"/>
          <table:table-cell table:formula="of:=IF(['SEEED OPL'.A416]&lt;&gt;&quot;&quot;;['SEEED OPL'.A416];&quot;&quot;)" office:value-type="float" office:value="310030028">
            <text:p>310030028</text:p>
          </table:table-cell>
          <table:table-cell table:formula="of:=IF(['SEEED OPL'.B416]&lt;&gt;&quot;&quot;;['SEEED OPL'.B416];&quot;&quot;)" office:value-type="string" office:string-value="LP2950ACZ-3.3/NOPB">
            <text:p>LP2950ACZ-3.3/NOPB</text:p>
          </table:table-cell>
          <table:table-cell table:formula="of:=IF(['SEEED OPL'.C416]&lt;&gt;&quot;&quot;;['SEEED OPL'.C416];&quot;&quot;)" office:value-type="string" office:string-value="DIP PMIC;LDO;Vin 2.3-30V;3.3V;Adj;100mA;Without En;1-Ch">
            <text:p>DIP PMIC;LDO;Vin 2.3-30V;3.3V;Adj;100mA;Without En;1-Ch</text:p>
          </table:table-cell>
          <table:table-cell table:formula="of:=IF([.H416]&lt;&gt;&quot;&quot;;VLOOKUP([.$H416]&amp;&quot; &quot;;['OOMLOUT-OOMP'.$H$3:.$H$829];1;0);&quot;&quot;)" office:value-type="float" office:value="0">
            <text:p>#N/A</text:p>
          </table:table-cell>
          <table:table-cell table:formula="of:=IF(ISNA([.K41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16]&lt;&gt;&quot;&quot;;['OOMLOUT-OOMP'.A416];&quot;&quot;)" office:value-type="string" office:string-value="RESE-0603-X-O201-01">
            <text:p>RESE-0603-X-O201-01</text:p>
          </table:table-cell>
          <table:table-cell table:formula="of:=IF(['OOMLOUT-OOMP'.B416]&lt;&gt;&quot;&quot;;['OOMLOUT-OOMP'.B416];&quot;&quot;)" office:value-type="string" office:string-value=" SMD (0603) 200 Ohm Resistor ">
            <text:p><text:s/>SMD (0603) 200 Ohm Resistor </text:p>
          </table:table-cell>
          <table:table-cell table:formula="of:=IF(['OOMLOUT-OOMP'.B416]&lt;&gt;&quot;&quot;;['OOMLOUT-OOMP'.H416];&quot;&quot;)" office:value-type="string" office:string-value="301010218 ">
            <text:p>301010218 </text:p>
          </table:table-cell>
          <table:table-cell table:formula="of:==IF([.A417]&lt;&gt;&quot;&quot;;VLOOKUP(VALUE([.C417]);['SEEED OPL'.$A$4:.$A$534];1;0);&quot;&quot;)" office:value-type="float" office:value="301010218">
            <text:p>301010218</text:p>
          </table:table-cell>
          <table:table-cell table:formula="of:=IF([.A417]&lt;&gt;&quot;&quot;;VLOOKUP(VALUE([.C417]);['SEEED OPL'.$A$4:.$B$534];2;0);&quot;&quot;)" office:value-type="string" office:string-value="RC0603JR-07200RL">
            <text:p>RC0603JR-07200RL</text:p>
          </table:table-cell>
          <table:table-cell table:number-columns-repeated="2"/>
          <table:table-cell table:formula="of:=IF(['SEEED OPL'.A417]&lt;&gt;&quot;&quot;;['SEEED OPL'.A417];&quot;&quot;)" office:value-type="float" office:value="310010018">
            <text:p>310010018</text:p>
          </table:table-cell>
          <table:table-cell table:formula="of:=IF(['SEEED OPL'.B417]&lt;&gt;&quot;&quot;;['SEEED OPL'.B417];&quot;&quot;)" office:value-type="string" office:string-value="ATMEGA16U2-MU">
            <text:p>ATMEGA16U2-MU</text:p>
          </table:table-cell>
          <table:table-cell table:formula="of:=IF(['SEEED OPL'.C417]&lt;&gt;&quot;&quot;;['SEEED OPL'.C417];&quot;&quot;)" office:value-type="string" office:string-value="SMD IC MCU;AVR;8-bit;16KB;16MHz;2.7-5.5V">
            <text:p>SMD IC MCU;AVR;8-bit;16KB;16MHz;2.7-5.5V</text:p>
          </table:table-cell>
          <table:table-cell table:formula="of:=IF([.H417]&lt;&gt;&quot;&quot;;VLOOKUP([.$H417]&amp;&quot; &quot;;['OOMLOUT-OOMP'.$H$3:.$H$829];1;0);&quot;&quot;)" office:value-type="string" office:string-value="310010018 ">
            <text:p>310010018 </text:p>
          </table:table-cell>
          <table:table-cell table:formula="of:=IF(ISNA([.K417]);1;&quot;&quot;)">
            <text:p/>
          </table:table-cell>
          <table:table-cell/>
        </table:table-row>
        <table:table-row table:style-name="ro1">
          <table:table-cell table:formula="of:=IF(['OOMLOUT-OOMP'.A417]&lt;&gt;&quot;&quot;;['OOMLOUT-OOMP'.A417];&quot;&quot;)" office:value-type="string" office:string-value="RESE-0603-X-O202-67">
            <text:p>RESE-0603-X-O202-67</text:p>
          </table:table-cell>
          <table:table-cell table:formula="of:=IF(['OOMLOUT-OOMP'.B417]&lt;&gt;&quot;&quot;;['OOMLOUT-OOMP'.B417];&quot;&quot;)" office:value-type="string" office:string-value=" SMD (0603) 2k Ohm Resistor 1% ">
            <text:p><text:s/>SMD (0603) 2k Ohm Resistor 1% </text:p>
          </table:table-cell>
          <table:table-cell table:formula="of:=IF(['OOMLOUT-OOMP'.B417]&lt;&gt;&quot;&quot;;['OOMLOUT-OOMP'.H417];&quot;&quot;)" office:value-type="string" office:string-value="301010221 ">
            <text:p>301010221 </text:p>
          </table:table-cell>
          <table:table-cell table:formula="of:==IF([.A418]&lt;&gt;&quot;&quot;;VLOOKUP(VALUE([.C418]);['SEEED OPL'.$A$4:.$A$534];1;0);&quot;&quot;)" office:value-type="float" office:value="301010221">
            <text:p>301010221</text:p>
          </table:table-cell>
          <table:table-cell table:formula="of:=IF([.A418]&lt;&gt;&quot;&quot;;VLOOKUP(VALUE([.C418]);['SEEED OPL'.$A$4:.$B$534];2;0);&quot;&quot;)" office:value-type="string" office:string-value="RC0603FR-072KL">
            <text:p>RC0603FR-072KL</text:p>
          </table:table-cell>
          <table:table-cell table:number-columns-repeated="2"/>
          <table:table-cell table:formula="of:=IF(['SEEED OPL'.A418]&lt;&gt;&quot;&quot;;['SEEED OPL'.A418];&quot;&quot;)" office:value-type="float" office:value="304990003">
            <text:p>304990003</text:p>
          </table:table-cell>
          <table:table-cell table:formula="of:=IF(['SEEED OPL'.B418]&lt;&gt;&quot;&quot;;['SEEED OPL'.B418];&quot;&quot;)" office:value-type="string" office:string-value=" WS2812B ">
            <text:p><text:s/>WS2812B </text:p>
          </table:table-cell>
          <table:table-cell table:formula="of:=IF(['SEEED OPL'.C418]&lt;&gt;&quot;&quot;;['SEEED OPL'.C418];&quot;&quot;)" office:value-type="string" office:string-value="WS2812B RGB LED with Integrated Driver Chip ">
            <text:p>WS2812B RGB LED with Integrated Driver Chip </text:p>
          </table:table-cell>
          <table:table-cell table:formula="of:=IF([.H418]&lt;&gt;&quot;&quot;;VLOOKUP([.$H418]&amp;&quot; &quot;;['OOMLOUT-OOMP'.$H$3:.$H$829];1;0);&quot;&quot;)" office:value-type="float" office:value="0">
            <text:p>#N/A</text:p>
          </table:table-cell>
          <table:table-cell table:formula="of:=IF(ISNA([.K41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18]&lt;&gt;&quot;&quot;;['OOMLOUT-OOMP'.A418];&quot;&quot;)" office:value-type="string" office:string-value="RESE-0603-X-O203-01">
            <text:p>RESE-0603-X-O203-01</text:p>
          </table:table-cell>
          <table:table-cell table:formula="of:=IF(['OOMLOUT-OOMP'.B418]&lt;&gt;&quot;&quot;;['OOMLOUT-OOMP'.B418];&quot;&quot;)" office:value-type="string" office:string-value="SMD (0603) 20k Ohm Resistor">
            <text:p>SMD (0603) 20k Ohm Resistor</text:p>
          </table:table-cell>
          <table:table-cell table:formula="of:=IF(['OOMLOUT-OOMP'.B418]&lt;&gt;&quot;&quot;;['OOMLOUT-OOMP'.H418];&quot;&quot;)" office:value-type="string" office:string-value="301010105 ">
            <text:p>301010105 </text:p>
          </table:table-cell>
          <table:table-cell table:formula="of:==IF([.A419]&lt;&gt;&quot;&quot;;VLOOKUP(VALUE([.C419]);['SEEED OPL'.$A$4:.$A$534];1;0);&quot;&quot;)" office:value-type="float" office:value="0">
            <text:p>#N/A</text:p>
          </table:table-cell>
          <table:table-cell table:formula="of:=IF([.A419]&lt;&gt;&quot;&quot;;VLOOKUP(VALUE([.C41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19]&lt;&gt;&quot;&quot;;['SEEED OPL'.A419];&quot;&quot;)">
            <text:p/>
          </table:table-cell>
          <table:table-cell table:formula="of:=IF(['SEEED OPL'.B419]&lt;&gt;&quot;&quot;;['SEEED OPL'.B419];&quot;&quot;)">
            <text:p/>
          </table:table-cell>
          <table:table-cell table:formula="of:=IF(['SEEED OPL'.C419]&lt;&gt;&quot;&quot;;['SEEED OPL'.C419];&quot;&quot;)">
            <text:p/>
          </table:table-cell>
          <table:table-cell table:formula="of:=IF([.H419]&lt;&gt;&quot;&quot;;VLOOKUP([.$H419]&amp;&quot; &quot;;['OOMLOUT-OOMP'.$H$3:.$H$829];1;0);&quot;&quot;)">
            <text:p/>
          </table:table-cell>
          <table:table-cell table:formula="of:=IF(ISNA([.K419]);1;&quot;&quot;)">
            <text:p/>
          </table:table-cell>
          <table:table-cell/>
        </table:table-row>
        <table:table-row table:style-name="ro1">
          <table:table-cell table:formula="of:=IF(['OOMLOUT-OOMP'.A419]&lt;&gt;&quot;&quot;;['OOMLOUT-OOMP'.A419];&quot;&quot;)" office:value-type="string" office:string-value="RESE-0603-X-O203-67">
            <text:p>RESE-0603-X-O203-67</text:p>
          </table:table-cell>
          <table:table-cell table:formula="of:=IF(['OOMLOUT-OOMP'.B419]&lt;&gt;&quot;&quot;;['OOMLOUT-OOMP'.B419];&quot;&quot;)" office:value-type="string" office:string-value="SMD (0603) 20k Ohm Resistor 1%">
            <text:p>SMD (0603) 20k Ohm Resistor 1%</text:p>
          </table:table-cell>
          <table:table-cell table:formula="of:=IF(['OOMLOUT-OOMP'.B419]&lt;&gt;&quot;&quot;;['OOMLOUT-OOMP'.H419];&quot;&quot;)" office:value-type="string" office:string-value="301010288 ">
            <text:p>301010288 </text:p>
          </table:table-cell>
          <table:table-cell table:formula="of:==IF([.A420]&lt;&gt;&quot;&quot;;VLOOKUP(VALUE([.C420]);['SEEED OPL'.$A$4:.$A$534];1;0);&quot;&quot;)" office:value-type="float" office:value="301010288">
            <text:p>301010288</text:p>
          </table:table-cell>
          <table:table-cell table:formula="of:=IF([.A420]&lt;&gt;&quot;&quot;;VLOOKUP(VALUE([.C420]);['SEEED OPL'.$A$4:.$B$534];2;0);&quot;&quot;)" office:value-type="string" office:string-value="RC0603FR-0720KL">
            <text:p>RC0603FR-0720KL</text:p>
          </table:table-cell>
          <table:table-cell table:number-columns-repeated="2"/>
          <table:table-cell table:formula="of:=IF(['SEEED OPL'.A420]&lt;&gt;&quot;&quot;;['SEEED OPL'.A420];&quot;&quot;)">
            <text:p/>
          </table:table-cell>
          <table:table-cell table:formula="of:=IF(['SEEED OPL'.B420]&lt;&gt;&quot;&quot;;['SEEED OPL'.B420];&quot;&quot;)">
            <text:p/>
          </table:table-cell>
          <table:table-cell table:formula="of:=IF(['SEEED OPL'.C420]&lt;&gt;&quot;&quot;;['SEEED OPL'.C420];&quot;&quot;)">
            <text:p/>
          </table:table-cell>
          <table:table-cell table:formula="of:=IF([.H420]&lt;&gt;&quot;&quot;;VLOOKUP([.$H420]&amp;&quot; &quot;;['OOMLOUT-OOMP'.$H$3:.$H$829];1;0);&quot;&quot;)">
            <text:p/>
          </table:table-cell>
          <table:table-cell table:formula="of:=IF(ISNA([.K420]);1;&quot;&quot;)">
            <text:p/>
          </table:table-cell>
          <table:table-cell/>
        </table:table-row>
        <table:table-row table:style-name="ro1">
          <table:table-cell table:formula="of:=IF(['OOMLOUT-OOMP'.A420]&lt;&gt;&quot;&quot;;['OOMLOUT-OOMP'.A420];&quot;&quot;)" office:value-type="string" office:string-value="RESE-0603-X-O204-01">
            <text:p>RESE-0603-X-O204-01</text:p>
          </table:table-cell>
          <table:table-cell table:formula="of:=IF(['OOMLOUT-OOMP'.B420]&lt;&gt;&quot;&quot;;['OOMLOUT-OOMP'.B420];&quot;&quot;)" office:value-type="string" office:string-value="SMD (0603) 200k Ohm Resistor">
            <text:p>SMD (0603) 200k Ohm Resistor</text:p>
          </table:table-cell>
          <table:table-cell table:formula="of:=IF(['OOMLOUT-OOMP'.B420]&lt;&gt;&quot;&quot;;['OOMLOUT-OOMP'.H420];&quot;&quot;)" office:value-type="string" office:string-value="301010212 ">
            <text:p>301010212 </text:p>
          </table:table-cell>
          <table:table-cell table:formula="of:==IF([.A421]&lt;&gt;&quot;&quot;;VLOOKUP(VALUE([.C421]);['SEEED OPL'.$A$4:.$A$534];1;0);&quot;&quot;)" office:value-type="float" office:value="301010212">
            <text:p>301010212</text:p>
          </table:table-cell>
          <table:table-cell table:formula="of:=IF([.A421]&lt;&gt;&quot;&quot;;VLOOKUP(VALUE([.C421]);['SEEED OPL'.$A$4:.$B$534];2;0);&quot;&quot;)" office:value-type="string" office:string-value="RC0603JR-07200KL">
            <text:p>RC0603JR-07200KL</text:p>
          </table:table-cell>
          <table:table-cell table:number-columns-repeated="2"/>
          <table:table-cell table:formula="of:=IF(['SEEED OPL'.A421]&lt;&gt;&quot;&quot;;['SEEED OPL'.A421];&quot;&quot;)">
            <text:p/>
          </table:table-cell>
          <table:table-cell table:formula="of:=IF(['SEEED OPL'.B421]&lt;&gt;&quot;&quot;;['SEEED OPL'.B421];&quot;&quot;)">
            <text:p/>
          </table:table-cell>
          <table:table-cell table:formula="of:=IF(['SEEED OPL'.C421]&lt;&gt;&quot;&quot;;['SEEED OPL'.C421];&quot;&quot;)">
            <text:p/>
          </table:table-cell>
          <table:table-cell table:formula="of:=IF([.H421]&lt;&gt;&quot;&quot;;VLOOKUP([.$H421]&amp;&quot; &quot;;['OOMLOUT-OOMP'.$H$3:.$H$829];1;0);&quot;&quot;)">
            <text:p/>
          </table:table-cell>
          <table:table-cell table:formula="of:=IF(ISNA([.K421]);1;&quot;&quot;)">
            <text:p/>
          </table:table-cell>
          <table:table-cell/>
        </table:table-row>
        <table:table-row table:style-name="ro1">
          <table:table-cell table:formula="of:=IF(['OOMLOUT-OOMP'.A421]&lt;&gt;&quot;&quot;;['OOMLOUT-OOMP'.A421];&quot;&quot;)" office:value-type="string" office:string-value="RESE-0603-X-O205-67">
            <text:p>RESE-0603-X-O205-67</text:p>
          </table:table-cell>
          <table:table-cell table:formula="of:=IF(['OOMLOUT-OOMP'.B421]&lt;&gt;&quot;&quot;;['OOMLOUT-OOMP'.B421];&quot;&quot;)" office:value-type="string" office:string-value="SMD (0603) 2M Ohm Resistor 1%">
            <text:p>SMD (0603) 2M Ohm Resistor 1%</text:p>
          </table:table-cell>
          <table:table-cell table:formula="of:=IF(['OOMLOUT-OOMP'.B421]&lt;&gt;&quot;&quot;;['OOMLOUT-OOMP'.H421];&quot;&quot;)" office:value-type="string" office:string-value="301010154 ">
            <text:p>301010154 </text:p>
          </table:table-cell>
          <table:table-cell table:formula="of:==IF([.A422]&lt;&gt;&quot;&quot;;VLOOKUP(VALUE([.C422]);['SEEED OPL'.$A$4:.$A$534];1;0);&quot;&quot;)" office:value-type="float" office:value="301010154">
            <text:p>301010154</text:p>
          </table:table-cell>
          <table:table-cell table:formula="of:=IF([.A422]&lt;&gt;&quot;&quot;;VLOOKUP(VALUE([.C422]);['SEEED OPL'.$A$4:.$B$534];2;0);&quot;&quot;)" office:value-type="string" office:string-value="RC0603FR-072ML">
            <text:p>RC0603FR-072ML</text:p>
          </table:table-cell>
          <table:table-cell table:number-columns-repeated="2"/>
          <table:table-cell table:formula="of:=IF(['SEEED OPL'.A422]&lt;&gt;&quot;&quot;;['SEEED OPL'.A422];&quot;&quot;)">
            <text:p/>
          </table:table-cell>
          <table:table-cell table:formula="of:=IF(['SEEED OPL'.B422]&lt;&gt;&quot;&quot;;['SEEED OPL'.B422];&quot;&quot;)">
            <text:p/>
          </table:table-cell>
          <table:table-cell table:formula="of:=IF(['SEEED OPL'.C422]&lt;&gt;&quot;&quot;;['SEEED OPL'.C422];&quot;&quot;)">
            <text:p/>
          </table:table-cell>
          <table:table-cell table:formula="of:=IF([.H422]&lt;&gt;&quot;&quot;;VLOOKUP([.$H422]&amp;&quot; &quot;;['OOMLOUT-OOMP'.$H$3:.$H$829];1;0);&quot;&quot;)">
            <text:p/>
          </table:table-cell>
          <table:table-cell table:formula="of:=IF(ISNA([.K422]);1;&quot;&quot;)">
            <text:p/>
          </table:table-cell>
          <table:table-cell/>
        </table:table-row>
        <table:table-row table:style-name="ro1">
          <table:table-cell table:formula="of:=IF(['OOMLOUT-OOMP'.A422]&lt;&gt;&quot;&quot;;['OOMLOUT-OOMP'.A422];&quot;&quot;)" office:value-type="string" office:string-value="RESE-0603-X-O220-01">
            <text:p>RESE-0603-X-O220-01</text:p>
          </table:table-cell>
          <table:table-cell table:formula="of:=IF(['OOMLOUT-OOMP'.B422]&lt;&gt;&quot;&quot;;['OOMLOUT-OOMP'.B422];&quot;&quot;)" office:value-type="string" office:string-value="SMD (0603) 22 Ohm Resistor">
            <text:p>SMD (0603) 22 Ohm Resistor</text:p>
          </table:table-cell>
          <table:table-cell table:formula="of:=IF(['OOMLOUT-OOMP'.B422]&lt;&gt;&quot;&quot;;['OOMLOUT-OOMP'.H422];&quot;&quot;)" office:value-type="string" office:string-value="301010289 ">
            <text:p>301010289 </text:p>
          </table:table-cell>
          <table:table-cell table:formula="of:==IF([.A423]&lt;&gt;&quot;&quot;;VLOOKUP(VALUE([.C423]);['SEEED OPL'.$A$4:.$A$534];1;0);&quot;&quot;)" office:value-type="float" office:value="301010289">
            <text:p>301010289</text:p>
          </table:table-cell>
          <table:table-cell table:formula="of:=IF([.A423]&lt;&gt;&quot;&quot;;VLOOKUP(VALUE([.C423]);['SEEED OPL'.$A$4:.$B$534];2;0);&quot;&quot;)" office:value-type="string" office:string-value="RC0603JR-0722RL">
            <text:p>RC0603JR-0722RL</text:p>
          </table:table-cell>
          <table:table-cell table:number-columns-repeated="2"/>
          <table:table-cell table:formula="of:=IF(['SEEED OPL'.A423]&lt;&gt;&quot;&quot;;['SEEED OPL'.A423];&quot;&quot;)">
            <text:p/>
          </table:table-cell>
          <table:table-cell table:formula="of:=IF(['SEEED OPL'.B423]&lt;&gt;&quot;&quot;;['SEEED OPL'.B423];&quot;&quot;)">
            <text:p/>
          </table:table-cell>
          <table:table-cell table:formula="of:=IF(['SEEED OPL'.C423]&lt;&gt;&quot;&quot;;['SEEED OPL'.C423];&quot;&quot;)">
            <text:p/>
          </table:table-cell>
          <table:table-cell table:formula="of:=IF([.H423]&lt;&gt;&quot;&quot;;VLOOKUP([.$H423]&amp;&quot; &quot;;['OOMLOUT-OOMP'.$H$3:.$H$829];1;0);&quot;&quot;)">
            <text:p/>
          </table:table-cell>
          <table:table-cell table:formula="of:=IF(ISNA([.K423]);1;&quot;&quot;)">
            <text:p/>
          </table:table-cell>
          <table:table-cell/>
        </table:table-row>
        <table:table-row table:style-name="ro1">
          <table:table-cell table:formula="of:=IF(['OOMLOUT-OOMP'.A423]&lt;&gt;&quot;&quot;;['OOMLOUT-OOMP'.A423];&quot;&quot;)" office:value-type="string" office:string-value="RESE-0603-X-O221-01">
            <text:p>RESE-0603-X-O221-01</text:p>
          </table:table-cell>
          <table:table-cell table:formula="of:=IF(['OOMLOUT-OOMP'.B423]&lt;&gt;&quot;&quot;;['OOMLOUT-OOMP'.B423];&quot;&quot;)" office:value-type="string" office:string-value="SMD (0603) 220 Ohm Resistor">
            <text:p>SMD (0603) 220 Ohm Resistor</text:p>
          </table:table-cell>
          <table:table-cell table:formula="of:=IF(['OOMLOUT-OOMP'.B423]&lt;&gt;&quot;&quot;;['OOMLOUT-OOMP'.H423];&quot;&quot;)" office:value-type="string" office:string-value="301010163 ">
            <text:p>301010163 </text:p>
          </table:table-cell>
          <table:table-cell table:formula="of:==IF([.A424]&lt;&gt;&quot;&quot;;VLOOKUP(VALUE([.C424]);['SEEED OPL'.$A$4:.$A$534];1;0);&quot;&quot;)" office:value-type="float" office:value="301010163">
            <text:p>301010163</text:p>
          </table:table-cell>
          <table:table-cell table:formula="of:=IF([.A424]&lt;&gt;&quot;&quot;;VLOOKUP(VALUE([.C424]);['SEEED OPL'.$A$4:.$B$534];2;0);&quot;&quot;)" office:value-type="string" office:string-value="RC0603JR-07220RL">
            <text:p>RC0603JR-07220RL</text:p>
          </table:table-cell>
          <table:table-cell table:number-columns-repeated="2"/>
          <table:table-cell table:formula="of:=IF(['SEEED OPL'.A424]&lt;&gt;&quot;&quot;;['SEEED OPL'.A424];&quot;&quot;)">
            <text:p/>
          </table:table-cell>
          <table:table-cell table:formula="of:=IF(['SEEED OPL'.B424]&lt;&gt;&quot;&quot;;['SEEED OPL'.B424];&quot;&quot;)">
            <text:p/>
          </table:table-cell>
          <table:table-cell table:formula="of:=IF(['SEEED OPL'.C424]&lt;&gt;&quot;&quot;;['SEEED OPL'.C424];&quot;&quot;)">
            <text:p/>
          </table:table-cell>
          <table:table-cell table:formula="of:=IF([.H424]&lt;&gt;&quot;&quot;;VLOOKUP([.$H424]&amp;&quot; &quot;;['OOMLOUT-OOMP'.$H$3:.$H$829];1;0);&quot;&quot;)">
            <text:p/>
          </table:table-cell>
          <table:table-cell table:formula="of:=IF(ISNA([.K424]);1;&quot;&quot;)">
            <text:p/>
          </table:table-cell>
          <table:table-cell/>
        </table:table-row>
        <table:table-row table:style-name="ro1">
          <table:table-cell table:formula="of:=IF(['OOMLOUT-OOMP'.A424]&lt;&gt;&quot;&quot;;['OOMLOUT-OOMP'.A424];&quot;&quot;)" office:value-type="string" office:string-value="RESE-0603-X-O222-01">
            <text:p>RESE-0603-X-O222-01</text:p>
          </table:table-cell>
          <table:table-cell table:formula="of:=IF(['OOMLOUT-OOMP'.B424]&lt;&gt;&quot;&quot;;['OOMLOUT-OOMP'.B424];&quot;&quot;)" office:value-type="string" office:string-value=" SMD (0603) 2.2k Ohm Resistor ">
            <text:p><text:s/>SMD (0603) 2.2k Ohm Resistor </text:p>
          </table:table-cell>
          <table:table-cell table:formula="of:=IF(['OOMLOUT-OOMP'.B424]&lt;&gt;&quot;&quot;;['OOMLOUT-OOMP'.H424];&quot;&quot;)" office:value-type="string" office:string-value="301010124 ">
            <text:p>301010124 </text:p>
          </table:table-cell>
          <table:table-cell table:formula="of:==IF([.A425]&lt;&gt;&quot;&quot;;VLOOKUP(VALUE([.C425]);['SEEED OPL'.$A$4:.$A$534];1;0);&quot;&quot;)" office:value-type="float" office:value="301010124">
            <text:p>301010124</text:p>
          </table:table-cell>
          <table:table-cell table:formula="of:=IF([.A425]&lt;&gt;&quot;&quot;;VLOOKUP(VALUE([.C425]);['SEEED OPL'.$A$4:.$B$534];2;0);&quot;&quot;)" office:value-type="string" office:string-value="RC0603JR-072K2L">
            <text:p>RC0603JR-072K2L</text:p>
          </table:table-cell>
          <table:table-cell table:number-columns-repeated="2"/>
          <table:table-cell table:formula="of:=IF(['SEEED OPL'.A425]&lt;&gt;&quot;&quot;;['SEEED OPL'.A425];&quot;&quot;)">
            <text:p/>
          </table:table-cell>
          <table:table-cell table:formula="of:=IF(['SEEED OPL'.B425]&lt;&gt;&quot;&quot;;['SEEED OPL'.B425];&quot;&quot;)">
            <text:p/>
          </table:table-cell>
          <table:table-cell table:formula="of:=IF(['SEEED OPL'.C425]&lt;&gt;&quot;&quot;;['SEEED OPL'.C425];&quot;&quot;)">
            <text:p/>
          </table:table-cell>
          <table:table-cell table:formula="of:=IF([.H425]&lt;&gt;&quot;&quot;;VLOOKUP([.$H425]&amp;&quot; &quot;;['OOMLOUT-OOMP'.$H$3:.$H$829];1;0);&quot;&quot;)">
            <text:p/>
          </table:table-cell>
          <table:table-cell table:formula="of:=IF(ISNA([.K425]);1;&quot;&quot;)">
            <text:p/>
          </table:table-cell>
          <table:table-cell/>
        </table:table-row>
        <table:table-row table:style-name="ro1">
          <table:table-cell table:formula="of:=IF(['OOMLOUT-OOMP'.A425]&lt;&gt;&quot;&quot;;['OOMLOUT-OOMP'.A425];&quot;&quot;)" office:value-type="string" office:string-value="RESE-0603-X-O223-01">
            <text:p>RESE-0603-X-O223-01</text:p>
          </table:table-cell>
          <table:table-cell table:formula="of:=IF(['OOMLOUT-OOMP'.B425]&lt;&gt;&quot;&quot;;['OOMLOUT-OOMP'.B425];&quot;&quot;)" office:value-type="string" office:string-value="SMD (0603) 22k Ohm Resistor">
            <text:p>SMD (0603) 22k Ohm Resistor</text:p>
          </table:table-cell>
          <table:table-cell table:formula="of:=IF(['OOMLOUT-OOMP'.B425]&lt;&gt;&quot;&quot;;['OOMLOUT-OOMP'.H425];&quot;&quot;)" office:value-type="string" office:string-value="301010132 ">
            <text:p>301010132 </text:p>
          </table:table-cell>
          <table:table-cell table:formula="of:==IF([.A426]&lt;&gt;&quot;&quot;;VLOOKUP(VALUE([.C426]);['SEEED OPL'.$A$4:.$A$534];1;0);&quot;&quot;)" office:value-type="float" office:value="301010132">
            <text:p>301010132</text:p>
          </table:table-cell>
          <table:table-cell table:formula="of:=IF([.A426]&lt;&gt;&quot;&quot;;VLOOKUP(VALUE([.C426]);['SEEED OPL'.$A$4:.$B$534];2;0);&quot;&quot;)" office:value-type="string" office:string-value="RC0603JR-0722KL">
            <text:p>RC0603JR-0722KL</text:p>
          </table:table-cell>
          <table:table-cell table:number-columns-repeated="2"/>
          <table:table-cell table:formula="of:=IF(['SEEED OPL'.A426]&lt;&gt;&quot;&quot;;['SEEED OPL'.A426];&quot;&quot;)">
            <text:p/>
          </table:table-cell>
          <table:table-cell table:formula="of:=IF(['SEEED OPL'.B426]&lt;&gt;&quot;&quot;;['SEEED OPL'.B426];&quot;&quot;)">
            <text:p/>
          </table:table-cell>
          <table:table-cell table:formula="of:=IF(['SEEED OPL'.C426]&lt;&gt;&quot;&quot;;['SEEED OPL'.C426];&quot;&quot;)">
            <text:p/>
          </table:table-cell>
          <table:table-cell table:formula="of:=IF([.H426]&lt;&gt;&quot;&quot;;VLOOKUP([.$H426]&amp;&quot; &quot;;['OOMLOUT-OOMP'.$H$3:.$H$829];1;0);&quot;&quot;)">
            <text:p/>
          </table:table-cell>
          <table:table-cell table:formula="of:=IF(ISNA([.K426]);1;&quot;&quot;)">
            <text:p/>
          </table:table-cell>
          <table:table-cell/>
        </table:table-row>
        <table:table-row table:style-name="ro1">
          <table:table-cell table:formula="of:=IF(['OOMLOUT-OOMP'.A426]&lt;&gt;&quot;&quot;;['OOMLOUT-OOMP'.A426];&quot;&quot;)" office:value-type="string" office:string-value="RESE-0603-X-O243-67">
            <text:p>RESE-0603-X-O243-67</text:p>
          </table:table-cell>
          <table:table-cell table:formula="of:=IF(['OOMLOUT-OOMP'.B426]&lt;&gt;&quot;&quot;;['OOMLOUT-OOMP'.B426];&quot;&quot;)" office:value-type="string" office:string-value="SMD (0603) 24k Ohm Resistor 1%">
            <text:p>SMD (0603) 24k Ohm Resistor 1%</text:p>
          </table:table-cell>
          <table:table-cell table:formula="of:=IF(['OOMLOUT-OOMP'.B426]&lt;&gt;&quot;&quot;;['OOMLOUT-OOMP'.H426];&quot;&quot;)" office:value-type="string" office:string-value="301010232 ">
            <text:p>301010232 </text:p>
          </table:table-cell>
          <table:table-cell table:formula="of:==IF([.A427]&lt;&gt;&quot;&quot;;VLOOKUP(VALUE([.C427]);['SEEED OPL'.$A$4:.$A$534];1;0);&quot;&quot;)" office:value-type="float" office:value="0">
            <text:p>#N/A</text:p>
          </table:table-cell>
          <table:table-cell table:formula="of:=IF([.A427]&lt;&gt;&quot;&quot;;VLOOKUP(VALUE([.C42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27]&lt;&gt;&quot;&quot;;['SEEED OPL'.A427];&quot;&quot;)">
            <text:p/>
          </table:table-cell>
          <table:table-cell table:formula="of:=IF(['SEEED OPL'.B427]&lt;&gt;&quot;&quot;;['SEEED OPL'.B427];&quot;&quot;)">
            <text:p/>
          </table:table-cell>
          <table:table-cell table:formula="of:=IF(['SEEED OPL'.C427]&lt;&gt;&quot;&quot;;['SEEED OPL'.C427];&quot;&quot;)">
            <text:p/>
          </table:table-cell>
          <table:table-cell table:formula="of:=IF([.H427]&lt;&gt;&quot;&quot;;VLOOKUP([.$H427]&amp;&quot; &quot;;['OOMLOUT-OOMP'.$H$3:.$H$829];1;0);&quot;&quot;)">
            <text:p/>
          </table:table-cell>
          <table:table-cell table:formula="of:=IF(ISNA([.K427]);1;&quot;&quot;)">
            <text:p/>
          </table:table-cell>
          <table:table-cell/>
        </table:table-row>
        <table:table-row table:style-name="ro1">
          <table:table-cell table:formula="of:=IF(['OOMLOUT-OOMP'.A427]&lt;&gt;&quot;&quot;;['OOMLOUT-OOMP'.A427];&quot;&quot;)" office:value-type="string" office:string-value="RESE-0603-X-O273-01">
            <text:p>RESE-0603-X-O273-01</text:p>
          </table:table-cell>
          <table:table-cell table:formula="of:=IF(['OOMLOUT-OOMP'.B427]&lt;&gt;&quot;&quot;;['OOMLOUT-OOMP'.B427];&quot;&quot;)" office:value-type="string" office:string-value="SMD (0603) 27k Ohm Resistor">
            <text:p>SMD (0603) 27k Ohm Resistor</text:p>
          </table:table-cell>
          <table:table-cell table:formula="of:=IF(['OOMLOUT-OOMP'.B427]&lt;&gt;&quot;&quot;;['OOMLOUT-OOMP'.H427];&quot;&quot;)" office:value-type="string" office:string-value="301010092 ">
            <text:p>301010092 </text:p>
          </table:table-cell>
          <table:table-cell table:formula="of:==IF([.A428]&lt;&gt;&quot;&quot;;VLOOKUP(VALUE([.C428]);['SEEED OPL'.$A$4:.$A$534];1;0);&quot;&quot;)" office:value-type="float" office:value="0">
            <text:p>#N/A</text:p>
          </table:table-cell>
          <table:table-cell table:formula="of:=IF([.A428]&lt;&gt;&quot;&quot;;VLOOKUP(VALUE([.C42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28]&lt;&gt;&quot;&quot;;['SEEED OPL'.A428];&quot;&quot;)">
            <text:p/>
          </table:table-cell>
          <table:table-cell table:formula="of:=IF(['SEEED OPL'.B428]&lt;&gt;&quot;&quot;;['SEEED OPL'.B428];&quot;&quot;)">
            <text:p/>
          </table:table-cell>
          <table:table-cell table:formula="of:=IF(['SEEED OPL'.C428]&lt;&gt;&quot;&quot;;['SEEED OPL'.C428];&quot;&quot;)">
            <text:p/>
          </table:table-cell>
          <table:table-cell table:formula="of:=IF([.H428]&lt;&gt;&quot;&quot;;VLOOKUP([.$H428]&amp;&quot; &quot;;['OOMLOUT-OOMP'.$H$3:.$H$829];1;0);&quot;&quot;)">
            <text:p/>
          </table:table-cell>
          <table:table-cell table:formula="of:=IF(ISNA([.K428]);1;&quot;&quot;)">
            <text:p/>
          </table:table-cell>
          <table:table-cell/>
        </table:table-row>
        <table:table-row table:style-name="ro1">
          <table:table-cell table:formula="of:=IF(['OOMLOUT-OOMP'.A428]&lt;&gt;&quot;&quot;;['OOMLOUT-OOMP'.A428];&quot;&quot;)" office:value-type="string" office:string-value="RESE-0603-X-O302-67">
            <text:p>RESE-0603-X-O302-67</text:p>
          </table:table-cell>
          <table:table-cell table:formula="of:=IF(['OOMLOUT-OOMP'.B428]&lt;&gt;&quot;&quot;;['OOMLOUT-OOMP'.B428];&quot;&quot;)" office:value-type="string" office:string-value="SMD (0603) 3k Ohm Resistor 1%">
            <text:p>SMD (0603) 3k Ohm Resistor 1%</text:p>
          </table:table-cell>
          <table:table-cell table:formula="of:=IF(['OOMLOUT-OOMP'.B428]&lt;&gt;&quot;&quot;;['OOMLOUT-OOMP'.H428];&quot;&quot;)" office:value-type="string" office:string-value="301010170 ">
            <text:p>301010170 </text:p>
          </table:table-cell>
          <table:table-cell table:formula="of:==IF([.A429]&lt;&gt;&quot;&quot;;VLOOKUP(VALUE([.C429]);['SEEED OPL'.$A$4:.$A$534];1;0);&quot;&quot;)" office:value-type="float" office:value="301010170">
            <text:p>301010170</text:p>
          </table:table-cell>
          <table:table-cell table:formula="of:=IF([.A429]&lt;&gt;&quot;&quot;;VLOOKUP(VALUE([.C429]);['SEEED OPL'.$A$4:.$B$534];2;0);&quot;&quot;)" office:value-type="string" office:string-value="RC0603FR-073KL">
            <text:p>RC0603FR-073KL</text:p>
          </table:table-cell>
          <table:table-cell table:number-columns-repeated="2"/>
          <table:table-cell table:formula="of:=IF(['SEEED OPL'.A429]&lt;&gt;&quot;&quot;;['SEEED OPL'.A429];&quot;&quot;)">
            <text:p/>
          </table:table-cell>
          <table:table-cell table:formula="of:=IF(['SEEED OPL'.B429]&lt;&gt;&quot;&quot;;['SEEED OPL'.B429];&quot;&quot;)">
            <text:p/>
          </table:table-cell>
          <table:table-cell table:formula="of:=IF(['SEEED OPL'.C429]&lt;&gt;&quot;&quot;;['SEEED OPL'.C429];&quot;&quot;)">
            <text:p/>
          </table:table-cell>
          <table:table-cell table:formula="of:=IF([.H429]&lt;&gt;&quot;&quot;;VLOOKUP([.$H429]&amp;&quot; &quot;;['OOMLOUT-OOMP'.$H$3:.$H$829];1;0);&quot;&quot;)">
            <text:p/>
          </table:table-cell>
          <table:table-cell table:formula="of:=IF(ISNA([.K429]);1;&quot;&quot;)">
            <text:p/>
          </table:table-cell>
          <table:table-cell/>
        </table:table-row>
        <table:table-row table:style-name="ro1">
          <table:table-cell table:formula="of:=IF(['OOMLOUT-OOMP'.A429]&lt;&gt;&quot;&quot;;['OOMLOUT-OOMP'.A429];&quot;&quot;)" office:value-type="string" office:string-value="RESE-0603-X-O303-67">
            <text:p>RESE-0603-X-O303-67</text:p>
          </table:table-cell>
          <table:table-cell table:formula="of:=IF(['OOMLOUT-OOMP'.B429]&lt;&gt;&quot;&quot;;['OOMLOUT-OOMP'.B429];&quot;&quot;)" office:value-type="string" office:string-value="SMD (0603) 30k Ohm Resistor 1%">
            <text:p>SMD (0603) 30k Ohm Resistor 1%</text:p>
          </table:table-cell>
          <table:table-cell table:formula="of:=IF(['OOMLOUT-OOMP'.B429]&lt;&gt;&quot;&quot;;['OOMLOUT-OOMP'.H429];&quot;&quot;)" office:value-type="string" office:string-value="301010202 ">
            <text:p>301010202 </text:p>
          </table:table-cell>
          <table:table-cell table:formula="of:==IF([.A430]&lt;&gt;&quot;&quot;;VLOOKUP(VALUE([.C430]);['SEEED OPL'.$A$4:.$A$534];1;0);&quot;&quot;)" office:value-type="float" office:value="301010202">
            <text:p>301010202</text:p>
          </table:table-cell>
          <table:table-cell table:formula="of:=IF([.A430]&lt;&gt;&quot;&quot;;VLOOKUP(VALUE([.C430]);['SEEED OPL'.$A$4:.$B$534];2;0);&quot;&quot;)" office:value-type="string" office:string-value="RC0603FR-0730KL">
            <text:p>RC0603FR-0730KL</text:p>
          </table:table-cell>
          <table:table-cell table:number-columns-repeated="2"/>
          <table:table-cell table:formula="of:=IF(['SEEED OPL'.A430]&lt;&gt;&quot;&quot;;['SEEED OPL'.A430];&quot;&quot;)">
            <text:p/>
          </table:table-cell>
          <table:table-cell table:formula="of:=IF(['SEEED OPL'.B430]&lt;&gt;&quot;&quot;;['SEEED OPL'.B430];&quot;&quot;)">
            <text:p/>
          </table:table-cell>
          <table:table-cell table:formula="of:=IF(['SEEED OPL'.C430]&lt;&gt;&quot;&quot;;['SEEED OPL'.C430];&quot;&quot;)">
            <text:p/>
          </table:table-cell>
          <table:table-cell table:formula="of:=IF([.H430]&lt;&gt;&quot;&quot;;VLOOKUP([.$H430]&amp;&quot; &quot;;['OOMLOUT-OOMP'.$H$3:.$H$829];1;0);&quot;&quot;)">
            <text:p/>
          </table:table-cell>
          <table:table-cell table:formula="of:=IF(ISNA([.K430]);1;&quot;&quot;)">
            <text:p/>
          </table:table-cell>
          <table:table-cell/>
        </table:table-row>
        <table:table-row table:style-name="ro1">
          <table:table-cell table:formula="of:=IF(['OOMLOUT-OOMP'.A430]&lt;&gt;&quot;&quot;;['OOMLOUT-OOMP'.A430];&quot;&quot;)" office:value-type="string" office:string-value="RESE-0603-X-O330-01">
            <text:p>RESE-0603-X-O330-01</text:p>
          </table:table-cell>
          <table:table-cell table:formula="of:=IF(['OOMLOUT-OOMP'.B430]&lt;&gt;&quot;&quot;;['OOMLOUT-OOMP'.B430];&quot;&quot;)" office:value-type="string" office:string-value="SMD (0603) 33 Ohm Resistor">
            <text:p>SMD (0603) 33 Ohm Resistor</text:p>
          </table:table-cell>
          <table:table-cell table:formula="of:=IF(['OOMLOUT-OOMP'.B430]&lt;&gt;&quot;&quot;;['OOMLOUT-OOMP'.H430];&quot;&quot;)" office:value-type="string" office:string-value="301010117 ">
            <text:p>301010117 </text:p>
          </table:table-cell>
          <table:table-cell table:formula="of:==IF([.A431]&lt;&gt;&quot;&quot;;VLOOKUP(VALUE([.C431]);['SEEED OPL'.$A$4:.$A$534];1;0);&quot;&quot;)" office:value-type="float" office:value="0">
            <text:p>#N/A</text:p>
          </table:table-cell>
          <table:table-cell table:formula="of:=IF([.A431]&lt;&gt;&quot;&quot;;VLOOKUP(VALUE([.C43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31]&lt;&gt;&quot;&quot;;['SEEED OPL'.A431];&quot;&quot;)">
            <text:p/>
          </table:table-cell>
          <table:table-cell table:formula="of:=IF(['SEEED OPL'.B431]&lt;&gt;&quot;&quot;;['SEEED OPL'.B431];&quot;&quot;)">
            <text:p/>
          </table:table-cell>
          <table:table-cell table:formula="of:=IF(['SEEED OPL'.C431]&lt;&gt;&quot;&quot;;['SEEED OPL'.C431];&quot;&quot;)">
            <text:p/>
          </table:table-cell>
          <table:table-cell table:formula="of:=IF([.H431]&lt;&gt;&quot;&quot;;VLOOKUP([.$H431]&amp;&quot; &quot;;['OOMLOUT-OOMP'.$H$3:.$H$829];1;0);&quot;&quot;)">
            <text:p/>
          </table:table-cell>
          <table:table-cell table:formula="of:=IF(ISNA([.K431]);1;&quot;&quot;)">
            <text:p/>
          </table:table-cell>
          <table:table-cell/>
        </table:table-row>
        <table:table-row table:style-name="ro1">
          <table:table-cell table:formula="of:=IF(['OOMLOUT-OOMP'.A431]&lt;&gt;&quot;&quot;;['OOMLOUT-OOMP'.A431];&quot;&quot;)" office:value-type="string" office:string-value="RESE-0603-X-O330-67">
            <text:p>RESE-0603-X-O330-67</text:p>
          </table:table-cell>
          <table:table-cell table:formula="of:=IF(['OOMLOUT-OOMP'.B431]&lt;&gt;&quot;&quot;;['OOMLOUT-OOMP'.B431];&quot;&quot;)" office:value-type="string" office:string-value="SMD (0603) 33 Ohm Resistor 1%">
            <text:p>SMD (0603) 33 Ohm Resistor 1%</text:p>
          </table:table-cell>
          <table:table-cell table:formula="of:=IF(['OOMLOUT-OOMP'.B431]&lt;&gt;&quot;&quot;;['OOMLOUT-OOMP'.H431];&quot;&quot;)" office:value-type="float" office:value="0">
            <text:p>0</text:p>
          </table:table-cell>
          <table:table-cell table:formula="of:==IF([.A432]&lt;&gt;&quot;&quot;;VLOOKUP(VALUE([.C432]);['SEEED OPL'.$A$4:.$A$534];1;0);&quot;&quot;)" office:value-type="float" office:value="0">
            <text:p>#N/A</text:p>
          </table:table-cell>
          <table:table-cell table:formula="of:=IF([.A432]&lt;&gt;&quot;&quot;;VLOOKUP(VALUE([.C43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32]&lt;&gt;&quot;&quot;;['SEEED OPL'.A432];&quot;&quot;)">
            <text:p/>
          </table:table-cell>
          <table:table-cell table:formula="of:=IF(['SEEED OPL'.B432]&lt;&gt;&quot;&quot;;['SEEED OPL'.B432];&quot;&quot;)">
            <text:p/>
          </table:table-cell>
          <table:table-cell table:formula="of:=IF(['SEEED OPL'.C432]&lt;&gt;&quot;&quot;;['SEEED OPL'.C432];&quot;&quot;)">
            <text:p/>
          </table:table-cell>
          <table:table-cell table:formula="of:=IF([.H432]&lt;&gt;&quot;&quot;;VLOOKUP([.$H432]&amp;&quot; &quot;;['OOMLOUT-OOMP'.$H$3:.$H$829];1;0);&quot;&quot;)">
            <text:p/>
          </table:table-cell>
          <table:table-cell table:formula="of:=IF(ISNA([.K432]);1;&quot;&quot;)">
            <text:p/>
          </table:table-cell>
          <table:table-cell/>
        </table:table-row>
        <table:table-row table:style-name="ro1">
          <table:table-cell table:formula="of:=IF(['OOMLOUT-OOMP'.A432]&lt;&gt;&quot;&quot;;['OOMLOUT-OOMP'.A432];&quot;&quot;)" office:value-type="string" office:string-value="RESE-0603-X-O331-01">
            <text:p>RESE-0603-X-O331-01</text:p>
          </table:table-cell>
          <table:table-cell table:formula="of:=IF(['OOMLOUT-OOMP'.B432]&lt;&gt;&quot;&quot;;['OOMLOUT-OOMP'.B432];&quot;&quot;)" office:value-type="string" office:string-value="SMD (0603) 330 Ohm Resistor">
            <text:p>SMD (0603) 330 Ohm Resistor</text:p>
          </table:table-cell>
          <table:table-cell table:formula="of:=IF(['OOMLOUT-OOMP'.B432]&lt;&gt;&quot;&quot;;['OOMLOUT-OOMP'.H432];&quot;&quot;)" office:value-type="float" office:value="0">
            <text:p>0</text:p>
          </table:table-cell>
          <table:table-cell table:formula="of:==IF([.A433]&lt;&gt;&quot;&quot;;VLOOKUP(VALUE([.C433]);['SEEED OPL'.$A$4:.$A$534];1;0);&quot;&quot;)" office:value-type="float" office:value="0">
            <text:p>#N/A</text:p>
          </table:table-cell>
          <table:table-cell table:formula="of:=IF([.A433]&lt;&gt;&quot;&quot;;VLOOKUP(VALUE([.C43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33]&lt;&gt;&quot;&quot;;['SEEED OPL'.A433];&quot;&quot;)">
            <text:p/>
          </table:table-cell>
          <table:table-cell table:formula="of:=IF(['SEEED OPL'.B433]&lt;&gt;&quot;&quot;;['SEEED OPL'.B433];&quot;&quot;)">
            <text:p/>
          </table:table-cell>
          <table:table-cell table:formula="of:=IF(['SEEED OPL'.C433]&lt;&gt;&quot;&quot;;['SEEED OPL'.C433];&quot;&quot;)">
            <text:p/>
          </table:table-cell>
          <table:table-cell table:formula="of:=IF([.H433]&lt;&gt;&quot;&quot;;VLOOKUP([.$H433]&amp;&quot; &quot;;['OOMLOUT-OOMP'.$H$3:.$H$829];1;0);&quot;&quot;)">
            <text:p/>
          </table:table-cell>
          <table:table-cell table:formula="of:=IF(ISNA([.K433]);1;&quot;&quot;)">
            <text:p/>
          </table:table-cell>
          <table:table-cell/>
        </table:table-row>
        <table:table-row table:style-name="ro1">
          <table:table-cell table:formula="of:=IF(['OOMLOUT-OOMP'.A433]&lt;&gt;&quot;&quot;;['OOMLOUT-OOMP'.A433];&quot;&quot;)" office:value-type="string" office:string-value="RESE-0603-X-O331-67">
            <text:p>RESE-0603-X-O331-67</text:p>
          </table:table-cell>
          <table:table-cell table:formula="of:=IF(['OOMLOUT-OOMP'.B433]&lt;&gt;&quot;&quot;;['OOMLOUT-OOMP'.B433];&quot;&quot;)" office:value-type="string" office:string-value=" SMD (0603) 330 Ohm Resistor 1% ">
            <text:p><text:s/>SMD (0603) 330 Ohm Resistor 1% </text:p>
          </table:table-cell>
          <table:table-cell table:formula="of:=IF(['OOMLOUT-OOMP'.B433]&lt;&gt;&quot;&quot;;['OOMLOUT-OOMP'.H433];&quot;&quot;)" office:value-type="string" office:string-value="301010300 ">
            <text:p>301010300 </text:p>
          </table:table-cell>
          <table:table-cell table:formula="of:==IF([.A434]&lt;&gt;&quot;&quot;;VLOOKUP(VALUE([.C434]);['SEEED OPL'.$A$4:.$A$534];1;0);&quot;&quot;)" office:value-type="float" office:value="301010300">
            <text:p>301010300</text:p>
          </table:table-cell>
          <table:table-cell table:formula="of:=IF([.A434]&lt;&gt;&quot;&quot;;VLOOKUP(VALUE([.C434]);['SEEED OPL'.$A$4:.$B$534];2;0);&quot;&quot;)" office:value-type="string" office:string-value="RC0603FR-07330RL">
            <text:p>RC0603FR-07330RL</text:p>
          </table:table-cell>
          <table:table-cell table:number-columns-repeated="2"/>
          <table:table-cell table:formula="of:=IF(['SEEED OPL'.A434]&lt;&gt;&quot;&quot;;['SEEED OPL'.A434];&quot;&quot;)">
            <text:p/>
          </table:table-cell>
          <table:table-cell table:formula="of:=IF(['SEEED OPL'.B434]&lt;&gt;&quot;&quot;;['SEEED OPL'.B434];&quot;&quot;)">
            <text:p/>
          </table:table-cell>
          <table:table-cell table:formula="of:=IF(['SEEED OPL'.C434]&lt;&gt;&quot;&quot;;['SEEED OPL'.C434];&quot;&quot;)">
            <text:p/>
          </table:table-cell>
          <table:table-cell table:formula="of:=IF([.H434]&lt;&gt;&quot;&quot;;VLOOKUP([.$H434]&amp;&quot; &quot;;['OOMLOUT-OOMP'.$H$3:.$H$829];1;0);&quot;&quot;)">
            <text:p/>
          </table:table-cell>
          <table:table-cell table:formula="of:=IF(ISNA([.K434]);1;&quot;&quot;)">
            <text:p/>
          </table:table-cell>
          <table:table-cell/>
        </table:table-row>
        <table:table-row table:style-name="ro1">
          <table:table-cell table:formula="of:=IF(['OOMLOUT-OOMP'.A434]&lt;&gt;&quot;&quot;;['OOMLOUT-OOMP'.A434];&quot;&quot;)" office:value-type="string" office:string-value="RESE-0603-X-O332-67">
            <text:p>RESE-0603-X-O332-67</text:p>
          </table:table-cell>
          <table:table-cell table:formula="of:=IF(['OOMLOUT-OOMP'.B434]&lt;&gt;&quot;&quot;;['OOMLOUT-OOMP'.B434];&quot;&quot;)" office:value-type="string" office:string-value="SMD (0603) 3.3k Ohm Resistor 1%">
            <text:p>SMD (0603) 3.3k Ohm Resistor 1%</text:p>
          </table:table-cell>
          <table:table-cell table:formula="of:=IF(['OOMLOUT-OOMP'.B434]&lt;&gt;&quot;&quot;;['OOMLOUT-OOMP'.H434];&quot;&quot;)" office:value-type="string" office:string-value="301010251 ">
            <text:p>301010251 </text:p>
          </table:table-cell>
          <table:table-cell table:formula="of:==IF([.A435]&lt;&gt;&quot;&quot;;VLOOKUP(VALUE([.C435]);['SEEED OPL'.$A$4:.$A$534];1;0);&quot;&quot;)" office:value-type="float" office:value="301010251">
            <text:p>301010251</text:p>
          </table:table-cell>
          <table:table-cell table:formula="of:=IF([.A435]&lt;&gt;&quot;&quot;;VLOOKUP(VALUE([.C435]);['SEEED OPL'.$A$4:.$B$534];2;0);&quot;&quot;)" office:value-type="string" office:string-value="RC0603FR-073K3L">
            <text:p>RC0603FR-073K3L</text:p>
          </table:table-cell>
          <table:table-cell table:number-columns-repeated="2"/>
          <table:table-cell table:formula="of:=IF(['SEEED OPL'.A435]&lt;&gt;&quot;&quot;;['SEEED OPL'.A435];&quot;&quot;)">
            <text:p/>
          </table:table-cell>
          <table:table-cell table:formula="of:=IF(['SEEED OPL'.B435]&lt;&gt;&quot;&quot;;['SEEED OPL'.B435];&quot;&quot;)">
            <text:p/>
          </table:table-cell>
          <table:table-cell table:formula="of:=IF(['SEEED OPL'.C435]&lt;&gt;&quot;&quot;;['SEEED OPL'.C435];&quot;&quot;)">
            <text:p/>
          </table:table-cell>
          <table:table-cell table:formula="of:=IF([.H435]&lt;&gt;&quot;&quot;;VLOOKUP([.$H435]&amp;&quot; &quot;;['OOMLOUT-OOMP'.$H$3:.$H$829];1;0);&quot;&quot;)">
            <text:p/>
          </table:table-cell>
          <table:table-cell table:formula="of:=IF(ISNA([.K435]);1;&quot;&quot;)">
            <text:p/>
          </table:table-cell>
          <table:table-cell/>
        </table:table-row>
        <table:table-row table:style-name="ro1">
          <table:table-cell table:formula="of:=IF(['OOMLOUT-OOMP'.A435]&lt;&gt;&quot;&quot;;['OOMLOUT-OOMP'.A435];&quot;&quot;)" office:value-type="string" office:string-value="RESE-0603-X-O390-01">
            <text:p>RESE-0603-X-O390-01</text:p>
          </table:table-cell>
          <table:table-cell table:formula="of:=IF(['OOMLOUT-OOMP'.B435]&lt;&gt;&quot;&quot;;['OOMLOUT-OOMP'.B435];&quot;&quot;)" office:value-type="string" office:string-value=" SMD (0603) 39 Ohm Resistor ">
            <text:p><text:s/>SMD (0603) 39 Ohm Resistor </text:p>
          </table:table-cell>
          <table:table-cell table:formula="of:=IF(['OOMLOUT-OOMP'.B435]&lt;&gt;&quot;&quot;;['OOMLOUT-OOMP'.H435];&quot;&quot;)" office:value-type="string" office:string-value="301010138 ">
            <text:p>301010138 </text:p>
          </table:table-cell>
          <table:table-cell table:formula="of:==IF([.A436]&lt;&gt;&quot;&quot;;VLOOKUP(VALUE([.C436]);['SEEED OPL'.$A$4:.$A$534];1;0);&quot;&quot;)" office:value-type="float" office:value="301010138">
            <text:p>301010138</text:p>
          </table:table-cell>
          <table:table-cell table:formula="of:=IF([.A436]&lt;&gt;&quot;&quot;;VLOOKUP(VALUE([.C436]);['SEEED OPL'.$A$4:.$B$534];2;0);&quot;&quot;)" office:value-type="string" office:string-value="RC0603JR-0739RL">
            <text:p>RC0603JR-0739RL</text:p>
          </table:table-cell>
          <table:table-cell table:number-columns-repeated="2"/>
          <table:table-cell table:formula="of:=IF(['SEEED OPL'.A436]&lt;&gt;&quot;&quot;;['SEEED OPL'.A436];&quot;&quot;)">
            <text:p/>
          </table:table-cell>
          <table:table-cell table:formula="of:=IF(['SEEED OPL'.B436]&lt;&gt;&quot;&quot;;['SEEED OPL'.B436];&quot;&quot;)">
            <text:p/>
          </table:table-cell>
          <table:table-cell table:formula="of:=IF(['SEEED OPL'.C436]&lt;&gt;&quot;&quot;;['SEEED OPL'.C436];&quot;&quot;)">
            <text:p/>
          </table:table-cell>
          <table:table-cell table:formula="of:=IF([.H436]&lt;&gt;&quot;&quot;;VLOOKUP([.$H436]&amp;&quot; &quot;;['OOMLOUT-OOMP'.$H$3:.$H$829];1;0);&quot;&quot;)">
            <text:p/>
          </table:table-cell>
          <table:table-cell table:formula="of:=IF(ISNA([.K436]);1;&quot;&quot;)">
            <text:p/>
          </table:table-cell>
          <table:table-cell/>
        </table:table-row>
        <table:table-row table:style-name="ro1">
          <table:table-cell table:formula="of:=IF(['OOMLOUT-OOMP'.A436]&lt;&gt;&quot;&quot;;['OOMLOUT-OOMP'.A436];&quot;&quot;)" office:value-type="string" office:string-value="RESE-0603-X-O391-01">
            <text:p>RESE-0603-X-O391-01</text:p>
          </table:table-cell>
          <table:table-cell table:formula="of:=IF(['OOMLOUT-OOMP'.B436]&lt;&gt;&quot;&quot;;['OOMLOUT-OOMP'.B436];&quot;&quot;)" office:value-type="string" office:string-value="SMD (0603) 390 Ohm Resistor">
            <text:p>SMD (0603) 390 Ohm Resistor</text:p>
          </table:table-cell>
          <table:table-cell table:formula="of:=IF(['OOMLOUT-OOMP'.B436]&lt;&gt;&quot;&quot;;['OOMLOUT-OOMP'.H436];&quot;&quot;)" office:value-type="string" office:string-value="301010297 ">
            <text:p>301010297 </text:p>
          </table:table-cell>
          <table:table-cell table:formula="of:==IF([.A437]&lt;&gt;&quot;&quot;;VLOOKUP(VALUE([.C437]);['SEEED OPL'.$A$4:.$A$534];1;0);&quot;&quot;)" office:value-type="float" office:value="301010297">
            <text:p>301010297</text:p>
          </table:table-cell>
          <table:table-cell table:formula="of:=IF([.A437]&lt;&gt;&quot;&quot;;VLOOKUP(VALUE([.C437]);['SEEED OPL'.$A$4:.$B$534];2;0);&quot;&quot;)" office:value-type="string" office:string-value="RC0603JR-07390RL">
            <text:p>RC0603JR-07390RL</text:p>
          </table:table-cell>
          <table:table-cell table:number-columns-repeated="2"/>
          <table:table-cell table:formula="of:=IF(['SEEED OPL'.A437]&lt;&gt;&quot;&quot;;['SEEED OPL'.A437];&quot;&quot;)">
            <text:p/>
          </table:table-cell>
          <table:table-cell table:formula="of:=IF(['SEEED OPL'.B437]&lt;&gt;&quot;&quot;;['SEEED OPL'.B437];&quot;&quot;)">
            <text:p/>
          </table:table-cell>
          <table:table-cell table:formula="of:=IF(['SEEED OPL'.C437]&lt;&gt;&quot;&quot;;['SEEED OPL'.C437];&quot;&quot;)">
            <text:p/>
          </table:table-cell>
          <table:table-cell table:formula="of:=IF([.H437]&lt;&gt;&quot;&quot;;VLOOKUP([.$H437]&amp;&quot; &quot;;['OOMLOUT-OOMP'.$H$3:.$H$829];1;0);&quot;&quot;)">
            <text:p/>
          </table:table-cell>
          <table:table-cell table:formula="of:=IF(ISNA([.K437]);1;&quot;&quot;)">
            <text:p/>
          </table:table-cell>
          <table:table-cell/>
        </table:table-row>
        <table:table-row table:style-name="ro1">
          <table:table-cell table:formula="of:=IF(['OOMLOUT-OOMP'.A437]&lt;&gt;&quot;&quot;;['OOMLOUT-OOMP'.A437];&quot;&quot;)" office:value-type="string" office:string-value="RESE-0603-X-O392-01">
            <text:p>RESE-0603-X-O392-01</text:p>
          </table:table-cell>
          <table:table-cell table:formula="of:=IF(['OOMLOUT-OOMP'.B437]&lt;&gt;&quot;&quot;;['OOMLOUT-OOMP'.B437];&quot;&quot;)" office:value-type="string" office:string-value=" SMD (0603) 3.9k Ohm Resistor ">
            <text:p><text:s/>SMD (0603) 3.9k Ohm Resistor </text:p>
          </table:table-cell>
          <table:table-cell table:formula="of:=IF(['OOMLOUT-OOMP'.B437]&lt;&gt;&quot;&quot;;['OOMLOUT-OOMP'.H437];&quot;&quot;)" office:value-type="string" office:string-value="301010101 ">
            <text:p>301010101 </text:p>
          </table:table-cell>
          <table:table-cell table:formula="of:==IF([.A438]&lt;&gt;&quot;&quot;;VLOOKUP(VALUE([.C438]);['SEEED OPL'.$A$4:.$A$534];1;0);&quot;&quot;)" office:value-type="float" office:value="301010101">
            <text:p>301010101</text:p>
          </table:table-cell>
          <table:table-cell table:formula="of:=IF([.A438]&lt;&gt;&quot;&quot;;VLOOKUP(VALUE([.C438]);['SEEED OPL'.$A$4:.$B$534];2;0);&quot;&quot;)" office:value-type="string" office:string-value="RC0603JR-073K9L">
            <text:p>RC0603JR-073K9L</text:p>
          </table:table-cell>
          <table:table-cell table:number-columns-repeated="2"/>
          <table:table-cell table:formula="of:=IF(['SEEED OPL'.A438]&lt;&gt;&quot;&quot;;['SEEED OPL'.A438];&quot;&quot;)">
            <text:p/>
          </table:table-cell>
          <table:table-cell table:formula="of:=IF(['SEEED OPL'.B438]&lt;&gt;&quot;&quot;;['SEEED OPL'.B438];&quot;&quot;)">
            <text:p/>
          </table:table-cell>
          <table:table-cell table:formula="of:=IF(['SEEED OPL'.C438]&lt;&gt;&quot;&quot;;['SEEED OPL'.C438];&quot;&quot;)">
            <text:p/>
          </table:table-cell>
          <table:table-cell table:formula="of:=IF([.H438]&lt;&gt;&quot;&quot;;VLOOKUP([.$H438]&amp;&quot; &quot;;['OOMLOUT-OOMP'.$H$3:.$H$829];1;0);&quot;&quot;)">
            <text:p/>
          </table:table-cell>
          <table:table-cell table:formula="of:=IF(ISNA([.K438]);1;&quot;&quot;)">
            <text:p/>
          </table:table-cell>
          <table:table-cell/>
        </table:table-row>
        <table:table-row table:style-name="ro1">
          <table:table-cell table:formula="of:=IF(['OOMLOUT-OOMP'.A438]&lt;&gt;&quot;&quot;;['OOMLOUT-OOMP'.A438];&quot;&quot;)" office:value-type="string" office:string-value="RESE-0603-X-O471-01">
            <text:p>RESE-0603-X-O471-01</text:p>
          </table:table-cell>
          <table:table-cell table:formula="of:=IF(['OOMLOUT-OOMP'.B438]&lt;&gt;&quot;&quot;;['OOMLOUT-OOMP'.B438];&quot;&quot;)" office:value-type="string" office:string-value=" SMD (0603) 470 Ohm Resistor ">
            <text:p><text:s/>SMD (0603) 470 Ohm Resistor </text:p>
          </table:table-cell>
          <table:table-cell table:formula="of:=IF(['OOMLOUT-OOMP'.B438]&lt;&gt;&quot;&quot;;['OOMLOUT-OOMP'.H438];&quot;&quot;)" office:value-type="string" office:string-value="301010088 ">
            <text:p>301010088 </text:p>
          </table:table-cell>
          <table:table-cell table:formula="of:==IF([.A439]&lt;&gt;&quot;&quot;;VLOOKUP(VALUE([.C439]);['SEEED OPL'.$A$4:.$A$534];1;0);&quot;&quot;)" office:value-type="float" office:value="301010088">
            <text:p>301010088</text:p>
          </table:table-cell>
          <table:table-cell table:formula="of:=IF([.A439]&lt;&gt;&quot;&quot;;VLOOKUP(VALUE([.C439]);['SEEED OPL'.$A$4:.$B$534];2;0);&quot;&quot;)" office:value-type="string" office:string-value="RC0603JR-07470RL">
            <text:p>RC0603JR-07470RL</text:p>
          </table:table-cell>
          <table:table-cell table:number-columns-repeated="2"/>
          <table:table-cell table:formula="of:=IF(['SEEED OPL'.A439]&lt;&gt;&quot;&quot;;['SEEED OPL'.A439];&quot;&quot;)">
            <text:p/>
          </table:table-cell>
          <table:table-cell table:formula="of:=IF(['SEEED OPL'.B439]&lt;&gt;&quot;&quot;;['SEEED OPL'.B439];&quot;&quot;)">
            <text:p/>
          </table:table-cell>
          <table:table-cell table:formula="of:=IF(['SEEED OPL'.C439]&lt;&gt;&quot;&quot;;['SEEED OPL'.C439];&quot;&quot;)">
            <text:p/>
          </table:table-cell>
          <table:table-cell table:formula="of:=IF([.H439]&lt;&gt;&quot;&quot;;VLOOKUP([.$H439]&amp;&quot; &quot;;['OOMLOUT-OOMP'.$H$3:.$H$829];1;0);&quot;&quot;)">
            <text:p/>
          </table:table-cell>
          <table:table-cell table:formula="of:=IF(ISNA([.K439]);1;&quot;&quot;)">
            <text:p/>
          </table:table-cell>
          <table:table-cell/>
        </table:table-row>
        <table:table-row table:style-name="ro1">
          <table:table-cell table:formula="of:=IF(['OOMLOUT-OOMP'.A439]&lt;&gt;&quot;&quot;;['OOMLOUT-OOMP'.A439];&quot;&quot;)" office:value-type="string" office:string-value="RESE-0603-X-O472-01">
            <text:p>RESE-0603-X-O472-01</text:p>
          </table:table-cell>
          <table:table-cell table:formula="of:=IF(['OOMLOUT-OOMP'.B439]&lt;&gt;&quot;&quot;;['OOMLOUT-OOMP'.B439];&quot;&quot;)" office:value-type="string" office:string-value="SMD (0603) 4.7k Ohm Resistor">
            <text:p>SMD (0603) 4.7k Ohm Resistor</text:p>
          </table:table-cell>
          <table:table-cell table:formula="of:=IF(['OOMLOUT-OOMP'.B439]&lt;&gt;&quot;&quot;;['OOMLOUT-OOMP'.H439];&quot;&quot;)" office:value-type="string" office:string-value="301010290 ">
            <text:p>301010290 </text:p>
          </table:table-cell>
          <table:table-cell table:formula="of:==IF([.A440]&lt;&gt;&quot;&quot;;VLOOKUP(VALUE([.C440]);['SEEED OPL'.$A$4:.$A$534];1;0);&quot;&quot;)" office:value-type="float" office:value="301010290">
            <text:p>301010290</text:p>
          </table:table-cell>
          <table:table-cell table:formula="of:=IF([.A440]&lt;&gt;&quot;&quot;;VLOOKUP(VALUE([.C440]);['SEEED OPL'.$A$4:.$B$534];2;0);&quot;&quot;)" office:value-type="string" office:string-value="RC0603JR-074K7L">
            <text:p>RC0603JR-074K7L</text:p>
          </table:table-cell>
          <table:table-cell table:number-columns-repeated="2"/>
          <table:table-cell table:formula="of:=IF(['SEEED OPL'.A440]&lt;&gt;&quot;&quot;;['SEEED OPL'.A440];&quot;&quot;)">
            <text:p/>
          </table:table-cell>
          <table:table-cell table:formula="of:=IF(['SEEED OPL'.B440]&lt;&gt;&quot;&quot;;['SEEED OPL'.B440];&quot;&quot;)">
            <text:p/>
          </table:table-cell>
          <table:table-cell table:formula="of:=IF(['SEEED OPL'.C440]&lt;&gt;&quot;&quot;;['SEEED OPL'.C440];&quot;&quot;)">
            <text:p/>
          </table:table-cell>
          <table:table-cell table:formula="of:=IF([.H440]&lt;&gt;&quot;&quot;;VLOOKUP([.$H440]&amp;&quot; &quot;;['OOMLOUT-OOMP'.$H$3:.$H$829];1;0);&quot;&quot;)">
            <text:p/>
          </table:table-cell>
          <table:table-cell table:formula="of:=IF(ISNA([.K440]);1;&quot;&quot;)">
            <text:p/>
          </table:table-cell>
          <table:table-cell/>
        </table:table-row>
        <table:table-row table:style-name="ro1">
          <table:table-cell table:formula="of:=IF(['OOMLOUT-OOMP'.A440]&lt;&gt;&quot;&quot;;['OOMLOUT-OOMP'.A440];&quot;&quot;)" office:value-type="string" office:string-value="RESE-0603-X-O473-01">
            <text:p>RESE-0603-X-O473-01</text:p>
          </table:table-cell>
          <table:table-cell table:formula="of:=IF(['OOMLOUT-OOMP'.B440]&lt;&gt;&quot;&quot;;['OOMLOUT-OOMP'.B440];&quot;&quot;)" office:value-type="string" office:string-value=" SMD (0603) 47k Ohm Resistor ">
            <text:p><text:s/>SMD (0603) 47k Ohm Resistor </text:p>
          </table:table-cell>
          <table:table-cell table:formula="of:=IF(['OOMLOUT-OOMP'.B440]&lt;&gt;&quot;&quot;;['OOMLOUT-OOMP'.H440];&quot;&quot;)" office:value-type="string" office:string-value="301010084 ">
            <text:p>301010084 </text:p>
          </table:table-cell>
          <table:table-cell table:formula="of:==IF([.A441]&lt;&gt;&quot;&quot;;VLOOKUP(VALUE([.C441]);['SEEED OPL'.$A$4:.$A$534];1;0);&quot;&quot;)" office:value-type="float" office:value="301010084">
            <text:p>301010084</text:p>
          </table:table-cell>
          <table:table-cell table:formula="of:=IF([.A441]&lt;&gt;&quot;&quot;;VLOOKUP(VALUE([.C441]);['SEEED OPL'.$A$4:.$B$534];2;0);&quot;&quot;)" office:value-type="string" office:string-value="RC0603JR-0747KL">
            <text:p>RC0603JR-0747KL</text:p>
          </table:table-cell>
          <table:table-cell table:number-columns-repeated="2"/>
          <table:table-cell table:formula="of:=IF(['SEEED OPL'.A441]&lt;&gt;&quot;&quot;;['SEEED OPL'.A441];&quot;&quot;)">
            <text:p/>
          </table:table-cell>
          <table:table-cell table:formula="of:=IF(['SEEED OPL'.B441]&lt;&gt;&quot;&quot;;['SEEED OPL'.B441];&quot;&quot;)">
            <text:p/>
          </table:table-cell>
          <table:table-cell table:formula="of:=IF(['SEEED OPL'.C441]&lt;&gt;&quot;&quot;;['SEEED OPL'.C441];&quot;&quot;)">
            <text:p/>
          </table:table-cell>
          <table:table-cell table:formula="of:=IF([.H441]&lt;&gt;&quot;&quot;;VLOOKUP([.$H441]&amp;&quot; &quot;;['OOMLOUT-OOMP'.$H$3:.$H$829];1;0);&quot;&quot;)">
            <text:p/>
          </table:table-cell>
          <table:table-cell table:formula="of:=IF(ISNA([.K441]);1;&quot;&quot;)">
            <text:p/>
          </table:table-cell>
          <table:table-cell/>
        </table:table-row>
        <table:table-row table:style-name="ro1">
          <table:table-cell table:formula="of:=IF(['OOMLOUT-OOMP'.A441]&lt;&gt;&quot;&quot;;['OOMLOUT-OOMP'.A441];&quot;&quot;)" office:value-type="string" office:string-value="RESE-0603-X-O475-01">
            <text:p>RESE-0603-X-O475-01</text:p>
          </table:table-cell>
          <table:table-cell table:formula="of:=IF(['OOMLOUT-OOMP'.B441]&lt;&gt;&quot;&quot;;['OOMLOUT-OOMP'.B441];&quot;&quot;)" office:value-type="string" office:string-value="SMD (0603) 4.7M Ohm Resistor">
            <text:p>SMD (0603) 4.7M Ohm Resistor</text:p>
          </table:table-cell>
          <table:table-cell table:formula="of:=IF(['OOMLOUT-OOMP'.B441]&lt;&gt;&quot;&quot;;['OOMLOUT-OOMP'.H441];&quot;&quot;)" office:value-type="string" office:string-value="301010213 ">
            <text:p>301010213 </text:p>
          </table:table-cell>
          <table:table-cell table:formula="of:==IF([.A442]&lt;&gt;&quot;&quot;;VLOOKUP(VALUE([.C442]);['SEEED OPL'.$A$4:.$A$534];1;0);&quot;&quot;)" office:value-type="float" office:value="301010213">
            <text:p>301010213</text:p>
          </table:table-cell>
          <table:table-cell table:formula="of:=IF([.A442]&lt;&gt;&quot;&quot;;VLOOKUP(VALUE([.C442]);['SEEED OPL'.$A$4:.$B$534];2;0);&quot;&quot;)" office:value-type="string" office:string-value="RC0603JR-074M7L">
            <text:p>RC0603JR-074M7L</text:p>
          </table:table-cell>
          <table:table-cell table:number-columns-repeated="2"/>
          <table:table-cell table:formula="of:=IF(['SEEED OPL'.A442]&lt;&gt;&quot;&quot;;['SEEED OPL'.A442];&quot;&quot;)">
            <text:p/>
          </table:table-cell>
          <table:table-cell table:formula="of:=IF(['SEEED OPL'.B442]&lt;&gt;&quot;&quot;;['SEEED OPL'.B442];&quot;&quot;)">
            <text:p/>
          </table:table-cell>
          <table:table-cell table:formula="of:=IF(['SEEED OPL'.C442]&lt;&gt;&quot;&quot;;['SEEED OPL'.C442];&quot;&quot;)">
            <text:p/>
          </table:table-cell>
          <table:table-cell table:formula="of:=IF([.H442]&lt;&gt;&quot;&quot;;VLOOKUP([.$H442]&amp;&quot; &quot;;['OOMLOUT-OOMP'.$H$3:.$H$829];1;0);&quot;&quot;)">
            <text:p/>
          </table:table-cell>
          <table:table-cell table:formula="of:=IF(ISNA([.K442]);1;&quot;&quot;)">
            <text:p/>
          </table:table-cell>
          <table:table-cell/>
        </table:table-row>
        <table:table-row table:style-name="ro1">
          <table:table-cell table:formula="of:=IF(['OOMLOUT-OOMP'.A442]&lt;&gt;&quot;&quot;;['OOMLOUT-OOMP'.A442];&quot;&quot;)" office:value-type="string" office:string-value="RESE-0603-X-O499D-67">
            <text:p>RESE-0603-X-O499D-67</text:p>
          </table:table-cell>
          <table:table-cell table:formula="of:=IF(['OOMLOUT-OOMP'.B442]&lt;&gt;&quot;&quot;;['OOMLOUT-OOMP'.B442];&quot;&quot;)" office:value-type="string" office:string-value="SMD (0603) 49.9 Ohm Resistor 1%">
            <text:p>SMD (0603) 49.9 Ohm Resistor 1%</text:p>
          </table:table-cell>
          <table:table-cell table:formula="of:=IF(['OOMLOUT-OOMP'.B442]&lt;&gt;&quot;&quot;;['OOMLOUT-OOMP'.H442];&quot;&quot;)" office:value-type="string" office:string-value="301010296 ">
            <text:p>301010296 </text:p>
          </table:table-cell>
          <table:table-cell table:formula="of:==IF([.A443]&lt;&gt;&quot;&quot;;VLOOKUP(VALUE([.C443]);['SEEED OPL'.$A$4:.$A$534];1;0);&quot;&quot;)" office:value-type="float" office:value="301010296">
            <text:p>301010296</text:p>
          </table:table-cell>
          <table:table-cell table:formula="of:=IF([.A443]&lt;&gt;&quot;&quot;;VLOOKUP(VALUE([.C443]);['SEEED OPL'.$A$4:.$B$534];2;0);&quot;&quot;)" office:value-type="string" office:string-value="RC0603FR-0749R9L">
            <text:p>RC0603FR-0749R9L</text:p>
          </table:table-cell>
          <table:table-cell table:number-columns-repeated="2"/>
          <table:table-cell table:formula="of:=IF(['SEEED OPL'.A443]&lt;&gt;&quot;&quot;;['SEEED OPL'.A443];&quot;&quot;)">
            <text:p/>
          </table:table-cell>
          <table:table-cell table:formula="of:=IF(['SEEED OPL'.B443]&lt;&gt;&quot;&quot;;['SEEED OPL'.B443];&quot;&quot;)">
            <text:p/>
          </table:table-cell>
          <table:table-cell table:formula="of:=IF(['SEEED OPL'.C443]&lt;&gt;&quot;&quot;;['SEEED OPL'.C443];&quot;&quot;)">
            <text:p/>
          </table:table-cell>
          <table:table-cell table:formula="of:=IF([.H443]&lt;&gt;&quot;&quot;;VLOOKUP([.$H443]&amp;&quot; &quot;;['OOMLOUT-OOMP'.$H$3:.$H$829];1;0);&quot;&quot;)">
            <text:p/>
          </table:table-cell>
          <table:table-cell table:formula="of:=IF(ISNA([.K443]);1;&quot;&quot;)">
            <text:p/>
          </table:table-cell>
          <table:table-cell/>
        </table:table-row>
        <table:table-row table:style-name="ro1">
          <table:table-cell table:formula="of:=IF(['OOMLOUT-OOMP'.A443]&lt;&gt;&quot;&quot;;['OOMLOUT-OOMP'.A443];&quot;&quot;)" office:value-type="string" office:string-value="RESE-0603-X-O511-01">
            <text:p>RESE-0603-X-O511-01</text:p>
          </table:table-cell>
          <table:table-cell table:formula="of:=IF(['OOMLOUT-OOMP'.B443]&lt;&gt;&quot;&quot;;['OOMLOUT-OOMP'.B443];&quot;&quot;)" office:value-type="string" office:string-value="SMD (0603) 510 Ohm Resistor">
            <text:p>SMD (0603) 510 Ohm Resistor</text:p>
          </table:table-cell>
          <table:table-cell table:formula="of:=IF(['OOMLOUT-OOMP'.B443]&lt;&gt;&quot;&quot;;['OOMLOUT-OOMP'.H443];&quot;&quot;)" office:value-type="string" office:string-value="301010157 ">
            <text:p>301010157 </text:p>
          </table:table-cell>
          <table:table-cell table:formula="of:==IF([.A444]&lt;&gt;&quot;&quot;;VLOOKUP(VALUE([.C444]);['SEEED OPL'.$A$4:.$A$534];1;0);&quot;&quot;)" office:value-type="float" office:value="301010157">
            <text:p>301010157</text:p>
          </table:table-cell>
          <table:table-cell table:formula="of:=IF([.A444]&lt;&gt;&quot;&quot;;VLOOKUP(VALUE([.C444]);['SEEED OPL'.$A$4:.$B$534];2;0);&quot;&quot;)" office:value-type="string" office:string-value="RC0603JR-07510RL">
            <text:p>RC0603JR-07510RL</text:p>
          </table:table-cell>
          <table:table-cell table:number-columns-repeated="2"/>
          <table:table-cell table:formula="of:=IF(['SEEED OPL'.A444]&lt;&gt;&quot;&quot;;['SEEED OPL'.A444];&quot;&quot;)">
            <text:p/>
          </table:table-cell>
          <table:table-cell table:formula="of:=IF(['SEEED OPL'.B444]&lt;&gt;&quot;&quot;;['SEEED OPL'.B444];&quot;&quot;)">
            <text:p/>
          </table:table-cell>
          <table:table-cell table:formula="of:=IF(['SEEED OPL'.C444]&lt;&gt;&quot;&quot;;['SEEED OPL'.C444];&quot;&quot;)">
            <text:p/>
          </table:table-cell>
          <table:table-cell table:formula="of:=IF([.H444]&lt;&gt;&quot;&quot;;VLOOKUP([.$H444]&amp;&quot; &quot;;['OOMLOUT-OOMP'.$H$3:.$H$829];1;0);&quot;&quot;)">
            <text:p/>
          </table:table-cell>
          <table:table-cell table:formula="of:=IF(ISNA([.K444]);1;&quot;&quot;)">
            <text:p/>
          </table:table-cell>
          <table:table-cell/>
        </table:table-row>
        <table:table-row table:style-name="ro1">
          <table:table-cell table:formula="of:=IF(['OOMLOUT-OOMP'.A444]&lt;&gt;&quot;&quot;;['OOMLOUT-OOMP'.A444];&quot;&quot;)" office:value-type="string" office:string-value="RESE-0603-X-O513-01">
            <text:p>RESE-0603-X-O513-01</text:p>
          </table:table-cell>
          <table:table-cell table:formula="of:=IF(['OOMLOUT-OOMP'.B444]&lt;&gt;&quot;&quot;;['OOMLOUT-OOMP'.B444];&quot;&quot;)" office:value-type="string" office:string-value="SMD (0603) 51k Ohm Resistor">
            <text:p>SMD (0603) 51k Ohm Resistor</text:p>
          </table:table-cell>
          <table:table-cell table:formula="of:=IF(['OOMLOUT-OOMP'.B444]&lt;&gt;&quot;&quot;;['OOMLOUT-OOMP'.H444];&quot;&quot;)" office:value-type="string" office:string-value="301010145 ">
            <text:p>301010145 </text:p>
          </table:table-cell>
          <table:table-cell table:formula="of:==IF([.A445]&lt;&gt;&quot;&quot;;VLOOKUP(VALUE([.C445]);['SEEED OPL'.$A$4:.$A$534];1;0);&quot;&quot;)" office:value-type="float" office:value="301010145">
            <text:p>301010145</text:p>
          </table:table-cell>
          <table:table-cell table:formula="of:=IF([.A445]&lt;&gt;&quot;&quot;;VLOOKUP(VALUE([.C445]);['SEEED OPL'.$A$4:.$B$534];2;0);&quot;&quot;)" office:value-type="string" office:string-value="RC0603JR-0751KL">
            <text:p>RC0603JR-0751KL</text:p>
          </table:table-cell>
          <table:table-cell table:number-columns-repeated="2"/>
          <table:table-cell table:formula="of:=IF(['SEEED OPL'.A445]&lt;&gt;&quot;&quot;;['SEEED OPL'.A445];&quot;&quot;)">
            <text:p/>
          </table:table-cell>
          <table:table-cell table:formula="of:=IF(['SEEED OPL'.B445]&lt;&gt;&quot;&quot;;['SEEED OPL'.B445];&quot;&quot;)">
            <text:p/>
          </table:table-cell>
          <table:table-cell table:formula="of:=IF(['SEEED OPL'.C445]&lt;&gt;&quot;&quot;;['SEEED OPL'.C445];&quot;&quot;)">
            <text:p/>
          </table:table-cell>
          <table:table-cell table:formula="of:=IF([.H445]&lt;&gt;&quot;&quot;;VLOOKUP([.$H445]&amp;&quot; &quot;;['OOMLOUT-OOMP'.$H$3:.$H$829];1;0);&quot;&quot;)">
            <text:p/>
          </table:table-cell>
          <table:table-cell table:formula="of:=IF(ISNA([.K445]);1;&quot;&quot;)">
            <text:p/>
          </table:table-cell>
          <table:table-cell/>
        </table:table-row>
        <table:table-row table:style-name="ro1">
          <table:table-cell table:formula="of:=IF(['OOMLOUT-OOMP'.A445]&lt;&gt;&quot;&quot;;['OOMLOUT-OOMP'.A445];&quot;&quot;)" office:value-type="string" office:string-value="RESE-0603-X-O562-01">
            <text:p>RESE-0603-X-O562-01</text:p>
          </table:table-cell>
          <table:table-cell table:formula="of:=IF(['OOMLOUT-OOMP'.B445]&lt;&gt;&quot;&quot;;['OOMLOUT-OOMP'.B445];&quot;&quot;)" office:value-type="string" office:string-value="SMD (0603) 5.6k Ohm Resistor">
            <text:p>SMD (0603) 5.6k Ohm Resistor</text:p>
          </table:table-cell>
          <table:table-cell table:formula="of:=IF(['OOMLOUT-OOMP'.B445]&lt;&gt;&quot;&quot;;['OOMLOUT-OOMP'.H445];&quot;&quot;)" office:value-type="string" office:string-value="301010166 ">
            <text:p>301010166 </text:p>
          </table:table-cell>
          <table:table-cell table:formula="of:==IF([.A446]&lt;&gt;&quot;&quot;;VLOOKUP(VALUE([.C446]);['SEEED OPL'.$A$4:.$A$534];1;0);&quot;&quot;)" office:value-type="float" office:value="0">
            <text:p>#N/A</text:p>
          </table:table-cell>
          <table:table-cell table:formula="of:=IF([.A446]&lt;&gt;&quot;&quot;;VLOOKUP(VALUE([.C44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46]&lt;&gt;&quot;&quot;;['SEEED OPL'.A446];&quot;&quot;)">
            <text:p/>
          </table:table-cell>
          <table:table-cell table:formula="of:=IF(['SEEED OPL'.B446]&lt;&gt;&quot;&quot;;['SEEED OPL'.B446];&quot;&quot;)">
            <text:p/>
          </table:table-cell>
          <table:table-cell table:formula="of:=IF(['SEEED OPL'.C446]&lt;&gt;&quot;&quot;;['SEEED OPL'.C446];&quot;&quot;)">
            <text:p/>
          </table:table-cell>
          <table:table-cell table:formula="of:=IF([.H446]&lt;&gt;&quot;&quot;;VLOOKUP([.$H446]&amp;&quot; &quot;;['OOMLOUT-OOMP'.$H$3:.$H$829];1;0);&quot;&quot;)">
            <text:p/>
          </table:table-cell>
          <table:table-cell table:formula="of:=IF(ISNA([.K446]);1;&quot;&quot;)">
            <text:p/>
          </table:table-cell>
          <table:table-cell/>
        </table:table-row>
        <table:table-row table:style-name="ro1">
          <table:table-cell table:formula="of:=IF(['OOMLOUT-OOMP'.A446]&lt;&gt;&quot;&quot;;['OOMLOUT-OOMP'.A446];&quot;&quot;)" office:value-type="string" office:string-value="RESE-0603-X-O564-01">
            <text:p>RESE-0603-X-O564-01</text:p>
          </table:table-cell>
          <table:table-cell table:formula="of:=IF(['OOMLOUT-OOMP'.B446]&lt;&gt;&quot;&quot;;['OOMLOUT-OOMP'.B446];&quot;&quot;)" office:value-type="string" office:string-value=" SMD (0603) 560k Ohm Resistor ">
            <text:p><text:s/>SMD (0603) 560k Ohm Resistor </text:p>
          </table:table-cell>
          <table:table-cell table:formula="of:=IF(['OOMLOUT-OOMP'.B446]&lt;&gt;&quot;&quot;;['OOMLOUT-OOMP'.H446];&quot;&quot;)" office:value-type="string" office:string-value="301010230 ">
            <text:p>301010230 </text:p>
          </table:table-cell>
          <table:table-cell table:formula="of:==IF([.A447]&lt;&gt;&quot;&quot;;VLOOKUP(VALUE([.C447]);['SEEED OPL'.$A$4:.$A$534];1;0);&quot;&quot;)" office:value-type="float" office:value="301010230">
            <text:p>301010230</text:p>
          </table:table-cell>
          <table:table-cell table:formula="of:=IF([.A447]&lt;&gt;&quot;&quot;;VLOOKUP(VALUE([.C447]);['SEEED OPL'.$A$4:.$B$534];2;0);&quot;&quot;)" office:value-type="string" office:string-value="RC0603JR-07560KL">
            <text:p>RC0603JR-07560KL</text:p>
          </table:table-cell>
          <table:table-cell table:number-columns-repeated="2"/>
          <table:table-cell table:formula="of:=IF(['SEEED OPL'.A447]&lt;&gt;&quot;&quot;;['SEEED OPL'.A447];&quot;&quot;)">
            <text:p/>
          </table:table-cell>
          <table:table-cell table:formula="of:=IF(['SEEED OPL'.B447]&lt;&gt;&quot;&quot;;['SEEED OPL'.B447];&quot;&quot;)">
            <text:p/>
          </table:table-cell>
          <table:table-cell table:formula="of:=IF(['SEEED OPL'.C447]&lt;&gt;&quot;&quot;;['SEEED OPL'.C447];&quot;&quot;)">
            <text:p/>
          </table:table-cell>
          <table:table-cell table:formula="of:=IF([.H447]&lt;&gt;&quot;&quot;;VLOOKUP([.$H447]&amp;&quot; &quot;;['OOMLOUT-OOMP'.$H$3:.$H$829];1;0);&quot;&quot;)">
            <text:p/>
          </table:table-cell>
          <table:table-cell table:formula="of:=IF(ISNA([.K447]);1;&quot;&quot;)">
            <text:p/>
          </table:table-cell>
          <table:table-cell/>
        </table:table-row>
        <table:table-row table:style-name="ro1">
          <table:table-cell table:formula="of:=IF(['OOMLOUT-OOMP'.A447]&lt;&gt;&quot;&quot;;['OOMLOUT-OOMP'.A447];&quot;&quot;)" office:value-type="string" office:string-value="RESE-0603-X-O621-01">
            <text:p>RESE-0603-X-O621-01</text:p>
          </table:table-cell>
          <table:table-cell table:formula="of:=IF(['OOMLOUT-OOMP'.B447]&lt;&gt;&quot;&quot;;['OOMLOUT-OOMP'.B447];&quot;&quot;)" office:value-type="string" office:string-value="SMD (0603) 620 Ohm Resistor">
            <text:p>SMD (0603) 620 Ohm Resistor</text:p>
          </table:table-cell>
          <table:table-cell table:formula="of:=IF(['OOMLOUT-OOMP'.B447]&lt;&gt;&quot;&quot;;['OOMLOUT-OOMP'.H447];&quot;&quot;)" office:value-type="string" office:string-value="301010210 ">
            <text:p>301010210 </text:p>
          </table:table-cell>
          <table:table-cell table:formula="of:==IF([.A448]&lt;&gt;&quot;&quot;;VLOOKUP(VALUE([.C448]);['SEEED OPL'.$A$4:.$A$534];1;0);&quot;&quot;)" office:value-type="float" office:value="301010210">
            <text:p>301010210</text:p>
          </table:table-cell>
          <table:table-cell table:formula="of:=IF([.A448]&lt;&gt;&quot;&quot;;VLOOKUP(VALUE([.C448]);['SEEED OPL'.$A$4:.$B$534];2;0);&quot;&quot;)" office:value-type="string" office:string-value="RC0603JR-07620RL">
            <text:p>RC0603JR-07620RL</text:p>
          </table:table-cell>
          <table:table-cell table:number-columns-repeated="2"/>
          <table:table-cell table:formula="of:=IF(['SEEED OPL'.A448]&lt;&gt;&quot;&quot;;['SEEED OPL'.A448];&quot;&quot;)">
            <text:p/>
          </table:table-cell>
          <table:table-cell table:formula="of:=IF(['SEEED OPL'.B448]&lt;&gt;&quot;&quot;;['SEEED OPL'.B448];&quot;&quot;)">
            <text:p/>
          </table:table-cell>
          <table:table-cell table:formula="of:=IF(['SEEED OPL'.C448]&lt;&gt;&quot;&quot;;['SEEED OPL'.C448];&quot;&quot;)">
            <text:p/>
          </table:table-cell>
          <table:table-cell table:formula="of:=IF([.H448]&lt;&gt;&quot;&quot;;VLOOKUP([.$H448]&amp;&quot; &quot;;['OOMLOUT-OOMP'.$H$3:.$H$829];1;0);&quot;&quot;)">
            <text:p/>
          </table:table-cell>
          <table:table-cell table:formula="of:=IF(ISNA([.K448]);1;&quot;&quot;)">
            <text:p/>
          </table:table-cell>
          <table:table-cell/>
        </table:table-row>
        <table:table-row table:style-name="ro1">
          <table:table-cell table:formula="of:=IF(['OOMLOUT-OOMP'.A448]&lt;&gt;&quot;&quot;;['OOMLOUT-OOMP'.A448];&quot;&quot;)" office:value-type="string" office:string-value="RESE-0603-X-O680-01">
            <text:p>RESE-0603-X-O680-01</text:p>
          </table:table-cell>
          <table:table-cell table:formula="of:=IF(['OOMLOUT-OOMP'.B448]&lt;&gt;&quot;&quot;;['OOMLOUT-OOMP'.B448];&quot;&quot;)" office:value-type="string" office:string-value="SMD (0603) 68 Ohm Resistor">
            <text:p>SMD (0603) 68 Ohm Resistor</text:p>
          </table:table-cell>
          <table:table-cell table:formula="of:=IF(['OOMLOUT-OOMP'.B448]&lt;&gt;&quot;&quot;;['OOMLOUT-OOMP'.H448];&quot;&quot;)" office:value-type="string" office:string-value="301010085 ">
            <text:p>301010085 </text:p>
          </table:table-cell>
          <table:table-cell table:formula="of:==IF([.A449]&lt;&gt;&quot;&quot;;VLOOKUP(VALUE([.C449]);['SEEED OPL'.$A$4:.$A$534];1;0);&quot;&quot;)" office:value-type="float" office:value="0">
            <text:p>#N/A</text:p>
          </table:table-cell>
          <table:table-cell table:formula="of:=IF([.A449]&lt;&gt;&quot;&quot;;VLOOKUP(VALUE([.C44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49]&lt;&gt;&quot;&quot;;['SEEED OPL'.A449];&quot;&quot;)">
            <text:p/>
          </table:table-cell>
          <table:table-cell table:formula="of:=IF(['SEEED OPL'.B449]&lt;&gt;&quot;&quot;;['SEEED OPL'.B449];&quot;&quot;)">
            <text:p/>
          </table:table-cell>
          <table:table-cell table:formula="of:=IF(['SEEED OPL'.C449]&lt;&gt;&quot;&quot;;['SEEED OPL'.C449];&quot;&quot;)">
            <text:p/>
          </table:table-cell>
          <table:table-cell table:formula="of:=IF([.H449]&lt;&gt;&quot;&quot;;VLOOKUP([.$H449]&amp;&quot; &quot;;['OOMLOUT-OOMP'.$H$3:.$H$829];1;0);&quot;&quot;)">
            <text:p/>
          </table:table-cell>
          <table:table-cell table:formula="of:=IF(ISNA([.K449]);1;&quot;&quot;)">
            <text:p/>
          </table:table-cell>
          <table:table-cell/>
        </table:table-row>
        <table:table-row table:style-name="ro1">
          <table:table-cell table:formula="of:=IF(['OOMLOUT-OOMP'.A449]&lt;&gt;&quot;&quot;;['OOMLOUT-OOMP'.A449];&quot;&quot;)" office:value-type="string" office:string-value="RESE-0603-X-O682-67">
            <text:p>RESE-0603-X-O682-67</text:p>
          </table:table-cell>
          <table:table-cell table:formula="of:=IF(['OOMLOUT-OOMP'.B449]&lt;&gt;&quot;&quot;;['OOMLOUT-OOMP'.B449];&quot;&quot;)" office:value-type="string" office:string-value=" SMD (0603) 6.8k Ohm Resistor 1% ">
            <text:p><text:s/>SMD (0603) 6.8k Ohm Resistor 1% </text:p>
          </table:table-cell>
          <table:table-cell table:formula="of:=IF(['OOMLOUT-OOMP'.B449]&lt;&gt;&quot;&quot;;['OOMLOUT-OOMP'.H449];&quot;&quot;)" office:value-type="string" office:string-value="301010198 ">
            <text:p>301010198 </text:p>
          </table:table-cell>
          <table:table-cell table:formula="of:==IF([.A450]&lt;&gt;&quot;&quot;;VLOOKUP(VALUE([.C450]);['SEEED OPL'.$A$4:.$A$534];1;0);&quot;&quot;)" office:value-type="float" office:value="301010198">
            <text:p>301010198</text:p>
          </table:table-cell>
          <table:table-cell table:formula="of:=IF([.A450]&lt;&gt;&quot;&quot;;VLOOKUP(VALUE([.C450]);['SEEED OPL'.$A$4:.$B$534];2;0);&quot;&quot;)" office:value-type="string" office:string-value="RC0603FR-076K8L">
            <text:p>RC0603FR-076K8L</text:p>
          </table:table-cell>
          <table:table-cell table:number-columns-repeated="2"/>
          <table:table-cell table:formula="of:=IF(['SEEED OPL'.A450]&lt;&gt;&quot;&quot;;['SEEED OPL'.A450];&quot;&quot;)">
            <text:p/>
          </table:table-cell>
          <table:table-cell table:formula="of:=IF(['SEEED OPL'.B450]&lt;&gt;&quot;&quot;;['SEEED OPL'.B450];&quot;&quot;)">
            <text:p/>
          </table:table-cell>
          <table:table-cell table:formula="of:=IF(['SEEED OPL'.C450]&lt;&gt;&quot;&quot;;['SEEED OPL'.C450];&quot;&quot;)">
            <text:p/>
          </table:table-cell>
          <table:table-cell table:formula="of:=IF([.H450]&lt;&gt;&quot;&quot;;VLOOKUP([.$H450]&amp;&quot; &quot;;['OOMLOUT-OOMP'.$H$3:.$H$829];1;0);&quot;&quot;)">
            <text:p/>
          </table:table-cell>
          <table:table-cell table:formula="of:=IF(ISNA([.K450]);1;&quot;&quot;)">
            <text:p/>
          </table:table-cell>
          <table:table-cell/>
        </table:table-row>
        <table:table-row table:style-name="ro1">
          <table:table-cell table:formula="of:=IF(['OOMLOUT-OOMP'.A450]&lt;&gt;&quot;&quot;;['OOMLOUT-OOMP'.A450];&quot;&quot;)" office:value-type="string" office:string-value="RESE-0603-X-O683-67">
            <text:p>RESE-0603-X-O683-67</text:p>
          </table:table-cell>
          <table:table-cell table:formula="of:=IF(['OOMLOUT-OOMP'.B450]&lt;&gt;&quot;&quot;;['OOMLOUT-OOMP'.B450];&quot;&quot;)" office:value-type="string" office:string-value="SMD (0603) 68k Ohm Resistor 1%">
            <text:p>SMD (0603) 68k Ohm Resistor 1%</text:p>
          </table:table-cell>
          <table:table-cell table:formula="of:=IF(['OOMLOUT-OOMP'.B450]&lt;&gt;&quot;&quot;;['OOMLOUT-OOMP'.H450];&quot;&quot;)" office:value-type="string" office:string-value="301010169 ">
            <text:p>301010169 </text:p>
          </table:table-cell>
          <table:table-cell table:formula="of:==IF([.A451]&lt;&gt;&quot;&quot;;VLOOKUP(VALUE([.C451]);['SEEED OPL'.$A$4:.$A$534];1;0);&quot;&quot;)" office:value-type="float" office:value="301010169">
            <text:p>301010169</text:p>
          </table:table-cell>
          <table:table-cell table:formula="of:=IF([.A451]&lt;&gt;&quot;&quot;;VLOOKUP(VALUE([.C451]);['SEEED OPL'.$A$4:.$B$534];2;0);&quot;&quot;)" office:value-type="string" office:string-value="RC0603FR-0768KL">
            <text:p>RC0603FR-0768KL</text:p>
          </table:table-cell>
          <table:table-cell table:number-columns-repeated="2"/>
          <table:table-cell table:formula="of:=IF(['SEEED OPL'.A451]&lt;&gt;&quot;&quot;;['SEEED OPL'.A451];&quot;&quot;)">
            <text:p/>
          </table:table-cell>
          <table:table-cell table:formula="of:=IF(['SEEED OPL'.B451]&lt;&gt;&quot;&quot;;['SEEED OPL'.B451];&quot;&quot;)">
            <text:p/>
          </table:table-cell>
          <table:table-cell table:formula="of:=IF(['SEEED OPL'.C451]&lt;&gt;&quot;&quot;;['SEEED OPL'.C451];&quot;&quot;)">
            <text:p/>
          </table:table-cell>
          <table:table-cell table:formula="of:=IF([.H451]&lt;&gt;&quot;&quot;;VLOOKUP([.$H451]&amp;&quot; &quot;;['OOMLOUT-OOMP'.$H$3:.$H$829];1;0);&quot;&quot;)">
            <text:p/>
          </table:table-cell>
          <table:table-cell table:formula="of:=IF(ISNA([.K451]);1;&quot;&quot;)">
            <text:p/>
          </table:table-cell>
          <table:table-cell/>
        </table:table-row>
        <table:table-row table:style-name="ro1">
          <table:table-cell table:formula="of:=IF(['OOMLOUT-OOMP'.A451]&lt;&gt;&quot;&quot;;['OOMLOUT-OOMP'.A451];&quot;&quot;)" office:value-type="string" office:string-value="RESE-0603-X-O684-67">
            <text:p>RESE-0603-X-O684-67</text:p>
          </table:table-cell>
          <table:table-cell table:formula="of:=IF(['OOMLOUT-OOMP'.B451]&lt;&gt;&quot;&quot;;['OOMLOUT-OOMP'.B451];&quot;&quot;)" office:value-type="string" office:string-value="SMD (0603) 680k Ohm Resistor 1%">
            <text:p>SMD (0603) 680k Ohm Resistor 1%</text:p>
          </table:table-cell>
          <table:table-cell table:formula="of:=IF(['OOMLOUT-OOMP'.B451]&lt;&gt;&quot;&quot;;['OOMLOUT-OOMP'.H451];&quot;&quot;)" office:value-type="string" office:string-value="301010246 ">
            <text:p>301010246 </text:p>
          </table:table-cell>
          <table:table-cell table:formula="of:==IF([.A452]&lt;&gt;&quot;&quot;;VLOOKUP(VALUE([.C452]);['SEEED OPL'.$A$4:.$A$534];1;0);&quot;&quot;)" office:value-type="float" office:value="0">
            <text:p>#N/A</text:p>
          </table:table-cell>
          <table:table-cell table:formula="of:=IF([.A452]&lt;&gt;&quot;&quot;;VLOOKUP(VALUE([.C45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52]&lt;&gt;&quot;&quot;;['SEEED OPL'.A452];&quot;&quot;)">
            <text:p/>
          </table:table-cell>
          <table:table-cell table:formula="of:=IF(['SEEED OPL'.B452]&lt;&gt;&quot;&quot;;['SEEED OPL'.B452];&quot;&quot;)">
            <text:p/>
          </table:table-cell>
          <table:table-cell table:formula="of:=IF(['SEEED OPL'.C452]&lt;&gt;&quot;&quot;;['SEEED OPL'.C452];&quot;&quot;)">
            <text:p/>
          </table:table-cell>
          <table:table-cell table:formula="of:=IF([.H452]&lt;&gt;&quot;&quot;;VLOOKUP([.$H452]&amp;&quot; &quot;;['OOMLOUT-OOMP'.$H$3:.$H$829];1;0);&quot;&quot;)">
            <text:p/>
          </table:table-cell>
          <table:table-cell table:formula="of:=IF(ISNA([.K452]);1;&quot;&quot;)">
            <text:p/>
          </table:table-cell>
          <table:table-cell/>
        </table:table-row>
        <table:table-row table:style-name="ro1">
          <table:table-cell table:formula="of:=IF(['OOMLOUT-OOMP'.A452]&lt;&gt;&quot;&quot;;['OOMLOUT-OOMP'.A452];&quot;&quot;)" office:value-type="string" office:string-value="RESE-0603-X-O750-01">
            <text:p>RESE-0603-X-O750-01</text:p>
          </table:table-cell>
          <table:table-cell table:formula="of:=IF(['OOMLOUT-OOMP'.B452]&lt;&gt;&quot;&quot;;['OOMLOUT-OOMP'.B452];&quot;&quot;)" office:value-type="string" office:string-value="SMD (0603) 75 Ohm Resistor">
            <text:p>SMD (0603) 75 Ohm Resistor</text:p>
          </table:table-cell>
          <table:table-cell table:formula="of:=IF(['OOMLOUT-OOMP'.B452]&lt;&gt;&quot;&quot;;['OOMLOUT-OOMP'.H452];&quot;&quot;)" office:value-type="float" office:value="0">
            <text:p>0</text:p>
          </table:table-cell>
          <table:table-cell table:formula="of:==IF([.A453]&lt;&gt;&quot;&quot;;VLOOKUP(VALUE([.C453]);['SEEED OPL'.$A$4:.$A$534];1;0);&quot;&quot;)" office:value-type="float" office:value="0">
            <text:p>#N/A</text:p>
          </table:table-cell>
          <table:table-cell table:formula="of:=IF([.A453]&lt;&gt;&quot;&quot;;VLOOKUP(VALUE([.C45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53]&lt;&gt;&quot;&quot;;['SEEED OPL'.A453];&quot;&quot;)">
            <text:p/>
          </table:table-cell>
          <table:table-cell table:formula="of:=IF(['SEEED OPL'.B453]&lt;&gt;&quot;&quot;;['SEEED OPL'.B453];&quot;&quot;)">
            <text:p/>
          </table:table-cell>
          <table:table-cell table:formula="of:=IF(['SEEED OPL'.C453]&lt;&gt;&quot;&quot;;['SEEED OPL'.C453];&quot;&quot;)">
            <text:p/>
          </table:table-cell>
          <table:table-cell table:formula="of:=IF([.H453]&lt;&gt;&quot;&quot;;VLOOKUP([.$H453]&amp;&quot; &quot;;['OOMLOUT-OOMP'.$H$3:.$H$829];1;0);&quot;&quot;)">
            <text:p/>
          </table:table-cell>
          <table:table-cell table:formula="of:=IF(ISNA([.K453]);1;&quot;&quot;)">
            <text:p/>
          </table:table-cell>
          <table:table-cell/>
        </table:table-row>
        <table:table-row table:style-name="ro1">
          <table:table-cell table:formula="of:=IF(['OOMLOUT-OOMP'.A453]&lt;&gt;&quot;&quot;;['OOMLOUT-OOMP'.A453];&quot;&quot;)" office:value-type="string" office:string-value="RESE-0603-X-O823-67">
            <text:p>RESE-0603-X-O823-67</text:p>
          </table:table-cell>
          <table:table-cell table:formula="of:=IF(['OOMLOUT-OOMP'.B453]&lt;&gt;&quot;&quot;;['OOMLOUT-OOMP'.B453];&quot;&quot;)" office:value-type="string" office:string-value="SMD (0603) 82k Ohm Resistor 1%">
            <text:p>SMD (0603) 82k Ohm Resistor 1%</text:p>
          </table:table-cell>
          <table:table-cell table:formula="of:=IF(['OOMLOUT-OOMP'.B453]&lt;&gt;&quot;&quot;;['OOMLOUT-OOMP'.H453];&quot;&quot;)" office:value-type="string" office:string-value="301010222 ">
            <text:p>301010222 </text:p>
          </table:table-cell>
          <table:table-cell table:formula="of:==IF([.A454]&lt;&gt;&quot;&quot;;VLOOKUP(VALUE([.C454]);['SEEED OPL'.$A$4:.$A$534];1;0);&quot;&quot;)" office:value-type="float" office:value="0">
            <text:p>#N/A</text:p>
          </table:table-cell>
          <table:table-cell table:formula="of:=IF([.A454]&lt;&gt;&quot;&quot;;VLOOKUP(VALUE([.C45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54]&lt;&gt;&quot;&quot;;['SEEED OPL'.A454];&quot;&quot;)">
            <text:p/>
          </table:table-cell>
          <table:table-cell table:formula="of:=IF(['SEEED OPL'.B454]&lt;&gt;&quot;&quot;;['SEEED OPL'.B454];&quot;&quot;)">
            <text:p/>
          </table:table-cell>
          <table:table-cell table:formula="of:=IF(['SEEED OPL'.C454]&lt;&gt;&quot;&quot;;['SEEED OPL'.C454];&quot;&quot;)">
            <text:p/>
          </table:table-cell>
          <table:table-cell table:formula="of:=IF([.H454]&lt;&gt;&quot;&quot;;VLOOKUP([.$H454]&amp;&quot; &quot;;['OOMLOUT-OOMP'.$H$3:.$H$829];1;0);&quot;&quot;)">
            <text:p/>
          </table:table-cell>
          <table:table-cell table:formula="of:=IF(ISNA([.K454]);1;&quot;&quot;)">
            <text:p/>
          </table:table-cell>
          <table:table-cell/>
        </table:table-row>
        <table:table-row table:style-name="ro1">
          <table:table-cell table:formula="of:=IF(['OOMLOUT-OOMP'.A454]&lt;&gt;&quot;&quot;;['OOMLOUT-OOMP'.A454];&quot;&quot;)" office:value-type="string" office:string-value="RESE-0805-X-O001D-01">
            <text:p>RESE-0805-X-O001D-01</text:p>
          </table:table-cell>
          <table:table-cell table:formula="of:=IF(['OOMLOUT-OOMP'.B454]&lt;&gt;&quot;&quot;;['OOMLOUT-OOMP'.B454];&quot;&quot;)" office:value-type="string" office:string-value=" SMD (0805) 0.1 Ohm Resistor ">
            <text:p><text:s/>SMD (0805) 0.1 Ohm Resistor </text:p>
          </table:table-cell>
          <table:table-cell table:formula="of:=IF(['OOMLOUT-OOMP'.B454]&lt;&gt;&quot;&quot;;['OOMLOUT-OOMP'.H454];&quot;&quot;)" office:value-type="string" office:string-value="301010264 ">
            <text:p>301010264 </text:p>
          </table:table-cell>
          <table:table-cell table:formula="of:==IF([.A455]&lt;&gt;&quot;&quot;;VLOOKUP(VALUE([.C455]);['SEEED OPL'.$A$4:.$A$534];1;0);&quot;&quot;)" office:value-type="float" office:value="301010264">
            <text:p>301010264</text:p>
          </table:table-cell>
          <table:table-cell table:formula="of:=IF([.A455]&lt;&gt;&quot;&quot;;VLOOKUP(VALUE([.C455]);['SEEED OPL'.$A$4:.$B$534];2;0);&quot;&quot;)" office:value-type="string" office:string-value="RL0805JR-070R1L">
            <text:p>RL0805JR-070R1L</text:p>
          </table:table-cell>
          <table:table-cell table:number-columns-repeated="2"/>
          <table:table-cell table:formula="of:=IF(['SEEED OPL'.A455]&lt;&gt;&quot;&quot;;['SEEED OPL'.A455];&quot;&quot;)">
            <text:p/>
          </table:table-cell>
          <table:table-cell table:formula="of:=IF(['SEEED OPL'.B455]&lt;&gt;&quot;&quot;;['SEEED OPL'.B455];&quot;&quot;)">
            <text:p/>
          </table:table-cell>
          <table:table-cell table:formula="of:=IF(['SEEED OPL'.C455]&lt;&gt;&quot;&quot;;['SEEED OPL'.C455];&quot;&quot;)">
            <text:p/>
          </table:table-cell>
          <table:table-cell table:formula="of:=IF([.H455]&lt;&gt;&quot;&quot;;VLOOKUP([.$H455]&amp;&quot; &quot;;['OOMLOUT-OOMP'.$H$3:.$H$829];1;0);&quot;&quot;)">
            <text:p/>
          </table:table-cell>
          <table:table-cell table:formula="of:=IF(ISNA([.K455]);1;&quot;&quot;)">
            <text:p/>
          </table:table-cell>
          <table:table-cell/>
        </table:table-row>
        <table:table-row table:style-name="ro1">
          <table:table-cell table:formula="of:=IF(['OOMLOUT-OOMP'.A455]&lt;&gt;&quot;&quot;;['OOMLOUT-OOMP'.A455];&quot;&quot;)" office:value-type="string" office:string-value="RESE-0805-X-O101-01">
            <text:p>RESE-0805-X-O101-01</text:p>
          </table:table-cell>
          <table:table-cell table:formula="of:=IF(['OOMLOUT-OOMP'.B455]&lt;&gt;&quot;&quot;;['OOMLOUT-OOMP'.B455];&quot;&quot;)" office:value-type="string" office:string-value="SMD (0805) 100 Ohm Resistor">
            <text:p>SMD (0805) 100 Ohm Resistor</text:p>
          </table:table-cell>
          <table:table-cell table:formula="of:=IF(['OOMLOUT-OOMP'.B455]&lt;&gt;&quot;&quot;;['OOMLOUT-OOMP'.H455];&quot;&quot;)" office:value-type="string" office:string-value="301010319 ">
            <text:p>301010319 </text:p>
          </table:table-cell>
          <table:table-cell table:formula="of:==IF([.A456]&lt;&gt;&quot;&quot;;VLOOKUP(VALUE([.C456]);['SEEED OPL'.$A$4:.$A$534];1;0);&quot;&quot;)" office:value-type="float" office:value="301010319">
            <text:p>301010319</text:p>
          </table:table-cell>
          <table:table-cell table:formula="of:=IF([.A456]&lt;&gt;&quot;&quot;;VLOOKUP(VALUE([.C456]);['SEEED OPL'.$A$4:.$B$534];2;0);&quot;&quot;)" office:value-type="string" office:string-value="RC0805JR-07100RL">
            <text:p>RC0805JR-07100RL</text:p>
          </table:table-cell>
          <table:table-cell table:number-columns-repeated="2"/>
          <table:table-cell table:formula="of:=IF(['SEEED OPL'.A456]&lt;&gt;&quot;&quot;;['SEEED OPL'.A456];&quot;&quot;)">
            <text:p/>
          </table:table-cell>
          <table:table-cell table:formula="of:=IF(['SEEED OPL'.B456]&lt;&gt;&quot;&quot;;['SEEED OPL'.B456];&quot;&quot;)">
            <text:p/>
          </table:table-cell>
          <table:table-cell table:formula="of:=IF(['SEEED OPL'.C456]&lt;&gt;&quot;&quot;;['SEEED OPL'.C456];&quot;&quot;)">
            <text:p/>
          </table:table-cell>
          <table:table-cell table:formula="of:=IF([.H456]&lt;&gt;&quot;&quot;;VLOOKUP([.$H456]&amp;&quot; &quot;;['OOMLOUT-OOMP'.$H$3:.$H$829];1;0);&quot;&quot;)">
            <text:p/>
          </table:table-cell>
          <table:table-cell table:formula="of:=IF(ISNA([.K456]);1;&quot;&quot;)">
            <text:p/>
          </table:table-cell>
          <table:table-cell/>
        </table:table-row>
        <table:table-row table:style-name="ro1">
          <table:table-cell table:formula="of:=IF(['OOMLOUT-OOMP'.A456]&lt;&gt;&quot;&quot;;['OOMLOUT-OOMP'.A456];&quot;&quot;)" office:value-type="string" office:string-value="RESE-0805-X-O102-01">
            <text:p>RESE-0805-X-O102-01</text:p>
          </table:table-cell>
          <table:table-cell table:formula="of:=IF(['OOMLOUT-OOMP'.B456]&lt;&gt;&quot;&quot;;['OOMLOUT-OOMP'.B456];&quot;&quot;)" office:value-type="string" office:string-value="SMD (0805) 1k Ohm Resistor">
            <text:p>SMD (0805) 1k Ohm Resistor</text:p>
          </table:table-cell>
          <table:table-cell table:formula="of:=IF(['OOMLOUT-OOMP'.B456]&lt;&gt;&quot;&quot;;['OOMLOUT-OOMP'.H456];&quot;&quot;)" office:value-type="string" office:string-value="301010311 ">
            <text:p>301010311 </text:p>
          </table:table-cell>
          <table:table-cell table:formula="of:==IF([.A457]&lt;&gt;&quot;&quot;;VLOOKUP(VALUE([.C457]);['SEEED OPL'.$A$4:.$A$534];1;0);&quot;&quot;)" office:value-type="float" office:value="301010311">
            <text:p>301010311</text:p>
          </table:table-cell>
          <table:table-cell table:formula="of:=IF([.A457]&lt;&gt;&quot;&quot;;VLOOKUP(VALUE([.C457]);['SEEED OPL'.$A$4:.$B$534];2;0);&quot;&quot;)" office:value-type="string" office:string-value="RC0805JR-071KL">
            <text:p>RC0805JR-071KL</text:p>
          </table:table-cell>
          <table:table-cell table:number-columns-repeated="2"/>
          <table:table-cell table:formula="of:=IF(['SEEED OPL'.A457]&lt;&gt;&quot;&quot;;['SEEED OPL'.A457];&quot;&quot;)">
            <text:p/>
          </table:table-cell>
          <table:table-cell table:formula="of:=IF(['SEEED OPL'.B457]&lt;&gt;&quot;&quot;;['SEEED OPL'.B457];&quot;&quot;)">
            <text:p/>
          </table:table-cell>
          <table:table-cell table:formula="of:=IF(['SEEED OPL'.C457]&lt;&gt;&quot;&quot;;['SEEED OPL'.C457];&quot;&quot;)">
            <text:p/>
          </table:table-cell>
          <table:table-cell table:formula="of:=IF([.H457]&lt;&gt;&quot;&quot;;VLOOKUP([.$H457]&amp;&quot; &quot;;['OOMLOUT-OOMP'.$H$3:.$H$829];1;0);&quot;&quot;)">
            <text:p/>
          </table:table-cell>
          <table:table-cell table:formula="of:=IF(ISNA([.K457]);1;&quot;&quot;)">
            <text:p/>
          </table:table-cell>
          <table:table-cell/>
        </table:table-row>
        <table:table-row table:style-name="ro1">
          <table:table-cell table:formula="of:=IF(['OOMLOUT-OOMP'.A457]&lt;&gt;&quot;&quot;;['OOMLOUT-OOMP'.A457];&quot;&quot;)" office:value-type="string" office:string-value="RESE-0805-X-O103-01">
            <text:p>RESE-0805-X-O103-01</text:p>
          </table:table-cell>
          <table:table-cell table:formula="of:=IF(['OOMLOUT-OOMP'.B457]&lt;&gt;&quot;&quot;;['OOMLOUT-OOMP'.B457];&quot;&quot;)" office:value-type="string" office:string-value="SMD (0805) 10k Ohm Resistor">
            <text:p>SMD (0805) 10k Ohm Resistor</text:p>
          </table:table-cell>
          <table:table-cell table:formula="of:=IF(['OOMLOUT-OOMP'.B457]&lt;&gt;&quot;&quot;;['OOMLOUT-OOMP'.H457];&quot;&quot;)" office:value-type="string" office:string-value="301010304 ">
            <text:p>301010304 </text:p>
          </table:table-cell>
          <table:table-cell table:formula="of:==IF([.A458]&lt;&gt;&quot;&quot;;VLOOKUP(VALUE([.C458]);['SEEED OPL'.$A$4:.$A$534];1;0);&quot;&quot;)" office:value-type="float" office:value="0">
            <text:p>#N/A</text:p>
          </table:table-cell>
          <table:table-cell table:formula="of:=IF([.A458]&lt;&gt;&quot;&quot;;VLOOKUP(VALUE([.C45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58]&lt;&gt;&quot;&quot;;['SEEED OPL'.A458];&quot;&quot;)">
            <text:p/>
          </table:table-cell>
          <table:table-cell table:formula="of:=IF(['SEEED OPL'.B458]&lt;&gt;&quot;&quot;;['SEEED OPL'.B458];&quot;&quot;)">
            <text:p/>
          </table:table-cell>
          <table:table-cell table:formula="of:=IF(['SEEED OPL'.C458]&lt;&gt;&quot;&quot;;['SEEED OPL'.C458];&quot;&quot;)">
            <text:p/>
          </table:table-cell>
          <table:table-cell table:formula="of:=IF([.H458]&lt;&gt;&quot;&quot;;VLOOKUP([.$H458]&amp;&quot; &quot;;['OOMLOUT-OOMP'.$H$3:.$H$829];1;0);&quot;&quot;)">
            <text:p/>
          </table:table-cell>
          <table:table-cell table:formula="of:=IF(ISNA([.K458]);1;&quot;&quot;)">
            <text:p/>
          </table:table-cell>
          <table:table-cell/>
        </table:table-row>
        <table:table-row table:style-name="ro1">
          <table:table-cell table:formula="of:=IF(['OOMLOUT-OOMP'.A458]&lt;&gt;&quot;&quot;;['OOMLOUT-OOMP'.A458];&quot;&quot;)" office:value-type="string" office:string-value="RESE-0805-X-O103-67">
            <text:p>RESE-0805-X-O103-67</text:p>
          </table:table-cell>
          <table:table-cell table:formula="of:=IF(['OOMLOUT-OOMP'.B458]&lt;&gt;&quot;&quot;;['OOMLOUT-OOMP'.B458];&quot;&quot;)" office:value-type="string" office:string-value="SMD (0805) 10k Ohm Resistor 1%">
            <text:p>SMD (0805) 10k Ohm Resistor 1%</text:p>
          </table:table-cell>
          <table:table-cell table:formula="of:=IF(['OOMLOUT-OOMP'.B458]&lt;&gt;&quot;&quot;;['OOMLOUT-OOMP'.H458];&quot;&quot;)" office:value-type="string" office:string-value="301010361 ">
            <text:p>301010361 </text:p>
          </table:table-cell>
          <table:table-cell table:formula="of:==IF([.A459]&lt;&gt;&quot;&quot;;VLOOKUP(VALUE([.C459]);['SEEED OPL'.$A$4:.$A$534];1;0);&quot;&quot;)" office:value-type="float" office:value="301010361">
            <text:p>301010361</text:p>
          </table:table-cell>
          <table:table-cell table:formula="of:=IF([.A459]&lt;&gt;&quot;&quot;;VLOOKUP(VALUE([.C459]);['SEEED OPL'.$A$4:.$B$534];2;0);&quot;&quot;)" office:value-type="string" office:string-value="RC0805FR-0710KL">
            <text:p>RC0805FR-0710KL</text:p>
          </table:table-cell>
          <table:table-cell table:number-columns-repeated="2"/>
          <table:table-cell table:formula="of:=IF(['SEEED OPL'.A459]&lt;&gt;&quot;&quot;;['SEEED OPL'.A459];&quot;&quot;)">
            <text:p/>
          </table:table-cell>
          <table:table-cell table:formula="of:=IF(['SEEED OPL'.B459]&lt;&gt;&quot;&quot;;['SEEED OPL'.B459];&quot;&quot;)">
            <text:p/>
          </table:table-cell>
          <table:table-cell table:formula="of:=IF(['SEEED OPL'.C459]&lt;&gt;&quot;&quot;;['SEEED OPL'.C459];&quot;&quot;)">
            <text:p/>
          </table:table-cell>
          <table:table-cell table:formula="of:=IF([.H459]&lt;&gt;&quot;&quot;;VLOOKUP([.$H459]&amp;&quot; &quot;;['OOMLOUT-OOMP'.$H$3:.$H$829];1;0);&quot;&quot;)">
            <text:p/>
          </table:table-cell>
          <table:table-cell table:formula="of:=IF(ISNA([.K459]);1;&quot;&quot;)">
            <text:p/>
          </table:table-cell>
          <table:table-cell/>
        </table:table-row>
        <table:table-row table:style-name="ro1">
          <table:table-cell table:formula="of:=IF(['OOMLOUT-OOMP'.A459]&lt;&gt;&quot;&quot;;['OOMLOUT-OOMP'.A459];&quot;&quot;)" office:value-type="string" office:string-value="RESE-0805-X-O104-67">
            <text:p>RESE-0805-X-O104-67</text:p>
          </table:table-cell>
          <table:table-cell table:formula="of:=IF(['OOMLOUT-OOMP'.B459]&lt;&gt;&quot;&quot;;['OOMLOUT-OOMP'.B459];&quot;&quot;)" office:value-type="string" office:string-value="SMD (0805) 100k Ohm Resistor 1%">
            <text:p>SMD (0805) 100k Ohm Resistor 1%</text:p>
          </table:table-cell>
          <table:table-cell table:formula="of:=IF(['OOMLOUT-OOMP'.B459]&lt;&gt;&quot;&quot;;['OOMLOUT-OOMP'.H459];&quot;&quot;)" office:value-type="string" office:string-value="301010396 ">
            <text:p>301010396 </text:p>
          </table:table-cell>
          <table:table-cell table:formula="of:==IF([.A460]&lt;&gt;&quot;&quot;;VLOOKUP(VALUE([.C460]);['SEEED OPL'.$A$4:.$A$534];1;0);&quot;&quot;)" office:value-type="float" office:value="0">
            <text:p>#N/A</text:p>
          </table:table-cell>
          <table:table-cell table:formula="of:=IF([.A460]&lt;&gt;&quot;&quot;;VLOOKUP(VALUE([.C46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0]&lt;&gt;&quot;&quot;;['SEEED OPL'.A460];&quot;&quot;)">
            <text:p/>
          </table:table-cell>
          <table:table-cell table:formula="of:=IF(['SEEED OPL'.B460]&lt;&gt;&quot;&quot;;['SEEED OPL'.B460];&quot;&quot;)">
            <text:p/>
          </table:table-cell>
          <table:table-cell table:formula="of:=IF(['SEEED OPL'.C460]&lt;&gt;&quot;&quot;;['SEEED OPL'.C460];&quot;&quot;)">
            <text:p/>
          </table:table-cell>
          <table:table-cell table:formula="of:=IF([.H460]&lt;&gt;&quot;&quot;;VLOOKUP([.$H460]&amp;&quot; &quot;;['OOMLOUT-OOMP'.$H$3:.$H$829];1;0);&quot;&quot;)">
            <text:p/>
          </table:table-cell>
          <table:table-cell table:formula="of:=IF(ISNA([.K460]);1;&quot;&quot;)">
            <text:p/>
          </table:table-cell>
          <table:table-cell/>
        </table:table-row>
        <table:table-row table:style-name="ro1">
          <table:table-cell table:formula="of:=IF(['OOMLOUT-OOMP'.A460]&lt;&gt;&quot;&quot;;['OOMLOUT-OOMP'.A460];&quot;&quot;)" office:value-type="string" office:string-value="RESE-0805-X-O121-01">
            <text:p>RESE-0805-X-O121-01</text:p>
          </table:table-cell>
          <table:table-cell table:formula="of:=IF(['OOMLOUT-OOMP'.B460]&lt;&gt;&quot;&quot;;['OOMLOUT-OOMP'.B460];&quot;&quot;)" office:value-type="string" office:string-value="SMD (0805) 120 Ohm Resistor">
            <text:p>SMD (0805) 120 Ohm Resistor</text:p>
          </table:table-cell>
          <table:table-cell table:formula="of:=IF(['OOMLOUT-OOMP'.B460]&lt;&gt;&quot;&quot;;['OOMLOUT-OOMP'.H460];&quot;&quot;)" office:value-type="string" office:string-value="301010351 ">
            <text:p>301010351 </text:p>
          </table:table-cell>
          <table:table-cell table:formula="of:==IF([.A461]&lt;&gt;&quot;&quot;;VLOOKUP(VALUE([.C461]);['SEEED OPL'.$A$4:.$A$534];1;0);&quot;&quot;)" office:value-type="float" office:value="0">
            <text:p>#N/A</text:p>
          </table:table-cell>
          <table:table-cell table:formula="of:=IF([.A461]&lt;&gt;&quot;&quot;;VLOOKUP(VALUE([.C46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1]&lt;&gt;&quot;&quot;;['SEEED OPL'.A461];&quot;&quot;)">
            <text:p/>
          </table:table-cell>
          <table:table-cell table:formula="of:=IF(['SEEED OPL'.B461]&lt;&gt;&quot;&quot;;['SEEED OPL'.B461];&quot;&quot;)">
            <text:p/>
          </table:table-cell>
          <table:table-cell table:formula="of:=IF(['SEEED OPL'.C461]&lt;&gt;&quot;&quot;;['SEEED OPL'.C461];&quot;&quot;)">
            <text:p/>
          </table:table-cell>
          <table:table-cell table:formula="of:=IF([.H461]&lt;&gt;&quot;&quot;;VLOOKUP([.$H461]&amp;&quot; &quot;;['OOMLOUT-OOMP'.$H$3:.$H$829];1;0);&quot;&quot;)">
            <text:p/>
          </table:table-cell>
          <table:table-cell table:formula="of:=IF(ISNA([.K461]);1;&quot;&quot;)">
            <text:p/>
          </table:table-cell>
          <table:table-cell/>
        </table:table-row>
        <table:table-row table:style-name="ro1">
          <table:table-cell table:formula="of:=IF(['OOMLOUT-OOMP'.A461]&lt;&gt;&quot;&quot;;['OOMLOUT-OOMP'.A461];&quot;&quot;)" office:value-type="string" office:string-value="RESE-0805-X-O152-67">
            <text:p>RESE-0805-X-O152-67</text:p>
          </table:table-cell>
          <table:table-cell table:formula="of:=IF(['OOMLOUT-OOMP'.B461]&lt;&gt;&quot;&quot;;['OOMLOUT-OOMP'.B461];&quot;&quot;)" office:value-type="string" office:string-value="SMD (0805) 1.5k Ohm Resistor 1%">
            <text:p>SMD (0805) 1.5k Ohm Resistor 1%</text:p>
          </table:table-cell>
          <table:table-cell table:formula="of:=IF(['OOMLOUT-OOMP'.B461]&lt;&gt;&quot;&quot;;['OOMLOUT-OOMP'.H461];&quot;&quot;)" office:value-type="string" office:string-value="301010394 ">
            <text:p>301010394 </text:p>
          </table:table-cell>
          <table:table-cell table:formula="of:==IF([.A462]&lt;&gt;&quot;&quot;;VLOOKUP(VALUE([.C462]);['SEEED OPL'.$A$4:.$A$534];1;0);&quot;&quot;)" office:value-type="float" office:value="0">
            <text:p>#N/A</text:p>
          </table:table-cell>
          <table:table-cell table:formula="of:=IF([.A462]&lt;&gt;&quot;&quot;;VLOOKUP(VALUE([.C46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2]&lt;&gt;&quot;&quot;;['SEEED OPL'.A462];&quot;&quot;)">
            <text:p/>
          </table:table-cell>
          <table:table-cell table:formula="of:=IF(['SEEED OPL'.B462]&lt;&gt;&quot;&quot;;['SEEED OPL'.B462];&quot;&quot;)">
            <text:p/>
          </table:table-cell>
          <table:table-cell table:formula="of:=IF(['SEEED OPL'.C462]&lt;&gt;&quot;&quot;;['SEEED OPL'.C462];&quot;&quot;)">
            <text:p/>
          </table:table-cell>
          <table:table-cell table:formula="of:=IF([.H462]&lt;&gt;&quot;&quot;;VLOOKUP([.$H462]&amp;&quot; &quot;;['OOMLOUT-OOMP'.$H$3:.$H$829];1;0);&quot;&quot;)">
            <text:p/>
          </table:table-cell>
          <table:table-cell table:formula="of:=IF(ISNA([.K462]);1;&quot;&quot;)">
            <text:p/>
          </table:table-cell>
          <table:table-cell/>
        </table:table-row>
        <table:table-row table:style-name="ro1">
          <table:table-cell table:formula="of:=IF(['OOMLOUT-OOMP'.A462]&lt;&gt;&quot;&quot;;['OOMLOUT-OOMP'.A462];&quot;&quot;)" office:value-type="string" office:string-value="RESE-0805-X-O153-01">
            <text:p>RESE-0805-X-O153-01</text:p>
          </table:table-cell>
          <table:table-cell table:formula="of:=IF(['OOMLOUT-OOMP'.B462]&lt;&gt;&quot;&quot;;['OOMLOUT-OOMP'.B462];&quot;&quot;)" office:value-type="string" office:string-value="SMD (0805) 15k Ohm Resistor">
            <text:p>SMD (0805) 15k Ohm Resistor</text:p>
          </table:table-cell>
          <table:table-cell table:formula="of:=IF(['OOMLOUT-OOMP'.B462]&lt;&gt;&quot;&quot;;['OOMLOUT-OOMP'.H462];&quot;&quot;)" office:value-type="float" office:value="0">
            <text:p>0</text:p>
          </table:table-cell>
          <table:table-cell table:formula="of:==IF([.A463]&lt;&gt;&quot;&quot;;VLOOKUP(VALUE([.C463]);['SEEED OPL'.$A$4:.$A$534];1;0);&quot;&quot;)" office:value-type="float" office:value="0">
            <text:p>#N/A</text:p>
          </table:table-cell>
          <table:table-cell table:formula="of:=IF([.A463]&lt;&gt;&quot;&quot;;VLOOKUP(VALUE([.C46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3]&lt;&gt;&quot;&quot;;['SEEED OPL'.A463];&quot;&quot;)">
            <text:p/>
          </table:table-cell>
          <table:table-cell table:formula="of:=IF(['SEEED OPL'.B463]&lt;&gt;&quot;&quot;;['SEEED OPL'.B463];&quot;&quot;)">
            <text:p/>
          </table:table-cell>
          <table:table-cell table:formula="of:=IF(['SEEED OPL'.C463]&lt;&gt;&quot;&quot;;['SEEED OPL'.C463];&quot;&quot;)">
            <text:p/>
          </table:table-cell>
          <table:table-cell table:formula="of:=IF([.H463]&lt;&gt;&quot;&quot;;VLOOKUP([.$H463]&amp;&quot; &quot;;['OOMLOUT-OOMP'.$H$3:.$H$829];1;0);&quot;&quot;)">
            <text:p/>
          </table:table-cell>
          <table:table-cell table:formula="of:=IF(ISNA([.K463]);1;&quot;&quot;)">
            <text:p/>
          </table:table-cell>
          <table:table-cell/>
        </table:table-row>
        <table:table-row table:style-name="ro1">
          <table:table-cell table:formula="of:=IF(['OOMLOUT-OOMP'.A463]&lt;&gt;&quot;&quot;;['OOMLOUT-OOMP'.A463];&quot;&quot;)" office:value-type="string" office:string-value="RESE-0805-X-O182-01">
            <text:p>RESE-0805-X-O182-01</text:p>
          </table:table-cell>
          <table:table-cell table:formula="of:=IF(['OOMLOUT-OOMP'.B463]&lt;&gt;&quot;&quot;;['OOMLOUT-OOMP'.B463];&quot;&quot;)" office:value-type="string" office:string-value="SMD (0805) 1.8k Ohm Resistor">
            <text:p>SMD (0805) 1.8k Ohm Resistor</text:p>
          </table:table-cell>
          <table:table-cell table:formula="of:=IF(['OOMLOUT-OOMP'.B463]&lt;&gt;&quot;&quot;;['OOMLOUT-OOMP'.H463];&quot;&quot;)" office:value-type="string" office:string-value="301010342 ">
            <text:p>301010342 </text:p>
          </table:table-cell>
          <table:table-cell table:formula="of:==IF([.A464]&lt;&gt;&quot;&quot;;VLOOKUP(VALUE([.C464]);['SEEED OPL'.$A$4:.$A$534];1;0);&quot;&quot;)" office:value-type="float" office:value="0">
            <text:p>#N/A</text:p>
          </table:table-cell>
          <table:table-cell table:formula="of:=IF([.A464]&lt;&gt;&quot;&quot;;VLOOKUP(VALUE([.C46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4]&lt;&gt;&quot;&quot;;['SEEED OPL'.A464];&quot;&quot;)">
            <text:p/>
          </table:table-cell>
          <table:table-cell table:formula="of:=IF(['SEEED OPL'.B464]&lt;&gt;&quot;&quot;;['SEEED OPL'.B464];&quot;&quot;)">
            <text:p/>
          </table:table-cell>
          <table:table-cell table:formula="of:=IF(['SEEED OPL'.C464]&lt;&gt;&quot;&quot;;['SEEED OPL'.C464];&quot;&quot;)">
            <text:p/>
          </table:table-cell>
          <table:table-cell table:formula="of:=IF([.H464]&lt;&gt;&quot;&quot;;VLOOKUP([.$H464]&amp;&quot; &quot;;['OOMLOUT-OOMP'.$H$3:.$H$829];1;0);&quot;&quot;)">
            <text:p/>
          </table:table-cell>
          <table:table-cell table:formula="of:=IF(ISNA([.K464]);1;&quot;&quot;)">
            <text:p/>
          </table:table-cell>
          <table:table-cell/>
        </table:table-row>
        <table:table-row table:style-name="ro1">
          <table:table-cell table:formula="of:=IF(['OOMLOUT-OOMP'.A464]&lt;&gt;&quot;&quot;;['OOMLOUT-OOMP'.A464];&quot;&quot;)" office:value-type="string" office:string-value="RESE-0805-X-O202-01">
            <text:p>RESE-0805-X-O202-01</text:p>
          </table:table-cell>
          <table:table-cell table:formula="of:=IF(['OOMLOUT-OOMP'.B464]&lt;&gt;&quot;&quot;;['OOMLOUT-OOMP'.B464];&quot;&quot;)" office:value-type="string" office:string-value="SMD (0805) 2k Ohm Resistor">
            <text:p>SMD (0805) 2k Ohm Resistor</text:p>
          </table:table-cell>
          <table:table-cell table:formula="of:=IF(['OOMLOUT-OOMP'.B464]&lt;&gt;&quot;&quot;;['OOMLOUT-OOMP'.H464];&quot;&quot;)" office:value-type="string" office:string-value="301010318 ">
            <text:p>301010318 </text:p>
          </table:table-cell>
          <table:table-cell table:formula="of:==IF([.A465]&lt;&gt;&quot;&quot;;VLOOKUP(VALUE([.C465]);['SEEED OPL'.$A$4:.$A$534];1;0);&quot;&quot;)" office:value-type="float" office:value="301010318">
            <text:p>301010318</text:p>
          </table:table-cell>
          <table:table-cell table:formula="of:=IF([.A465]&lt;&gt;&quot;&quot;;VLOOKUP(VALUE([.C465]);['SEEED OPL'.$A$4:.$B$534];2;0);&quot;&quot;)" office:value-type="string" office:string-value="RC0805JR-072KL">
            <text:p>RC0805JR-072KL</text:p>
          </table:table-cell>
          <table:table-cell table:number-columns-repeated="2"/>
          <table:table-cell table:formula="of:=IF(['SEEED OPL'.A465]&lt;&gt;&quot;&quot;;['SEEED OPL'.A465];&quot;&quot;)">
            <text:p/>
          </table:table-cell>
          <table:table-cell table:formula="of:=IF(['SEEED OPL'.B465]&lt;&gt;&quot;&quot;;['SEEED OPL'.B465];&quot;&quot;)">
            <text:p/>
          </table:table-cell>
          <table:table-cell table:formula="of:=IF(['SEEED OPL'.C465]&lt;&gt;&quot;&quot;;['SEEED OPL'.C465];&quot;&quot;)">
            <text:p/>
          </table:table-cell>
          <table:table-cell table:formula="of:=IF([.H465]&lt;&gt;&quot;&quot;;VLOOKUP([.$H465]&amp;&quot; &quot;;['OOMLOUT-OOMP'.$H$3:.$H$829];1;0);&quot;&quot;)">
            <text:p/>
          </table:table-cell>
          <table:table-cell table:formula="of:=IF(ISNA([.K465]);1;&quot;&quot;)">
            <text:p/>
          </table:table-cell>
          <table:table-cell/>
        </table:table-row>
        <table:table-row table:style-name="ro1">
          <table:table-cell table:formula="of:=IF(['OOMLOUT-OOMP'.A465]&lt;&gt;&quot;&quot;;['OOMLOUT-OOMP'.A465];&quot;&quot;)" office:value-type="string" office:string-value="RESE-0805-X-O220-01">
            <text:p>RESE-0805-X-O220-01</text:p>
          </table:table-cell>
          <table:table-cell table:formula="of:=IF(['OOMLOUT-OOMP'.B465]&lt;&gt;&quot;&quot;;['OOMLOUT-OOMP'.B465];&quot;&quot;)" office:value-type="string" office:string-value="SMD (0805) 22 Ohm Resistor">
            <text:p>SMD (0805) 22 Ohm Resistor</text:p>
          </table:table-cell>
          <table:table-cell table:formula="of:=IF(['OOMLOUT-OOMP'.B465]&lt;&gt;&quot;&quot;;['OOMLOUT-OOMP'.H465];&quot;&quot;)" office:value-type="string" office:string-value="301010329 ">
            <text:p>301010329 </text:p>
          </table:table-cell>
          <table:table-cell table:formula="of:==IF([.A466]&lt;&gt;&quot;&quot;;VLOOKUP(VALUE([.C466]);['SEEED OPL'.$A$4:.$A$534];1;0);&quot;&quot;)" office:value-type="float" office:value="301010329">
            <text:p>301010329</text:p>
          </table:table-cell>
          <table:table-cell table:formula="of:=IF([.A466]&lt;&gt;&quot;&quot;;VLOOKUP(VALUE([.C466]);['SEEED OPL'.$A$4:.$B$534];2;0);&quot;&quot;)" office:value-type="string" office:string-value="RC0805JR-0722RL">
            <text:p>RC0805JR-0722RL</text:p>
          </table:table-cell>
          <table:table-cell table:number-columns-repeated="2"/>
          <table:table-cell table:formula="of:=IF(['SEEED OPL'.A466]&lt;&gt;&quot;&quot;;['SEEED OPL'.A466];&quot;&quot;)">
            <text:p/>
          </table:table-cell>
          <table:table-cell table:formula="of:=IF(['SEEED OPL'.B466]&lt;&gt;&quot;&quot;;['SEEED OPL'.B466];&quot;&quot;)">
            <text:p/>
          </table:table-cell>
          <table:table-cell table:formula="of:=IF(['SEEED OPL'.C466]&lt;&gt;&quot;&quot;;['SEEED OPL'.C466];&quot;&quot;)">
            <text:p/>
          </table:table-cell>
          <table:table-cell table:formula="of:=IF([.H466]&lt;&gt;&quot;&quot;;VLOOKUP([.$H466]&amp;&quot; &quot;;['OOMLOUT-OOMP'.$H$3:.$H$829];1;0);&quot;&quot;)">
            <text:p/>
          </table:table-cell>
          <table:table-cell table:formula="of:=IF(ISNA([.K466]);1;&quot;&quot;)">
            <text:p/>
          </table:table-cell>
          <table:table-cell/>
        </table:table-row>
        <table:table-row table:style-name="ro1">
          <table:table-cell table:formula="of:=IF(['OOMLOUT-OOMP'.A466]&lt;&gt;&quot;&quot;;['OOMLOUT-OOMP'.A466];&quot;&quot;)" office:value-type="string" office:string-value="RESE-0805-X-O221-01">
            <text:p>RESE-0805-X-O221-01</text:p>
          </table:table-cell>
          <table:table-cell table:formula="of:=IF(['OOMLOUT-OOMP'.B466]&lt;&gt;&quot;&quot;;['OOMLOUT-OOMP'.B466];&quot;&quot;)" office:value-type="string" office:string-value="SMD (0805) 220 Ohm Resistor">
            <text:p>SMD (0805) 220 Ohm Resistor</text:p>
          </table:table-cell>
          <table:table-cell table:formula="of:=IF(['OOMLOUT-OOMP'.B466]&lt;&gt;&quot;&quot;;['OOMLOUT-OOMP'.H466];&quot;&quot;)" office:value-type="string" office:string-value="301010315 ">
            <text:p>301010315 </text:p>
          </table:table-cell>
          <table:table-cell table:formula="of:==IF([.A467]&lt;&gt;&quot;&quot;;VLOOKUP(VALUE([.C467]);['SEEED OPL'.$A$4:.$A$534];1;0);&quot;&quot;)" office:value-type="float" office:value="301010315">
            <text:p>301010315</text:p>
          </table:table-cell>
          <table:table-cell table:formula="of:=IF([.A467]&lt;&gt;&quot;&quot;;VLOOKUP(VALUE([.C467]);['SEEED OPL'.$A$4:.$B$534];2;0);&quot;&quot;)" office:value-type="string" office:string-value="RC0805JR-07220RL">
            <text:p>RC0805JR-07220RL</text:p>
          </table:table-cell>
          <table:table-cell table:number-columns-repeated="2"/>
          <table:table-cell table:formula="of:=IF(['SEEED OPL'.A467]&lt;&gt;&quot;&quot;;['SEEED OPL'.A467];&quot;&quot;)">
            <text:p/>
          </table:table-cell>
          <table:table-cell table:formula="of:=IF(['SEEED OPL'.B467]&lt;&gt;&quot;&quot;;['SEEED OPL'.B467];&quot;&quot;)">
            <text:p/>
          </table:table-cell>
          <table:table-cell table:formula="of:=IF(['SEEED OPL'.C467]&lt;&gt;&quot;&quot;;['SEEED OPL'.C467];&quot;&quot;)">
            <text:p/>
          </table:table-cell>
          <table:table-cell table:formula="of:=IF([.H467]&lt;&gt;&quot;&quot;;VLOOKUP([.$H467]&amp;&quot; &quot;;['OOMLOUT-OOMP'.$H$3:.$H$829];1;0);&quot;&quot;)">
            <text:p/>
          </table:table-cell>
          <table:table-cell table:formula="of:=IF(ISNA([.K467]);1;&quot;&quot;)">
            <text:p/>
          </table:table-cell>
          <table:table-cell/>
        </table:table-row>
        <table:table-row table:style-name="ro1">
          <table:table-cell table:formula="of:=IF(['OOMLOUT-OOMP'.A467]&lt;&gt;&quot;&quot;;['OOMLOUT-OOMP'.A467];&quot;&quot;)" office:value-type="string" office:string-value="RESE-0805-X-O222-01">
            <text:p>RESE-0805-X-O222-01</text:p>
          </table:table-cell>
          <table:table-cell table:formula="of:=IF(['OOMLOUT-OOMP'.B467]&lt;&gt;&quot;&quot;;['OOMLOUT-OOMP'.B467];&quot;&quot;)" office:value-type="string" office:string-value="SMD (0805) 2.2k Ohm Resistor">
            <text:p>SMD (0805) 2.2k Ohm Resistor</text:p>
          </table:table-cell>
          <table:table-cell table:formula="of:=IF(['OOMLOUT-OOMP'.B467]&lt;&gt;&quot;&quot;;['OOMLOUT-OOMP'.H467];&quot;&quot;)" office:value-type="string" office:string-value="301010333 ">
            <text:p>301010333 </text:p>
          </table:table-cell>
          <table:table-cell table:formula="of:==IF([.A468]&lt;&gt;&quot;&quot;;VLOOKUP(VALUE([.C468]);['SEEED OPL'.$A$4:.$A$534];1;0);&quot;&quot;)" office:value-type="float" office:value="301010333">
            <text:p>301010333</text:p>
          </table:table-cell>
          <table:table-cell table:formula="of:=IF([.A468]&lt;&gt;&quot;&quot;;VLOOKUP(VALUE([.C468]);['SEEED OPL'.$A$4:.$B$534];2;0);&quot;&quot;)" office:value-type="string" office:string-value="RC0805JR-072K2L">
            <text:p>RC0805JR-072K2L</text:p>
          </table:table-cell>
          <table:table-cell table:number-columns-repeated="2"/>
          <table:table-cell table:formula="of:=IF(['SEEED OPL'.A468]&lt;&gt;&quot;&quot;;['SEEED OPL'.A468];&quot;&quot;)">
            <text:p/>
          </table:table-cell>
          <table:table-cell table:formula="of:=IF(['SEEED OPL'.B468]&lt;&gt;&quot;&quot;;['SEEED OPL'.B468];&quot;&quot;)">
            <text:p/>
          </table:table-cell>
          <table:table-cell table:formula="of:=IF(['SEEED OPL'.C468]&lt;&gt;&quot;&quot;;['SEEED OPL'.C468];&quot;&quot;)">
            <text:p/>
          </table:table-cell>
          <table:table-cell table:formula="of:=IF([.H468]&lt;&gt;&quot;&quot;;VLOOKUP([.$H468]&amp;&quot; &quot;;['OOMLOUT-OOMP'.$H$3:.$H$829];1;0);&quot;&quot;)">
            <text:p/>
          </table:table-cell>
          <table:table-cell table:formula="of:=IF(ISNA([.K468]);1;&quot;&quot;)">
            <text:p/>
          </table:table-cell>
          <table:table-cell/>
        </table:table-row>
        <table:table-row table:style-name="ro1">
          <table:table-cell table:formula="of:=IF(['OOMLOUT-OOMP'.A468]&lt;&gt;&quot;&quot;;['OOMLOUT-OOMP'.A468];&quot;&quot;)" office:value-type="string" office:string-value="RESE-0805-X-O223-01">
            <text:p>RESE-0805-X-O223-01</text:p>
          </table:table-cell>
          <table:table-cell table:formula="of:=IF(['OOMLOUT-OOMP'.B468]&lt;&gt;&quot;&quot;;['OOMLOUT-OOMP'.B468];&quot;&quot;)" office:value-type="string" office:string-value="SMD (0805) 22k Ohm Resistor">
            <text:p>SMD (0805) 22k Ohm Resistor</text:p>
          </table:table-cell>
          <table:table-cell table:formula="of:=IF(['OOMLOUT-OOMP'.B468]&lt;&gt;&quot;&quot;;['OOMLOUT-OOMP'.H468];&quot;&quot;)" office:value-type="string" office:string-value="301010341 ">
            <text:p>301010341 </text:p>
          </table:table-cell>
          <table:table-cell table:formula="of:==IF([.A469]&lt;&gt;&quot;&quot;;VLOOKUP(VALUE([.C469]);['SEEED OPL'.$A$4:.$A$534];1;0);&quot;&quot;)" office:value-type="float" office:value="0">
            <text:p>#N/A</text:p>
          </table:table-cell>
          <table:table-cell table:formula="of:=IF([.A469]&lt;&gt;&quot;&quot;;VLOOKUP(VALUE([.C46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9]&lt;&gt;&quot;&quot;;['SEEED OPL'.A469];&quot;&quot;)">
            <text:p/>
          </table:table-cell>
          <table:table-cell table:formula="of:=IF(['SEEED OPL'.B469]&lt;&gt;&quot;&quot;;['SEEED OPL'.B469];&quot;&quot;)">
            <text:p/>
          </table:table-cell>
          <table:table-cell table:formula="of:=IF(['SEEED OPL'.C469]&lt;&gt;&quot;&quot;;['SEEED OPL'.C469];&quot;&quot;)">
            <text:p/>
          </table:table-cell>
          <table:table-cell table:formula="of:=IF([.H469]&lt;&gt;&quot;&quot;;VLOOKUP([.$H469]&amp;&quot; &quot;;['OOMLOUT-OOMP'.$H$3:.$H$829];1;0);&quot;&quot;)">
            <text:p/>
          </table:table-cell>
          <table:table-cell table:formula="of:=IF(ISNA([.K469]);1;&quot;&quot;)">
            <text:p/>
          </table:table-cell>
          <table:table-cell/>
        </table:table-row>
        <table:table-row table:style-name="ro1">
          <table:table-cell table:formula="of:=IF(['OOMLOUT-OOMP'.A469]&lt;&gt;&quot;&quot;;['OOMLOUT-OOMP'.A469];&quot;&quot;)" office:value-type="string" office:string-value="RESE-0805-X-O332-01">
            <text:p>RESE-0805-X-O332-01</text:p>
          </table:table-cell>
          <table:table-cell table:formula="of:=IF(['OOMLOUT-OOMP'.B469]&lt;&gt;&quot;&quot;;['OOMLOUT-OOMP'.B469];&quot;&quot;)" office:value-type="string" office:string-value="SMD (0805) 3.3k Ohm Resistor">
            <text:p>SMD (0805) 3.3k Ohm Resistor</text:p>
          </table:table-cell>
          <table:table-cell table:formula="of:=IF(['OOMLOUT-OOMP'.B469]&lt;&gt;&quot;&quot;;['OOMLOUT-OOMP'.H469];&quot;&quot;)" office:value-type="string" office:string-value="301010331 ">
            <text:p>301010331 </text:p>
          </table:table-cell>
          <table:table-cell table:formula="of:==IF([.A470]&lt;&gt;&quot;&quot;;VLOOKUP(VALUE([.C470]);['SEEED OPL'.$A$4:.$A$534];1;0);&quot;&quot;)" office:value-type="float" office:value="0">
            <text:p>#N/A</text:p>
          </table:table-cell>
          <table:table-cell table:formula="of:=IF([.A470]&lt;&gt;&quot;&quot;;VLOOKUP(VALUE([.C47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0]&lt;&gt;&quot;&quot;;['SEEED OPL'.A470];&quot;&quot;)">
            <text:p/>
          </table:table-cell>
          <table:table-cell table:formula="of:=IF(['SEEED OPL'.B470]&lt;&gt;&quot;&quot;;['SEEED OPL'.B470];&quot;&quot;)">
            <text:p/>
          </table:table-cell>
          <table:table-cell table:formula="of:=IF(['SEEED OPL'.C470]&lt;&gt;&quot;&quot;;['SEEED OPL'.C470];&quot;&quot;)">
            <text:p/>
          </table:table-cell>
          <table:table-cell table:formula="of:=IF([.H470]&lt;&gt;&quot;&quot;;VLOOKUP([.$H470]&amp;&quot; &quot;;['OOMLOUT-OOMP'.$H$3:.$H$829];1;0);&quot;&quot;)">
            <text:p/>
          </table:table-cell>
          <table:table-cell table:formula="of:=IF(ISNA([.K470]);1;&quot;&quot;)">
            <text:p/>
          </table:table-cell>
          <table:table-cell/>
        </table:table-row>
        <table:table-row table:style-name="ro1">
          <table:table-cell table:formula="of:=IF(['OOMLOUT-OOMP'.A470]&lt;&gt;&quot;&quot;;['OOMLOUT-OOMP'.A470];&quot;&quot;)" office:value-type="string" office:string-value="RESE-0805-X-O391-01">
            <text:p>RESE-0805-X-O391-01</text:p>
          </table:table-cell>
          <table:table-cell table:formula="of:=IF(['OOMLOUT-OOMP'.B470]&lt;&gt;&quot;&quot;;['OOMLOUT-OOMP'.B470];&quot;&quot;)" office:value-type="string" office:string-value="SMD (0805) 390 Ohm Resistor">
            <text:p>SMD (0805) 390 Ohm Resistor</text:p>
          </table:table-cell>
          <table:table-cell table:formula="of:=IF(['OOMLOUT-OOMP'.B470]&lt;&gt;&quot;&quot;;['OOMLOUT-OOMP'.H470];&quot;&quot;)" office:value-type="string" office:string-value="301010320 ">
            <text:p>301010320 </text:p>
          </table:table-cell>
          <table:table-cell table:formula="of:==IF([.A471]&lt;&gt;&quot;&quot;;VLOOKUP(VALUE([.C471]);['SEEED OPL'.$A$4:.$A$534];1;0);&quot;&quot;)" office:value-type="float" office:value="0">
            <text:p>#N/A</text:p>
          </table:table-cell>
          <table:table-cell table:formula="of:=IF([.A471]&lt;&gt;&quot;&quot;;VLOOKUP(VALUE([.C47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1]&lt;&gt;&quot;&quot;;['SEEED OPL'.A471];&quot;&quot;)">
            <text:p/>
          </table:table-cell>
          <table:table-cell table:formula="of:=IF(['SEEED OPL'.B471]&lt;&gt;&quot;&quot;;['SEEED OPL'.B471];&quot;&quot;)">
            <text:p/>
          </table:table-cell>
          <table:table-cell table:formula="of:=IF(['SEEED OPL'.C471]&lt;&gt;&quot;&quot;;['SEEED OPL'.C471];&quot;&quot;)">
            <text:p/>
          </table:table-cell>
          <table:table-cell table:formula="of:=IF([.H471]&lt;&gt;&quot;&quot;;VLOOKUP([.$H471]&amp;&quot; &quot;;['OOMLOUT-OOMP'.$H$3:.$H$829];1;0);&quot;&quot;)">
            <text:p/>
          </table:table-cell>
          <table:table-cell table:formula="of:=IF(ISNA([.K471]);1;&quot;&quot;)">
            <text:p/>
          </table:table-cell>
          <table:table-cell/>
        </table:table-row>
        <table:table-row table:style-name="ro1">
          <table:table-cell table:formula="of:=IF(['OOMLOUT-OOMP'.A471]&lt;&gt;&quot;&quot;;['OOMLOUT-OOMP'.A471];&quot;&quot;)" office:value-type="string" office:string-value="RESE-0805-X-O472-01">
            <text:p>RESE-0805-X-O472-01</text:p>
          </table:table-cell>
          <table:table-cell table:formula="of:=IF(['OOMLOUT-OOMP'.B471]&lt;&gt;&quot;&quot;;['OOMLOUT-OOMP'.B471];&quot;&quot;)" office:value-type="string" office:string-value="SMD (0805) 4.7k Ohm Resistor">
            <text:p>SMD (0805) 4.7k Ohm Resistor</text:p>
          </table:table-cell>
          <table:table-cell table:formula="of:=IF(['OOMLOUT-OOMP'.B471]&lt;&gt;&quot;&quot;;['OOMLOUT-OOMP'.H471];&quot;&quot;)" office:value-type="string" office:string-value="301010306 ">
            <text:p>301010306 </text:p>
          </table:table-cell>
          <table:table-cell table:formula="of:==IF([.A472]&lt;&gt;&quot;&quot;;VLOOKUP(VALUE([.C472]);['SEEED OPL'.$A$4:.$A$534];1;0);&quot;&quot;)" office:value-type="float" office:value="301010306">
            <text:p>301010306</text:p>
          </table:table-cell>
          <table:table-cell table:formula="of:=IF([.A472]&lt;&gt;&quot;&quot;;VLOOKUP(VALUE([.C472]);['SEEED OPL'.$A$4:.$B$534];2;0);&quot;&quot;)" office:value-type="string" office:string-value="RC0805JR-074K7L">
            <text:p>RC0805JR-074K7L</text:p>
          </table:table-cell>
          <table:table-cell table:number-columns-repeated="2"/>
          <table:table-cell table:formula="of:=IF(['SEEED OPL'.A472]&lt;&gt;&quot;&quot;;['SEEED OPL'.A472];&quot;&quot;)">
            <text:p/>
          </table:table-cell>
          <table:table-cell table:formula="of:=IF(['SEEED OPL'.B472]&lt;&gt;&quot;&quot;;['SEEED OPL'.B472];&quot;&quot;)">
            <text:p/>
          </table:table-cell>
          <table:table-cell table:formula="of:=IF(['SEEED OPL'.C472]&lt;&gt;&quot;&quot;;['SEEED OPL'.C472];&quot;&quot;)">
            <text:p/>
          </table:table-cell>
          <table:table-cell table:formula="of:=IF([.H472]&lt;&gt;&quot;&quot;;VLOOKUP([.$H472]&amp;&quot; &quot;;['OOMLOUT-OOMP'.$H$3:.$H$829];1;0);&quot;&quot;)">
            <text:p/>
          </table:table-cell>
          <table:table-cell table:formula="of:=IF(ISNA([.K472]);1;&quot;&quot;)">
            <text:p/>
          </table:table-cell>
          <table:table-cell/>
        </table:table-row>
        <table:table-row table:style-name="ro1">
          <table:table-cell table:formula="of:=IF(['OOMLOUT-OOMP'.A472]&lt;&gt;&quot;&quot;;['OOMLOUT-OOMP'.A472];&quot;&quot;)" office:value-type="string" office:string-value="RESE-0805-X-O473-67">
            <text:p>RESE-0805-X-O473-67</text:p>
          </table:table-cell>
          <table:table-cell table:formula="of:=IF(['OOMLOUT-OOMP'.B472]&lt;&gt;&quot;&quot;;['OOMLOUT-OOMP'.B472];&quot;&quot;)" office:value-type="string" office:string-value="SMD (0805) 47k Ohm Resistor 1%">
            <text:p>SMD (0805) 47k Ohm Resistor 1%</text:p>
          </table:table-cell>
          <table:table-cell table:formula="of:=IF(['OOMLOUT-OOMP'.B472]&lt;&gt;&quot;&quot;;['OOMLOUT-OOMP'.H472];&quot;&quot;)" office:value-type="string" office:string-value="301010388 ">
            <text:p>301010388 </text:p>
          </table:table-cell>
          <table:table-cell table:formula="of:==IF([.A473]&lt;&gt;&quot;&quot;;VLOOKUP(VALUE([.C473]);['SEEED OPL'.$A$4:.$A$534];1;0);&quot;&quot;)" office:value-type="float" office:value="0">
            <text:p>#N/A</text:p>
          </table:table-cell>
          <table:table-cell table:formula="of:=IF([.A473]&lt;&gt;&quot;&quot;;VLOOKUP(VALUE([.C47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3]&lt;&gt;&quot;&quot;;['SEEED OPL'.A473];&quot;&quot;)">
            <text:p/>
          </table:table-cell>
          <table:table-cell table:formula="of:=IF(['SEEED OPL'.B473]&lt;&gt;&quot;&quot;;['SEEED OPL'.B473];&quot;&quot;)">
            <text:p/>
          </table:table-cell>
          <table:table-cell table:formula="of:=IF(['SEEED OPL'.C473]&lt;&gt;&quot;&quot;;['SEEED OPL'.C473];&quot;&quot;)">
            <text:p/>
          </table:table-cell>
          <table:table-cell table:formula="of:=IF([.H473]&lt;&gt;&quot;&quot;;VLOOKUP([.$H473]&amp;&quot; &quot;;['OOMLOUT-OOMP'.$H$3:.$H$829];1;0);&quot;&quot;)">
            <text:p/>
          </table:table-cell>
          <table:table-cell table:formula="of:=IF(ISNA([.K473]);1;&quot;&quot;)">
            <text:p/>
          </table:table-cell>
          <table:table-cell/>
        </table:table-row>
        <table:table-row table:style-name="ro1">
          <table:table-cell table:formula="of:=IF(['OOMLOUT-OOMP'.A473]&lt;&gt;&quot;&quot;;['OOMLOUT-OOMP'.A473];&quot;&quot;)" office:value-type="string" office:string-value="RESE-0805-X-O563-01">
            <text:p>RESE-0805-X-O563-01</text:p>
          </table:table-cell>
          <table:table-cell table:formula="of:=IF(['OOMLOUT-OOMP'.B473]&lt;&gt;&quot;&quot;;['OOMLOUT-OOMP'.B473];&quot;&quot;)" office:value-type="string" office:string-value="SMD (0805) 56k Ohm Resistor">
            <text:p>SMD (0805) 56k Ohm Resistor</text:p>
          </table:table-cell>
          <table:table-cell table:formula="of:=IF(['OOMLOUT-OOMP'.B473]&lt;&gt;&quot;&quot;;['OOMLOUT-OOMP'.H473];&quot;&quot;)" office:value-type="string" office:string-value="301010327 ">
            <text:p>301010327 </text:p>
          </table:table-cell>
          <table:table-cell table:formula="of:==IF([.A474]&lt;&gt;&quot;&quot;;VLOOKUP(VALUE([.C474]);['SEEED OPL'.$A$4:.$A$534];1;0);&quot;&quot;)" office:value-type="float" office:value="0">
            <text:p>#N/A</text:p>
          </table:table-cell>
          <table:table-cell table:formula="of:=IF([.A474]&lt;&gt;&quot;&quot;;VLOOKUP(VALUE([.C47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4]&lt;&gt;&quot;&quot;;['SEEED OPL'.A474];&quot;&quot;)">
            <text:p/>
          </table:table-cell>
          <table:table-cell table:formula="of:=IF(['SEEED OPL'.B474]&lt;&gt;&quot;&quot;;['SEEED OPL'.B474];&quot;&quot;)">
            <text:p/>
          </table:table-cell>
          <table:table-cell table:formula="of:=IF(['SEEED OPL'.C474]&lt;&gt;&quot;&quot;;['SEEED OPL'.C474];&quot;&quot;)">
            <text:p/>
          </table:table-cell>
          <table:table-cell table:formula="of:=IF([.H474]&lt;&gt;&quot;&quot;;VLOOKUP([.$H474]&amp;&quot; &quot;;['OOMLOUT-OOMP'.$H$3:.$H$829];1;0);&quot;&quot;)">
            <text:p/>
          </table:table-cell>
          <table:table-cell table:formula="of:=IF(ISNA([.K474]);1;&quot;&quot;)">
            <text:p/>
          </table:table-cell>
          <table:table-cell/>
        </table:table-row>
        <table:table-row table:style-name="ro1">
          <table:table-cell table:formula="of:=IF(['OOMLOUT-OOMP'.A474]&lt;&gt;&quot;&quot;;['OOMLOUT-OOMP'.A474];&quot;&quot;)" office:value-type="string" office:string-value="RESE-0805-X-O680-01">
            <text:p>RESE-0805-X-O680-01</text:p>
          </table:table-cell>
          <table:table-cell table:formula="of:=IF(['OOMLOUT-OOMP'.B474]&lt;&gt;&quot;&quot;;['OOMLOUT-OOMP'.B474];&quot;&quot;)" office:value-type="string" office:string-value="SMD (0805) 68 Ohm Resistor">
            <text:p>SMD (0805) 68 Ohm Resistor</text:p>
          </table:table-cell>
          <table:table-cell table:formula="of:=IF(['OOMLOUT-OOMP'.B474]&lt;&gt;&quot;&quot;;['OOMLOUT-OOMP'.H474];&quot;&quot;)" office:value-type="string" office:string-value="301010326 ">
            <text:p>301010326 </text:p>
          </table:table-cell>
          <table:table-cell table:formula="of:==IF([.A475]&lt;&gt;&quot;&quot;;VLOOKUP(VALUE([.C475]);['SEEED OPL'.$A$4:.$A$534];1;0);&quot;&quot;)" office:value-type="float" office:value="0">
            <text:p>#N/A</text:p>
          </table:table-cell>
          <table:table-cell table:formula="of:=IF([.A475]&lt;&gt;&quot;&quot;;VLOOKUP(VALUE([.C47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5]&lt;&gt;&quot;&quot;;['SEEED OPL'.A475];&quot;&quot;)">
            <text:p/>
          </table:table-cell>
          <table:table-cell table:formula="of:=IF(['SEEED OPL'.B475]&lt;&gt;&quot;&quot;;['SEEED OPL'.B475];&quot;&quot;)">
            <text:p/>
          </table:table-cell>
          <table:table-cell table:formula="of:=IF(['SEEED OPL'.C475]&lt;&gt;&quot;&quot;;['SEEED OPL'.C475];&quot;&quot;)">
            <text:p/>
          </table:table-cell>
          <table:table-cell table:formula="of:=IF([.H475]&lt;&gt;&quot;&quot;;VLOOKUP([.$H475]&amp;&quot; &quot;;['OOMLOUT-OOMP'.$H$3:.$H$829];1;0);&quot;&quot;)">
            <text:p/>
          </table:table-cell>
          <table:table-cell table:formula="of:=IF(ISNA([.K475]);1;&quot;&quot;)">
            <text:p/>
          </table:table-cell>
          <table:table-cell/>
        </table:table-row>
        <table:table-row table:style-name="ro1">
          <table:table-cell table:formula="of:=IF(['OOMLOUT-OOMP'.A475]&lt;&gt;&quot;&quot;;['OOMLOUT-OOMP'.A475];&quot;&quot;)" office:value-type="string" office:string-value="RESE-0805-X-O822-01">
            <text:p>RESE-0805-X-O822-01</text:p>
          </table:table-cell>
          <table:table-cell table:formula="of:=IF(['OOMLOUT-OOMP'.B475]&lt;&gt;&quot;&quot;;['OOMLOUT-OOMP'.B475];&quot;&quot;)" office:value-type="string" office:string-value="SMD (0805) 8.2k Ohm Resistor">
            <text:p>SMD (0805) 8.2k Ohm Resistor</text:p>
          </table:table-cell>
          <table:table-cell table:formula="of:=IF(['OOMLOUT-OOMP'.B475]&lt;&gt;&quot;&quot;;['OOMLOUT-OOMP'.H475];&quot;&quot;)" office:value-type="string" office:string-value="301010400 ">
            <text:p>301010400 </text:p>
          </table:table-cell>
          <table:table-cell table:formula="of:==IF([.A476]&lt;&gt;&quot;&quot;;VLOOKUP(VALUE([.C476]);['SEEED OPL'.$A$4:.$A$534];1;0);&quot;&quot;)" office:value-type="float" office:value="0">
            <text:p>#N/A</text:p>
          </table:table-cell>
          <table:table-cell table:formula="of:=IF([.A476]&lt;&gt;&quot;&quot;;VLOOKUP(VALUE([.C47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6]&lt;&gt;&quot;&quot;;['SEEED OPL'.A476];&quot;&quot;)">
            <text:p/>
          </table:table-cell>
          <table:table-cell table:formula="of:=IF(['SEEED OPL'.B476]&lt;&gt;&quot;&quot;;['SEEED OPL'.B476];&quot;&quot;)">
            <text:p/>
          </table:table-cell>
          <table:table-cell table:formula="of:=IF(['SEEED OPL'.C476]&lt;&gt;&quot;&quot;;['SEEED OPL'.C476];&quot;&quot;)">
            <text:p/>
          </table:table-cell>
          <table:table-cell table:formula="of:=IF([.H476]&lt;&gt;&quot;&quot;;VLOOKUP([.$H476]&amp;&quot; &quot;;['OOMLOUT-OOMP'.$H$3:.$H$829];1;0);&quot;&quot;)">
            <text:p/>
          </table:table-cell>
          <table:table-cell table:formula="of:=IF(ISNA([.K476]);1;&quot;&quot;)">
            <text:p/>
          </table:table-cell>
          <table:table-cell/>
        </table:table-row>
        <table:table-row table:style-name="ro1">
          <table:table-cell table:formula="of:=IF(['OOMLOUT-OOMP'.A476]&lt;&gt;&quot;&quot;;['OOMLOUT-OOMP'.A476];&quot;&quot;)" office:value-type="string" office:string-value="RESE-1206-X-O101-01">
            <text:p>RESE-1206-X-O101-01</text:p>
          </table:table-cell>
          <table:table-cell table:formula="of:=IF(['OOMLOUT-OOMP'.B476]&lt;&gt;&quot;&quot;;['OOMLOUT-OOMP'.B476];&quot;&quot;)" office:value-type="string" office:string-value="SMD (1206) 100 Ohm Resistor">
            <text:p>SMD (1206) 100 Ohm Resistor</text:p>
          </table:table-cell>
          <table:table-cell table:formula="of:=IF(['OOMLOUT-OOMP'.B476]&lt;&gt;&quot;&quot;;['OOMLOUT-OOMP'.H476];&quot;&quot;)" office:value-type="string" office:string-value="301010412 ">
            <text:p>301010412 </text:p>
          </table:table-cell>
          <table:table-cell table:formula="of:==IF([.A477]&lt;&gt;&quot;&quot;;VLOOKUP(VALUE([.C477]);['SEEED OPL'.$A$4:.$A$534];1;0);&quot;&quot;)" office:value-type="float" office:value="301010412">
            <text:p>301010412</text:p>
          </table:table-cell>
          <table:table-cell table:formula="of:=IF([.A477]&lt;&gt;&quot;&quot;;VLOOKUP(VALUE([.C477]);['SEEED OPL'.$A$4:.$B$534];2;0);&quot;&quot;)" office:value-type="string" office:string-value="RC1206JR-07100RL">
            <text:p>RC1206JR-07100RL</text:p>
          </table:table-cell>
          <table:table-cell table:number-columns-repeated="2"/>
          <table:table-cell table:formula="of:=IF(['SEEED OPL'.A477]&lt;&gt;&quot;&quot;;['SEEED OPL'.A477];&quot;&quot;)">
            <text:p/>
          </table:table-cell>
          <table:table-cell table:formula="of:=IF(['SEEED OPL'.B477]&lt;&gt;&quot;&quot;;['SEEED OPL'.B477];&quot;&quot;)">
            <text:p/>
          </table:table-cell>
          <table:table-cell table:formula="of:=IF(['SEEED OPL'.C477]&lt;&gt;&quot;&quot;;['SEEED OPL'.C477];&quot;&quot;)">
            <text:p/>
          </table:table-cell>
          <table:table-cell table:formula="of:=IF([.H477]&lt;&gt;&quot;&quot;;VLOOKUP([.$H477]&amp;&quot; &quot;;['OOMLOUT-OOMP'.$H$3:.$H$829];1;0);&quot;&quot;)">
            <text:p/>
          </table:table-cell>
          <table:table-cell table:formula="of:=IF(ISNA([.K477]);1;&quot;&quot;)">
            <text:p/>
          </table:table-cell>
          <table:table-cell/>
        </table:table-row>
        <table:table-row table:style-name="ro1">
          <table:table-cell table:formula="of:=IF(['OOMLOUT-OOMP'.A477]&lt;&gt;&quot;&quot;;['OOMLOUT-OOMP'.A477];&quot;&quot;)" office:value-type="string" office:string-value="RESE-1206-X-O130-01">
            <text:p>RESE-1206-X-O130-01</text:p>
          </table:table-cell>
          <table:table-cell table:formula="of:=IF(['OOMLOUT-OOMP'.B477]&lt;&gt;&quot;&quot;;['OOMLOUT-OOMP'.B477];&quot;&quot;)" office:value-type="string" office:string-value="SMD (1206) 13 Ohm Resistor">
            <text:p>SMD (1206) 13 Ohm Resistor</text:p>
          </table:table-cell>
          <table:table-cell table:formula="of:=IF(['OOMLOUT-OOMP'.B477]&lt;&gt;&quot;&quot;;['OOMLOUT-OOMP'.H477];&quot;&quot;)" office:value-type="string" office:string-value="301010405 ">
            <text:p>301010405 </text:p>
          </table:table-cell>
          <table:table-cell table:formula="of:==IF([.A478]&lt;&gt;&quot;&quot;;VLOOKUP(VALUE([.C478]);['SEEED OPL'.$A$4:.$A$534];1;0);&quot;&quot;)" office:value-type="float" office:value="301010405">
            <text:p>301010405</text:p>
          </table:table-cell>
          <table:table-cell table:formula="of:=IF([.A478]&lt;&gt;&quot;&quot;;VLOOKUP(VALUE([.C478]);['SEEED OPL'.$A$4:.$B$534];2;0);&quot;&quot;)" office:value-type="string" office:string-value="RC1206JR-0713RL">
            <text:p>RC1206JR-0713RL</text:p>
          </table:table-cell>
          <table:table-cell table:number-columns-repeated="2"/>
          <table:table-cell table:formula="of:=IF(['SEEED OPL'.A478]&lt;&gt;&quot;&quot;;['SEEED OPL'.A478];&quot;&quot;)">
            <text:p/>
          </table:table-cell>
          <table:table-cell table:formula="of:=IF(['SEEED OPL'.B478]&lt;&gt;&quot;&quot;;['SEEED OPL'.B478];&quot;&quot;)">
            <text:p/>
          </table:table-cell>
          <table:table-cell table:formula="of:=IF(['SEEED OPL'.C478]&lt;&gt;&quot;&quot;;['SEEED OPL'.C478];&quot;&quot;)">
            <text:p/>
          </table:table-cell>
          <table:table-cell table:formula="of:=IF([.H478]&lt;&gt;&quot;&quot;;VLOOKUP([.$H478]&amp;&quot; &quot;;['OOMLOUT-OOMP'.$H$3:.$H$829];1;0);&quot;&quot;)">
            <text:p/>
          </table:table-cell>
          <table:table-cell table:formula="of:=IF(ISNA([.K478]);1;&quot;&quot;)">
            <text:p/>
          </table:table-cell>
          <table:table-cell/>
        </table:table-row>
        <table:table-row table:style-name="ro1">
          <table:table-cell table:formula="of:=IF(['OOMLOUT-OOMP'.A478]&lt;&gt;&quot;&quot;;['OOMLOUT-OOMP'.A478];&quot;&quot;)" office:value-type="string" office:string-value="RESE-W04-X-O000-01">
            <text:p>RESE-W04-X-O000-01</text:p>
          </table:table-cell>
          <table:table-cell table:formula="of:=IF(['OOMLOUT-OOMP'.B478]&lt;&gt;&quot;&quot;;['OOMLOUT-OOMP'.B478];&quot;&quot;)" office:value-type="string" office:string-value="1/4 Watt 0 Ohm Resistor">
            <text:p>1/4 Watt 0 Ohm Resistor</text:p>
          </table:table-cell>
          <table:table-cell table:formula="of:=IF(['OOMLOUT-OOMP'.B478]&lt;&gt;&quot;&quot;;['OOMLOUT-OOMP'.H478];&quot;&quot;)" office:value-type="float" office:value="0">
            <text:p>0</text:p>
          </table:table-cell>
          <table:table-cell table:formula="of:==IF([.A479]&lt;&gt;&quot;&quot;;VLOOKUP(VALUE([.C479]);['SEEED OPL'.$A$4:.$A$534];1;0);&quot;&quot;)" office:value-type="float" office:value="0">
            <text:p>#N/A</text:p>
          </table:table-cell>
          <table:table-cell table:formula="of:=IF([.A479]&lt;&gt;&quot;&quot;;VLOOKUP(VALUE([.C47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9]&lt;&gt;&quot;&quot;;['SEEED OPL'.A479];&quot;&quot;)">
            <text:p/>
          </table:table-cell>
          <table:table-cell table:formula="of:=IF(['SEEED OPL'.B479]&lt;&gt;&quot;&quot;;['SEEED OPL'.B479];&quot;&quot;)">
            <text:p/>
          </table:table-cell>
          <table:table-cell table:formula="of:=IF(['SEEED OPL'.C479]&lt;&gt;&quot;&quot;;['SEEED OPL'.C479];&quot;&quot;)">
            <text:p/>
          </table:table-cell>
          <table:table-cell table:formula="of:=IF([.H479]&lt;&gt;&quot;&quot;;VLOOKUP([.$H479]&amp;&quot; &quot;;['OOMLOUT-OOMP'.$H$3:.$H$829];1;0);&quot;&quot;)">
            <text:p/>
          </table:table-cell>
          <table:table-cell table:formula="of:=IF(ISNA([.K479]);1;&quot;&quot;)">
            <text:p/>
          </table:table-cell>
          <table:table-cell/>
        </table:table-row>
        <table:table-row table:style-name="ro1">
          <table:table-cell table:formula="of:=IF(['OOMLOUT-OOMP'.A479]&lt;&gt;&quot;&quot;;['OOMLOUT-OOMP'.A479];&quot;&quot;)" office:value-type="string" office:string-value="RESE-W04-X-O100-01">
            <text:p>RESE-W04-X-O100-01</text:p>
          </table:table-cell>
          <table:table-cell table:formula="of:=IF(['OOMLOUT-OOMP'.B479]&lt;&gt;&quot;&quot;;['OOMLOUT-OOMP'.B479];&quot;&quot;)" office:value-type="string" office:string-value="1/4 Watt 10 Ohm Resistor">
            <text:p>1/4 Watt 10 Ohm Resistor</text:p>
          </table:table-cell>
          <table:table-cell table:formula="of:=IF(['OOMLOUT-OOMP'.B479]&lt;&gt;&quot;&quot;;['OOMLOUT-OOMP'.H479];&quot;&quot;)" office:value-type="float" office:value="0">
            <text:p>0</text:p>
          </table:table-cell>
          <table:table-cell table:formula="of:==IF([.A480]&lt;&gt;&quot;&quot;;VLOOKUP(VALUE([.C480]);['SEEED OPL'.$A$4:.$A$534];1;0);&quot;&quot;)" office:value-type="float" office:value="0">
            <text:p>#N/A</text:p>
          </table:table-cell>
          <table:table-cell table:formula="of:=IF([.A480]&lt;&gt;&quot;&quot;;VLOOKUP(VALUE([.C48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80]&lt;&gt;&quot;&quot;;['SEEED OPL'.A480];&quot;&quot;)">
            <text:p/>
          </table:table-cell>
          <table:table-cell table:formula="of:=IF(['SEEED OPL'.B480]&lt;&gt;&quot;&quot;;['SEEED OPL'.B480];&quot;&quot;)">
            <text:p/>
          </table:table-cell>
          <table:table-cell table:formula="of:=IF(['SEEED OPL'.C480]&lt;&gt;&quot;&quot;;['SEEED OPL'.C480];&quot;&quot;)">
            <text:p/>
          </table:table-cell>
          <table:table-cell table:formula="of:=IF([.H480]&lt;&gt;&quot;&quot;;VLOOKUP([.$H480]&amp;&quot; &quot;;['OOMLOUT-OOMP'.$H$3:.$H$829];1;0);&quot;&quot;)">
            <text:p/>
          </table:table-cell>
          <table:table-cell table:formula="of:=IF(ISNA([.K480]);1;&quot;&quot;)">
            <text:p/>
          </table:table-cell>
          <table:table-cell/>
        </table:table-row>
        <table:table-row table:style-name="ro1">
          <table:table-cell table:formula="of:=IF(['OOMLOUT-OOMP'.A480]&lt;&gt;&quot;&quot;;['OOMLOUT-OOMP'.A480];&quot;&quot;)" office:value-type="string" office:string-value="RESE-W04-X-O101-01">
            <text:p>RESE-W04-X-O101-01</text:p>
          </table:table-cell>
          <table:table-cell table:formula="of:=IF(['OOMLOUT-OOMP'.B480]&lt;&gt;&quot;&quot;;['OOMLOUT-OOMP'.B480];&quot;&quot;)" office:value-type="string" office:string-value="1/4 Watt 100 Ohm Resistor">
            <text:p>1/4 Watt 100 Ohm Resistor</text:p>
          </table:table-cell>
          <table:table-cell table:formula="of:=IF(['OOMLOUT-OOMP'.B480]&lt;&gt;&quot;&quot;;['OOMLOUT-OOMP'.H480];&quot;&quot;)" office:value-type="string" office:string-value="301020017 ">
            <text:p>301020017 </text:p>
          </table:table-cell>
          <table:table-cell table:formula="of:==IF([.A481]&lt;&gt;&quot;&quot;;VLOOKUP(VALUE([.C481]);['SEEED OPL'.$A$4:.$A$534];1;0);&quot;&quot;)" office:value-type="float" office:value="301020017">
            <text:p>301020017</text:p>
          </table:table-cell>
          <table:table-cell table:formula="of:=IF([.A481]&lt;&gt;&quot;&quot;;VLOOKUP(VALUE([.C481]);['SEEED OPL'.$A$4:.$B$534];2;0);&quot;&quot;)" office:value-type="string" office:string-value="FHCFR-1/4W-101J">
            <text:p>FHCFR-1/4W-101J</text:p>
          </table:table-cell>
          <table:table-cell table:number-columns-repeated="2"/>
          <table:table-cell table:formula="of:=IF(['SEEED OPL'.A481]&lt;&gt;&quot;&quot;;['SEEED OPL'.A481];&quot;&quot;)">
            <text:p/>
          </table:table-cell>
          <table:table-cell table:formula="of:=IF(['SEEED OPL'.B481]&lt;&gt;&quot;&quot;;['SEEED OPL'.B481];&quot;&quot;)">
            <text:p/>
          </table:table-cell>
          <table:table-cell table:formula="of:=IF(['SEEED OPL'.C481]&lt;&gt;&quot;&quot;;['SEEED OPL'.C481];&quot;&quot;)">
            <text:p/>
          </table:table-cell>
          <table:table-cell table:formula="of:=IF([.H481]&lt;&gt;&quot;&quot;;VLOOKUP([.$H481]&amp;&quot; &quot;;['OOMLOUT-OOMP'.$H$3:.$H$829];1;0);&quot;&quot;)">
            <text:p/>
          </table:table-cell>
          <table:table-cell table:formula="of:=IF(ISNA([.K481]);1;&quot;&quot;)">
            <text:p/>
          </table:table-cell>
          <table:table-cell/>
        </table:table-row>
        <table:table-row table:style-name="ro1">
          <table:table-cell table:formula="of:=IF(['OOMLOUT-OOMP'.A481]&lt;&gt;&quot;&quot;;['OOMLOUT-OOMP'.A481];&quot;&quot;)" office:value-type="string" office:string-value="RESE-W04-X-O102-01">
            <text:p>RESE-W04-X-O102-01</text:p>
          </table:table-cell>
          <table:table-cell table:formula="of:=IF(['OOMLOUT-OOMP'.B481]&lt;&gt;&quot;&quot;;['OOMLOUT-OOMP'.B481];&quot;&quot;)" office:value-type="string" office:string-value="1/4 Watt 1k Ohm Resistor">
            <text:p>1/4 Watt 1k Ohm Resistor</text:p>
          </table:table-cell>
          <table:table-cell table:formula="of:=IF(['OOMLOUT-OOMP'.B481]&lt;&gt;&quot;&quot;;['OOMLOUT-OOMP'.H481];&quot;&quot;)" office:value-type="string" office:string-value="301020000 ">
            <text:p>301020000 </text:p>
          </table:table-cell>
          <table:table-cell table:formula="of:==IF([.A482]&lt;&gt;&quot;&quot;;VLOOKUP(VALUE([.C482]);['SEEED OPL'.$A$4:.$A$534];1;0);&quot;&quot;)" office:value-type="float" office:value="301020000">
            <text:p>301020000</text:p>
          </table:table-cell>
          <table:table-cell table:formula="of:=IF([.A482]&lt;&gt;&quot;&quot;;VLOOKUP(VALUE([.C482]);['SEEED OPL'.$A$4:.$B$534];2;0);&quot;&quot;)" office:value-type="string" office:string-value="FHCFR-1/4W-102J">
            <text:p>FHCFR-1/4W-102J</text:p>
          </table:table-cell>
          <table:table-cell table:number-columns-repeated="2"/>
          <table:table-cell table:formula="of:=IF(['SEEED OPL'.A482]&lt;&gt;&quot;&quot;;['SEEED OPL'.A482];&quot;&quot;)">
            <text:p/>
          </table:table-cell>
          <table:table-cell table:formula="of:=IF(['SEEED OPL'.B482]&lt;&gt;&quot;&quot;;['SEEED OPL'.B482];&quot;&quot;)">
            <text:p/>
          </table:table-cell>
          <table:table-cell table:formula="of:=IF(['SEEED OPL'.C482]&lt;&gt;&quot;&quot;;['SEEED OPL'.C482];&quot;&quot;)">
            <text:p/>
          </table:table-cell>
          <table:table-cell table:formula="of:=IF([.H482]&lt;&gt;&quot;&quot;;VLOOKUP([.$H482]&amp;&quot; &quot;;['OOMLOUT-OOMP'.$H$3:.$H$829];1;0);&quot;&quot;)">
            <text:p/>
          </table:table-cell>
          <table:table-cell table:formula="of:=IF(ISNA([.K482]);1;&quot;&quot;)">
            <text:p/>
          </table:table-cell>
          <table:table-cell/>
        </table:table-row>
        <table:table-row table:style-name="ro1">
          <table:table-cell table:formula="of:=IF(['OOMLOUT-OOMP'.A482]&lt;&gt;&quot;&quot;;['OOMLOUT-OOMP'.A482];&quot;&quot;)" office:value-type="string" office:string-value="RESE-W04-X-O103-01">
            <text:p>RESE-W04-X-O103-01</text:p>
          </table:table-cell>
          <table:table-cell table:formula="of:=IF(['OOMLOUT-OOMP'.B482]&lt;&gt;&quot;&quot;;['OOMLOUT-OOMP'.B482];&quot;&quot;)" office:value-type="string" office:string-value="1/4 Watt 10k Ohm Resistor">
            <text:p>1/4 Watt 10k Ohm Resistor</text:p>
          </table:table-cell>
          <table:table-cell table:formula="of:=IF(['OOMLOUT-OOMP'.B482]&lt;&gt;&quot;&quot;;['OOMLOUT-OOMP'.H482];&quot;&quot;)" office:value-type="string" office:string-value="301020001 ">
            <text:p>301020001 </text:p>
          </table:table-cell>
          <table:table-cell table:formula="of:==IF([.A483]&lt;&gt;&quot;&quot;;VLOOKUP(VALUE([.C483]);['SEEED OPL'.$A$4:.$A$534];1;0);&quot;&quot;)" office:value-type="float" office:value="301020001">
            <text:p>301020001</text:p>
          </table:table-cell>
          <table:table-cell table:formula="of:=IF([.A483]&lt;&gt;&quot;&quot;;VLOOKUP(VALUE([.C483]);['SEEED OPL'.$A$4:.$B$534];2;0);&quot;&quot;)" office:value-type="string" office:string-value="FHCFR-1/4W-103J">
            <text:p>FHCFR-1/4W-103J</text:p>
          </table:table-cell>
          <table:table-cell table:number-columns-repeated="2"/>
          <table:table-cell table:formula="of:=IF(['SEEED OPL'.A483]&lt;&gt;&quot;&quot;;['SEEED OPL'.A483];&quot;&quot;)">
            <text:p/>
          </table:table-cell>
          <table:table-cell table:formula="of:=IF(['SEEED OPL'.B483]&lt;&gt;&quot;&quot;;['SEEED OPL'.B483];&quot;&quot;)">
            <text:p/>
          </table:table-cell>
          <table:table-cell table:formula="of:=IF(['SEEED OPL'.C483]&lt;&gt;&quot;&quot;;['SEEED OPL'.C483];&quot;&quot;)">
            <text:p/>
          </table:table-cell>
          <table:table-cell table:formula="of:=IF([.H483]&lt;&gt;&quot;&quot;;VLOOKUP([.$H483]&amp;&quot; &quot;;['OOMLOUT-OOMP'.$H$3:.$H$829];1;0);&quot;&quot;)">
            <text:p/>
          </table:table-cell>
          <table:table-cell table:formula="of:=IF(ISNA([.K483]);1;&quot;&quot;)">
            <text:p/>
          </table:table-cell>
          <table:table-cell/>
        </table:table-row>
        <table:table-row table:style-name="ro1">
          <table:table-cell table:formula="of:=IF(['OOMLOUT-OOMP'.A483]&lt;&gt;&quot;&quot;;['OOMLOUT-OOMP'.A483];&quot;&quot;)" office:value-type="string" office:string-value="RESE-W04-X-O104-01">
            <text:p>RESE-W04-X-O104-01</text:p>
          </table:table-cell>
          <table:table-cell table:formula="of:=IF(['OOMLOUT-OOMP'.B483]&lt;&gt;&quot;&quot;;['OOMLOUT-OOMP'.B483];&quot;&quot;)" office:value-type="string" office:string-value="1/4 Watt 100k Ohm Resistor">
            <text:p>1/4 Watt 100k Ohm Resistor</text:p>
          </table:table-cell>
          <table:table-cell table:formula="of:=IF(['OOMLOUT-OOMP'.B483]&lt;&gt;&quot;&quot;;['OOMLOUT-OOMP'.H483];&quot;&quot;)" office:value-type="string" office:string-value="301020040 ">
            <text:p>301020040 </text:p>
          </table:table-cell>
          <table:table-cell table:formula="of:==IF([.A484]&lt;&gt;&quot;&quot;;VLOOKUP(VALUE([.C484]);['SEEED OPL'.$A$4:.$A$534];1;0);&quot;&quot;)" office:value-type="float" office:value="301020040">
            <text:p>301020040</text:p>
          </table:table-cell>
          <table:table-cell table:formula="of:=IF([.A484]&lt;&gt;&quot;&quot;;VLOOKUP(VALUE([.C484]);['SEEED OPL'.$A$4:.$B$534];2;0);&quot;&quot;)" office:value-type="string" office:string-value="FHCFR-1/6W-104J  ">
            <text:p>FHCFR-1/6W-104J <text:s/></text:p>
          </table:table-cell>
          <table:table-cell table:number-columns-repeated="2"/>
          <table:table-cell table:formula="of:=IF(['SEEED OPL'.A484]&lt;&gt;&quot;&quot;;['SEEED OPL'.A484];&quot;&quot;)">
            <text:p/>
          </table:table-cell>
          <table:table-cell table:formula="of:=IF(['SEEED OPL'.B484]&lt;&gt;&quot;&quot;;['SEEED OPL'.B484];&quot;&quot;)">
            <text:p/>
          </table:table-cell>
          <table:table-cell table:formula="of:=IF(['SEEED OPL'.C484]&lt;&gt;&quot;&quot;;['SEEED OPL'.C484];&quot;&quot;)">
            <text:p/>
          </table:table-cell>
          <table:table-cell table:formula="of:=IF([.H484]&lt;&gt;&quot;&quot;;VLOOKUP([.$H484]&amp;&quot; &quot;;['OOMLOUT-OOMP'.$H$3:.$H$829];1;0);&quot;&quot;)">
            <text:p/>
          </table:table-cell>
          <table:table-cell table:formula="of:=IF(ISNA([.K484]);1;&quot;&quot;)">
            <text:p/>
          </table:table-cell>
          <table:table-cell/>
        </table:table-row>
        <table:table-row table:style-name="ro1">
          <table:table-cell table:formula="of:=IF(['OOMLOUT-OOMP'.A484]&lt;&gt;&quot;&quot;;['OOMLOUT-OOMP'.A484];&quot;&quot;)" office:value-type="string" office:string-value="RESE-W04-X-O105-01">
            <text:p>RESE-W04-X-O105-01</text:p>
          </table:table-cell>
          <table:table-cell table:formula="of:=IF(['OOMLOUT-OOMP'.B484]&lt;&gt;&quot;&quot;;['OOMLOUT-OOMP'.B484];&quot;&quot;)" office:value-type="string" office:string-value="1/4 Watt 1M Ohm Resistor">
            <text:p>1/4 Watt 1M Ohm Resistor</text:p>
          </table:table-cell>
          <table:table-cell table:formula="of:=IF(['OOMLOUT-OOMP'.B484]&lt;&gt;&quot;&quot;;['OOMLOUT-OOMP'.H484];&quot;&quot;)" office:value-type="string" office:string-value="301020005 ">
            <text:p>301020005 </text:p>
          </table:table-cell>
          <table:table-cell table:formula="of:==IF([.A485]&lt;&gt;&quot;&quot;;VLOOKUP(VALUE([.C485]);['SEEED OPL'.$A$4:.$A$534];1;0);&quot;&quot;)" office:value-type="float" office:value="301020005">
            <text:p>301020005</text:p>
          </table:table-cell>
          <table:table-cell table:formula="of:=IF([.A485]&lt;&gt;&quot;&quot;;VLOOKUP(VALUE([.C485]);['SEEED OPL'.$A$4:.$B$534];2;0);&quot;&quot;)" office:value-type="string" office:string-value="FHCFR-1/4W-105J">
            <text:p>FHCFR-1/4W-105J</text:p>
          </table:table-cell>
          <table:table-cell table:number-columns-repeated="2"/>
          <table:table-cell table:formula="of:=IF(['SEEED OPL'.A485]&lt;&gt;&quot;&quot;;['SEEED OPL'.A485];&quot;&quot;)">
            <text:p/>
          </table:table-cell>
          <table:table-cell table:formula="of:=IF(['SEEED OPL'.B485]&lt;&gt;&quot;&quot;;['SEEED OPL'.B485];&quot;&quot;)">
            <text:p/>
          </table:table-cell>
          <table:table-cell table:formula="of:=IF(['SEEED OPL'.C485]&lt;&gt;&quot;&quot;;['SEEED OPL'.C485];&quot;&quot;)">
            <text:p/>
          </table:table-cell>
          <table:table-cell table:formula="of:=IF([.H485]&lt;&gt;&quot;&quot;;VLOOKUP([.$H485]&amp;&quot; &quot;;['OOMLOUT-OOMP'.$H$3:.$H$829];1;0);&quot;&quot;)">
            <text:p/>
          </table:table-cell>
          <table:table-cell table:formula="of:=IF(ISNA([.K485]);1;&quot;&quot;)">
            <text:p/>
          </table:table-cell>
          <table:table-cell/>
        </table:table-row>
        <table:table-row table:style-name="ro1">
          <table:table-cell table:formula="of:=IF(['OOMLOUT-OOMP'.A485]&lt;&gt;&quot;&quot;;['OOMLOUT-OOMP'.A485];&quot;&quot;)" office:value-type="string" office:string-value="RESE-W04-X-O152-01">
            <text:p>RESE-W04-X-O152-01</text:p>
          </table:table-cell>
          <table:table-cell table:formula="of:=IF(['OOMLOUT-OOMP'.B485]&lt;&gt;&quot;&quot;;['OOMLOUT-OOMP'.B485];&quot;&quot;)" office:value-type="string" office:string-value="1/4 Watt 1.5k Ohm Resistor">
            <text:p>1/4 Watt 1.5k Ohm Resistor</text:p>
          </table:table-cell>
          <table:table-cell table:formula="of:=IF(['OOMLOUT-OOMP'.B485]&lt;&gt;&quot;&quot;;['OOMLOUT-OOMP'.H485];&quot;&quot;)" office:value-type="float" office:value="0">
            <text:p>0</text:p>
          </table:table-cell>
          <table:table-cell table:formula="of:==IF([.A486]&lt;&gt;&quot;&quot;;VLOOKUP(VALUE([.C486]);['SEEED OPL'.$A$4:.$A$534];1;0);&quot;&quot;)" office:value-type="float" office:value="0">
            <text:p>#N/A</text:p>
          </table:table-cell>
          <table:table-cell table:formula="of:=IF([.A486]&lt;&gt;&quot;&quot;;VLOOKUP(VALUE([.C48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86]&lt;&gt;&quot;&quot;;['SEEED OPL'.A486];&quot;&quot;)">
            <text:p/>
          </table:table-cell>
          <table:table-cell table:formula="of:=IF(['SEEED OPL'.B486]&lt;&gt;&quot;&quot;;['SEEED OPL'.B486];&quot;&quot;)">
            <text:p/>
          </table:table-cell>
          <table:table-cell table:formula="of:=IF(['SEEED OPL'.C486]&lt;&gt;&quot;&quot;;['SEEED OPL'.C486];&quot;&quot;)">
            <text:p/>
          </table:table-cell>
          <table:table-cell table:formula="of:=IF([.H486]&lt;&gt;&quot;&quot;;VLOOKUP([.$H486]&amp;&quot; &quot;;['OOMLOUT-OOMP'.$H$3:.$H$829];1;0);&quot;&quot;)">
            <text:p/>
          </table:table-cell>
          <table:table-cell table:formula="of:=IF(ISNA([.K486]);1;&quot;&quot;)">
            <text:p/>
          </table:table-cell>
          <table:table-cell/>
        </table:table-row>
        <table:table-row table:style-name="ro1">
          <table:table-cell table:formula="of:=IF(['OOMLOUT-OOMP'.A486]&lt;&gt;&quot;&quot;;['OOMLOUT-OOMP'.A486];&quot;&quot;)" office:value-type="string" office:string-value="RESE-W04-X-O15X-01">
            <text:p>RESE-W04-X-O15X-01</text:p>
          </table:table-cell>
          <table:table-cell table:formula="of:=IF(['OOMLOUT-OOMP'.B486]&lt;&gt;&quot;&quot;;['OOMLOUT-OOMP'.B486];&quot;&quot;)" office:value-type="string" office:string-value="1/4 Watt 1.5 Ohm Resistor">
            <text:p>1/4 Watt 1.5 Ohm Resistor</text:p>
          </table:table-cell>
          <table:table-cell table:formula="of:=IF(['OOMLOUT-OOMP'.B486]&lt;&gt;&quot;&quot;;['OOMLOUT-OOMP'.H486];&quot;&quot;)" office:value-type="float" office:value="0">
            <text:p>0</text:p>
          </table:table-cell>
          <table:table-cell table:formula="of:==IF([.A487]&lt;&gt;&quot;&quot;;VLOOKUP(VALUE([.C487]);['SEEED OPL'.$A$4:.$A$534];1;0);&quot;&quot;)" office:value-type="float" office:value="0">
            <text:p>#N/A</text:p>
          </table:table-cell>
          <table:table-cell table:formula="of:=IF([.A487]&lt;&gt;&quot;&quot;;VLOOKUP(VALUE([.C48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87]&lt;&gt;&quot;&quot;;['SEEED OPL'.A487];&quot;&quot;)">
            <text:p/>
          </table:table-cell>
          <table:table-cell table:formula="of:=IF(['SEEED OPL'.B487]&lt;&gt;&quot;&quot;;['SEEED OPL'.B487];&quot;&quot;)">
            <text:p/>
          </table:table-cell>
          <table:table-cell table:formula="of:=IF(['SEEED OPL'.C487]&lt;&gt;&quot;&quot;;['SEEED OPL'.C487];&quot;&quot;)">
            <text:p/>
          </table:table-cell>
          <table:table-cell table:formula="of:=IF([.H487]&lt;&gt;&quot;&quot;;VLOOKUP([.$H487]&amp;&quot; &quot;;['OOMLOUT-OOMP'.$H$3:.$H$829];1;0);&quot;&quot;)">
            <text:p/>
          </table:table-cell>
          <table:table-cell table:formula="of:=IF(ISNA([.K487]);1;&quot;&quot;)">
            <text:p/>
          </table:table-cell>
          <table:table-cell/>
        </table:table-row>
        <table:table-row table:style-name="ro1">
          <table:table-cell table:formula="of:=IF(['OOMLOUT-OOMP'.A487]&lt;&gt;&quot;&quot;;['OOMLOUT-OOMP'.A487];&quot;&quot;)" office:value-type="string" office:string-value="RESE-W04-X-O221-01">
            <text:p>RESE-W04-X-O221-01</text:p>
          </table:table-cell>
          <table:table-cell table:formula="of:=IF(['OOMLOUT-OOMP'.B487]&lt;&gt;&quot;&quot;;['OOMLOUT-OOMP'.B487];&quot;&quot;)" office:value-type="string" office:string-value="1/4 Watt 220 Ohm Resistor">
            <text:p>1/4 Watt 220 Ohm Resistor</text:p>
          </table:table-cell>
          <table:table-cell table:formula="of:=IF(['OOMLOUT-OOMP'.B487]&lt;&gt;&quot;&quot;;['OOMLOUT-OOMP'.H487];&quot;&quot;)" office:value-type="string" office:string-value="301020011 ">
            <text:p>301020011 </text:p>
          </table:table-cell>
          <table:table-cell table:formula="of:==IF([.A488]&lt;&gt;&quot;&quot;;VLOOKUP(VALUE([.C488]);['SEEED OPL'.$A$4:.$A$534];1;0);&quot;&quot;)" office:value-type="float" office:value="301020011">
            <text:p>301020011</text:p>
          </table:table-cell>
          <table:table-cell table:formula="of:=IF([.A488]&lt;&gt;&quot;&quot;;VLOOKUP(VALUE([.C488]);['SEEED OPL'.$A$4:.$B$534];2;0);&quot;&quot;)" office:value-type="string" office:string-value="FHCFR-1/4W-221J">
            <text:p>FHCFR-1/4W-221J</text:p>
          </table:table-cell>
          <table:table-cell table:number-columns-repeated="2"/>
          <table:table-cell table:formula="of:=IF(['SEEED OPL'.A488]&lt;&gt;&quot;&quot;;['SEEED OPL'.A488];&quot;&quot;)">
            <text:p/>
          </table:table-cell>
          <table:table-cell table:formula="of:=IF(['SEEED OPL'.B488]&lt;&gt;&quot;&quot;;['SEEED OPL'.B488];&quot;&quot;)">
            <text:p/>
          </table:table-cell>
          <table:table-cell table:formula="of:=IF(['SEEED OPL'.C488]&lt;&gt;&quot;&quot;;['SEEED OPL'.C488];&quot;&quot;)">
            <text:p/>
          </table:table-cell>
          <table:table-cell table:formula="of:=IF([.H488]&lt;&gt;&quot;&quot;;VLOOKUP([.$H488]&amp;&quot; &quot;;['OOMLOUT-OOMP'.$H$3:.$H$829];1;0);&quot;&quot;)">
            <text:p/>
          </table:table-cell>
          <table:table-cell table:formula="of:=IF(ISNA([.K488]);1;&quot;&quot;)">
            <text:p/>
          </table:table-cell>
          <table:table-cell/>
        </table:table-row>
        <table:table-row table:style-name="ro1">
          <table:table-cell table:formula="of:=IF(['OOMLOUT-OOMP'.A488]&lt;&gt;&quot;&quot;;['OOMLOUT-OOMP'.A488];&quot;&quot;)" office:value-type="string" office:string-value="RESE-W04-X-O222-01">
            <text:p>RESE-W04-X-O222-01</text:p>
          </table:table-cell>
          <table:table-cell table:formula="of:=IF(['OOMLOUT-OOMP'.B488]&lt;&gt;&quot;&quot;;['OOMLOUT-OOMP'.B488];&quot;&quot;)" office:value-type="string" office:string-value="1/4 Watt 2.2k Ohm Resistor">
            <text:p>1/4 Watt 2.2k Ohm Resistor</text:p>
          </table:table-cell>
          <table:table-cell table:formula="of:=IF(['OOMLOUT-OOMP'.B488]&lt;&gt;&quot;&quot;;['OOMLOUT-OOMP'.H488];&quot;&quot;)" office:value-type="string" office:string-value="301020010 ">
            <text:p>301020010 </text:p>
          </table:table-cell>
          <table:table-cell table:formula="of:==IF([.A489]&lt;&gt;&quot;&quot;;VLOOKUP(VALUE([.C489]);['SEEED OPL'.$A$4:.$A$534];1;0);&quot;&quot;)" office:value-type="float" office:value="301020010">
            <text:p>301020010</text:p>
          </table:table-cell>
          <table:table-cell table:formula="of:=IF([.A489]&lt;&gt;&quot;&quot;;VLOOKUP(VALUE([.C489]);['SEEED OPL'.$A$4:.$B$534];2;0);&quot;&quot;)" office:value-type="string" office:string-value="FHCFR-1/4W-222J">
            <text:p>FHCFR-1/4W-222J</text:p>
          </table:table-cell>
          <table:table-cell table:number-columns-repeated="2"/>
          <table:table-cell table:formula="of:=IF(['SEEED OPL'.A489]&lt;&gt;&quot;&quot;;['SEEED OPL'.A489];&quot;&quot;)">
            <text:p/>
          </table:table-cell>
          <table:table-cell table:formula="of:=IF(['SEEED OPL'.B489]&lt;&gt;&quot;&quot;;['SEEED OPL'.B489];&quot;&quot;)">
            <text:p/>
          </table:table-cell>
          <table:table-cell table:formula="of:=IF(['SEEED OPL'.C489]&lt;&gt;&quot;&quot;;['SEEED OPL'.C489];&quot;&quot;)">
            <text:p/>
          </table:table-cell>
          <table:table-cell table:formula="of:=IF([.H489]&lt;&gt;&quot;&quot;;VLOOKUP([.$H489]&amp;&quot; &quot;;['OOMLOUT-OOMP'.$H$3:.$H$829];1;0);&quot;&quot;)">
            <text:p/>
          </table:table-cell>
          <table:table-cell table:formula="of:=IF(ISNA([.K489]);1;&quot;&quot;)">
            <text:p/>
          </table:table-cell>
          <table:table-cell/>
        </table:table-row>
        <table:table-row table:style-name="ro1">
          <table:table-cell table:formula="of:=IF(['OOMLOUT-OOMP'.A489]&lt;&gt;&quot;&quot;;['OOMLOUT-OOMP'.A489];&quot;&quot;)" office:value-type="string" office:string-value="RESE-W04-X-O223-01">
            <text:p>RESE-W04-X-O223-01</text:p>
          </table:table-cell>
          <table:table-cell table:formula="of:=IF(['OOMLOUT-OOMP'.B489]&lt;&gt;&quot;&quot;;['OOMLOUT-OOMP'.B489];&quot;&quot;)" office:value-type="string" office:string-value="1/4 Watt 22k Ohm Resistor">
            <text:p>1/4 Watt 22k Ohm Resistor</text:p>
          </table:table-cell>
          <table:table-cell table:formula="of:=IF(['OOMLOUT-OOMP'.B489]&lt;&gt;&quot;&quot;;['OOMLOUT-OOMP'.H489];&quot;&quot;)" office:value-type="float" office:value="0">
            <text:p>0</text:p>
          </table:table-cell>
          <table:table-cell table:formula="of:==IF([.A490]&lt;&gt;&quot;&quot;;VLOOKUP(VALUE([.C490]);['SEEED OPL'.$A$4:.$A$534];1;0);&quot;&quot;)" office:value-type="float" office:value="0">
            <text:p>#N/A</text:p>
          </table:table-cell>
          <table:table-cell table:formula="of:=IF([.A490]&lt;&gt;&quot;&quot;;VLOOKUP(VALUE([.C49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90]&lt;&gt;&quot;&quot;;['SEEED OPL'.A490];&quot;&quot;)">
            <text:p/>
          </table:table-cell>
          <table:table-cell table:formula="of:=IF(['SEEED OPL'.B490]&lt;&gt;&quot;&quot;;['SEEED OPL'.B490];&quot;&quot;)">
            <text:p/>
          </table:table-cell>
          <table:table-cell table:formula="of:=IF(['SEEED OPL'.C490]&lt;&gt;&quot;&quot;;['SEEED OPL'.C490];&quot;&quot;)">
            <text:p/>
          </table:table-cell>
          <table:table-cell table:formula="of:=IF([.H490]&lt;&gt;&quot;&quot;;VLOOKUP([.$H490]&amp;&quot; &quot;;['OOMLOUT-OOMP'.$H$3:.$H$829];1;0);&quot;&quot;)">
            <text:p/>
          </table:table-cell>
          <table:table-cell table:formula="of:=IF(ISNA([.K490]);1;&quot;&quot;)">
            <text:p/>
          </table:table-cell>
          <table:table-cell/>
        </table:table-row>
        <table:table-row table:style-name="ro1">
          <table:table-cell table:formula="of:=IF(['OOMLOUT-OOMP'.A490]&lt;&gt;&quot;&quot;;['OOMLOUT-OOMP'.A490];&quot;&quot;)" office:value-type="string" office:string-value="RESE-W04-X-O271-01">
            <text:p>RESE-W04-X-O271-01</text:p>
          </table:table-cell>
          <table:table-cell table:formula="of:=IF(['OOMLOUT-OOMP'.B490]&lt;&gt;&quot;&quot;;['OOMLOUT-OOMP'.B490];&quot;&quot;)" office:value-type="string" office:string-value="1/4 Watt 270 Ohm Resistor">
            <text:p>1/4 Watt 270 Ohm Resistor</text:p>
          </table:table-cell>
          <table:table-cell table:formula="of:=IF(['OOMLOUT-OOMP'.B490]&lt;&gt;&quot;&quot;;['OOMLOUT-OOMP'.H490];&quot;&quot;)" office:value-type="float" office:value="0">
            <text:p>0</text:p>
          </table:table-cell>
          <table:table-cell table:formula="of:==IF([.A491]&lt;&gt;&quot;&quot;;VLOOKUP(VALUE([.C491]);['SEEED OPL'.$A$4:.$A$534];1;0);&quot;&quot;)" office:value-type="float" office:value="0">
            <text:p>#N/A</text:p>
          </table:table-cell>
          <table:table-cell table:formula="of:=IF([.A491]&lt;&gt;&quot;&quot;;VLOOKUP(VALUE([.C49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91]&lt;&gt;&quot;&quot;;['SEEED OPL'.A491];&quot;&quot;)">
            <text:p/>
          </table:table-cell>
          <table:table-cell table:formula="of:=IF(['SEEED OPL'.B491]&lt;&gt;&quot;&quot;;['SEEED OPL'.B491];&quot;&quot;)">
            <text:p/>
          </table:table-cell>
          <table:table-cell table:formula="of:=IF(['SEEED OPL'.C491]&lt;&gt;&quot;&quot;;['SEEED OPL'.C491];&quot;&quot;)">
            <text:p/>
          </table:table-cell>
          <table:table-cell table:formula="of:=IF([.H491]&lt;&gt;&quot;&quot;;VLOOKUP([.$H491]&amp;&quot; &quot;;['OOMLOUT-OOMP'.$H$3:.$H$829];1;0);&quot;&quot;)">
            <text:p/>
          </table:table-cell>
          <table:table-cell table:formula="of:=IF(ISNA([.K491]);1;&quot;&quot;)">
            <text:p/>
          </table:table-cell>
          <table:table-cell/>
        </table:table-row>
        <table:table-row table:style-name="ro1">
          <table:table-cell table:formula="of:=IF(['OOMLOUT-OOMP'.A491]&lt;&gt;&quot;&quot;;['OOMLOUT-OOMP'.A491];&quot;&quot;)" office:value-type="string" office:string-value="RESE-W04-X-O331-01">
            <text:p>RESE-W04-X-O331-01</text:p>
          </table:table-cell>
          <table:table-cell table:formula="of:=IF(['OOMLOUT-OOMP'.B491]&lt;&gt;&quot;&quot;;['OOMLOUT-OOMP'.B491];&quot;&quot;)" office:value-type="string" office:string-value="1/4 Watt 330 Ohm Resistor">
            <text:p>1/4 Watt 330 Ohm Resistor</text:p>
          </table:table-cell>
          <table:table-cell table:formula="of:=IF(['OOMLOUT-OOMP'.B491]&lt;&gt;&quot;&quot;;['OOMLOUT-OOMP'.H491];&quot;&quot;)" office:value-type="string" office:string-value="301020003 ">
            <text:p>301020003 </text:p>
          </table:table-cell>
          <table:table-cell table:formula="of:==IF([.A492]&lt;&gt;&quot;&quot;;VLOOKUP(VALUE([.C492]);['SEEED OPL'.$A$4:.$A$534];1;0);&quot;&quot;)" office:value-type="float" office:value="301020003">
            <text:p>301020003</text:p>
          </table:table-cell>
          <table:table-cell table:formula="of:=IF([.A492]&lt;&gt;&quot;&quot;;VLOOKUP(VALUE([.C492]);['SEEED OPL'.$A$4:.$B$534];2;0);&quot;&quot;)" office:value-type="string" office:string-value="FHCFR-1/4W-331J">
            <text:p>FHCFR-1/4W-331J</text:p>
          </table:table-cell>
          <table:table-cell table:number-columns-repeated="2"/>
          <table:table-cell table:formula="of:=IF(['SEEED OPL'.A492]&lt;&gt;&quot;&quot;;['SEEED OPL'.A492];&quot;&quot;)">
            <text:p/>
          </table:table-cell>
          <table:table-cell table:formula="of:=IF(['SEEED OPL'.B492]&lt;&gt;&quot;&quot;;['SEEED OPL'.B492];&quot;&quot;)">
            <text:p/>
          </table:table-cell>
          <table:table-cell table:formula="of:=IF(['SEEED OPL'.C492]&lt;&gt;&quot;&quot;;['SEEED OPL'.C492];&quot;&quot;)">
            <text:p/>
          </table:table-cell>
          <table:table-cell table:formula="of:=IF([.H492]&lt;&gt;&quot;&quot;;VLOOKUP([.$H492]&amp;&quot; &quot;;['OOMLOUT-OOMP'.$H$3:.$H$829];1;0);&quot;&quot;)">
            <text:p/>
          </table:table-cell>
          <table:table-cell table:formula="of:=IF(ISNA([.K492]);1;&quot;&quot;)">
            <text:p/>
          </table:table-cell>
          <table:table-cell/>
        </table:table-row>
        <table:table-row table:style-name="ro1">
          <table:table-cell table:formula="of:=IF(['OOMLOUT-OOMP'.A492]&lt;&gt;&quot;&quot;;['OOMLOUT-OOMP'.A492];&quot;&quot;)" office:value-type="string" office:string-value="RESE-W04-X-O332-01">
            <text:p>RESE-W04-X-O332-01</text:p>
          </table:table-cell>
          <table:table-cell table:formula="of:=IF(['OOMLOUT-OOMP'.B492]&lt;&gt;&quot;&quot;;['OOMLOUT-OOMP'.B492];&quot;&quot;)" office:value-type="string" office:string-value="1/4 Watt 3.3k Ohm Resistor">
            <text:p>1/4 Watt 3.3k Ohm Resistor</text:p>
          </table:table-cell>
          <table:table-cell table:formula="of:=IF(['OOMLOUT-OOMP'.B492]&lt;&gt;&quot;&quot;;['OOMLOUT-OOMP'.H492];&quot;&quot;)" office:value-type="string" office:string-value="301020042 ">
            <text:p>301020042 </text:p>
          </table:table-cell>
          <table:table-cell table:formula="of:==IF([.A493]&lt;&gt;&quot;&quot;;VLOOKUP(VALUE([.C493]);['SEEED OPL'.$A$4:.$A$534];1;0);&quot;&quot;)" office:value-type="float" office:value="301020042">
            <text:p>301020042</text:p>
          </table:table-cell>
          <table:table-cell table:formula="of:=IF([.A493]&lt;&gt;&quot;&quot;;VLOOKUP(VALUE([.C493]);['SEEED OPL'.$A$4:.$B$534];2;0);&quot;&quot;)" office:value-type="string" office:string-value="FHCFR-1/4W-332J">
            <text:p>FHCFR-1/4W-332J</text:p>
          </table:table-cell>
          <table:table-cell table:number-columns-repeated="2"/>
          <table:table-cell table:formula="of:=IF(['SEEED OPL'.A493]&lt;&gt;&quot;&quot;;['SEEED OPL'.A493];&quot;&quot;)">
            <text:p/>
          </table:table-cell>
          <table:table-cell table:formula="of:=IF(['SEEED OPL'.B493]&lt;&gt;&quot;&quot;;['SEEED OPL'.B493];&quot;&quot;)">
            <text:p/>
          </table:table-cell>
          <table:table-cell table:formula="of:=IF(['SEEED OPL'.C493]&lt;&gt;&quot;&quot;;['SEEED OPL'.C493];&quot;&quot;)">
            <text:p/>
          </table:table-cell>
          <table:table-cell table:formula="of:=IF([.H493]&lt;&gt;&quot;&quot;;VLOOKUP([.$H493]&amp;&quot; &quot;;['OOMLOUT-OOMP'.$H$3:.$H$829];1;0);&quot;&quot;)">
            <text:p/>
          </table:table-cell>
          <table:table-cell table:formula="of:=IF(ISNA([.K493]);1;&quot;&quot;)">
            <text:p/>
          </table:table-cell>
          <table:table-cell/>
        </table:table-row>
        <table:table-row table:style-name="ro1">
          <table:table-cell table:formula="of:=IF(['OOMLOUT-OOMP'.A493]&lt;&gt;&quot;&quot;;['OOMLOUT-OOMP'.A493];&quot;&quot;)" office:value-type="string" office:string-value="RESE-W04-X-O334-01">
            <text:p>RESE-W04-X-O334-01</text:p>
          </table:table-cell>
          <table:table-cell table:formula="of:=IF(['OOMLOUT-OOMP'.B493]&lt;&gt;&quot;&quot;;['OOMLOUT-OOMP'.B493];&quot;&quot;)" office:value-type="string" office:string-value="1/4 Watt 330k Ohm Resistor">
            <text:p>1/4 Watt 330k Ohm Resistor</text:p>
          </table:table-cell>
          <table:table-cell table:formula="of:=IF(['OOMLOUT-OOMP'.B493]&lt;&gt;&quot;&quot;;['OOMLOUT-OOMP'.H493];&quot;&quot;)" office:value-type="string" office:string-value="301020021 ">
            <text:p>301020021 </text:p>
          </table:table-cell>
          <table:table-cell table:formula="of:==IF([.A494]&lt;&gt;&quot;&quot;;VLOOKUP(VALUE([.C494]);['SEEED OPL'.$A$4:.$A$534];1;0);&quot;&quot;)" office:value-type="float" office:value="301020021">
            <text:p>301020021</text:p>
          </table:table-cell>
          <table:table-cell table:formula="of:=IF([.A494]&lt;&gt;&quot;&quot;;VLOOKUP(VALUE([.C494]);['SEEED OPL'.$A$4:.$B$534];2;0);&quot;&quot;)" office:value-type="string" office:string-value="FHCFR-1/4W-334J">
            <text:p>FHCFR-1/4W-334J</text:p>
          </table:table-cell>
          <table:table-cell table:number-columns-repeated="2"/>
          <table:table-cell table:formula="of:=IF(['SEEED OPL'.A494]&lt;&gt;&quot;&quot;;['SEEED OPL'.A494];&quot;&quot;)">
            <text:p/>
          </table:table-cell>
          <table:table-cell table:formula="of:=IF(['SEEED OPL'.B494]&lt;&gt;&quot;&quot;;['SEEED OPL'.B494];&quot;&quot;)">
            <text:p/>
          </table:table-cell>
          <table:table-cell table:formula="of:=IF(['SEEED OPL'.C494]&lt;&gt;&quot;&quot;;['SEEED OPL'.C494];&quot;&quot;)">
            <text:p/>
          </table:table-cell>
          <table:table-cell table:formula="of:=IF([.H494]&lt;&gt;&quot;&quot;;VLOOKUP([.$H494]&amp;&quot; &quot;;['OOMLOUT-OOMP'.$H$3:.$H$829];1;0);&quot;&quot;)">
            <text:p/>
          </table:table-cell>
          <table:table-cell table:formula="of:=IF(ISNA([.K494]);1;&quot;&quot;)">
            <text:p/>
          </table:table-cell>
          <table:table-cell/>
        </table:table-row>
        <table:table-row table:style-name="ro1">
          <table:table-cell table:formula="of:=IF(['OOMLOUT-OOMP'.A494]&lt;&gt;&quot;&quot;;['OOMLOUT-OOMP'.A494];&quot;&quot;)" office:value-type="string" office:string-value="RESE-W04-X-O470-01">
            <text:p>RESE-W04-X-O470-01</text:p>
          </table:table-cell>
          <table:table-cell table:formula="of:=IF(['OOMLOUT-OOMP'.B494]&lt;&gt;&quot;&quot;;['OOMLOUT-OOMP'.B494];&quot;&quot;)" office:value-type="string" office:string-value="1/4 Watt 47 Ohm Resistor">
            <text:p>1/4 Watt 47 Ohm Resistor</text:p>
          </table:table-cell>
          <table:table-cell table:formula="of:=IF(['OOMLOUT-OOMP'.B494]&lt;&gt;&quot;&quot;;['OOMLOUT-OOMP'.H494];&quot;&quot;)" office:value-type="string" office:string-value="301020014 ">
            <text:p>301020014 </text:p>
          </table:table-cell>
          <table:table-cell table:formula="of:==IF([.A495]&lt;&gt;&quot;&quot;;VLOOKUP(VALUE([.C495]);['SEEED OPL'.$A$4:.$A$534];1;0);&quot;&quot;)" office:value-type="float" office:value="301020014">
            <text:p>301020014</text:p>
          </table:table-cell>
          <table:table-cell table:formula="of:=IF([.A495]&lt;&gt;&quot;&quot;;VLOOKUP(VALUE([.C495]);['SEEED OPL'.$A$4:.$B$534];2;0);&quot;&quot;)" office:value-type="string" office:string-value="FHCFR-1/4W-470J">
            <text:p>FHCFR-1/4W-470J</text:p>
          </table:table-cell>
          <table:table-cell table:number-columns-repeated="2"/>
          <table:table-cell table:formula="of:=IF(['SEEED OPL'.A495]&lt;&gt;&quot;&quot;;['SEEED OPL'.A495];&quot;&quot;)">
            <text:p/>
          </table:table-cell>
          <table:table-cell table:formula="of:=IF(['SEEED OPL'.B495]&lt;&gt;&quot;&quot;;['SEEED OPL'.B495];&quot;&quot;)">
            <text:p/>
          </table:table-cell>
          <table:table-cell table:formula="of:=IF(['SEEED OPL'.C495]&lt;&gt;&quot;&quot;;['SEEED OPL'.C495];&quot;&quot;)">
            <text:p/>
          </table:table-cell>
          <table:table-cell table:formula="of:=IF([.H495]&lt;&gt;&quot;&quot;;VLOOKUP([.$H495]&amp;&quot; &quot;;['OOMLOUT-OOMP'.$H$3:.$H$829];1;0);&quot;&quot;)">
            <text:p/>
          </table:table-cell>
          <table:table-cell table:formula="of:=IF(ISNA([.K495]);1;&quot;&quot;)">
            <text:p/>
          </table:table-cell>
          <table:table-cell/>
        </table:table-row>
        <table:table-row table:style-name="ro1">
          <table:table-cell table:formula="of:=IF(['OOMLOUT-OOMP'.A495]&lt;&gt;&quot;&quot;;['OOMLOUT-OOMP'.A495];&quot;&quot;)" office:value-type="string" office:string-value="RESE-W04-X-O471-01">
            <text:p>RESE-W04-X-O471-01</text:p>
          </table:table-cell>
          <table:table-cell table:formula="of:=IF(['OOMLOUT-OOMP'.B495]&lt;&gt;&quot;&quot;;['OOMLOUT-OOMP'.B495];&quot;&quot;)" office:value-type="string" office:string-value="1/4 Watt 470 Ohm Resistor">
            <text:p>1/4 Watt 470 Ohm Resistor</text:p>
          </table:table-cell>
          <table:table-cell table:formula="of:=IF(['OOMLOUT-OOMP'.B495]&lt;&gt;&quot;&quot;;['OOMLOUT-OOMP'.H495];&quot;&quot;)" office:value-type="string" office:string-value="301020029 ">
            <text:p>301020029 </text:p>
          </table:table-cell>
          <table:table-cell table:formula="of:==IF([.A496]&lt;&gt;&quot;&quot;;VLOOKUP(VALUE([.C496]);['SEEED OPL'.$A$4:.$A$534];1;0);&quot;&quot;)" office:value-type="float" office:value="301020029">
            <text:p>301020029</text:p>
          </table:table-cell>
          <table:table-cell table:formula="of:=IF([.A496]&lt;&gt;&quot;&quot;;VLOOKUP(VALUE([.C496]);['SEEED OPL'.$A$4:.$B$534];2;0);&quot;&quot;)" office:value-type="string" office:string-value="FHCFR-1/4W-471J">
            <text:p>FHCFR-1/4W-471J</text:p>
          </table:table-cell>
          <table:table-cell table:number-columns-repeated="2"/>
          <table:table-cell table:formula="of:=IF(['SEEED OPL'.A496]&lt;&gt;&quot;&quot;;['SEEED OPL'.A496];&quot;&quot;)">
            <text:p/>
          </table:table-cell>
          <table:table-cell table:formula="of:=IF(['SEEED OPL'.B496]&lt;&gt;&quot;&quot;;['SEEED OPL'.B496];&quot;&quot;)">
            <text:p/>
          </table:table-cell>
          <table:table-cell table:formula="of:=IF(['SEEED OPL'.C496]&lt;&gt;&quot;&quot;;['SEEED OPL'.C496];&quot;&quot;)">
            <text:p/>
          </table:table-cell>
          <table:table-cell table:formula="of:=IF([.H496]&lt;&gt;&quot;&quot;;VLOOKUP([.$H496]&amp;&quot; &quot;;['OOMLOUT-OOMP'.$H$3:.$H$829];1;0);&quot;&quot;)">
            <text:p/>
          </table:table-cell>
          <table:table-cell table:formula="of:=IF(ISNA([.K496]);1;&quot;&quot;)">
            <text:p/>
          </table:table-cell>
          <table:table-cell/>
        </table:table-row>
        <table:table-row table:style-name="ro1">
          <table:table-cell table:formula="of:=IF(['OOMLOUT-OOMP'.A496]&lt;&gt;&quot;&quot;;['OOMLOUT-OOMP'.A496];&quot;&quot;)" office:value-type="string" office:string-value="RESE-W04-X-O472-01">
            <text:p>RESE-W04-X-O472-01</text:p>
          </table:table-cell>
          <table:table-cell table:formula="of:=IF(['OOMLOUT-OOMP'.B496]&lt;&gt;&quot;&quot;;['OOMLOUT-OOMP'.B496];&quot;&quot;)" office:value-type="string" office:string-value="1/4 Watt 4.7k Ohm Resistor">
            <text:p>1/4 Watt 4.7k Ohm Resistor</text:p>
          </table:table-cell>
          <table:table-cell table:formula="of:=IF(['OOMLOUT-OOMP'.B496]&lt;&gt;&quot;&quot;;['OOMLOUT-OOMP'.H496];&quot;&quot;)" office:value-type="string" office:string-value="301020012 ">
            <text:p>301020012 </text:p>
          </table:table-cell>
          <table:table-cell table:formula="of:==IF([.A497]&lt;&gt;&quot;&quot;;VLOOKUP(VALUE([.C497]);['SEEED OPL'.$A$4:.$A$534];1;0);&quot;&quot;)" office:value-type="float" office:value="301020012">
            <text:p>301020012</text:p>
          </table:table-cell>
          <table:table-cell table:formula="of:=IF([.A497]&lt;&gt;&quot;&quot;;VLOOKUP(VALUE([.C497]);['SEEED OPL'.$A$4:.$B$534];2;0);&quot;&quot;)" office:value-type="string" office:string-value="FHCFR-1/4W-472J">
            <text:p>FHCFR-1/4W-472J</text:p>
          </table:table-cell>
          <table:table-cell table:number-columns-repeated="2"/>
          <table:table-cell table:formula="of:=IF(['SEEED OPL'.A497]&lt;&gt;&quot;&quot;;['SEEED OPL'.A497];&quot;&quot;)">
            <text:p/>
          </table:table-cell>
          <table:table-cell table:formula="of:=IF(['SEEED OPL'.B497]&lt;&gt;&quot;&quot;;['SEEED OPL'.B497];&quot;&quot;)">
            <text:p/>
          </table:table-cell>
          <table:table-cell table:formula="of:=IF(['SEEED OPL'.C497]&lt;&gt;&quot;&quot;;['SEEED OPL'.C497];&quot;&quot;)">
            <text:p/>
          </table:table-cell>
          <table:table-cell table:formula="of:=IF([.H497]&lt;&gt;&quot;&quot;;VLOOKUP([.$H497]&amp;&quot; &quot;;['OOMLOUT-OOMP'.$H$3:.$H$829];1;0);&quot;&quot;)">
            <text:p/>
          </table:table-cell>
          <table:table-cell table:formula="of:=IF(ISNA([.K497]);1;&quot;&quot;)">
            <text:p/>
          </table:table-cell>
          <table:table-cell/>
        </table:table-row>
        <table:table-row table:style-name="ro1">
          <table:table-cell table:formula="of:=IF(['OOMLOUT-OOMP'.A497]&lt;&gt;&quot;&quot;;['OOMLOUT-OOMP'.A497];&quot;&quot;)" office:value-type="string" office:string-value="RESE-W04-X-O473-01">
            <text:p>RESE-W04-X-O473-01</text:p>
          </table:table-cell>
          <table:table-cell table:formula="of:=IF(['OOMLOUT-OOMP'.B497]&lt;&gt;&quot;&quot;;['OOMLOUT-OOMP'.B497];&quot;&quot;)" office:value-type="string" office:string-value="1/4 Watt 47k Ohm Resistor">
            <text:p>1/4 Watt 47k Ohm Resistor</text:p>
          </table:table-cell>
          <table:table-cell table:formula="of:=IF(['OOMLOUT-OOMP'.B497]&lt;&gt;&quot;&quot;;['OOMLOUT-OOMP'.H497];&quot;&quot;)" office:value-type="string" office:string-value="301020022 ">
            <text:p>301020022 </text:p>
          </table:table-cell>
          <table:table-cell table:formula="of:==IF([.A498]&lt;&gt;&quot;&quot;;VLOOKUP(VALUE([.C498]);['SEEED OPL'.$A$4:.$A$534];1;0);&quot;&quot;)" office:value-type="float" office:value="301020022">
            <text:p>301020022</text:p>
          </table:table-cell>
          <table:table-cell table:formula="of:=IF([.A498]&lt;&gt;&quot;&quot;;VLOOKUP(VALUE([.C498]);['SEEED OPL'.$A$4:.$B$534];2;0);&quot;&quot;)" office:value-type="string" office:string-value="FHCFR-1/4W-473J">
            <text:p>FHCFR-1/4W-473J</text:p>
          </table:table-cell>
          <table:table-cell table:number-columns-repeated="2"/>
          <table:table-cell table:formula="of:=IF(['SEEED OPL'.A498]&lt;&gt;&quot;&quot;;['SEEED OPL'.A498];&quot;&quot;)">
            <text:p/>
          </table:table-cell>
          <table:table-cell table:formula="of:=IF(['SEEED OPL'.B498]&lt;&gt;&quot;&quot;;['SEEED OPL'.B498];&quot;&quot;)">
            <text:p/>
          </table:table-cell>
          <table:table-cell table:formula="of:=IF(['SEEED OPL'.C498]&lt;&gt;&quot;&quot;;['SEEED OPL'.C498];&quot;&quot;)">
            <text:p/>
          </table:table-cell>
          <table:table-cell table:formula="of:=IF([.H498]&lt;&gt;&quot;&quot;;VLOOKUP([.$H498]&amp;&quot; &quot;;['OOMLOUT-OOMP'.$H$3:.$H$829];1;0);&quot;&quot;)">
            <text:p/>
          </table:table-cell>
          <table:table-cell table:formula="of:=IF(ISNA([.K498]);1;&quot;&quot;)">
            <text:p/>
          </table:table-cell>
          <table:table-cell/>
        </table:table-row>
        <table:table-row table:style-name="ro1">
          <table:table-cell table:formula="of:=IF(['OOMLOUT-OOMP'.A498]&lt;&gt;&quot;&quot;;['OOMLOUT-OOMP'.A498];&quot;&quot;)" office:value-type="string" office:string-value="RESE-W04-X-O47X-01">
            <text:p>RESE-W04-X-O47X-01</text:p>
          </table:table-cell>
          <table:table-cell table:formula="of:=IF(['OOMLOUT-OOMP'.B498]&lt;&gt;&quot;&quot;;['OOMLOUT-OOMP'.B498];&quot;&quot;)" office:value-type="string" office:string-value="1/4 Watt 4.7 Ohm Resistor">
            <text:p>1/4 Watt 4.7 Ohm Resistor</text:p>
          </table:table-cell>
          <table:table-cell table:formula="of:=IF(['OOMLOUT-OOMP'.B498]&lt;&gt;&quot;&quot;;['OOMLOUT-OOMP'.H498];&quot;&quot;)" office:value-type="float" office:value="0">
            <text:p>0</text:p>
          </table:table-cell>
          <table:table-cell table:formula="of:==IF([.A499]&lt;&gt;&quot;&quot;;VLOOKUP(VALUE([.C499]);['SEEED OPL'.$A$4:.$A$534];1;0);&quot;&quot;)" office:value-type="float" office:value="0">
            <text:p>#N/A</text:p>
          </table:table-cell>
          <table:table-cell table:formula="of:=IF([.A499]&lt;&gt;&quot;&quot;;VLOOKUP(VALUE([.C49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99]&lt;&gt;&quot;&quot;;['SEEED OPL'.A499];&quot;&quot;)">
            <text:p/>
          </table:table-cell>
          <table:table-cell table:formula="of:=IF(['SEEED OPL'.B499]&lt;&gt;&quot;&quot;;['SEEED OPL'.B499];&quot;&quot;)">
            <text:p/>
          </table:table-cell>
          <table:table-cell table:formula="of:=IF(['SEEED OPL'.C499]&lt;&gt;&quot;&quot;;['SEEED OPL'.C499];&quot;&quot;)">
            <text:p/>
          </table:table-cell>
          <table:table-cell table:formula="of:=IF([.H499]&lt;&gt;&quot;&quot;;VLOOKUP([.$H499]&amp;&quot; &quot;;['OOMLOUT-OOMP'.$H$3:.$H$829];1;0);&quot;&quot;)">
            <text:p/>
          </table:table-cell>
          <table:table-cell table:formula="of:=IF(ISNA([.K499]);1;&quot;&quot;)">
            <text:p/>
          </table:table-cell>
          <table:table-cell/>
        </table:table-row>
        <table:table-row table:style-name="ro1">
          <table:table-cell table:formula="of:=IF(['OOMLOUT-OOMP'.A499]&lt;&gt;&quot;&quot;;['OOMLOUT-OOMP'.A499];&quot;&quot;)" office:value-type="string" office:string-value="RESE-W04-X-O561-01">
            <text:p>RESE-W04-X-O561-01</text:p>
          </table:table-cell>
          <table:table-cell table:formula="of:=IF(['OOMLOUT-OOMP'.B499]&lt;&gt;&quot;&quot;;['OOMLOUT-OOMP'.B499];&quot;&quot;)" office:value-type="string" office:string-value="1/4 Watt 560 Ohm Resistor">
            <text:p>1/4 Watt 560 Ohm Resistor</text:p>
          </table:table-cell>
          <table:table-cell table:formula="of:=IF(['OOMLOUT-OOMP'.B499]&lt;&gt;&quot;&quot;;['OOMLOUT-OOMP'.H499];&quot;&quot;)" office:value-type="float" office:value="0">
            <text:p>0</text:p>
          </table:table-cell>
          <table:table-cell table:formula="of:==IF([.A500]&lt;&gt;&quot;&quot;;VLOOKUP(VALUE([.C500]);['SEEED OPL'.$A$4:.$A$534];1;0);&quot;&quot;)" office:value-type="float" office:value="0">
            <text:p>#N/A</text:p>
          </table:table-cell>
          <table:table-cell table:formula="of:=IF([.A500]&lt;&gt;&quot;&quot;;VLOOKUP(VALUE([.C50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0]&lt;&gt;&quot;&quot;;['SEEED OPL'.A500];&quot;&quot;)">
            <text:p/>
          </table:table-cell>
          <table:table-cell table:formula="of:=IF(['SEEED OPL'.B500]&lt;&gt;&quot;&quot;;['SEEED OPL'.B500];&quot;&quot;)">
            <text:p/>
          </table:table-cell>
          <table:table-cell table:formula="of:=IF(['SEEED OPL'.C500]&lt;&gt;&quot;&quot;;['SEEED OPL'.C500];&quot;&quot;)">
            <text:p/>
          </table:table-cell>
          <table:table-cell table:formula="of:=IF([.H500]&lt;&gt;&quot;&quot;;VLOOKUP([.$H500]&amp;&quot; &quot;;['OOMLOUT-OOMP'.$H$3:.$H$829];1;0);&quot;&quot;)">
            <text:p/>
          </table:table-cell>
          <table:table-cell table:formula="of:=IF(ISNA([.K500]);1;&quot;&quot;)">
            <text:p/>
          </table:table-cell>
          <table:table-cell/>
        </table:table-row>
        <table:table-row table:style-name="ro1">
          <table:table-cell table:formula="of:=IF(['OOMLOUT-OOMP'.A500]&lt;&gt;&quot;&quot;;['OOMLOUT-OOMP'.A500];&quot;&quot;)" office:value-type="string" office:string-value="RESE-W04-X-O681-01">
            <text:p>RESE-W04-X-O681-01</text:p>
          </table:table-cell>
          <table:table-cell table:formula="of:=IF(['OOMLOUT-OOMP'.B500]&lt;&gt;&quot;&quot;;['OOMLOUT-OOMP'.B500];&quot;&quot;)" office:value-type="string" office:string-value="1/4 Watt 680 Ohm Resistor">
            <text:p>1/4 Watt 680 Ohm Resistor</text:p>
          </table:table-cell>
          <table:table-cell table:formula="of:=IF(['OOMLOUT-OOMP'.B500]&lt;&gt;&quot;&quot;;['OOMLOUT-OOMP'.H500];&quot;&quot;)" office:value-type="string" office:string-value="301020007 ">
            <text:p>301020007 </text:p>
          </table:table-cell>
          <table:table-cell table:formula="of:==IF([.A501]&lt;&gt;&quot;&quot;;VLOOKUP(VALUE([.C501]);['SEEED OPL'.$A$4:.$A$534];1;0);&quot;&quot;)" office:value-type="float" office:value="301020007">
            <text:p>301020007</text:p>
          </table:table-cell>
          <table:table-cell table:formula="of:=IF([.A501]&lt;&gt;&quot;&quot;;VLOOKUP(VALUE([.C501]);['SEEED OPL'.$A$4:.$B$534];2;0);&quot;&quot;)" office:value-type="string" office:string-value="FHCFR-1/4W-681J">
            <text:p>FHCFR-1/4W-681J</text:p>
          </table:table-cell>
          <table:table-cell table:number-columns-repeated="2"/>
          <table:table-cell table:formula="of:=IF(['SEEED OPL'.A501]&lt;&gt;&quot;&quot;;['SEEED OPL'.A501];&quot;&quot;)">
            <text:p/>
          </table:table-cell>
          <table:table-cell table:formula="of:=IF(['SEEED OPL'.B501]&lt;&gt;&quot;&quot;;['SEEED OPL'.B501];&quot;&quot;)">
            <text:p/>
          </table:table-cell>
          <table:table-cell table:formula="of:=IF(['SEEED OPL'.C501]&lt;&gt;&quot;&quot;;['SEEED OPL'.C501];&quot;&quot;)">
            <text:p/>
          </table:table-cell>
          <table:table-cell table:formula="of:=IF([.H501]&lt;&gt;&quot;&quot;;VLOOKUP([.$H501]&amp;&quot; &quot;;['OOMLOUT-OOMP'.$H$3:.$H$829];1;0);&quot;&quot;)">
            <text:p/>
          </table:table-cell>
          <table:table-cell table:formula="of:=IF(ISNA([.K501]);1;&quot;&quot;)">
            <text:p/>
          </table:table-cell>
          <table:table-cell/>
        </table:table-row>
        <table:table-row table:style-name="ro1">
          <table:table-cell table:formula="of:=IF(['OOMLOUT-OOMP'.A501]&lt;&gt;&quot;&quot;;['OOMLOUT-OOMP'.A501];&quot;&quot;)" office:value-type="string" office:string-value="RESE-W04-X-O682-01">
            <text:p>RESE-W04-X-O682-01</text:p>
          </table:table-cell>
          <table:table-cell table:formula="of:=IF(['OOMLOUT-OOMP'.B501]&lt;&gt;&quot;&quot;;['OOMLOUT-OOMP'.B501];&quot;&quot;)" office:value-type="string" office:string-value="1/4 Watt 6.8k Ohm Resistor">
            <text:p>1/4 Watt 6.8k Ohm Resistor</text:p>
          </table:table-cell>
          <table:table-cell table:formula="of:=IF(['OOMLOUT-OOMP'.B501]&lt;&gt;&quot;&quot;;['OOMLOUT-OOMP'.H501];&quot;&quot;)" office:value-type="float" office:value="0">
            <text:p>0</text:p>
          </table:table-cell>
          <table:table-cell table:formula="of:==IF([.A502]&lt;&gt;&quot;&quot;;VLOOKUP(VALUE([.C502]);['SEEED OPL'.$A$4:.$A$534];1;0);&quot;&quot;)" office:value-type="float" office:value="0">
            <text:p>#N/A</text:p>
          </table:table-cell>
          <table:table-cell table:formula="of:=IF([.A502]&lt;&gt;&quot;&quot;;VLOOKUP(VALUE([.C50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2]&lt;&gt;&quot;&quot;;['SEEED OPL'.A502];&quot;&quot;)">
            <text:p/>
          </table:table-cell>
          <table:table-cell table:formula="of:=IF(['SEEED OPL'.B502]&lt;&gt;&quot;&quot;;['SEEED OPL'.B502];&quot;&quot;)">
            <text:p/>
          </table:table-cell>
          <table:table-cell table:formula="of:=IF(['SEEED OPL'.C502]&lt;&gt;&quot;&quot;;['SEEED OPL'.C502];&quot;&quot;)">
            <text:p/>
          </table:table-cell>
          <table:table-cell table:formula="of:=IF([.H502]&lt;&gt;&quot;&quot;;VLOOKUP([.$H502]&amp;&quot; &quot;;['OOMLOUT-OOMP'.$H$3:.$H$829];1;0);&quot;&quot;)">
            <text:p/>
          </table:table-cell>
          <table:table-cell table:formula="of:=IF(ISNA([.K502]);1;&quot;&quot;)">
            <text:p/>
          </table:table-cell>
          <table:table-cell/>
        </table:table-row>
        <table:table-row table:style-name="ro1">
          <table:table-cell table:formula="of:=IF(['OOMLOUT-OOMP'.A502]&lt;&gt;&quot;&quot;;['OOMLOUT-OOMP'.A502];&quot;&quot;)" office:value-type="string" office:string-value="RJ45-18-X-SOCK-LI">
            <text:p>RJ45-18-X-SOCK-LI</text:p>
          </table:table-cell>
          <table:table-cell table:formula="of:=IF(['OOMLOUT-OOMP'.B502]&lt;&gt;&quot;&quot;;['OOMLOUT-OOMP'.B502];&quot;&quot;)" office:value-type="string" office:string-value="18 mm Socket RJ45 w/Lights">
            <text:p>18 mm Socket RJ45 w/Lights</text:p>
          </table:table-cell>
          <table:table-cell table:formula="of:=IF(['OOMLOUT-OOMP'.B502]&lt;&gt;&quot;&quot;;['OOMLOUT-OOMP'.H502];&quot;&quot;)" office:value-type="string" office:string-value="320140004 ">
            <text:p>320140004 </text:p>
          </table:table-cell>
          <table:table-cell table:formula="of:==IF([.A503]&lt;&gt;&quot;&quot;;VLOOKUP(VALUE([.C503]);['SEEED OPL'.$A$4:.$A$534];1;0);&quot;&quot;)" office:value-type="float" office:value="320140004">
            <text:p>320140004</text:p>
          </table:table-cell>
          <table:table-cell table:formula="of:=IF([.A503]&lt;&gt;&quot;&quot;;VLOOKUP(VALUE([.C503]);['SEEED OPL'.$A$4:.$B$534];2;0);&quot;&quot;)" office:value-type="string" office:string-value="MJ88-BX11-RVSL2">
            <text:p>MJ88-BX11-RVSL2</text:p>
          </table:table-cell>
          <table:table-cell table:number-columns-repeated="2"/>
          <table:table-cell table:formula="of:=IF(['SEEED OPL'.A503]&lt;&gt;&quot;&quot;;['SEEED OPL'.A503];&quot;&quot;)">
            <text:p/>
          </table:table-cell>
          <table:table-cell table:formula="of:=IF(['SEEED OPL'.B503]&lt;&gt;&quot;&quot;;['SEEED OPL'.B503];&quot;&quot;)">
            <text:p/>
          </table:table-cell>
          <table:table-cell table:formula="of:=IF(['SEEED OPL'.C503]&lt;&gt;&quot;&quot;;['SEEED OPL'.C503];&quot;&quot;)">
            <text:p/>
          </table:table-cell>
          <table:table-cell table:formula="of:=IF([.H503]&lt;&gt;&quot;&quot;;VLOOKUP([.$H503]&amp;&quot; &quot;;['OOMLOUT-OOMP'.$H$3:.$H$829];1;0);&quot;&quot;)">
            <text:p/>
          </table:table-cell>
          <table:table-cell table:formula="of:=IF(ISNA([.K503]);1;&quot;&quot;)">
            <text:p/>
          </table:table-cell>
          <table:table-cell/>
        </table:table-row>
        <table:table-row table:style-name="ro1">
          <table:table-cell table:formula="of:=IF(['OOMLOUT-OOMP'.A503]&lt;&gt;&quot;&quot;;['OOMLOUT-OOMP'.A503];&quot;&quot;)" office:value-type="string" office:string-value="RJ45-21-X-SOCK-01">
            <text:p>RJ45-21-X-SOCK-01</text:p>
          </table:table-cell>
          <table:table-cell table:formula="of:=IF(['OOMLOUT-OOMP'.B503]&lt;&gt;&quot;&quot;;['OOMLOUT-OOMP'.B503];&quot;&quot;)" office:value-type="string" office:string-value="21 mm Socket RJ45">
            <text:p>21 mm Socket RJ45</text:p>
          </table:table-cell>
          <table:table-cell table:formula="of:=IF(['OOMLOUT-OOMP'.B503]&lt;&gt;&quot;&quot;;['OOMLOUT-OOMP'.H503];&quot;&quot;)" office:value-type="float" office:value="0">
            <text:p>0</text:p>
          </table:table-cell>
          <table:table-cell table:formula="of:==IF([.A504]&lt;&gt;&quot;&quot;;VLOOKUP(VALUE([.C504]);['SEEED OPL'.$A$4:.$A$534];1;0);&quot;&quot;)" office:value-type="float" office:value="0">
            <text:p>#N/A</text:p>
          </table:table-cell>
          <table:table-cell table:formula="of:=IF([.A504]&lt;&gt;&quot;&quot;;VLOOKUP(VALUE([.C50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4]&lt;&gt;&quot;&quot;;['SEEED OPL'.A504];&quot;&quot;)">
            <text:p/>
          </table:table-cell>
          <table:table-cell table:formula="of:=IF(['SEEED OPL'.B504]&lt;&gt;&quot;&quot;;['SEEED OPL'.B504];&quot;&quot;)">
            <text:p/>
          </table:table-cell>
          <table:table-cell table:formula="of:=IF(['SEEED OPL'.C504]&lt;&gt;&quot;&quot;;['SEEED OPL'.C504];&quot;&quot;)">
            <text:p/>
          </table:table-cell>
          <table:table-cell table:formula="of:=IF([.H504]&lt;&gt;&quot;&quot;;VLOOKUP([.$H504]&amp;&quot; &quot;;['OOMLOUT-OOMP'.$H$3:.$H$829];1;0);&quot;&quot;)">
            <text:p/>
          </table:table-cell>
          <table:table-cell table:formula="of:=IF(ISNA([.K504]);1;&quot;&quot;)">
            <text:p/>
          </table:table-cell>
          <table:table-cell/>
        </table:table-row>
        <table:table-row table:style-name="ro1">
          <table:table-cell table:formula="of:=IF(['OOMLOUT-OOMP'.A504]&lt;&gt;&quot;&quot;;['OOMLOUT-OOMP'.A504];&quot;&quot;)" office:value-type="string" office:string-value="SCRE-M3-M-12-70">
            <text:p>SCRE-M3-M-12-70</text:p>
          </table:table-cell>
          <table:table-cell table:formula="of:=IF(['OOMLOUT-OOMP'.B504]&lt;&gt;&quot;&quot;;['OOMLOUT-OOMP'.B504];&quot;&quot;)" office:value-type="string" office:string-value="M3 x 12 mm Screw Cross Head">
            <text:p>M3 x 12 mm Screw Cross Head</text:p>
          </table:table-cell>
          <table:table-cell table:formula="of:=IF(['OOMLOUT-OOMP'.B504]&lt;&gt;&quot;&quot;;['OOMLOUT-OOMP'.H504];&quot;&quot;)" office:value-type="float" office:value="0">
            <text:p>0</text:p>
          </table:table-cell>
          <table:table-cell table:formula="of:==IF([.A505]&lt;&gt;&quot;&quot;;VLOOKUP(VALUE([.C505]);['SEEED OPL'.$A$4:.$A$534];1;0);&quot;&quot;)" office:value-type="float" office:value="0">
            <text:p>#N/A</text:p>
          </table:table-cell>
          <table:table-cell table:formula="of:=IF([.A505]&lt;&gt;&quot;&quot;;VLOOKUP(VALUE([.C50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5]&lt;&gt;&quot;&quot;;['SEEED OPL'.A505];&quot;&quot;)">
            <text:p/>
          </table:table-cell>
          <table:table-cell table:formula="of:=IF(['SEEED OPL'.B505]&lt;&gt;&quot;&quot;;['SEEED OPL'.B505];&quot;&quot;)">
            <text:p/>
          </table:table-cell>
          <table:table-cell table:formula="of:=IF(['SEEED OPL'.C505]&lt;&gt;&quot;&quot;;['SEEED OPL'.C505];&quot;&quot;)">
            <text:p/>
          </table:table-cell>
          <table:table-cell table:formula="of:=IF([.H505]&lt;&gt;&quot;&quot;;VLOOKUP([.$H505]&amp;&quot; &quot;;['OOMLOUT-OOMP'.$H$3:.$H$829];1;0);&quot;&quot;)">
            <text:p/>
          </table:table-cell>
          <table:table-cell table:formula="of:=IF(ISNA([.K505]);1;&quot;&quot;)">
            <text:p/>
          </table:table-cell>
          <table:table-cell/>
        </table:table-row>
        <table:table-row table:style-name="ro1">
          <table:table-cell table:formula="of:=IF(['OOMLOUT-OOMP'.A505]&lt;&gt;&quot;&quot;;['OOMLOUT-OOMP'.A505];&quot;&quot;)" office:value-type="string" office:string-value="SCRE-M3-M-16-70">
            <text:p>SCRE-M3-M-16-70</text:p>
          </table:table-cell>
          <table:table-cell table:formula="of:=IF(['OOMLOUT-OOMP'.B505]&lt;&gt;&quot;&quot;;['OOMLOUT-OOMP'.B505];&quot;&quot;)" office:value-type="string" office:string-value="M3 x 16 mm Screw Cross Head">
            <text:p>M3 x 16 mm Screw Cross Head</text:p>
          </table:table-cell>
          <table:table-cell table:formula="of:=IF(['OOMLOUT-OOMP'.B505]&lt;&gt;&quot;&quot;;['OOMLOUT-OOMP'.H505];&quot;&quot;)" office:value-type="float" office:value="0">
            <text:p>0</text:p>
          </table:table-cell>
          <table:table-cell table:formula="of:==IF([.A506]&lt;&gt;&quot;&quot;;VLOOKUP(VALUE([.C506]);['SEEED OPL'.$A$4:.$A$534];1;0);&quot;&quot;)" office:value-type="float" office:value="0">
            <text:p>#N/A</text:p>
          </table:table-cell>
          <table:table-cell table:formula="of:=IF([.A506]&lt;&gt;&quot;&quot;;VLOOKUP(VALUE([.C50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6]&lt;&gt;&quot;&quot;;['SEEED OPL'.A506];&quot;&quot;)">
            <text:p/>
          </table:table-cell>
          <table:table-cell table:formula="of:=IF(['SEEED OPL'.B506]&lt;&gt;&quot;&quot;;['SEEED OPL'.B506];&quot;&quot;)">
            <text:p/>
          </table:table-cell>
          <table:table-cell table:formula="of:=IF(['SEEED OPL'.C506]&lt;&gt;&quot;&quot;;['SEEED OPL'.C506];&quot;&quot;)">
            <text:p/>
          </table:table-cell>
          <table:table-cell table:formula="of:=IF([.H506]&lt;&gt;&quot;&quot;;VLOOKUP([.$H506]&amp;&quot; &quot;;['OOMLOUT-OOMP'.$H$3:.$H$829];1;0);&quot;&quot;)">
            <text:p/>
          </table:table-cell>
          <table:table-cell table:formula="of:=IF(ISNA([.K506]);1;&quot;&quot;)">
            <text:p/>
          </table:table-cell>
          <table:table-cell/>
        </table:table-row>
        <table:table-row table:style-name="ro1">
          <table:table-cell table:formula="of:=IF(['OOMLOUT-OOMP'.A506]&lt;&gt;&quot;&quot;;['OOMLOUT-OOMP'.A506];&quot;&quot;)" office:value-type="string" office:string-value="SCRE-M3-M-20-01">
            <text:p>SCRE-M3-M-20-01</text:p>
          </table:table-cell>
          <table:table-cell table:formula="of:=IF(['OOMLOUT-OOMP'.B506]&lt;&gt;&quot;&quot;;['OOMLOUT-OOMP'.B506];&quot;&quot;)" office:value-type="string" office:string-value="M3 x 20 mm Metal Screw">
            <text:p>M3 x 20 mm Metal Screw</text:p>
          </table:table-cell>
          <table:table-cell table:formula="of:=IF(['OOMLOUT-OOMP'.B506]&lt;&gt;&quot;&quot;;['OOMLOUT-OOMP'.H506];&quot;&quot;)" office:value-type="float" office:value="0">
            <text:p>0</text:p>
          </table:table-cell>
          <table:table-cell table:formula="of:==IF([.A507]&lt;&gt;&quot;&quot;;VLOOKUP(VALUE([.C507]);['SEEED OPL'.$A$4:.$A$534];1;0);&quot;&quot;)" office:value-type="float" office:value="0">
            <text:p>#N/A</text:p>
          </table:table-cell>
          <table:table-cell table:formula="of:=IF([.A507]&lt;&gt;&quot;&quot;;VLOOKUP(VALUE([.C50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7]&lt;&gt;&quot;&quot;;['SEEED OPL'.A507];&quot;&quot;)">
            <text:p/>
          </table:table-cell>
          <table:table-cell table:formula="of:=IF(['SEEED OPL'.B507]&lt;&gt;&quot;&quot;;['SEEED OPL'.B507];&quot;&quot;)">
            <text:p/>
          </table:table-cell>
          <table:table-cell table:formula="of:=IF(['SEEED OPL'.C507]&lt;&gt;&quot;&quot;;['SEEED OPL'.C507];&quot;&quot;)">
            <text:p/>
          </table:table-cell>
          <table:table-cell table:formula="of:=IF([.H507]&lt;&gt;&quot;&quot;;VLOOKUP([.$H507]&amp;&quot; &quot;;['OOMLOUT-OOMP'.$H$3:.$H$829];1;0);&quot;&quot;)">
            <text:p/>
          </table:table-cell>
          <table:table-cell table:formula="of:=IF(ISNA([.K507]);1;&quot;&quot;)">
            <text:p/>
          </table:table-cell>
          <table:table-cell/>
        </table:table-row>
        <table:table-row table:style-name="ro1">
          <table:table-cell table:formula="of:=IF(['OOMLOUT-OOMP'.A507]&lt;&gt;&quot;&quot;;['OOMLOUT-OOMP'.A507];&quot;&quot;)" office:value-type="string" office:string-value="SCRE-M3-M-25-70">
            <text:p>SCRE-M3-M-25-70</text:p>
          </table:table-cell>
          <table:table-cell table:formula="of:=IF(['OOMLOUT-OOMP'.B507]&lt;&gt;&quot;&quot;;['OOMLOUT-OOMP'.B507];&quot;&quot;)" office:value-type="string" office:string-value="M3 x 25 mm Screw Cross Head">
            <text:p>M3 x 25 mm Screw Cross Head</text:p>
          </table:table-cell>
          <table:table-cell table:formula="of:=IF(['OOMLOUT-OOMP'.B507]&lt;&gt;&quot;&quot;;['OOMLOUT-OOMP'.H507];&quot;&quot;)" office:value-type="float" office:value="0">
            <text:p>0</text:p>
          </table:table-cell>
          <table:table-cell table:formula="of:==IF([.A508]&lt;&gt;&quot;&quot;;VLOOKUP(VALUE([.C508]);['SEEED OPL'.$A$4:.$A$534];1;0);&quot;&quot;)" office:value-type="float" office:value="0">
            <text:p>#N/A</text:p>
          </table:table-cell>
          <table:table-cell table:formula="of:=IF([.A508]&lt;&gt;&quot;&quot;;VLOOKUP(VALUE([.C50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8]&lt;&gt;&quot;&quot;;['SEEED OPL'.A508];&quot;&quot;)">
            <text:p/>
          </table:table-cell>
          <table:table-cell table:formula="of:=IF(['SEEED OPL'.B508]&lt;&gt;&quot;&quot;;['SEEED OPL'.B508];&quot;&quot;)">
            <text:p/>
          </table:table-cell>
          <table:table-cell table:formula="of:=IF(['SEEED OPL'.C508]&lt;&gt;&quot;&quot;;['SEEED OPL'.C508];&quot;&quot;)">
            <text:p/>
          </table:table-cell>
          <table:table-cell table:formula="of:=IF([.H508]&lt;&gt;&quot;&quot;;VLOOKUP([.$H508]&amp;&quot; &quot;;['OOMLOUT-OOMP'.$H$3:.$H$829];1;0);&quot;&quot;)">
            <text:p/>
          </table:table-cell>
          <table:table-cell table:formula="of:=IF(ISNA([.K508]);1;&quot;&quot;)">
            <text:p/>
          </table:table-cell>
          <table:table-cell/>
        </table:table-row>
        <table:table-row table:style-name="ro1">
          <table:table-cell table:formula="of:=IF(['OOMLOUT-OOMP'.A508]&lt;&gt;&quot;&quot;;['OOMLOUT-OOMP'.A508];&quot;&quot;)" office:value-type="string" office:string-value="SCRE-M3-M-30-01">
            <text:p>SCRE-M3-M-30-01</text:p>
          </table:table-cell>
          <table:table-cell table:formula="of:=IF(['OOMLOUT-OOMP'.B508]&lt;&gt;&quot;&quot;;['OOMLOUT-OOMP'.B508];&quot;&quot;)" office:value-type="string" office:string-value="M3 x 30 mm Metal Screw">
            <text:p>M3 x 30 mm Metal Screw</text:p>
          </table:table-cell>
          <table:table-cell table:formula="of:=IF(['OOMLOUT-OOMP'.B508]&lt;&gt;&quot;&quot;;['OOMLOUT-OOMP'.H508];&quot;&quot;)" office:value-type="float" office:value="0">
            <text:p>0</text:p>
          </table:table-cell>
          <table:table-cell table:formula="of:==IF([.A509]&lt;&gt;&quot;&quot;;VLOOKUP(VALUE([.C509]);['SEEED OPL'.$A$4:.$A$534];1;0);&quot;&quot;)" office:value-type="float" office:value="0">
            <text:p>#N/A</text:p>
          </table:table-cell>
          <table:table-cell table:formula="of:=IF([.A509]&lt;&gt;&quot;&quot;;VLOOKUP(VALUE([.C50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9]&lt;&gt;&quot;&quot;;['SEEED OPL'.A509];&quot;&quot;)">
            <text:p/>
          </table:table-cell>
          <table:table-cell table:formula="of:=IF(['SEEED OPL'.B509]&lt;&gt;&quot;&quot;;['SEEED OPL'.B509];&quot;&quot;)">
            <text:p/>
          </table:table-cell>
          <table:table-cell table:formula="of:=IF(['SEEED OPL'.C509]&lt;&gt;&quot;&quot;;['SEEED OPL'.C509];&quot;&quot;)">
            <text:p/>
          </table:table-cell>
          <table:table-cell table:formula="of:=IF([.H509]&lt;&gt;&quot;&quot;;VLOOKUP([.$H509]&amp;&quot; &quot;;['OOMLOUT-OOMP'.$H$3:.$H$829];1;0);&quot;&quot;)">
            <text:p/>
          </table:table-cell>
          <table:table-cell table:formula="of:=IF(ISNA([.K509]);1;&quot;&quot;)">
            <text:p/>
          </table:table-cell>
          <table:table-cell/>
        </table:table-row>
        <table:table-row table:style-name="ro1">
          <table:table-cell table:formula="of:=IF(['OOMLOUT-OOMP'.A509]&lt;&gt;&quot;&quot;;['OOMLOUT-OOMP'.A509];&quot;&quot;)" office:value-type="string" office:string-value="SDCS-MC-M-SMDS-01">
            <text:p>SDCS-MC-M-SMDS-01</text:p>
          </table:table-cell>
          <table:table-cell table:formula="of:=IF(['OOMLOUT-OOMP'.B509]&lt;&gt;&quot;&quot;;['OOMLOUT-OOMP'.B509];&quot;&quot;)" office:value-type="string" office:string-value="Micro SMD SD Card Socket">
            <text:p>Micro SMD SD Card Socket</text:p>
          </table:table-cell>
          <table:table-cell table:formula="of:=IF(['OOMLOUT-OOMP'.B509]&lt;&gt;&quot;&quot;;['OOMLOUT-OOMP'.H509];&quot;&quot;)" office:value-type="string" office:string-value="320090000 ">
            <text:p>320090000 </text:p>
          </table:table-cell>
          <table:table-cell table:formula="of:==IF([.A510]&lt;&gt;&quot;&quot;;VLOOKUP(VALUE([.C510]);['SEEED OPL'.$A$4:.$A$534];1;0);&quot;&quot;)" office:value-type="float" office:value="320090000">
            <text:p>320090000</text:p>
          </table:table-cell>
          <table:table-cell table:formula="of:=IF([.A510]&lt;&gt;&quot;&quot;;VLOOKUP(VALUE([.C510]);['SEEED OPL'.$A$4:.$B$534];2;0);&quot;&quot;)" office:value-type="string" office:string-value="ST-TF-003A">
            <text:p>ST-TF-003A</text:p>
          </table:table-cell>
          <table:table-cell table:number-columns-repeated="2"/>
          <table:table-cell table:formula="of:=IF(['SEEED OPL'.A510]&lt;&gt;&quot;&quot;;['SEEED OPL'.A510];&quot;&quot;)">
            <text:p/>
          </table:table-cell>
          <table:table-cell table:formula="of:=IF(['SEEED OPL'.B510]&lt;&gt;&quot;&quot;;['SEEED OPL'.B510];&quot;&quot;)">
            <text:p/>
          </table:table-cell>
          <table:table-cell table:formula="of:=IF(['SEEED OPL'.C510]&lt;&gt;&quot;&quot;;['SEEED OPL'.C510];&quot;&quot;)">
            <text:p/>
          </table:table-cell>
          <table:table-cell table:formula="of:=IF([.H510]&lt;&gt;&quot;&quot;;VLOOKUP([.$H510]&amp;&quot; &quot;;['OOMLOUT-OOMP'.$H$3:.$H$829];1;0);&quot;&quot;)">
            <text:p/>
          </table:table-cell>
          <table:table-cell table:formula="of:=IF(ISNA([.K510]);1;&quot;&quot;)">
            <text:p/>
          </table:table-cell>
          <table:table-cell/>
        </table:table-row>
        <table:table-row table:style-name="ro1">
          <table:table-cell table:formula="of:=IF(['OOMLOUT-OOMP'.A510]&lt;&gt;&quot;&quot;;['OOMLOUT-OOMP'.A510];&quot;&quot;)" office:value-type="string" office:string-value="SDCS-MC-M-SMDS-02">
            <text:p>SDCS-MC-M-SMDS-02</text:p>
          </table:table-cell>
          <table:table-cell table:formula="of:=IF(['OOMLOUT-OOMP'.B510]&lt;&gt;&quot;&quot;;['OOMLOUT-OOMP'.B510];&quot;&quot;)" office:value-type="string" office:string-value="Micro SMD Metal SD Card Socket">
            <text:p>Micro SMD Metal SD Card Socket</text:p>
          </table:table-cell>
          <table:table-cell table:formula="of:=IF(['OOMLOUT-OOMP'.B510]&lt;&gt;&quot;&quot;;['OOMLOUT-OOMP'.H510];&quot;&quot;)" office:value-type="string" office:string-value="320090002 ">
            <text:p>320090002 </text:p>
          </table:table-cell>
          <table:table-cell table:formula="of:==IF([.A511]&lt;&gt;&quot;&quot;;VLOOKUP(VALUE([.C511]);['SEEED OPL'.$A$4:.$A$534];1;0);&quot;&quot;)" office:value-type="float" office:value="0">
            <text:p>#N/A</text:p>
          </table:table-cell>
          <table:table-cell table:formula="of:=IF([.A511]&lt;&gt;&quot;&quot;;VLOOKUP(VALUE([.C51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11]&lt;&gt;&quot;&quot;;['SEEED OPL'.A511];&quot;&quot;)">
            <text:p/>
          </table:table-cell>
          <table:table-cell table:formula="of:=IF(['SEEED OPL'.B511]&lt;&gt;&quot;&quot;;['SEEED OPL'.B511];&quot;&quot;)">
            <text:p/>
          </table:table-cell>
          <table:table-cell table:formula="of:=IF(['SEEED OPL'.C511]&lt;&gt;&quot;&quot;;['SEEED OPL'.C511];&quot;&quot;)">
            <text:p/>
          </table:table-cell>
          <table:table-cell table:formula="of:=IF([.H511]&lt;&gt;&quot;&quot;;VLOOKUP([.$H511]&amp;&quot; &quot;;['OOMLOUT-OOMP'.$H$3:.$H$829];1;0);&quot;&quot;)">
            <text:p/>
          </table:table-cell>
          <table:table-cell table:formula="of:=IF(ISNA([.K511]);1;&quot;&quot;)">
            <text:p/>
          </table:table-cell>
          <table:table-cell/>
        </table:table-row>
        <table:table-row table:style-name="ro1">
          <table:table-cell table:formula="of:=IF(['OOMLOUT-OOMP'.A511]&lt;&gt;&quot;&quot;;['OOMLOUT-OOMP'.A511];&quot;&quot;)" office:value-type="string" office:string-value="SDCS-MC-M-SMDS-03">
            <text:p>SDCS-MC-M-SMDS-03</text:p>
          </table:table-cell>
          <table:table-cell table:formula="of:=IF(['OOMLOUT-OOMP'.B511]&lt;&gt;&quot;&quot;;['OOMLOUT-OOMP'.B511];&quot;&quot;)" office:value-type="string" office:string-value="Micro SMD Metal SD Card Socket">
            <text:p>Micro SMD Metal SD Card Socket</text:p>
          </table:table-cell>
          <table:table-cell table:formula="of:=IF(['OOMLOUT-OOMP'.B511]&lt;&gt;&quot;&quot;;['OOMLOUT-OOMP'.H511];&quot;&quot;)" office:value-type="string" office:string-value="320090008 ">
            <text:p>320090008 </text:p>
          </table:table-cell>
          <table:table-cell table:formula="of:==IF([.A512]&lt;&gt;&quot;&quot;;VLOOKUP(VALUE([.C512]);['SEEED OPL'.$A$4:.$A$534];1;0);&quot;&quot;)" office:value-type="float" office:value="320090008">
            <text:p>320090008</text:p>
          </table:table-cell>
          <table:table-cell table:formula="of:=IF([.A512]&lt;&gt;&quot;&quot;;VLOOKUP(VALUE([.C512]);['SEEED OPL'.$A$4:.$B$534];2;0);&quot;&quot;)" office:value-type="float" office:value="0">
            <text:p/>
          </table:table-cell>
          <table:table-cell table:number-columns-repeated="2"/>
          <table:table-cell table:formula="of:=IF(['SEEED OPL'.A512]&lt;&gt;&quot;&quot;;['SEEED OPL'.A512];&quot;&quot;)">
            <text:p/>
          </table:table-cell>
          <table:table-cell table:formula="of:=IF(['SEEED OPL'.B512]&lt;&gt;&quot;&quot;;['SEEED OPL'.B512];&quot;&quot;)">
            <text:p/>
          </table:table-cell>
          <table:table-cell table:formula="of:=IF(['SEEED OPL'.C512]&lt;&gt;&quot;&quot;;['SEEED OPL'.C512];&quot;&quot;)">
            <text:p/>
          </table:table-cell>
          <table:table-cell table:formula="of:=IF([.H512]&lt;&gt;&quot;&quot;;VLOOKUP([.$H512]&amp;&quot; &quot;;['OOMLOUT-OOMP'.$H$3:.$H$829];1;0);&quot;&quot;)">
            <text:p/>
          </table:table-cell>
          <table:table-cell table:formula="of:=IF(ISNA([.K512]);1;&quot;&quot;)">
            <text:p/>
          </table:table-cell>
          <table:table-cell/>
        </table:table-row>
        <table:table-row table:style-name="ro1">
          <table:table-cell table:formula="of:=IF(['OOMLOUT-OOMP'.A512]&lt;&gt;&quot;&quot;;['OOMLOUT-OOMP'.A512];&quot;&quot;)" office:value-type="string" office:string-value="SWIS-09-X-DPDT-01">
            <text:p>SWIS-09-X-DPDT-01</text:p>
          </table:table-cell>
          <table:table-cell table:formula="of:=IF(['OOMLOUT-OOMP'.B512]&lt;&gt;&quot;&quot;;['OOMLOUT-OOMP'.B512];&quot;&quot;)" office:value-type="string" office:string-value="9 mm DPDT Switch (Slide)">
            <text:p>9 mm DPDT Switch (Slide)</text:p>
          </table:table-cell>
          <table:table-cell table:formula="of:=IF(['OOMLOUT-OOMP'.B512]&lt;&gt;&quot;&quot;;['OOMLOUT-OOMP'.H512];&quot;&quot;)" office:value-type="string" office:string-value="311010004 ">
            <text:p>311010004 </text:p>
          </table:table-cell>
          <table:table-cell table:formula="of:==IF([.A513]&lt;&gt;&quot;&quot;;VLOOKUP(VALUE([.C513]);['SEEED OPL'.$A$4:.$A$534];1;0);&quot;&quot;)" office:value-type="float" office:value="311010004">
            <text:p>311010004</text:p>
          </table:table-cell>
          <table:table-cell table:formula="of:=IF([.A513]&lt;&gt;&quot;&quot;;VLOOKUP(VALUE([.C513]);['SEEED OPL'.$A$4:.$B$534];2;0);&quot;&quot;)" office:value-type="string" office:string-value="MS-22D18 G2 ROHS">
            <text:p>MS-22D18 G2 ROHS</text:p>
          </table:table-cell>
          <table:table-cell table:number-columns-repeated="2"/>
          <table:table-cell table:formula="of:=IF(['SEEED OPL'.A513]&lt;&gt;&quot;&quot;;['SEEED OPL'.A513];&quot;&quot;)">
            <text:p/>
          </table:table-cell>
          <table:table-cell table:formula="of:=IF(['SEEED OPL'.B513]&lt;&gt;&quot;&quot;;['SEEED OPL'.B513];&quot;&quot;)">
            <text:p/>
          </table:table-cell>
          <table:table-cell table:formula="of:=IF(['SEEED OPL'.C513]&lt;&gt;&quot;&quot;;['SEEED OPL'.C513];&quot;&quot;)">
            <text:p/>
          </table:table-cell>
          <table:table-cell table:formula="of:=IF([.H513]&lt;&gt;&quot;&quot;;VLOOKUP([.$H513]&amp;&quot; &quot;;['OOMLOUT-OOMP'.$H$3:.$H$829];1;0);&quot;&quot;)">
            <text:p/>
          </table:table-cell>
          <table:table-cell table:formula="of:=IF(ISNA([.K513]);1;&quot;&quot;)">
            <text:p/>
          </table:table-cell>
          <table:table-cell/>
        </table:table-row>
        <table:table-row table:style-name="ro1">
          <table:table-cell table:formula="of:=IF(['OOMLOUT-OOMP'.A513]&lt;&gt;&quot;&quot;;['OOMLOUT-OOMP'.A513];&quot;&quot;)" office:value-type="string" office:string-value="TERS-05-G-02PI-01">
            <text:p>TERS-05-G-02PI-01</text:p>
          </table:table-cell>
          <table:table-cell table:formula="of:=IF(['OOMLOUT-OOMP'.B513]&lt;&gt;&quot;&quot;;['OOMLOUT-OOMP'.B513];&quot;&quot;)" office:value-type="string" office:string-value="5 mm 2 Pin Green Screw Terminal">
            <text:p>5 mm 2 Pin Green Screw Terminal</text:p>
          </table:table-cell>
          <table:table-cell table:formula="of:=IF(['OOMLOUT-OOMP'.B513]&lt;&gt;&quot;&quot;;['OOMLOUT-OOMP'.H513];&quot;&quot;)" office:value-type="string" office:string-value="320110031 ">
            <text:p>320110031 </text:p>
          </table:table-cell>
          <table:table-cell table:formula="of:==IF([.A514]&lt;&gt;&quot;&quot;;VLOOKUP(VALUE([.C514]);['SEEED OPL'.$A$4:.$A$534];1;0);&quot;&quot;)" office:value-type="float" office:value="320110031">
            <text:p>320110031</text:p>
          </table:table-cell>
          <table:table-cell table:formula="of:=IF([.A514]&lt;&gt;&quot;&quot;;VLOOKUP(VALUE([.C514]);['SEEED OPL'.$A$4:.$B$534];2;0);&quot;&quot;)" office:value-type="float" office:value="0">
            <text:p/>
          </table:table-cell>
          <table:table-cell table:number-columns-repeated="2"/>
          <table:table-cell table:formula="of:=IF(['SEEED OPL'.A514]&lt;&gt;&quot;&quot;;['SEEED OPL'.A514];&quot;&quot;)">
            <text:p/>
          </table:table-cell>
          <table:table-cell table:formula="of:=IF(['SEEED OPL'.B514]&lt;&gt;&quot;&quot;;['SEEED OPL'.B514];&quot;&quot;)">
            <text:p/>
          </table:table-cell>
          <table:table-cell table:formula="of:=IF(['SEEED OPL'.C514]&lt;&gt;&quot;&quot;;['SEEED OPL'.C514];&quot;&quot;)">
            <text:p/>
          </table:table-cell>
          <table:table-cell table:formula="of:=IF([.H514]&lt;&gt;&quot;&quot;;VLOOKUP([.$H514]&amp;&quot; &quot;;['OOMLOUT-OOMP'.$H$3:.$H$829];1;0);&quot;&quot;)">
            <text:p/>
          </table:table-cell>
          <table:table-cell table:formula="of:=IF(ISNA([.K514]);1;&quot;&quot;)">
            <text:p/>
          </table:table-cell>
          <table:table-cell/>
        </table:table-row>
        <table:table-row table:style-name="ro1">
          <table:table-cell table:formula="of:=IF(['OOMLOUT-OOMP'.A514]&lt;&gt;&quot;&quot;;['OOMLOUT-OOMP'.A514];&quot;&quot;)" office:value-type="string" office:string-value="TERS-05-G-03PI-01">
            <text:p>TERS-05-G-03PI-01</text:p>
          </table:table-cell>
          <table:table-cell table:formula="of:=IF(['OOMLOUT-OOMP'.B514]&lt;&gt;&quot;&quot;;['OOMLOUT-OOMP'.B514];&quot;&quot;)" office:value-type="string" office:string-value="5 mm 3 Pin Green Screw Terminal">
            <text:p>5 mm 3 Pin Green Screw Terminal</text:p>
          </table:table-cell>
          <table:table-cell table:formula="of:=IF(['OOMLOUT-OOMP'.B514]&lt;&gt;&quot;&quot;;['OOMLOUT-OOMP'.H514];&quot;&quot;)" office:value-type="string" office:string-value="320110029 ">
            <text:p>320110029 </text:p>
          </table:table-cell>
          <table:table-cell table:formula="of:==IF([.A515]&lt;&gt;&quot;&quot;;VLOOKUP(VALUE([.C515]);['SEEED OPL'.$A$4:.$A$534];1;0);&quot;&quot;)" office:value-type="float" office:value="320110029">
            <text:p>320110029</text:p>
          </table:table-cell>
          <table:table-cell table:formula="of:=IF([.A515]&lt;&gt;&quot;&quot;;VLOOKUP(VALUE([.C515]);['SEEED OPL'.$A$4:.$B$534];2;0);&quot;&quot;)" office:value-type="float" office:value="0">
            <text:p/>
          </table:table-cell>
          <table:table-cell table:number-columns-repeated="2"/>
          <table:table-cell table:formula="of:=IF(['SEEED OPL'.A515]&lt;&gt;&quot;&quot;;['SEEED OPL'.A515];&quot;&quot;)">
            <text:p/>
          </table:table-cell>
          <table:table-cell table:formula="of:=IF(['SEEED OPL'.B515]&lt;&gt;&quot;&quot;;['SEEED OPL'.B515];&quot;&quot;)">
            <text:p/>
          </table:table-cell>
          <table:table-cell table:formula="of:=IF(['SEEED OPL'.C515]&lt;&gt;&quot;&quot;;['SEEED OPL'.C515];&quot;&quot;)">
            <text:p/>
          </table:table-cell>
          <table:table-cell table:formula="of:=IF([.H515]&lt;&gt;&quot;&quot;;VLOOKUP([.$H515]&amp;&quot; &quot;;['OOMLOUT-OOMP'.$H$3:.$H$829];1;0);&quot;&quot;)">
            <text:p/>
          </table:table-cell>
          <table:table-cell table:formula="of:=IF(ISNA([.K515]);1;&quot;&quot;)">
            <text:p/>
          </table:table-cell>
          <table:table-cell/>
        </table:table-row>
        <table:table-row table:style-name="ro1">
          <table:table-cell table:formula="of:=IF(['OOMLOUT-OOMP'.A515]&lt;&gt;&quot;&quot;;['OOMLOUT-OOMP'.A515];&quot;&quot;)" office:value-type="string" office:string-value="TERS-35D-G-02PI-01">
            <text:p>TERS-35D-G-02PI-01</text:p>
          </table:table-cell>
          <table:table-cell table:formula="of:=IF(['OOMLOUT-OOMP'.B515]&lt;&gt;&quot;&quot;;['OOMLOUT-OOMP'.B515];&quot;&quot;)" office:value-type="string" office:string-value="3.5 mm 2 Pin Green Screw Terminal">
            <text:p>3.5 mm 2 Pin Green Screw Terminal</text:p>
          </table:table-cell>
          <table:table-cell table:formula="of:=IF(['OOMLOUT-OOMP'.B515]&lt;&gt;&quot;&quot;;['OOMLOUT-OOMP'.H515];&quot;&quot;)" office:value-type="string" office:string-value="320110028 ">
            <text:p>320110028 </text:p>
          </table:table-cell>
          <table:table-cell table:formula="of:==IF([.A516]&lt;&gt;&quot;&quot;;VLOOKUP(VALUE([.C516]);['SEEED OPL'.$A$4:.$A$534];1;0);&quot;&quot;)" office:value-type="float" office:value="320110028">
            <text:p>320110028</text:p>
          </table:table-cell>
          <table:table-cell table:formula="of:=IF([.A516]&lt;&gt;&quot;&quot;;VLOOKUP(VALUE([.C516]);['SEEED OPL'.$A$4:.$B$534];2;0);&quot;&quot;)" office:value-type="float" office:value="0">
            <text:p/>
          </table:table-cell>
          <table:table-cell table:number-columns-repeated="2"/>
          <table:table-cell table:formula="of:=IF(['SEEED OPL'.A516]&lt;&gt;&quot;&quot;;['SEEED OPL'.A516];&quot;&quot;)">
            <text:p/>
          </table:table-cell>
          <table:table-cell table:formula="of:=IF(['SEEED OPL'.B516]&lt;&gt;&quot;&quot;;['SEEED OPL'.B516];&quot;&quot;)">
            <text:p/>
          </table:table-cell>
          <table:table-cell table:formula="of:=IF(['SEEED OPL'.C516]&lt;&gt;&quot;&quot;;['SEEED OPL'.C516];&quot;&quot;)">
            <text:p/>
          </table:table-cell>
          <table:table-cell table:formula="of:=IF([.H516]&lt;&gt;&quot;&quot;;VLOOKUP([.$H516]&amp;&quot; &quot;;['OOMLOUT-OOMP'.$H$3:.$H$829];1;0);&quot;&quot;)">
            <text:p/>
          </table:table-cell>
          <table:table-cell table:formula="of:=IF(ISNA([.K516]);1;&quot;&quot;)">
            <text:p/>
          </table:table-cell>
          <table:table-cell/>
        </table:table-row>
        <table:table-row table:style-name="ro1">
          <table:table-cell table:formula="of:=IF(['OOMLOUT-OOMP'.A516]&lt;&gt;&quot;&quot;;['OOMLOUT-OOMP'.A516];&quot;&quot;)" office:value-type="string" office:string-value="TRNN-SO23-X-A01D-01">
            <text:p>TRNN-SO23-X-A01D-01</text:p>
          </table:table-cell>
          <table:table-cell table:formula="of:=IF(['OOMLOUT-OOMP'.B516]&lt;&gt;&quot;&quot;;['OOMLOUT-OOMP'.B516];&quot;&quot;)" office:value-type="string" office:string-value="SMD (SOT-23) 100 mA NPN Transistor">
            <text:p>SMD (SOT-23) 100 mA NPN Transistor</text:p>
          </table:table-cell>
          <table:table-cell table:formula="of:=IF(['OOMLOUT-OOMP'.B516]&lt;&gt;&quot;&quot;;['OOMLOUT-OOMP'.H516];&quot;&quot;)" office:value-type="string" office:string-value="305010022 ">
            <text:p>305010022 </text:p>
          </table:table-cell>
          <table:table-cell table:formula="of:==IF([.A517]&lt;&gt;&quot;&quot;;VLOOKUP(VALUE([.C517]);['SEEED OPL'.$A$4:.$A$534];1;0);&quot;&quot;)" office:value-type="float" office:value="0">
            <text:p>#N/A</text:p>
          </table:table-cell>
          <table:table-cell table:formula="of:=IF([.A517]&lt;&gt;&quot;&quot;;VLOOKUP(VALUE([.C51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17]&lt;&gt;&quot;&quot;;['SEEED OPL'.A517];&quot;&quot;)">
            <text:p/>
          </table:table-cell>
          <table:table-cell table:formula="of:=IF(['SEEED OPL'.B517]&lt;&gt;&quot;&quot;;['SEEED OPL'.B517];&quot;&quot;)">
            <text:p/>
          </table:table-cell>
          <table:table-cell table:formula="of:=IF(['SEEED OPL'.C517]&lt;&gt;&quot;&quot;;['SEEED OPL'.C517];&quot;&quot;)">
            <text:p/>
          </table:table-cell>
          <table:table-cell table:formula="of:=IF([.H517]&lt;&gt;&quot;&quot;;VLOOKUP([.$H517]&amp;&quot; &quot;;['OOMLOUT-OOMP'.$H$3:.$H$829];1;0);&quot;&quot;)">
            <text:p/>
          </table:table-cell>
          <table:table-cell table:formula="of:=IF(ISNA([.K517]);1;&quot;&quot;)">
            <text:p/>
          </table:table-cell>
          <table:table-cell/>
        </table:table-row>
        <table:table-row table:style-name="ro1">
          <table:table-cell table:formula="of:=IF(['OOMLOUT-OOMP'.A517]&lt;&gt;&quot;&quot;;['OOMLOUT-OOMP'.A517];&quot;&quot;)" office:value-type="string" office:string-value="TRNN-SO23-X-A02D-01">
            <text:p>TRNN-SO23-X-A02D-01</text:p>
          </table:table-cell>
          <table:table-cell table:formula="of:=IF(['OOMLOUT-OOMP'.B517]&lt;&gt;&quot;&quot;;['OOMLOUT-OOMP'.B517];&quot;&quot;)" office:value-type="string" office:string-value="SMD (SOT-23) 200 mA NPN Transistor">
            <text:p>SMD (SOT-23) 200 mA NPN Transistor</text:p>
          </table:table-cell>
          <table:table-cell table:formula="of:=IF(['OOMLOUT-OOMP'.B517]&lt;&gt;&quot;&quot;;['OOMLOUT-OOMP'.H517];&quot;&quot;)" office:value-type="string" office:string-value="305010013 ">
            <text:p>305010013 </text:p>
          </table:table-cell>
          <table:table-cell table:formula="of:==IF([.A518]&lt;&gt;&quot;&quot;;VLOOKUP(VALUE([.C518]);['SEEED OPL'.$A$4:.$A$534];1;0);&quot;&quot;)" office:value-type="float" office:value="305010013">
            <text:p>305010013</text:p>
          </table:table-cell>
          <table:table-cell table:formula="of:=IF([.A518]&lt;&gt;&quot;&quot;;VLOOKUP(VALUE([.C518]);['SEEED OPL'.$A$4:.$B$534];2;0);&quot;&quot;)" office:value-type="string" office:string-value="MMBT3904LT1G">
            <text:p>MMBT3904LT1G</text:p>
          </table:table-cell>
          <table:table-cell table:number-columns-repeated="2"/>
          <table:table-cell table:formula="of:=IF(['SEEED OPL'.A518]&lt;&gt;&quot;&quot;;['SEEED OPL'.A518];&quot;&quot;)">
            <text:p/>
          </table:table-cell>
          <table:table-cell table:formula="of:=IF(['SEEED OPL'.B518]&lt;&gt;&quot;&quot;;['SEEED OPL'.B518];&quot;&quot;)">
            <text:p/>
          </table:table-cell>
          <table:table-cell table:formula="of:=IF(['SEEED OPL'.C518]&lt;&gt;&quot;&quot;;['SEEED OPL'.C518];&quot;&quot;)">
            <text:p/>
          </table:table-cell>
          <table:table-cell table:formula="of:=IF([.H518]&lt;&gt;&quot;&quot;;VLOOKUP([.$H518]&amp;&quot; &quot;;['OOMLOUT-OOMP'.$H$3:.$H$829];1;0);&quot;&quot;)">
            <text:p/>
          </table:table-cell>
          <table:table-cell table:formula="of:=IF(ISNA([.K518]);1;&quot;&quot;)">
            <text:p/>
          </table:table-cell>
          <table:table-cell/>
        </table:table-row>
        <table:table-row table:style-name="ro1">
          <table:table-cell table:formula="of:=IF(['OOMLOUT-OOMP'.A518]&lt;&gt;&quot;&quot;;['OOMLOUT-OOMP'.A518];&quot;&quot;)" office:value-type="string" office:string-value="TRNN-SO23-X-A05D-01">
            <text:p>TRNN-SO23-X-A05D-01</text:p>
          </table:table-cell>
          <table:table-cell table:formula="of:=IF(['OOMLOUT-OOMP'.B518]&lt;&gt;&quot;&quot;;['OOMLOUT-OOMP'.B518];&quot;&quot;)" office:value-type="string" office:string-value="SMD (SOT-23) 500 mA NPN Transistor">
            <text:p>SMD (SOT-23) 500 mA NPN Transistor</text:p>
          </table:table-cell>
          <table:table-cell table:formula="of:=IF(['OOMLOUT-OOMP'.B518]&lt;&gt;&quot;&quot;;['OOMLOUT-OOMP'.H518];&quot;&quot;)" office:value-type="string" office:string-value="305010018 ">
            <text:p>305010018 </text:p>
          </table:table-cell>
          <table:table-cell table:formula="of:==IF([.A519]&lt;&gt;&quot;&quot;;VLOOKUP(VALUE([.C519]);['SEEED OPL'.$A$4:.$A$534];1;0);&quot;&quot;)" office:value-type="float" office:value="305010018">
            <text:p>305010018</text:p>
          </table:table-cell>
          <table:table-cell table:formula="of:=IF([.A519]&lt;&gt;&quot;&quot;;VLOOKUP(VALUE([.C519]);['SEEED OPL'.$A$4:.$B$534];2;0);&quot;&quot;)" office:value-type="string" office:string-value="S9013">
            <text:p>S9013</text:p>
          </table:table-cell>
          <table:table-cell table:number-columns-repeated="2"/>
          <table:table-cell table:formula="of:=IF(['SEEED OPL'.A519]&lt;&gt;&quot;&quot;;['SEEED OPL'.A519];&quot;&quot;)">
            <text:p/>
          </table:table-cell>
          <table:table-cell table:formula="of:=IF(['SEEED OPL'.B519]&lt;&gt;&quot;&quot;;['SEEED OPL'.B519];&quot;&quot;)">
            <text:p/>
          </table:table-cell>
          <table:table-cell table:formula="of:=IF(['SEEED OPL'.C519]&lt;&gt;&quot;&quot;;['SEEED OPL'.C519];&quot;&quot;)">
            <text:p/>
          </table:table-cell>
          <table:table-cell table:formula="of:=IF([.H519]&lt;&gt;&quot;&quot;;VLOOKUP([.$H519]&amp;&quot; &quot;;['OOMLOUT-OOMP'.$H$3:.$H$829];1;0);&quot;&quot;)">
            <text:p/>
          </table:table-cell>
          <table:table-cell table:formula="of:=IF(ISNA([.K519]);1;&quot;&quot;)">
            <text:p/>
          </table:table-cell>
          <table:table-cell/>
        </table:table-row>
        <table:table-row table:style-name="ro1">
          <table:table-cell table:formula="of:=IF(['OOMLOUT-OOMP'.A519]&lt;&gt;&quot;&quot;;['OOMLOUT-OOMP'.A519];&quot;&quot;)" office:value-type="string" office:string-value="TRNN-SO23-X-A05D-02">
            <text:p>TRNN-SO23-X-A05D-02</text:p>
          </table:table-cell>
          <table:table-cell table:formula="of:=IF(['OOMLOUT-OOMP'.B519]&lt;&gt;&quot;&quot;;['OOMLOUT-OOMP'.B519];&quot;&quot;)" office:value-type="string" office:string-value=" SMD (SOT-23) 500 mA NPN Transistor ">
            <text:p><text:s/>SMD (SOT-23) 500 mA NPN Transistor </text:p>
          </table:table-cell>
          <table:table-cell table:formula="of:=IF(['OOMLOUT-OOMP'.B519]&lt;&gt;&quot;&quot;;['OOMLOUT-OOMP'.H519];&quot;&quot;)" office:value-type="string" office:string-value="305010017 ">
            <text:p>305010017 </text:p>
          </table:table-cell>
          <table:table-cell table:formula="of:==IF([.A520]&lt;&gt;&quot;&quot;;VLOOKUP(VALUE([.C520]);['SEEED OPL'.$A$4:.$A$534];1;0);&quot;&quot;)" office:value-type="float" office:value="305010017">
            <text:p>305010017</text:p>
          </table:table-cell>
          <table:table-cell table:formula="of:=IF([.A520]&lt;&gt;&quot;&quot;;VLOOKUP(VALUE([.C520]);['SEEED OPL'.$A$4:.$B$534];2;0);&quot;&quot;)" office:value-type="string" office:string-value="S8050">
            <text:p>S8050</text:p>
          </table:table-cell>
          <table:table-cell table:number-columns-repeated="2"/>
          <table:table-cell table:formula="of:=IF(['SEEED OPL'.A520]&lt;&gt;&quot;&quot;;['SEEED OPL'.A520];&quot;&quot;)">
            <text:p/>
          </table:table-cell>
          <table:table-cell table:formula="of:=IF(['SEEED OPL'.B520]&lt;&gt;&quot;&quot;;['SEEED OPL'.B520];&quot;&quot;)">
            <text:p/>
          </table:table-cell>
          <table:table-cell table:formula="of:=IF(['SEEED OPL'.C520]&lt;&gt;&quot;&quot;;['SEEED OPL'.C520];&quot;&quot;)">
            <text:p/>
          </table:table-cell>
          <table:table-cell table:formula="of:=IF([.H520]&lt;&gt;&quot;&quot;;VLOOKUP([.$H520]&amp;&quot; &quot;;['OOMLOUT-OOMP'.$H$3:.$H$829];1;0);&quot;&quot;)">
            <text:p/>
          </table:table-cell>
          <table:table-cell table:formula="of:=IF(ISNA([.K520]);1;&quot;&quot;)">
            <text:p/>
          </table:table-cell>
          <table:table-cell/>
        </table:table-row>
        <table:table-row table:style-name="ro1">
          <table:table-cell table:formula="of:=IF(['OOMLOUT-OOMP'.A520]&lt;&gt;&quot;&quot;;['OOMLOUT-OOMP'.A520];&quot;&quot;)" office:value-type="string" office:string-value="TRNN-T92-X-K222-01">
            <text:p>TRNN-T92-X-K222-01</text:p>
          </table:table-cell>
          <table:table-cell table:formula="of:=IF(['OOMLOUT-OOMP'.B520]&lt;&gt;&quot;&quot;;['OOMLOUT-OOMP'.B520];&quot;&quot;)" office:value-type="string" office:string-value="TO-92 2222A NPN Transistor">
            <text:p>TO-92 2222A NPN Transistor</text:p>
          </table:table-cell>
          <table:table-cell table:formula="of:=IF(['OOMLOUT-OOMP'.B520]&lt;&gt;&quot;&quot;;['OOMLOUT-OOMP'.H520];&quot;&quot;)" office:value-type="float" office:value="0">
            <text:p>0</text:p>
          </table:table-cell>
          <table:table-cell table:formula="of:==IF([.A521]&lt;&gt;&quot;&quot;;VLOOKUP(VALUE([.C521]);['SEEED OPL'.$A$4:.$A$534];1;0);&quot;&quot;)" office:value-type="float" office:value="0">
            <text:p>#N/A</text:p>
          </table:table-cell>
          <table:table-cell table:formula="of:=IF([.A521]&lt;&gt;&quot;&quot;;VLOOKUP(VALUE([.C52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21]&lt;&gt;&quot;&quot;;['SEEED OPL'.A521];&quot;&quot;)">
            <text:p/>
          </table:table-cell>
          <table:table-cell table:formula="of:=IF(['SEEED OPL'.B521]&lt;&gt;&quot;&quot;;['SEEED OPL'.B521];&quot;&quot;)">
            <text:p/>
          </table:table-cell>
          <table:table-cell table:formula="of:=IF(['SEEED OPL'.C521]&lt;&gt;&quot;&quot;;['SEEED OPL'.C521];&quot;&quot;)">
            <text:p/>
          </table:table-cell>
          <table:table-cell table:formula="of:=IF([.H521]&lt;&gt;&quot;&quot;;VLOOKUP([.$H521]&amp;&quot; &quot;;['OOMLOUT-OOMP'.$H$3:.$H$829];1;0);&quot;&quot;)">
            <text:p/>
          </table:table-cell>
          <table:table-cell table:formula="of:=IF(ISNA([.K521]);1;&quot;&quot;)">
            <text:p/>
          </table:table-cell>
          <table:table-cell/>
        </table:table-row>
        <table:table-row table:style-name="ro1">
          <table:table-cell table:formula="of:=IF(['OOMLOUT-OOMP'.A521]&lt;&gt;&quot;&quot;;['OOMLOUT-OOMP'.A521];&quot;&quot;)" office:value-type="string" office:string-value="TRNP-SO23-X-A05D-01">
            <text:p>TRNP-SO23-X-A05D-01</text:p>
          </table:table-cell>
          <table:table-cell table:formula="of:=IF(['OOMLOUT-OOMP'.B521]&lt;&gt;&quot;&quot;;['OOMLOUT-OOMP'.B521];&quot;&quot;)" office:value-type="string" office:string-value="SMD (SOT-23) 500 mA PNP Transistor">
            <text:p>SMD (SOT-23) 500 mA PNP Transistor</text:p>
          </table:table-cell>
          <table:table-cell table:formula="of:=IF(['OOMLOUT-OOMP'.B521]&lt;&gt;&quot;&quot;;['OOMLOUT-OOMP'.H521];&quot;&quot;)" office:value-type="string" office:string-value="305020006 ">
            <text:p>305020006 </text:p>
          </table:table-cell>
          <table:table-cell table:formula="of:==IF([.A522]&lt;&gt;&quot;&quot;;VLOOKUP(VALUE([.C522]);['SEEED OPL'.$A$4:.$A$534];1;0);&quot;&quot;)" office:value-type="float" office:value="305020006">
            <text:p>305020006</text:p>
          </table:table-cell>
          <table:table-cell table:formula="of:=IF([.A522]&lt;&gt;&quot;&quot;;VLOOKUP(VALUE([.C522]);['SEEED OPL'.$A$4:.$B$534];2;0);&quot;&quot;)" office:value-type="string" office:string-value="S8550">
            <text:p>S8550</text:p>
          </table:table-cell>
          <table:table-cell table:number-columns-repeated="2"/>
          <table:table-cell table:formula="of:=IF(['SEEED OPL'.A522]&lt;&gt;&quot;&quot;;['SEEED OPL'.A522];&quot;&quot;)">
            <text:p/>
          </table:table-cell>
          <table:table-cell table:formula="of:=IF(['SEEED OPL'.B522]&lt;&gt;&quot;&quot;;['SEEED OPL'.B522];&quot;&quot;)">
            <text:p/>
          </table:table-cell>
          <table:table-cell table:formula="of:=IF(['SEEED OPL'.C522]&lt;&gt;&quot;&quot;;['SEEED OPL'.C522];&quot;&quot;)">
            <text:p/>
          </table:table-cell>
          <table:table-cell table:formula="of:=IF([.H522]&lt;&gt;&quot;&quot;;VLOOKUP([.$H522]&amp;&quot; &quot;;['OOMLOUT-OOMP'.$H$3:.$H$829];1;0);&quot;&quot;)">
            <text:p/>
          </table:table-cell>
          <table:table-cell table:formula="of:=IF(ISNA([.K522]);1;&quot;&quot;)">
            <text:p/>
          </table:table-cell>
          <table:table-cell/>
        </table:table-row>
        <table:table-row table:style-name="ro1">
          <table:table-cell table:formula="of:=IF(['OOMLOUT-OOMP'.A522]&lt;&gt;&quot;&quot;;['OOMLOUT-OOMP'.A522];&quot;&quot;)" office:value-type="string" office:string-value="UFLS-02-M-SMDS-01">
            <text:p>UFLS-02-M-SMDS-01</text:p>
          </table:table-cell>
          <table:table-cell table:formula="of:=IF(['OOMLOUT-OOMP'.B522]&lt;&gt;&quot;&quot;;['OOMLOUT-OOMP'.B522];&quot;&quot;)" office:value-type="string" office:string-value="2 mm SMD Metal UFL Socket">
            <text:p>2 mm SMD Metal UFL Socket</text:p>
          </table:table-cell>
          <table:table-cell table:formula="of:=IF(['OOMLOUT-OOMP'.B522]&lt;&gt;&quot;&quot;;['OOMLOUT-OOMP'.H522];&quot;&quot;)" office:value-type="string" office:string-value="320110048 ">
            <text:p>320110048 </text:p>
          </table:table-cell>
          <table:table-cell table:formula="of:==IF([.A523]&lt;&gt;&quot;&quot;;VLOOKUP(VALUE([.C523]);['SEEED OPL'.$A$4:.$A$534];1;0);&quot;&quot;)" office:value-type="float" office:value="320110048">
            <text:p>320110048</text:p>
          </table:table-cell>
          <table:table-cell table:formula="of:=IF([.A523]&lt;&gt;&quot;&quot;;VLOOKUP(VALUE([.C523]);['SEEED OPL'.$A$4:.$B$534];2;0);&quot;&quot;)" office:value-type="float" office:value="0">
            <text:p/>
          </table:table-cell>
          <table:table-cell table:number-columns-repeated="2"/>
          <table:table-cell table:formula="of:=IF(['SEEED OPL'.A523]&lt;&gt;&quot;&quot;;['SEEED OPL'.A523];&quot;&quot;)">
            <text:p/>
          </table:table-cell>
          <table:table-cell table:formula="of:=IF(['SEEED OPL'.B523]&lt;&gt;&quot;&quot;;['SEEED OPL'.B523];&quot;&quot;)">
            <text:p/>
          </table:table-cell>
          <table:table-cell table:formula="of:=IF(['SEEED OPL'.C523]&lt;&gt;&quot;&quot;;['SEEED OPL'.C523];&quot;&quot;)">
            <text:p/>
          </table:table-cell>
          <table:table-cell table:formula="of:=IF([.H523]&lt;&gt;&quot;&quot;;VLOOKUP([.$H523]&amp;&quot; &quot;;['OOMLOUT-OOMP'.$H$3:.$H$829];1;0);&quot;&quot;)">
            <text:p/>
          </table:table-cell>
          <table:table-cell table:formula="of:=IF(ISNA([.K523]);1;&quot;&quot;)">
            <text:p/>
          </table:table-cell>
          <table:table-cell/>
        </table:table-row>
        <table:table-row table:style-name="ro1">
          <table:table-cell table:formula="of:=IF(['OOMLOUT-OOMP'.A523]&lt;&gt;&quot;&quot;;['OOMLOUT-OOMP'.A523];&quot;&quot;)" office:value-type="string" office:string-value="USBS-MC-X-SMDS-01">
            <text:p>USBS-MC-X-SMDS-01</text:p>
          </table:table-cell>
          <table:table-cell table:formula="of:=IF(['OOMLOUT-OOMP'.B523]&lt;&gt;&quot;&quot;;['OOMLOUT-OOMP'.B523];&quot;&quot;)" office:value-type="string" office:string-value="Micro SMD USB Socket">
            <text:p>Micro SMD USB Socket</text:p>
          </table:table-cell>
          <table:table-cell table:formula="of:=IF(['OOMLOUT-OOMP'.B523]&lt;&gt;&quot;&quot;;['OOMLOUT-OOMP'.H523];&quot;&quot;)" office:value-type="float" office:value="0">
            <text:p>0</text:p>
          </table:table-cell>
          <table:table-cell table:formula="of:==IF([.A524]&lt;&gt;&quot;&quot;;VLOOKUP(VALUE([.C524]);['SEEED OPL'.$A$4:.$A$534];1;0);&quot;&quot;)" office:value-type="float" office:value="0">
            <text:p>#N/A</text:p>
          </table:table-cell>
          <table:table-cell table:formula="of:=IF([.A524]&lt;&gt;&quot;&quot;;VLOOKUP(VALUE([.C5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24]&lt;&gt;&quot;&quot;;['SEEED OPL'.A524];&quot;&quot;)">
            <text:p/>
          </table:table-cell>
          <table:table-cell table:formula="of:=IF(['SEEED OPL'.B524]&lt;&gt;&quot;&quot;;['SEEED OPL'.B524];&quot;&quot;)">
            <text:p/>
          </table:table-cell>
          <table:table-cell table:formula="of:=IF(['SEEED OPL'.C524]&lt;&gt;&quot;&quot;;['SEEED OPL'.C524];&quot;&quot;)">
            <text:p/>
          </table:table-cell>
          <table:table-cell table:formula="of:=IF([.H524]&lt;&gt;&quot;&quot;;VLOOKUP([.$H524]&amp;&quot; &quot;;['OOMLOUT-OOMP'.$H$3:.$H$829];1;0);&quot;&quot;)">
            <text:p/>
          </table:table-cell>
          <table:table-cell table:formula="of:=IF(ISNA([.K524]);1;&quot;&quot;)">
            <text:p/>
          </table:table-cell>
          <table:table-cell/>
        </table:table-row>
        <table:table-row table:style-name="ro1">
          <table:table-cell table:formula="of:=IF(['OOMLOUT-OOMP'.A524]&lt;&gt;&quot;&quot;;['OOMLOUT-OOMP'.A524];&quot;&quot;)" office:value-type="string" office:string-value="USBS-MC-X-SMDS-02">
            <text:p>USBS-MC-X-SMDS-02</text:p>
          </table:table-cell>
          <table:table-cell table:formula="of:=IF(['OOMLOUT-OOMP'.B524]&lt;&gt;&quot;&quot;;['OOMLOUT-OOMP'.B524];&quot;&quot;)" office:value-type="string" office:string-value="Micro SMD USB Socket">
            <text:p>Micro SMD USB Socket</text:p>
          </table:table-cell>
          <table:table-cell table:formula="of:=IF(['OOMLOUT-OOMP'.B524]&lt;&gt;&quot;&quot;;['OOMLOUT-OOMP'.H524];&quot;&quot;)" office:value-type="string" office:string-value="320010000 ">
            <text:p>320010000 </text:p>
          </table:table-cell>
          <table:table-cell table:formula="of:==IF([.A525]&lt;&gt;&quot;&quot;;VLOOKUP(VALUE([.C525]);['SEEED OPL'.$A$4:.$A$534];1;0);&quot;&quot;)" office:value-type="float" office:value="320010000">
            <text:p>320010000</text:p>
          </table:table-cell>
          <table:table-cell table:formula="of:=IF([.A525]&lt;&gt;&quot;&quot;;VLOOKUP(VALUE([.C525]);['SEEED OPL'.$A$4:.$B$534];2;0);&quot;&quot;)" office:value-type="string" office:string-value="ST-USB-001G">
            <text:p>ST-USB-001G</text:p>
          </table:table-cell>
          <table:table-cell table:number-columns-repeated="2"/>
          <table:table-cell table:formula="of:=IF(['SEEED OPL'.A525]&lt;&gt;&quot;&quot;;['SEEED OPL'.A525];&quot;&quot;)">
            <text:p/>
          </table:table-cell>
          <table:table-cell table:formula="of:=IF(['SEEED OPL'.B525]&lt;&gt;&quot;&quot;;['SEEED OPL'.B525];&quot;&quot;)">
            <text:p/>
          </table:table-cell>
          <table:table-cell table:formula="of:=IF(['SEEED OPL'.C525]&lt;&gt;&quot;&quot;;['SEEED OPL'.C525];&quot;&quot;)">
            <text:p/>
          </table:table-cell>
          <table:table-cell table:formula="of:=IF([.H525]&lt;&gt;&quot;&quot;;VLOOKUP([.$H525]&amp;&quot; &quot;;['OOMLOUT-OOMP'.$H$3:.$H$829];1;0);&quot;&quot;)">
            <text:p/>
          </table:table-cell>
          <table:table-cell table:formula="of:=IF(ISNA([.K525]);1;&quot;&quot;)">
            <text:p/>
          </table:table-cell>
          <table:table-cell/>
        </table:table-row>
        <table:table-row table:style-name="ro1">
          <table:table-cell table:formula="of:=IF(['OOMLOUT-OOMP'.A525]&lt;&gt;&quot;&quot;;['OOMLOUT-OOMP'.A525];&quot;&quot;)" office:value-type="string" office:string-value="USBS-MC-X-SMDS-03">
            <text:p>USBS-MC-X-SMDS-03</text:p>
          </table:table-cell>
          <table:table-cell table:formula="of:=IF(['OOMLOUT-OOMP'.B525]&lt;&gt;&quot;&quot;;['OOMLOUT-OOMP'.B525];&quot;&quot;)" office:value-type="string" office:string-value="Micro SMD USB Socket">
            <text:p>Micro SMD USB Socket</text:p>
          </table:table-cell>
          <table:table-cell table:formula="of:=IF(['OOMLOUT-OOMP'.B525]&lt;&gt;&quot;&quot;;['OOMLOUT-OOMP'.H525];&quot;&quot;)" office:value-type="string" office:string-value="320010003 ">
            <text:p>320010003 </text:p>
          </table:table-cell>
          <table:table-cell table:formula="of:==IF([.A526]&lt;&gt;&quot;&quot;;VLOOKUP(VALUE([.C526]);['SEEED OPL'.$A$4:.$A$534];1;0);&quot;&quot;)" office:value-type="float" office:value="320010003">
            <text:p>320010003</text:p>
          </table:table-cell>
          <table:table-cell table:formula="of:=IF([.A526]&lt;&gt;&quot;&quot;;VLOOKUP(VALUE([.C526]);['SEEED OPL'.$A$4:.$B$534];2;0);&quot;&quot;)" office:value-type="string" office:string-value="10118193-0001LF">
            <text:p>10118193-0001LF</text:p>
          </table:table-cell>
          <table:table-cell table:number-columns-repeated="2"/>
          <table:table-cell table:formula="of:=IF(['SEEED OPL'.A526]&lt;&gt;&quot;&quot;;['SEEED OPL'.A526];&quot;&quot;)">
            <text:p/>
          </table:table-cell>
          <table:table-cell table:formula="of:=IF(['SEEED OPL'.B526]&lt;&gt;&quot;&quot;;['SEEED OPL'.B526];&quot;&quot;)">
            <text:p/>
          </table:table-cell>
          <table:table-cell table:formula="of:=IF(['SEEED OPL'.C526]&lt;&gt;&quot;&quot;;['SEEED OPL'.C526];&quot;&quot;)">
            <text:p/>
          </table:table-cell>
          <table:table-cell table:formula="of:=IF([.H526]&lt;&gt;&quot;&quot;;VLOOKUP([.$H526]&amp;&quot; &quot;;['OOMLOUT-OOMP'.$H$3:.$H$829];1;0);&quot;&quot;)">
            <text:p/>
          </table:table-cell>
          <table:table-cell table:formula="of:=IF(ISNA([.K526]);1;&quot;&quot;)">
            <text:p/>
          </table:table-cell>
          <table:table-cell/>
        </table:table-row>
        <table:table-row table:style-name="ro1">
          <table:table-cell table:formula="of:=IF(['OOMLOUT-OOMP'.A526]&lt;&gt;&quot;&quot;;['OOMLOUT-OOMP'.A526];&quot;&quot;)" office:value-type="string" office:string-value="USBS-MC-X-SMDS-04">
            <text:p>USBS-MC-X-SMDS-04</text:p>
          </table:table-cell>
          <table:table-cell table:formula="of:=IF(['OOMLOUT-OOMP'.B526]&lt;&gt;&quot;&quot;;['OOMLOUT-OOMP'.B526];&quot;&quot;)" office:value-type="string" office:string-value="Micro SMD USB Socket">
            <text:p>Micro SMD USB Socket</text:p>
          </table:table-cell>
          <table:table-cell table:formula="of:=IF(['OOMLOUT-OOMP'.B526]&lt;&gt;&quot;&quot;;['OOMLOUT-OOMP'.H526];&quot;&quot;)" office:value-type="string" office:string-value="320010005 ">
            <text:p>320010005 </text:p>
          </table:table-cell>
          <table:table-cell table:formula="of:==IF([.A527]&lt;&gt;&quot;&quot;;VLOOKUP(VALUE([.C527]);['SEEED OPL'.$A$4:.$A$534];1;0);&quot;&quot;)" office:value-type="float" office:value="320010005">
            <text:p>320010005</text:p>
          </table:table-cell>
          <table:table-cell table:formula="of:=IF([.A527]&lt;&gt;&quot;&quot;;VLOOKUP(VALUE([.C527]);['SEEED OPL'.$A$4:.$B$534];2;0);&quot;&quot;)" office:value-type="string" office:string-value="ZX62D-B-5P8">
            <text:p>ZX62D-B-5P8</text:p>
          </table:table-cell>
          <table:table-cell table:number-columns-repeated="2"/>
          <table:table-cell table:formula="of:=IF(['SEEED OPL'.A527]&lt;&gt;&quot;&quot;;['SEEED OPL'.A527];&quot;&quot;)">
            <text:p/>
          </table:table-cell>
          <table:table-cell table:formula="of:=IF(['SEEED OPL'.B527]&lt;&gt;&quot;&quot;;['SEEED OPL'.B527];&quot;&quot;)">
            <text:p/>
          </table:table-cell>
          <table:table-cell table:formula="of:=IF(['SEEED OPL'.C527]&lt;&gt;&quot;&quot;;['SEEED OPL'.C527];&quot;&quot;)">
            <text:p/>
          </table:table-cell>
          <table:table-cell table:formula="of:=IF([.H527]&lt;&gt;&quot;&quot;;VLOOKUP([.$H527]&amp;&quot; &quot;;['OOMLOUT-OOMP'.$H$3:.$H$829];1;0);&quot;&quot;)">
            <text:p/>
          </table:table-cell>
          <table:table-cell table:formula="of:=IF(ISNA([.K527]);1;&quot;&quot;)">
            <text:p/>
          </table:table-cell>
          <table:table-cell/>
        </table:table-row>
        <table:table-row table:style-name="ro1">
          <table:table-cell table:formula="of:=IF(['OOMLOUT-OOMP'.A527]&lt;&gt;&quot;&quot;;['OOMLOUT-OOMP'.A527];&quot;&quot;)" office:value-type="string" office:string-value="USBS-MN-M-SMDS-01">
            <text:p>USBS-MN-M-SMDS-01</text:p>
          </table:table-cell>
          <table:table-cell table:formula="of:=IF(['OOMLOUT-OOMP'.B527]&lt;&gt;&quot;&quot;;['OOMLOUT-OOMP'.B527];&quot;&quot;)" office:value-type="string" office:string-value="Mini SMD Metal USB Socket">
            <text:p>Mini SMD Metal USB Socket</text:p>
          </table:table-cell>
          <table:table-cell table:formula="of:=IF(['OOMLOUT-OOMP'.B527]&lt;&gt;&quot;&quot;;['OOMLOUT-OOMP'.H527];&quot;&quot;)" office:value-type="string" office:string-value="320010014 ">
            <text:p>320010014 </text:p>
          </table:table-cell>
          <table:table-cell table:formula="of:==IF([.A528]&lt;&gt;&quot;&quot;;VLOOKUP(VALUE([.C528]);['SEEED OPL'.$A$4:.$A$534];1;0);&quot;&quot;)" office:value-type="float" office:value="320010014">
            <text:p>320010014</text:p>
          </table:table-cell>
          <table:table-cell table:formula="of:=IF([.A528]&lt;&gt;&quot;&quot;;VLOOKUP(VALUE([.C528]);['SEEED OPL'.$A$4:.$B$534];2;0);&quot;&quot;)" office:value-type="string" office:string-value="ST-USB-013A">
            <text:p>ST-USB-013A</text:p>
          </table:table-cell>
          <table:table-cell table:number-columns-repeated="2"/>
          <table:table-cell table:formula="of:=IF(['SEEED OPL'.A528]&lt;&gt;&quot;&quot;;['SEEED OPL'.A528];&quot;&quot;)">
            <text:p/>
          </table:table-cell>
          <table:table-cell table:formula="of:=IF(['SEEED OPL'.B528]&lt;&gt;&quot;&quot;;['SEEED OPL'.B528];&quot;&quot;)">
            <text:p/>
          </table:table-cell>
          <table:table-cell table:formula="of:=IF(['SEEED OPL'.C528]&lt;&gt;&quot;&quot;;['SEEED OPL'.C528];&quot;&quot;)">
            <text:p/>
          </table:table-cell>
          <table:table-cell table:formula="of:=IF([.H528]&lt;&gt;&quot;&quot;;VLOOKUP([.$H528]&amp;&quot; &quot;;['OOMLOUT-OOMP'.$H$3:.$H$829];1;0);&quot;&quot;)">
            <text:p/>
          </table:table-cell>
          <table:table-cell table:formula="of:=IF(ISNA([.K528]);1;&quot;&quot;)">
            <text:p/>
          </table:table-cell>
          <table:table-cell/>
        </table:table-row>
        <table:table-row table:style-name="ro1">
          <table:table-cell table:formula="of:=IF(['OOMLOUT-OOMP'.A528]&lt;&gt;&quot;&quot;;['OOMLOUT-OOMP'.A528];&quot;&quot;)" office:value-type="string" office:string-value="USBS-MN-M-SMDS-02">
            <text:p>USBS-MN-M-SMDS-02</text:p>
          </table:table-cell>
          <table:table-cell table:formula="of:=IF(['OOMLOUT-OOMP'.B528]&lt;&gt;&quot;&quot;;['OOMLOUT-OOMP'.B528];&quot;&quot;)" office:value-type="string" office:string-value="Mini SMD USB Socket">
            <text:p>Mini SMD USB Socket</text:p>
          </table:table-cell>
          <table:table-cell table:formula="of:=IF(['OOMLOUT-OOMP'.B528]&lt;&gt;&quot;&quot;;['OOMLOUT-OOMP'.H528];&quot;&quot;)" office:value-type="string" office:string-value="320010007 ">
            <text:p>320010007 </text:p>
          </table:table-cell>
          <table:table-cell table:formula="of:==IF([.A529]&lt;&gt;&quot;&quot;;VLOOKUP(VALUE([.C529]);['SEEED OPL'.$A$4:.$A$534];1;0);&quot;&quot;)" office:value-type="float" office:value="320010007">
            <text:p>320010007</text:p>
          </table:table-cell>
          <table:table-cell table:formula="of:=IF([.A529]&lt;&gt;&quot;&quot;;VLOOKUP(VALUE([.C529]);['SEEED OPL'.$A$4:.$B$534];2;0);&quot;&quot;)" office:value-type="string" office:string-value="ST-USB-003A">
            <text:p>ST-USB-003A</text:p>
          </table:table-cell>
          <table:table-cell table:number-columns-repeated="2"/>
          <table:table-cell table:formula="of:=IF(['SEEED OPL'.A529]&lt;&gt;&quot;&quot;;['SEEED OPL'.A529];&quot;&quot;)">
            <text:p/>
          </table:table-cell>
          <table:table-cell table:formula="of:=IF(['SEEED OPL'.B529]&lt;&gt;&quot;&quot;;['SEEED OPL'.B529];&quot;&quot;)">
            <text:p/>
          </table:table-cell>
          <table:table-cell table:formula="of:=IF(['SEEED OPL'.C529]&lt;&gt;&quot;&quot;;['SEEED OPL'.C529];&quot;&quot;)">
            <text:p/>
          </table:table-cell>
          <table:table-cell table:formula="of:=IF([.H529]&lt;&gt;&quot;&quot;;VLOOKUP([.$H529]&amp;&quot; &quot;;['OOMLOUT-OOMP'.$H$3:.$H$829];1;0);&quot;&quot;)">
            <text:p/>
          </table:table-cell>
          <table:table-cell table:formula="of:=IF(ISNA([.K529]);1;&quot;&quot;)">
            <text:p/>
          </table:table-cell>
          <table:table-cell/>
        </table:table-row>
        <table:table-row table:style-name="ro1">
          <table:table-cell table:formula="of:=IF(['OOMLOUT-OOMP'.A529]&lt;&gt;&quot;&quot;;['OOMLOUT-OOMP'.A529];&quot;&quot;)" office:value-type="string" office:string-value="USBS-TB-X-THTH-01">
            <text:p>USBS-TB-X-THTH-01</text:p>
          </table:table-cell>
          <table:table-cell table:formula="of:=IF(['OOMLOUT-OOMP'.B529]&lt;&gt;&quot;&quot;;['OOMLOUT-OOMP'.B529];&quot;&quot;)" office:value-type="string" office:string-value="Type B Through Hole USB Socket">
            <text:p>Type B Through Hole USB Socket</text:p>
          </table:table-cell>
          <table:table-cell table:formula="of:=IF(['OOMLOUT-OOMP'.B529]&lt;&gt;&quot;&quot;;['OOMLOUT-OOMP'.H529];&quot;&quot;)" office:value-type="string" office:string-value="320010018 ">
            <text:p>320010018 </text:p>
          </table:table-cell>
          <table:table-cell table:formula="of:==IF([.A530]&lt;&gt;&quot;&quot;;VLOOKUP(VALUE([.C530]);['SEEED OPL'.$A$4:.$A$534];1;0);&quot;&quot;)" office:value-type="float" office:value="320010018">
            <text:p>320010018</text:p>
          </table:table-cell>
          <table:table-cell table:formula="of:=IF([.A530]&lt;&gt;&quot;&quot;;VLOOKUP(VALUE([.C530]);['SEEED OPL'.$A$4:.$B$534];2;0);&quot;&quot;)" office:value-type="string" office:string-value="ST-USB-009A">
            <text:p>ST-USB-009A</text:p>
          </table:table-cell>
          <table:table-cell table:number-columns-repeated="2"/>
          <table:table-cell table:formula="of:=IF(['SEEED OPL'.A530]&lt;&gt;&quot;&quot;;['SEEED OPL'.A530];&quot;&quot;)">
            <text:p/>
          </table:table-cell>
          <table:table-cell table:formula="of:=IF(['SEEED OPL'.B530]&lt;&gt;&quot;&quot;;['SEEED OPL'.B530];&quot;&quot;)">
            <text:p/>
          </table:table-cell>
          <table:table-cell table:formula="of:=IF(['SEEED OPL'.C530]&lt;&gt;&quot;&quot;;['SEEED OPL'.C530];&quot;&quot;)">
            <text:p/>
          </table:table-cell>
          <table:table-cell table:formula="of:=IF([.H530]&lt;&gt;&quot;&quot;;VLOOKUP([.$H530]&amp;&quot; &quot;;['OOMLOUT-OOMP'.$H$3:.$H$829];1;0);&quot;&quot;)">
            <text:p/>
          </table:table-cell>
          <table:table-cell table:formula="of:=IF(ISNA([.K530]);1;&quot;&quot;)">
            <text:p/>
          </table:table-cell>
          <table:table-cell/>
        </table:table-row>
        <table:table-row table:style-name="ro1">
          <table:table-cell table:formula="of:=IF(['OOMLOUT-OOMP'.A530]&lt;&gt;&quot;&quot;;['OOMLOUT-OOMP'.A530];&quot;&quot;)" office:value-type="string" office:string-value="VARI-0603-X-V05-01">
            <text:p>VARI-0603-X-V05-01</text:p>
          </table:table-cell>
          <table:table-cell table:formula="of:=IF(['OOMLOUT-OOMP'.B530]&lt;&gt;&quot;&quot;;['OOMLOUT-OOMP'.B530];&quot;&quot;)" office:value-type="string" office:string-value="SMD (0603) 5v Varistor">
            <text:p>SMD (0603) 5v Varistor</text:p>
          </table:table-cell>
          <table:table-cell table:formula="of:=IF(['OOMLOUT-OOMP'.B530]&lt;&gt;&quot;&quot;;['OOMLOUT-OOMP'.H530];&quot;&quot;)" office:value-type="string" office:string-value="314130003 ">
            <text:p>314130003 </text:p>
          </table:table-cell>
          <table:table-cell table:formula="of:==IF([.A531]&lt;&gt;&quot;&quot;;VLOOKUP(VALUE([.C531]);['SEEED OPL'.$A$4:.$A$534];1;0);&quot;&quot;)" office:value-type="float" office:value="314130003">
            <text:p>314130003</text:p>
          </table:table-cell>
          <table:table-cell table:formula="of:=IF([.A531]&lt;&gt;&quot;&quot;;VLOOKUP(VALUE([.C531]);['SEEED OPL'.$A$4:.$B$534];2;0);&quot;&quot;)" office:value-type="string" office:string-value="CG0603MLC-05E">
            <text:p>CG0603MLC-05E</text:p>
          </table:table-cell>
          <table:table-cell table:number-columns-repeated="2"/>
          <table:table-cell table:formula="of:=IF(['SEEED OPL'.A531]&lt;&gt;&quot;&quot;;['SEEED OPL'.A531];&quot;&quot;)">
            <text:p/>
          </table:table-cell>
          <table:table-cell table:formula="of:=IF(['SEEED OPL'.B531]&lt;&gt;&quot;&quot;;['SEEED OPL'.B531];&quot;&quot;)">
            <text:p/>
          </table:table-cell>
          <table:table-cell table:formula="of:=IF(['SEEED OPL'.C531]&lt;&gt;&quot;&quot;;['SEEED OPL'.C531];&quot;&quot;)">
            <text:p/>
          </table:table-cell>
          <table:table-cell table:formula="of:=IF([.H531]&lt;&gt;&quot;&quot;;VLOOKUP([.$H531]&amp;&quot; &quot;;['OOMLOUT-OOMP'.$H$3:.$H$829];1;0);&quot;&quot;)">
            <text:p/>
          </table:table-cell>
          <table:table-cell table:formula="of:=IF(ISNA([.K531]);1;&quot;&quot;)">
            <text:p/>
          </table:table-cell>
          <table:table-cell/>
        </table:table-row>
        <table:table-row table:style-name="ro1">
          <table:table-cell table:formula="of:=IF(['OOMLOUT-OOMP'.A531]&lt;&gt;&quot;&quot;;['OOMLOUT-OOMP'.A531];&quot;&quot;)" office:value-type="string" office:string-value="VREG-DFN8-X-BUCA-A2">
            <text:p>VREG-DFN8-X-BUCA-A2</text:p>
          </table:table-cell>
          <table:table-cell table:formula="of:=IF(['OOMLOUT-OOMP'.B531]&lt;&gt;&quot;&quot;;['OOMLOUT-OOMP'.B531];&quot;&quot;)" office:value-type="string" office:string-value="SMD (DFN-8) Adjustable Buck Voltage Regulator 2 A">
            <text:p>SMD (DFN-8) Adjustable Buck Voltage Regulator 2 A</text:p>
          </table:table-cell>
          <table:table-cell table:formula="of:=IF(['OOMLOUT-OOMP'.B531]&lt;&gt;&quot;&quot;;['OOMLOUT-OOMP'.H531];&quot;&quot;)" office:value-type="string" office:string-value="310030161 ">
            <text:p>310030161 </text:p>
          </table:table-cell>
          <table:table-cell table:formula="of:==IF([.A532]&lt;&gt;&quot;&quot;;VLOOKUP(VALUE([.C532]);['SEEED OPL'.$A$4:.$A$534];1;0);&quot;&quot;)" office:value-type="float" office:value="310030161">
            <text:p>310030161</text:p>
          </table:table-cell>
          <table:table-cell table:formula="of:=IF([.A532]&lt;&gt;&quot;&quot;;VLOOKUP(VALUE([.C532]);['SEEED OPL'.$A$4:.$B$534];2;0);&quot;&quot;)" office:value-type="string" office:string-value="ETA3410D2I-T">
            <text:p>ETA3410D2I-T</text:p>
          </table:table-cell>
          <table:table-cell table:number-columns-repeated="2"/>
          <table:table-cell table:formula="of:=IF(['SEEED OPL'.A532]&lt;&gt;&quot;&quot;;['SEEED OPL'.A532];&quot;&quot;)">
            <text:p/>
          </table:table-cell>
          <table:table-cell table:formula="of:=IF(['SEEED OPL'.B532]&lt;&gt;&quot;&quot;;['SEEED OPL'.B532];&quot;&quot;)">
            <text:p/>
          </table:table-cell>
          <table:table-cell table:formula="of:=IF(['SEEED OPL'.C532]&lt;&gt;&quot;&quot;;['SEEED OPL'.C532];&quot;&quot;)">
            <text:p/>
          </table:table-cell>
          <table:table-cell table:formula="of:=IF([.H532]&lt;&gt;&quot;&quot;;VLOOKUP([.$H532]&amp;&quot; &quot;;['OOMLOUT-OOMP'.$H$3:.$H$829];1;0);&quot;&quot;)">
            <text:p/>
          </table:table-cell>
          <table:table-cell table:formula="of:=IF(ISNA([.K532]);1;&quot;&quot;)">
            <text:p/>
          </table:table-cell>
          <table:table-cell/>
        </table:table-row>
        <table:table-row table:style-name="ro1">
          <table:table-cell table:formula="of:=IF(['OOMLOUT-OOMP'.A532]&lt;&gt;&quot;&quot;;['OOMLOUT-OOMP'.A532];&quot;&quot;)" office:value-type="string" office:string-value="VREG-SO223-X-ADJU-A1">
            <text:p>VREG-SO223-X-ADJU-A1</text:p>
          </table:table-cell>
          <table:table-cell table:formula="of:=IF(['OOMLOUT-OOMP'.B532]&lt;&gt;&quot;&quot;;['OOMLOUT-OOMP'.B532];&quot;&quot;)" office:value-type="string" office:string-value="SMD (SOT-223) Adjustable Voltage Regulator 1 A">
            <text:p>SMD (SOT-223) Adjustable Voltage Regulator 1 A</text:p>
          </table:table-cell>
          <table:table-cell table:formula="of:=IF(['OOMLOUT-OOMP'.B532]&lt;&gt;&quot;&quot;;['OOMLOUT-OOMP'.H532];&quot;&quot;)" office:value-type="float" office:value="0">
            <text:p>0</text:p>
          </table:table-cell>
          <table:table-cell table:formula="of:==IF([.A533]&lt;&gt;&quot;&quot;;VLOOKUP(VALUE([.C533]);['SEEED OPL'.$A$4:.$A$534];1;0);&quot;&quot;)" office:value-type="float" office:value="0">
            <text:p>#N/A</text:p>
          </table:table-cell>
          <table:table-cell table:formula="of:=IF([.A533]&lt;&gt;&quot;&quot;;VLOOKUP(VALUE([.C53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33]&lt;&gt;&quot;&quot;;['SEEED OPL'.A533];&quot;&quot;)">
            <text:p/>
          </table:table-cell>
          <table:table-cell table:formula="of:=IF(['SEEED OPL'.B533]&lt;&gt;&quot;&quot;;['SEEED OPL'.B533];&quot;&quot;)">
            <text:p/>
          </table:table-cell>
          <table:table-cell table:formula="of:=IF(['SEEED OPL'.C533]&lt;&gt;&quot;&quot;;['SEEED OPL'.C533];&quot;&quot;)">
            <text:p/>
          </table:table-cell>
          <table:table-cell table:formula="of:=IF([.H533]&lt;&gt;&quot;&quot;;VLOOKUP([.$H533]&amp;&quot; &quot;;['OOMLOUT-OOMP'.$H$3:.$H$829];1;0);&quot;&quot;)">
            <text:p/>
          </table:table-cell>
          <table:table-cell table:formula="of:=IF(ISNA([.K533]);1;&quot;&quot;)">
            <text:p/>
          </table:table-cell>
          <table:table-cell/>
        </table:table-row>
        <table:table-row table:style-name="ro1">
          <table:table-cell table:formula="of:=IF(['OOMLOUT-OOMP'.A533]&lt;&gt;&quot;&quot;;['OOMLOUT-OOMP'.A533];&quot;&quot;)" office:value-type="string" office:string-value="VREG-SO223-X-V05-A1">
            <text:p>VREG-SO223-X-V05-A1</text:p>
          </table:table-cell>
          <table:table-cell table:formula="of:=IF(['OOMLOUT-OOMP'.B533]&lt;&gt;&quot;&quot;;['OOMLOUT-OOMP'.B533];&quot;&quot;)" office:value-type="string" office:string-value="SMD (SOT-223) 5v Voltage Regulator 1 A">
            <text:p>SMD (SOT-223) 5v Voltage Regulator 1 A</text:p>
          </table:table-cell>
          <table:table-cell table:formula="of:=IF(['OOMLOUT-OOMP'.B533]&lt;&gt;&quot;&quot;;['OOMLOUT-OOMP'.H533];&quot;&quot;)" office:value-type="string" office:string-value="310030096 ">
            <text:p>310030096 </text:p>
          </table:table-cell>
          <table:table-cell table:formula="of:==IF([.A534]&lt;&gt;&quot;&quot;;VLOOKUP(VALUE([.C534]);['SEEED OPL'.$A$4:.$A$534];1;0);&quot;&quot;)" office:value-type="float" office:value="310030096">
            <text:p>310030096</text:p>
          </table:table-cell>
          <table:table-cell table:formula="of:=IF([.A534]&lt;&gt;&quot;&quot;;VLOOKUP(VALUE([.C534]);['SEEED OPL'.$A$4:.$B$534];2;0);&quot;&quot;)" office:value-type="string" office:string-value="CJT1117-5.0">
            <text:p>CJT1117-5.0</text:p>
          </table:table-cell>
          <table:table-cell table:number-columns-repeated="2"/>
          <table:table-cell table:formula="of:=IF(['SEEED OPL'.A534]&lt;&gt;&quot;&quot;;['SEEED OPL'.A534];&quot;&quot;)">
            <text:p/>
          </table:table-cell>
          <table:table-cell table:formula="of:=IF(['SEEED OPL'.B534]&lt;&gt;&quot;&quot;;['SEEED OPL'.B534];&quot;&quot;)">
            <text:p/>
          </table:table-cell>
          <table:table-cell table:formula="of:=IF(['SEEED OPL'.C534]&lt;&gt;&quot;&quot;;['SEEED OPL'.C534];&quot;&quot;)">
            <text:p/>
          </table:table-cell>
          <table:table-cell table:formula="of:=IF([.H534]&lt;&gt;&quot;&quot;;VLOOKUP([.$H534]&amp;&quot; &quot;;['OOMLOUT-OOMP'.$H$3:.$H$829];1;0);&quot;&quot;)">
            <text:p/>
          </table:table-cell>
          <table:table-cell table:formula="of:=IF(ISNA([.K534]);1;&quot;&quot;)">
            <text:p/>
          </table:table-cell>
          <table:table-cell/>
        </table:table-row>
        <table:table-row table:style-name="ro1">
          <table:table-cell table:formula="of:=IF(['OOMLOUT-OOMP'.A534]&lt;&gt;&quot;&quot;;['OOMLOUT-OOMP'.A534];&quot;&quot;)" office:value-type="string" office:string-value="VREG-SO223-X-V33D-A1">
            <text:p>VREG-SO223-X-V33D-A1</text:p>
          </table:table-cell>
          <table:table-cell table:formula="of:=IF(['OOMLOUT-OOMP'.B534]&lt;&gt;&quot;&quot;;['OOMLOUT-OOMP'.B534];&quot;&quot;)" office:value-type="string" office:string-value="SMD (SOT-223) 3.3v Voltage Regulator 1 A">
            <text:p>SMD (SOT-223) 3.3v Voltage Regulator 1 A</text:p>
          </table:table-cell>
          <table:table-cell table:formula="of:=IF(['OOMLOUT-OOMP'.B534]&lt;&gt;&quot;&quot;;['OOMLOUT-OOMP'.H534];&quot;&quot;)" office:value-type="string" office:string-value="310030097 ">
            <text:p>310030097 </text:p>
          </table:table-cell>
          <table:table-cell table:formula="of:==IF([.A535]&lt;&gt;&quot;&quot;;VLOOKUP(VALUE([.C535]);['SEEED OPL'.$A$4:.$A$534];1;0);&quot;&quot;)" office:value-type="float" office:value="310030097">
            <text:p>310030097</text:p>
          </table:table-cell>
          <table:table-cell table:formula="of:=IF([.A535]&lt;&gt;&quot;&quot;;VLOOKUP(VALUE([.C535]);['SEEED OPL'.$A$4:.$B$534];2;0);&quot;&quot;)" office:value-type="string" office:string-value="CJT1117-3.3">
            <text:p>CJT1117-3.3</text:p>
          </table:table-cell>
          <table:table-cell table:number-columns-repeated="2"/>
          <table:table-cell table:formula="of:=IF(['SEEED OPL'.A535]&lt;&gt;&quot;&quot;;['SEEED OPL'.A535];&quot;&quot;)">
            <text:p/>
          </table:table-cell>
          <table:table-cell table:formula="of:=IF(['SEEED OPL'.B535]&lt;&gt;&quot;&quot;;['SEEED OPL'.B535];&quot;&quot;)">
            <text:p/>
          </table:table-cell>
          <table:table-cell table:formula="of:=IF(['SEEED OPL'.C535]&lt;&gt;&quot;&quot;;['SEEED OPL'.C535];&quot;&quot;)">
            <text:p/>
          </table:table-cell>
          <table:table-cell table:formula="of:=IF([.H535]&lt;&gt;&quot;&quot;;VLOOKUP([.$H535]&amp;&quot; &quot;;['OOMLOUT-OOMP'.$H$3:.$H$829];1;0);&quot;&quot;)">
            <text:p/>
          </table:table-cell>
          <table:table-cell table:formula="of:=IF(ISNA([.K535]);1;&quot;&quot;)">
            <text:p/>
          </table:table-cell>
          <table:table-cell/>
        </table:table-row>
        <table:table-row table:style-name="ro1">
          <table:table-cell table:formula="of:=IF(['OOMLOUT-OOMP'.A535]&lt;&gt;&quot;&quot;;['OOMLOUT-OOMP'.A535];&quot;&quot;)" office:value-type="string" office:string-value="VREG-SO23-X-BUCA-A2">
            <text:p>VREG-SO23-X-BUCA-A2</text:p>
          </table:table-cell>
          <table:table-cell table:formula="of:=IF(['OOMLOUT-OOMP'.B535]&lt;&gt;&quot;&quot;;['OOMLOUT-OOMP'.B535];&quot;&quot;)" office:value-type="string" office:string-value="SMD (SOT-23) Adjustable Buck Voltage Regulator 2 A">
            <text:p>SMD (SOT-23) Adjustable Buck Voltage Regulator 2 A</text:p>
          </table:table-cell>
          <table:table-cell table:formula="of:=IF(['OOMLOUT-OOMP'.B535]&lt;&gt;&quot;&quot;;['OOMLOUT-OOMP'.H535];&quot;&quot;)" office:value-type="string" office:string-value="310030016 ">
            <text:p>310030016 </text:p>
          </table:table-cell>
          <table:table-cell table:formula="of:==IF([.A536]&lt;&gt;&quot;&quot;;VLOOKUP(VALUE([.C536]);['SEEED OPL'.$A$4:.$A$534];1;0);&quot;&quot;)" office:value-type="float" office:value="310030016">
            <text:p>310030016</text:p>
          </table:table-cell>
          <table:table-cell table:formula="of:=IF([.A536]&lt;&gt;&quot;&quot;;VLOOKUP(VALUE([.C536]);['SEEED OPL'.$A$4:.$B$534];2;0);&quot;&quot;)" office:value-type="string" office:string-value="XC6206P182MR">
            <text:p>XC6206P182MR</text:p>
          </table:table-cell>
          <table:table-cell table:number-columns-repeated="2"/>
          <table:table-cell table:formula="of:=IF(['SEEED OPL'.A536]&lt;&gt;&quot;&quot;;['SEEED OPL'.A536];&quot;&quot;)">
            <text:p/>
          </table:table-cell>
          <table:table-cell table:formula="of:=IF(['SEEED OPL'.B536]&lt;&gt;&quot;&quot;;['SEEED OPL'.B536];&quot;&quot;)">
            <text:p/>
          </table:table-cell>
          <table:table-cell table:formula="of:=IF(['SEEED OPL'.C536]&lt;&gt;&quot;&quot;;['SEEED OPL'.C536];&quot;&quot;)">
            <text:p/>
          </table:table-cell>
          <table:table-cell table:formula="of:=IF([.H536]&lt;&gt;&quot;&quot;;VLOOKUP([.$H536]&amp;&quot; &quot;;['OOMLOUT-OOMP'.$H$3:.$H$829];1;0);&quot;&quot;)">
            <text:p/>
          </table:table-cell>
          <table:table-cell table:formula="of:=IF(ISNA([.K536]);1;&quot;&quot;)">
            <text:p/>
          </table:table-cell>
          <table:table-cell/>
        </table:table-row>
        <table:table-row table:style-name="ro1">
          <table:table-cell table:formula="of:=IF(['OOMLOUT-OOMP'.A536]&lt;&gt;&quot;&quot;;['OOMLOUT-OOMP'.A536];&quot;&quot;)" office:value-type="string" office:string-value="VREG-SO23-X-V25D-AD">
            <text:p>VREG-SO23-X-V25D-AD</text:p>
          </table:table-cell>
          <table:table-cell table:formula="of:=IF(['OOMLOUT-OOMP'.B536]&lt;&gt;&quot;&quot;;['OOMLOUT-OOMP'.B536];&quot;&quot;)" office:value-type="string" office:string-value="SMD (SOT-23) 2.5v Voltage Regulator 250 mA">
            <text:p>SMD (SOT-23) 2.5v Voltage Regulator 250 mA</text:p>
          </table:table-cell>
          <table:table-cell table:formula="of:=IF(['OOMLOUT-OOMP'.B536]&lt;&gt;&quot;&quot;;['OOMLOUT-OOMP'.H536];&quot;&quot;)" office:value-type="float" office:value="0">
            <text:p>0</text:p>
          </table:table-cell>
          <table:table-cell table:formula="of:==IF([.A537]&lt;&gt;&quot;&quot;;VLOOKUP(VALUE([.C537]);['SEEED OPL'.$A$4:.$A$534];1;0);&quot;&quot;)" office:value-type="float" office:value="0">
            <text:p>#N/A</text:p>
          </table:table-cell>
          <table:table-cell table:formula="of:=IF([.A537]&lt;&gt;&quot;&quot;;VLOOKUP(VALUE([.C53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37]&lt;&gt;&quot;&quot;;['SEEED OPL'.A537];&quot;&quot;)">
            <text:p/>
          </table:table-cell>
          <table:table-cell table:formula="of:=IF(['SEEED OPL'.B537]&lt;&gt;&quot;&quot;;['SEEED OPL'.B537];&quot;&quot;)">
            <text:p/>
          </table:table-cell>
          <table:table-cell table:formula="of:=IF(['SEEED OPL'.C537]&lt;&gt;&quot;&quot;;['SEEED OPL'.C537];&quot;&quot;)">
            <text:p/>
          </table:table-cell>
          <table:table-cell table:formula="of:=IF([.H537]&lt;&gt;&quot;&quot;;VLOOKUP([.$H537]&amp;&quot; &quot;;['OOMLOUT-OOMP'.$H$3:.$H$829];1;0);&quot;&quot;)">
            <text:p/>
          </table:table-cell>
          <table:table-cell table:formula="of:=IF(ISNA([.K537]);1;&quot;&quot;)">
            <text:p/>
          </table:table-cell>
          <table:table-cell/>
        </table:table-row>
        <table:table-row table:style-name="ro1">
          <table:table-cell table:formula="of:=IF(['OOMLOUT-OOMP'.A537]&lt;&gt;&quot;&quot;;['OOMLOUT-OOMP'.A537];&quot;&quot;)" office:value-type="string" office:string-value="VREG-SO23-X-V25D-AE">
            <text:p>VREG-SO23-X-V25D-AE</text:p>
          </table:table-cell>
          <table:table-cell table:formula="of:=IF(['OOMLOUT-OOMP'.B537]&lt;&gt;&quot;&quot;;['OOMLOUT-OOMP'.B537];&quot;&quot;)" office:value-type="string" office:string-value="SMD (SOT-23) 2.5v Voltage Regulator 200 mA">
            <text:p>SMD (SOT-23) 2.5v Voltage Regulator 200 mA</text:p>
          </table:table-cell>
          <table:table-cell table:formula="of:=IF(['OOMLOUT-OOMP'.B537]&lt;&gt;&quot;&quot;;['OOMLOUT-OOMP'.H537];&quot;&quot;)" office:value-type="string" office:string-value="310030014 ">
            <text:p>310030014 </text:p>
          </table:table-cell>
          <table:table-cell table:formula="of:==IF([.A538]&lt;&gt;&quot;&quot;;VLOOKUP(VALUE([.C538]);['SEEED OPL'.$A$4:.$A$534];1;0);&quot;&quot;)" office:value-type="float" office:value="310030014">
            <text:p>310030014</text:p>
          </table:table-cell>
          <table:table-cell table:formula="of:=IF([.A538]&lt;&gt;&quot;&quot;;VLOOKUP(VALUE([.C538]);['SEEED OPL'.$A$4:.$B$534];2;0);&quot;&quot;)" office:value-type="string" office:string-value="XC6206P252MR-G">
            <text:p>XC6206P252MR-G</text:p>
          </table:table-cell>
          <table:table-cell table:number-columns-repeated="2"/>
          <table:table-cell table:formula="of:=IF(['SEEED OPL'.A538]&lt;&gt;&quot;&quot;;['SEEED OPL'.A538];&quot;&quot;)">
            <text:p/>
          </table:table-cell>
          <table:table-cell table:formula="of:=IF(['SEEED OPL'.B538]&lt;&gt;&quot;&quot;;['SEEED OPL'.B538];&quot;&quot;)">
            <text:p/>
          </table:table-cell>
          <table:table-cell table:formula="of:=IF(['SEEED OPL'.C538]&lt;&gt;&quot;&quot;;['SEEED OPL'.C538];&quot;&quot;)">
            <text:p/>
          </table:table-cell>
          <table:table-cell table:formula="of:=IF([.H538]&lt;&gt;&quot;&quot;;VLOOKUP([.$H538]&amp;&quot; &quot;;['OOMLOUT-OOMP'.$H$3:.$H$829];1;0);&quot;&quot;)">
            <text:p/>
          </table:table-cell>
          <table:table-cell table:formula="of:=IF(ISNA([.K538]);1;&quot;&quot;)">
            <text:p/>
          </table:table-cell>
          <table:table-cell/>
        </table:table-row>
        <table:table-row table:style-name="ro1">
          <table:table-cell table:formula="of:=IF(['OOMLOUT-OOMP'.A538]&lt;&gt;&quot;&quot;;['OOMLOUT-OOMP'.A538];&quot;&quot;)" office:value-type="string" office:string-value="VREG-SO23-X-V3-AD">
            <text:p>VREG-SO23-X-V3-AD</text:p>
          </table:table-cell>
          <table:table-cell table:formula="of:=IF(['OOMLOUT-OOMP'.B538]&lt;&gt;&quot;&quot;;['OOMLOUT-OOMP'.B538];&quot;&quot;)" office:value-type="string" office:string-value="SMD (SOT-23) 3v Voltage Regulator 250 mA">
            <text:p>SMD (SOT-23) 3v Voltage Regulator 250 mA</text:p>
          </table:table-cell>
          <table:table-cell table:formula="of:=IF(['OOMLOUT-OOMP'.B538]&lt;&gt;&quot;&quot;;['OOMLOUT-OOMP'.H538];&quot;&quot;)" office:value-type="string" office:string-value="310030009 ">
            <text:p>310030009 </text:p>
          </table:table-cell>
          <table:table-cell table:formula="of:==IF([.A539]&lt;&gt;&quot;&quot;;VLOOKUP(VALUE([.C539]);['SEEED OPL'.$A$4:.$A$534];1;0);&quot;&quot;)" office:value-type="float" office:value="310030009">
            <text:p>310030009</text:p>
          </table:table-cell>
          <table:table-cell table:formula="of:=IF([.A539]&lt;&gt;&quot;&quot;;VLOOKUP(VALUE([.C539]);['SEEED OPL'.$A$4:.$B$534];2;0);&quot;&quot;)" office:value-type="string" office:string-value="XC6206P302MR">
            <text:p>XC6206P302MR</text:p>
          </table:table-cell>
          <table:table-cell table:number-columns-repeated="2"/>
          <table:table-cell table:formula="of:=IF(['SEEED OPL'.A539]&lt;&gt;&quot;&quot;;['SEEED OPL'.A539];&quot;&quot;)">
            <text:p/>
          </table:table-cell>
          <table:table-cell table:formula="of:=IF(['SEEED OPL'.B539]&lt;&gt;&quot;&quot;;['SEEED OPL'.B539];&quot;&quot;)">
            <text:p/>
          </table:table-cell>
          <table:table-cell table:formula="of:=IF(['SEEED OPL'.C539]&lt;&gt;&quot;&quot;;['SEEED OPL'.C539];&quot;&quot;)">
            <text:p/>
          </table:table-cell>
          <table:table-cell table:formula="of:=IF([.H539]&lt;&gt;&quot;&quot;;VLOOKUP([.$H539]&amp;&quot; &quot;;['OOMLOUT-OOMP'.$H$3:.$H$829];1;0);&quot;&quot;)">
            <text:p/>
          </table:table-cell>
          <table:table-cell table:formula="of:=IF(ISNA([.K539]);1;&quot;&quot;)">
            <text:p/>
          </table:table-cell>
          <table:table-cell/>
        </table:table-row>
        <table:table-row table:style-name="ro1">
          <table:table-cell table:formula="of:=IF(['OOMLOUT-OOMP'.A539]&lt;&gt;&quot;&quot;;['OOMLOUT-OOMP'.A539];&quot;&quot;)" office:value-type="string" office:string-value="VREG-SO23-X-V33D-A5D">
            <text:p>VREG-SO23-X-V33D-A5D</text:p>
          </table:table-cell>
          <table:table-cell table:formula="of:=IF(['OOMLOUT-OOMP'.B539]&lt;&gt;&quot;&quot;;['OOMLOUT-OOMP'.B539];&quot;&quot;)" office:value-type="string" office:string-value="SMD (SOT-23) 3.3v Voltage Regulator 500 mA">
            <text:p>SMD (SOT-23) 3.3v Voltage Regulator 500 mA</text:p>
          </table:table-cell>
          <table:table-cell table:formula="of:=IF(['OOMLOUT-OOMP'.B539]&lt;&gt;&quot;&quot;;['OOMLOUT-OOMP'.H539];&quot;&quot;)" office:value-type="string" office:string-value="310030099 ">
            <text:p>310030099 </text:p>
          </table:table-cell>
          <table:table-cell table:formula="of:==IF([.A540]&lt;&gt;&quot;&quot;;VLOOKUP(VALUE([.C540]);['SEEED OPL'.$A$4:.$A$534];1;0);&quot;&quot;)" office:value-type="float" office:value="310030099">
            <text:p>310030099</text:p>
          </table:table-cell>
          <table:table-cell table:formula="of:=IF([.A540]&lt;&gt;&quot;&quot;;VLOOKUP(VALUE([.C540]);['SEEED OPL'.$A$4:.$B$534];2;0);&quot;&quot;)" office:value-type="string" office:string-value="XC6206P332MR-G">
            <text:p>XC6206P332MR-G</text:p>
          </table:table-cell>
          <table:table-cell table:number-columns-repeated="2"/>
          <table:table-cell table:formula="of:=IF(['SEEED OPL'.A540]&lt;&gt;&quot;&quot;;['SEEED OPL'.A540];&quot;&quot;)">
            <text:p/>
          </table:table-cell>
          <table:table-cell table:formula="of:=IF(['SEEED OPL'.B540]&lt;&gt;&quot;&quot;;['SEEED OPL'.B540];&quot;&quot;)">
            <text:p/>
          </table:table-cell>
          <table:table-cell table:formula="of:=IF(['SEEED OPL'.C540]&lt;&gt;&quot;&quot;;['SEEED OPL'.C540];&quot;&quot;)">
            <text:p/>
          </table:table-cell>
          <table:table-cell table:formula="of:=IF([.H540]&lt;&gt;&quot;&quot;;VLOOKUP([.$H540]&amp;&quot; &quot;;['OOMLOUT-OOMP'.$H$3:.$H$829];1;0);&quot;&quot;)">
            <text:p/>
          </table:table-cell>
          <table:table-cell table:formula="of:=IF(ISNA([.K540]);1;&quot;&quot;)">
            <text:p/>
          </table:table-cell>
          <table:table-cell/>
        </table:table-row>
        <table:table-row table:style-name="ro1">
          <table:table-cell table:formula="of:=IF(['OOMLOUT-OOMP'.A540]&lt;&gt;&quot;&quot;;['OOMLOUT-OOMP'.A540];&quot;&quot;)" office:value-type="string" office:string-value="VREG-SO23-X-V33D-AD">
            <text:p>VREG-SO23-X-V33D-AD</text:p>
          </table:table-cell>
          <table:table-cell table:formula="of:=IF(['OOMLOUT-OOMP'.B540]&lt;&gt;&quot;&quot;;['OOMLOUT-OOMP'.B540];&quot;&quot;)" office:value-type="string" office:string-value="SMD (SOT-23) 3.3v Voltage Regulator 250 mA">
            <text:p>SMD (SOT-23) 3.3v Voltage Regulator 250 mA</text:p>
          </table:table-cell>
          <table:table-cell table:formula="of:=IF(['OOMLOUT-OOMP'.B540]&lt;&gt;&quot;&quot;;['OOMLOUT-OOMP'.H540];&quot;&quot;)" office:value-type="float" office:value="0">
            <text:p>0</text:p>
          </table:table-cell>
          <table:table-cell table:formula="of:==IF([.A541]&lt;&gt;&quot;&quot;;VLOOKUP(VALUE([.C541]);['SEEED OPL'.$A$4:.$A$534];1;0);&quot;&quot;)" office:value-type="float" office:value="0">
            <text:p>#N/A</text:p>
          </table:table-cell>
          <table:table-cell table:formula="of:=IF([.A541]&lt;&gt;&quot;&quot;;VLOOKUP(VALUE([.C54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41]&lt;&gt;&quot;&quot;;['SEEED OPL'.A541];&quot;&quot;)">
            <text:p/>
          </table:table-cell>
          <table:table-cell table:formula="of:=IF(['SEEED OPL'.B541]&lt;&gt;&quot;&quot;;['SEEED OPL'.B541];&quot;&quot;)">
            <text:p/>
          </table:table-cell>
          <table:table-cell table:formula="of:=IF(['SEEED OPL'.C541]&lt;&gt;&quot;&quot;;['SEEED OPL'.C541];&quot;&quot;)">
            <text:p/>
          </table:table-cell>
          <table:table-cell table:formula="of:=IF([.H541]&lt;&gt;&quot;&quot;;VLOOKUP([.$H541]&amp;&quot; &quot;;['OOMLOUT-OOMP'.$H$3:.$H$829];1;0);&quot;&quot;)">
            <text:p/>
          </table:table-cell>
          <table:table-cell table:formula="of:=IF(ISNA([.K541]);1;&quot;&quot;)">
            <text:p/>
          </table:table-cell>
          <table:table-cell/>
        </table:table-row>
        <table:table-row table:style-name="ro1">
          <table:table-cell table:formula="of:=IF(['OOMLOUT-OOMP'.A541]&lt;&gt;&quot;&quot;;['OOMLOUT-OOMP'.A541];&quot;&quot;)" office:value-type="string" office:string-value="VREG-SO235-X-ADJU-AB">
            <text:p>VREG-SO235-X-ADJU-AB</text:p>
          </table:table-cell>
          <table:table-cell table:formula="of:=IF(['OOMLOUT-OOMP'.B541]&lt;&gt;&quot;&quot;;['OOMLOUT-OOMP'.B541];&quot;&quot;)" office:value-type="string" office:string-value="SMD (SOT-23-5) Adjustable Voltage Regulator 1.2 A">
            <text:p>SMD (SOT-23-5) Adjustable Voltage Regulator 1.2 A</text:p>
          </table:table-cell>
          <table:table-cell table:formula="of:=IF(['OOMLOUT-OOMP'.B541]&lt;&gt;&quot;&quot;;['OOMLOUT-OOMP'.H541];&quot;&quot;)" office:value-type="string" office:string-value="310030148 ">
            <text:p>310030148 </text:p>
          </table:table-cell>
          <table:table-cell table:formula="of:==IF([.A542]&lt;&gt;&quot;&quot;;VLOOKUP(VALUE([.C542]);['SEEED OPL'.$A$4:.$A$534];1;0);&quot;&quot;)" office:value-type="float" office:value="310030148">
            <text:p>310030148</text:p>
          </table:table-cell>
          <table:table-cell table:formula="of:=IF([.A542]&lt;&gt;&quot;&quot;;VLOOKUP(VALUE([.C542]);['SEEED OPL'.$A$4:.$B$534];2;0);&quot;&quot;)" office:value-type="string" office:string-value="ETA3406S2F-T">
            <text:p>ETA3406S2F-T</text:p>
          </table:table-cell>
          <table:table-cell table:number-columns-repeated="2"/>
          <table:table-cell table:formula="of:=IF(['SEEED OPL'.A542]&lt;&gt;&quot;&quot;;['SEEED OPL'.A542];&quot;&quot;)">
            <text:p/>
          </table:table-cell>
          <table:table-cell table:formula="of:=IF(['SEEED OPL'.B542]&lt;&gt;&quot;&quot;;['SEEED OPL'.B542];&quot;&quot;)">
            <text:p/>
          </table:table-cell>
          <table:table-cell table:formula="of:=IF(['SEEED OPL'.C542]&lt;&gt;&quot;&quot;;['SEEED OPL'.C542];&quot;&quot;)">
            <text:p/>
          </table:table-cell>
          <table:table-cell table:formula="of:=IF([.H542]&lt;&gt;&quot;&quot;;VLOOKUP([.$H542]&amp;&quot; &quot;;['OOMLOUT-OOMP'.$H$3:.$H$829];1;0);&quot;&quot;)">
            <text:p/>
          </table:table-cell>
          <table:table-cell table:formula="of:=IF(ISNA([.K542]);1;&quot;&quot;)">
            <text:p/>
          </table:table-cell>
          <table:table-cell/>
        </table:table-row>
        <table:table-row table:style-name="ro1">
          <table:table-cell table:formula="of:=IF(['OOMLOUT-OOMP'.A542]&lt;&gt;&quot;&quot;;['OOMLOUT-OOMP'.A542];&quot;&quot;)" office:value-type="string" office:string-value="VREG-SO235-X-BOS5-A5D">
            <text:p>VREG-SO235-X-BOS5-A5D</text:p>
          </table:table-cell>
          <table:table-cell table:formula="of:=IF(['OOMLOUT-OOMP'.B542]&lt;&gt;&quot;&quot;;['OOMLOUT-OOMP'.B542];&quot;&quot;)" office:value-type="string" office:string-value="SMD (SOT-23-5) 5v Boost Voltage Regulator 500 mA">
            <text:p>SMD (SOT-23-5) 5v Boost Voltage Regulator 500 mA</text:p>
          </table:table-cell>
          <table:table-cell table:formula="of:=IF(['OOMLOUT-OOMP'.B542]&lt;&gt;&quot;&quot;;['OOMLOUT-OOMP'.H542];&quot;&quot;)" office:value-type="string" office:string-value="310030153 ">
            <text:p>310030153 </text:p>
          </table:table-cell>
          <table:table-cell table:formula="of:==IF([.A543]&lt;&gt;&quot;&quot;;VLOOKUP(VALUE([.C543]);['SEEED OPL'.$A$4:.$A$534];1;0);&quot;&quot;)" office:value-type="float" office:value="310030153">
            <text:p>310030153</text:p>
          </table:table-cell>
          <table:table-cell table:formula="of:=IF([.A543]&lt;&gt;&quot;&quot;;VLOOKUP(VALUE([.C543]);['SEEED OPL'.$A$4:.$B$534];2;0);&quot;&quot;)" office:value-type="string" office:string-value="ETA1036-50S2F-T">
            <text:p>ETA1036-50S2F-T</text:p>
          </table:table-cell>
          <table:table-cell table:number-columns-repeated="2"/>
          <table:table-cell table:formula="of:=IF(['SEEED OPL'.A543]&lt;&gt;&quot;&quot;;['SEEED OPL'.A543];&quot;&quot;)">
            <text:p/>
          </table:table-cell>
          <table:table-cell table:formula="of:=IF(['SEEED OPL'.B543]&lt;&gt;&quot;&quot;;['SEEED OPL'.B543];&quot;&quot;)">
            <text:p/>
          </table:table-cell>
          <table:table-cell table:formula="of:=IF(['SEEED OPL'.C543]&lt;&gt;&quot;&quot;;['SEEED OPL'.C543];&quot;&quot;)">
            <text:p/>
          </table:table-cell>
          <table:table-cell table:formula="of:=IF([.H543]&lt;&gt;&quot;&quot;;VLOOKUP([.$H543]&amp;&quot; &quot;;['OOMLOUT-OOMP'.$H$3:.$H$829];1;0);&quot;&quot;)">
            <text:p/>
          </table:table-cell>
          <table:table-cell table:formula="of:=IF(ISNA([.K543]);1;&quot;&quot;)">
            <text:p/>
          </table:table-cell>
          <table:table-cell/>
        </table:table-row>
        <table:table-row table:style-name="ro1">
          <table:table-cell table:formula="of:=IF(['OOMLOUT-OOMP'.A543]&lt;&gt;&quot;&quot;;['OOMLOUT-OOMP'.A543];&quot;&quot;)" office:value-type="string" office:string-value="VREG-SO235-X-V33D-A5D">
            <text:p>VREG-SO235-X-V33D-A5D</text:p>
          </table:table-cell>
          <table:table-cell table:formula="of:=IF(['OOMLOUT-OOMP'.B543]&lt;&gt;&quot;&quot;;['OOMLOUT-OOMP'.B543];&quot;&quot;)" office:value-type="string" office:string-value="SMD (SOT-23-5) 3.3v Voltage Regulator 500 mA">
            <text:p>SMD (SOT-23-5) 3.3v Voltage Regulator 500 mA</text:p>
          </table:table-cell>
          <table:table-cell table:formula="of:=IF(['OOMLOUT-OOMP'.B543]&lt;&gt;&quot;&quot;;['OOMLOUT-OOMP'.H543];&quot;&quot;)" office:value-type="float" office:value="0">
            <text:p>0</text:p>
          </table:table-cell>
          <table:table-cell table:formula="of:==IF([.A544]&lt;&gt;&quot;&quot;;VLOOKUP(VALUE([.C544]);['SEEED OPL'.$A$4:.$A$534];1;0);&quot;&quot;)" office:value-type="float" office:value="0">
            <text:p>#N/A</text:p>
          </table:table-cell>
          <table:table-cell table:formula="of:=IF([.A544]&lt;&gt;&quot;&quot;;VLOOKUP(VALUE([.C54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44]&lt;&gt;&quot;&quot;;['SEEED OPL'.A544];&quot;&quot;)">
            <text:p/>
          </table:table-cell>
          <table:table-cell table:formula="of:=IF(['SEEED OPL'.B544]&lt;&gt;&quot;&quot;;['SEEED OPL'.B544];&quot;&quot;)">
            <text:p/>
          </table:table-cell>
          <table:table-cell table:formula="of:=IF(['SEEED OPL'.C544]&lt;&gt;&quot;&quot;;['SEEED OPL'.C544];&quot;&quot;)">
            <text:p/>
          </table:table-cell>
          <table:table-cell table:formula="of:=IF([.H544]&lt;&gt;&quot;&quot;;VLOOKUP([.$H544]&amp;&quot; &quot;;['OOMLOUT-OOMP'.$H$3:.$H$829];1;0);&quot;&quot;)">
            <text:p/>
          </table:table-cell>
          <table:table-cell table:formula="of:=IF(ISNA([.K544]);1;&quot;&quot;)">
            <text:p/>
          </table:table-cell>
          <table:table-cell/>
        </table:table-row>
        <table:table-row table:style-name="ro1">
          <table:table-cell table:formula="of:=IF(['OOMLOUT-OOMP'.A544]&lt;&gt;&quot;&quot;;['OOMLOUT-OOMP'.A544];&quot;&quot;)" office:value-type="string" office:string-value="VREG-SO235-X-V33D-AC">
            <text:p>VREG-SO235-X-V33D-AC</text:p>
          </table:table-cell>
          <table:table-cell table:formula="of:=IF(['OOMLOUT-OOMP'.B544]&lt;&gt;&quot;&quot;;['OOMLOUT-OOMP'.B544];&quot;&quot;)" office:value-type="string" office:string-value="SMD (SOT-23-5) 3.3v Voltage Regulator 150 mA">
            <text:p>SMD (SOT-23-5) 3.3v Voltage Regulator 150 mA</text:p>
          </table:table-cell>
          <table:table-cell table:formula="of:=IF(['OOMLOUT-OOMP'.B544]&lt;&gt;&quot;&quot;;['OOMLOUT-OOMP'.H544];&quot;&quot;)" office:value-type="string" office:string-value="310030046 ">
            <text:p>310030046 </text:p>
          </table:table-cell>
          <table:table-cell table:formula="of:==IF([.A545]&lt;&gt;&quot;&quot;;VLOOKUP(VALUE([.C545]);['SEEED OPL'.$A$4:.$A$534];1;0);&quot;&quot;)" office:value-type="float" office:value="310030046">
            <text:p>310030046</text:p>
          </table:table-cell>
          <table:table-cell table:formula="of:=IF([.A545]&lt;&gt;&quot;&quot;;VLOOKUP(VALUE([.C545]);['SEEED OPL'.$A$4:.$B$534];2;0);&quot;&quot;)" office:value-type="string" office:string-value=" XC6204B332MR">
            <text:p><text:s/>XC6204B332MR</text:p>
          </table:table-cell>
          <table:table-cell table:number-columns-repeated="2"/>
          <table:table-cell table:formula="of:=IF(['SEEED OPL'.A545]&lt;&gt;&quot;&quot;;['SEEED OPL'.A545];&quot;&quot;)">
            <text:p/>
          </table:table-cell>
          <table:table-cell table:formula="of:=IF(['SEEED OPL'.B545]&lt;&gt;&quot;&quot;;['SEEED OPL'.B545];&quot;&quot;)">
            <text:p/>
          </table:table-cell>
          <table:table-cell table:formula="of:=IF(['SEEED OPL'.C545]&lt;&gt;&quot;&quot;;['SEEED OPL'.C545];&quot;&quot;)">
            <text:p/>
          </table:table-cell>
          <table:table-cell table:formula="of:=IF([.H545]&lt;&gt;&quot;&quot;;VLOOKUP([.$H545]&amp;&quot; &quot;;['OOMLOUT-OOMP'.$H$3:.$H$829];1;0);&quot;&quot;)">
            <text:p/>
          </table:table-cell>
          <table:table-cell table:formula="of:=IF(ISNA([.K545]);1;&quot;&quot;)">
            <text:p/>
          </table:table-cell>
          <table:table-cell/>
        </table:table-row>
        <table:table-row table:style-name="ro1">
          <table:table-cell table:formula="of:=IF(['OOMLOUT-OOMP'.A545]&lt;&gt;&quot;&quot;;['OOMLOUT-OOMP'.A545];&quot;&quot;)" office:value-type="string" office:string-value="VREG-SO236-X-ADJU-AE">
            <text:p>VREG-SO236-X-ADJU-AE</text:p>
          </table:table-cell>
          <table:table-cell table:formula="of:=IF(['OOMLOUT-OOMP'.B545]&lt;&gt;&quot;&quot;;['OOMLOUT-OOMP'.B545];&quot;&quot;)" office:value-type="string" office:string-value="SMD (SOT-23-6) Adjustable Voltage Regulator 200 mA">
            <text:p>SMD (SOT-23-6) Adjustable Voltage Regulator 200 mA</text:p>
          </table:table-cell>
          <table:table-cell table:formula="of:=IF(['OOMLOUT-OOMP'.B545]&lt;&gt;&quot;&quot;;['OOMLOUT-OOMP'.H545];&quot;&quot;)" office:value-type="string" office:string-value="310030104 ">
            <text:p>310030104 </text:p>
          </table:table-cell>
          <table:table-cell table:formula="of:==IF([.A546]&lt;&gt;&quot;&quot;;VLOOKUP(VALUE([.C546]);['SEEED OPL'.$A$4:.$A$534];1;0);&quot;&quot;)" office:value-type="float" office:value="310030104">
            <text:p>310030104</text:p>
          </table:table-cell>
          <table:table-cell table:formula="of:=IF([.A546]&lt;&gt;&quot;&quot;;VLOOKUP(VALUE([.C546]);['SEEED OPL'.$A$4:.$B$534];2;0);&quot;&quot;)" office:value-type="string" office:string-value="AIC1896GG">
            <text:p>AIC1896GG</text:p>
          </table:table-cell>
          <table:table-cell table:number-columns-repeated="2"/>
          <table:table-cell table:formula="of:=IF(['SEEED OPL'.A546]&lt;&gt;&quot;&quot;;['SEEED OPL'.A546];&quot;&quot;)">
            <text:p/>
          </table:table-cell>
          <table:table-cell table:formula="of:=IF(['SEEED OPL'.B546]&lt;&gt;&quot;&quot;;['SEEED OPL'.B546];&quot;&quot;)">
            <text:p/>
          </table:table-cell>
          <table:table-cell table:formula="of:=IF(['SEEED OPL'.C546]&lt;&gt;&quot;&quot;;['SEEED OPL'.C546];&quot;&quot;)">
            <text:p/>
          </table:table-cell>
          <table:table-cell table:formula="of:=IF([.H546]&lt;&gt;&quot;&quot;;VLOOKUP([.$H546]&amp;&quot; &quot;;['OOMLOUT-OOMP'.$H$3:.$H$829];1;0);&quot;&quot;)">
            <text:p/>
          </table:table-cell>
          <table:table-cell table:formula="of:=IF(ISNA([.K546]);1;&quot;&quot;)">
            <text:p/>
          </table:table-cell>
          <table:table-cell/>
        </table:table-row>
        <table:table-row table:style-name="ro1">
          <table:table-cell table:formula="of:=IF(['OOMLOUT-OOMP'.A546]&lt;&gt;&quot;&quot;;['OOMLOUT-OOMP'.A546];&quot;&quot;)" office:value-type="string" office:string-value="VREG-SO238-X-ADJU-A2">
            <text:p>VREG-SO238-X-ADJU-A2</text:p>
          </table:table-cell>
          <table:table-cell table:formula="of:=IF(['OOMLOUT-OOMP'.B546]&lt;&gt;&quot;&quot;;['OOMLOUT-OOMP'.B546];&quot;&quot;)" office:value-type="string" office:string-value="SMD (SOT-23-8) Adjustable Voltage Regulator 2 A">
            <text:p>SMD (SOT-23-8) Adjustable Voltage Regulator 2 A</text:p>
          </table:table-cell>
          <table:table-cell table:formula="of:=IF(['OOMLOUT-OOMP'.B546]&lt;&gt;&quot;&quot;;['OOMLOUT-OOMP'.H546];&quot;&quot;)" office:value-type="string" office:string-value="310030121 ">
            <text:p>310030121 </text:p>
          </table:table-cell>
          <table:table-cell table:formula="of:==IF([.A547]&lt;&gt;&quot;&quot;;VLOOKUP(VALUE([.C547]);['SEEED OPL'.$A$4:.$A$534];1;0);&quot;&quot;)" office:value-type="float" office:value="310030121">
            <text:p>310030121</text:p>
          </table:table-cell>
          <table:table-cell table:formula="of:=IF([.A547]&lt;&gt;&quot;&quot;;VLOOKUP(VALUE([.C547]);['SEEED OPL'.$A$4:.$B$534];2;0);&quot;&quot;)" office:value-type="string" office:string-value="MP1496DJ">
            <text:p>MP1496DJ</text:p>
          </table:table-cell>
          <table:table-cell table:number-columns-repeated="2"/>
          <table:table-cell table:formula="of:=IF(['SEEED OPL'.A547]&lt;&gt;&quot;&quot;;['SEEED OPL'.A547];&quot;&quot;)">
            <text:p/>
          </table:table-cell>
          <table:table-cell table:formula="of:=IF(['SEEED OPL'.B547]&lt;&gt;&quot;&quot;;['SEEED OPL'.B547];&quot;&quot;)">
            <text:p/>
          </table:table-cell>
          <table:table-cell table:formula="of:=IF(['SEEED OPL'.C547]&lt;&gt;&quot;&quot;;['SEEED OPL'.C547];&quot;&quot;)">
            <text:p/>
          </table:table-cell>
          <table:table-cell table:formula="of:=IF([.H547]&lt;&gt;&quot;&quot;;VLOOKUP([.$H547]&amp;&quot; &quot;;['OOMLOUT-OOMP'.$H$3:.$H$829];1;0);&quot;&quot;)">
            <text:p/>
          </table:table-cell>
          <table:table-cell table:formula="of:=IF(ISNA([.K547]);1;&quot;&quot;)">
            <text:p/>
          </table:table-cell>
          <table:table-cell/>
        </table:table-row>
        <table:table-row table:style-name="ro1">
          <table:table-cell table:formula="of:=IF(['OOMLOUT-OOMP'.A547]&lt;&gt;&quot;&quot;;['OOMLOUT-OOMP'.A547];&quot;&quot;)" office:value-type="string" office:string-value="VREG-SO89-X-V33D-A1">
            <text:p>VREG-SO89-X-V33D-A1</text:p>
          </table:table-cell>
          <table:table-cell table:formula="of:=IF(['OOMLOUT-OOMP'.B547]&lt;&gt;&quot;&quot;;['OOMLOUT-OOMP'.B547];&quot;&quot;)" office:value-type="string" office:string-value="SMD (SOT-89) 3.3v Voltage Regulator 1 A">
            <text:p>SMD (SOT-89) 3.3v Voltage Regulator 1 A</text:p>
          </table:table-cell>
          <table:table-cell table:formula="of:=IF(['OOMLOUT-OOMP'.B547]&lt;&gt;&quot;&quot;;['OOMLOUT-OOMP'.H547];&quot;&quot;)" office:value-type="string" office:string-value="310030095 ">
            <text:p>310030095 </text:p>
          </table:table-cell>
          <table:table-cell table:formula="of:==IF([.A548]&lt;&gt;&quot;&quot;;VLOOKUP(VALUE([.C548]);['SEEED OPL'.$A$4:.$A$534];1;0);&quot;&quot;)" office:value-type="float" office:value="310030095">
            <text:p>310030095</text:p>
          </table:table-cell>
          <table:table-cell table:formula="of:=IF([.A548]&lt;&gt;&quot;&quot;;VLOOKUP(VALUE([.C548]);['SEEED OPL'.$A$4:.$B$534];2;0);&quot;&quot;)" office:value-type="string" office:string-value="CJA1117B-3.3">
            <text:p>CJA1117B-3.3</text:p>
          </table:table-cell>
          <table:table-cell table:number-columns-repeated="2"/>
          <table:table-cell table:formula="of:=IF(['SEEED OPL'.A548]&lt;&gt;&quot;&quot;;['SEEED OPL'.A548];&quot;&quot;)">
            <text:p/>
          </table:table-cell>
          <table:table-cell table:formula="of:=IF(['SEEED OPL'.B548]&lt;&gt;&quot;&quot;;['SEEED OPL'.B548];&quot;&quot;)">
            <text:p/>
          </table:table-cell>
          <table:table-cell table:formula="of:=IF(['SEEED OPL'.C548]&lt;&gt;&quot;&quot;;['SEEED OPL'.C548];&quot;&quot;)">
            <text:p/>
          </table:table-cell>
          <table:table-cell table:formula="of:=IF([.H548]&lt;&gt;&quot;&quot;;VLOOKUP([.$H548]&amp;&quot; &quot;;['OOMLOUT-OOMP'.$H$3:.$H$829];1;0);&quot;&quot;)">
            <text:p/>
          </table:table-cell>
          <table:table-cell table:formula="of:=IF(ISNA([.K548]);1;&quot;&quot;)">
            <text:p/>
          </table:table-cell>
          <table:table-cell/>
        </table:table-row>
        <table:table-row table:style-name="ro1">
          <table:table-cell table:formula="of:=IF(['OOMLOUT-OOMP'.A548]&lt;&gt;&quot;&quot;;['OOMLOUT-OOMP'.A548];&quot;&quot;)" office:value-type="string" office:string-value="VREG-SP08-X-V36D-A2">
            <text:p>VREG-SP08-X-V36D-A2</text:p>
          </table:table-cell>
          <table:table-cell table:formula="of:=IF(['OOMLOUT-OOMP'.B548]&lt;&gt;&quot;&quot;;['OOMLOUT-OOMP'.B548];&quot;&quot;)" office:value-type="string" office:string-value="8 Pin SMD (SOP) 3.6v Voltage Regulator 2 A">
            <text:p>8 Pin SMD (SOP) 3.6v Voltage Regulator 2 A</text:p>
          </table:table-cell>
          <table:table-cell table:formula="of:=IF(['OOMLOUT-OOMP'.B548]&lt;&gt;&quot;&quot;;['OOMLOUT-OOMP'.H548];&quot;&quot;)" office:value-type="string" office:string-value="310030105 ">
            <text:p>310030105 </text:p>
          </table:table-cell>
          <table:table-cell table:formula="of:==IF([.A549]&lt;&gt;&quot;&quot;;VLOOKUP(VALUE([.C549]);['SEEED OPL'.$A$4:.$A$534];1;0);&quot;&quot;)" office:value-type="float" office:value="310030105">
            <text:p>310030105</text:p>
          </table:table-cell>
          <table:table-cell table:formula="of:=IF([.A549]&lt;&gt;&quot;&quot;;VLOOKUP(VALUE([.C549]);['SEEED OPL'.$A$4:.$B$534];2;0);&quot;&quot;)" office:value-type="string" office:string-value="TD1410">
            <text:p>TD1410</text:p>
          </table:table-cell>
          <table:table-cell table:number-columns-repeated="2"/>
          <table:table-cell table:formula="of:=IF(['SEEED OPL'.A549]&lt;&gt;&quot;&quot;;['SEEED OPL'.A549];&quot;&quot;)">
            <text:p/>
          </table:table-cell>
          <table:table-cell table:formula="of:=IF(['SEEED OPL'.B549]&lt;&gt;&quot;&quot;;['SEEED OPL'.B549];&quot;&quot;)">
            <text:p/>
          </table:table-cell>
          <table:table-cell table:formula="of:=IF(['SEEED OPL'.C549]&lt;&gt;&quot;&quot;;['SEEED OPL'.C549];&quot;&quot;)">
            <text:p/>
          </table:table-cell>
          <table:table-cell table:formula="of:=IF([.H549]&lt;&gt;&quot;&quot;;VLOOKUP([.$H549]&amp;&quot; &quot;;['OOMLOUT-OOMP'.$H$3:.$H$829];1;0);&quot;&quot;)">
            <text:p/>
          </table:table-cell>
          <table:table-cell table:formula="of:=IF(ISNA([.K549]);1;&quot;&quot;)">
            <text:p/>
          </table:table-cell>
          <table:table-cell/>
        </table:table-row>
        <table:table-row table:style-name="ro1">
          <table:table-cell table:formula="of:=IF(['OOMLOUT-OOMP'.A549]&lt;&gt;&quot;&quot;;['OOMLOUT-OOMP'.A549];&quot;&quot;)" office:value-type="string" office:string-value="VREG-T220-X-V05-A1">
            <text:p>VREG-T220-X-V05-A1</text:p>
          </table:table-cell>
          <table:table-cell table:formula="of:=IF(['OOMLOUT-OOMP'.B549]&lt;&gt;&quot;&quot;;['OOMLOUT-OOMP'.B549];&quot;&quot;)" office:value-type="string" office:string-value="TO-220 5v Voltage Regulator 1 A">
            <text:p>TO-220 5v Voltage Regulator 1 A</text:p>
          </table:table-cell>
          <table:table-cell table:formula="of:=IF(['OOMLOUT-OOMP'.B549]&lt;&gt;&quot;&quot;;['OOMLOUT-OOMP'.H549];&quot;&quot;)" office:value-type="string" office:string-value="310030010 ">
            <text:p>310030010 </text:p>
          </table:table-cell>
          <table:table-cell table:formula="of:==IF([.A550]&lt;&gt;&quot;&quot;;VLOOKUP(VALUE([.C550]);['SEEED OPL'.$A$4:.$A$534];1;0);&quot;&quot;)" office:value-type="float" office:value="310030010">
            <text:p>310030010</text:p>
          </table:table-cell>
          <table:table-cell table:formula="of:=IF([.A550]&lt;&gt;&quot;&quot;;VLOOKUP(VALUE([.C550]);['SEEED OPL'.$A$4:.$B$534];2;0);&quot;&quot;)" office:value-type="string" office:string-value="L7805CV">
            <text:p>L7805CV</text:p>
          </table:table-cell>
          <table:table-cell table:number-columns-repeated="2"/>
          <table:table-cell table:formula="of:=IF(['SEEED OPL'.A550]&lt;&gt;&quot;&quot;;['SEEED OPL'.A550];&quot;&quot;)">
            <text:p/>
          </table:table-cell>
          <table:table-cell table:formula="of:=IF(['SEEED OPL'.B550]&lt;&gt;&quot;&quot;;['SEEED OPL'.B550];&quot;&quot;)">
            <text:p/>
          </table:table-cell>
          <table:table-cell table:formula="of:=IF(['SEEED OPL'.C550]&lt;&gt;&quot;&quot;;['SEEED OPL'.C550];&quot;&quot;)">
            <text:p/>
          </table:table-cell>
          <table:table-cell table:formula="of:=IF([.H550]&lt;&gt;&quot;&quot;;VLOOKUP([.$H550]&amp;&quot; &quot;;['OOMLOUT-OOMP'.$H$3:.$H$829];1;0);&quot;&quot;)">
            <text:p/>
          </table:table-cell>
          <table:table-cell table:formula="of:=IF(ISNA([.K550]);1;&quot;&quot;)">
            <text:p/>
          </table:table-cell>
          <table:table-cell/>
        </table:table-row>
        <table:table-row table:style-name="ro1">
          <table:table-cell table:formula="of:=IF(['OOMLOUT-OOMP'.A550]&lt;&gt;&quot;&quot;;['OOMLOUT-OOMP'.A550];&quot;&quot;)" office:value-type="string" office:string-value="VREG-T252-X-V05-A5D">
            <text:p>VREG-T252-X-V05-A5D</text:p>
          </table:table-cell>
          <table:table-cell table:formula="of:=IF(['OOMLOUT-OOMP'.B550]&lt;&gt;&quot;&quot;;['OOMLOUT-OOMP'.B550];&quot;&quot;)" office:value-type="string" office:string-value="TO-252 5v Voltage Regulator 500 mA">
            <text:p>TO-252 5v Voltage Regulator 500 mA</text:p>
          </table:table-cell>
          <table:table-cell table:formula="of:=IF(['OOMLOUT-OOMP'.B550]&lt;&gt;&quot;&quot;;['OOMLOUT-OOMP'.H550];&quot;&quot;)" office:value-type="string" office:string-value="310030100 ">
            <text:p>310030100 </text:p>
          </table:table-cell>
          <table:table-cell table:formula="of:==IF([.A551]&lt;&gt;&quot;&quot;;VLOOKUP(VALUE([.C551]);['SEEED OPL'.$A$4:.$A$534];1;0);&quot;&quot;)" office:value-type="float" office:value="310030100">
            <text:p>310030100</text:p>
          </table:table-cell>
          <table:table-cell table:formula="of:=IF([.A551]&lt;&gt;&quot;&quot;;VLOOKUP(VALUE([.C551]);['SEEED OPL'.$A$4:.$B$534];2;0);&quot;&quot;)" office:value-type="string" office:string-value="CJ78M05">
            <text:p>CJ78M05</text:p>
          </table:table-cell>
          <table:table-cell table:number-columns-repeated="2"/>
          <table:table-cell table:formula="of:=IF(['SEEED OPL'.A551]&lt;&gt;&quot;&quot;;['SEEED OPL'.A551];&quot;&quot;)">
            <text:p/>
          </table:table-cell>
          <table:table-cell table:formula="of:=IF(['SEEED OPL'.B551]&lt;&gt;&quot;&quot;;['SEEED OPL'.B551];&quot;&quot;)">
            <text:p/>
          </table:table-cell>
          <table:table-cell table:formula="of:=IF(['SEEED OPL'.C551]&lt;&gt;&quot;&quot;;['SEEED OPL'.C551];&quot;&quot;)">
            <text:p/>
          </table:table-cell>
          <table:table-cell table:formula="of:=IF([.H551]&lt;&gt;&quot;&quot;;VLOOKUP([.$H551]&amp;&quot; &quot;;['OOMLOUT-OOMP'.$H$3:.$H$829];1;0);&quot;&quot;)">
            <text:p/>
          </table:table-cell>
          <table:table-cell table:formula="of:=IF(ISNA([.K551]);1;&quot;&quot;)">
            <text:p/>
          </table:table-cell>
          <table:table-cell/>
        </table:table-row>
        <table:table-row table:style-name="ro1">
          <table:table-cell table:formula="of:=IF(['OOMLOUT-OOMP'.A551]&lt;&gt;&quot;&quot;;['OOMLOUT-OOMP'.A551];&quot;&quot;)" office:value-type="string" office:string-value="WIRS-G28-B-STAN-01">
            <text:p>WIRS-G28-B-STAN-01</text:p>
          </table:table-cell>
          <table:table-cell table:formula="of:=IF(['OOMLOUT-OOMP'.B551]&lt;&gt;&quot;&quot;;['OOMLOUT-OOMP'.B551];&quot;&quot;)" office:value-type="string" office:string-value="28 AWG Black Stranded Wire">
            <text:p>28 AWG Black Stranded Wire</text:p>
          </table:table-cell>
          <table:table-cell table:formula="of:=IF(['OOMLOUT-OOMP'.B551]&lt;&gt;&quot;&quot;;['OOMLOUT-OOMP'.H551];&quot;&quot;)" office:value-type="float" office:value="0">
            <text:p>0</text:p>
          </table:table-cell>
          <table:table-cell table:formula="of:==IF([.A552]&lt;&gt;&quot;&quot;;VLOOKUP(VALUE([.C552]);['SEEED OPL'.$A$4:.$A$534];1;0);&quot;&quot;)" office:value-type="float" office:value="0">
            <text:p>#N/A</text:p>
          </table:table-cell>
          <table:table-cell table:formula="of:=IF([.A552]&lt;&gt;&quot;&quot;;VLOOKUP(VALUE([.C55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2]&lt;&gt;&quot;&quot;;['SEEED OPL'.A552];&quot;&quot;)">
            <text:p/>
          </table:table-cell>
          <table:table-cell table:formula="of:=IF(['SEEED OPL'.B552]&lt;&gt;&quot;&quot;;['SEEED OPL'.B552];&quot;&quot;)">
            <text:p/>
          </table:table-cell>
          <table:table-cell table:formula="of:=IF(['SEEED OPL'.C552]&lt;&gt;&quot;&quot;;['SEEED OPL'.C552];&quot;&quot;)">
            <text:p/>
          </table:table-cell>
          <table:table-cell table:formula="of:=IF([.H552]&lt;&gt;&quot;&quot;;VLOOKUP([.$H552]&amp;&quot; &quot;;['OOMLOUT-OOMP'.$H$3:.$H$829];1;0);&quot;&quot;)">
            <text:p/>
          </table:table-cell>
          <table:table-cell table:formula="of:=IF(ISNA([.K552]);1;&quot;&quot;)">
            <text:p/>
          </table:table-cell>
          <table:table-cell/>
        </table:table-row>
        <table:table-row table:style-name="ro1">
          <table:table-cell table:formula="of:=IF(['OOMLOUT-OOMP'.A552]&lt;&gt;&quot;&quot;;['OOMLOUT-OOMP'.A552];&quot;&quot;)" office:value-type="string" office:string-value="WIRS-G28-E-STAN-01">
            <text:p>WIRS-G28-E-STAN-01</text:p>
          </table:table-cell>
          <table:table-cell table:formula="of:=IF(['OOMLOUT-OOMP'.B552]&lt;&gt;&quot;&quot;;['OOMLOUT-OOMP'.B552];&quot;&quot;)" office:value-type="string" office:string-value="28 AWG Grey Stranded Wire">
            <text:p>28 AWG Grey Stranded Wire</text:p>
          </table:table-cell>
          <table:table-cell table:formula="of:=IF(['OOMLOUT-OOMP'.B552]&lt;&gt;&quot;&quot;;['OOMLOUT-OOMP'.H552];&quot;&quot;)" office:value-type="float" office:value="0">
            <text:p>0</text:p>
          </table:table-cell>
          <table:table-cell table:formula="of:==IF([.A553]&lt;&gt;&quot;&quot;;VLOOKUP(VALUE([.C553]);['SEEED OPL'.$A$4:.$A$534];1;0);&quot;&quot;)" office:value-type="float" office:value="0">
            <text:p>#N/A</text:p>
          </table:table-cell>
          <table:table-cell table:formula="of:=IF([.A553]&lt;&gt;&quot;&quot;;VLOOKUP(VALUE([.C55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3]&lt;&gt;&quot;&quot;;['SEEED OPL'.A553];&quot;&quot;)">
            <text:p/>
          </table:table-cell>
          <table:table-cell table:formula="of:=IF(['SEEED OPL'.B553]&lt;&gt;&quot;&quot;;['SEEED OPL'.B553];&quot;&quot;)">
            <text:p/>
          </table:table-cell>
          <table:table-cell table:formula="of:=IF(['SEEED OPL'.C553]&lt;&gt;&quot;&quot;;['SEEED OPL'.C553];&quot;&quot;)">
            <text:p/>
          </table:table-cell>
          <table:table-cell table:formula="of:=IF([.H553]&lt;&gt;&quot;&quot;;VLOOKUP([.$H553]&amp;&quot; &quot;;['OOMLOUT-OOMP'.$H$3:.$H$829];1;0);&quot;&quot;)">
            <text:p/>
          </table:table-cell>
          <table:table-cell table:formula="of:=IF(ISNA([.K553]);1;&quot;&quot;)">
            <text:p/>
          </table:table-cell>
          <table:table-cell/>
        </table:table-row>
        <table:table-row table:style-name="ro1">
          <table:table-cell table:formula="of:=IF(['OOMLOUT-OOMP'.A553]&lt;&gt;&quot;&quot;;['OOMLOUT-OOMP'.A553];&quot;&quot;)" office:value-type="string" office:string-value="WIRS-G28-G-STAN-01">
            <text:p>WIRS-G28-G-STAN-01</text:p>
          </table:table-cell>
          <table:table-cell table:formula="of:=IF(['OOMLOUT-OOMP'.B553]&lt;&gt;&quot;&quot;;['OOMLOUT-OOMP'.B553];&quot;&quot;)" office:value-type="string" office:string-value="28 AWG Green Stranded Wire">
            <text:p>28 AWG Green Stranded Wire</text:p>
          </table:table-cell>
          <table:table-cell table:formula="of:=IF(['OOMLOUT-OOMP'.B553]&lt;&gt;&quot;&quot;;['OOMLOUT-OOMP'.H553];&quot;&quot;)" office:value-type="float" office:value="0">
            <text:p>0</text:p>
          </table:table-cell>
          <table:table-cell table:formula="of:==IF([.A554]&lt;&gt;&quot;&quot;;VLOOKUP(VALUE([.C554]);['SEEED OPL'.$A$4:.$A$534];1;0);&quot;&quot;)" office:value-type="float" office:value="0">
            <text:p>#N/A</text:p>
          </table:table-cell>
          <table:table-cell table:formula="of:=IF([.A554]&lt;&gt;&quot;&quot;;VLOOKUP(VALUE([.C55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4]&lt;&gt;&quot;&quot;;['SEEED OPL'.A554];&quot;&quot;)">
            <text:p/>
          </table:table-cell>
          <table:table-cell table:formula="of:=IF(['SEEED OPL'.B554]&lt;&gt;&quot;&quot;;['SEEED OPL'.B554];&quot;&quot;)">
            <text:p/>
          </table:table-cell>
          <table:table-cell table:formula="of:=IF(['SEEED OPL'.C554]&lt;&gt;&quot;&quot;;['SEEED OPL'.C554];&quot;&quot;)">
            <text:p/>
          </table:table-cell>
          <table:table-cell table:formula="of:=IF([.H554]&lt;&gt;&quot;&quot;;VLOOKUP([.$H554]&amp;&quot; &quot;;['OOMLOUT-OOMP'.$H$3:.$H$829];1;0);&quot;&quot;)">
            <text:p/>
          </table:table-cell>
          <table:table-cell table:formula="of:=IF(ISNA([.K554]);1;&quot;&quot;)">
            <text:p/>
          </table:table-cell>
          <table:table-cell/>
        </table:table-row>
        <table:table-row table:style-name="ro1">
          <table:table-cell table:formula="of:=IF(['OOMLOUT-OOMP'.A554]&lt;&gt;&quot;&quot;;['OOMLOUT-OOMP'.A554];&quot;&quot;)" office:value-type="string" office:string-value="WIRS-G28-L-STAN-01">
            <text:p>WIRS-G28-L-STAN-01</text:p>
          </table:table-cell>
          <table:table-cell table:formula="of:=IF(['OOMLOUT-OOMP'.B554]&lt;&gt;&quot;&quot;;['OOMLOUT-OOMP'.B554];&quot;&quot;)" office:value-type="string" office:string-value="28 AWG Blue Stranded Wire">
            <text:p>28 AWG Blue Stranded Wire</text:p>
          </table:table-cell>
          <table:table-cell table:formula="of:=IF(['OOMLOUT-OOMP'.B554]&lt;&gt;&quot;&quot;;['OOMLOUT-OOMP'.H554];&quot;&quot;)" office:value-type="float" office:value="0">
            <text:p>0</text:p>
          </table:table-cell>
          <table:table-cell table:formula="of:==IF([.A555]&lt;&gt;&quot;&quot;;VLOOKUP(VALUE([.C555]);['SEEED OPL'.$A$4:.$A$534];1;0);&quot;&quot;)" office:value-type="float" office:value="0">
            <text:p>#N/A</text:p>
          </table:table-cell>
          <table:table-cell table:formula="of:=IF([.A555]&lt;&gt;&quot;&quot;;VLOOKUP(VALUE([.C55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5]&lt;&gt;&quot;&quot;;['SEEED OPL'.A555];&quot;&quot;)">
            <text:p/>
          </table:table-cell>
          <table:table-cell table:formula="of:=IF(['SEEED OPL'.B555]&lt;&gt;&quot;&quot;;['SEEED OPL'.B555];&quot;&quot;)">
            <text:p/>
          </table:table-cell>
          <table:table-cell table:formula="of:=IF(['SEEED OPL'.C555]&lt;&gt;&quot;&quot;;['SEEED OPL'.C555];&quot;&quot;)">
            <text:p/>
          </table:table-cell>
          <table:table-cell table:formula="of:=IF([.H555]&lt;&gt;&quot;&quot;;VLOOKUP([.$H555]&amp;&quot; &quot;;['OOMLOUT-OOMP'.$H$3:.$H$829];1;0);&quot;&quot;)">
            <text:p/>
          </table:table-cell>
          <table:table-cell table:formula="of:=IF(ISNA([.K555]);1;&quot;&quot;)">
            <text:p/>
          </table:table-cell>
          <table:table-cell/>
        </table:table-row>
        <table:table-row table:style-name="ro1">
          <table:table-cell table:formula="of:=IF(['OOMLOUT-OOMP'.A555]&lt;&gt;&quot;&quot;;['OOMLOUT-OOMP'.A555];&quot;&quot;)" office:value-type="string" office:string-value="WIRS-G28-N-STAN-01">
            <text:p>WIRS-G28-N-STAN-01</text:p>
          </table:table-cell>
          <table:table-cell table:formula="of:=IF(['OOMLOUT-OOMP'.B555]&lt;&gt;&quot;&quot;;['OOMLOUT-OOMP'.B555];&quot;&quot;)" office:value-type="string" office:string-value="28 AWG Brown Stranded Wire">
            <text:p>28 AWG Brown Stranded Wire</text:p>
          </table:table-cell>
          <table:table-cell table:formula="of:=IF(['OOMLOUT-OOMP'.B555]&lt;&gt;&quot;&quot;;['OOMLOUT-OOMP'.H555];&quot;&quot;)" office:value-type="float" office:value="0">
            <text:p>0</text:p>
          </table:table-cell>
          <table:table-cell table:formula="of:==IF([.A556]&lt;&gt;&quot;&quot;;VLOOKUP(VALUE([.C556]);['SEEED OPL'.$A$4:.$A$534];1;0);&quot;&quot;)" office:value-type="float" office:value="0">
            <text:p>#N/A</text:p>
          </table:table-cell>
          <table:table-cell table:formula="of:=IF([.A556]&lt;&gt;&quot;&quot;;VLOOKUP(VALUE([.C55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6]&lt;&gt;&quot;&quot;;['SEEED OPL'.A556];&quot;&quot;)">
            <text:p/>
          </table:table-cell>
          <table:table-cell table:formula="of:=IF(['SEEED OPL'.B556]&lt;&gt;&quot;&quot;;['SEEED OPL'.B556];&quot;&quot;)">
            <text:p/>
          </table:table-cell>
          <table:table-cell table:formula="of:=IF(['SEEED OPL'.C556]&lt;&gt;&quot;&quot;;['SEEED OPL'.C556];&quot;&quot;)">
            <text:p/>
          </table:table-cell>
          <table:table-cell table:formula="of:=IF([.H556]&lt;&gt;&quot;&quot;;VLOOKUP([.$H556]&amp;&quot; &quot;;['OOMLOUT-OOMP'.$H$3:.$H$829];1;0);&quot;&quot;)">
            <text:p/>
          </table:table-cell>
          <table:table-cell table:formula="of:=IF(ISNA([.K556]);1;&quot;&quot;)">
            <text:p/>
          </table:table-cell>
          <table:table-cell/>
        </table:table-row>
        <table:table-row table:style-name="ro1">
          <table:table-cell table:formula="of:=IF(['OOMLOUT-OOMP'.A556]&lt;&gt;&quot;&quot;;['OOMLOUT-OOMP'.A556];&quot;&quot;)" office:value-type="string" office:string-value="WIRS-G28-O-STAN-01">
            <text:p>WIRS-G28-O-STAN-01</text:p>
          </table:table-cell>
          <table:table-cell table:formula="of:=IF(['OOMLOUT-OOMP'.B556]&lt;&gt;&quot;&quot;;['OOMLOUT-OOMP'.B556];&quot;&quot;)" office:value-type="string" office:string-value="28 AWG Orange Stranded Wire">
            <text:p>28 AWG Orange Stranded Wire</text:p>
          </table:table-cell>
          <table:table-cell table:formula="of:=IF(['OOMLOUT-OOMP'.B556]&lt;&gt;&quot;&quot;;['OOMLOUT-OOMP'.H556];&quot;&quot;)" office:value-type="float" office:value="0">
            <text:p>0</text:p>
          </table:table-cell>
          <table:table-cell table:formula="of:==IF([.A557]&lt;&gt;&quot;&quot;;VLOOKUP(VALUE([.C557]);['SEEED OPL'.$A$4:.$A$534];1;0);&quot;&quot;)" office:value-type="float" office:value="0">
            <text:p>#N/A</text:p>
          </table:table-cell>
          <table:table-cell table:formula="of:=IF([.A557]&lt;&gt;&quot;&quot;;VLOOKUP(VALUE([.C55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7]&lt;&gt;&quot;&quot;;['SEEED OPL'.A557];&quot;&quot;)">
            <text:p/>
          </table:table-cell>
          <table:table-cell table:formula="of:=IF(['SEEED OPL'.B557]&lt;&gt;&quot;&quot;;['SEEED OPL'.B557];&quot;&quot;)">
            <text:p/>
          </table:table-cell>
          <table:table-cell table:formula="of:=IF(['SEEED OPL'.C557]&lt;&gt;&quot;&quot;;['SEEED OPL'.C557];&quot;&quot;)">
            <text:p/>
          </table:table-cell>
          <table:table-cell table:formula="of:=IF([.H557]&lt;&gt;&quot;&quot;;VLOOKUP([.$H557]&amp;&quot; &quot;;['OOMLOUT-OOMP'.$H$3:.$H$829];1;0);&quot;&quot;)">
            <text:p/>
          </table:table-cell>
          <table:table-cell table:formula="of:=IF(ISNA([.K557]);1;&quot;&quot;)">
            <text:p/>
          </table:table-cell>
          <table:table-cell/>
        </table:table-row>
        <table:table-row table:style-name="ro1">
          <table:table-cell table:formula="of:=IF(['OOMLOUT-OOMP'.A557]&lt;&gt;&quot;&quot;;['OOMLOUT-OOMP'.A557];&quot;&quot;)" office:value-type="string" office:string-value="WIRS-G28-R-STAN-01">
            <text:p>WIRS-G28-R-STAN-01</text:p>
          </table:table-cell>
          <table:table-cell table:formula="of:=IF(['OOMLOUT-OOMP'.B557]&lt;&gt;&quot;&quot;;['OOMLOUT-OOMP'.B557];&quot;&quot;)" office:value-type="string" office:string-value="28 AWG Red Stranded Wire">
            <text:p>28 AWG Red Stranded Wire</text:p>
          </table:table-cell>
          <table:table-cell table:formula="of:=IF(['OOMLOUT-OOMP'.B557]&lt;&gt;&quot;&quot;;['OOMLOUT-OOMP'.H557];&quot;&quot;)" office:value-type="float" office:value="0">
            <text:p>0</text:p>
          </table:table-cell>
          <table:table-cell table:formula="of:==IF([.A558]&lt;&gt;&quot;&quot;;VLOOKUP(VALUE([.C558]);['SEEED OPL'.$A$4:.$A$534];1;0);&quot;&quot;)" office:value-type="float" office:value="0">
            <text:p>#N/A</text:p>
          </table:table-cell>
          <table:table-cell table:formula="of:=IF([.A558]&lt;&gt;&quot;&quot;;VLOOKUP(VALUE([.C55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8]&lt;&gt;&quot;&quot;;['SEEED OPL'.A558];&quot;&quot;)">
            <text:p/>
          </table:table-cell>
          <table:table-cell table:formula="of:=IF(['SEEED OPL'.B558]&lt;&gt;&quot;&quot;;['SEEED OPL'.B558];&quot;&quot;)">
            <text:p/>
          </table:table-cell>
          <table:table-cell table:formula="of:=IF(['SEEED OPL'.C558]&lt;&gt;&quot;&quot;;['SEEED OPL'.C558];&quot;&quot;)">
            <text:p/>
          </table:table-cell>
          <table:table-cell table:formula="of:=IF([.H558]&lt;&gt;&quot;&quot;;VLOOKUP([.$H558]&amp;&quot; &quot;;['OOMLOUT-OOMP'.$H$3:.$H$829];1;0);&quot;&quot;)">
            <text:p/>
          </table:table-cell>
          <table:table-cell table:formula="of:=IF(ISNA([.K558]);1;&quot;&quot;)">
            <text:p/>
          </table:table-cell>
          <table:table-cell/>
        </table:table-row>
        <table:table-row table:style-name="ro1">
          <table:table-cell table:formula="of:=IF(['OOMLOUT-OOMP'.A558]&lt;&gt;&quot;&quot;;['OOMLOUT-OOMP'.A558];&quot;&quot;)" office:value-type="string" office:string-value="WIRS-G28-V-STAN-01">
            <text:p>WIRS-G28-V-STAN-01</text:p>
          </table:table-cell>
          <table:table-cell table:formula="of:=IF(['OOMLOUT-OOMP'.B558]&lt;&gt;&quot;&quot;;['OOMLOUT-OOMP'.B558];&quot;&quot;)" office:value-type="string" office:string-value="28 AWG Purple Stranded Wire">
            <text:p>28 AWG Purple Stranded Wire</text:p>
          </table:table-cell>
          <table:table-cell table:formula="of:=IF(['OOMLOUT-OOMP'.B558]&lt;&gt;&quot;&quot;;['OOMLOUT-OOMP'.H558];&quot;&quot;)" office:value-type="float" office:value="0">
            <text:p>0</text:p>
          </table:table-cell>
          <table:table-cell table:formula="of:==IF([.A559]&lt;&gt;&quot;&quot;;VLOOKUP(VALUE([.C559]);['SEEED OPL'.$A$4:.$A$534];1;0);&quot;&quot;)" office:value-type="float" office:value="0">
            <text:p>#N/A</text:p>
          </table:table-cell>
          <table:table-cell table:formula="of:=IF([.A559]&lt;&gt;&quot;&quot;;VLOOKUP(VALUE([.C55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9]&lt;&gt;&quot;&quot;;['SEEED OPL'.A559];&quot;&quot;)">
            <text:p/>
          </table:table-cell>
          <table:table-cell table:formula="of:=IF(['SEEED OPL'.B559]&lt;&gt;&quot;&quot;;['SEEED OPL'.B559];&quot;&quot;)">
            <text:p/>
          </table:table-cell>
          <table:table-cell table:formula="of:=IF(['SEEED OPL'.C559]&lt;&gt;&quot;&quot;;['SEEED OPL'.C559];&quot;&quot;)">
            <text:p/>
          </table:table-cell>
          <table:table-cell table:formula="of:=IF([.H559]&lt;&gt;&quot;&quot;;VLOOKUP([.$H559]&amp;&quot; &quot;;['OOMLOUT-OOMP'.$H$3:.$H$829];1;0);&quot;&quot;)">
            <text:p/>
          </table:table-cell>
          <table:table-cell table:formula="of:=IF(ISNA([.K559]);1;&quot;&quot;)">
            <text:p/>
          </table:table-cell>
          <table:table-cell/>
        </table:table-row>
        <table:table-row table:style-name="ro1">
          <table:table-cell table:formula="of:=IF(['OOMLOUT-OOMP'.A559]&lt;&gt;&quot;&quot;;['OOMLOUT-OOMP'.A559];&quot;&quot;)" office:value-type="string" office:string-value="WIRS-G28-W-STAN-01">
            <text:p>WIRS-G28-W-STAN-01</text:p>
          </table:table-cell>
          <table:table-cell table:formula="of:=IF(['OOMLOUT-OOMP'.B559]&lt;&gt;&quot;&quot;;['OOMLOUT-OOMP'.B559];&quot;&quot;)" office:value-type="string" office:string-value="28 AWG White Stranded Wire">
            <text:p>28 AWG White Stranded Wire</text:p>
          </table:table-cell>
          <table:table-cell table:formula="of:=IF(['OOMLOUT-OOMP'.B559]&lt;&gt;&quot;&quot;;['OOMLOUT-OOMP'.H559];&quot;&quot;)" office:value-type="float" office:value="0">
            <text:p>0</text:p>
          </table:table-cell>
          <table:table-cell table:formula="of:==IF([.A560]&lt;&gt;&quot;&quot;;VLOOKUP(VALUE([.C560]);['SEEED OPL'.$A$4:.$A$534];1;0);&quot;&quot;)" office:value-type="float" office:value="0">
            <text:p>#N/A</text:p>
          </table:table-cell>
          <table:table-cell table:formula="of:=IF([.A560]&lt;&gt;&quot;&quot;;VLOOKUP(VALUE([.C56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60]&lt;&gt;&quot;&quot;;['SEEED OPL'.A560];&quot;&quot;)">
            <text:p/>
          </table:table-cell>
          <table:table-cell table:formula="of:=IF(['SEEED OPL'.B560]&lt;&gt;&quot;&quot;;['SEEED OPL'.B560];&quot;&quot;)">
            <text:p/>
          </table:table-cell>
          <table:table-cell table:formula="of:=IF(['SEEED OPL'.C560]&lt;&gt;&quot;&quot;;['SEEED OPL'.C560];&quot;&quot;)">
            <text:p/>
          </table:table-cell>
          <table:table-cell table:formula="of:=IF([.H560]&lt;&gt;&quot;&quot;;VLOOKUP([.$H560]&amp;&quot; &quot;;['OOMLOUT-OOMP'.$H$3:.$H$829];1;0);&quot;&quot;)">
            <text:p/>
          </table:table-cell>
          <table:table-cell table:formula="of:=IF(ISNA([.K560]);1;&quot;&quot;)">
            <text:p/>
          </table:table-cell>
          <table:table-cell/>
        </table:table-row>
        <table:table-row table:style-name="ro1">
          <table:table-cell table:formula="of:=IF(['OOMLOUT-OOMP'.A560]&lt;&gt;&quot;&quot;;['OOMLOUT-OOMP'.A560];&quot;&quot;)" office:value-type="string" office:string-value="WIRS-G28-Y-STAN-01">
            <text:p>WIRS-G28-Y-STAN-01</text:p>
          </table:table-cell>
          <table:table-cell table:formula="of:=IF(['OOMLOUT-OOMP'.B560]&lt;&gt;&quot;&quot;;['OOMLOUT-OOMP'.B560];&quot;&quot;)" office:value-type="string" office:string-value="28 AWG Yellow Stranded Wire">
            <text:p>28 AWG Yellow Stranded Wire</text:p>
          </table:table-cell>
          <table:table-cell table:formula="of:=IF(['OOMLOUT-OOMP'.B560]&lt;&gt;&quot;&quot;;['OOMLOUT-OOMP'.H560];&quot;&quot;)" office:value-type="float" office:value="0">
            <text:p>0</text:p>
          </table:table-cell>
          <table:table-cell table:formula="of:==IF([.A561]&lt;&gt;&quot;&quot;;VLOOKUP(VALUE([.C561]);['SEEED OPL'.$A$4:.$A$534];1;0);&quot;&quot;)" office:value-type="float" office:value="0">
            <text:p>#N/A</text:p>
          </table:table-cell>
          <table:table-cell table:formula="of:=IF([.A561]&lt;&gt;&quot;&quot;;VLOOKUP(VALUE([.C56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61]&lt;&gt;&quot;&quot;;['SEEED OPL'.A561];&quot;&quot;)">
            <text:p/>
          </table:table-cell>
          <table:table-cell table:formula="of:=IF(['SEEED OPL'.B561]&lt;&gt;&quot;&quot;;['SEEED OPL'.B561];&quot;&quot;)">
            <text:p/>
          </table:table-cell>
          <table:table-cell table:formula="of:=IF(['SEEED OPL'.C561]&lt;&gt;&quot;&quot;;['SEEED OPL'.C561];&quot;&quot;)">
            <text:p/>
          </table:table-cell>
          <table:table-cell table:formula="of:=IF([.H561]&lt;&gt;&quot;&quot;;VLOOKUP([.$H561]&amp;&quot; &quot;;['OOMLOUT-OOMP'.$H$3:.$H$829];1;0);&quot;&quot;)">
            <text:p/>
          </table:table-cell>
          <table:table-cell table:formula="of:=IF(ISNA([.K561]);1;&quot;&quot;)">
            <text:p/>
          </table:table-cell>
          <table:table-cell/>
        </table:table-row>
        <table:table-row table:style-name="ro1">
          <table:table-cell table:formula="of:=IF(['OOMLOUT-OOMP'.A561]&lt;&gt;&quot;&quot;;['OOMLOUT-OOMP'.A561];&quot;&quot;)" office:value-type="string" office:string-value="XTAL-0805-X-KZ327D-01">
            <text:p>XTAL-0805-X-KZ327D-01</text:p>
          </table:table-cell>
          <table:table-cell table:formula="of:=IF(['OOMLOUT-OOMP'.B561]&lt;&gt;&quot;&quot;;['OOMLOUT-OOMP'.B561];&quot;&quot;)" office:value-type="string" office:string-value="SMD (0805) 32.768 kHz Crystal">
            <text:p>SMD (0805) 32.768 kHz Crystal</text:p>
          </table:table-cell>
          <table:table-cell table:formula="of:=IF(['OOMLOUT-OOMP'.B561]&lt;&gt;&quot;&quot;;['OOMLOUT-OOMP'.H561];&quot;&quot;)" office:value-type="string" office:string-value="306010020 ">
            <text:p>306010020 </text:p>
          </table:table-cell>
          <table:table-cell table:formula="of:==IF([.A562]&lt;&gt;&quot;&quot;;VLOOKUP(VALUE([.C562]);['SEEED OPL'.$A$4:.$A$534];1;0);&quot;&quot;)" office:value-type="float" office:value="306010020">
            <text:p>306010020</text:p>
          </table:table-cell>
          <table:table-cell table:formula="of:=IF([.A562]&lt;&gt;&quot;&quot;;VLOOKUP(VALUE([.C562]);['SEEED OPL'.$A$4:.$B$534];2;0);&quot;&quot;)" office:value-type="string" office:string-value="FC-12M">
            <text:p>FC-12M</text:p>
          </table:table-cell>
          <table:table-cell table:number-columns-repeated="2"/>
          <table:table-cell table:formula="of:=IF(['SEEED OPL'.A562]&lt;&gt;&quot;&quot;;['SEEED OPL'.A562];&quot;&quot;)">
            <text:p/>
          </table:table-cell>
          <table:table-cell table:formula="of:=IF(['SEEED OPL'.B562]&lt;&gt;&quot;&quot;;['SEEED OPL'.B562];&quot;&quot;)">
            <text:p/>
          </table:table-cell>
          <table:table-cell table:formula="of:=IF(['SEEED OPL'.C562]&lt;&gt;&quot;&quot;;['SEEED OPL'.C562];&quot;&quot;)">
            <text:p/>
          </table:table-cell>
          <table:table-cell table:formula="of:=IF([.H562]&lt;&gt;&quot;&quot;;VLOOKUP([.$H562]&amp;&quot; &quot;;['OOMLOUT-OOMP'.$H$3:.$H$829];1;0);&quot;&quot;)">
            <text:p/>
          </table:table-cell>
          <table:table-cell table:formula="of:=IF(ISNA([.K562]);1;&quot;&quot;)">
            <text:p/>
          </table:table-cell>
          <table:table-cell/>
        </table:table-row>
        <table:table-row table:style-name="ro1">
          <table:table-cell table:formula="of:=IF(['OOMLOUT-OOMP'.A562]&lt;&gt;&quot;&quot;;['OOMLOUT-OOMP'.A562];&quot;&quot;)" office:value-type="string" office:string-value="XTAL-11-X-MZ16-01">
            <text:p>XTAL-11-X-MZ16-01</text:p>
          </table:table-cell>
          <table:table-cell table:formula="of:=IF(['OOMLOUT-OOMP'.B562]&lt;&gt;&quot;&quot;;['OOMLOUT-OOMP'.B562];&quot;&quot;)" office:value-type="string" office:string-value="11 mm 16 MHz Crystal">
            <text:p>11 mm 16 MHz Crystal</text:p>
          </table:table-cell>
          <table:table-cell table:formula="of:=IF(['OOMLOUT-OOMP'.B562]&lt;&gt;&quot;&quot;;['OOMLOUT-OOMP'.H562];&quot;&quot;)" office:value-type="string" office:string-value="306010037 306010014 ">
            <text:p>306010037 306010014 </text:p>
          </table:table-cell>
          <table:table-cell table:formula="of:==IF([.A563]&lt;&gt;&quot;&quot;;VLOOKUP(VALUE([.C563]);['SEEED OPL'.$A$4:.$A$534];1;0);&quot;&quot;)" office:value-type="float" office:value="0">
            <text:p>Err:502</text:p>
          </table:table-cell>
          <table:table-cell table:formula="of:=IF([.A563]&lt;&gt;&quot;&quot;;VLOOKUP(VALUE([.C563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563]&lt;&gt;&quot;&quot;;['SEEED OPL'.A563];&quot;&quot;)">
            <text:p/>
          </table:table-cell>
          <table:table-cell table:formula="of:=IF(['SEEED OPL'.B563]&lt;&gt;&quot;&quot;;['SEEED OPL'.B563];&quot;&quot;)">
            <text:p/>
          </table:table-cell>
          <table:table-cell table:formula="of:=IF(['SEEED OPL'.C563]&lt;&gt;&quot;&quot;;['SEEED OPL'.C563];&quot;&quot;)">
            <text:p/>
          </table:table-cell>
          <table:table-cell table:formula="of:=IF([.H563]&lt;&gt;&quot;&quot;;VLOOKUP([.$H563]&amp;&quot; &quot;;['OOMLOUT-OOMP'.$H$3:.$H$829];1;0);&quot;&quot;)">
            <text:p/>
          </table:table-cell>
          <table:table-cell table:formula="of:=IF(ISNA([.K563]);1;&quot;&quot;)">
            <text:p/>
          </table:table-cell>
          <table:table-cell/>
        </table:table-row>
        <table:table-row table:style-name="ro1">
          <table:table-cell table:formula="of:=IF(['OOMLOUT-OOMP'.A563]&lt;&gt;&quot;&quot;;['OOMLOUT-OOMP'.A563];&quot;&quot;)" office:value-type="string" office:string-value="XTAL-11-X-MZ25-01">
            <text:p>XTAL-11-X-MZ25-01</text:p>
          </table:table-cell>
          <table:table-cell table:formula="of:=IF(['OOMLOUT-OOMP'.B563]&lt;&gt;&quot;&quot;;['OOMLOUT-OOMP'.B563];&quot;&quot;)" office:value-type="string" office:string-value="11 mm 25 MHz Crystal">
            <text:p>11 mm 25 MHz Crystal</text:p>
          </table:table-cell>
          <table:table-cell table:formula="of:=IF(['OOMLOUT-OOMP'.B563]&lt;&gt;&quot;&quot;;['OOMLOUT-OOMP'.H563];&quot;&quot;)" office:value-type="float" office:value="0">
            <text:p>0</text:p>
          </table:table-cell>
          <table:table-cell table:formula="of:==IF([.A564]&lt;&gt;&quot;&quot;;VLOOKUP(VALUE([.C564]);['SEEED OPL'.$A$4:.$A$534];1;0);&quot;&quot;)" office:value-type="float" office:value="0">
            <text:p>#N/A</text:p>
          </table:table-cell>
          <table:table-cell table:formula="of:=IF([.A564]&lt;&gt;&quot;&quot;;VLOOKUP(VALUE([.C56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64]&lt;&gt;&quot;&quot;;['SEEED OPL'.A564];&quot;&quot;)">
            <text:p/>
          </table:table-cell>
          <table:table-cell table:formula="of:=IF(['SEEED OPL'.B564]&lt;&gt;&quot;&quot;;['SEEED OPL'.B564];&quot;&quot;)">
            <text:p/>
          </table:table-cell>
          <table:table-cell table:formula="of:=IF(['SEEED OPL'.C564]&lt;&gt;&quot;&quot;;['SEEED OPL'.C564];&quot;&quot;)">
            <text:p/>
          </table:table-cell>
          <table:table-cell table:formula="of:=IF([.H564]&lt;&gt;&quot;&quot;;VLOOKUP([.$H564]&amp;&quot; &quot;;['OOMLOUT-OOMP'.$H$3:.$H$829];1;0);&quot;&quot;)">
            <text:p/>
          </table:table-cell>
          <table:table-cell table:formula="of:=IF(ISNA([.K564]);1;&quot;&quot;)">
            <text:p/>
          </table:table-cell>
          <table:table-cell/>
        </table:table-row>
        <table:table-row table:style-name="ro1">
          <table:table-cell table:formula="of:=IF(['OOMLOUT-OOMP'.A564]&lt;&gt;&quot;&quot;;['OOMLOUT-OOMP'.A564];&quot;&quot;)" office:value-type="string" office:string-value="XTAL-11-X-MZ8-01">
            <text:p>XTAL-11-X-MZ8-01</text:p>
          </table:table-cell>
          <table:table-cell table:formula="of:=IF(['OOMLOUT-OOMP'.B564]&lt;&gt;&quot;&quot;;['OOMLOUT-OOMP'.B564];&quot;&quot;)" office:value-type="string" office:string-value="11 mm 8 MHz Crystal">
            <text:p>11 mm 8 MHz Crystal</text:p>
          </table:table-cell>
          <table:table-cell table:formula="of:=IF(['OOMLOUT-OOMP'.B564]&lt;&gt;&quot;&quot;;['OOMLOUT-OOMP'.H564];&quot;&quot;)" office:value-type="float" office:value="0">
            <text:p>0</text:p>
          </table:table-cell>
          <table:table-cell table:formula="of:==IF([.A565]&lt;&gt;&quot;&quot;;VLOOKUP(VALUE([.C565]);['SEEED OPL'.$A$4:.$A$534];1;0);&quot;&quot;)" office:value-type="float" office:value="0">
            <text:p>#N/A</text:p>
          </table:table-cell>
          <table:table-cell table:formula="of:=IF([.A565]&lt;&gt;&quot;&quot;;VLOOKUP(VALUE([.C56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65]&lt;&gt;&quot;&quot;;['SEEED OPL'.A565];&quot;&quot;)">
            <text:p/>
          </table:table-cell>
          <table:table-cell table:formula="of:=IF(['SEEED OPL'.B565]&lt;&gt;&quot;&quot;;['SEEED OPL'.B565];&quot;&quot;)">
            <text:p/>
          </table:table-cell>
          <table:table-cell table:formula="of:=IF(['SEEED OPL'.C565]&lt;&gt;&quot;&quot;;['SEEED OPL'.C565];&quot;&quot;)">
            <text:p/>
          </table:table-cell>
          <table:table-cell table:formula="of:=IF([.H565]&lt;&gt;&quot;&quot;;VLOOKUP([.$H565]&amp;&quot; &quot;;['OOMLOUT-OOMP'.$H$3:.$H$829];1;0);&quot;&quot;)">
            <text:p/>
          </table:table-cell>
          <table:table-cell table:formula="of:=IF(ISNA([.K565]);1;&quot;&quot;)">
            <text:p/>
          </table:table-cell>
          <table:table-cell/>
        </table:table-row>
      </table:table>
      <table:table table:name="SEEED OPL" table:style-name="ta1" table:print="false"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9" table:default-cell-style-name="Default"/>
        <table:table-row table:style-name="ro2">
          <table:table-cell office:value-type="string">
            <text:p>DOWNLOAD HERE</text:p>
          </table:table-cell>
          <table:table-cell/>
          <table:table-cell office:value-type="string">
            <text:p><text:a xlink:href="http://www.seeedstudio.com/wiki/File:Seeed_OPL_list_download20140930.zip">http://www.seeedstudio.com/wiki/File:Seeed_OPL_list_download20140930.zip</text:a></text:p>
          </table:table-cell>
          <table:table-cell table:number-columns-repeated="10"/>
        </table:table-row>
        <table:table-row table:style-name="ro1">
          <table:table-cell office:value-type="string">
            <text:p>OPL on sale list. 20160131</text:p>
          </table:table-cell>
          <table:table-cell table:number-columns-repeated="12"/>
        </table:table-row>
        <table:table-row table:style-name="ro3">
          <table:table-cell office:value-type="string">
            <text:p>Seeed SKU</text:p>
          </table:table-cell>
          <table:table-cell office:value-type="string">
            <text:p>MPN</text:p>
          </table:table-cell>
          <table:table-cell office:value-type="string">
            <text:p>Description</text:p>
          </table:table-cell>
          <table:table-cell office:value-type="string">
            <text:p>Category</text:p>
          </table:table-cell>
          <table:table-cell office:value-type="string">
            <text:p>Package</text:p>
          </table:table-cell>
          <table:table-cell office:value-type="string">
            <text:p>Manufacturer</text:p>
          </table:table-cell>
          <table:table-cell office:value-type="string">
            <text:p>Datasheet</text:p>
          </table:table-cell>
          <table:table-cell office:value-type="string">
            <text:p>Price（$）/pcs</text:p>
          </table:table-cell>
          <table:table-cell office:value-type="string">
            <text:p>Pieces/set</text:p>
          </table:table-cell>
          <table:table-cell office:value-type="string">
            <text:p>Solder points Qty</text:p>
          </table:table-cell>
          <table:table-cell office:value-type="string">
            <text:p>Assem.Cost/pcs（$）</text:p>
          </table:table-cell>
          <table:table-cell office:value-type="string">
            <text:p>Image URL</text:p>
          </table:table-cell>
          <table:table-cell office:value-type="string">
            <text:p>Distributor-URL</text:p>
          </table:table-cell>
        </table:table-row>
        <table:table-row table:style-name="ro2">
          <table:table-cell office:value-type="float" office:value="306010055">
            <text:p>306010055</text:p>
          </table:table-cell>
          <table:table-cell office:value-type="string">
            <text:p>FC-135</text:p>
          </table:table-cell>
          <table:table-cell office:value-type="string">
            <text:p>SMD Crystal 32.768KHz-7pF-20ppm-70k</text:p>
          </table:table-cell>
          <table:table-cell office:value-type="string">
            <text:p><text:s/>Crystal Oscillator </text:p>
          </table:table-cell>
          <table:table-cell office:value-type="string">
            <text:p>2P-L3.2*W1.5mm</text:p>
          </table:table-cell>
          <table:table-cell office:value-type="string">
            <text:p>Xinhunjing</text:p>
          </table:table-cell>
          <table:table-cell office:value-type="string">
            <text:p>http://www.seeedstudio.com/wiki/images/7/78/306010055.pdf</text:p>
          </table:table-cell>
          <table:table-cell office:value-type="string">
            <text:p>0.391 </text:p>
          </table:table-cell>
          <table:table-cell office:value-type="string">
            <text:p>5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06010055</text:p>
          </table:table-cell>
        </table:table-row>
        <table:table-row table:style-name="ro2">
          <table:table-cell office:value-type="float" office:value="306010037">
            <text:p>306010037</text:p>
          </table:table-cell>
          <table:table-cell office:value-type="string">
            <text:p>49S/18PF</text:p>
          </table:table-cell>
          <table:table-cell office:value-type="string">
            <text:p>DIP Crystal 16MHz-18pF-30ppm-50R</text:p>
          </table:table-cell>
          <table:table-cell office:value-type="string">
            <text:p><text:s/>Crystal Oscillator </text:p>
          </table:table-cell>
          <table:table-cell office:value-type="string">
            <text:p>HC49/US</text:p>
          </table:table-cell>
          <table:table-cell office:value-type="string">
            <text:p>Xinhunjing</text:p>
          </table:table-cell>
          <table:table-cell office:value-type="string">
            <text:p>http://www.seeedstudio.com/wiki/images/5/57/306010037.pdf</text:p>
          </table:table-cell>
          <table:table-cell office:value-type="string">
            <text:p>0.131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37</text:p>
          </table:table-cell>
        </table:table-row>
        <table:table-row table:style-name="ro2">
          <table:table-cell office:value-type="float" office:value="306010054">
            <text:p>306010054</text:p>
          </table:table-cell>
          <table:table-cell office:value-type="string">
            <text:p>X053201602002</text:p>
          </table:table-cell>
          <table:table-cell office:value-type="string">
            <text:p>SMD Crystal 16MHz-8pF-20ppm-40R</text:p>
          </table:table-cell>
          <table:table-cell office:value-type="string">
            <text:p><text:s/>Crystal Oscillator </text:p>
          </table:table-cell>
          <table:table-cell office:value-type="string">
            <text:p>2P-SMD-5.0X3.2</text:p>
          </table:table-cell>
          <table:table-cell office:value-type="string">
            <text:p>JINGPENGYUAN</text:p>
          </table:table-cell>
          <table:table-cell office:value-type="string">
            <text:p>http://www.seeedstudio.com/wiki/images/9/9f/0500290P1.pdf</text:p>
          </table:table-cell>
          <table:table-cell office:value-type="string">
            <text:p>0.430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500290P1</text:p>
          </table:table-cell>
        </table:table-row>
        <table:table-row table:style-name="ro2">
          <table:table-cell office:value-type="float" office:value="306010047">
            <text:p>306010047</text:p>
          </table:table-cell>
          <table:table-cell office:value-type="string">
            <text:p>5032/2P</text:p>
          </table:table-cell>
          <table:table-cell office:value-type="string">
            <text:p>SMD Crystal 12MHz-20pF-20ppm-40R</text:p>
          </table:table-cell>
          <table:table-cell office:value-type="string">
            <text:p><text:s/>Crystal Oscillator </text:p>
          </table:table-cell>
          <table:table-cell office:value-type="string">
            <text:p>2P-L5.0*W3.2mm</text:p>
          </table:table-cell>
          <table:table-cell office:value-type="string">
            <text:p>Xinhunjing</text:p>
          </table:table-cell>
          <table:table-cell office:value-type="string">
            <text:p>http://www.seeedstudio.com/wiki/images/c/c7/306010047.pdf</text:p>
          </table:table-cell>
          <table:table-cell office:value-type="string">
            <text:p>0.449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47</text:p>
          </table:table-cell>
        </table:table-row>
        <table:table-row table:style-name="ro2">
          <table:table-cell office:value-type="float" office:value="305030028">
            <text:p>305030028</text:p>
          </table:table-cell>
          <table:table-cell office:value-type="string">
            <text:p>2N7002,215</text:p>
          </table:table-cell>
          <table:table-cell office:value-type="string">
            <text:p>SMD MOSFET N-CH 60V 300m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NXP</text:p>
          </table:table-cell>
          <table:table-cell office:value-type="string">
            <text:p>http://www.seeedstudio.com/wiki/images/c/c6/305030028.pdf</text:p>
          </table:table-cell>
          <table:table-cell office:value-type="string">
            <text:p>0.037 </text:p>
          </table:table-cell>
          <table:table-cell office:value-type="string">
            <text:p>3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28</text:p>
          </table:table-cell>
        </table:table-row>
        <table:table-row table:style-name="ro2">
          <table:table-cell office:value-type="float" office:value="305030015">
            <text:p>305030015</text:p>
          </table:table-cell>
          <table:table-cell office:value-type="string">
            <text:p>CJ2302</text:p>
          </table:table-cell>
          <table:table-cell office:value-type="string">
            <text:p>SMD MOSFET N-CH 20V 2.1A</text:p>
          </table:table-cell>
          <table:table-cell office:value-type="string">
            <text:p><text:s/>Transistor </text:p>
          </table:table-cell>
          <table:table-cell office:value-type="string">
            <text:p>SOT23</text:p>
          </table:table-cell>
          <table:table-cell office:value-type="string">
            <text:p>JCET</text:p>
          </table:table-cell>
          <table:table-cell office:value-type="string">
            <text:p>http://www.seeedstudio.com/wiki/images/e/e7/0440200P1.pdf</text:p>
          </table:table-cell>
          <table:table-cell office:value-type="string">
            <text:p>0.09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0440200P1</text:p>
          </table:table-cell>
        </table:table-row>
        <table:table-row table:style-name="ro2">
          <table:table-cell office:value-type="float" office:value="305030014">
            <text:p>305030014</text:p>
          </table:table-cell>
          <table:table-cell office:value-type="string">
            <text:p>CJ2305</text:p>
          </table:table-cell>
          <table:table-cell office:value-type="string">
            <text:p>SMD MOSFET P-CH 8V 4.1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string">
            <text:p>http://www.seeedstudio.com/wiki/images/a/ac/0440210P1.pdf</text:p>
          </table:table-cell>
          <table:table-cell office:value-type="string">
            <text:p>0.078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0440210P1</text:p>
          </table:table-cell>
        </table:table-row>
        <table:table-row table:style-name="ro2">
          <table:table-cell office:value-type="float" office:value="305010018">
            <text:p>305010018</text:p>
          </table:table-cell>
          <table:table-cell office:value-type="string">
            <text:p>S9013</text:p>
          </table:table-cell>
          <table:table-cell office:value-type="string">
            <text:p>SMD Transistors NPN 25V 500m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string">
            <text:p>http://www.seeedstudio.com/wiki/images/6/67/0400000P1.pdf</text:p>
          </table:table-cell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0400000P1</text:p>
          </table:table-cell>
        </table:table-row>
        <table:table-row table:style-name="ro2">
          <table:table-cell office:value-type="float" office:value="305020006">
            <text:p>305020006</text:p>
          </table:table-cell>
          <table:table-cell office:value-type="string">
            <text:p>S8550</text:p>
          </table:table-cell>
          <table:table-cell office:value-type="string">
            <text:p>SMD Transistors PNP 25V 500m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/>
          <table:table-cell office:value-type="string">
            <text:p>http://www.seeedstudio.com/wiki/images/e/e5/0410030P1.pdf</text:p>
          </table:table-cell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0410030P1</text:p>
          </table:table-cell>
        </table:table-row>
        <table:table-row table:style-name="ro2">
          <table:table-cell office:value-type="float" office:value="305010017">
            <text:p>305010017</text:p>
          </table:table-cell>
          <table:table-cell office:value-type="string">
            <text:p>S8050</text:p>
          </table:table-cell>
          <table:table-cell office:value-type="string">
            <text:p>SMD Transistors NPN 25V 500mW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string">
            <text:p>http://www.seeedstudio.com/wiki/images/b/ba/305010017.pdf</text:p>
          </table:table-cell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10017</text:p>
          </table:table-cell>
        </table:table-row>
        <table:table-row table:style-name="ro2">
          <table:table-cell office:value-type="float" office:value="312010004">
            <text:p>312010004</text:p>
          </table:table-cell>
          <table:table-cell office:value-type="string">
            <text:p>KS-12065D03YA</text:p>
          </table:table-cell>
          <table:table-cell office:value-type="string">
            <text:p>DIP Buzzer 3V/30mA;2700±300Hz</text:p>
          </table:table-cell>
          <table:table-cell office:value-type="string">
            <text:p>Audio product</text:p>
          </table:table-cell>
          <table:table-cell office:value-type="string">
            <text:p>2P-7.6-D12*H6.5mm</text:p>
          </table:table-cell>
          <table:table-cell office:value-type="string">
            <text:p>Guangjixing</text:p>
          </table:table-cell>
          <table:table-cell office:value-type="string">
            <text:p>http://www.seeedstudio.com/wiki/images/c/cb/312020003.pdf</text:p>
          </table:table-cell>
          <table:table-cell office:value-type="string">
            <text:p>0.504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2010004</text:p>
          </table:table-cell>
        </table:table-row>
        <table:table-row table:style-name="ro2">
          <table:table-cell office:value-type="float" office:value="302020027">
            <text:p>302020027</text:p>
          </table:table-cell>
          <table:table-cell office:value-type="string">
            <text:p>TAJD477M006RNJ</text:p>
          </table:table-cell>
          <table:table-cell office:value-type="string">
            <text:p>SMD CAP Tantalum 470uF-6.3V;D</text:p>
          </table:table-cell>
          <table:table-cell office:value-type="string">
            <text:p>Capacitor</text:p>
          </table:table-cell>
          <table:table-cell office:value-type="string">
            <text:p>AVX-D</text:p>
          </table:table-cell>
          <table:table-cell office:value-type="string">
            <text:p>AVX</text:p>
          </table:table-cell>
          <table:table-cell/>
          <table:table-cell office:value-type="string">
            <text:p>0.918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27</text:p>
          </table:table-cell>
        </table:table-row>
        <table:table-row table:style-name="ro2">
          <table:table-cell office:value-type="float" office:value="302030031">
            <text:p>302030031</text:p>
          </table:table-cell>
          <table:table-cell/>
          <table:table-cell office:value-type="string">
            <text:p>DIP CAP Aluminum 100uF-16V</text:p>
          </table:table-cell>
          <table:table-cell office:value-type="string">
            <text:p>Capacitor</text:p>
          </table:table-cell>
          <table:table-cell office:value-type="string">
            <text:p>Radial-D5.0*H7.0mm</text:p>
          </table:table-cell>
          <table:table-cell office:value-type="string">
            <text:p>JWCO</text:p>
          </table:table-cell>
          <table:table-cell office:value-type="string">
            <text:p>http://www.seeedstudio.com/wiki/images/1/14/302030031.pdf</text:p>
          </table:table-cell>
          <table:table-cell office:value-type="string">
            <text:p>0.015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30031</text:p>
          </table:table-cell>
        </table:table-row>
        <table:table-row table:style-name="ro2">
          <table:table-cell office:value-type="float" office:value="302020025">
            <text:p>302020025</text:p>
          </table:table-cell>
          <table:table-cell office:value-type="string">
            <text:p>TAJC107K010RNJ</text:p>
          </table:table-cell>
          <table:table-cell office:value-type="string">
            <text:p>SMD CAP Tantalum 100uF-10V 10%</text:p>
          </table:table-cell>
          <table:table-cell office:value-type="string">
            <text:p>Capacitor</text:p>
          </table:table-cell>
          <table:table-cell office:value-type="string">
            <text:p>AVX-C</text:p>
          </table:table-cell>
          <table:table-cell office:value-type="string">
            <text:p>AVX</text:p>
          </table:table-cell>
          <table:table-cell office:value-type="string">
            <text:p>http://www.seeedstudio.com/wiki/images/a/ae/0130170P1.pdf</text:p>
          </table:table-cell>
          <table:table-cell office:value-type="string">
            <text:p>0.281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170P1</text:p>
          </table:table-cell>
        </table:table-row>
        <table:table-row table:style-name="ro2">
          <table:table-cell office:value-type="float" office:value="302020022">
            <text:p>302020022</text:p>
          </table:table-cell>
          <table:table-cell office:value-type="string">
            <text:p>TAJC476K016RNJ</text:p>
          </table:table-cell>
          <table:table-cell office:value-type="string">
            <text:p>SMD CAP Tantalum 47uF-16V</text:p>
          </table:table-cell>
          <table:table-cell office:value-type="string">
            <text:p>Capacitor</text:p>
          </table:table-cell>
          <table:table-cell office:value-type="string">
            <text:p>AVX-C</text:p>
          </table:table-cell>
          <table:table-cell office:value-type="string">
            <text:p>AVX</text:p>
          </table:table-cell>
          <table:table-cell office:value-type="string">
            <text:p>http://www.seeedstudio.com/wiki/images/c/c7/302020022.pdf</text:p>
          </table:table-cell>
          <table:table-cell office:value-type="string">
            <text:p>0.300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22</text:p>
          </table:table-cell>
        </table:table-row>
        <table:table-row table:style-name="ro2">
          <table:table-cell office:value-type="float" office:value="302020020">
            <text:p>302020020</text:p>
          </table:table-cell>
          <table:table-cell office:value-type="string">
            <text:p>TAJB476K010RNJ</text:p>
          </table:table-cell>
          <table:table-cell office:value-type="string">
            <text:p>SMD CAP Tantalum 47uF-10V 10%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 office:value-type="string">
            <text:p>http://www.seeedstudio.com/wiki/images/f/fb/0130180P1.pdf</text:p>
          </table:table-cell>
          <table:table-cell office:value-type="string">
            <text:p>0.157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180P1</text:p>
          </table:table-cell>
        </table:table-row>
        <table:table-row table:style-name="ro2">
          <table:table-cell office:value-type="float" office:value="302020005">
            <text:p>302020005</text:p>
          </table:table-cell>
          <table:table-cell office:value-type="string">
            <text:p>TAJC476K006RNJ</text:p>
          </table:table-cell>
          <table:table-cell office:value-type="string">
            <text:p>SMD CAP Tantalum 47uF-6.3V</text:p>
          </table:table-cell>
          <table:table-cell office:value-type="string">
            <text:p>Capacitor</text:p>
          </table:table-cell>
          <table:table-cell office:value-type="string">
            <text:p>AVX-A</text:p>
          </table:table-cell>
          <table:table-cell office:value-type="string">
            <text:p>AVX</text:p>
          </table:table-cell>
          <table:table-cell/>
          <table:table-cell office:value-type="string">
            <text:p>0.109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05</text:p>
          </table:table-cell>
        </table:table-row>
        <table:table-row table:style-name="ro2">
          <table:table-cell office:value-type="float" office:value="302020021">
            <text:p>302020021</text:p>
          </table:table-cell>
          <table:table-cell office:value-type="string">
            <text:p>TAJB226K010RNJ</text:p>
          </table:table-cell>
          <table:table-cell office:value-type="string">
            <text:p>SMD CAP Tantalum 22uF-10V 10%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 office:value-type="string">
            <text:p>http://www.seeedstudio.com/wiki/images/8/82/0130240P1.pdf</text:p>
          </table:table-cell>
          <table:table-cell office:value-type="string">
            <text:p>0.125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240P1</text:p>
          </table:table-cell>
        </table:table-row>
        <table:table-row table:style-name="ro2">
          <table:table-cell office:value-type="float" office:value="302010171">
            <text:p>302010171</text:p>
          </table:table-cell>
          <table:table-cell office:value-type="string">
            <text:p>CC0805MKX5R5BB226</text:p>
          </table:table-cell>
          <table:table-cell office:value-type="string">
            <text:p>SMD CAP Ceramic 22uF-6.3V-20%-X5R;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/>
          <table:table-cell office:value-type="string">
            <text:p>0.055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71</text:p>
          </table:table-cell>
        </table:table-row>
        <table:table-row table:style-name="ro2">
          <table:table-cell office:value-type="float" office:value="302010181">
            <text:p>302010181</text:p>
          </table:table-cell>
          <table:table-cell office:value-type="string">
            <text:p>CC1206KKX5R8BB106</text:p>
          </table:table-cell>
          <table:table-cell office:value-type="string">
            <text:p>SMD CAP Ceramic 10uF-25V-10%-X5R</text:p>
          </table:table-cell>
          <table:table-cell office:value-type="string">
            <text:p>Capacitor</text:p>
          </table:table-cell>
          <table:table-cell office:value-type="float" office:value="1206">
            <text:p>1206</text:p>
          </table:table-cell>
          <table:table-cell office:value-type="string">
            <text:p>YAGEO</text:p>
          </table:table-cell>
          <table:table-cell/>
          <table:table-cell office:value-type="string">
            <text:p>0.091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81</text:p>
          </table:table-cell>
        </table:table-row>
        <table:table-row table:style-name="ro2">
          <table:table-cell office:value-type="float" office:value="302010178">
            <text:p>302010178</text:p>
          </table:table-cell>
          <table:table-cell office:value-type="string">
            <text:p>CC0805KKX5R8BB106</text:p>
          </table:table-cell>
          <table:table-cell office:value-type="string">
            <text:p>SMD CAP Ceramic 10uF-25V-10%-X5R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2/20/0100080P1.pdf</text:p>
          </table:table-cell>
          <table:table-cell office:value-type="string">
            <text:p>0.055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080P1</text:p>
          </table:table-cell>
        </table:table-row>
        <table:table-row table:style-name="ro2">
          <table:table-cell office:value-type="float" office:value="302020019">
            <text:p>302020019</text:p>
          </table:table-cell>
          <table:table-cell office:value-type="string">
            <text:p>TAJB106K016RNJ</text:p>
          </table:table-cell>
          <table:table-cell office:value-type="string">
            <text:p>SMD CAP Tantalum 10uF-16V 10%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 office:value-type="string">
            <text:p>http://www.seeedstudio.com/wiki/images/f/f6/0130120P1.pdf</text:p>
          </table:table-cell>
          <table:table-cell office:value-type="string">
            <text:p>0.109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120P1</text:p>
          </table:table-cell>
        </table:table-row>
        <table:table-row table:style-name="ro2">
          <table:table-cell office:value-type="float" office:value="302020002">
            <text:p>302020002</text:p>
          </table:table-cell>
          <table:table-cell office:value-type="string">
            <text:p>TAJA106K016RNJ</text:p>
          </table:table-cell>
          <table:table-cell office:value-type="string">
            <text:p>SMD CAP Tantalum 10uF-16V 10%</text:p>
          </table:table-cell>
          <table:table-cell office:value-type="string">
            <text:p>Capacitor</text:p>
          </table:table-cell>
          <table:table-cell office:value-type="string">
            <text:p><text:s/>AVX-A</text:p>
          </table:table-cell>
          <table:table-cell office:value-type="string">
            <text:p>AVX</text:p>
          </table:table-cell>
          <table:table-cell office:value-type="string">
            <text:p>http://www.seeedstudio.com/wiki/images/1/1b/0130050P1.pdf</text:p>
          </table:table-cell>
          <table:table-cell office:value-type="string">
            <text:p>0.098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050P1</text:p>
          </table:table-cell>
        </table:table-row>
        <table:table-row table:style-name="ro2">
          <table:table-cell office:value-type="float" office:value="302020011">
            <text:p>302020011</text:p>
          </table:table-cell>
          <table:table-cell office:value-type="string">
            <text:p>TAJA106K010RNJ</text:p>
          </table:table-cell>
          <table:table-cell office:value-type="string">
            <text:p>SMD CAP Tantalum 10uF-10V 10%</text:p>
          </table:table-cell>
          <table:table-cell office:value-type="string">
            <text:p>Capacitor</text:p>
          </table:table-cell>
          <table:table-cell office:value-type="string">
            <text:p>AVX-A</text:p>
          </table:table-cell>
          <table:table-cell office:value-type="string">
            <text:p>AVX</text:p>
          </table:table-cell>
          <table:table-cell office:value-type="string">
            <text:p>http://www.seeedstudio.com/wiki/images/5/59/0130040P1.pdf</text:p>
          </table:table-cell>
          <table:table-cell office:value-type="string">
            <text:p>0.105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040P1</text:p>
          </table:table-cell>
        </table:table-row>
        <table:table-row table:style-name="ro2">
          <table:table-cell office:value-type="float" office:value="302010146">
            <text:p>302010146</text:p>
          </table:table-cell>
          <table:table-cell office:value-type="string">
            <text:p>CC0805KKX5R8BB475</text:p>
          </table:table-cell>
          <table:table-cell office:value-type="string">
            <text:p>SMD CAP Ceramic 4.7uF-25V-10%-X5R;0805</text:p>
          </table:table-cell>
          <table:table-cell office:value-type="string">
            <text:p>Capacitor</text:p>
          </table:table-cell>
          <table:table-cell office:value-type="string">
            <text:p>C0805</text:p>
          </table:table-cell>
          <table:table-cell office:value-type="string">
            <text:p>YAGEO</text:p>
          </table:table-cell>
          <table:table-cell office:value-type="string">
            <text:p>http://www.seeedstudio.com/wiki/images/0/0d/302010146.pdf</text:p>
          </table:table-cell>
          <table:table-cell office:value-type="string">
            <text:p>0.04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46</text:p>
          </table:table-cell>
        </table:table-row>
        <table:table-row table:style-name="ro2">
          <table:table-cell office:value-type="float" office:value="302010111">
            <text:p>302010111</text:p>
          </table:table-cell>
          <table:table-cell office:value-type="string">
            <text:p>CC0603KRX5R6BB475</text:p>
          </table:table-cell>
          <table:table-cell office:value-type="string">
            <text:p>SMD CAP Ceramic 4.7uF-10V-10%-X5R;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11</text:p>
          </table:table-cell>
        </table:table-row>
        <table:table-row table:style-name="ro2">
          <table:table-cell office:value-type="float" office:value="302010019">
            <text:p>302010019</text:p>
          </table:table-cell>
          <table:table-cell office:value-type="string">
            <text:p>CC0402MRX5R5BB475</text:p>
          </table:table-cell>
          <table:table-cell office:value-type="string">
            <text:p>SMD CAP Ceramic 4.7uF-6.3V-20%-X5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6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9</text:p>
          </table:table-cell>
        </table:table-row>
        <table:table-row table:style-name="ro2">
          <table:table-cell office:value-type="float" office:value="302010148">
            <text:p>302010148</text:p>
          </table:table-cell>
          <table:table-cell office:value-type="string">
            <text:p>CC0805KKX7R8BB225</text:p>
          </table:table-cell>
          <table:table-cell office:value-type="string">
            <text:p>SMD CAP Ceramic 2.2uF-25V-10%-X7R;0805</text:p>
          </table:table-cell>
          <table:table-cell office:value-type="string">
            <text:p>Capacitor</text:p>
          </table:table-cell>
          <table:table-cell office:value-type="string">
            <text:p>C0805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43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48</text:p>
          </table:table-cell>
        </table:table-row>
        <table:table-row table:style-name="ro2">
          <table:table-cell office:value-type="float" office:value="302010179">
            <text:p>302010179</text:p>
          </table:table-cell>
          <table:table-cell office:value-type="string">
            <text:p>CC0805KKX7R8BB105</text:p>
          </table:table-cell>
          <table:table-cell office:value-type="string">
            <text:p>SMD CAP Ceramic 1uF-25V-10%-X7R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8/89/0100440P1.pdf</text:p>
          </table:table-cell>
          <table:table-cell office:value-type="string">
            <text:p>0.014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440P1</text:p>
          </table:table-cell>
        </table:table-row>
        <table:table-row table:style-name="ro2">
          <table:table-cell office:value-type="float" office:value="302010139">
            <text:p>302010139</text:p>
          </table:table-cell>
          <table:table-cell office:value-type="string">
            <text:p>CC0603KRX7R8BB105</text:p>
          </table:table-cell>
          <table:table-cell office:value-type="string">
            <text:p>SMD CAP Ceramic 1uF-25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f/010034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340P1</text:p>
          </table:table-cell>
        </table:table-row>
        <table:table-row table:style-name="ro2">
          <table:table-cell office:value-type="float" office:value="302010040">
            <text:p>302010040</text:p>
          </table:table-cell>
          <table:table-cell office:value-type="string">
            <text:p>CC0402KRX5R6BB105</text:p>
          </table:table-cell>
          <table:table-cell office:value-type="string">
            <text:p>SMD CAP Ceramic 1uF-10V-10%-X5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40</text:p>
          </table:table-cell>
        </table:table-row>
        <table:table-row table:style-name="ro2">
          <table:table-cell office:value-type="float" office:value="302010073">
            <text:p>302010073</text:p>
          </table:table-cell>
          <table:table-cell office:value-type="string">
            <text:p>CC0603KRX7R8BB224</text:p>
          </table:table-cell>
          <table:table-cell office:value-type="string">
            <text:p>SMD CAP Ceramic 220nF-25V-10%-X7R;0603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14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73</text:p>
          </table:table-cell>
        </table:table-row>
        <table:table-row table:style-name="ro2">
          <table:table-cell office:value-type="float" office:value="302010165">
            <text:p>302010165</text:p>
          </table:table-cell>
          <table:table-cell office:value-type="string">
            <text:p>CC0805KRX7R9BB104</text:p>
          </table:table-cell>
          <table:table-cell office:value-type="string">
            <text:p>SMD CAP Ceramic 100nF-50V-10%-X7R;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File:302010056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65</text:p>
          </table:table-cell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CC0603KRX7R9BB104</text:p>
          </table:table-cell>
          <table:table-cell office:value-type="string">
            <text:p>SMD CAP Ceramic 100nF-50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3/35/010002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020P1</text:p>
          </table:table-cell>
        </table:table-row>
        <table:table-row table:style-name="ro2">
          <table:table-cell office:value-type="float" office:value="302010024">
            <text:p>302010024</text:p>
          </table:table-cell>
          <table:table-cell office:value-type="string">
            <text:p>CC0402KRX7R8BB104</text:p>
          </table:table-cell>
          <table:table-cell office:value-type="string">
            <text:p>SMD CAP Ceramic 100nF-25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4</text:p>
          </table:table-cell>
        </table:table-row>
        <table:table-row table:style-name="ro2">
          <table:table-cell office:value-type="float" office:value="302010002">
            <text:p>302010002</text:p>
          </table:table-cell>
          <table:table-cell office:value-type="string">
            <text:p>CC0402KRX7R8BB473</text:p>
          </table:table-cell>
          <table:table-cell office:value-type="string">
            <text:p>SMD CAP Ceramic 47nF-25V-10%-X7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2</text:p>
          </table:table-cell>
        </table:table-row>
        <table:table-row table:style-name="ro2">
          <table:table-cell office:value-type="float" office:value="302010088">
            <text:p>302010088</text:p>
          </table:table-cell>
          <table:table-cell office:value-type="string">
            <text:p>CC0603KRX7R9BB333</text:p>
          </table:table-cell>
          <table:table-cell office:value-type="string">
            <text:p>SMD CAP Ceramic 33nF-50V-10%-X7R;0603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88</text:p>
          </table:table-cell>
        </table:table-row>
        <table:table-row table:style-name="ro2">
          <table:table-cell office:value-type="float" office:value="302010095">
            <text:p>302010095</text:p>
          </table:table-cell>
          <table:table-cell office:value-type="string">
            <text:p>CC0603KRX7R9BB223</text:p>
          </table:table-cell>
          <table:table-cell office:value-type="string">
            <text:p>SMD CAP Ceramic 22nF-50V-10%-X7R;0603</text:p>
          </table:table-cell>
          <table:table-cell office:value-type="string">
            <text:p>Capacitor</text:p>
          </table:table-cell>
          <table:table-cell office:value-type="string">
            <text:p>C0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95</text:p>
          </table:table-cell>
        </table:table-row>
        <table:table-row table:style-name="ro2">
          <table:table-cell office:value-type="float" office:value="302010202">
            <text:p>302010202</text:p>
          </table:table-cell>
          <table:table-cell/>
          <table:table-cell office:value-type="string">
            <text:p>DIP CAP Ceramic Disc 10nF-50V-Y5V</text:p>
          </table:table-cell>
          <table:table-cell office:value-type="string">
            <text:p>Capacitor</text:p>
          </table:table-cell>
          <table:table-cell office:value-type="string">
            <text:p>Radial-Disc-2.5-D4.0mm</text:p>
          </table:table-cell>
          <table:table-cell table:number-columns-repeated="2"/>
          <table:table-cell office:value-type="string">
            <text:p>0.02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02</text:p>
          </table:table-cell>
        </table:table-row>
        <table:table-row table:style-name="ro2">
          <table:table-cell office:value-type="float" office:value="302010140">
            <text:p>302010140</text:p>
          </table:table-cell>
          <table:table-cell office:value-type="string">
            <text:p>CC0603KRX7R9BB103</text:p>
          </table:table-cell>
          <table:table-cell office:value-type="string">
            <text:p>SMD CAP Ceramic 10nF-50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e/eb/010035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350P1</text:p>
          </table:table-cell>
        </table:table-row>
        <table:table-row table:style-name="ro2">
          <table:table-cell office:value-type="float" office:value="302010006">
            <text:p>302010006</text:p>
          </table:table-cell>
          <table:table-cell office:value-type="string">
            <text:p>CC0402KRX7R9BB103</text:p>
          </table:table-cell>
          <table:table-cell office:value-type="string">
            <text:p>SMD CAP Ceramic 10n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6</text:p>
          </table:table-cell>
        </table:table-row>
        <table:table-row table:style-name="ro2">
          <table:table-cell office:value-type="float" office:value="302010144">
            <text:p>302010144</text:p>
          </table:table-cell>
          <table:table-cell office:value-type="string">
            <text:p>CC0603KRX7R9BB472</text:p>
          </table:table-cell>
          <table:table-cell office:value-type="string">
            <text:p>SMD CAP Ceramic 4.7nF-50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f/fd/013036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850P1</text:p>
          </table:table-cell>
        </table:table-row>
        <table:table-row table:style-name="ro2">
          <table:table-cell office:value-type="float" office:value="302010141">
            <text:p>302010141</text:p>
          </table:table-cell>
          <table:table-cell office:value-type="string">
            <text:p>CC0603KRX7R9BB102</text:p>
          </table:table-cell>
          <table:table-cell office:value-type="string">
            <text:p>SMD CAP Ceramic 1nF-50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c/cf/010037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370P1</text:p>
          </table:table-cell>
        </table:table-row>
        <table:table-row table:style-name="ro2">
          <table:table-cell office:value-type="float" office:value="302010005">
            <text:p>302010005</text:p>
          </table:table-cell>
          <table:table-cell office:value-type="string">
            <text:p>CC0402KRX7R9BB102</text:p>
          </table:table-cell>
          <table:table-cell office:value-type="string">
            <text:p>SMD CAP Ceramic 1nF-50V-10%-X7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5</text:p>
          </table:table-cell>
        </table:table-row>
        <table:table-row table:style-name="ro2">
          <table:table-cell office:value-type="float" office:value="302010013">
            <text:p>302010013</text:p>
          </table:table-cell>
          <table:table-cell office:value-type="string">
            <text:p>CC0402JRNPO9BN221</text:p>
          </table:table-cell>
          <table:table-cell office:value-type="string">
            <text:p>SMD CAP Ceramic 220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2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3</text:p>
          </table:table-cell>
        </table:table-row>
        <table:table-row table:style-name="ro2">
          <table:table-cell office:value-type="float" office:value="302010076">
            <text:p>302010076</text:p>
          </table:table-cell>
          <table:table-cell office:value-type="string">
            <text:p>CC0603JRNPO9BN101</text:p>
          </table:table-cell>
          <table:table-cell office:value-type="string">
            <text:p>SMD CAP Ceramic 100pF-50V-5%-NPO;0603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76</text:p>
          </table:table-cell>
        </table:table-row>
        <table:table-row table:style-name="ro2">
          <table:table-cell office:value-type="float" office:value="302010126">
            <text:p>302010126</text:p>
          </table:table-cell>
          <table:table-cell office:value-type="string">
            <text:p>CC0603JRNPO9BN390</text:p>
          </table:table-cell>
          <table:table-cell office:value-type="string">
            <text:p>SMD CAP Ceramic 39pF-50V-5%-NPO;0603</text:p>
          </table:table-cell>
          <table:table-cell office:value-type="string">
            <text:p>Capacitor</text:p>
          </table:table-cell>
          <table:table-cell office:value-type="string">
            <text:p>C0603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26</text:p>
          </table:table-cell>
        </table:table-row>
        <table:table-row table:style-name="ro2">
          <table:table-cell office:value-type="float" office:value="302010142">
            <text:p>302010142</text:p>
          </table:table-cell>
          <table:table-cell office:value-type="string">
            <text:p>CC0603JRNPO9BN270</text:p>
          </table:table-cell>
          <table:table-cell office:value-type="string">
            <text:p>SMD CAP Ceramic 27pF-50V-5%-NPO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0/01/010041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410P1</text:p>
          </table:table-cell>
        </table:table-row>
        <table:table-row table:style-name="ro2">
          <table:table-cell office:value-type="float" office:value="302010027">
            <text:p>302010027</text:p>
          </table:table-cell>
          <table:table-cell office:value-type="string">
            <text:p>CC0402JRNPO9BN270</text:p>
          </table:table-cell>
          <table:table-cell office:value-type="string">
            <text:p>SMD CAP Ceramic 27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7</text:p>
          </table:table-cell>
        </table:table-row>
        <table:table-row table:style-name="ro2">
          <table:table-cell office:value-type="float" office:value="302010143">
            <text:p>302010143</text:p>
          </table:table-cell>
          <table:table-cell office:value-type="string">
            <text:p>CC0603JRNPO9BN220</text:p>
          </table:table-cell>
          <table:table-cell office:value-type="string">
            <text:p>SMD CAP Ceramic 22pF-50V-5%-NPO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7/73/010062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620P1</text:p>
          </table:table-cell>
        </table:table-row>
        <table:table-row table:style-name="ro2">
          <table:table-cell office:value-type="float" office:value="302010018">
            <text:p>302010018</text:p>
          </table:table-cell>
          <table:table-cell office:value-type="string">
            <text:p>CC0402JRNPO9BN220</text:p>
          </table:table-cell>
          <table:table-cell office:value-type="string">
            <text:p>SMD CAP Ceramic 22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File: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8</text:p>
          </table:table-cell>
        </table:table-row>
        <table:table-row table:style-name="ro2">
          <table:table-cell office:value-type="float" office:value="302010016">
            <text:p>302010016</text:p>
          </table:table-cell>
          <table:table-cell office:value-type="string">
            <text:p>CC0402JRNPO9BN180</text:p>
          </table:table-cell>
          <table:table-cell office:value-type="string">
            <text:p>SMD CAP Ceramic 18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6</text:p>
          </table:table-cell>
        </table:table-row>
        <table:table-row table:style-name="ro2">
          <table:table-cell office:value-type="float" office:value="302010067">
            <text:p>302010067</text:p>
          </table:table-cell>
          <table:table-cell office:value-type="string">
            <text:p>CC0603JRNPO9BN120 </text:p>
          </table:table-cell>
          <table:table-cell office:value-type="string">
            <text:p>SMD CAP Ceramic 12pF-50V-5%-NP0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67</text:p>
          </table:table-cell>
        </table:table-row>
        <table:table-row table:style-name="ro2">
          <table:table-cell office:value-type="float" office:value="302010097">
            <text:p>302010097</text:p>
          </table:table-cell>
          <table:table-cell office:value-type="string">
            <text:p>CC0603JRNPO9BN100</text:p>
          </table:table-cell>
          <table:table-cell office:value-type="string">
            <text:p>SMD CAP Ceramic 10pF-50V-5%-NPO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97</text:p>
          </table:table-cell>
        </table:table-row>
        <table:table-row table:style-name="ro2">
          <table:table-cell office:value-type="float" office:value="302010001">
            <text:p>302010001</text:p>
          </table:table-cell>
          <table:table-cell office:value-type="string">
            <text:p>CC0402JRNPO9BN100</text:p>
          </table:table-cell>
          <table:table-cell office:value-type="string">
            <text:p>SMD CAP Ceramic 10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1</text:p>
          </table:table-cell>
        </table:table-row>
        <table:table-row table:style-name="ro2">
          <table:table-cell office:value-type="float" office:value="302010223">
            <text:p>302010223</text:p>
          </table:table-cell>
          <table:table-cell office:value-type="string">
            <text:p>CC0402CRNPO9BN2R2</text:p>
          </table:table-cell>
          <table:table-cell office:value-type="string">
            <text:p>SMD CAP Ceramic 2.2pF-50V-0.25PF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23</text:p>
          </table:table-cell>
        </table:table-row>
        <table:table-row table:style-name="ro2">
          <table:table-cell office:value-type="float" office:value="320020037">
            <text:p>320020037</text:p>
          </table:table-cell>
          <table:table-cell office:value-type="string">
            <text:p>P125-1102A0BS116A3</text:p>
          </table:table-cell>
          <table:table-cell office:value-type="string">
            <text:p>DIP White Male Header VERT</text:p>
          </table:table-cell>
          <table:table-cell office:value-type="string">
            <text:p>Connector </text:p>
          </table:table-cell>
          <table:table-cell office:value-type="string">
            <text:p>1*2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3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020037</text:p>
          </table:table-cell>
        </table:table-row>
        <table:table-row table:style-name="ro2">
          <table:table-cell office:value-type="float" office:value="320020016">
            <text:p>320020016</text:p>
          </table:table-cell>
          <table:table-cell office:value-type="string">
            <text:p>P125-1102A0BS116A1</text:p>
          </table:table-cell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*2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0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020016</text:p>
          </table:table-cell>
        </table:table-row>
        <table:table-row table:style-name="ro2">
          <table:table-cell office:value-type="float" office:value="320020079">
            <text:p>320020079</text:p>
          </table:table-cell>
          <table:table-cell/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X3P-2.54-2.54-11.6/3.0</text:p>
          </table:table-cell>
          <table:table-cell office:value-type="string">
            <text:p>YXCON</text:p>
          </table:table-cell>
          <table:table-cell office:value-type="string">
            <text:p>http://www.seeedstudio.com/wiki/images/0/02/3460810P1.pdf</text:p>
          </table:table-cell>
          <table:table-cell office:value-type="string">
            <text:p>0.019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460810P1</text:p>
          </table:table-cell>
        </table:table-row>
        <table:table-row table:style-name="ro2">
          <table:table-cell office:value-type="float" office:value="320020061">
            <text:p>320020061</text:p>
          </table:table-cell>
          <table:table-cell office:value-type="string">
            <text:p>P125-1103A0BR138A1</text:p>
          </table:table-cell>
          <table:table-cell office:value-type="string">
            <text:p>DIP Black Male Header R/A</text:p>
          </table:table-cell>
          <table:table-cell office:value-type="string">
            <text:p>Connector </text:p>
          </table:table-cell>
          <table:table-cell office:value-type="string">
            <text:p>1*3P-2.54-2.54-6.0mm-90D-1</text:p>
          </table:table-cell>
          <table:table-cell office:value-type="string">
            <text:p>YXCON</text:p>
          </table:table-cell>
          <table:table-cell/>
          <table:table-cell office:value-type="string">
            <text:p>0.039 </text:p>
          </table:table-cell>
          <table:table-cell office:value-type="string">
            <text:p>20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20020061</text:p>
          </table:table-cell>
        </table:table-row>
        <table:table-row table:style-name="ro2">
          <table:table-cell office:value-type="float" office:value="320020077">
            <text:p>320020077</text:p>
          </table:table-cell>
          <table:table-cell office:value-type="string">
            <text:p>P125-12A1BS116A1</text:p>
          </table:table-cell>
          <table:table-cell office:value-type="string">
            <text:p>SMD Crystal 32.768KHz-7pF-20ppm-70k</text:p>
          </table:table-cell>
          <table:table-cell office:value-type="string">
            <text:p>Connector </text:p>
          </table:table-cell>
          <table:table-cell office:value-type="string">
            <text:p>2X3P-2.54-2.54-11.6/3.0</text:p>
          </table:table-cell>
          <table:table-cell office:value-type="string">
            <text:p>YXCON</text:p>
          </table:table-cell>
          <table:table-cell office:value-type="string">
            <text:p>http://www.seeedstudio.com/wiki/images/7/72/3460180P1.pdf</text:p>
          </table:table-cell>
          <table:table-cell office:value-type="string">
            <text:p>0.059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0180P1</text:p>
          </table:table-cell>
        </table:table-row>
        <table:table-row table:style-name="ro2">
          <table:table-cell office:value-type="float" office:value="320020027">
            <text:p>320020027</text:p>
          </table:table-cell>
          <table:table-cell office:value-type="string">
            <text:p>P125-1203A0BS116A2</text:p>
          </table:table-cell>
          <table:table-cell office:value-type="string">
            <text:p>DIP Yellow Male Header VERT</text:p>
          </table:table-cell>
          <table:table-cell office:value-type="string">
            <text:p>Connector </text:p>
          </table:table-cell>
          <table:table-cell office:value-type="string">
            <text:p>2*3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7/77/320020027.png</text:p>
          </table:table-cell>
          <table:table-cell office:value-type="string">
            <text:p>0.086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20027</text:p>
          </table:table-cell>
        </table:table-row>
        <table:table-row table:style-name="ro2">
          <table:table-cell office:value-type="float" office:value="320020017">
            <text:p>320020017</text:p>
          </table:table-cell>
          <table:table-cell office:value-type="string">
            <text:p>P125-1104A0BS116A1</text:p>
          </table:table-cell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*4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f/fb/320020089.png</text:p>
          </table:table-cell>
          <table:table-cell office:value-type="string">
            <text:p>0.026 </text:p>
          </table:table-cell>
          <table:table-cell office:value-type="string">
            <text:p>2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0020017</text:p>
          </table:table-cell>
        </table:table-row>
        <table:table-row table:style-name="ro2">
          <table:table-cell office:value-type="float" office:value="320020078">
            <text:p>320020078</text:p>
          </table:table-cell>
          <table:table-cell office:value-type="string">
            <text:p>P125-1106A1BS116A1</text:p>
          </table:table-cell>
          <table:table-cell office:value-type="string">
            <text:p>SMD Crystal 32.768KHz-7pF-20ppm-70k</text:p>
          </table:table-cell>
          <table:table-cell office:value-type="string">
            <text:p>Connector </text:p>
          </table:table-cell>
          <table:table-cell office:value-type="string">
            <text:p>1X6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2/2d/3460650P1.pdf</text:p>
          </table:table-cell>
          <table:table-cell office:value-type="string">
            <text:p>0.026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0650P1</text:p>
          </table:table-cell>
        </table:table-row>
        <table:table-row table:style-name="ro2">
          <table:table-cell office:value-type="float" office:value="320020019">
            <text:p>320020019</text:p>
          </table:table-cell>
          <table:table-cell office:value-type="string">
            <text:p>P125-1106A0BR138A1</text:p>
          </table:table-cell>
          <table:table-cell office:value-type="string">
            <text:p>DIP Black Short Male Header R/A</text:p>
          </table:table-cell>
          <table:table-cell office:value-type="string">
            <text:p>Connector </text:p>
          </table:table-cell>
          <table:table-cell office:value-type="string">
            <text:p>1X6P-2.54-2.54-6.0mm-90D-1</text:p>
          </table:table-cell>
          <table:table-cell office:value-type="string">
            <text:p>YXCON</text:p>
          </table:table-cell>
          <table:table-cell office:value-type="string">
            <text:p>http://www.seeedstudio.com/wiki/images/c/cb/320020019.png</text:p>
          </table:table-cell>
          <table:table-cell office:value-type="string">
            <text:p>0.035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20019</text:p>
          </table:table-cell>
        </table:table-row>
        <table:table-row table:style-name="ro2">
          <table:table-cell office:value-type="float" office:value="320020080">
            <text:p>320020080</text:p>
          </table:table-cell>
          <table:table-cell office:value-type="string">
            <text:p>P125-1108A1BS116A1</text:p>
          </table:table-cell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X8P-2.54-2.54-11.6/3.0</text:p>
          </table:table-cell>
          <table:table-cell office:value-type="string">
            <text:p>YXCON</text:p>
          </table:table-cell>
          <table:table-cell office:value-type="string">
            <text:p>http://www.seeedstudio.com/wiki/images/b/b5/3461050P1.pdf</text:p>
          </table:table-cell>
          <table:table-cell office:value-type="string">
            <text:p>0.034 </text:p>
          </table:table-cell>
          <table:table-cell office:value-type="string">
            <text:p>2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461050P1</text:p>
          </table:table-cell>
        </table:table-row>
        <table:table-row table:style-name="ro2">
          <table:table-cell office:value-type="float" office:value="320020010">
            <text:p>320020010</text:p>
          </table:table-cell>
          <table:table-cell/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*40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2/25/320020010.pdf</text:p>
          </table:table-cell>
          <table:table-cell office:value-type="string">
            <text:p>0.172 </text:p>
          </table:table-cell>
          <table:table-cell office:value-type="string">
            <text:p>5 </text:p>
          </table:table-cell>
          <table:table-cell office:value-type="string">
            <text:p>40 </text:p>
          </table:table-cell>
          <table:table-cell office:value-type="string">
            <text:p>4.00 </text:p>
          </table:table-cell>
          <table:table-cell/>
          <table:table-cell office:value-type="string">
            <text:p>http://www.seeedstudio.com/depot/OPLopen-parts-library-catalog-c-136_138/#320020010</text:p>
          </table:table-cell>
        </table:table-row>
        <table:table-row table:style-name="ro2">
          <table:table-cell office:value-type="float" office:value="320030017">
            <text:p>320030017</text:p>
          </table:table-cell>
          <table:table-cell office:value-type="string">
            <text:p>F185-1104A1BSYA1</text:p>
          </table:table-cell>
          <table:table-cell office:value-type="string">
            <text:p>DIP Black Female Header VERT</text:p>
          </table:table-cell>
          <table:table-cell office:value-type="string">
            <text:p>Connector </text:p>
          </table:table-cell>
          <table:table-cell office:value-type="string">
            <text:p>1*4P-2.54-8.5mm</text:p>
          </table:table-cell>
          <table:table-cell office:value-type="string">
            <text:p>YXCON</text:p>
          </table:table-cell>
          <table:table-cell office:value-type="string">
            <text:p>http://www.seeedstudio.com/wiki/images/0/0d/320030039.pdf</text:p>
          </table:table-cell>
          <table:table-cell office:value-type="string">
            <text:p>0.084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0030017</text:p>
          </table:table-cell>
        </table:table-row>
        <table:table-row table:style-name="ro2">
          <table:table-cell office:value-type="float" office:value="320030066">
            <text:p>320030066</text:p>
          </table:table-cell>
          <table:table-cell/>
          <table:table-cell office:value-type="string">
            <text:p>DIP Long Blue Female Header</text:p>
          </table:table-cell>
          <table:table-cell office:value-type="string">
            <text:p>Connector </text:p>
          </table:table-cell>
          <table:table-cell office:value-type="string">
            <text:p>2X3P-2.54-8.5+1.5-12.3</text:p>
          </table:table-cell>
          <table:table-cell office:value-type="string">
            <text:p>YXCON</text:p>
          </table:table-cell>
          <table:table-cell office:value-type="string">
            <text:p>http://www.seeedstudio.com/wiki/images/0/01/3461240P1.pdf</text:p>
          </table:table-cell>
          <table:table-cell office:value-type="string">
            <text:p>0.208 </text:p>
          </table:table-cell>
          <table:table-cell office:value-type="string">
            <text:p>1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1240P1</text:p>
          </table:table-cell>
        </table:table-row>
        <table:table-row table:style-name="ro2">
          <table:table-cell office:value-type="float" office:value="320030019">
            <text:p>320030019</text:p>
          </table:table-cell>
          <table:table-cell office:value-type="string">
            <text:p>F185-1106A1BSYA3</text:p>
          </table:table-cell>
          <table:table-cell office:value-type="string">
            <text:p>DIP Yellow Female Header VERT</text:p>
          </table:table-cell>
          <table:table-cell office:value-type="string">
            <text:p>Connector </text:p>
          </table:table-cell>
          <table:table-cell office:value-type="string">
            <text:p>1*6P-2.54-8.5mm</text:p>
          </table:table-cell>
          <table:table-cell office:value-type="string">
            <text:p>YXCON</text:p>
          </table:table-cell>
          <table:table-cell office:value-type="string">
            <text:p>http://www.seeedstudio.com/wiki/images/0/0d/320030039.pdf</text:p>
          </table:table-cell>
          <table:table-cell office:value-type="string">
            <text:p>0.168 </text:p>
          </table:table-cell>
          <table:table-cell office:value-type="string">
            <text:p>1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30019</text:p>
          </table:table-cell>
        </table:table-row>
        <table:table-row table:style-name="ro2">
          <table:table-cell office:value-type="float" office:value="320030012">
            <text:p>320030012</text:p>
          </table:table-cell>
          <table:table-cell office:value-type="string">
            <text:p>F185-1106A1BSYA2</text:p>
          </table:table-cell>
          <table:table-cell office:value-type="string">
            <text:p>DIP Long Black Female Header VERT</text:p>
          </table:table-cell>
          <table:table-cell office:value-type="string">
            <text:p>Connector </text:p>
          </table:table-cell>
          <table:table-cell office:value-type="string">
            <text:p>1*6P-2.54-8.5mm</text:p>
          </table:table-cell>
          <table:table-cell office:value-type="string">
            <text:p>YXCON</text:p>
          </table:table-cell>
          <table:table-cell office:value-type="string">
            <text:p>http://www.seeedstudio.com/wiki/images/0/0d/320030039.pdf</text:p>
          </table:table-cell>
          <table:table-cell office:value-type="string">
            <text:p>0.202 </text:p>
          </table:table-cell>
          <table:table-cell office:value-type="string">
            <text:p>1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30012</text:p>
          </table:table-cell>
        </table:table-row>
        <table:table-row table:style-name="ro2">
          <table:table-cell office:value-type="float" office:value="320030060">
            <text:p>320030060</text:p>
          </table:table-cell>
          <table:table-cell office:value-type="string">
            <text:p>F185-1106A1BSYC1</text:p>
          </table:table-cell>
          <table:table-cell office:value-type="string">
            <text:p>DIP Black Female Header VERT</text:p>
          </table:table-cell>
          <table:table-cell office:value-type="string">
            <text:p>Connector </text:p>
          </table:table-cell>
          <table:table-cell office:value-type="string">
            <text:p>1X6P-2.54-8.5</text:p>
          </table:table-cell>
          <table:table-cell office:value-type="string">
            <text:p>YXCON</text:p>
          </table:table-cell>
          <table:table-cell office:value-type="string">
            <text:p>http://www.seeedstudio.com/wiki/images/b/b1/3460270P1.pdf</text:p>
          </table:table-cell>
          <table:table-cell office:value-type="string">
            <text:p>0.101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0270P1</text:p>
          </table:table-cell>
        </table:table-row>
        <table:table-row table:style-name="ro2">
          <table:table-cell office:value-type="float" office:value="320030067">
            <text:p>320030067</text:p>
          </table:table-cell>
          <table:table-cell/>
          <table:table-cell office:value-type="string">
            <text:p>DIP Long Blue Female Header</text:p>
          </table:table-cell>
          <table:table-cell office:value-type="string">
            <text:p>Connector </text:p>
          </table:table-cell>
          <table:table-cell office:value-type="string">
            <text:p>1X6P-2.54-8.5+2.5-12.3</text:p>
          </table:table-cell>
          <table:table-cell office:value-type="string">
            <text:p>YXCON</text:p>
          </table:table-cell>
          <table:table-cell office:value-type="string">
            <text:p>http://www.seeedstudio.com/wiki/images/0/0d/3461250P1.pdf</text:p>
          </table:table-cell>
          <table:table-cell office:value-type="string">
            <text:p>0.184 </text:p>
          </table:table-cell>
          <table:table-cell office:value-type="string">
            <text:p>1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1250P1</text:p>
          </table:table-cell>
        </table:table-row>
        <table:table-row table:style-name="ro2">
          <table:table-cell office:value-type="float" office:value="320030068">
            <text:p>320030068</text:p>
          </table:table-cell>
          <table:table-cell/>
          <table:table-cell office:value-type="string">
            <text:p>DIP Long Blue Female Header</text:p>
          </table:table-cell>
          <table:table-cell office:value-type="string">
            <text:p>Connector </text:p>
          </table:table-cell>
          <table:table-cell office:value-type="string">
            <text:p>1X8P-2.54-8.5+2.5-12.3</text:p>
          </table:table-cell>
          <table:table-cell office:value-type="string">
            <text:p>YXCON</text:p>
          </table:table-cell>
          <table:table-cell office:value-type="string">
            <text:p>http://www.seeedstudio.com/wiki/images/4/49/3461260P1.pdf</text:p>
          </table:table-cell>
          <table:table-cell office:value-type="string">
            <text:p>0.245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461260P1</text:p>
          </table:table-cell>
        </table:table-row>
        <table:table-row table:style-name="ro2">
          <table:table-cell office:value-type="float" office:value="320030065">
            <text:p>320030065</text:p>
          </table:table-cell>
          <table:table-cell office:value-type="string">
            <text:p>F185-1108A1BSYC1</text:p>
          </table:table-cell>
          <table:table-cell office:value-type="string">
            <text:p>DIP Yellow Female Header</text:p>
          </table:table-cell>
          <table:table-cell office:value-type="string">
            <text:p>Connector </text:p>
          </table:table-cell>
          <table:table-cell office:value-type="string">
            <text:p>1X8P-2.54-8.5</text:p>
          </table:table-cell>
          <table:table-cell office:value-type="string">
            <text:p>YXCON</text:p>
          </table:table-cell>
          <table:table-cell office:value-type="string">
            <text:p>http://www.seeedstudio.com/wiki/images/1/18/3460590P1.pdf</text:p>
          </table:table-cell>
          <table:table-cell office:value-type="string">
            <text:p>0.202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460590P1</text:p>
          </table:table-cell>
        </table:table-row>
        <table:table-row table:style-name="ro2">
          <table:table-cell office:value-type="float" office:value="320030061">
            <text:p>320030061</text:p>
          </table:table-cell>
          <table:table-cell office:value-type="string">
            <text:p>F185-1108A1BSYC1</text:p>
          </table:table-cell>
          <table:table-cell office:value-type="string">
            <text:p>DIP Black Female Header VERT</text:p>
          </table:table-cell>
          <table:table-cell office:value-type="string">
            <text:p>Connector </text:p>
          </table:table-cell>
          <table:table-cell office:value-type="string">
            <text:p>1X8P-2.54-8.5</text:p>
          </table:table-cell>
          <table:table-cell office:value-type="string">
            <text:p>YXCON</text:p>
          </table:table-cell>
          <table:table-cell office:value-type="string">
            <text:p>http://www.seeedstudio.com/wiki/images/2/27/3460290P1.pdf</text:p>
          </table:table-cell>
          <table:table-cell office:value-type="string">
            <text:p>0.143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460290P1</text:p>
          </table:table-cell>
        </table:table-row>
        <table:table-row table:style-name="ro2">
          <table:table-cell office:value-type="float" office:value="320030013">
            <text:p>320030013</text:p>
          </table:table-cell>
          <table:table-cell office:value-type="string">
            <text:p>F185-2108A1BSYA1</text:p>
          </table:table-cell>
          <table:table-cell office:value-type="string">
            <text:p>DIP Long Black Female Header VERT</text:p>
          </table:table-cell>
          <table:table-cell office:value-type="string">
            <text:p>Connector </text:p>
          </table:table-cell>
          <table:table-cell office:value-type="string">
            <text:p>1*8P-2.54-(8.5+1.5)mm-10.5</text:p>
          </table:table-cell>
          <table:table-cell office:value-type="string">
            <text:p>YXCON</text:p>
          </table:table-cell>
          <table:table-cell office:value-type="string">
            <text:p>http://www.seeedstudio.com/wiki/images/2/2d/320030013.png</text:p>
          </table:table-cell>
          <table:table-cell office:value-type="string">
            <text:p>0.269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20030013</text:p>
          </table:table-cell>
        </table:table-row>
        <table:table-row table:style-name="ro2">
          <table:table-cell office:value-type="float" office:value="320030001">
            <text:p>320030001</text:p>
          </table:table-cell>
          <table:table-cell office:value-type="string">
            <text:p>F185-2110A0ASYA1</text:p>
          </table:table-cell>
          <table:table-cell office:value-type="string">
            <text:p>DIP Long Blue Female Header</text:p>
          </table:table-cell>
          <table:table-cell office:value-type="string">
            <text:p>Connector </text:p>
          </table:table-cell>
          <table:table-cell office:value-type="string">
            <text:p>1*10P-2.54-8.5+2.5-12.3mm</text:p>
          </table:table-cell>
          <table:table-cell office:value-type="string">
            <text:p>YAGEO</text:p>
          </table:table-cell>
          <table:table-cell office:value-type="string">
            <text:p>http://www.seeedstudio.com/wiki/images/7/70/320030001.pdf</text:p>
          </table:table-cell>
          <table:table-cell office:value-type="string">
            <text:p>0.283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01</text:p>
          </table:table-cell>
        </table:table-row>
        <table:table-row table:style-name="ro2">
          <table:table-cell office:value-type="float" office:value="320030039">
            <text:p>320030039</text:p>
          </table:table-cell>
          <table:table-cell office:value-type="string">
            <text:p>F185-1110A1BSYA1</text:p>
          </table:table-cell>
          <table:table-cell office:value-type="string">
            <text:p>DIP Long Black Female Header VERT</text:p>
          </table:table-cell>
          <table:table-cell office:value-type="string">
            <text:p>Connector </text:p>
          </table:table-cell>
          <table:table-cell office:value-type="string">
            <text:p>1*10P-2.54-8.5mm</text:p>
          </table:table-cell>
          <table:table-cell office:value-type="string">
            <text:p>YAGEO</text:p>
          </table:table-cell>
          <table:table-cell office:value-type="string">
            <text:p>http://www.seeedstudio.com/wiki/images/0/0d/320030039.pdf</text:p>
          </table:table-cell>
          <table:table-cell office:value-type="string">
            <text:p>0.337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39</text:p>
          </table:table-cell>
        </table:table-row>
        <table:table-row table:style-name="ro2">
          <table:table-cell office:value-type="float" office:value="320030059">
            <text:p>320030059</text:p>
          </table:table-cell>
          <table:table-cell office:value-type="string">
            <text:p>F185-1110A1BSYC1</text:p>
          </table:table-cell>
          <table:table-cell office:value-type="string">
            <text:p>DIP Yellow Female Header VERT</text:p>
          </table:table-cell>
          <table:table-cell office:value-type="string">
            <text:p>Connector </text:p>
          </table:table-cell>
          <table:table-cell office:value-type="string">
            <text:p>1*10P-2.54-8.5mm</text:p>
          </table:table-cell>
          <table:table-cell office:value-type="string">
            <text:p>YXCON</text:p>
          </table:table-cell>
          <table:table-cell office:value-type="string">
            <text:p>http://www.seeedstudio.com/wiki/images/f/f2/3460170P1.pdf</text:p>
          </table:table-cell>
          <table:table-cell office:value-type="string">
            <text:p>0.211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59</text:p>
          </table:table-cell>
        </table:table-row>
        <table:table-row table:style-name="ro2">
          <table:table-cell office:value-type="float" office:value="320030009">
            <text:p>320030009</text:p>
          </table:table-cell>
          <table:table-cell office:value-type="string">
            <text:p>F243-1110A1BSUA1</text:p>
          </table:table-cell>
          <table:table-cell office:value-type="string">
            <text:p>DIP Black Female Header VERT;</text:p>
          </table:table-cell>
          <table:table-cell office:value-type="string">
            <text:p>Connector </text:p>
          </table:table-cell>
          <table:table-cell office:value-type="string">
            <text:p>1*10P-2.0-4.3mm</text:p>
          </table:table-cell>
          <table:table-cell office:value-type="string">
            <text:p>YXCON</text:p>
          </table:table-cell>
          <table:table-cell office:value-type="string">
            <text:p>http://www.seeedstudio.com/wiki/images/6/6e/320030009.png</text:p>
          </table:table-cell>
          <table:table-cell office:value-type="string">
            <text:p>0.253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09</text:p>
          </table:table-cell>
        </table:table-row>
        <table:table-row table:style-name="ro2">
          <table:table-cell office:value-type="float" office:value="320190003">
            <text:p>320190003</text:p>
          </table:table-cell>
          <table:table-cell/>
          <table:table-cell office:value-type="string">
            <text:p>DIP Black Jumper;2P-2.54</text:p>
          </table:table-cell>
          <table:table-cell office:value-type="string">
            <text:p>Connector </text:p>
          </table:table-cell>
          <table:table-cell office:value-type="string">
            <text:p>2P-2.54</text:p>
          </table:table-cell>
          <table:table-cell office:value-type="string">
            <text:p>TAIFENG</text:p>
          </table:table-cell>
          <table:table-cell office:value-type="string">
            <text:p>http://www.seeedstudio.com/wiki/images/e/ee/3460440P1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460440P1</text:p>
          </table:table-cell>
        </table:table-row>
        <table:table-row table:style-name="ro2">
          <table:table-cell office:value-type="float" office:value="320090000">
            <text:p>320090000</text:p>
          </table:table-cell>
          <table:table-cell office:value-type="string">
            <text:p>ST-TF-003A</text:p>
          </table:table-cell>
          <table:table-cell office:value-type="string">
            <text:p>SMD Micro SD Card Socket</text:p>
          </table:table-cell>
          <table:table-cell office:value-type="string">
            <text:p>Connector </text:p>
          </table:table-cell>
          <table:table-cell office:value-type="string">
            <text:p>9P-SMD-W/-RING</text:p>
          </table:table-cell>
          <table:table-cell office:value-type="string">
            <text:p>SUNTECH</text:p>
          </table:table-cell>
          <table:table-cell office:value-type="string">
            <text:p>http://www.seeedstudio.com/wiki/images/3/3e/3300060P1.PDF</text:p>
          </table:table-cell>
          <table:table-cell office:value-type="string">
            <text:p>0.508 </text:p>
          </table:table-cell>
          <table:table-cell office:value-type="string">
            <text:p>10 </text:p>
          </table:table-cell>
          <table:table-cell office:value-type="string">
            <text:p>13 </text:p>
          </table:table-cell>
          <table:table-cell office:value-type="string">
            <text:p>1.30 </text:p>
          </table:table-cell>
          <table:table-cell/>
          <table:table-cell office:value-type="string">
            <text:p>http://www.seeedstudio.com/depot/OPLopen-parts-library-catalog-c-136_138/#3300060P1</text:p>
          </table:table-cell>
        </table:table-row>
        <table:table-row table:style-name="ro2">
          <table:table-cell office:value-type="float" office:value="320090008">
            <text:p>320090008</text:p>
          </table:table-cell>
          <table:table-cell/>
          <table:table-cell office:value-type="string">
            <text:p>SMD Micro SD Card Socket</text:p>
          </table:table-cell>
          <table:table-cell office:value-type="string">
            <text:p>Connector </text:p>
          </table:table-cell>
          <table:table-cell office:value-type="string">
            <text:p>TF-01</text:p>
          </table:table-cell>
          <table:table-cell office:value-type="string">
            <text:p>BEST</text:p>
          </table:table-cell>
          <table:table-cell office:value-type="string">
            <text:p>http://www.seeedstudio.com/wiki/images/2/22/320090008.pdf</text:p>
          </table:table-cell>
          <table:table-cell office:value-type="string">
            <text:p>0.246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90008</text:p>
          </table:table-cell>
        </table:table-row>
        <table:table-row table:style-name="ro2">
          <table:table-cell office:value-type="float" office:value="320010007">
            <text:p>320010007</text:p>
          </table:table-cell>
          <table:table-cell office:value-type="string">
            <text:p>ST-USB-003A</text:p>
          </table:table-cell>
          <table:table-cell office:value-type="string">
            <text:p>DIP USB-A-Famale</text:p>
          </table:table-cell>
          <table:table-cell office:value-type="string">
            <text:p>Connector </text:p>
          </table:table-cell>
          <table:table-cell office:value-type="string">
            <text:p>4P-2.0-90D</text:p>
          </table:table-cell>
          <table:table-cell office:value-type="string">
            <text:p>suntech</text:p>
          </table:table-cell>
          <table:table-cell/>
          <table:table-cell office:value-type="string">
            <text:p>0.207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0010007</text:p>
          </table:table-cell>
        </table:table-row>
        <table:table-row table:style-name="ro2">
          <table:table-cell office:value-type="float" office:value="320010000">
            <text:p>320010000</text:p>
          </table:table-cell>
          <table:table-cell office:value-type="string">
            <text:p>ST-USB-001G</text:p>
          </table:table-cell>
          <table:table-cell office:value-type="string">
            <text:p>SMD Micro USB-B-W/P</text:p>
          </table:table-cell>
          <table:table-cell office:value-type="string">
            <text:p>Connector </text:p>
          </table:table-cell>
          <table:table-cell office:value-type="string">
            <text:p>5+4-0.65-L7.4*W5.0*H2.35mm</text:p>
          </table:table-cell>
          <table:table-cell office:value-type="string">
            <text:p>SUNTECH</text:p>
          </table:table-cell>
          <table:table-cell/>
          <table:table-cell office:value-type="string">
            <text:p>0.265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20010000</text:p>
          </table:table-cell>
        </table:table-row>
        <table:table-row table:style-name="ro2">
          <table:table-cell office:value-type="float" office:value="320010014">
            <text:p>320010014</text:p>
          </table:table-cell>
          <table:table-cell office:value-type="string">
            <text:p>ST-USB-013A</text:p>
          </table:table-cell>
          <table:table-cell office:value-type="string">
            <text:p>DIP Mini USB-B</text:p>
          </table:table-cell>
          <table:table-cell office:value-type="string">
            <text:p>Connector </text:p>
          </table:table-cell>
          <table:table-cell office:value-type="string">
            <text:p>MINI-B-5P-SMD</text:p>
          </table:table-cell>
          <table:table-cell office:value-type="string">
            <text:p>SUNTECH</text:p>
          </table:table-cell>
          <table:table-cell office:value-type="string">
            <text:p>http://www.seeedstudio.com/wiki/images/6/68/3400030P1.pdf</text:p>
          </table:table-cell>
          <table:table-cell office:value-type="string">
            <text:p>0.177 </text:p>
          </table:table-cell>
          <table:table-cell office:value-type="string">
            <text:p>10 </text:p>
          </table:table-cell>
          <table:table-cell office:value-type="string">
            <text:p>9 </text:p>
          </table:table-cell>
          <table:table-cell office:value-type="string">
            <text:p>0.90 </text:p>
          </table:table-cell>
          <table:table-cell/>
          <table:table-cell office:value-type="string">
            <text:p>http://www.seeedstudio.com/depot/OPLopen-parts-library-catalog-c-136_138/#3400030P1</text:p>
          </table:table-cell>
        </table:table-row>
        <table:table-row table:style-name="ro2">
          <table:table-cell office:value-type="float" office:value="320110031">
            <text:p>320110031</text:p>
          </table:table-cell>
          <table:table-cell/>
          <table:table-cell office:value-type="string">
            <text:p>DIP Green Screw Terminal;2P-5.0</text:p>
          </table:table-cell>
          <table:table-cell office:value-type="string">
            <text:p>Connector </text:p>
          </table:table-cell>
          <table:table-cell office:value-type="string">
            <text:p>2P-5.0</text:p>
          </table:table-cell>
          <table:table-cell office:value-type="string">
            <text:p>GOOSVN</text:p>
          </table:table-cell>
          <table:table-cell office:value-type="string">
            <text:p>http://www.seeedstudio.com/wiki/images/e/ee/3470110P1.pdf</text:p>
          </table:table-cell>
          <table:table-cell office:value-type="string">
            <text:p>0.155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470110P1</text:p>
          </table:table-cell>
        </table:table-row>
        <table:table-row table:style-name="ro2">
          <table:table-cell office:value-type="float" office:value="320110028">
            <text:p>320110028</text:p>
          </table:table-cell>
          <table:table-cell/>
          <table:table-cell office:value-type="string">
            <text:p>DIP Green Screw Terminal;2P-3.5</text:p>
          </table:table-cell>
          <table:table-cell office:value-type="string">
            <text:p>Connector </text:p>
          </table:table-cell>
          <table:table-cell office:value-type="string">
            <text:p>2P-3.5</text:p>
          </table:table-cell>
          <table:table-cell office:value-type="string">
            <text:p>GOOSVN</text:p>
          </table:table-cell>
          <table:table-cell office:value-type="string">
            <text:p>http://www.seeedstudio.com/wiki/images/4/49/3470070P1.pdf</text:p>
          </table:table-cell>
          <table:table-cell office:value-type="string">
            <text:p>0.155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470070P1</text:p>
          </table:table-cell>
        </table:table-row>
        <table:table-row table:style-name="ro2">
          <table:table-cell office:value-type="float" office:value="320110029">
            <text:p>320110029</text:p>
          </table:table-cell>
          <table:table-cell/>
          <table:table-cell office:value-type="string">
            <text:p>DIP Green Screw Terminal;3P-5.0</text:p>
          </table:table-cell>
          <table:table-cell office:value-type="string">
            <text:p>Connector </text:p>
          </table:table-cell>
          <table:table-cell office:value-type="string">
            <text:p>3P-5.0</text:p>
          </table:table-cell>
          <table:table-cell office:value-type="string">
            <text:p>GOOSVN</text:p>
          </table:table-cell>
          <table:table-cell office:value-type="string">
            <text:p>http://www.seeedstudio.com/wiki/images/f/f0/3470080P1.pdf</text:p>
          </table:table-cell>
          <table:table-cell office:value-type="string">
            <text:p>0.232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470080P1</text:p>
          </table:table-cell>
        </table:table-row>
        <table:table-row table:style-name="ro2">
          <table:table-cell office:value-type="float" office:value="320120003">
            <text:p>320120003</text:p>
          </table:table-cell>
          <table:table-cell office:value-type="string">
            <text:p>DC-005</text:p>
          </table:table-cell>
          <table:table-cell office:value-type="string">
            <text:p>DIP Black DC Jack;2.1MM</text:p>
          </table:table-cell>
          <table:table-cell office:value-type="string">
            <text:p>Connector </text:p>
          </table:table-cell>
          <table:table-cell office:value-type="string">
            <text:p>PW-3P-2.1</text:p>
          </table:table-cell>
          <table:table-cell office:value-type="string">
            <text:p>BEST</text:p>
          </table:table-cell>
          <table:table-cell office:value-type="string">
            <text:p>http://www.seeedstudio.com/wiki/images/1/15/3410020P1.pdf</text:p>
          </table:table-cell>
          <table:table-cell office:value-type="string">
            <text:p>0.107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410020P1</text:p>
          </table:table-cell>
        </table:table-row>
        <table:table-row table:style-name="ro2">
          <table:table-cell office:value-type="float" office:value="320120002">
            <text:p>320120002</text:p>
          </table:table-cell>
          <table:table-cell/>
          <table:table-cell office:value-type="string">
            <text:p>DIP Black DC Jack;2.1MM;</text:p>
          </table:table-cell>
          <table:table-cell office:value-type="string">
            <text:p>Connector </text:p>
          </table:table-cell>
          <table:table-cell office:value-type="string">
            <text:p>PW-3P-2.1</text:p>
          </table:table-cell>
          <table:table-cell office:value-type="string">
            <text:p>BEST</text:p>
          </table:table-cell>
          <table:table-cell office:value-type="string">
            <text:p>http://www.seeedstudio.com/wiki/images/c/c0/3410010P1.pdf</text:p>
          </table:table-cell>
          <table:table-cell office:value-type="string">
            <text:p>0.206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410010P1</text:p>
          </table:table-cell>
        </table:table-row>
        <table:table-row table:style-name="ro2">
          <table:table-cell office:value-type="float" office:value="320110027">
            <text:p>320110027</text:p>
          </table:table-cell>
          <table:table-cell/>
          <table:table-cell office:value-type="string">
            <text:p>DIP White Male JST connector;2P-2.0</text:p>
          </table:table-cell>
          <table:table-cell office:value-type="string">
            <text:p>Connector </text:p>
          </table:table-cell>
          <table:table-cell office:value-type="string">
            <text:p>2P-2.0-90D</text:p>
          </table:table-cell>
          <table:table-cell/>
          <table:table-cell office:value-type="string">
            <text:p>http://www.seeedstudio.com/wiki/images/e/e8/3410070P1.pdf</text:p>
          </table:table-cell>
          <table:table-cell office:value-type="string">
            <text:p>0.013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410070P1</text:p>
          </table:table-cell>
        </table:table-row>
        <table:table-row table:style-name="ro2">
          <table:table-cell office:value-type="float" office:value="320110026">
            <text:p>320110026</text:p>
          </table:table-cell>
          <table:table-cell/>
          <table:table-cell office:value-type="string">
            <text:p>SMD White Male JST connector;2P-2.0</text:p>
          </table:table-cell>
          <table:table-cell office:value-type="string">
            <text:p>Connector </text:p>
          </table:table-cell>
          <table:table-cell office:value-type="string">
            <text:p>2P-SMD-2.0-90D</text:p>
          </table:table-cell>
          <table:table-cell/>
          <table:table-cell office:value-type="string">
            <text:p>http://www.seeedstudio.com/wiki/images/f/f3/3410050P1.pdf</text:p>
          </table:table-cell>
          <table:table-cell office:value-type="string">
            <text:p>0.109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410050P1</text:p>
          </table:table-cell>
        </table:table-row>
        <table:table-row table:style-name="ro2">
          <table:table-cell office:value-type="float" office:value="320110030">
            <text:p>320110030</text:p>
          </table:table-cell>
          <table:table-cell office:value-type="string">
            <text:p>1125S-SMT-4P</text:p>
          </table:table-cell>
          <table:table-cell office:value-type="string">
            <text:p>SMD White Male Header VERT;4Pin-2.0</text:p>
          </table:table-cell>
          <table:table-cell office:value-type="string">
            <text:p>Connector </text:p>
          </table:table-cell>
          <table:table-cell office:value-type="string">
            <text:p>4P-SMD-2.0</text:p>
          </table:table-cell>
          <table:table-cell office:value-type="string">
            <text:p>TAIFENG</text:p>
          </table:table-cell>
          <table:table-cell office:value-type="string">
            <text:p>http://www.seeedstudio.com/wiki/images/d/d5/3470090P1.pdf</text:p>
          </table:table-cell>
          <table:table-cell office:value-type="string">
            <text:p>0.209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70090P1</text:p>
          </table:table-cell>
        </table:table-row>
        <table:table-row table:style-name="ro2">
          <table:table-cell office:value-type="float" office:value="320110032">
            <text:p>320110032</text:p>
          </table:table-cell>
          <table:table-cell office:value-type="string">
            <text:p>1125R-SMT-4P</text:p>
          </table:table-cell>
          <table:table-cell office:value-type="string">
            <text:p>SMD White Male Header VERT;4Pin-2.0</text:p>
          </table:table-cell>
          <table:table-cell office:value-type="string">
            <text:p>Connector </text:p>
          </table:table-cell>
          <table:table-cell office:value-type="string">
            <text:p>4P-SMD-2.0-90D</text:p>
          </table:table-cell>
          <table:table-cell office:value-type="string">
            <text:p>TAIFENG</text:p>
          </table:table-cell>
          <table:table-cell office:value-type="string">
            <text:p>http://www.seeedstudio.com/wiki/images/e/e0/3470120P1.pdf</text:p>
          </table:table-cell>
          <table:table-cell office:value-type="string">
            <text:p>0.183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70120P1</text:p>
          </table:table-cell>
        </table:table-row>
        <table:table-row table:style-name="ro2">
          <table:table-cell office:value-type="float" office:value="320110034">
            <text:p>320110034</text:p>
          </table:table-cell>
          <table:table-cell office:value-type="string">
            <text:p>1125R-4P</text:p>
          </table:table-cell>
          <table:table-cell office:value-type="string">
            <text:p>DIP White Male Header 90D;4Pin-2.0</text:p>
          </table:table-cell>
          <table:table-cell office:value-type="string">
            <text:p>Connector </text:p>
          </table:table-cell>
          <table:table-cell office:value-type="string">
            <text:p>4P-2.0-90D</text:p>
          </table:table-cell>
          <table:table-cell office:value-type="string">
            <text:p>TAIFENG</text:p>
          </table:table-cell>
          <table:table-cell office:value-type="string">
            <text:p>http://www.seeedstudio.com/wiki/images/4/40/3470140P1.pdf</text:p>
          </table:table-cell>
          <table:table-cell office:value-type="string">
            <text:p>0.028 </text:p>
          </table:table-cell>
          <table:table-cell office:value-type="string">
            <text:p>3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70140P1</text:p>
          </table:table-cell>
        </table:table-row>
        <table:table-row table:style-name="ro2">
          <table:table-cell office:value-type="float" office:value="320110033">
            <text:p>320110033</text:p>
          </table:table-cell>
          <table:table-cell office:value-type="string">
            <text:p>1125S-4P</text:p>
          </table:table-cell>
          <table:table-cell office:value-type="string">
            <text:p>DIP White Male Header VERT;4Pin-2.0</text:p>
          </table:table-cell>
          <table:table-cell office:value-type="string">
            <text:p>Connector </text:p>
          </table:table-cell>
          <table:table-cell office:value-type="string">
            <text:p>4P-2.0</text:p>
          </table:table-cell>
          <table:table-cell office:value-type="string">
            <text:p>TAIFENG</text:p>
          </table:table-cell>
          <table:table-cell office:value-type="string">
            <text:p>http://www.seeedstudio.com/wiki/images/6/69/3470130P1.pdf</text:p>
          </table:table-cell>
          <table:table-cell office:value-type="string">
            <text:p>0.024 </text:p>
          </table:table-cell>
          <table:table-cell office:value-type="string">
            <text:p>3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70130P1</text:p>
          </table:table-cell>
        </table:table-row>
        <table:table-row table:style-name="ro2">
          <table:table-cell office:value-type="float" office:value="320110048">
            <text:p>320110048</text:p>
          </table:table-cell>
          <table:table-cell/>
          <table:table-cell office:value-type="string">
            <text:p>SMD I-PEX MFH1 Connector</text:p>
          </table:table-cell>
          <table:table-cell office:value-type="string">
            <text:p>Connector </text:p>
          </table:table-cell>
          <table:table-cell office:value-type="string">
            <text:p>U-FL</text:p>
          </table:table-cell>
          <table:table-cell office:value-type="string">
            <text:p>I-PEX</text:p>
          </table:table-cell>
          <table:table-cell office:value-type="string">
            <text:p>http://www.seeedstudio.com/wiki/images/e/ee/3450020P1.pdf</text:p>
          </table:table-cell>
          <table:table-cell office:value-type="string">
            <text:p>0.410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50020P1</text:p>
          </table:table-cell>
        </table:table-row>
        <table:table-row table:style-name="ro2">
          <table:table-cell office:value-type="float" office:value="320140004">
            <text:p>320140004</text:p>
          </table:table-cell>
          <table:table-cell office:value-type="string">
            <text:p>MJ88-BX11-RVSL2</text:p>
          </table:table-cell>
          <table:table-cell office:value-type="string">
            <text:p>DIP RJ45 Connector;8P-R/A-With LED</text:p>
          </table:table-cell>
          <table:table-cell office:value-type="string">
            <text:p>Connector </text:p>
          </table:table-cell>
          <table:table-cell office:value-type="string">
            <text:p>8P-R/A</text:p>
          </table:table-cell>
          <table:table-cell office:value-type="string">
            <text:p>Heling Electronic</text:p>
          </table:table-cell>
          <table:table-cell office:value-type="string">
            <text:p>http://www.seeedstudio.com/wiki/images/f/f7/3420050P1.pdf</text:p>
          </table:table-cell>
          <table:table-cell office:value-type="string">
            <text:p>0.927 </text:p>
          </table:table-cell>
          <table:table-cell office:value-type="string">
            <text:p>3 </text:p>
          </table:table-cell>
          <table:table-cell office:value-type="string">
            <text:p>14 </text:p>
          </table:table-cell>
          <table:table-cell office:value-type="string">
            <text:p>1.40 </text:p>
          </table:table-cell>
          <table:table-cell/>
          <table:table-cell office:value-type="string">
            <text:p>http://www.seeedstudio.com/depot/OPLopen-parts-library-catalog-c-136_138/#3420050P1</text:p>
          </table:table-cell>
        </table:table-row>
        <table:table-row table:style-name="ro2">
          <table:table-cell office:value-type="float" office:value="304090042">
            <text:p>304090042</text:p>
          </table:table-cell>
          <table:table-cell office:value-type="string">
            <text:p>19-217-R6C-AL1M2VY-3T</text:p>
          </table:table-cell>
          <table:table-cell office:value-type="string">
            <text:p>LED-SMD Red Diffused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e/ef/0330020P1.pdf</text:p>
          </table:table-cell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30020P1</text:p>
          </table:table-cell>
        </table:table-row>
        <table:table-row table:style-name="ro2">
          <table:table-cell office:value-type="float" office:value="304090046">
            <text:p>304090046</text:p>
          </table:table-cell>
          <table:table-cell office:value-type="string">
            <text:p>17-215SURC/S530-A2/TR8</text:p>
          </table:table-cell>
          <table:table-cell office:value-type="string">
            <text:p>SMD LED Clear-Red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1/13/304090046.pdf</text:p>
          </table:table-cell>
          <table:table-cell office:value-type="string">
            <text:p>0.059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46</text:p>
          </table:table-cell>
        </table:table-row>
        <table:table-row table:style-name="ro2">
          <table:table-cell office:value-type="float" office:value="304090041">
            <text:p>304090041</text:p>
          </table:table-cell>
          <table:table-cell/>
          <table:table-cell office:value-type="string">
            <text:p>DIP LED Red-Red</text:p>
          </table:table-cell>
          <table:table-cell office:value-type="string">
            <text:p>LED</text:p>
          </table:table-cell>
          <table:table-cell office:value-type="string">
            <text:p>Radial-2P-2.54-3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5/5a/304090041.pdf</text:p>
          </table:table-cell>
          <table:table-cell office:value-type="string">
            <text:p>0.034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41</text:p>
          </table:table-cell>
        </table:table-row>
        <table:table-row table:style-name="ro2">
          <table:table-cell office:value-type="float" office:value="304090059">
            <text:p>304090059</text:p>
          </table:table-cell>
          <table:table-cell office:value-type="string">
            <text:p>UR502DC</text:p>
          </table:table-cell>
          <table:table-cell office:value-type="string">
            <text:p>DIP LED Vaporous-Red-Red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5/5d/304090059.pdf</text:p>
          </table:table-cell>
          <table:table-cell office:value-type="string">
            <text:p>0.039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59</text:p>
          </table:table-cell>
        </table:table-row>
        <table:table-row table:style-name="ro2">
          <table:table-cell office:value-type="float" office:value="304090057">
            <text:p>304090057</text:p>
          </table:table-cell>
          <table:table-cell office:value-type="string">
            <text:p>17-215SYGC/S530-E2/TR8</text:p>
          </table:table-cell>
          <table:table-cell office:value-type="string">
            <text:p>SMD LED Clear-Green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5/56/304090057.pdf</text:p>
          </table:table-cell>
          <table:table-cell office:value-type="string">
            <text:p>0.059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57</text:p>
          </table:table-cell>
        </table:table-row>
        <table:table-row table:style-name="ro2">
          <table:table-cell office:value-type="float" office:value="304090043">
            <text:p>304090043</text:p>
          </table:table-cell>
          <table:table-cell office:value-type="string">
            <text:p>19-217-G7C-AN1P2-3T</text:p>
          </table:table-cell>
          <table:table-cell office:value-type="string">
            <text:p>SMD LED Clear-Green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f/f9/0330010P1.pdf</text:p>
          </table:table-cell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30010P1</text:p>
          </table:table-cell>
        </table:table-row>
        <table:table-row table:style-name="ro2">
          <table:table-cell office:value-type="float" office:value="304090040">
            <text:p>304090040</text:p>
          </table:table-cell>
          <table:table-cell/>
          <table:table-cell office:value-type="string">
            <text:p>DIP LED Green-Green</text:p>
          </table:table-cell>
          <table:table-cell office:value-type="string">
            <text:p>LED</text:p>
          </table:table-cell>
          <table:table-cell office:value-type="string">
            <text:p>Radial-2P-2.54-3.0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d/d1/304090040.pdf</text:p>
          </table:table-cell>
          <table:table-cell office:value-type="string">
            <text:p>0.037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4090040</text:p>
          </table:table-cell>
        </table:table-row>
        <table:table-row table:style-name="ro2">
          <table:table-cell office:value-type="float" office:value="304090038">
            <text:p>304090038</text:p>
          </table:table-cell>
          <table:table-cell office:value-type="string">
            <text:p>G502DC</text:p>
          </table:table-cell>
          <table:table-cell office:value-type="string">
            <text:p>DIP LED Green-Green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8/87/304090038.pdf</text:p>
          </table:table-cell>
          <table:table-cell office:value-type="string">
            <text:p>0.041 </text:p>
          </table:table-cell>
          <table:table-cell office:value-type="string">
            <text:p>3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04090038</text:p>
          </table:table-cell>
        </table:table-row>
        <table:table-row table:style-name="ro2">
          <table:table-cell office:value-type="float" office:value="304090039">
            <text:p>304090039</text:p>
          </table:table-cell>
          <table:table-cell office:value-type="string">
            <text:p>17-215UYC/S530-A3/TR8</text:p>
          </table:table-cell>
          <table:table-cell office:value-type="string">
            <text:p>SMD LED Clear-Yellow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5/53/304090039.pdf</text:p>
          </table:table-cell>
          <table:table-cell office:value-type="string">
            <text:p>0.059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39</text:p>
          </table:table-cell>
        </table:table-row>
        <table:table-row table:style-name="ro2">
          <table:table-cell office:value-type="float" office:value="304090044">
            <text:p>304090044</text:p>
          </table:table-cell>
          <table:table-cell office:value-type="string">
            <text:p>19-217-Y5C-AM1N1VY-3T</text:p>
          </table:table-cell>
          <table:table-cell office:value-type="string">
            <text:p>SMD LED Clear-Yellow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Everlight</text:p>
          </table:table-cell>
          <table:table-cell office:value-type="string">
            <text:p>http://www.seeedstudio.com/wiki/File:0330050P1.PDF</text:p>
          </table:table-cell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30050P1</text:p>
          </table:table-cell>
        </table:table-row>
        <table:table-row table:style-name="ro2">
          <table:table-cell office:value-type="float" office:value="304090071">
            <text:p>304090071</text:p>
          </table:table-cell>
          <table:table-cell office:value-type="string">
            <text:p>ADL-0603W</text:p>
          </table:table-cell>
          <table:table-cell office:value-type="string">
            <text:p>SMD LED Yellow-White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9/9b/304090071.pdf</text:p>
          </table:table-cell>
          <table:table-cell office:value-type="string">
            <text:p>0.107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71</text:p>
          </table:table-cell>
        </table:table-row>
        <table:table-row table:style-name="ro2">
          <table:table-cell office:value-type="float" office:value="304090065">
            <text:p>304090065</text:p>
          </table:table-cell>
          <table:table-cell office:value-type="string">
            <text:p>CZXR-80RGB03-A</text:p>
          </table:table-cell>
          <table:table-cell office:value-type="string">
            <text:p>DIP LED RGB Common Anode</text:p>
          </table:table-cell>
          <table:table-cell office:value-type="string">
            <text:p>LED</text:p>
          </table:table-cell>
          <table:table-cell office:value-type="string">
            <text:p>Radial-4P-2.0-8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3/3a/304090065.pdf</text:p>
          </table:table-cell>
          <table:table-cell office:value-type="string">
            <text:p>0.339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04090065</text:p>
          </table:table-cell>
        </table:table-row>
        <table:table-row table:style-name="ro2">
          <table:table-cell office:value-type="float" office:value="304090045">
            <text:p>304090045</text:p>
          </table:table-cell>
          <table:table-cell office:value-type="string">
            <text:p>19-217-BHC-ZL1M2RY-3T</text:p>
          </table:table-cell>
          <table:table-cell office:value-type="string">
            <text:p>SMD LED Clear-Blue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1/1b/0330060P1.pdf</text:p>
          </table:table-cell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30060P1</text:p>
          </table:table-cell>
        </table:table-row>
        <table:table-row table:style-name="ro2">
          <table:table-cell office:value-type="float" office:value="304090075">
            <text:p>304090075</text:p>
          </table:table-cell>
          <table:table-cell office:value-type="string">
            <text:p>BL-HB337A-AV-TRB</text:p>
          </table:table-cell>
          <table:table-cell office:value-type="string">
            <text:p>SMD LED Clear-Blue</text:p>
          </table:table-cell>
          <table:table-cell office:value-type="string">
            <text:p>LED</text:p>
          </table:table-cell>
          <table:table-cell office:value-type="float" office:value="402">
            <text:p>402</text:p>
          </table:table-cell>
          <table:table-cell office:value-type="string">
            <text:p>Bright</text:p>
          </table:table-cell>
          <table:table-cell office:value-type="string">
            <text:p>http://www.seeedstudio.com/wiki/images/a/a0/304090075.pdf</text:p>
          </table:table-cell>
          <table:table-cell office:value-type="string">
            <text:p>0.066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75</text:p>
          </table:table-cell>
        </table:table-row>
        <table:table-row table:style-name="ro2">
          <table:table-cell office:value-type="float" office:value="304090062">
            <text:p>304090062</text:p>
          </table:table-cell>
          <table:table-cell office:value-type="string">
            <text:p>504BW</text:p>
          </table:table-cell>
          <table:table-cell office:value-type="string">
            <text:p>DIP LED Blue-Blue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/>
          <table:table-cell office:value-type="string">
            <text:p>http://www.seeedstudio.com/wiki/images/b/ba/304020034.pdf</text:p>
          </table:table-cell>
          <table:table-cell office:value-type="string">
            <text:p>0.073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62</text:p>
          </table:table-cell>
        </table:table-row>
        <table:table-row table:style-name="ro2">
          <table:table-cell office:value-type="float" office:value="304090016">
            <text:p>304090016</text:p>
          </table:table-cell>
          <table:table-cell office:value-type="string">
            <text:p>16-219A/T2D-AR2T1QY/3T</text:p>
          </table:table-cell>
          <table:table-cell office:value-type="string">
            <text:p>SMD LED Yellow-Diffused-Pure White</text:p>
          </table:table-cell>
          <table:table-cell office:value-type="string">
            <text:p>LED</text:p>
          </table:table-cell>
          <table:table-cell office:value-type="float" office:value="402">
            <text:p>402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7/72/304090016.pdf</text:p>
          </table:table-cell>
          <table:table-cell office:value-type="string">
            <text:p>0.102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16</text:p>
          </table:table-cell>
        </table:table-row>
        <table:table-row table:style-name="ro2">
          <table:table-cell office:value-type="float" office:value="304090058">
            <text:p>304090058</text:p>
          </table:table-cell>
          <table:table-cell office:value-type="string">
            <text:p>504WC</text:p>
          </table:table-cell>
          <table:table-cell office:value-type="string">
            <text:p>DIP LED Transparent-White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5/55/304090058.pdf</text:p>
          </table:table-cell>
          <table:table-cell office:value-type="string">
            <text:p>0.059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58</text:p>
          </table:table-cell>
        </table:table-row>
        <table:table-row table:style-name="ro2">
          <table:table-cell office:value-type="float" office:value="304060001">
            <text:p>304060001</text:p>
          </table:table-cell>
          <table:table-cell office:value-type="string">
            <text:p>CESD5V0D1</text:p>
          </table:table-cell>
          <table:table-cell office:value-type="string">
            <text:p>SMD Diode ESD 6.2V-250mW</text:p>
          </table:table-cell>
          <table:table-cell office:value-type="string">
            <text:p>Diode </text:p>
          </table:table-cell>
          <table:table-cell office:value-type="string">
            <text:p>SOD-123</text:p>
          </table:table-cell>
          <table:table-cell office:value-type="string">
            <text:p>JCET</text:p>
          </table:table-cell>
          <table:table-cell office:value-type="string">
            <text:p>http://www.seeedstudio.com/wiki/images/4/4d/304060001.pdf</text:p>
          </table:table-cell>
          <table:table-cell office:value-type="string">
            <text:p>0.039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60001</text:p>
          </table:table-cell>
        </table:table-row>
        <table:table-row table:style-name="ro2">
          <table:table-cell office:value-type="float" office:value="304010008">
            <text:p>304010008</text:p>
          </table:table-cell>
          <table:table-cell office:value-type="string">
            <text:p>1N4004</text:p>
          </table:table-cell>
          <table:table-cell office:value-type="string">
            <text:p>DIP Diode Rectifier 400V-1A</text:p>
          </table:table-cell>
          <table:table-cell office:value-type="string">
            <text:p>Diode </text:p>
          </table:table-cell>
          <table:table-cell office:value-type="string">
            <text:p>DO-41</text:p>
          </table:table-cell>
          <table:table-cell office:value-type="string">
            <text:p>MIC</text:p>
          </table:table-cell>
          <table:table-cell/>
          <table:table-cell office:value-type="string">
            <text:p>0.015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10008</text:p>
          </table:table-cell>
        </table:table-row>
        <table:table-row table:style-name="ro2">
          <table:table-cell office:value-type="float" office:value="304040011">
            <text:p>304040011</text:p>
          </table:table-cell>
          <table:table-cell office:value-type="string">
            <text:p>LL4148ST</text:p>
          </table:table-cell>
          <table:table-cell office:value-type="string">
            <text:p>SMD Diode Switching 75V-200mA</text:p>
          </table:table-cell>
          <table:table-cell office:value-type="string">
            <text:p>Diode </text:p>
          </table:table-cell>
          <table:table-cell office:value-type="string">
            <text:p>LL-34</text:p>
          </table:table-cell>
          <table:table-cell office:value-type="string">
            <text:p>ST</text:p>
          </table:table-cell>
          <table:table-cell office:value-type="string">
            <text:p>http://www.seeedstudio.com/wiki/images/7/7f/1030060P1.pdf</text:p>
          </table:table-cell>
          <table:table-cell office:value-type="string">
            <text:p>0.011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40011</text:p>
          </table:table-cell>
        </table:table-row>
        <table:table-row table:style-name="ro2">
          <table:table-cell office:value-type="float" office:value="304050003">
            <text:p>304050003</text:p>
          </table:table-cell>
          <table:table-cell office:value-type="string">
            <text:p>CESD5V0AP</text:p>
          </table:table-cell>
          <table:table-cell office:value-type="string">
            <text:p>SMD Diode TVS 5V-225mW</text:p>
          </table:table-cell>
          <table:table-cell office:value-type="string">
            <text:p>Diode 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string">
            <text:p>http://www.seeedstudio.com/wiki/images/0/08/304050003.pdf</text:p>
          </table:table-cell>
          <table:table-cell office:value-type="string">
            <text:p>0.072 </text:p>
          </table:table-cell>
          <table:table-cell office:value-type="string">
            <text:p>25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4050003</text:p>
          </table:table-cell>
        </table:table-row>
        <table:table-row table:style-name="ro2">
          <table:table-cell office:value-type="float" office:value="304020028">
            <text:p>304020028</text:p>
          </table:table-cell>
          <table:table-cell office:value-type="string">
            <text:p>MBR0520LT1G</text:p>
          </table:table-cell>
          <table:table-cell office:value-type="string">
            <text:p>SMD Diode Schottky 20V-500mA</text:p>
          </table:table-cell>
          <table:table-cell office:value-type="string">
            <text:p>Diode </text:p>
          </table:table-cell>
          <table:table-cell office:value-type="string">
            <text:p>SOD-123</text:p>
          </table:table-cell>
          <table:table-cell office:value-type="string">
            <text:p>ON Semiconductor</text:p>
          </table:table-cell>
          <table:table-cell office:value-type="string">
            <text:p>http://www.seeedstudio.com/wiki/images/e/ed/304020028.pdf</text:p>
          </table:table-cell>
          <table:table-cell office:value-type="string">
            <text:p>0.066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20028</text:p>
          </table:table-cell>
        </table:table-row>
        <table:table-row table:style-name="ro2">
          <table:table-cell office:value-type="float" office:value="304020034">
            <text:p>304020034</text:p>
          </table:table-cell>
          <table:table-cell office:value-type="string">
            <text:p>B5819W</text:p>
          </table:table-cell>
          <table:table-cell office:value-type="string">
            <text:p>SMD Diode Schottky 20V-1A</text:p>
          </table:table-cell>
          <table:table-cell office:value-type="string">
            <text:p>Diode </text:p>
          </table:table-cell>
          <table:table-cell office:value-type="string">
            <text:p>SOD-123</text:p>
          </table:table-cell>
          <table:table-cell office:value-type="string">
            <text:p>Micro Commercial Components</text:p>
          </table:table-cell>
          <table:table-cell office:value-type="string">
            <text:p>http://www.seeedstudio.com/wiki/images/b/ba/304020034.pdf</text:p>
          </table:table-cell>
          <table:table-cell office:value-type="string">
            <text:p>0.053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20034</text:p>
          </table:table-cell>
        </table:table-row>
        <table:table-row table:style-name="ro2">
          <table:table-cell office:value-type="float" office:value="304020027">
            <text:p>304020027</text:p>
          </table:table-cell>
          <table:table-cell office:value-type="string">
            <text:p>1N5819</text:p>
          </table:table-cell>
          <table:table-cell office:value-type="string">
            <text:p>SMD Diode Schottky 40V-1A</text:p>
          </table:table-cell>
          <table:table-cell office:value-type="string">
            <text:p>Diode </text:p>
          </table:table-cell>
          <table:table-cell office:value-type="string">
            <text:p>DO-214AC</text:p>
          </table:table-cell>
          <table:table-cell/>
          <table:table-cell office:value-type="string">
            <text:p>http://www.seeedstudio.com/wiki/images/4/45/0300070P1.pdf</text:p>
          </table:table-cell>
          <table:table-cell office:value-type="string">
            <text:p>0.028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00070P1</text:p>
          </table:table-cell>
        </table:table-row>
        <table:table-row table:style-name="ro2">
          <table:table-cell office:value-type="float" office:value="304020021">
            <text:p>304020021</text:p>
          </table:table-cell>
          <table:table-cell office:value-type="string">
            <text:p>SS54B</text:p>
          </table:table-cell>
          <table:table-cell office:value-type="string">
            <text:p>SMD Diode Schottky 28V-5A</text:p>
          </table:table-cell>
          <table:table-cell office:value-type="string">
            <text:p>Diode </text:p>
          </table:table-cell>
          <table:table-cell office:value-type="string">
            <text:p>SMB</text:p>
          </table:table-cell>
          <table:table-cell office:value-type="string">
            <text:p>JCET</text:p>
          </table:table-cell>
          <table:table-cell office:value-type="string">
            <text:p>http://www.seeedstudio.com/wiki/File:0310130P1.pdf</text:p>
          </table:table-cell>
          <table:table-cell office:value-type="string">
            <text:p>0.293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10130P1</text:p>
          </table:table-cell>
        </table:table-row>
        <table:table-row table:style-name="ro2">
          <table:table-cell office:value-type="float" office:value="304010013">
            <text:p>304010013</text:p>
          </table:table-cell>
          <table:table-cell office:value-type="string">
            <text:p>1N4007</text:p>
          </table:table-cell>
          <table:table-cell office:value-type="string">
            <text:p>SMD Diode Rectifier 1KV-1A</text:p>
          </table:table-cell>
          <table:table-cell office:value-type="string">
            <text:p>Diode </text:p>
          </table:table-cell>
          <table:table-cell office:value-type="string">
            <text:p>DO-214AC</text:p>
          </table:table-cell>
          <table:table-cell office:value-type="string">
            <text:p>JCET</text:p>
          </table:table-cell>
          <table:table-cell office:value-type="string">
            <text:p>http://www.seeedstudio.com/wiki/images/2/24/0300040P1.PDF</text:p>
          </table:table-cell>
          <table:table-cell office:value-type="string">
            <text:p>0.02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00040P1</text:p>
          </table:table-cell>
        </table:table-row>
        <table:table-row table:style-name="ro2">
          <table:table-cell office:value-type="float" office:value="304040016">
            <text:p>304040016</text:p>
          </table:table-cell>
          <table:table-cell office:value-type="string">
            <text:p>1N4148</text:p>
          </table:table-cell>
          <table:table-cell office:value-type="string">
            <text:p>SMD Diode Switching 53V-300mA</text:p>
          </table:table-cell>
          <table:table-cell office:value-type="string">
            <text:p>Diode </text:p>
          </table:table-cell>
          <table:table-cell office:value-type="string">
            <text:p>LL-34</text:p>
          </table:table-cell>
          <table:table-cell office:value-type="string">
            <text:p>JCET</text:p>
          </table:table-cell>
          <table:table-cell office:value-type="string">
            <text:p>http://www.seeedstudio.com/wiki/images/6/67/0300060P1.pdf</text:p>
          </table:table-cell>
          <table:table-cell office:value-type="string">
            <text:p>0.011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00060P1</text:p>
          </table:table-cell>
        </table:table-row>
        <table:table-row table:style-name="ro2">
          <table:table-cell office:value-type="float" office:value="304020032">
            <text:p>304020032</text:p>
          </table:table-cell>
          <table:table-cell office:value-type="string">
            <text:p>SS0520-7-F</text:p>
          </table:table-cell>
          <table:table-cell office:value-type="string">
            <text:p>SMD Diode Schottky 20V-500mA</text:p>
          </table:table-cell>
          <table:table-cell office:value-type="string">
            <text:p>Diode </text:p>
          </table:table-cell>
          <table:table-cell office:value-type="string">
            <text:p>SOD-123</text:p>
          </table:table-cell>
          <table:table-cell/>
          <table:table-cell office:value-type="string">
            <text:p>http://www.seeedstudio.com/wiki/images/b/bb/0390030P1.pdf</text:p>
          </table:table-cell>
          <table:table-cell office:value-type="string">
            <text:p>0.123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90030P1</text:p>
          </table:table-cell>
        </table:table-row>
        <table:table-row table:style-name="ro2">
          <table:table-cell office:value-type="float" office:value="307010001">
            <text:p>307010001</text:p>
          </table:table-cell>
          <table:table-cell office:value-type="string">
            <text:p>KT8-1000SMD1206</text:p>
          </table:table-cell>
          <table:table-cell office:value-type="string">
            <text:p>SMD PPTC 1A-15V</text:p>
          </table:table-cell>
          <table:table-cell office:value-type="string">
            <text:p>Fuse </text:p>
          </table:table-cell>
          <table:table-cell office:value-type="float" office:value="1206">
            <text:p>1206</text:p>
          </table:table-cell>
          <table:table-cell office:value-type="string">
            <text:p>TIANRUI</text:p>
          </table:table-cell>
          <table:table-cell office:value-type="string">
            <text:p>http://www.seeedstudio.com/wiki/images/0/0c/0900020P1.pdf</text:p>
          </table:table-cell>
          <table:table-cell office:value-type="string">
            <text:p>0.102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900020P1</text:p>
          </table:table-cell>
        </table:table-row>
        <table:table-row table:style-name="ro2">
          <table:table-cell office:value-type="float" office:value="307010013">
            <text:p>307010013</text:p>
          </table:table-cell>
          <table:table-cell office:value-type="string">
            <text:p>KT13-0750SMD</text:p>
          </table:table-cell>
          <table:table-cell office:value-type="string">
            <text:p>SMD PPTC 750mA-13.2V</text:p>
          </table:table-cell>
          <table:table-cell office:value-type="string">
            <text:p>Fuse </text:p>
          </table:table-cell>
          <table:table-cell office:value-type="float" office:value="1206">
            <text:p>1206</text:p>
          </table:table-cell>
          <table:table-cell office:value-type="string">
            <text:p>Bourns</text:p>
          </table:table-cell>
          <table:table-cell office:value-type="string">
            <text:p>http://www.seeedstudio.com/wiki/images/3/30/307010013.pdf</text:p>
          </table:table-cell>
          <table:table-cell office:value-type="string">
            <text:p>0.109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7010013</text:p>
          </table:table-cell>
        </table:table-row>
        <table:table-row table:style-name="ro2">
          <table:table-cell office:value-type="float" office:value="307010002">
            <text:p>307010002</text:p>
          </table:table-cell>
          <table:table-cell/>
          <table:table-cell office:value-type="string">
            <text:p>SMD PPTC 750mA-16V</text:p>
          </table:table-cell>
          <table:table-cell office:value-type="string">
            <text:p>Fuse </text:p>
          </table:table-cell>
          <table:table-cell office:value-type="float" office:value="1206">
            <text:p>1206</text:p>
          </table:table-cell>
          <table:table-cell office:value-type="string">
            <text:p>TIANRUI</text:p>
          </table:table-cell>
          <table:table-cell office:value-type="string">
            <text:p>http://www.seeedstudio.com/wiki/images/5/51/0900030P1.pdf</text:p>
          </table:table-cell>
          <table:table-cell office:value-type="string">
            <text:p>0.113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900030P1</text:p>
          </table:table-cell>
        </table:table-row>
        <table:table-row table:style-name="ro2">
          <table:table-cell office:value-type="float" office:value="310010049">
            <text:p>310010049</text:p>
          </table:table-cell>
          <table:table-cell office:value-type="string">
            <text:p>ATMEGA328P-AU</text:p>
          </table:table-cell>
          <table:table-cell office:value-type="string">
            <text:p>SMD IC MCU;AVR;8-Bit;32KB;16MHz;1.8-5.5V</text:p>
          </table:table-cell>
          <table:table-cell office:value-type="string">
            <text:p>IC </text:p>
          </table:table-cell>
          <table:table-cell office:value-type="string">
            <text:p>32-TQFP</text:p>
          </table:table-cell>
          <table:table-cell office:value-type="string">
            <text:p>Atmel</text:p>
          </table:table-cell>
          <table:table-cell office:value-type="string">
            <text:p>http://www.seeedstudio.com/wiki/images/7/7f/1030060P1.pdf</text:p>
          </table:table-cell>
          <table:table-cell office:value-type="string">
            <text:p>2.500 </text:p>
          </table:table-cell>
          <table:table-cell office:value-type="string">
            <text:p>1 </text:p>
          </table:table-cell>
          <table:table-cell office:value-type="string">
            <text:p>32 </text:p>
          </table:table-cell>
          <table:table-cell office:value-type="string">
            <text:p>3.20 </text:p>
          </table:table-cell>
          <table:table-cell/>
          <table:table-cell office:value-type="string">
            <text:p>http://www.seeedstudio.com/depot/OPLopen-parts-library-catalog-c-136_138/#1030060P1</text:p>
          </table:table-cell>
        </table:table-row>
        <table:table-row table:style-name="ro2">
          <table:table-cell office:value-type="float" office:value="310010051">
            <text:p>310010051</text:p>
          </table:table-cell>
          <table:table-cell office:value-type="string">
            <text:p>ATMEGA328P-PU</text:p>
          </table:table-cell>
          <table:table-cell office:value-type="string">
            <text:p>DIP IC MCU;AVR;8-Bit;32KB;16MHz;1.8-5.5V</text:p>
          </table:table-cell>
          <table:table-cell office:value-type="string">
            <text:p>IC </text:p>
          </table:table-cell>
          <table:table-cell office:value-type="string">
            <text:p>28-DIP</text:p>
          </table:table-cell>
          <table:table-cell office:value-type="string">
            <text:p>Atmel</text:p>
          </table:table-cell>
          <table:table-cell office:value-type="string">
            <text:p>http://www.seeedstudio.com/wiki/images/0/0e/1030050P1.pdf</text:p>
          </table:table-cell>
          <table:table-cell office:value-type="string">
            <text:p>3.000 </text:p>
          </table:table-cell>
          <table:table-cell office:value-type="string">
            <text:p>1 </text:p>
          </table:table-cell>
          <table:table-cell office:value-type="string">
            <text:p>28 </text:p>
          </table:table-cell>
          <table:table-cell office:value-type="string">
            <text:p>2.80 </text:p>
          </table:table-cell>
          <table:table-cell/>
          <table:table-cell office:value-type="string">
            <text:p>http://www.seeedstudio.com/depot/OPLopen-parts-library-catalog-c-136_138/#1030050P1</text:p>
          </table:table-cell>
        </table:table-row>
        <table:table-row table:style-name="ro2">
          <table:table-cell office:value-type="float" office:value="310010010">
            <text:p>310010010</text:p>
          </table:table-cell>
          <table:table-cell office:value-type="string">
            <text:p>ATMEGA32U4-AU</text:p>
          </table:table-cell>
          <table:table-cell office:value-type="string">
            <text:p>SMD IC MCU;AVR;USB;8-Bit;32KB;16MHz;1.8-5.5V</text:p>
          </table:table-cell>
          <table:table-cell office:value-type="string">
            <text:p>IC </text:p>
          </table:table-cell>
          <table:table-cell office:value-type="string">
            <text:p>TQFP-44</text:p>
          </table:table-cell>
          <table:table-cell office:value-type="string">
            <text:p>Atmel</text:p>
          </table:table-cell>
          <table:table-cell office:value-type="string">
            <text:p>http://www.seeedstudio.com/wiki/images/f/f7/310010010.pdf</text:p>
          </table:table-cell>
          <table:table-cell office:value-type="string">
            <text:p>5.400 </text:p>
          </table:table-cell>
          <table:table-cell office:value-type="string">
            <text:p>1 </text:p>
          </table:table-cell>
          <table:table-cell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10010010</text:p>
          </table:table-cell>
        </table:table-row>
        <table:table-row table:style-name="ro2">
          <table:table-cell office:value-type="float" office:value="310010006">
            <text:p>310010006</text:p>
          </table:table-cell>
          <table:table-cell office:value-type="string">
            <text:p>ATMEGA2560-16AU</text:p>
          </table:table-cell>
          <table:table-cell office:value-type="string">
            <text:p>SMD IC MCU;AVR;8-Bit;256KB;16MHz;1.8-5.5V</text:p>
          </table:table-cell>
          <table:table-cell office:value-type="string">
            <text:p>IC </text:p>
          </table:table-cell>
          <table:table-cell office:value-type="string">
            <text:p>TQFP-100</text:p>
          </table:table-cell>
          <table:table-cell office:value-type="string">
            <text:p>Atmel</text:p>
          </table:table-cell>
          <table:table-cell office:value-type="string">
            <text:p>http://www.seeedstudio.com/wiki/images/e/e3/310010006.pdf</text:p>
          </table:table-cell>
          <table:table-cell office:value-type="string">
            <text:p>12.000 </text:p>
          </table:table-cell>
          <table:table-cell office:value-type="string">
            <text:p>1 </text:p>
          </table:table-cell>
          <table:table-cell office:value-type="string">
            <text:p>25 </text:p>
          </table:table-cell>
          <table:table-cell office:value-type="string">
            <text:p>2.50 </text:p>
          </table:table-cell>
          <table:table-cell/>
          <table:table-cell office:value-type="string">
            <text:p>http://www.seeedstudio.com/depot/OPLopen-parts-library-catalog-c-136_138/#310010006</text:p>
          </table:table-cell>
        </table:table-row>
        <table:table-row table:style-name="ro2">
          <table:table-cell office:value-type="float" office:value="310010053">
            <text:p>310010053</text:p>
          </table:table-cell>
          <table:table-cell office:value-type="string">
            <text:p>LPC11U35FHI33/501</text:p>
          </table:table-cell>
          <table:table-cell office:value-type="string">
            <text:p>SMD IC MCU;ARM MCU 32Bit;Cortex-M0 64KB;3.3V</text:p>
          </table:table-cell>
          <table:table-cell office:value-type="string">
            <text:p>IC </text:p>
          </table:table-cell>
          <table:table-cell office:value-type="string">
            <text:p>HVQFN-32</text:p>
          </table:table-cell>
          <table:table-cell office:value-type="string">
            <text:p>NXP</text:p>
          </table:table-cell>
          <table:table-cell office:value-type="string">
            <text:p>http://www.seeedstudio.com/wiki/images/c/c1/310010053.pdf</text:p>
          </table:table-cell>
          <table:table-cell office:value-type="string">
            <text:p>4.000 </text:p>
          </table:table-cell>
          <table:table-cell office:value-type="string">
            <text:p>1 </text:p>
          </table:table-cell>
          <table:table-cell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10010053</text:p>
          </table:table-cell>
        </table:table-row>
        <table:table-row table:style-name="ro2">
          <table:table-cell office:value-type="float" office:value="310030121">
            <text:p>310030121</text:p>
          </table:table-cell>
          <table:table-cell office:value-type="string">
            <text:p>MP1496DJ</text:p>
          </table:table-cell>
          <table:table-cell office:value-type="string">
            <text:p>SMD PMIC;DC-DC;Vin 4.5-16V;Adj;2A;500K;N-Sync;Buck;1-Ch</text:p>
          </table:table-cell>
          <table:table-cell office:value-type="string">
            <text:p>IC </text:p>
          </table:table-cell>
          <table:table-cell office:value-type="string">
            <text:p>TSOT23-8</text:p>
          </table:table-cell>
          <table:table-cell office:value-type="string">
            <text:p>Monolithic Power Systems </text:p>
          </table:table-cell>
          <table:table-cell office:value-type="string">
            <text:p>http://www.seeedstudio.com/wiki/images/0/0b/310030121.pdf</text:p>
          </table:table-cell>
          <table:table-cell office:value-type="string">
            <text:p>0.500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121</text:p>
          </table:table-cell>
        </table:table-row>
        <table:table-row table:style-name="ro2">
          <table:table-cell office:value-type="float" office:value="310030009">
            <text:p>310030009</text:p>
          </table:table-cell>
          <table:table-cell office:value-type="string">
            <text:p>XC6206P302MR</text:p>
          </table:table-cell>
          <table:table-cell office:value-type="string">
            <text:p>SMD PMIC;LDO;Vin 6V;3.0V;200mA;Without En;1-Ch</text:p>
          </table:table-cell>
          <table:table-cell office:value-type="string">
            <text:p>IC </text:p>
          </table:table-cell>
          <table:table-cell office:value-type="string">
            <text:p>SOT-23</text:p>
          </table:table-cell>
          <table:table-cell office:value-type="string">
            <text:p>Torex</text:p>
          </table:table-cell>
          <table:table-cell office:value-type="string">
            <text:p>http://www.seeedstudio.com/wiki/images/6/69/310030009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09</text:p>
          </table:table-cell>
        </table:table-row>
        <table:table-row table:style-name="ro2">
          <table:table-cell office:value-type="float" office:value="310030014">
            <text:p>310030014</text:p>
          </table:table-cell>
          <table:table-cell office:value-type="string">
            <text:p>XC6206P252MR-G</text:p>
          </table:table-cell>
          <table:table-cell office:value-type="string">
            <text:p>SMD PMIC;LDO;Vin 6V;2.5V;200mA;Without En;1-Ch</text:p>
          </table:table-cell>
          <table:table-cell office:value-type="string">
            <text:p>IC </text:p>
          </table:table-cell>
          <table:table-cell office:value-type="string">
            <text:p>SOT-23</text:p>
          </table:table-cell>
          <table:table-cell office:value-type="string">
            <text:p>Torex</text:p>
          </table:table-cell>
          <table:table-cell office:value-type="string">
            <text:p>http://www.seeedstudio.com/wiki/images/6/69/310030009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14</text:p>
          </table:table-cell>
        </table:table-row>
        <table:table-row table:style-name="ro2">
          <table:table-cell office:value-type="float" office:value="310030099">
            <text:p>310030099</text:p>
          </table:table-cell>
          <table:table-cell office:value-type="string">
            <text:p>XC6206P332MR-G</text:p>
          </table:table-cell>
          <table:table-cell office:value-type="string">
            <text:p>SMD PMIC;LDO;Vin 6V;3.3V;200mA;Without En;1-Ch</text:p>
          </table:table-cell>
          <table:table-cell office:value-type="string">
            <text:p>IC </text:p>
          </table:table-cell>
          <table:table-cell office:value-type="string">
            <text:p>SOT-23</text:p>
          </table:table-cell>
          <table:table-cell office:value-type="string">
            <text:p>TOREX</text:p>
          </table:table-cell>
          <table:table-cell office:value-type="string">
            <text:p>http://www.seeedstudio.com/wiki/images/7/71/1300260P1.pdf</text:p>
          </table:table-cell>
          <table:table-cell office:value-type="string">
            <text:p>0.120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1300260P1</text:p>
          </table:table-cell>
        </table:table-row>
        <table:table-row table:style-name="ro2">
          <table:table-cell office:value-type="float" office:value="310030046">
            <text:p>310030046</text:p>
          </table:table-cell>
          <table:table-cell office:value-type="string">
            <text:p><text:s/>XC6204B332MR</text:p>
          </table:table-cell>
          <table:table-cell office:value-type="string">
            <text:p>SMD PMIC;LDO;Vin 10V;3.3V;150mA;With En;1-Ch</text:p>
          </table:table-cell>
          <table:table-cell office:value-type="string">
            <text:p>IC </text:p>
          </table:table-cell>
          <table:table-cell office:value-type="string">
            <text:p>SOT-25</text:p>
          </table:table-cell>
          <table:table-cell office:value-type="string">
            <text:p>Torex Semiconductor Ltd</text:p>
          </table:table-cell>
          <table:table-cell office:value-type="string">
            <text:p>http://www.seeedstudio.com/wiki/images/d/d3/1310480P1.pdf</text:p>
          </table:table-cell>
          <table:table-cell office:value-type="string">
            <text:p>0.160 </text:p>
          </table:table-cell>
          <table:table-cell office:value-type="string">
            <text:p>10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131048001</text:p>
          </table:table-cell>
        </table:table-row>
        <table:table-row table:style-name="ro2">
          <table:table-cell office:value-type="float" office:value="310030148">
            <text:p>310030148</text:p>
          </table:table-cell>
          <table:table-cell office:value-type="string">
            <text:p>ETA3406S2F-T</text:p>
          </table:table-cell>
          <table:table-cell office:value-type="string">
            <text:p>SMD PMIC;DC-DC;Vin 2.6-6V;Adj;1.2A;1.5M;Sync;Buck;1-Ch</text:p>
          </table:table-cell>
          <table:table-cell office:value-type="string">
            <text:p>IC </text:p>
          </table:table-cell>
          <table:table-cell office:value-type="string">
            <text:p>SOT23-5</text:p>
          </table:table-cell>
          <table:table-cell office:value-type="string">
            <text:p>ETA solution</text:p>
          </table:table-cell>
          <table:table-cell office:value-type="string">
            <text:p>http://www.seeedstudio.com/wiki/images/4/4f/310030148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30148</text:p>
          </table:table-cell>
        </table:table-row>
        <table:table-row table:style-name="ro2">
          <table:table-cell office:value-type="float" office:value="310030104">
            <text:p>310030104</text:p>
          </table:table-cell>
          <table:table-cell office:value-type="string">
            <text:p>AIC1896GG</text:p>
          </table:table-cell>
          <table:table-cell office:value-type="string">
            <text:p>SMD PMIC;DC-DC;Vin 2.5-10V;Adj;200mA;1.4M;Boost;1-Ch</text:p>
          </table:table-cell>
          <table:table-cell office:value-type="string">
            <text:p>IC </text:p>
          </table:table-cell>
          <table:table-cell office:value-type="string">
            <text:p>SOT23-6</text:p>
          </table:table-cell>
          <table:table-cell office:value-type="string">
            <text:p>AIC</text:p>
          </table:table-cell>
          <table:table-cell office:value-type="string">
            <text:p>http://www.seeedstudio.com/wiki/images/c/ca/310020015.pdf</text:p>
          </table:table-cell>
          <table:table-cell office:value-type="string">
            <text:p>0.500 </text:p>
          </table:table-cell>
          <table:table-cell table:number-columns-repeated="2"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104</text:p>
          </table:table-cell>
        </table:table-row>
        <table:table-row table:style-name="ro2">
          <table:table-cell office:value-type="float" office:value="310030096">
            <text:p>310030096</text:p>
          </table:table-cell>
          <table:table-cell office:value-type="string">
            <text:p>CJT1117-5.0</text:p>
          </table:table-cell>
          <table:table-cell office:value-type="string">
            <text:p>SMD PMIC; LDO;Vin 7V;5V;1A;Without En;1-Ch</text:p>
          </table:table-cell>
          <table:table-cell office:value-type="string">
            <text:p>IC </text:p>
          </table:table-cell>
          <table:table-cell office:value-type="string">
            <text:p>SOT-223</text:p>
          </table:table-cell>
          <table:table-cell office:value-type="string">
            <text:p>JCET</text:p>
          </table:table-cell>
          <table:table-cell office:value-type="string">
            <text:p>http://www.seeedstudio.com/wiki/images/9/99/1310170P1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1310170P1</text:p>
          </table:table-cell>
        </table:table-row>
        <table:table-row table:style-name="ro2">
          <table:table-cell office:value-type="float" office:value="310030097">
            <text:p>310030097</text:p>
          </table:table-cell>
          <table:table-cell office:value-type="string">
            <text:p>CJT1117-3.3</text:p>
          </table:table-cell>
          <table:table-cell office:value-type="string">
            <text:p>SMD PMIC; LDO;Vin 5V;3.3V;1A;Without En;1-Ch</text:p>
          </table:table-cell>
          <table:table-cell office:value-type="string">
            <text:p>IC </text:p>
          </table:table-cell>
          <table:table-cell office:value-type="string">
            <text:p>SOT-223</text:p>
          </table:table-cell>
          <table:table-cell office:value-type="string">
            <text:p>JCET</text:p>
          </table:table-cell>
          <table:table-cell office:value-type="string">
            <text:p>http://www.seeedstudio.com/wiki/images/a/a5/1310190P1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1310190P1</text:p>
          </table:table-cell>
        </table:table-row>
        <table:table-row table:style-name="ro2">
          <table:table-cell office:value-type="float" office:value="310030095">
            <text:p>310030095</text:p>
          </table:table-cell>
          <table:table-cell office:value-type="string">
            <text:p>CJA1117B-3.3</text:p>
          </table:table-cell>
          <table:table-cell office:value-type="string">
            <text:p>SMD PMIC; LDO;Vin 5.3V;3.3V;1A;Without En;1-Ch</text:p>
          </table:table-cell>
          <table:table-cell office:value-type="string">
            <text:p>IC </text:p>
          </table:table-cell>
          <table:table-cell office:value-type="string">
            <text:p>SOT-89</text:p>
          </table:table-cell>
          <table:table-cell office:value-type="string">
            <text:p>JCET</text:p>
          </table:table-cell>
          <table:table-cell office:value-type="string">
            <text:p>http://www.seeedstudio.com/wiki/images/b/b9/1310120P1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1310120P1</text:p>
          </table:table-cell>
        </table:table-row>
        <table:table-row table:style-name="ro2">
          <table:table-cell office:value-type="float" office:value="310030101">
            <text:p>310030101</text:p>
          </table:table-cell>
          <table:table-cell office:value-type="string">
            <text:p>CN3065</text:p>
          </table:table-cell>
          <table:table-cell office:value-type="string">
            <text:p>SMD PMIC;Liner;Li-Ion/Pol;Charge;4.2V;1-cell</text:p>
          </table:table-cell>
          <table:table-cell office:value-type="string">
            <text:p>IC </text:p>
          </table:table-cell>
          <table:table-cell office:value-type="string">
            <text:p>8-DFN</text:p>
          </table:table-cell>
          <table:table-cell office:value-type="string">
            <text:p>CONSONANCE</text:p>
          </table:table-cell>
          <table:table-cell office:value-type="string">
            <text:p>http://www.seeedstudio.com/wiki/File:1320040P1.pdf</text:p>
          </table:table-cell>
          <table:table-cell office:value-type="string">
            <text:p>0.700 </text:p>
          </table:table-cell>
          <table:table-cell office:value-type="string">
            <text:p>3 </text:p>
          </table:table-cell>
          <table:table-cell office:value-type="string">
            <text:p>16 </text:p>
          </table:table-cell>
          <table:table-cell office:value-type="string">
            <text:p>1.60 </text:p>
          </table:table-cell>
          <table:table-cell/>
          <table:table-cell office:value-type="string">
            <text:p>http://www.seeedstudio.com/depot/OPLopen-parts-library-catalog-c-136_138/#1320040P1</text:p>
          </table:table-cell>
        </table:table-row>
        <table:table-row table:style-name="ro2">
          <table:table-cell office:value-type="float" office:value="310030100">
            <text:p>310030100</text:p>
          </table:table-cell>
          <table:table-cell office:value-type="string">
            <text:p>CJ78M05</text:p>
          </table:table-cell>
          <table:table-cell office:value-type="string">
            <text:p>SMD PMIC;LDO;Vin 25V;5V;0.5A;Without En;1-Ch</text:p>
          </table:table-cell>
          <table:table-cell office:value-type="string">
            <text:p>IC </text:p>
          </table:table-cell>
          <table:table-cell office:value-type="string">
            <text:p>TO-252</text:p>
          </table:table-cell>
          <table:table-cell office:value-type="string">
            <text:p>JCET</text:p>
          </table:table-cell>
          <table:table-cell office:value-type="string">
            <text:p>http://www.seeedstudio.com/wiki/images/a/a7/1300040P1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1300040P1</text:p>
          </table:table-cell>
        </table:table-row>
        <table:table-row table:style-name="ro2">
          <table:table-cell office:value-type="float" office:value="310050042">
            <text:p>310050042</text:p>
          </table:table-cell>
          <table:table-cell office:value-type="string">
            <text:p>74VHC125MTCX</text:p>
          </table:table-cell>
          <table:table-cell office:value-type="string">
            <text:p>SMD IC Logic;4-bit CMOS Buffer;VCC 2V-6V</text:p>
          </table:table-cell>
          <table:table-cell office:value-type="string">
            <text:p>IC </text:p>
          </table:table-cell>
          <table:table-cell office:value-type="string">
            <text:p>TSSOP-14</text:p>
          </table:table-cell>
          <table:table-cell office:value-type="string">
            <text:p>Fairchild</text:p>
          </table:table-cell>
          <table:table-cell office:value-type="string">
            <text:p>http://www.seeedstudio.com/wiki/images/0/04/310050042.pdf</text:p>
          </table:table-cell>
          <table:table-cell office:value-type="string">
            <text:p>0.200 </text:p>
          </table:table-cell>
          <table:table-cell office:value-type="string">
            <text:p>10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50042</text:p>
          </table:table-cell>
        </table:table-row>
        <table:table-row table:style-name="ro2">
          <table:table-cell office:value-type="float" office:value="310040018">
            <text:p>310040018</text:p>
          </table:table-cell>
          <table:table-cell office:value-type="string">
            <text:p>L298P</text:p>
          </table:table-cell>
          <table:table-cell office:value-type="string">
            <text:p>SMD IC Driver;Motor Driver;2-CH;VM≤46V;Imout 4A;VC 1.5V-7V</text:p>
          </table:table-cell>
          <table:table-cell office:value-type="string">
            <text:p>IC </text:p>
          </table:table-cell>
          <table:table-cell office:value-type="string">
            <text:p>PowerSO-20</text:p>
          </table:table-cell>
          <table:table-cell office:value-type="string">
            <text:p>ST</text:p>
          </table:table-cell>
          <table:table-cell office:value-type="string">
            <text:p>http://www.seeedstudio.com/wiki/images/6/66/310040018.pdf</text:p>
          </table:table-cell>
          <table:table-cell office:value-type="string">
            <text:p>5.000 </text:p>
          </table:table-cell>
          <table:table-cell office:value-type="string">
            <text:p>1 </text:p>
          </table:table-cell>
          <table:table-cell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10040018</text:p>
          </table:table-cell>
        </table:table-row>
        <table:table-row table:style-name="ro2">
          <table:table-cell office:value-type="float" office:value="310020021">
            <text:p>310020021</text:p>
          </table:table-cell>
          <table:table-cell office:value-type="string">
            <text:p>LM358DR</text:p>
          </table:table-cell>
          <table:table-cell office:value-type="string">
            <text:p>SMD IC Amplifier;2-CH;GBW 1MHz;Io 30mA;3V-32V;±1V-18V</text:p>
          </table:table-cell>
          <table:table-cell office:value-type="string">
            <text:p>IC </text:p>
          </table:table-cell>
          <table:table-cell office:value-type="string">
            <text:p>8-SOIC</text:p>
          </table:table-cell>
          <table:table-cell office:value-type="string">
            <text:p>Texas Instruments</text:p>
          </table:table-cell>
          <table:table-cell office:value-type="string">
            <text:p>http://www.seeedstudio.com/wiki/images/1/1a/1110010P1.pdf</text:p>
          </table:table-cell>
          <table:table-cell office:value-type="string">
            <text:p>0.160 </text:p>
          </table:table-cell>
          <table:table-cell office:value-type="string">
            <text:p>2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1110010P1</text:p>
          </table:table-cell>
        </table:table-row>
        <table:table-row table:style-name="ro2">
          <table:table-cell office:value-type="float" office:value="310020002">
            <text:p>310020002</text:p>
          </table:table-cell>
          <table:table-cell office:value-type="string">
            <text:p>LMV358ID</text:p>
          </table:table-cell>
          <table:table-cell office:value-type="string">
            <text:p>SMD IC Amplifier;DUAL;1MHz;2.7 V-5.5 V</text:p>
          </table:table-cell>
          <table:table-cell office:value-type="string">
            <text:p>IC </text:p>
          </table:table-cell>
          <table:table-cell office:value-type="string">
            <text:p>SOIC-8</text:p>
          </table:table-cell>
          <table:table-cell office:value-type="string">
            <text:p>TI</text:p>
          </table:table-cell>
          <table:table-cell office:value-type="string">
            <text:p>http://www.seeedstudio.com/wiki/images/e/e3/310020002.pdf</text:p>
          </table:table-cell>
          <table:table-cell office:value-type="string">
            <text:p>0.25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20002</text:p>
          </table:table-cell>
        </table:table-row>
        <table:table-row table:style-name="ro2">
          <table:table-cell office:value-type="float" office:value="310020016">
            <text:p>310020016</text:p>
          </table:table-cell>
          <table:table-cell office:value-type="string">
            <text:p>LM293D</text:p>
          </table:table-cell>
          <table:table-cell office:value-type="string">
            <text:p>SMD IC Amplifier;2-CH;2V-36V;±1V-18V</text:p>
          </table:table-cell>
          <table:table-cell office:value-type="string">
            <text:p>IC </text:p>
          </table:table-cell>
          <table:table-cell office:value-type="string">
            <text:p>SOIC-8</text:p>
          </table:table-cell>
          <table:table-cell office:value-type="string">
            <text:p>TI</text:p>
          </table:table-cell>
          <table:table-cell office:value-type="string">
            <text:p>http://www.seeedstudio.com/wiki/images/f/f4/310020016.pdf</text:p>
          </table:table-cell>
          <table:table-cell office:value-type="string">
            <text:p>0.18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20016</text:p>
          </table:table-cell>
        </table:table-row>
        <table:table-row table:style-name="ro2">
          <table:table-cell office:value-type="float" office:value="310020015">
            <text:p>310020015</text:p>
          </table:table-cell>
          <table:table-cell office:value-type="string">
            <text:p>LM2904DR</text:p>
          </table:table-cell>
          <table:table-cell office:value-type="string">
            <text:p>SMD IC Amplifier;2-CH;GPW 0.7MHz;Io 30mA;3V-26V;±1.5V-13V</text:p>
          </table:table-cell>
          <table:table-cell office:value-type="string">
            <text:p>IC </text:p>
          </table:table-cell>
          <table:table-cell office:value-type="string">
            <text:p>SOIC-8</text:p>
          </table:table-cell>
          <table:table-cell office:value-type="string">
            <text:p>TI</text:p>
          </table:table-cell>
          <table:table-cell office:value-type="string">
            <text:p>http://www.seeedstudio.com/wiki/images/c/ca/310020015.pdf</text:p>
          </table:table-cell>
          <table:table-cell office:value-type="string">
            <text:p>0.23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20015</text:p>
          </table:table-cell>
        </table:table-row>
        <table:table-row table:style-name="ro2">
          <table:table-cell office:value-type="float" office:value="310070022">
            <text:p>310070022</text:p>
          </table:table-cell>
          <table:table-cell office:value-type="string">
            <text:p>FT232RL</text:p>
          </table:table-cell>
          <table:table-cell office:value-type="string">
            <text:p>SMD IC Interface;USB to UART;Speed 300b-3Mbaud;VCC 1.8V-5.25V</text:p>
          </table:table-cell>
          <table:table-cell office:value-type="string">
            <text:p>IC </text:p>
          </table:table-cell>
          <table:table-cell office:value-type="string">
            <text:p>28-SSOP</text:p>
          </table:table-cell>
          <table:table-cell office:value-type="string">
            <text:p>FTDI</text:p>
          </table:table-cell>
          <table:table-cell office:value-type="string">
            <text:p>http://www.seeedstudio.com/wiki/images/4/46/1720010P1.pdf</text:p>
          </table:table-cell>
          <table:table-cell office:value-type="string">
            <text:p>3.500 </text:p>
          </table:table-cell>
          <table:table-cell office:value-type="string">
            <text:p>1 </text:p>
          </table:table-cell>
          <table:table-cell office:value-type="string">
            <text:p>28 </text:p>
          </table:table-cell>
          <table:table-cell office:value-type="string">
            <text:p>2.80 </text:p>
          </table:table-cell>
          <table:table-cell/>
          <table:table-cell office:value-type="string">
            <text:p>http://www.seeedstudio.com/depot/OPLopen-parts-library-catalog-c-136_138/#1720010P1</text:p>
          </table:table-cell>
        </table:table-row>
        <table:table-row table:style-name="ro2">
          <table:table-cell office:value-type="float" office:value="303010016">
            <text:p>303010016</text:p>
          </table:table-cell>
          <table:table-cell office:value-type="string">
            <text:p>CSAB0630-100M</text:p>
          </table:table-cell>
          <table:table-cell office:value-type="string">
            <text:p>SMD Inductor 10uH-20%-5A</text:p>
          </table:table-cell>
          <table:table-cell office:value-type="string">
            <text:p>Inductor</text:p>
          </table:table-cell>
          <table:table-cell office:value-type="string">
            <text:p>SMD-2P-L6.0*W6.0*H3.0mm</text:p>
          </table:table-cell>
          <table:table-cell office:value-type="string">
            <text:p>CODACA</text:p>
          </table:table-cell>
          <table:table-cell office:value-type="string">
            <text:p>http://www.seeedstudio.com/wiki/images/8/81/303010016.pdf</text:p>
          </table:table-cell>
          <table:table-cell office:value-type="string">
            <text:p>0.447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16</text:p>
          </table:table-cell>
        </table:table-row>
        <table:table-row table:style-name="ro2">
          <table:table-cell office:value-type="float" office:value="303030001">
            <text:p>303030001</text:p>
          </table:table-cell>
          <table:table-cell office:value-type="string">
            <text:p>BLM18AG121SN1D</text:p>
          </table:table-cell>
          <table:table-cell office:value-type="string">
            <text:p>SMD FERRITE CHIP 120R 500mA</text:p>
          </table:table-cell>
          <table:table-cell office:value-type="string">
            <text:p>Induc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 office:value-type="string">
            <text:p>http://www.seeedstudio.com/wiki/images/e/ea/0900120P1.pdf</text:p>
          </table:table-cell>
          <table:table-cell office:value-type="string">
            <text:p>0.016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900120P1</text:p>
          </table:table-cell>
        </table:table-row>
        <table:table-row table:style-name="ro2">
          <table:table-cell office:value-type="float" office:value="315030000">
            <text:p>315030000</text:p>
          </table:table-cell>
          <table:table-cell office:value-type="string">
            <text:p>HLS8L-DC5V-S-C</text:p>
          </table:table-cell>
          <table:table-cell office:value-type="string">
            <text:p>DIP Power Relay 5V-7A</text:p>
          </table:table-cell>
          <table:table-cell office:value-type="string">
            <text:p>Relay</text:p>
          </table:table-cell>
          <table:table-cell office:value-type="string">
            <text:p>5P-L19.0*W15.0*H15.0mm</text:p>
          </table:table-cell>
          <table:table-cell office:value-type="string">
            <text:p>HELISHUN</text:p>
          </table:table-cell>
          <table:table-cell office:value-type="string">
            <text:p>http://www.seeedstudio.com/wiki/images/d/d4/315030000.pdf</text:p>
          </table:table-cell>
          <table:table-cell office:value-type="string">
            <text:p>0.547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5030000</text:p>
          </table:table-cell>
        </table:table-row>
        <table:table-row table:style-name="ro2">
          <table:table-cell office:value-type="float" office:value="301010292">
            <text:p>301010292</text:p>
          </table:table-cell>
          <table:table-cell office:value-type="string">
            <text:p>RC0603JR-070RL</text:p>
          </table:table-cell>
          <table:table-cell office:value-type="string">
            <text:p>SMD RES 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0/01/001007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070P1</text:p>
          </table:table-cell>
        </table:table-row>
        <table:table-row table:style-name="ro2">
          <table:table-cell office:value-type="float" office:value="301010000">
            <text:p>301010000</text:p>
          </table:table-cell>
          <table:table-cell office:value-type="string">
            <text:p>RC0402JR-070RL</text:p>
          </table:table-cell>
          <table:table-cell office:value-type="string">
            <text:p>SMD RES 0R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0</text:p>
          </table:table-cell>
        </table:table-row>
        <table:table-row table:style-name="ro2">
          <table:table-cell office:value-type="float" office:value="301010096">
            <text:p>301010096</text:p>
          </table:table-cell>
          <table:table-cell office:value-type="string">
            <text:p>RC0603JR-0710RL</text:p>
          </table:table-cell>
          <table:table-cell office:value-type="string">
            <text:p>SMD RES 1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96</text:p>
          </table:table-cell>
        </table:table-row>
        <table:table-row table:style-name="ro2">
          <table:table-cell office:value-type="float" office:value="301010185">
            <text:p>301010185</text:p>
          </table:table-cell>
          <table:table-cell office:value-type="string">
            <text:p>RC0603FR-0710RL</text:p>
          </table:table-cell>
          <table:table-cell office:value-type="string">
            <text:p>SMD RES 10R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85</text:p>
          </table:table-cell>
        </table:table-row>
        <table:table-row table:style-name="ro2">
          <table:table-cell office:value-type="float" office:value="301010405">
            <text:p>301010405</text:p>
          </table:table-cell>
          <table:table-cell office:value-type="string">
            <text:p>RC1206JR-0713RL</text:p>
          </table:table-cell>
          <table:table-cell office:value-type="string">
            <text:p>SMD RES 13R-5%-1/4W</text:p>
          </table:table-cell>
          <table:table-cell office:value-type="string">
            <text:p>Resistor </text:p>
          </table:table-cell>
          <table:table-cell office:value-type="float" office:value="1206">
            <text:p>1206</text:p>
          </table:table-cell>
          <table:table-cell office:value-type="string">
            <text:p>YAGEO</text:p>
          </table:table-cell>
          <table:table-cell office:value-type="string">
            <text:p>http://www.seeedstudio.com/wiki/images/6/67/30101040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05</text:p>
          </table:table-cell>
        </table:table-row>
        <table:table-row table:style-name="ro2">
          <table:table-cell office:value-type="float" office:value="301010289">
            <text:p>301010289</text:p>
          </table:table-cell>
          <table:table-cell office:value-type="string">
            <text:p>RC0603JR-0722RL</text:p>
          </table:table-cell>
          <table:table-cell office:value-type="string">
            <text:p>SMD RES 22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9/99/001001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010P1</text:p>
          </table:table-cell>
        </table:table-row>
        <table:table-row table:style-name="ro2">
          <table:table-cell office:value-type="float" office:value="301010329">
            <text:p>301010329</text:p>
          </table:table-cell>
          <table:table-cell office:value-type="string">
            <text:p>RC0805JR-0722RL</text:p>
          </table:table-cell>
          <table:table-cell office:value-type="string">
            <text:p>SMD RES 22R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29</text:p>
          </table:table-cell>
        </table:table-row>
        <table:table-row table:style-name="ro2">
          <table:table-cell office:value-type="float" office:value="301010296">
            <text:p>301010296</text:p>
          </table:table-cell>
          <table:table-cell office:value-type="string">
            <text:p>RC0603FR-0749R9L</text:p>
          </table:table-cell>
          <table:table-cell office:value-type="string">
            <text:p>SMD RES 49.9R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5/56/001057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570P1</text:p>
          </table:table-cell>
        </table:table-row>
        <table:table-row table:style-name="ro2">
          <table:table-cell office:value-type="float" office:value="301010412">
            <text:p>301010412</text:p>
          </table:table-cell>
          <table:table-cell office:value-type="string">
            <text:p>RC1206JR-07100RL</text:p>
          </table:table-cell>
          <table:table-cell office:value-type="string">
            <text:p>SMD RES 100R-5%-1/4W</text:p>
          </table:table-cell>
          <table:table-cell office:value-type="string">
            <text:p>Resistor </text:p>
          </table:table-cell>
          <table:table-cell office:value-type="float" office:value="1206">
            <text:p>1206</text:p>
          </table:table-cell>
          <table:table-cell office:value-type="string">
            <text:p>YAGEO</text:p>
          </table:table-cell>
          <table:table-cell office:value-type="string">
            <text:p>http://www.seeedstudio.com/wiki/images/f/f8/003011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30110P1</text:p>
          </table:table-cell>
        </table:table-row>
        <table:table-row table:style-name="ro2">
          <table:table-cell office:value-type="float" office:value="301010319">
            <text:p>301010319</text:p>
          </table:table-cell>
          <table:table-cell office:value-type="string">
            <text:p>RC0805JR-07100RL</text:p>
          </table:table-cell>
          <table:table-cell office:value-type="string">
            <text:p>SMD RES 100R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19</text:p>
          </table:table-cell>
        </table:table-row>
        <table:table-row table:style-name="ro2">
          <table:table-cell office:value-type="float" office:value="301010090">
            <text:p>301010090</text:p>
          </table:table-cell>
          <table:table-cell office:value-type="string">
            <text:p>RC0603JR-07100RL</text:p>
          </table:table-cell>
          <table:table-cell office:value-type="string">
            <text:p>SMD RES 10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6/301040009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90</text:p>
          </table:table-cell>
        </table:table-row>
        <table:table-row table:style-name="ro2">
          <table:table-cell office:value-type="float" office:value="301010028">
            <text:p>301010028</text:p>
          </table:table-cell>
          <table:table-cell office:value-type="string">
            <text:p>RC0402JR-07100RL</text:p>
          </table:table-cell>
          <table:table-cell office:value-type="string">
            <text:p>SMD RES 100R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28</text:p>
          </table:table-cell>
        </table:table-row>
        <table:table-row table:style-name="ro2">
          <table:table-cell office:value-type="float" office:value="301010315">
            <text:p>301010315</text:p>
          </table:table-cell>
          <table:table-cell office:value-type="string">
            <text:p>RC0805JR-07220RL</text:p>
          </table:table-cell>
          <table:table-cell office:value-type="string">
            <text:p>SMD RES 220R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15</text:p>
          </table:table-cell>
        </table:table-row>
        <table:table-row table:style-name="ro2">
          <table:table-cell office:value-type="float" office:value="301010163">
            <text:p>301010163</text:p>
          </table:table-cell>
          <table:table-cell office:value-type="string">
            <text:p>RC0603JR-07220RL</text:p>
          </table:table-cell>
          <table:table-cell office:value-type="string">
            <text:p>SMD RES 22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63</text:p>
          </table:table-cell>
        </table:table-row>
        <table:table-row table:style-name="ro2">
          <table:table-cell office:value-type="float" office:value="301010300">
            <text:p>301010300</text:p>
          </table:table-cell>
          <table:table-cell office:value-type="string">
            <text:p>RC0603FR-07330RL</text:p>
          </table:table-cell>
          <table:table-cell office:value-type="string">
            <text:p>SMD RES 330R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0/03/001133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1330P1</text:p>
          </table:table-cell>
        </table:table-row>
        <table:table-row table:style-name="ro2">
          <table:table-cell office:value-type="float" office:value="301010297">
            <text:p>301010297</text:p>
          </table:table-cell>
          <table:table-cell office:value-type="string">
            <text:p>RC0603JR-07390RL</text:p>
          </table:table-cell>
          <table:table-cell office:value-type="string">
            <text:p>SMD RES 39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3/001060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600P1</text:p>
          </table:table-cell>
        </table:table-row>
        <table:table-row table:style-name="ro2">
          <table:table-cell office:value-type="float" office:value="301010088">
            <text:p>301010088</text:p>
          </table:table-cell>
          <table:table-cell office:value-type="string">
            <text:p>RC0603JR-07470RL</text:p>
          </table:table-cell>
          <table:table-cell office:value-type="string">
            <text:p>SMD RES 470R-5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88</text:p>
          </table:table-cell>
        </table:table-row>
        <table:table-row table:style-name="ro2">
          <table:table-cell office:value-type="float" office:value="301010157">
            <text:p>301010157</text:p>
          </table:table-cell>
          <table:table-cell office:value-type="string">
            <text:p>RC0603JR-07510RL</text:p>
          </table:table-cell>
          <table:table-cell office:value-type="string">
            <text:p>SMD RES 51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7</text:p>
          </table:table-cell>
        </table:table-row>
        <table:table-row table:style-name="ro2">
          <table:table-cell office:value-type="float" office:value="301010210">
            <text:p>301010210</text:p>
          </table:table-cell>
          <table:table-cell office:value-type="string">
            <text:p>RC0603JR-07620RL</text:p>
          </table:table-cell>
          <table:table-cell office:value-type="string">
            <text:p>SMD RES 62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10</text:p>
          </table:table-cell>
        </table:table-row>
        <table:table-row table:style-name="ro2">
          <table:table-cell office:value-type="float" office:value="301010311">
            <text:p>301010311</text:p>
          </table:table-cell>
          <table:table-cell office:value-type="string">
            <text:p>RC0805JR-071KL</text:p>
          </table:table-cell>
          <table:table-cell office:value-type="string">
            <text:p>SMD RES 1K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11</text:p>
          </table:table-cell>
        </table:table-row>
        <table:table-row table:style-name="ro2">
          <table:table-cell office:value-type="float" office:value="301010298">
            <text:p>301010298</text:p>
          </table:table-cell>
          <table:table-cell office:value-type="string">
            <text:p>RC0603FR-071KL</text:p>
          </table:table-cell>
          <table:table-cell office:value-type="string">
            <text:p>SMD RES 1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c/c7/001109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1090P1</text:p>
          </table:table-cell>
        </table:table-row>
        <table:table-row table:style-name="ro2">
          <table:table-cell office:value-type="float" office:value="301010006">
            <text:p>301010006</text:p>
          </table:table-cell>
          <table:table-cell office:value-type="string">
            <text:p>RC0402JR-071KL</text:p>
          </table:table-cell>
          <table:table-cell office:value-type="string">
            <text:p>SMD RES 1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6</text:p>
          </table:table-cell>
        </table:table-row>
        <table:table-row table:style-name="ro2">
          <table:table-cell office:value-type="float" office:value="301030012">
            <text:p>301030012</text:p>
          </table:table-cell>
          <table:table-cell office:value-type="string">
            <text:p>Chip Array Series 1%,5%</text:p>
          </table:table-cell>
          <table:table-cell office:value-type="string">
            <text:p>SMD RES Array 1k-4R</text:p>
          </table:table-cell>
          <table:table-cell office:value-type="string">
            <text:p>Resistor </text:p>
          </table:table-cell>
          <table:table-cell office:value-type="string">
            <text:p>1206-8</text:p>
          </table:table-cell>
          <table:table-cell office:value-type="string">
            <text:p><text:s/>Royalohm</text:p>
          </table:table-cell>
          <table:table-cell office:value-type="string">
            <text:p>http://www.seeedstudio.com/wiki/images/3/38/301030012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30012</text:p>
          </table:table-cell>
        </table:table-row>
        <table:table-row table:style-name="ro2">
          <table:table-cell office:value-type="float" office:value="301040014">
            <text:p>301040014</text:p>
          </table:table-cell>
          <table:table-cell office:value-type="string">
            <text:p>SX3362P</text:p>
          </table:table-cell>
          <table:table-cell office:value-type="string">
            <text:p>DIP VR Top Adj 1K-3362P</text:p>
          </table:table-cell>
          <table:table-cell office:value-type="string">
            <text:p>Resistor </text:p>
          </table:table-cell>
          <table:table-cell office:value-type="string">
            <text:p>3P-L7.0*W7.0*H5.0mm</text:p>
          </table:table-cell>
          <table:table-cell office:value-type="string">
            <text:p>BEST</text:p>
          </table:table-cell>
          <table:table-cell office:value-type="string">
            <text:p>http://www.seeedstudio.com/wiki/images/a/a6/301040009.pdf</text:p>
          </table:table-cell>
          <table:table-cell office:value-type="string">
            <text:p>0.254 </text:p>
          </table:table-cell>
          <table:table-cell office:value-type="string">
            <text:p>5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1040014</text:p>
          </table:table-cell>
        </table:table-row>
        <table:table-row table:style-name="ro2">
          <table:table-cell office:value-type="float" office:value="301010189">
            <text:p>301010189</text:p>
          </table:table-cell>
          <table:table-cell office:value-type="string">
            <text:p>RC0603FR-071K5L</text:p>
          </table:table-cell>
          <table:table-cell office:value-type="string">
            <text:p>SMD RES 1.5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89</text:p>
          </table:table-cell>
        </table:table-row>
        <table:table-row table:style-name="ro2">
          <table:table-cell office:value-type="float" office:value="301010254">
            <text:p>301010254</text:p>
          </table:table-cell>
          <table:table-cell office:value-type="string">
            <text:p>RC0603FR-071K8L</text:p>
          </table:table-cell>
          <table:table-cell office:value-type="string">
            <text:p>SMD RES 1.8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54</text:p>
          </table:table-cell>
        </table:table-row>
        <table:table-row table:style-name="ro2">
          <table:table-cell office:value-type="float" office:value="301010318">
            <text:p>301010318</text:p>
          </table:table-cell>
          <table:table-cell office:value-type="string">
            <text:p>RC0805JR-072KL</text:p>
          </table:table-cell>
          <table:table-cell office:value-type="string">
            <text:p>SMD RES 2K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18</text:p>
          </table:table-cell>
        </table:table-row>
        <table:table-row table:style-name="ro2">
          <table:table-cell office:value-type="float" office:value="301010333">
            <text:p>301010333</text:p>
          </table:table-cell>
          <table:table-cell office:value-type="string">
            <text:p>RC0805JR-072K2L</text:p>
          </table:table-cell>
          <table:table-cell office:value-type="string">
            <text:p>SMD RES 2.2K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33</text:p>
          </table:table-cell>
        </table:table-row>
        <table:table-row table:style-name="ro2">
          <table:table-cell office:value-type="float" office:value="301010170">
            <text:p>301010170</text:p>
          </table:table-cell>
          <table:table-cell office:value-type="string">
            <text:p>RC0603FR-073KL</text:p>
          </table:table-cell>
          <table:table-cell office:value-type="string">
            <text:p>SMD RES 3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70</text:p>
          </table:table-cell>
        </table:table-row>
        <table:table-row table:style-name="ro2">
          <table:table-cell office:value-type="float" office:value="301010251">
            <text:p>301010251</text:p>
          </table:table-cell>
          <table:table-cell office:value-type="string">
            <text:p>RC0603FR-073K3L</text:p>
          </table:table-cell>
          <table:table-cell office:value-type="string">
            <text:p>SMD RES 3.3K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51</text:p>
          </table:table-cell>
        </table:table-row>
        <table:table-row table:style-name="ro2">
          <table:table-cell office:value-type="float" office:value="301010035">
            <text:p>301010035</text:p>
          </table:table-cell>
          <table:table-cell office:value-type="string">
            <text:p>RC0402JR-073K3L</text:p>
          </table:table-cell>
          <table:table-cell office:value-type="string">
            <text:p>SMD RES 3.3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35</text:p>
          </table:table-cell>
        </table:table-row>
        <table:table-row table:style-name="ro2">
          <table:table-cell office:value-type="float" office:value="301010101">
            <text:p>301010101</text:p>
          </table:table-cell>
          <table:table-cell office:value-type="string">
            <text:p>RC0603JR-073K9L</text:p>
          </table:table-cell>
          <table:table-cell office:value-type="string">
            <text:p>SMD RES 3.9K-5%-1/10W;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1</text:p>
          </table:table-cell>
        </table:table-row>
        <table:table-row table:style-name="ro2">
          <table:table-cell office:value-type="float" office:value="301010290">
            <text:p>301010290</text:p>
          </table:table-cell>
          <table:table-cell office:value-type="string">
            <text:p>RC0603JR-074K7L</text:p>
          </table:table-cell>
          <table:table-cell office:value-type="string">
            <text:p>SMD RES 4.7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c/ce/001003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030P1</text:p>
          </table:table-cell>
        </table:table-row>
        <table:table-row table:style-name="ro2">
          <table:table-cell office:value-type="float" office:value="301010306">
            <text:p>301010306</text:p>
          </table:table-cell>
          <table:table-cell office:value-type="string">
            <text:p>RC0805JR-074K7L</text:p>
          </table:table-cell>
          <table:table-cell office:value-type="string">
            <text:p>SMD RES 4.7K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06</text:p>
          </table:table-cell>
        </table:table-row>
        <table:table-row table:style-name="ro2">
          <table:table-cell office:value-type="float" office:value="301010361">
            <text:p>301010361</text:p>
          </table:table-cell>
          <table:table-cell office:value-type="string">
            <text:p>RC0805FR-0710KL</text:p>
          </table:table-cell>
          <table:table-cell office:value-type="string">
            <text:p>SMD RES 10K-1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61</text:p>
          </table:table-cell>
        </table:table-row>
        <table:table-row table:style-name="ro2">
          <table:table-cell office:value-type="float" office:value="301010299">
            <text:p>301010299</text:p>
          </table:table-cell>
          <table:table-cell office:value-type="string">
            <text:p>RC0603FR-0710KL</text:p>
          </table:table-cell>
          <table:table-cell office:value-type="string">
            <text:p>SMD RES 10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d/001124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1240P1</text:p>
          </table:table-cell>
        </table:table-row>
        <table:table-row table:style-name="ro2">
          <table:table-cell office:value-type="float" office:value="301010004">
            <text:p>301010004</text:p>
          </table:table-cell>
          <table:table-cell office:value-type="string">
            <text:p>RC0402JR-0710KL</text:p>
          </table:table-cell>
          <table:table-cell office:value-type="string">
            <text:p>SMD RES 10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4</text:p>
          </table:table-cell>
        </table:table-row>
        <table:table-row table:style-name="ro2">
          <table:table-cell office:value-type="float" office:value="301040009">
            <text:p>301040009</text:p>
          </table:table-cell>
          <table:table-cell office:value-type="string">
            <text:p>SX3362P</text:p>
          </table:table-cell>
          <table:table-cell office:value-type="string">
            <text:p>DIP VR Top Adj 10K-3362P</text:p>
          </table:table-cell>
          <table:table-cell office:value-type="string">
            <text:p>Resistor </text:p>
          </table:table-cell>
          <table:table-cell office:value-type="string">
            <text:p>3P-L7.0*W7.0*H5.0mm</text:p>
          </table:table-cell>
          <table:table-cell office:value-type="string">
            <text:p>BEST</text:p>
          </table:table-cell>
          <table:table-cell office:value-type="string">
            <text:p>http://www.seeedstudio.com/wiki/images/a/a6/301040009.pdf</text:p>
          </table:table-cell>
          <table:table-cell office:value-type="string">
            <text:p>0.246 </text:p>
          </table:table-cell>
          <table:table-cell office:value-type="string">
            <text:p>5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1040009</text:p>
          </table:table-cell>
        </table:table-row>
        <table:table-row table:style-name="ro2">
          <table:table-cell office:value-type="float" office:value="301010102">
            <text:p>301010102</text:p>
          </table:table-cell>
          <table:table-cell office:value-type="string">
            <text:p>RC0603FR-0712KL</text:p>
          </table:table-cell>
          <table:table-cell office:value-type="string">
            <text:p>SMD RES 12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2</text:p>
          </table:table-cell>
        </table:table-row>
        <table:table-row table:style-name="ro2">
          <table:table-cell office:value-type="float" office:value="301010103">
            <text:p>301010103</text:p>
          </table:table-cell>
          <table:table-cell office:value-type="string">
            <text:p>RC0603JR-0715KL</text:p>
          </table:table-cell>
          <table:table-cell office:value-type="string">
            <text:p>SMD RES 15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3</text:p>
          </table:table-cell>
        </table:table-row>
        <table:table-row table:style-name="ro2">
          <table:table-cell office:value-type="float" office:value="301010288">
            <text:p>301010288</text:p>
          </table:table-cell>
          <table:table-cell office:value-type="string">
            <text:p>RC0603FR-0720KL</text:p>
          </table:table-cell>
          <table:table-cell office:value-type="string">
            <text:p>SMD RES 20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88</text:p>
          </table:table-cell>
        </table:table-row>
        <table:table-row table:style-name="ro2">
          <table:table-cell office:value-type="float" office:value="301010132">
            <text:p>301010132</text:p>
          </table:table-cell>
          <table:table-cell office:value-type="string">
            <text:p>RC0603JR-0722KL</text:p>
          </table:table-cell>
          <table:table-cell office:value-type="string">
            <text:p>SMD RES 22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32</text:p>
          </table:table-cell>
        </table:table-row>
        <table:table-row table:style-name="ro2">
          <table:table-cell office:value-type="float" office:value="301010202">
            <text:p>301010202</text:p>
          </table:table-cell>
          <table:table-cell office:value-type="string">
            <text:p>RC0603FR-0730KL</text:p>
          </table:table-cell>
          <table:table-cell office:value-type="string">
            <text:p>SMD RES 30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02</text:p>
          </table:table-cell>
        </table:table-row>
        <table:table-row table:style-name="ro2">
          <table:table-cell office:value-type="float" office:value="301010084">
            <text:p>301010084</text:p>
          </table:table-cell>
          <table:table-cell office:value-type="string">
            <text:p>RC0603JR-0747KL</text:p>
          </table:table-cell>
          <table:table-cell office:value-type="string">
            <text:p>SMD RES 47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84</text:p>
          </table:table-cell>
        </table:table-row>
        <table:table-row table:style-name="ro2">
          <table:table-cell office:value-type="float" office:value="301010145">
            <text:p>301010145</text:p>
          </table:table-cell>
          <table:table-cell office:value-type="string">
            <text:p>RC0603JR-0751KL</text:p>
          </table:table-cell>
          <table:table-cell office:value-type="string">
            <text:p>SMD RES 51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45</text:p>
          </table:table-cell>
        </table:table-row>
        <table:table-row table:style-name="ro2">
          <table:table-cell office:value-type="float" office:value="301010169">
            <text:p>301010169</text:p>
          </table:table-cell>
          <table:table-cell office:value-type="string">
            <text:p>RC0603FR-0768KL</text:p>
          </table:table-cell>
          <table:table-cell office:value-type="string">
            <text:p>SMD RES 68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69</text:p>
          </table:table-cell>
        </table:table-row>
        <table:table-row table:style-name="ro2">
          <table:table-cell office:value-type="float" office:value="301010196">
            <text:p>301010196</text:p>
          </table:table-cell>
          <table:table-cell office:value-type="string">
            <text:p>RC0603FR-07100KL</text:p>
          </table:table-cell>
          <table:table-cell office:value-type="string">
            <text:p>SMD RES 100K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96</text:p>
          </table:table-cell>
        </table:table-row>
        <table:table-row table:style-name="ro2">
          <table:table-cell office:value-type="float" office:value="301010133">
            <text:p>301010133</text:p>
          </table:table-cell>
          <table:table-cell office:value-type="string">
            <text:p>RC0603JR-07150KL</text:p>
          </table:table-cell>
          <table:table-cell office:value-type="string">
            <text:p>SMD RES 150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33</text:p>
          </table:table-cell>
        </table:table-row>
        <table:table-row table:style-name="ro2">
          <table:table-cell office:value-type="float" office:value="301010205">
            <text:p>301010205</text:p>
          </table:table-cell>
          <table:table-cell office:value-type="string">
            <text:p>RC0603FR-07150KL</text:p>
          </table:table-cell>
          <table:table-cell office:value-type="string">
            <text:p>SMD RES 150K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05</text:p>
          </table:table-cell>
        </table:table-row>
        <table:table-row table:style-name="ro2">
          <table:table-cell office:value-type="float" office:value="301010212">
            <text:p>301010212</text:p>
          </table:table-cell>
          <table:table-cell office:value-type="string">
            <text:p>RC0603JR-07200KL</text:p>
          </table:table-cell>
          <table:table-cell office:value-type="string">
            <text:p>SMD RES 200K-5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12</text:p>
          </table:table-cell>
        </table:table-row>
        <table:table-row table:style-name="ro2">
          <table:table-cell office:value-type="float" office:value="301010151">
            <text:p>301010151</text:p>
          </table:table-cell>
          <table:table-cell office:value-type="string">
            <text:p>RC0603FR-071ML</text:p>
          </table:table-cell>
          <table:table-cell office:value-type="string">
            <text:p>SMD RES 1M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1</text:p>
          </table:table-cell>
        </table:table-row>
        <table:table-row table:style-name="ro2">
          <table:table-cell office:value-type="float" office:value="301010154">
            <text:p>301010154</text:p>
          </table:table-cell>
          <table:table-cell office:value-type="string">
            <text:p>RC0603FR-072ML</text:p>
          </table:table-cell>
          <table:table-cell office:value-type="string">
            <text:p>SMD RES 2M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4</text:p>
          </table:table-cell>
        </table:table-row>
        <table:table-row table:style-name="ro2">
          <table:table-cell office:value-type="float" office:value="301010213">
            <text:p>301010213</text:p>
          </table:table-cell>
          <table:table-cell office:value-type="string">
            <text:p>RC0603JR-074M7L</text:p>
          </table:table-cell>
          <table:table-cell office:value-type="string">
            <text:p>SMD RES 4.7M-5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13</text:p>
          </table:table-cell>
        </table:table-row>
        <table:table-row table:style-name="ro2">
          <table:table-cell office:value-type="float" office:value="301010153">
            <text:p>301010153</text:p>
          </table:table-cell>
          <table:table-cell office:value-type="string">
            <text:p>RC0603FR-0710ML</text:p>
          </table:table-cell>
          <table:table-cell office:value-type="string">
            <text:p>SMD RES 10M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3</text:p>
          </table:table-cell>
        </table:table-row>
        <table:table-row table:style-name="ro2">
          <table:table-cell office:value-type="float" office:value="314020017">
            <text:p>314020017</text:p>
          </table:table-cell>
          <table:table-cell office:value-type="string">
            <text:p>Photoresistor-5528</text:p>
          </table:table-cell>
          <table:table-cell office:value-type="string">
            <text:p>DIP RES Photoresistor 10K;2P-3.0</text:p>
          </table:table-cell>
          <table:table-cell office:value-type="string">
            <text:p>Sensor</text:p>
          </table:table-cell>
          <table:table-cell office:value-type="string">
            <text:p>2P-3.0</text:p>
          </table:table-cell>
          <table:table-cell office:value-type="string">
            <text:p>Keyue</text:p>
          </table:table-cell>
          <table:table-cell/>
          <table:table-cell office:value-type="string">
            <text:p>0.053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4020017</text:p>
          </table:table-cell>
        </table:table-row>
        <table:table-row table:style-name="ro2">
          <table:table-cell office:value-type="float" office:value="314010001">
            <text:p>314010001</text:p>
          </table:table-cell>
          <table:table-cell office:value-type="string">
            <text:p>AM2302</text:p>
          </table:table-cell>
          <table:table-cell office:value-type="string">
            <text:p>DIP Tem-Hum Sensor</text:p>
          </table:table-cell>
          <table:table-cell office:value-type="string">
            <text:p>Sensor</text:p>
          </table:table-cell>
          <table:table-cell office:value-type="string">
            <text:p>4P-2.54</text:p>
          </table:table-cell>
          <table:table-cell table:number-columns-repeated="2"/>
          <table:table-cell office:value-type="string">
            <text:p>7.031 </text:p>
          </table:table-cell>
          <table:table-cell office:value-type="string">
            <text:p>1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4010001</text:p>
          </table:table-cell>
        </table:table-row>
        <table:table-row table:style-name="ro2">
          <table:table-cell office:value-type="float" office:value="314010000">
            <text:p>314010000</text:p>
          </table:table-cell>
          <table:table-cell office:value-type="string">
            <text:p>DHT11</text:p>
          </table:table-cell>
          <table:table-cell office:value-type="string">
            <text:p>DIP Tem-Hum Sensor</text:p>
          </table:table-cell>
          <table:table-cell office:value-type="string">
            <text:p>Sensor</text:p>
          </table:table-cell>
          <table:table-cell office:value-type="string">
            <text:p>4P-2.54-L15.5*W12.0*H5.5mm</text:p>
          </table:table-cell>
          <table:table-cell table:number-columns-repeated="2"/>
          <table:table-cell office:value-type="string">
            <text:p>1.758 </text:p>
          </table:table-cell>
          <table:table-cell office:value-type="string">
            <text:p>2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4010000</text:p>
          </table:table-cell>
        </table:table-row>
        <table:table-row table:style-name="ro2">
          <table:table-cell office:value-type="float" office:value="314020022">
            <text:p>314020022</text:p>
          </table:table-cell>
          <table:table-cell office:value-type="string">
            <text:p>LTH1550-01</text:p>
          </table:table-cell>
          <table:table-cell office:value-type="string">
            <text:p>DIP Optical Sensor</text:p>
          </table:table-cell>
          <table:table-cell office:value-type="string">
            <text:p>Sensor</text:p>
          </table:table-cell>
          <table:table-cell office:value-type="string">
            <text:p>4P-L8.7*W4.5*H5.8mm</text:p>
          </table:table-cell>
          <table:table-cell office:value-type="string">
            <text:p>Lite-On Technology Corporation</text:p>
          </table:table-cell>
          <table:table-cell office:value-type="string">
            <text:p>http://www.seeedstudio.com/wiki/images/8/89/305010013.pdf</text:p>
          </table:table-cell>
          <table:table-cell office:value-type="string">
            <text:p>0.594 </text:p>
          </table:table-cell>
          <table:table-cell office:value-type="string">
            <text:p>3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4020022</text:p>
          </table:table-cell>
        </table:table-row>
        <table:table-row table:style-name="ro3">
          <table:table-cell office:value-type="float" office:value="314020020">
            <text:p>314020020</text:p>
          </table:table-cell>
          <table:table-cell office:value-type="string">
            <text:p>TM2291</text:p>
          </table:table-cell>
          <table:table-cell office:value-type="string">
            <text:p>SMD IC Sensor;PIR Motion Sensor processor;3V-5V</text:p>
          </table:table-cell>
          <table:table-cell office:value-type="string">
            <text:p>Sensor</text:p>
          </table:table-cell>
          <table:table-cell office:value-type="string">
            <text:p>SOP-16</text:p>
          </table:table-cell>
          <table:table-cell office:value-type="string">
            <text:p>Titanmec</text:p>
          </table:table-cell>
          <table:table-cell office:value-type="string">
            <text:p>datasheet 是中文</text:p>
          </table:table-cell>
          <table:table-cell office:value-type="string">
            <text:p>0.238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4020020</text:p>
          </table:table-cell>
        </table:table-row>
        <table:table-row table:style-name="ro2">
          <table:table-cell office:value-type="float" office:value="314990002">
            <text:p>314990002</text:p>
          </table:table-cell>
          <table:table-cell office:value-type="string">
            <text:p>LHI778</text:p>
          </table:table-cell>
          <table:table-cell office:value-type="string">
            <text:p>DIP PIR Motion Sensor</text:p>
          </table:table-cell>
          <table:table-cell office:value-type="string">
            <text:p>Sensor</text:p>
          </table:table-cell>
          <table:table-cell office:value-type="string">
            <text:p>3P-D8.1X4.2Hmm</text:p>
          </table:table-cell>
          <table:table-cell office:value-type="string">
            <text:p>PreKinElmer</text:p>
          </table:table-cell>
          <table:table-cell office:value-type="string">
            <text:p>http://www.seeedstudio.com/wiki/images/6/66/314990002.pdf</text:p>
          </table:table-cell>
          <table:table-cell office:value-type="string">
            <text:p>1.182 </text:p>
          </table:table-cell>
          <table:table-cell office:value-type="string">
            <text:p>2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4990002</text:p>
          </table:table-cell>
        </table:table-row>
        <table:table-row table:style-name="ro2">
          <table:table-cell office:value-type="float" office:value="314110002">
            <text:p>314110002</text:p>
          </table:table-cell>
          <table:table-cell/>
          <table:table-cell office:value-type="string">
            <text:p>DIP Thermistor-503;2P-2.54</text:p>
          </table:table-cell>
          <table:table-cell office:value-type="string">
            <text:p>Resistor</text:p>
          </table:table-cell>
          <table:table-cell office:value-type="string">
            <text:p>2P-2.54</text:p>
          </table:table-cell>
          <table:table-cell office:value-type="string">
            <text:p>Shuoye</text:p>
          </table:table-cell>
          <table:table-cell/>
          <table:table-cell office:value-type="string">
            <text:p>0.058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4110002</text:p>
          </table:table-cell>
        </table:table-row>
        <table:table-row table:style-name="ro2">
          <table:table-cell office:value-type="float" office:value="311030004">
            <text:p>311030004</text:p>
          </table:table-cell>
          <table:table-cell/>
          <table:table-cell office:value-type="string">
            <text:p>DIP Toggle Switch;SPDT;200gf</text:p>
          </table:table-cell>
          <table:table-cell office:value-type="string">
            <text:p>Switch</text:p>
          </table:table-cell>
          <table:table-cell office:value-type="string">
            <text:p>6P-2.54-L9.0*W3.5*H3.2mm</text:p>
          </table:table-cell>
          <table:table-cell table:number-columns-repeated="2"/>
          <table:table-cell office:value-type="string">
            <text:p>0.153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1030004</text:p>
          </table:table-cell>
        </table:table-row>
        <table:table-row table:style-name="ro2">
          <table:table-cell office:value-type="float" office:value="311030005">
            <text:p>311030005</text:p>
          </table:table-cell>
          <table:table-cell/>
          <table:table-cell office:value-type="string">
            <text:p>SMD Switch ;SPDT;150gf</text:p>
          </table:table-cell>
          <table:table-cell office:value-type="string">
            <text:p>Switch</text:p>
          </table:table-cell>
          <table:table-cell office:value-type="string">
            <text:p>6P-2.54-L7.0*W3.5*H1.5mm</text:p>
          </table:table-cell>
          <table:table-cell table:number-columns-repeated="2"/>
          <table:table-cell office:value-type="string">
            <text:p>0.230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1030005</text:p>
          </table:table-cell>
        </table:table-row>
        <table:table-row table:style-name="ro2">
          <table:table-cell office:value-type="float" office:value="311020025">
            <text:p>311020025</text:p>
          </table:table-cell>
          <table:table-cell office:value-type="string">
            <text:p>TS-1101F</text:p>
          </table:table-cell>
          <table:table-cell office:value-type="string">
            <text:p>DIP Button Side Plast;SPST;180gf</text:p>
          </table:table-cell>
          <table:table-cell office:value-type="string">
            <text:p>Switch</text:p>
          </table:table-cell>
          <table:table-cell office:value-type="string">
            <text:p>2P-L6.0*W3.0*H4.3mm-90D</text:p>
          </table:table-cell>
          <table:table-cell office:value-type="string">
            <text:p>Baisite</text:p>
          </table:table-cell>
          <table:table-cell office:value-type="string">
            <text:p>http://www.seeedstudio.com/wiki/images/2/2c/311020025.pdf</text:p>
          </table:table-cell>
          <table:table-cell office:value-type="string">
            <text:p>0.059 </text:p>
          </table:table-cell>
          <table:table-cell office:value-type="string">
            <text:p>3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1020025</text:p>
          </table:table-cell>
        </table:table-row>
        <table:table-row table:style-name="ro2">
          <table:table-cell office:value-type="float" office:value="311020023">
            <text:p>311020023</text:p>
          </table:table-cell>
          <table:table-cell office:value-type="string">
            <text:p>TS-1188E</text:p>
          </table:table-cell>
          <table:table-cell office:value-type="string">
            <text:p>SMD Button Side Plast;SPST;180gf</text:p>
          </table:table-cell>
          <table:table-cell office:value-type="string">
            <text:p>Switch</text:p>
          </table:table-cell>
          <table:table-cell office:value-type="string">
            <text:p>4P-SMD-7.0X3.5X3.5H-90D</text:p>
          </table:table-cell>
          <table:table-cell office:value-type="string">
            <text:p>BEST</text:p>
          </table:table-cell>
          <table:table-cell office:value-type="string">
            <text:p>http://www.seeedstudio.com/wiki/images/0/08/3100060P1.pdf</text:p>
          </table:table-cell>
          <table:table-cell office:value-type="string">
            <text:p>0.143 </text:p>
          </table:table-cell>
          <table:table-cell office:value-type="string">
            <text:p>2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00060P1</text:p>
          </table:table-cell>
        </table:table-row>
        <table:table-row table:style-name="ro2">
          <table:table-cell office:value-type="float" office:value="311020004">
            <text:p>311020004</text:p>
          </table:table-cell>
          <table:table-cell office:value-type="string">
            <text:p>DTSM-62K-S-V-T/R(SN431)</text:p>
          </table:table-cell>
          <table:table-cell office:value-type="string">
            <text:p>SMD Button ;SPST;100gf</text:p>
          </table:table-cell>
          <table:table-cell office:value-type="string">
            <text:p>Switch</text:p>
          </table:table-cell>
          <table:table-cell office:value-type="string">
            <text:p>4P-SMD-6.0X6.0X5.0H</text:p>
          </table:table-cell>
          <table:table-cell office:value-type="string">
            <text:p>DIPTRONICS</text:p>
          </table:table-cell>
          <table:table-cell office:value-type="string">
            <text:p>http://www.seeedstudio.com/wiki/images/d/d3/3100010P1.pdf</text:p>
          </table:table-cell>
          <table:table-cell office:value-type="string">
            <text:p>0.114 </text:p>
          </table:table-cell>
          <table:table-cell office:value-type="string">
            <text:p>2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00010P1</text:p>
          </table:table-cell>
        </table:table-row>
        <table:table-row table:style-name="ro2">
          <table:table-cell office:value-type="float" office:value="311020024">
            <text:p>311020024</text:p>
          </table:table-cell>
          <table:table-cell office:value-type="string">
            <text:p>TS-1109</text:p>
          </table:table-cell>
          <table:table-cell office:value-type="string">
            <text:p>DIP Button;SPST;160gf</text:p>
          </table:table-cell>
          <table:table-cell office:value-type="string">
            <text:p>Switch</text:p>
          </table:table-cell>
          <table:table-cell office:value-type="string">
            <text:p>4P-6.0X6.0X5.0H</text:p>
          </table:table-cell>
          <table:table-cell office:value-type="string">
            <text:p>BEST</text:p>
          </table:table-cell>
          <table:table-cell office:value-type="string">
            <text:p>http://www.seeedstudio.com/wiki/images/2/20/3110040P1.pdf</text:p>
          </table:table-cell>
          <table:table-cell office:value-type="string">
            <text:p>0.035 </text:p>
          </table:table-cell>
          <table:table-cell office:value-type="string">
            <text:p>3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10040P1</text:p>
          </table:table-cell>
        </table:table-row>
        <table:table-row table:style-name="ro2">
          <table:table-cell office:value-type="float" office:value="311010004">
            <text:p>311010004</text:p>
          </table:table-cell>
          <table:table-cell office:value-type="string">
            <text:p>MS-22D18 G2 ROHS</text:p>
          </table:table-cell>
          <table:table-cell office:value-type="string">
            <text:p>DIP Switch;SPDT;200gf</text:p>
          </table:table-cell>
          <table:table-cell office:value-type="string">
            <text:p>Switch</text:p>
          </table:table-cell>
          <table:table-cell office:value-type="string">
            <text:p>6P-2CH-2.54-9.1X3.5X3.2+2H</text:p>
          </table:table-cell>
          <table:table-cell office:value-type="string">
            <text:p>Deyilong</text:p>
          </table:table-cell>
          <table:table-cell office:value-type="string">
            <text:p>http://www.seeedstudio.com/wiki/images/0/03/3010010P1.pdf</text:p>
          </table:table-cell>
          <table:table-cell office:value-type="string">
            <text:p>0.131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010010P1</text:p>
          </table:table-cell>
        </table:table-row>
        <table:table-row table:style-name="ro2">
          <table:table-cell office:value-type="float" office:value="305010013">
            <text:p>305010013</text:p>
          </table:table-cell>
          <table:table-cell office:value-type="string">
            <text:p>MMBT3904LT1G</text:p>
          </table:table-cell>
          <table:table-cell office:value-type="string">
            <text:p>SMD Transistors NPN 40V 200m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ON Semiconductor</text:p>
          </table:table-cell>
          <table:table-cell office:value-type="string">
            <text:p>http://www.seeedstudio.com/wiki/images/8/89/305010013.pdf</text:p>
          </table:table-cell>
          <table:table-cell office:value-type="string">
            <text:p>0.02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5010013</text:p>
          </table:table-cell>
        </table:table-row>
        <table:table-row table:style-name="ro2">
          <table:table-cell office:value-type="float" office:value="314080008">
            <text:p>314080008</text:p>
          </table:table-cell>
          <table:table-cell office:value-type="string">
            <text:p>ADXL345BCCZ-RL</text:p>
          </table:table-cell>
          <table:table-cell office:value-type="string">
            <text:p>SMD Digital 3-Axis-Accelerometers Sensor;±16g</text:p>
          </table:table-cell>
          <table:table-cell office:value-type="string">
            <text:p>Sensor</text:p>
          </table:table-cell>
          <table:table-cell office:value-type="string">
            <text:p>14-LGA</text:p>
          </table:table-cell>
          <table:table-cell office:value-type="string">
            <text:p>Analog Devices Inc</text:p>
          </table:table-cell>
          <table:table-cell office:value-type="string">
            <text:p>http://www.seeedstudio.com/wiki/images/1/1f/314080008.pdf</text:p>
          </table:table-cell>
          <table:table-cell office:value-type="string">
            <text:p>1.867 </text:p>
          </table:table-cell>
          <table:table-cell office:value-type="string">
            <text:p>2 </text:p>
          </table:table-cell>
          <table:table-cell office:value-type="string">
            <text:p>14 </text:p>
          </table:table-cell>
          <table:table-cell office:value-type="string">
            <text:p>1.40 </text:p>
          </table:table-cell>
          <table:table-cell/>
          <table:table-cell office:value-type="string">
            <text:p>http://www.seeedstudio.com/depot/OPLopen-parts-library-catalog-c-136_138/#314080008</text:p>
          </table:table-cell>
        </table:table-row>
        <table:table-row table:style-name="ro2">
          <table:table-cell office:value-type="float" office:value="315030009">
            <text:p>315030009</text:p>
          </table:table-cell>
          <table:table-cell office:value-type="string">
            <text:p>HLS8L-DC3V-S-C</text:p>
          </table:table-cell>
          <table:table-cell office:value-type="string">
            <text:p>DIP Power Relay 3V-7A</text:p>
          </table:table-cell>
          <table:table-cell office:value-type="string">
            <text:p>Relay</text:p>
          </table:table-cell>
          <table:table-cell office:value-type="string">
            <text:p>5P-L19.0*W15.0*H15.0mm</text:p>
          </table:table-cell>
          <table:table-cell office:value-type="string">
            <text:p>HELISHUN</text:p>
          </table:table-cell>
          <table:table-cell/>
          <table:table-cell office:value-type="string">
            <text:p>0.508 </text:p>
          </table:table-cell>
          <table:table-cell table:number-columns-repeated="2"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5030009</text:p>
          </table:table-cell>
        </table:table-row>
        <table:table-row table:style-name="ro2">
          <table:table-cell office:value-type="float" office:value="318020019">
            <text:p>318020019</text:p>
          </table:table-cell>
          <table:table-cell office:value-type="string">
            <text:p>3020-1766</text:p>
          </table:table-cell>
          <table:table-cell office:value-type="string">
            <text:p>PCB External 2.4 Antenna;With I-PEX Cable</text:p>
          </table:table-cell>
          <table:table-cell office:value-type="string">
            <text:p>Antenna</text:p>
          </table:table-cell>
          <table:table-cell office:value-type="string">
            <text:p>L40.5*W5.0*H1.2mm</text:p>
          </table:table-cell>
          <table:table-cell office:value-type="string">
            <text:p>FEIYUXIN</text:p>
          </table:table-cell>
          <table:table-cell/>
          <table:table-cell office:value-type="string">
            <text:p>0.859 </text:p>
          </table:table-cell>
          <table:table-cell office:value-type="string">
            <text:p>3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8020019</text:p>
          </table:table-cell>
        </table:table-row>
        <table:table-row table:style-name="ro2">
          <table:table-cell office:value-type="float" office:value="318020014">
            <text:p>318020014</text:p>
          </table:table-cell>
          <table:table-cell office:value-type="string">
            <text:p>IPEX-PCB-113-L42</text:p>
          </table:table-cell>
          <table:table-cell office:value-type="string">
            <text:p>PCB External GSM Antenna;4-Band 850/900/1800/1900;With I-PEX Cable</text:p>
          </table:table-cell>
          <table:table-cell office:value-type="string">
            <text:p>Antenna</text:p>
          </table:table-cell>
          <table:table-cell office:value-type="string">
            <text:p>18*40*42mm</text:p>
          </table:table-cell>
          <table:table-cell office:value-type="string">
            <text:p>FEIYUXIN</text:p>
          </table:table-cell>
          <table:table-cell/>
          <table:table-cell office:value-type="string">
            <text:p>1.094 </text:p>
          </table:table-cell>
          <table:table-cell office:value-type="string">
            <text:p>3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18020014</text:p>
          </table:table-cell>
        </table:table-row>
        <table:table-row table:style-name="ro2">
          <table:table-cell office:value-type="float" office:value="314110001">
            <text:p>314110001</text:p>
          </table:table-cell>
          <table:table-cell office:value-type="string">
            <text:p>NCP18WF104F03RC</text:p>
          </table:table-cell>
          <table:table-cell office:value-type="string">
            <text:p>SMD RES Thermistor NTC 100K-1%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/>
          <table:table-cell office:value-type="string">
            <text:p>0.050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4110001</text:p>
          </table:table-cell>
        </table:table-row>
        <table:table-row table:style-name="ro2">
          <table:table-cell office:value-type="float" office:value="310070026">
            <text:p>310070026</text:p>
          </table:table-cell>
          <table:table-cell office:value-type="string">
            <text:p>CH340T</text:p>
          </table:table-cell>
          <table:table-cell office:value-type="string">
            <text:p>SMD IC Interface;USB to UART;Speed 2400b-112.5Kbps;VCC 3.3V-5V</text:p>
          </table:table-cell>
          <table:table-cell office:value-type="string">
            <text:p>IC </text:p>
          </table:table-cell>
          <table:table-cell office:value-type="string">
            <text:p>SSOP-20</text:p>
          </table:table-cell>
          <table:table-cell office:value-type="string">
            <text:p>WCH</text:p>
          </table:table-cell>
          <table:table-cell/>
          <table:table-cell office:value-type="string">
            <text:p>0.600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70026</text:p>
          </table:table-cell>
        </table:table-row>
        <table:table-row table:style-name="ro2">
          <table:table-cell office:value-type="float" office:value="310060026">
            <text:p>310060026</text:p>
          </table:table-cell>
          <table:table-cell office:value-type="string">
            <text:p>nRF51822;</text:p>
          </table:table-cell>
          <table:table-cell office:value-type="string">
            <text:p>SMD IC RF;2.4G RF &amp; Cortex M0 MCU;QFAA 256KB Flash;16KB RAM;VCC 1.8V-3.6V</text:p>
          </table:table-cell>
          <table:table-cell office:value-type="string">
            <text:p>IC </text:p>
          </table:table-cell>
          <table:table-cell office:value-type="string">
            <text:p>QFN-48</text:p>
          </table:table-cell>
          <table:table-cell office:value-type="string">
            <text:p>Nordic Semiconductor</text:p>
          </table:table-cell>
          <table:table-cell/>
          <table:table-cell office:value-type="string">
            <text:p>3.000 </text:p>
          </table:table-cell>
          <table:table-cell office:value-type="string">
            <text:p>1 </text:p>
          </table:table-cell>
          <table:table-cell office:value-type="string">
            <text:p>12 </text:p>
          </table:table-cell>
          <table:table-cell office:value-type="string">
            <text:p>1.20 </text:p>
          </table:table-cell>
          <table:table-cell/>
          <table:table-cell office:value-type="string">
            <text:p>http://www.seeedstudio.com/depot/OPLopen-parts-library-catalog-c-136_138/#310060026</text:p>
          </table:table-cell>
        </table:table-row>
        <table:table-row table:style-name="ro2">
          <table:table-cell office:value-type="float" office:value="301010198">
            <text:p>301010198</text:p>
          </table:table-cell>
          <table:table-cell office:value-type="string">
            <text:p>RC0603FR-076K8L</text:p>
          </table:table-cell>
          <table:table-cell office:value-type="string">
            <text:p>SMD RES 6.8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98</text:p>
          </table:table-cell>
        </table:table-row>
        <table:table-row table:style-name="ro2">
          <table:table-cell office:value-type="float" office:value="301010456">
            <text:p>301010456</text:p>
          </table:table-cell>
          <table:table-cell office:value-type="string">
            <text:p>RC0402FR-07100KL</text:p>
          </table:table-cell>
          <table:table-cell office:value-type="string">
            <text:p>SMD RES 100K-1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56</text:p>
          </table:table-cell>
        </table:table-row>
        <table:table-row table:style-name="ro2">
          <table:table-cell office:value-type="float" office:value="301010069">
            <text:p>301010069</text:p>
          </table:table-cell>
          <table:table-cell office:value-type="string">
            <text:p>RC0402FR-07470KL</text:p>
          </table:table-cell>
          <table:table-cell office:value-type="string">
            <text:p>SMD RES 470K-1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69</text:p>
          </table:table-cell>
        </table:table-row>
        <table:table-row table:style-name="ro2">
          <table:table-cell office:value-type="float" office:value="304090073">
            <text:p>304090073</text:p>
          </table:table-cell>
          <table:table-cell office:value-type="string">
            <text:p>Y502DC</text:p>
          </table:table-cell>
          <table:table-cell office:value-type="string">
            <text:p>DIP LED Yellow-Yellow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NAGXING</text:p>
          </table:table-cell>
          <table:table-cell/>
          <table:table-cell office:value-type="string">
            <text:p>0.043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73</text:p>
          </table:table-cell>
        </table:table-row>
        <table:table-row table:style-name="ro2">
          <table:table-cell office:value-type="float" office:value="310070030">
            <text:p>310070030</text:p>
          </table:table-cell>
          <table:table-cell office:value-type="string">
            <text:p>FT230XS-R</text:p>
          </table:table-cell>
          <table:table-cell office:value-type="string">
            <text:p>SMD IC Interface;USB to UART;Speed 300b-3Mbaud;VCC 2.97V-5.5V</text:p>
          </table:table-cell>
          <table:table-cell office:value-type="string">
            <text:p>IC </text:p>
          </table:table-cell>
          <table:table-cell office:value-type="string">
            <text:p>SSOP-16</text:p>
          </table:table-cell>
          <table:table-cell office:value-type="string">
            <text:p>FTDI</text:p>
          </table:table-cell>
          <table:table-cell/>
          <table:table-cell office:value-type="string">
            <text:p>3.500 </text:p>
          </table:table-cell>
          <table:table-cell office:value-type="string">
            <text:p>1 </text:p>
          </table:table-cell>
          <table:table-cell office:value-type="string">
            <text:p>16 </text:p>
          </table:table-cell>
          <table:table-cell office:value-type="string">
            <text:p>1.60 </text:p>
          </table:table-cell>
          <table:table-cell/>
          <table:table-cell office:value-type="string">
            <text:p>http://www.seeedstudio.com/depot/OPLopen-parts-library-catalog-c-136_138/#310070030</text:p>
          </table:table-cell>
        </table:table-row>
        <table:table-row table:style-name="ro2">
          <table:table-cell office:value-type="float" office:value="312030029">
            <text:p>312030029</text:p>
          </table:table-cell>
          <table:table-cell office:value-type="string">
            <text:p>EAO-9745-PFA-C1033-28-008</text:p>
          </table:table-cell>
          <table:table-cell office:value-type="string">
            <text:p>DIP Analog microphone;SN58dB;SPL110dB;50-16KHZ</text:p>
          </table:table-cell>
          <table:table-cell office:value-type="string">
            <text:p>Microphones</text:p>
          </table:table-cell>
          <table:table-cell office:value-type="string">
            <text:p>2P-ROUND-9.7*4.5mm</text:p>
          </table:table-cell>
          <table:table-cell office:value-type="string">
            <text:p>Guangjixing</text:p>
          </table:table-cell>
          <table:table-cell/>
          <table:table-cell office:value-type="string">
            <text:p>0.270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2030029</text:p>
          </table:table-cell>
        </table:table-row>
        <table:table-row table:style-name="ro2">
          <table:table-cell office:value-type="float" office:value="304080005">
            <text:p>304080005</text:p>
          </table:table-cell>
          <table:table-cell office:value-type="string">
            <text:p>SYD3642ASR</text:p>
          </table:table-cell>
          <table:table-cell office:value-type="string">
            <text:p>LED Red 4-DIG 7-SEG Display</text:p>
          </table:table-cell>
          <table:table-cell office:value-type="string">
            <text:p>Display</text:p>
          </table:table-cell>
          <table:table-cell office:value-type="string">
            <text:p>7-4-BYTE-SEG-2.54-30*14*7.3H</text:p>
          </table:table-cell>
          <table:table-cell office:value-type="string">
            <text:p>FANGZHOU</text:p>
          </table:table-cell>
          <table:table-cell/>
          <table:table-cell office:value-type="string">
            <text:p>0.688 </text:p>
          </table:table-cell>
          <table:table-cell office:value-type="string">
            <text:p>3 </text:p>
          </table:table-cell>
          <table:table-cell office:value-type="string">
            <text:p>12 </text:p>
          </table:table-cell>
          <table:table-cell office:value-type="string">
            <text:p>1.20 </text:p>
          </table:table-cell>
          <table:table-cell/>
          <table:table-cell office:value-type="string">
            <text:p>http://www.seeedstudio.com/depot/OPLopen-parts-library-catalog-c-136_138/#304080005</text:p>
          </table:table-cell>
        </table:table-row>
        <table:table-row table:style-name="ro2">
          <table:table-cell office:value-type="float" office:value="301040022">
            <text:p>301040022</text:p>
          </table:table-cell>
          <table:table-cell office:value-type="string">
            <text:p>WH09-2-103</text:p>
          </table:table-cell>
          <table:table-cell office:value-type="string">
            <text:p>DIP VR Top Adj 10k;</text:p>
          </table:table-cell>
          <table:table-cell office:value-type="string">
            <text:p>Resistor </text:p>
          </table:table-cell>
          <table:table-cell office:value-type="string">
            <text:p>3P-2.5-L20</text:p>
          </table:table-cell>
          <table:table-cell office:value-type="string">
            <text:p>BAISITE</text:p>
          </table:table-cell>
          <table:table-cell/>
          <table:table-cell office:value-type="string">
            <text:p>0.174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40022</text:p>
          </table:table-cell>
        </table:table-row>
        <table:table-row table:style-name="ro2">
          <table:table-cell office:value-type="float" office:value="303010086">
            <text:p>303010086</text:p>
          </table:table-cell>
          <table:table-cell office:value-type="string">
            <text:p>LQM2MPN2R2MG0</text:p>
          </table:table-cell>
          <table:table-cell office:value-type="string">
            <text:p>SMD Inductor;2.2uH-20%-1.2A 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AVX</text:p>
          </table:table-cell>
          <table:table-cell/>
          <table:table-cell office:value-type="string">
            <text:p>0.117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86</text:p>
          </table:table-cell>
        </table:table-row>
        <table:table-row table:style-name="ro2">
          <table:table-cell office:value-type="float" office:value="301010001">
            <text:p>301010001</text:p>
          </table:table-cell>
          <table:table-cell office:value-type="string">
            <text:p>RC0402JR-071K5L</text:p>
          </table:table-cell>
          <table:table-cell office:value-type="string">
            <text:p>SMD RES 1.5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1</text:p>
          </table:table-cell>
        </table:table-row>
        <table:table-row table:style-name="ro2">
          <table:table-cell office:value-type="float" office:value="301010264">
            <text:p>301010264</text:p>
          </table:table-cell>
          <table:table-cell office:value-type="string">
            <text:p>RL0805JR-070R1L</text:p>
          </table:table-cell>
          <table:table-cell office:value-type="string">
            <text:p>SMD RES 0.1R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64</text:p>
          </table:table-cell>
        </table:table-row>
        <table:table-row table:style-name="ro2">
          <table:table-cell office:value-type="float" office:value="304090086">
            <text:p>304090086</text:p>
          </table:table-cell>
          <table:table-cell office:value-type="string">
            <text:p>504RGBW-K</text:p>
          </table:table-cell>
          <table:table-cell office:value-type="string">
            <text:p>DIP LED Vaporous-RGB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/>
          <table:table-cell office:value-type="string">
            <text:p>0.086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86</text:p>
          </table:table-cell>
        </table:table-row>
        <table:table-row table:style-name="ro2">
          <table:table-cell office:value-type="float" office:value="320170002">
            <text:p>320170002</text:p>
          </table:table-cell>
          <table:table-cell/>
          <table:table-cell office:value-type="string">
            <text:p>DIP CR1220 Cell Battery Holder</text:p>
          </table:table-cell>
          <table:table-cell office:value-type="string">
            <text:p>Connector </text:p>
          </table:table-cell>
          <table:table-cell office:value-type="string">
            <text:p>Metal CR1220-D13.5*H5.0mm</text:p>
          </table:table-cell>
          <table:table-cell table:number-columns-repeated="2"/>
          <table:table-cell office:value-type="string">
            <text:p>0.018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170002</text:p>
          </table:table-cell>
        </table:table-row>
        <table:table-row table:style-name="ro2">
          <table:table-cell office:value-type="float" office:value="323050000">
            <text:p>323050000</text:p>
          </table:table-cell>
          <table:table-cell/>
          <table:table-cell office:value-type="string">
            <text:p>Folding Clasps</text:p>
          </table:table-cell>
          <table:table-cell office:value-type="string">
            <text:p>Connector </text:p>
          </table:table-cell>
          <table:table-cell office:value-type="string">
            <text:p>D11.5*H6.0mm</text:p>
          </table:table-cell>
          <table:table-cell office:value-type="string">
            <text:p>JJWJ</text:p>
          </table:table-cell>
          <table:table-cell/>
          <table:table-cell office:value-type="string">
            <text:p>0.032 </text:p>
          </table:table-cell>
          <table:table-cell office:value-type="string">
            <text:p>50 </text:p>
          </table:table-cell>
          <table:table-cell office:value-type="string">
            <text:p>1 </text:p>
          </table:table-cell>
          <table:table-cell office:value-type="string">
            <text:p>0.10 </text:p>
          </table:table-cell>
          <table:table-cell/>
          <table:table-cell office:value-type="string">
            <text:p>http://www.seeedstudio.com/depot/OPLopen-parts-library-catalog-c-136_138/#323050000</text:p>
          </table:table-cell>
        </table:table-row>
        <table:table-row table:style-name="ro2">
          <table:table-cell office:value-type="float" office:value="304080004">
            <text:p>304080004</text:p>
          </table:table-cell>
          <table:table-cell office:value-type="string">
            <text:p>SP400561N</text:p>
          </table:table-cell>
          <table:table-cell office:value-type="string">
            <text:p>LED 10 SEG Gauge Bar</text:p>
          </table:table-cell>
          <table:table-cell office:value-type="string">
            <text:p>Display</text:p>
          </table:table-cell>
          <table:table-cell office:value-type="string">
            <text:p>33.02*15.24mm</text:p>
          </table:table-cell>
          <table:table-cell office:value-type="string">
            <text:p>SP400561N</text:p>
          </table:table-cell>
          <table:table-cell/>
          <table:table-cell office:value-type="string">
            <text:p>0.516 </text:p>
          </table:table-cell>
          <table:table-cell office:value-type="string">
            <text:p>1 </text:p>
          </table:table-cell>
          <table:table-cell office:value-type="string">
            <text:p>20 </text:p>
          </table:table-cell>
          <table:table-cell office:value-type="string">
            <text:p>2.00 </text:p>
          </table:table-cell>
          <table:table-cell/>
          <table:table-cell office:value-type="string">
            <text:p>http://www.seeedstudio.com/depot/OPLopen-parts-library-catalog-c-136_138/#304080004</text:p>
          </table:table-cell>
        </table:table-row>
        <table:table-row table:style-name="ro2">
          <table:table-cell office:value-type="float" office:value="320030097">
            <text:p>320030097</text:p>
          </table:table-cell>
          <table:table-cell office:value-type="string">
            <text:p>FBM1211-1001A01B1AF</text:p>
          </table:table-cell>
          <table:table-cell office:value-type="string">
            <text:p>SMD Black Female Header</text:p>
          </table:table-cell>
          <table:table-cell office:value-type="string">
            <text:p>Connector </text:p>
          </table:table-cell>
          <table:table-cell office:value-type="string">
            <text:p>1*10P-2.0-L20.5*W2.5*H2.4-R/A</text:p>
          </table:table-cell>
          <table:table-cell office:value-type="string">
            <text:p>YXCON</text:p>
          </table:table-cell>
          <table:table-cell/>
          <table:table-cell office:value-type="string">
            <text:p>0.199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97</text:p>
          </table:table-cell>
        </table:table-row>
        <table:table-row table:style-name="ro2">
          <table:table-cell office:value-type="float" office:value="310010016">
            <text:p>310010016</text:p>
          </table:table-cell>
          <table:table-cell office:value-type="string">
            <text:p>ATMEGA32U4-MUR</text:p>
          </table:table-cell>
          <table:table-cell office:value-type="string">
            <text:p>SMD IC MCU;AVR;USB;8-Bit;32KB;16MHz;1.8-5.5V</text:p>
          </table:table-cell>
          <table:table-cell office:value-type="string">
            <text:p>IC </text:p>
          </table:table-cell>
          <table:table-cell office:value-type="string">
            <text:p>VQFN-44</text:p>
          </table:table-cell>
          <table:table-cell office:value-type="string">
            <text:p>Atmel</text:p>
          </table:table-cell>
          <table:table-cell/>
          <table:table-cell office:value-type="string">
            <text:p>6.500 </text:p>
          </table:table-cell>
          <table:table-cell office:value-type="string">
            <text:p>1 </text:p>
          </table:table-cell>
          <table:table-cell office:value-type="string">
            <text:p>44 </text:p>
          </table:table-cell>
          <table:table-cell office:value-type="string">
            <text:p>4.40 </text:p>
          </table:table-cell>
          <table:table-cell/>
          <table:table-cell office:value-type="string">
            <text:p>http://www.seeedstudio.com/depot/OPLopen-parts-library-catalog-c-136_138/#310010016</text:p>
          </table:table-cell>
        </table:table-row>
        <table:table-row table:style-name="ro2">
          <table:table-cell office:value-type="float" office:value="303030006">
            <text:p>303030006</text:p>
          </table:table-cell>
          <table:table-cell office:value-type="string">
            <text:p>BLM21PG331SN1D</text:p>
          </table:table-cell>
          <table:table-cell office:value-type="string">
            <text:p>SMD Ferrite Bead 330R-1500mA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Murata</text:p>
          </table:table-cell>
          <table:table-cell/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30006</text:p>
          </table:table-cell>
        </table:table-row>
        <table:table-row table:style-name="ro2">
          <table:table-cell office:value-type="float" office:value="310030105">
            <text:p>310030105</text:p>
          </table:table-cell>
          <table:table-cell office:value-type="string">
            <text:p>TD1410</text:p>
          </table:table-cell>
          <table:table-cell office:value-type="string">
            <text:p>SMD IC PMIC;Vin 3.6V-20V;Vout 1.325V-18V;Iout 2A;With-EN</text:p>
          </table:table-cell>
          <table:table-cell office:value-type="string">
            <text:p>IC </text:p>
          </table:table-cell>
          <table:table-cell office:value-type="string">
            <text:p>SOP8</text:p>
          </table:table-cell>
          <table:table-cell office:value-type="string">
            <text:p>Techcode</text:p>
          </table:table-cell>
          <table:table-cell/>
          <table:table-cell office:value-type="string">
            <text:p>0.400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105</text:p>
          </table:table-cell>
        </table:table-row>
        <table:table-row table:style-name="ro2">
          <table:table-cell office:value-type="float" office:value="310030161">
            <text:p>310030161</text:p>
          </table:table-cell>
          <table:table-cell office:value-type="string">
            <text:p>ETA3410D2I-T</text:p>
          </table:table-cell>
          <table:table-cell office:value-type="string">
            <text:p>SMD PMIC;DC-DC;Vin 2.6-5.5V,Adj;2A;3MHz;Sync;Buck;1-Ch</text:p>
          </table:table-cell>
          <table:table-cell office:value-type="string">
            <text:p>IC </text:p>
          </table:table-cell>
          <table:table-cell office:value-type="string">
            <text:p>DFN(2*2)-8</text:p>
          </table:table-cell>
          <table:table-cell office:value-type="string">
            <text:p>ETA</text:p>
          </table:table-cell>
          <table:table-cell/>
          <table:table-cell office:value-type="string">
            <text:p>0.300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161</text:p>
          </table:table-cell>
        </table:table-row>
        <table:table-row table:style-name="ro2">
          <table:table-cell office:value-type="float" office:value="310030153">
            <text:p>310030153</text:p>
          </table:table-cell>
          <table:table-cell office:value-type="string">
            <text:p>ETA1036-50S2F-T</text:p>
          </table:table-cell>
          <table:table-cell office:value-type="string">
            <text:p>SMD PMIC;DC-DC;Vin 0.6-4.5V;3W;2MHz;Boost;1-Ch</text:p>
          </table:table-cell>
          <table:table-cell office:value-type="string">
            <text:p>IC </text:p>
          </table:table-cell>
          <table:table-cell office:value-type="string">
            <text:p>SOT23-5</text:p>
          </table:table-cell>
          <table:table-cell office:value-type="string">
            <text:p>ETA</text:p>
          </table:table-cell>
          <table:table-cell/>
          <table:table-cell office:value-type="string">
            <text:p>0.350 </text:p>
          </table:table-cell>
          <table:table-cell table:number-columns-repeated="2"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30153</text:p>
          </table:table-cell>
        </table:table-row>
        <table:table-row table:style-name="ro2">
          <table:table-cell office:value-type="float" office:value="301020003">
            <text:p>301020003</text:p>
          </table:table-cell>
          <table:table-cell office:value-type="string">
            <text:p>FHCFR-1/4W-331J</text:p>
          </table:table-cell>
          <table:table-cell office:value-type="string">
            <text:p>DIP RES 330R-5%-1/4W;Axial-D2.3*L6.5mm</text:p>
          </table:table-cell>
          <table:table-cell office:value-type="string">
            <text:p>Resistor 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3</text:p>
          </table:table-cell>
        </table:table-row>
        <table:table-row table:style-name="ro2">
          <table:table-cell office:value-type="float" office:value="301020029">
            <text:p>301020029</text:p>
          </table:table-cell>
          <table:table-cell office:value-type="string">
            <text:p>FHCFR-1/4W-471J</text:p>
          </table:table-cell>
          <table:table-cell office:value-type="string">
            <text:p>DIP RES 470R-5%-1/4W;Axial-D2.3*L6.5mm</text:p>
          </table:table-cell>
          <table:table-cell office:value-type="string">
            <text:p>Resistor 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29</text:p>
          </table:table-cell>
        </table:table-row>
        <table:table-row table:style-name="ro2">
          <table:table-cell office:value-type="float" office:value="301020000">
            <text:p>301020000</text:p>
          </table:table-cell>
          <table:table-cell office:value-type="string">
            <text:p>FHCFR-1/4W-102J</text:p>
          </table:table-cell>
          <table:table-cell office:value-type="string">
            <text:p>DIP RES 1K-5%-1/4W;Axial-D2.3*L6.5mm</text:p>
          </table:table-cell>
          <table:table-cell office:value-type="string">
            <text:p>Resistor 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0</text:p>
          </table:table-cell>
        </table:table-row>
        <table:table-row table:style-name="ro2">
          <table:table-cell office:value-type="float" office:value="301020001">
            <text:p>301020001</text:p>
          </table:table-cell>
          <table:table-cell office:value-type="string">
            <text:p>FHCFR-1/4W-103J</text:p>
          </table:table-cell>
          <table:table-cell office:value-type="string">
            <text:p>DIP RES 10K-5%-1/4W;Axial-D2.3*L6.5mm</text:p>
          </table:table-cell>
          <table:table-cell office:value-type="string">
            <text:p>Resistor 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1</text:p>
          </table:table-cell>
        </table:table-row>
        <table:table-row table:style-name="ro2">
          <table:table-cell office:value-type="float" office:value="302010022">
            <text:p>302010022</text:p>
          </table:table-cell>
          <table:table-cell office:value-type="string">
            <text:p>CC0402KRX7R9BB222</text:p>
          </table:table-cell>
          <table:table-cell office:value-type="string">
            <text:p>SMD CAP Ceramic 2.2n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2</text:p>
          </table:table-cell>
        </table:table-row>
        <table:table-row table:style-name="ro2">
          <table:table-cell office:value-type="float" office:value="301010466">
            <text:p>301010466</text:p>
          </table:table-cell>
          <table:table-cell office:value-type="string">
            <text:p>RC0402FR-07330RL</text:p>
          </table:table-cell>
          <table:table-cell office:value-type="string">
            <text:p>SMD RES 330R-1%-1/16W;0402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66</text:p>
          </table:table-cell>
        </table:table-row>
        <table:table-row table:style-name="ro2">
          <table:table-cell office:value-type="float" office:value="301010052">
            <text:p>301010052</text:p>
          </table:table-cell>
          <table:table-cell office:value-type="string">
            <text:p>RC0402FR-0722RL</text:p>
          </table:table-cell>
          <table:table-cell office:value-type="string">
            <text:p>SMD RES 22R-1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52</text:p>
          </table:table-cell>
        </table:table-row>
        <table:table-row table:style-name="ro2">
          <table:table-cell office:value-type="float" office:value="301010010">
            <text:p>301010010</text:p>
          </table:table-cell>
          <table:table-cell office:value-type="string">
            <text:p>RC0402JR-074K7L</text:p>
          </table:table-cell>
          <table:table-cell office:value-type="string">
            <text:p>SMD RES 4.7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10</text:p>
          </table:table-cell>
        </table:table-row>
        <table:table-row table:style-name="ro2">
          <table:table-cell office:value-type="float" office:value="301010005">
            <text:p>301010005</text:p>
          </table:table-cell>
          <table:table-cell office:value-type="string">
            <text:p>RC0402JR-0747KL</text:p>
          </table:table-cell>
          <table:table-cell office:value-type="string">
            <text:p>SMD RES 47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5</text:p>
          </table:table-cell>
        </table:table-row>
        <table:table-row table:style-name="ro2">
          <table:table-cell office:value-type="float" office:value="314020026">
            <text:p>314020026</text:p>
          </table:table-cell>
          <table:table-cell office:value-type="string">
            <text:p>GUVA-S12SD</text:p>
          </table:table-cell>
          <table:table-cell office:value-type="string">
            <text:p>SMD UV Sensor</text:p>
          </table:table-cell>
          <table:table-cell office:value-type="string">
            <text:p>Sensor</text:p>
          </table:table-cell>
          <table:table-cell office:value-type="string">
            <text:p>SMD3528</text:p>
          </table:table-cell>
          <table:table-cell office:value-type="string">
            <text:p>GENICOM</text:p>
          </table:table-cell>
          <table:table-cell/>
          <table:table-cell office:value-type="string">
            <text:p>3.180 </text:p>
          </table:table-cell>
          <table:table-cell office:value-type="string">
            <text:p>1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4020026</text:p>
          </table:table-cell>
        </table:table-row>
        <table:table-row table:style-name="ro2">
          <table:table-cell office:value-type="float" office:value="301010009">
            <text:p>301010009</text:p>
          </table:table-cell>
          <table:table-cell office:value-type="string">
            <text:p>RC0402JR-071ML</text:p>
          </table:table-cell>
          <table:table-cell office:value-type="string">
            <text:p>SMD RES 1M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9</text:p>
          </table:table-cell>
        </table:table-row>
        <table:table-row table:style-name="ro2">
          <table:table-cell office:value-type="float" office:value="301010124">
            <text:p>301010124</text:p>
          </table:table-cell>
          <table:table-cell office:value-type="string">
            <text:p>RC0603JR-072K2L</text:p>
          </table:table-cell>
          <table:table-cell office:value-type="string">
            <text:p>SMD RES 2.2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24</text:p>
          </table:table-cell>
        </table:table-row>
        <table:table-row table:style-name="ro2">
          <table:table-cell office:value-type="float" office:value="301010158">
            <text:p>301010158</text:p>
          </table:table-cell>
          <table:table-cell office:value-type="string">
            <text:p>RC0603FR-0716KL</text:p>
          </table:table-cell>
          <table:table-cell office:value-type="string">
            <text:p>SMD RES 16K-1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8</text:p>
          </table:table-cell>
        </table:table-row>
        <table:table-row table:style-name="ro2">
          <table:table-cell office:value-type="float" office:value="301010221">
            <text:p>301010221</text:p>
          </table:table-cell>
          <table:table-cell office:value-type="string">
            <text:p>RC0603FR-072KL</text:p>
          </table:table-cell>
          <table:table-cell office:value-type="string">
            <text:p>SMD RES 2K-1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21</text:p>
          </table:table-cell>
        </table:table-row>
        <table:table-row table:style-name="ro2">
          <table:table-cell office:value-type="float" office:value="302010012">
            <text:p>302010012</text:p>
          </table:table-cell>
          <table:table-cell office:value-type="string">
            <text:p>CC0402JRNPO9BN101</text:p>
          </table:table-cell>
          <table:table-cell office:value-type="string">
            <text:p>SMD CAP Ceramic 100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2</text:p>
          </table:table-cell>
        </table:table-row>
        <table:table-row table:style-name="ro2">
          <table:table-cell office:value-type="float" office:value="302010021">
            <text:p>302010021</text:p>
          </table:table-cell>
          <table:table-cell office:value-type="string">
            <text:p>CC0402BRNPO9BN1R0</text:p>
          </table:table-cell>
          <table:table-cell office:value-type="string">
            <text:p>SMD CAP Ceramic 1pF-50V-0.1pF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1</text:p>
          </table:table-cell>
        </table:table-row>
        <table:table-row table:style-name="ro2">
          <table:table-cell office:value-type="float" office:value="302010023">
            <text:p>302010023</text:p>
          </table:table-cell>
          <table:table-cell office:value-type="string">
            <text:p>CC0402BRNPO9BN1R5</text:p>
          </table:table-cell>
          <table:table-cell office:value-type="string">
            <text:p>SMD CAP Ceramic 1.5pF-50V-0.1pF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3</text:p>
          </table:table-cell>
        </table:table-row>
        <table:table-row table:style-name="ro2">
          <table:table-cell office:value-type="float" office:value="302010041">
            <text:p>302010041</text:p>
          </table:table-cell>
          <table:table-cell office:value-type="string">
            <text:p>GRM1555C1H150JA01D</text:p>
          </table:table-cell>
          <table:table-cell office:value-type="string">
            <text:p>SMD CAP Ceramic 15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41</text:p>
          </table:table-cell>
        </table:table-row>
        <table:table-row table:style-name="ro2">
          <table:table-cell office:value-type="float" office:value="302010049">
            <text:p>302010049</text:p>
          </table:table-cell>
          <table:table-cell office:value-type="string">
            <text:p>CC0402JRNPO9BN120</text:p>
          </table:table-cell>
          <table:table-cell office:value-type="string">
            <text:p>SMD CAP Ceramic 12pF-50V-5%-NPO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49</text:p>
          </table:table-cell>
        </table:table-row>
        <table:table-row table:style-name="ro2">
          <table:table-cell office:value-type="float" office:value="302010054">
            <text:p>302010054</text:p>
          </table:table-cell>
          <table:table-cell office:value-type="string">
            <text:p>CC0603KRX7R6BB225</text:p>
          </table:table-cell>
          <table:table-cell office:value-type="string">
            <text:p>SMD CAP Ceramic 2.2uF-10V-10%-X7R;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37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54</text:p>
          </table:table-cell>
        </table:table-row>
        <table:table-row table:style-name="ro2">
          <table:table-cell office:value-type="float" office:value="302010103">
            <text:p>302010103</text:p>
          </table:table-cell>
          <table:table-cell office:value-type="string">
            <text:p>CC0603KRX5R6BB106</text:p>
          </table:table-cell>
          <table:table-cell office:value-type="string">
            <text:p>SMD CAP Ceramic 10uF-10V-10%-X5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101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03</text:p>
          </table:table-cell>
        </table:table-row>
        <table:table-row table:style-name="ro3">
          <table:table-cell office:value-type="float" office:value="302010158">
            <text:p>302010158</text:p>
          </table:table-cell>
          <table:table-cell office:value-type="string">
            <text:p>CC0805ZKY5V6BB106</text:p>
          </table:table-cell>
          <table:table-cell office:value-type="string">
            <text:p>SMD CAP Ceramic 10uF-10V-(-20%～+80%)-Y5V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;</text:p>
          </table:table-cell>
          <table:table-cell/>
          <table:table-cell office:value-type="string">
            <text:p>0.037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58</text:p>
          </table:table-cell>
        </table:table-row>
        <table:table-row table:style-name="ro2">
          <table:table-cell office:value-type="float" office:value="302020006">
            <text:p>302020006</text:p>
          </table:table-cell>
          <table:table-cell office:value-type="string">
            <text:p>TAJA475K016RNJ</text:p>
          </table:table-cell>
          <table:table-cell office:value-type="string">
            <text:p>SMD CAP Tantalum 4.7uF-16V;A</text:p>
          </table:table-cell>
          <table:table-cell office:value-type="string">
            <text:p>Capacitor</text:p>
          </table:table-cell>
          <table:table-cell office:value-type="string">
            <text:p>AVX-A</text:p>
          </table:table-cell>
          <table:table-cell office:value-type="string">
            <text:p>AVX</text:p>
          </table:table-cell>
          <table:table-cell/>
          <table:table-cell office:value-type="string">
            <text:p>0.113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06</text:p>
          </table:table-cell>
        </table:table-row>
        <table:table-row table:style-name="ro2">
          <table:table-cell office:value-type="float" office:value="302020008">
            <text:p>302020008</text:p>
          </table:table-cell>
          <table:table-cell office:value-type="string">
            <text:p>TAJA226K010RNJ</text:p>
          </table:table-cell>
          <table:table-cell office:value-type="string">
            <text:p>SMD CAP Tantalum 22uF-10V</text:p>
          </table:table-cell>
          <table:table-cell office:value-type="string">
            <text:p>Capacitor</text:p>
          </table:table-cell>
          <table:table-cell office:value-type="string">
            <text:p>AVX-A</text:p>
          </table:table-cell>
          <table:table-cell office:value-type="string">
            <text:p>AVX</text:p>
          </table:table-cell>
          <table:table-cell/>
          <table:table-cell office:value-type="string">
            <text:p>0.098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08</text:p>
          </table:table-cell>
        </table:table-row>
        <table:table-row table:style-name="ro2">
          <table:table-cell office:value-type="float" office:value="302020013">
            <text:p>302020013</text:p>
          </table:table-cell>
          <table:table-cell office:value-type="string">
            <text:p>TAJB226K016RNJ</text:p>
          </table:table-cell>
          <table:table-cell office:value-type="string">
            <text:p>SMD CAP Tantalum 22uF-16V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/>
          <table:table-cell office:value-type="string">
            <text:p>0.180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13</text:p>
          </table:table-cell>
        </table:table-row>
        <table:table-row table:style-name="ro2">
          <table:table-cell office:value-type="float" office:value="302020015">
            <text:p>302020015</text:p>
          </table:table-cell>
          <table:table-cell office:value-type="string">
            <text:p>TAJB107M010RNJ</text:p>
          </table:table-cell>
          <table:table-cell office:value-type="string">
            <text:p>SMD CAP Tantalum 100uF-10V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/>
          <table:table-cell office:value-type="string">
            <text:p>0.352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15</text:p>
          </table:table-cell>
        </table:table-row>
        <table:table-row table:style-name="ro2">
          <table:table-cell office:value-type="float" office:value="302030053">
            <text:p>302030053</text:p>
          </table:table-cell>
          <table:table-cell office:value-type="string">
            <text:p>CS1E221M-CRE77</text:p>
          </table:table-cell>
          <table:table-cell office:value-type="string">
            <text:p>SMD CAP Aluminum 220uF-16V;</text:p>
          </table:table-cell>
          <table:table-cell office:value-type="string">
            <text:p>Capacitor</text:p>
          </table:table-cell>
          <table:table-cell office:value-type="string">
            <text:p>D6.3*H7.7mm</text:p>
          </table:table-cell>
          <table:table-cell office:value-type="string">
            <text:p>SEMTECH</text:p>
          </table:table-cell>
          <table:table-cell/>
          <table:table-cell office:value-type="string">
            <text:p>0.061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30053</text:p>
          </table:table-cell>
        </table:table-row>
        <table:table-row table:style-name="ro2">
          <table:table-cell office:value-type="float" office:value="303010037">
            <text:p>303010037</text:p>
          </table:table-cell>
          <table:table-cell office:value-type="string">
            <text:p>LQG15HS4N7S02</text:p>
          </table:table-cell>
          <table:table-cell office:value-type="string">
            <text:p>SMD Inductor 4.7nH-0.3nH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37</text:p>
          </table:table-cell>
        </table:table-row>
        <table:table-row table:style-name="ro2">
          <table:table-cell office:value-type="float" office:value="303030008">
            <text:p>303030008</text:p>
          </table:table-cell>
          <table:table-cell office:value-type="string">
            <text:p>WLB2012-471T20</text:p>
          </table:table-cell>
          <table:table-cell office:value-type="string">
            <text:p>SMD Ferrite Bead 470R-2A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WELL</text:p>
          </table:table-cell>
          <table:table-cell/>
          <table:table-cell office:value-type="string">
            <text:p>0.012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30008</text:p>
          </table:table-cell>
        </table:table-row>
        <table:table-row table:style-name="ro2">
          <table:table-cell office:value-type="float" office:value="304020012">
            <text:p>304020012</text:p>
          </table:table-cell>
          <table:table-cell office:value-type="string">
            <text:p>B0540W</text:p>
          </table:table-cell>
          <table:table-cell office:value-type="string">
            <text:p>SMD Diode Schottky 40V-500mA</text:p>
          </table:table-cell>
          <table:table-cell office:value-type="string">
            <text:p>Diode</text:p>
          </table:table-cell>
          <table:table-cell office:value-type="string">
            <text:p>SOD-123</text:p>
          </table:table-cell>
          <table:table-cell office:value-type="string">
            <text:p>JCET</text:p>
          </table:table-cell>
          <table:table-cell/>
          <table:table-cell office:value-type="string">
            <text:p>0.062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20012</text:p>
          </table:table-cell>
        </table:table-row>
        <table:table-row table:style-name="ro2">
          <table:table-cell office:value-type="float" office:value="306010020">
            <text:p>306010020</text:p>
          </table:table-cell>
          <table:table-cell office:value-type="string">
            <text:p>FC-12M</text:p>
          </table:table-cell>
          <table:table-cell office:value-type="string">
            <text:p>SMD Crystal 32.768KHz-12.5pF-20ppm-90k</text:p>
          </table:table-cell>
          <table:table-cell office:value-type="string">
            <text:p><text:s/>Crystal Oscillator </text:p>
          </table:table-cell>
          <table:table-cell office:value-type="string">
            <text:p>2P-L2.05*W1.2*H0.6mm</text:p>
          </table:table-cell>
          <table:table-cell office:value-type="string">
            <text:p>Epson</text:p>
          </table:table-cell>
          <table:table-cell/>
          <table:table-cell office:value-type="string">
            <text:p>0.742 </text:p>
          </table:table-cell>
          <table:table-cell office:value-type="string">
            <text:p>3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20</text:p>
          </table:table-cell>
        </table:table-row>
        <table:table-row table:style-name="ro2">
          <table:table-cell office:value-type="float" office:value="306010053">
            <text:p>306010053</text:p>
          </table:table-cell>
          <table:table-cell office:value-type="string">
            <text:p>CSTCE8M00G55-RO</text:p>
          </table:table-cell>
          <table:table-cell office:value-type="string">
            <text:p>SMD Crystal 8MHz-0.3%-150R</text:p>
          </table:table-cell>
          <table:table-cell office:value-type="string">
            <text:p><text:s/>Crystal Oscillator </text:p>
          </table:table-cell>
          <table:table-cell office:value-type="string">
            <text:p>3P-L3.2*W1.3mm</text:p>
          </table:table-cell>
          <table:table-cell office:value-type="string">
            <text:p>Murata</text:p>
          </table:table-cell>
          <table:table-cell/>
          <table:table-cell office:value-type="string">
            <text:p>0.430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53</text:p>
          </table:table-cell>
        </table:table-row>
        <table:table-row table:style-name="ro2">
          <table:table-cell office:value-type="float" office:value="310020003">
            <text:p>310020003</text:p>
          </table:table-cell>
          <table:table-cell office:value-type="string">
            <text:p>OPA333AIDBVT</text:p>
          </table:table-cell>
          <table:table-cell office:value-type="string">
            <text:p>SMD IC Amplifier;1-CH;GBW 0.35MHz;Io 3mA;1.8V-5.5V;±0.9V-2.75V</text:p>
          </table:table-cell>
          <table:table-cell office:value-type="string">
            <text:p>IC</text:p>
          </table:table-cell>
          <table:table-cell office:value-type="string">
            <text:p>SOT-23-5</text:p>
          </table:table-cell>
          <table:table-cell office:value-type="string">
            <text:p>TI</text:p>
          </table:table-cell>
          <table:table-cell/>
          <table:table-cell office:value-type="string">
            <text:p>1.800 </text:p>
          </table:table-cell>
          <table:table-cell table:number-columns-repeated="2"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0020003</text:p>
          </table:table-cell>
        </table:table-row>
        <table:table-row table:style-name="ro2">
          <table:table-cell office:value-type="float" office:value="310030016">
            <text:p>310030016</text:p>
          </table:table-cell>
          <table:table-cell office:value-type="string">
            <text:p>XC6206P182MR</text:p>
          </table:table-cell>
          <table:table-cell office:value-type="string">
            <text:p>SMD PMIC;DC-DC;Vin 2.6-5.5V; Adj;2A;3MHz;Buck;1-Ch</text:p>
          </table:table-cell>
          <table:table-cell office:value-type="string">
            <text:p>IC</text:p>
          </table:table-cell>
          <table:table-cell office:value-type="string">
            <text:p>SOT-23</text:p>
          </table:table-cell>
          <table:table-cell office:value-type="string">
            <text:p>Torex</text:p>
          </table:table-cell>
          <table:table-cell/>
          <table:table-cell office:value-type="string">
            <text:p>0.120 </text:p>
          </table:table-cell>
          <table:table-cell office:value-type="string">
            <text:p>10 </text:p>
          </table:table-cell>
          <table:table-cell office:value-type="string">
            <text:p>1 </text:p>
          </table:table-cell>
          <table:table-cell office:value-type="string">
            <text:p>0.10 </text:p>
          </table:table-cell>
          <table:table-cell/>
          <table:table-cell office:value-type="string">
            <text:p>http://www.seeedstudio.com/depot/OPLopen-parts-library-catalog-c-136_138/#310030016</text:p>
          </table:table-cell>
        </table:table-row>
        <table:table-row table:style-name="ro2">
          <table:table-cell office:value-type="float" office:value="310050026">
            <text:p>310050026</text:p>
          </table:table-cell>
          <table:table-cell office:value-type="string">
            <text:p>TXS0108EPWR</text:p>
          </table:table-cell>
          <table:table-cell office:value-type="string">
            <text:p>SMD IC Logic;8-bit noninverting;VCCA 1.2V-3.6V;VCCB 1.65V-5.5V;Iout 50mA</text:p>
          </table:table-cell>
          <table:table-cell office:value-type="string">
            <text:p>IC</text:p>
          </table:table-cell>
          <table:table-cell office:value-type="string">
            <text:p>TSSOP-20</text:p>
          </table:table-cell>
          <table:table-cell office:value-type="string">
            <text:p>TI</text:p>
          </table:table-cell>
          <table:table-cell/>
          <table:table-cell office:value-type="string">
            <text:p>1.000 </text:p>
          </table:table-cell>
          <table:table-cell office:value-type="string">
            <text:p>3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50026</text:p>
          </table:table-cell>
        </table:table-row>
        <table:table-row table:style-name="ro2">
          <table:table-cell office:value-type="float" office:value="320110049">
            <text:p>320110049</text:p>
          </table:table-cell>
          <table:table-cell office:value-type="string">
            <text:p>ZB2001-02 </text:p>
          </table:table-cell>
          <table:table-cell office:value-type="string">
            <text:p>DIP White JST;2Pin-2.0</text:p>
          </table:table-cell>
          <table:table-cell office:value-type="string">
            <text:p>Connector </text:p>
          </table:table-cell>
          <table:table-cell office:value-type="string">
            <text:p>2.0-2P</text:p>
          </table:table-cell>
          <table:table-cell office:value-type="string">
            <text:p>ZUANBA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110049</text:p>
          </table:table-cell>
        </table:table-row>
        <table:table-row table:style-name="ro2">
          <table:table-cell office:value-type="float" office:value="320110054">
            <text:p>320110054</text:p>
          </table:table-cell>
          <table:table-cell office:value-type="string">
            <text:p>JST 2P-1.0</text:p>
          </table:table-cell>
          <table:table-cell office:value-type="string">
            <text:p>SMD White JST;2Pin-1.0 pitch</text:p>
          </table:table-cell>
          <table:table-cell office:value-type="string">
            <text:p>Connector </text:p>
          </table:table-cell>
          <table:table-cell office:value-type="string">
            <text:p>2P-1.0-90D</text:p>
          </table:table-cell>
          <table:table-cell office:value-type="string">
            <text:p>ZUANBAO </text:p>
          </table:table-cell>
          <table:table-cell office:value-type="string">
            <text:p>这部分空的</text:p>
          </table:table-cell>
          <table:table-cell office:value-type="string">
            <text:p>0.054 </text:p>
          </table:table-cell>
          <table:table-cell office:value-type="string">
            <text:p>2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0110054</text:p>
          </table:table-cell>
        </table:table-row>
        <table:table-row table:style-name="ro2">
          <table:table-cell office:value-type="float" office:value="326080002">
            <text:p>326080002</text:p>
          </table:table-cell>
          <table:table-cell office:value-type="string">
            <text:p>R3075</text:p>
          </table:table-cell>
          <table:table-cell office:value-type="string">
            <text:p>Rivet;Black-Plastic-R3075</text:p>
          </table:table-cell>
          <table:table-cell office:value-type="string">
            <text:p>Rivets</text:p>
          </table:table-cell>
          <table:table-cell office:value-type="string">
            <text:p>R3075</text:p>
          </table:table-cell>
          <table:table-cell office:value-type="string">
            <text:p>HKWASI</text:p>
          </table:table-cell>
          <table:table-cell/>
          <table:table-cell office:value-type="string">
            <text:p>0.028 </text:p>
          </table:table-cell>
          <table:table-cell office:value-type="string">
            <text:p>50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6080002</text:p>
          </table:table-cell>
        </table:table-row>
        <table:table-row table:style-name="ro2">
          <table:table-cell office:value-type="float" office:value="326080011">
            <text:p>326080011</text:p>
          </table:table-cell>
          <table:table-cell office:value-type="string">
            <text:p>R2064</text:p>
          </table:table-cell>
          <table:table-cell office:value-type="string">
            <text:p>Rivet;Black-Plastic-R2064</text:p>
          </table:table-cell>
          <table:table-cell office:value-type="string">
            <text:p>Rivets</text:p>
          </table:table-cell>
          <table:table-cell office:value-type="string">
            <text:p>R2064</text:p>
          </table:table-cell>
          <table:table-cell office:value-type="string">
            <text:p>HKWASI</text:p>
          </table:table-cell>
          <table:table-cell/>
          <table:table-cell office:value-type="string">
            <text:p>0.028 </text:p>
          </table:table-cell>
          <table:table-cell office:value-type="string">
            <text:p>50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6080011</text:p>
          </table:table-cell>
        </table:table-row>
        <table:table-row table:style-name="ro2">
          <table:table-cell office:value-type="float" office:value="301010113">
            <text:p>301010113</text:p>
          </table:table-cell>
          <table:table-cell office:value-type="string">
            <text:p>RC0603JR-072KL</text:p>
          </table:table-cell>
          <table:table-cell office:value-type="string">
            <text:p>SMD RES 2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13</text:p>
          </table:table-cell>
        </table:table-row>
        <table:table-row table:style-name="ro2">
          <table:table-cell office:value-type="float" office:value="302010175">
            <text:p>302010175</text:p>
          </table:table-cell>
          <table:table-cell office:value-type="string">
            <text:p>CC0805JRX7R9BB103</text:p>
          </table:table-cell>
          <table:table-cell office:value-type="string">
            <text:p>SMD CAP Ceramic 10nF-50V-5%-X7R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/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75</text:p>
          </table:table-cell>
        </table:table-row>
        <table:table-row table:style-name="ro2">
          <table:table-cell office:value-type="float" office:value="302010208">
            <text:p>302010208</text:p>
          </table:table-cell>
          <table:table-cell office:value-type="string">
            <text:p>CC1-F5SL2A101KSPW</text:p>
          </table:table-cell>
          <table:table-cell office:value-type="string">
            <text:p>DIP CAP Ceramic Disc 100nF-50V-Y5V</text:p>
          </table:table-cell>
          <table:table-cell office:value-type="string">
            <text:p>Capacitor</text:p>
          </table:table-cell>
          <table:table-cell office:value-type="string">
            <text:p>Radial-Disc-2.5-D5.0mm</text:p>
          </table:table-cell>
          <table:table-cell table:number-columns-repeated="2"/>
          <table:table-cell office:value-type="string">
            <text:p>0.015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08</text:p>
          </table:table-cell>
        </table:table-row>
        <table:table-row table:style-name="ro2">
          <table:table-cell office:value-type="float" office:value="302030059">
            <text:p>302030059</text:p>
          </table:table-cell>
          <table:table-cell office:value-type="string">
            <text:p>CS1E470M-CRE54</text:p>
          </table:table-cell>
          <table:table-cell office:value-type="string">
            <text:p>SMD CAP Aluminum 47uF-25V</text:p>
          </table:table-cell>
          <table:table-cell office:value-type="string">
            <text:p>Capacitor</text:p>
          </table:table-cell>
          <table:table-cell office:value-type="string">
            <text:p>SMD-D6.3*H5.4mm</text:p>
          </table:table-cell>
          <table:table-cell table:number-columns-repeated="2"/>
          <table:table-cell office:value-type="string">
            <text:p>0.054 </text:p>
          </table:table-cell>
          <table:table-cell office:value-type="string">
            <text:p>25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30059</text:p>
          </table:table-cell>
        </table:table-row>
        <table:table-row table:style-name="ro2">
          <table:table-cell office:value-type="float" office:value="301020040">
            <text:p>301020040</text:p>
          </table:table-cell>
          <table:table-cell office:value-type="string">
            <text:p>FHCFR-1/6W-104J <text:s/></text:p>
          </table:table-cell>
          <table:table-cell office:value-type="string">
            <text:p>DIP RES 100K-5%-1/6W;</text:p>
          </table:table-cell>
          <table:table-cell office:value-type="string">
            <text:p>Resistor</text:p>
          </table:table-cell>
          <table:table-cell office:value-type="string">
            <text:p>Axial-D1.7*L3.3mm</text:p>
          </table:table-cell>
          <table:table-cell table:number-columns-repeated="2"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40</text:p>
          </table:table-cell>
        </table:table-row>
        <table:table-row table:style-name="ro2">
          <table:table-cell office:value-type="float" office:value="305030010">
            <text:p>305030010</text:p>
          </table:table-cell>
          <table:table-cell office:value-type="string">
            <text:p>NCE3407A</text:p>
          </table:table-cell>
          <table:table-cell office:value-type="string">
            <text:p>SMD MOSFET P-CH 30V 4.3A</text:p>
          </table:table-cell>
          <table:table-cell office:value-type="string">
            <text:p>Transistor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/>
          <table:table-cell office:value-type="string">
            <text:p>0.105 </text:p>
          </table:table-cell>
          <table:table-cell office:value-type="string">
            <text:p>20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10</text:p>
          </table:table-cell>
        </table:table-row>
        <table:table-row table:style-name="ro2">
          <table:table-cell office:value-type="float" office:value="314130003">
            <text:p>314130003</text:p>
          </table:table-cell>
          <table:table-cell office:value-type="string">
            <text:p>CG0603MLC-05E</text:p>
          </table:table-cell>
          <table:table-cell office:value-type="string">
            <text:p>SMD Chip Guard;5V-28V</text:p>
          </table:table-cell>
          <table:table-cell office:value-type="string">
            <text:p>ESD</text:p>
          </table:table-cell>
          <table:table-cell office:value-type="float" office:value="603">
            <text:p>603</text:p>
          </table:table-cell>
          <table:table-cell office:value-type="string">
            <text:p>Bourns Inc.</text:p>
          </table:table-cell>
          <table:table-cell/>
          <table:table-cell office:value-type="string">
            <text:p>0.215 </text:p>
          </table:table-cell>
          <table:table-cell office:value-type="string">
            <text:p>1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4130003</text:p>
          </table:table-cell>
        </table:table-row>
        <table:table-row table:style-name="ro2">
          <table:table-cell office:value-type="float" office:value="301010043">
            <text:p>301010043</text:p>
          </table:table-cell>
          <table:table-cell office:value-type="string">
            <text:p>RC0402FR-071ML</text:p>
          </table:table-cell>
          <table:table-cell office:value-type="string">
            <text:p>SMD RES 1M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43</text:p>
          </table:table-cell>
        </table:table-row>
        <table:table-row table:style-name="ro2">
          <table:table-cell office:value-type="float" office:value="303010042">
            <text:p>303010042</text:p>
          </table:table-cell>
          <table:table-cell office:value-type="string">
            <text:p>LQH2MCN100K02L</text:p>
          </table:table-cell>
          <table:table-cell office:value-type="string">
            <text:p>SMD Inductor 10uH-10%-225mA</text:p>
          </table:table-cell>
          <table:table-cell office:value-type="string">
            <text:p>Inductor</text:p>
          </table:table-cell>
          <table:table-cell office:value-type="float" office:value="806">
            <text:p>806</text:p>
          </table:table-cell>
          <table:table-cell office:value-type="string">
            <text:p>Murata</text:p>
          </table:table-cell>
          <table:table-cell/>
          <table:table-cell office:value-type="string">
            <text:p>0.156 </text:p>
          </table:table-cell>
          <table:table-cell office:value-type="string">
            <text:p>1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42</text:p>
          </table:table-cell>
        </table:table-row>
        <table:table-row table:style-name="ro2">
          <table:table-cell office:value-type="float" office:value="311020047">
            <text:p>311020047</text:p>
          </table:table-cell>
          <table:table-cell office:value-type="string">
            <text:p>B3U-1000P-2P-SMD</text:p>
          </table:table-cell>
          <table:table-cell office:value-type="string">
            <text:p>SMD Button;153gf</text:p>
          </table:table-cell>
          <table:table-cell office:value-type="string">
            <text:p>Switch</text:p>
          </table:table-cell>
          <table:table-cell office:value-type="string">
            <text:p>L3.0*W2.5*H1.2+0.4mm</text:p>
          </table:table-cell>
          <table:table-cell office:value-type="string">
            <text:p>omron</text:p>
          </table:table-cell>
          <table:table-cell/>
          <table:table-cell office:value-type="string">
            <text:p>0.562 </text:p>
          </table:table-cell>
          <table:table-cell office:value-type="string">
            <text:p>5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1020047</text:p>
          </table:table-cell>
        </table:table-row>
        <table:table-row table:style-name="ro2">
          <table:table-cell office:value-type="float" office:value="320040003">
            <text:p>320040003</text:p>
          </table:table-cell>
          <table:table-cell office:value-type="string">
            <text:p>PJ-3536-L6S</text:p>
          </table:table-cell>
          <table:table-cell office:value-type="string">
            <text:p>SMD Audio Jack;3.5mm;4 Degree</text:p>
          </table:table-cell>
          <table:table-cell office:value-type="string">
            <text:p>Connector</text:p>
          </table:table-cell>
          <table:table-cell office:value-type="string">
            <text:p>3.5mm-8P</text:p>
          </table:table-cell>
          <table:table-cell office:value-type="string">
            <text:p>SUNGTECH</text:p>
          </table:table-cell>
          <table:table-cell/>
          <table:table-cell office:value-type="string">
            <text:p>0.418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040003</text:p>
          </table:table-cell>
        </table:table-row>
        <table:table-row table:style-name="ro2">
          <table:table-cell office:value-type="float" office:value="311020017">
            <text:p>311020017</text:p>
          </table:table-cell>
          <table:table-cell office:value-type="string">
            <text:p>SKQGADE010</text:p>
          </table:table-cell>
          <table:table-cell office:value-type="string">
            <text:p>SMD Button;260gf</text:p>
          </table:table-cell>
          <table:table-cell office:value-type="string">
            <text:p>Switch</text:p>
          </table:table-cell>
          <table:table-cell office:value-type="string">
            <text:p>4P-L5.2*W5.2*H1.5mm</text:p>
          </table:table-cell>
          <table:table-cell office:value-type="string">
            <text:p>ALPS</text:p>
          </table:table-cell>
          <table:table-cell/>
          <table:table-cell office:value-type="string">
            <text:p>0.157 </text:p>
          </table:table-cell>
          <table:table-cell office:value-type="string">
            <text:p>10 </text:p>
          </table:table-cell>
          <table:table-cell office:value-type="float" office:value="4">
            <text:p>4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1020017</text:p>
          </table:table-cell>
        </table:table-row>
        <table:table-row table:style-name="ro2">
          <table:table-cell office:value-type="float" office:value="311030001">
            <text:p>311030001</text:p>
          </table:table-cell>
          <table:table-cell office:value-type="string">
            <text:p>MK-12C02 G1.5</text:p>
          </table:table-cell>
          <table:table-cell office:value-type="string">
            <text:p>SMD Switch ;SPST;150gf</text:p>
          </table:table-cell>
          <table:table-cell office:value-type="string">
            <text:p>Switch</text:p>
          </table:table-cell>
          <table:table-cell office:value-type="string">
            <text:p>7P-L6.7*W2.7*H3.2mm</text:p>
          </table:table-cell>
          <table:table-cell office:value-type="string">
            <text:p>DYL</text:p>
          </table:table-cell>
          <table:table-cell/>
          <table:table-cell office:value-type="string">
            <text:p>0.241 </text:p>
          </table:table-cell>
          <table:table-cell office:value-type="string">
            <text:p>10 </text:p>
          </table:table-cell>
          <table:table-cell office:value-type="float" office:value="7">
            <text:p>7</text:p>
          </table:table-cell>
          <table:table-cell office:value-type="string">
            <text:p>0.70 </text:p>
          </table:table-cell>
          <table:table-cell/>
          <table:table-cell office:value-type="string">
            <text:p>http://www.seeedstudio.com/depot/OPLopen-parts-library-catalog-c-136_138/#311030001</text:p>
          </table:table-cell>
        </table:table-row>
        <table:table-row table:style-name="ro2">
          <table:table-cell office:value-type="float" office:value="311030008">
            <text:p>311030008</text:p>
          </table:table-cell>
          <table:table-cell office:value-type="string">
            <text:p>3P-2.0-90D-REINFORCE;</text:p>
          </table:table-cell>
          <table:table-cell office:value-type="string">
            <text:p>DIP Toggle Switch;SPST;250gf</text:p>
          </table:table-cell>
          <table:table-cell office:value-type="string">
            <text:p>Switch</text:p>
          </table:table-cell>
          <table:table-cell office:value-type="string">
            <text:p>3P-L8.7*W4.7*H8.4+4mm</text:p>
          </table:table-cell>
          <table:table-cell office:value-type="string">
            <text:p>DYL</text:p>
          </table:table-cell>
          <table:table-cell/>
          <table:table-cell office:value-type="string">
            <text:p>0.088 </text:p>
          </table:table-cell>
          <table:table-cell office:value-type="string">
            <text:p>20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1030008</text:p>
          </table:table-cell>
        </table:table-row>
        <table:table-row table:style-name="ro2">
          <table:table-cell office:value-type="float" office:value="320010003">
            <text:p>320010003</text:p>
          </table:table-cell>
          <table:table-cell office:value-type="string">
            <text:p>10118193-0001LF</text:p>
          </table:table-cell>
          <table:table-cell office:value-type="string">
            <text:p>SMD Micro USB-B</text:p>
          </table:table-cell>
          <table:table-cell office:value-type="string">
            <text:p>Connector</text:p>
          </table:table-cell>
          <table:table-cell office:value-type="string">
            <text:p>5P-90D</text:p>
          </table:table-cell>
          <table:table-cell office:value-type="string">
            <text:p>FCI</text:p>
          </table:table-cell>
          <table:table-cell/>
          <table:table-cell office:value-type="string">
            <text:p>0.829 </text:p>
          </table:table-cell>
          <table:table-cell office:value-type="string">
            <text:p>2 </text:p>
          </table:table-cell>
          <table:table-cell office:value-type="float" office:value="5">
            <text:p>5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20010003</text:p>
          </table:table-cell>
        </table:table-row>
        <table:table-row table:style-name="ro2">
          <table:table-cell office:value-type="float" office:value="320010005">
            <text:p>320010005</text:p>
          </table:table-cell>
          <table:table-cell office:value-type="string">
            <text:p>ZX62D-B-5P8</text:p>
          </table:table-cell>
          <table:table-cell office:value-type="string">
            <text:p>SMD Micro USB-B</text:p>
          </table:table-cell>
          <table:table-cell office:value-type="string">
            <text:p>Connector</text:p>
          </table:table-cell>
          <table:table-cell office:value-type="string">
            <text:p>SMD-5P-7.15*5*1.85MM</text:p>
          </table:table-cell>
          <table:table-cell office:value-type="string">
            <text:p>suntech</text:p>
          </table:table-cell>
          <table:table-cell/>
          <table:table-cell office:value-type="string">
            <text:p>0.265 </text:p>
          </table:table-cell>
          <table:table-cell office:value-type="string">
            <text:p>10 </text:p>
          </table:table-cell>
          <table:table-cell office:value-type="float" office:value="5">
            <text:p>5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20010005</text:p>
          </table:table-cell>
        </table:table-row>
        <table:table-row table:style-name="ro2">
          <table:table-cell office:value-type="float" office:value="320010018">
            <text:p>320010018</text:p>
          </table:table-cell>
          <table:table-cell office:value-type="string">
            <text:p>ST-USB-009A</text:p>
          </table:table-cell>
          <table:table-cell office:value-type="string">
            <text:p>USB Female Type B Connector</text:p>
          </table:table-cell>
          <table:table-cell office:value-type="string">
            <text:p>Connector</text:p>
          </table:table-cell>
          <table:table-cell office:value-type="string">
            <text:p>DIP-2P-17.1*14.6*12.1mm-2mm</text:p>
          </table:table-cell>
          <table:table-cell office:value-type="string">
            <text:p>suntech</text:p>
          </table:table-cell>
          <table:table-cell/>
          <table:table-cell office:value-type="string">
            <text:p>0.300 </text:p>
          </table:table-cell>
          <table:table-cell office:value-type="string">
            <text:p>10 </text:p>
          </table:table-cell>
          <table:table-cell office:value-type="float" office:value="0">
            <text:p>0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0010018</text:p>
          </table:table-cell>
        </table:table-row>
        <table:table-row table:style-name="ro2">
          <table:table-cell office:value-type="float" office:value="301020017">
            <text:p>301020017</text:p>
          </table:table-cell>
          <table:table-cell office:value-type="string">
            <text:p>FHCFR-1/4W-101J</text:p>
          </table:table-cell>
          <table:table-cell office:value-type="string">
            <text:p>DIP RES 100R-5%-1/4W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7</text:p>
          </table:table-cell>
        </table:table-row>
        <table:table-row table:style-name="ro2">
          <table:table-cell office:value-type="float" office:value="301020005">
            <text:p>301020005</text:p>
          </table:table-cell>
          <table:table-cell office:value-type="string">
            <text:p>FHCFR-1/4W-105J</text:p>
          </table:table-cell>
          <table:table-cell office:value-type="string">
            <text:p>DIP RES 1M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5</text:p>
          </table:table-cell>
        </table:table-row>
        <table:table-row table:style-name="ro2">
          <table:table-cell office:value-type="float" office:value="301020010">
            <text:p>301020010</text:p>
          </table:table-cell>
          <table:table-cell office:value-type="string">
            <text:p>FHCFR-1/4W-222J</text:p>
          </table:table-cell>
          <table:table-cell office:value-type="string">
            <text:p>DIP RES 2.2K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0</text:p>
          </table:table-cell>
        </table:table-row>
        <table:table-row table:style-name="ro2">
          <table:table-cell office:value-type="float" office:value="301020011">
            <text:p>301020011</text:p>
          </table:table-cell>
          <table:table-cell office:value-type="string">
            <text:p>FHCFR-1/4W-221J</text:p>
          </table:table-cell>
          <table:table-cell office:value-type="string">
            <text:p>DIP RES 220R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1</text:p>
          </table:table-cell>
        </table:table-row>
        <table:table-row table:style-name="ro2">
          <table:table-cell office:value-type="float" office:value="301020042">
            <text:p>301020042</text:p>
          </table:table-cell>
          <table:table-cell office:value-type="string">
            <text:p>FHCFR-1/4W-332J</text:p>
          </table:table-cell>
          <table:table-cell office:value-type="string">
            <text:p>DIP RES 3.3K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42</text:p>
          </table:table-cell>
        </table:table-row>
        <table:table-row table:style-name="ro2">
          <table:table-cell office:value-type="float" office:value="301020021">
            <text:p>301020021</text:p>
          </table:table-cell>
          <table:table-cell office:value-type="string">
            <text:p>FHCFR-1/4W-334J</text:p>
          </table:table-cell>
          <table:table-cell office:value-type="string">
            <text:p>DIP RES 330K-5%-1/4W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21</text:p>
          </table:table-cell>
        </table:table-row>
        <table:table-row table:style-name="ro2">
          <table:table-cell office:value-type="float" office:value="301020012">
            <text:p>301020012</text:p>
          </table:table-cell>
          <table:table-cell office:value-type="string">
            <text:p>FHCFR-1/4W-472J</text:p>
          </table:table-cell>
          <table:table-cell office:value-type="string">
            <text:p>DIP RES 4.7K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2</text:p>
          </table:table-cell>
        </table:table-row>
        <table:table-row table:style-name="ro2">
          <table:table-cell office:value-type="float" office:value="301020014">
            <text:p>301020014</text:p>
          </table:table-cell>
          <table:table-cell office:value-type="string">
            <text:p>FHCFR-1/4W-470J</text:p>
          </table:table-cell>
          <table:table-cell office:value-type="string">
            <text:p>DIP RES 47R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4</text:p>
          </table:table-cell>
        </table:table-row>
        <table:table-row table:style-name="ro2">
          <table:table-cell office:value-type="float" office:value="301020022">
            <text:p>301020022</text:p>
          </table:table-cell>
          <table:table-cell office:value-type="string">
            <text:p>FHCFR-1/4W-473J</text:p>
          </table:table-cell>
          <table:table-cell office:value-type="string">
            <text:p>DIP RES 47K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22</text:p>
          </table:table-cell>
        </table:table-row>
        <table:table-row table:style-name="ro2">
          <table:table-cell office:value-type="float" office:value="301020007">
            <text:p>301020007</text:p>
          </table:table-cell>
          <table:table-cell office:value-type="string">
            <text:p>FHCFR-1/4W-681J</text:p>
          </table:table-cell>
          <table:table-cell office:value-type="string">
            <text:p>DIP RES 680R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7</text:p>
          </table:table-cell>
        </table:table-row>
        <table:table-row table:style-name="ro2">
          <table:table-cell office:value-type="float" office:value="302010341">
            <text:p>302010341</text:p>
          </table:table-cell>
          <table:table-cell office:value-type="string">
            <text:p>GRM1885C1H102JA01D</text:p>
          </table:table-cell>
          <table:table-cell office:value-type="string">
            <text:p>SMD CAP Ceramic;1nF-50V-5%-C0G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/>
          <table:table-cell office:value-type="string">
            <text:p>0.051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341</text:p>
          </table:table-cell>
        </table:table-row>
        <table:table-row table:style-name="ro2">
          <table:table-cell office:value-type="float" office:value="310040007">
            <text:p>310040007</text:p>
          </table:table-cell>
          <table:table-cell office:value-type="string">
            <text:p>TB6612FNG(O,C8,EL)</text:p>
          </table:table-cell>
          <table:table-cell office:value-type="string">
            <text:p>SMD IC Driver;Motor Driver;2-CH;VM≤6V;Imout 0.8A;VC 3.3V-5V</text:p>
          </table:table-cell>
          <table:table-cell office:value-type="string">
            <text:p>IC</text:p>
          </table:table-cell>
          <table:table-cell office:value-type="string">
            <text:p>SSOP-24</text:p>
          </table:table-cell>
          <table:table-cell office:value-type="string">
            <text:p>Toshiba</text:p>
          </table:table-cell>
          <table:table-cell/>
          <table:table-cell office:value-type="string">
            <text:p>2.800 </text:p>
          </table:table-cell>
          <table:table-cell office:value-type="string">
            <text:p>1 </text:p>
          </table:table-cell>
          <table:table-cell office:value-type="float" office:value="24">
            <text:p>24</text:p>
          </table:table-cell>
          <table:table-cell office:value-type="string">
            <text:p>2.40 </text:p>
          </table:table-cell>
          <table:table-cell/>
          <table:table-cell office:value-type="string">
            <text:p>http://www.seeedstudio.com/depot/OPLopen-parts-library-catalog-c-136_138/#310040007</text:p>
          </table:table-cell>
        </table:table-row>
        <table:table-row table:style-name="ro2">
          <table:table-cell office:value-type="float" office:value="301010041">
            <text:p>301010041</text:p>
          </table:table-cell>
          <table:table-cell office:value-type="string">
            <text:p>RC0402FR-0749R9L</text:p>
          </table:table-cell>
          <table:table-cell office:value-type="string">
            <text:p>SMD RES 49.9R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41</text:p>
          </table:table-cell>
        </table:table-row>
        <table:table-row table:style-name="ro2">
          <table:table-cell office:value-type="float" office:value="302010183">
            <text:p>302010183</text:p>
          </table:table-cell>
          <table:table-cell office:value-type="string">
            <text:p>GRM31CR60J107ME39L</text:p>
          </table:table-cell>
          <table:table-cell office:value-type="string">
            <text:p>SMD CAP Ceramic 100uF-6.3V-20%-X5R</text:p>
          </table:table-cell>
          <table:table-cell office:value-type="string">
            <text:p>Capacitor</text:p>
          </table:table-cell>
          <table:table-cell office:value-type="float" office:value="1206">
            <text:p>1206</text:p>
          </table:table-cell>
          <table:table-cell office:value-type="string">
            <text:p>Murata</text:p>
          </table:table-cell>
          <table:table-cell/>
          <table:table-cell office:value-type="string">
            <text:p>0.309 </text:p>
          </table:table-cell>
          <table:table-cell office:value-type="string">
            <text:p>1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83</text:p>
          </table:table-cell>
        </table:table-row>
        <table:table-row table:style-name="ro2">
          <table:table-cell office:value-type="float" office:value="320030087">
            <text:p>320030087</text:p>
          </table:table-cell>
          <table:table-cell office:value-type="string">
            <text:p>F185-1208A0BSYA1</text:p>
          </table:table-cell>
          <table:table-cell office:value-type="string">
            <text:p>DIP Black Female Header</text:p>
          </table:table-cell>
          <table:table-cell office:value-type="string">
            <text:p>Connector</text:p>
          </table:table-cell>
          <table:table-cell office:value-type="string">
            <text:p>2*4P-2.54-8.5</text:p>
          </table:table-cell>
          <table:table-cell office:value-type="string">
            <text:p>YXCON</text:p>
          </table:table-cell>
          <table:table-cell/>
          <table:table-cell office:value-type="string">
            <text:p>0.191 </text:p>
          </table:table-cell>
          <table:table-cell office:value-type="string">
            <text:p>10 </text:p>
          </table:table-cell>
          <table:table-cell office:value-type="float" office:value="8">
            <text:p>8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20030087</text:p>
          </table:table-cell>
        </table:table-row>
        <table:table-row table:style-name="ro2">
          <table:table-cell office:value-type="float" office:value="320040007">
            <text:p>320040007</text:p>
          </table:table-cell>
          <table:table-cell office:value-type="string">
            <text:p>ST-PJ-312</text:p>
          </table:table-cell>
          <table:table-cell office:value-type="string">
            <text:p>SMD Audio Jack;3.5mm;3 Degree</text:p>
          </table:table-cell>
          <table:table-cell office:value-type="string">
            <text:p>Connector</text:p>
          </table:table-cell>
          <table:table-cell office:value-type="string">
            <text:p>6P-3.5-14*9mm</text:p>
          </table:table-cell>
          <table:table-cell office:value-type="string">
            <text:p>suntech</text:p>
          </table:table-cell>
          <table:table-cell/>
          <table:table-cell office:value-type="string">
            <text:p>0.398 </text:p>
          </table:table-cell>
          <table:table-cell office:value-type="string">
            <text:p>5 </text:p>
          </table:table-cell>
          <table:table-cell office:value-type="float" office:value="6">
            <text:p>6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40007</text:p>
          </table:table-cell>
        </table:table-row>
        <table:table-row table:style-name="ro2">
          <table:table-cell office:value-type="float" office:value="321070005">
            <text:p>321070005</text:p>
          </table:table-cell>
          <table:table-cell/>
          <table:table-cell office:value-type="string">
            <text:p>Grove Cable;24AWG-200mm;4-Wire;Black/Red/White/Yellow</text:p>
          </table:table-cell>
          <table:table-cell office:value-type="string">
            <text:p>Cable</text:p>
          </table:table-cell>
          <table:table-cell office:value-type="string">
            <text:p>4P-2.0-24AWG-200mm</text:p>
          </table:table-cell>
          <table:table-cell office:value-type="string">
            <text:p>LLD</text:p>
          </table:table-cell>
          <table:table-cell/>
          <table:table-cell office:value-type="string">
            <text:p>0.227 </text:p>
          </table:table-cell>
          <table:table-cell office:value-type="string">
            <text:p>10 </text:p>
          </table:table-cell>
          <table:table-cell office:value-type="float" office:value="4">
            <text:p>4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1070005</text:p>
          </table:table-cell>
        </table:table-row>
        <table:table-row table:style-name="ro2">
          <table:table-cell office:value-type="float" office:value="326010010">
            <text:p>326010010</text:p>
          </table:table-cell>
          <table:table-cell office:value-type="string">
            <text:p>PM3*6</text:p>
          </table:table-cell>
          <table:table-cell office:value-type="string">
            <text:p>Screw;Silver-cross-round head</text:p>
          </table:table-cell>
          <table:table-cell office:value-type="string">
            <text:p>Screw</text:p>
          </table:table-cell>
          <table:table-cell office:value-type="string">
            <text:p>PM3.0*H6.0mm</text:p>
          </table:table-cell>
          <table:table-cell office:value-type="string">
            <text:p>QS</text:p>
          </table:table-cell>
          <table:table-cell/>
          <table:table-cell office:value-type="string">
            <text:p>0.010 </text:p>
          </table:table-cell>
          <table:table-cell office:value-type="string">
            <text:p>20 </text:p>
          </table:table-cell>
          <table:table-cell office:value-type="float" office:value="0">
            <text:p>0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6010010</text:p>
          </table:table-cell>
        </table:table-row>
        <table:table-row table:style-name="ro2">
          <table:table-cell office:value-type="float" office:value="326010014">
            <text:p>326010014</text:p>
          </table:table-cell>
          <table:table-cell office:value-type="string">
            <text:p>PM3*5</text:p>
          </table:table-cell>
          <table:table-cell office:value-type="string">
            <text:p>Screw;Silver-cross-round head</text:p>
          </table:table-cell>
          <table:table-cell office:value-type="string">
            <text:p>Screw</text:p>
          </table:table-cell>
          <table:table-cell office:value-type="string">
            <text:p>PM3.0*H5.0mm</text:p>
          </table:table-cell>
          <table:table-cell office:value-type="string">
            <text:p>QS</text:p>
          </table:table-cell>
          <table:table-cell/>
          <table:table-cell office:value-type="string">
            <text:p>0.010 </text:p>
          </table:table-cell>
          <table:table-cell office:value-type="string">
            <text:p>20 </text:p>
          </table:table-cell>
          <table:table-cell office:value-type="float" office:value="0">
            <text:p>0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6010014</text:p>
          </table:table-cell>
        </table:table-row>
        <table:table-row table:style-name="ro2">
          <table:table-cell office:value-type="float" office:value="306010014">
            <text:p>306010014</text:p>
          </table:table-cell>
          <table:table-cell office:value-type="string">
            <text:p>HC-49US <text:s text:c="3"/>16.000MHz </text:p>
          </table:table-cell>
          <table:table-cell office:value-type="string">
            <text:p>DIP Crystal 16MHz-18pF-30ppm-40R</text:p>
          </table:table-cell>
          <table:table-cell office:value-type="string">
            <text:p>Crystal Oscillator </text:p>
          </table:table-cell>
          <table:table-cell office:value-type="string">
            <text:p>HC49/US-H10.85*W4.5*H3.68mm</text:p>
          </table:table-cell>
          <table:table-cell office:value-type="string">
            <text:p>JING PENGYUAN</text:p>
          </table:table-cell>
          <table:table-cell/>
          <table:table-cell office:value-type="string">
            <text:p>0.131 </text:p>
          </table:table-cell>
          <table:table-cell office:value-type="string">
            <text:p>1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14</text:p>
          </table:table-cell>
        </table:table-row>
        <table:table-row table:style-name="ro2">
          <table:table-cell office:value-type="float" office:value="306030002">
            <text:p>306030002</text:p>
          </table:table-cell>
          <table:table-cell office:value-type="string">
            <text:p>CSTCE16M0V53-R0</text:p>
          </table:table-cell>
          <table:table-cell office:value-type="string">
            <text:p>SMD Crystal 16MHz-15pF-0.5%-40R</text:p>
          </table:table-cell>
          <table:table-cell office:value-type="string">
            <text:p>Crystal Oscillator </text:p>
          </table:table-cell>
          <table:table-cell office:value-type="string">
            <text:p>SMD 3P-3.20X1.30X1.0mm</text:p>
          </table:table-cell>
          <table:table-cell office:value-type="string">
            <text:p>Murata Electronics</text:p>
          </table:table-cell>
          <table:table-cell/>
          <table:table-cell office:value-type="string">
            <text:p>0.254 </text:p>
          </table:table-cell>
          <table:table-cell office:value-type="string">
            <text:p>4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6030002</text:p>
          </table:table-cell>
        </table:table-row>
        <table:table-row table:style-name="ro2">
          <table:table-cell office:value-type="float" office:value="305030026">
            <text:p>305030026</text:p>
          </table:table-cell>
          <table:table-cell office:value-type="string">
            <text:p>FDN340P</text:p>
          </table:table-cell>
          <table:table-cell office:value-type="string">
            <text:p>SMD MOSFET P-CH 20V-2A</text:p>
          </table:table-cell>
          <table:table-cell office:value-type="string">
            <text:p>Transistor</text:p>
          </table:table-cell>
          <table:table-cell office:value-type="string">
            <text:p>SOT-23-3</text:p>
          </table:table-cell>
          <table:table-cell office:value-type="string">
            <text:p>Fairchild</text:p>
          </table:table-cell>
          <table:table-cell/>
          <table:table-cell office:value-type="string">
            <text:p>0.195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26</text:p>
          </table:table-cell>
        </table:table-row>
        <table:table-row table:style-name="ro2">
          <table:table-cell office:value-type="float" office:value="305020002">
            <text:p>305020002</text:p>
          </table:table-cell>
          <table:table-cell office:value-type="string">
            <text:p>MMBT3906LT3G</text:p>
          </table:table-cell>
          <table:table-cell office:value-type="string">
            <text:p>SMD Transistors PNP 40V 200mA</text:p>
          </table:table-cell>
          <table:table-cell office:value-type="string">
            <text:p>Transistor</text:p>
          </table:table-cell>
          <table:table-cell office:value-type="string">
            <text:p>SOT-23</text:p>
          </table:table-cell>
          <table:table-cell office:value-type="string">
            <text:p>ON</text:p>
          </table:table-cell>
          <table:table-cell/>
          <table:table-cell office:value-type="string">
            <text:p>0.017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5020002</text:p>
          </table:table-cell>
        </table:table-row>
        <table:table-row table:style-name="ro2">
          <table:table-cell office:value-type="float" office:value="310030211">
            <text:p>310030211</text:p>
          </table:table-cell>
          <table:table-cell office:value-type="string">
            <text:p>TPS2051BDGN</text:p>
          </table:table-cell>
          <table:table-cell office:value-type="string">
            <text:p>SMD IC PMIC;Vin 2.7V-5.5V;Vout 5V;Iout 500mA;With-EN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Texas Instruments</text:p>
          </table:table-cell>
          <table:table-cell/>
          <table:table-cell office:value-type="string">
            <text:p>1.505 </text:p>
          </table:table-cell>
          <table:table-cell office:value-type="string">
            <text:p>1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211</text:p>
          </table:table-cell>
        </table:table-row>
        <table:table-row table:style-name="ro2">
          <table:table-cell office:value-type="float" office:value="314040002">
            <text:p>314040002</text:p>
          </table:table-cell>
          <table:table-cell office:value-type="string">
            <text:p>HMC5883L</text:p>
          </table:table-cell>
          <table:table-cell office:value-type="string">
            <text:p>SMD 3-Axis Magnetic Sensor</text:p>
          </table:table-cell>
          <table:table-cell office:value-type="string">
            <text:p>Sensor</text:p>
          </table:table-cell>
          <table:table-cell office:value-type="string">
            <text:p>QFN-16</text:p>
          </table:table-cell>
          <table:table-cell office:value-type="string">
            <text:p>Honeywell</text:p>
          </table:table-cell>
          <table:table-cell/>
          <table:table-cell office:value-type="string">
            <text:p>4.043 </text:p>
          </table:table-cell>
          <table:table-cell office:value-type="string">
            <text:p>1 </text:p>
          </table:table-cell>
          <table:table-cell office:value-type="string">
            <text:p>16 </text:p>
          </table:table-cell>
          <table:table-cell office:value-type="string">
            <text:p>1.60 </text:p>
          </table:table-cell>
          <table:table-cell/>
          <table:table-cell office:value-type="string">
            <text:p>http://www.seeedstudio.com/depot/OPLopen-parts-library-catalog-c-136_138/#314040002</text:p>
          </table:table-cell>
        </table:table-row>
        <table:table-row table:style-name="ro2">
          <table:table-cell office:value-type="float" office:value="314990005">
            <text:p>314990005</text:p>
          </table:table-cell>
          <table:table-cell office:value-type="string">
            <text:p>MPU-9250</text:p>
          </table:table-cell>
          <table:table-cell office:value-type="string">
            <text:p>SMD 9-Axis Gyroscope/Accelerometer/Magnetometer Sensor</text:p>
          </table:table-cell>
          <table:table-cell office:value-type="string">
            <text:p>Sensor</text:p>
          </table:table-cell>
          <table:table-cell office:value-type="string">
            <text:p>QFN-24</text:p>
          </table:table-cell>
          <table:table-cell office:value-type="string">
            <text:p>InvenSense</text:p>
          </table:table-cell>
          <table:table-cell/>
          <table:table-cell office:value-type="string">
            <text:p>5.859 </text:p>
          </table:table-cell>
          <table:table-cell office:value-type="string">
            <text:p>1 </text:p>
          </table:table-cell>
          <table:table-cell office:value-type="string">
            <text:p>24 </text:p>
          </table:table-cell>
          <table:table-cell office:value-type="string">
            <text:p>2.40 </text:p>
          </table:table-cell>
          <table:table-cell/>
          <table:table-cell office:value-type="string">
            <text:p>http://www.seeedstudio.com/depot/OPLopen-parts-library-catalog-c-136_138/#314990005</text:p>
          </table:table-cell>
        </table:table-row>
        <table:table-row table:style-name="ro2">
          <table:table-cell office:value-type="float" office:value="320020034">
            <text:p>320020034</text:p>
          </table:table-cell>
          <table:table-cell office:value-type="string">
            <text:p>P125-1116A0BS116AX</text:p>
          </table:table-cell>
          <table:table-cell office:value-type="string">
            <text:p>DIP Black Male Header VERT</text:p>
          </table:table-cell>
          <table:table-cell office:value-type="string">
            <text:p>Connector</text:p>
          </table:table-cell>
          <table:table-cell office:value-type="string">
            <text:p>1*16P-2.54-2.54-11.6/3.0mm</text:p>
          </table:table-cell>
          <table:table-cell office:value-type="string">
            <text:p>YXCON</text:p>
          </table:table-cell>
          <table:table-cell/>
          <table:table-cell office:value-type="string">
            <text:p>0.069 </text:p>
          </table:table-cell>
          <table:table-cell office:value-type="string">
            <text:p>20 </text:p>
          </table:table-cell>
          <table:table-cell office:value-type="string">
            <text:p>16 </text:p>
          </table:table-cell>
          <table:table-cell office:value-type="string">
            <text:p>1.60 </text:p>
          </table:table-cell>
          <table:table-cell/>
          <table:table-cell office:value-type="string">
            <text:p>http://www.seeedstudio.com/depot/OPLopen-parts-library-catalog-c-136_138/#320020034</text:p>
          </table:table-cell>
        </table:table-row>
        <table:table-row table:style-name="ro2">
          <table:table-cell office:value-type="float" office:value="320070000">
            <text:p>320070000</text:p>
          </table:table-cell>
          <table:table-cell office:value-type="string">
            <text:p>ICX-28P</text:p>
          </table:table-cell>
          <table:table-cell office:value-type="string">
            <text:p>DIP Black IC Socket</text:p>
          </table:table-cell>
          <table:table-cell office:value-type="string">
            <text:p>Connector</text:p>
          </table:table-cell>
          <table:table-cell office:value-type="string">
            <text:p>2*14P-2.54-7.62mm Row Spacing</text:p>
          </table:table-cell>
          <table:table-cell office:value-type="string">
            <text:p>NANTECH</text:p>
          </table:table-cell>
          <table:table-cell/>
          <table:table-cell office:value-type="string">
            <text:p>0.085 </text:p>
          </table:table-cell>
          <table:table-cell office:value-type="string">
            <text:p>10 </text:p>
          </table:table-cell>
          <table:table-cell office:value-type="string">
            <text:p>28 </text:p>
          </table:table-cell>
          <table:table-cell office:value-type="string">
            <text:p>2.80 </text:p>
          </table:table-cell>
          <table:table-cell/>
          <table:table-cell office:value-type="string">
            <text:p>http://www.seeedstudio.com/depot/OPLopen-parts-library-catalog-c-136_138/#320070000</text:p>
          </table:table-cell>
        </table:table-row>
        <table:table-row table:style-name="ro2">
          <table:table-cell office:value-type="float" office:value="302010000">
            <text:p>302010000</text:p>
          </table:table-cell>
          <table:table-cell office:value-type="string">
            <text:p>CC0402JRNPO9BN330</text:p>
          </table:table-cell>
          <table:table-cell office:value-type="string">
            <text:p>SMD CAP Ceramic 33pF-50V-5%-NPO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0</text:p>
          </table:table-cell>
        </table:table-row>
        <table:table-row table:style-name="ro2">
          <table:table-cell office:value-type="float" office:value="304040005">
            <text:p>304040005</text:p>
          </table:table-cell>
          <table:table-cell office:value-type="string">
            <text:p>CD1206-S01575</text:p>
          </table:table-cell>
          <table:table-cell office:value-type="string">
            <text:p>SMD Diode Switching 75V-150mA</text:p>
          </table:table-cell>
          <table:table-cell office:value-type="string">
            <text:p>Diode</text:p>
          </table:table-cell>
          <table:table-cell office:value-type="float" office:value="1206">
            <text:p>1206</text:p>
          </table:table-cell>
          <table:table-cell office:value-type="string">
            <text:p>Bourns</text:p>
          </table:table-cell>
          <table:table-cell/>
          <table:table-cell office:value-type="string">
            <text:p>0.043 </text:p>
          </table:table-cell>
          <table:table-cell office:value-type="string">
            <text:p>4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40005</text:p>
          </table:table-cell>
        </table:table-row>
        <table:table-row table:style-name="ro2">
          <table:table-cell office:value-type="float" office:value="320030050">
            <text:p>320030050</text:p>
          </table:table-cell>
          <table:table-cell office:value-type="string">
            <text:p>RF130-1023ABS0741</text:p>
          </table:table-cell>
          <table:table-cell office:value-type="string">
            <text:p>DIP Black Round Female Header VERT</text:p>
          </table:table-cell>
          <table:table-cell office:value-type="string">
            <text:p>Connector</text:p>
          </table:table-cell>
          <table:table-cell office:value-type="string">
            <text:p>1*2P-2.54-3.0mm-7.4</text:p>
          </table:table-cell>
          <table:table-cell office:value-type="string">
            <text:p>YXCON</text:p>
          </table:table-cell>
          <table:table-cell/>
          <table:table-cell office:value-type="string">
            <text:p>0.126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030050</text:p>
          </table:table-cell>
        </table:table-row>
        <table:table-row table:style-name="ro2">
          <table:table-cell office:value-type="float" office:value="302010053">
            <text:p>302010053</text:p>
          </table:table-cell>
          <table:table-cell office:value-type="string">
            <text:p>CC0402MRX5R5BB106</text:p>
          </table:table-cell>
          <table:table-cell office:value-type="string">
            <text:p>SMD CAP Ceramic 10uF-6.3V-20%-X5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46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53</text:p>
          </table:table-cell>
        </table:table-row>
        <table:table-row table:style-name="ro2">
          <table:table-cell office:value-type="float" office:value="302010048">
            <text:p>302010048</text:p>
          </table:table-cell>
          <table:table-cell office:value-type="string">
            <text:p>CC0402BRNPO9BNR50</text:p>
          </table:table-cell>
          <table:table-cell office:value-type="string">
            <text:p>SMD CAP Ceramic 0.5pF-50V-0.1pF-NPO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48</text:p>
          </table:table-cell>
        </table:table-row>
        <table:table-row table:style-name="ro2">
          <table:table-cell office:value-type="float" office:value="302020023">
            <text:p>302020023</text:p>
          </table:table-cell>
          <table:table-cell office:value-type="string">
            <text:p>TAJC107K016RNJ</text:p>
          </table:table-cell>
          <table:table-cell office:value-type="string">
            <text:p>SMD CAP Tantalum 100uF-16V;</text:p>
          </table:table-cell>
          <table:table-cell office:value-type="string">
            <text:p>Capacitor</text:p>
          </table:table-cell>
          <table:table-cell office:value-type="string">
            <text:p>AVX-C</text:p>
          </table:table-cell>
          <table:table-cell office:value-type="string">
            <text:p>AVX</text:p>
          </table:table-cell>
          <table:table-cell/>
          <table:table-cell office:value-type="string">
            <text:p>0.578 </text:p>
          </table:table-cell>
          <table:table-cell office:value-type="string">
            <text:p>4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23</text:p>
          </table:table-cell>
        </table:table-row>
        <table:table-row table:style-name="ro2">
          <table:table-cell office:value-type="float" office:value="314070001">
            <text:p>314070001</text:p>
          </table:table-cell>
          <table:table-cell office:value-type="float" office:value="1002794">
            <text:p>1002794</text:p>
          </table:table-cell>
          <table:table-cell office:value-type="string">
            <text:p>DIP Piezo Vibration Sensor</text:p>
          </table:table-cell>
          <table:table-cell office:value-type="string">
            <text:p>Sensor</text:p>
          </table:table-cell>
          <table:table-cell office:value-type="string">
            <text:p>L25.0*W15.0*H1.0</text:p>
          </table:table-cell>
          <table:table-cell office:value-type="string">
            <text:p>MEAS</text:p>
          </table:table-cell>
          <table:table-cell/>
          <table:table-cell office:value-type="string">
            <text:p>4.063 </text:p>
          </table:table-cell>
          <table:table-cell office:value-type="string">
            <text:p>1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4070001</text:p>
          </table:table-cell>
        </table:table-row>
        <table:table-row table:style-name="ro2">
          <table:table-cell office:value-type="float" office:value="306030005">
            <text:p>306030005</text:p>
          </table:table-cell>
          <table:table-cell office:value-type="string">
            <text:p>CSTCE8M00G15L99-R0</text:p>
          </table:table-cell>
          <table:table-cell office:value-type="string">
            <text:p>SMD Crystal 8MHz-33pF-0.1%</text:p>
          </table:table-cell>
          <table:table-cell office:value-type="string">
            <text:p>Crystal Oscillator </text:p>
          </table:table-cell>
          <table:table-cell office:value-type="string">
            <text:p>W1.3*L3.2*H1.1mm</text:p>
          </table:table-cell>
          <table:table-cell office:value-type="string">
            <text:p>Murata</text:p>
          </table:table-cell>
          <table:table-cell/>
          <table:table-cell office:value-type="string">
            <text:p>0.430 </text:p>
          </table:table-cell>
          <table:table-cell table:number-columns-repeated="2"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30005</text:p>
          </table:table-cell>
        </table:table-row>
        <table:table-row table:style-name="ro2">
          <table:table-cell office:value-type="float" office:value="305030059">
            <text:p>305030059</text:p>
          </table:table-cell>
          <table:table-cell office:value-type="string">
            <text:p>IRF520NPBF</text:p>
          </table:table-cell>
          <table:table-cell office:value-type="string">
            <text:p>DIP MOSFET N-CH 100V 9.7A</text:p>
          </table:table-cell>
          <table:table-cell office:value-type="string">
            <text:p>Transistor</text:p>
          </table:table-cell>
          <table:table-cell office:value-type="string">
            <text:p>TO-220-3</text:p>
          </table:table-cell>
          <table:table-cell office:value-type="string">
            <text:p>IR</text:p>
          </table:table-cell>
          <table:table-cell/>
          <table:table-cell office:value-type="string">
            <text:p>0.633 </text:p>
          </table:table-cell>
          <table:table-cell office:value-type="string">
            <text:p>1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59</text:p>
          </table:table-cell>
        </table:table-row>
        <table:table-row table:style-name="ro2">
          <table:table-cell office:value-type="float" office:value="314010011">
            <text:p>314010011</text:p>
          </table:table-cell>
          <table:table-cell office:value-type="string">
            <text:p>TMP36</text:p>
          </table:table-cell>
          <table:table-cell office:value-type="string">
            <text:p>DIP Low Voltage Temperature Sensor</text:p>
          </table:table-cell>
          <table:table-cell office:value-type="string">
            <text:p>Sensor</text:p>
          </table:table-cell>
          <table:table-cell office:value-type="string">
            <text:p>TO-92-3</text:p>
          </table:table-cell>
          <table:table-cell office:value-type="string">
            <text:p>Analog Devices Inc</text:p>
          </table:table-cell>
          <table:table-cell/>
          <table:table-cell office:value-type="string">
            <text:p>1.324 </text:p>
          </table:table-cell>
          <table:table-cell office:value-type="string">
            <text:p>1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4010011</text:p>
          </table:table-cell>
        </table:table-row>
        <table:table-row table:style-name="ro2">
          <table:table-cell office:value-type="float" office:value="321050033">
            <text:p>321050033</text:p>
          </table:table-cell>
          <table:table-cell/>
          <table:table-cell office:value-type="string">
            <text:p>Power Cable;9V BAT to 2.1mm DC Jack;24AWG-185mm;2-Wire;Red/Black</text:p>
          </table:table-cell>
          <table:table-cell office:value-type="string">
            <text:p>Cable</text:p>
          </table:table-cell>
          <table:table-cell office:value-type="string">
            <text:p>24AWG-185mm</text:p>
          </table:table-cell>
          <table:table-cell office:value-type="string">
            <text:p>SDD</text:p>
          </table:table-cell>
          <table:table-cell/>
          <table:table-cell office:value-type="string">
            <text:p>0.410 </text:p>
          </table:table-cell>
          <table:table-cell office:value-type="string">
            <text:p>5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1050033</text:p>
          </table:table-cell>
        </table:table-row>
        <table:table-row table:style-name="ro2">
          <table:table-cell office:value-type="float" office:value="301010047">
            <text:p>301010047</text:p>
          </table:table-cell>
          <table:table-cell office:value-type="string">
            <text:p>RC0402FR-0710KL</text:p>
          </table:table-cell>
          <table:table-cell office:value-type="string">
            <text:p>SMD RES 10K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47</text:p>
          </table:table-cell>
        </table:table-row>
        <table:table-row table:style-name="ro2">
          <table:table-cell office:value-type="float" office:value="301010100">
            <text:p>301010100</text:p>
          </table:table-cell>
          <table:table-cell office:value-type="string">
            <text:p>RC0603JR-071ML</text:p>
          </table:table-cell>
          <table:table-cell office:value-type="string">
            <text:p>SMD RES 1M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0</text:p>
          </table:table-cell>
        </table:table-row>
        <table:table-row table:style-name="ro2">
          <table:table-cell office:value-type="float" office:value="301010104">
            <text:p>301010104</text:p>
          </table:table-cell>
          <table:table-cell office:value-type="string">
            <text:p>RC0603JR-0718KL</text:p>
          </table:table-cell>
          <table:table-cell office:value-type="string">
            <text:p>SMD RES 18K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4</text:p>
          </table:table-cell>
        </table:table-row>
        <table:table-row table:style-name="ro2">
          <table:table-cell office:value-type="float" office:value="301010138">
            <text:p>301010138</text:p>
          </table:table-cell>
          <table:table-cell office:value-type="string">
            <text:p>RC0603JR-0739RL</text:p>
          </table:table-cell>
          <table:table-cell office:value-type="string">
            <text:p>SMD RES 39R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38</text:p>
          </table:table-cell>
        </table:table-row>
        <table:table-row table:style-name="ro2">
          <table:table-cell office:value-type="float" office:value="301010140">
            <text:p>301010140</text:p>
          </table:table-cell>
          <table:table-cell office:value-type="string">
            <text:p>RC0603JR-073R6L</text:p>
          </table:table-cell>
          <table:table-cell office:value-type="string">
            <text:p>SMD RES 3.6R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40</text:p>
          </table:table-cell>
        </table:table-row>
        <table:table-row table:style-name="ro2">
          <table:table-cell office:value-type="float" office:value="301010218">
            <text:p>301010218</text:p>
          </table:table-cell>
          <table:table-cell office:value-type="string">
            <text:p>RC0603JR-07200RL</text:p>
          </table:table-cell>
          <table:table-cell office:value-type="string">
            <text:p>SMD RES 200R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18</text:p>
          </table:table-cell>
        </table:table-row>
        <table:table-row table:style-name="ro2">
          <table:table-cell office:value-type="float" office:value="301010230">
            <text:p>301010230</text:p>
          </table:table-cell>
          <table:table-cell office:value-type="string">
            <text:p>RC0603JR-07560KL</text:p>
          </table:table-cell>
          <table:table-cell office:value-type="string">
            <text:p>SMD RES 560K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30</text:p>
          </table:table-cell>
        </table:table-row>
        <table:table-row table:style-name="ro2">
          <table:table-cell office:value-type="float" office:value="301010444">
            <text:p>301010444</text:p>
          </table:table-cell>
          <table:table-cell office:value-type="string">
            <text:p>RC0402FR-0710RL</text:p>
          </table:table-cell>
          <table:table-cell office:value-type="string">
            <text:p>SMD RES 10R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44</text:p>
          </table:table-cell>
        </table:table-row>
        <table:table-row table:style-name="ro2">
          <table:table-cell office:value-type="float" office:value="301010509">
            <text:p>301010509</text:p>
          </table:table-cell>
          <table:table-cell office:value-type="string">
            <text:p>RC0402FR-0710ML</text:p>
          </table:table-cell>
          <table:table-cell office:value-type="string">
            <text:p>SMD RES;10M-1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509</text:p>
          </table:table-cell>
        </table:table-row>
        <table:table-row table:style-name="ro2">
          <table:table-cell office:value-type="float" office:value="301010671">
            <text:p>301010671</text:p>
          </table:table-cell>
          <table:table-cell office:value-type="string">
            <text:p>RC0402FR-072K7L</text:p>
          </table:table-cell>
          <table:table-cell office:value-type="string">
            <text:p>SMD RES 2.7K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671</text:p>
          </table:table-cell>
        </table:table-row>
        <table:table-row table:style-name="ro2">
          <table:table-cell office:value-type="float" office:value="302010091">
            <text:p>302010091</text:p>
          </table:table-cell>
          <table:table-cell office:value-type="string">
            <text:p>CC0603CRNPO9BN4R7</text:p>
          </table:table-cell>
          <table:table-cell office:value-type="string">
            <text:p>SMD CAP Ceramic 4.7pF-50V-0.25pF-NPO;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1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91</text:p>
          </table:table-cell>
        </table:table-row>
        <table:table-row table:style-name="ro2">
          <table:table-cell office:value-type="float" office:value="302010189">
            <text:p>302010189</text:p>
          </table:table-cell>
          <table:table-cell office:value-type="string">
            <text:p>CC1206KKX7RCBB102</text:p>
          </table:table-cell>
          <table:table-cell office:value-type="string">
            <text:p>SMD CAP Ceramic 1nF-1KV-10%-X7R;</text:p>
          </table:table-cell>
          <table:table-cell office:value-type="string">
            <text:p>Capacitor</text:p>
          </table:table-cell>
          <table:table-cell office:value-type="float" office:value="1206">
            <text:p>1206</text:p>
          </table:table-cell>
          <table:table-cell office:value-type="string">
            <text:p>YAGEO</text:p>
          </table:table-cell>
          <table:table-cell/>
          <table:table-cell office:value-type="string">
            <text:p>0.037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89</text:p>
          </table:table-cell>
        </table:table-row>
        <table:table-row table:style-name="ro2">
          <table:table-cell office:value-type="float" office:value="303010027">
            <text:p>303010027</text:p>
          </table:table-cell>
          <table:table-cell office:value-type="string">
            <text:p>LQG15HS15NJ02</text:p>
          </table:table-cell>
          <table:table-cell office:value-type="string">
            <text:p>SMD Inductor 15nH-5%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27</text:p>
          </table:table-cell>
        </table:table-row>
        <table:table-row table:style-name="ro2">
          <table:table-cell office:value-type="float" office:value="303010056">
            <text:p>303010056</text:p>
          </table:table-cell>
          <table:table-cell office:value-type="string">
            <text:p>LQG15HS3N3S02D</text:p>
          </table:table-cell>
          <table:table-cell office:value-type="string">
            <text:p>SMD Inductor 3.3nH-0.3nH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56</text:p>
          </table:table-cell>
        </table:table-row>
        <table:table-row table:style-name="ro2">
          <table:table-cell office:value-type="float" office:value="303030020">
            <text:p>303030020</text:p>
          </table:table-cell>
          <table:table-cell office:value-type="string">
            <text:p>BLM18BD252SN1D</text:p>
          </table:table-cell>
          <table:table-cell office:value-type="string">
            <text:p>SMD Ferrite Bead 2.5k-50mA</text:p>
          </table:table-cell>
          <table:table-cell office:value-type="string">
            <text:p>Induc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/>
          <table:table-cell office:value-type="string">
            <text:p>0.013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30020</text:p>
          </table:table-cell>
        </table:table-row>
        <table:table-row table:style-name="ro2">
          <table:table-cell office:value-type="float" office:value="304010007">
            <text:p>304010007</text:p>
          </table:table-cell>
          <table:table-cell office:value-type="string">
            <text:p>MMSD4148</text:p>
          </table:table-cell>
          <table:table-cell office:value-type="string">
            <text:p>SMD Diode Switching 100V-200mA</text:p>
          </table:table-cell>
          <table:table-cell office:value-type="string">
            <text:p>Diode</text:p>
          </table:table-cell>
          <table:table-cell office:value-type="string">
            <text:p>SOD-123</text:p>
          </table:table-cell>
          <table:table-cell office:value-type="string">
            <text:p>Fairchild</text:p>
          </table:table-cell>
          <table:table-cell/>
          <table:table-cell office:value-type="string">
            <text:p>0.469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10007</text:p>
          </table:table-cell>
        </table:table-row>
        <table:table-row table:style-name="ro2">
          <table:table-cell office:value-type="float" office:value="302010051">
            <text:p>302010051</text:p>
          </table:table-cell>
          <table:table-cell office:value-type="string">
            <text:p>CC0402KRX7R7BB224</text:p>
          </table:table-cell>
          <table:table-cell office:value-type="string">
            <text:p>SMD CAP Ceramic 220nF-16V-10%-X7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2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51</text:p>
          </table:table-cell>
        </table:table-row>
        <table:table-row table:style-name="ro2">
          <table:table-cell office:value-type="float" office:value="302010007">
            <text:p>302010007</text:p>
          </table:table-cell>
          <table:table-cell office:value-type="string">
            <text:p>CC0402JRNPO9BN470</text:p>
          </table:table-cell>
          <table:table-cell office:value-type="string">
            <text:p>SMD CAP Ceramic 47pF-50V-5%-NP0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7</text:p>
          </table:table-cell>
        </table:table-row>
        <table:table-row table:style-name="ro2">
          <table:table-cell office:value-type="float" office:value="305030000">
            <text:p>305030000</text:p>
          </table:table-cell>
          <table:table-cell office:value-type="string">
            <text:p>BSS138W-7-F</text:p>
          </table:table-cell>
          <table:table-cell office:value-type="string">
            <text:p>SMD MOSFET N-CH 50V 200mA</text:p>
          </table:table-cell>
          <table:table-cell office:value-type="string">
            <text:p>Transistor</text:p>
          </table:table-cell>
          <table:table-cell office:value-type="string">
            <text:p>SOT-323-3</text:p>
          </table:table-cell>
          <table:table-cell office:value-type="string">
            <text:p>Diodes Inc</text:p>
          </table:table-cell>
          <table:table-cell/>
          <table:table-cell office:value-type="string">
            <text:p>0.156 </text:p>
          </table:table-cell>
          <table:table-cell office:value-type="string">
            <text:p>10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05030000</text:p>
          </table:table-cell>
        </table:table-row>
        <table:table-row table:style-name="ro2">
          <table:table-cell office:value-type="float" office:value="310010005">
            <text:p>310010005</text:p>
          </table:table-cell>
          <table:table-cell office:value-type="string">
            <text:p>ATMEGA328P-MU</text:p>
          </table:table-cell>
          <table:table-cell office:value-type="string">
            <text:p>SMD IC MCU;AVR;8-Bit;32KB;16MHz;1.8-5.5V</text:p>
          </table:table-cell>
          <table:table-cell office:value-type="string">
            <text:p>IC</text:p>
          </table:table-cell>
          <table:table-cell office:value-type="string">
            <text:p>VFQFN-32</text:p>
          </table:table-cell>
          <table:table-cell office:value-type="string">
            <text:p>Atmel</text:p>
          </table:table-cell>
          <table:table-cell/>
          <table:table-cell office:value-type="string">
            <text:p>2.166 </text:p>
          </table:table-cell>
          <table:table-cell office:value-type="string">
            <text:p>1 </text:p>
          </table:table-cell>
          <table:table-cell office:value-type="string">
            <text:p>32 </text:p>
          </table:table-cell>
          <table:table-cell office:value-type="string">
            <text:p>3.20 </text:p>
          </table:table-cell>
          <table:table-cell/>
          <table:table-cell office:value-type="string">
            <text:p>http://www.seeedstudio.com/depot/OPLopen-parts-library-catalog-c-136_138/#310010005</text:p>
          </table:table-cell>
        </table:table-row>
        <table:table-row table:style-name="ro2">
          <table:table-cell office:value-type="float" office:value="310010072">
            <text:p>310010072</text:p>
          </table:table-cell>
          <table:table-cell office:value-type="string">
            <text:p>ATMEGA168PA-MU</text:p>
          </table:table-cell>
          <table:table-cell office:value-type="string">
            <text:p>SMD IC MCU;AVR;8-Bit;32KB;16MHz;1.8-5.5V</text:p>
          </table:table-cell>
          <table:table-cell office:value-type="string">
            <text:p>IC</text:p>
          </table:table-cell>
          <table:table-cell office:value-type="string">
            <text:p>QFN-32</text:p>
          </table:table-cell>
          <table:table-cell office:value-type="string">
            <text:p>Atmel</text:p>
          </table:table-cell>
          <table:table-cell/>
          <table:table-cell office:value-type="string">
            <text:p>2.506 </text:p>
          </table:table-cell>
          <table:table-cell office:value-type="string">
            <text:p>1 </text:p>
          </table:table-cell>
          <table:table-cell office:value-type="string">
            <text:p>32 </text:p>
          </table:table-cell>
          <table:table-cell office:value-type="string">
            <text:p>3.20 </text:p>
          </table:table-cell>
          <table:table-cell/>
          <table:table-cell office:value-type="string">
            <text:p>http://www.seeedstudio.com/depot/OPLopen-parts-library-catalog-c-136_138/#310010072</text:p>
          </table:table-cell>
        </table:table-row>
        <table:table-row table:style-name="ro2">
          <table:table-cell office:value-type="float" office:value="310020007">
            <text:p>310020007</text:p>
          </table:table-cell>
          <table:table-cell office:value-type="string">
            <text:p>LMV358IDGKR</text:p>
          </table:table-cell>
          <table:table-cell office:value-type="string">
            <text:p>SMD IC Amplifier;2-CH;GBW 1MHz;Io 60mA;2.7V-5.5V;±1.35V-2.75V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TI</text:p>
          </table:table-cell>
          <table:table-cell/>
          <table:table-cell office:value-type="string">
            <text:p>0.443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20007</text:p>
          </table:table-cell>
        </table:table-row>
        <table:table-row table:style-name="ro2">
          <table:table-cell office:value-type="float" office:value="310030079">
            <text:p>310030079</text:p>
          </table:table-cell>
          <table:table-cell office:value-type="string">
            <text:p>CJ432</text:p>
          </table:table-cell>
          <table:table-cell office:value-type="string">
            <text:p>SMD PMIC;LDO;Vin 18V;Adj;200mA;Without En;1-Ch</text:p>
          </table:table-cell>
          <table:table-cell office:value-type="string">
            <text:p>IC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/>
          <table:table-cell office:value-type="string">
            <text:p>0.029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79</text:p>
          </table:table-cell>
        </table:table-row>
        <table:table-row table:style-name="ro2">
          <table:table-cell office:value-type="float" office:value="310040023">
            <text:p>310040023</text:p>
          </table:table-cell>
          <table:table-cell office:value-type="string">
            <text:p>MY9221</text:p>
          </table:table-cell>
          <table:table-cell office:value-type="string">
            <text:p>SMD IC Driver;LED matrix Driver;12-CH(R/G/B x 4);Vin 3V-5.5V;Iout 3-60mA</text:p>
          </table:table-cell>
          <table:table-cell office:value-type="string">
            <text:p>IC</text:p>
          </table:table-cell>
          <table:table-cell office:value-type="string">
            <text:p>TSSOP-24</text:p>
          </table:table-cell>
          <table:table-cell office:value-type="string">
            <text:p>My-Semi</text:p>
          </table:table-cell>
          <table:table-cell/>
          <table:table-cell office:value-type="string">
            <text:p>0.800 </text:p>
          </table:table-cell>
          <table:table-cell office:value-type="string">
            <text:p>4 </text:p>
          </table:table-cell>
          <table:table-cell office:value-type="string">
            <text:p>24 </text:p>
          </table:table-cell>
          <table:table-cell office:value-type="string">
            <text:p>2.40 </text:p>
          </table:table-cell>
          <table:table-cell/>
          <table:table-cell office:value-type="string">
            <text:p>http://www.seeedstudio.com/depot/OPLopen-parts-library-catalog-c-136_138/#310040023</text:p>
          </table:table-cell>
        </table:table-row>
        <table:table-row table:style-name="ro2">
          <table:table-cell office:value-type="float" office:value="310040027">
            <text:p>310040027</text:p>
          </table:table-cell>
          <table:table-cell office:value-type="string">
            <text:p>TM1637</text:p>
          </table:table-cell>
          <table:table-cell office:value-type="string">
            <text:p>SMD IC Driver;Digital Tube Driver;8Seg*6Bit;Vin 0.5V-7V;Iout 200mA</text:p>
          </table:table-cell>
          <table:table-cell office:value-type="string">
            <text:p>IC</text:p>
          </table:table-cell>
          <table:table-cell office:value-type="string">
            <text:p>20-SOP</text:p>
          </table:table-cell>
          <table:table-cell office:value-type="string">
            <text:p>Titian Mec</text:p>
          </table:table-cell>
          <table:table-cell/>
          <table:table-cell office:value-type="string">
            <text:p>0.800 </text:p>
          </table:table-cell>
          <table:table-cell office:value-type="string">
            <text:p>10 </text:p>
          </table:table-cell>
          <table:table-cell office:value-type="string">
            <text:p>20 </text:p>
          </table:table-cell>
          <table:table-cell office:value-type="string">
            <text:p>2.00 </text:p>
          </table:table-cell>
          <table:table-cell/>
          <table:table-cell office:value-type="string">
            <text:p>http://www.seeedstudio.com/depot/OPLopen-parts-library-catalog-c-136_138/#310040027</text:p>
          </table:table-cell>
        </table:table-row>
        <table:table-row table:style-name="ro2">
          <table:table-cell office:value-type="float" office:value="310050024">
            <text:p>310050024</text:p>
          </table:table-cell>
          <table:table-cell office:value-type="string">
            <text:p>TXB0108PW</text:p>
          </table:table-cell>
          <table:table-cell office:value-type="string">
            <text:p>SMD IC Logic;8-bit noninverting;VCCA 1.2V-3.6V;VCCB 1.65V-5.5V;Iout 50mA</text:p>
          </table:table-cell>
          <table:table-cell office:value-type="string">
            <text:p>IC</text:p>
          </table:table-cell>
          <table:table-cell office:value-type="string">
            <text:p>TSSOP-20</text:p>
          </table:table-cell>
          <table:table-cell office:value-type="string">
            <text:p>TI</text:p>
          </table:table-cell>
          <table:table-cell/>
          <table:table-cell office:value-type="string">
            <text:p>1.500 </text:p>
          </table:table-cell>
          <table:table-cell office:value-type="string">
            <text:p>1 </text:p>
          </table:table-cell>
          <table:table-cell office:value-type="string">
            <text:p>20 </text:p>
          </table:table-cell>
          <table:table-cell office:value-type="string">
            <text:p>2.00 </text:p>
          </table:table-cell>
          <table:table-cell/>
          <table:table-cell office:value-type="string">
            <text:p>http://www.seeedstudio.com/depot/OPLopen-parts-library-catalog-c-136_138/#310050024</text:p>
          </table:table-cell>
        </table:table-row>
        <table:table-row table:style-name="ro2">
          <table:table-cell office:value-type="float" office:value="311100000">
            <text:p>311100000</text:p>
          </table:table-cell>
          <table:table-cell office:value-type="string">
            <text:p>SW-200D</text:p>
          </table:table-cell>
          <table:table-cell office:value-type="string">
            <text:p>DIP Tilt Switch</text:p>
          </table:table-cell>
          <table:table-cell office:value-type="string">
            <text:p>Switch</text:p>
          </table:table-cell>
          <table:table-cell office:value-type="string">
            <text:p>2P-L12.0*W3.6mm</text:p>
          </table:table-cell>
          <table:table-cell office:value-type="string">
            <text:p>QH</text:p>
          </table:table-cell>
          <table:table-cell/>
          <table:table-cell office:value-type="string">
            <text:p>0.099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1100000</text:p>
          </table:table-cell>
        </table:table-row>
        <table:table-row table:style-name="ro2">
          <table:table-cell office:value-type="float" office:value="314080009">
            <text:p>314080009</text:p>
          </table:table-cell>
          <table:table-cell office:value-type="string">
            <text:p>MMA7660FCR1</text:p>
          </table:table-cell>
          <table:table-cell office:value-type="string">
            <text:p>SMD Digital 3-Axis-Accelerometers Sensor;±16g</text:p>
          </table:table-cell>
          <table:table-cell office:value-type="string">
            <text:p>Sensor</text:p>
          </table:table-cell>
          <table:table-cell office:value-type="string">
            <text:p>DFN-10</text:p>
          </table:table-cell>
          <table:table-cell office:value-type="string">
            <text:p>Freescale Semiconductor </text:p>
          </table:table-cell>
          <table:table-cell/>
          <table:table-cell office:value-type="string">
            <text:p>1.094 </text:p>
          </table:table-cell>
          <table:table-cell office:value-type="string">
            <text:p>3 </text:p>
          </table:table-cell>
          <table:table-cell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14080009</text:p>
          </table:table-cell>
        </table:table-row>
        <table:table-row table:style-name="ro2">
          <table:table-cell office:value-type="float" office:value="328030005">
            <text:p>328030005</text:p>
          </table:table-cell>
          <table:table-cell office:value-type="string">
            <text:p>QT-CC-20016XX</text:p>
          </table:table-cell>
          <table:table-cell office:value-type="string">
            <text:p>Black Micro-SD to SD Adapter</text:p>
          </table:table-cell>
          <table:table-cell office:value-type="string">
            <text:p>Connector</text:p>
          </table:table-cell>
          <table:table-cell office:value-type="string">
            <text:p>9P-L32mm*W24mm*H2.1mm</text:p>
          </table:table-cell>
          <table:table-cell office:value-type="string">
            <text:p>GT</text:p>
          </table:table-cell>
          <table:table-cell/>
          <table:table-cell office:value-type="string">
            <text:p>0.391 </text:p>
          </table:table-cell>
          <table:table-cell office:value-type="string">
            <text:p>10 </text:p>
          </table:table-cell>
          <table:table-cell office:value-type="string">
            <text:p>9 </text:p>
          </table:table-cell>
          <table:table-cell office:value-type="string">
            <text:p>0.90 </text:p>
          </table:table-cell>
          <table:table-cell/>
          <table:table-cell office:value-type="string">
            <text:p>http://www.seeedstudio.com/depot/OPLopen-parts-library-catalog-c-136_138/#328030005</text:p>
          </table:table-cell>
        </table:table-row>
        <table:table-row table:style-name="ro2">
          <table:table-cell office:value-type="float" office:value="318020010">
            <text:p>318020010</text:p>
          </table:table-cell>
          <table:table-cell office:value-type="string">
            <text:p>RH0111-30002</text:p>
          </table:table-cell>
          <table:table-cell office:value-type="string">
            <text:p>SMA External 2.4G Antenna</text:p>
          </table:table-cell>
          <table:table-cell office:value-type="string">
            <text:p>Antenna</text:p>
          </table:table-cell>
          <table:table-cell office:value-type="string">
            <text:p>SMA-109mm</text:p>
          </table:table-cell>
          <table:table-cell office:value-type="string">
            <text:p>DYRH</text:p>
          </table:table-cell>
          <table:table-cell/>
          <table:table-cell office:value-type="string">
            <text:p>1.289 </text:p>
          </table:table-cell>
          <table:table-cell table:number-columns-repeated="2"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8020010</text:p>
          </table:table-cell>
        </table:table-row>
        <table:table-row table:style-name="ro2">
          <table:table-cell office:value-type="float" office:value="310060021">
            <text:p>310060021</text:p>
          </table:table-cell>
          <table:table-cell office:value-type="string">
            <text:p>ISD1820P</text:p>
          </table:table-cell>
          <table:table-cell office:value-type="string">
            <text:p>DIP IC Audio;Recording time 20S;VCC 3.3V-5V;</text:p>
          </table:table-cell>
          <table:table-cell office:value-type="string">
            <text:p>IC</text:p>
          </table:table-cell>
          <table:table-cell office:value-type="string">
            <text:p>DIP-14</text:p>
          </table:table-cell>
          <table:table-cell office:value-type="string">
            <text:p>ISD</text:p>
          </table:table-cell>
          <table:table-cell/>
          <table:table-cell office:value-type="string">
            <text:p>0.863 </text:p>
          </table:table-cell>
          <table:table-cell office:value-type="string">
            <text:p>2 </text:p>
          </table:table-cell>
          <table:table-cell office:value-type="string">
            <text:p>14 </text:p>
          </table:table-cell>
          <table:table-cell office:value-type="string">
            <text:p>1.40 </text:p>
          </table:table-cell>
          <table:table-cell/>
          <table:table-cell office:value-type="string">
            <text:p>http://www.seeedstudio.com/depot/OPLopen-parts-library-catalog-c-136_138/#310060021</text:p>
          </table:table-cell>
        </table:table-row>
        <table:table-row table:style-name="ro2">
          <table:table-cell office:value-type="float" office:value="320040009">
            <text:p>320040009</text:p>
          </table:table-cell>
          <table:table-cell office:value-type="string">
            <text:p>PJ-393</text:p>
          </table:table-cell>
          <table:table-cell office:value-type="string">
            <text:p>SMD Audio Jack;3.5mm;4 Degree</text:p>
          </table:table-cell>
          <table:table-cell office:value-type="string">
            <text:p>Connector</text:p>
          </table:table-cell>
          <table:table-cell office:value-type="string">
            <text:p>8P-16.4*8.7*5.69mm</text:p>
          </table:table-cell>
          <table:table-cell office:value-type="string">
            <text:p>BST</text:p>
          </table:table-cell>
          <table:table-cell/>
          <table:table-cell office:value-type="string">
            <text:p>0.332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20040009</text:p>
          </table:table-cell>
        </table:table-row>
        <table:table-row table:style-name="ro2">
          <table:table-cell office:value-type="float" office:value="304090061">
            <text:p>304090061</text:p>
          </table:table-cell>
          <table:table-cell office:value-type="string">
            <text:p>EL-17-215/BHC-AN1P2/3T</text:p>
          </table:table-cell>
          <table:table-cell office:value-type="string">
            <text:p>SMD LED Clear-Blue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/>
          <table:table-cell office:value-type="string">
            <text:p>0.066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61</text:p>
          </table:table-cell>
        </table:table-row>
        <table:table-row table:style-name="ro2">
          <table:table-cell office:value-type="float" office:value="301010291">
            <text:p>301010291</text:p>
          </table:table-cell>
          <table:table-cell office:value-type="string">
            <text:p>RC0603JR-071KL</text:p>
          </table:table-cell>
          <table:table-cell office:value-type="string">
            <text:p>SMD RES 1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;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91</text:p>
          </table:table-cell>
        </table:table-row>
        <table:table-row table:style-name="ro2">
          <table:table-cell office:value-type="float" office:value="301010293">
            <text:p>301010293</text:p>
          </table:table-cell>
          <table:table-cell office:value-type="string">
            <text:p>RC0603JR-0710KL</text:p>
          </table:table-cell>
          <table:table-cell office:value-type="string">
            <text:p>SMD RES 10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93</text:p>
          </table:table-cell>
        </table:table-row>
        <table:table-row table:style-name="ro2">
          <table:table-cell office:value-type="float" office:value="301010089">
            <text:p>301010089</text:p>
          </table:table-cell>
          <table:table-cell office:value-type="string">
            <text:p>RC0603JR-07100KL</text:p>
          </table:table-cell>
          <table:table-cell office:value-type="string">
            <text:p>SMD RES 100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;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89</text:p>
          </table:table-cell>
        </table:table-row>
        <table:table-row table:style-name="ro2">
          <table:table-cell office:value-type="float" office:value="302010286">
            <text:p>302010286</text:p>
          </table:table-cell>
          <table:table-cell office:value-type="string">
            <text:p>CC0603MRX5R5BB106</text:p>
          </table:table-cell>
          <table:table-cell office:value-type="string">
            <text:p>SMD CAP Ceramic 10uF-6.3V-20%-X5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69 </text:p>
          </table:table-cell>
          <table:table-cell office:value-type="string">
            <text:p>4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86</text:p>
          </table:table-cell>
        </table:table-row>
        <table:table-row table:style-name="ro2">
          <table:table-cell office:value-type="float" office:value="301030014">
            <text:p>301030014</text:p>
          </table:table-cell>
          <table:table-cell office:value-type="string">
            <text:p>YC324-JK-0722RL</text:p>
          </table:table-cell>
          <table:table-cell office:value-type="string">
            <text:p>SMD RES Array 22R-4R</text:p>
          </table:table-cell>
          <table:table-cell office:value-type="string">
            <text:p>Resistor</text:p>
          </table:table-cell>
          <table:table-cell office:value-type="string">
            <text:p>1206-8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30014</text:p>
          </table:table-cell>
        </table:table-row>
        <table:table-row table:style-name="ro2">
          <table:table-cell office:value-type="float" office:value="301040007">
            <text:p>301040007</text:p>
          </table:table-cell>
          <table:table-cell office:value-type="string">
            <text:p>3386U-103</text:p>
          </table:table-cell>
          <table:table-cell office:value-type="string">
            <text:p>DIP VR Top Adj 10k</text:p>
          </table:table-cell>
          <table:table-cell office:value-type="string">
            <text:p>Resistor</text:p>
          </table:table-cell>
          <table:table-cell office:value-type="string">
            <text:p>3P-2.54-L9.5*W9.5*H5.0mm</text:p>
          </table:table-cell>
          <table:table-cell office:value-type="string">
            <text:p>BST</text:p>
          </table:table-cell>
          <table:table-cell/>
          <table:table-cell office:value-type="string">
            <text:p>0.823 </text:p>
          </table:table-cell>
          <table:table-cell office:value-type="string">
            <text:p>2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1040007</text:p>
          </table:table-cell>
        </table:table-row>
        <table:table-row table:style-name="ro2">
          <table:table-cell office:value-type="float" office:value="305030075">
            <text:p>305030075</text:p>
          </table:table-cell>
          <table:table-cell office:value-type="string">
            <text:p>SSM3J328R,LF</text:p>
          </table:table-cell>
          <table:table-cell office:value-type="string">
            <text:p>SMD MOSFET P-CH 20V 6A</text:p>
          </table:table-cell>
          <table:table-cell office:value-type="string">
            <text:p>Transistor </text:p>
          </table:table-cell>
          <table:table-cell office:value-type="string">
            <text:p>SOT-23F</text:p>
          </table:table-cell>
          <table:table-cell office:value-type="string">
            <text:p>Toshiba</text:p>
          </table:table-cell>
          <table:table-cell/>
          <table:table-cell office:value-type="string">
            <text:p>1.125 </text:p>
          </table:table-cell>
          <table:table-cell office:value-type="string">
            <text:p>10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75</text:p>
          </table:table-cell>
        </table:table-row>
        <table:table-row table:style-name="ro2">
          <table:table-cell office:value-type="float" office:value="307010040">
            <text:p>307010040</text:p>
          </table:table-cell>
          <table:table-cell office:value-type="string">
            <text:p>MF-MSMF050-2</text:p>
          </table:table-cell>
          <table:table-cell office:value-type="string">
            <text:p>SMD PPTC 500mA-15V</text:p>
          </table:table-cell>
          <table:table-cell office:value-type="string">
            <text:p>Fuse</text:p>
          </table:table-cell>
          <table:table-cell office:value-type="string">
            <text:p>L4.73*W3.41*H0.85</text:p>
          </table:table-cell>
          <table:table-cell office:value-type="string">
            <text:p>Bourns</text:p>
          </table:table-cell>
          <table:table-cell/>
          <table:table-cell office:value-type="string">
            <text:p>0.063 </text:p>
          </table:table-cell>
          <table:table-cell office:value-type="string">
            <text:p>5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7010040</text:p>
          </table:table-cell>
        </table:table-row>
        <table:table-row table:style-name="ro2">
          <table:table-cell office:value-type="float" office:value="310030033">
            <text:p>310030033</text:p>
          </table:table-cell>
          <table:table-cell office:value-type="string">
            <text:p>LP2985-33DBVR</text:p>
          </table:table-cell>
          <table:table-cell office:value-type="string">
            <text:p>SMD IC PMIC;Vin 2.2V-16V;Vout 3.3V;Iout 150mA;With-EN</text:p>
          </table:table-cell>
          <table:table-cell office:value-type="string">
            <text:p>IC</text:p>
          </table:table-cell>
          <table:table-cell office:value-type="string">
            <text:p>SOT-23-5</text:p>
          </table:table-cell>
          <table:table-cell office:value-type="string">
            <text:p>TI</text:p>
          </table:table-cell>
          <table:table-cell/>
          <table:table-cell office:value-type="string">
            <text:p>0.400 </text:p>
          </table:table-cell>
          <table:table-cell office:value-type="string">
            <text:p>5 </text:p>
          </table:table-cell>
          <table:table-cell office:value-type="float" office:value="5">
            <text:p>5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30033</text:p>
          </table:table-cell>
        </table:table-row>
        <table:table-row table:style-name="ro2">
          <table:table-cell office:value-type="float" office:value="302010242">
            <text:p>302010242</text:p>
          </table:table-cell>
          <table:table-cell office:value-type="string">
            <text:p>CC0402KRX7R9BB223</text:p>
          </table:table-cell>
          <table:table-cell office:value-type="string">
            <text:p>SMD CAP Ceramic 22n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42</text:p>
          </table:table-cell>
        </table:table-row>
        <table:table-row table:style-name="ro2">
          <table:table-cell office:value-type="float" office:value="301010033">
            <text:p>301010033</text:p>
          </table:table-cell>
          <table:table-cell office:value-type="string">
            <text:p>RC0402JR-07100KL</text:p>
          </table:table-cell>
          <table:table-cell office:value-type="string">
            <text:p>SMD RES 100K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33</text:p>
          </table:table-cell>
        </table:table-row>
        <table:table-row table:style-name="ro2">
          <table:table-cell office:value-type="float" office:value="301010435">
            <text:p>301010435</text:p>
          </table:table-cell>
          <table:table-cell office:value-type="string">
            <text:p>RC0402JR-07910KR</text:p>
          </table:table-cell>
          <table:table-cell office:value-type="string">
            <text:p>SMD RES 910K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35</text:p>
          </table:table-cell>
        </table:table-row>
        <table:table-row table:style-name="ro2">
          <table:table-cell office:value-type="float" office:value="301010013">
            <text:p>301010013</text:p>
          </table:table-cell>
          <table:table-cell office:value-type="string">
            <text:p>RC0402JR-07470RL</text:p>
          </table:table-cell>
          <table:table-cell office:value-type="string">
            <text:p>SMD RES 470R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13</text:p>
          </table:table-cell>
        </table:table-row>
        <table:table-row table:style-name="ro2">
          <table:table-cell office:value-type="float" office:value="301010075">
            <text:p>301010075</text:p>
          </table:table-cell>
          <table:table-cell office:value-type="string">
            <text:p>RC0402JR-0710RL</text:p>
          </table:table-cell>
          <table:table-cell office:value-type="string">
            <text:p>SMD RES 10R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75</text:p>
          </table:table-cell>
        </table:table-row>
        <table:table-row table:style-name="ro2">
          <table:table-cell office:value-type="float" office:value="302010261">
            <text:p>302010261</text:p>
          </table:table-cell>
          <table:table-cell office:value-type="string">
            <text:p>CC0402KRX7R9BB472</text:p>
          </table:table-cell>
          <table:table-cell office:value-type="string">
            <text:p>SMD CAP Ceramic 4.7n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61</text:p>
          </table:table-cell>
        </table:table-row>
        <table:table-row table:style-name="ro2">
          <table:table-cell office:value-type="float" office:value="302010260">
            <text:p>302010260</text:p>
          </table:table-cell>
          <table:table-cell office:value-type="string">
            <text:p>CC0402KRX7R9BB391</text:p>
          </table:table-cell>
          <table:table-cell office:value-type="string">
            <text:p>SMD CAP Ceramic 390p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60</text:p>
          </table:table-cell>
        </table:table-row>
        <table:table-row table:style-name="ro2">
          <table:table-cell office:value-type="float" office:value="310030092">
            <text:p>310030092</text:p>
          </table:table-cell>
          <table:table-cell office:value-type="string">
            <text:p>ISL97516IUZ-TK</text:p>
          </table:table-cell>
          <table:table-cell office:value-type="string">
            <text:p>SMD IC PMIC;Vin 2.3V-5.5V;Vout up to 25V;Iout 1A;With-EN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Intersil</text:p>
          </table:table-cell>
          <table:table-cell/>
          <table:table-cell office:value-type="string">
            <text:p>2.500 </text:p>
          </table:table-cell>
          <table:table-cell office:value-type="string">
            <text:p>1 </text:p>
          </table:table-cell>
          <table:table-cell office:value-type="float" office:value="8">
            <text:p>8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092</text:p>
          </table:table-cell>
        </table:table-row>
        <table:table-row table:style-name="ro1">
          <table:table-cell office:value-type="float" office:value="301010241">
            <text:p>301010241</text:p>
          </table:table-cell>
          <table:table-cell office:value-type="string">
            <text:p>RC0603FR-0715KL</text:p>
          </table:table-cell>
          <table:table-cell office:value-type="string">
            <text:p>SMD RES 15K-1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41</text:p>
          </table:table-cell>
        </table:table-row>
        <table:table-row table:style-name="ro1">
          <table:table-cell office:value-type="float" office:value="302010003">
            <text:p>302010003</text:p>
          </table:table-cell>
          <table:table-cell office:value-type="string">
            <text:p>CC0402KRX5R5BB105</text:p>
          </table:table-cell>
          <table:table-cell office:value-type="string">
            <text:p>SMD CAP Ceramic 1uF-6.3V-10%-X5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3</text:p>
          </table:table-cell>
        </table:table-row>
        <table:table-row table:style-name="ro1">
          <table:table-cell office:value-type="float" office:value="301010114">
            <text:p>301010114</text:p>
          </table:table-cell>
          <table:table-cell office:value-type="string">
            <text:p>RC0603JR-071K5L</text:p>
          </table:table-cell>
          <table:table-cell office:value-type="string">
            <text:p>SMD RES 1.5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14</text:p>
          </table:table-cell>
        </table:table-row>
        <table:table-row table:style-name="ro1">
          <table:table-cell office:value-type="float" office:value="302010037">
            <text:p>302010037</text:p>
          </table:table-cell>
          <table:table-cell office:value-type="string">
            <text:p>CC0402KRX5R6BB104</text:p>
          </table:table-cell>
          <table:table-cell office:value-type="string">
            <text:p>SMD CAP Ceramic 100nF-10V-10%-X5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37</text:p>
          </table:table-cell>
        </table:table-row>
        <table:table-row table:style-name="ro1">
          <table:table-cell office:value-type="float" office:value="313080037">
            <text:p>313080037</text:p>
          </table:table-cell>
          <table:table-cell office:value-type="string">
            <text:p>SAP050100CN-C</text:p>
          </table:table-cell>
          <table:table-cell office:value-type="string">
            <text:p>USB Power Adapter;5V/1A</text:p>
          </table:table-cell>
          <table:table-cell office:value-type="string">
            <text:p>Adapter</text:p>
          </table:table-cell>
          <table:table-cell office:value-type="string">
            <text:p>2P-Black-5V-1A(3C)</text:p>
          </table:table-cell>
          <table:table-cell office:value-type="string">
            <text:p>PENGSHENGYE</text:p>
          </table:table-cell>
          <table:table-cell/>
          <table:table-cell office:value-type="string">
            <text:p>4.297 </text:p>
          </table:table-cell>
          <table:table-cell table:number-columns-repeated="2" office:value-type="string">
            <text:p>1 </text:p>
          </table:table-cell>
          <table:table-cell office:value-type="string">
            <text:p>0.10 </text:p>
          </table:table-cell>
          <table:table-cell/>
          <table:table-cell office:value-type="string">
            <text:p>http://www.seeedstudio.com/depot/OPLopen-parts-library-catalog-c-136_138/#313080037</text:p>
          </table:table-cell>
        </table:table-row>
        <table:table-row table:style-name="ro1">
          <table:table-cell office:value-type="float" office:value="306050023">
            <text:p>306050023</text:p>
          </table:table-cell>
          <table:table-cell office:value-type="string">
            <text:p>PZ2012U300-3R0TF</text:p>
          </table:table-cell>
          <table:table-cell office:value-type="string">
            <text:p>SMD Bead 30R-3A</text:p>
          </table:table-cell>
          <table:table-cell office:value-type="string">
            <text:p>Crystal Oscillator </text:p>
          </table:table-cell>
          <table:table-cell office:value-type="float" office:value="805">
            <text:p>805</text:p>
          </table:table-cell>
          <table:table-cell office:value-type="string">
            <text:p>Sunlord</text:p>
          </table:table-cell>
          <table:table-cell/>
          <table:table-cell office:value-type="string">
            <text:p>0.02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50023</text:p>
          </table:table-cell>
        </table:table-row>
        <table:table-row table:style-name="ro1">
          <table:table-cell office:value-type="float" office:value="316030062">
            <text:p>316030062</text:p>
          </table:table-cell>
          <table:table-cell office:value-type="string">
            <text:p>TFK-280SA-22125</text:p>
          </table:table-cell>
          <table:table-cell office:value-type="string">
            <text:p>DC Motor 6V;7500±10%rpm;90mA</text:p>
          </table:table-cell>
          <table:table-cell office:value-type="string">
            <text:p>Motor</text:p>
          </table:table-cell>
          <table:table-cell office:value-type="string">
            <text:p>D30.4*24+2.0mm</text:p>
          </table:table-cell>
          <table:table-cell office:value-type="string">
            <text:p>TT MOTOR</text:p>
          </table:table-cell>
          <table:table-cell/>
          <table:table-cell office:value-type="string">
            <text:p>3.633 </text:p>
          </table:table-cell>
          <table:table-cell office:value-type="string">
            <text:p>1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6030062</text:p>
          </table:table-cell>
        </table:table-row>
        <table:table-row table:style-name="ro1">
          <table:table-cell office:value-type="float" office:value="310060024">
            <text:p>310060024</text:p>
          </table:table-cell>
          <table:table-cell office:value-type="string">
            <text:p>MAX2659ELT</text:p>
          </table:table-cell>
          <table:table-cell office:value-type="string">
            <text:p>SMD IC Amplifier;GPS/GNSS LNA;Gain 20.5dB;Frequency 1G-2GHz;1.6V-3.6V</text:p>
          </table:table-cell>
          <table:table-cell office:value-type="string">
            <text:p>IC</text:p>
          </table:table-cell>
          <table:table-cell office:value-type="string">
            <text:p>UDFN-6(1.5*1.0mm)</text:p>
          </table:table-cell>
          <table:table-cell office:value-type="string">
            <text:p>Maxim</text:p>
          </table:table-cell>
          <table:table-cell/>
          <table:table-cell office:value-type="string">
            <text:p>0.500 </text:p>
          </table:table-cell>
          <table:table-cell office:value-type="string">
            <text:p>3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0060024</text:p>
          </table:table-cell>
        </table:table-row>
        <table:table-row table:style-name="ro1">
          <table:table-cell office:value-type="float" office:value="306050008">
            <text:p>306050008</text:p>
          </table:table-cell>
          <table:table-cell office:value-type="string">
            <text:p>BLM15BD182SN1</text:p>
          </table:table-cell>
          <table:table-cell office:value-type="string">
            <text:p>SMD Bead 1.8k-100mA</text:p>
          </table:table-cell>
          <table:table-cell office:value-type="string">
            <text:p><text:s/>Crystal Oscillator 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1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50008</text:p>
          </table:table-cell>
        </table:table-row>
        <table:table-row table:style-name="ro1">
          <table:table-cell office:value-type="float" office:value="311020045">
            <text:p>311020045</text:p>
          </table:table-cell>
          <table:table-cell office:value-type="string">
            <text:p>DHT-4235A</text:p>
          </table:table-cell>
          <table:table-cell office:value-type="string">
            <text:p>SMD Button ;SPST;160gf</text:p>
          </table:table-cell>
          <table:table-cell office:value-type="string">
            <text:p>Switch</text:p>
          </table:table-cell>
          <table:table-cell office:value-type="string">
            <text:p>Black-4P-L4.7*W3.5*H2.5</text:p>
          </table:table-cell>
          <table:table-cell office:value-type="string">
            <text:p>D.O Electronics</text:p>
          </table:table-cell>
          <table:table-cell/>
          <table:table-cell office:value-type="string">
            <text:p>0.074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1020045</text:p>
          </table:table-cell>
        </table:table-row>
        <table:table-row table:style-name="ro1">
          <table:table-cell office:value-type="float" office:value="302030033">
            <text:p>302030033</text:p>
          </table:table-cell>
          <table:table-cell office:value-type="string">
            <text:p>100µF/16V <text:s/>5X7</text:p>
          </table:table-cell>
          <table:table-cell office:value-type="string">
            <text:p>DIP CAP Aluminum 47uF-16V;</text:p>
          </table:table-cell>
          <table:table-cell office:value-type="string">
            <text:p><text:s/>Capacitor </text:p>
          </table:table-cell>
          <table:table-cell office:value-type="string">
            <text:p><text:s/>Radial-D5.0*H7.0mm </text:p>
          </table:table-cell>
          <table:table-cell office:value-type="string">
            <text:p><text:s/>JWC </text:p>
          </table:table-cell>
          <table:table-cell/>
          <table:table-cell office:value-type="string">
            <text:p>0.016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30033</text:p>
          </table:table-cell>
        </table:table-row>
        <table:table-row table:style-name="ro1">
          <table:table-cell office:value-type="float" office:value="310030010">
            <text:p>310030010</text:p>
          </table:table-cell>
          <table:table-cell office:value-type="string">
            <text:p>L7805CV</text:p>
          </table:table-cell>
          <table:table-cell office:value-type="string">
            <text:p>DIP PMIC;LDO;Vin xx-35V;5V,Adj;1.5A;Without En;1-Ch</text:p>
          </table:table-cell>
          <table:table-cell office:value-type="string">
            <text:p><text:s/>IC </text:p>
          </table:table-cell>
          <table:table-cell office:value-type="string">
            <text:p><text:s/>TO220-3 </text:p>
          </table:table-cell>
          <table:table-cell office:value-type="string">
            <text:p><text:s/>YA </text:p>
          </table:table-cell>
          <table:table-cell/>
          <table:table-cell office:value-type="string">
            <text:p>0.257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10</text:p>
          </table:table-cell>
        </table:table-row>
        <table:table-row table:style-name="ro1">
          <table:table-cell office:value-type="float" office:value="310030028">
            <text:p>310030028</text:p>
          </table:table-cell>
          <table:table-cell office:value-type="string">
            <text:p>LP2950ACZ-3.3/NOPB</text:p>
          </table:table-cell>
          <table:table-cell office:value-type="string">
            <text:p>DIP PMIC;LDO;Vin 2.3-30V;3.3V;Adj;100mA;Without En;1-Ch</text:p>
          </table:table-cell>
          <table:table-cell office:value-type="string">
            <text:p><text:s/>IC </text:p>
          </table:table-cell>
          <table:table-cell office:value-type="string">
            <text:p><text:s/>TO-92 </text:p>
          </table:table-cell>
          <table:table-cell office:value-type="string">
            <text:p><text:s/>TI </text:p>
          </table:table-cell>
          <table:table-cell/>
          <table:table-cell office:value-type="string">
            <text:p>0.755 </text:p>
          </table:table-cell>
          <table:table-cell table:number-columns-repeated="2"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28</text:p>
          </table:table-cell>
        </table:table-row>
        <table:table-row table:style-name="ro1">
          <table:table-cell office:value-type="float" office:value="310010018">
            <text:p>310010018</text:p>
          </table:table-cell>
          <table:table-cell office:value-type="string">
            <text:p>ATMEGA16U2-MU</text:p>
          </table:table-cell>
          <table:table-cell office:value-type="string">
            <text:p>SMD IC MCU;AVR;8-bit;16KB;16MHz;2.7-5.5V</text:p>
          </table:table-cell>
          <table:table-cell office:value-type="string">
            <text:p><text:s/>IC </text:p>
          </table:table-cell>
          <table:table-cell office:value-type="string">
            <text:p><text:s/>32QFN </text:p>
          </table:table-cell>
          <table:table-cell office:value-type="string">
            <text:p><text:s/>Atmel </text:p>
          </table:table-cell>
          <table:table-cell/>
          <table:table-cell office:value-type="string">
            <text:p>2.800 </text:p>
          </table:table-cell>
          <table:table-cell office:value-type="string">
            <text:p>1 </text:p>
          </table:table-cell>
          <table:table-cell office:value-type="string">
            <text:p>32 </text:p>
          </table:table-cell>
          <table:table-cell office:value-type="string">
            <text:p>3.20 </text:p>
          </table:table-cell>
          <table:table-cell/>
          <table:table-cell office:value-type="string">
            <text:p>http://www.seeedstudio.com/depot/OPLopen-parts-library-catalog-c-136_138/#310010018</text:p>
          </table:table-cell>
        </table:table-row>
        <table:table-row table:style-name="ro1">
          <table:table-cell office:value-type="float" office:value="304990003">
            <text:p>304990003</text:p>
          </table:table-cell>
          <table:table-cell office:value-type="string">
            <text:p><text:s/>WS2812B </text:p>
          </table:table-cell>
          <table:table-cell office:value-type="string">
            <text:p>WS2812B RGB LED with Integrated Driver Chip </text:p>
          </table:table-cell>
          <table:table-cell office:value-type="string">
            <text:p><text:s/>Diode <text:s/></text:p>
          </table:table-cell>
          <table:table-cell office:value-type="string">
            <text:p><text:s/>5050 </text:p>
          </table:table-cell>
          <table:table-cell office:value-type="string">
            <text:p><text:s/>worldsemi </text:p>
          </table:table-cell>
          <table:table-cell/>
          <table:table-cell office:value-type="string">
            <text:p>0.211 </text:p>
          </table:table-cell>
          <table:table-cell office:value-type="string">
            <text:p>10 </text:p>
          </table:table-cell>
          <table:table-cell office:value-type="string">
            <text:p>4.00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04990003</text:p>
          </table:table-cell>
        </table:table-row>
      </table:table>
      <table:table table:name="OOMLOUT-OOMP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OOMP Parts -- CSV</text:p>
          </table:table-cell>
          <table:table-cell office:value-type="string">
            <text:p><text:s/>2016-05-24</text:p>
          </table:table-cell>
          <table:table-cell table:number-columns-repeated="15"/>
        </table:table-row>
        <table:table-row table:style-name="ro1">
          <table:table-cell office:value-type="string">
            <text:p>OOMP ID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Size/Package</text:p>
          </table:table-cell>
          <table:table-cell office:value-type="string">
            <text:p>Color/Material</text:p>
          </table:table-cell>
          <table:table-cell office:value-type="string">
            <text:p>Description/Value</text:p>
          </table:table-cell>
          <table:table-cell office:value-type="string">
            <text:p>Index/Rating</text:p>
          </table:table-cell>
          <table:table-cell office:value-type="string">
            <text:p>SEEED OPL ID</text:p>
          </table:table-cell>
          <table:table-cell office:value-type="string">
            <text:p>Manufacturer 1</text:p>
          </table:table-cell>
          <table:table-cell office:value-type="string">
            <text:p>Man 1 P/N</text:p>
          </table:table-cell>
          <table:table-cell office:value-type="string">
            <text:p>Manufacturer 2</text:p>
          </table:table-cell>
          <table:table-cell office:value-type="string">
            <text:p>Man 2 P/N</text:p>
          </table:table-cell>
          <table:table-cell office:value-type="string">
            <text:p>Distributor 1</text:p>
          </table:table-cell>
          <table:table-cell office:value-type="string">
            <text:p>Dist 1 P/N</text:p>
          </table:table-cell>
          <table:table-cell office:value-type="string">
            <text:p>Distributor 2</text:p>
          </table:table-cell>
          <table:table-cell office:value-type="string">
            <text:p>Dist 2 P/N</text:p>
          </table:table-cell>
          <table:table-cell office:value-type="string">
            <text:p>Datasheet</text:p>
          </table:table-cell>
        </table:table-row>
        <table:table-row table:style-name="ro1">
          <table:table-cell office:value-type="string">
            <text:p>ANTE-18-X-M4X4-01</text:p>
          </table:table-cell>
          <table:table-cell office:value-type="string">
            <text:p>18 mm Quad Band (850/900/1800/1900 Mhz) Antenna</text:p>
          </table:table-cell>
          <table:table-cell office:value-type="string">
            <text:p>Antenna</text:p>
          </table:table-cell>
          <table:table-cell office:value-type="string">
            <text:p>18 mm</text:p>
          </table:table-cell>
          <table:table-cell/>
          <table:table-cell office:value-type="string">
            <text:p>Quad Band (850/900/1800/1900 Mhz)</text:p>
          </table:table-cell>
          <table:table-cell/>
          <table:table-cell office:value-type="string">
            <text:p>318020014 </text:p>
          </table:table-cell>
          <table:table-cell table:number-columns-repeated="8"/>
          <table:table-cell office:value-type="string">
            <text:p>https://github.com/oomlout/oomlout-OOMP/raw/master/parts/ANTE-18-X-M4X4-01/ANTE-18-X-M4X4-01-datasheet.pdf</text:p>
          </table:table-cell>
        </table:table-row>
        <table:table-row table:style-name="ro1">
          <table:table-cell office:value-type="string">
            <text:p>ANTE-40-X-G24-01</text:p>
          </table:table-cell>
          <table:table-cell office:value-type="string">
            <text:p>40 mm 2.4 Ghz Antenna</text:p>
          </table:table-cell>
          <table:table-cell office:value-type="string">
            <text:p>Antenna</text:p>
          </table:table-cell>
          <table:table-cell office:value-type="string">
            <text:p>40 mm</text:p>
          </table:table-cell>
          <table:table-cell/>
          <table:table-cell office:value-type="string">
            <text:p>2.4 Ghz</text:p>
          </table:table-cell>
          <table:table-cell/>
          <table:table-cell office:value-type="string">
            <text:p>318020019 </text:p>
          </table:table-cell>
          <table:table-cell table:number-columns-repeated="8"/>
          <table:table-cell office:value-type="string">
            <text:p>https://github.com/oomlout/oomlout-OOMP/raw/master/parts/ANTE-40-X-G24-01/ANTE-40-X-G24-01-datasheet.pdf</text:p>
          </table:table-cell>
        </table:table-row>
        <table:table-row table:style-name="ro1">
          <table:table-cell office:value-type="string">
            <text:p>ANTE-SMA-X-G24-01</text:p>
          </table:table-cell>
          <table:table-cell office:value-type="string">
            <text:p>SMA 2.4 Ghz Antenna</text:p>
          </table:table-cell>
          <table:table-cell office:value-type="string">
            <text:p>Antenna</text:p>
          </table:table-cell>
          <table:table-cell office:value-type="string">
            <text:p>SMA</text:p>
          </table:table-cell>
          <table:table-cell/>
          <table:table-cell office:value-type="string">
            <text:p>2.4 Ghz</text:p>
          </table:table-cell>
          <table:table-cell/>
          <table:table-cell office:value-type="string">
            <text:p>318020010 </text:p>
          </table:table-cell>
          <table:table-cell table:number-columns-repeated="8"/>
          <table:table-cell office:value-type="string">
            <text:p>https://github.com/oomlout/oomlout-OOMP/raw/master/parts/ANTE-SMA-X-G24-01/ANTE-SMA-X-G24-01-datasheet.pdf</text:p>
          </table:table-cell>
        </table:table-row>
        <table:table-row table:style-name="ro1">
          <table:table-cell office:value-type="string">
            <text:p>BAHO-CR1220-M-SMDS-01</text:p>
          </table:table-cell>
          <table:table-cell office:value-type="string">
            <text:p>CR1220 SMD Metal Battery Holder</text:p>
          </table:table-cell>
          <table:table-cell office:value-type="string">
            <text:p>Battery Holder</text:p>
          </table:table-cell>
          <table:table-cell office:value-type="string">
            <text:p>CR1220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170002 </text:p>
          </table:table-cell>
          <table:table-cell table:number-columns-repeated="8"/>
          <table:table-cell office:value-type="string">
            <text:p>https://github.com/oomlout/oomlout-OOMP/raw/master/parts/BAHO-CR1220-M-SMDS-01/BAHO-CR1220-M-SMDS-01-datasheet.pdf</text:p>
          </table:table-cell>
        </table:table-row>
        <table:table-row table:style-name="ro1">
          <table:table-cell office:value-type="string">
            <text:p>BAHO-CR1220-X-SMDS-01</text:p>
          </table:table-cell>
          <table:table-cell office:value-type="string">
            <text:p>CR1220 SMD Battery Holder</text:p>
          </table:table-cell>
          <table:table-cell office:value-type="string">
            <text:p>Battery Holder</text:p>
          </table:table-cell>
          <table:table-cell office:value-type="string">
            <text:p>CR1220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170000 </text:p>
          </table:table-cell>
          <table:table-cell table:number-columns-repeated="8"/>
          <table:table-cell office:value-type="string">
            <text:p>https://github.com/oomlout/oomlout-OOMP/raw/master/parts/BAHO-CR1220-X-SMDS-01/BAHO-CR1220-X-SMDS-01-datasheet.pdf</text:p>
          </table:table-cell>
        </table:table-row>
        <table:table-row table:style-name="ro1">
          <table:table-cell office:value-type="string">
            <text:p>BAPI-06-X-STAN-01</text:p>
          </table:table-cell>
          <table:table-cell office:value-type="string">
            <text:p>6 mm Badge Pin</text:p>
          </table:table-cell>
          <table:table-cell office:value-type="string">
            <text:p>Badge Pin</text:p>
          </table:table-cell>
          <table:table-cell office:value-type="string">
            <text:p>6 mm</text:p>
          </table:table-cell>
          <table:table-cell table:number-columns-repeated="3"/>
          <table:table-cell office:value-type="string">
            <text:p>323050000 </text:p>
          </table:table-cell>
          <table:table-cell table:number-columns-repeated="8"/>
          <table:table-cell office:value-type="string">
            <text:p>https://github.com/oomlout/oomlout-OOMP/raw/master/parts/BAPI-06-X-STAN-01/BAPI-06-X-STAN-01-datasheet.pdf</text:p>
          </table:table-cell>
        </table:table-row>
        <table:table-row table:style-name="ro1">
          <table:table-cell office:value-type="string">
            <text:p>BREB-P400-C-STAN-01</text:p>
          </table:table-cell>
          <table:table-cell office:value-type="string">
            <text:p>400 Point Clear Breadboard</text:p>
          </table:table-cell>
          <table:table-cell office:value-type="string">
            <text:p>Breadboard</text:p>
          </table:table-cell>
          <table:table-cell office:value-type="string">
            <text:p>400 Point</text:p>
          </table:table-cell>
          <table:table-cell office:value-type="string">
            <text:p>Clear</text:p>
          </table:table-cell>
          <table:table-cell table:number-columns-repeated="2"/>
          <table:table-cell/>
          <table:table-cell office:value-type="string">
            <text:p>Multicomp</text:p>
          </table:table-cell>
          <table:table-cell office:value-type="string">
            <text:p>MCBB400</text:p>
          </table:table-cell>
          <table:table-cell office:value-type="string">
            <text:p>Cixi Industries</text:p>
          </table:table-cell>
          <table:table-cell office:value-type="string">
            <text:p>BB-801-2-72</text:p>
          </table:table-cell>
          <table:table-cell office:value-type="string">
            <text:p>Mouser</text:p>
          </table:table-cell>
          <table:table-cell office:value-type="string">
            <text:p>854-BB400T</text:p>
          </table:table-cell>
          <table:table-cell office:value-type="string">
            <text:p>Farnell</text:p>
          </table:table-cell>
          <table:table-cell office:value-type="float" office:value="2395961">
            <text:p>2395961</text:p>
          </table:table-cell>
          <table:table-cell office:value-type="string">
            <text:p>https://github.com/oomlout/oomlout-OOMP/raw/master/parts/BREB-P400-C-STAN-01/BREB-P400-C-STAN-01-datasheet.pdf</text:p>
          </table:table-cell>
        </table:table-row>
        <table:table-row table:style-name="ro1">
          <table:table-cell office:value-type="string">
            <text:p>BUTA-06-X-02PI-01</text:p>
          </table:table-cell>
          <table:table-cell office:value-type="string">
            <text:p>6 mm 2 Pin Pushbutton (Tactile)</text:p>
          </table:table-cell>
          <table:table-cell office:value-type="string">
            <text:p>Pushbutton (Tactile)</text:p>
          </table:table-cell>
          <table:table-cell office:value-type="string">
            <text:p>6 mm</text:p>
          </table:table-cell>
          <table:table-cell/>
          <table:table-cell office:value-type="string">
            <text:p>2 Pin</text:p>
          </table:table-cell>
          <table:table-cell/>
          <table:table-cell office:value-type="string">
            <text:p>311020025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11020025">
            <text:p>311020025</text:p>
          </table:table-cell>
          <table:table-cell table:number-columns-repeated="2"/>
          <table:table-cell office:value-type="string">
            <text:p>https://github.com/oomlout/oomlout-OOMP/raw/master/parts/BUTA-06-X-02PI-01/BUTA-06-X-02PI-01-datasheet.pdf</text:p>
          </table:table-cell>
        </table:table-row>
        <table:table-row table:style-name="ro1">
          <table:table-cell office:value-type="string">
            <text:p>BUTA-06-X-SMDS-01</text:p>
          </table:table-cell>
          <table:table-cell office:value-type="string">
            <text:p>6 mm SMD Pushbutton (Tactile)</text:p>
          </table:table-cell>
          <table:table-cell office:value-type="string">
            <text:p>Pushbutton (Tactile)</text:p>
          </table:table-cell>
          <table:table-cell office:value-type="string">
            <text:p>6 mm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11020004 </text:p>
          </table:table-cell>
          <table:table-cell office:value-type="string">
            <text:p>Omron</text:p>
          </table:table-cell>
          <table:table-cell office:value-type="string">
            <text:p>B3S-1000</text:p>
          </table:table-cell>
          <table:table-cell office:value-type="string">
            <text:p>Schurter</text:p>
          </table:table-cell>
          <table:table-cell office:value-type="float" office:value="1301.9315">
            <text:p>1301.9315</text:p>
          </table:table-cell>
          <table:table-cell office:value-type="string">
            <text:p>DigiKey</text:p>
          </table:table-cell>
          <table:table-cell office:value-type="string">
            <text:p>1301.9315-ND</text:p>
          </table:table-cell>
          <table:table-cell office:value-type="string">
            <text:p>Rapid Electronics</text:p>
          </table:table-cell>
          <table:table-cell office:value-type="string">
            <text:p>78-1132</text:p>
          </table:table-cell>
          <table:table-cell office:value-type="string">
            <text:p>https://github.com/oomlout/oomlout-OOMP/raw/master/parts/BUTA-06-X-SMDS-01/BUTA-06-X-SMDS-01-datasheet.pdf</text:p>
          </table:table-cell>
        </table:table-row>
        <table:table-row table:style-name="ro1">
          <table:table-cell office:value-type="string">
            <text:p>BUTA-06-X-STAN-01</text:p>
          </table:table-cell>
          <table:table-cell office:value-type="string">
            <text:p>6 mm Pushbutton (Tactile)</text:p>
          </table:table-cell>
          <table:table-cell office:value-type="string">
            <text:p>Pushbutton (Tactile)</text:p>
          </table:table-cell>
          <table:table-cell office:value-type="string">
            <text:p>6 mm</text:p>
          </table:table-cell>
          <table:table-cell table:number-columns-repeated="3"/>
          <table:table-cell office:value-type="string">
            <text:p>311020024 </text:p>
          </table:table-cell>
          <table:table-cell office:value-type="string">
            <text:p>Shenzhen Best</text:p>
          </table:table-cell>
          <table:table-cell office:value-type="string">
            <text:p>TS-1109</text:p>
          </table:table-cell>
          <table:table-cell office:value-type="string">
            <text:p>TE Connectivity</text:p>
          </table:table-cell>
          <table:table-cell office:value-type="string">
            <text:p>1825910-6</text:p>
          </table:table-cell>
          <table:table-cell office:value-type="string">
            <text:p>Farnell</text:p>
          </table:table-cell>
          <table:table-cell office:value-type="float" office:value="1555982">
            <text:p>1555982</text:p>
          </table:table-cell>
          <table:table-cell office:value-type="string">
            <text:p>RS</text:p>
          </table:table-cell>
          <table:table-cell office:value-type="string">
            <text:p>479-1413</text:p>
          </table:table-cell>
          <table:table-cell office:value-type="string">
            <text:p>https://github.com/oomlout/oomlout-OOMP/raw/master/parts/BUTA-06-X-STAN-01/BUTA-06-X-STAN-01-datasheet.pdf</text:p>
          </table:table-cell>
        </table:table-row>
        <table:table-row table:style-name="ro1">
          <table:table-cell office:value-type="string">
            <text:p>BUTA-07-X-SMDS-01</text:p>
          </table:table-cell>
          <table:table-cell office:value-type="string">
            <text:p>7 mm SMD Pushbutton (Tactile)</text:p>
          </table:table-cell>
          <table:table-cell office:value-type="string">
            <text:p>Pushbutton (Tactile)</text:p>
          </table:table-cell>
          <table:table-cell office:value-type="string">
            <text:p>7 mm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11020023 </text:p>
          </table:table-cell>
          <table:table-cell table:number-columns-repeated="8"/>
          <table:table-cell office:value-type="string">
            <text:p>https://github.com/oomlout/oomlout-OOMP/raw/master/parts/BUTA-07-X-SMDS-01/BUTA-07-X-SMDS-01-datasheet.pdf</text:p>
          </table:table-cell>
        </table:table-row>
        <table:table-row table:style-name="ro1">
          <table:table-cell office:value-type="string">
            <text:p>BUTA-12-X-STAN-01</text:p>
          </table:table-cell>
          <table:table-cell office:value-type="string">
            <text:p>12 mm Pushbutton (Tactile)</text:p>
          </table:table-cell>
          <table:table-cell office:value-type="string">
            <text:p>Pushbutton (Tactile)</text:p>
          </table:table-cell>
          <table:table-cell office:value-type="string">
            <text:p>12 mm</text:p>
          </table:table-cell>
          <table:table-cell table:number-columns-repeated="3"/>
          <table:table-cell/>
          <table:table-cell table:number-columns-repeated="4"/>
          <table:table-cell office:value-type="string">
            <text:p>Sparkfun</text:p>
          </table:table-cell>
          <table:table-cell office:value-type="float" office:value="9190">
            <text:p>9190</text:p>
          </table:table-cell>
          <table:table-cell office:value-type="string">
            <text:p>Adafruit</text:p>
          </table:table-cell>
          <table:table-cell office:value-type="float" office:value="1009">
            <text:p>1009</text:p>
          </table:table-cell>
          <table:table-cell office:value-type="string">
            <text:p>https://github.com/oomlout/oomlout-OOMP/raw/master/parts/BUTA-12-X-STAN-01/BUTA-12-X-STAN-01-datasheet.pdf</text:p>
          </table:table-cell>
        </table:table-row>
        <table:table-row table:style-name="ro1">
          <table:table-cell office:value-type="string">
            <text:p>BUTA-3643-X-STAN-01</text:p>
          </table:table-cell>
          <table:table-cell office:value-type="string">
            <text:p>SMD (3643) Pushbutton (Tactile)</text:p>
          </table:table-cell>
          <table:table-cell office:value-type="string">
            <text:p>Pushbutton (Tactile)</text:p>
          </table:table-cell>
          <table:table-cell office:value-type="string">
            <text:p>SMD (3643)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BUTA-3643-X-STAN-01/BUTA-3643-X-STAN-01-datasheet.pdf</text:p>
          </table:table-cell>
        </table:table-row>
        <table:table-row table:style-name="ro1">
          <table:table-cell office:value-type="string">
            <text:p>BUZZ-12-X-V3-01</text:p>
          </table:table-cell>
          <table:table-cell office:value-type="string">
            <text:p>12 mm 3v Buzzer</text:p>
          </table:table-cell>
          <table:table-cell office:value-type="string">
            <text:p>Buzzer</text:p>
          </table:table-cell>
          <table:table-cell office:value-type="string">
            <text:p>12 mm</text:p>
          </table:table-cell>
          <table:table-cell/>
          <table:table-cell office:value-type="string">
            <text:p>3v</text:p>
          </table:table-cell>
          <table:table-cell/>
          <table:table-cell office:value-type="string">
            <text:p>312010004 </text:p>
          </table:table-cell>
          <table:table-cell table:number-columns-repeated="8"/>
          <table:table-cell office:value-type="string">
            <text:p>https://github.com/oomlout/oomlout-OOMP/raw/master/parts/BUZZ-12-X-V3-01/BUZZ-12-X-V3-01-datasheet.pdf</text:p>
          </table:table-cell>
        </table:table-row>
        <table:table-row table:style-name="ro1">
          <table:table-cell office:value-type="string">
            <text:p>CABL-200-X-GROV-01</text:p>
          </table:table-cell>
          <table:table-cell office:value-type="string">
            <text:p>200 mm Grove Cable</text:p>
          </table:table-cell>
          <table:table-cell office:value-type="string">
            <text:p>Cable</text:p>
          </table:table-cell>
          <table:table-cell office:value-type="string">
            <text:p>200 mm</text:p>
          </table:table-cell>
          <table:table-cell/>
          <table:table-cell office:value-type="string">
            <text:p>Grove</text:p>
          </table:table-cell>
          <table:table-cell/>
          <table:table-cell office:value-type="string">
            <text:p>321070005 </text:p>
          </table:table-cell>
          <table:table-cell table:number-columns-repeated="8"/>
          <table:table-cell office:value-type="string">
            <text:p>https://github.com/oomlout/oomlout-OOMP/raw/master/parts/CABL-200-X-GROV-01/CABL-200-X-GROV-01-datasheet.pdf</text:p>
          </table:table-cell>
        </table:table-row>
        <table:table-row table:style-name="ro1">
          <table:table-cell office:value-type="string">
            <text:p>CABL-21D-X-V09-01</text:p>
          </table:table-cell>
          <table:table-cell office:value-type="string">
            <text:p>2.1 mm 9v Cable</text:p>
          </table:table-cell>
          <table:table-cell office:value-type="string">
            <text:p>Cable</text:p>
          </table:table-cell>
          <table:table-cell office:value-type="string">
            <text:p>2.1 mm</text:p>
          </table:table-cell>
          <table:table-cell/>
          <table:table-cell office:value-type="string">
            <text:p>9v</text:p>
          </table:table-cell>
          <table:table-cell/>
          <table:table-cell office:value-type="string">
            <text:p>321050033 </text:p>
          </table:table-cell>
          <table:table-cell table:number-columns-repeated="8"/>
          <table:table-cell office:value-type="string">
            <text:p>https://github.com/oomlout/oomlout-OOMP/raw/master/parts/CABL-21D-X-V09-01/CABL-21D-X-V09-01-datasheet.pdf</text:p>
          </table:table-cell>
        </table:table-row>
        <table:table-row table:style-name="ro1">
          <table:table-cell office:value-type="string">
            <text:p>CAPC-0402-X-NF1-01</text:p>
          </table:table-cell>
          <table:table-cell office:value-type="string">
            <text:p>SMD (0402) 1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 nF</text:p>
          </table:table-cell>
          <table:table-cell/>
          <table:table-cell office:value-type="string">
            <text:p>302010005 </text:p>
          </table:table-cell>
          <table:table-cell table:number-columns-repeated="8"/>
          <table:table-cell office:value-type="string">
            <text:p>https://github.com/oomlout/oomlout-OOMP/raw/master/parts/CAPC-0402-X-NF1-01/CAPC-0402-X-NF1-01-datasheet.pdf</text:p>
          </table:table-cell>
        </table:table-row>
        <table:table-row table:style-name="ro1">
          <table:table-cell office:value-type="string">
            <text:p>CAPC-0402-X-NF10-01</text:p>
          </table:table-cell>
          <table:table-cell office:value-type="string">
            <text:p>SMD (0402) 1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 nF</text:p>
          </table:table-cell>
          <table:table-cell/>
          <table:table-cell office:value-type="string">
            <text:p>302010006 </text:p>
          </table:table-cell>
          <table:table-cell table:number-columns-repeated="8"/>
          <table:table-cell office:value-type="string">
            <text:p>https://github.com/oomlout/oomlout-OOMP/raw/master/parts/CAPC-0402-X-NF10-01/CAPC-0402-X-NF10-01-datasheet.pdf</text:p>
          </table:table-cell>
        </table:table-row>
        <table:table-row table:style-name="ro1">
          <table:table-cell office:value-type="string">
            <text:p>CAPC-0402-X-NF100-01</text:p>
          </table:table-cell>
          <table:table-cell office:value-type="string">
            <text:p>SMD (0402) 10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0 nF</text:p>
          </table:table-cell>
          <table:table-cell/>
          <table:table-cell office:value-type="string">
            <text:p>302010024 </text:p>
          </table:table-cell>
          <table:table-cell table:number-columns-repeated="8"/>
          <table:table-cell office:value-type="string">
            <text:p>https://github.com/oomlout/oomlout-OOMP/raw/master/parts/CAPC-0402-X-NF100-01/CAPC-0402-X-NF100-01-datasheet.pdf</text:p>
          </table:table-cell>
        </table:table-row>
        <table:table-row table:style-name="ro1">
          <table:table-cell office:value-type="string">
            <text:p>CAPC-0402-X-NF100-VB</text:p>
          </table:table-cell>
          <table:table-cell office:value-type="string">
            <text:p>SMD (0402) 100 n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0 nF</text:p>
          </table:table-cell>
          <table:table-cell office:value-type="string">
            <text:p>10v</text:p>
          </table:table-cell>
          <table:table-cell office:value-type="string">
            <text:p>302010037 </text:p>
          </table:table-cell>
          <table:table-cell table:number-columns-repeated="8"/>
          <table:table-cell office:value-type="string">
            <text:p>https://github.com/oomlout/oomlout-OOMP/raw/master/parts/CAPC-0402-X-NF100-VB/CAPC-0402-X-NF100-VB-datasheet.pdf</text:p>
          </table:table-cell>
        </table:table-row>
        <table:table-row table:style-name="ro1">
          <table:table-cell office:value-type="string">
            <text:p>CAPC-0402-X-NF100-VF</text:p>
          </table:table-cell>
          <table:table-cell office:value-type="string">
            <text:p>SMD (0402) 100 nF Capacitor (Ceramic) 16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0 nF</text:p>
          </table:table-cell>
          <table:table-cell office:value-type="string">
            <text:p>16v</text:p>
          </table:table-cell>
          <table:table-cell office:value-type="string">
            <text:p>302010004 </text:p>
          </table:table-cell>
          <table:table-cell table:number-columns-repeated="8"/>
          <table:table-cell office:value-type="string">
            <text:p>https://github.com/oomlout/oomlout-OOMP/raw/master/parts/CAPC-0402-X-NF100-VF/CAPC-0402-X-NF100-VF-datasheet.pdf</text:p>
          </table:table-cell>
        </table:table-row>
        <table:table-row table:style-name="ro1">
          <table:table-cell office:value-type="string">
            <text:p>CAPC-0402-X-NF22-01</text:p>
          </table:table-cell>
          <table:table-cell office:value-type="string">
            <text:p>SMD (0402) 22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2 nF</text:p>
          </table:table-cell>
          <table:table-cell/>
          <table:table-cell office:value-type="string">
            <text:p>302010242 </text:p>
          </table:table-cell>
          <table:table-cell table:number-columns-repeated="8"/>
          <table:table-cell office:value-type="string">
            <text:p>https://github.com/oomlout/oomlout-OOMP/raw/master/parts/CAPC-0402-X-NF22-01/CAPC-0402-X-NF22-01-datasheet.pdf</text:p>
          </table:table-cell>
        </table:table-row>
        <table:table-row table:style-name="ro1">
          <table:table-cell office:value-type="string">
            <text:p>CAPC-0402-X-NF220-VF</text:p>
          </table:table-cell>
          <table:table-cell office:value-type="string">
            <text:p>SMD (0402) 220 nF Capacitor (Ceramic) 16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20 nF</text:p>
          </table:table-cell>
          <table:table-cell office:value-type="string">
            <text:p>16v</text:p>
          </table:table-cell>
          <table:table-cell office:value-type="string">
            <text:p>302010051 </text:p>
          </table:table-cell>
          <table:table-cell table:number-columns-repeated="8"/>
          <table:table-cell office:value-type="string">
            <text:p>https://github.com/oomlout/oomlout-OOMP/raw/master/parts/CAPC-0402-X-NF220-VF/CAPC-0402-X-NF220-VF-datasheet.pdf</text:p>
          </table:table-cell>
        </table:table-row>
        <table:table-row table:style-name="ro1">
          <table:table-cell office:value-type="string">
            <text:p>CAPC-0402-X-NF22D-01</text:p>
          </table:table-cell>
          <table:table-cell office:value-type="string">
            <text:p>SMD (0402) 2.2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.2 nF</text:p>
          </table:table-cell>
          <table:table-cell/>
          <table:table-cell office:value-type="string">
            <text:p>302010022 </text:p>
          </table:table-cell>
          <table:table-cell table:number-columns-repeated="8"/>
          <table:table-cell office:value-type="string">
            <text:p>https://github.com/oomlout/oomlout-OOMP/raw/master/parts/CAPC-0402-X-NF22D-01/CAPC-0402-X-NF22D-01-datasheet.pdf</text:p>
          </table:table-cell>
        </table:table-row>
        <table:table-row table:style-name="ro1">
          <table:table-cell office:value-type="string">
            <text:p>CAPC-0402-X-NF47-VA</text:p>
          </table:table-cell>
          <table:table-cell office:value-type="string">
            <text:p>SMD (0402) 47 nF Capacitor (Ceramic) 25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47 nF</text:p>
          </table:table-cell>
          <table:table-cell office:value-type="string">
            <text:p>25v</text:p>
          </table:table-cell>
          <table:table-cell office:value-type="string">
            <text:p>302010002 </text:p>
          </table:table-cell>
          <table:table-cell table:number-columns-repeated="8"/>
          <table:table-cell office:value-type="string">
            <text:p>https://github.com/oomlout/oomlout-OOMP/raw/master/parts/CAPC-0402-X-NF47-VA/CAPC-0402-X-NF47-VA-datasheet.pdf</text:p>
          </table:table-cell>
        </table:table-row>
        <table:table-row table:style-name="ro1">
          <table:table-cell office:value-type="string">
            <text:p>CAPC-0402-X-NF47D-01</text:p>
          </table:table-cell>
          <table:table-cell office:value-type="string">
            <text:p>SMD (0402) 4.7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4.7 nF</text:p>
          </table:table-cell>
          <table:table-cell/>
          <table:table-cell office:value-type="string">
            <text:p>302010261 </text:p>
          </table:table-cell>
          <table:table-cell table:number-columns-repeated="8"/>
          <table:table-cell office:value-type="string">
            <text:p>https://github.com/oomlout/oomlout-OOMP/raw/master/parts/CAPC-0402-X-NF47D-01/CAPC-0402-X-NF47D-01-datasheet.pdf</text:p>
          </table:table-cell>
        </table:table-row>
        <table:table-row table:style-name="ro1">
          <table:table-cell office:value-type="string">
            <text:p>CAPC-0402-X-PF05D-01</text:p>
          </table:table-cell>
          <table:table-cell office:value-type="string">
            <text:p>SMD (0402) 0.5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0.5 pF</text:p>
          </table:table-cell>
          <table:table-cell/>
          <table:table-cell office:value-type="string">
            <text:p>302010048 </text:p>
          </table:table-cell>
          <table:table-cell table:number-columns-repeated="8"/>
          <table:table-cell office:value-type="string">
            <text:p>https://github.com/oomlout/oomlout-OOMP/raw/master/parts/CAPC-0402-X-PF05D-01/CAPC-0402-X-PF05D-01-datasheet.pdf</text:p>
          </table:table-cell>
        </table:table-row>
        <table:table-row table:style-name="ro1">
          <table:table-cell office:value-type="string">
            <text:p>CAPC-0402-X-PF1-01</text:p>
          </table:table-cell>
          <table:table-cell office:value-type="string">
            <text:p>SMD (0402) 1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 pF</text:p>
          </table:table-cell>
          <table:table-cell/>
          <table:table-cell office:value-type="string">
            <text:p>302010021 </text:p>
          </table:table-cell>
          <table:table-cell table:number-columns-repeated="8"/>
          <table:table-cell office:value-type="string">
            <text:p>https://github.com/oomlout/oomlout-OOMP/raw/master/parts/CAPC-0402-X-PF1-01/CAPC-0402-X-PF1-01-datasheet.pdf</text:p>
          </table:table-cell>
        </table:table-row>
        <table:table-row table:style-name="ro1">
          <table:table-cell office:value-type="string">
            <text:p>CAPC-0402-X-PF10-01</text:p>
          </table:table-cell>
          <table:table-cell office:value-type="string">
            <text:p>SMD (0402) 1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 pF</text:p>
          </table:table-cell>
          <table:table-cell/>
          <table:table-cell office:value-type="string">
            <text:p>302010001 </text:p>
          </table:table-cell>
          <table:table-cell table:number-columns-repeated="8"/>
          <table:table-cell office:value-type="string">
            <text:p>https://github.com/oomlout/oomlout-OOMP/raw/master/parts/CAPC-0402-X-PF10-01/CAPC-0402-X-PF10-01-datasheet.pdf</text:p>
          </table:table-cell>
        </table:table-row>
        <table:table-row table:style-name="ro1">
          <table:table-cell office:value-type="string">
            <text:p>CAPC-0402-X-PF100-01</text:p>
          </table:table-cell>
          <table:table-cell office:value-type="string">
            <text:p>SMD (0402) 10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0 pF</text:p>
          </table:table-cell>
          <table:table-cell/>
          <table:table-cell office:value-type="string">
            <text:p>302010012 </text:p>
          </table:table-cell>
          <table:table-cell table:number-columns-repeated="8"/>
          <table:table-cell office:value-type="string">
            <text:p>https://github.com/oomlout/oomlout-OOMP/raw/master/parts/CAPC-0402-X-PF100-01/CAPC-0402-X-PF100-01-datasheet.pdf</text:p>
          </table:table-cell>
        </table:table-row>
        <table:table-row table:style-name="ro1">
          <table:table-cell office:value-type="string">
            <text:p>CAPC-0402-X-PF12-01</text:p>
          </table:table-cell>
          <table:table-cell office:value-type="string">
            <text:p>SMD (0402) 1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2 pF</text:p>
          </table:table-cell>
          <table:table-cell/>
          <table:table-cell office:value-type="string">
            <text:p>302010049 </text:p>
          </table:table-cell>
          <table:table-cell table:number-columns-repeated="8"/>
          <table:table-cell office:value-type="string">
            <text:p>https://github.com/oomlout/oomlout-OOMP/raw/master/parts/CAPC-0402-X-PF12-01/CAPC-0402-X-PF12-01-datasheet.pdf</text:p>
          </table:table-cell>
        </table:table-row>
        <table:table-row table:style-name="ro1">
          <table:table-cell office:value-type="string">
            <text:p>CAPC-0402-X-PF15-01</text:p>
          </table:table-cell>
          <table:table-cell office:value-type="string">
            <text:p>SMD (0402) 15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5 pF</text:p>
          </table:table-cell>
          <table:table-cell/>
          <table:table-cell office:value-type="string">
            <text:p>302010041 </text:p>
          </table:table-cell>
          <table:table-cell table:number-columns-repeated="8"/>
          <table:table-cell office:value-type="string">
            <text:p>https://github.com/oomlout/oomlout-OOMP/raw/master/parts/CAPC-0402-X-PF15-01/CAPC-0402-X-PF15-01-datasheet.pdf</text:p>
          </table:table-cell>
        </table:table-row>
        <table:table-row table:style-name="ro1">
          <table:table-cell office:value-type="string">
            <text:p>CAPC-0402-X-PF15D-01</text:p>
          </table:table-cell>
          <table:table-cell office:value-type="string">
            <text:p>SMD (0402) 1.5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.5 pF</text:p>
          </table:table-cell>
          <table:table-cell/>
          <table:table-cell office:value-type="string">
            <text:p>302010023 </text:p>
          </table:table-cell>
          <table:table-cell table:number-columns-repeated="8"/>
          <table:table-cell office:value-type="string">
            <text:p>https://github.com/oomlout/oomlout-OOMP/raw/master/parts/CAPC-0402-X-PF15D-01/CAPC-0402-X-PF15D-01-datasheet.pdf</text:p>
          </table:table-cell>
        </table:table-row>
        <table:table-row table:style-name="ro1">
          <table:table-cell office:value-type="string">
            <text:p>CAPC-0402-X-PF18-01</text:p>
          </table:table-cell>
          <table:table-cell office:value-type="string">
            <text:p>SMD (0402) 18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8 pF</text:p>
          </table:table-cell>
          <table:table-cell/>
          <table:table-cell office:value-type="string">
            <text:p>302010016 </text:p>
          </table:table-cell>
          <table:table-cell table:number-columns-repeated="8"/>
          <table:table-cell office:value-type="string">
            <text:p>https://github.com/oomlout/oomlout-OOMP/raw/master/parts/CAPC-0402-X-PF18-01/CAPC-0402-X-PF18-01-datasheet.pdf</text:p>
          </table:table-cell>
        </table:table-row>
        <table:table-row table:style-name="ro1">
          <table:table-cell office:value-type="string">
            <text:p>CAPC-0402-X-PF22-01</text:p>
          </table:table-cell>
          <table:table-cell office:value-type="string">
            <text:p>SMD (0402) 2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2 pF</text:p>
          </table:table-cell>
          <table:table-cell/>
          <table:table-cell office:value-type="string">
            <text:p>302010018 </text:p>
          </table:table-cell>
          <table:table-cell table:number-columns-repeated="8"/>
          <table:table-cell office:value-type="string">
            <text:p>https://github.com/oomlout/oomlout-OOMP/raw/master/parts/CAPC-0402-X-PF22-01/CAPC-0402-X-PF22-01-datasheet.pdf</text:p>
          </table:table-cell>
        </table:table-row>
        <table:table-row table:style-name="ro1">
          <table:table-cell office:value-type="string">
            <text:p>CAPC-0402-X-PF220-01</text:p>
          </table:table-cell>
          <table:table-cell office:value-type="string">
            <text:p>SMD (0402) 22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20 pF</text:p>
          </table:table-cell>
          <table:table-cell/>
          <table:table-cell office:value-type="string">
            <text:p>302010013 </text:p>
          </table:table-cell>
          <table:table-cell table:number-columns-repeated="8"/>
          <table:table-cell office:value-type="string">
            <text:p>https://github.com/oomlout/oomlout-OOMP/raw/master/parts/CAPC-0402-X-PF220-01/CAPC-0402-X-PF220-01-datasheet.pdf</text:p>
          </table:table-cell>
        </table:table-row>
        <table:table-row table:style-name="ro1">
          <table:table-cell office:value-type="string">
            <text:p>CAPC-0402-X-PF22D-01</text:p>
          </table:table-cell>
          <table:table-cell office:value-type="string">
            <text:p>SMD (0402) 2.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.2 pF</text:p>
          </table:table-cell>
          <table:table-cell/>
          <table:table-cell office:value-type="string">
            <text:p>302010223 </text:p>
          </table:table-cell>
          <table:table-cell table:number-columns-repeated="8"/>
          <table:table-cell office:value-type="string">
            <text:p>https://github.com/oomlout/oomlout-OOMP/raw/master/parts/CAPC-0402-X-PF22D-01/CAPC-0402-X-PF22D-01-datasheet.pdf</text:p>
          </table:table-cell>
        </table:table-row>
        <table:table-row table:style-name="ro1">
          <table:table-cell office:value-type="string">
            <text:p>CAPC-0402-X-PF27-01</text:p>
          </table:table-cell>
          <table:table-cell office:value-type="string">
            <text:p>SMD (0402) 27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7 pF</text:p>
          </table:table-cell>
          <table:table-cell/>
          <table:table-cell office:value-type="string">
            <text:p>302010027 </text:p>
          </table:table-cell>
          <table:table-cell table:number-columns-repeated="8"/>
          <table:table-cell office:value-type="string">
            <text:p>https://github.com/oomlout/oomlout-OOMP/raw/master/parts/CAPC-0402-X-PF27-01/CAPC-0402-X-PF27-01-datasheet.pdf</text:p>
          </table:table-cell>
        </table:table-row>
        <table:table-row table:style-name="ro1">
          <table:table-cell office:value-type="string">
            <text:p>CAPC-0402-X-PF33-01</text:p>
          </table:table-cell>
          <table:table-cell office:value-type="string">
            <text:p>SMD (0402) 33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33 pF</text:p>
          </table:table-cell>
          <table:table-cell/>
          <table:table-cell office:value-type="string">
            <text:p>302010000 </text:p>
          </table:table-cell>
          <table:table-cell table:number-columns-repeated="8"/>
          <table:table-cell office:value-type="string">
            <text:p>https://github.com/oomlout/oomlout-OOMP/raw/master/parts/CAPC-0402-X-PF33-01/CAPC-0402-X-PF33-01-datasheet.pdf</text:p>
          </table:table-cell>
        </table:table-row>
        <table:table-row table:style-name="ro1">
          <table:table-cell office:value-type="string">
            <text:p>CAPC-0402-X-PF390-01</text:p>
          </table:table-cell>
          <table:table-cell office:value-type="string">
            <text:p>SMD (0402) 39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390 pF</text:p>
          </table:table-cell>
          <table:table-cell/>
          <table:table-cell office:value-type="string">
            <text:p>302010260 </text:p>
          </table:table-cell>
          <table:table-cell table:number-columns-repeated="8"/>
          <table:table-cell office:value-type="string">
            <text:p>https://github.com/oomlout/oomlout-OOMP/raw/master/parts/CAPC-0402-X-PF390-01/CAPC-0402-X-PF390-01-datasheet.pdf</text:p>
          </table:table-cell>
        </table:table-row>
        <table:table-row table:style-name="ro1">
          <table:table-cell office:value-type="string">
            <text:p>CAPC-0402-X-PF47-01</text:p>
          </table:table-cell>
          <table:table-cell office:value-type="string">
            <text:p>SMD (0402) 47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47 pF</text:p>
          </table:table-cell>
          <table:table-cell/>
          <table:table-cell office:value-type="string">
            <text:p>302010007 </text:p>
          </table:table-cell>
          <table:table-cell table:number-columns-repeated="8"/>
          <table:table-cell office:value-type="string">
            <text:p>https://github.com/oomlout/oomlout-OOMP/raw/master/parts/CAPC-0402-X-PF47-01/CAPC-0402-X-PF47-01-datasheet.pdf</text:p>
          </table:table-cell>
        </table:table-row>
        <table:table-row table:style-name="ro1">
          <table:table-cell office:value-type="string">
            <text:p>CAPC-0402-X-UF1-VB</text:p>
          </table:table-cell>
          <table:table-cell office:value-type="string">
            <text:p>SMD (0402) 1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 uF</text:p>
          </table:table-cell>
          <table:table-cell office:value-type="string">
            <text:p>10v</text:p>
          </table:table-cell>
          <table:table-cell office:value-type="string">
            <text:p>302010040 </text:p>
          </table:table-cell>
          <table:table-cell table:number-columns-repeated="8"/>
          <table:table-cell office:value-type="string">
            <text:p>https://github.com/oomlout/oomlout-OOMP/raw/master/parts/CAPC-0402-X-UF1-VB/CAPC-0402-X-UF1-VB-datasheet.pdf</text:p>
          </table:table-cell>
        </table:table-row>
        <table:table-row table:style-name="ro1">
          <table:table-cell office:value-type="string">
            <text:p>CAPC-0402-X-UF1-VH</text:p>
          </table:table-cell>
          <table:table-cell office:value-type="string">
            <text:p>SMD (0402) 1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 uF</text:p>
          </table:table-cell>
          <table:table-cell office:value-type="string">
            <text:p>6.3v</text:p>
          </table:table-cell>
          <table:table-cell office:value-type="string">
            <text:p>302010003 </text:p>
          </table:table-cell>
          <table:table-cell table:number-columns-repeated="8"/>
          <table:table-cell office:value-type="string">
            <text:p>https://github.com/oomlout/oomlout-OOMP/raw/master/parts/CAPC-0402-X-UF1-VH/CAPC-0402-X-UF1-VH-datasheet.pdf</text:p>
          </table:table-cell>
        </table:table-row>
        <table:table-row table:style-name="ro1">
          <table:table-cell office:value-type="string">
            <text:p>CAPC-0402-X-UF10-VH</text:p>
          </table:table-cell>
          <table:table-cell office:value-type="string">
            <text:p>SMD (0402) 10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 uF</text:p>
          </table:table-cell>
          <table:table-cell office:value-type="string">
            <text:p>6.3v</text:p>
          </table:table-cell>
          <table:table-cell office:value-type="string">
            <text:p>302010053 </text:p>
          </table:table-cell>
          <table:table-cell table:number-columns-repeated="8"/>
          <table:table-cell office:value-type="string">
            <text:p>https://github.com/oomlout/oomlout-OOMP/raw/master/parts/CAPC-0402-X-UF10-VH/CAPC-0402-X-UF10-VH-datasheet.pdf</text:p>
          </table:table-cell>
        </table:table-row>
        <table:table-row table:style-name="ro1">
          <table:table-cell office:value-type="string">
            <text:p>CAPC-0402-X-UF47D-VH</text:p>
          </table:table-cell>
          <table:table-cell office:value-type="string">
            <text:p>SMD (0402) 4.7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4.7 uF</text:p>
          </table:table-cell>
          <table:table-cell office:value-type="string">
            <text:p>6.3v</text:p>
          </table:table-cell>
          <table:table-cell office:value-type="string">
            <text:p>302010019 </text:p>
          </table:table-cell>
          <table:table-cell table:number-columns-repeated="8"/>
          <table:table-cell office:value-type="string">
            <text:p>https://github.com/oomlout/oomlout-OOMP/raw/master/parts/CAPC-0402-X-UF47D-VH/CAPC-0402-X-UF47D-VH-datasheet.pdf</text:p>
          </table:table-cell>
        </table:table-row>
        <table:table-row table:style-name="ro1">
          <table:table-cell office:value-type="string">
            <text:p>CAPC-05-X-NF100-01</text:p>
          </table:table-cell>
          <table:table-cell office:value-type="string">
            <text:p>5 mm 100 nF Capacitor (Ceramic)</text:p>
          </table:table-cell>
          <table:table-cell office:value-type="string">
            <text:p>Capacitor (Ceramic)</text:p>
          </table:table-cell>
          <table:table-cell office:value-type="string">
            <text:p>5 mm</text:p>
          </table:table-cell>
          <table:table-cell/>
          <table:table-cell office:value-type="string">
            <text:p>100 nF</text:p>
          </table:table-cell>
          <table:table-cell/>
          <table:table-cell office:value-type="string">
            <text:p>302010208 </text:p>
          </table:table-cell>
          <table:table-cell table:number-columns-repeated="8"/>
          <table:table-cell office:value-type="string">
            <text:p>https://github.com/oomlout/oomlout-OOMP/raw/master/parts/CAPC-05-X-NF100-01/CAPC-05-X-NF100-01-datasheet.pdf</text:p>
          </table:table-cell>
        </table:table-row>
        <table:table-row table:style-name="ro1">
          <table:table-cell office:value-type="string">
            <text:p>CAPC-0603-X-NF1-01</text:p>
          </table:table-cell>
          <table:table-cell office:value-type="string">
            <text:p>SMD (0603) 1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 nF</text:p>
          </table:table-cell>
          <table:table-cell/>
          <table:table-cell office:value-type="string">
            <text:p>302010141 </text:p>
          </table:table-cell>
          <table:table-cell office:value-type="string">
            <text:p>Murata</text:p>
          </table:table-cell>
          <table:table-cell office:value-type="string">
            <text:p>GRM1885C1H102JA01D</text:p>
          </table:table-cell>
          <table:table-cell office:value-type="string">
            <text:p>Kemet</text:p>
          </table:table-cell>
          <table:table-cell office:value-type="string">
            <text:p>C0603C102J5GACTU</text:p>
          </table:table-cell>
          <table:table-cell office:value-type="string">
            <text:p>Mouser</text:p>
          </table:table-cell>
          <table:table-cell office:value-type="string">
            <text:p>603-CC603KRX7R9BB102</text:p>
          </table:table-cell>
          <table:table-cell office:value-type="string">
            <text:p>Rapid Electronics</text:p>
          </table:table-cell>
          <table:table-cell office:value-type="string">
            <text:p>71-1856</text:p>
          </table:table-cell>
          <table:table-cell office:value-type="string">
            <text:p>https://github.com/oomlout/oomlout-OOMP/raw/master/parts/CAPC-0603-X-NF1-01/CAPC-0603-X-NF1-01-datasheet.pdf</text:p>
          </table:table-cell>
        </table:table-row>
        <table:table-row table:style-name="ro1">
          <table:table-cell office:value-type="string">
            <text:p>CAPC-0603-X-NF1-65</text:p>
          </table:table-cell>
          <table:table-cell office:value-type="string">
            <text:p>SMD (0603) 1 nF Capacitor (Ceramic) 5%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 nF</text:p>
          </table:table-cell>
          <table:table-cell office:value-type="string">
            <text:p>5%</text:p>
          </table:table-cell>
          <table:table-cell office:value-type="string">
            <text:p>302010341 </text:p>
          </table:table-cell>
          <table:table-cell table:number-columns-repeated="8"/>
          <table:table-cell office:value-type="string">
            <text:p>https://github.com/oomlout/oomlout-OOMP/raw/master/parts/CAPC-0603-X-NF1-65/CAPC-0603-X-NF1-65-datasheet.pdf</text:p>
          </table:table-cell>
        </table:table-row>
        <table:table-row table:style-name="ro1">
          <table:table-cell office:value-type="string">
            <text:p>CAPC-0603-X-NF10-01</text:p>
          </table:table-cell>
          <table:table-cell office:value-type="string">
            <text:p>SMD (0603) 1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 nF</text:p>
          </table:table-cell>
          <table:table-cell/>
          <table:table-cell office:value-type="string">
            <text:p>302010140 </text:p>
          </table:table-cell>
          <table:table-cell office:value-type="string">
            <text:p>AVX Interconnect</text:p>
          </table:table-cell>
          <table:table-cell office:value-type="string">
            <text:p>06035C103JAT2A</text:p>
          </table:table-cell>
          <table:table-cell office:value-type="string">
            <text:p>Kemet</text:p>
          </table:table-cell>
          <table:table-cell office:value-type="string">
            <text:p>C0603C103J5RACTU</text:p>
          </table:table-cell>
          <table:table-cell office:value-type="string">
            <text:p>Mouser</text:p>
          </table:table-cell>
          <table:table-cell office:value-type="string">
            <text:p>603-CC603KRX7R9BB103</text:p>
          </table:table-cell>
          <table:table-cell office:value-type="string">
            <text:p>Rapid Electronics</text:p>
          </table:table-cell>
          <table:table-cell office:value-type="string">
            <text:p>71-1856</text:p>
          </table:table-cell>
          <table:table-cell office:value-type="string">
            <text:p>https://github.com/oomlout/oomlout-OOMP/raw/master/parts/CAPC-0603-X-NF10-01/CAPC-0603-X-NF10-01-datasheet.pdf</text:p>
          </table:table-cell>
        </table:table-row>
        <table:table-row table:style-name="ro1">
          <table:table-cell office:value-type="string">
            <text:p>CAPC-0603-X-NF100-01</text:p>
          </table:table-cell>
          <table:table-cell office:value-type="string">
            <text:p>SMD (0603) 10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0 nF</text:p>
          </table:table-cell>
          <table:table-cell/>
          <table:table-cell office:value-type="string">
            <text:p>302010138 </text:p>
          </table:table-cell>
          <table:table-cell office:value-type="string">
            <text:p>AVX Interconnect</text:p>
          </table:table-cell>
          <table:table-cell office:value-type="string">
            <text:p>06035C104JAT2A</text:p>
          </table:table-cell>
          <table:table-cell office:value-type="string">
            <text:p>Kemet</text:p>
          </table:table-cell>
          <table:table-cell office:value-type="string">
            <text:p>C0603C104J5RACTU</text:p>
          </table:table-cell>
          <table:table-cell office:value-type="string">
            <text:p>Mouser</text:p>
          </table:table-cell>
          <table:table-cell office:value-type="string">
            <text:p>603-CC603KRX7R9BB104</text:p>
          </table:table-cell>
          <table:table-cell office:value-type="string">
            <text:p>Rapid Electronics</text:p>
          </table:table-cell>
          <table:table-cell office:value-type="string">
            <text:p>71-1862</text:p>
          </table:table-cell>
          <table:table-cell office:value-type="string">
            <text:p>https://github.com/oomlout/oomlout-OOMP/raw/master/parts/CAPC-0603-X-NF100-01/CAPC-0603-X-NF100-01-datasheet.pdf</text:p>
          </table:table-cell>
        </table:table-row>
        <table:table-row table:style-name="ro1">
          <table:table-cell office:value-type="string">
            <text:p>CAPC-0603-X-NF22-01</text:p>
          </table:table-cell>
          <table:table-cell office:value-type="string">
            <text:p>SMD (0603) 22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2 nF</text:p>
          </table:table-cell>
          <table:table-cell/>
          <table:table-cell office:value-type="string">
            <text:p>302010095 </text:p>
          </table:table-cell>
          <table:table-cell table:number-columns-repeated="8"/>
          <table:table-cell office:value-type="string">
            <text:p>https://github.com/oomlout/oomlout-OOMP/raw/master/parts/CAPC-0603-X-NF22-01/CAPC-0603-X-NF22-01-datasheet.pdf</text:p>
          </table:table-cell>
        </table:table-row>
        <table:table-row table:style-name="ro1">
          <table:table-cell office:value-type="string">
            <text:p>CAPC-0603-X-NF220-01</text:p>
          </table:table-cell>
          <table:table-cell office:value-type="string">
            <text:p>SMD (0603) 22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20 nF</text:p>
          </table:table-cell>
          <table:table-cell/>
          <table:table-cell office:value-type="string">
            <text:p>302010073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2010073">
            <text:p>302010073</text:p>
          </table:table-cell>
          <table:table-cell table:number-columns-repeated="2"/>
          <table:table-cell office:value-type="string">
            <text:p>https://github.com/oomlout/oomlout-OOMP/raw/master/parts/CAPC-0603-X-NF220-01/CAPC-0603-X-NF220-01-datasheet.pdf</text:p>
          </table:table-cell>
        </table:table-row>
        <table:table-row table:style-name="ro1">
          <table:table-cell office:value-type="string">
            <text:p>CAPC-0603-X-NF22D-01</text:p>
          </table:table-cell>
          <table:table-cell office:value-type="string">
            <text:p>SMD (0603) 2.2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.2 nF</text:p>
          </table:table-cell>
          <table:table-cell/>
          <table:table-cell office:value-type="string">
            <text:p>302010056 </text:p>
          </table:table-cell>
          <table:table-cell table:number-columns-repeated="8"/>
          <table:table-cell office:value-type="string">
            <text:p>https://github.com/oomlout/oomlout-OOMP/raw/master/parts/CAPC-0603-X-NF22D-01/CAPC-0603-X-NF22D-01-datasheet.pdf</text:p>
          </table:table-cell>
        </table:table-row>
        <table:table-row table:style-name="ro1">
          <table:table-cell office:value-type="string">
            <text:p>CAPC-0603-X-NF33-01</text:p>
          </table:table-cell>
          <table:table-cell office:value-type="string">
            <text:p>SMD (0603) 33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33 nF</text:p>
          </table:table-cell>
          <table:table-cell/>
          <table:table-cell office:value-type="string">
            <text:p>302010088 </text:p>
          </table:table-cell>
          <table:table-cell table:number-columns-repeated="8"/>
          <table:table-cell office:value-type="string">
            <text:p>https://github.com/oomlout/oomlout-OOMP/raw/master/parts/CAPC-0603-X-NF33-01/CAPC-0603-X-NF33-01-datasheet.pdf</text:p>
          </table:table-cell>
        </table:table-row>
        <table:table-row table:style-name="ro1">
          <table:table-cell office:value-type="string">
            <text:p>CAPC-0603-X-NF47D-01</text:p>
          </table:table-cell>
          <table:table-cell office:value-type="string">
            <text:p>SMD (0603) 4.7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4.7 nF</text:p>
          </table:table-cell>
          <table:table-cell/>
          <table:table-cell office:value-type="string">
            <text:p>302010144 </text:p>
          </table:table-cell>
          <table:table-cell office:value-type="string">
            <text:p>AVX Interconnect</text:p>
          </table:table-cell>
          <table:table-cell office:value-type="string">
            <text:p>06035C472JAT2A</text:p>
          </table:table-cell>
          <table:table-cell office:value-type="string">
            <text:p>Kemet</text:p>
          </table:table-cell>
          <table:table-cell office:value-type="string">
            <text:p>C0603C472J5RACTU</text:p>
          </table:table-cell>
          <table:table-cell office:value-type="string">
            <text:p>Mouser</text:p>
          </table:table-cell>
          <table:table-cell office:value-type="string">
            <text:p>603-C0603KRX7R9BB472</text:p>
          </table:table-cell>
          <table:table-cell office:value-type="string">
            <text:p>SEEED Studios</text:p>
          </table:table-cell>
          <table:table-cell office:value-type="float" office:value="302010144">
            <text:p>302010144</text:p>
          </table:table-cell>
          <table:table-cell office:value-type="string">
            <text:p>https://github.com/oomlout/oomlout-OOMP/raw/master/parts/CAPC-0603-X-NF47D-01/CAPC-0603-X-NF47D-01-datasheet.pdf</text:p>
          </table:table-cell>
        </table:table-row>
        <table:table-row table:style-name="ro1">
          <table:table-cell office:value-type="string">
            <text:p>CAPC-0603-X-PF10-01</text:p>
          </table:table-cell>
          <table:table-cell office:value-type="string">
            <text:p>SMD (0603) 1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 pF</text:p>
          </table:table-cell>
          <table:table-cell/>
          <table:table-cell office:value-type="string">
            <text:p>302010097 </text:p>
          </table:table-cell>
          <table:table-cell table:number-columns-repeated="8"/>
          <table:table-cell office:value-type="string">
            <text:p>https://github.com/oomlout/oomlout-OOMP/raw/master/parts/CAPC-0603-X-PF10-01/CAPC-0603-X-PF10-01-datasheet.pdf</text:p>
          </table:table-cell>
        </table:table-row>
        <table:table-row table:style-name="ro1">
          <table:table-cell office:value-type="string">
            <text:p>CAPC-0603-X-PF100-01</text:p>
          </table:table-cell>
          <table:table-cell office:value-type="string">
            <text:p>SMD (0603) 10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0 pF</text:p>
          </table:table-cell>
          <table:table-cell/>
          <table:table-cell office:value-type="string">
            <text:p>302010076 </text:p>
          </table:table-cell>
          <table:table-cell table:number-columns-repeated="8"/>
          <table:table-cell office:value-type="string">
            <text:p>https://github.com/oomlout/oomlout-OOMP/raw/master/parts/CAPC-0603-X-PF100-01/CAPC-0603-X-PF100-01-datasheet.pdf</text:p>
          </table:table-cell>
        </table:table-row>
        <table:table-row table:style-name="ro1">
          <table:table-cell office:value-type="string">
            <text:p>CAPC-0603-X-PF12-01</text:p>
          </table:table-cell>
          <table:table-cell office:value-type="string">
            <text:p>SMD (0603) 1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2 pF</text:p>
          </table:table-cell>
          <table:table-cell/>
          <table:table-cell office:value-type="string">
            <text:p>302010067 </text:p>
          </table:table-cell>
          <table:table-cell table:number-columns-repeated="8"/>
          <table:table-cell office:value-type="string">
            <text:p>https://github.com/oomlout/oomlout-OOMP/raw/master/parts/CAPC-0603-X-PF12-01/CAPC-0603-X-PF12-01-datasheet.pdf</text:p>
          </table:table-cell>
        </table:table-row>
        <table:table-row table:style-name="ro1">
          <table:table-cell office:value-type="string">
            <text:p>CAPC-0603-X-PF15-01</text:p>
          </table:table-cell>
          <table:table-cell office:value-type="string">
            <text:p>SMD (0603) 15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5 pF</text:p>
          </table:table-cell>
          <table:table-cell/>
          <table:table-cell office:value-type="string">
            <text:p>302010082 </text:p>
          </table:table-cell>
          <table:table-cell table:number-columns-repeated="8"/>
          <table:table-cell office:value-type="string">
            <text:p>https://github.com/oomlout/oomlout-OOMP/raw/master/parts/CAPC-0603-X-PF15-01/CAPC-0603-X-PF15-01-datasheet.pdf</text:p>
          </table:table-cell>
        </table:table-row>
        <table:table-row table:style-name="ro1">
          <table:table-cell office:value-type="string">
            <text:p>CAPC-0603-X-PF22-01</text:p>
          </table:table-cell>
          <table:table-cell office:value-type="string">
            <text:p>SMD (0603) 2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2 pF</text:p>
          </table:table-cell>
          <table:table-cell/>
          <table:table-cell office:value-type="string">
            <text:p>302010143 </text:p>
          </table:table-cell>
          <table:table-cell office:value-type="string">
            <text:p>Kemet</text:p>
          </table:table-cell>
          <table:table-cell office:value-type="string">
            <text:p>C0603C220J5GACTU</text:p>
          </table:table-cell>
          <table:table-cell office:value-type="string">
            <text:p>Samsung</text:p>
          </table:table-cell>
          <table:table-cell office:value-type="string">
            <text:p>CL10C220JB8NNNC</text:p>
          </table:table-cell>
          <table:table-cell office:value-type="string">
            <text:p>Mouser</text:p>
          </table:table-cell>
          <table:table-cell office:value-type="string">
            <text:p>603-CC603JRNPO9BN220</text:p>
          </table:table-cell>
          <table:table-cell office:value-type="string">
            <text:p>Rapid Electronics</text:p>
          </table:table-cell>
          <table:table-cell office:value-type="string">
            <text:p>71-1792</text:p>
          </table:table-cell>
          <table:table-cell office:value-type="string">
            <text:p>https://github.com/oomlout/oomlout-OOMP/raw/master/parts/CAPC-0603-X-PF22-01/CAPC-0603-X-PF22-01-datasheet.pdf</text:p>
          </table:table-cell>
        </table:table-row>
        <table:table-row table:style-name="ro1">
          <table:table-cell office:value-type="string">
            <text:p>CAPC-0603-X-PF27-01</text:p>
          </table:table-cell>
          <table:table-cell office:value-type="string">
            <text:p>SMD (0603) 27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7 pF</text:p>
          </table:table-cell>
          <table:table-cell/>
          <table:table-cell office:value-type="string">
            <text:p>302010142 </text:p>
          </table:table-cell>
          <table:table-cell office:value-type="string">
            <text:p>Kemet</text:p>
          </table:table-cell>
          <table:table-cell office:value-type="string">
            <text:p>C0603C270J5GACTU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CC603JRNPO9BN270</text:p>
          </table:table-cell>
          <table:table-cell office:value-type="string">
            <text:p>Rapid Electronics</text:p>
          </table:table-cell>
          <table:table-cell office:value-type="string">
            <text:p>71-1794</text:p>
          </table:table-cell>
          <table:table-cell office:value-type="string">
            <text:p>https://github.com/oomlout/oomlout-OOMP/raw/master/parts/CAPC-0603-X-PF27-01/CAPC-0603-X-PF27-01-datasheet.pdf</text:p>
          </table:table-cell>
        </table:table-row>
        <table:table-row table:style-name="ro1">
          <table:table-cell office:value-type="string">
            <text:p>CAPC-0603-X-PF39-01</text:p>
          </table:table-cell>
          <table:table-cell office:value-type="string">
            <text:p>SMD (0603) 39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39 pF</text:p>
          </table:table-cell>
          <table:table-cell/>
          <table:table-cell office:value-type="string">
            <text:p>302010126 </text:p>
          </table:table-cell>
          <table:table-cell table:number-columns-repeated="8"/>
          <table:table-cell office:value-type="string">
            <text:p>https://github.com/oomlout/oomlout-OOMP/raw/master/parts/CAPC-0603-X-PF39-01/CAPC-0603-X-PF39-01-datasheet.pdf</text:p>
          </table:table-cell>
        </table:table-row>
        <table:table-row table:style-name="ro1">
          <table:table-cell office:value-type="string">
            <text:p>CAPC-0603-X-PF47D-01</text:p>
          </table:table-cell>
          <table:table-cell office:value-type="string">
            <text:p>SMD (0603) 4.7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4.7 pF</text:p>
          </table:table-cell>
          <table:table-cell/>
          <table:table-cell office:value-type="string">
            <text:p>302010091 </text:p>
          </table:table-cell>
          <table:table-cell table:number-columns-repeated="8"/>
          <table:table-cell office:value-type="string">
            <text:p>https://github.com/oomlout/oomlout-OOMP/raw/master/parts/CAPC-0603-X-PF47D-01/CAPC-0603-X-PF47D-01-datasheet.pdf</text:p>
          </table:table-cell>
        </table:table-row>
        <table:table-row table:style-name="ro1">
          <table:table-cell office:value-type="string">
            <text:p>CAPC-0603-X-PF82D-01</text:p>
          </table:table-cell>
          <table:table-cell office:value-type="string">
            <text:p>SMD (0603) 8.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8.2 pF</text:p>
          </table:table-cell>
          <table:table-cell/>
          <table:table-cell office:value-type="string">
            <text:p>010023001 </text:p>
          </table:table-cell>
          <table:table-cell office:value-type="string">
            <text:p>Kemet</text:p>
          </table:table-cell>
          <table:table-cell office:value-type="string">
            <text:p>C0603C829J5GACTU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CC603DRNPO9BN8R2</text:p>
          </table:table-cell>
          <table:table-cell office:value-type="string">
            <text:p>Farnell</text:p>
          </table:table-cell>
          <table:table-cell office:value-type="float" office:value="721955">
            <text:p>721955</text:p>
          </table:table-cell>
          <table:table-cell office:value-type="string">
            <text:p>https://github.com/oomlout/oomlout-OOMP/raw/master/parts/CAPC-0603-X-PF82D-01/CAPC-0603-X-PF82D-01-datasheet.pdf</text:p>
          </table:table-cell>
        </table:table-row>
        <table:table-row table:style-name="ro1">
          <table:table-cell office:value-type="string">
            <text:p>CAPC-0603-X-UF1-01</text:p>
          </table:table-cell>
          <table:table-cell office:value-type="string">
            <text:p>SMD (0603) 1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 uF</text:p>
          </table:table-cell>
          <table:table-cell/>
          <table:table-cell office:value-type="string">
            <text:p>302010139 </text:p>
          </table:table-cell>
          <table:table-cell office:value-type="string">
            <text:p>AVX Interconnect</text:p>
          </table:table-cell>
          <table:table-cell office:value-type="string">
            <text:p>0603YC105KAT2A</text:p>
          </table:table-cell>
          <table:table-cell office:value-type="string">
            <text:p>Kemet</text:p>
          </table:table-cell>
          <table:table-cell office:value-type="string">
            <text:p>C0603C105K4RACTU</text:p>
          </table:table-cell>
          <table:table-cell office:value-type="string">
            <text:p>Rapid Electronics</text:p>
          </table:table-cell>
          <table:table-cell office:value-type="string">
            <text:p>71-1868</text:p>
          </table:table-cell>
          <table:table-cell office:value-type="string">
            <text:p>SEEED Studios</text:p>
          </table:table-cell>
          <table:table-cell office:value-type="float" office:value="302010139">
            <text:p>302010139</text:p>
          </table:table-cell>
          <table:table-cell office:value-type="string">
            <text:p>https://github.com/oomlout/oomlout-OOMP/raw/master/parts/CAPC-0603-X-UF1-01/CAPC-0603-X-UF1-01-datasheet.pdf</text:p>
          </table:table-cell>
        </table:table-row>
        <table:table-row table:style-name="ro1">
          <table:table-cell office:value-type="string">
            <text:p>CAPC-0603-X-UF10-VB</text:p>
          </table:table-cell>
          <table:table-cell office:value-type="string">
            <text:p>SMD (0603) 10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 uF</text:p>
          </table:table-cell>
          <table:table-cell office:value-type="string">
            <text:p>10v</text:p>
          </table:table-cell>
          <table:table-cell office:value-type="string">
            <text:p>302010103 </text:p>
          </table:table-cell>
          <table:table-cell table:number-columns-repeated="8"/>
          <table:table-cell office:value-type="string">
            <text:p>https://github.com/oomlout/oomlout-OOMP/raw/master/parts/CAPC-0603-X-UF10-VB/CAPC-0603-X-UF10-VB-datasheet.pdf</text:p>
          </table:table-cell>
        </table:table-row>
        <table:table-row table:style-name="ro1">
          <table:table-cell office:value-type="string">
            <text:p>CAPC-0603-X-UF10-VH</text:p>
          </table:table-cell>
          <table:table-cell office:value-type="string">
            <text:p>SMD (0603) 10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 uF</text:p>
          </table:table-cell>
          <table:table-cell office:value-type="string">
            <text:p>6.3v</text:p>
          </table:table-cell>
          <table:table-cell office:value-type="string">
            <text:p>302010286 </text:p>
          </table:table-cell>
          <table:table-cell table:number-columns-repeated="8"/>
          <table:table-cell office:value-type="string">
            <text:p>https://github.com/oomlout/oomlout-OOMP/raw/master/parts/CAPC-0603-X-UF10-VH/CAPC-0603-X-UF10-VH-datasheet.pdf</text:p>
          </table:table-cell>
        </table:table-row>
        <table:table-row table:style-name="ro1">
          <table:table-cell office:value-type="string">
            <text:p>CAPC-0603-X-UF22D-VB</text:p>
          </table:table-cell>
          <table:table-cell office:value-type="string">
            <text:p>SMD (0603) 2.2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.2 uF</text:p>
          </table:table-cell>
          <table:table-cell office:value-type="string">
            <text:p>10v</text:p>
          </table:table-cell>
          <table:table-cell office:value-type="string">
            <text:p>302010054 </text:p>
          </table:table-cell>
          <table:table-cell table:number-columns-repeated="8"/>
          <table:table-cell office:value-type="string">
            <text:p>https://github.com/oomlout/oomlout-OOMP/raw/master/parts/CAPC-0603-X-UF22D-VB/CAPC-0603-X-UF22D-VB-datasheet.pdf</text:p>
          </table:table-cell>
        </table:table-row>
        <table:table-row table:style-name="ro1">
          <table:table-cell office:value-type="string">
            <text:p>CAPC-0603-X-UF47D-VB</text:p>
          </table:table-cell>
          <table:table-cell office:value-type="string">
            <text:p>SMD (0603) 4.7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4.7 uF</text:p>
          </table:table-cell>
          <table:table-cell office:value-type="string">
            <text:p>10v</text:p>
          </table:table-cell>
          <table:table-cell office:value-type="string">
            <text:p>302010111 </text:p>
          </table:table-cell>
          <table:table-cell table:number-columns-repeated="8"/>
          <table:table-cell office:value-type="string">
            <text:p>https://github.com/oomlout/oomlout-OOMP/raw/master/parts/CAPC-0603-X-UF47D-VB/CAPC-0603-X-UF47D-VB-datasheet.pdf</text:p>
          </table:table-cell>
        </table:table-row>
        <table:table-row table:style-name="ro1">
          <table:table-cell office:value-type="string">
            <text:p>CAPC-0805-X-NF10-01</text:p>
          </table:table-cell>
          <table:table-cell office:value-type="string">
            <text:p>SMD (0805) 1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0 nF</text:p>
          </table:table-cell>
          <table:table-cell/>
          <table:table-cell office:value-type="string">
            <text:p>302010175 </text:p>
          </table:table-cell>
          <table:table-cell table:number-columns-repeated="8"/>
          <table:table-cell office:value-type="string">
            <text:p>https://github.com/oomlout/oomlout-OOMP/raw/master/parts/CAPC-0805-X-NF10-01/CAPC-0805-X-NF10-01-datasheet.pdf</text:p>
          </table:table-cell>
        </table:table-row>
        <table:table-row table:style-name="ro1">
          <table:table-cell office:value-type="string">
            <text:p>CAPC-0805-X-NF100-01</text:p>
          </table:table-cell>
          <table:table-cell office:value-type="string">
            <text:p>SMD (0805) 10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00 nF</text:p>
          </table:table-cell>
          <table:table-cell/>
          <table:table-cell office:value-type="string">
            <text:p>302010165 </text:p>
          </table:table-cell>
          <table:table-cell table:number-columns-repeated="8"/>
          <table:table-cell office:value-type="string">
            <text:p>https://github.com/oomlout/oomlout-OOMP/raw/master/parts/CAPC-0805-X-NF100-01/CAPC-0805-X-NF100-01-datasheet.pdf</text:p>
          </table:table-cell>
        </table:table-row>
        <table:table-row table:style-name="ro1">
          <table:table-cell office:value-type="string">
            <text:p>CAPC-0805-X-UF1-01</text:p>
          </table:table-cell>
          <table:table-cell office:value-type="string">
            <text:p>SMD (0805) 1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 uF</text:p>
          </table:table-cell>
          <table:table-cell/>
          <table:table-cell office:value-type="string">
            <text:p>302010179 </text:p>
          </table:table-cell>
          <table:table-cell office:value-type="string">
            <text:p>Kamet</text:p>
          </table:table-cell>
          <table:table-cell office:value-type="string">
            <text:p>C0805C105K4RAC7800</text:p>
          </table:table-cell>
          <table:table-cell office:value-type="string">
            <text:p>AVX Interconnect</text:p>
          </table:table-cell>
          <table:table-cell office:value-type="string">
            <text:p>08055C104KAT2A</text:p>
          </table:table-cell>
          <table:table-cell office:value-type="string">
            <text:p>Mouser</text:p>
          </table:table-cell>
          <table:table-cell office:value-type="string">
            <text:p>603-CC805KKX7R8BB105</text:p>
          </table:table-cell>
          <table:table-cell office:value-type="string">
            <text:p>Rapid Electronics</text:p>
          </table:table-cell>
          <table:table-cell office:value-type="string">
            <text:p>71-0509</text:p>
          </table:table-cell>
          <table:table-cell office:value-type="string">
            <text:p>https://github.com/oomlout/oomlout-OOMP/raw/master/parts/CAPC-0805-X-UF1-01/CAPC-0805-X-UF1-01-datasheet.pdf</text:p>
          </table:table-cell>
        </table:table-row>
        <table:table-row table:style-name="ro1">
          <table:table-cell office:value-type="string">
            <text:p>CAPC-0805-X-UF10-01</text:p>
          </table:table-cell>
          <table:table-cell office:value-type="string">
            <text:p>SMD (0805) 10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0 uF</text:p>
          </table:table-cell>
          <table:table-cell/>
          <table:table-cell office:value-type="string">
            <text:p>302010178 </text:p>
          </table:table-cell>
          <table:table-cell office:value-type="string">
            <text:p>Kamet</text:p>
          </table:table-cell>
          <table:table-cell office:value-type="string">
            <text:p>C0805C105K4RAC7800</text:p>
          </table:table-cell>
          <table:table-cell office:value-type="string">
            <text:p>Murata</text:p>
          </table:table-cell>
          <table:table-cell office:value-type="string">
            <text:p>GRM21BR61E106KA73L</text:p>
          </table:table-cell>
          <table:table-cell office:value-type="string">
            <text:p>Rapid Electronics</text:p>
          </table:table-cell>
          <table:table-cell office:value-type="string">
            <text:p>71-0508</text:p>
          </table:table-cell>
          <table:table-cell office:value-type="string">
            <text:p>SEEED Studios</text:p>
          </table:table-cell>
          <table:table-cell office:value-type="float" office:value="302010178">
            <text:p>302010178</text:p>
          </table:table-cell>
          <table:table-cell office:value-type="string">
            <text:p>https://github.com/oomlout/oomlout-OOMP/raw/master/parts/CAPC-0805-X-UF10-01/CAPC-0805-X-UF10-01-datasheet.pdf</text:p>
          </table:table-cell>
        </table:table-row>
        <table:table-row table:style-name="ro1">
          <table:table-cell office:value-type="string">
            <text:p>CAPC-0805-X-UF10-VB</text:p>
          </table:table-cell>
          <table:table-cell office:value-type="string">
            <text:p>SMD (0805) 10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0 uF</text:p>
          </table:table-cell>
          <table:table-cell office:value-type="string">
            <text:p>10v</text:p>
          </table:table-cell>
          <table:table-cell office:value-type="string">
            <text:p>302010158 </text:p>
          </table:table-cell>
          <table:table-cell table:number-columns-repeated="8"/>
          <table:table-cell office:value-type="string">
            <text:p>https://github.com/oomlout/oomlout-OOMP/raw/master/parts/CAPC-0805-X-UF10-VB/CAPC-0805-X-UF10-VB-datasheet.pdf</text:p>
          </table:table-cell>
        </table:table-row>
        <table:table-row table:style-name="ro1">
          <table:table-cell office:value-type="string">
            <text:p>CAPC-0805-X-UF22-VH</text:p>
          </table:table-cell>
          <table:table-cell office:value-type="string">
            <text:p>SMD (0805) 22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22 uF</text:p>
          </table:table-cell>
          <table:table-cell office:value-type="string">
            <text:p>6.3v</text:p>
          </table:table-cell>
          <table:table-cell office:value-type="string">
            <text:p>302010171 </text:p>
          </table:table-cell>
          <table:table-cell table:number-columns-repeated="8"/>
          <table:table-cell office:value-type="string">
            <text:p>https://github.com/oomlout/oomlout-OOMP/raw/master/parts/CAPC-0805-X-UF22-VH/CAPC-0805-X-UF22-VH-datasheet.pdf</text:p>
          </table:table-cell>
        </table:table-row>
        <table:table-row table:style-name="ro1">
          <table:table-cell office:value-type="string">
            <text:p>CAPC-0805-X-UF22D-01</text:p>
          </table:table-cell>
          <table:table-cell office:value-type="string">
            <text:p>SMD (0805) 2.2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2.2 uF</text:p>
          </table:table-cell>
          <table:table-cell/>
          <table:table-cell office:value-type="string">
            <text:p>302010148 </text:p>
          </table:table-cell>
          <table:table-cell table:number-columns-repeated="8"/>
          <table:table-cell office:value-type="string">
            <text:p>https://github.com/oomlout/oomlout-OOMP/raw/master/parts/CAPC-0805-X-UF22D-01/CAPC-0805-X-UF22D-01-datasheet.pdf</text:p>
          </table:table-cell>
        </table:table-row>
        <table:table-row table:style-name="ro1">
          <table:table-cell office:value-type="string">
            <text:p>CAPC-0805-X-UF47D-01</text:p>
          </table:table-cell>
          <table:table-cell office:value-type="string">
            <text:p>SMD (0805) 4.7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4.7 uF</text:p>
          </table:table-cell>
          <table:table-cell/>
          <table:table-cell office:value-type="string">
            <text:p>302010146 </text:p>
          </table:table-cell>
          <table:table-cell table:number-columns-repeated="8"/>
          <table:table-cell office:value-type="string">
            <text:p>https://github.com/oomlout/oomlout-OOMP/raw/master/parts/CAPC-0805-X-UF47D-01/CAPC-0805-X-UF47D-01-datasheet.pdf</text:p>
          </table:table-cell>
        </table:table-row>
        <table:table-row table:style-name="ro1">
          <table:table-cell office:value-type="string">
            <text:p>CAPC-1206-X-NF1-01</text:p>
          </table:table-cell>
          <table:table-cell office:value-type="string">
            <text:p>SMD (1206) 1 nF Capacitor (Ceramic)</text:p>
          </table:table-cell>
          <table:table-cell office:value-type="string">
            <text:p>Capacitor (Ceramic)</text:p>
          </table:table-cell>
          <table:table-cell office:value-type="string">
            <text:p>SMD (1206)</text:p>
          </table:table-cell>
          <table:table-cell/>
          <table:table-cell office:value-type="string">
            <text:p>1 nF</text:p>
          </table:table-cell>
          <table:table-cell/>
          <table:table-cell office:value-type="string">
            <text:p>302010189 </text:p>
          </table:table-cell>
          <table:table-cell table:number-columns-repeated="8"/>
          <table:table-cell office:value-type="string">
            <text:p>https://github.com/oomlout/oomlout-OOMP/raw/master/parts/CAPC-1206-X-NF1-01/CAPC-1206-X-NF1-01-datasheet.pdf</text:p>
          </table:table-cell>
        </table:table-row>
        <table:table-row table:style-name="ro1">
          <table:table-cell office:value-type="string">
            <text:p>CAPC-1206-X-UF10-VA</text:p>
          </table:table-cell>
          <table:table-cell office:value-type="string">
            <text:p>SMD (1206) 10 uF Capacitor (Ceramic) 25v</text:p>
          </table:table-cell>
          <table:table-cell office:value-type="string">
            <text:p>Capacitor (Ceramic)</text:p>
          </table:table-cell>
          <table:table-cell office:value-type="string">
            <text:p>SMD (1206)</text:p>
          </table:table-cell>
          <table:table-cell/>
          <table:table-cell office:value-type="string">
            <text:p>10 uF</text:p>
          </table:table-cell>
          <table:table-cell office:value-type="string">
            <text:p>25v</text:p>
          </table:table-cell>
          <table:table-cell office:value-type="string">
            <text:p>302010181 </text:p>
          </table:table-cell>
          <table:table-cell table:number-columns-repeated="8"/>
          <table:table-cell office:value-type="string">
            <text:p>https://github.com/oomlout/oomlout-OOMP/raw/master/parts/CAPC-1206-X-UF10-VA/CAPC-1206-X-UF10-VA-datasheet.pdf</text:p>
          </table:table-cell>
        </table:table-row>
        <table:table-row table:style-name="ro1">
          <table:table-cell office:value-type="string">
            <text:p>CAPC-1206-X-UF100-VH</text:p>
          </table:table-cell>
          <table:table-cell office:value-type="string">
            <text:p>SMD (1206) 100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1206)</text:p>
          </table:table-cell>
          <table:table-cell/>
          <table:table-cell office:value-type="string">
            <text:p>100 uF</text:p>
          </table:table-cell>
          <table:table-cell office:value-type="string">
            <text:p>6.3v</text:p>
          </table:table-cell>
          <table:table-cell office:value-type="string">
            <text:p>302010183 </text:p>
          </table:table-cell>
          <table:table-cell table:number-columns-repeated="8"/>
          <table:table-cell office:value-type="string">
            <text:p>https://github.com/oomlout/oomlout-OOMP/raw/master/parts/CAPC-1206-X-UF100-VH/CAPC-1206-X-UF100-VH-datasheet.pdf</text:p>
          </table:table-cell>
        </table:table-row>
        <table:table-row table:style-name="ro1">
          <table:table-cell office:value-type="string">
            <text:p>CAPC-45D-X-NF10-01</text:p>
          </table:table-cell>
          <table:table-cell office:value-type="string">
            <text:p>4.5 mm 10 nF Capacitor (Ceramic)</text:p>
          </table:table-cell>
          <table:table-cell office:value-type="string">
            <text:p>Capacitor (Ceramic)</text:p>
          </table:table-cell>
          <table:table-cell office:value-type="string">
            <text:p>4.5 mm</text:p>
          </table:table-cell>
          <table:table-cell/>
          <table:table-cell office:value-type="string">
            <text:p>10 nF</text:p>
          </table:table-cell>
          <table:table-cell/>
          <table:table-cell office:value-type="string">
            <text:p>302010202 </text:p>
          </table:table-cell>
          <table:table-cell table:number-columns-repeated="8"/>
          <table:table-cell office:value-type="string">
            <text:p>https://github.com/oomlout/oomlout-OOMP/raw/master/parts/CAPC-45D-X-NF10-01/CAPC-45D-X-NF10-01-datasheet.pdf</text:p>
          </table:table-cell>
        </table:table-row>
        <table:table-row table:style-name="ro1">
          <table:table-cell office:value-type="string">
            <text:p>CAPC-55D-X-PF22-VC</text:p>
          </table:table-cell>
          <table:table-cell office:value-type="string">
            <text:p>5.5 mm 22 pF Capacitor (Ceramic) 50v</text:p>
          </table:table-cell>
          <table:table-cell office:value-type="string">
            <text:p>Capacitor (Ceramic)</text:p>
          </table:table-cell>
          <table:table-cell office:value-type="string">
            <text:p>5.5 mm</text:p>
          </table:table-cell>
          <table:table-cell/>
          <table:table-cell office:value-type="string">
            <text:p>22 pF</text:p>
          </table:table-cell>
          <table:table-cell office:value-type="string">
            <text:p>50v</text:p>
          </table:table-cell>
          <table:table-cell/>
          <table:table-cell table:number-columns-repeated="8"/>
          <table:table-cell office:value-type="string">
            <text:p>https://github.com/oomlout/oomlout-OOMP/raw/master/parts/CAPC-55D-X-PF22-VC/CAPC-55D-X-PF22-VC-datasheet.pdf</text:p>
          </table:table-cell>
        </table:table-row>
        <table:table-row table:style-name="ro1">
          <table:table-cell office:value-type="string">
            <text:p>CAPE-05-X-UF1-VD</text:p>
          </table:table-cell>
          <table:table-cell office:value-type="string">
            <text:p>5 mm 1 uF Capacitor (Electrolytic) 63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1 uF</text:p>
          </table:table-cell>
          <table:table-cell office:value-type="string">
            <text:p>63v</text:p>
          </table:table-cell>
          <table:table-cell/>
          <table:table-cell office:value-type="string">
            <text:p>Multicomp</text:p>
          </table:table-cell>
          <table:table-cell office:value-type="string">
            <text:p>MCGPR63V105M5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0</text:p>
          </table:table-cell>
          <table:table-cell table:number-columns-repeated="2"/>
          <table:table-cell office:value-type="string">
            <text:p>https://github.com/oomlout/oomlout-OOMP/raw/master/parts/CAPE-05-X-UF1-VD/CAPE-05-X-UF1-VD-datasheet.pdf</text:p>
          </table:table-cell>
        </table:table-row>
        <table:table-row table:style-name="ro1">
          <table:table-cell office:value-type="string">
            <text:p>CAPE-05-X-UF10-VA</text:p>
          </table:table-cell>
          <table:table-cell office:value-type="string">
            <text:p>5 mm 10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10 uF</text:p>
          </table:table-cell>
          <table:table-cell office:value-type="string">
            <text:p>25v</text:p>
          </table:table-cell>
          <table:table-cell/>
          <table:table-cell office:value-type="string">
            <text:p>Multicomp</text:p>
          </table:table-cell>
          <table:table-cell office:value-type="string">
            <text:p>MCGPR25V106M5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3</text:p>
          </table:table-cell>
          <table:table-cell table:number-columns-repeated="2"/>
          <table:table-cell office:value-type="string">
            <text:p>https://github.com/oomlout/oomlout-OOMP/raw/master/parts/CAPE-05-X-UF10-VA/CAPE-05-X-UF10-VA-datasheet.pdf</text:p>
          </table:table-cell>
        </table:table-row>
        <table:table-row table:style-name="ro1">
          <table:table-cell office:value-type="string">
            <text:p>CAPE-05-X-UF100-VF</text:p>
          </table:table-cell>
          <table:table-cell office:value-type="string">
            <text:p>5 mm 100 uF Capacitor (Electrolytic) 16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100 uF</text:p>
          </table:table-cell>
          <table:table-cell office:value-type="string">
            <text:p>16v</text:p>
          </table:table-cell>
          <table:table-cell office:value-type="string">
            <text:p>302030031 </text:p>
          </table:table-cell>
          <table:table-cell table:number-columns-repeated="8"/>
          <table:table-cell office:value-type="string">
            <text:p>https://github.com/oomlout/oomlout-OOMP/raw/master/parts/CAPE-05-X-UF100-VF/CAPE-05-X-UF100-VF-datasheet.pdf</text:p>
          </table:table-cell>
        </table:table-row>
        <table:table-row table:style-name="ro1">
          <table:table-cell office:value-type="string">
            <text:p>CAPE-05-X-UF22-VA</text:p>
          </table:table-cell>
          <table:table-cell office:value-type="string">
            <text:p>5 mm 22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22 uF</text:p>
          </table:table-cell>
          <table:table-cell office:value-type="string">
            <text:p>25v</text:p>
          </table:table-cell>
          <table:table-cell/>
          <table:table-cell office:value-type="string">
            <text:p>Vishay</text:p>
          </table:table-cell>
          <table:table-cell office:value-type="string">
            <text:p>MAL203858229E3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5</text:p>
          </table:table-cell>
          <table:table-cell table:number-columns-repeated="2"/>
          <table:table-cell office:value-type="string">
            <text:p>https://github.com/oomlout/oomlout-OOMP/raw/master/parts/CAPE-05-X-UF22-VA/CAPE-05-X-UF22-VA-datasheet.pdf</text:p>
          </table:table-cell>
        </table:table-row>
        <table:table-row table:style-name="ro1">
          <table:table-cell office:value-type="string">
            <text:p>CAPE-05-X-UF22D-VD</text:p>
          </table:table-cell>
          <table:table-cell office:value-type="string">
            <text:p>5 mm 2.2 uF Capacitor (Electrolytic) 63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2.2 uF</text:p>
          </table:table-cell>
          <table:table-cell office:value-type="string">
            <text:p>63v</text:p>
          </table:table-cell>
          <table:table-cell/>
          <table:table-cell office:value-type="string">
            <text:p>Multicomp</text:p>
          </table:table-cell>
          <table:table-cell office:value-type="string">
            <text:p>MCGPR63V225M5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1</text:p>
          </table:table-cell>
          <table:table-cell table:number-columns-repeated="2"/>
          <table:table-cell office:value-type="string">
            <text:p>https://github.com/oomlout/oomlout-OOMP/raw/master/parts/CAPE-05-X-UF22D-VD/CAPE-05-X-UF22D-VD-datasheet.pdf</text:p>
          </table:table-cell>
        </table:table-row>
        <table:table-row table:style-name="ro1">
          <table:table-cell office:value-type="string">
            <text:p>CAPE-05-X-UF47-VF</text:p>
          </table:table-cell>
          <table:table-cell office:value-type="string">
            <text:p>5 mm 47 uF Capacitor (Electrolytic) 16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47 uF</text:p>
          </table:table-cell>
          <table:table-cell office:value-type="string">
            <text:p>16v</text:p>
          </table:table-cell>
          <table:table-cell office:value-type="string">
            <text:p>302030033 </text:p>
          </table:table-cell>
          <table:table-cell table:number-columns-repeated="8"/>
          <table:table-cell office:value-type="string">
            <text:p>https://github.com/oomlout/oomlout-OOMP/raw/master/parts/CAPE-05-X-UF47-VF/CAPE-05-X-UF47-VF-datasheet.pdf</text:p>
          </table:table-cell>
        </table:table-row>
        <table:table-row table:style-name="ro1">
          <table:table-cell office:value-type="string">
            <text:p>CAPE-05-X-UF47D-VD</text:p>
          </table:table-cell>
          <table:table-cell office:value-type="string">
            <text:p>5 mm 4.7 uF Capacitor (Electrolytic) 63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4.7 uF</text:p>
          </table:table-cell>
          <table:table-cell office:value-type="string">
            <text:p>63v</text:p>
          </table:table-cell>
          <table:table-cell/>
          <table:table-cell office:value-type="string">
            <text:p>Multicomp</text:p>
          </table:table-cell>
          <table:table-cell office:value-type="string">
            <text:p>MCGPR63V475M5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2</text:p>
          </table:table-cell>
          <table:table-cell table:number-columns-repeated="2"/>
          <table:table-cell office:value-type="string">
            <text:p>https://github.com/oomlout/oomlout-OOMP/raw/master/parts/CAPE-05-X-UF47D-VD/CAPE-05-X-UF47D-VD-datasheet.pdf</text:p>
          </table:table-cell>
        </table:table-row>
        <table:table-row table:style-name="ro1">
          <table:table-cell office:value-type="string">
            <text:p>CAPE-10-X-UF470-VA</text:p>
          </table:table-cell>
          <table:table-cell office:value-type="string">
            <text:p>10 mm 470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10 mm</text:p>
          </table:table-cell>
          <table:table-cell/>
          <table:table-cell office:value-type="string">
            <text:p>470 uF</text:p>
          </table:table-cell>
          <table:table-cell office:value-type="string">
            <text:p>25v</text:p>
          </table:table-cell>
          <table:table-cell/>
          <table:table-cell office:value-type="string">
            <text:p>Vishay</text:p>
          </table:table-cell>
          <table:table-cell office:value-type="string">
            <text:p>MAL203856471E3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15</text:p>
          </table:table-cell>
          <table:table-cell table:number-columns-repeated="2"/>
          <table:table-cell office:value-type="string">
            <text:p>https://github.com/oomlout/oomlout-OOMP/raw/master/parts/CAPE-10-X-UF470-VA/CAPE-10-X-UF470-VA-datasheet.pdf</text:p>
          </table:table-cell>
        </table:table-row>
        <table:table-row table:style-name="ro1">
          <table:table-cell office:value-type="string">
            <text:p>CAPE-63D-X-UF100-VA</text:p>
          </table:table-cell>
          <table:table-cell office:value-type="string">
            <text:p>6.3 mm 100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6.3 mm</text:p>
          </table:table-cell>
          <table:table-cell/>
          <table:table-cell office:value-type="string">
            <text:p>100 uF</text:p>
          </table:table-cell>
          <table:table-cell office:value-type="string">
            <text:p>25v</text:p>
          </table:table-cell>
          <table:table-cell/>
          <table:table-cell office:value-type="string">
            <text:p>Multicomp</text:p>
          </table:table-cell>
          <table:table-cell office:value-type="string">
            <text:p>MCGPR25V107M6.3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9</text:p>
          </table:table-cell>
          <table:table-cell table:number-columns-repeated="2"/>
          <table:table-cell office:value-type="string">
            <text:p>https://github.com/oomlout/oomlout-OOMP/raw/master/parts/CAPE-63D-X-UF100-VA/CAPE-63D-X-UF100-VA-datasheet.pdf</text:p>
          </table:table-cell>
        </table:table-row>
        <table:table-row table:style-name="ro1">
          <table:table-cell office:value-type="string">
            <text:p>CAPE-S63D-X-UF220-VF</text:p>
          </table:table-cell>
          <table:table-cell office:value-type="string">
            <text:p>SMD (6.3 mm) 220 uF Capacitor (Electrolytic) 16v</text:p>
          </table:table-cell>
          <table:table-cell office:value-type="string">
            <text:p>Capacitor (Electrolytic)</text:p>
          </table:table-cell>
          <table:table-cell office:value-type="string">
            <text:p>SMD (6.3 mm)</text:p>
          </table:table-cell>
          <table:table-cell/>
          <table:table-cell office:value-type="string">
            <text:p>220 uF</text:p>
          </table:table-cell>
          <table:table-cell office:value-type="string">
            <text:p>16v</text:p>
          </table:table-cell>
          <table:table-cell office:value-type="string">
            <text:p>302030053 </text:p>
          </table:table-cell>
          <table:table-cell table:number-columns-repeated="8"/>
          <table:table-cell office:value-type="string">
            <text:p>https://github.com/oomlout/oomlout-OOMP/raw/master/parts/CAPE-S63D-X-UF220-VF/CAPE-S63D-X-UF220-VF-datasheet.pdf</text:p>
          </table:table-cell>
        </table:table-row>
        <table:table-row table:style-name="ro1">
          <table:table-cell office:value-type="string">
            <text:p>CAPE-S63D-X-UF47-VA</text:p>
          </table:table-cell>
          <table:table-cell office:value-type="string">
            <text:p>SMD (6.3 mm) 47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SMD (6.3 mm)</text:p>
          </table:table-cell>
          <table:table-cell/>
          <table:table-cell office:value-type="string">
            <text:p>47 uF</text:p>
          </table:table-cell>
          <table:table-cell office:value-type="string">
            <text:p>25v</text:p>
          </table:table-cell>
          <table:table-cell office:value-type="string">
            <text:p>302030059 </text:p>
          </table:table-cell>
          <table:table-cell office:value-type="string">
            <text:p>Semetech Electronics Ltd.</text:p>
          </table:table-cell>
          <table:table-cell office:value-type="string">
            <text:p>EEE1EA470WP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284803">
            <text:p>2284803</text:p>
          </table:table-cell>
          <table:table-cell office:value-type="string">
            <text:p>Mouser</text:p>
          </table:table-cell>
          <table:table-cell office:value-type="string">
            <text:p>667-EEE-1EA470WP</text:p>
          </table:table-cell>
          <table:table-cell office:value-type="string">
            <text:p>https://github.com/oomlout/oomlout-OOMP/raw/master/parts/CAPE-S63D-X-UF47-VA/CAPE-S63D-X-UF47-VA-datasheet.pdf</text:p>
          </table:table-cell>
        </table:table-row>
        <table:table-row table:style-name="ro1">
          <table:table-cell office:value-type="string">
            <text:p>CAPT-1206-X-UF10-VB</text:p>
          </table:table-cell>
          <table:table-cell office:value-type="string">
            <text:p>SMD (1206) 10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10 uF</text:p>
          </table:table-cell>
          <table:table-cell office:value-type="string">
            <text:p>10v</text:p>
          </table:table-cell>
          <table:table-cell office:value-type="string">
            <text:p>302020011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A106K010</text:p>
          </table:table-cell>
          <table:table-cell office:value-type="string">
            <text:p>SEEED Studio</text:p>
          </table:table-cell>
          <table:table-cell office:value-type="float" office:value="302020011">
            <text:p>302020011</text:p>
          </table:table-cell>
          <table:table-cell office:value-type="string">
            <text:p>https://github.com/oomlout/oomlout-OOMP/raw/master/parts/CAPT-1206-X-UF10-VB/CAPT-1206-X-UF10-VB-datasheet.pdf</text:p>
          </table:table-cell>
        </table:table-row>
        <table:table-row table:style-name="ro1">
          <table:table-cell office:value-type="string">
            <text:p>CAPT-1206-X-UF10-VF</text:p>
          </table:table-cell>
          <table:table-cell office:value-type="string">
            <text:p>SMD (1206) 10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10 uF</text:p>
          </table:table-cell>
          <table:table-cell office:value-type="string">
            <text:p>16v</text:p>
          </table:table-cell>
          <table:table-cell office:value-type="string">
            <text:p>302020002 </text:p>
          </table:table-cell>
          <table:table-cell office:value-type="string">
            <text:p>Sprague</text:p>
          </table:table-cell>
          <table:table-cell office:value-type="string">
            <text:p>TR3A106K016C1700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581-TAJA106K016R</text:p>
          </table:table-cell>
          <table:table-cell office:value-type="string">
            <text:p>SEEED</text:p>
          </table:table-cell>
          <table:table-cell office:value-type="float" office:value="302020002">
            <text:p>302020002</text:p>
          </table:table-cell>
          <table:table-cell office:value-type="string">
            <text:p>https://github.com/oomlout/oomlout-OOMP/raw/master/parts/CAPT-1206-X-UF10-VF/CAPT-1206-X-UF10-VF-datasheet.pdf</text:p>
          </table:table-cell>
        </table:table-row>
        <table:table-row table:style-name="ro1">
          <table:table-cell office:value-type="string">
            <text:p>CAPT-1206-X-UF22-VB</text:p>
          </table:table-cell>
          <table:table-cell office:value-type="string">
            <text:p>SMD (1206) 22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22 uF</text:p>
          </table:table-cell>
          <table:table-cell office:value-type="string">
            <text:p>10v</text:p>
          </table:table-cell>
          <table:table-cell office:value-type="string">
            <text:p>302020008 </text:p>
          </table:table-cell>
          <table:table-cell table:number-columns-repeated="8"/>
          <table:table-cell office:value-type="string">
            <text:p>https://github.com/oomlout/oomlout-OOMP/raw/master/parts/CAPT-1206-X-UF22-VB/CAPT-1206-X-UF22-VB-datasheet.pdf</text:p>
          </table:table-cell>
        </table:table-row>
        <table:table-row table:style-name="ro1">
          <table:table-cell office:value-type="string">
            <text:p>CAPT-1206-X-UF47D-VF</text:p>
          </table:table-cell>
          <table:table-cell office:value-type="string">
            <text:p>SMD (1206) 4.7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4.7 uF</text:p>
          </table:table-cell>
          <table:table-cell office:value-type="string">
            <text:p>16v</text:p>
          </table:table-cell>
          <table:table-cell office:value-type="string">
            <text:p>302020006 </text:p>
          </table:table-cell>
          <table:table-cell table:number-columns-repeated="8"/>
          <table:table-cell office:value-type="string">
            <text:p>https://github.com/oomlout/oomlout-OOMP/raw/master/parts/CAPT-1206-X-UF47D-VF/CAPT-1206-X-UF47D-VF-datasheet.pdf</text:p>
          </table:table-cell>
        </table:table-row>
        <table:table-row table:style-name="ro1">
          <table:table-cell office:value-type="string">
            <text:p>CAPT-1206-X-UF47D-VH</text:p>
          </table:table-cell>
          <table:table-cell office:value-type="string">
            <text:p>SMD (1206) 4.7 uF Capacitor (Tantalum) 6.3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4.7 uF</text:p>
          </table:table-cell>
          <table:table-cell office:value-type="string">
            <text:p>6.3v</text:p>
          </table:table-cell>
          <table:table-cell office:value-type="string">
            <text:p>302020005 </text:p>
          </table:table-cell>
          <table:table-cell table:number-columns-repeated="6"/>
          <table:table-cell office:value-type="string">
            <text:p>SEEED Studio</text:p>
          </table:table-cell>
          <table:table-cell office:value-type="float" office:value="302020005">
            <text:p>302020005</text:p>
          </table:table-cell>
          <table:table-cell office:value-type="string">
            <text:p>https://github.com/oomlout/oomlout-OOMP/raw/master/parts/CAPT-1206-X-UF47D-VH/CAPT-1206-X-UF47D-VH-datasheet.pdf</text:p>
          </table:table-cell>
        </table:table-row>
        <table:table-row table:style-name="ro1">
          <table:table-cell office:value-type="string">
            <text:p>CAPT-1210-X-UF10-VB</text:p>
          </table:table-cell>
          <table:table-cell office:value-type="string">
            <text:p>SMD (1210) 10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10 uF</text:p>
          </table:table-cell>
          <table:table-cell office:value-type="string">
            <text:p>10v</text:p>
          </table:table-cell>
          <table:table-cell office:value-type="string">
            <text:p>302020019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B106K010</text:p>
          </table:table-cell>
          <table:table-cell office:value-type="string">
            <text:p>SEEED Studio</text:p>
          </table:table-cell>
          <table:table-cell office:value-type="float" office:value="302020019">
            <text:p>302020019</text:p>
          </table:table-cell>
          <table:table-cell office:value-type="string">
            <text:p>https://github.com/oomlout/oomlout-OOMP/raw/master/parts/CAPT-1210-X-UF10-VB/CAPT-1210-X-UF10-VB-datasheet.pdf</text:p>
          </table:table-cell>
        </table:table-row>
        <table:table-row table:style-name="ro1">
          <table:table-cell office:value-type="string">
            <text:p>CAPT-1210-X-UF10-VF</text:p>
          </table:table-cell>
          <table:table-cell office:value-type="string">
            <text:p>SMD (1210) 10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10 uF</text:p>
          </table:table-cell>
          <table:table-cell office:value-type="string">
            <text:p>16v</text:p>
          </table:table-cell>
          <table:table-cell/>
          <table:table-cell table:number-columns-repeated="4"/>
          <table:table-cell office:value-type="string">
            <text:p>Mouser</text:p>
          </table:table-cell>
          <table:table-cell office:value-type="string">
            <text:p>581-TAJB106K016</text:p>
          </table:table-cell>
          <table:table-cell table:number-columns-repeated="2"/>
          <table:table-cell office:value-type="string">
            <text:p>https://github.com/oomlout/oomlout-OOMP/raw/master/parts/CAPT-1210-X-UF10-VF/CAPT-1210-X-UF10-VF-datasheet.pdf</text:p>
          </table:table-cell>
        </table:table-row>
        <table:table-row table:style-name="ro1">
          <table:table-cell office:value-type="string">
            <text:p>CAPT-1210-X-UF100-VB</text:p>
          </table:table-cell>
          <table:table-cell office:value-type="string">
            <text:p>SMD (1210) 100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100 uF</text:p>
          </table:table-cell>
          <table:table-cell office:value-type="string">
            <text:p>10v</text:p>
          </table:table-cell>
          <table:table-cell office:value-type="string">
            <text:p>302020015 </text:p>
          </table:table-cell>
          <table:table-cell table:number-columns-repeated="8"/>
          <table:table-cell office:value-type="string">
            <text:p>https://github.com/oomlout/oomlout-OOMP/raw/master/parts/CAPT-1210-X-UF100-VB/CAPT-1210-X-UF100-VB-datasheet.pdf</text:p>
          </table:table-cell>
        </table:table-row>
        <table:table-row table:style-name="ro1">
          <table:table-cell office:value-type="string">
            <text:p>CAPT-1210-X-UF22-VB</text:p>
          </table:table-cell>
          <table:table-cell office:value-type="string">
            <text:p>SMD (1210) 22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22 uF</text:p>
          </table:table-cell>
          <table:table-cell office:value-type="string">
            <text:p>10v</text:p>
          </table:table-cell>
          <table:table-cell office:value-type="string">
            <text:p>302020021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B226K010</text:p>
          </table:table-cell>
          <table:table-cell office:value-type="string">
            <text:p>SEEED Studio</text:p>
          </table:table-cell>
          <table:table-cell office:value-type="float" office:value="302020021">
            <text:p>302020021</text:p>
          </table:table-cell>
          <table:table-cell office:value-type="string">
            <text:p>https://github.com/oomlout/oomlout-OOMP/raw/master/parts/CAPT-1210-X-UF22-VB/CAPT-1210-X-UF22-VB-datasheet.pdf</text:p>
          </table:table-cell>
        </table:table-row>
        <table:table-row table:style-name="ro1">
          <table:table-cell office:value-type="string">
            <text:p>CAPT-1210-X-UF22-VF</text:p>
          </table:table-cell>
          <table:table-cell office:value-type="string">
            <text:p>SMD (1210) 22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22 uF</text:p>
          </table:table-cell>
          <table:table-cell office:value-type="string">
            <text:p>16v</text:p>
          </table:table-cell>
          <table:table-cell office:value-type="string">
            <text:p>302020013 </text:p>
          </table:table-cell>
          <table:table-cell table:number-columns-repeated="8"/>
          <table:table-cell office:value-type="string">
            <text:p>https://github.com/oomlout/oomlout-OOMP/raw/master/parts/CAPT-1210-X-UF22-VF/CAPT-1210-X-UF22-VF-datasheet.pdf</text:p>
          </table:table-cell>
        </table:table-row>
        <table:table-row table:style-name="ro1">
          <table:table-cell office:value-type="string">
            <text:p>CAPT-1210-X-UF47-VB</text:p>
          </table:table-cell>
          <table:table-cell office:value-type="string">
            <text:p>SMD (1210) 47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47 uF</text:p>
          </table:table-cell>
          <table:table-cell office:value-type="string">
            <text:p>10v</text:p>
          </table:table-cell>
          <table:table-cell office:value-type="string">
            <text:p>302020020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B476K010</text:p>
          </table:table-cell>
          <table:table-cell office:value-type="string">
            <text:p>SEEED Studio</text:p>
          </table:table-cell>
          <table:table-cell office:value-type="float" office:value="302020020">
            <text:p>302020020</text:p>
          </table:table-cell>
          <table:table-cell office:value-type="string">
            <text:p>https://github.com/oomlout/oomlout-OOMP/raw/master/parts/CAPT-1210-X-UF47-VB/CAPT-1210-X-UF47-VB-datasheet.pdf</text:p>
          </table:table-cell>
        </table:table-row>
        <table:table-row table:style-name="ro1">
          <table:table-cell office:value-type="string">
            <text:p>CAPT-2312-X-UF100-VB</text:p>
          </table:table-cell>
          <table:table-cell office:value-type="string">
            <text:p>SMD (2312) 100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2312)</text:p>
          </table:table-cell>
          <table:table-cell/>
          <table:table-cell office:value-type="string">
            <text:p>100 uF</text:p>
          </table:table-cell>
          <table:table-cell office:value-type="string">
            <text:p>10v</text:p>
          </table:table-cell>
          <table:table-cell office:value-type="string">
            <text:p>302020025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C107K010R</text:p>
          </table:table-cell>
          <table:table-cell office:value-type="string">
            <text:p>SEEED Studio</text:p>
          </table:table-cell>
          <table:table-cell office:value-type="float" office:value="302020025">
            <text:p>302020025</text:p>
          </table:table-cell>
          <table:table-cell office:value-type="string">
            <text:p>https://github.com/oomlout/oomlout-OOMP/raw/master/parts/CAPT-2312-X-UF100-VB/CAPT-2312-X-UF100-VB-datasheet.pdf</text:p>
          </table:table-cell>
        </table:table-row>
        <table:table-row table:style-name="ro1">
          <table:table-cell office:value-type="string">
            <text:p>CAPT-2312-X-UF100-VF</text:p>
          </table:table-cell>
          <table:table-cell office:value-type="string">
            <text:p>SMD (2312) 100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2312)</text:p>
          </table:table-cell>
          <table:table-cell/>
          <table:table-cell office:value-type="string">
            <text:p>100 uF</text:p>
          </table:table-cell>
          <table:table-cell office:value-type="string">
            <text:p>16v</text:p>
          </table:table-cell>
          <table:table-cell office:value-type="string">
            <text:p>302020023 </text:p>
          </table:table-cell>
          <table:table-cell table:number-columns-repeated="8"/>
          <table:table-cell office:value-type="string">
            <text:p>https://github.com/oomlout/oomlout-OOMP/raw/master/parts/CAPT-2312-X-UF100-VF/CAPT-2312-X-UF100-VF-datasheet.pdf</text:p>
          </table:table-cell>
        </table:table-row>
        <table:table-row table:style-name="ro1">
          <table:table-cell office:value-type="string">
            <text:p>CAPT-2312-X-UF22-VA</text:p>
          </table:table-cell>
          <table:table-cell office:value-type="string">
            <text:p>SMD (2312) 22 uF Capacitor (Tantalum) 25v</text:p>
          </table:table-cell>
          <table:table-cell office:value-type="string">
            <text:p>Capacitor (Tantalum)</text:p>
          </table:table-cell>
          <table:table-cell office:value-type="string">
            <text:p>SMD (2312)</text:p>
          </table:table-cell>
          <table:table-cell/>
          <table:table-cell office:value-type="string">
            <text:p>22 uF</text:p>
          </table:table-cell>
          <table:table-cell office:value-type="string">
            <text:p>25v</text:p>
          </table:table-cell>
          <table:table-cell/>
          <table:table-cell table:number-columns-repeated="4"/>
          <table:table-cell office:value-type="string">
            <text:p>Mouser</text:p>
          </table:table-cell>
          <table:table-cell office:value-type="string">
            <text:p>581-TAJC226K025R</text:p>
          </table:table-cell>
          <table:table-cell table:number-columns-repeated="2"/>
          <table:table-cell office:value-type="string">
            <text:p>https://github.com/oomlout/oomlout-OOMP/raw/master/parts/CAPT-2312-X-UF22-VA/CAPT-2312-X-UF22-VA-datasheet.pdf</text:p>
          </table:table-cell>
        </table:table-row>
        <table:table-row table:style-name="ro1">
          <table:table-cell office:value-type="string">
            <text:p>CAPT-2312-X-UF47-VF</text:p>
          </table:table-cell>
          <table:table-cell office:value-type="string">
            <text:p>SMD (2312) 47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2312)</text:p>
          </table:table-cell>
          <table:table-cell/>
          <table:table-cell office:value-type="string">
            <text:p>47 uF</text:p>
          </table:table-cell>
          <table:table-cell office:value-type="string">
            <text:p>16v</text:p>
          </table:table-cell>
          <table:table-cell office:value-type="string">
            <text:p>302020022 </text:p>
          </table:table-cell>
          <table:table-cell table:number-columns-repeated="8"/>
          <table:table-cell office:value-type="string">
            <text:p>https://github.com/oomlout/oomlout-OOMP/raw/master/parts/CAPT-2312-X-UF47-VF/CAPT-2312-X-UF47-VF-datasheet.pdf</text:p>
          </table:table-cell>
        </table:table-row>
        <table:table-row table:style-name="ro1">
          <table:table-cell office:value-type="string">
            <text:p>CAPT-2917-X-UF470-VH</text:p>
          </table:table-cell>
          <table:table-cell office:value-type="string">
            <text:p>SMD (2917) 470 uF Capacitor (Tantalum) 6.3v</text:p>
          </table:table-cell>
          <table:table-cell office:value-type="string">
            <text:p>Capacitor (Tantalum)</text:p>
          </table:table-cell>
          <table:table-cell office:value-type="string">
            <text:p>SMD (2917)</text:p>
          </table:table-cell>
          <table:table-cell/>
          <table:table-cell office:value-type="string">
            <text:p>470 uF</text:p>
          </table:table-cell>
          <table:table-cell office:value-type="string">
            <text:p>6.3v</text:p>
          </table:table-cell>
          <table:table-cell office:value-type="string">
            <text:p>302020027 </text:p>
          </table:table-cell>
          <table:table-cell table:number-columns-repeated="8"/>
          <table:table-cell office:value-type="string">
            <text:p>https://github.com/oomlout/oomlout-OOMP/raw/master/parts/CAPT-2917-X-UF470-VH/CAPT-2917-X-UF470-VH-datasheet.pdf</text:p>
          </table:table-cell>
        </table:table-row>
        <table:table-row table:style-name="ro1">
          <table:table-cell office:value-type="string">
            <text:p>CAPT-36D-X-NF100-VC</text:p>
          </table:table-cell>
          <table:table-cell office:value-type="string">
            <text:p>3.6 mm 100 nF Capacitor (Tantalum) 50v</text:p>
          </table:table-cell>
          <table:table-cell office:value-type="string">
            <text:p>Capacitor (Tantalum)</text:p>
          </table:table-cell>
          <table:table-cell office:value-type="string">
            <text:p>3.6 mm</text:p>
          </table:table-cell>
          <table:table-cell/>
          <table:table-cell office:value-type="string">
            <text:p>100 nF</text:p>
          </table:table-cell>
          <table:table-cell office:value-type="string">
            <text:p>50v</text:p>
          </table:table-cell>
          <table:table-cell/>
          <table:table-cell table:number-columns-repeated="8"/>
          <table:table-cell office:value-type="string">
            <text:p>https://github.com/oomlout/oomlout-OOMP/raw/master/parts/CAPT-36D-X-NF100-VC/CAPT-36D-X-NF100-VC-datasheet.pdf</text:p>
          </table:table-cell>
        </table:table-row>
        <table:table-row table:style-name="ro1">
          <table:table-cell office:value-type="string">
            <text:p>CERE-1263-X-MZ12-01</text:p>
          </table:table-cell>
          <table:table-cell office:value-type="string">
            <text:p>SMD (1206-3) 12 MHz Ceramic Resonator</text:p>
          </table:table-cell>
          <table:table-cell office:value-type="string">
            <text:p>Ceramic Resonator</text:p>
          </table:table-cell>
          <table:table-cell office:value-type="string">
            <text:p>SMD (1206-3)</text:p>
          </table:table-cell>
          <table:table-cell/>
          <table:table-cell office:value-type="string">
            <text:p>12 MHz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ERE-1263-X-MZ12-01/CERE-1263-X-MZ12-01-datasheet.pdf</text:p>
          </table:table-cell>
        </table:table-row>
        <table:table-row table:style-name="ro1">
          <table:table-cell office:value-type="string">
            <text:p>CERE-1263-X-MZ16-01</text:p>
          </table:table-cell>
          <table:table-cell office:value-type="string">
            <text:p>SMD (1206-3) 16 MHz Ceramic Resonator</text:p>
          </table:table-cell>
          <table:table-cell office:value-type="string">
            <text:p>Ceramic Resonator</text:p>
          </table:table-cell>
          <table:table-cell office:value-type="string">
            <text:p>SMD (1206-3)</text:p>
          </table:table-cell>
          <table:table-cell/>
          <table:table-cell office:value-type="string">
            <text:p>16 MHz</text:p>
          </table:table-cell>
          <table:table-cell/>
          <table:table-cell office:value-type="string">
            <text:p>306030002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2443265">
            <text:p>2443265</text:p>
          </table:table-cell>
          <table:table-cell office:value-type="string">
            <text:p>Mouser</text:p>
          </table:table-cell>
          <table:table-cell office:value-type="string">
            <text:p>81-CSTCE16M0V53-R0</text:p>
          </table:table-cell>
          <table:table-cell office:value-type="string">
            <text:p>https://github.com/oomlout/oomlout-OOMP/raw/master/parts/CERE-1263-X-MZ16-01/CERE-1263-X-MZ16-01-datasheet.pdf</text:p>
          </table:table-cell>
        </table:table-row>
        <table:table-row table:style-name="ro1">
          <table:table-cell office:value-type="string">
            <text:p>CERE-1263-X-MZ8-01</text:p>
          </table:table-cell>
          <table:table-cell office:value-type="string">
            <text:p>SMD (1206-3) 8 MHz Ceramic Resonator</text:p>
          </table:table-cell>
          <table:table-cell office:value-type="string">
            <text:p>Ceramic Resonator</text:p>
          </table:table-cell>
          <table:table-cell office:value-type="string">
            <text:p>SMD (1206-3)</text:p>
          </table:table-cell>
          <table:table-cell/>
          <table:table-cell office:value-type="string">
            <text:p>8 MHz</text:p>
          </table:table-cell>
          <table:table-cell/>
          <table:table-cell office:value-type="string">
            <text:p>306010053 </text:p>
          </table:table-cell>
          <table:table-cell table:number-columns-repeated="8"/>
          <table:table-cell office:value-type="string">
            <text:p>https://github.com/oomlout/oomlout-OOMP/raw/master/parts/CERE-1263-X-MZ8-01/CERE-1263-X-MZ8-01-datasheet.pdf</text:p>
          </table:table-cell>
        </table:table-row>
        <table:table-row table:style-name="ro1">
          <table:table-cell office:value-type="string">
            <text:p>CRHO-I01-B-01PI-01</text:p>
          </table:table-cell>
          <table:table-cell office:value-type="string">
            <text:p>2.54 mm 1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1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1PI-01/CRHO-I01-B-01PI-01-datasheet.pdf</text:p>
          </table:table-cell>
        </table:table-row>
        <table:table-row table:style-name="ro1">
          <table:table-cell office:value-type="string">
            <text:p>CRHO-I01-B-02PI-01</text:p>
          </table:table-cell>
          <table:table-cell office:value-type="string">
            <text:p>2.54 mm 2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2 Pin</text:p>
          </table:table-cell>
          <table:table-cell/>
          <table:table-cell/>
          <table:table-cell office:value-type="string">
            <text:p>4uCon</text:p>
          </table:table-cell>
          <table:table-cell office:value-type="float" office:value="2042">
            <text:p>2042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1593506">
            <text:p>1593506</text:p>
          </table:table-cell>
          <table:table-cell office:value-type="string">
            <text:p>RS</text:p>
          </table:table-cell>
          <table:table-cell office:value-type="string">
            <text:p>771-0149</text:p>
          </table:table-cell>
          <table:table-cell office:value-type="string">
            <text:p>https://github.com/oomlout/oomlout-OOMP/raw/master/parts/CRHO-I01-B-02PI-01/CRHO-I01-B-02PI-01-datasheet.pdf</text:p>
          </table:table-cell>
        </table:table-row>
        <table:table-row table:style-name="ro1">
          <table:table-cell office:value-type="string">
            <text:p>CRHO-I01-B-03PI-01</text:p>
          </table:table-cell>
          <table:table-cell office:value-type="string">
            <text:p>2.54 mm 3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3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3PI-01/CRHO-I01-B-03PI-01-datasheet.pdf</text:p>
          </table:table-cell>
        </table:table-row>
        <table:table-row table:style-name="ro1">
          <table:table-cell office:value-type="string">
            <text:p>CRHO-I01-B-04PI-01</text:p>
          </table:table-cell>
          <table:table-cell office:value-type="string">
            <text:p>2.54 mm 4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4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4PI-01/CRHO-I01-B-04PI-01-datasheet.pdf</text:p>
          </table:table-cell>
        </table:table-row>
        <table:table-row table:style-name="ro1">
          <table:table-cell office:value-type="string">
            <text:p>CRHO-I01-B-05PI-01</text:p>
          </table:table-cell>
          <table:table-cell office:value-type="string">
            <text:p>2.54 mm 5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5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5PI-01/CRHO-I01-B-05PI-01-datasheet.pdf</text:p>
          </table:table-cell>
        </table:table-row>
        <table:table-row table:style-name="ro1">
          <table:table-cell office:value-type="string">
            <text:p>CRHO-I01-B-06PI-01</text:p>
          </table:table-cell>
          <table:table-cell office:value-type="string">
            <text:p>2.54 mm 6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6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6PI-01/CRHO-I01-B-06PI-01-datasheet.pdf</text:p>
          </table:table-cell>
        </table:table-row>
        <table:table-row table:style-name="ro1">
          <table:table-cell office:value-type="string">
            <text:p>CRHO-I01-B-08PI-01</text:p>
          </table:table-cell>
          <table:table-cell office:value-type="string">
            <text:p>2.54 mm 8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8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8PI-01/CRHO-I01-B-08PI-01-datasheet.pdf</text:p>
          </table:table-cell>
        </table:table-row>
        <table:table-row table:style-name="ro1">
          <table:table-cell office:value-type="string">
            <text:p>CRHO-I01-B-10PI-01</text:p>
          </table:table-cell>
          <table:table-cell office:value-type="string">
            <text:p>2.54 mm 10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10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10PI-01/CRHO-I01-B-10PI-01-datasheet.pdf</text:p>
          </table:table-cell>
        </table:table-row>
        <table:table-row table:style-name="ro1">
          <table:table-cell office:value-type="string">
            <text:p>DBCO-DB09-X-THTH-ML</text:p>
          </table:table-cell>
          <table:table-cell office:value-type="string">
            <text:p>DB9 Connector Male</text:p>
          </table:table-cell>
          <table:table-cell office:value-type="string">
            <text:p>Connector</text:p>
          </table:table-cell>
          <table:table-cell office:value-type="string">
            <text:p>DB9</text:p>
          </table:table-cell>
          <table:table-cell/>
          <table:table-cell office:value-type="string">
            <text:p>Through Hole</text:p>
          </table:table-cell>
          <table:table-cell office:value-type="string">
            <text:p>Male</text:p>
          </table:table-cell>
          <table:table-cell office:value-type="string">
            <text:p>320110017 </text:p>
          </table:table-cell>
          <table:table-cell table:number-columns-repeated="8"/>
          <table:table-cell office:value-type="string">
            <text:p>https://github.com/oomlout/oomlout-OOMP/raw/master/parts/DBCO-DB09-X-THTH-ML/DBCO-DB09-X-THTH-ML-datasheet.pdf</text:p>
          </table:table-cell>
        </table:table-row>
        <table:table-row table:style-name="ro1">
          <table:table-cell office:value-type="string">
            <text:p>DCJP-21D-X-THTH-01</text:p>
          </table:table-cell>
          <table:table-cell office:value-type="string">
            <text:p>2.1 mm Through Hole DC Jack</text:p>
          </table:table-cell>
          <table:table-cell office:value-type="string">
            <text:p>DC Jack</text:p>
          </table:table-cell>
          <table:table-cell office:value-type="string">
            <text:p>2.1 mm</text:p>
          </table:table-cell>
          <table:table-cell/>
          <table:table-cell office:value-type="string">
            <text:p>Through Hole</text:p>
          </table:table-cell>
          <table:table-cell/>
          <table:table-cell office:value-type="string">
            <text:p>320120003 </text:p>
          </table:table-cell>
          <table:table-cell office:value-type="string">
            <text:p>CUI</text:p>
          </table:table-cell>
          <table:table-cell office:value-type="string">
            <text:p>PJ-102A</text:p>
          </table:table-cell>
          <table:table-cell office:value-type="string">
            <text:p>Switchcraft</text:p>
          </table:table-cell>
          <table:table-cell office:value-type="string">
            <text:p>RAPC722X</text:p>
          </table:table-cell>
          <table:table-cell office:value-type="string">
            <text:p>Farnell</text:p>
          </table:table-cell>
          <table:table-cell office:value-type="float" office:value="1737246">
            <text:p>1737246</text:p>
          </table:table-cell>
          <table:table-cell office:value-type="string">
            <text:p>Mouser</text:p>
          </table:table-cell>
          <table:table-cell office:value-type="string">
            <text:p>502-RAPC722X</text:p>
          </table:table-cell>
          <table:table-cell office:value-type="string">
            <text:p>https://github.com/oomlout/oomlout-OOMP/raw/master/parts/DCJP-21D-X-THTH-01/DCJP-21D-X-THTH-01-datasheet.pdf</text:p>
          </table:table-cell>
        </table:table-row>
        <table:table-row table:style-name="ro1">
          <table:table-cell office:value-type="string">
            <text:p>DCJP-21D-X-THTH-02</text:p>
          </table:table-cell>
          <table:table-cell office:value-type="string">
            <text:p>2.1 mm Through Hole DC Jack</text:p>
          </table:table-cell>
          <table:table-cell office:value-type="string">
            <text:p>DC Jack</text:p>
          </table:table-cell>
          <table:table-cell office:value-type="string">
            <text:p>2.1 mm</text:p>
          </table:table-cell>
          <table:table-cell/>
          <table:table-cell office:value-type="string">
            <text:p>Through Hole</text:p>
          </table:table-cell>
          <table:table-cell/>
          <table:table-cell office:value-type="string">
            <text:p>320120002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20002">
            <text:p>320120002</text:p>
          </table:table-cell>
          <table:table-cell table:number-columns-repeated="2"/>
          <table:table-cell office:value-type="string">
            <text:p>https://github.com/oomlout/oomlout-OOMP/raw/master/parts/DCJP-21D-X-THTH-02/DCJP-21D-X-THTH-02-datasheet.pdf</text:p>
          </table:table-cell>
        </table:table-row>
        <table:table-row table:style-name="ro1">
          <table:table-cell office:value-type="string">
            <text:p>DIOD-1206-X-A015D-01</text:p>
          </table:table-cell>
          <table:table-cell office:value-type="string">
            <text:p>SMD (1206) 150 mA Diode 75v</text:p>
          </table:table-cell>
          <table:table-cell office:value-type="string">
            <text:p>Diode</text:p>
          </table:table-cell>
          <table:table-cell office:value-type="string">
            <text:p>SMD (1206)</text:p>
          </table:table-cell>
          <table:table-cell/>
          <table:table-cell office:value-type="string">
            <text:p>150 mA</text:p>
          </table:table-cell>
          <table:table-cell office:value-type="string">
            <text:p>75v</text:p>
          </table:table-cell>
          <table:table-cell office:value-type="string">
            <text:p>304040005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2211947">
            <text:p>2211947</text:p>
          </table:table-cell>
          <table:table-cell office:value-type="string">
            <text:p>Mouser</text:p>
          </table:table-cell>
          <table:table-cell office:value-type="string">
            <text:p>652-CD1206-S01575</text:p>
          </table:table-cell>
          <table:table-cell office:value-type="string">
            <text:p>https://github.com/oomlout/oomlout-OOMP/raw/master/parts/DIOD-1206-X-A015D-01/DIOD-1206-X-A015D-01-datasheet.pdf</text:p>
          </table:table-cell>
        </table:table-row>
        <table:table-row table:style-name="ro1">
          <table:table-cell office:value-type="string">
            <text:p>DIOD-D214-X-A01-01</text:p>
          </table:table-cell>
          <table:table-cell office:value-type="string">
            <text:p>SMD (DO-214) 1 Amp Diode</text:p>
          </table:table-cell>
          <table:table-cell office:value-type="string">
            <text:p>Diode</text:p>
          </table:table-cell>
          <table:table-cell office:value-type="string">
            <text:p>SMD (DO-214)</text:p>
          </table:table-cell>
          <table:table-cell/>
          <table:table-cell office:value-type="string">
            <text:p>1 Amp</text:p>
          </table:table-cell>
          <table:table-cell/>
          <table:table-cell office:value-type="string">
            <text:p>304010013 </text:p>
          </table:table-cell>
          <table:table-cell office:value-type="string">
            <text:p>Fairchild Semiconductor</text:p>
          </table:table-cell>
          <table:table-cell office:value-type="string">
            <text:p>S1M</text:p>
          </table:table-cell>
          <table:table-cell office:value-type="string">
            <text:p>Taiwan Semiconductor</text:p>
          </table:table-cell>
          <table:table-cell office:value-type="string">
            <text:p>S1M E3</text:p>
          </table:table-cell>
          <table:table-cell office:value-type="string">
            <text:p>Farnell</text:p>
          </table:table-cell>
          <table:table-cell office:value-type="float" office:value="9843841">
            <text:p>9843841</text:p>
          </table:table-cell>
          <table:table-cell office:value-type="string">
            <text:p>Mouser</text:p>
          </table:table-cell>
          <table:table-cell office:value-type="string">
            <text:p>512-S1M</text:p>
          </table:table-cell>
          <table:table-cell office:value-type="string">
            <text:p>https://github.com/oomlout/oomlout-OOMP/raw/master/parts/DIOD-D214-X-A01-01/DIOD-D214-X-A01-01-datasheet.pdf</text:p>
          </table:table-cell>
        </table:table-row>
        <table:table-row table:style-name="ro1">
          <table:table-cell office:value-type="string">
            <text:p>DIOD-I03-X-A01-VC</text:p>
          </table:table-cell>
          <table:table-cell office:value-type="string">
            <text:p>7.62 mm 1 Amp Diode 50v</text:p>
          </table:table-cell>
          <table:table-cell office:value-type="string">
            <text:p>Diode</text:p>
          </table:table-cell>
          <table:table-cell office:value-type="string">
            <text:p>7.62 mm</text:p>
          </table:table-cell>
          <table:table-cell/>
          <table:table-cell office:value-type="string">
            <text:p>1 Amp</text:p>
          </table:table-cell>
          <table:table-cell office:value-type="string">
            <text:p>50v</text:p>
          </table:table-cell>
          <table:table-cell/>
          <table:table-cell office:value-type="string">
            <text:p>Fairchild Semiconductors</text:p>
          </table:table-cell>
          <table:table-cell office:value-type="string">
            <text:p>1N4001</text:p>
          </table:table-cell>
          <table:table-cell office:value-type="string">
            <text:p>Vishay</text:p>
          </table:table-cell>
          <table:table-cell office:value-type="string">
            <text:p>1N4001-E3/73</text:p>
          </table:table-cell>
          <table:table-cell office:value-type="string">
            <text:p>RS Electronics</text:p>
          </table:table-cell>
          <table:table-cell office:value-type="string">
            <text:p>628-8931</text:p>
          </table:table-cell>
          <table:table-cell office:value-type="string">
            <text:p>Mouser</text:p>
          </table:table-cell>
          <table:table-cell office:value-type="string">
            <text:p>512-1N4001</text:p>
          </table:table-cell>
          <table:table-cell office:value-type="string">
            <text:p>https://github.com/oomlout/oomlout-OOMP/raw/master/parts/DIOD-I03-X-A01-VC/DIOD-I03-X-A01-VC-datasheet.pdf</text:p>
          </table:table-cell>
        </table:table-row>
        <table:table-row table:style-name="ro1">
          <table:table-cell office:value-type="string">
            <text:p>DIOD-I03-X-A01-VI</text:p>
          </table:table-cell>
          <table:table-cell office:value-type="string">
            <text:p>7.62 mm 1 Amp Diode 400v</text:p>
          </table:table-cell>
          <table:table-cell office:value-type="string">
            <text:p>Diode</text:p>
          </table:table-cell>
          <table:table-cell office:value-type="string">
            <text:p>7.62 mm</text:p>
          </table:table-cell>
          <table:table-cell/>
          <table:table-cell office:value-type="string">
            <text:p>1 Amp</text:p>
          </table:table-cell>
          <table:table-cell office:value-type="string">
            <text:p>400v</text:p>
          </table:table-cell>
          <table:table-cell office:value-type="string">
            <text:p>304010008 </text:p>
          </table:table-cell>
          <table:table-cell table:number-columns-repeated="8"/>
          <table:table-cell office:value-type="string">
            <text:p>https://github.com/oomlout/oomlout-OOMP/raw/master/parts/DIOD-I03-X-A01-VI/DIOD-I03-X-A01-VI-datasheet.pdf</text:p>
          </table:table-cell>
        </table:table-row>
        <table:table-row table:style-name="ro1">
          <table:table-cell office:value-type="string">
            <text:p>DIOD-MMA-X-A02D-V7</text:p>
          </table:table-cell>
          <table:table-cell office:value-type="string">
            <text:p>SMD (Mini MELF) 200 mA Diode 75v</text:p>
          </table:table-cell>
          <table:table-cell office:value-type="string">
            <text:p>Diode</text:p>
          </table:table-cell>
          <table:table-cell office:value-type="string">
            <text:p>SMD (Mini MELF)</text:p>
          </table:table-cell>
          <table:table-cell/>
          <table:table-cell office:value-type="string">
            <text:p>200 mA</text:p>
          </table:table-cell>
          <table:table-cell office:value-type="string">
            <text:p>75v</text:p>
          </table:table-cell>
          <table:table-cell office:value-type="string">
            <text:p>304040011 </text:p>
          </table:table-cell>
          <table:table-cell table:number-columns-repeated="8"/>
          <table:table-cell office:value-type="string">
            <text:p>https://github.com/oomlout/oomlout-OOMP/raw/master/parts/DIOD-MMA-X-A02D-V7/DIOD-MMA-X-A02D-V7-datasheet.pdf</text:p>
          </table:table-cell>
        </table:table-row>
        <table:table-row table:style-name="ro1">
          <table:table-cell office:value-type="string">
            <text:p>DIOD-MMA-X-A03D-01</text:p>
          </table:table-cell>
          <table:table-cell office:value-type="string">
            <text:p>SMD (Mini MELF) 300 mA Diode</text:p>
          </table:table-cell>
          <table:table-cell office:value-type="string">
            <text:p>Diode</text:p>
          </table:table-cell>
          <table:table-cell office:value-type="string">
            <text:p>SMD (Mini MELF)</text:p>
          </table:table-cell>
          <table:table-cell/>
          <table:table-cell office:value-type="string">
            <text:p>300 mA</text:p>
          </table:table-cell>
          <table:table-cell/>
          <table:table-cell office:value-type="string">
            <text:p>30404001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40016">
            <text:p>304040016</text:p>
          </table:table-cell>
          <table:table-cell table:number-columns-repeated="2"/>
          <table:table-cell office:value-type="string">
            <text:p>https://github.com/oomlout/oomlout-OOMP/raw/master/parts/DIOD-MMA-X-A03D-01/DIOD-MMA-X-A03D-01-datasheet.pdf</text:p>
          </table:table-cell>
        </table:table-row>
        <table:table-row table:style-name="ro1">
          <table:table-cell office:value-type="string">
            <text:p>DIOD-S123-X-A02D-V1</text:p>
          </table:table-cell>
          <table:table-cell office:value-type="string">
            <text:p>SMD (SOD-123) 200 mA Diode 100v</text:p>
          </table:table-cell>
          <table:table-cell office:value-type="string">
            <text:p>Diode</text:p>
          </table:table-cell>
          <table:table-cell office:value-type="string">
            <text:p>SMD (SOD-123)</text:p>
          </table:table-cell>
          <table:table-cell/>
          <table:table-cell office:value-type="string">
            <text:p>200 mA</text:p>
          </table:table-cell>
          <table:table-cell office:value-type="string">
            <text:p>100v</text:p>
          </table:table-cell>
          <table:table-cell office:value-type="string">
            <text:p>304010007 </text:p>
          </table:table-cell>
          <table:table-cell table:number-columns-repeated="8"/>
          <table:table-cell office:value-type="string">
            <text:p>https://github.com/oomlout/oomlout-OOMP/raw/master/parts/DIOD-S123-X-A02D-V1/DIOD-S123-X-A02D-V1-datasheet.pdf</text:p>
          </table:table-cell>
        </table:table-row>
        <table:table-row table:style-name="ro1">
          <table:table-cell office:value-type="string">
            <text:p>DIOD-S123-X-A03D-VG</text:p>
          </table:table-cell>
          <table:table-cell office:value-type="string">
            <text:p>SMD (SOD-123) 300 mA Diode 20v</text:p>
          </table:table-cell>
          <table:table-cell office:value-type="string">
            <text:p>Diode</text:p>
          </table:table-cell>
          <table:table-cell office:value-type="string">
            <text:p>SMD (SOD-123)</text:p>
          </table:table-cell>
          <table:table-cell/>
          <table:table-cell office:value-type="string">
            <text:p>300 mA</text:p>
          </table:table-cell>
          <table:table-cell office:value-type="string">
            <text:p>20v</text:p>
          </table:table-cell>
          <table:table-cell/>
          <table:table-cell table:number-columns-repeated="8"/>
          <table:table-cell office:value-type="string">
            <text:p>https://github.com/oomlout/oomlout-OOMP/raw/master/parts/DIOD-S123-X-A03D-VG/DIOD-S123-X-A03D-VG-datasheet.pdf</text:p>
          </table:table-cell>
        </table:table-row>
        <table:table-row table:style-name="ro1">
          <table:table-cell office:value-type="string">
            <text:p>DIOD-S123-X-ESDP-01</text:p>
          </table:table-cell>
          <table:table-cell office:value-type="string">
            <text:p>SMD (SOD-123) ESD Protection Diode</text:p>
          </table:table-cell>
          <table:table-cell office:value-type="string">
            <text:p>Diode</text:p>
          </table:table-cell>
          <table:table-cell office:value-type="string">
            <text:p>SMD (SOD-123)</text:p>
          </table:table-cell>
          <table:table-cell/>
          <table:table-cell office:value-type="string">
            <text:p>ESD Protection</text:p>
          </table:table-cell>
          <table:table-cell/>
          <table:table-cell office:value-type="string">
            <text:p>304060001 </text:p>
          </table:table-cell>
          <table:table-cell table:number-columns-repeated="8"/>
          <table:table-cell office:value-type="string">
            <text:p>https://github.com/oomlout/oomlout-OOMP/raw/master/parts/DIOD-S123-X-ESDP-01/DIOD-S123-X-ESDP-01-datasheet.pdf</text:p>
          </table:table-cell>
        </table:table-row>
        <table:table-row table:style-name="ro1">
          <table:table-cell office:value-type="string">
            <text:p>DIOD-S123-X-STAN-01</text:p>
          </table:table-cell>
          <table:table-cell office:value-type="string">
            <text:p>SMD (SOD-123) Diode</text:p>
          </table:table-cell>
          <table:table-cell office:value-type="string">
            <text:p>Diode</text:p>
          </table:table-cell>
          <table:table-cell office:value-type="string">
            <text:p>SMD (SOD-123)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DIOD-S123-X-STAN-01/DIOD-S123-X-STAN-01-datasheet.pdf</text:p>
          </table:table-cell>
        </table:table-row>
        <table:table-row table:style-name="ro1">
          <table:table-cell office:value-type="string">
            <text:p>DIOD-S323-X-A03D-VG</text:p>
          </table:table-cell>
          <table:table-cell office:value-type="string">
            <text:p>SMD (SOD-323) 300 mA Diode 20v</text:p>
          </table:table-cell>
          <table:table-cell office:value-type="string">
            <text:p>Diode</text:p>
          </table:table-cell>
          <table:table-cell office:value-type="string">
            <text:p>SMD (SOD-323)</text:p>
          </table:table-cell>
          <table:table-cell/>
          <table:table-cell office:value-type="string">
            <text:p>300 mA</text:p>
          </table:table-cell>
          <table:table-cell office:value-type="string">
            <text:p>20v</text:p>
          </table:table-cell>
          <table:table-cell/>
          <table:table-cell table:number-columns-repeated="8"/>
          <table:table-cell office:value-type="string">
            <text:p>https://github.com/oomlout/oomlout-OOMP/raw/master/parts/DIOD-S323-X-A03D-VG/DIOD-S323-X-A03D-VG-datasheet.pdf</text:p>
          </table:table-cell>
        </table:table-row>
        <table:table-row table:style-name="ro1">
          <table:table-cell office:value-type="string">
            <text:p>DIOD-SO23-X-ESDP-01</text:p>
          </table:table-cell>
          <table:table-cell office:value-type="string">
            <text:p>SMD (SOT-23) ESD Protection Diode</text:p>
          </table:table-cell>
          <table:table-cell office:value-type="string">
            <text:p>Diode</text:p>
          </table:table-cell>
          <table:table-cell office:value-type="string">
            <text:p>SMD (SOT-23)</text:p>
          </table:table-cell>
          <table:table-cell/>
          <table:table-cell office:value-type="string">
            <text:p>ESD Protection</text:p>
          </table:table-cell>
          <table:table-cell/>
          <table:table-cell office:value-type="string">
            <text:p>304050003 </text:p>
          </table:table-cell>
          <table:table-cell table:number-columns-repeated="8"/>
          <table:table-cell office:value-type="string">
            <text:p>https://github.com/oomlout/oomlout-OOMP/raw/master/parts/DIOD-SO23-X-ESDP-01/DIOD-SO23-X-ESDP-01-datasheet.pdf</text:p>
          </table:table-cell>
        </table:table-row>
        <table:table-row table:style-name="ro1">
          <table:table-cell office:value-type="string">
            <text:p>DIOD-SO23-X-ESDP-V3</text:p>
          </table:table-cell>
          <table:table-cell office:value-type="string">
            <text:p>SMD (SOT-23) ESD Protection Diode 3.3v</text:p>
          </table:table-cell>
          <table:table-cell office:value-type="string">
            <text:p>Diode</text:p>
          </table:table-cell>
          <table:table-cell office:value-type="string">
            <text:p>SMD (SOT-23)</text:p>
          </table:table-cell>
          <table:table-cell/>
          <table:table-cell office:value-type="string">
            <text:p>ESD Protection</text:p>
          </table:table-cell>
          <table:table-cell office:value-type="string">
            <text:p>3.3v</text:p>
          </table:table-cell>
          <table:table-cell office:value-type="string">
            <text:p>304060003 </text:p>
          </table:table-cell>
          <table:table-cell table:number-columns-repeated="8"/>
          <table:table-cell office:value-type="string">
            <text:p>https://github.com/oomlout/oomlout-OOMP/raw/master/parts/DIOD-SO23-X-ESDP-V3/DIOD-SO23-X-ESDP-V3-datasheet.pdf</text:p>
          </table:table-cell>
        </table:table-row>
        <table:table-row table:style-name="ro1">
          <table:table-cell office:value-type="string">
            <text:p>DIOS-D214-X-A01-01</text:p>
          </table:table-cell>
          <table:table-cell office:value-type="string">
            <text:p>SMD (DO-214) 1 Amp Diode (Schottky)</text:p>
          </table:table-cell>
          <table:table-cell office:value-type="string">
            <text:p>Diode (Schottky)</text:p>
          </table:table-cell>
          <table:table-cell office:value-type="string">
            <text:p>SMD (DO-214)</text:p>
          </table:table-cell>
          <table:table-cell/>
          <table:table-cell office:value-type="string">
            <text:p>1 Amp</text:p>
          </table:table-cell>
          <table:table-cell/>
          <table:table-cell office:value-type="string">
            <text:p>304020027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20027">
            <text:p>304020027</text:p>
          </table:table-cell>
          <table:table-cell table:number-columns-repeated="2"/>
          <table:table-cell office:value-type="string">
            <text:p>https://github.com/oomlout/oomlout-OOMP/raw/master/parts/DIOS-D214-X-A01-01/DIOS-D214-X-A01-01-datasheet.pdf</text:p>
          </table:table-cell>
        </table:table-row>
        <table:table-row table:style-name="ro1">
          <table:table-cell office:value-type="string">
            <text:p>DIOS-D214-X-A05-01</text:p>
          </table:table-cell>
          <table:table-cell office:value-type="string">
            <text:p>SMD (DO-214) 5 Amp Diode (Schottky)</text:p>
          </table:table-cell>
          <table:table-cell office:value-type="string">
            <text:p>Diode (Schottky)</text:p>
          </table:table-cell>
          <table:table-cell office:value-type="string">
            <text:p>SMD (DO-214)</text:p>
          </table:table-cell>
          <table:table-cell/>
          <table:table-cell office:value-type="string">
            <text:p>5 Amp</text:p>
          </table:table-cell>
          <table:table-cell/>
          <table:table-cell office:value-type="string">
            <text:p>304020021 </text:p>
          </table:table-cell>
          <table:table-cell table:number-columns-repeated="8"/>
          <table:table-cell office:value-type="string">
            <text:p>https://github.com/oomlout/oomlout-OOMP/raw/master/parts/DIOS-D214-X-A05-01/DIOS-D214-X-A05-01-datasheet.pdf</text:p>
          </table:table-cell>
        </table:table-row>
        <table:table-row table:style-name="ro1">
          <table:table-cell office:value-type="string">
            <text:p>DIOS-S123-X-A01-01</text:p>
          </table:table-cell>
          <table:table-cell office:value-type="string">
            <text:p>SMD (SOD-123) 1 Amp Diode (Schottky)</text:p>
          </table:table-cell>
          <table:table-cell office:value-type="string">
            <text:p>Diode (Schottky)</text:p>
          </table:table-cell>
          <table:table-cell office:value-type="string">
            <text:p>SMD (SOD-123)</text:p>
          </table:table-cell>
          <table:table-cell/>
          <table:table-cell office:value-type="string">
            <text:p>1 Amp</text:p>
          </table:table-cell>
          <table:table-cell/>
          <table:table-cell office:value-type="string">
            <text:p>304020034 </text:p>
          </table:table-cell>
          <table:table-cell table:number-columns-repeated="8"/>
          <table:table-cell office:value-type="string">
            <text:p>https://github.com/oomlout/oomlout-OOMP/raw/master/parts/DIOS-S123-X-A01-01/DIOS-S123-X-A01-01-datasheet.pdf</text:p>
          </table:table-cell>
        </table:table-row>
        <table:table-row table:style-name="ro1">
          <table:table-cell office:value-type="string">
            <text:p>DIOS-S123-X-A05D-01</text:p>
          </table:table-cell>
          <table:table-cell office:value-type="string">
            <text:p>SMD (SOD-123) 500 mA Diode (Schottky)</text:p>
          </table:table-cell>
          <table:table-cell office:value-type="string">
            <text:p>Diode (Schottky)</text:p>
          </table:table-cell>
          <table:table-cell office:value-type="string">
            <text:p>SMD (SOD-123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304020028 304020032 </text:p>
          </table:table-cell>
          <table:table-cell office:value-type="string">
            <text:p>On Semiconductors</text:p>
          </table:table-cell>
          <table:table-cell office:value-type="string">
            <text:p>MBR0520LT1G</text:p>
          </table:table-cell>
          <table:table-cell table:number-columns-repeated="2"/>
          <table:table-cell office:value-type="string">
            <text:p>SEEED</text:p>
          </table:table-cell>
          <table:table-cell office:value-type="float" office:value="304020028">
            <text:p>304020028</text:p>
          </table:table-cell>
          <table:table-cell office:value-type="string">
            <text:p>SEEED</text:p>
          </table:table-cell>
          <table:table-cell office:value-type="float" office:value="304020032">
            <text:p>304020032</text:p>
          </table:table-cell>
          <table:table-cell office:value-type="string">
            <text:p>https://github.com/oomlout/oomlout-OOMP/raw/master/parts/DIOS-S123-X-A05D-01/DIOS-S123-X-A05D-01-datasheet.pdf</text:p>
          </table:table-cell>
        </table:table-row>
        <table:table-row table:style-name="ro1">
          <table:table-cell office:value-type="string">
            <text:p>DIOS-S123-X-A05D-V4</text:p>
          </table:table-cell>
          <table:table-cell office:value-type="string">
            <text:p>SMD (SOD-123) 500 mA Diode (Schottky) 40v</text:p>
          </table:table-cell>
          <table:table-cell office:value-type="string">
            <text:p>Diode (Schottky)</text:p>
          </table:table-cell>
          <table:table-cell office:value-type="string">
            <text:p>SMD (SOD-123)</text:p>
          </table:table-cell>
          <table:table-cell/>
          <table:table-cell office:value-type="string">
            <text:p>500 mA</text:p>
          </table:table-cell>
          <table:table-cell office:value-type="string">
            <text:p>40v</text:p>
          </table:table-cell>
          <table:table-cell office:value-type="string">
            <text:p>304020034 </text:p>
          </table:table-cell>
          <table:table-cell table:number-columns-repeated="8"/>
          <table:table-cell office:value-type="string">
            <text:p>https://github.com/oomlout/oomlout-OOMP/raw/master/parts/DIOS-S123-X-A05D-V4/DIOS-S123-X-A05D-V4-datasheet.pdf</text:p>
          </table:table-cell>
        </table:table-row>
        <table:table-row table:style-name="ro1">
          <table:table-cell office:value-type="string">
            <text:p>DIOS-SO23-X-A02D-01</text:p>
          </table:table-cell>
          <table:table-cell office:value-type="string">
            <text:p>SMD (SOT-23) 200 mA Diode (Schottky)</text:p>
          </table:table-cell>
          <table:table-cell office:value-type="string">
            <text:p>Diode (Schottky)</text:p>
          </table:table-cell>
          <table:table-cell office:value-type="string">
            <text:p>SMD (SOT-23)</text:p>
          </table:table-cell>
          <table:table-cell/>
          <table:table-cell office:value-type="string">
            <text:p>200 mA</text:p>
          </table:table-cell>
          <table:table-cell/>
          <table:table-cell office:value-type="string">
            <text:p>304020016 </text:p>
          </table:table-cell>
          <table:table-cell table:number-columns-repeated="8"/>
          <table:table-cell office:value-type="string">
            <text:p>https://github.com/oomlout/oomlout-OOMP/raw/master/parts/DIOS-SO23-X-A02D-01/DIOS-SO23-X-A02D-01-datasheet.pdf</text:p>
          </table:table-cell>
        </table:table-row>
        <table:table-row table:style-name="ro1">
          <table:table-cell office:value-type="string">
            <text:p>DISP-128X64-X-OLED-01</text:p>
          </table:table-cell>
          <table:table-cell office:value-type="string">
            <text:p>128 x 64 Pixels OLED Display</text:p>
          </table:table-cell>
          <table:table-cell office:value-type="string">
            <text:p>Display</text:p>
          </table:table-cell>
          <table:table-cell office:value-type="string">
            <text:p>128 x 64 Pixels</text:p>
          </table:table-cell>
          <table:table-cell/>
          <table:table-cell office:value-type="string">
            <text:p>OLED</text:p>
          </table:table-cell>
          <table:table-cell/>
          <table:table-cell office:value-type="string">
            <text:p>308020000 </text:p>
          </table:table-cell>
          <table:table-cell table:number-columns-repeated="8"/>
          <table:table-cell office:value-type="string">
            <text:p>https://github.com/oomlout/oomlout-OOMP/raw/master/parts/DISP-128X64-X-OLED-01/DISP-128X64-X-OLED-01-datasheet.pdf</text:p>
          </table:table-cell>
        </table:table-row>
        <table:table-row table:style-name="ro1">
          <table:table-cell office:value-type="string">
            <text:p>DISP-7SEL-R-4DIG-01</text:p>
          </table:table-cell>
          <table:table-cell office:value-type="string">
            <text:p>7 Segment LED 4 Digit Red Display</text:p>
          </table:table-cell>
          <table:table-cell office:value-type="string">
            <text:p>Display</text:p>
          </table:table-cell>
          <table:table-cell office:value-type="string">
            <text:p>7 Segment LED</text:p>
          </table:table-cell>
          <table:table-cell office:value-type="string">
            <text:p>Red</text:p>
          </table:table-cell>
          <table:table-cell office:value-type="string">
            <text:p>4 Digit</text:p>
          </table:table-cell>
          <table:table-cell/>
          <table:table-cell office:value-type="string">
            <text:p>304080005 </text:p>
          </table:table-cell>
          <table:table-cell table:number-columns-repeated="8"/>
          <table:table-cell office:value-type="string">
            <text:p>https://github.com/oomlout/oomlout-OOMP/raw/master/parts/DISP-7SEL-R-4DIG-01/DISP-7SEL-R-4DIG-01-datasheet.pdf</text:p>
          </table:table-cell>
        </table:table-row>
        <table:table-row table:style-name="ro1">
          <table:table-cell office:value-type="string">
            <text:p>FERB-0402-X-O182-01</text:p>
          </table:table-cell>
          <table:table-cell office:value-type="string">
            <text:p>SMD (0402) 1.8k Ohm Ferrite Bead</text:p>
          </table:table-cell>
          <table:table-cell office:value-type="string">
            <text:p>Ferrite Bead</text:p>
          </table:table-cell>
          <table:table-cell office:value-type="string">
            <text:p>SMD (0402)</text:p>
          </table:table-cell>
          <table:table-cell/>
          <table:table-cell office:value-type="string">
            <text:p>1.8k Ohm</text:p>
          </table:table-cell>
          <table:table-cell/>
          <table:table-cell office:value-type="string">
            <text:p>306050008 </text:p>
          </table:table-cell>
          <table:table-cell table:number-columns-repeated="8"/>
          <table:table-cell office:value-type="string">
            <text:p>https://github.com/oomlout/oomlout-OOMP/raw/master/parts/FERB-0402-X-O182-01/FERB-0402-X-O182-01-datasheet.pdf</text:p>
          </table:table-cell>
        </table:table-row>
        <table:table-row table:style-name="ro1">
          <table:table-cell office:value-type="string">
            <text:p>FERB-0603-X-O121-01</text:p>
          </table:table-cell>
          <table:table-cell office:value-type="string">
            <text:p>SMD (0603) 120 Ohm Ferrite Bead</text:p>
          </table:table-cell>
          <table:table-cell office:value-type="string">
            <text:p>Ferrite Bead</text:p>
          </table:table-cell>
          <table:table-cell office:value-type="string">
            <text:p>SMD (0603)</text:p>
          </table:table-cell>
          <table:table-cell/>
          <table:table-cell office:value-type="string">
            <text:p>120 Ohm</text:p>
          </table:table-cell>
          <table:table-cell/>
          <table:table-cell office:value-type="string">
            <text:p>303030001 </text:p>
          </table:table-cell>
          <table:table-cell table:number-columns-repeated="8"/>
          <table:table-cell office:value-type="string">
            <text:p>https://github.com/oomlout/oomlout-OOMP/raw/master/parts/FERB-0603-X-O121-01/FERB-0603-X-O121-01-datasheet.pdf</text:p>
          </table:table-cell>
        </table:table-row>
        <table:table-row table:style-name="ro1">
          <table:table-cell office:value-type="string">
            <text:p>FERB-0805-X-O221-01</text:p>
          </table:table-cell>
          <table:table-cell office:value-type="string">
            <text:p>SMD (0805) 220 Ohm Ferrite Bead</text:p>
          </table:table-cell>
          <table:table-cell office:value-type="string">
            <text:p>Ferrite Bead</text:p>
          </table:table-cell>
          <table:table-cell office:value-type="string">
            <text:p>SMD (0805)</text:p>
          </table:table-cell>
          <table:table-cell/>
          <table:table-cell office:value-type="string">
            <text:p>220 Ohm</text:p>
          </table:table-cell>
          <table:table-cell/>
          <table:table-cell/>
          <table:table-cell table:number-columns-repeated="4"/>
          <table:table-cell office:value-type="string">
            <text:p>Farnell</text:p>
          </table:table-cell>
          <table:table-cell office:value-type="float" office:value="1515661">
            <text:p>1515661</text:p>
          </table:table-cell>
          <table:table-cell office:value-type="string">
            <text:p>Mouser</text:p>
          </table:table-cell>
          <table:table-cell office:value-type="string">
            <text:p>81-BLM21P221SG</text:p>
          </table:table-cell>
          <table:table-cell office:value-type="string">
            <text:p>https://github.com/oomlout/oomlout-OOMP/raw/master/parts/FERB-0805-X-O221-01/FERB-0805-X-O221-01-datasheet.pdf</text:p>
          </table:table-cell>
        </table:table-row>
        <table:table-row table:style-name="ro1">
          <table:table-cell office:value-type="string">
            <text:p>FERB-0805-X-O300-01</text:p>
          </table:table-cell>
          <table:table-cell office:value-type="string">
            <text:p>SMD (0805) 30 Ohm Ferrite Bead</text:p>
          </table:table-cell>
          <table:table-cell office:value-type="string">
            <text:p>Ferrite Bead</text:p>
          </table:table-cell>
          <table:table-cell office:value-type="string">
            <text:p>SMD (0805)</text:p>
          </table:table-cell>
          <table:table-cell/>
          <table:table-cell office:value-type="string">
            <text:p>30 Ohm</text:p>
          </table:table-cell>
          <table:table-cell/>
          <table:table-cell office:value-type="string">
            <text:p>306050023 </text:p>
          </table:table-cell>
          <table:table-cell table:number-columns-repeated="8"/>
          <table:table-cell office:value-type="string">
            <text:p>https://github.com/oomlout/oomlout-OOMP/raw/master/parts/FERB-0805-X-O300-01/FERB-0805-X-O300-01-datasheet.pdf</text:p>
          </table:table-cell>
        </table:table-row>
        <table:table-row table:style-name="ro1">
          <table:table-cell office:value-type="string">
            <text:p>HEAD-I01-L-02PI-01</text:p>
          </table:table-cell>
          <table:table-cell office:value-type="string">
            <text:p>2.54 mm 2 Pin Blu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2 Pin</text:p>
          </table:table-cell>
          <table:table-cell/>
          <table:table-cell office:value-type="string">
            <text:p>320020015 </text:p>
          </table:table-cell>
          <table:table-cell table:number-columns-repeated="8"/>
          <table:table-cell office:value-type="string">
            <text:p>https://github.com/oomlout/oomlout-OOMP/raw/master/parts/HEAD-I01-L-02PI-01/HEAD-I01-L-02PI-01-datasheet.pdf</text:p>
          </table:table-cell>
        </table:table-row>
        <table:table-row table:style-name="ro1">
          <table:table-cell office:value-type="string">
            <text:p>HEAD-I01-L-06PI-01</text:p>
          </table:table-cell>
          <table:table-cell office:value-type="string">
            <text:p>2.54 mm 6 Pin Blu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6 Pin</text:p>
          </table:table-cell>
          <table:table-cell/>
          <table:table-cell office:value-type="string">
            <text:p>320020005 </text:p>
          </table:table-cell>
          <table:table-cell table:number-columns-repeated="8"/>
          <table:table-cell office:value-type="string">
            <text:p>https://github.com/oomlout/oomlout-OOMP/raw/master/parts/HEAD-I01-L-06PI-01/HEAD-I01-L-06PI-01-datasheet.pdf</text:p>
          </table:table-cell>
        </table:table-row>
        <table:table-row table:style-name="ro1">
          <table:table-cell office:value-type="string">
            <text:p>HEAD-I01-L-08PI-01</text:p>
          </table:table-cell>
          <table:table-cell office:value-type="string">
            <text:p>2.54 mm 8 Pin Blu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8 Pin</text:p>
          </table:table-cell>
          <table:table-cell/>
          <table:table-cell office:value-type="string">
            <text:p>320020004 </text:p>
          </table:table-cell>
          <table:table-cell table:number-columns-repeated="8"/>
          <table:table-cell office:value-type="string">
            <text:p>https://github.com/oomlout/oomlout-OOMP/raw/master/parts/HEAD-I01-L-08PI-01/HEAD-I01-L-08PI-01-datasheet.pdf</text:p>
          </table:table-cell>
        </table:table-row>
        <table:table-row table:style-name="ro1">
          <table:table-cell office:value-type="string">
            <text:p>HEAD-I01-L-2X03PI-01</text:p>
          </table:table-cell>
          <table:table-cell office:value-type="string">
            <text:p>2.54 mm 6 Pin (2x3) Blu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6 Pin (2x3)</text:p>
          </table:table-cell>
          <table:table-cell/>
          <table:table-cell office:value-type="string">
            <text:p>320020003 </text:p>
          </table:table-cell>
          <table:table-cell table:number-columns-repeated="8"/>
          <table:table-cell office:value-type="string">
            <text:p>https://github.com/oomlout/oomlout-OOMP/raw/master/parts/HEAD-I01-L-2X03PI-01/HEAD-I01-L-2X03PI-01-datasheet.pdf</text:p>
          </table:table-cell>
        </table:table-row>
        <table:table-row table:style-name="ro1">
          <table:table-cell office:value-type="string">
            <text:p>HEAD-I01-W-02PI-01</text:p>
          </table:table-cell>
          <table:table-cell office:value-type="string">
            <text:p>2.54 mm 2 Pin Whit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2 Pin</text:p>
          </table:table-cell>
          <table:table-cell/>
          <table:table-cell office:value-type="string">
            <text:p>320020037 </text:p>
          </table:table-cell>
          <table:table-cell table:number-columns-repeated="8"/>
          <table:table-cell office:value-type="string">
            <text:p>https://github.com/oomlout/oomlout-OOMP/raw/master/parts/HEAD-I01-W-02PI-01/HEAD-I01-W-02PI-01-datasheet.pdf</text:p>
          </table:table-cell>
        </table:table-row>
        <table:table-row table:style-name="ro1">
          <table:table-cell office:value-type="string">
            <text:p>HEAD-I01-W-03PI-01</text:p>
          </table:table-cell>
          <table:table-cell office:value-type="string">
            <text:p>2.54 mm 3 Pin Whit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3 Pin</text:p>
          </table:table-cell>
          <table:table-cell/>
          <table:table-cell office:value-type="string">
            <text:p>320020038 </text:p>
          </table:table-cell>
          <table:table-cell table:number-columns-repeated="8"/>
          <table:table-cell office:value-type="string">
            <text:p>https://github.com/oomlout/oomlout-OOMP/raw/master/parts/HEAD-I01-W-03PI-01/HEAD-I01-W-03PI-01-datasheet.pdf</text:p>
          </table:table-cell>
        </table:table-row>
        <table:table-row table:style-name="ro1">
          <table:table-cell office:value-type="string">
            <text:p>HEAD-I01-W-08PI-01</text:p>
          </table:table-cell>
          <table:table-cell office:value-type="string">
            <text:p>2.54 mm 8 Pin Whit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8 Pin</text:p>
          </table:table-cell>
          <table:table-cell/>
          <table:table-cell office:value-type="string">
            <text:p>320020021 </text:p>
          </table:table-cell>
          <table:table-cell table:number-columns-repeated="8"/>
          <table:table-cell office:value-type="string">
            <text:p>https://github.com/oomlout/oomlout-OOMP/raw/master/parts/HEAD-I01-W-08PI-01/HEAD-I01-W-08PI-01-datasheet.pdf</text:p>
          </table:table-cell>
        </table:table-row>
        <table:table-row table:style-name="ro1">
          <table:table-cell office:value-type="string">
            <text:p>HEAD-I01-X-01PI-01</text:p>
          </table:table-cell>
          <table:table-cell office:value-type="string">
            <text:p>2.54 mm 1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01PI-01/HEAD-I01-X-01PI-01-datasheet.pdf</text:p>
          </table:table-cell>
        </table:table-row>
        <table:table-row table:style-name="ro1">
          <table:table-cell office:value-type="string">
            <text:p>HEAD-I01-X-02PI-01</text:p>
          </table:table-cell>
          <table:table-cell office:value-type="string">
            <text:p>2.54 mm 2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2 Pin</text:p>
          </table:table-cell>
          <table:table-cell/>
          <table:table-cell office:value-type="string">
            <text:p>320020016 </text:p>
          </table:table-cell>
          <table:table-cell table:number-columns-repeated="8"/>
          <table:table-cell office:value-type="string">
            <text:p>https://github.com/oomlout/oomlout-OOMP/raw/master/parts/HEAD-I01-X-02PI-01/HEAD-I01-X-02PI-01-datasheet.pdf</text:p>
          </table:table-cell>
        </table:table-row>
        <table:table-row table:style-name="ro1">
          <table:table-cell office:value-type="string">
            <text:p>HEAD-I01-X-03PI-01</text:p>
          </table:table-cell>
          <table:table-cell office:value-type="string">
            <text:p>2.54 mm 3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3 Pin</text:p>
          </table:table-cell>
          <table:table-cell/>
          <table:table-cell office:value-type="string">
            <text:p>32002007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20079">
            <text:p>320020079</text:p>
          </table:table-cell>
          <table:table-cell table:number-columns-repeated="2"/>
          <table:table-cell office:value-type="string">
            <text:p>https://github.com/oomlout/oomlout-OOMP/raw/master/parts/HEAD-I01-X-03PI-01/HEAD-I01-X-03PI-01-datasheet.pdf</text:p>
          </table:table-cell>
        </table:table-row>
        <table:table-row table:style-name="ro1">
          <table:table-cell office:value-type="string">
            <text:p>HEAD-I01-X-03PI-RA</text:p>
          </table:table-cell>
          <table:table-cell office:value-type="string">
            <text:p>2.54 mm 3 Pin Header Right Angle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3 Pin</text:p>
          </table:table-cell>
          <table:table-cell office:value-type="string">
            <text:p>Right Angle</text:p>
          </table:table-cell>
          <table:table-cell office:value-type="string">
            <text:p>320020061 </text:p>
          </table:table-cell>
          <table:table-cell table:number-columns-repeated="8"/>
          <table:table-cell office:value-type="string">
            <text:p>https://github.com/oomlout/oomlout-OOMP/raw/master/parts/HEAD-I01-X-03PI-RA/HEAD-I01-X-03PI-RA-datasheet.pdf</text:p>
          </table:table-cell>
        </table:table-row>
        <table:table-row table:style-name="ro1">
          <table:table-cell office:value-type="string">
            <text:p>HEAD-I01-X-04PI-01</text:p>
          </table:table-cell>
          <table:table-cell office:value-type="string">
            <text:p>2.54 mm 4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4 Pin</text:p>
          </table:table-cell>
          <table:table-cell/>
          <table:table-cell office:value-type="string">
            <text:p>320020017 </text:p>
          </table:table-cell>
          <table:table-cell table:number-columns-repeated="8"/>
          <table:table-cell office:value-type="string">
            <text:p>https://github.com/oomlout/oomlout-OOMP/raw/master/parts/HEAD-I01-X-04PI-01/HEAD-I01-X-04PI-01-datasheet.pdf</text:p>
          </table:table-cell>
        </table:table-row>
        <table:table-row table:style-name="ro1">
          <table:table-cell office:value-type="string">
            <text:p>HEAD-I01-X-05PI-01</text:p>
          </table:table-cell>
          <table:table-cell office:value-type="string">
            <text:p>2.54 mm 5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5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05PI-01/HEAD-I01-X-05PI-01-datasheet.pdf</text:p>
          </table:table-cell>
        </table:table-row>
        <table:table-row table:style-name="ro1">
          <table:table-cell office:value-type="string">
            <text:p>HEAD-I01-X-06PI-01</text:p>
          </table:table-cell>
          <table:table-cell office:value-type="string">
            <text:p>2.54 mm 6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6 Pin</text:p>
          </table:table-cell>
          <table:table-cell/>
          <table:table-cell office:value-type="string">
            <text:p>32002007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20078">
            <text:p>320020078</text:p>
          </table:table-cell>
          <table:table-cell table:number-columns-repeated="2"/>
          <table:table-cell office:value-type="string">
            <text:p>https://github.com/oomlout/oomlout-OOMP/raw/master/parts/HEAD-I01-X-06PI-01/HEAD-I01-X-06PI-01-datasheet.pdf</text:p>
          </table:table-cell>
        </table:table-row>
        <table:table-row table:style-name="ro1">
          <table:table-cell office:value-type="string">
            <text:p>HEAD-I01-X-06PI-RA</text:p>
          </table:table-cell>
          <table:table-cell office:value-type="string">
            <text:p>2.54 mm 6 Pin Header Right Angle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6 Pin</text:p>
          </table:table-cell>
          <table:table-cell office:value-type="string">
            <text:p>Right Angle</text:p>
          </table:table-cell>
          <table:table-cell office:value-type="string">
            <text:p>320020019 </text:p>
          </table:table-cell>
          <table:table-cell table:number-columns-repeated="8"/>
          <table:table-cell office:value-type="string">
            <text:p>https://github.com/oomlout/oomlout-OOMP/raw/master/parts/HEAD-I01-X-06PI-RA/HEAD-I01-X-06PI-RA-datasheet.pdf</text:p>
          </table:table-cell>
        </table:table-row>
        <table:table-row table:style-name="ro1">
          <table:table-cell office:value-type="string">
            <text:p>HEAD-I01-X-08PI-01</text:p>
          </table:table-cell>
          <table:table-cell office:value-type="string">
            <text:p>2.54 mm 8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8 Pin</text:p>
          </table:table-cell>
          <table:table-cell/>
          <table:table-cell office:value-type="string">
            <text:p>32002008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20080">
            <text:p>320020080</text:p>
          </table:table-cell>
          <table:table-cell table:number-columns-repeated="2"/>
          <table:table-cell office:value-type="string">
            <text:p>https://github.com/oomlout/oomlout-OOMP/raw/master/parts/HEAD-I01-X-08PI-01/HEAD-I01-X-08PI-01-datasheet.pdf</text:p>
          </table:table-cell>
        </table:table-row>
        <table:table-row table:style-name="ro1">
          <table:table-cell office:value-type="string">
            <text:p>HEAD-I01-X-10PI-01</text:p>
          </table:table-cell>
          <table:table-cell office:value-type="string">
            <text:p>2.54 mm 10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0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10PI-01/HEAD-I01-X-10PI-01-datasheet.pdf</text:p>
          </table:table-cell>
        </table:table-row>
        <table:table-row table:style-name="ro1">
          <table:table-cell office:value-type="string">
            <text:p>HEAD-I01-X-12PI-01</text:p>
          </table:table-cell>
          <table:table-cell office:value-type="string">
            <text:p>2.54 mm 12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2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12PI-01/HEAD-I01-X-12PI-01-datasheet.pdf</text:p>
          </table:table-cell>
        </table:table-row>
        <table:table-row table:style-name="ro1">
          <table:table-cell office:value-type="string">
            <text:p>HEAD-I01-X-14PI-01</text:p>
          </table:table-cell>
          <table:table-cell office:value-type="string">
            <text:p>2.54 mm 14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4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14PI-01/HEAD-I01-X-14PI-01-datasheet.pdf</text:p>
          </table:table-cell>
        </table:table-row>
        <table:table-row table:style-name="ro1">
          <table:table-cell office:value-type="string">
            <text:p>HEAD-I01-X-16PI-01</text:p>
          </table:table-cell>
          <table:table-cell office:value-type="string">
            <text:p>2.54 mm 16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6 Pin</text:p>
          </table:table-cell>
          <table:table-cell/>
          <table:table-cell office:value-type="string">
            <text:p>320020034 </text:p>
          </table:table-cell>
          <table:table-cell table:number-columns-repeated="8"/>
          <table:table-cell office:value-type="string">
            <text:p>https://github.com/oomlout/oomlout-OOMP/raw/master/parts/HEAD-I01-X-16PI-01/HEAD-I01-X-16PI-01-datasheet.pdf</text:p>
          </table:table-cell>
        </table:table-row>
        <table:table-row table:style-name="ro1">
          <table:table-cell office:value-type="string">
            <text:p>HEAD-I01-X-18PI-01</text:p>
          </table:table-cell>
          <table:table-cell office:value-type="string">
            <text:p>2.54 mm 18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8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18PI-01/HEAD-I01-X-18PI-01-datasheet.pdf</text:p>
          </table:table-cell>
        </table:table-row>
        <table:table-row table:style-name="ro1">
          <table:table-cell office:value-type="string">
            <text:p>HEAD-I01-X-20PI-01</text:p>
          </table:table-cell>
          <table:table-cell office:value-type="string">
            <text:p>2.54 mm 20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20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20PI-01/HEAD-I01-X-20PI-01-datasheet.pdf</text:p>
          </table:table-cell>
        </table:table-row>
        <table:table-row table:style-name="ro1">
          <table:table-cell office:value-type="string">
            <text:p>HEAD-I01-X-2X02PI-01</text:p>
          </table:table-cell>
          <table:table-cell office:value-type="string">
            <text:p>2.54 mm 4 Pin (2x2)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4 Pin (2x2)</text:p>
          </table:table-cell>
          <table:table-cell/>
          <table:table-cell/>
          <table:table-cell office:value-type="string">
            <text:p>TruConnect</text:p>
          </table:table-cell>
          <table:table-cell office:value-type="string">
            <text:p>22-0525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1824421">
            <text:p>1824421</text:p>
          </table:table-cell>
          <table:table-cell office:value-type="string">
            <text:p>Mouser</text:p>
          </table:table-cell>
          <table:table-cell office:value-type="string">
            <text:p>649-67996-104HLF</text:p>
          </table:table-cell>
          <table:table-cell office:value-type="string">
            <text:p>https://github.com/oomlout/oomlout-OOMP/raw/master/parts/HEAD-I01-X-2X02PI-01/HEAD-I01-X-2X02PI-01-datasheet.pdf</text:p>
          </table:table-cell>
        </table:table-row>
        <table:table-row table:style-name="ro1">
          <table:table-cell office:value-type="string">
            <text:p>HEAD-I01-X-2X03PI-01</text:p>
          </table:table-cell>
          <table:table-cell office:value-type="string">
            <text:p>2.54 mm 6 Pin (2x3)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6 Pin (2x3)</text:p>
          </table:table-cell>
          <table:table-cell/>
          <table:table-cell office:value-type="string">
            <text:p>320020077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20077">
            <text:p>320020077</text:p>
          </table:table-cell>
          <table:table-cell table:number-columns-repeated="2"/>
          <table:table-cell office:value-type="string">
            <text:p>https://github.com/oomlout/oomlout-OOMP/raw/master/parts/HEAD-I01-X-2X03PI-01/HEAD-I01-X-2X03PI-01-datasheet.pdf</text:p>
          </table:table-cell>
        </table:table-row>
        <table:table-row table:style-name="ro1">
          <table:table-cell office:value-type="string">
            <text:p>HEAD-I01-X-36PI-01</text:p>
          </table:table-cell>
          <table:table-cell office:value-type="string">
            <text:p>2.54 mm 36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36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36PI-01/HEAD-I01-X-36PI-01-datasheet.pdf</text:p>
          </table:table-cell>
        </table:table-row>
        <table:table-row table:style-name="ro1">
          <table:table-cell office:value-type="string">
            <text:p>HEAD-I01-X-40PI-01</text:p>
          </table:table-cell>
          <table:table-cell office:value-type="string">
            <text:p>2.54 mm 40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40 Pin</text:p>
          </table:table-cell>
          <table:table-cell/>
          <table:table-cell office:value-type="string">
            <text:p>320020010 </text:p>
          </table:table-cell>
          <table:table-cell table:number-columns-repeated="8"/>
          <table:table-cell office:value-type="string">
            <text:p>https://github.com/oomlout/oomlout-OOMP/raw/master/parts/HEAD-I01-X-40PI-01/HEAD-I01-X-40PI-01-datasheet.pdf</text:p>
          </table:table-cell>
        </table:table-row>
        <table:table-row table:style-name="ro1">
          <table:table-cell office:value-type="string">
            <text:p>HEAD-I01-Y-2X03PI-01</text:p>
          </table:table-cell>
          <table:table-cell office:value-type="string">
            <text:p>2.54 mm 6 Pin (2x3) Yellow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office:value-type="string">
            <text:p>6 Pin (2x3)</text:p>
          </table:table-cell>
          <table:table-cell/>
          <table:table-cell office:value-type="string">
            <text:p>320020027 </text:p>
          </table:table-cell>
          <table:table-cell table:number-columns-repeated="8"/>
          <table:table-cell office:value-type="string">
            <text:p>https://github.com/oomlout/oomlout-OOMP/raw/master/parts/HEAD-I01-Y-2X03PI-01/HEAD-I01-Y-2X03PI-01-datasheet.pdf</text:p>
          </table:table-cell>
        </table:table-row>
        <table:table-row table:style-name="ro1">
          <table:table-cell office:value-type="string">
            <text:p>HEAF-02-L-10PI-01</text:p>
          </table:table-cell>
          <table:table-cell office:value-type="string">
            <text:p>2 mm 10 Pin Blue Female Header</text:p>
          </table:table-cell>
          <table:table-cell office:value-type="string">
            <text:p>Female Header</text:p>
          </table:table-cell>
          <table:table-cell office:value-type="string">
            <text:p>2 mm</text:p>
          </table:table-cell>
          <table:table-cell office:value-type="string">
            <text:p>Blue</text:p>
          </table:table-cell>
          <table:table-cell office:value-type="string">
            <text:p>10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F-02-L-10PI-01/HEAF-02-L-10PI-01-datasheet.pdf</text:p>
          </table:table-cell>
        </table:table-row>
        <table:table-row table:style-name="ro1">
          <table:table-cell office:value-type="string">
            <text:p>HEAF-02-W-10PI-01</text:p>
          </table:table-cell>
          <table:table-cell office:value-type="string">
            <text:p>2 mm 10 Pin White Female Header</text:p>
          </table:table-cell>
          <table:table-cell office:value-type="string">
            <text:p>Female Header</text:p>
          </table:table-cell>
          <table:table-cell office:value-type="string">
            <text:p>2 mm</text:p>
          </table:table-cell>
          <table:table-cell office:value-type="string">
            <text:p>White</text:p>
          </table:table-cell>
          <table:table-cell office:value-type="string">
            <text:p>10 Pin</text:p>
          </table:table-cell>
          <table:table-cell/>
          <table:table-cell office:value-type="string">
            <text:p>320030020 </text:p>
          </table:table-cell>
          <table:table-cell table:number-columns-repeated="8"/>
          <table:table-cell office:value-type="string">
            <text:p>https://github.com/oomlout/oomlout-OOMP/raw/master/parts/HEAF-02-W-10PI-01/HEAF-02-W-10PI-01-datasheet.pdf</text:p>
          </table:table-cell>
        </table:table-row>
        <table:table-row table:style-name="ro1">
          <table:table-cell office:value-type="string">
            <text:p>HEAF-02-X-10PI-01</text:p>
          </table:table-cell>
          <table:table-cell office:value-type="string">
            <text:p>2 mm 10 Pin Female Header</text:p>
          </table:table-cell>
          <table:table-cell office:value-type="string">
            <text:p>Female Header</text:p>
          </table:table-cell>
          <table:table-cell office:value-type="string">
            <text:p>2 mm</text:p>
          </table:table-cell>
          <table:table-cell/>
          <table:table-cell office:value-type="string">
            <text:p>10 Pin</text:p>
          </table:table-cell>
          <table:table-cell/>
          <table:table-cell office:value-type="string">
            <text:p>320030009 </text:p>
          </table:table-cell>
          <table:table-cell table:number-columns-repeated="8"/>
          <table:table-cell office:value-type="string">
            <text:p>https://github.com/oomlout/oomlout-OOMP/raw/master/parts/HEAF-02-X-10PI-01/HEAF-02-X-10PI-01-datasheet.pdf</text:p>
          </table:table-cell>
        </table:table-row>
        <table:table-row table:style-name="ro1">
          <table:table-cell office:value-type="string">
            <text:p>HEAF-02-X-10PI-SM</text:p>
          </table:table-cell>
          <table:table-cell office:value-type="string">
            <text:p>2 mm 10 Pin Female Header (SMD)</text:p>
          </table:table-cell>
          <table:table-cell office:value-type="string">
            <text:p>Female Header</text:p>
          </table:table-cell>
          <table:table-cell office:value-type="string">
            <text:p>2 mm</text:p>
          </table:table-cell>
          <table:table-cell/>
          <table:table-cell office:value-type="string">
            <text:p>10 Pin</text:p>
          </table:table-cell>
          <table:table-cell office:value-type="string">
            <text:p>(SMD)</text:p>
          </table:table-cell>
          <table:table-cell office:value-type="string">
            <text:p>320030097 </text:p>
          </table:table-cell>
          <table:table-cell table:number-columns-repeated="8"/>
          <table:table-cell office:value-type="string">
            <text:p>https://github.com/oomlout/oomlout-OOMP/raw/master/parts/HEAF-02-X-10PI-SM/HEAF-02-X-10PI-SM-datasheet.pdf</text:p>
          </table:table-cell>
        </table:table-row>
        <table:table-row table:style-name="ro1">
          <table:table-cell office:value-type="string">
            <text:p>HEAF-I01-W-06PI-01</text:p>
          </table:table-cell>
          <table:table-cell office:value-type="string">
            <text:p>2.54 mm 6 Pin White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6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F-I01-W-06PI-01/HEAF-I01-W-06PI-01-datasheet.pdf</text:p>
          </table:table-cell>
        </table:table-row>
        <table:table-row table:style-name="ro1">
          <table:table-cell office:value-type="string">
            <text:p>HEAF-I01-W-08PI-01</text:p>
          </table:table-cell>
          <table:table-cell office:value-type="string">
            <text:p>2.54 mm 8 Pin White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8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F-I01-W-08PI-01/HEAF-I01-W-08PI-01-datasheet.pdf</text:p>
          </table:table-cell>
        </table:table-row>
        <table:table-row table:style-name="ro1">
          <table:table-cell office:value-type="string">
            <text:p>HEAF-I01-X-02PI-RO</text:p>
          </table:table-cell>
          <table:table-cell office:value-type="string">
            <text:p>2.54 mm 2 Pin Female Header (Round)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2 Pin</text:p>
          </table:table-cell>
          <table:table-cell office:value-type="string">
            <text:p>(Round)</text:p>
          </table:table-cell>
          <table:table-cell office:value-type="string">
            <text:p>320030050 </text:p>
          </table:table-cell>
          <table:table-cell table:number-columns-repeated="8"/>
          <table:table-cell office:value-type="string">
            <text:p>https://github.com/oomlout/oomlout-OOMP/raw/master/parts/HEAF-I01-X-02PI-RO/HEAF-I01-X-02PI-RO-datasheet.pdf</text:p>
          </table:table-cell>
        </table:table-row>
        <table:table-row table:style-name="ro1">
          <table:table-cell office:value-type="string">
            <text:p>HEAF-I01-X-04PI-01</text:p>
          </table:table-cell>
          <table:table-cell office:value-type="string">
            <text:p>2.54 mm 4 Pin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4 Pin</text:p>
          </table:table-cell>
          <table:table-cell/>
          <table:table-cell office:value-type="string">
            <text:p>320030017 </text:p>
          </table:table-cell>
          <table:table-cell table:number-columns-repeated="8"/>
          <table:table-cell office:value-type="string">
            <text:p>https://github.com/oomlout/oomlout-OOMP/raw/master/parts/HEAF-I01-X-04PI-01/HEAF-I01-X-04PI-01-datasheet.pdf</text:p>
          </table:table-cell>
        </table:table-row>
        <table:table-row table:style-name="ro1">
          <table:table-cell office:value-type="string">
            <text:p>HEAF-I01-X-06PI-01</text:p>
          </table:table-cell>
          <table:table-cell office:value-type="string">
            <text:p>2.54 mm 6 Pin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6 Pin</text:p>
          </table:table-cell>
          <table:table-cell/>
          <table:table-cell office:value-type="string">
            <text:p>32003006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0">
            <text:p>320030060</text:p>
          </table:table-cell>
          <table:table-cell table:number-columns-repeated="2"/>
          <table:table-cell office:value-type="string">
            <text:p>https://github.com/oomlout/oomlout-OOMP/raw/master/parts/HEAF-I01-X-06PI-01/HEAF-I01-X-06PI-01-datasheet.pdf</text:p>
          </table:table-cell>
        </table:table-row>
        <table:table-row table:style-name="ro1">
          <table:table-cell office:value-type="string">
            <text:p>HEAF-I01-X-08PI-01</text:p>
          </table:table-cell>
          <table:table-cell office:value-type="string">
            <text:p>2.54 mm 8 Pin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8 Pin</text:p>
          </table:table-cell>
          <table:table-cell/>
          <table:table-cell office:value-type="string">
            <text:p>32003006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1">
            <text:p>320030061</text:p>
          </table:table-cell>
          <table:table-cell table:number-columns-repeated="2"/>
          <table:table-cell office:value-type="string">
            <text:p>https://github.com/oomlout/oomlout-OOMP/raw/master/parts/HEAF-I01-X-08PI-01/HEAF-I01-X-08PI-01-datasheet.pdf</text:p>
          </table:table-cell>
        </table:table-row>
        <table:table-row table:style-name="ro1">
          <table:table-cell office:value-type="string">
            <text:p>HEAF-I01-Y-08PI-01</text:p>
          </table:table-cell>
          <table:table-cell office:value-type="string">
            <text:p>2.54 mm 8 Pin Yellow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office:value-type="string">
            <text:p>8 Pin</text:p>
          </table:table-cell>
          <table:table-cell/>
          <table:table-cell office:value-type="string">
            <text:p>320030065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5">
            <text:p>320030065</text:p>
          </table:table-cell>
          <table:table-cell table:number-columns-repeated="2"/>
          <table:table-cell office:value-type="string">
            <text:p>https://github.com/oomlout/oomlout-OOMP/raw/master/parts/HEAF-I01-Y-08PI-01/HEAF-I01-Y-08PI-01-datasheet.pdf</text:p>
          </table:table-cell>
        </table:table-row>
        <table:table-row table:style-name="ro1">
          <table:table-cell office:value-type="string">
            <text:p>HEAF-I01-X-10PI-01</text:p>
          </table:table-cell>
          <table:table-cell office:value-type="string">
            <text:p>2.54 mm 10 Pin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10 Pin</text:p>
          </table:table-cell>
          <table:table-cell/>
          <table:table-cell/>
          <table:table-cell office:value-type="string">
            <text:p>Sullins Connector Solutions</text:p>
          </table:table-cell>
          <table:table-cell office:value-type="string">
            <text:p>PPTC101LFBN-RC</text:p>
          </table:table-cell>
          <table:table-cell office:value-type="string">
            <text:p>Multicomp</text:p>
          </table:table-cell>
          <table:table-cell office:value-type="string">
            <text:p>2212S-10SG-85</text:p>
          </table:table-cell>
          <table:table-cell office:value-type="string">
            <text:p>Farnell</text:p>
          </table:table-cell>
          <table:table-cell office:value-type="float" office:value="1593464">
            <text:p>1593464</text:p>
          </table:table-cell>
          <table:table-cell office:value-type="string">
            <text:p>Rapid Electronics</text:p>
          </table:table-cell>
          <table:table-cell office:value-type="string">
            <text:p>19-0085</text:p>
          </table:table-cell>
          <table:table-cell office:value-type="string">
            <text:p>https://github.com/oomlout/oomlout-OOMP/raw/master/parts/HEAF-I01-X-10PI-01/HEAF-I01-X-10PI-01-datasheet.pdf</text:p>
          </table:table-cell>
        </table:table-row>
        <table:table-row table:style-name="ro1">
          <table:table-cell office:value-type="string">
            <text:p>HEAF-I01-X-2X04PI-01</text:p>
          </table:table-cell>
          <table:table-cell office:value-type="string">
            <text:p>2.54 mm 8 Pin (2x4)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8 Pin (2x4)</text:p>
          </table:table-cell>
          <table:table-cell/>
          <table:table-cell office:value-type="string">
            <text:p>320030087 </text:p>
          </table:table-cell>
          <table:table-cell table:number-columns-repeated="8"/>
          <table:table-cell office:value-type="string">
            <text:p>https://github.com/oomlout/oomlout-OOMP/raw/master/parts/HEAF-I01-X-2X04PI-01/HEAF-I01-X-2X04PI-01-datasheet.pdf</text:p>
          </table:table-cell>
        </table:table-row>
        <table:table-row table:style-name="ro1">
          <table:table-cell office:value-type="string">
            <text:p>HEAF-I01-Y-06PI-01</text:p>
          </table:table-cell>
          <table:table-cell office:value-type="string">
            <text:p>2.54 mm 6 Pin Yellow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office:value-type="string">
            <text:p>6 Pin</text:p>
          </table:table-cell>
          <table:table-cell/>
          <table:table-cell office:value-type="string">
            <text:p>320030019 </text:p>
          </table:table-cell>
          <table:table-cell table:number-columns-repeated="8"/>
          <table:table-cell office:value-type="string">
            <text:p>https://github.com/oomlout/oomlout-OOMP/raw/master/parts/HEAF-I01-Y-06PI-01/HEAF-I01-Y-06PI-01-datasheet.pdf</text:p>
          </table:table-cell>
        </table:table-row>
        <table:table-row table:style-name="ro1">
          <table:table-cell office:value-type="string">
            <text:p>HEAF-I01-Y-10PI-01</text:p>
          </table:table-cell>
          <table:table-cell office:value-type="string">
            <text:p>2.54 mm 10 Pin Yellow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office:value-type="string">
            <text:p>10 Pin</text:p>
          </table:table-cell>
          <table:table-cell/>
          <table:table-cell office:value-type="string">
            <text:p>32003005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59">
            <text:p>320030059</text:p>
          </table:table-cell>
          <table:table-cell table:number-columns-repeated="2"/>
          <table:table-cell office:value-type="string">
            <text:p>https://github.com/oomlout/oomlout-OOMP/raw/master/parts/HEAF-I01-Y-10PI-01/HEAF-I01-Y-10PI-01-datasheet.pdf</text:p>
          </table:table-cell>
        </table:table-row>
        <table:table-row table:style-name="ro1">
          <table:table-cell office:value-type="string">
            <text:p>HEAL-I01-X-03PI-01</text:p>
          </table:table-cell>
          <table:table-cell office:value-type="string">
            <text:p>2.54 mm 3 Pin Header (Long)</text:p>
          </table:table-cell>
          <table:table-cell office:value-type="string">
            <text:p>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3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L-I01-X-03PI-01/HEAL-I01-X-03PI-01-datasheet.pdf</text:p>
          </table:table-cell>
        </table:table-row>
        <table:table-row table:style-name="ro1">
          <table:table-cell office:value-type="string">
            <text:p>HEAL-I01-X-36PI-01</text:p>
          </table:table-cell>
          <table:table-cell office:value-type="string">
            <text:p>2.54 mm 36 Pin Header (Long)</text:p>
          </table:table-cell>
          <table:table-cell office:value-type="string">
            <text:p>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36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L-I01-X-36PI-01/HEAL-I01-X-36PI-01-datasheet.pdf</text:p>
          </table:table-cell>
        </table:table-row>
        <table:table-row table:style-name="ro1">
          <table:table-cell office:value-type="string">
            <text:p>HEDS-35D-X-SMDS-01</text:p>
          </table:table-cell>
          <table:table-cell office:value-type="string">
            <text:p>3.5 mm SMD Headphone Socket</text:p>
          </table:table-cell>
          <table:table-cell office:value-type="string">
            <text:p>Headphone Socket</text:p>
          </table:table-cell>
          <table:table-cell office:value-type="string">
            <text:p>3.5 mm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040007 </text:p>
          </table:table-cell>
          <table:table-cell table:number-columns-repeated="8"/>
          <table:table-cell office:value-type="string">
            <text:p>https://github.com/oomlout/oomlout-OOMP/raw/master/parts/HEDS-35D-X-SMDS-01/HEDS-35D-X-SMDS-01-datasheet.pdf</text:p>
          </table:table-cell>
        </table:table-row>
        <table:table-row table:style-name="ro1">
          <table:table-cell office:value-type="string">
            <text:p>HEDS-35D-X-SMDS-4P</text:p>
          </table:table-cell>
          <table:table-cell office:value-type="string">
            <text:p>3.5 mm SMD Headphone Socket (4 Pin)</text:p>
          </table:table-cell>
          <table:table-cell office:value-type="string">
            <text:p>Headphone Socket</text:p>
          </table:table-cell>
          <table:table-cell office:value-type="string">
            <text:p>3.5 mm</text:p>
          </table:table-cell>
          <table:table-cell/>
          <table:table-cell office:value-type="string">
            <text:p>SMD</text:p>
          </table:table-cell>
          <table:table-cell office:value-type="string">
            <text:p>(4 Pin)</text:p>
          </table:table-cell>
          <table:table-cell office:value-type="string">
            <text:p>320040003 320040009 </text:p>
          </table:table-cell>
          <table:table-cell office:value-type="string">
            <text:p>BST</text:p>
          </table:table-cell>
          <table:table-cell office:value-type="string">
            <text:p>PJ-393</text:p>
          </table:table-cell>
          <table:table-cell table:number-columns-repeated="2"/>
          <table:table-cell office:value-type="string">
            <text:p>SEEED Studio</text:p>
          </table:table-cell>
          <table:table-cell office:value-type="float" office:value="320040009">
            <text:p>320040009</text:p>
          </table:table-cell>
          <table:table-cell table:number-columns-repeated="2"/>
          <table:table-cell office:value-type="string">
            <text:p>https://github.com/oomlout/oomlout-OOMP/raw/master/parts/HEDS-35D-X-SMDS-4P/HEDS-35D-X-SMDS-4P-datasheet.pdf</text:p>
          </table:table-cell>
        </table:table-row>
        <table:table-row table:style-name="ro1">
          <table:table-cell office:value-type="string">
            <text:p>HELF-I01-L-06PI-01</text:p>
          </table:table-cell>
          <table:table-cell office:value-type="string">
            <text:p>2.54 mm 6 Pin Blue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6 Pin</text:p>
          </table:table-cell>
          <table:table-cell/>
          <table:table-cell office:value-type="string">
            <text:p>320030067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7">
            <text:p>320030067</text:p>
          </table:table-cell>
          <table:table-cell table:number-columns-repeated="2"/>
          <table:table-cell office:value-type="string">
            <text:p>https://github.com/oomlout/oomlout-OOMP/raw/master/parts/HELF-I01-L-06PI-01/HELF-I01-L-06PI-01-datasheet.pdf</text:p>
          </table:table-cell>
        </table:table-row>
        <table:table-row table:style-name="ro1">
          <table:table-cell office:value-type="string">
            <text:p>HELF-I01-L-08PI-01</text:p>
          </table:table-cell>
          <table:table-cell office:value-type="string">
            <text:p>2.54 mm 8 Pin Blue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8 Pin</text:p>
          </table:table-cell>
          <table:table-cell/>
          <table:table-cell office:value-type="string">
            <text:p>32003006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8">
            <text:p>320030068</text:p>
          </table:table-cell>
          <table:table-cell table:number-columns-repeated="2"/>
          <table:table-cell office:value-type="string">
            <text:p>https://github.com/oomlout/oomlout-OOMP/raw/master/parts/HELF-I01-L-08PI-01/HELF-I01-L-08PI-01-datasheet.pdf</text:p>
          </table:table-cell>
        </table:table-row>
        <table:table-row table:style-name="ro1">
          <table:table-cell office:value-type="string">
            <text:p>HELF-I01-L-10PI-01</text:p>
          </table:table-cell>
          <table:table-cell office:value-type="string">
            <text:p>2.54 mm 10 Pin Blue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10 Pin</text:p>
          </table:table-cell>
          <table:table-cell/>
          <table:table-cell office:value-type="string">
            <text:p>320030001 </text:p>
          </table:table-cell>
          <table:table-cell table:number-columns-repeated="8"/>
          <table:table-cell office:value-type="string">
            <text:p>https://github.com/oomlout/oomlout-OOMP/raw/master/parts/HELF-I01-L-10PI-01/HELF-I01-L-10PI-01-datasheet.pdf</text:p>
          </table:table-cell>
        </table:table-row>
        <table:table-row table:style-name="ro1">
          <table:table-cell office:value-type="string">
            <text:p>HELF-I01-L-2X03PI-01</text:p>
          </table:table-cell>
          <table:table-cell office:value-type="string">
            <text:p>2.54 mm 6 Pin (2x3) Blue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6 Pin (2x3)</text:p>
          </table:table-cell>
          <table:table-cell/>
          <table:table-cell office:value-type="string">
            <text:p>32003006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6">
            <text:p>320030066</text:p>
          </table:table-cell>
          <table:table-cell table:number-columns-repeated="2"/>
          <table:table-cell office:value-type="string">
            <text:p>https://github.com/oomlout/oomlout-OOMP/raw/master/parts/HELF-I01-L-2X03PI-01/HELF-I01-L-2X03PI-01-datasheet.pdf</text:p>
          </table:table-cell>
        </table:table-row>
        <table:table-row table:style-name="ro1">
          <table:table-cell office:value-type="string">
            <text:p>HELF-I01-X-06PI-01</text:p>
          </table:table-cell>
          <table:table-cell office:value-type="string">
            <text:p>2.54 mm 6 Pin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6 Pin</text:p>
          </table:table-cell>
          <table:table-cell/>
          <table:table-cell office:value-type="string">
            <text:p>320030012 </text:p>
          </table:table-cell>
          <table:table-cell table:number-columns-repeated="8"/>
          <table:table-cell office:value-type="string">
            <text:p>https://github.com/oomlout/oomlout-OOMP/raw/master/parts/HELF-I01-X-06PI-01/HELF-I01-X-06PI-01-datasheet.pdf</text:p>
          </table:table-cell>
        </table:table-row>
        <table:table-row table:style-name="ro1">
          <table:table-cell office:value-type="string">
            <text:p>HELF-I01-X-08PI-01</text:p>
          </table:table-cell>
          <table:table-cell office:value-type="string">
            <text:p>2.54 mm 8 Pin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8 Pin</text:p>
          </table:table-cell>
          <table:table-cell/>
          <table:table-cell office:value-type="string">
            <text:p>320030013 </text:p>
          </table:table-cell>
          <table:table-cell table:number-columns-repeated="8"/>
          <table:table-cell office:value-type="string">
            <text:p>https://github.com/oomlout/oomlout-OOMP/raw/master/parts/HELF-I01-X-08PI-01/HELF-I01-X-08PI-01-datasheet.pdf</text:p>
          </table:table-cell>
        </table:table-row>
        <table:table-row table:style-name="ro1">
          <table:table-cell office:value-type="string">
            <text:p>HELF-I01-X-10PI-01</text:p>
          </table:table-cell>
          <table:table-cell office:value-type="string">
            <text:p>2.54 mm 10 Pin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10 Pin</text:p>
          </table:table-cell>
          <table:table-cell/>
          <table:table-cell office:value-type="string">
            <text:p>320030039 </text:p>
          </table:table-cell>
          <table:table-cell table:number-columns-repeated="8"/>
          <table:table-cell office:value-type="string">
            <text:p>https://github.com/oomlout/oomlout-OOMP/raw/master/parts/HELF-I01-X-10PI-01/HELF-I01-X-10PI-01-datasheet.pdf</text:p>
          </table:table-cell>
        </table:table-row>
        <table:table-row table:style-name="ro1">
          <table:table-cell office:value-type="string">
            <text:p>HESH-03-B-STAN-01</text:p>
          </table:table-cell>
          <table:table-cell office:value-type="string">
            <text:p>3 mm Black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Black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B-STAN-01/HESH-03-B-STAN-01-datasheet.pdf</text:p>
          </table:table-cell>
        </table:table-row>
        <table:table-row table:style-name="ro1">
          <table:table-cell office:value-type="string">
            <text:p>HESH-03-E-STAN-01</text:p>
          </table:table-cell>
          <table:table-cell office:value-type="string">
            <text:p>3 mm Grey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Grey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E-STAN-01/HESH-03-E-STAN-01-datasheet.pdf</text:p>
          </table:table-cell>
        </table:table-row>
        <table:table-row table:style-name="ro1">
          <table:table-cell office:value-type="string">
            <text:p>HESH-03-G-STAN-01</text:p>
          </table:table-cell>
          <table:table-cell office:value-type="string">
            <text:p>3 mm Green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Gree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G-STAN-01/HESH-03-G-STAN-01-datasheet.pdf</text:p>
          </table:table-cell>
        </table:table-row>
        <table:table-row table:style-name="ro1">
          <table:table-cell office:value-type="string">
            <text:p>HESH-03-L-STAN-01</text:p>
          </table:table-cell>
          <table:table-cell office:value-type="string">
            <text:p>3 mm Blue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Blu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L-STAN-01/HESH-03-L-STAN-01-datasheet.pdf</text:p>
          </table:table-cell>
        </table:table-row>
        <table:table-row table:style-name="ro1">
          <table:table-cell office:value-type="string">
            <text:p>HESH-03-N-STAN-01</text:p>
          </table:table-cell>
          <table:table-cell office:value-type="string">
            <text:p>3 mm Brown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Brow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N-STAN-01/HESH-03-N-STAN-01-datasheet.pdf</text:p>
          </table:table-cell>
        </table:table-row>
        <table:table-row table:style-name="ro1">
          <table:table-cell office:value-type="string">
            <text:p>HESH-03-O-STAN-01</text:p>
          </table:table-cell>
          <table:table-cell office:value-type="string">
            <text:p>3 mm Orange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Orang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O-STAN-01/HESH-03-O-STAN-01-datasheet.pdf</text:p>
          </table:table-cell>
        </table:table-row>
        <table:table-row table:style-name="ro1">
          <table:table-cell office:value-type="string">
            <text:p>HESH-03-R-STAN-01</text:p>
          </table:table-cell>
          <table:table-cell office:value-type="string">
            <text:p>3 mm Red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Red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R-STAN-01/HESH-03-R-STAN-01-datasheet.pdf</text:p>
          </table:table-cell>
        </table:table-row>
        <table:table-row table:style-name="ro1">
          <table:table-cell office:value-type="string">
            <text:p>HESH-03-V-STAN-01</text:p>
          </table:table-cell>
          <table:table-cell office:value-type="string">
            <text:p>3 mm Purple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Purpl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V-STAN-01/HESH-03-V-STAN-01-datasheet.pdf</text:p>
          </table:table-cell>
        </table:table-row>
        <table:table-row table:style-name="ro1">
          <table:table-cell office:value-type="string">
            <text:p>HESH-03-W-STAN-01</text:p>
          </table:table-cell>
          <table:table-cell office:value-type="string">
            <text:p>3 mm White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Whit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W-STAN-01/HESH-03-W-STAN-01-datasheet.pdf</text:p>
          </table:table-cell>
        </table:table-row>
        <table:table-row table:style-name="ro1">
          <table:table-cell office:value-type="string">
            <text:p>HESH-03-Y-STAN-01</text:p>
          </table:table-cell>
          <table:table-cell office:value-type="string">
            <text:p>3 mm Yellow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Yellow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Y-STAN-01/HESH-03-Y-STAN-01-datasheet.pdf</text:p>
          </table:table-cell>
        </table:table-row>
        <table:table-row table:style-name="ro1">
          <table:table-cell office:value-type="string">
            <text:p>HESH-06-B-STAN-01</text:p>
          </table:table-cell>
          <table:table-cell office:value-type="string">
            <text:p>6 mm Black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Black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B-STAN-01/HESH-06-B-STAN-01-datasheet.pdf</text:p>
          </table:table-cell>
        </table:table-row>
        <table:table-row table:style-name="ro1">
          <table:table-cell office:value-type="string">
            <text:p>HESH-06-E-STAN-01</text:p>
          </table:table-cell>
          <table:table-cell office:value-type="string">
            <text:p>6 mm Grey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Grey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E-STAN-01/HESH-06-E-STAN-01-datasheet.pdf</text:p>
          </table:table-cell>
        </table:table-row>
        <table:table-row table:style-name="ro1">
          <table:table-cell office:value-type="string">
            <text:p>HESH-06-G-STAN-01</text:p>
          </table:table-cell>
          <table:table-cell office:value-type="string">
            <text:p>6 mm Green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Gree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G-STAN-01/HESH-06-G-STAN-01-datasheet.pdf</text:p>
          </table:table-cell>
        </table:table-row>
        <table:table-row table:style-name="ro1">
          <table:table-cell office:value-type="string">
            <text:p>HESH-06-L-STAN-01</text:p>
          </table:table-cell>
          <table:table-cell office:value-type="string">
            <text:p>6 mm Blue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Blu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L-STAN-01/HESH-06-L-STAN-01-datasheet.pdf</text:p>
          </table:table-cell>
        </table:table-row>
        <table:table-row table:style-name="ro1">
          <table:table-cell office:value-type="string">
            <text:p>HESH-06-N-STAN-01</text:p>
          </table:table-cell>
          <table:table-cell office:value-type="string">
            <text:p>6 mm Brown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Brow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N-STAN-01/HESH-06-N-STAN-01-datasheet.pdf</text:p>
          </table:table-cell>
        </table:table-row>
        <table:table-row table:style-name="ro1">
          <table:table-cell office:value-type="string">
            <text:p>HESH-06-O-STAN-01</text:p>
          </table:table-cell>
          <table:table-cell office:value-type="string">
            <text:p>6 mm Orange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Orang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O-STAN-01/HESH-06-O-STAN-01-datasheet.pdf</text:p>
          </table:table-cell>
        </table:table-row>
        <table:table-row table:style-name="ro1">
          <table:table-cell office:value-type="string">
            <text:p>HESH-06-R-STAN-01</text:p>
          </table:table-cell>
          <table:table-cell office:value-type="string">
            <text:p>6 mm Red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Red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R-STAN-01/HESH-06-R-STAN-01-datasheet.pdf</text:p>
          </table:table-cell>
        </table:table-row>
        <table:table-row table:style-name="ro1">
          <table:table-cell office:value-type="string">
            <text:p>HESH-06-V-STAN-01</text:p>
          </table:table-cell>
          <table:table-cell office:value-type="string">
            <text:p>6 mm Purple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Purpl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V-STAN-01/HESH-06-V-STAN-01-datasheet.pdf</text:p>
          </table:table-cell>
        </table:table-row>
        <table:table-row table:style-name="ro1">
          <table:table-cell office:value-type="string">
            <text:p>HESH-06-W-STAN-01</text:p>
          </table:table-cell>
          <table:table-cell office:value-type="string">
            <text:p>6 mm White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Whit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W-STAN-01/HESH-06-W-STAN-01-datasheet.pdf</text:p>
          </table:table-cell>
        </table:table-row>
        <table:table-row table:style-name="ro1">
          <table:table-cell office:value-type="string">
            <text:p>HESH-06-Y-STAN-01</text:p>
          </table:table-cell>
          <table:table-cell office:value-type="string">
            <text:p>6 mm Yellow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Yellow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Y-STAN-01/HESH-06-Y-STAN-01-datasheet.pdf</text:p>
          </table:table-cell>
        </table:table-row>
        <table:table-row table:style-name="ro1">
          <table:table-cell office:value-type="string">
            <text:p>HESH-15D-B-STAN-01</text:p>
          </table:table-cell>
          <table:table-cell office:value-type="string">
            <text:p>1.5 mm Black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Black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B-STAN-01/HESH-15D-B-STAN-01-datasheet.pdf</text:p>
          </table:table-cell>
        </table:table-row>
        <table:table-row table:style-name="ro1">
          <table:table-cell office:value-type="string">
            <text:p>HESH-15D-E-STAN-01</text:p>
          </table:table-cell>
          <table:table-cell office:value-type="string">
            <text:p>1.5 mm Grey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Grey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E-STAN-01/HESH-15D-E-STAN-01-datasheet.pdf</text:p>
          </table:table-cell>
        </table:table-row>
        <table:table-row table:style-name="ro1">
          <table:table-cell office:value-type="string">
            <text:p>HESH-15D-G-STAN-01</text:p>
          </table:table-cell>
          <table:table-cell office:value-type="string">
            <text:p>1.5 mm Green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Gree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G-STAN-01/HESH-15D-G-STAN-01-datasheet.pdf</text:p>
          </table:table-cell>
        </table:table-row>
        <table:table-row table:style-name="ro1">
          <table:table-cell office:value-type="string">
            <text:p>HESH-15D-L-STAN-01</text:p>
          </table:table-cell>
          <table:table-cell office:value-type="string">
            <text:p>1.5 mm Blue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Blu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L-STAN-01/HESH-15D-L-STAN-01-datasheet.pdf</text:p>
          </table:table-cell>
        </table:table-row>
        <table:table-row table:style-name="ro1">
          <table:table-cell office:value-type="string">
            <text:p>HESH-15D-N-STAN-01</text:p>
          </table:table-cell>
          <table:table-cell office:value-type="string">
            <text:p>1.5 mm Brown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Brow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N-STAN-01/HESH-15D-N-STAN-01-datasheet.pdf</text:p>
          </table:table-cell>
        </table:table-row>
        <table:table-row table:style-name="ro1">
          <table:table-cell office:value-type="string">
            <text:p>HESH-15D-O-STAN-01</text:p>
          </table:table-cell>
          <table:table-cell office:value-type="string">
            <text:p>1.5 mm Orange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Orang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O-STAN-01/HESH-15D-O-STAN-01-datasheet.pdf</text:p>
          </table:table-cell>
        </table:table-row>
        <table:table-row table:style-name="ro1">
          <table:table-cell office:value-type="string">
            <text:p>HESH-15D-R-STAN-01</text:p>
          </table:table-cell>
          <table:table-cell office:value-type="string">
            <text:p>1.5 mm Red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Red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R-STAN-01/HESH-15D-R-STAN-01-datasheet.pdf</text:p>
          </table:table-cell>
        </table:table-row>
        <table:table-row table:style-name="ro1">
          <table:table-cell office:value-type="string">
            <text:p>HESH-15D-V-STAN-01</text:p>
          </table:table-cell>
          <table:table-cell office:value-type="string">
            <text:p>1.5 mm Purple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Purpl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V-STAN-01/HESH-15D-V-STAN-01-datasheet.pdf</text:p>
          </table:table-cell>
        </table:table-row>
        <table:table-row table:style-name="ro1">
          <table:table-cell office:value-type="string">
            <text:p>HESH-15D-W-STAN-01</text:p>
          </table:table-cell>
          <table:table-cell office:value-type="string">
            <text:p>1.5 mm White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Whit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W-STAN-01/HESH-15D-W-STAN-01-datasheet.pdf</text:p>
          </table:table-cell>
        </table:table-row>
        <table:table-row table:style-name="ro1">
          <table:table-cell office:value-type="string">
            <text:p>HESH-15D-Y-STAN-01</text:p>
          </table:table-cell>
          <table:table-cell office:value-type="string">
            <text:p>1.5 mm Yellow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Yellow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Y-STAN-01/HESH-15D-Y-STAN-01-datasheet.pdf</text:p>
          </table:table-cell>
        </table:table-row>
        <table:table-row table:style-name="ro1">
          <table:table-cell office:value-type="string">
            <text:p>ICIC-DFN8-X-KCN3065-01</text:p>
          </table:table-cell>
          <table:table-cell office:value-type="string">
            <text:p>SMD (DFN-8) Lithium Ion Battery Charger (CN3065)</text:p>
          </table:table-cell>
          <table:table-cell/>
          <table:table-cell office:value-type="string">
            <text:p>SMD (DFN-8)</text:p>
          </table:table-cell>
          <table:table-cell/>
          <table:table-cell office:value-type="string">
            <text:p>Lithium Ion Battery Charger (CN3065)</text:p>
          </table:table-cell>
          <table:table-cell/>
          <table:table-cell office:value-type="string">
            <text:p>310030101 </text:p>
          </table:table-cell>
          <table:table-cell table:number-columns-repeated="8"/>
          <table:table-cell office:value-type="string">
            <text:p>https://github.com/oomlout/oomlout-OOMP/raw/master/parts/ICIC-DFN8-X-KCN3065-01/ICIC-DFN8-X-KCN3065-01-datasheet.pdf</text:p>
          </table:table-cell>
        </table:table-row>
        <table:table-row table:style-name="ro1">
          <table:table-cell office:value-type="string">
            <text:p>ICIC-DI16-X-K595-01</text:p>
          </table:table-cell>
          <table:table-cell office:value-type="string">
            <text:p>16 Pin DIP 74HC595 8-Bit Shift Register (Latching)</text:p>
          </table:table-cell>
          <table:table-cell/>
          <table:table-cell office:value-type="string">
            <text:p>16 Pin DIP</text:p>
          </table:table-cell>
          <table:table-cell/>
          <table:table-cell office:value-type="string">
            <text:p>74HC595 8-Bit Shift Register (Latching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DI16-X-K595-01/ICIC-DI16-X-K595-01-datasheet.pdf</text:p>
          </table:table-cell>
        </table:table-row>
        <table:table-row table:style-name="ro1">
          <table:table-cell office:value-type="string">
            <text:p>ICIC-DI18-X-K2803-01</text:p>
          </table:table-cell>
          <table:table-cell office:value-type="string">
            <text:p>18 Pin DIP ULN2803A Octal Transistor Array</text:p>
          </table:table-cell>
          <table:table-cell/>
          <table:table-cell office:value-type="string">
            <text:p>18 Pin DIP</text:p>
          </table:table-cell>
          <table:table-cell/>
          <table:table-cell office:value-type="string">
            <text:p>ULN2803A Octal Transistor Array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DI18-X-K2803-01/ICIC-DI18-X-K2803-01-datasheet.pdf</text:p>
          </table:table-cell>
        </table:table-row>
        <table:table-row table:style-name="ro1">
          <table:table-cell office:value-type="string">
            <text:p>ICIC-DI18-X-KTM1636-01</text:p>
          </table:table-cell>
          <table:table-cell office:value-type="string">
            <text:p>18 Pin DIP 7 Segment Driver and Keypad Scanning (TM1636)</text:p>
          </table:table-cell>
          <table:table-cell/>
          <table:table-cell office:value-type="string">
            <text:p>18 Pin DIP</text:p>
          </table:table-cell>
          <table:table-cell/>
          <table:table-cell office:value-type="string">
            <text:p>7 Segment Driver and Keypad Scanning (TM1636)</text:p>
          </table:table-cell>
          <table:table-cell/>
          <table:table-cell office:value-type="string">
            <text:p>310040002 </text:p>
          </table:table-cell>
          <table:table-cell table:number-columns-repeated="8"/>
          <table:table-cell office:value-type="string">
            <text:p>https://github.com/oomlout/oomlout-OOMP/raw/master/parts/ICIC-DI18-X-KTM1636-01/ICIC-DI18-X-KTM1636-01-datasheet.pdf</text:p>
          </table:table-cell>
        </table:table-row>
        <table:table-row table:style-name="ro1">
          <table:table-cell office:value-type="string">
            <text:p>ICIC-DI28-X-K328-01</text:p>
          </table:table-cell>
          <table:table-cell office:value-type="string">
            <text:p>28 Pin DIP AtMega328P</text:p>
          </table:table-cell>
          <table:table-cell/>
          <table:table-cell office:value-type="string">
            <text:p>28 Pin DIP</text:p>
          </table:table-cell>
          <table:table-cell/>
          <table:table-cell office:value-type="string">
            <text:p>AtMega328P</text:p>
          </table:table-cell>
          <table:table-cell/>
          <table:table-cell office:value-type="string">
            <text:p>310010051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1715487">
            <text:p>1715487</text:p>
          </table:table-cell>
          <table:table-cell office:value-type="string">
            <text:p>Mouser</text:p>
          </table:table-cell>
          <table:table-cell office:value-type="string">
            <text:p>556-ATMEGA328P-PU</text:p>
          </table:table-cell>
          <table:table-cell office:value-type="string">
            <text:p>https://github.com/oomlout/oomlout-OOMP/raw/master/parts/ICIC-DI28-X-K328-01/ICIC-DI28-X-K328-01-datasheet.pdf</text:p>
          </table:table-cell>
        </table:table-row>
        <table:table-row table:style-name="ro1">
          <table:table-cell office:value-type="string">
            <text:p>ICIC-DI28W-X-KLPC14-01</text:p>
          </table:table-cell>
          <table:table-cell office:value-type="string">
            <text:p>28 Pin DIP (0.6) DIP LPC1114 (Cortex M0)"</text:p>
          </table:table-cell>
          <table:table-cell/>
          <table:table-cell office:value-type="string">
            <text:p>28 Pin DIP (0.6")</text:p>
          </table:table-cell>
          <table:table-cell/>
          <table:table-cell office:value-type="string">
            <text:p>LPC1114 (Cortex M0)</text:p>
          </table:table-cell>
          <table:table-cell/>
          <table:table-cell office:value-type="string">
            <text:p>310010024 </text:p>
          </table:table-cell>
          <table:table-cell table:number-columns-repeated="8"/>
          <table:table-cell office:value-type="string">
            <text:p>https://github.com/oomlout/oomlout-OOMP/raw/master/parts/ICIC-DI28W-X-KLPC14-01/ICIC-DI28W-X-KLPC14-01-datasheet.pdf</text:p>
          </table:table-cell>
        </table:table-row>
        <table:table-row table:style-name="ro1">
          <table:table-cell office:value-type="string">
            <text:p>ICIC-HQFN33-X-KLPC33-01</text:p>
          </table:table-cell>
          <table:table-cell office:value-type="string">
            <text:p>33 Pin SMD (Heatsink QFN) LPC11U35FHI33 (Cortex M0)</text:p>
          </table:table-cell>
          <table:table-cell/>
          <table:table-cell office:value-type="string">
            <text:p>33 Pin SMD (Heatsink QFN)</text:p>
          </table:table-cell>
          <table:table-cell/>
          <table:table-cell office:value-type="string">
            <text:p>LPC11U35FHI33 (Cortex M0)</text:p>
          </table:table-cell>
          <table:table-cell/>
          <table:table-cell office:value-type="string">
            <text:p>310010053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10053">
            <text:p>310010053</text:p>
          </table:table-cell>
          <table:table-cell table:number-columns-repeated="2"/>
          <table:table-cell office:value-type="string">
            <text:p>https://github.com/oomlout/oomlout-OOMP/raw/master/parts/ICIC-HQFN33-X-KLPC33-01/ICIC-HQFN33-X-KLPC33-01-datasheet.pdf</text:p>
          </table:table-cell>
        </table:table-row>
        <table:table-row table:style-name="ro1">
          <table:table-cell office:value-type="string">
            <text:p>ICIC-LG14-X-K345-01</text:p>
          </table:table-cell>
          <table:table-cell office:value-type="string">
            <text:p>14 Pin SMD (LGA) Digital Accelerometer (ADXL345)</text:p>
          </table:table-cell>
          <table:table-cell/>
          <table:table-cell office:value-type="string">
            <text:p>14 Pin SMD (LGA)</text:p>
          </table:table-cell>
          <table:table-cell/>
          <table:table-cell office:value-type="string">
            <text:p>Digital Accelerometer (ADXL345)</text:p>
          </table:table-cell>
          <table:table-cell/>
          <table:table-cell office:value-type="string">
            <text:p>314080008 </text:p>
          </table:table-cell>
          <table:table-cell table:number-columns-repeated="8"/>
          <table:table-cell office:value-type="string">
            <text:p>https://github.com/oomlout/oomlout-OOMP/raw/master/parts/ICIC-LG14-X-K345-01/ICIC-LG14-X-K345-01-datasheet.pdf</text:p>
          </table:table-cell>
        </table:table-row>
        <table:table-row table:style-name="ro1">
          <table:table-cell office:value-type="string">
            <text:p>ICIC-PS20-X-KL298-A4</text:p>
          </table:table-cell>
          <table:table-cell office:value-type="string">
            <text:p>SMD (Power SO-20) Dual H-Bridge (L298) 4 A</text:p>
          </table:table-cell>
          <table:table-cell/>
          <table:table-cell office:value-type="string">
            <text:p>SMD (Power SO-20)</text:p>
          </table:table-cell>
          <table:table-cell/>
          <table:table-cell office:value-type="string">
            <text:p>Dual H-Bridge (L298)</text:p>
          </table:table-cell>
          <table:table-cell office:value-type="string">
            <text:p>4 A</text:p>
          </table:table-cell>
          <table:table-cell office:value-type="string">
            <text:p>31004001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40018">
            <text:p>310040018</text:p>
          </table:table-cell>
          <table:table-cell table:number-columns-repeated="2"/>
          <table:table-cell office:value-type="string">
            <text:p>https://github.com/oomlout/oomlout-OOMP/raw/master/parts/ICIC-PS20-X-KL298-A4/ICIC-PS20-X-KL298-A4-datasheet.pdf</text:p>
          </table:table-cell>
        </table:table-row>
        <table:table-row table:style-name="ro1">
          <table:table-cell office:value-type="string">
            <text:p>ICIC-QFN32-X-K16U2-01</text:p>
          </table:table-cell>
          <table:table-cell office:value-type="string">
            <text:p>32 Pin SMD (QFN) ATMega16U2</text:p>
          </table:table-cell>
          <table:table-cell/>
          <table:table-cell office:value-type="string">
            <text:p>32 Pin SMD (QFN)</text:p>
          </table:table-cell>
          <table:table-cell/>
          <table:table-cell office:value-type="string">
            <text:p>AtMega16U2</text:p>
          </table:table-cell>
          <table:table-cell/>
          <table:table-cell office:value-type="string">
            <text:p>310010018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56-ATMEGA16U2-MU</text:p>
          </table:table-cell>
          <table:table-cell office:value-type="string">
            <text:p>SEEED</text:p>
          </table:table-cell>
          <table:table-cell office:value-type="float" office:value="310010018">
            <text:p>310010018</text:p>
          </table:table-cell>
          <table:table-cell office:value-type="string">
            <text:p>https://github.com/oomlout/oomlout-OOMP/raw/master/parts/ICIC-QFN32-X-K16U2-01/ICIC-QFN32-X-K16U2-01-datasheet.pdf</text:p>
          </table:table-cell>
        </table:table-row>
        <table:table-row table:style-name="ro1">
          <table:table-cell office:value-type="string">
            <text:p>ICIC-QFN48-X-KRF822-01</text:p>
          </table:table-cell>
          <table:table-cell office:value-type="string">
            <text:p>48 Pin SMD (QFN) nRF51822 (Bluetooth MCU)</text:p>
          </table:table-cell>
          <table:table-cell/>
          <table:table-cell office:value-type="string">
            <text:p>48 Pin SMD (QFN)</text:p>
          </table:table-cell>
          <table:table-cell/>
          <table:table-cell office:value-type="string">
            <text:p>nRF51822 (Bluetooth MCU)</text:p>
          </table:table-cell>
          <table:table-cell/>
          <table:table-cell office:value-type="string">
            <text:p>310060026 </text:p>
          </table:table-cell>
          <table:table-cell table:number-columns-repeated="8"/>
          <table:table-cell office:value-type="string">
            <text:p>https://github.com/oomlout/oomlout-OOMP/raw/master/parts/ICIC-QFN48-X-KRF822-01/ICIC-QFN48-X-KRF822-01-datasheet.pdf</text:p>
          </table:table-cell>
        </table:table-row>
        <table:table-row table:style-name="ro1">
          <table:table-cell office:value-type="string">
            <text:p>ICIC-QFP100-X-K2560-01</text:p>
          </table:table-cell>
          <table:table-cell office:value-type="string">
            <text:p>100 Pin SMD (TQFP) AtMega2560</text:p>
          </table:table-cell>
          <table:table-cell/>
          <table:table-cell office:value-type="string">
            <text:p>100 Pin SMD (TQFP)</text:p>
          </table:table-cell>
          <table:table-cell/>
          <table:table-cell office:value-type="string">
            <text:p>AtMega2560</text:p>
          </table:table-cell>
          <table:table-cell/>
          <table:table-cell office:value-type="string">
            <text:p>31001000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10006">
            <text:p>310010006</text:p>
          </table:table-cell>
          <table:table-cell table:number-columns-repeated="2"/>
          <table:table-cell office:value-type="string">
            <text:p>https://github.com/oomlout/oomlout-OOMP/raw/master/parts/ICIC-QFP100-X-K2560-01/ICIC-QFP100-X-K2560-01-datasheet.pdf</text:p>
          </table:table-cell>
        </table:table-row>
        <table:table-row table:style-name="ro1">
          <table:table-cell office:value-type="string">
            <text:p>ICIC-QFP100-X-KLPC17-01</text:p>
          </table:table-cell>
          <table:table-cell office:value-type="string">
            <text:p>100 Pin SMD (TQFP) LPC1768 (Cortex M3)</text:p>
          </table:table-cell>
          <table:table-cell/>
          <table:table-cell office:value-type="string">
            <text:p>100 Pin SMD (TQFP)</text:p>
          </table:table-cell>
          <table:table-cell/>
          <table:table-cell office:value-type="string">
            <text:p>LPC1768 (Cortex M3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QFP100-X-KLPC17-01/ICIC-QFP100-X-KLPC17-01-datasheet.pdf</text:p>
          </table:table-cell>
        </table:table-row>
        <table:table-row table:style-name="ro1">
          <table:table-cell office:value-type="string">
            <text:p>ICIC-QFP32-X-K8-01</text:p>
          </table:table-cell>
          <table:table-cell office:value-type="string">
            <text:p>32 Pin SMD (TQFP) AtMega8A</text:p>
          </table:table-cell>
          <table:table-cell/>
          <table:table-cell office:value-type="string">
            <text:p>32 Pin SMD (TQFP)</text:p>
          </table:table-cell>
          <table:table-cell/>
          <table:table-cell office:value-type="string">
            <text:p>AtMega8A</text:p>
          </table:table-cell>
          <table:table-cell/>
          <table:table-cell office:value-type="string">
            <text:p>310010023 </text:p>
          </table:table-cell>
          <table:table-cell table:number-columns-repeated="8"/>
          <table:table-cell office:value-type="string">
            <text:p>https://github.com/oomlout/oomlout-OOMP/raw/master/parts/ICIC-QFP32-X-K8-01/ICIC-QFP32-X-K8-01-datasheet.pdf</text:p>
          </table:table-cell>
        </table:table-row>
        <table:table-row table:style-name="ro1">
          <table:table-cell office:value-type="string">
            <text:p>ICIC-QFP44-X-K32U4-01</text:p>
          </table:table-cell>
          <table:table-cell office:value-type="string">
            <text:p>44 Pin SMD (TQFP) AtMega32U4</text:p>
          </table:table-cell>
          <table:table-cell/>
          <table:table-cell office:value-type="string">
            <text:p>44 Pin SMD (TQFP)</text:p>
          </table:table-cell>
          <table:table-cell/>
          <table:table-cell office:value-type="string">
            <text:p>AtMega32U4</text:p>
          </table:table-cell>
          <table:table-cell/>
          <table:table-cell office:value-type="string">
            <text:p>310010010 </text:p>
          </table:table-cell>
          <table:table-cell table:number-columns-repeated="8"/>
          <table:table-cell office:value-type="string">
            <text:p>https://github.com/oomlout/oomlout-OOMP/raw/master/parts/ICIC-QFP44-X-K32U4-01/ICIC-QFP44-X-K32U4-01-datasheet.pdf</text:p>
          </table:table-cell>
        </table:table-row>
        <table:table-row table:style-name="ro1">
          <table:table-cell office:value-type="string">
            <text:p>ICIC-QFP64-X-KLPC11-01</text:p>
          </table:table-cell>
          <table:table-cell office:value-type="string">
            <text:p>64 Pin SMD (TQFP) LPC11U24 (Cortex M0)</text:p>
          </table:table-cell>
          <table:table-cell/>
          <table:table-cell office:value-type="string">
            <text:p>64 Pin SMD (TQFP)</text:p>
          </table:table-cell>
          <table:table-cell/>
          <table:table-cell office:value-type="string">
            <text:p>LPC11U24 (Cortex M0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QFP64-X-KLPC11-01/ICIC-QFP64-X-KLPC11-01-datasheet.pdf</text:p>
          </table:table-cell>
        </table:table-row>
        <table:table-row table:style-name="ro1">
          <table:table-cell office:value-type="string">
            <text:p>ICIC-SC16-X-K2515-01</text:p>
          </table:table-cell>
          <table:table-cell office:value-type="string">
            <text:p>SMD (SOIC-16) CAN Controller SPI (MCP2515)</text:p>
          </table:table-cell>
          <table:table-cell/>
          <table:table-cell office:value-type="string">
            <text:p>16 Pin SMD (SOIC)</text:p>
          </table:table-cell>
          <table:table-cell/>
          <table:table-cell office:value-type="string">
            <text:p>CAN Controller SPI (MCP2515)</text:p>
          </table:table-cell>
          <table:table-cell/>
          <table:table-cell office:value-type="string">
            <text:p>310070025 </text:p>
          </table:table-cell>
          <table:table-cell table:number-columns-repeated="8"/>
          <table:table-cell office:value-type="string">
            <text:p>https://github.com/oomlout/oomlout-OOMP/raw/master/parts/ICIC-SC16-X-K2515-01/ICIC-SC16-X-K2515-01-datasheet.pdf</text:p>
          </table:table-cell>
        </table:table-row>
        <table:table-row table:style-name="ro1">
          <table:table-cell office:value-type="string">
            <text:p>ICIC-SC16-X-KM232-01</text:p>
          </table:table-cell>
          <table:table-cell office:value-type="string">
            <text:p>16 Pin SMD (SOIC) RS232 to TTL Converter (MAX232)</text:p>
          </table:table-cell>
          <table:table-cell/>
          <table:table-cell office:value-type="string">
            <text:p>16 Pin SMD (SOIC)</text:p>
          </table:table-cell>
          <table:table-cell/>
          <table:table-cell office:value-type="string">
            <text:p>RS232 to TTL Converter (MAX232)</text:p>
          </table:table-cell>
          <table:table-cell/>
          <table:table-cell office:value-type="string">
            <text:p>310060023 </text:p>
          </table:table-cell>
          <table:table-cell table:number-columns-repeated="8"/>
          <table:table-cell office:value-type="string">
            <text:p>https://github.com/oomlout/oomlout-OOMP/raw/master/parts/ICIC-SC16-X-KM232-01/ICIC-SC16-X-KM232-01-datasheet.pdf</text:p>
          </table:table-cell>
        </table:table-row>
        <table:table-row table:style-name="ro1">
          <table:table-cell office:value-type="string">
            <text:p>ICIC-SC75-X-K125LS-01</text:p>
          </table:table-cell>
          <table:table-cell office:value-type="string">
            <text:p>5 Pin SMD (SC70) Single Buffer (74LVC1G125)</text:p>
          </table:table-cell>
          <table:table-cell/>
          <table:table-cell office:value-type="string">
            <text:p>5 Pin SMD (SC70)</text:p>
          </table:table-cell>
          <table:table-cell/>
          <table:table-cell office:value-type="string">
            <text:p>Single Buffer (74LVC1G125)</text:p>
          </table:table-cell>
          <table:table-cell/>
          <table:table-cell office:value-type="string">
            <text:p>310050019 </text:p>
          </table:table-cell>
          <table:table-cell table:number-columns-repeated="8"/>
          <table:table-cell office:value-type="string">
            <text:p>https://github.com/oomlout/oomlout-OOMP/raw/master/parts/ICIC-SC75-X-K125LS-01/ICIC-SC75-X-K125LS-01-datasheet.pdf</text:p>
          </table:table-cell>
        </table:table-row>
        <table:table-row table:style-name="ro1">
          <table:table-cell office:value-type="string">
            <text:p>ICIC-SC8-X-K2551-01</text:p>
          </table:table-cell>
          <table:table-cell office:value-type="string">
            <text:p>8 Pin SMD (SOIC) CAN Tranceiver (MCP2521)</text:p>
          </table:table-cell>
          <table:table-cell/>
          <table:table-cell office:value-type="string">
            <text:p>8 Pin SMD (SOIC)</text:p>
          </table:table-cell>
          <table:table-cell/>
          <table:table-cell office:value-type="string">
            <text:p>CAN Tranceiver (MCP2521)</text:p>
          </table:table-cell>
          <table:table-cell/>
          <table:table-cell office:value-type="string">
            <text:p>310070024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10070024">
            <text:p>310070024</text:p>
          </table:table-cell>
          <table:table-cell table:number-columns-repeated="2"/>
          <table:table-cell office:value-type="string">
            <text:p>https://github.com/oomlout/oomlout-OOMP/raw/master/parts/ICIC-SC8-X-K2551-01/ICIC-SC8-X-K2551-01-datasheet.pdf</text:p>
          </table:table-cell>
        </table:table-row>
        <table:table-row table:style-name="ro1">
          <table:table-cell office:value-type="string">
            <text:p>ICIC-SC8-X-KDS1307-01</text:p>
          </table:table-cell>
          <table:table-cell office:value-type="string">
            <text:p>SMD (SOIC-8) Real Time Clock (DS1307)</text:p>
          </table:table-cell>
          <table:table-cell/>
          <table:table-cell office:value-type="string">
            <text:p>8 Pin SMD (SOIC)</text:p>
          </table:table-cell>
          <table:table-cell/>
          <table:table-cell office:value-type="string">
            <text:p>Real Time Clock (DS1307)</text:p>
          </table:table-cell>
          <table:table-cell/>
          <table:table-cell office:value-type="string">
            <text:p>1900100P1 </text:p>
          </table:table-cell>
          <table:table-cell table:number-columns-repeated="8"/>
          <table:table-cell office:value-type="string">
            <text:p>https://github.com/oomlout/oomlout-OOMP/raw/master/parts/ICIC-SC8-X-KDS1307-01/ICIC-SC8-X-KDS1307-01-datasheet.pdf</text:p>
          </table:table-cell>
        </table:table-row>
        <table:table-row table:style-name="ro1">
          <table:table-cell office:value-type="string">
            <text:p>ICIC-SC8-X-KDS1337-01</text:p>
          </table:table-cell>
          <table:table-cell office:value-type="string">
            <text:p>8 Pin SMD (SOIC) Real Time Clock (DS1337)</text:p>
          </table:table-cell>
          <table:table-cell/>
          <table:table-cell office:value-type="string">
            <text:p>8 Pin SMD (SOIC)</text:p>
          </table:table-cell>
          <table:table-cell/>
          <table:table-cell office:value-type="string">
            <text:p>Real Time Clock (DS1337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SC8-X-KDS1337-01/ICIC-SC8-X-KDS1337-01-datasheet.pdf</text:p>
          </table:table-cell>
        </table:table-row>
        <table:table-row table:style-name="ro1">
          <table:table-cell office:value-type="string">
            <text:p>ICIC-SC8-X-KM293-01</text:p>
          </table:table-cell>
          <table:table-cell office:value-type="string">
            <text:p>8 Pin SMD (SOIC) Dual Differential Comparator (LM293)</text:p>
          </table:table-cell>
          <table:table-cell/>
          <table:table-cell office:value-type="string">
            <text:p>8 Pin SMD (SOIC)</text:p>
          </table:table-cell>
          <table:table-cell/>
          <table:table-cell office:value-type="string">
            <text:p>Dual Differential Comparator (LM293)</text:p>
          </table:table-cell>
          <table:table-cell/>
          <table:table-cell office:value-type="string">
            <text:p>310020016 </text:p>
          </table:table-cell>
          <table:table-cell table:number-columns-repeated="8"/>
          <table:table-cell office:value-type="string">
            <text:p>https://github.com/oomlout/oomlout-OOMP/raw/master/parts/ICIC-SC8-X-KM293-01/ICIC-SC8-X-KM293-01-datasheet.pdf</text:p>
          </table:table-cell>
        </table:table-row>
        <table:table-row table:style-name="ro1">
          <table:table-cell office:value-type="string">
            <text:p>ICIC-SO235-X-K1555-01</text:p>
          </table:table-cell>
          <table:table-cell office:value-type="string">
            <text:p>SMD (SOT-23-5) Lithium Ion Battery Charger (1 Cell) (MAX1555)</text:p>
          </table:table-cell>
          <table:table-cell/>
          <table:table-cell office:value-type="string">
            <text:p>SMD (SOT-23-5)</text:p>
          </table:table-cell>
          <table:table-cell/>
          <table:table-cell office:value-type="string">
            <text:p>Lithium Ion Battery Charger (1 Cell) (MAX1555)</text:p>
          </table:table-cell>
          <table:table-cell/>
          <table:table-cell office:value-type="string">
            <text:p>310030064 </text:p>
          </table:table-cell>
          <table:table-cell table:number-columns-repeated="8"/>
          <table:table-cell office:value-type="string">
            <text:p>https://github.com/oomlout/oomlout-OOMP/raw/master/parts/ICIC-SO235-X-K1555-01/ICIC-SO235-X-K1555-01-datasheet.pdf</text:p>
          </table:table-cell>
        </table:table-row>
        <table:table-row table:style-name="ro1">
          <table:table-cell office:value-type="string">
            <text:p>ICIC-SP16-X-KCH340-01</text:p>
          </table:table-cell>
          <table:table-cell office:value-type="string">
            <text:p>16 Pin SMD (SOP) USB-Serial (CH340)</text:p>
          </table:table-cell>
          <table:table-cell/>
          <table:table-cell office:value-type="string">
            <text:p>16 Pin SMD (SOP)</text:p>
          </table:table-cell>
          <table:table-cell/>
          <table:table-cell office:value-type="string">
            <text:p>USB-Serial (CH340)</text:p>
          </table:table-cell>
          <table:table-cell/>
          <table:table-cell office:value-type="string">
            <text:p>310070026 </text:p>
          </table:table-cell>
          <table:table-cell table:number-columns-repeated="8"/>
          <table:table-cell office:value-type="string">
            <text:p>https://github.com/oomlout/oomlout-OOMP/raw/master/parts/ICIC-SP16-X-KCH340-01/ICIC-SP16-X-KCH340-01-datasheet.pdf</text:p>
          </table:table-cell>
        </table:table-row>
        <table:table-row table:style-name="ro1">
          <table:table-cell office:value-type="string">
            <text:p>ICIC-SS16-X-KF230-01</text:p>
          </table:table-cell>
          <table:table-cell office:value-type="string">
            <text:p>16 Pin SMD (SSOP) High Speed USB-Serial (FT230XS-R) </text:p>
          </table:table-cell>
          <table:table-cell/>
          <table:table-cell office:value-type="string">
            <text:p>16 Pin SMD (SSOP)</text:p>
          </table:table-cell>
          <table:table-cell/>
          <table:table-cell office:value-type="string">
            <text:p>High Speed USB-Serial (FT230XS-R)</text:p>
          </table:table-cell>
          <table:table-cell/>
          <table:table-cell office:value-type="string">
            <text:p>310070030 </text:p>
          </table:table-cell>
          <table:table-cell table:number-columns-repeated="8"/>
          <table:table-cell office:value-type="string">
            <text:p>https://github.com/oomlout/oomlout-OOMP/raw/master/parts/ICIC-SS16-X-KF230-01/ICIC-SS16-X-KF230-01-datasheet.pdf</text:p>
          </table:table-cell>
        </table:table-row>
        <table:table-row table:style-name="ro1">
          <table:table-cell office:value-type="string">
            <text:p>ICIC-SS28-X-K232-01</text:p>
          </table:table-cell>
          <table:table-cell office:value-type="string">
            <text:p>28 Pin SMD (SSOP) FTDI USB-Serial</text:p>
          </table:table-cell>
          <table:table-cell/>
          <table:table-cell office:value-type="string">
            <text:p>28 Pin SMD (SSOP)</text:p>
          </table:table-cell>
          <table:table-cell/>
          <table:table-cell office:value-type="string">
            <text:p>FTDI USB-Serial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SS28-X-K232-01/ICIC-SS28-X-K232-01-datasheet.pdf</text:p>
          </table:table-cell>
        </table:table-row>
        <table:table-row table:style-name="ro1">
          <table:table-cell office:value-type="string">
            <text:p>ICIC-SS28-X-KFT232-01</text:p>
          </table:table-cell>
          <table:table-cell office:value-type="string">
            <text:p><text:s/>28 Pin SMD (SSOP) USB-Serial (FT232RL) </text:p>
          </table:table-cell>
          <table:table-cell/>
          <table:table-cell office:value-type="string">
            <text:p>28 Pin SMD (SSOP)</text:p>
          </table:table-cell>
          <table:table-cell/>
          <table:table-cell office:value-type="string">
            <text:p>USB-Serial (FT232RL)</text:p>
          </table:table-cell>
          <table:table-cell/>
          <table:table-cell office:value-type="string">
            <text:p>310070022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895-FT232RL</text:p>
          </table:table-cell>
          <table:table-cell office:value-type="string">
            <text:p>Farnell</text:p>
          </table:table-cell>
          <table:table-cell office:value-type="float" office:value="1146032">
            <text:p>1146032</text:p>
          </table:table-cell>
          <table:table-cell office:value-type="string">
            <text:p>https://github.com/oomlout/oomlout-OOMP/raw/master/parts/ICIC-SS28-X-KFT232-01/ICIC-SS28-X-KFT232-01-datasheet.pdf</text:p>
          </table:table-cell>
        </table:table-row>
        <table:table-row table:style-name="ro1">
          <table:table-cell office:value-type="string">
            <text:p>ICIC-TQ32-X-K328-01</text:p>
          </table:table-cell>
          <table:table-cell office:value-type="string">
            <text:p>32 Pin SMD (TQFP) AtMega328P</text:p>
          </table:table-cell>
          <table:table-cell table:number-columns-repeated="3"/>
          <table:table-cell office:value-type="string">
            <text:p>AtMega328P</text:p>
          </table:table-cell>
          <table:table-cell/>
          <table:table-cell office:value-type="string">
            <text:p>31001004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10049">
            <text:p>310010049</text:p>
          </table:table-cell>
          <table:table-cell table:number-columns-repeated="2"/>
          <table:table-cell office:value-type="string">
            <text:p>https://github.com/oomlout/oomlout-OOMP/raw/master/parts/ICIC-TQ32-X-K328-01/ICIC-TQ32-X-K328-01-datasheet.pdf</text:p>
          </table:table-cell>
        </table:table-row>
        <table:table-row table:style-name="ro1">
          <table:table-cell office:value-type="string">
            <text:p>ICIC-TS14-X-K125-01</text:p>
          </table:table-cell>
          <table:table-cell office:value-type="string">
            <text:p>14 Pin SMD (TSSOP) Quad Buffer (74HC125)</text:p>
          </table:table-cell>
          <table:table-cell/>
          <table:table-cell office:value-type="string">
            <text:p>14 Pin SMD (TSSOP)</text:p>
          </table:table-cell>
          <table:table-cell/>
          <table:table-cell office:value-type="string">
            <text:p>Quad Buffer</text:p>
          </table:table-cell>
          <table:table-cell/>
          <table:table-cell office:value-type="string">
            <text:p>310050042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50042">
            <text:p>310050042</text:p>
          </table:table-cell>
          <table:table-cell table:number-columns-repeated="2"/>
          <table:table-cell office:value-type="string">
            <text:p>https://github.com/oomlout/oomlout-OOMP/raw/master/parts/ICIC-TS14-X-K125-01/ICIC-TS14-X-K125-01-datasheet.pdf</text:p>
          </table:table-cell>
        </table:table-row>
        <table:table-row table:style-name="ro1">
          <table:table-cell office:value-type="string">
            <text:p>ICIC-TS20-X-K108-01</text:p>
          </table:table-cell>
          <table:table-cell office:value-type="string">
            <text:p>20 Pin SMD (TSSOP) 8-bit Level Shifter (TXS108E) </text:p>
          </table:table-cell>
          <table:table-cell/>
          <table:table-cell office:value-type="string">
            <text:p>20 Pin SMD (TSSOP)</text:p>
          </table:table-cell>
          <table:table-cell/>
          <table:table-cell office:value-type="string">
            <text:p>8-bit Level Shifter (TXS108E)</text:p>
          </table:table-cell>
          <table:table-cell/>
          <table:table-cell office:value-type="string">
            <text:p>310050026 </text:p>
          </table:table-cell>
          <table:table-cell table:number-columns-repeated="8"/>
          <table:table-cell office:value-type="string">
            <text:p>https://github.com/oomlout/oomlout-OOMP/raw/master/parts/ICIC-TS20-X-K108-01/ICIC-TS20-X-K108-01-datasheet.pdf</text:p>
          </table:table-cell>
        </table:table-row>
        <table:table-row table:style-name="ro1">
          <table:table-cell office:value-type="string">
            <text:p>ICIC-VQF44-X-K32U4-01</text:p>
          </table:table-cell>
          <table:table-cell office:value-type="string">
            <text:p>44 Pin SMD (VQFN) AtMega32U4</text:p>
          </table:table-cell>
          <table:table-cell/>
          <table:table-cell office:value-type="string">
            <text:p>44 Pin SMD (VQFN)</text:p>
          </table:table-cell>
          <table:table-cell/>
          <table:table-cell office:value-type="string">
            <text:p>AtMega32U4</text:p>
          </table:table-cell>
          <table:table-cell/>
          <table:table-cell office:value-type="string">
            <text:p>310010016 </text:p>
          </table:table-cell>
          <table:table-cell table:number-columns-repeated="8"/>
          <table:table-cell office:value-type="string">
            <text:p>https://github.com/oomlout/oomlout-OOMP/raw/master/parts/ICIC-VQF44-X-K32U4-01/ICIC-VQF44-X-K32U4-01-datasheet.pdf</text:p>
          </table:table-cell>
        </table:table-row>
        <table:table-row table:style-name="ro1">
          <table:table-cell office:value-type="string">
            <text:p>ICSO-DI16-X-STAN-01</text:p>
          </table:table-cell>
          <table:table-cell office:value-type="string">
            <text:p>16 Pin DIP IC Socket</text:p>
          </table:table-cell>
          <table:table-cell office:value-type="string">
            <text:p>IC Socket</text:p>
          </table:table-cell>
          <table:table-cell office:value-type="string">
            <text:p>16 Pin DIP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ICSO-DI16-X-STAN-01/ICSO-DI16-X-STAN-01-datasheet.pdf</text:p>
          </table:table-cell>
        </table:table-row>
        <table:table-row table:style-name="ro1">
          <table:table-cell office:value-type="string">
            <text:p>ICSO-DI18-X-STAN-01</text:p>
          </table:table-cell>
          <table:table-cell office:value-type="string">
            <text:p>18 Pin DIP IC Socket</text:p>
          </table:table-cell>
          <table:table-cell office:value-type="string">
            <text:p>IC Socket</text:p>
          </table:table-cell>
          <table:table-cell office:value-type="string">
            <text:p>18 Pin DIP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ICSO-DI18-X-STAN-01/ICSO-DI18-X-STAN-01-datasheet.pdf</text:p>
          </table:table-cell>
        </table:table-row>
        <table:table-row table:style-name="ro1">
          <table:table-cell office:value-type="string">
            <text:p>ICSO-DI28-X-STAN-01</text:p>
          </table:table-cell>
          <table:table-cell office:value-type="string">
            <text:p>28 Pin DIP IC Socket</text:p>
          </table:table-cell>
          <table:table-cell office:value-type="string">
            <text:p>IC Socket</text:p>
          </table:table-cell>
          <table:table-cell office:value-type="string">
            <text:p>28 Pin DIP</text:p>
          </table:table-cell>
          <table:table-cell table:number-columns-repeated="3"/>
          <table:table-cell office:value-type="string">
            <text:p>320070000 </text:p>
          </table:table-cell>
          <table:table-cell office:value-type="string">
            <text:p>TruConnect</text:p>
          </table:table-cell>
          <table:table-cell office:value-type="string">
            <text:p>DS1009-28 AT1NS</text:p>
          </table:table-cell>
          <table:table-cell office:value-type="string">
            <text:p>TE Connectivity</text:p>
          </table:table-cell>
          <table:table-cell office:value-type="string">
            <text:p>1-390261-9</text:p>
          </table:table-cell>
          <table:table-cell office:value-type="string">
            <text:p>Rapid Electronics</text:p>
          </table:table-cell>
          <table:table-cell office:value-type="string">
            <text:p>22-0114</text:p>
          </table:table-cell>
          <table:table-cell office:value-type="string">
            <text:p>Farnell</text:p>
          </table:table-cell>
          <table:table-cell office:value-type="float" office:value="1182590">
            <text:p>1182590</text:p>
          </table:table-cell>
          <table:table-cell office:value-type="string">
            <text:p>https://github.com/oomlout/oomlout-OOMP/raw/master/parts/ICSO-DI28-X-STAN-01/ICSO-DI28-X-STAN-01-datasheet.pdf</text:p>
          </table:table-cell>
        </table:table-row>
        <table:table-row table:style-name="ro1">
          <table:table-cell office:value-type="string">
            <text:p>INDU-06-X-UH10-01</text:p>
          </table:table-cell>
          <table:table-cell office:value-type="string">
            <text:p>6 mm 10 uH Inductor</text:p>
          </table:table-cell>
          <table:table-cell office:value-type="string">
            <text:p>Inductor</text:p>
          </table:table-cell>
          <table:table-cell office:value-type="string">
            <text:p>6 mm</text:p>
          </table:table-cell>
          <table:table-cell/>
          <table:table-cell office:value-type="string">
            <text:p>10 uH</text:p>
          </table:table-cell>
          <table:table-cell/>
          <table:table-cell office:value-type="string">
            <text:p>303010016 </text:p>
          </table:table-cell>
          <table:table-cell table:number-columns-repeated="8"/>
          <table:table-cell office:value-type="string">
            <text:p>https://github.com/oomlout/oomlout-OOMP/raw/master/parts/INDU-06-X-UH10-01/INDU-06-X-UH10-01-datasheet.pdf</text:p>
          </table:table-cell>
        </table:table-row>
        <table:table-row table:style-name="ro1">
          <table:table-cell office:value-type="string">
            <text:p>INDU-39D-X-UH47D-01</text:p>
          </table:table-cell>
          <table:table-cell office:value-type="string">
            <text:p>3.9 mm 4.7 uH Inductor</text:p>
          </table:table-cell>
          <table:table-cell office:value-type="string">
            <text:p>Inductor</text:p>
          </table:table-cell>
          <table:table-cell office:value-type="string">
            <text:p>3.9 mm</text:p>
          </table:table-cell>
          <table:table-cell/>
          <table:table-cell office:value-type="string">
            <text:p>4.7 uH</text:p>
          </table:table-cell>
          <table:table-cell/>
          <table:table-cell office:value-type="string">
            <text:p>0210410P1 </text:p>
          </table:table-cell>
          <table:table-cell table:number-columns-repeated="8"/>
          <table:table-cell office:value-type="string">
            <text:p>https://github.com/oomlout/oomlout-OOMP/raw/master/parts/INDU-39D-X-UH47D-01/INDU-39D-X-UH47D-01-datasheet.pdf</text:p>
          </table:table-cell>
        </table:table-row>
        <table:table-row table:style-name="ro1">
          <table:table-cell office:value-type="string">
            <text:p>JSTS-01-X-02PI-SM</text:p>
          </table:table-cell>
          <table:table-cell office:value-type="string">
            <text:p>1 mm 2 Pin JST Socket (SMD)</text:p>
          </table:table-cell>
          <table:table-cell office:value-type="string">
            <text:p>JST Socket</text:p>
          </table:table-cell>
          <table:table-cell office:value-type="string">
            <text:p>1 mm</text:p>
          </table:table-cell>
          <table:table-cell/>
          <table:table-cell office:value-type="string">
            <text:p>2 Pin</text:p>
          </table:table-cell>
          <table:table-cell office:value-type="string">
            <text:p>(SMD)</text:p>
          </table:table-cell>
          <table:table-cell office:value-type="string">
            <text:p>320110054 </text:p>
          </table:table-cell>
          <table:table-cell table:number-columns-repeated="8"/>
          <table:table-cell office:value-type="string">
            <text:p>https://github.com/oomlout/oomlout-OOMP/raw/master/parts/JSTS-01-X-02PI-SM/JSTS-01-X-02PI-SM-datasheet.pdf</text:p>
          </table:table-cell>
        </table:table-row>
        <table:table-row table:style-name="ro1">
          <table:table-cell office:value-type="string">
            <text:p>JSTS-02-X-02PI-01</text:p>
          </table:table-cell>
          <table:table-cell office:value-type="string">
            <text:p>2 mm 2 Pin JST Socket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2 Pin</text:p>
          </table:table-cell>
          <table:table-cell/>
          <table:table-cell office:value-type="string">
            <text:p>320110049 </text:p>
          </table:table-cell>
          <table:table-cell table:number-columns-repeated="8"/>
          <table:table-cell office:value-type="string">
            <text:p>https://github.com/oomlout/oomlout-OOMP/raw/master/parts/JSTS-02-X-02PI-01/JSTS-02-X-02PI-01-datasheet.pdf</text:p>
          </table:table-cell>
        </table:table-row>
        <table:table-row table:style-name="ro1">
          <table:table-cell office:value-type="string">
            <text:p>JSTS-02-X-02PI-RA</text:p>
          </table:table-cell>
          <table:table-cell office:value-type="string">
            <text:p>2 mm 2 Pin JST Socket Right Angle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2 Pin</text:p>
          </table:table-cell>
          <table:table-cell office:value-type="string">
            <text:p>Right Angle</text:p>
          </table:table-cell>
          <table:table-cell office:value-type="string">
            <text:p>320110027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27">
            <text:p>320110027</text:p>
          </table:table-cell>
          <table:table-cell table:number-columns-repeated="2"/>
          <table:table-cell office:value-type="string">
            <text:p>https://github.com/oomlout/oomlout-OOMP/raw/master/parts/JSTS-02-X-02PI-RA/JSTS-02-X-02PI-RA-datasheet.pdf</text:p>
          </table:table-cell>
        </table:table-row>
        <table:table-row table:style-name="ro1">
          <table:table-cell office:value-type="string">
            <text:p>JSTS-02-X-02PI-RS</text:p>
          </table:table-cell>
          <table:table-cell office:value-type="string">
            <text:p>2 mm 2 Pin JST Socket Right Angle (SMD)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2 Pin</text:p>
          </table:table-cell>
          <table:table-cell office:value-type="string">
            <text:p>Right Angle (SMD)</text:p>
          </table:table-cell>
          <table:table-cell office:value-type="string">
            <text:p>32011002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26">
            <text:p>320110026</text:p>
          </table:table-cell>
          <table:table-cell table:number-columns-repeated="2"/>
          <table:table-cell office:value-type="string">
            <text:p>https://github.com/oomlout/oomlout-OOMP/raw/master/parts/JSTS-02-X-02PI-RS/JSTS-02-X-02PI-RS-datasheet.pdf</text:p>
          </table:table-cell>
        </table:table-row>
        <table:table-row table:style-name="ro1">
          <table:table-cell office:value-type="string">
            <text:p>JSTS-02-X-04PI-01</text:p>
          </table:table-cell>
          <table:table-cell office:value-type="string">
            <text:p>2 mm 4 Pin JST Socket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4 Pin</text:p>
          </table:table-cell>
          <table:table-cell/>
          <table:table-cell office:value-type="string">
            <text:p>320110033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3">
            <text:p>320110033</text:p>
          </table:table-cell>
          <table:table-cell table:number-columns-repeated="2"/>
          <table:table-cell office:value-type="string">
            <text:p>https://github.com/oomlout/oomlout-OOMP/raw/master/parts/JSTS-02-X-04PI-01/JSTS-02-X-04PI-01-datasheet.pdf</text:p>
          </table:table-cell>
        </table:table-row>
        <table:table-row table:style-name="ro1">
          <table:table-cell office:value-type="string">
            <text:p>JSTS-02-X-04PI-RA</text:p>
          </table:table-cell>
          <table:table-cell office:value-type="string">
            <text:p>2 mm 4 Pin JST Socket Right Angle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4 Pin</text:p>
          </table:table-cell>
          <table:table-cell office:value-type="string">
            <text:p>Right Angle</text:p>
          </table:table-cell>
          <table:table-cell office:value-type="string">
            <text:p>320110034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4">
            <text:p>320110034</text:p>
          </table:table-cell>
          <table:table-cell table:number-columns-repeated="2"/>
          <table:table-cell office:value-type="string">
            <text:p>https://github.com/oomlout/oomlout-OOMP/raw/master/parts/JSTS-02-X-04PI-RA/JSTS-02-X-04PI-RA-datasheet.pdf</text:p>
          </table:table-cell>
        </table:table-row>
        <table:table-row table:style-name="ro1">
          <table:table-cell office:value-type="string">
            <text:p>JSTS-02-X-04PI-RS</text:p>
          </table:table-cell>
          <table:table-cell office:value-type="string">
            <text:p>2 mm 4 Pin JST Socket Right Angle (SMD)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4 Pin</text:p>
          </table:table-cell>
          <table:table-cell office:value-type="string">
            <text:p>Right Angle (SMD)</text:p>
          </table:table-cell>
          <table:table-cell office:value-type="string">
            <text:p>320110032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2">
            <text:p>320110032</text:p>
          </table:table-cell>
          <table:table-cell table:number-columns-repeated="2"/>
          <table:table-cell office:value-type="string">
            <text:p>https://github.com/oomlout/oomlout-OOMP/raw/master/parts/JSTS-02-X-04PI-RS/JSTS-02-X-04PI-RS-datasheet.pdf</text:p>
          </table:table-cell>
        </table:table-row>
        <table:table-row table:style-name="ro1">
          <table:table-cell office:value-type="string">
            <text:p>JSTS-02-X-04PI-SM</text:p>
          </table:table-cell>
          <table:table-cell office:value-type="string">
            <text:p>2 mm 4 Pin JST Socket SMD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4 Pin</text:p>
          </table:table-cell>
          <table:table-cell office:value-type="string">
            <text:p>(SMD)</text:p>
          </table:table-cell>
          <table:table-cell office:value-type="string">
            <text:p>32011003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0">
            <text:p>320110030</text:p>
          </table:table-cell>
          <table:table-cell table:number-columns-repeated="2"/>
          <table:table-cell office:value-type="string">
            <text:p>https://github.com/oomlout/oomlout-OOMP/raw/master/parts/JSTS-02-X-04PI-SM/JSTS-02-X-04PI-SM-datasheet.pdf</text:p>
          </table:table-cell>
        </table:table-row>
        <table:table-row table:style-name="ro1">
          <table:table-cell office:value-type="string">
            <text:p>JUMP-I01-X-STAN-01</text:p>
          </table:table-cell>
          <table:table-cell office:value-type="string">
            <text:p>2.54 mm Jumper</text:p>
          </table:table-cell>
          <table:table-cell office:value-type="string">
            <text:p>Jumper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320190003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90003">
            <text:p>320190003</text:p>
          </table:table-cell>
          <table:table-cell table:number-columns-repeated="2"/>
          <table:table-cell office:value-type="string">
            <text:p>https://github.com/oomlout/oomlout-OOMP/raw/master/parts/JUMP-I01-X-STAN-01/JUMP-I01-X-STAN-01-datasheet.pdf</text:p>
          </table:table-cell>
        </table:table-row>
        <table:table-row table:style-name="ro1">
          <table:table-cell office:value-type="string">
            <text:p>LEDS-03-G-STAN-01</text:p>
          </table:table-cell>
          <table:table-cell office:value-type="string">
            <text:p>3 mm Green LED</text:p>
          </table:table-cell>
          <table:table-cell office:value-type="string">
            <text:p>LED</text:p>
          </table:table-cell>
          <table:table-cell office:value-type="string">
            <text:p>3 mm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0409004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40">
            <text:p>304090040</text:p>
          </table:table-cell>
          <table:table-cell table:number-columns-repeated="2"/>
          <table:table-cell office:value-type="string">
            <text:p>https://github.com/oomlout/oomlout-OOMP/raw/master/parts/LEDS-03-G-STAN-01/LEDS-03-G-STAN-01-datasheet.pdf</text:p>
          </table:table-cell>
        </table:table-row>
        <table:table-row table:style-name="ro1">
          <table:table-cell office:value-type="string">
            <text:p>LEDS-03-R-STAN-01</text:p>
          </table:table-cell>
          <table:table-cell office:value-type="string">
            <text:p>3 mm Red LED</text:p>
          </table:table-cell>
          <table:table-cell office:value-type="string">
            <text:p>LED</text:p>
          </table:table-cell>
          <table:table-cell office:value-type="string">
            <text:p>3 mm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30409004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41">
            <text:p>304090041</text:p>
          </table:table-cell>
          <table:table-cell table:number-columns-repeated="2"/>
          <table:table-cell office:value-type="string">
            <text:p>https://github.com/oomlout/oomlout-OOMP/raw/master/parts/LEDS-03-R-STAN-01/LEDS-03-R-STAN-01-datasheet.pdf</text:p>
          </table:table-cell>
        </table:table-row>
        <table:table-row table:style-name="ro1">
          <table:table-cell office:value-type="string">
            <text:p>LEDS-0402-L-STAN-01</text:p>
          </table:table-cell>
          <table:table-cell office:value-type="string">
            <text:p>SMD (0402) Blue LED</text:p>
          </table:table-cell>
          <table:table-cell office:value-type="string">
            <text:p>LED</text:p>
          </table:table-cell>
          <table:table-cell office:value-type="string">
            <text:p>SMD (0402)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304090075 </text:p>
          </table:table-cell>
          <table:table-cell table:number-columns-repeated="8"/>
          <table:table-cell office:value-type="string">
            <text:p>https://github.com/oomlout/oomlout-OOMP/raw/master/parts/LEDS-0402-L-STAN-01/LEDS-0402-L-STAN-01-datasheet.pdf</text:p>
          </table:table-cell>
        </table:table-row>
        <table:table-row table:style-name="ro1">
          <table:table-cell office:value-type="string">
            <text:p>LEDS-0402-W-STAN-01</text:p>
          </table:table-cell>
          <table:table-cell office:value-type="string">
            <text:p>SMD (0402) White LED</text:p>
          </table:table-cell>
          <table:table-cell office:value-type="string">
            <text:p>LED</text:p>
          </table:table-cell>
          <table:table-cell office:value-type="string">
            <text:p>SMD (0402)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304090016 </text:p>
          </table:table-cell>
          <table:table-cell table:number-columns-repeated="8"/>
          <table:table-cell office:value-type="string">
            <text:p>https://github.com/oomlout/oomlout-OOMP/raw/master/parts/LEDS-0402-W-STAN-01/LEDS-0402-W-STAN-01-datasheet.pdf</text:p>
          </table:table-cell>
        </table:table-row>
        <table:table-row table:style-name="ro1">
          <table:table-cell office:value-type="string">
            <text:p>LEDS-05-G-STAN-01</text:p>
          </table:table-cell>
          <table:table-cell office:value-type="string">
            <text:p>5 mm Green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0409003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38">
            <text:p>304090038</text:p>
          </table:table-cell>
          <table:table-cell table:number-columns-repeated="2"/>
          <table:table-cell office:value-type="string">
            <text:p>https://github.com/oomlout/oomlout-OOMP/raw/master/parts/LEDS-05-G-STAN-01/LEDS-05-G-STAN-01-datasheet.pdf</text:p>
          </table:table-cell>
        </table:table-row>
        <table:table-row table:style-name="ro1">
          <table:table-cell office:value-type="string">
            <text:p>LEDS-05-G-TINT-01</text:p>
          </table:table-cell>
          <table:table-cell office:value-type="string">
            <text:p>5 mm Tinted Green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G-TINT-01/LEDS-05-G-TINT-01-datasheet.pdf</text:p>
          </table:table-cell>
        </table:table-row>
        <table:table-row table:style-name="ro1">
          <table:table-cell office:value-type="string">
            <text:p>LEDS-05-I9-STAN-01</text:p>
          </table:table-cell>
          <table:table-cell office:value-type="string">
            <text:p>5 mm IR (940 nm)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IR (940 nm)</text:p>
          </table:table-cell>
          <table:table-cell table:number-columns-repeated="2"/>
          <table:table-cell office:value-type="string">
            <text:p>314020023 </text:p>
          </table:table-cell>
          <table:table-cell table:number-columns-repeated="8"/>
          <table:table-cell office:value-type="string">
            <text:p>https://github.com/oomlout/oomlout-OOMP/raw/master/parts/LEDS-05-I9-STAN-01/LEDS-05-I9-STAN-01-datasheet.pdf</text:p>
          </table:table-cell>
        </table:table-row>
        <table:table-row table:style-name="ro1">
          <table:table-cell office:value-type="string">
            <text:p>LEDS-05-L-STAN-01</text:p>
          </table:table-cell>
          <table:table-cell office:value-type="string">
            <text:p>5 mm Blu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304090062 </text:p>
          </table:table-cell>
          <table:table-cell table:number-columns-repeated="8"/>
          <table:table-cell office:value-type="string">
            <text:p>https://github.com/oomlout/oomlout-OOMP/raw/master/parts/LEDS-05-L-STAN-01/LEDS-05-L-STAN-01-datasheet.pdf</text:p>
          </table:table-cell>
        </table:table-row>
        <table:table-row table:style-name="ro1">
          <table:table-cell office:value-type="string">
            <text:p>LEDS-05-L-TINT-01</text:p>
          </table:table-cell>
          <table:table-cell office:value-type="string">
            <text:p>5 mm Tinted Blu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Blue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L-TINT-01/LEDS-05-L-TINT-01-datasheet.pdf</text:p>
          </table:table-cell>
        </table:table-row>
        <table:table-row table:style-name="ro1">
          <table:table-cell office:value-type="string">
            <text:p>LEDS-05-O-STAN-01</text:p>
          </table:table-cell>
          <table:table-cell office:value-type="string">
            <text:p>5 mm Orang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Orange</text:p>
          </table:table-cell>
          <table:table-cell table:number-columns-repeated="2"/>
          <table:table-cell office:value-type="string">
            <text:p>304090051 </text:p>
          </table:table-cell>
          <table:table-cell table:number-columns-repeated="8"/>
          <table:table-cell office:value-type="string">
            <text:p>https://github.com/oomlout/oomlout-OOMP/raw/master/parts/LEDS-05-O-STAN-01/LEDS-05-O-STAN-01-datasheet.pdf</text:p>
          </table:table-cell>
        </table:table-row>
        <table:table-row table:style-name="ro1">
          <table:table-cell office:value-type="string">
            <text:p>LEDS-05-O-TINT-01</text:p>
          </table:table-cell>
          <table:table-cell office:value-type="string">
            <text:p>5 mm Tinted Orang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Orange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O-TINT-01/LEDS-05-O-TINT-01-datasheet.pdf</text:p>
          </table:table-cell>
        </table:table-row>
        <table:table-row table:style-name="ro1">
          <table:table-cell office:value-type="string">
            <text:p>LEDS-05-P-TINT-01</text:p>
          </table:table-cell>
          <table:table-cell office:value-type="string">
            <text:p>5 mm Tinted Pink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Pink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P-TINT-01/LEDS-05-P-TINT-01-datasheet.pdf</text:p>
          </table:table-cell>
        </table:table-row>
        <table:table-row table:style-name="ro1">
          <table:table-cell office:value-type="string">
            <text:p>LEDS-05-R-STAN-01</text:p>
          </table:table-cell>
          <table:table-cell office:value-type="string">
            <text:p>5 mm Red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30409005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59">
            <text:p>304090059</text:p>
          </table:table-cell>
          <table:table-cell table:number-columns-repeated="2"/>
          <table:table-cell office:value-type="string">
            <text:p>https://github.com/oomlout/oomlout-OOMP/raw/master/parts/LEDS-05-R-STAN-01/LEDS-05-R-STAN-01-datasheet.pdf</text:p>
          </table:table-cell>
        </table:table-row>
        <table:table-row table:style-name="ro1">
          <table:table-cell office:value-type="string">
            <text:p>LEDS-05-R-TINT-01</text:p>
          </table:table-cell>
          <table:table-cell office:value-type="string">
            <text:p>5 mm Tinted Red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Red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R-TINT-01/LEDS-05-R-TINT-01-datasheet.pdf</text:p>
          </table:table-cell>
        </table:table-row>
        <table:table-row table:style-name="ro1">
          <table:table-cell office:value-type="string">
            <text:p>LEDS-05-V-STAN-01</text:p>
          </table:table-cell>
          <table:table-cell office:value-type="string">
            <text:p>5 mm Purpl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Purple</text:p>
          </table:table-cell>
          <table:table-cell table:number-columns-repeated="2"/>
          <table:table-cell office:value-type="string">
            <text:p>304090053 </text:p>
          </table:table-cell>
          <table:table-cell table:number-columns-repeated="8"/>
          <table:table-cell office:value-type="string">
            <text:p>https://github.com/oomlout/oomlout-OOMP/raw/master/parts/LEDS-05-V-STAN-01/LEDS-05-V-STAN-01-datasheet.pdf</text:p>
          </table:table-cell>
        </table:table-row>
        <table:table-row table:style-name="ro1">
          <table:table-cell office:value-type="string">
            <text:p>LEDS-05-V-TINT-01</text:p>
          </table:table-cell>
          <table:table-cell office:value-type="string">
            <text:p>5 mm Tinted Purpl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Purple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V-TINT-01/LEDS-05-V-TINT-01-datasheet.pdf</text:p>
          </table:table-cell>
        </table:table-row>
        <table:table-row table:style-name="ro1">
          <table:table-cell office:value-type="string">
            <text:p>LEDS-05-W-STAN-01</text:p>
          </table:table-cell>
          <table:table-cell office:value-type="string">
            <text:p>5 mm Whit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304090058 </text:p>
          </table:table-cell>
          <table:table-cell table:number-columns-repeated="8"/>
          <table:table-cell office:value-type="string">
            <text:p>https://github.com/oomlout/oomlout-OOMP/raw/master/parts/LEDS-05-W-STAN-01/LEDS-05-W-STAN-01-datasheet.pdf</text:p>
          </table:table-cell>
        </table:table-row>
        <table:table-row table:style-name="ro1">
          <table:table-cell office:value-type="string">
            <text:p>LEDS-05-W-TINT-01</text:p>
          </table:table-cell>
          <table:table-cell office:value-type="string">
            <text:p>5 mm Tinted Whit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White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W-TINT-01/LEDS-05-W-TINT-01-datasheet.pdf</text:p>
          </table:table-cell>
        </table:table-row>
        <table:table-row table:style-name="ro1">
          <table:table-cell office:value-type="string">
            <text:p>LEDS-05-Y-TINT-01</text:p>
          </table:table-cell>
          <table:table-cell office:value-type="string">
            <text:p>5 mm Tinted Yellow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Yellow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Y-TINT-01/LEDS-05-Y-TINT-01-datasheet.pdf</text:p>
          </table:table-cell>
        </table:table-row>
        <table:table-row table:style-name="ro1">
          <table:table-cell office:value-type="string">
            <text:p>LEDS-0603-G-STAN-01</text:p>
          </table:table-cell>
          <table:table-cell office:value-type="string">
            <text:p>SMD (0603) Green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04090043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43">
            <text:p>304090043</text:p>
          </table:table-cell>
          <table:table-cell table:number-columns-repeated="2"/>
          <table:table-cell office:value-type="string">
            <text:p>https://github.com/oomlout/oomlout-OOMP/raw/master/parts/LEDS-0603-G-STAN-01/LEDS-0603-G-STAN-01-datasheet.pdf</text:p>
          </table:table-cell>
        </table:table-row>
        <table:table-row table:style-name="ro1">
          <table:table-cell office:value-type="string">
            <text:p>LEDS-0603-L-STAN-01</text:p>
          </table:table-cell>
          <table:table-cell office:value-type="string">
            <text:p>SMD (0603) Blue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304090045 </text:p>
          </table:table-cell>
          <table:table-cell table:number-columns-repeated="8"/>
          <table:table-cell office:value-type="string">
            <text:p>https://github.com/oomlout/oomlout-OOMP/raw/master/parts/LEDS-0603-L-STAN-01/LEDS-0603-L-STAN-01-datasheet.pdf</text:p>
          </table:table-cell>
        </table:table-row>
        <table:table-row table:style-name="ro1">
          <table:table-cell office:value-type="string">
            <text:p>LEDS-0603-R-STAN-01</text:p>
          </table:table-cell>
          <table:table-cell office:value-type="string">
            <text:p>SMD (0603) Red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304090042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38-19217R6CAL1M2VY3</text:p>
          </table:table-cell>
          <table:table-cell office:value-type="string">
            <text:p>SEEED</text:p>
          </table:table-cell>
          <table:table-cell office:value-type="float" office:value="304090042">
            <text:p>304090042</text:p>
          </table:table-cell>
          <table:table-cell office:value-type="string">
            <text:p>https://github.com/oomlout/oomlout-OOMP/raw/master/parts/LEDS-0603-R-STAN-01/LEDS-0603-R-STAN-01-datasheet.pdf</text:p>
          </table:table-cell>
        </table:table-row>
        <table:table-row table:style-name="ro1">
          <table:table-cell office:value-type="string">
            <text:p>LEDS-0603-W-STAN-01</text:p>
          </table:table-cell>
          <table:table-cell office:value-type="string">
            <text:p>SMD (0603) White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304090071 </text:p>
          </table:table-cell>
          <table:table-cell table:number-columns-repeated="8"/>
          <table:table-cell office:value-type="string">
            <text:p>https://github.com/oomlout/oomlout-OOMP/raw/master/parts/LEDS-0603-W-STAN-01/LEDS-0603-W-STAN-01-datasheet.pdf</text:p>
          </table:table-cell>
        </table:table-row>
        <table:table-row table:style-name="ro1">
          <table:table-cell office:value-type="string">
            <text:p>LEDS-0603-Y-STAN-01</text:p>
          </table:table-cell>
          <table:table-cell office:value-type="string">
            <text:p>SMD (0603) Yellow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304090044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44">
            <text:p>304090044</text:p>
          </table:table-cell>
          <table:table-cell table:number-columns-repeated="2"/>
          <table:table-cell office:value-type="string">
            <text:p>https://github.com/oomlout/oomlout-OOMP/raw/master/parts/LEDS-0603-Y-STAN-01/LEDS-0603-Y-STAN-01-datasheet.pdf</text:p>
          </table:table-cell>
        </table:table-row>
        <table:table-row table:style-name="ro1">
          <table:table-cell office:value-type="string">
            <text:p>LEDS-08-RGB-STAN-CA</text:p>
          </table:table-cell>
          <table:table-cell office:value-type="string">
            <text:p>8 mm RGB LED Common Anode</text:p>
          </table:table-cell>
          <table:table-cell office:value-type="string">
            <text:p>LED</text:p>
          </table:table-cell>
          <table:table-cell office:value-type="string">
            <text:p>8 mm</text:p>
          </table:table-cell>
          <table:table-cell office:value-type="string">
            <text:p>RGB</text:p>
          </table:table-cell>
          <table:table-cell/>
          <table:table-cell office:value-type="string">
            <text:p>Common Anode</text:p>
          </table:table-cell>
          <table:table-cell office:value-type="string">
            <text:p>304090065 </text:p>
          </table:table-cell>
          <table:table-cell table:number-columns-repeated="8"/>
          <table:table-cell office:value-type="string">
            <text:p>https://github.com/oomlout/oomlout-OOMP/raw/master/parts/LEDS-08-RGB-STAN-CA/LEDS-08-RGB-STAN-CA-datasheet.pdf</text:p>
          </table:table-cell>
        </table:table-row>
        <table:table-row table:style-name="ro1">
          <table:table-cell office:value-type="string">
            <text:p>LEDS-0805-G-STAN-01</text:p>
          </table:table-cell>
          <table:table-cell office:value-type="string">
            <text:p>SMD (0805) Green LED</text:p>
          </table:table-cell>
          <table:table-cell office:value-type="string">
            <text:p>LED</text:p>
          </table:table-cell>
          <table:table-cell office:value-type="string">
            <text:p>SMD (0805)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04090057 </text:p>
          </table:table-cell>
          <table:table-cell office:value-type="string">
            <text:p>Avago</text:p>
          </table:table-cell>
          <table:table-cell office:value-type="string">
            <text:p>HSMG-C170</text:p>
          </table:table-cell>
          <table:table-cell office:value-type="string">
            <text:p>Kingbright</text:p>
          </table:table-cell>
          <table:table-cell office:value-type="string">
            <text:p>KP-2012SGT</text:p>
          </table:table-cell>
          <table:table-cell office:value-type="string">
            <text:p>Farnell</text:p>
          </table:table-cell>
          <table:table-cell office:value-type="float" office:value="5790852">
            <text:p>5790852</text:p>
          </table:table-cell>
          <table:table-cell office:value-type="string">
            <text:p>Mouser</text:p>
          </table:table-cell>
          <table:table-cell office:value-type="string">
            <text:p>630-HSMG-C170</text:p>
          </table:table-cell>
          <table:table-cell office:value-type="string">
            <text:p>https://github.com/oomlout/oomlout-OOMP/raw/master/parts/LEDS-0805-G-STAN-01/LEDS-0805-G-STAN-01-datasheet.pdf</text:p>
          </table:table-cell>
        </table:table-row>
        <table:table-row table:style-name="ro1">
          <table:table-cell office:value-type="string">
            <text:p>LEDS-0805-R-STAN-01</text:p>
          </table:table-cell>
          <table:table-cell office:value-type="string">
            <text:p>SMD (0805) Red LED</text:p>
          </table:table-cell>
          <table:table-cell office:value-type="string">
            <text:p>LED</text:p>
          </table:table-cell>
          <table:table-cell office:value-type="string">
            <text:p>SMD (0805)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304090046 </text:p>
          </table:table-cell>
          <table:table-cell table:number-columns-repeated="8"/>
          <table:table-cell office:value-type="string">
            <text:p>https://github.com/oomlout/oomlout-OOMP/raw/master/parts/LEDS-0805-R-STAN-01/LEDS-0805-R-STAN-01-datasheet.pdf</text:p>
          </table:table-cell>
        </table:table-row>
        <table:table-row table:style-name="ro1">
          <table:table-cell office:value-type="string">
            <text:p>LEDS-0805-Y-STAN-01</text:p>
          </table:table-cell>
          <table:table-cell office:value-type="string">
            <text:p>SMD (0805) Yellow LED</text:p>
          </table:table-cell>
          <table:table-cell office:value-type="string">
            <text:p>LED</text:p>
          </table:table-cell>
          <table:table-cell office:value-type="string">
            <text:p>SMD (0805)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304090039 </text:p>
          </table:table-cell>
          <table:table-cell office:value-type="string">
            <text:p>Everlight</text:p>
          </table:table-cell>
          <table:table-cell office:value-type="string">
            <text:p>17-215UYC/S530-A3/TR8</text:p>
          </table:table-cell>
          <table:table-cell office:value-type="string">
            <text:p>Kingbright</text:p>
          </table:table-cell>
          <table:table-cell office:value-type="string">
            <text:p>KP-2012YT</text:p>
          </table:table-cell>
          <table:table-cell office:value-type="string">
            <text:p>Farnell</text:p>
          </table:table-cell>
          <table:table-cell office:value-type="float" office:value="5790876">
            <text:p>5790876</text:p>
          </table:table-cell>
          <table:table-cell office:value-type="string">
            <text:p>Mouser</text:p>
          </table:table-cell>
          <table:table-cell office:value-type="string">
            <text:p>630-HSMY-C170</text:p>
          </table:table-cell>
          <table:table-cell office:value-type="string">
            <text:p>https://github.com/oomlout/oomlout-OOMP/raw/master/parts/LEDS-0805-Y-STAN-01/LEDS-0805-Y-STAN-01-datasheet.pdf</text:p>
          </table:table-cell>
        </table:table-row>
        <table:table-row table:style-name="ro1">
          <table:table-cell office:value-type="string">
            <text:p>LEDS-10-G-FROS-01</text:p>
          </table:table-cell>
          <table:table-cell office:value-type="string">
            <text:p>10 mm Frosted Green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Green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G-FROS-01/LEDS-10-G-FROS-01-datasheet.pdf</text:p>
          </table:table-cell>
        </table:table-row>
        <table:table-row table:style-name="ro1">
          <table:table-cell office:value-type="string">
            <text:p>LEDS-10-L-FROS-01</text:p>
          </table:table-cell>
          <table:table-cell office:value-type="string">
            <text:p>10 mm Frosted Blue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Blue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L-FROS-01/LEDS-10-L-FROS-01-datasheet.pdf</text:p>
          </table:table-cell>
        </table:table-row>
        <table:table-row table:style-name="ro1">
          <table:table-cell office:value-type="string">
            <text:p>LEDS-10-O-FROS-01</text:p>
          </table:table-cell>
          <table:table-cell office:value-type="string">
            <text:p>10 mm Frosted Orange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Orange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O-FROS-01/LEDS-10-O-FROS-01-datasheet.pdf</text:p>
          </table:table-cell>
        </table:table-row>
        <table:table-row table:style-name="ro1">
          <table:table-cell office:value-type="string">
            <text:p>LEDS-10-P-FROS-01</text:p>
          </table:table-cell>
          <table:table-cell office:value-type="string">
            <text:p>10 mm Frosted Pink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Pink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P-FROS-01/LEDS-10-P-FROS-01-datasheet.pdf</text:p>
          </table:table-cell>
        </table:table-row>
        <table:table-row table:style-name="ro1">
          <table:table-cell office:value-type="string">
            <text:p>LEDS-10-R-FROS-01</text:p>
          </table:table-cell>
          <table:table-cell office:value-type="string">
            <text:p>10 mm Frosted Red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Red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R-FROS-01/LEDS-10-R-FROS-01-datasheet.pdf</text:p>
          </table:table-cell>
        </table:table-row>
        <table:table-row table:style-name="ro1">
          <table:table-cell office:value-type="string">
            <text:p>LEDS-10-V-FROS-01</text:p>
          </table:table-cell>
          <table:table-cell office:value-type="string">
            <text:p>10 mm Frosted Purple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Purple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V-FROS-01/LEDS-10-V-FROS-01-datasheet.pdf</text:p>
          </table:table-cell>
        </table:table-row>
        <table:table-row table:style-name="ro1">
          <table:table-cell office:value-type="string">
            <text:p>LEDS-10-W-FROS-01</text:p>
          </table:table-cell>
          <table:table-cell office:value-type="string">
            <text:p>10 mm Frosted White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White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W-FROS-01/LEDS-10-W-FROS-01-datasheet.pdf</text:p>
          </table:table-cell>
        </table:table-row>
        <table:table-row table:style-name="ro1">
          <table:table-cell office:value-type="string">
            <text:p>LEDS-10-Y-FROS-01</text:p>
          </table:table-cell>
          <table:table-cell office:value-type="string">
            <text:p>10 mm Frosted Yellow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Yellow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Y-FROS-01/LEDS-10-Y-FROS-01-datasheet.pdf</text:p>
          </table:table-cell>
        </table:table-row>
        <table:table-row table:style-name="ro1">
          <table:table-cell office:value-type="string">
            <text:p>MOSN-SO23-X-A03D-01</text:p>
          </table:table-cell>
          <table:table-cell office:value-type="string">
            <text:p>SMD (SOT-23) 300 mA N-Ch. MOSFET</text:p>
          </table:table-cell>
          <table:table-cell office:value-type="string">
            <text:p>N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300 mA</text:p>
          </table:table-cell>
          <table:table-cell/>
          <table:table-cell office:value-type="string">
            <text:p>305030028 </text:p>
          </table:table-cell>
          <table:table-cell table:number-columns-repeated="8"/>
          <table:table-cell office:value-type="string">
            <text:p>https://github.com/oomlout/oomlout-OOMP/raw/master/parts/MOSN-SO23-X-A03D-01/MOSN-SO23-X-A03D-01-datasheet.pdf</text:p>
          </table:table-cell>
        </table:table-row>
        <table:table-row table:style-name="ro1">
          <table:table-cell office:value-type="string">
            <text:p>MOSN-SO23-X-A21D-01</text:p>
          </table:table-cell>
          <table:table-cell office:value-type="string">
            <text:p>SMD (SOT-23) 2.1 Amp N-Ch. MOSFET</text:p>
          </table:table-cell>
          <table:table-cell office:value-type="string">
            <text:p>N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2.1 Amp</text:p>
          </table:table-cell>
          <table:table-cell/>
          <table:table-cell office:value-type="string">
            <text:p>305030015 </text:p>
          </table:table-cell>
          <table:table-cell table:number-columns-repeated="8"/>
          <table:table-cell office:value-type="string">
            <text:p>https://github.com/oomlout/oomlout-OOMP/raw/master/parts/MOSN-SO23-X-A21D-01/MOSN-SO23-X-A21D-01-datasheet.pdf</text:p>
          </table:table-cell>
        </table:table-row>
        <table:table-row table:style-name="ro1">
          <table:table-cell office:value-type="string">
            <text:p>MOSP-SO23-X-A02-01</text:p>
          </table:table-cell>
          <table:table-cell office:value-type="string">
            <text:p>SMD (SOT-23) 2 Amp P-Ch. MOSFET</text:p>
          </table:table-cell>
          <table:table-cell office:value-type="string">
            <text:p>P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2 Amp</text:p>
          </table:table-cell>
          <table:table-cell/>
          <table:table-cell office:value-type="string">
            <text:p>305030026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9846310">
            <text:p>9846310</text:p>
          </table:table-cell>
          <table:table-cell office:value-type="string">
            <text:p>Mouser</text:p>
          </table:table-cell>
          <table:table-cell office:value-type="string">
            <text:p>512-FDN340P</text:p>
          </table:table-cell>
          <table:table-cell office:value-type="string">
            <text:p>https://github.com/oomlout/oomlout-OOMP/raw/master/parts/MOSP-SO23-X-A02-01/MOSP-SO23-X-A02-01-datasheet.pdf</text:p>
          </table:table-cell>
        </table:table-row>
        <table:table-row table:style-name="ro1">
          <table:table-cell office:value-type="string">
            <text:p>MOSP-SO23-X-A35D-01</text:p>
          </table:table-cell>
          <table:table-cell office:value-type="string">
            <text:p>SMD (SOT-23) 3.5 Amp P-Ch. MOSFET</text:p>
          </table:table-cell>
          <table:table-cell office:value-type="string">
            <text:p>P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3.5 Amp</text:p>
          </table:table-cell>
          <table:table-cell/>
          <table:table-cell office:value-type="string">
            <text:p>305030032 </text:p>
          </table:table-cell>
          <table:table-cell table:number-columns-repeated="8"/>
          <table:table-cell office:value-type="string">
            <text:p>https://github.com/oomlout/oomlout-OOMP/raw/master/parts/MOSP-SO23-X-A35D-01/MOSP-SO23-X-A35D-01-datasheet.pdf</text:p>
          </table:table-cell>
        </table:table-row>
        <table:table-row table:style-name="ro1">
          <table:table-cell office:value-type="string">
            <text:p>MOSP-SO23-X-A41D-01</text:p>
          </table:table-cell>
          <table:table-cell office:value-type="string">
            <text:p>SMD (SOT-23) 4.1 Amp P-Ch. MOSFET</text:p>
          </table:table-cell>
          <table:table-cell office:value-type="string">
            <text:p>P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4.1 Amp</text:p>
          </table:table-cell>
          <table:table-cell/>
          <table:table-cell office:value-type="string">
            <text:p>305030014 </text:p>
          </table:table-cell>
          <table:table-cell table:number-columns-repeated="8"/>
          <table:table-cell office:value-type="string">
            <text:p>https://github.com/oomlout/oomlout-OOMP/raw/master/parts/MOSP-SO23-X-A41D-01/MOSP-SO23-X-A41D-01-datasheet.pdf</text:p>
          </table:table-cell>
        </table:table-row>
        <table:table-row table:style-name="ro1">
          <table:table-cell office:value-type="string">
            <text:p>MOSP-SO23F-X-A06-01</text:p>
          </table:table-cell>
          <table:table-cell office:value-type="string">
            <text:p><text:s/>SMD (SOT-23F) 6 Amp P-Ch. MOSFET </text:p>
          </table:table-cell>
          <table:table-cell office:value-type="string">
            <text:p>P-Ch. MOSFET</text:p>
          </table:table-cell>
          <table:table-cell office:value-type="string">
            <text:p>SMD (SOT-23F)</text:p>
          </table:table-cell>
          <table:table-cell/>
          <table:table-cell office:value-type="string">
            <text:p>6 Amp</text:p>
          </table:table-cell>
          <table:table-cell/>
          <table:table-cell office:value-type="string">
            <text:p>305030075 </text:p>
          </table:table-cell>
          <table:table-cell table:number-columns-repeated="8"/>
          <table:table-cell office:value-type="string">
            <text:p>https://github.com/oomlout/oomlout-OOMP/raw/master/parts/MOSP-SO23F-X-A06-01/MOSP-SO23F-X-A06-01-datasheet.pdf</text:p>
          </table:table-cell>
        </table:table-row>
        <table:table-row table:style-name="ro1">
          <table:table-cell office:value-type="string">
            <text:p>NHFF-M3-X-06-01</text:p>
          </table:table-cell>
          <table:table-cell office:value-type="string">
            <text:p>M3 x 6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6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06-01/NHFF-M3-X-06-01-datasheet.pdf</text:p>
          </table:table-cell>
        </table:table-row>
        <table:table-row table:style-name="ro1">
          <table:table-cell office:value-type="string">
            <text:p>NHFF-M3-X-12-01</text:p>
          </table:table-cell>
          <table:table-cell office:value-type="string">
            <text:p>M3 x 12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12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12-01/NHFF-M3-X-12-01-datasheet.pdf</text:p>
          </table:table-cell>
        </table:table-row>
        <table:table-row table:style-name="ro1">
          <table:table-cell office:value-type="string">
            <text:p>NHFF-M3-X-15-01</text:p>
          </table:table-cell>
          <table:table-cell office:value-type="string">
            <text:p>M3 x 15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15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15-01/NHFF-M3-X-15-01-datasheet.pdf</text:p>
          </table:table-cell>
        </table:table-row>
        <table:table-row table:style-name="ro1">
          <table:table-cell office:value-type="string">
            <text:p>NHFF-M3-X-20-01</text:p>
          </table:table-cell>
          <table:table-cell office:value-type="string">
            <text:p>M3 x 20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2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20-01/NHFF-M3-X-20-01-datasheet.pdf</text:p>
          </table:table-cell>
        </table:table-row>
        <table:table-row table:style-name="ro1">
          <table:table-cell office:value-type="string">
            <text:p>NHFF-M3-X-30-01</text:p>
          </table:table-cell>
          <table:table-cell office:value-type="string">
            <text:p>M3 x 30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3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30-01/NHFF-M3-X-30-01-datasheet.pdf</text:p>
          </table:table-cell>
        </table:table-row>
        <table:table-row table:style-name="ro1">
          <table:table-cell office:value-type="string">
            <text:p>NNUT-M3-X-STAN-01</text:p>
          </table:table-cell>
          <table:table-cell office:value-type="string">
            <text:p>M3 Nylon Nut</text:p>
          </table:table-cell>
          <table:table-cell office:value-type="string">
            <text:p>Nylon Nut</text:p>
          </table:table-cell>
          <table:table-cell office:value-type="string">
            <text:p>M3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NNUT-M3-X-STAN-01/NNUT-M3-X-STAN-01-datasheet.pdf</text:p>
          </table:table-cell>
        </table:table-row>
        <table:table-row table:style-name="ro1">
          <table:table-cell office:value-type="string">
            <text:p>NSCR-M3-X-12-70</text:p>
          </table:table-cell>
          <table:table-cell office:value-type="string">
            <text:p>M3 x 12 mm Nylon Screw Cross Head</text:p>
          </table:table-cell>
          <table:table-cell office:value-type="string">
            <text:p>Nylon Screw</text:p>
          </table:table-cell>
          <table:table-cell office:value-type="string">
            <text:p>M3</text:p>
          </table:table-cell>
          <table:table-cell/>
          <table:table-cell office:value-type="string">
            <text:p>x 12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NSCR-M3-X-12-70/NSCR-M3-X-12-70-datasheet.pdf</text:p>
          </table:table-cell>
        </table:table-row>
        <table:table-row table:style-name="ro1">
          <table:table-cell office:value-type="string">
            <text:p>NSCR-M3-X-16-70</text:p>
          </table:table-cell>
          <table:table-cell office:value-type="string">
            <text:p>M3 x 16 mm Nylon Screw Cross Head</text:p>
          </table:table-cell>
          <table:table-cell office:value-type="string">
            <text:p>Nylon Screw</text:p>
          </table:table-cell>
          <table:table-cell office:value-type="string">
            <text:p>M3</text:p>
          </table:table-cell>
          <table:table-cell/>
          <table:table-cell office:value-type="string">
            <text:p>x 16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NSCR-M3-X-16-70/NSCR-M3-X-16-70-datasheet.pdf</text:p>
          </table:table-cell>
        </table:table-row>
        <table:table-row table:style-name="ro1">
          <table:table-cell office:value-type="string">
            <text:p>NSCR-M3-X-20-70</text:p>
          </table:table-cell>
          <table:table-cell office:value-type="string">
            <text:p>M3 x 20 mm Nylon Screw Cross Head</text:p>
          </table:table-cell>
          <table:table-cell office:value-type="string">
            <text:p>Nylon Screw</text:p>
          </table:table-cell>
          <table:table-cell office:value-type="string">
            <text:p>M3</text:p>
          </table:table-cell>
          <table:table-cell/>
          <table:table-cell office:value-type="string">
            <text:p>x 20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NSCR-M3-X-20-70/NSCR-M3-X-20-70-datasheet.pdf</text:p>
          </table:table-cell>
        </table:table-row>
        <table:table-row table:style-name="ro1">
          <table:table-cell office:value-type="string">
            <text:p>NSCR-M3-X-25-70</text:p>
          </table:table-cell>
          <table:table-cell office:value-type="string">
            <text:p>M3 x 25 mm Nylon Screw Cross Head</text:p>
          </table:table-cell>
          <table:table-cell office:value-type="string">
            <text:p>Nylon Screw</text:p>
          </table:table-cell>
          <table:table-cell office:value-type="string">
            <text:p>M3</text:p>
          </table:table-cell>
          <table:table-cell/>
          <table:table-cell office:value-type="string">
            <text:p>x 25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NSCR-M3-X-25-70/NSCR-M3-X-25-70-datasheet.pdf</text:p>
          </table:table-cell>
        </table:table-row>
        <table:table-row table:style-name="ro1">
          <table:table-cell office:value-type="string">
            <text:p>NUTT-M3-M-STAN-01</text:p>
          </table:table-cell>
          <table:table-cell office:value-type="string">
            <text:p>M3 Nut</text:p>
          </table:table-cell>
          <table:table-cell office:value-type="string">
            <text:p>Nut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NUTT-M3-M-STAN-01/NUTT-M3-M-STAN-01-datasheet.pdf</text:p>
          </table:table-cell>
        </table:table-row>
        <table:table-row table:style-name="ro1">
          <table:table-cell office:value-type="string">
            <text:p>OPAM-MS08-X-KLMV358-01</text:p>
          </table:table-cell>
          <table:table-cell office:value-type="string">
            <text:p>8 Pin SMD (MSOP) LMV358 Op Amp</text:p>
          </table:table-cell>
          <table:table-cell office:value-type="string">
            <text:p>Op Amp</text:p>
          </table:table-cell>
          <table:table-cell office:value-type="string">
            <text:p>8 Pin SMD (MSOP)</text:p>
          </table:table-cell>
          <table:table-cell/>
          <table:table-cell office:value-type="string">
            <text:p>LMV358</text:p>
          </table:table-cell>
          <table:table-cell/>
          <table:table-cell office:value-type="string">
            <text:p>310020007 310020002 </text:p>
          </table:table-cell>
          <table:table-cell office:value-type="string">
            <text:p>Texas Instruments</text:p>
          </table:table-cell>
          <table:table-cell office:value-type="string">
            <text:p>LMV358ID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323295">
            <text:p>2323295</text:p>
          </table:table-cell>
          <table:table-cell office:value-type="string">
            <text:p>Mouser</text:p>
          </table:table-cell>
          <table:table-cell office:value-type="string">
            <text:p>595-LMV358IDGKR</text:p>
          </table:table-cell>
          <table:table-cell office:value-type="string">
            <text:p>https://github.com/oomlout/oomlout-OOMP/raw/master/parts/OPAM-MS08-X-KLMV358-01/OPAM-MS08-X-KLMV358-01-datasheet.pdf</text:p>
          </table:table-cell>
        </table:table-row>
        <table:table-row table:style-name="ro1">
          <table:table-cell office:value-type="string">
            <text:p>OPAM-SC14-X-KLMV324-01</text:p>
          </table:table-cell>
          <table:table-cell office:value-type="string">
            <text:p>SMD (SOIC-14) LMV324 Op Amp</text:p>
          </table:table-cell>
          <table:table-cell office:value-type="string">
            <text:p>Op Amp</text:p>
          </table:table-cell>
          <table:table-cell office:value-type="string">
            <text:p>14 Pin SMD (SOIC)</text:p>
          </table:table-cell>
          <table:table-cell/>
          <table:table-cell office:value-type="string">
            <text:p>LMV358</text:p>
          </table:table-cell>
          <table:table-cell/>
          <table:table-cell office:value-type="string">
            <text:p>1100030P1 </text:p>
          </table:table-cell>
          <table:table-cell table:number-columns-repeated="8"/>
          <table:table-cell office:value-type="string">
            <text:p>https://github.com/oomlout/oomlout-OOMP/raw/master/parts/OPAM-SC14-X-KLMV324-01/OPAM-SC14-X-KLMV324-01-datasheet.pdf</text:p>
          </table:table-cell>
        </table:table-row>
        <table:table-row table:style-name="ro1">
          <table:table-cell office:value-type="string">
            <text:p>OPAM-SC8-X-K2904-01</text:p>
          </table:table-cell>
          <table:table-cell office:value-type="string">
            <text:p>8 Pin SMD (SOIC) LM2904 Dual Op Amp</text:p>
          </table:table-cell>
          <table:table-cell office:value-type="string">
            <text:p>Op Amp</text:p>
          </table:table-cell>
          <table:table-cell office:value-type="string">
            <text:p>8 Pin SMD (SOIC)</text:p>
          </table:table-cell>
          <table:table-cell/>
          <table:table-cell office:value-type="string">
            <text:p>LM2904 Dual</text:p>
          </table:table-cell>
          <table:table-cell/>
          <table:table-cell office:value-type="string">
            <text:p>310020015 </text:p>
          </table:table-cell>
          <table:table-cell table:number-columns-repeated="8"/>
          <table:table-cell office:value-type="string">
            <text:p>https://github.com/oomlout/oomlout-OOMP/raw/master/parts/OPAM-SC8-X-K2904-01/OPAM-SC8-X-K2904-01-datasheet.pdf</text:p>
          </table:table-cell>
        </table:table-row>
        <table:table-row table:style-name="ro1">
          <table:table-cell office:value-type="string">
            <text:p>OPAM-SC8-X-KLM358-01</text:p>
          </table:table-cell>
          <table:table-cell office:value-type="string">
            <text:p>SMD (SOIC-8) LM358 Op Amp</text:p>
          </table:table-cell>
          <table:table-cell office:value-type="string">
            <text:p>Op Amp</text:p>
          </table:table-cell>
          <table:table-cell office:value-type="string">
            <text:p>8 Pin SMD (SOIC)</text:p>
          </table:table-cell>
          <table:table-cell/>
          <table:table-cell office:value-type="string">
            <text:p>LM358</text:p>
          </table:table-cell>
          <table:table-cell/>
          <table:table-cell office:value-type="string">
            <text:p>310020021 </text:p>
          </table:table-cell>
          <table:table-cell office:value-type="string">
            <text:p>Texas Instruments</text:p>
          </table:table-cell>
          <table:table-cell office:value-type="string">
            <text:p>LM358ID</text:p>
          </table:table-cell>
          <table:table-cell table:number-columns-repeated="6"/>
          <table:table-cell office:value-type="string">
            <text:p>https://github.com/oomlout/oomlout-OOMP/raw/master/parts/OPAM-SC8-X-KLM358-01/OPAM-SC8-X-KLM358-01-datasheet.pdf</text:p>
          </table:table-cell>
        </table:table-row>
        <table:table-row table:style-name="ro1">
          <table:table-cell office:value-type="string">
            <text:p>OPAM-SO235-X-K333-01</text:p>
          </table:table-cell>
          <table:table-cell office:value-type="string">
            <text:p>SMD (SOT-23-5) OPA333 Op Amp</text:p>
          </table:table-cell>
          <table:table-cell office:value-type="string">
            <text:p>Op Amp</text:p>
          </table:table-cell>
          <table:table-cell office:value-type="string">
            <text:p>SMD (SOT-23-5)</text:p>
          </table:table-cell>
          <table:table-cell/>
          <table:table-cell office:value-type="string">
            <text:p>OPA333</text:p>
          </table:table-cell>
          <table:table-cell/>
          <table:table-cell office:value-type="string">
            <text:p>310020003 </text:p>
          </table:table-cell>
          <table:table-cell table:number-columns-repeated="8"/>
          <table:table-cell office:value-type="string">
            <text:p>https://github.com/oomlout/oomlout-OOMP/raw/master/parts/OPAM-SO235-X-K333-01/OPAM-SO235-X-K333-01-datasheet.pdf</text:p>
          </table:table-cell>
        </table:table-row>
        <table:table-row table:style-name="ro1">
          <table:table-cell office:value-type="string">
            <text:p>PHTR-05-I9-STAN-01</text:p>
          </table:table-cell>
          <table:table-cell office:value-type="string">
            <text:p>5 mm IR (940 nm) Phototransistor</text:p>
          </table:table-cell>
          <table:table-cell office:value-type="string">
            <text:p>Phototransistor</text:p>
          </table:table-cell>
          <table:table-cell office:value-type="string">
            <text:p>5 mm</text:p>
          </table:table-cell>
          <table:table-cell office:value-type="string">
            <text:p>IR (940 nm)</text:p>
          </table:table-cell>
          <table:table-cell table:number-columns-repeated="2"/>
          <table:table-cell office:value-type="string">
            <text:p>314020024 </text:p>
          </table:table-cell>
          <table:table-cell table:number-columns-repeated="8"/>
          <table:table-cell office:value-type="string">
            <text:p>https://github.com/oomlout/oomlout-OOMP/raw/master/parts/PHTR-05-I9-STAN-01/PHTR-05-I9-STAN-01-datasheet.pdf</text:p>
          </table:table-cell>
        </table:table-row>
        <table:table-row table:style-name="ro1">
          <table:table-cell office:value-type="string">
            <text:p>POAD-ACUS-X-V05-A1</text:p>
          </table:table-cell>
          <table:table-cell office:value-type="string">
            <text:p>American Style (120v) 5v (USB) Power Adapter 1 A</text:p>
          </table:table-cell>
          <table:table-cell office:value-type="string">
            <text:p>Power Adapter</text:p>
          </table:table-cell>
          <table:table-cell office:value-type="string">
            <text:p>American Style (120v)</text:p>
          </table:table-cell>
          <table:table-cell/>
          <table:table-cell office:value-type="string">
            <text:p>5v (USB)</text:p>
          </table:table-cell>
          <table:table-cell office:value-type="string">
            <text:p>1 A</text:p>
          </table:table-cell>
          <table:table-cell office:value-type="string">
            <text:p>313080037 </text:p>
          </table:table-cell>
          <table:table-cell table:number-columns-repeated="8"/>
          <table:table-cell office:value-type="string">
            <text:p>https://github.com/oomlout/oomlout-OOMP/raw/master/parts/POAD-ACUS-X-V05-A1/POAD-ACUS-X-V05-A1-datasheet.pdf</text:p>
          </table:table-cell>
        </table:table-row>
        <table:table-row table:style-name="ro1">
          <table:table-cell office:value-type="string">
            <text:p>POTE-07-X-O103-01</text:p>
          </table:table-cell>
          <table:table-cell office:value-type="string">
            <text:p>7 mm 10k Ohm Potentiometer</text:p>
          </table:table-cell>
          <table:table-cell office:value-type="string">
            <text:p>Potentiometer</text:p>
          </table:table-cell>
          <table:table-cell office:value-type="string">
            <text:p>7 mm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40009 </text:p>
          </table:table-cell>
          <table:table-cell table:number-columns-repeated="8"/>
          <table:table-cell office:value-type="string">
            <text:p>https://github.com/oomlout/oomlout-OOMP/raw/master/parts/POTE-07-X-O103-01/POTE-07-X-O103-01-datasheet.pdf</text:p>
          </table:table-cell>
        </table:table-row>
        <table:table-row table:style-name="ro1">
          <table:table-cell office:value-type="string">
            <text:p>POTE-10-X-O103-01</text:p>
          </table:table-cell>
          <table:table-cell office:value-type="string">
            <text:p>10 mm 10k Ohm Potentiometer</text:p>
          </table:table-cell>
          <table:table-cell office:value-type="string">
            <text:p>Potentiometer</text:p>
          </table:table-cell>
          <table:table-cell office:value-type="string">
            <text:p>10 mm</text:p>
          </table:table-cell>
          <table:table-cell/>
          <table:table-cell office:value-type="string">
            <text:p>10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POTE-10-X-O103-01/POTE-10-X-O103-01-datasheet.pdf</text:p>
          </table:table-cell>
        </table:table-row>
        <table:table-row table:style-name="ro1">
          <table:table-cell office:value-type="string">
            <text:p>POTE-14-X-O204-68</text:p>
          </table:table-cell>
          <table:table-cell office:value-type="string">
            <text:p>14 mm 200k Ohm Potentiometer Side Adjust</text:p>
          </table:table-cell>
          <table:table-cell office:value-type="string">
            <text:p>Potentiometer</text:p>
          </table:table-cell>
          <table:table-cell office:value-type="string">
            <text:p>14 mm</text:p>
          </table:table-cell>
          <table:table-cell/>
          <table:table-cell office:value-type="string">
            <text:p>200k Ohm</text:p>
          </table:table-cell>
          <table:table-cell office:value-type="string">
            <text:p>Side Adjust</text:p>
          </table:table-cell>
          <table:table-cell office:value-type="string">
            <text:p>301040037 </text:p>
          </table:table-cell>
          <table:table-cell table:number-columns-repeated="8"/>
          <table:table-cell office:value-type="string">
            <text:p>https://github.com/oomlout/oomlout-OOMP/raw/master/parts/POTE-14-X-O204-68/POTE-14-X-O204-68-datasheet.pdf</text:p>
          </table:table-cell>
        </table:table-row>
        <table:table-row table:style-name="ro1">
          <table:table-cell office:value-type="string">
            <text:p>POTE-17-X-O102-69</text:p>
          </table:table-cell>
          <table:table-cell office:value-type="string">
            <text:p>17 mm 1k Ohm Potentiometer Panel Mount</text:p>
          </table:table-cell>
          <table:table-cell office:value-type="string">
            <text:p>Potentiometer</text:p>
          </table:table-cell>
          <table:table-cell office:value-type="string">
            <text:p>17 mm</text:p>
          </table:table-cell>
          <table:table-cell/>
          <table:table-cell office:value-type="string">
            <text:p>1k Ohm</text:p>
          </table:table-cell>
          <table:table-cell office:value-type="string">
            <text:p>Panel Mount</text:p>
          </table:table-cell>
          <table:table-cell/>
          <table:table-cell table:number-columns-repeated="8"/>
          <table:table-cell office:value-type="string">
            <text:p>https://github.com/oomlout/oomlout-OOMP/raw/master/parts/POTE-17-X-O102-69/POTE-17-X-O102-69-datasheet.pdf</text:p>
          </table:table-cell>
        </table:table-row>
        <table:table-row table:style-name="ro1">
          <table:table-cell office:value-type="string">
            <text:p>POTE-17-X-O103-69</text:p>
          </table:table-cell>
          <table:table-cell office:value-type="string">
            <text:p>17 mm 10k Ohm Potentiometer Panel Mount</text:p>
          </table:table-cell>
          <table:table-cell office:value-type="string">
            <text:p>Potentiometer</text:p>
          </table:table-cell>
          <table:table-cell office:value-type="string">
            <text:p>17 mm</text:p>
          </table:table-cell>
          <table:table-cell/>
          <table:table-cell office:value-type="string">
            <text:p>10k Ohm</text:p>
          </table:table-cell>
          <table:table-cell office:value-type="string">
            <text:p>Panel Mount</text:p>
          </table:table-cell>
          <table:table-cell/>
          <table:table-cell table:number-columns-repeated="8"/>
          <table:table-cell office:value-type="string">
            <text:p>https://github.com/oomlout/oomlout-OOMP/raw/master/parts/POTE-17-X-O103-69/POTE-17-X-O103-69-datasheet.pdf</text:p>
          </table:table-cell>
        </table:table-row>
        <table:table-row table:style-name="ro1">
          <table:table-cell office:value-type="string">
            <text:p>POTE-17-X-O104-69</text:p>
          </table:table-cell>
          <table:table-cell office:value-type="string">
            <text:p>17 mm 100k Ohm Potentiometer Panel Mount</text:p>
          </table:table-cell>
          <table:table-cell office:value-type="string">
            <text:p>Potentiometer</text:p>
          </table:table-cell>
          <table:table-cell office:value-type="string">
            <text:p>17 mm</text:p>
          </table:table-cell>
          <table:table-cell/>
          <table:table-cell office:value-type="string">
            <text:p>100k Ohm</text:p>
          </table:table-cell>
          <table:table-cell office:value-type="string">
            <text:p>Panel Mount</text:p>
          </table:table-cell>
          <table:table-cell/>
          <table:table-cell table:number-columns-repeated="8"/>
          <table:table-cell office:value-type="string">
            <text:p>https://github.com/oomlout/oomlout-OOMP/raw/master/parts/POTE-17-X-O104-69/POTE-17-X-O104-69-datasheet.pdf</text:p>
          </table:table-cell>
        </table:table-row>
        <table:table-row table:style-name="ro1">
          <table:table-cell office:value-type="string">
            <text:p>POTE-17-X-O105-69</text:p>
          </table:table-cell>
          <table:table-cell office:value-type="string">
            <text:p>17 mm 1M Ohm Potentiometer Panel Mount</text:p>
          </table:table-cell>
          <table:table-cell office:value-type="string">
            <text:p>Potentiometer</text:p>
          </table:table-cell>
          <table:table-cell office:value-type="string">
            <text:p>17 mm</text:p>
          </table:table-cell>
          <table:table-cell/>
          <table:table-cell office:value-type="string">
            <text:p>1M Ohm</text:p>
          </table:table-cell>
          <table:table-cell office:value-type="string">
            <text:p>Panel Mount</text:p>
          </table:table-cell>
          <table:table-cell/>
          <table:table-cell table:number-columns-repeated="8"/>
          <table:table-cell office:value-type="string">
            <text:p>https://github.com/oomlout/oomlout-OOMP/raw/master/parts/POTE-17-X-O105-69/POTE-17-X-O105-69-datasheet.pdf</text:p>
          </table:table-cell>
        </table:table-row>
        <table:table-row table:style-name="ro1">
          <table:table-cell office:value-type="string">
            <text:p>RBCC-40W-Z-L100-01</text:p>
          </table:table-cell>
          <table:table-cell office:value-type="string">
            <text:p>40 Wire 100 mm Rainbow Crimped Ribbon Cable</text:p>
          </table:table-cell>
          <table:table-cell office:value-type="string">
            <text:p>Crimped Ribbon Cable</text:p>
          </table:table-cell>
          <table:table-cell office:value-type="string">
            <text:p>40 Wire</text:p>
          </table:table-cell>
          <table:table-cell office:value-type="string">
            <text:p>Rainbow</text:p>
          </table:table-cell>
          <table:table-cell office:value-type="string">
            <text:p>10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BCC-40W-Z-L100-01/RBCC-40W-Z-L100-01-datasheet.pdf</text:p>
          </table:table-cell>
        </table:table-row>
        <table:table-row table:style-name="ro1">
          <table:table-cell office:value-type="string">
            <text:p>RBCC-40W-Z-L200-01</text:p>
          </table:table-cell>
          <table:table-cell office:value-type="string">
            <text:p>40 Wire 200 mm Rainbow Crimped Ribbon Cable</text:p>
          </table:table-cell>
          <table:table-cell office:value-type="string">
            <text:p>Crimped Ribbon Cable</text:p>
          </table:table-cell>
          <table:table-cell office:value-type="string">
            <text:p>40 Wire</text:p>
          </table:table-cell>
          <table:table-cell office:value-type="string">
            <text:p>Rainbow</text:p>
          </table:table-cell>
          <table:table-cell office:value-type="string">
            <text:p>20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BCC-40W-Z-L200-01/RBCC-40W-Z-L200-01-datasheet.pdf</text:p>
          </table:table-cell>
        </table:table-row>
        <table:table-row table:style-name="ro1">
          <table:table-cell office:value-type="string">
            <text:p>RBCC-40W-Z-L300-01</text:p>
          </table:table-cell>
          <table:table-cell office:value-type="string">
            <text:p>40 Wire 300 mm Rainbow Crimped Ribbon Cable</text:p>
          </table:table-cell>
          <table:table-cell office:value-type="string">
            <text:p>Crimped Ribbon Cable</text:p>
          </table:table-cell>
          <table:table-cell office:value-type="string">
            <text:p>40 Wire</text:p>
          </table:table-cell>
          <table:table-cell office:value-type="string">
            <text:p>Rainbow</text:p>
          </table:table-cell>
          <table:table-cell office:value-type="string">
            <text:p>30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BCC-40W-Z-L300-01/RBCC-40W-Z-L300-01-datasheet.pdf</text:p>
          </table:table-cell>
        </table:table-row>
        <table:table-row table:style-name="ro1">
          <table:table-cell office:value-type="string">
            <text:p>REFU-1206-X-A01-V8</text:p>
          </table:table-cell>
          <table:table-cell office:value-type="string">
            <text:p>SMD (1206) 1 Amp Resetable Fuse 8v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1 Amp</text:p>
          </table:table-cell>
          <table:table-cell office:value-type="string">
            <text:p>8v</text:p>
          </table:table-cell>
          <table:table-cell office:value-type="string">
            <text:p>30701000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7010001">
            <text:p>307010001</text:p>
          </table:table-cell>
          <table:table-cell table:number-columns-repeated="2"/>
          <table:table-cell office:value-type="string">
            <text:p>https://github.com/oomlout/oomlout-OOMP/raw/master/parts/REFU-1206-X-A01-V8/REFU-1206-X-A01-V8-datasheet.pdf</text:p>
          </table:table-cell>
        </table:table-row>
        <table:table-row table:style-name="ro1">
          <table:table-cell office:value-type="string">
            <text:p>REFU-1206-X-A05D-01</text:p>
          </table:table-cell>
          <table:table-cell office:value-type="string">
            <text:p>SMD (1206) 500 mA Resetable Fuse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0900030P1 </text:p>
          </table:table-cell>
          <table:table-cell table:number-columns-repeated="8"/>
          <table:table-cell office:value-type="string">
            <text:p>https://github.com/oomlout/oomlout-OOMP/raw/master/parts/REFU-1206-X-A05D-01/REFU-1206-X-A05D-01-datasheet.pdf</text:p>
          </table:table-cell>
        </table:table-row>
        <table:table-row table:style-name="ro1">
          <table:table-cell office:value-type="string">
            <text:p>REFU-1206-X-A05D-V8</text:p>
          </table:table-cell>
          <table:table-cell office:value-type="string">
            <text:p>SMD (1206) 500 mA Resetable Fuse 8v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500 mA</text:p>
          </table:table-cell>
          <table:table-cell office:value-type="string">
            <text:p>8v</text:p>
          </table:table-cell>
          <table:table-cell/>
          <table:table-cell table:number-columns-repeated="8"/>
          <table:table-cell office:value-type="string">
            <text:p>https://github.com/oomlout/oomlout-OOMP/raw/master/parts/REFU-1206-X-A05D-V8/REFU-1206-X-A05D-V8-datasheet.pdf</text:p>
          </table:table-cell>
        </table:table-row>
        <table:table-row table:style-name="ro1">
          <table:table-cell office:value-type="string">
            <text:p>REFU-1206-X-A075D-VF</text:p>
          </table:table-cell>
          <table:table-cell office:value-type="string">
            <text:p>SMD (1206) 750 mA Resetable Fuse 16v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750 mA</text:p>
          </table:table-cell>
          <table:table-cell office:value-type="string">
            <text:p>16v</text:p>
          </table:table-cell>
          <table:table-cell office:value-type="string">
            <text:p>307010002 </text:p>
          </table:table-cell>
          <table:table-cell table:number-columns-repeated="8"/>
          <table:table-cell office:value-type="string">
            <text:p>https://github.com/oomlout/oomlout-OOMP/raw/master/parts/REFU-1206-X-A075D-VF/REFU-1206-X-A075D-VF-datasheet.pdf</text:p>
          </table:table-cell>
        </table:table-row>
        <table:table-row table:style-name="ro1">
          <table:table-cell office:value-type="string">
            <text:p>REFU-1206-X-A075D-VM</text:p>
          </table:table-cell>
          <table:table-cell office:value-type="string">
            <text:p>SMD (1206) 750 mA Resetable Fuse 13.2v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750 mA</text:p>
          </table:table-cell>
          <table:table-cell office:value-type="string">
            <text:p>13.2v</text:p>
          </table:table-cell>
          <table:table-cell office:value-type="string">
            <text:p>307010013 </text:p>
          </table:table-cell>
          <table:table-cell table:number-columns-repeated="8"/>
          <table:table-cell office:value-type="string">
            <text:p>https://github.com/oomlout/oomlout-OOMP/raw/master/parts/REFU-1206-X-A075D-VM/REFU-1206-X-A075D-VM-datasheet.pdf</text:p>
          </table:table-cell>
        </table:table-row>
        <table:table-row table:style-name="ro1">
          <table:table-cell office:value-type="string">
            <text:p>REFU-1210-X-A075D-V6</text:p>
          </table:table-cell>
          <table:table-cell office:value-type="string">
            <text:p>SMD (1210) 750 mA Resetable Fuse 6v</text:p>
          </table:table-cell>
          <table:table-cell office:value-type="string">
            <text:p>Resetable Fuse</text:p>
          </table:table-cell>
          <table:table-cell office:value-type="string">
            <text:p>SMD (1210)</text:p>
          </table:table-cell>
          <table:table-cell/>
          <table:table-cell office:value-type="string">
            <text:p>750 mA</text:p>
          </table:table-cell>
          <table:table-cell office:value-type="string">
            <text:p>6v</text:p>
          </table:table-cell>
          <table:table-cell office:value-type="string">
            <text:p>307010010 </text:p>
          </table:table-cell>
          <table:table-cell table:number-columns-repeated="8"/>
          <table:table-cell office:value-type="string">
            <text:p>https://github.com/oomlout/oomlout-OOMP/raw/master/parts/REFU-1210-X-A075D-V6/REFU-1210-X-A075D-V6-datasheet.pdf</text:p>
          </table:table-cell>
        </table:table-row>
        <table:table-row table:style-name="ro1">
          <table:table-cell office:value-type="string">
            <text:p>REFU-1812-X-A05D-VE</text:p>
          </table:table-cell>
          <table:table-cell office:value-type="string">
            <text:p>SMD (1812) 500 mA Resetable Fuse 15v</text:p>
          </table:table-cell>
          <table:table-cell office:value-type="string">
            <text:p>Resetable Fuse</text:p>
          </table:table-cell>
          <table:table-cell office:value-type="string">
            <text:p>SMD (1812)</text:p>
          </table:table-cell>
          <table:table-cell/>
          <table:table-cell office:value-type="string">
            <text:p>500 mA</text:p>
          </table:table-cell>
          <table:table-cell office:value-type="string">
            <text:p>15v</text:p>
          </table:table-cell>
          <table:table-cell office:value-type="string">
            <text:p>307010040 </text:p>
          </table:table-cell>
          <table:table-cell office:value-type="string">
            <text:p>Littelfuse</text:p>
          </table:table-cell>
          <table:table-cell office:value-type="string">
            <text:p>1812L050PR</text:p>
          </table:table-cell>
          <table:table-cell office:value-type="string">
            <text:p>Polyswitch</text:p>
          </table:table-cell>
          <table:table-cell office:value-type="string">
            <text:p>KT15-0500SMD</text:p>
          </table:table-cell>
          <table:table-cell office:value-type="string">
            <text:p>Farnell</text:p>
          </table:table-cell>
          <table:table-cell office:value-type="float" office:value="1653478">
            <text:p>1653478</text:p>
          </table:table-cell>
          <table:table-cell office:value-type="string">
            <text:p>Mouser</text:p>
          </table:table-cell>
          <table:table-cell office:value-type="string">
            <text:p>652-MF-MSMF050-2</text:p>
          </table:table-cell>
          <table:table-cell office:value-type="string">
            <text:p>https://github.com/oomlout/oomlout-OOMP/raw/master/parts/REFU-1812-X-A05D-VE/REFU-1812-X-A05D-VE-datasheet.pdf</text:p>
          </table:table-cell>
        </table:table-row>
        <table:table-row table:style-name="ro1">
          <table:table-cell office:value-type="string">
            <text:p>RELA-19X15-X-SPDT-V5</text:p>
          </table:table-cell>
          <table:table-cell office:value-type="string">
            <text:p>19 x 15 mm SPDT Relay</text:p>
          </table:table-cell>
          <table:table-cell office:value-type="string">
            <text:p>Relay</text:p>
          </table:table-cell>
          <table:table-cell office:value-type="string">
            <text:p>19 x 15 mm</text:p>
          </table:table-cell>
          <table:table-cell/>
          <table:table-cell office:value-type="string">
            <text:p>SPDT</text:p>
          </table:table-cell>
          <table:table-cell/>
          <table:table-cell office:value-type="string">
            <text:p>315030000 </text:p>
          </table:table-cell>
          <table:table-cell table:number-columns-repeated="8"/>
          <table:table-cell office:value-type="string">
            <text:p>https://github.com/oomlout/oomlout-OOMP/raw/master/parts/RELA-19X15-X-SPDT-V5/RELA-19X15-X-SPDT-V5-datasheet.pdf</text:p>
          </table:table-cell>
        </table:table-row>
        <table:table-row table:style-name="ro1">
          <table:table-cell office:value-type="string">
            <text:p>RESA-1268-X-O102X4-01</text:p>
          </table:table-cell>
          <table:table-cell office:value-type="string">
            <text:p>SMD (1206-8) 1k Ohm (x4) Resistor Array</text:p>
          </table:table-cell>
          <table:table-cell office:value-type="string">
            <text:p>Resistor Array</text:p>
          </table:table-cell>
          <table:table-cell office:value-type="string">
            <text:p>SMD (1206-8)</text:p>
          </table:table-cell>
          <table:table-cell/>
          <table:table-cell office:value-type="string">
            <text:p>1k Ohm (x4)</text:p>
          </table:table-cell>
          <table:table-cell/>
          <table:table-cell office:value-type="string">
            <text:p>301030012 </text:p>
          </table:table-cell>
          <table:table-cell office:value-type="string">
            <text:p>RoyalOhm</text:p>
          </table:table-cell>
          <table:table-cell office:value-type="string">
            <text:p>4D02-WG-J-0102-T-5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1770121">
            <text:p>1770121</text:p>
          </table:table-cell>
          <table:table-cell office:value-type="string">
            <text:p>Mouser</text:p>
          </table:table-cell>
          <table:table-cell office:value-type="string">
            <text:p>652-CAT16-102J4LF</text:p>
          </table:table-cell>
          <table:table-cell office:value-type="string">
            <text:p>https://github.com/oomlout/oomlout-OOMP/raw/master/parts/RESA-1268-X-O102X4-01/RESA-1268-X-O102X4-01-datasheet.pdf</text:p>
          </table:table-cell>
        </table:table-row>
        <table:table-row table:style-name="ro1">
          <table:table-cell office:value-type="string">
            <text:p>RESA-1268-X-O103X4-01</text:p>
          </table:table-cell>
          <table:table-cell office:value-type="string">
            <text:p>SMD (1206-8) 10k Ohm (x4) Resistor Array</text:p>
          </table:table-cell>
          <table:table-cell office:value-type="string">
            <text:p>Resistor Array</text:p>
          </table:table-cell>
          <table:table-cell office:value-type="string">
            <text:p>SMD (1206-8)</text:p>
          </table:table-cell>
          <table:table-cell/>
          <table:table-cell office:value-type="string">
            <text:p>10k Ohm (x4)</text:p>
          </table:table-cell>
          <table:table-cell/>
          <table:table-cell/>
          <table:table-cell table:number-columns-repeated="4"/>
          <table:table-cell office:value-type="string">
            <text:p>Farnell</text:p>
          </table:table-cell>
          <table:table-cell office:value-type="float" office:value="1770124">
            <text:p>1770124</text:p>
          </table:table-cell>
          <table:table-cell office:value-type="string">
            <text:p>Mouser</text:p>
          </table:table-cell>
          <table:table-cell office:value-type="string">
            <text:p>652-CAT16-103J4LF</text:p>
          </table:table-cell>
          <table:table-cell office:value-type="string">
            <text:p>https://github.com/oomlout/oomlout-OOMP/raw/master/parts/RESA-1268-X-O103X4-01/RESA-1268-X-O103X4-01-datasheet.pdf</text:p>
          </table:table-cell>
        </table:table-row>
        <table:table-row table:style-name="ro1">
          <table:table-cell office:value-type="string">
            <text:p>RESA-1268-X-O220X4-01</text:p>
          </table:table-cell>
          <table:table-cell office:value-type="string">
            <text:p>SMD (1206-8) 22 Ohm (x4) Resistor Array</text:p>
          </table:table-cell>
          <table:table-cell office:value-type="string">
            <text:p>Resistor Array</text:p>
          </table:table-cell>
          <table:table-cell office:value-type="string">
            <text:p>SMD (1206-8)</text:p>
          </table:table-cell>
          <table:table-cell/>
          <table:table-cell office:value-type="string">
            <text:p>22 Ohm (x4)</text:p>
          </table:table-cell>
          <table:table-cell/>
          <table:table-cell office:value-type="string">
            <text:p>301030014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1770118">
            <text:p>1770118</text:p>
          </table:table-cell>
          <table:table-cell office:value-type="string">
            <text:p>Mouser</text:p>
          </table:table-cell>
          <table:table-cell office:value-type="string">
            <text:p>652-CAT16-220J4LF</text:p>
          </table:table-cell>
          <table:table-cell office:value-type="string">
            <text:p>https://github.com/oomlout/oomlout-OOMP/raw/master/parts/RESA-1268-X-O220X4-01/RESA-1268-X-O220X4-01-datasheet.pdf</text:p>
          </table:table-cell>
        </table:table-row>
        <table:table-row table:style-name="ro1">
          <table:table-cell office:value-type="string">
            <text:p>RESA-1268-X-O472X4-01</text:p>
          </table:table-cell>
          <table:table-cell office:value-type="string">
            <text:p>SMD (1206-8) 4.7k Ohm (x4) Resistor Array</text:p>
          </table:table-cell>
          <table:table-cell office:value-type="string">
            <text:p>Resistor Array</text:p>
          </table:table-cell>
          <table:table-cell office:value-type="string">
            <text:p>SMD (1206-8)</text:p>
          </table:table-cell>
          <table:table-cell/>
          <table:table-cell office:value-type="string">
            <text:p>4.7k Ohm (x4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A-1268-X-O472X4-01/RESA-1268-X-O472X4-01-datasheet.pdf</text:p>
          </table:table-cell>
        </table:table-row>
        <table:table-row table:style-name="ro1">
          <table:table-cell office:value-type="string">
            <text:p>RESE-0402-X-O000-01</text:p>
          </table:table-cell>
          <table:table-cell office:value-type="string">
            <text:p>SMD (0402) 0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0 Ohm</text:p>
          </table:table-cell>
          <table:table-cell/>
          <table:table-cell office:value-type="string">
            <text:p>301010000 </text:p>
          </table:table-cell>
          <table:table-cell table:number-columns-repeated="8"/>
          <table:table-cell office:value-type="string">
            <text:p>https://github.com/oomlout/oomlout-OOMP/raw/master/parts/RESE-0402-X-O000-01/RESE-0402-X-O000-01-datasheet.pdf</text:p>
          </table:table-cell>
        </table:table-row>
        <table:table-row table:style-name="ro1">
          <table:table-cell office:value-type="string">
            <text:p>RESE-0402-X-O100-01</text:p>
          </table:table-cell>
          <table:table-cell office:value-type="string">
            <text:p><text:s/>SMD (0402) 10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 Ohm</text:p>
          </table:table-cell>
          <table:table-cell/>
          <table:table-cell office:value-type="string">
            <text:p>301010075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10RL</text:p>
          </table:table-cell>
          <table:table-cell office:value-type="string">
            <text:p>Farnell</text:p>
          </table:table-cell>
          <table:table-cell office:value-type="float" office:value="9232524">
            <text:p>9232524</text:p>
          </table:table-cell>
          <table:table-cell office:value-type="string">
            <text:p>https://github.com/oomlout/oomlout-OOMP/raw/master/parts/RESE-0402-X-O100-01/RESE-0402-X-O100-01-datasheet.pdf</text:p>
          </table:table-cell>
        </table:table-row>
        <table:table-row table:style-name="ro1">
          <table:table-cell office:value-type="string">
            <text:p>RESE-0402-X-O100-67</text:p>
          </table:table-cell>
          <table:table-cell office:value-type="string">
            <text:p><text:s/>SMD (0402) 10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 Ohm</text:p>
          </table:table-cell>
          <table:table-cell office:value-type="string">
            <text:p>1%</text:p>
          </table:table-cell>
          <table:table-cell office:value-type="string">
            <text:p>301010444 </text:p>
          </table:table-cell>
          <table:table-cell office:value-type="string">
            <text:p>Multicomp</text:p>
          </table:table-cell>
          <table:table-cell office:value-type="string">
            <text:p>MC00625W0402110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10RL</text:p>
          </table:table-cell>
          <table:table-cell office:value-type="string">
            <text:p>Farnell</text:p>
          </table:table-cell>
          <table:table-cell office:value-type="float" office:value="9238999">
            <text:p>9238999</text:p>
          </table:table-cell>
          <table:table-cell office:value-type="string">
            <text:p>https://github.com/oomlout/oomlout-OOMP/raw/master/parts/RESE-0402-X-O100-67/RESE-0402-X-O100-67-datasheet.pdf</text:p>
          </table:table-cell>
        </table:table-row>
        <table:table-row table:style-name="ro1">
          <table:table-cell office:value-type="string">
            <text:p>RESE-0402-X-O101-01</text:p>
          </table:table-cell>
          <table:table-cell office:value-type="string">
            <text:p>SMD (0402) 100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10028 </text:p>
          </table:table-cell>
          <table:table-cell table:number-columns-repeated="8"/>
          <table:table-cell office:value-type="string">
            <text:p>https://github.com/oomlout/oomlout-OOMP/raw/master/parts/RESE-0402-X-O101-01/RESE-0402-X-O101-01-datasheet.pdf</text:p>
          </table:table-cell>
        </table:table-row>
        <table:table-row table:style-name="ro1">
          <table:table-cell office:value-type="string">
            <text:p>RESE-0402-X-O102-01</text:p>
          </table:table-cell>
          <table:table-cell office:value-type="string">
            <text:p>SMD (0402) 1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k Ohm</text:p>
          </table:table-cell>
          <table:table-cell/>
          <table:table-cell office:value-type="string">
            <text:p>301010006 </text:p>
          </table:table-cell>
          <table:table-cell table:number-columns-repeated="8"/>
          <table:table-cell office:value-type="string">
            <text:p>https://github.com/oomlout/oomlout-OOMP/raw/master/parts/RESE-0402-X-O102-01/RESE-0402-X-O102-01-datasheet.pdf</text:p>
          </table:table-cell>
        </table:table-row>
        <table:table-row table:style-name="ro1">
          <table:table-cell office:value-type="string">
            <text:p>RESE-0402-X-O103-01</text:p>
          </table:table-cell>
          <table:table-cell office:value-type="string">
            <text:p>SMD (0402) 10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10004 </text:p>
          </table:table-cell>
          <table:table-cell table:number-columns-repeated="8"/>
          <table:table-cell office:value-type="string">
            <text:p>https://github.com/oomlout/oomlout-OOMP/raw/master/parts/RESE-0402-X-O103-01/RESE-0402-X-O103-01-datasheet.pdf</text:p>
          </table:table-cell>
        </table:table-row>
        <table:table-row table:style-name="ro1">
          <table:table-cell office:value-type="string">
            <text:p>RESE-0402-X-O103-67</text:p>
          </table:table-cell>
          <table:table-cell office:value-type="string">
            <text:p><text:s/>SMD (0402) 10k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k Ohm</text:p>
          </table:table-cell>
          <table:table-cell office:value-type="string">
            <text:p>1%</text:p>
          </table:table-cell>
          <table:table-cell office:value-type="string">
            <text:p>301010047 </text:p>
          </table:table-cell>
          <table:table-cell office:value-type="string">
            <text:p>Multicomp</text:p>
          </table:table-cell>
          <table:table-cell office:value-type="string">
            <text:p>MC00625W040211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10KL</text:p>
          </table:table-cell>
          <table:table-cell office:value-type="string">
            <text:p>Farnell</text:p>
          </table:table-cell>
          <table:table-cell office:value-type="float" office:value="9239359">
            <text:p>9239359</text:p>
          </table:table-cell>
          <table:table-cell office:value-type="string">
            <text:p>https://github.com/oomlout/oomlout-OOMP/raw/master/parts/RESE-0402-X-O103-67/RESE-0402-X-O103-67-datasheet.pdf</text:p>
          </table:table-cell>
        </table:table-row>
        <table:table-row table:style-name="ro1">
          <table:table-cell office:value-type="string">
            <text:p>RESE-0402-X-O104-01</text:p>
          </table:table-cell>
          <table:table-cell office:value-type="string">
            <text:p><text:s/>SMD (0402) 100k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0k Ohm</text:p>
          </table:table-cell>
          <table:table-cell/>
          <table:table-cell office:value-type="string">
            <text:p>301010033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100KL</text:p>
          </table:table-cell>
          <table:table-cell office:value-type="string">
            <text:p>Farnell</text:p>
          </table:table-cell>
          <table:table-cell office:value-type="float" office:value="9233008">
            <text:p>9233008</text:p>
          </table:table-cell>
          <table:table-cell office:value-type="string">
            <text:p>https://github.com/oomlout/oomlout-OOMP/raw/master/parts/RESE-0402-X-O104-01/RESE-0402-X-O104-01-datasheet.pdf</text:p>
          </table:table-cell>
        </table:table-row>
        <table:table-row table:style-name="ro1">
          <table:table-cell office:value-type="string">
            <text:p>RESE-0402-X-O104-67</text:p>
          </table:table-cell>
          <table:table-cell office:value-type="string">
            <text:p><text:s/>SMD (0402) 100k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0k Ohm</text:p>
          </table:table-cell>
          <table:table-cell office:value-type="string">
            <text:p>1%</text:p>
          </table:table-cell>
          <table:table-cell office:value-type="string">
            <text:p>301010456 </text:p>
          </table:table-cell>
          <table:table-cell office:value-type="string">
            <text:p>Multicomp</text:p>
          </table:table-cell>
          <table:table-cell office:value-type="string">
            <text:p>MC00625W0402110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100KL</text:p>
          </table:table-cell>
          <table:table-cell office:value-type="string">
            <text:p>Farnell</text:p>
          </table:table-cell>
          <table:table-cell office:value-type="float" office:value="9239472">
            <text:p>9239472</text:p>
          </table:table-cell>
          <table:table-cell office:value-type="string">
            <text:p>https://github.com/oomlout/oomlout-OOMP/raw/master/parts/RESE-0402-X-O104-67/RESE-0402-X-O104-67-datasheet.pdf</text:p>
          </table:table-cell>
        </table:table-row>
        <table:table-row table:style-name="ro1">
          <table:table-cell office:value-type="string">
            <text:p>RESE-0402-X-O105-01</text:p>
          </table:table-cell>
          <table:table-cell office:value-type="string">
            <text:p><text:s/>SMD (0402) 1M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M Ohm</text:p>
          </table:table-cell>
          <table:table-cell/>
          <table:table-cell office:value-type="string">
            <text:p>301010009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1ML</text:p>
          </table:table-cell>
          <table:table-cell office:value-type="string">
            <text:p>Farnell</text:p>
          </table:table-cell>
          <table:table-cell office:value-type="float" office:value="9233121">
            <text:p>9233121</text:p>
          </table:table-cell>
          <table:table-cell office:value-type="string">
            <text:p>https://github.com/oomlout/oomlout-OOMP/raw/master/parts/RESE-0402-X-O105-01/RESE-0402-X-O105-01-datasheet.pdf</text:p>
          </table:table-cell>
        </table:table-row>
        <table:table-row table:style-name="ro1">
          <table:table-cell office:value-type="string">
            <text:p>RESE-0402-X-O105-67</text:p>
          </table:table-cell>
          <table:table-cell office:value-type="string">
            <text:p><text:s/>SMD (0402) 1M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M Ohm</text:p>
          </table:table-cell>
          <table:table-cell office:value-type="string">
            <text:p>1%</text:p>
          </table:table-cell>
          <table:table-cell office:value-type="string">
            <text:p>301010043 </text:p>
          </table:table-cell>
          <table:table-cell office:value-type="string">
            <text:p>Multicomp</text:p>
          </table:table-cell>
          <table:table-cell office:value-type="string">
            <text:p>MC00625W040211M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1ML</text:p>
          </table:table-cell>
          <table:table-cell office:value-type="string">
            <text:p>Farnell</text:p>
          </table:table-cell>
          <table:table-cell office:value-type="float" office:value="9239588">
            <text:p>9239588</text:p>
          </table:table-cell>
          <table:table-cell office:value-type="string">
            <text:p>https://github.com/oomlout/oomlout-OOMP/raw/master/parts/RESE-0402-X-O105-67/RESE-0402-X-O105-67-datasheet.pdf</text:p>
          </table:table-cell>
        </table:table-row>
        <table:table-row table:style-name="ro1">
          <table:table-cell office:value-type="string">
            <text:p>RESE-0402-X-O106-67</text:p>
          </table:table-cell>
          <table:table-cell office:value-type="string">
            <text:p><text:s/>SMD (0402) 10M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M Ohm</text:p>
          </table:table-cell>
          <table:table-cell office:value-type="string">
            <text:p>1%</text:p>
          </table:table-cell>
          <table:table-cell office:value-type="string">
            <text:p>301010671 </text:p>
          </table:table-cell>
          <table:table-cell office:value-type="string">
            <text:p>Multicomp</text:p>
          </table:table-cell>
          <table:table-cell office:value-type="string">
            <text:p>MC00625W0402110M0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10ML</text:p>
          </table:table-cell>
          <table:table-cell office:value-type="string">
            <text:p>Farnell</text:p>
          </table:table-cell>
          <table:table-cell office:value-type="float" office:value="1458733">
            <text:p>1458733</text:p>
          </table:table-cell>
          <table:table-cell office:value-type="string">
            <text:p>https://github.com/oomlout/oomlout-OOMP/raw/master/parts/RESE-0402-X-O106-67/RESE-0402-X-O106-67-datasheet.pdf</text:p>
          </table:table-cell>
        </table:table-row>
        <table:table-row table:style-name="ro1">
          <table:table-cell office:value-type="string">
            <text:p>RESE-0402-X-O123-01</text:p>
          </table:table-cell>
          <table:table-cell office:value-type="string">
            <text:p>SMD (0402) 12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2k Ohm</text:p>
          </table:table-cell>
          <table:table-cell/>
          <table:table-cell office:value-type="string">
            <text:p>301010045 </text:p>
          </table:table-cell>
          <table:table-cell table:number-columns-repeated="8"/>
          <table:table-cell office:value-type="string">
            <text:p>https://github.com/oomlout/oomlout-OOMP/raw/master/parts/RESE-0402-X-O123-01/RESE-0402-X-O123-01-datasheet.pdf</text:p>
          </table:table-cell>
        </table:table-row>
        <table:table-row table:style-name="ro1">
          <table:table-cell office:value-type="string">
            <text:p>RESE-0402-X-O152-01</text:p>
          </table:table-cell>
          <table:table-cell office:value-type="string">
            <text:p><text:s/>SMD (0402) 1.5k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.5k Ohm</text:p>
          </table:table-cell>
          <table:table-cell/>
          <table:table-cell office:value-type="string">
            <text:p>301010001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1K5L</text:p>
          </table:table-cell>
          <table:table-cell office:value-type="string">
            <text:p>Farnell</text:p>
          </table:table-cell>
          <table:table-cell office:value-type="float" office:value="9232788">
            <text:p>9232788</text:p>
          </table:table-cell>
          <table:table-cell office:value-type="string">
            <text:p>https://github.com/oomlout/oomlout-OOMP/raw/master/parts/RESE-0402-X-O152-01/RESE-0402-X-O152-01-datasheet.pdf</text:p>
          </table:table-cell>
        </table:table-row>
        <table:table-row table:style-name="ro1">
          <table:table-cell office:value-type="string">
            <text:p>RESE-0402-X-O15X-01</text:p>
          </table:table-cell>
          <table:table-cell office:value-type="string">
            <text:p>SMD (0402) 1.5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.5 Ohm</text:p>
          </table:table-cell>
          <table:table-cell/>
          <table:table-cell office:value-type="string">
            <text:p>301010076 </text:p>
          </table:table-cell>
          <table:table-cell table:number-columns-repeated="8"/>
          <table:table-cell office:value-type="string">
            <text:p>https://github.com/oomlout/oomlout-OOMP/raw/master/parts/RESE-0402-X-O15X-01/RESE-0402-X-O15X-01-datasheet.pdf</text:p>
          </table:table-cell>
        </table:table-row>
        <table:table-row table:style-name="ro1">
          <table:table-cell office:value-type="string">
            <text:p>RESE-0402-X-O220-67</text:p>
          </table:table-cell>
          <table:table-cell office:value-type="string">
            <text:p><text:s/>SMD (0402) 22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22 Ohm</text:p>
          </table:table-cell>
          <table:table-cell office:value-type="string">
            <text:p>1%</text:p>
          </table:table-cell>
          <table:table-cell office:value-type="string">
            <text:p>301010052 </text:p>
          </table:table-cell>
          <table:table-cell office:value-type="string">
            <text:p>Multicomp</text:p>
          </table:table-cell>
          <table:table-cell office:value-type="string">
            <text:p>MC00625W0402122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22RL</text:p>
          </table:table-cell>
          <table:table-cell office:value-type="string">
            <text:p>Farnell</text:p>
          </table:table-cell>
          <table:table-cell office:value-type="float" office:value="9239030">
            <text:p>9239030</text:p>
          </table:table-cell>
          <table:table-cell office:value-type="string">
            <text:p>https://github.com/oomlout/oomlout-OOMP/raw/master/parts/RESE-0402-X-O220-67/RESE-0402-X-O220-67-datasheet.pdf</text:p>
          </table:table-cell>
        </table:table-row>
        <table:table-row table:style-name="ro1">
          <table:table-cell office:value-type="string">
            <text:p>RESE-0402-X-O272-67</text:p>
          </table:table-cell>
          <table:table-cell office:value-type="string">
            <text:p><text:s/>SMD (0402) 2.7k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2.7k Ohm</text:p>
          </table:table-cell>
          <table:table-cell office:value-type="string">
            <text:p>1%</text:p>
          </table:table-cell>
          <table:table-cell office:value-type="string">
            <text:p>301010671 </text:p>
          </table:table-cell>
          <table:table-cell office:value-type="string">
            <text:p>Multicomp</text:p>
          </table:table-cell>
          <table:table-cell office:value-type="string">
            <text:p>MC00625W040212K7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2K7L</text:p>
          </table:table-cell>
          <table:table-cell office:value-type="string">
            <text:p>Farnell</text:p>
          </table:table-cell>
          <table:table-cell office:value-type="float" office:value="9239286">
            <text:p>9239286</text:p>
          </table:table-cell>
          <table:table-cell office:value-type="string">
            <text:p>https://github.com/oomlout/oomlout-OOMP/raw/master/parts/RESE-0402-X-O272-67/RESE-0402-X-O272-67-datasheet.pdf</text:p>
          </table:table-cell>
        </table:table-row>
        <table:table-row table:style-name="ro1">
          <table:table-cell office:value-type="string">
            <text:p>RESE-0402-X-O331-67</text:p>
          </table:table-cell>
          <table:table-cell office:value-type="string">
            <text:p><text:s/>SMD (0402) 330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330 Ohm</text:p>
          </table:table-cell>
          <table:table-cell office:value-type="string">
            <text:p>1%</text:p>
          </table:table-cell>
          <table:table-cell office:value-type="string">
            <text:p>301010466 </text:p>
          </table:table-cell>
          <table:table-cell office:value-type="string">
            <text:p>Multicomp</text:p>
          </table:table-cell>
          <table:table-cell office:value-type="string">
            <text:p>MC00625W04021330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330RL</text:p>
          </table:table-cell>
          <table:table-cell office:value-type="string">
            <text:p>Farnell</text:p>
          </table:table-cell>
          <table:table-cell office:value-type="float" office:value="9239170">
            <text:p>9239170</text:p>
          </table:table-cell>
          <table:table-cell office:value-type="string">
            <text:p>https://github.com/oomlout/oomlout-OOMP/raw/master/parts/RESE-0402-X-O331-67/RESE-0402-X-O331-67-datasheet.pdf</text:p>
          </table:table-cell>
        </table:table-row>
        <table:table-row table:style-name="ro1">
          <table:table-cell office:value-type="string">
            <text:p>RESE-0402-X-O332-01</text:p>
          </table:table-cell>
          <table:table-cell office:value-type="string">
            <text:p>SMD (0402) 3.3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3.3k Ohm</text:p>
          </table:table-cell>
          <table:table-cell/>
          <table:table-cell office:value-type="string">
            <text:p>301010035 </text:p>
          </table:table-cell>
          <table:table-cell table:number-columns-repeated="8"/>
          <table:table-cell office:value-type="string">
            <text:p>https://github.com/oomlout/oomlout-OOMP/raw/master/parts/RESE-0402-X-O332-01/RESE-0402-X-O332-01-datasheet.pdf</text:p>
          </table:table-cell>
        </table:table-row>
        <table:table-row table:style-name="ro1">
          <table:table-cell office:value-type="string">
            <text:p>RESE-0402-X-O471-01</text:p>
          </table:table-cell>
          <table:table-cell office:value-type="string">
            <text:p><text:s/>SMD (0402) 470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470 Ohm</text:p>
          </table:table-cell>
          <table:table-cell/>
          <table:table-cell office:value-type="string">
            <text:p>301010013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470RL</text:p>
          </table:table-cell>
          <table:table-cell office:value-type="string">
            <text:p>Farnell</text:p>
          </table:table-cell>
          <table:table-cell office:value-type="float" office:value="9232729">
            <text:p>9232729</text:p>
          </table:table-cell>
          <table:table-cell office:value-type="string">
            <text:p>https://github.com/oomlout/oomlout-OOMP/raw/master/parts/RESE-0402-X-O471-01/RESE-0402-X-O471-01-datasheet.pdf</text:p>
          </table:table-cell>
        </table:table-row>
        <table:table-row table:style-name="ro1">
          <table:table-cell office:value-type="string">
            <text:p>RESE-0402-X-O472-01</text:p>
          </table:table-cell>
          <table:table-cell office:value-type="string">
            <text:p><text:s/>SMD (0402) 4.7k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4.7k Ohm</text:p>
          </table:table-cell>
          <table:table-cell/>
          <table:table-cell office:value-type="string">
            <text:p>301010010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4K7L</text:p>
          </table:table-cell>
          <table:table-cell office:value-type="string">
            <text:p>Farnell</text:p>
          </table:table-cell>
          <table:table-cell office:value-type="float" office:value="9232842">
            <text:p>9232842</text:p>
          </table:table-cell>
          <table:table-cell office:value-type="string">
            <text:p>https://github.com/oomlout/oomlout-OOMP/raw/master/parts/RESE-0402-X-O472-01/RESE-0402-X-O472-01-datasheet.pdf</text:p>
          </table:table-cell>
        </table:table-row>
        <table:table-row table:style-name="ro1">
          <table:table-cell office:value-type="string">
            <text:p>RESE-0402-X-O473-01</text:p>
          </table:table-cell>
          <table:table-cell office:value-type="string">
            <text:p><text:s/>SMD (0402) 47k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47k Ohm</text:p>
          </table:table-cell>
          <table:table-cell/>
          <table:table-cell office:value-type="string">
            <text:p>301010005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47KL</text:p>
          </table:table-cell>
          <table:table-cell office:value-type="string">
            <text:p>Farnell</text:p>
          </table:table-cell>
          <table:table-cell office:value-type="float" office:value="9232966">
            <text:p>9232966</text:p>
          </table:table-cell>
          <table:table-cell office:value-type="string">
            <text:p>https://github.com/oomlout/oomlout-OOMP/raw/master/parts/RESE-0402-X-O473-01/RESE-0402-X-O473-01-datasheet.pdf</text:p>
          </table:table-cell>
        </table:table-row>
        <table:table-row table:style-name="ro1">
          <table:table-cell office:value-type="string">
            <text:p>RESE-0402-X-O474-67</text:p>
          </table:table-cell>
          <table:table-cell office:value-type="string">
            <text:p><text:s/>SMD (0402) 470k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470k Ohm</text:p>
          </table:table-cell>
          <table:table-cell office:value-type="string">
            <text:p>1%</text:p>
          </table:table-cell>
          <table:table-cell office:value-type="string">
            <text:p>301010069 </text:p>
          </table:table-cell>
          <table:table-cell office:value-type="string">
            <text:p>Multicomp</text:p>
          </table:table-cell>
          <table:table-cell office:value-type="string">
            <text:p>MC00625W0402147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470KL</text:p>
          </table:table-cell>
          <table:table-cell office:value-type="string">
            <text:p>Farnell</text:p>
          </table:table-cell>
          <table:table-cell office:value-type="float" office:value="9239553">
            <text:p>9239553</text:p>
          </table:table-cell>
          <table:table-cell office:value-type="string">
            <text:p>https://github.com/oomlout/oomlout-OOMP/raw/master/parts/RESE-0402-X-O474-67/RESE-0402-X-O474-67-datasheet.pdf</text:p>
          </table:table-cell>
        </table:table-row>
        <table:table-row table:style-name="ro1">
          <table:table-cell office:value-type="string">
            <text:p>RESE-0402-X-O499D-67</text:p>
          </table:table-cell>
          <table:table-cell office:value-type="string">
            <text:p><text:s/>SMD (0402) 49.9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49.9 Ohm</text:p>
          </table:table-cell>
          <table:table-cell office:value-type="string">
            <text:p>1%</text:p>
          </table:table-cell>
          <table:table-cell office:value-type="string">
            <text:p>301010041 </text:p>
          </table:table-cell>
          <table:table-cell office:value-type="string">
            <text:p>Multicomp</text:p>
          </table:table-cell>
          <table:table-cell office:value-type="string">
            <text:p>MC00625W0402149R9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49R9L</text:p>
          </table:table-cell>
          <table:table-cell office:value-type="string">
            <text:p>Farnell</text:p>
          </table:table-cell>
          <table:table-cell office:value-type="float" office:value="1799218">
            <text:p>1799218</text:p>
          </table:table-cell>
          <table:table-cell office:value-type="string">
            <text:p>https://github.com/oomlout/oomlout-OOMP/raw/master/parts/RESE-0402-X-O499D-67/RESE-0402-X-O499D-67-datasheet.pdf</text:p>
          </table:table-cell>
        </table:table-row>
        <table:table-row table:style-name="ro1">
          <table:table-cell office:value-type="string">
            <text:p>RESE-0402-X-O914-01</text:p>
          </table:table-cell>
          <table:table-cell office:value-type="string">
            <text:p><text:s/>SMD (0402) 910k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910k Ohm</text:p>
          </table:table-cell>
          <table:table-cell/>
          <table:table-cell office:value-type="string">
            <text:p>301010435 </text:p>
          </table:table-cell>
          <table:table-cell table:number-columns-repeated="8"/>
          <table:table-cell office:value-type="string">
            <text:p>https://github.com/oomlout/oomlout-OOMP/raw/master/parts/RESE-0402-X-O914-01/RESE-0402-X-O914-01-datasheet.pdf</text:p>
          </table:table-cell>
        </table:table-row>
        <table:table-row table:style-name="ro1">
          <table:table-cell office:value-type="string">
            <text:p>RESE-0603-X-O000-01</text:p>
          </table:table-cell>
          <table:table-cell office:value-type="string">
            <text:p>SMD (0603) 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0 Ohm</text:p>
          </table:table-cell>
          <table:table-cell/>
          <table:table-cell office:value-type="string">
            <text:p>30101029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292">
            <text:p>301010292</text:p>
          </table:table-cell>
          <table:table-cell table:number-columns-repeated="2"/>
          <table:table-cell office:value-type="string">
            <text:p>https://github.com/oomlout/oomlout-OOMP/raw/master/parts/RESE-0603-X-O000-01/RESE-0603-X-O000-01-datasheet.pdf</text:p>
          </table:table-cell>
        </table:table-row>
        <table:table-row table:style-name="ro1">
          <table:table-cell office:value-type="string">
            <text:p>RESE-0603-X-O036D-01</text:p>
          </table:table-cell>
          <table:table-cell office:value-type="string">
            <text:p><text:s/>SMD (0603) 3.6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.6 Ohm</text:p>
          </table:table-cell>
          <table:table-cell/>
          <table:table-cell office:value-type="string">
            <text:p>301010140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603JR-073R6L</text:p>
          </table:table-cell>
          <table:table-cell table:number-columns-repeated="2"/>
          <table:table-cell office:value-type="string">
            <text:p>https://github.com/oomlout/oomlout-OOMP/raw/master/parts/RESE-0603-X-O036D-01/RESE-0603-X-O036D-01-datasheet.pdf</text:p>
          </table:table-cell>
        </table:table-row>
        <table:table-row table:style-name="ro1">
          <table:table-cell office:value-type="string">
            <text:p>RESE-0603-X-O100-01</text:p>
          </table:table-cell>
          <table:table-cell office:value-type="string">
            <text:p>SMD (0603) 1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 Ohm</text:p>
          </table:table-cell>
          <table:table-cell/>
          <table:table-cell office:value-type="string">
            <text:p>301010096 </text:p>
          </table:table-cell>
          <table:table-cell table:number-columns-repeated="8"/>
          <table:table-cell office:value-type="string">
            <text:p>https://github.com/oomlout/oomlout-OOMP/raw/master/parts/RESE-0603-X-O100-01/RESE-0603-X-O100-01-datasheet.pdf</text:p>
          </table:table-cell>
        </table:table-row>
        <table:table-row table:style-name="ro1">
          <table:table-cell office:value-type="string">
            <text:p>RESE-0603-X-O100-67</text:p>
          </table:table-cell>
          <table:table-cell office:value-type="string">
            <text:p>SMD (0603) 10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 Ohm</text:p>
          </table:table-cell>
          <table:table-cell office:value-type="string">
            <text:p>1%</text:p>
          </table:table-cell>
          <table:table-cell office:value-type="string">
            <text:p>301010185 </text:p>
          </table:table-cell>
          <table:table-cell table:number-columns-repeated="8"/>
          <table:table-cell office:value-type="string">
            <text:p>https://github.com/oomlout/oomlout-OOMP/raw/master/parts/RESE-0603-X-O100-67/RESE-0603-X-O100-67-datasheet.pdf</text:p>
          </table:table-cell>
        </table:table-row>
        <table:table-row table:style-name="ro1">
          <table:table-cell office:value-type="string">
            <text:p>RESE-0603-X-O101-01</text:p>
          </table:table-cell>
          <table:table-cell office:value-type="string">
            <text:p><text:s/>SMD (0603) 100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10090 </text:p>
          </table:table-cell>
          <table:table-cell office:value-type="string">
            <text:p>Multicomp</text:p>
          </table:table-cell>
          <table:table-cell office:value-type="string">
            <text:p>MC0063W06035100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00RL</text:p>
          </table:table-cell>
          <table:table-cell office:value-type="string">
            <text:p>Farnell</text:p>
          </table:table-cell>
          <table:table-cell office:value-type="float" office:value="9233253">
            <text:p>9233253</text:p>
          </table:table-cell>
          <table:table-cell office:value-type="string">
            <text:p>https://github.com/oomlout/oomlout-OOMP/raw/master/parts/RESE-0603-X-O101-01/RESE-0603-X-O101-01-datasheet.pdf</text:p>
          </table:table-cell>
        </table:table-row>
        <table:table-row table:style-name="ro1">
          <table:table-cell office:value-type="string">
            <text:p>RESE-0603-X-O102-01</text:p>
          </table:table-cell>
          <table:table-cell office:value-type="string">
            <text:p><text:s/>SMD (0603) 1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k Ohm</text:p>
          </table:table-cell>
          <table:table-cell/>
          <table:table-cell office:value-type="string">
            <text:p>301010291 </text:p>
          </table:table-cell>
          <table:table-cell office:value-type="string">
            <text:p>Multicomp</text:p>
          </table:table-cell>
          <table:table-cell office:value-type="string">
            <text:p>MC0063W060351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KL</text:p>
          </table:table-cell>
          <table:table-cell office:value-type="string">
            <text:p>Farnell</text:p>
          </table:table-cell>
          <table:table-cell office:value-type="float" office:value="2309108">
            <text:p>2309108</text:p>
          </table:table-cell>
          <table:table-cell office:value-type="string">
            <text:p>https://github.com/oomlout/oomlout-OOMP/raw/master/parts/RESE-0603-X-O102-01/RESE-0603-X-O102-01-datasheet.pdf</text:p>
          </table:table-cell>
        </table:table-row>
        <table:table-row table:style-name="ro1">
          <table:table-cell office:value-type="string">
            <text:p>RESE-0603-X-O102-67</text:p>
          </table:table-cell>
          <table:table-cell office:value-type="string">
            <text:p>SMD (0603) 1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k Ohm</text:p>
          </table:table-cell>
          <table:table-cell office:value-type="string">
            <text:p>1%</text:p>
          </table:table-cell>
          <table:table-cell office:value-type="string">
            <text:p>301010298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298">
            <text:p>301010298</text:p>
          </table:table-cell>
          <table:table-cell table:number-columns-repeated="2"/>
          <table:table-cell office:value-type="string">
            <text:p>https://github.com/oomlout/oomlout-OOMP/raw/master/parts/RESE-0603-X-O102-67/RESE-0603-X-O102-67-datasheet.pdf</text:p>
          </table:table-cell>
        </table:table-row>
        <table:table-row table:style-name="ro1">
          <table:table-cell office:value-type="string">
            <text:p>RESE-0603-X-O103-01</text:p>
          </table:table-cell>
          <table:table-cell office:value-type="string">
            <text:p><text:s/>SMD (0603) 10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10293 </text:p>
          </table:table-cell>
          <table:table-cell office:value-type="string">
            <text:p>Multicomp</text:p>
          </table:table-cell>
          <table:table-cell office:value-type="string">
            <text:p>MC0063W060351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0KL</text:p>
          </table:table-cell>
          <table:table-cell office:value-type="string">
            <text:p>Farnell</text:p>
          </table:table-cell>
          <table:table-cell office:value-type="float" office:value="9233504">
            <text:p>9233504</text:p>
          </table:table-cell>
          <table:table-cell office:value-type="string">
            <text:p>https://github.com/oomlout/oomlout-OOMP/raw/master/parts/RESE-0603-X-O103-01/RESE-0603-X-O103-01-datasheet.pdf</text:p>
          </table:table-cell>
        </table:table-row>
        <table:table-row table:style-name="ro1">
          <table:table-cell office:value-type="string">
            <text:p>RESE-0603-X-O103-67</text:p>
          </table:table-cell>
          <table:table-cell office:value-type="string">
            <text:p>SMD (0603) 1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k Ohm</text:p>
          </table:table-cell>
          <table:table-cell office:value-type="string">
            <text:p>1%</text:p>
          </table:table-cell>
          <table:table-cell office:value-type="string">
            <text:p>301010299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299">
            <text:p>301010299</text:p>
          </table:table-cell>
          <table:table-cell table:number-columns-repeated="2"/>
          <table:table-cell office:value-type="string">
            <text:p>https://github.com/oomlout/oomlout-OOMP/raw/master/parts/RESE-0603-X-O103-67/RESE-0603-X-O103-67-datasheet.pdf</text:p>
          </table:table-cell>
        </table:table-row>
        <table:table-row table:style-name="ro1">
          <table:table-cell office:value-type="string">
            <text:p>RESE-0603-X-O104-01</text:p>
          </table:table-cell>
          <table:table-cell office:value-type="string">
            <text:p><text:s/>SMD (0603) 100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0k Ohm</text:p>
          </table:table-cell>
          <table:table-cell/>
          <table:table-cell office:value-type="string">
            <text:p>301010089 </text:p>
          </table:table-cell>
          <table:table-cell office:value-type="string">
            <text:p>Multicomp</text:p>
          </table:table-cell>
          <table:table-cell office:value-type="string">
            <text:p>MC0063W0603510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00KL</text:p>
          </table:table-cell>
          <table:table-cell office:value-type="string">
            <text:p>Farnell</text:p>
          </table:table-cell>
          <table:table-cell office:value-type="float" office:value="9233628">
            <text:p>9233628</text:p>
          </table:table-cell>
          <table:table-cell office:value-type="string">
            <text:p>https://github.com/oomlout/oomlout-OOMP/raw/master/parts/RESE-0603-X-O104-01/RESE-0603-X-O104-01-datasheet.pdf</text:p>
          </table:table-cell>
        </table:table-row>
        <table:table-row table:style-name="ro1">
          <table:table-cell office:value-type="string">
            <text:p>RESE-0603-X-O104-67</text:p>
          </table:table-cell>
          <table:table-cell office:value-type="string">
            <text:p>SMD (0603) 10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0k Ohm</text:p>
          </table:table-cell>
          <table:table-cell office:value-type="string">
            <text:p>1%</text:p>
          </table:table-cell>
          <table:table-cell office:value-type="string">
            <text:p>301010196 </text:p>
          </table:table-cell>
          <table:table-cell table:number-columns-repeated="8"/>
          <table:table-cell office:value-type="string">
            <text:p>https://github.com/oomlout/oomlout-OOMP/raw/master/parts/RESE-0603-X-O104-67/RESE-0603-X-O104-67-datasheet.pdf</text:p>
          </table:table-cell>
        </table:table-row>
        <table:table-row table:style-name="ro1">
          <table:table-cell office:value-type="string">
            <text:p>RESE-0603-X-O105-01</text:p>
          </table:table-cell>
          <table:table-cell office:value-type="string">
            <text:p><text:s/>SMD (0603) 1M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M Ohm</text:p>
          </table:table-cell>
          <table:table-cell/>
          <table:table-cell office:value-type="string">
            <text:p>301010100 </text:p>
          </table:table-cell>
          <table:table-cell office:value-type="string">
            <text:p>Multicomp</text:p>
          </table:table-cell>
          <table:table-cell office:value-type="string">
            <text:p>MC0063W060351M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ML</text:p>
          </table:table-cell>
          <table:table-cell office:value-type="string">
            <text:p>Farnell</text:p>
          </table:table-cell>
          <table:table-cell office:value-type="float" office:value="9233741">
            <text:p>9233741</text:p>
          </table:table-cell>
          <table:table-cell office:value-type="string">
            <text:p>https://github.com/oomlout/oomlout-OOMP/raw/master/parts/RESE-0603-X-O105-01/RESE-0603-X-O105-01-datasheet.pdf</text:p>
          </table:table-cell>
        </table:table-row>
        <table:table-row table:style-name="ro1">
          <table:table-cell office:value-type="string">
            <text:p>RESE-0603-X-O105-67</text:p>
          </table:table-cell>
          <table:table-cell office:value-type="string">
            <text:p>SMD (0603) 1M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M Ohm</text:p>
          </table:table-cell>
          <table:table-cell office:value-type="string">
            <text:p>1%</text:p>
          </table:table-cell>
          <table:table-cell office:value-type="string">
            <text:p>301010151 </text:p>
          </table:table-cell>
          <table:table-cell office:value-type="string">
            <text:p>Panasonic</text:p>
          </table:table-cell>
          <table:table-cell office:value-type="string">
            <text:p>ERJ-3EKF1004V</text:p>
          </table:table-cell>
          <table:table-cell office:value-type="string">
            <text:p>Vishay Dale</text:p>
          </table:table-cell>
          <table:table-cell office:value-type="string">
            <text:p>CRCW06031M00FKEA</text:p>
          </table:table-cell>
          <table:table-cell office:value-type="string">
            <text:p>Farnell</text:p>
          </table:table-cell>
          <table:table-cell office:value-type="float" office:value="9238840">
            <text:p>9238840</text:p>
          </table:table-cell>
          <table:table-cell office:value-type="string">
            <text:p>Mouser</text:p>
          </table:table-cell>
          <table:table-cell office:value-type="string">
            <text:p>603-AC0603FR-071ML</text:p>
          </table:table-cell>
          <table:table-cell office:value-type="string">
            <text:p>https://github.com/oomlout/oomlout-OOMP/raw/master/parts/RESE-0603-X-O105-67/RESE-0603-X-O105-67-datasheet.pdf</text:p>
          </table:table-cell>
        </table:table-row>
        <table:table-row table:style-name="ro1">
          <table:table-cell office:value-type="string">
            <text:p>RESE-0603-X-O106-01</text:p>
          </table:table-cell>
          <table:table-cell office:value-type="string">
            <text:p>SMD (0603) 10M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M Ohm</text:p>
          </table:table-cell>
          <table:table-cell/>
          <table:table-cell office:value-type="string">
            <text:p>301010121 </text:p>
          </table:table-cell>
          <table:table-cell table:number-columns-repeated="8"/>
          <table:table-cell office:value-type="string">
            <text:p>https://github.com/oomlout/oomlout-OOMP/raw/master/parts/RESE-0603-X-O106-01/RESE-0603-X-O106-01-datasheet.pdf</text:p>
          </table:table-cell>
        </table:table-row>
        <table:table-row table:style-name="ro1">
          <table:table-cell office:value-type="string">
            <text:p>RESE-0603-X-O106-67</text:p>
          </table:table-cell>
          <table:table-cell office:value-type="string">
            <text:p>SMD (0603) 10M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M Ohm</text:p>
          </table:table-cell>
          <table:table-cell office:value-type="string">
            <text:p>1%</text:p>
          </table:table-cell>
          <table:table-cell office:value-type="string">
            <text:p>301010153 </text:p>
          </table:table-cell>
          <table:table-cell table:number-columns-repeated="8"/>
          <table:table-cell office:value-type="string">
            <text:p>https://github.com/oomlout/oomlout-OOMP/raw/master/parts/RESE-0603-X-O106-67/RESE-0603-X-O106-67-datasheet.pdf</text:p>
          </table:table-cell>
        </table:table-row>
        <table:table-row table:style-name="ro1">
          <table:table-cell office:value-type="string">
            <text:p>RESE-0603-X-O112-01</text:p>
          </table:table-cell>
          <table:table-cell office:value-type="string">
            <text:p>SMD (0603) 1.1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1k Ohm</text:p>
          </table:table-cell>
          <table:table-cell/>
          <table:table-cell office:value-type="string">
            <text:p>301010115 </text:p>
          </table:table-cell>
          <table:table-cell table:number-columns-repeated="8"/>
          <table:table-cell office:value-type="string">
            <text:p>https://github.com/oomlout/oomlout-OOMP/raw/master/parts/RESE-0603-X-O112-01/RESE-0603-X-O112-01-datasheet.pdf</text:p>
          </table:table-cell>
        </table:table-row>
        <table:table-row table:style-name="ro1">
          <table:table-cell office:value-type="string">
            <text:p>RESE-0603-X-O122-67</text:p>
          </table:table-cell>
          <table:table-cell office:value-type="string">
            <text:p>SMD (0603) 1.2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2k Ohm</text:p>
          </table:table-cell>
          <table:table-cell office:value-type="string">
            <text:p>1%</text:p>
          </table:table-cell>
          <table:table-cell office:value-type="string">
            <text:p>301010206 </text:p>
          </table:table-cell>
          <table:table-cell table:number-columns-repeated="8"/>
          <table:table-cell office:value-type="string">
            <text:p>https://github.com/oomlout/oomlout-OOMP/raw/master/parts/RESE-0603-X-O122-67/RESE-0603-X-O122-67-datasheet.pdf</text:p>
          </table:table-cell>
        </table:table-row>
        <table:table-row table:style-name="ro1">
          <table:table-cell office:value-type="string">
            <text:p>RESE-0603-X-O123-67</text:p>
          </table:table-cell>
          <table:table-cell office:value-type="string">
            <text:p>SMD (0603) 12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2k Ohm</text:p>
          </table:table-cell>
          <table:table-cell office:value-type="string">
            <text:p>1%</text:p>
          </table:table-cell>
          <table:table-cell office:value-type="string">
            <text:p>301010102 </text:p>
          </table:table-cell>
          <table:table-cell table:number-columns-repeated="8"/>
          <table:table-cell office:value-type="string">
            <text:p>https://github.com/oomlout/oomlout-OOMP/raw/master/parts/RESE-0603-X-O123-67/RESE-0603-X-O123-67-datasheet.pdf</text:p>
          </table:table-cell>
        </table:table-row>
        <table:table-row table:style-name="ro1">
          <table:table-cell office:value-type="string">
            <text:p>RESE-0603-X-O150-01</text:p>
          </table:table-cell>
          <table:table-cell office:value-type="string">
            <text:p>SMD (0603) 15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 Ohm</text:p>
          </table:table-cell>
          <table:table-cell/>
          <table:table-cell office:value-type="string">
            <text:p>301010231 </text:p>
          </table:table-cell>
          <table:table-cell table:number-columns-repeated="8"/>
          <table:table-cell office:value-type="string">
            <text:p>https://github.com/oomlout/oomlout-OOMP/raw/master/parts/RESE-0603-X-O150-01/RESE-0603-X-O150-01-datasheet.pdf</text:p>
          </table:table-cell>
        </table:table-row>
        <table:table-row table:style-name="ro1">
          <table:table-cell office:value-type="string">
            <text:p>RESE-0603-X-O152-01</text:p>
          </table:table-cell>
          <table:table-cell office:value-type="string">
            <text:p><text:s/>SMD (0603) 1.5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5k Ohm</text:p>
          </table:table-cell>
          <table:table-cell/>
          <table:table-cell office:value-type="string">
            <text:p>301010114 </text:p>
          </table:table-cell>
          <table:table-cell office:value-type="string">
            <text:p>Multicomp</text:p>
          </table:table-cell>
          <table:table-cell office:value-type="string">
            <text:p>MC0063W060351K5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K5L</text:p>
          </table:table-cell>
          <table:table-cell office:value-type="string">
            <text:p>Farnell</text:p>
          </table:table-cell>
          <table:table-cell office:value-type="float" office:value="9233407">
            <text:p>9233407</text:p>
          </table:table-cell>
          <table:table-cell office:value-type="string">
            <text:p>https://github.com/oomlout/oomlout-OOMP/raw/master/parts/RESE-0603-X-O152-01/RESE-0603-X-O152-01-datasheet.pdf</text:p>
          </table:table-cell>
        </table:table-row>
        <table:table-row table:style-name="ro1">
          <table:table-cell office:value-type="string">
            <text:p>RESE-0603-X-O152-67</text:p>
          </table:table-cell>
          <table:table-cell office:value-type="string">
            <text:p>SMD (0603) 1.5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5k Ohm</text:p>
          </table:table-cell>
          <table:table-cell office:value-type="string">
            <text:p>1%</text:p>
          </table:table-cell>
          <table:table-cell office:value-type="string">
            <text:p>301010189 </text:p>
          </table:table-cell>
          <table:table-cell table:number-columns-repeated="8"/>
          <table:table-cell office:value-type="string">
            <text:p>https://github.com/oomlout/oomlout-OOMP/raw/master/parts/RESE-0603-X-O152-67/RESE-0603-X-O152-67-datasheet.pdf</text:p>
          </table:table-cell>
        </table:table-row>
        <table:table-row table:style-name="ro1">
          <table:table-cell office:value-type="string">
            <text:p>RESE-0603-X-O153-01</text:p>
          </table:table-cell>
          <table:table-cell office:value-type="string">
            <text:p>SMD (0603) 15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k Ohm</text:p>
          </table:table-cell>
          <table:table-cell/>
          <table:table-cell office:value-type="string">
            <text:p>301010103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103">
            <text:p>301010103</text:p>
          </table:table-cell>
          <table:table-cell table:number-columns-repeated="2"/>
          <table:table-cell office:value-type="string">
            <text:p>https://github.com/oomlout/oomlout-OOMP/raw/master/parts/RESE-0603-X-O153-01/RESE-0603-X-O153-01-datasheet.pdf</text:p>
          </table:table-cell>
        </table:table-row>
        <table:table-row table:style-name="ro1">
          <table:table-cell office:value-type="string">
            <text:p>RESE-0603-X-O153-67</text:p>
          </table:table-cell>
          <table:table-cell office:value-type="string">
            <text:p><text:s/>SMD (0603) 15k Ohm Resistor 1%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k Ohm</text:p>
          </table:table-cell>
          <table:table-cell office:value-type="string">
            <text:p>1%</text:p>
          </table:table-cell>
          <table:table-cell office:value-type="string">
            <text:p>301010241 </text:p>
          </table:table-cell>
          <table:table-cell office:value-type="string">
            <text:p>Multicomp</text:p>
          </table:table-cell>
          <table:table-cell office:value-type="string">
            <text:p>MC0063W0603115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FR-0715KL</text:p>
          </table:table-cell>
          <table:table-cell office:value-type="string">
            <text:p>Farnell</text:p>
          </table:table-cell>
          <table:table-cell office:value-type="float" office:value="2413677">
            <text:p>2413677</text:p>
          </table:table-cell>
          <table:table-cell office:value-type="string">
            <text:p>https://github.com/oomlout/oomlout-OOMP/raw/master/parts/RESE-0603-X-O153-67/RESE-0603-X-O153-67-datasheet.pdf</text:p>
          </table:table-cell>
        </table:table-row>
        <table:table-row table:style-name="ro1">
          <table:table-cell office:value-type="string">
            <text:p>RESE-0603-X-O154-01</text:p>
          </table:table-cell>
          <table:table-cell office:value-type="string">
            <text:p>SMD (0603) 150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0k Ohm</text:p>
          </table:table-cell>
          <table:table-cell/>
          <table:table-cell office:value-type="string">
            <text:p>301010133 </text:p>
          </table:table-cell>
          <table:table-cell table:number-columns-repeated="8"/>
          <table:table-cell office:value-type="string">
            <text:p>https://github.com/oomlout/oomlout-OOMP/raw/master/parts/RESE-0603-X-O154-01/RESE-0603-X-O154-01-datasheet.pdf</text:p>
          </table:table-cell>
        </table:table-row>
        <table:table-row table:style-name="ro1">
          <table:table-cell office:value-type="string">
            <text:p>RESE-0603-X-O154-67</text:p>
          </table:table-cell>
          <table:table-cell office:value-type="string">
            <text:p>SMD (0603) 15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0k Ohm</text:p>
          </table:table-cell>
          <table:table-cell office:value-type="string">
            <text:p>1%</text:p>
          </table:table-cell>
          <table:table-cell office:value-type="string">
            <text:p>301010205 </text:p>
          </table:table-cell>
          <table:table-cell table:number-columns-repeated="8"/>
          <table:table-cell office:value-type="string">
            <text:p>https://github.com/oomlout/oomlout-OOMP/raw/master/parts/RESE-0603-X-O154-67/RESE-0603-X-O154-67-datasheet.pdf</text:p>
          </table:table-cell>
        </table:table-row>
        <table:table-row table:style-name="ro1">
          <table:table-cell office:value-type="string">
            <text:p>RESE-0603-X-O163-67</text:p>
          </table:table-cell>
          <table:table-cell office:value-type="string">
            <text:p><text:s/>SMD (0603) 16k Ohm Resistor 1%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6k Ohm</text:p>
          </table:table-cell>
          <table:table-cell office:value-type="string">
            <text:p>1%</text:p>
          </table:table-cell>
          <table:table-cell office:value-type="string">
            <text:p>301010158 </text:p>
          </table:table-cell>
          <table:table-cell office:value-type="string">
            <text:p>Multicomp</text:p>
          </table:table-cell>
          <table:table-cell office:value-type="string">
            <text:p>MC0063W0603116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FR-0716KL</text:p>
          </table:table-cell>
          <table:table-cell office:value-type="string">
            <text:p>Farnell</text:p>
          </table:table-cell>
          <table:table-cell office:value-type="float" office:value="2059422">
            <text:p>2059422</text:p>
          </table:table-cell>
          <table:table-cell office:value-type="string">
            <text:p>https://github.com/oomlout/oomlout-OOMP/raw/master/parts/RESE-0603-X-O163-67/RESE-0603-X-O163-67-datasheet.pdf</text:p>
          </table:table-cell>
        </table:table-row>
        <table:table-row table:style-name="ro1">
          <table:table-cell office:value-type="string">
            <text:p>RESE-0603-X-O182-67</text:p>
          </table:table-cell>
          <table:table-cell office:value-type="string">
            <text:p>SMD (0603) 1.8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8k Ohm</text:p>
          </table:table-cell>
          <table:table-cell office:value-type="string">
            <text:p>1%</text:p>
          </table:table-cell>
          <table:table-cell office:value-type="string">
            <text:p>301010254 </text:p>
          </table:table-cell>
          <table:table-cell table:number-columns-repeated="8"/>
          <table:table-cell office:value-type="string">
            <text:p>https://github.com/oomlout/oomlout-OOMP/raw/master/parts/RESE-0603-X-O182-67/RESE-0603-X-O182-67-datasheet.pdf</text:p>
          </table:table-cell>
        </table:table-row>
        <table:table-row table:style-name="ro1">
          <table:table-cell office:value-type="string">
            <text:p>RESE-0603-X-O183-01</text:p>
          </table:table-cell>
          <table:table-cell office:value-type="string">
            <text:p><text:s/>SMD (0603) 18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8k Ohm</text:p>
          </table:table-cell>
          <table:table-cell/>
          <table:table-cell office:value-type="string">
            <text:p>301010104 </text:p>
          </table:table-cell>
          <table:table-cell office:value-type="string">
            <text:p>Multicomp</text:p>
          </table:table-cell>
          <table:table-cell office:value-type="string">
            <text:p>MC0063W0603518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8KL</text:p>
          </table:table-cell>
          <table:table-cell office:value-type="string">
            <text:p>Farnell</text:p>
          </table:table-cell>
          <table:table-cell office:value-type="float" office:value="1799395">
            <text:p>1799395</text:p>
          </table:table-cell>
          <table:table-cell office:value-type="string">
            <text:p>https://github.com/oomlout/oomlout-OOMP/raw/master/parts/RESE-0603-X-O183-01/RESE-0603-X-O183-01-datasheet.pdf</text:p>
          </table:table-cell>
        </table:table-row>
        <table:table-row table:style-name="ro1">
          <table:table-cell office:value-type="string">
            <text:p>RESE-0603-X-O201-01</text:p>
          </table:table-cell>
          <table:table-cell office:value-type="string">
            <text:p><text:s/>SMD (0603) 200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00 Ohm</text:p>
          </table:table-cell>
          <table:table-cell/>
          <table:table-cell office:value-type="string">
            <text:p>301010218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603JR-07200RL</text:p>
          </table:table-cell>
          <table:table-cell office:value-type="string">
            <text:p>Farnell</text:p>
          </table:table-cell>
          <table:table-cell office:value-type="float" office:value="2413736">
            <text:p>2413736</text:p>
          </table:table-cell>
          <table:table-cell office:value-type="string">
            <text:p>https://github.com/oomlout/oomlout-OOMP/raw/master/parts/RESE-0603-X-O201-01/RESE-0603-X-O201-01-datasheet.pdf</text:p>
          </table:table-cell>
        </table:table-row>
        <table:table-row table:style-name="ro1">
          <table:table-cell office:value-type="string">
            <text:p>RESE-0603-X-O202-67</text:p>
          </table:table-cell>
          <table:table-cell office:value-type="string">
            <text:p><text:s/>SMD (0603) 2k Ohm Resistor 1%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k Ohm</text:p>
          </table:table-cell>
          <table:table-cell office:value-type="string">
            <text:p>1%</text:p>
          </table:table-cell>
          <table:table-cell office:value-type="string">
            <text:p>301010221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603FR-072KL</text:p>
          </table:table-cell>
          <table:table-cell office:value-type="string">
            <text:p>Farnell</text:p>
          </table:table-cell>
          <table:table-cell office:value-type="float" office:value="1799328">
            <text:p>1799328</text:p>
          </table:table-cell>
          <table:table-cell office:value-type="string">
            <text:p>https://github.com/oomlout/oomlout-OOMP/raw/master/parts/RESE-0603-X-O202-67/RESE-0603-X-O202-67-datasheet.pdf</text:p>
          </table:table-cell>
        </table:table-row>
        <table:table-row table:style-name="ro1">
          <table:table-cell office:value-type="string">
            <text:p>RESE-0603-X-O203-01</text:p>
          </table:table-cell>
          <table:table-cell office:value-type="string">
            <text:p>SMD (0603) 20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0k Ohm</text:p>
          </table:table-cell>
          <table:table-cell/>
          <table:table-cell office:value-type="string">
            <text:p>301010105 </text:p>
          </table:table-cell>
          <table:table-cell table:number-columns-repeated="8"/>
          <table:table-cell office:value-type="string">
            <text:p>https://github.com/oomlout/oomlout-OOMP/raw/master/parts/RESE-0603-X-O203-01/RESE-0603-X-O203-01-datasheet.pdf</text:p>
          </table:table-cell>
        </table:table-row>
        <table:table-row table:style-name="ro1">
          <table:table-cell office:value-type="string">
            <text:p>RESE-0603-X-O203-67</text:p>
          </table:table-cell>
          <table:table-cell office:value-type="string">
            <text:p>SMD (0603) 2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0k Ohm</text:p>
          </table:table-cell>
          <table:table-cell office:value-type="string">
            <text:p>1%</text:p>
          </table:table-cell>
          <table:table-cell office:value-type="string">
            <text:p>301010288 </text:p>
          </table:table-cell>
          <table:table-cell table:number-columns-repeated="8"/>
          <table:table-cell office:value-type="string">
            <text:p>https://github.com/oomlout/oomlout-OOMP/raw/master/parts/RESE-0603-X-O203-67/RESE-0603-X-O203-67-datasheet.pdf</text:p>
          </table:table-cell>
        </table:table-row>
        <table:table-row table:style-name="ro1">
          <table:table-cell office:value-type="string">
            <text:p>RESE-0603-X-O204-01</text:p>
          </table:table-cell>
          <table:table-cell office:value-type="string">
            <text:p>SMD (0603) 200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00k Ohm</text:p>
          </table:table-cell>
          <table:table-cell/>
          <table:table-cell office:value-type="string">
            <text:p>301010212 </text:p>
          </table:table-cell>
          <table:table-cell table:number-columns-repeated="8"/>
          <table:table-cell office:value-type="string">
            <text:p>https://github.com/oomlout/oomlout-OOMP/raw/master/parts/RESE-0603-X-O204-01/RESE-0603-X-O204-01-datasheet.pdf</text:p>
          </table:table-cell>
        </table:table-row>
        <table:table-row table:style-name="ro1">
          <table:table-cell office:value-type="string">
            <text:p>RESE-0603-X-O205-67</text:p>
          </table:table-cell>
          <table:table-cell office:value-type="string">
            <text:p>SMD (0603) 2M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M Ohm</text:p>
          </table:table-cell>
          <table:table-cell office:value-type="string">
            <text:p>1%</text:p>
          </table:table-cell>
          <table:table-cell office:value-type="string">
            <text:p>301010154 </text:p>
          </table:table-cell>
          <table:table-cell table:number-columns-repeated="8"/>
          <table:table-cell office:value-type="string">
            <text:p>https://github.com/oomlout/oomlout-OOMP/raw/master/parts/RESE-0603-X-O205-67/RESE-0603-X-O205-67-datasheet.pdf</text:p>
          </table:table-cell>
        </table:table-row>
        <table:table-row table:style-name="ro1">
          <table:table-cell office:value-type="string">
            <text:p>RESE-0603-X-O220-01</text:p>
          </table:table-cell>
          <table:table-cell office:value-type="string">
            <text:p>SMD (0603) 22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2 Ohm</text:p>
          </table:table-cell>
          <table:table-cell/>
          <table:table-cell office:value-type="string">
            <text:p>301010289 </text:p>
          </table:table-cell>
          <table:table-cell table:number-columns-repeated="8"/>
          <table:table-cell office:value-type="string">
            <text:p>https://github.com/oomlout/oomlout-OOMP/raw/master/parts/RESE-0603-X-O220-01/RESE-0603-X-O220-01-datasheet.pdf</text:p>
          </table:table-cell>
        </table:table-row>
        <table:table-row table:style-name="ro1">
          <table:table-cell office:value-type="string">
            <text:p>RESE-0603-X-O221-01</text:p>
          </table:table-cell>
          <table:table-cell office:value-type="string">
            <text:p>SMD (0603) 22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20 Ohm</text:p>
          </table:table-cell>
          <table:table-cell/>
          <table:table-cell office:value-type="string">
            <text:p>301010163 </text:p>
          </table:table-cell>
          <table:table-cell table:number-columns-repeated="8"/>
          <table:table-cell office:value-type="string">
            <text:p>https://github.com/oomlout/oomlout-OOMP/raw/master/parts/RESE-0603-X-O221-01/RESE-0603-X-O221-01-datasheet.pdf</text:p>
          </table:table-cell>
        </table:table-row>
        <table:table-row table:style-name="ro1">
          <table:table-cell office:value-type="string">
            <text:p>RESE-0603-X-O222-01</text:p>
          </table:table-cell>
          <table:table-cell office:value-type="string">
            <text:p><text:s/>SMD (0603) 2.2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.2k Ohm</text:p>
          </table:table-cell>
          <table:table-cell/>
          <table:table-cell office:value-type="string">
            <text:p>301010124 </text:p>
          </table:table-cell>
          <table:table-cell office:value-type="string">
            <text:p>Multicomp</text:p>
          </table:table-cell>
          <table:table-cell office:value-type="string">
            <text:p>MC0063W060352K2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2K2L</text:p>
          </table:table-cell>
          <table:table-cell office:value-type="string">
            <text:p>Farnell</text:p>
          </table:table-cell>
          <table:table-cell office:value-type="float" office:value="9233423">
            <text:p>9233423</text:p>
          </table:table-cell>
          <table:table-cell office:value-type="string">
            <text:p>https://github.com/oomlout/oomlout-OOMP/raw/master/parts/RESE-0603-X-O222-01/RESE-0603-X-O222-01-datasheet.pdf</text:p>
          </table:table-cell>
        </table:table-row>
        <table:table-row table:style-name="ro1">
          <table:table-cell office:value-type="string">
            <text:p>RESE-0603-X-O223-01</text:p>
          </table:table-cell>
          <table:table-cell office:value-type="string">
            <text:p>SMD (0603) 22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2k Ohm</text:p>
          </table:table-cell>
          <table:table-cell/>
          <table:table-cell office:value-type="string">
            <text:p>301010132 </text:p>
          </table:table-cell>
          <table:table-cell table:number-columns-repeated="8"/>
          <table:table-cell office:value-type="string">
            <text:p>https://github.com/oomlout/oomlout-OOMP/raw/master/parts/RESE-0603-X-O223-01/RESE-0603-X-O223-01-datasheet.pdf</text:p>
          </table:table-cell>
        </table:table-row>
        <table:table-row table:style-name="ro1">
          <table:table-cell office:value-type="string">
            <text:p>RESE-0603-X-O243-67</text:p>
          </table:table-cell>
          <table:table-cell office:value-type="string">
            <text:p>SMD (0603) 24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4k Ohm</text:p>
          </table:table-cell>
          <table:table-cell office:value-type="string">
            <text:p>1%</text:p>
          </table:table-cell>
          <table:table-cell office:value-type="string">
            <text:p>301010232 </text:p>
          </table:table-cell>
          <table:table-cell table:number-columns-repeated="8"/>
          <table:table-cell office:value-type="string">
            <text:p>https://github.com/oomlout/oomlout-OOMP/raw/master/parts/RESE-0603-X-O243-67/RESE-0603-X-O243-67-datasheet.pdf</text:p>
          </table:table-cell>
        </table:table-row>
        <table:table-row table:style-name="ro1">
          <table:table-cell office:value-type="string">
            <text:p>RESE-0603-X-O273-01</text:p>
          </table:table-cell>
          <table:table-cell office:value-type="string">
            <text:p>SMD (0603) 27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7k Ohm</text:p>
          </table:table-cell>
          <table:table-cell/>
          <table:table-cell office:value-type="string">
            <text:p>301010092 </text:p>
          </table:table-cell>
          <table:table-cell table:number-columns-repeated="8"/>
          <table:table-cell office:value-type="string">
            <text:p>https://github.com/oomlout/oomlout-OOMP/raw/master/parts/RESE-0603-X-O273-01/RESE-0603-X-O273-01-datasheet.pdf</text:p>
          </table:table-cell>
        </table:table-row>
        <table:table-row table:style-name="ro1">
          <table:table-cell office:value-type="string">
            <text:p>RESE-0603-X-O302-67</text:p>
          </table:table-cell>
          <table:table-cell office:value-type="string">
            <text:p>SMD (0603) 3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k Ohm</text:p>
          </table:table-cell>
          <table:table-cell office:value-type="string">
            <text:p>1%</text:p>
          </table:table-cell>
          <table:table-cell office:value-type="string">
            <text:p>301010170 </text:p>
          </table:table-cell>
          <table:table-cell table:number-columns-repeated="8"/>
          <table:table-cell office:value-type="string">
            <text:p>https://github.com/oomlout/oomlout-OOMP/raw/master/parts/RESE-0603-X-O302-67/RESE-0603-X-O302-67-datasheet.pdf</text:p>
          </table:table-cell>
        </table:table-row>
        <table:table-row table:style-name="ro1">
          <table:table-cell office:value-type="string">
            <text:p>RESE-0603-X-O303-67</text:p>
          </table:table-cell>
          <table:table-cell office:value-type="string">
            <text:p>SMD (0603) 3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0k Ohm</text:p>
          </table:table-cell>
          <table:table-cell office:value-type="string">
            <text:p>1%</text:p>
          </table:table-cell>
          <table:table-cell office:value-type="string">
            <text:p>301010202 </text:p>
          </table:table-cell>
          <table:table-cell table:number-columns-repeated="8"/>
          <table:table-cell office:value-type="string">
            <text:p>https://github.com/oomlout/oomlout-OOMP/raw/master/parts/RESE-0603-X-O303-67/RESE-0603-X-O303-67-datasheet.pdf</text:p>
          </table:table-cell>
        </table:table-row>
        <table:table-row table:style-name="ro1">
          <table:table-cell office:value-type="string">
            <text:p>RESE-0603-X-O330-01</text:p>
          </table:table-cell>
          <table:table-cell office:value-type="string">
            <text:p>SMD (0603) 33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3 Ohm</text:p>
          </table:table-cell>
          <table:table-cell/>
          <table:table-cell office:value-type="string">
            <text:p>301010117 </text:p>
          </table:table-cell>
          <table:table-cell office:value-type="string">
            <text:p>Vishay</text:p>
          </table:table-cell>
          <table:table-cell office:value-type="string">
            <text:p>CRCW060333R0FKEA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33RL</text:p>
          </table:table-cell>
          <table:table-cell office:value-type="string">
            <text:p>Farnell</text:p>
          </table:table-cell>
          <table:table-cell office:value-type="float" office:value="9233199">
            <text:p>9233199</text:p>
          </table:table-cell>
          <table:table-cell office:value-type="string">
            <text:p>https://github.com/oomlout/oomlout-OOMP/raw/master/parts/RESE-0603-X-O330-01/RESE-0603-X-O330-01-datasheet.pdf</text:p>
          </table:table-cell>
        </table:table-row>
        <table:table-row table:style-name="ro1">
          <table:table-cell office:value-type="string">
            <text:p>RESE-0603-X-O330-67</text:p>
          </table:table-cell>
          <table:table-cell office:value-type="string">
            <text:p>SMD (0603) 33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3 Ohm</text:p>
          </table:table-cell>
          <table:table-cell office:value-type="string">
            <text:p>1%</text:p>
          </table:table-cell>
          <table:table-cell/>
          <table:table-cell table:number-columns-repeated="8"/>
          <table:table-cell office:value-type="string">
            <text:p>https://github.com/oomlout/oomlout-OOMP/raw/master/parts/RESE-0603-X-O330-67/RESE-0603-X-O330-67-datasheet.pdf</text:p>
          </table:table-cell>
        </table:table-row>
        <table:table-row table:style-name="ro1">
          <table:table-cell office:value-type="string">
            <text:p>RESE-0603-X-O331-01</text:p>
          </table:table-cell>
          <table:table-cell office:value-type="string">
            <text:p>SMD (0603) 33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3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0603-X-O331-01/RESE-0603-X-O331-01-datasheet.pdf</text:p>
          </table:table-cell>
        </table:table-row>
        <table:table-row table:style-name="ro1">
          <table:table-cell office:value-type="string">
            <text:p>RESE-0603-X-O331-67</text:p>
          </table:table-cell>
          <table:table-cell office:value-type="string">
            <text:p><text:s/>SMD (0603) 330 Ohm Resistor 1%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30 Ohm</text:p>
          </table:table-cell>
          <table:table-cell office:value-type="string">
            <text:p>1%</text:p>
          </table:table-cell>
          <table:table-cell office:value-type="string">
            <text:p>301010300 </text:p>
          </table:table-cell>
          <table:table-cell office:value-type="string">
            <text:p>Multicomp</text:p>
          </table:table-cell>
          <table:table-cell office:value-type="string">
            <text:p>MC0063W06031330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FR-07330RL</text:p>
          </table:table-cell>
          <table:table-cell office:value-type="string">
            <text:p>Farnell</text:p>
          </table:table-cell>
          <table:table-cell office:value-type="float" office:value="9238425">
            <text:p>9238425</text:p>
          </table:table-cell>
          <table:table-cell office:value-type="string">
            <text:p>https://github.com/oomlout/oomlout-OOMP/raw/master/parts/RESE-0603-X-O331-67/RESE-0603-X-O331-67-datasheet.pdf</text:p>
          </table:table-cell>
        </table:table-row>
        <table:table-row table:style-name="ro1">
          <table:table-cell office:value-type="string">
            <text:p>RESE-0603-X-O332-67</text:p>
          </table:table-cell>
          <table:table-cell office:value-type="string">
            <text:p>SMD (0603) 3.3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.3k Ohm</text:p>
          </table:table-cell>
          <table:table-cell office:value-type="string">
            <text:p>1%</text:p>
          </table:table-cell>
          <table:table-cell office:value-type="string">
            <text:p>301010251 </text:p>
          </table:table-cell>
          <table:table-cell table:number-columns-repeated="8"/>
          <table:table-cell office:value-type="string">
            <text:p>https://github.com/oomlout/oomlout-OOMP/raw/master/parts/RESE-0603-X-O332-67/RESE-0603-X-O332-67-datasheet.pdf</text:p>
          </table:table-cell>
        </table:table-row>
        <table:table-row table:style-name="ro1">
          <table:table-cell office:value-type="string">
            <text:p>RESE-0603-X-O390-01</text:p>
          </table:table-cell>
          <table:table-cell office:value-type="string">
            <text:p><text:s/>SMD (0603) 39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9 Ohm</text:p>
          </table:table-cell>
          <table:table-cell/>
          <table:table-cell office:value-type="string">
            <text:p>301010138 </text:p>
          </table:table-cell>
          <table:table-cell office:value-type="string">
            <text:p>Multicomp</text:p>
          </table:table-cell>
          <table:table-cell office:value-type="string">
            <text:p>MC0063W0603539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39RL</text:p>
          </table:table-cell>
          <table:table-cell office:value-type="string">
            <text:p>Farnell</text:p>
          </table:table-cell>
          <table:table-cell office:value-type="float" office:value="9233202">
            <text:p>9233202</text:p>
          </table:table-cell>
          <table:table-cell office:value-type="string">
            <text:p>https://github.com/oomlout/oomlout-OOMP/raw/master/parts/RESE-0603-X-O390-01/RESE-0603-X-O390-01-datasheet.pdf</text:p>
          </table:table-cell>
        </table:table-row>
        <table:table-row table:style-name="ro1">
          <table:table-cell office:value-type="string">
            <text:p>RESE-0603-X-O391-01</text:p>
          </table:table-cell>
          <table:table-cell office:value-type="string">
            <text:p>SMD (0603) 39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90 Ohm</text:p>
          </table:table-cell>
          <table:table-cell/>
          <table:table-cell office:value-type="string">
            <text:p>301010297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297">
            <text:p>301010297</text:p>
          </table:table-cell>
          <table:table-cell table:number-columns-repeated="2"/>
          <table:table-cell office:value-type="string">
            <text:p>https://github.com/oomlout/oomlout-OOMP/raw/master/parts/RESE-0603-X-O391-01/RESE-0603-X-O391-01-datasheet.pdf</text:p>
          </table:table-cell>
        </table:table-row>
        <table:table-row table:style-name="ro1">
          <table:table-cell office:value-type="string">
            <text:p>RESE-0603-X-O392-01</text:p>
          </table:table-cell>
          <table:table-cell office:value-type="string">
            <text:p><text:s/>SMD (0603) 3.9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.9k Ohm</text:p>
          </table:table-cell>
          <table:table-cell/>
          <table:table-cell office:value-type="string">
            <text:p>301010101 </text:p>
          </table:table-cell>
          <table:table-cell office:value-type="string">
            <text:p>Multicomp</text:p>
          </table:table-cell>
          <table:table-cell office:value-type="string">
            <text:p>MC0063W060353K9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3K9L</text:p>
          </table:table-cell>
          <table:table-cell office:value-type="string">
            <text:p>Farnell</text:p>
          </table:table-cell>
          <table:table-cell office:value-type="float" office:value="9233458">
            <text:p>9233458</text:p>
          </table:table-cell>
          <table:table-cell office:value-type="string">
            <text:p>https://github.com/oomlout/oomlout-OOMP/raw/master/parts/RESE-0603-X-O392-01/RESE-0603-X-O392-01-datasheet.pdf</text:p>
          </table:table-cell>
        </table:table-row>
        <table:table-row table:style-name="ro1">
          <table:table-cell office:value-type="string">
            <text:p>RESE-0603-X-O471-01</text:p>
          </table:table-cell>
          <table:table-cell office:value-type="string">
            <text:p><text:s/>SMD (0603) 470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70 Ohm</text:p>
          </table:table-cell>
          <table:table-cell/>
          <table:table-cell office:value-type="string">
            <text:p>301010088 </text:p>
          </table:table-cell>
          <table:table-cell office:value-type="string">
            <text:p>Multicomp</text:p>
          </table:table-cell>
          <table:table-cell office:value-type="string">
            <text:p>MC0063W06035470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470RL</text:p>
          </table:table-cell>
          <table:table-cell office:value-type="string">
            <text:p>Farnell</text:p>
          </table:table-cell>
          <table:table-cell office:value-type="string">
            <text:p>RC0603JR-07470RL</text:p>
          </table:table-cell>
          <table:table-cell office:value-type="string">
            <text:p>https://github.com/oomlout/oomlout-OOMP/raw/master/parts/RESE-0603-X-O471-01/RESE-0603-X-O471-01-datasheet.pdf</text:p>
          </table:table-cell>
        </table:table-row>
        <table:table-row table:style-name="ro1">
          <table:table-cell office:value-type="string">
            <text:p>RESE-0603-X-O472-01</text:p>
          </table:table-cell>
          <table:table-cell office:value-type="string">
            <text:p>SMD (0603) 4.7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.7k Ohm</text:p>
          </table:table-cell>
          <table:table-cell/>
          <table:table-cell office:value-type="string">
            <text:p>30101029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1010290">
            <text:p>301010290</text:p>
          </table:table-cell>
          <table:table-cell table:number-columns-repeated="2"/>
          <table:table-cell office:value-type="string">
            <text:p>https://github.com/oomlout/oomlout-OOMP/raw/master/parts/RESE-0603-X-O472-01/RESE-0603-X-O472-01-datasheet.pdf</text:p>
          </table:table-cell>
        </table:table-row>
        <table:table-row table:style-name="ro1">
          <table:table-cell office:value-type="string">
            <text:p>RESE-0603-X-O473-01</text:p>
          </table:table-cell>
          <table:table-cell office:value-type="string">
            <text:p><text:s/>SMD (0603) 47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7k Ohm</text:p>
          </table:table-cell>
          <table:table-cell/>
          <table:table-cell office:value-type="string">
            <text:p>301010084 </text:p>
          </table:table-cell>
          <table:table-cell office:value-type="string">
            <text:p>Multicomp</text:p>
          </table:table-cell>
          <table:table-cell office:value-type="string">
            <text:p>MC0063W0603547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47KL</text:p>
          </table:table-cell>
          <table:table-cell office:value-type="string">
            <text:p>Farnell</text:p>
          </table:table-cell>
          <table:table-cell office:value-type="float" office:value="9233580">
            <text:p>9233580</text:p>
          </table:table-cell>
          <table:table-cell office:value-type="string">
            <text:p>https://github.com/oomlout/oomlout-OOMP/raw/master/parts/RESE-0603-X-O473-01/RESE-0603-X-O473-01-datasheet.pdf</text:p>
          </table:table-cell>
        </table:table-row>
        <table:table-row table:style-name="ro1">
          <table:table-cell office:value-type="string">
            <text:p>RESE-0603-X-O475-01</text:p>
          </table:table-cell>
          <table:table-cell office:value-type="string">
            <text:p>SMD (0603) 4.7M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.7M Ohm</text:p>
          </table:table-cell>
          <table:table-cell/>
          <table:table-cell office:value-type="string">
            <text:p>301010213 </text:p>
          </table:table-cell>
          <table:table-cell table:number-columns-repeated="8"/>
          <table:table-cell office:value-type="string">
            <text:p>https://github.com/oomlout/oomlout-OOMP/raw/master/parts/RESE-0603-X-O475-01/RESE-0603-X-O475-01-datasheet.pdf</text:p>
          </table:table-cell>
        </table:table-row>
        <table:table-row table:style-name="ro1">
          <table:table-cell office:value-type="string">
            <text:p>RESE-0603-X-O499D-67</text:p>
          </table:table-cell>
          <table:table-cell office:value-type="string">
            <text:p>SMD (0603) 49.9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9.9 Ohm</text:p>
          </table:table-cell>
          <table:table-cell office:value-type="string">
            <text:p>1%</text:p>
          </table:table-cell>
          <table:table-cell office:value-type="string">
            <text:p>301010296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603FR-0749R9L</text:p>
          </table:table-cell>
          <table:table-cell office:value-type="string">
            <text:p>SEEED Studio</text:p>
          </table:table-cell>
          <table:table-cell office:value-type="float" office:value="301010296">
            <text:p>301010296</text:p>
          </table:table-cell>
          <table:table-cell office:value-type="string">
            <text:p>https://github.com/oomlout/oomlout-OOMP/raw/master/parts/RESE-0603-X-O499D-67/RESE-0603-X-O499D-67-datasheet.pdf</text:p>
          </table:table-cell>
        </table:table-row>
        <table:table-row table:style-name="ro1">
          <table:table-cell office:value-type="string">
            <text:p>RESE-0603-X-O511-01</text:p>
          </table:table-cell>
          <table:table-cell office:value-type="string">
            <text:p>SMD (0603) 51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510 Ohm</text:p>
          </table:table-cell>
          <table:table-cell/>
          <table:table-cell office:value-type="string">
            <text:p>301010157 </text:p>
          </table:table-cell>
          <table:table-cell table:number-columns-repeated="8"/>
          <table:table-cell office:value-type="string">
            <text:p>https://github.com/oomlout/oomlout-OOMP/raw/master/parts/RESE-0603-X-O511-01/RESE-0603-X-O511-01-datasheet.pdf</text:p>
          </table:table-cell>
        </table:table-row>
        <table:table-row table:style-name="ro1">
          <table:table-cell office:value-type="string">
            <text:p>RESE-0603-X-O513-01</text:p>
          </table:table-cell>
          <table:table-cell office:value-type="string">
            <text:p>SMD (0603) 51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51k Ohm</text:p>
          </table:table-cell>
          <table:table-cell/>
          <table:table-cell office:value-type="string">
            <text:p>301010145 </text:p>
          </table:table-cell>
          <table:table-cell table:number-columns-repeated="8"/>
          <table:table-cell office:value-type="string">
            <text:p>https://github.com/oomlout/oomlout-OOMP/raw/master/parts/RESE-0603-X-O513-01/RESE-0603-X-O513-01-datasheet.pdf</text:p>
          </table:table-cell>
        </table:table-row>
        <table:table-row table:style-name="ro1">
          <table:table-cell office:value-type="string">
            <text:p>RESE-0603-X-O562-01</text:p>
          </table:table-cell>
          <table:table-cell office:value-type="string">
            <text:p>SMD (0603) 5.6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5.6k Ohm</text:p>
          </table:table-cell>
          <table:table-cell/>
          <table:table-cell office:value-type="string">
            <text:p>301010166 </text:p>
          </table:table-cell>
          <table:table-cell table:number-columns-repeated="8"/>
          <table:table-cell office:value-type="string">
            <text:p>https://github.com/oomlout/oomlout-OOMP/raw/master/parts/RESE-0603-X-O562-01/RESE-0603-X-O562-01-datasheet.pdf</text:p>
          </table:table-cell>
        </table:table-row>
        <table:table-row table:style-name="ro1">
          <table:table-cell office:value-type="string">
            <text:p>RESE-0603-X-O564-01</text:p>
          </table:table-cell>
          <table:table-cell office:value-type="string">
            <text:p><text:s/>SMD (0603) 560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560k Ohm</text:p>
          </table:table-cell>
          <table:table-cell/>
          <table:table-cell office:value-type="string">
            <text:p>301010230 </text:p>
          </table:table-cell>
          <table:table-cell office:value-type="string">
            <text:p>Multicomp</text:p>
          </table:table-cell>
          <table:table-cell office:value-type="string">
            <text:p>MC0063W0603556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560KL</text:p>
          </table:table-cell>
          <table:table-cell office:value-type="string">
            <text:p>Farnell</text:p>
          </table:table-cell>
          <table:table-cell office:value-type="float" office:value="9233717">
            <text:p>9233717</text:p>
          </table:table-cell>
          <table:table-cell office:value-type="string">
            <text:p>https://github.com/oomlout/oomlout-OOMP/raw/master/parts/RESE-0603-X-O564-01/RESE-0603-X-O564-01-datasheet.pdf</text:p>
          </table:table-cell>
        </table:table-row>
        <table:table-row table:style-name="ro1">
          <table:table-cell office:value-type="string">
            <text:p>RESE-0603-X-O621-01</text:p>
          </table:table-cell>
          <table:table-cell office:value-type="string">
            <text:p>SMD (0603) 62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20 Ohm</text:p>
          </table:table-cell>
          <table:table-cell/>
          <table:table-cell office:value-type="string">
            <text:p>301010210 </text:p>
          </table:table-cell>
          <table:table-cell table:number-columns-repeated="8"/>
          <table:table-cell office:value-type="string">
            <text:p>https://github.com/oomlout/oomlout-OOMP/raw/master/parts/RESE-0603-X-O621-01/RESE-0603-X-O621-01-datasheet.pdf</text:p>
          </table:table-cell>
        </table:table-row>
        <table:table-row table:style-name="ro1">
          <table:table-cell office:value-type="string">
            <text:p>RESE-0603-X-O680-01</text:p>
          </table:table-cell>
          <table:table-cell office:value-type="string">
            <text:p>SMD (0603) 68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8 Ohm</text:p>
          </table:table-cell>
          <table:table-cell/>
          <table:table-cell office:value-type="string">
            <text:p>301010085 </text:p>
          </table:table-cell>
          <table:table-cell table:number-columns-repeated="8"/>
          <table:table-cell office:value-type="string">
            <text:p>https://github.com/oomlout/oomlout-OOMP/raw/master/parts/RESE-0603-X-O680-01/RESE-0603-X-O680-01-datasheet.pdf</text:p>
          </table:table-cell>
        </table:table-row>
        <table:table-row table:style-name="ro1">
          <table:table-cell office:value-type="string">
            <text:p>RESE-0603-X-O682-67</text:p>
          </table:table-cell>
          <table:table-cell office:value-type="string">
            <text:p><text:s/>SMD (0603) 6.8k Ohm Resistor 1%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.8k Ohm</text:p>
          </table:table-cell>
          <table:table-cell office:value-type="string">
            <text:p>1%</text:p>
          </table:table-cell>
          <table:table-cell office:value-type="string">
            <text:p>301010198 </text:p>
          </table:table-cell>
          <table:table-cell office:value-type="string">
            <text:p>Multicomp</text:p>
          </table:table-cell>
          <table:table-cell office:value-type="string">
            <text:p>MC0063W060316K8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FR-076K8L</text:p>
          </table:table-cell>
          <table:table-cell office:value-type="string">
            <text:p>Farnell</text:p>
          </table:table-cell>
          <table:table-cell office:value-type="float" office:value="9238581">
            <text:p>9238581</text:p>
          </table:table-cell>
          <table:table-cell office:value-type="string">
            <text:p>https://github.com/oomlout/oomlout-OOMP/raw/master/parts/RESE-0603-X-O682-67/RESE-0603-X-O682-67-datasheet.pdf</text:p>
          </table:table-cell>
        </table:table-row>
        <table:table-row table:style-name="ro1">
          <table:table-cell office:value-type="string">
            <text:p>RESE-0603-X-O683-67</text:p>
          </table:table-cell>
          <table:table-cell office:value-type="string">
            <text:p>SMD (0603) 68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8k Ohm</text:p>
          </table:table-cell>
          <table:table-cell office:value-type="string">
            <text:p>1%</text:p>
          </table:table-cell>
          <table:table-cell office:value-type="string">
            <text:p>301010169 </text:p>
          </table:table-cell>
          <table:table-cell table:number-columns-repeated="8"/>
          <table:table-cell office:value-type="string">
            <text:p>https://github.com/oomlout/oomlout-OOMP/raw/master/parts/RESE-0603-X-O683-67/RESE-0603-X-O683-67-datasheet.pdf</text:p>
          </table:table-cell>
        </table:table-row>
        <table:table-row table:style-name="ro1">
          <table:table-cell office:value-type="string">
            <text:p>RESE-0603-X-O684-67</text:p>
          </table:table-cell>
          <table:table-cell office:value-type="string">
            <text:p>SMD (0603) 68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80k Ohm</text:p>
          </table:table-cell>
          <table:table-cell office:value-type="string">
            <text:p>1%</text:p>
          </table:table-cell>
          <table:table-cell office:value-type="string">
            <text:p>301010246 </text:p>
          </table:table-cell>
          <table:table-cell table:number-columns-repeated="8"/>
          <table:table-cell office:value-type="string">
            <text:p>https://github.com/oomlout/oomlout-OOMP/raw/master/parts/RESE-0603-X-O684-67/RESE-0603-X-O684-67-datasheet.pdf</text:p>
          </table:table-cell>
        </table:table-row>
        <table:table-row table:style-name="ro1">
          <table:table-cell office:value-type="string">
            <text:p>RESE-0603-X-O750-01</text:p>
          </table:table-cell>
          <table:table-cell office:value-type="string">
            <text:p>SMD (0603) 75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75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0603-X-O750-01/RESE-0603-X-O750-01-datasheet.pdf</text:p>
          </table:table-cell>
        </table:table-row>
        <table:table-row table:style-name="ro1">
          <table:table-cell office:value-type="string">
            <text:p>RESE-0603-X-O823-67</text:p>
          </table:table-cell>
          <table:table-cell office:value-type="string">
            <text:p>SMD (0603) 82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82k Ohm</text:p>
          </table:table-cell>
          <table:table-cell office:value-type="string">
            <text:p>1%</text:p>
          </table:table-cell>
          <table:table-cell office:value-type="string">
            <text:p>301010222 </text:p>
          </table:table-cell>
          <table:table-cell table:number-columns-repeated="8"/>
          <table:table-cell office:value-type="string">
            <text:p>https://github.com/oomlout/oomlout-OOMP/raw/master/parts/RESE-0603-X-O823-67/RESE-0603-X-O823-67-datasheet.pdf</text:p>
          </table:table-cell>
        </table:table-row>
        <table:table-row table:style-name="ro1">
          <table:table-cell office:value-type="string">
            <text:p>RESE-0805-X-O001D-01</text:p>
          </table:table-cell>
          <table:table-cell office:value-type="string">
            <text:p><text:s/>SMD (0805) 0.1 Ohm Resistor 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0.1 Ohm</text:p>
          </table:table-cell>
          <table:table-cell/>
          <table:table-cell office:value-type="string">
            <text:p>301010264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L0805JR070R1L</text:p>
          </table:table-cell>
          <table:table-cell table:number-columns-repeated="2"/>
          <table:table-cell office:value-type="string">
            <text:p>https://github.com/oomlout/oomlout-OOMP/raw/master/parts/RESE-0805-X-O001D-01/RESE-0805-X-O001D-01-datasheet.pdf</text:p>
          </table:table-cell>
        </table:table-row>
        <table:table-row table:style-name="ro1">
          <table:table-cell office:value-type="string">
            <text:p>RESE-0805-X-O101-01</text:p>
          </table:table-cell>
          <table:table-cell office:value-type="string">
            <text:p>SMD (0805) 100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10319 </text:p>
          </table:table-cell>
          <table:table-cell table:number-columns-repeated="8"/>
          <table:table-cell office:value-type="string">
            <text:p>https://github.com/oomlout/oomlout-OOMP/raw/master/parts/RESE-0805-X-O101-01/RESE-0805-X-O101-01-datasheet.pdf</text:p>
          </table:table-cell>
        </table:table-row>
        <table:table-row table:style-name="ro1">
          <table:table-cell office:value-type="string">
            <text:p>RESE-0805-X-O102-01</text:p>
          </table:table-cell>
          <table:table-cell office:value-type="string">
            <text:p>SMD (0805) 1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k Ohm</text:p>
          </table:table-cell>
          <table:table-cell/>
          <table:table-cell office:value-type="string">
            <text:p>301010311 </text:p>
          </table:table-cell>
          <table:table-cell table:number-columns-repeated="8"/>
          <table:table-cell office:value-type="string">
            <text:p>https://github.com/oomlout/oomlout-OOMP/raw/master/parts/RESE-0805-X-O102-01/RESE-0805-X-O102-01-datasheet.pdf</text:p>
          </table:table-cell>
        </table:table-row>
        <table:table-row table:style-name="ro1">
          <table:table-cell office:value-type="string">
            <text:p>RESE-0805-X-O103-01</text:p>
          </table:table-cell>
          <table:table-cell office:value-type="string">
            <text:p>SMD (0805) 10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10304 </text:p>
          </table:table-cell>
          <table:table-cell table:number-columns-repeated="8"/>
          <table:table-cell office:value-type="string">
            <text:p>https://github.com/oomlout/oomlout-OOMP/raw/master/parts/RESE-0805-X-O103-01/RESE-0805-X-O103-01-datasheet.pdf</text:p>
          </table:table-cell>
        </table:table-row>
        <table:table-row table:style-name="ro1">
          <table:table-cell office:value-type="string">
            <text:p>RESE-0805-X-O103-67</text:p>
          </table:table-cell>
          <table:table-cell office:value-type="string">
            <text:p>SMD (0805) 10k Ohm Resistor 1%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0k Ohm</text:p>
          </table:table-cell>
          <table:table-cell office:value-type="string">
            <text:p>1%</text:p>
          </table:table-cell>
          <table:table-cell office:value-type="string">
            <text:p>301010361 </text:p>
          </table:table-cell>
          <table:table-cell table:number-columns-repeated="8"/>
          <table:table-cell office:value-type="string">
            <text:p>https://github.com/oomlout/oomlout-OOMP/raw/master/parts/RESE-0805-X-O103-67/RESE-0805-X-O103-67-datasheet.pdf</text:p>
          </table:table-cell>
        </table:table-row>
        <table:table-row table:style-name="ro1">
          <table:table-cell office:value-type="string">
            <text:p>RESE-0805-X-O104-67</text:p>
          </table:table-cell>
          <table:table-cell office:value-type="string">
            <text:p>SMD (0805) 100k Ohm Resistor 1%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00k Ohm</text:p>
          </table:table-cell>
          <table:table-cell office:value-type="string">
            <text:p>1%</text:p>
          </table:table-cell>
          <table:table-cell office:value-type="string">
            <text:p>301010396 </text:p>
          </table:table-cell>
          <table:table-cell table:number-columns-repeated="8"/>
          <table:table-cell office:value-type="string">
            <text:p>https://github.com/oomlout/oomlout-OOMP/raw/master/parts/RESE-0805-X-O104-67/RESE-0805-X-O104-67-datasheet.pdf</text:p>
          </table:table-cell>
        </table:table-row>
        <table:table-row table:style-name="ro1">
          <table:table-cell office:value-type="string">
            <text:p>RESE-0805-X-O121-01</text:p>
          </table:table-cell>
          <table:table-cell office:value-type="string">
            <text:p>SMD (0805) 120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20 Ohm</text:p>
          </table:table-cell>
          <table:table-cell/>
          <table:table-cell office:value-type="string">
            <text:p>301010351 </text:p>
          </table:table-cell>
          <table:table-cell table:number-columns-repeated="8"/>
          <table:table-cell office:value-type="string">
            <text:p>https://github.com/oomlout/oomlout-OOMP/raw/master/parts/RESE-0805-X-O121-01/RESE-0805-X-O121-01-datasheet.pdf</text:p>
          </table:table-cell>
        </table:table-row>
        <table:table-row table:style-name="ro1">
          <table:table-cell office:value-type="string">
            <text:p>RESE-0805-X-O152-67</text:p>
          </table:table-cell>
          <table:table-cell office:value-type="string">
            <text:p>SMD (0805) 1.5k Ohm Resistor 1%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.5k Ohm</text:p>
          </table:table-cell>
          <table:table-cell office:value-type="string">
            <text:p>1%</text:p>
          </table:table-cell>
          <table:table-cell office:value-type="string">
            <text:p>301010394 </text:p>
          </table:table-cell>
          <table:table-cell table:number-columns-repeated="8"/>
          <table:table-cell office:value-type="string">
            <text:p>https://github.com/oomlout/oomlout-OOMP/raw/master/parts/RESE-0805-X-O152-67/RESE-0805-X-O152-67-datasheet.pdf</text:p>
          </table:table-cell>
        </table:table-row>
        <table:table-row table:style-name="ro1">
          <table:table-cell office:value-type="string">
            <text:p>RESE-0805-X-O153-01</text:p>
          </table:table-cell>
          <table:table-cell office:value-type="string">
            <text:p>SMD (0805) 15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5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0805-X-O153-01/RESE-0805-X-O153-01-datasheet.pdf</text:p>
          </table:table-cell>
        </table:table-row>
        <table:table-row table:style-name="ro1">
          <table:table-cell office:value-type="string">
            <text:p>RESE-0805-X-O182-01</text:p>
          </table:table-cell>
          <table:table-cell office:value-type="string">
            <text:p>SMD (0805) 1.8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.8k Ohm</text:p>
          </table:table-cell>
          <table:table-cell/>
          <table:table-cell office:value-type="string">
            <text:p>301010342 </text:p>
          </table:table-cell>
          <table:table-cell table:number-columns-repeated="8"/>
          <table:table-cell office:value-type="string">
            <text:p>https://github.com/oomlout/oomlout-OOMP/raw/master/parts/RESE-0805-X-O182-01/RESE-0805-X-O182-01-datasheet.pdf</text:p>
          </table:table-cell>
        </table:table-row>
        <table:table-row table:style-name="ro1">
          <table:table-cell office:value-type="string">
            <text:p>RESE-0805-X-O202-01</text:p>
          </table:table-cell>
          <table:table-cell office:value-type="string">
            <text:p>SMD (0805) 2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k Ohm</text:p>
          </table:table-cell>
          <table:table-cell/>
          <table:table-cell office:value-type="string">
            <text:p>301010318 </text:p>
          </table:table-cell>
          <table:table-cell table:number-columns-repeated="8"/>
          <table:table-cell office:value-type="string">
            <text:p>https://github.com/oomlout/oomlout-OOMP/raw/master/parts/RESE-0805-X-O202-01/RESE-0805-X-O202-01-datasheet.pdf</text:p>
          </table:table-cell>
        </table:table-row>
        <table:table-row table:style-name="ro1">
          <table:table-cell office:value-type="string">
            <text:p>RESE-0805-X-O220-01</text:p>
          </table:table-cell>
          <table:table-cell office:value-type="string">
            <text:p>SMD (0805) 22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2 Ohm</text:p>
          </table:table-cell>
          <table:table-cell/>
          <table:table-cell office:value-type="string">
            <text:p>301010329 </text:p>
          </table:table-cell>
          <table:table-cell table:number-columns-repeated="8"/>
          <table:table-cell office:value-type="string">
            <text:p>https://github.com/oomlout/oomlout-OOMP/raw/master/parts/RESE-0805-X-O220-01/RESE-0805-X-O220-01-datasheet.pdf</text:p>
          </table:table-cell>
        </table:table-row>
        <table:table-row table:style-name="ro1">
          <table:table-cell office:value-type="string">
            <text:p>RESE-0805-X-O221-01</text:p>
          </table:table-cell>
          <table:table-cell office:value-type="string">
            <text:p>SMD (0805) 220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20 Ohm</text:p>
          </table:table-cell>
          <table:table-cell/>
          <table:table-cell office:value-type="string">
            <text:p>301010315 </text:p>
          </table:table-cell>
          <table:table-cell table:number-columns-repeated="8"/>
          <table:table-cell office:value-type="string">
            <text:p>https://github.com/oomlout/oomlout-OOMP/raw/master/parts/RESE-0805-X-O221-01/RESE-0805-X-O221-01-datasheet.pdf</text:p>
          </table:table-cell>
        </table:table-row>
        <table:table-row table:style-name="ro1">
          <table:table-cell office:value-type="string">
            <text:p>RESE-0805-X-O222-01</text:p>
          </table:table-cell>
          <table:table-cell office:value-type="string">
            <text:p>SMD (0805) 2.2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.2k Ohm</text:p>
          </table:table-cell>
          <table:table-cell/>
          <table:table-cell office:value-type="string">
            <text:p>301010333 </text:p>
          </table:table-cell>
          <table:table-cell table:number-columns-repeated="8"/>
          <table:table-cell office:value-type="string">
            <text:p>https://github.com/oomlout/oomlout-OOMP/raw/master/parts/RESE-0805-X-O222-01/RESE-0805-X-O222-01-datasheet.pdf</text:p>
          </table:table-cell>
        </table:table-row>
        <table:table-row table:style-name="ro1">
          <table:table-cell office:value-type="string">
            <text:p>RESE-0805-X-O223-01</text:p>
          </table:table-cell>
          <table:table-cell office:value-type="string">
            <text:p>SMD (0805) 22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2k Ohm</text:p>
          </table:table-cell>
          <table:table-cell/>
          <table:table-cell office:value-type="string">
            <text:p>301010341 </text:p>
          </table:table-cell>
          <table:table-cell table:number-columns-repeated="8"/>
          <table:table-cell office:value-type="string">
            <text:p>https://github.com/oomlout/oomlout-OOMP/raw/master/parts/RESE-0805-X-O223-01/RESE-0805-X-O223-01-datasheet.pdf</text:p>
          </table:table-cell>
        </table:table-row>
        <table:table-row table:style-name="ro1">
          <table:table-cell office:value-type="string">
            <text:p>RESE-0805-X-O332-01</text:p>
          </table:table-cell>
          <table:table-cell office:value-type="string">
            <text:p>SMD (0805) 3.3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3.3k Ohm</text:p>
          </table:table-cell>
          <table:table-cell/>
          <table:table-cell office:value-type="string">
            <text:p>301010331 </text:p>
          </table:table-cell>
          <table:table-cell table:number-columns-repeated="8"/>
          <table:table-cell office:value-type="string">
            <text:p>https://github.com/oomlout/oomlout-OOMP/raw/master/parts/RESE-0805-X-O332-01/RESE-0805-X-O332-01-datasheet.pdf</text:p>
          </table:table-cell>
        </table:table-row>
        <table:table-row table:style-name="ro1">
          <table:table-cell office:value-type="string">
            <text:p>RESE-0805-X-O391-01</text:p>
          </table:table-cell>
          <table:table-cell office:value-type="string">
            <text:p>SMD (0805) 390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390 Ohm</text:p>
          </table:table-cell>
          <table:table-cell/>
          <table:table-cell office:value-type="string">
            <text:p>301010320 </text:p>
          </table:table-cell>
          <table:table-cell table:number-columns-repeated="8"/>
          <table:table-cell office:value-type="string">
            <text:p>https://github.com/oomlout/oomlout-OOMP/raw/master/parts/RESE-0805-X-O391-01/RESE-0805-X-O391-01-datasheet.pdf</text:p>
          </table:table-cell>
        </table:table-row>
        <table:table-row table:style-name="ro1">
          <table:table-cell office:value-type="string">
            <text:p>RESE-0805-X-O472-01</text:p>
          </table:table-cell>
          <table:table-cell office:value-type="string">
            <text:p>SMD (0805) 4.7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4.7k Ohm</text:p>
          </table:table-cell>
          <table:table-cell/>
          <table:table-cell office:value-type="string">
            <text:p>301010306 </text:p>
          </table:table-cell>
          <table:table-cell table:number-columns-repeated="8"/>
          <table:table-cell office:value-type="string">
            <text:p>https://github.com/oomlout/oomlout-OOMP/raw/master/parts/RESE-0805-X-O472-01/RESE-0805-X-O472-01-datasheet.pdf</text:p>
          </table:table-cell>
        </table:table-row>
        <table:table-row table:style-name="ro1">
          <table:table-cell office:value-type="string">
            <text:p>RESE-0805-X-O473-67</text:p>
          </table:table-cell>
          <table:table-cell office:value-type="string">
            <text:p>SMD (0805) 47k Ohm Resistor 1%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47k Ohm</text:p>
          </table:table-cell>
          <table:table-cell office:value-type="string">
            <text:p>1%</text:p>
          </table:table-cell>
          <table:table-cell office:value-type="string">
            <text:p>301010388 </text:p>
          </table:table-cell>
          <table:table-cell table:number-columns-repeated="8"/>
          <table:table-cell office:value-type="string">
            <text:p>https://github.com/oomlout/oomlout-OOMP/raw/master/parts/RESE-0805-X-O473-67/RESE-0805-X-O473-67-datasheet.pdf</text:p>
          </table:table-cell>
        </table:table-row>
        <table:table-row table:style-name="ro1">
          <table:table-cell office:value-type="string">
            <text:p>RESE-0805-X-O563-01</text:p>
          </table:table-cell>
          <table:table-cell office:value-type="string">
            <text:p>SMD (0805) 56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56k Ohm</text:p>
          </table:table-cell>
          <table:table-cell/>
          <table:table-cell office:value-type="string">
            <text:p>301010327 </text:p>
          </table:table-cell>
          <table:table-cell table:number-columns-repeated="8"/>
          <table:table-cell office:value-type="string">
            <text:p>https://github.com/oomlout/oomlout-OOMP/raw/master/parts/RESE-0805-X-O563-01/RESE-0805-X-O563-01-datasheet.pdf</text:p>
          </table:table-cell>
        </table:table-row>
        <table:table-row table:style-name="ro1">
          <table:table-cell office:value-type="string">
            <text:p>RESE-0805-X-O680-01</text:p>
          </table:table-cell>
          <table:table-cell office:value-type="string">
            <text:p>SMD (0805) 68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68 Ohm</text:p>
          </table:table-cell>
          <table:table-cell/>
          <table:table-cell office:value-type="string">
            <text:p>301010326 </text:p>
          </table:table-cell>
          <table:table-cell table:number-columns-repeated="8"/>
          <table:table-cell office:value-type="string">
            <text:p>https://github.com/oomlout/oomlout-OOMP/raw/master/parts/RESE-0805-X-O680-01/RESE-0805-X-O680-01-datasheet.pdf</text:p>
          </table:table-cell>
        </table:table-row>
        <table:table-row table:style-name="ro1">
          <table:table-cell office:value-type="string">
            <text:p>RESE-0805-X-O822-01</text:p>
          </table:table-cell>
          <table:table-cell office:value-type="string">
            <text:p>SMD (0805) 8.2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8.2k Ohm</text:p>
          </table:table-cell>
          <table:table-cell/>
          <table:table-cell office:value-type="string">
            <text:p>301010400 </text:p>
          </table:table-cell>
          <table:table-cell table:number-columns-repeated="8"/>
          <table:table-cell office:value-type="string">
            <text:p>https://github.com/oomlout/oomlout-OOMP/raw/master/parts/RESE-0805-X-O822-01/RESE-0805-X-O822-01-datasheet.pdf</text:p>
          </table:table-cell>
        </table:table-row>
        <table:table-row table:style-name="ro1">
          <table:table-cell office:value-type="string">
            <text:p>RESE-1206-X-O101-01</text:p>
          </table:table-cell>
          <table:table-cell office:value-type="string">
            <text:p>SMD (1206) 100 Ohm Resistor</text:p>
          </table:table-cell>
          <table:table-cell office:value-type="string">
            <text:p>Resistor</text:p>
          </table:table-cell>
          <table:table-cell office:value-type="string">
            <text:p>SMD (1206)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1041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412">
            <text:p>301010412</text:p>
          </table:table-cell>
          <table:table-cell table:number-columns-repeated="2"/>
          <table:table-cell office:value-type="string">
            <text:p>https://github.com/oomlout/oomlout-OOMP/raw/master/parts/RESE-1206-X-O101-01/RESE-1206-X-O101-01-datasheet.pdf</text:p>
          </table:table-cell>
        </table:table-row>
        <table:table-row table:style-name="ro1">
          <table:table-cell office:value-type="string">
            <text:p>RESE-1206-X-O130-01</text:p>
          </table:table-cell>
          <table:table-cell office:value-type="string">
            <text:p>SMD (1206) 13 Ohm Resistor</text:p>
          </table:table-cell>
          <table:table-cell office:value-type="string">
            <text:p>Resistor</text:p>
          </table:table-cell>
          <table:table-cell office:value-type="string">
            <text:p>SMD (1206)</text:p>
          </table:table-cell>
          <table:table-cell/>
          <table:table-cell office:value-type="string">
            <text:p>13 Ohm</text:p>
          </table:table-cell>
          <table:table-cell/>
          <table:table-cell office:value-type="string">
            <text:p>301010405 </text:p>
          </table:table-cell>
          <table:table-cell table:number-columns-repeated="8"/>
          <table:table-cell office:value-type="string">
            <text:p>https://github.com/oomlout/oomlout-OOMP/raw/master/parts/RESE-1206-X-O130-01/RESE-1206-X-O130-01-datasheet.pdf</text:p>
          </table:table-cell>
        </table:table-row>
        <table:table-row table:style-name="ro1">
          <table:table-cell office:value-type="string">
            <text:p>RESE-W04-X-O000-01</text:p>
          </table:table-cell>
          <table:table-cell office:value-type="string">
            <text:p>1/4 Watt 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000-01/RESE-W04-X-O000-01-datasheet.pdf</text:p>
          </table:table-cell>
        </table:table-row>
        <table:table-row table:style-name="ro1">
          <table:table-cell office:value-type="string">
            <text:p>RESE-W04-X-O100-01</text:p>
          </table:table-cell>
          <table:table-cell office:value-type="string">
            <text:p>1/4 Watt 1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100-01/RESE-W04-X-O100-01-datasheet.pdf</text:p>
          </table:table-cell>
        </table:table-row>
        <table:table-row table:style-name="ro1">
          <table:table-cell office:value-type="string">
            <text:p>RESE-W04-X-O101-01</text:p>
          </table:table-cell>
          <table:table-cell office:value-type="string">
            <text:p>1/4 Watt 10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20017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7">
            <text:p>301020017</text:p>
          </table:table-cell>
          <table:table-cell table:number-columns-repeated="2"/>
          <table:table-cell office:value-type="string">
            <text:p>https://github.com/oomlout/oomlout-OOMP/raw/master/parts/RESE-W04-X-O101-01/RESE-W04-X-O101-01-datasheet.pdf</text:p>
          </table:table-cell>
        </table:table-row>
        <table:table-row table:style-name="ro1">
          <table:table-cell office:value-type="string">
            <text:p>RESE-W04-X-O102-01</text:p>
          </table:table-cell>
          <table:table-cell office:value-type="string">
            <text:p>1/4 Watt 1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k Ohm</text:p>
          </table:table-cell>
          <table:table-cell/>
          <table:table-cell office:value-type="string">
            <text:p>301020000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0">
            <text:p>301020000</text:p>
          </table:table-cell>
          <table:table-cell table:number-columns-repeated="2"/>
          <table:table-cell office:value-type="string">
            <text:p>https://github.com/oomlout/oomlout-OOMP/raw/master/parts/RESE-W04-X-O102-01/RESE-W04-X-O102-01-datasheet.pdf</text:p>
          </table:table-cell>
        </table:table-row>
        <table:table-row table:style-name="ro1">
          <table:table-cell office:value-type="string">
            <text:p>RESE-W04-X-O103-01</text:p>
          </table:table-cell>
          <table:table-cell office:value-type="string">
            <text:p>1/4 Watt 10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20001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1">
            <text:p>301020001</text:p>
          </table:table-cell>
          <table:table-cell table:number-columns-repeated="2"/>
          <table:table-cell office:value-type="string">
            <text:p>https://github.com/oomlout/oomlout-OOMP/raw/master/parts/RESE-W04-X-O103-01/RESE-W04-X-O103-01-datasheet.pdf</text:p>
          </table:table-cell>
        </table:table-row>
        <table:table-row table:style-name="ro1">
          <table:table-cell office:value-type="string">
            <text:p>RESE-W04-X-O104-01</text:p>
          </table:table-cell>
          <table:table-cell office:value-type="string">
            <text:p>1/4 Watt 100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00k Ohm</text:p>
          </table:table-cell>
          <table:table-cell/>
          <table:table-cell office:value-type="string">
            <text:p>301020040 </text:p>
          </table:table-cell>
          <table:table-cell table:number-columns-repeated="6"/>
          <table:table-cell office:value-type="string">
            <text:p>SEEED Studio</text:p>
          </table:table-cell>
          <table:table-cell office:value-type="float" office:value="301020040">
            <text:p>301020040</text:p>
          </table:table-cell>
          <table:table-cell office:value-type="string">
            <text:p>https://github.com/oomlout/oomlout-OOMP/raw/master/parts/RESE-W04-X-O104-01/RESE-W04-X-O104-01-datasheet.pdf</text:p>
          </table:table-cell>
        </table:table-row>
        <table:table-row table:style-name="ro1">
          <table:table-cell office:value-type="string">
            <text:p>RESE-W04-X-O105-01</text:p>
          </table:table-cell>
          <table:table-cell office:value-type="string">
            <text:p>1/4 Watt 1M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M Ohm</text:p>
          </table:table-cell>
          <table:table-cell/>
          <table:table-cell office:value-type="string">
            <text:p>301020005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5">
            <text:p>301020005</text:p>
          </table:table-cell>
          <table:table-cell table:number-columns-repeated="2"/>
          <table:table-cell office:value-type="string">
            <text:p>https://github.com/oomlout/oomlout-OOMP/raw/master/parts/RESE-W04-X-O105-01/RESE-W04-X-O105-01-datasheet.pdf</text:p>
          </table:table-cell>
        </table:table-row>
        <table:table-row table:style-name="ro1">
          <table:table-cell office:value-type="string">
            <text:p>RESE-W04-X-O152-01</text:p>
          </table:table-cell>
          <table:table-cell office:value-type="string">
            <text:p>1/4 Watt 1.5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.5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152-01/RESE-W04-X-O152-01-datasheet.pdf</text:p>
          </table:table-cell>
        </table:table-row>
        <table:table-row table:style-name="ro1">
          <table:table-cell office:value-type="string">
            <text:p>RESE-W04-X-O15X-01</text:p>
          </table:table-cell>
          <table:table-cell office:value-type="string">
            <text:p>1/4 Watt 1.5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.5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15X-01/RESE-W04-X-O15X-01-datasheet.pdf</text:p>
          </table:table-cell>
        </table:table-row>
        <table:table-row table:style-name="ro1">
          <table:table-cell office:value-type="string">
            <text:p>RESE-W04-X-O221-01</text:p>
          </table:table-cell>
          <table:table-cell office:value-type="string">
            <text:p>1/4 Watt 22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220 Ohm</text:p>
          </table:table-cell>
          <table:table-cell/>
          <table:table-cell office:value-type="string">
            <text:p>301020011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1">
            <text:p>301020011</text:p>
          </table:table-cell>
          <table:table-cell table:number-columns-repeated="2"/>
          <table:table-cell office:value-type="string">
            <text:p>https://github.com/oomlout/oomlout-OOMP/raw/master/parts/RESE-W04-X-O221-01/RESE-W04-X-O221-01-datasheet.pdf</text:p>
          </table:table-cell>
        </table:table-row>
        <table:table-row table:style-name="ro1">
          <table:table-cell office:value-type="string">
            <text:p>RESE-W04-X-O222-01</text:p>
          </table:table-cell>
          <table:table-cell office:value-type="string">
            <text:p>1/4 Watt 2.2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2.2k Ohm</text:p>
          </table:table-cell>
          <table:table-cell/>
          <table:table-cell office:value-type="string">
            <text:p>301020010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0">
            <text:p>301020010</text:p>
          </table:table-cell>
          <table:table-cell table:number-columns-repeated="2"/>
          <table:table-cell office:value-type="string">
            <text:p>https://github.com/oomlout/oomlout-OOMP/raw/master/parts/RESE-W04-X-O222-01/RESE-W04-X-O222-01-datasheet.pdf</text:p>
          </table:table-cell>
        </table:table-row>
        <table:table-row table:style-name="ro1">
          <table:table-cell office:value-type="string">
            <text:p>RESE-W04-X-O223-01</text:p>
          </table:table-cell>
          <table:table-cell office:value-type="string">
            <text:p>1/4 Watt 22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22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223-01/RESE-W04-X-O223-01-datasheet.pdf</text:p>
          </table:table-cell>
        </table:table-row>
        <table:table-row table:style-name="ro1">
          <table:table-cell office:value-type="string">
            <text:p>RESE-W04-X-O271-01</text:p>
          </table:table-cell>
          <table:table-cell office:value-type="string">
            <text:p>1/4 Watt 27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27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271-01/RESE-W04-X-O271-01-datasheet.pdf</text:p>
          </table:table-cell>
        </table:table-row>
        <table:table-row table:style-name="ro1">
          <table:table-cell office:value-type="string">
            <text:p>RESE-W04-X-O331-01</text:p>
          </table:table-cell>
          <table:table-cell office:value-type="string">
            <text:p>1/4 Watt 33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330 Ohm</text:p>
          </table:table-cell>
          <table:table-cell/>
          <table:table-cell office:value-type="string">
            <text:p>301020003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3">
            <text:p>301020003</text:p>
          </table:table-cell>
          <table:table-cell table:number-columns-repeated="2"/>
          <table:table-cell office:value-type="string">
            <text:p>https://github.com/oomlout/oomlout-OOMP/raw/master/parts/RESE-W04-X-O331-01/RESE-W04-X-O331-01-datasheet.pdf</text:p>
          </table:table-cell>
        </table:table-row>
        <table:table-row table:style-name="ro1">
          <table:table-cell office:value-type="string">
            <text:p>RESE-W04-X-O332-01</text:p>
          </table:table-cell>
          <table:table-cell office:value-type="string">
            <text:p>1/4 Watt 3.3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3.3k Ohm</text:p>
          </table:table-cell>
          <table:table-cell/>
          <table:table-cell office:value-type="string">
            <text:p>30102004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42">
            <text:p>301020042</text:p>
          </table:table-cell>
          <table:table-cell table:number-columns-repeated="2"/>
          <table:table-cell office:value-type="string">
            <text:p>https://github.com/oomlout/oomlout-OOMP/raw/master/parts/RESE-W04-X-O332-01/RESE-W04-X-O332-01-datasheet.pdf</text:p>
          </table:table-cell>
        </table:table-row>
        <table:table-row table:style-name="ro1">
          <table:table-cell office:value-type="string">
            <text:p>RESE-W04-X-O334-01</text:p>
          </table:table-cell>
          <table:table-cell office:value-type="string">
            <text:p>1/4 Watt 330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330k Ohm</text:p>
          </table:table-cell>
          <table:table-cell/>
          <table:table-cell office:value-type="string">
            <text:p>301020021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21">
            <text:p>301020021</text:p>
          </table:table-cell>
          <table:table-cell table:number-columns-repeated="2"/>
          <table:table-cell office:value-type="string">
            <text:p>https://github.com/oomlout/oomlout-OOMP/raw/master/parts/RESE-W04-X-O334-01/RESE-W04-X-O334-01-datasheet.pdf</text:p>
          </table:table-cell>
        </table:table-row>
        <table:table-row table:style-name="ro1">
          <table:table-cell office:value-type="string">
            <text:p>RESE-W04-X-O470-01</text:p>
          </table:table-cell>
          <table:table-cell office:value-type="string">
            <text:p>1/4 Watt 47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7 Ohm</text:p>
          </table:table-cell>
          <table:table-cell/>
          <table:table-cell office:value-type="string">
            <text:p>301020014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4">
            <text:p>301020014</text:p>
          </table:table-cell>
          <table:table-cell table:number-columns-repeated="2"/>
          <table:table-cell office:value-type="string">
            <text:p>https://github.com/oomlout/oomlout-OOMP/raw/master/parts/RESE-W04-X-O470-01/RESE-W04-X-O470-01-datasheet.pdf</text:p>
          </table:table-cell>
        </table:table-row>
        <table:table-row table:style-name="ro1">
          <table:table-cell office:value-type="string">
            <text:p>RESE-W04-X-O471-01</text:p>
          </table:table-cell>
          <table:table-cell office:value-type="string">
            <text:p>1/4 Watt 47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70 Ohm</text:p>
          </table:table-cell>
          <table:table-cell/>
          <table:table-cell office:value-type="string">
            <text:p>301020029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29">
            <text:p>301020029</text:p>
          </table:table-cell>
          <table:table-cell table:number-columns-repeated="2"/>
          <table:table-cell office:value-type="string">
            <text:p>https://github.com/oomlout/oomlout-OOMP/raw/master/parts/RESE-W04-X-O471-01/RESE-W04-X-O471-01-datasheet.pdf</text:p>
          </table:table-cell>
        </table:table-row>
        <table:table-row table:style-name="ro1">
          <table:table-cell office:value-type="string">
            <text:p>RESE-W04-X-O472-01</text:p>
          </table:table-cell>
          <table:table-cell office:value-type="string">
            <text:p>1/4 Watt 4.7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.7k Ohm</text:p>
          </table:table-cell>
          <table:table-cell/>
          <table:table-cell office:value-type="string">
            <text:p>30102001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2">
            <text:p>301020012</text:p>
          </table:table-cell>
          <table:table-cell table:number-columns-repeated="2"/>
          <table:table-cell office:value-type="string">
            <text:p>https://github.com/oomlout/oomlout-OOMP/raw/master/parts/RESE-W04-X-O472-01/RESE-W04-X-O472-01-datasheet.pdf</text:p>
          </table:table-cell>
        </table:table-row>
        <table:table-row table:style-name="ro1">
          <table:table-cell office:value-type="string">
            <text:p>RESE-W04-X-O473-01</text:p>
          </table:table-cell>
          <table:table-cell office:value-type="string">
            <text:p>1/4 Watt 47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7k Ohm</text:p>
          </table:table-cell>
          <table:table-cell/>
          <table:table-cell office:value-type="string">
            <text:p>30102002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22">
            <text:p>301020022</text:p>
          </table:table-cell>
          <table:table-cell table:number-columns-repeated="2"/>
          <table:table-cell office:value-type="string">
            <text:p>https://github.com/oomlout/oomlout-OOMP/raw/master/parts/RESE-W04-X-O473-01/RESE-W04-X-O473-01-datasheet.pdf</text:p>
          </table:table-cell>
        </table:table-row>
        <table:table-row table:style-name="ro1">
          <table:table-cell office:value-type="string">
            <text:p>RESE-W04-X-O47X-01</text:p>
          </table:table-cell>
          <table:table-cell office:value-type="string">
            <text:p>1/4 Watt 4.7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.7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47X-01/RESE-W04-X-O47X-01-datasheet.pdf</text:p>
          </table:table-cell>
        </table:table-row>
        <table:table-row table:style-name="ro1">
          <table:table-cell office:value-type="string">
            <text:p>RESE-W04-X-O561-01</text:p>
          </table:table-cell>
          <table:table-cell office:value-type="string">
            <text:p>1/4 Watt 56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56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561-01/RESE-W04-X-O561-01-datasheet.pdf</text:p>
          </table:table-cell>
        </table:table-row>
        <table:table-row table:style-name="ro1">
          <table:table-cell office:value-type="string">
            <text:p>RESE-W04-X-O681-01</text:p>
          </table:table-cell>
          <table:table-cell office:value-type="string">
            <text:p>1/4 Watt 68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680 Ohm</text:p>
          </table:table-cell>
          <table:table-cell/>
          <table:table-cell office:value-type="string">
            <text:p>301020007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7">
            <text:p>301020007</text:p>
          </table:table-cell>
          <table:table-cell table:number-columns-repeated="2"/>
          <table:table-cell office:value-type="string">
            <text:p>https://github.com/oomlout/oomlout-OOMP/raw/master/parts/RESE-W04-X-O681-01/RESE-W04-X-O681-01-datasheet.pdf</text:p>
          </table:table-cell>
        </table:table-row>
        <table:table-row table:style-name="ro1">
          <table:table-cell office:value-type="string">
            <text:p>RESE-W04-X-O682-01</text:p>
          </table:table-cell>
          <table:table-cell office:value-type="string">
            <text:p>1/4 Watt 6.8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6.8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682-01/RESE-W04-X-O682-01-datasheet.pdf</text:p>
          </table:table-cell>
        </table:table-row>
        <table:table-row table:style-name="ro1">
          <table:table-cell office:value-type="string">
            <text:p>RJ45-18-X-SOCK-LI</text:p>
          </table:table-cell>
          <table:table-cell office:value-type="string">
            <text:p>18 mm Socket RJ45 w/Lights</text:p>
          </table:table-cell>
          <table:table-cell office:value-type="string">
            <text:p>RJ45</text:p>
          </table:table-cell>
          <table:table-cell office:value-type="string">
            <text:p>18 mm</text:p>
          </table:table-cell>
          <table:table-cell/>
          <table:table-cell office:value-type="string">
            <text:p>Socket</text:p>
          </table:table-cell>
          <table:table-cell office:value-type="string">
            <text:p>w/Lights</text:p>
          </table:table-cell>
          <table:table-cell office:value-type="string">
            <text:p>320140004 </text:p>
          </table:table-cell>
          <table:table-cell table:number-columns-repeated="8"/>
          <table:table-cell office:value-type="string">
            <text:p>https://github.com/oomlout/oomlout-OOMP/raw/master/parts/RJ45-18-X-SOCK-LI/RJ45-18-X-SOCK-LI-datasheet.pdf</text:p>
          </table:table-cell>
        </table:table-row>
        <table:table-row table:style-name="ro1">
          <table:table-cell office:value-type="string">
            <text:p>RJ45-21-X-SOCK-01</text:p>
          </table:table-cell>
          <table:table-cell office:value-type="string">
            <text:p>21 mm Socket RJ45</text:p>
          </table:table-cell>
          <table:table-cell office:value-type="string">
            <text:p>RJ45</text:p>
          </table:table-cell>
          <table:table-cell office:value-type="string">
            <text:p>21 mm</text:p>
          </table:table-cell>
          <table:table-cell/>
          <table:table-cell office:value-type="string">
            <text:p>Socket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J45-21-X-SOCK-01/RJ45-21-X-SOCK-01-datasheet.pdf</text:p>
          </table:table-cell>
        </table:table-row>
        <table:table-row table:style-name="ro1">
          <table:table-cell office:value-type="string">
            <text:p>SCRE-M3-M-12-70</text:p>
          </table:table-cell>
          <table:table-cell office:value-type="string">
            <text:p>M3 x 12 mm Screw Cross Head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12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SCRE-M3-M-12-70/SCRE-M3-M-12-70-datasheet.pdf</text:p>
          </table:table-cell>
        </table:table-row>
        <table:table-row table:style-name="ro1">
          <table:table-cell office:value-type="string">
            <text:p>SCRE-M3-M-16-70</text:p>
          </table:table-cell>
          <table:table-cell office:value-type="string">
            <text:p>M3 x 16 mm Screw Cross Head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16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SCRE-M3-M-16-70/SCRE-M3-M-16-70-datasheet.pdf</text:p>
          </table:table-cell>
        </table:table-row>
        <table:table-row table:style-name="ro1">
          <table:table-cell office:value-type="string">
            <text:p>SCRE-M3-M-20-01</text:p>
          </table:table-cell>
          <table:table-cell office:value-type="string">
            <text:p>M3 x 20 mm Metal Screw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2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SCRE-M3-M-20-01/SCRE-M3-M-20-01-datasheet.pdf</text:p>
          </table:table-cell>
        </table:table-row>
        <table:table-row table:style-name="ro1">
          <table:table-cell office:value-type="string">
            <text:p>SCRE-M3-M-25-70</text:p>
          </table:table-cell>
          <table:table-cell office:value-type="string">
            <text:p>M3 x 25 mm Screw Cross Head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25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SCRE-M3-M-25-70/SCRE-M3-M-25-70-datasheet.pdf</text:p>
          </table:table-cell>
        </table:table-row>
        <table:table-row table:style-name="ro1">
          <table:table-cell office:value-type="string">
            <text:p>SCRE-M3-M-30-01</text:p>
          </table:table-cell>
          <table:table-cell office:value-type="string">
            <text:p>M3 x 30 mm Metal Screw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3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SCRE-M3-M-30-01/SCRE-M3-M-30-01-datasheet.pdf</text:p>
          </table:table-cell>
        </table:table-row>
        <table:table-row table:style-name="ro1">
          <table:table-cell office:value-type="string">
            <text:p>SDCS-MC-M-SMDS-01</text:p>
          </table:table-cell>
          <table:table-cell office:value-type="string">
            <text:p>Micro SMD SD Card Socket</text:p>
          </table:table-cell>
          <table:table-cell office:value-type="string">
            <text:p>SD Card Socket</text:p>
          </table:table-cell>
          <table:table-cell office:value-type="string">
            <text:p>Micro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9000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90000">
            <text:p>320090000</text:p>
          </table:table-cell>
          <table:table-cell table:number-columns-repeated="2"/>
          <table:table-cell office:value-type="string">
            <text:p>https://github.com/oomlout/oomlout-OOMP/raw/master/parts/SDCS-MC-M-SMDS-01/SDCS-MC-M-SMDS-01-datasheet.pdf</text:p>
          </table:table-cell>
        </table:table-row>
        <table:table-row table:style-name="ro1">
          <table:table-cell office:value-type="string">
            <text:p>SDCS-MC-M-SMDS-02</text:p>
          </table:table-cell>
          <table:table-cell office:value-type="string">
            <text:p>Micro SMD Metal SD Card Socket</text:p>
          </table:table-cell>
          <table:table-cell office:value-type="string">
            <text:p>SD Card Socket</text:p>
          </table:table-cell>
          <table:table-cell office:value-type="string">
            <text:p>Micro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90002 </text:p>
          </table:table-cell>
          <table:table-cell table:number-columns-repeated="8"/>
          <table:table-cell office:value-type="string">
            <text:p>https://github.com/oomlout/oomlout-OOMP/raw/master/parts/SDCS-MC-M-SMDS-02/SDCS-MC-M-SMDS-02-datasheet.pdf</text:p>
          </table:table-cell>
        </table:table-row>
        <table:table-row table:style-name="ro1">
          <table:table-cell office:value-type="string">
            <text:p>SDCS-MC-M-SMDS-03</text:p>
          </table:table-cell>
          <table:table-cell office:value-type="string">
            <text:p>Micro SMD Metal SD Card Socket</text:p>
          </table:table-cell>
          <table:table-cell office:value-type="string">
            <text:p>SD Card Socket</text:p>
          </table:table-cell>
          <table:table-cell office:value-type="string">
            <text:p>Micro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90008 </text:p>
          </table:table-cell>
          <table:table-cell table:number-columns-repeated="8"/>
          <table:table-cell office:value-type="string">
            <text:p>https://github.com/oomlout/oomlout-OOMP/raw/master/parts/SDCS-MC-M-SMDS-03/SDCS-MC-M-SMDS-03-datasheet.pdf</text:p>
          </table:table-cell>
        </table:table-row>
        <table:table-row table:style-name="ro1">
          <table:table-cell office:value-type="string">
            <text:p>SWIS-09-X-DPDT-01</text:p>
          </table:table-cell>
          <table:table-cell office:value-type="string">
            <text:p>9 mm DPDT Switch (Slide)</text:p>
          </table:table-cell>
          <table:table-cell office:value-type="string">
            <text:p>Switch (Slide)</text:p>
          </table:table-cell>
          <table:table-cell office:value-type="string">
            <text:p>9 mm</text:p>
          </table:table-cell>
          <table:table-cell/>
          <table:table-cell office:value-type="string">
            <text:p>DPDT</text:p>
          </table:table-cell>
          <table:table-cell/>
          <table:table-cell office:value-type="string">
            <text:p>311010004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1010004">
            <text:p>311010004</text:p>
          </table:table-cell>
          <table:table-cell table:number-columns-repeated="2"/>
          <table:table-cell office:value-type="string">
            <text:p>https://github.com/oomlout/oomlout-OOMP/raw/master/parts/SWIS-09-X-DPDT-01/SWIS-09-X-DPDT-01-datasheet.pdf</text:p>
          </table:table-cell>
        </table:table-row>
        <table:table-row table:style-name="ro1">
          <table:table-cell office:value-type="string">
            <text:p>TERS-05-G-02PI-01</text:p>
          </table:table-cell>
          <table:table-cell office:value-type="string">
            <text:p>5 mm 2 Pin Green Screw Terminal</text:p>
          </table:table-cell>
          <table:table-cell office:value-type="string">
            <text:p>Screw Terminal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office:value-type="string">
            <text:p>2 Pin</text:p>
          </table:table-cell>
          <table:table-cell/>
          <table:table-cell office:value-type="string">
            <text:p>32011003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1">
            <text:p>320110031</text:p>
          </table:table-cell>
          <table:table-cell table:number-columns-repeated="2"/>
          <table:table-cell office:value-type="string">
            <text:p>https://github.com/oomlout/oomlout-OOMP/raw/master/parts/TERS-05-G-02PI-01/TERS-05-G-02PI-01-datasheet.pdf</text:p>
          </table:table-cell>
        </table:table-row>
        <table:table-row table:style-name="ro1">
          <table:table-cell office:value-type="string">
            <text:p>TERS-05-G-03PI-01</text:p>
          </table:table-cell>
          <table:table-cell office:value-type="string">
            <text:p>5 mm 3 Pin Green Screw Terminal</text:p>
          </table:table-cell>
          <table:table-cell office:value-type="string">
            <text:p>Screw Terminal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office:value-type="string">
            <text:p>3 Pin</text:p>
          </table:table-cell>
          <table:table-cell/>
          <table:table-cell office:value-type="string">
            <text:p>32011002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29">
            <text:p>320110029</text:p>
          </table:table-cell>
          <table:table-cell table:number-columns-repeated="2"/>
          <table:table-cell office:value-type="string">
            <text:p>https://github.com/oomlout/oomlout-OOMP/raw/master/parts/TERS-05-G-03PI-01/TERS-05-G-03PI-01-datasheet.pdf</text:p>
          </table:table-cell>
        </table:table-row>
        <table:table-row table:style-name="ro1">
          <table:table-cell office:value-type="string">
            <text:p>TERS-35D-G-02PI-01</text:p>
          </table:table-cell>
          <table:table-cell office:value-type="string">
            <text:p>3.5 mm 2 Pin Green Screw Terminal</text:p>
          </table:table-cell>
          <table:table-cell office:value-type="string">
            <text:p>Screw Terminal</text:p>
          </table:table-cell>
          <table:table-cell office:value-type="string">
            <text:p>3.5 mm</text:p>
          </table:table-cell>
          <table:table-cell office:value-type="string">
            <text:p>Green</text:p>
          </table:table-cell>
          <table:table-cell office:value-type="string">
            <text:p>2 Pin</text:p>
          </table:table-cell>
          <table:table-cell/>
          <table:table-cell office:value-type="string">
            <text:p>32011002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28">
            <text:p>320110028</text:p>
          </table:table-cell>
          <table:table-cell table:number-columns-repeated="2"/>
          <table:table-cell office:value-type="string">
            <text:p>https://github.com/oomlout/oomlout-OOMP/raw/master/parts/TERS-35D-G-02PI-01/TERS-35D-G-02PI-01-datasheet.pdf</text:p>
          </table:table-cell>
        </table:table-row>
        <table:table-row table:style-name="ro1">
          <table:table-cell office:value-type="string">
            <text:p>TRNN-SO23-X-A01D-01</text:p>
          </table:table-cell>
          <table:table-cell office:value-type="string">
            <text:p>SMD (SOT-23) 100 mA NPN Transistor</text:p>
          </table:table-cell>
          <table:table-cell office:value-type="string">
            <text:p>NPN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100 mA</text:p>
          </table:table-cell>
          <table:table-cell/>
          <table:table-cell office:value-type="string">
            <text:p>305010022 </text:p>
          </table:table-cell>
          <table:table-cell table:number-columns-repeated="8"/>
          <table:table-cell office:value-type="string">
            <text:p>https://github.com/oomlout/oomlout-OOMP/raw/master/parts/TRNN-SO23-X-A01D-01/TRNN-SO23-X-A01D-01-datasheet.pdf</text:p>
          </table:table-cell>
        </table:table-row>
        <table:table-row table:style-name="ro1">
          <table:table-cell office:value-type="string">
            <text:p>TRNN-SO23-X-A02D-01</text:p>
          </table:table-cell>
          <table:table-cell office:value-type="string">
            <text:p>SMD (SOT-23) 200 mA NPN Transistor</text:p>
          </table:table-cell>
          <table:table-cell office:value-type="string">
            <text:p>NPN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200 mA</text:p>
          </table:table-cell>
          <table:table-cell/>
          <table:table-cell office:value-type="string">
            <text:p>305010013 </text:p>
          </table:table-cell>
          <table:table-cell table:number-columns-repeated="8"/>
          <table:table-cell office:value-type="string">
            <text:p>https://github.com/oomlout/oomlout-OOMP/raw/master/parts/TRNN-SO23-X-A02D-01/TRNN-SO23-X-A02D-01-datasheet.pdf</text:p>
          </table:table-cell>
        </table:table-row>
        <table:table-row table:style-name="ro1">
          <table:table-cell office:value-type="string">
            <text:p>TRNN-SO23-X-A05D-01</text:p>
          </table:table-cell>
          <table:table-cell office:value-type="string">
            <text:p>SMD (SOT-23) 500 mA NPN Transistor</text:p>
          </table:table-cell>
          <table:table-cell office:value-type="string">
            <text:p>NPN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305010018 </text:p>
          </table:table-cell>
          <table:table-cell table:number-columns-repeated="8"/>
          <table:table-cell office:value-type="string">
            <text:p>https://github.com/oomlout/oomlout-OOMP/raw/master/parts/TRNN-SO23-X-A05D-01/TRNN-SO23-X-A05D-01-datasheet.pdf</text:p>
          </table:table-cell>
        </table:table-row>
        <table:table-row table:style-name="ro1">
          <table:table-cell office:value-type="string">
            <text:p>TRNN-SO23-X-A05D-02</text:p>
          </table:table-cell>
          <table:table-cell office:value-type="string">
            <text:p><text:s/>SMD (SOT-23) 500 mA NPN Transistor </text:p>
          </table:table-cell>
          <table:table-cell office:value-type="string">
            <text:p>NPN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305010017 </text:p>
          </table:table-cell>
          <table:table-cell office:value-type="string">
            <text:p>Micro Commercial Co</text:p>
          </table:table-cell>
          <table:table-cell office:value-type="string">
            <text:p>MMSS8050-L-TP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833-MMSS8050-L-TP</text:p>
          </table:table-cell>
          <table:table-cell office:value-type="string">
            <text:p>SEEED Studio</text:p>
          </table:table-cell>
          <table:table-cell office:value-type="float" office:value="305010017">
            <text:p>305010017</text:p>
          </table:table-cell>
          <table:table-cell office:value-type="string">
            <text:p>https://github.com/oomlout/oomlout-OOMP/raw/master/parts/TRNN-SO23-X-A05D-02/TRNN-SO23-X-A05D-02-datasheet.pdf</text:p>
          </table:table-cell>
        </table:table-row>
        <table:table-row table:style-name="ro1">
          <table:table-cell office:value-type="string">
            <text:p>TRNN-T92-X-K222-01</text:p>
          </table:table-cell>
          <table:table-cell office:value-type="string">
            <text:p>TO-92 2222A NPN Transistor</text:p>
          </table:table-cell>
          <table:table-cell office:value-type="string">
            <text:p>NPN Transistor</text:p>
          </table:table-cell>
          <table:table-cell office:value-type="string">
            <text:p>TO-92</text:p>
          </table:table-cell>
          <table:table-cell/>
          <table:table-cell office:value-type="string">
            <text:p>2222A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TRNN-T92-X-K222-01/TRNN-T92-X-K222-01-datasheet.pdf</text:p>
          </table:table-cell>
        </table:table-row>
        <table:table-row table:style-name="ro1">
          <table:table-cell office:value-type="string">
            <text:p>TRNP-SO23-X-A05D-01</text:p>
          </table:table-cell>
          <table:table-cell office:value-type="string">
            <text:p>SMD (SOT-23) 500 mA PNP Transistor</text:p>
          </table:table-cell>
          <table:table-cell office:value-type="string">
            <text:p>PNP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305020006 </text:p>
          </table:table-cell>
          <table:table-cell table:number-columns-repeated="8"/>
          <table:table-cell office:value-type="string">
            <text:p>https://github.com/oomlout/oomlout-OOMP/raw/master/parts/TRNP-SO23-X-A05D-01/TRNP-SO23-X-A05D-01-datasheet.pdf</text:p>
          </table:table-cell>
        </table:table-row>
        <table:table-row table:style-name="ro1">
          <table:table-cell office:value-type="string">
            <text:p>UFLS-02-M-SMDS-01</text:p>
          </table:table-cell>
          <table:table-cell office:value-type="string">
            <text:p>2 mm SMD Metal UFL Socket</text:p>
          </table:table-cell>
          <table:table-cell office:value-type="string">
            <text:p>UFL Socket</text:p>
          </table:table-cell>
          <table:table-cell office:value-type="string">
            <text:p>2 mm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11004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48">
            <text:p>320110048</text:p>
          </table:table-cell>
          <table:table-cell table:number-columns-repeated="2"/>
          <table:table-cell office:value-type="string">
            <text:p>https://github.com/oomlout/oomlout-OOMP/raw/master/parts/UFLS-02-M-SMDS-01/UFLS-02-M-SMDS-01-datasheet.pdf</text:p>
          </table:table-cell>
        </table:table-row>
        <table:table-row table:style-name="ro1">
          <table:table-cell office:value-type="string">
            <text:p>USBS-MC-X-SMDS-01</text:p>
          </table:table-cell>
          <table:table-cell office:value-type="string">
            <text:p>Micro SMD USB Socket</text:p>
          </table:table-cell>
          <table:table-cell office:value-type="string">
            <text:p>USB Socket</text:p>
          </table:table-cell>
          <table:table-cell office:value-type="string">
            <text:p>Micro</text:p>
          </table:table-cell>
          <table:table-cell/>
          <table:table-cell office:value-type="string">
            <text:p>SM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USBS-MC-X-SMDS-01/USBS-MC-X-SMDS-01-datasheet.pdf</text:p>
          </table:table-cell>
        </table:table-row>
        <table:table-row table:style-name="ro1">
          <table:table-cell office:value-type="string">
            <text:p>USBS-MC-X-SMDS-02</text:p>
          </table:table-cell>
          <table:table-cell office:value-type="string">
            <text:p>Micro SMD USB Socket</text:p>
          </table:table-cell>
          <table:table-cell office:value-type="string">
            <text:p>USB Socket</text:p>
          </table:table-cell>
          <table:table-cell office:value-type="string">
            <text:p>Micro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010000 </text:p>
          </table:table-cell>
          <table:table-cell table:number-columns-repeated="8"/>
          <table:table-cell office:value-type="string">
            <text:p>https://github.com/oomlout/oomlout-OOMP/raw/master/parts/USBS-MC-X-SMDS-02/USBS-MC-X-SMDS-02-datasheet.pdf</text:p>
          </table:table-cell>
        </table:table-row>
        <table:table-row table:style-name="ro1">
          <table:table-cell office:value-type="string">
            <text:p>USBS-MC-X-SMDS-03</text:p>
          </table:table-cell>
          <table:table-cell office:value-type="string">
            <text:p>Micro SMD USB Socket</text:p>
          </table:table-cell>
          <table:table-cell office:value-type="string">
            <text:p>USB Socket</text:p>
          </table:table-cell>
          <table:table-cell office:value-type="string">
            <text:p>Micro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010003 </text:p>
          </table:table-cell>
          <table:table-cell table:number-columns-repeated="8"/>
          <table:table-cell office:value-type="string">
            <text:p>https://github.com/oomlout/oomlout-OOMP/raw/master/parts/USBS-MC-X-SMDS-03/USBS-MC-X-SMDS-03-datasheet.pdf</text:p>
          </table:table-cell>
        </table:table-row>
        <table:table-row table:style-name="ro1">
          <table:table-cell office:value-type="string">
            <text:p>USBS-MC-X-SMDS-04</text:p>
          </table:table-cell>
          <table:table-cell office:value-type="string">
            <text:p>Micro SMD USB Socket</text:p>
          </table:table-cell>
          <table:table-cell office:value-type="string">
            <text:p>USB Socket</text:p>
          </table:table-cell>
          <table:table-cell office:value-type="string">
            <text:p>Micro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010005 </text:p>
          </table:table-cell>
          <table:table-cell table:number-columns-repeated="8"/>
          <table:table-cell office:value-type="string">
            <text:p>https://github.com/oomlout/oomlout-OOMP/raw/master/parts/USBS-MC-X-SMDS-04/USBS-MC-X-SMDS-04-datasheet.pdf</text:p>
          </table:table-cell>
        </table:table-row>
        <table:table-row table:style-name="ro1">
          <table:table-cell office:value-type="string">
            <text:p>USBS-MN-M-SMDS-01</text:p>
          </table:table-cell>
          <table:table-cell office:value-type="string">
            <text:p>Mini SMD Metal USB Socket</text:p>
          </table:table-cell>
          <table:table-cell office:value-type="string">
            <text:p>USB Socket</text:p>
          </table:table-cell>
          <table:table-cell office:value-type="string">
            <text:p>Mini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10014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10014">
            <text:p>320010014</text:p>
          </table:table-cell>
          <table:table-cell table:number-columns-repeated="2"/>
          <table:table-cell office:value-type="string">
            <text:p>https://github.com/oomlout/oomlout-OOMP/raw/master/parts/USBS-MN-M-SMDS-01/USBS-MN-M-SMDS-01-datasheet.pdf</text:p>
          </table:table-cell>
        </table:table-row>
        <table:table-row table:style-name="ro1">
          <table:table-cell office:value-type="string">
            <text:p>USBS-MN-M-SMDS-02</text:p>
          </table:table-cell>
          <table:table-cell office:value-type="string">
            <text:p>Mini SMD USB Socket</text:p>
          </table:table-cell>
          <table:table-cell office:value-type="string">
            <text:p>USB Socket</text:p>
          </table:table-cell>
          <table:table-cell office:value-type="string">
            <text:p>Mini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10007 </text:p>
          </table:table-cell>
          <table:table-cell table:number-columns-repeated="8"/>
          <table:table-cell office:value-type="string">
            <text:p>https://github.com/oomlout/oomlout-OOMP/raw/master/parts/USBS-MN-M-SMDS-02/USBS-MN-M-SMDS-02-datasheet.pdf</text:p>
          </table:table-cell>
        </table:table-row>
        <table:table-row table:style-name="ro1">
          <table:table-cell office:value-type="string">
            <text:p>USBS-TB-X-THTH-01</text:p>
          </table:table-cell>
          <table:table-cell office:value-type="string">
            <text:p>Type B Through Hole USB Socket</text:p>
          </table:table-cell>
          <table:table-cell office:value-type="string">
            <text:p>USB Socket</text:p>
          </table:table-cell>
          <table:table-cell office:value-type="string">
            <text:p>Type B</text:p>
          </table:table-cell>
          <table:table-cell/>
          <table:table-cell office:value-type="string">
            <text:p>Through Hole</text:p>
          </table:table-cell>
          <table:table-cell/>
          <table:table-cell office:value-type="string">
            <text:p>320010018 </text:p>
          </table:table-cell>
          <table:table-cell office:value-type="string">
            <text:p>FCI</text:p>
          </table:table-cell>
          <table:table-cell office:value-type="string">
            <text:p>61729-1011BLF</text:p>
          </table:table-cell>
          <table:table-cell office:value-type="string">
            <text:p>TruConnect</text:p>
          </table:table-cell>
          <table:table-cell office:value-type="string">
            <text:p>24-0346</text:p>
          </table:table-cell>
          <table:table-cell office:value-type="string">
            <text:p>Farnell</text:p>
          </table:table-cell>
          <table:table-cell office:value-type="float" office:value="1824489">
            <text:p>1824489</text:p>
          </table:table-cell>
          <table:table-cell office:value-type="string">
            <text:p>Mouser</text:p>
          </table:table-cell>
          <table:table-cell office:value-type="string">
            <text:p>649-61729-1011BLF</text:p>
          </table:table-cell>
          <table:table-cell office:value-type="string">
            <text:p>https://github.com/oomlout/oomlout-OOMP/raw/master/parts/USBS-TB-X-THTH-01/USBS-TB-X-THTH-01-datasheet.pdf</text:p>
          </table:table-cell>
        </table:table-row>
        <table:table-row table:style-name="ro1">
          <table:table-cell office:value-type="string">
            <text:p>VARI-0603-X-V05-01</text:p>
          </table:table-cell>
          <table:table-cell office:value-type="string">
            <text:p>SMD (0603) 5v Varistor</text:p>
          </table:table-cell>
          <table:table-cell office:value-type="string">
            <text:p>Varistor</text:p>
          </table:table-cell>
          <table:table-cell office:value-type="string">
            <text:p>SMD (0603)</text:p>
          </table:table-cell>
          <table:table-cell/>
          <table:table-cell office:value-type="string">
            <text:p>5v</text:p>
          </table:table-cell>
          <table:table-cell/>
          <table:table-cell office:value-type="string">
            <text:p>314130003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1838966">
            <text:p>1838966</text:p>
          </table:table-cell>
          <table:table-cell office:value-type="string">
            <text:p>Mouser</text:p>
          </table:table-cell>
          <table:table-cell office:value-type="string">
            <text:p>652-CG0603MLC-05E</text:p>
          </table:table-cell>
          <table:table-cell office:value-type="string">
            <text:p>https://github.com/oomlout/oomlout-OOMP/raw/master/parts/VARI-0603-X-V05-01/VARI-0603-X-V05-01-datasheet.pdf</text:p>
          </table:table-cell>
        </table:table-row>
        <table:table-row table:style-name="ro1">
          <table:table-cell office:value-type="string">
            <text:p>VREG-DFN8-X-BUCA-A2</text:p>
          </table:table-cell>
          <table:table-cell office:value-type="string">
            <text:p>SMD (DFN-8) Adjustable Buck Voltage Regulator 2 A</text:p>
          </table:table-cell>
          <table:table-cell office:value-type="string">
            <text:p>Voltage Regulator</text:p>
          </table:table-cell>
          <table:table-cell office:value-type="string">
            <text:p>SMD (DFN-8)</text:p>
          </table:table-cell>
          <table:table-cell/>
          <table:table-cell office:value-type="string">
            <text:p>Adjustable Buck</text:p>
          </table:table-cell>
          <table:table-cell office:value-type="string">
            <text:p>2 A</text:p>
          </table:table-cell>
          <table:table-cell office:value-type="string">
            <text:p>310030161 </text:p>
          </table:table-cell>
          <table:table-cell table:number-columns-repeated="8"/>
          <table:table-cell office:value-type="string">
            <text:p>https://github.com/oomlout/oomlout-OOMP/raw/master/parts/VREG-DFN8-X-BUCA-A2/VREG-DFN8-X-BUCA-A2-datasheet.pdf</text:p>
          </table:table-cell>
        </table:table-row>
        <table:table-row table:style-name="ro1">
          <table:table-cell office:value-type="string">
            <text:p>VREG-SO223-X-ADJU-A1</text:p>
          </table:table-cell>
          <table:table-cell office:value-type="string">
            <text:p>SMD (SOT-223) Adjustable Voltage Regulator 1 A</text:p>
          </table:table-cell>
          <table:table-cell office:value-type="string">
            <text:p>Voltage Regulator</text:p>
          </table:table-cell>
          <table:table-cell office:value-type="string">
            <text:p>SMD (SOT-223)</text:p>
          </table:table-cell>
          <table:table-cell/>
          <table:table-cell office:value-type="string">
            <text:p>Adjustable</text:p>
          </table:table-cell>
          <table:table-cell office:value-type="string">
            <text:p>1 A</text:p>
          </table:table-cell>
          <table:table-cell/>
          <table:table-cell table:number-columns-repeated="8"/>
          <table:table-cell office:value-type="string">
            <text:p>https://github.com/oomlout/oomlout-OOMP/raw/master/parts/VREG-SO223-X-ADJU-A1/VREG-SO223-X-ADJU-A1-datasheet.pdf</text:p>
          </table:table-cell>
        </table:table-row>
        <table:table-row table:style-name="ro1">
          <table:table-cell office:value-type="string">
            <text:p>VREG-SO223-X-V05-A1</text:p>
          </table:table-cell>
          <table:table-cell office:value-type="string">
            <text:p>SMD (SOT-223) 5v Voltage Regulator 1 A</text:p>
          </table:table-cell>
          <table:table-cell office:value-type="string">
            <text:p>Voltage Regulator</text:p>
          </table:table-cell>
          <table:table-cell office:value-type="string">
            <text:p>SMD (SOT-223)</text:p>
          </table:table-cell>
          <table:table-cell/>
          <table:table-cell office:value-type="string">
            <text:p>5v</text:p>
          </table:table-cell>
          <table:table-cell office:value-type="string">
            <text:p>1 A</text:p>
          </table:table-cell>
          <table:table-cell office:value-type="string">
            <text:p>31003009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096">
            <text:p>310030096</text:p>
          </table:table-cell>
          <table:table-cell table:number-columns-repeated="2"/>
          <table:table-cell office:value-type="string">
            <text:p>https://github.com/oomlout/oomlout-OOMP/raw/master/parts/VREG-SO223-X-V05-A1/VREG-SO223-X-V05-A1-datasheet.pdf</text:p>
          </table:table-cell>
        </table:table-row>
        <table:table-row table:style-name="ro1">
          <table:table-cell office:value-type="string">
            <text:p>VREG-SO223-X-V33D-A1</text:p>
          </table:table-cell>
          <table:table-cell office:value-type="string">
            <text:p>SMD (SOT-223) 3.3v Voltage Regulator 1 A</text:p>
          </table:table-cell>
          <table:table-cell office:value-type="string">
            <text:p>Voltage Regulator</text:p>
          </table:table-cell>
          <table:table-cell office:value-type="string">
            <text:p>SMD (SOT-223)</text:p>
          </table:table-cell>
          <table:table-cell/>
          <table:table-cell office:value-type="string">
            <text:p>3.3v</text:p>
          </table:table-cell>
          <table:table-cell office:value-type="string">
            <text:p>1 A</text:p>
          </table:table-cell>
          <table:table-cell office:value-type="string">
            <text:p>310030097 </text:p>
          </table:table-cell>
          <table:table-cell table:number-columns-repeated="8"/>
          <table:table-cell office:value-type="string">
            <text:p>https://github.com/oomlout/oomlout-OOMP/raw/master/parts/VREG-SO223-X-V33D-A1/VREG-SO223-X-V33D-A1-datasheet.pdf</text:p>
          </table:table-cell>
        </table:table-row>
        <table:table-row table:style-name="ro1">
          <table:table-cell office:value-type="string">
            <text:p>VREG-SO23-X-BUCA-A2</text:p>
          </table:table-cell>
          <table:table-cell office:value-type="string">
            <text:p>SMD (SOT-23) Adjustable Buck Voltage Regulator 2 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Adjustable Buck</text:p>
          </table:table-cell>
          <table:table-cell office:value-type="string">
            <text:p>2 A</text:p>
          </table:table-cell>
          <table:table-cell office:value-type="string">
            <text:p>310030016 </text:p>
          </table:table-cell>
          <table:table-cell table:number-columns-repeated="8"/>
          <table:table-cell office:value-type="string">
            <text:p>https://github.com/oomlout/oomlout-OOMP/raw/master/parts/VREG-SO23-X-BUCA-A2/VREG-SO23-X-BUCA-A2-datasheet.pdf</text:p>
          </table:table-cell>
        </table:table-row>
        <table:table-row table:style-name="ro1">
          <table:table-cell office:value-type="string">
            <text:p>VREG-SO23-X-V25D-AD</text:p>
          </table:table-cell>
          <table:table-cell office:value-type="string">
            <text:p>SMD (SOT-23) 2.5v Voltage Regulator 25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2.5v</text:p>
          </table:table-cell>
          <table:table-cell office:value-type="string">
            <text:p>250 mA</text:p>
          </table:table-cell>
          <table:table-cell/>
          <table:table-cell table:number-columns-repeated="8"/>
          <table:table-cell office:value-type="string">
            <text:p>https://github.com/oomlout/oomlout-OOMP/raw/master/parts/VREG-SO23-X-V25D-AD/VREG-SO23-X-V25D-AD-datasheet.pdf</text:p>
          </table:table-cell>
        </table:table-row>
        <table:table-row table:style-name="ro1">
          <table:table-cell office:value-type="string">
            <text:p>VREG-SO23-X-V25D-AE</text:p>
          </table:table-cell>
          <table:table-cell office:value-type="string">
            <text:p>SMD (SOT-23) 2.5v Voltage Regulator 20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2.5v</text:p>
          </table:table-cell>
          <table:table-cell office:value-type="string">
            <text:p>200 mA</text:p>
          </table:table-cell>
          <table:table-cell office:value-type="string">
            <text:p>310030014 </text:p>
          </table:table-cell>
          <table:table-cell table:number-columns-repeated="8"/>
          <table:table-cell office:value-type="string">
            <text:p>https://github.com/oomlout/oomlout-OOMP/raw/master/parts/VREG-SO23-X-V25D-AE/VREG-SO23-X-V25D-AE-datasheet.pdf</text:p>
          </table:table-cell>
        </table:table-row>
        <table:table-row table:style-name="ro1">
          <table:table-cell office:value-type="string">
            <text:p>VREG-SO23-X-V3-AD</text:p>
          </table:table-cell>
          <table:table-cell office:value-type="string">
            <text:p>SMD (SOT-23) 3v Voltage Regulator 25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3v</text:p>
          </table:table-cell>
          <table:table-cell office:value-type="string">
            <text:p>250 mA</text:p>
          </table:table-cell>
          <table:table-cell office:value-type="string">
            <text:p>31003000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009">
            <text:p>310030009</text:p>
          </table:table-cell>
          <table:table-cell table:number-columns-repeated="2"/>
          <table:table-cell office:value-type="string">
            <text:p>https://github.com/oomlout/oomlout-OOMP/raw/master/parts/VREG-SO23-X-V3-AD/VREG-SO23-X-V3-AD-datasheet.pdf</text:p>
          </table:table-cell>
        </table:table-row>
        <table:table-row table:style-name="ro1">
          <table:table-cell office:value-type="string">
            <text:p>VREG-SO23-X-V33D-A5D</text:p>
          </table:table-cell>
          <table:table-cell office:value-type="string">
            <text:p>SMD (SOT-23) 3.3v Voltage Regulator 50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3.3v</text:p>
          </table:table-cell>
          <table:table-cell office:value-type="string">
            <text:p>500 mA</text:p>
          </table:table-cell>
          <table:table-cell office:value-type="string">
            <text:p>31003009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099">
            <text:p>310030099</text:p>
          </table:table-cell>
          <table:table-cell table:number-columns-repeated="2"/>
          <table:table-cell office:value-type="string">
            <text:p>https://github.com/oomlout/oomlout-OOMP/raw/master/parts/VREG-SO23-X-V33D-A5D/VREG-SO23-X-V33D-A5D-datasheet.pdf</text:p>
          </table:table-cell>
        </table:table-row>
        <table:table-row table:style-name="ro1">
          <table:table-cell office:value-type="string">
            <text:p>VREG-SO23-X-V33D-AD</text:p>
          </table:table-cell>
          <table:table-cell office:value-type="string">
            <text:p>SMD (SOT-23) 3.3v Voltage Regulator 25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3.3v</text:p>
          </table:table-cell>
          <table:table-cell office:value-type="string">
            <text:p>250 mA</text:p>
          </table:table-cell>
          <table:table-cell/>
          <table:table-cell table:number-columns-repeated="8"/>
          <table:table-cell office:value-type="string">
            <text:p>https://github.com/oomlout/oomlout-OOMP/raw/master/parts/VREG-SO23-X-V33D-AD/VREG-SO23-X-V33D-AD-datasheet.pdf</text:p>
          </table:table-cell>
        </table:table-row>
        <table:table-row table:style-name="ro1">
          <table:table-cell office:value-type="string">
            <text:p>VREG-SO235-X-ADJU-AB</text:p>
          </table:table-cell>
          <table:table-cell office:value-type="string">
            <text:p>SMD (SOT-23-5) Adjustable Voltage Regulator 1.2 A</text:p>
          </table:table-cell>
          <table:table-cell office:value-type="string">
            <text:p>Voltage Regulator</text:p>
          </table:table-cell>
          <table:table-cell office:value-type="string">
            <text:p>SMD (SOT-23-5)</text:p>
          </table:table-cell>
          <table:table-cell/>
          <table:table-cell office:value-type="string">
            <text:p>Adjustable</text:p>
          </table:table-cell>
          <table:table-cell office:value-type="string">
            <text:p>1.2 A</text:p>
          </table:table-cell>
          <table:table-cell office:value-type="string">
            <text:p>31003014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148">
            <text:p>310030148</text:p>
          </table:table-cell>
          <table:table-cell table:number-columns-repeated="2"/>
          <table:table-cell office:value-type="string">
            <text:p>https://github.com/oomlout/oomlout-OOMP/raw/master/parts/VREG-SO235-X-ADJU-AB/VREG-SO235-X-ADJU-AB-datasheet.pdf</text:p>
          </table:table-cell>
        </table:table-row>
        <table:table-row table:style-name="ro1">
          <table:table-cell office:value-type="string">
            <text:p>VREG-SO235-X-BOS5-A5D</text:p>
          </table:table-cell>
          <table:table-cell office:value-type="string">
            <text:p>SMD (SOT-23-5) 5v Boost Voltage Regulator 500 mA</text:p>
          </table:table-cell>
          <table:table-cell office:value-type="string">
            <text:p>Voltage Regulator</text:p>
          </table:table-cell>
          <table:table-cell office:value-type="string">
            <text:p>SMD (SOT-23-5)</text:p>
          </table:table-cell>
          <table:table-cell/>
          <table:table-cell office:value-type="string">
            <text:p>5v Boost</text:p>
          </table:table-cell>
          <table:table-cell office:value-type="string">
            <text:p>500 mA</text:p>
          </table:table-cell>
          <table:table-cell office:value-type="string">
            <text:p>310030153 </text:p>
          </table:table-cell>
          <table:table-cell table:number-columns-repeated="8"/>
          <table:table-cell office:value-type="string">
            <text:p>https://github.com/oomlout/oomlout-OOMP/raw/master/parts/VREG-SO235-X-BOS5-A5D/VREG-SO235-X-BOS5-A5D-datasheet.pdf</text:p>
          </table:table-cell>
        </table:table-row>
        <table:table-row table:style-name="ro1">
          <table:table-cell office:value-type="string">
            <text:p>VREG-SO235-X-V33D-A5D</text:p>
          </table:table-cell>
          <table:table-cell office:value-type="string">
            <text:p>SMD (SOT-23-5) 3.3v Voltage Regulator 500 mA</text:p>
          </table:table-cell>
          <table:table-cell office:value-type="string">
            <text:p>Voltage Regulator</text:p>
          </table:table-cell>
          <table:table-cell office:value-type="string">
            <text:p>SMD (SOT-23-5)</text:p>
          </table:table-cell>
          <table:table-cell/>
          <table:table-cell office:value-type="string">
            <text:p>3.3v</text:p>
          </table:table-cell>
          <table:table-cell office:value-type="string">
            <text:p>500 mA</text:p>
          </table:table-cell>
          <table:table-cell/>
          <table:table-cell table:number-columns-repeated="8"/>
          <table:table-cell office:value-type="string">
            <text:p>https://github.com/oomlout/oomlout-OOMP/raw/master/parts/VREG-SO235-X-V33D-A5D/VREG-SO235-X-V33D-A5D-datasheet.pdf</text:p>
          </table:table-cell>
        </table:table-row>
        <table:table-row table:style-name="ro1">
          <table:table-cell office:value-type="string">
            <text:p>VREG-SO235-X-V33D-AC</text:p>
          </table:table-cell>
          <table:table-cell office:value-type="string">
            <text:p>SMD (SOT-23-5) 3.3v Voltage Regulator 150 mA</text:p>
          </table:table-cell>
          <table:table-cell office:value-type="string">
            <text:p>Voltage Regulator</text:p>
          </table:table-cell>
          <table:table-cell office:value-type="string">
            <text:p>SMD (SOT-23-5)</text:p>
          </table:table-cell>
          <table:table-cell/>
          <table:table-cell office:value-type="string">
            <text:p>3.3v</text:p>
          </table:table-cell>
          <table:table-cell office:value-type="string">
            <text:p>150 mA</text:p>
          </table:table-cell>
          <table:table-cell office:value-type="string">
            <text:p>310030046 </text:p>
          </table:table-cell>
          <table:table-cell office:value-type="string">
            <text:p>Torex</text:p>
          </table:table-cell>
          <table:table-cell office:value-type="string">
            <text:p>XC6204B332MR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126531">
            <text:p>2126531</text:p>
          </table:table-cell>
          <table:table-cell office:value-type="string">
            <text:p>Mouser</text:p>
          </table:table-cell>
          <table:table-cell office:value-type="string">
            <text:p>595-LP2985-33DBVR</text:p>
          </table:table-cell>
          <table:table-cell office:value-type="string">
            <text:p>https://github.com/oomlout/oomlout-OOMP/raw/master/parts/VREG-SO235-X-V33D-AC/VREG-SO235-X-V33D-AC-datasheet.pdf</text:p>
          </table:table-cell>
        </table:table-row>
        <table:table-row table:style-name="ro1">
          <table:table-cell office:value-type="string">
            <text:p>VREG-SO236-X-ADJU-AE</text:p>
          </table:table-cell>
          <table:table-cell office:value-type="string">
            <text:p>SMD (SOT-23-6) Adjustable Voltage Regulator 200 mA</text:p>
          </table:table-cell>
          <table:table-cell office:value-type="string">
            <text:p>Voltage Regulator</text:p>
          </table:table-cell>
          <table:table-cell office:value-type="string">
            <text:p>SMD (SOT-23-6)</text:p>
          </table:table-cell>
          <table:table-cell/>
          <table:table-cell office:value-type="string">
            <text:p>Adjustable</text:p>
          </table:table-cell>
          <table:table-cell office:value-type="string">
            <text:p>200 mA</text:p>
          </table:table-cell>
          <table:table-cell office:value-type="string">
            <text:p>310030104 </text:p>
          </table:table-cell>
          <table:table-cell table:number-columns-repeated="8"/>
          <table:table-cell office:value-type="string">
            <text:p>https://github.com/oomlout/oomlout-OOMP/raw/master/parts/VREG-SO236-X-ADJU-AE/VREG-SO236-X-ADJU-AE-datasheet.pdf</text:p>
          </table:table-cell>
        </table:table-row>
        <table:table-row table:style-name="ro1">
          <table:table-cell office:value-type="string">
            <text:p>VREG-SO238-X-ADJU-A2</text:p>
          </table:table-cell>
          <table:table-cell office:value-type="string">
            <text:p>SMD (SOT-23-8) Adjustable Voltage Regulator 2 A</text:p>
          </table:table-cell>
          <table:table-cell office:value-type="string">
            <text:p>Voltage Regulator</text:p>
          </table:table-cell>
          <table:table-cell office:value-type="string">
            <text:p>SMD (SOT-23-8)</text:p>
          </table:table-cell>
          <table:table-cell/>
          <table:table-cell office:value-type="string">
            <text:p>Adjustable</text:p>
          </table:table-cell>
          <table:table-cell office:value-type="string">
            <text:p>2 A</text:p>
          </table:table-cell>
          <table:table-cell office:value-type="string">
            <text:p>31003012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121">
            <text:p>310030121</text:p>
          </table:table-cell>
          <table:table-cell table:number-columns-repeated="2"/>
          <table:table-cell office:value-type="string">
            <text:p>https://github.com/oomlout/oomlout-OOMP/raw/master/parts/VREG-SO238-X-ADJU-A2/VREG-SO238-X-ADJU-A2-datasheet.pdf</text:p>
          </table:table-cell>
        </table:table-row>
        <table:table-row table:style-name="ro1">
          <table:table-cell office:value-type="string">
            <text:p>VREG-SO89-X-V33D-A1</text:p>
          </table:table-cell>
          <table:table-cell office:value-type="string">
            <text:p>SMD (SOT-89) 3.3v Voltage Regulator 1 A</text:p>
          </table:table-cell>
          <table:table-cell office:value-type="string">
            <text:p>Voltage Regulator</text:p>
          </table:table-cell>
          <table:table-cell office:value-type="string">
            <text:p>SMD (SOT-89)</text:p>
          </table:table-cell>
          <table:table-cell/>
          <table:table-cell office:value-type="string">
            <text:p>3.3v</text:p>
          </table:table-cell>
          <table:table-cell office:value-type="string">
            <text:p>1 A</text:p>
          </table:table-cell>
          <table:table-cell office:value-type="string">
            <text:p>310030095 </text:p>
          </table:table-cell>
          <table:table-cell table:number-columns-repeated="8"/>
          <table:table-cell office:value-type="string">
            <text:p>https://github.com/oomlout/oomlout-OOMP/raw/master/parts/VREG-SO89-X-V33D-A1/VREG-SO89-X-V33D-A1-datasheet.pdf</text:p>
          </table:table-cell>
        </table:table-row>
        <table:table-row table:style-name="ro1">
          <table:table-cell office:value-type="string">
            <text:p>VREG-SP08-X-V36D-A2</text:p>
          </table:table-cell>
          <table:table-cell office:value-type="string">
            <text:p>8 Pin SMD (SOP) 3.6v Voltage Regulator 2 A</text:p>
          </table:table-cell>
          <table:table-cell office:value-type="string">
            <text:p>Voltage Regulator</text:p>
          </table:table-cell>
          <table:table-cell office:value-type="string">
            <text:p>8 Pin SMD (SOP)</text:p>
          </table:table-cell>
          <table:table-cell/>
          <table:table-cell office:value-type="string">
            <text:p>3.6v</text:p>
          </table:table-cell>
          <table:table-cell office:value-type="string">
            <text:p>2 A</text:p>
          </table:table-cell>
          <table:table-cell office:value-type="string">
            <text:p>310030105 </text:p>
          </table:table-cell>
          <table:table-cell table:number-columns-repeated="8"/>
          <table:table-cell office:value-type="string">
            <text:p>https://github.com/oomlout/oomlout-OOMP/raw/master/parts/VREG-SP08-X-V36D-A2/VREG-SP08-X-V36D-A2-datasheet.pdf</text:p>
          </table:table-cell>
        </table:table-row>
        <table:table-row table:style-name="ro1">
          <table:table-cell office:value-type="string">
            <text:p>VREG-T220-X-V05-A1</text:p>
          </table:table-cell>
          <table:table-cell office:value-type="string">
            <text:p>TO-220 5v Voltage Regulator 1 A</text:p>
          </table:table-cell>
          <table:table-cell office:value-type="string">
            <text:p>Voltage Regulator</text:p>
          </table:table-cell>
          <table:table-cell office:value-type="string">
            <text:p>TO-220</text:p>
          </table:table-cell>
          <table:table-cell/>
          <table:table-cell office:value-type="string">
            <text:p>5v</text:p>
          </table:table-cell>
          <table:table-cell office:value-type="string">
            <text:p>1 A</text:p>
          </table:table-cell>
          <table:table-cell office:value-type="string">
            <text:p>310030010 </text:p>
          </table:table-cell>
          <table:table-cell table:number-columns-repeated="8"/>
          <table:table-cell office:value-type="string">
            <text:p>https://github.com/oomlout/oomlout-OOMP/raw/master/parts/VREG-T220-X-V05-A1/VREG-T220-X-V05-A1-datasheet.pdf</text:p>
          </table:table-cell>
        </table:table-row>
        <table:table-row table:style-name="ro1">
          <table:table-cell office:value-type="string">
            <text:p>VREG-T252-X-V05-A5D</text:p>
          </table:table-cell>
          <table:table-cell office:value-type="string">
            <text:p>TO-252 5v Voltage Regulator 500 mA</text:p>
          </table:table-cell>
          <table:table-cell office:value-type="string">
            <text:p>Voltage Regulator</text:p>
          </table:table-cell>
          <table:table-cell office:value-type="string">
            <text:p>TO-252</text:p>
          </table:table-cell>
          <table:table-cell/>
          <table:table-cell office:value-type="string">
            <text:p>5v</text:p>
          </table:table-cell>
          <table:table-cell office:value-type="string">
            <text:p>500 mA</text:p>
          </table:table-cell>
          <table:table-cell office:value-type="string">
            <text:p>31003010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100">
            <text:p>310030100</text:p>
          </table:table-cell>
          <table:table-cell table:number-columns-repeated="2"/>
          <table:table-cell office:value-type="string">
            <text:p>https://github.com/oomlout/oomlout-OOMP/raw/master/parts/VREG-T252-X-V05-A5D/VREG-T252-X-V05-A5D-datasheet.pdf</text:p>
          </table:table-cell>
        </table:table-row>
        <table:table-row table:style-name="ro1">
          <table:table-cell office:value-type="string">
            <text:p>WIRS-G28-B-STAN-01</text:p>
          </table:table-cell>
          <table:table-cell office:value-type="string">
            <text:p>28 AWG Black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Black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B-STAN-01/WIRS-G28-B-STAN-01-datasheet.pdf</text:p>
          </table:table-cell>
        </table:table-row>
        <table:table-row table:style-name="ro1">
          <table:table-cell office:value-type="string">
            <text:p>WIRS-G28-E-STAN-01</text:p>
          </table:table-cell>
          <table:table-cell office:value-type="string">
            <text:p>28 AWG Grey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Grey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E-STAN-01/WIRS-G28-E-STAN-01-datasheet.pdf</text:p>
          </table:table-cell>
        </table:table-row>
        <table:table-row table:style-name="ro1">
          <table:table-cell office:value-type="string">
            <text:p>WIRS-G28-G-STAN-01</text:p>
          </table:table-cell>
          <table:table-cell office:value-type="string">
            <text:p>28 AWG Green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Gree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G-STAN-01/WIRS-G28-G-STAN-01-datasheet.pdf</text:p>
          </table:table-cell>
        </table:table-row>
        <table:table-row table:style-name="ro1">
          <table:table-cell office:value-type="string">
            <text:p>WIRS-G28-L-STAN-01</text:p>
          </table:table-cell>
          <table:table-cell office:value-type="string">
            <text:p>28 AWG Blue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Blu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L-STAN-01/WIRS-G28-L-STAN-01-datasheet.pdf</text:p>
          </table:table-cell>
        </table:table-row>
        <table:table-row table:style-name="ro1">
          <table:table-cell office:value-type="string">
            <text:p>WIRS-G28-N-STAN-01</text:p>
          </table:table-cell>
          <table:table-cell office:value-type="string">
            <text:p>28 AWG Brown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Brow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N-STAN-01/WIRS-G28-N-STAN-01-datasheet.pdf</text:p>
          </table:table-cell>
        </table:table-row>
        <table:table-row table:style-name="ro1">
          <table:table-cell office:value-type="string">
            <text:p>WIRS-G28-O-STAN-01</text:p>
          </table:table-cell>
          <table:table-cell office:value-type="string">
            <text:p>28 AWG Orange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Orang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O-STAN-01/WIRS-G28-O-STAN-01-datasheet.pdf</text:p>
          </table:table-cell>
        </table:table-row>
        <table:table-row table:style-name="ro1">
          <table:table-cell office:value-type="string">
            <text:p>WIRS-G28-R-STAN-01</text:p>
          </table:table-cell>
          <table:table-cell office:value-type="string">
            <text:p>28 AWG Red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Red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R-STAN-01/WIRS-G28-R-STAN-01-datasheet.pdf</text:p>
          </table:table-cell>
        </table:table-row>
        <table:table-row table:style-name="ro1">
          <table:table-cell office:value-type="string">
            <text:p>WIRS-G28-V-STAN-01</text:p>
          </table:table-cell>
          <table:table-cell office:value-type="string">
            <text:p>28 AWG Purple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Purpl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V-STAN-01/WIRS-G28-V-STAN-01-datasheet.pdf</text:p>
          </table:table-cell>
        </table:table-row>
        <table:table-row table:style-name="ro1">
          <table:table-cell office:value-type="string">
            <text:p>WIRS-G28-W-STAN-01</text:p>
          </table:table-cell>
          <table:table-cell office:value-type="string">
            <text:p>28 AWG White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Whit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W-STAN-01/WIRS-G28-W-STAN-01-datasheet.pdf</text:p>
          </table:table-cell>
        </table:table-row>
        <table:table-row table:style-name="ro1">
          <table:table-cell office:value-type="string">
            <text:p>WIRS-G28-Y-STAN-01</text:p>
          </table:table-cell>
          <table:table-cell office:value-type="string">
            <text:p>28 AWG Yellow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Yellow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Y-STAN-01/WIRS-G28-Y-STAN-01-datasheet.pdf</text:p>
          </table:table-cell>
        </table:table-row>
        <table:table-row table:style-name="ro1">
          <table:table-cell office:value-type="string">
            <text:p>XTAL-0805-X-KZ327D-01</text:p>
          </table:table-cell>
          <table:table-cell office:value-type="string">
            <text:p>SMD (0805) 32.768 kHz Crystal</text:p>
          </table:table-cell>
          <table:table-cell office:value-type="string">
            <text:p>Crystal</text:p>
          </table:table-cell>
          <table:table-cell office:value-type="string">
            <text:p>SMD (0805)</text:p>
          </table:table-cell>
          <table:table-cell/>
          <table:table-cell office:value-type="string">
            <text:p>32.768 kHz</text:p>
          </table:table-cell>
          <table:table-cell/>
          <table:table-cell office:value-type="string">
            <text:p>306010020 </text:p>
          </table:table-cell>
          <table:table-cell table:number-columns-repeated="8"/>
          <table:table-cell office:value-type="string">
            <text:p>https://github.com/oomlout/oomlout-OOMP/raw/master/parts/XTAL-0805-X-KZ327D-01/XTAL-0805-X-KZ327D-01-datasheet.pdf</text:p>
          </table:table-cell>
        </table:table-row>
        <table:table-row table:style-name="ro1">
          <table:table-cell office:value-type="string">
            <text:p>XTAL-11-X-MZ16-01</text:p>
          </table:table-cell>
          <table:table-cell office:value-type="string">
            <text:p>11 mm 16 MHz Crystal</text:p>
          </table:table-cell>
          <table:table-cell office:value-type="string">
            <text:p>Crystal</text:p>
          </table:table-cell>
          <table:table-cell office:value-type="string">
            <text:p>11 mm</text:p>
          </table:table-cell>
          <table:table-cell/>
          <table:table-cell office:value-type="string">
            <text:p>16 MHz</text:p>
          </table:table-cell>
          <table:table-cell/>
          <table:table-cell office:value-type="string">
            <text:p>306010037 306010014 </text:p>
          </table:table-cell>
          <table:table-cell office:value-type="string">
            <text:p>Advanced Crystal Technology</text:p>
          </table:table-cell>
          <table:table-cell office:value-type="string">
            <text:p>16.0MHZ HC49/S 20 50</text:p>
          </table:table-cell>
          <table:table-cell office:value-type="string">
            <text:p>Fox Electronics</text:p>
          </table:table-cell>
          <table:table-cell office:value-type="string">
            <text:p>FOXSLF/160-20</text:p>
          </table:table-cell>
          <table:table-cell office:value-type="string">
            <text:p>Rapid Electronics</text:p>
          </table:table-cell>
          <table:table-cell office:value-type="string">
            <text:p>90-1082</text:p>
          </table:table-cell>
          <table:table-cell office:value-type="string">
            <text:p>RS Electronics</text:p>
          </table:table-cell>
          <table:table-cell office:value-type="string">
            <text:p>547-6294</text:p>
          </table:table-cell>
          <table:table-cell office:value-type="string">
            <text:p>https://github.com/oomlout/oomlout-OOMP/raw/master/parts/XTAL-11-X-MZ16-01/XTAL-11-X-MZ16-01-datasheet.pdf</text:p>
          </table:table-cell>
        </table:table-row>
        <table:table-row table:style-name="ro1">
          <table:table-cell office:value-type="string">
            <text:p>XTAL-11-X-MZ25-01</text:p>
          </table:table-cell>
          <table:table-cell office:value-type="string">
            <text:p>11 mm 25 MHz Crystal</text:p>
          </table:table-cell>
          <table:table-cell office:value-type="string">
            <text:p>Crystal</text:p>
          </table:table-cell>
          <table:table-cell office:value-type="string">
            <text:p>11 mm</text:p>
          </table:table-cell>
          <table:table-cell/>
          <table:table-cell office:value-type="string">
            <text:p>25 MHz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XTAL-11-X-MZ25-01/XTAL-11-X-MZ25-01-datasheet.pdf</text:p>
          </table:table-cell>
        </table:table-row>
        <table:table-row table:style-name="ro1">
          <table:table-cell office:value-type="string">
            <text:p>XTAL-11-X-MZ8-01</text:p>
          </table:table-cell>
          <table:table-cell office:value-type="string">
            <text:p>11 mm 8 MHz Crystal</text:p>
          </table:table-cell>
          <table:table-cell office:value-type="string">
            <text:p>Crystal</text:p>
          </table:table-cell>
          <table:table-cell office:value-type="string">
            <text:p>11 mm</text:p>
          </table:table-cell>
          <table:table-cell/>
          <table:table-cell office:value-type="string">
            <text:p>8 MHz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XTAL-11-X-MZ8-01/XTAL-11-X-MZ8-01-datasheet.pdf</text:p>
          </table:table-cell>
        </table:table-row>
        <table:table-row table:style-name="ro1">
          <table:table-cell office:value-type="string">
            <text:p>XTAL-3215-X-KZ327D-01</text:p>
          </table:table-cell>
          <table:table-cell office:value-type="string">
            <text:p>SMD (3215) 32.768 kHz Crystal</text:p>
          </table:table-cell>
          <table:table-cell office:value-type="string">
            <text:p>Crystal</text:p>
          </table:table-cell>
          <table:table-cell office:value-type="string">
            <text:p>SMD (3215)</text:p>
          </table:table-cell>
          <table:table-cell/>
          <table:table-cell office:value-type="string">
            <text:p>32.768 kHz</text:p>
          </table:table-cell>
          <table:table-cell/>
          <table:table-cell office:value-type="string">
            <text:p>306010055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6010055">
            <text:p>306010055</text:p>
          </table:table-cell>
          <table:table-cell table:number-columns-repeated="2"/>
          <table:table-cell office:value-type="string">
            <text:p>https://github.com/oomlout/oomlout-OOMP/raw/master/parts/XTAL-3215-X-KZ327D-01/XTAL-3215-X-KZ327D-01-datasheet.pdf</text:p>
          </table:table-cell>
        </table:table-row>
        <table:table-row table:style-name="ro1">
          <table:table-cell office:value-type="string">
            <text:p>XTAL-5032-X-MZ12-01</text:p>
          </table:table-cell>
          <table:table-cell office:value-type="string">
            <text:p>SMD (5032) 12 MHz Crystal</text:p>
          </table:table-cell>
          <table:table-cell office:value-type="string">
            <text:p>Crystal</text:p>
          </table:table-cell>
          <table:table-cell office:value-type="string">
            <text:p>SMD (5032)</text:p>
          </table:table-cell>
          <table:table-cell/>
          <table:table-cell office:value-type="string">
            <text:p>12 MHz</text:p>
          </table:table-cell>
          <table:table-cell/>
          <table:table-cell office:value-type="string">
            <text:p>306010047 </text:p>
          </table:table-cell>
          <table:table-cell table:number-columns-repeated="8"/>
          <table:table-cell office:value-type="string">
            <text:p>https://github.com/oomlout/oomlout-OOMP/raw/master/parts/XTAL-5032-X-MZ12-01/XTAL-5032-X-MZ12-01-datasheet.pdf</text:p>
          </table:table-cell>
        </table:table-row>
        <table:table-row table:style-name="ro1">
          <table:table-cell office:value-type="string">
            <text:p>XTAL-5032-X-MZ16-01</text:p>
          </table:table-cell>
          <table:table-cell office:value-type="string">
            <text:p>SMD (5032) 16 MHz Crystal</text:p>
          </table:table-cell>
          <table:table-cell office:value-type="string">
            <text:p>Crystal</text:p>
          </table:table-cell>
          <table:table-cell office:value-type="string">
            <text:p>SMD (5032)</text:p>
          </table:table-cell>
          <table:table-cell/>
          <table:table-cell office:value-type="string">
            <text:p>16 MHz</text:p>
          </table:table-cell>
          <table:table-cell/>
          <table:table-cell office:value-type="string">
            <text:p>306010054 </text:p>
          </table:table-cell>
          <table:table-cell table:number-columns-repeated="8"/>
          <table:table-cell office:value-type="string">
            <text:p>https://github.com/oomlout/oomlout-OOMP/raw/master/parts/XTAL-5032-X-MZ16-01/XTAL-5032-X-MZ16-01-datasheet.pdf</text:p>
          </table:table-cell>
        </table:table-row>
        <table:table-row table:style-name="ro1">
          <table:table-cell office:value-type="string">
            <text:p>XTAL-5032-X-MZ8-01</text:p>
          </table:table-cell>
          <table:table-cell office:value-type="string">
            <text:p>SMD (5032) 8 MHz Crystal</text:p>
          </table:table-cell>
          <table:table-cell office:value-type="string">
            <text:p>Crystal</text:p>
          </table:table-cell>
          <table:table-cell office:value-type="string">
            <text:p>SMD (5032)</text:p>
          </table:table-cell>
          <table:table-cell/>
          <table:table-cell office:value-type="string">
            <text:p>8 MHz</text:p>
          </table:table-cell>
          <table:table-cell table:number-columns-repeated="10"/>
          <table:table-cell office:value-type="string">
            <text:p>https://github.com/oomlout/oomlout-OOMP/raw/master/parts/XTAL-5032-X-MZ8-01/XTAL-5032-X-MZ8-01-datasheet.pdf</text:p>
          </table:table-cell>
        </table:table-row>
        <table:table-row table:style-name="ro1">
          <table:table-cell office:value-type="string">
            <text:p>HEAD-02-W-10PI-01</text:p>
          </table:table-cell>
          <table:table-cell office:value-type="string">
            <text:p>2 mm 10 Pin White Header</text:p>
          </table:table-cell>
          <table:table-cell office:value-type="string">
            <text:p>Header</text:p>
          </table:table-cell>
          <table:table-cell office:value-type="string">
            <text:p>2 mm</text:p>
          </table:table-cell>
          <table:table-cell office:value-type="string">
            <text:p>White</text:p>
          </table:table-cell>
          <table:table-cell office:value-type="string">
            <text:p>10 Pin</text:p>
          </table:table-cell>
          <table:table-cell/>
          <table:table-cell office:value-type="string">
            <text:p>320020018 </text:p>
          </table:table-cell>
          <table:table-cell table:number-columns-repeated="8"/>
          <table:table-cell office:value-type="string">
            <text:p>https://github.com/oomlout/oomlout-OOMP/raw/master/parts/HEAD-02-W-10PI-01/HEAD-02-W-10PI-01-datasheet.pdf</text:p>
          </table:table-cell>
        </table:table-row>
        <table:table-row table:style-name="ro1">
          <table:table-cell office:value-type="string">
            <text:p>HEAD-02-W-40PI-01</text:p>
          </table:table-cell>
          <table:table-cell office:value-type="string">
            <text:p>2 mm 40 Pin White Header</text:p>
          </table:table-cell>
          <table:table-cell office:value-type="string">
            <text:p>Header</text:p>
          </table:table-cell>
          <table:table-cell office:value-type="string">
            <text:p>2 mm</text:p>
          </table:table-cell>
          <table:table-cell office:value-type="string">
            <text:p>White</text:p>
          </table:table-cell>
          <table:table-cell office:value-type="string">
            <text:p>40 Pin</text:p>
          </table:table-cell>
          <table:table-cell/>
          <table:table-cell office:value-type="string">
            <text:p>320020089 </text:p>
          </table:table-cell>
          <table:table-cell table:number-columns-repeated="8"/>
          <table:table-cell office:value-type="string">
            <text:p>https://github.com/oomlout/oomlout-OOMP/raw/master/parts/HEAD-02-W-40PI-01/HEAD-02-W-40PI-01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</table:table>
      <table:database-ranges>
        <table:database-range table:target-range-address="'To Add'.A2:'To Add'.H72" table:contains-header="false">
          <table:sort>
            <table:sort-by table:field-number="4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25/05/2016</text:date>, <text:time>13:2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20:52:15.15</meta:creation-date>
    <dc:date>2016-05-25T13:25:44.20</dc:date>
    <meta:editing-duration>PT12H20M20S</meta:editing-duration>
    <meta:editing-cycles>60</meta:editing-cycles>
    <meta:generator>OpenOffice/4.1.2$Win32 OpenOffice.org_project/412m3$Build-9782</meta:generator>
    <meta:document-statistic meta:table-count="5" meta:cell-count="16785" meta:object-count="0"/>
  </office:meta>
</office:document-meta>
</file>